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8"/>##################################################</text:p>
      <text:p text:style-name="Standard"><text:s text:c="18"/>## <text:s text:c="45"/>##</text:p>
      <text:p text:style-name="Standard"><text:s text:c="18"/>## <text:s text:c="16"/>Calibre xRC <text:s text:c="17"/>##</text:p>
      <text:p text:style-name="Standard"><text:s text:c="18"/>## <text:s text:c="45"/>##</text:p>
      <text:p text:style-name="Standard"><text:s text:c="18"/>## <text:s text:c="9"/>Export Lumped Parameters <text:s text:c="11"/>##</text:p>
      <text:p text:style-name="Standard"><text:s text:c="18"/>## <text:s text:c="45"/>##</text:p>
      <text:p text:style-name="Standard"><text:s text:c="18"/>##################################################</text:p>
      <text:p text:style-name="Standard"><text:s/></text:p>
      <text:p text:style-name="Standard"><text:s/></text:p>
      <text:p text:style-name="Standard"><text:s/></text:p>
      <text:p text:style-name="Standard">LAYOUT NAME: <text:s text:c="13"/>MOD5_SYNCHRONOUS</text:p>
      <text:p text:style-name="Standard">RULE FILE NAME: <text:s text:c="10"/>rules</text:p>
      <text:p text:style-name="Standard">CREATION TIME: <text:s text:c="11"/>Fri Sep 17 11:15:21 2021</text:p>
      <text:p text:style-name="Standard"><text:s/></text:p>
      <text:p text:style-name="Standard">UNITS: <text:s text:c="19"/>Resistance <text:s/>= ohm</text:p>
      <text:p text:style-name="Standard"><text:s text:c="26"/>Capacitance = farad</text:p>
      <text:p text:style-name="Standard"><text:s text:c="26"/>Time <text:s text:c="7"/>= ns</text:p>
      <text:p text:style-name="Standard"><text:s/></text:p>
      <text:p text:style-name="Standard"><text:s/></text:p>
      <text:p text:style-name="Standard">---------------------------------------------------------------------------------</text:p>
      <text:p text:style-name="Standard">CELL NAME: <text:s text:c="15"/>MOD5_SYNCHRONOUS</text:p>
      <text:p text:style-name="Standard"><text:s/></text:p>
      <text:p text:style-name="Standard">Netid <text:s text:c="5"/>R(UpperBound) <text:s text:c="5"/>Cvalue <text:s text:c="5"/>%Coupled <text:s text:c="3"/>RC(UpperBound) <text:s text:c="2"/>Netname</text:p>
      <text:p text:style-name="Standard">---------+---------------+-------------+-------------+--------------+------------</text:p>
      <text:p text:style-name="Standard">20 <text:s text:c="19"/>0.0 <text:s text:c="2"/>8.98844e-17 <text:s text:c="6"/>99.8526 <text:s text:c="11"/>0.0 <text:s/>XI4/XI5/NET24</text:p>
      <text:p text:style-name="Standard"><text:s text:c="12"/>- Coupled nets</text:p>
      <text:p text:style-name="Standard"><text:s text:c="15"/>c_7647:p,c_10690:n,XI4/XI5/MPM1:g,c_10700:n,c_12432:n,XI4/XI5/MNM0:g,c_15955:n,c_15955:n,c_15957:n,XI4/XI5/MNM0:s,XI4/XI5/MNM0:s,c_16289:n,c_16289:n,c_1204:n,c_1139:n,c_1135:n,c_21:n,c_21:n,XI4/XI5/MNM2:s,XI4/XI5/MNM2:s</text:p>
      <text:p text:style-name="Standard"><text:s text:c="12"/>- Intrinsic Capacitance</text:p>
      <text:p text:style-name="Standard"><text:s text:c="15"/>1.3251e-19</text:p>
      <text:p text:style-name="Standard"><text:s text:c="12"/>- Coupled capacitance</text:p>
      <text:p text:style-name="Standard"><text:s text:c="17"/>1.723e-18 <text:s text:c="2"/>netid: c_7647:p</text:p>
      <text:p text:style-name="Standard"><text:s text:c="15"/>6.30678e-19 <text:s text:c="2"/>netid: c_10690:n</text:p>
      <text:p text:style-name="Standard"><text:s text:c="15"/>2.04963e-18 <text:s text:c="2"/>netid: XI4/XI5/MPM1:g</text:p>
      <text:p text:style-name="Standard"><text:s text:c="15"/>1.93099e-18 <text:s text:c="2"/>netid: c_10700:n</text:p>
      <text:p text:style-name="Standard"><text:s text:c="15"/>3.35274e-18 <text:s text:c="2"/>netid: c_12432:n</text:p>
      <text:p text:style-name="Standard"><text:s text:c="15"/>1.83623e-18 <text:s text:c="2"/>netid: XI4/XI5/MNM0:g</text:p>
      <text:p text:style-name="Standard"><text:s text:c="15"/>7.48835e-18 <text:s text:c="2"/>netid: c_15955:n</text:p>
      <text:p text:style-name="Standard"><text:s text:c="15"/>2.94514e-18 <text:s text:c="2"/>netid: c_15955:n</text:p>
      <text:p text:style-name="Standard"><text:s text:c="16"/>2.1521e-18 <text:s text:c="2"/>netid: c_15957:n</text:p>
      <text:p text:style-name="Standard"><text:s text:c="17"/>3.298e-18 <text:s text:c="2"/>netid: XI4/XI5/MNM0:s</text:p>
      <text:p text:style-name="Standard"><text:s text:c="15"/>1.55947e-17 <text:s text:c="2"/>netid: XI4/XI5/MNM0:s</text:p>
      <text:p text:style-name="Standard"><text:s text:c="15"/>7.48835e-18 <text:s text:c="2"/>netid: c_16289:n</text:p>
      <text:p text:style-name="Standard"><text:s text:c="15"/>2.51414e-19 <text:s text:c="2"/>netid: c_16289:n</text:p>
      <text:p text:style-name="Standard"><text:s text:c="15"/>1.30514e-18 <text:s text:c="2"/>netid: c_1204:n</text:p>
      <text:p text:style-name="Standard"><text:s text:c="15"/>3.04479e-19 <text:s text:c="2"/>netid: c_1139:n</text:p>
      <text:p text:style-name="Standard"><text:s text:c="15"/>1.86605e-18 <text:s text:c="2"/>netid: c_1135:n</text:p>
      <text:p text:style-name="Standard"><text:s text:c="15"/>1.25342e-17 <text:s text:c="2"/>netid: c_21:n</text:p>
      <text:p text:style-name="Standard"><text:s text:c="15"/>3.33069e-18 <text:s text:c="2"/>netid: c_21:n</text:p>
      <text:p text:style-name="Standard"><text:soft-page-break/><text:s text:c="17"/>3.298e-18 <text:s text:c="2"/>netid: XI4/XI5/MNM2:s</text:p>
      <text:p text:style-name="Standard"><text:s text:c="16"/>1.6372e-17 <text:s text:c="2"/>netid: XI4/XI5/MNM2:s</text:p>
      <text:p text:style-name="Standard"/>
      <text:p text:style-name="Standard"/>
      <text:p text:style-name="Standard">21 <text:s text:c="19"/>0.0 <text:s text:c="2"/>9.80932e-17 <text:s text:c="6"/>99.8244 <text:s text:c="11"/>0.0 <text:s/>XI4/XI5/NET25</text:p>
      <text:p text:style-name="Standard"><text:s text:c="12"/>- Coupled nets</text:p>
      <text:p text:style-name="Standard"><text:s text:c="15"/>c_10690:n,XI4/XI5/MPM1:g,c_10700:n,c_11977:n,c_12432:n,c_12432:n,c_15956:n,XI4/XI5/MNM0:s,c_16196:n,c_1204:n,c_1204:n,c_1170:n,c_1170:n,c_1139:n,c_1139:n,c_1159:n,c_1:n,XI4/XI5/MNM1:s,c_1:n,XI4/XI5/MNM1:s</text:p>
      <text:p text:style-name="Standard"><text:s text:c="12"/>- Intrinsic Capacitance</text:p>
      <text:p text:style-name="Standard"><text:s text:c="15"/>1.72219e-19</text:p>
      <text:p text:style-name="Standard"><text:s text:c="12"/>- Coupled capacitance</text:p>
      <text:p text:style-name="Standard"><text:s text:c="15"/>6.50362e-19 <text:s text:c="2"/>netid: c_10690:n</text:p>
      <text:p text:style-name="Standard"><text:s text:c="15"/>1.79676e-18 <text:s text:c="2"/>netid: XI4/XI5/MPM1:g</text:p>
      <text:p text:style-name="Standard"><text:s text:c="15"/>6.08545e-19 <text:s text:c="2"/>netid: c_10700:n</text:p>
      <text:p text:style-name="Standard"><text:s text:c="15"/>1.46158e-18 <text:s text:c="2"/>netid: c_11977:n</text:p>
      <text:p text:style-name="Standard"><text:s text:c="15"/>6.97512e-18 <text:s text:c="2"/>netid: c_12432:n</text:p>
      <text:p text:style-name="Standard"><text:s text:c="15"/>1.27222e-18 <text:s text:c="2"/>netid: c_12432:n</text:p>
      <text:p text:style-name="Standard"><text:s text:c="15"/>2.22078e-18 <text:s text:c="2"/>netid: c_15956:n</text:p>
      <text:p text:style-name="Standard"><text:s text:c="15"/>1.24317e-18 <text:s text:c="2"/>netid: XI4/XI5/MNM0:s</text:p>
      <text:p text:style-name="Standard"><text:s text:c="15"/>5.06836e-19 <text:s text:c="2"/>netid: c_16196:n</text:p>
      <text:p text:style-name="Standard"><text:s text:c="15"/>3.33069e-18 <text:s text:c="2"/>netid: c_1204:n</text:p>
      <text:p text:style-name="Standard"><text:s text:c="16"/>1.6372e-17 <text:s text:c="2"/>netid: c_1204:n</text:p>
      <text:p text:style-name="Standard"><text:s text:c="15"/>5.78414e-18 <text:s text:c="2"/>netid: c_1170:n</text:p>
      <text:p text:style-name="Standard"><text:s text:c="15"/>1.53969e-18 <text:s text:c="2"/>netid: c_1170:n</text:p>
      <text:p text:style-name="Standard"><text:s text:c="15"/>1.42982e-17 <text:s text:c="2"/>netid: c_1139:n</text:p>
      <text:p text:style-name="Standard"><text:s text:c="15"/>3.41386e-18 <text:s text:c="2"/>netid: c_1139:n</text:p>
      <text:p text:style-name="Standard"><text:s text:c="15"/>9.12195e-19 <text:s text:c="2"/>netid: c_1159:n</text:p>
      <text:p text:style-name="Standard"><text:s text:c="15"/>1.25342e-17 <text:s text:c="2"/>netid: c_1:n</text:p>
      <text:p text:style-name="Standard"><text:s text:c="15"/>3.33069e-18 <text:s text:c="2"/>netid: XI4/XI5/MNM1:s</text:p>
      <text:p text:style-name="Standard"><text:s text:c="17"/>3.298e-18 <text:s text:c="2"/>netid: c_1:n</text:p>
      <text:p text:style-name="Standard"><text:s text:c="16"/>1.6372e-17 <text:s text:c="2"/>netid: XI4/XI5/MNM1:s</text:p>
      <text:p text:style-name="Standard"/>
      <text:p text:style-name="Standard"/>
      <text:p text:style-name="Standard">22 <text:s text:c="19"/>0.0 <text:s text:c="2"/>9.23091e-17 <text:s text:c="6"/>99.7522 <text:s text:c="11"/>0.0 <text:s/>XI4/XI6/NET24</text:p>
      <text:p text:style-name="Standard"><text:s text:c="12"/>- Coupled nets</text:p>
      <text:p text:style-name="Standard"><text:s text:c="15"/>XI4/XI6/MPM1:g,XI4/XI6/MNM1:g,c_7669:p,XI4/XI6/MNM0:g,c_12271:n,c_12271:n,c_16090:n,c_16090:n,c_15714:n,XI4/XI6/MNM0:s,XI4/XI6/MNM0:s,c_16111:n,c_16111:n,c_17390:n,c_2639:n,c_2603:n,c_2502:n,c_62:n,c_62:n,XI4/XI6/MNM2:s,XI4/XI6/MNM2:s</text:p>
      <text:p text:style-name="Standard"><text:s text:c="12"/>- Intrinsic Capacitance</text:p>
      <text:p text:style-name="Standard"><text:s text:c="15"/>2.28777e-19</text:p>
      <text:p text:style-name="Standard"><text:s text:c="12"/>- Coupled capacitance</text:p>
      <text:p text:style-name="Standard"><text:s text:c="15"/>1.97172e-18 <text:s text:c="2"/>netid: XI4/XI6/MPM1:g</text:p>
      <text:p text:style-name="Standard"><text:s text:c="15"/>2.45086e-18 <text:s text:c="2"/>netid: XI4/XI6/MNM1:g</text:p>
      <text:p text:style-name="Standard"><text:s text:c="15"/>2.57339e-18 <text:s text:c="2"/>netid: c_7669:p</text:p>
      <text:p text:style-name="Standard"><text:s text:c="15"/>1.75471e-18 <text:s text:c="2"/>netid: XI4/XI6/MNM0:g</text:p>
      <text:p text:style-name="Standard"><text:s text:c="15"/>1.79555e-18 <text:s text:c="2"/>netid: c_12271:n</text:p>
      <text:p text:style-name="Standard"><text:s text:c="15"/>1.01025e-18 <text:s text:c="2"/>netid: c_12271:n</text:p>
      <text:p text:style-name="Standard"><text:s text:c="15"/>7.47976e-18 <text:s text:c="2"/>netid: c_16090:n</text:p>
      <text:p text:style-name="Standard"><text:soft-page-break/><text:s text:c="15"/>2.94514e-18 <text:s text:c="2"/>netid: c_16090:n</text:p>
      <text:p text:style-name="Standard"><text:s text:c="16"/>2.1521e-18 <text:s text:c="2"/>netid: c_15714:n</text:p>
      <text:p text:style-name="Standard"><text:s text:c="17"/>3.298e-18 <text:s text:c="2"/>netid: XI4/XI6/MNM0:s</text:p>
      <text:p text:style-name="Standard"><text:s text:c="15"/>1.55947e-17 <text:s text:c="2"/>netid: XI4/XI6/MNM0:s</text:p>
      <text:p text:style-name="Standard"><text:s text:c="15"/>7.47976e-18 <text:s text:c="2"/>netid: c_16111:n</text:p>
      <text:p text:style-name="Standard"><text:s text:c="15"/>2.51414e-19 <text:s text:c="2"/>netid: c_16111:n</text:p>
      <text:p text:style-name="Standard"><text:s text:c="15"/>1.89307e-18 <text:s text:c="2"/>netid: c_17390:n</text:p>
      <text:p text:style-name="Standard"><text:s text:c="15"/>1.30514e-18 <text:s text:c="2"/>netid: c_2639:n</text:p>
      <text:p text:style-name="Standard"><text:s text:c="15"/>4.57797e-19 <text:s text:c="2"/>netid: c_2603:n</text:p>
      <text:p text:style-name="Standard"><text:s text:c="15"/>1.50794e-18 <text:s text:c="2"/>netid: c_2502:n</text:p>
      <text:p text:style-name="Standard"><text:s text:c="15"/>1.31583e-17 <text:s text:c="2"/>netid: c_62:n</text:p>
      <text:p text:style-name="Standard"><text:s text:c="15"/>3.33069e-18 <text:s text:c="2"/>netid: c_62:n</text:p>
      <text:p text:style-name="Standard"><text:s text:c="17"/>3.298e-18 <text:s text:c="2"/>netid: XI4/XI6/MNM2:s</text:p>
      <text:p text:style-name="Standard"><text:s text:c="16"/>1.6372e-17 <text:s text:c="2"/>netid: XI4/XI6/MNM2:s</text:p>
      <text:p text:style-name="Standard"/>
      <text:p text:style-name="Standard"/>
      <text:p text:style-name="Standard">23 <text:s text:c="19"/>0.0 <text:s text:c="2"/>9.95381e-17 <text:s text:c="6"/>99.3681 <text:s text:c="11"/>0.0 <text:s/>XI4/XI6/NET25</text:p>
      <text:p text:style-name="Standard"><text:s text:c="12"/>- Coupled nets</text:p>
      <text:p text:style-name="Standard"><text:s text:c="15"/>XI4/XI6/MPM1:g,XI4/XI6/MNM1:g,c_12271:n,c_12271:n,c_15713:n,XI4/XI6/MNM0:s,c_16206:n,c_17343:n,c_17390:n,c_17390:n,c_2639:n,c_2639:n,c_2501:n,c_2501:n,c_2603:n,c_2603:n,c_2563:n,c_41:n,XI4/XI6/MNM1:s,c_41:n,XI4/XI6/MNM1:s</text:p>
      <text:p text:style-name="Standard"><text:s text:c="12"/>- Intrinsic Capacitance</text:p>
      <text:p text:style-name="Standard"><text:s text:c="15"/>6.28996e-19</text:p>
      <text:p text:style-name="Standard"><text:s text:c="12"/>- Coupled capacitance</text:p>
      <text:p text:style-name="Standard"><text:s text:c="15"/>1.81052e-18 <text:s text:c="2"/>netid: XI4/XI6/MPM1:g</text:p>
      <text:p text:style-name="Standard"><text:s text:c="15"/>1.26524e-18 <text:s text:c="2"/>netid: XI4/XI6/MNM1:g</text:p>
      <text:p text:style-name="Standard"><text:s text:c="15"/>1.04426e-18 <text:s text:c="2"/>netid: c_12271:n</text:p>
      <text:p text:style-name="Standard"><text:s text:c="15"/>4.33322e-19 <text:s text:c="2"/>netid: c_12271:n</text:p>
      <text:p text:style-name="Standard"><text:s text:c="15"/>2.22078e-18 <text:s text:c="2"/>netid: c_15713:n</text:p>
      <text:p text:style-name="Standard"><text:s text:c="15"/>1.24317e-18 <text:s text:c="2"/>netid: XI4/XI6/MNM0:s</text:p>
      <text:p text:style-name="Standard"><text:s text:c="15"/>5.06836e-19 <text:s text:c="2"/>netid: c_16206:n</text:p>
      <text:p text:style-name="Standard"><text:s text:c="15"/>1.45234e-18 <text:s text:c="2"/>netid: c_17343:n</text:p>
      <text:p text:style-name="Standard"><text:s text:c="15"/>6.20121e-18 <text:s text:c="2"/>netid: c_17390:n</text:p>
      <text:p text:style-name="Standard"><text:s text:c="15"/>8.38634e-19 <text:s text:c="2"/>netid: c_17390:n</text:p>
      <text:p text:style-name="Standard"><text:s text:c="15"/>3.33069e-18 <text:s text:c="2"/>netid: c_2639:n</text:p>
      <text:p text:style-name="Standard"><text:s text:c="16"/>1.6372e-17 <text:s text:c="2"/>netid: c_2639:n</text:p>
      <text:p text:style-name="Standard"><text:s text:c="15"/>5.83094e-18 <text:s text:c="2"/>netid: c_2501:n</text:p>
      <text:p text:style-name="Standard"><text:s text:c="15"/>1.57468e-18 <text:s text:c="2"/>netid: c_2501:n</text:p>
      <text:p text:style-name="Standard"><text:s text:c="15"/>1.42746e-17 <text:s text:c="2"/>netid: c_2603:n</text:p>
      <text:p text:style-name="Standard"><text:s text:c="15"/>3.41386e-18 <text:s text:c="2"/>netid: c_2603:n</text:p>
      <text:p text:style-name="Standard"><text:s text:c="16"/>9.3696e-19 <text:s text:c="2"/>netid: c_2563:n</text:p>
      <text:p text:style-name="Standard"><text:s text:c="15"/>1.31583e-17 <text:s text:c="2"/>netid: c_41:n</text:p>
      <text:p text:style-name="Standard"><text:s text:c="15"/>3.33069e-18 <text:s text:c="2"/>netid: XI4/XI6/MNM1:s</text:p>
      <text:p text:style-name="Standard"><text:s text:c="17"/>3.298e-18 <text:s text:c="2"/>netid: c_41:n</text:p>
      <text:p text:style-name="Standard"><text:s text:c="16"/>1.6372e-17 <text:s text:c="2"/>netid: XI4/XI6/MNM1:s</text:p>
      <text:p text:style-name="Standard"/>
      <text:p text:style-name="Standard"/>
      <text:p text:style-name="Standard">37 <text:s text:c="19"/>0.0 <text:s text:c="2"/>9.54528e-17 <text:s text:c="6"/>99.7382 <text:s text:c="11"/>0.0 <text:s/>XI5/XI5/NET24</text:p>
      <text:p text:style-name="Standard"><text:s text:c="12"/>- Coupled nets</text:p>
      <text:p text:style-name="Standard"><text:s text:c="15"/>c_7582:p,c_9988:p,c_9924:p,XI5/XI5/MPM1:g,c_9913:p,c_9913:p,c_12315:n,c_12392:n,c_12392:n,XI5/XI5/MNM0:g,c_15962:n,c_15962:n,c_15789:n,XI5/XI5/MNM0:s,XI5/XI5/<text:soft-page-break/>MNM0:s,c_15885:n,c_15885:n,c_3533:n,c_3409:n,c_3405:n,c_107:n,c_107:n,XI5/XI5/MNM2:s,XI5/XI5/MNM2:s</text:p>
      <text:p text:style-name="Standard"><text:s text:c="12"/>- Intrinsic Capacitance</text:p>
      <text:p text:style-name="Standard"><text:s text:c="15"/>2.49869e-19</text:p>
      <text:p text:style-name="Standard"><text:s text:c="12"/>- Coupled capacitance</text:p>
      <text:p text:style-name="Standard"><text:s text:c="15"/>2.57339e-18 <text:s text:c="2"/>netid: c_7582:p</text:p>
      <text:p text:style-name="Standard"><text:s text:c="15"/>1.81967e-18 <text:s text:c="2"/>netid: c_9988:p</text:p>
      <text:p text:style-name="Standard"><text:s text:c="15"/>6.23782e-19 <text:s text:c="2"/>netid: c_9924:p</text:p>
      <text:p text:style-name="Standard"><text:s text:c="15"/>1.93111e-18 <text:s text:c="2"/>netid: XI5/XI5/MPM1:g</text:p>
      <text:p text:style-name="Standard"><text:s text:c="15"/>9.93438e-19 <text:s text:c="2"/>netid: c_9913:p</text:p>
      <text:p text:style-name="Standard"><text:s text:c="15"/>4.10673e-19 <text:s text:c="2"/>netid: c_9913:p</text:p>
      <text:p text:style-name="Standard"><text:s text:c="15"/>2.99973e-18 <text:s text:c="2"/>netid: c_12315:n</text:p>
      <text:p text:style-name="Standard"><text:s text:c="15"/>1.78952e-18 <text:s text:c="2"/>netid: c_12392:n</text:p>
      <text:p text:style-name="Standard"><text:s text:c="15"/>1.74359e-18 <text:s text:c="2"/>netid: c_12392:n</text:p>
      <text:p text:style-name="Standard"><text:s text:c="15"/>1.75234e-18 <text:s text:c="2"/>netid: XI5/XI5/MNM0:g</text:p>
      <text:p text:style-name="Standard"><text:s text:c="15"/>7.46966e-18 <text:s text:c="2"/>netid: c_15962:n</text:p>
      <text:p text:style-name="Standard"><text:s text:c="15"/>2.94514e-18 <text:s text:c="2"/>netid: c_15962:n</text:p>
      <text:p text:style-name="Standard"><text:s text:c="15"/>1.96661e-18 <text:s text:c="2"/>netid: c_15789:n</text:p>
      <text:p text:style-name="Standard"><text:s text:c="17"/>3.298e-18 <text:s text:c="2"/>netid: XI5/XI5/MNM0:s</text:p>
      <text:p text:style-name="Standard"><text:s text:c="15"/>1.55947e-17 <text:s text:c="2"/>netid: XI5/XI5/MNM0:s</text:p>
      <text:p text:style-name="Standard"><text:s text:c="15"/>7.46966e-18 <text:s text:c="2"/>netid: c_15885:n</text:p>
      <text:p text:style-name="Standard"><text:s text:c="15"/>2.51414e-19 <text:s text:c="2"/>netid: c_15885:n</text:p>
      <text:p text:style-name="Standard"><text:s text:c="15"/>1.30514e-18 <text:s text:c="2"/>netid: c_3533:n</text:p>
      <text:p text:style-name="Standard"><text:s text:c="15"/>4.57797e-19 <text:s text:c="2"/>netid: c_3409:n</text:p>
      <text:p text:style-name="Standard"><text:s text:c="15"/>1.66835e-18 <text:s text:c="2"/>netid: c_3405:n</text:p>
      <text:p text:style-name="Standard"><text:s text:c="15"/>1.31385e-17 <text:s text:c="2"/>netid: c_107:n</text:p>
      <text:p text:style-name="Standard"><text:s text:c="15"/>3.33069e-18 <text:s text:c="2"/>netid: c_107:n</text:p>
      <text:p text:style-name="Standard"><text:s text:c="17"/>3.298e-18 <text:s text:c="2"/>netid: XI5/XI5/MNM2:s</text:p>
      <text:p text:style-name="Standard"><text:s text:c="16"/>1.6372e-17 <text:s text:c="2"/>netid: XI5/XI5/MNM2:s</text:p>
      <text:p text:style-name="Standard"/>
      <text:p text:style-name="Standard"/>
      <text:p text:style-name="Standard">38 <text:s text:c="19"/>0.0 <text:s text:c="2"/>1.00906e-16 <text:s text:c="6"/>99.5085 <text:s text:c="11"/>0.0 <text:s/>XI5/XI5/NET25</text:p>
      <text:p text:style-name="Standard"><text:s text:c="12"/>- Coupled nets</text:p>
      <text:p text:style-name="Standard"><text:s text:c="15"/>c_9924:p,XI5/XI5/MPM1:g,c_9926:p,c_9913:p,c_9913:p,c_12050:n,c_12315:n,c_12315:n,c_12392:n,c_12392:n,c_15788:n,XI5/XI5/MNM0:s,c_3533:n,c_3533:n,c_3442:n,c_3442:n,c_3409:n,c_3409:n,c_3426:n,c_83:n,XI5/XI5/MNM1:s,c_83:n,XI5/XI5/MNM1:s</text:p>
      <text:p text:style-name="Standard"><text:s text:c="12"/>- Intrinsic Capacitance</text:p>
      <text:p text:style-name="Standard"><text:s text:c="15"/>4.95937e-19</text:p>
      <text:p text:style-name="Standard"><text:s text:c="12"/>- Coupled capacitance</text:p>
      <text:p text:style-name="Standard"><text:s text:c="16"/>6.4586e-19 <text:s text:c="2"/>netid: c_9924:p</text:p>
      <text:p text:style-name="Standard"><text:s text:c="15"/>1.77009e-18 <text:s text:c="2"/>netid: XI5/XI5/MPM1:g</text:p>
      <text:p text:style-name="Standard"><text:s text:c="15"/>1.20932e-18 <text:s text:c="2"/>netid: c_9926:p</text:p>
      <text:p text:style-name="Standard"><text:s text:c="15"/>9.74865e-19 <text:s text:c="2"/>netid: c_9913:p</text:p>
      <text:p text:style-name="Standard"><text:s text:c="15"/>3.97839e-19 <text:s text:c="2"/>netid: c_9913:p</text:p>
      <text:p text:style-name="Standard"><text:s text:c="15"/>1.47044e-18 <text:s text:c="2"/>netid: c_12050:n</text:p>
      <text:p text:style-name="Standard"><text:s text:c="15"/>5.68103e-18 <text:s text:c="2"/>netid: c_12315:n</text:p>
      <text:p text:style-name="Standard"><text:s text:c="15"/>9.35552e-19 <text:s text:c="2"/>netid: c_12315:n</text:p>
      <text:p text:style-name="Standard"><text:s text:c="15"/>9.79555e-19 <text:s text:c="2"/>netid: c_12392:n</text:p>
      <text:p text:style-name="Standard"><text:s text:c="15"/>1.37723e-18 <text:s text:c="2"/>netid: c_12392:n</text:p>
      <text:p text:style-name="Standard"><text:s text:c="15"/>1.91921e-18 <text:s text:c="2"/>netid: c_15788:n</text:p>
      <text:p text:style-name="Standard"><text:soft-page-break/><text:s text:c="15"/>1.24317e-18 <text:s text:c="2"/>netid: XI5/XI5/MNM0:s</text:p>
      <text:p text:style-name="Standard"><text:s text:c="15"/>3.33069e-18 <text:s text:c="2"/>netid: c_3533:n</text:p>
      <text:p text:style-name="Standard"><text:s text:c="16"/>1.6372e-17 <text:s text:c="2"/>netid: c_3533:n</text:p>
      <text:p text:style-name="Standard"><text:s text:c="15"/>5.78174e-18 <text:s text:c="2"/>netid: c_3442:n</text:p>
      <text:p text:style-name="Standard"><text:s text:c="15"/>1.53969e-18 <text:s text:c="2"/>netid: c_3442:n</text:p>
      <text:p text:style-name="Standard"><text:s text:c="15"/>1.43257e-17 <text:s text:c="2"/>netid: c_3409:n</text:p>
      <text:p text:style-name="Standard"><text:s text:c="15"/>3.41386e-18 <text:s text:c="2"/>netid: c_3409:n</text:p>
      <text:p text:style-name="Standard"><text:s text:c="15"/>9.02872e-19 <text:s text:c="2"/>netid: c_3426:n</text:p>
      <text:p text:style-name="Standard"><text:s text:c="15"/>1.31385e-17 <text:s text:c="2"/>netid: c_83:n</text:p>
      <text:p text:style-name="Standard"><text:s text:c="15"/>3.33069e-18 <text:s text:c="2"/>netid: XI5/XI5/MNM1:s</text:p>
      <text:p text:style-name="Standard"><text:s text:c="17"/>3.298e-18 <text:s text:c="2"/>netid: c_83:n</text:p>
      <text:p text:style-name="Standard"><text:s text:c="16"/>1.6372e-17 <text:s text:c="2"/>netid: XI5/XI5/MNM1:s</text:p>
      <text:p text:style-name="Standard"/>
      <text:p text:style-name="Standard"/>
      <text:p text:style-name="Standard">39 <text:s text:c="19"/>0.0 <text:s text:c="2"/>9.34866e-17 <text:s text:c="6"/>99.8647 <text:s text:c="11"/>0.0 <text:s/>XI5/XI6/NET24</text:p>
      <text:p text:style-name="Standard"><text:s text:c="12"/>- Coupled nets</text:p>
      <text:p text:style-name="Standard"><text:s text:c="15"/>c_7585:p,c_9869:p,XI5/XI6/MPM1:g,c_9871:p,c_9872:p,c_9872:p,c_11254:n,XI5/XI6/MNM0:g,c_12363:n,c_12363:n,c_15998:n,c_15998:n,c_15796:n,XI5/XI6/MNM0:s,XI5/XI6/MNM0:s,c_15815:n,c_15815:n,c_4944:n,c_4930:n,c_4879:n,c_154:n,c_154:n,XI5/XI6/MNM2:s,XI5/XI6/MNM2:s</text:p>
      <text:p text:style-name="Standard"><text:s text:c="12"/>- Intrinsic Capacitance</text:p>
      <text:p text:style-name="Standard"><text:s text:c="15"/>1.26505e-19</text:p>
      <text:p text:style-name="Standard"><text:s text:c="12"/>- Coupled capacitance</text:p>
      <text:p text:style-name="Standard"><text:s text:c="15"/>2.57339e-18 <text:s text:c="2"/>netid: c_7585:p</text:p>
      <text:p text:style-name="Standard"><text:s text:c="15"/>6.30678e-19 <text:s text:c="2"/>netid: c_9869:p</text:p>
      <text:p text:style-name="Standard"><text:s text:c="16"/>1.9687e-18 <text:s text:c="2"/>netid: XI5/XI6/MPM1:g</text:p>
      <text:p text:style-name="Standard"><text:s text:c="15"/>1.92953e-18 <text:s text:c="2"/>netid: c_9871:p</text:p>
      <text:p text:style-name="Standard"><text:s text:c="15"/>9.92463e-19 <text:s text:c="2"/>netid: c_9872:p</text:p>
      <text:p text:style-name="Standard"><text:s text:c="15"/>4.14863e-19 <text:s text:c="2"/>netid: c_9872:p</text:p>
      <text:p text:style-name="Standard"><text:s text:c="15"/>1.89307e-18 <text:s text:c="2"/>netid: c_11254:n</text:p>
      <text:p text:style-name="Standard"><text:s text:c="16"/>1.7517e-18 <text:s text:c="2"/>netid: XI5/XI6/MNM0:g</text:p>
      <text:p text:style-name="Standard"><text:s text:c="15"/>1.80148e-18 <text:s text:c="2"/>netid: c_12363:n</text:p>
      <text:p text:style-name="Standard"><text:s text:c="15"/>1.00478e-18 <text:s text:c="2"/>netid: c_12363:n</text:p>
      <text:p text:style-name="Standard"><text:s text:c="15"/>7.46819e-18 <text:s text:c="2"/>netid: c_15998:n</text:p>
      <text:p text:style-name="Standard"><text:s text:c="15"/>2.94514e-18 <text:s text:c="2"/>netid: c_15998:n</text:p>
      <text:p text:style-name="Standard"><text:s text:c="15"/>1.96661e-18 <text:s text:c="2"/>netid: c_15796:n</text:p>
      <text:p text:style-name="Standard"><text:s text:c="17"/>3.298e-18 <text:s text:c="2"/>netid: XI5/XI6/MNM0:s</text:p>
      <text:p text:style-name="Standard"><text:s text:c="15"/>1.55947e-17 <text:s text:c="2"/>netid: XI5/XI6/MNM0:s</text:p>
      <text:p text:style-name="Standard"><text:s text:c="15"/>7.46819e-18 <text:s text:c="2"/>netid: c_15815:n</text:p>
      <text:p text:style-name="Standard"><text:s text:c="15"/>2.51414e-19 <text:s text:c="2"/>netid: c_15815:n</text:p>
      <text:p text:style-name="Standard"><text:s text:c="15"/>1.30514e-18 <text:s text:c="2"/>netid: c_4944:n</text:p>
      <text:p text:style-name="Standard"><text:s text:c="15"/>4.57797e-19 <text:s text:c="2"/>netid: c_4930:n</text:p>
      <text:p text:style-name="Standard"><text:s text:c="15"/>1.50794e-18 <text:s text:c="2"/>netid: c_4879:n</text:p>
      <text:p text:style-name="Standard"><text:s text:c="15"/>1.31356e-17 <text:s text:c="2"/>netid: c_154:n</text:p>
      <text:p text:style-name="Standard"><text:s text:c="15"/>3.33069e-18 <text:s text:c="2"/>netid: c_154:n</text:p>
      <text:p text:style-name="Standard"><text:s text:c="17"/>3.298e-18 <text:s text:c="2"/>netid: XI5/XI6/MNM2:s</text:p>
      <text:p text:style-name="Standard"><text:s text:c="16"/>1.6372e-17 <text:s text:c="2"/>netid: XI5/XI6/MNM2:s</text:p>
      <text:p text:style-name="Standard"/>
      <text:p text:style-name="Standard"/>
      <text:p text:style-name="Standard">40 <text:s text:c="19"/>0.0 <text:s text:c="2"/>1.01024e-16 <text:s text:c="6"/>99.3788 <text:s text:c="11"/>0.0 <text:s/>XI5/XI6/NET25</text:p>
      <text:p text:style-name="Standard"><text:s text:c="12"/>- Coupled nets</text:p>
      <text:p text:style-name="Standard"><text:soft-page-break/><text:s text:c="15"/>c_9869:p,XI5/XI6/MPM1:g,c_9871:p,c_9872:p,c_9872:p,c_11128:n,c_11254:n,c_11254:n,c_12363:n,c_12363:n,c_14074:n,c_15795:n,XI5/XI6/MNM0:s,c_16045:n,c_4944:n,c_4944:n,c_4920:n,c_4920:n,c_4930:n,c_4930:n,c_4962:n,c_130:n,XI5/XI6/MNM1:s,c_130:n,XI5/XI6/MNM1:s</text:p>
      <text:p text:style-name="Standard"><text:s text:c="12"/>- Intrinsic Capacitance</text:p>
      <text:p text:style-name="Standard"><text:s text:c="15"/>6.27531e-19</text:p>
      <text:p text:style-name="Standard"><text:s text:c="12"/>- Coupled capacitance</text:p>
      <text:p text:style-name="Standard"><text:s text:c="15"/>6.50362e-19 <text:s text:c="2"/>netid: c_9869:p</text:p>
      <text:p text:style-name="Standard"><text:s text:c="15"/>1.80755e-18 <text:s text:c="2"/>netid: XI5/XI6/MPM1:g</text:p>
      <text:p text:style-name="Standard"><text:s text:c="15"/>6.14881e-19 <text:s text:c="2"/>netid: c_9871:p</text:p>
      <text:p text:style-name="Standard"><text:s text:c="15"/>9.74169e-19 <text:s text:c="2"/>netid: c_9872:p</text:p>
      <text:p text:style-name="Standard"><text:s text:c="15"/>4.01899e-19 <text:s text:c="2"/>netid: c_9872:p</text:p>
      <text:p text:style-name="Standard"><text:s text:c="15"/>1.44949e-18 <text:s text:c="2"/>netid: c_11128:n</text:p>
      <text:p text:style-name="Standard"><text:s text:c="15"/>6.19553e-18 <text:s text:c="2"/>netid: c_11254:n</text:p>
      <text:p text:style-name="Standard"><text:s text:c="15"/>8.46014e-19 <text:s text:c="2"/>netid: c_11254:n</text:p>
      <text:p text:style-name="Standard"><text:s text:c="15"/>9.85881e-19 <text:s text:c="2"/>netid: c_12363:n</text:p>
      <text:p text:style-name="Standard"><text:s text:c="15"/>3.96258e-19 <text:s text:c="2"/>netid: c_12363:n</text:p>
      <text:p text:style-name="Standard"><text:s text:c="15"/>4.48686e-19 <text:s text:c="2"/>netid: c_14074:n</text:p>
      <text:p text:style-name="Standard"><text:s text:c="15"/>2.14339e-18 <text:s text:c="2"/>netid: c_15795:n</text:p>
      <text:p text:style-name="Standard"><text:s text:c="15"/>1.24317e-18 <text:s text:c="2"/>netid: XI5/XI6/MNM0:s</text:p>
      <text:p text:style-name="Standard"><text:s text:c="15"/>4.22893e-19 <text:s text:c="2"/>netid: c_16045:n</text:p>
      <text:p text:style-name="Standard"><text:s text:c="15"/>3.33069e-18 <text:s text:c="2"/>netid: c_4944:n</text:p>
      <text:p text:style-name="Standard"><text:s text:c="16"/>1.6372e-17 <text:s text:c="2"/>netid: c_4944:n</text:p>
      <text:p text:style-name="Standard"><text:s text:c="15"/>5.83094e-18 <text:s text:c="2"/>netid: c_4920:n</text:p>
      <text:p text:style-name="Standard"><text:s text:c="15"/>1.57468e-18 <text:s text:c="2"/>netid: c_4920:n</text:p>
      <text:p text:style-name="Standard"><text:s text:c="15"/>1.42508e-17 <text:s text:c="2"/>netid: c_4930:n</text:p>
      <text:p text:style-name="Standard"><text:s text:c="15"/>3.41386e-18 <text:s text:c="2"/>netid: c_4930:n</text:p>
      <text:p text:style-name="Standard"><text:s text:c="15"/>9.07568e-19 <text:s text:c="2"/>netid: c_4962:n</text:p>
      <text:p text:style-name="Standard"><text:s text:c="15"/>1.31356e-17 <text:s text:c="2"/>netid: c_130:n</text:p>
      <text:p text:style-name="Standard"><text:s text:c="15"/>3.33069e-18 <text:s text:c="2"/>netid: XI5/XI6/MNM1:s</text:p>
      <text:p text:style-name="Standard"><text:s text:c="17"/>3.298e-18 <text:s text:c="2"/>netid: c_130:n</text:p>
      <text:p text:style-name="Standard"><text:s text:c="16"/>1.6372e-17 <text:s text:c="2"/>netid: XI5/XI6/MNM1:s</text:p>
      <text:p text:style-name="Standard"/>
      <text:p text:style-name="Standard"/>
      <text:p text:style-name="Standard">54 <text:s text:c="19"/>0.0 <text:s text:c="2"/>9.59369e-17 <text:s text:c="6"/>99.7989 <text:s text:c="11"/>0.0 <text:s/>XI6/XI5/NET24</text:p>
      <text:p text:style-name="Standard"><text:s text:c="12"/>- Coupled nets</text:p>
      <text:p text:style-name="Standard"><text:s text:c="15"/>c_8209:p,c_9823:n,c_12190:n,c_12276:n,c_12276:n,c_14018:n,XI6/XI5/MPM1:g,c_14035:n,XI6/XI5/MNM0:g,c_16159:n,c_16159:n,c_16279:n,XI6/XI5/MNM0:s,XI6/XI5/MNM0:s,c_16195:n,c_16195:n,c_5843:n,c_5782:n,c_5778:n,c_203:n,c_203:n,XI6/XI5/MNM2:s,XI6/XI5/MNM2:s</text:p>
      <text:p text:style-name="Standard"><text:s text:c="12"/>- Intrinsic Capacitance</text:p>
      <text:p text:style-name="Standard"><text:s text:c="15"/>1.92904e-19</text:p>
      <text:p text:style-name="Standard"><text:s text:c="12"/>- Coupled capacitance</text:p>
      <text:p text:style-name="Standard"><text:s text:c="17"/>1.723e-18 <text:s text:c="2"/>netid: c_8209:p</text:p>
      <text:p text:style-name="Standard"><text:s text:c="15"/>1.84787e-18 <text:s text:c="2"/>netid: c_9823:n</text:p>
      <text:p text:style-name="Standard"><text:s text:c="15"/>3.05338e-18 <text:s text:c="2"/>netid: c_12190:n</text:p>
      <text:p text:style-name="Standard"><text:s text:c="15"/>2.72863e-18 <text:s text:c="2"/>netid: c_12276:n</text:p>
      <text:p text:style-name="Standard"><text:s text:c="15"/>7.66632e-19 <text:s text:c="2"/>netid: c_12276:n</text:p>
      <text:p text:style-name="Standard"><text:s text:c="15"/>7.09009e-19 <text:s text:c="2"/>netid: c_14018:n</text:p>
      <text:p text:style-name="Standard"><text:s text:c="15"/>1.96351e-18 <text:s text:c="2"/>netid: XI6/XI5/MPM1:g</text:p>
      <text:p text:style-name="Standard"><text:s text:c="16"/>1.8706e-18 <text:s text:c="2"/>netid: c_14035:n</text:p>
      <text:p text:style-name="Standard"><text:soft-page-break/><text:s text:c="16"/>1.7501e-18 <text:s text:c="2"/>netid: XI6/XI5/MNM0:g</text:p>
      <text:p text:style-name="Standard"><text:s text:c="15"/>7.45808e-18 <text:s text:c="2"/>netid: c_16159:n</text:p>
      <text:p text:style-name="Standard"><text:s text:c="15"/>2.94514e-18 <text:s text:c="2"/>netid: c_16159:n</text:p>
      <text:p text:style-name="Standard"><text:s text:c="15"/>2.64192e-18 <text:s text:c="2"/>netid: c_16279:n</text:p>
      <text:p text:style-name="Standard"><text:s text:c="17"/>3.298e-18 <text:s text:c="2"/>netid: XI6/XI5/MNM0:s</text:p>
      <text:p text:style-name="Standard"><text:s text:c="15"/>1.55947e-17 <text:s text:c="2"/>netid: XI6/XI5/MNM0:s</text:p>
      <text:p text:style-name="Standard"><text:s text:c="15"/>7.45808e-18 <text:s text:c="2"/>netid: c_16195:n</text:p>
      <text:p text:style-name="Standard"><text:s text:c="15"/>2.51414e-19 <text:s text:c="2"/>netid: c_16195:n</text:p>
      <text:p text:style-name="Standard"><text:s text:c="15"/>1.30514e-18 <text:s text:c="2"/>netid: c_5843:n</text:p>
      <text:p text:style-name="Standard"><text:s text:c="16"/>3.9647e-19 <text:s text:c="2"/>netid: c_5782:n</text:p>
      <text:p text:style-name="Standard"><text:s text:c="15"/>1.86605e-18 <text:s text:c="2"/>netid: c_5778:n</text:p>
      <text:p text:style-name="Standard"><text:s text:c="15"/>1.31156e-17 <text:s text:c="2"/>netid: c_203:n</text:p>
      <text:p text:style-name="Standard"><text:s text:c="15"/>3.33069e-18 <text:s text:c="2"/>netid: c_203:n</text:p>
      <text:p text:style-name="Standard"><text:s text:c="17"/>3.298e-18 <text:s text:c="2"/>netid: XI6/XI5/MNM2:s</text:p>
      <text:p text:style-name="Standard"><text:s text:c="16"/>1.6372e-17 <text:s text:c="2"/>netid: XI6/XI5/MNM2:s</text:p>
      <text:p text:style-name="Standard"/>
      <text:p text:style-name="Standard"/>
      <text:p text:style-name="Standard">55 <text:s text:c="19"/>0.0 <text:s text:c="2"/>1.01967e-16 <text:s text:c="6"/>99.3084 <text:s text:c="11"/>0.0 <text:s/>XI6/XI5/NET25</text:p>
      <text:p text:style-name="Standard"><text:s text:c="12"/>- Coupled nets</text:p>
      <text:p text:style-name="Standard"><text:s text:c="15"/>c_9823:n,c_12117:n,c_12190:n,c_12190:n,c_12276:n,c_12276:n,c_14018:n,XI6/XI5/MPM1:g,c_14035:n,c_16160:n,XI6/XI5/MNM0:s,c_15900:n,c_5843:n,c_5843:n,c_5835:n,c_5835:n,c_5782:n,c_5782:n,c_5801:n,c_179:n,XI6/XI5/MNM1:s,c_179:n,XI6/XI5/MNM1:s</text:p>
      <text:p text:style-name="Standard"><text:s text:c="12"/>- Intrinsic Capacitance</text:p>
      <text:p text:style-name="Standard"><text:s text:c="15"/>7.05155e-19</text:p>
      <text:p text:style-name="Standard"><text:s text:c="12"/>- Coupled capacitance</text:p>
      <text:p text:style-name="Standard"><text:s text:c="15"/>1.84591e-18 <text:s text:c="2"/>netid: c_9823:n</text:p>
      <text:p text:style-name="Standard"><text:s text:c="15"/>1.44594e-18 <text:s text:c="2"/>netid: c_12117:n</text:p>
      <text:p text:style-name="Standard"><text:s text:c="15"/>6.22508e-18 <text:s text:c="2"/>netid: c_12190:n</text:p>
      <text:p text:style-name="Standard"><text:s text:c="15"/>8.49517e-19 <text:s text:c="2"/>netid: c_12190:n</text:p>
      <text:p text:style-name="Standard"><text:s text:c="15"/>1.10915e-18 <text:s text:c="2"/>netid: c_12276:n</text:p>
      <text:p text:style-name="Standard"><text:s text:c="15"/>3.96258e-19 <text:s text:c="2"/>netid: c_12276:n</text:p>
      <text:p text:style-name="Standard"><text:s text:c="15"/>7.27996e-19 <text:s text:c="2"/>netid: c_14018:n</text:p>
      <text:p text:style-name="Standard"><text:s text:c="15"/>1.80124e-18 <text:s text:c="2"/>netid: XI6/XI5/MPM1:g</text:p>
      <text:p text:style-name="Standard"><text:s text:c="15"/>5.87151e-19 <text:s text:c="2"/>netid: c_14035:n</text:p>
      <text:p text:style-name="Standard"><text:s text:c="15"/>2.85889e-18 <text:s text:c="2"/>netid: c_16160:n</text:p>
      <text:p text:style-name="Standard"><text:s text:c="15"/>1.24317e-18 <text:s text:c="2"/>netid: XI6/XI5/MNM0:s</text:p>
      <text:p text:style-name="Standard"><text:s text:c="16"/>4.6498e-19 <text:s text:c="2"/>netid: c_15900:n</text:p>
      <text:p text:style-name="Standard"><text:s text:c="15"/>3.33069e-18 <text:s text:c="2"/>netid: c_5843:n</text:p>
      <text:p text:style-name="Standard"><text:s text:c="16"/>1.6372e-17 <text:s text:c="2"/>netid: c_5843:n</text:p>
      <text:p text:style-name="Standard"><text:s text:c="15"/>5.77934e-18 <text:s text:c="2"/>netid: c_5835:n</text:p>
      <text:p text:style-name="Standard"><text:s text:c="15"/>1.53969e-18 <text:s text:c="2"/>netid: c_5835:n</text:p>
      <text:p text:style-name="Standard"><text:s text:c="15"/>1.42239e-17 <text:s text:c="2"/>netid: c_5782:n</text:p>
      <text:p text:style-name="Standard"><text:s text:c="15"/>3.41386e-18 <text:s text:c="2"/>netid: c_5782:n</text:p>
      <text:p text:style-name="Standard"><text:s text:c="15"/>9.30527e-19 <text:s text:c="2"/>netid: c_5801:n</text:p>
      <text:p text:style-name="Standard"><text:s text:c="15"/>1.31156e-17 <text:s text:c="2"/>netid: c_179:n</text:p>
      <text:p text:style-name="Standard"><text:s text:c="15"/>3.33069e-18 <text:s text:c="2"/>netid: XI6/XI5/MNM1:s</text:p>
      <text:p text:style-name="Standard"><text:s text:c="17"/>3.298e-18 <text:s text:c="2"/>netid: c_179:n</text:p>
      <text:p text:style-name="Standard"><text:s text:c="16"/>1.6372e-17 <text:s text:c="2"/>netid: XI6/XI5/MNM1:s</text:p>
      <text:p text:style-name="Standard"/>
      <text:p text:style-name="Standard"/>
      <text:p text:style-name="Standard">56 <text:s text:c="19"/>0.0 <text:s text:c="2"/>9.47489e-17 <text:s text:c="6"/>99.5958 <text:s text:c="11"/>0.0 <text:s/>XI6/XI6/NET24</text:p>
      <text:p text:style-name="Standard"><text:soft-page-break/><text:s text:c="12"/>- Coupled nets</text:p>
      <text:p text:style-name="Standard"><text:s text:c="15"/>XI6/XI6/MPM1:g,XI6/XI6/MNM1:g,c_7929:p,c_9813:n,c_9823:n,XI6/XI6/MNM0:g,c_12274:n,c_12274:n,c_16165:n,c_16165:n,c_15735:n,XI6/XI6/MNM0:s,XI6/XI6/MNM0:s,c_16179:n,c_16179:n,c_7190:n,c_7184:n,c_7124:n,c_247:n,c_247:n,XI6/XI6/MNM2:s,XI6/XI6/MNM2:s</text:p>
      <text:p text:style-name="Standard"><text:s text:c="12"/>- Intrinsic Capacitance</text:p>
      <text:p text:style-name="Standard"><text:s text:c="15"/>3.82975e-19</text:p>
      <text:p text:style-name="Standard"><text:s text:c="12"/>- Coupled capacitance</text:p>
      <text:p text:style-name="Standard"><text:s text:c="15"/>1.96565e-18 <text:s text:c="2"/>netid: XI6/XI6/MPM1:g</text:p>
      <text:p text:style-name="Standard"><text:s text:c="15"/>2.47097e-18 <text:s text:c="2"/>netid: XI6/XI6/MNM1:g</text:p>
      <text:p text:style-name="Standard"><text:s text:c="15"/>2.57339e-18 <text:s text:c="2"/>netid: c_7929:p</text:p>
      <text:p text:style-name="Standard"><text:s text:c="15"/>1.89307e-18 <text:s text:c="2"/>netid: c_9813:n</text:p>
      <text:p text:style-name="Standard"><text:s text:c="15"/>1.84787e-18 <text:s text:c="2"/>netid: c_9823:n</text:p>
      <text:p text:style-name="Standard"><text:s text:c="15"/>1.75079e-18 <text:s text:c="2"/>netid: XI6/XI6/MNM0:g</text:p>
      <text:p text:style-name="Standard"><text:s text:c="15"/>1.80148e-18 <text:s text:c="2"/>netid: c_12274:n</text:p>
      <text:p text:style-name="Standard"><text:s text:c="15"/>1.00186e-18 <text:s text:c="2"/>netid: c_12274:n</text:p>
      <text:p text:style-name="Standard"><text:s text:c="15"/>7.46468e-18 <text:s text:c="2"/>netid: c_16165:n</text:p>
      <text:p text:style-name="Standard"><text:s text:c="15"/>2.94514e-18 <text:s text:c="2"/>netid: c_16165:n</text:p>
      <text:p text:style-name="Standard"><text:s text:c="15"/>2.64192e-18 <text:s text:c="2"/>netid: c_15735:n</text:p>
      <text:p text:style-name="Standard"><text:s text:c="17"/>3.298e-18 <text:s text:c="2"/>netid: XI6/XI6/MNM0:s</text:p>
      <text:p text:style-name="Standard"><text:s text:c="15"/>1.55947e-17 <text:s text:c="2"/>netid: XI6/XI6/MNM0:s</text:p>
      <text:p text:style-name="Standard"><text:s text:c="15"/>7.46468e-18 <text:s text:c="2"/>netid: c_16179:n</text:p>
      <text:p text:style-name="Standard"><text:s text:c="15"/>2.51414e-19 <text:s text:c="2"/>netid: c_16179:n</text:p>
      <text:p text:style-name="Standard"><text:s text:c="15"/>1.30514e-18 <text:s text:c="2"/>netid: c_7190:n</text:p>
      <text:p text:style-name="Standard"><text:s text:c="15"/>4.57797e-19 <text:s text:c="2"/>netid: c_7184:n</text:p>
      <text:p text:style-name="Standard"><text:s text:c="15"/>1.50794e-18 <text:s text:c="2"/>netid: c_7124:n</text:p>
      <text:p text:style-name="Standard"><text:s text:c="15"/>1.31287e-17 <text:s text:c="2"/>netid: c_247:n</text:p>
      <text:p text:style-name="Standard"><text:s text:c="15"/>3.33069e-18 <text:s text:c="2"/>netid: c_247:n</text:p>
      <text:p text:style-name="Standard"><text:s text:c="17"/>3.298e-18 <text:s text:c="2"/>netid: XI6/XI6/MNM2:s</text:p>
      <text:p text:style-name="Standard"><text:s text:c="16"/>1.6372e-17 <text:s text:c="2"/>netid: XI6/XI6/MNM2:s</text:p>
      <text:p text:style-name="Standard"/>
      <text:p text:style-name="Standard"/>
      <text:p text:style-name="Standard">57 <text:s text:c="19"/>0.0 <text:s text:c="2"/>1.02052e-16 <text:s text:c="7"/>99.217 <text:s text:c="11"/>0.0 <text:s/>XI6/XI6/NET25</text:p>
      <text:p text:style-name="Standard"><text:s text:c="12"/>- Coupled nets</text:p>
      <text:p text:style-name="Standard"><text:s text:c="15"/>XI6/XI6/MPM1:g,XI6/XI6/MNM1:g,c_9768:n,c_9813:n,c_9813:n,c_9823:n,c_12274:n,c_12274:n,c_15734:n,XI6/XI6/MNM0:s,c_15902:n,c_7190:n,c_7190:n,c_7123:n,c_7123:n,c_7184:n,c_7184:n,c_7208:n,c_225:n,XI6/XI6/MNM1:s,c_225:n,XI6/XI6/MNM1:s</text:p>
      <text:p text:style-name="Standard"><text:s text:c="12"/>- Intrinsic Capacitance</text:p>
      <text:p text:style-name="Standard"><text:s text:c="15"/>7.99066e-19</text:p>
      <text:p text:style-name="Standard"><text:s text:c="12"/>- Coupled capacitance</text:p>
      <text:p text:style-name="Standard"><text:s text:c="15"/>1.80334e-18 <text:s text:c="2"/>netid: XI6/XI6/MPM1:g</text:p>
      <text:p text:style-name="Standard"><text:s text:c="15"/>1.31515e-18 <text:s text:c="2"/>netid: XI6/XI6/MNM1:g</text:p>
      <text:p text:style-name="Standard"><text:s text:c="15"/>1.44797e-18 <text:s text:c="2"/>netid: c_9768:n</text:p>
      <text:p text:style-name="Standard"><text:s text:c="15"/>6.22508e-18 <text:s text:c="2"/>netid: c_9813:n</text:p>
      <text:p text:style-name="Standard"><text:s text:c="15"/>8.39694e-19 <text:s text:c="2"/>netid: c_9813:n</text:p>
      <text:p text:style-name="Standard"><text:s text:c="15"/>1.84591e-18 <text:s text:c="2"/>netid: c_9823:n</text:p>
      <text:p text:style-name="Standard"><text:s text:c="15"/>9.85881e-19 <text:s text:c="2"/>netid: c_12274:n</text:p>
      <text:p text:style-name="Standard"><text:s text:c="15"/>3.96258e-19 <text:s text:c="2"/>netid: c_12274:n</text:p>
      <text:p text:style-name="Standard"><text:s text:c="15"/>2.85889e-18 <text:s text:c="2"/>netid: c_15734:n</text:p>
      <text:p text:style-name="Standard"><text:soft-page-break/><text:s text:c="15"/>1.24317e-18 <text:s text:c="2"/>netid: XI6/XI6/MNM0:s</text:p>
      <text:p text:style-name="Standard"><text:s text:c="16"/>4.6498e-19 <text:s text:c="2"/>netid: c_15902:n</text:p>
      <text:p text:style-name="Standard"><text:s text:c="15"/>3.33069e-18 <text:s text:c="2"/>netid: c_7190:n</text:p>
      <text:p text:style-name="Standard"><text:s text:c="16"/>1.6372e-17 <text:s text:c="2"/>netid: c_7190:n</text:p>
      <text:p text:style-name="Standard"><text:s text:c="15"/>5.83094e-18 <text:s text:c="2"/>netid: c_7123:n</text:p>
      <text:p text:style-name="Standard"><text:s text:c="15"/>1.57468e-18 <text:s text:c="2"/>netid: c_7123:n</text:p>
      <text:p text:style-name="Standard"><text:s text:c="15"/>1.42382e-17 <text:s text:c="2"/>netid: c_7184:n</text:p>
      <text:p text:style-name="Standard"><text:s text:c="15"/>3.41386e-18 <text:s text:c="2"/>netid: c_7184:n</text:p>
      <text:p text:style-name="Standard"><text:s text:c="16"/>9.3696e-19 <text:s text:c="2"/>netid: c_7208:n</text:p>
      <text:p text:style-name="Standard"><text:s text:c="15"/>1.31287e-17 <text:s text:c="2"/>netid: c_225:n</text:p>
      <text:p text:style-name="Standard"><text:s text:c="15"/>3.33069e-18 <text:s text:c="2"/>netid: XI6/XI6/MNM1:s</text:p>
      <text:p text:style-name="Standard"><text:s text:c="17"/>3.298e-18 <text:s text:c="2"/>netid: c_225:n</text:p>
      <text:p text:style-name="Standard"><text:s text:c="16"/>1.6372e-17 <text:s text:c="2"/>netid: XI6/XI6/MNM1:s</text:p>
      <text:p text:style-name="Standard"/>
      <text:p text:style-name="Standard"/>
      <text:p text:style-name="Standard">12 <text:s text:c="19"/>0.0 <text:s text:c="2"/>9.19769e-17 <text:s text:c="6"/>99.7487 <text:s text:c="11"/>0.0 <text:s/>XI3/XI0/NET17</text:p>
      <text:p text:style-name="Standard"><text:s text:c="12"/>- Coupled nets</text:p>
      <text:p text:style-name="Standard"><text:s text:c="15"/>c_7564:p,c_9622:p,c_9622:p,c_9613:p,c_9613:p,c_9608:n,XI3/XI0/MPM1:g,XI3/XI0/MNM0:g,c_12273:n,c_12273:n,c_14039:n,XI3/XI0/MNM0:b,c_15767:n,XI3/XI0/MNM0:s,XI3/XI0/MNM0:s,c_15749:n,c_15749:n,c_16037:n,c_15781:n</text:p>
      <text:p text:style-name="Standard"><text:s text:c="12"/>- Intrinsic Capacitance</text:p>
      <text:p text:style-name="Standard"><text:s text:c="15"/>2.3116e-19</text:p>
      <text:p text:style-name="Standard"><text:s text:c="12"/>- Coupled capacitance</text:p>
      <text:p text:style-name="Standard"><text:s text:c="15"/>1.73062e-18 <text:s text:c="2"/>netid: c_7564:p</text:p>
      <text:p text:style-name="Standard"><text:s text:c="15"/>3.30271e-18 <text:s text:c="2"/>netid: c_9622:p</text:p>
      <text:p text:style-name="Standard"><text:s text:c="15"/>1.55947e-17 <text:s text:c="2"/>netid: c_9622:p</text:p>
      <text:p text:style-name="Standard"><text:s text:c="15"/>1.45455e-17 <text:s text:c="2"/>netid: c_9613:p</text:p>
      <text:p text:style-name="Standard"><text:s text:c="15"/>3.25554e-18 <text:s text:c="2"/>netid: c_9613:p</text:p>
      <text:p text:style-name="Standard"><text:s text:c="15"/>2.00522e-18 <text:s text:c="2"/>netid: c_9608:n</text:p>
      <text:p text:style-name="Standard"><text:s text:c="15"/>1.76732e-18 <text:s text:c="2"/>netid: XI3/XI0/MPM1:g</text:p>
      <text:p text:style-name="Standard"><text:s text:c="15"/>1.76023e-18 <text:s text:c="2"/>netid: XI3/XI0/MNM0:g</text:p>
      <text:p text:style-name="Standard"><text:s text:c="15"/>2.14891e-18 <text:s text:c="2"/>netid: c_12273:n</text:p>
      <text:p text:style-name="Standard"><text:s text:c="15"/>1.68263e-18 <text:s text:c="2"/>netid: c_12273:n</text:p>
      <text:p text:style-name="Standard"><text:s text:c="16"/>1.7557e-18 <text:s text:c="2"/>netid: c_14039:n</text:p>
      <text:p text:style-name="Standard"><text:s text:c="15"/>5.64035e-19 <text:s text:c="2"/>netid: XI3/XI0/MNM0:b</text:p>
      <text:p text:style-name="Standard"><text:s text:c="16"/>3.0718e-18 <text:s text:c="2"/>netid: c_15767:n</text:p>
      <text:p text:style-name="Standard"><text:s text:c="15"/>3.10187e-18 <text:s text:c="2"/>netid: XI3/XI0/MNM0:s</text:p>
      <text:p text:style-name="Standard"><text:s text:c="15"/>1.41491e-17 <text:s text:c="2"/>netid: XI3/XI0/MNM0:s</text:p>
      <text:p text:style-name="Standard"><text:s text:c="15"/>3.71639e-18 <text:s text:c="2"/>netid: c_15749:n</text:p>
      <text:p text:style-name="Standard"><text:s text:c="15"/>1.04362e-18 <text:s text:c="2"/>netid: c_15749:n</text:p>
      <text:p text:style-name="Standard"><text:s text:c="15"/>1.53649e-17 <text:s text:c="2"/>netid: c_16037:n</text:p>
      <text:p text:style-name="Standard"><text:s text:c="16"/>1.1849e-18 <text:s text:c="2"/>netid: c_15781:n</text:p>
      <text:p text:style-name="Standard"/>
      <text:p text:style-name="Standard"/>
      <text:p text:style-name="Standard">24 <text:s text:c="19"/>0.0 <text:s text:c="2"/>9.43466e-17 <text:s text:c="6"/>99.5246 <text:s text:c="11"/>0.0 <text:s/>XI4/XI2/NET17</text:p>
      <text:p text:style-name="Standard"><text:s text:c="12"/>- Coupled nets</text:p>
      <text:p text:style-name="Standard"><text:s text:c="15"/>c_7673:p,XI3/XI0/MNM0:b,c_16523:p,XI4/XI2/MNM0:s,XI4/XI2/MNM0:s,c_15722:n,c_15722:n,c_16538:p,c_16508:p,c_17438:n,XI4/XI2/MNM0:g,c_2048:n,c_2048:n,c_1969:n,c_1969:n,c_1918:n,c_2050:n,XI4/XI2/MPM1:g,c_2283:n,c_2285:n,c_2285:n,c_2287:n,c_2287:n</text:p>
      <text:p text:style-name="Standard"><text:s text:c="12"/>- Intrinsic Capacitance</text:p>
      <text:p text:style-name="Standard"><text:soft-page-break/><text:s text:c="15"/>4.48563e-19</text:p>
      <text:p text:style-name="Standard"><text:s text:c="12"/>- Coupled capacitance</text:p>
      <text:p text:style-name="Standard"><text:s text:c="15"/>1.27799e-18 <text:s text:c="2"/>netid: c_7673:p</text:p>
      <text:p text:style-name="Standard"><text:s text:c="15"/>5.64035e-19 <text:s text:c="2"/>netid: XI3/XI0/MNM0:b</text:p>
      <text:p text:style-name="Standard"><text:s text:c="16"/>3.0718e-18 <text:s text:c="2"/>netid: c_16523:p</text:p>
      <text:p text:style-name="Standard"><text:s text:c="15"/>3.10187e-18 <text:s text:c="2"/>netid: XI4/XI2/MNM0:s</text:p>
      <text:p text:style-name="Standard"><text:s text:c="15"/>1.41491e-17 <text:s text:c="2"/>netid: XI4/XI2/MNM0:s</text:p>
      <text:p text:style-name="Standard"><text:s text:c="15"/>3.26595e-18 <text:s text:c="2"/>netid: c_15722:n</text:p>
      <text:p text:style-name="Standard"><text:s text:c="15"/>1.04362e-18 <text:s text:c="2"/>netid: c_15722:n</text:p>
      <text:p text:style-name="Standard"><text:s text:c="15"/>1.39639e-17 <text:s text:c="2"/>netid: c_16538:p</text:p>
      <text:p text:style-name="Standard"><text:s text:c="15"/>1.08378e-18 <text:s text:c="2"/>netid: c_16508:p</text:p>
      <text:p text:style-name="Standard"><text:s text:c="15"/>8.61246e-19 <text:s text:c="2"/>netid: c_17438:n</text:p>
      <text:p text:style-name="Standard"><text:s text:c="15"/>1.47804e-18 <text:s text:c="2"/>netid: XI4/XI2/MNM0:g</text:p>
      <text:p text:style-name="Standard"><text:s text:c="15"/>3.30271e-18 <text:s text:c="2"/>netid: c_2048:n</text:p>
      <text:p text:style-name="Standard"><text:s text:c="15"/>1.55947e-17 <text:s text:c="2"/>netid: c_2048:n</text:p>
      <text:p text:style-name="Standard"><text:s text:c="15"/>1.39702e-17 <text:s text:c="2"/>netid: c_1969:n</text:p>
      <text:p text:style-name="Standard"><text:s text:c="15"/>3.25554e-18 <text:s text:c="2"/>netid: c_1969:n</text:p>
      <text:p text:style-name="Standard"><text:s text:c="15"/>1.00461e-18 <text:s text:c="2"/>netid: c_1918:n</text:p>
      <text:p text:style-name="Standard"><text:s text:c="15"/>3.86164e-19 <text:s text:c="2"/>netid: c_2050:n</text:p>
      <text:p text:style-name="Standard"><text:s text:c="15"/>1.51841e-18 <text:s text:c="2"/>netid: XI4/XI2/MPM1:g</text:p>
      <text:p text:style-name="Standard"><text:s text:c="15"/>2.58824e-19 <text:s text:c="2"/>netid: c_2283:n</text:p>
      <text:p text:style-name="Standard"><text:s text:c="15"/>8.50879e-18 <text:s text:c="2"/>netid: c_2285:n</text:p>
      <text:p text:style-name="Standard"><text:s text:c="15"/>5.50087e-19 <text:s text:c="2"/>netid: c_2285:n</text:p>
      <text:p text:style-name="Standard"><text:s text:c="15"/>1.43912e-18 <text:s text:c="2"/>netid: c_2287:n</text:p>
      <text:p text:style-name="Standard"><text:s text:c="15"/>2.47491e-19 <text:s text:c="2"/>netid: c_2287:n</text:p>
      <text:p text:style-name="Standard"/>
      <text:p text:style-name="Standard"/>
      <text:p text:style-name="Standard">25 <text:s text:c="19"/>0.0 <text:s text:c="2"/>8.99707e-17 <text:s text:c="6"/>99.3732 <text:s text:c="11"/>0.0 <text:s/>XI4/XI3/NET17</text:p>
      <text:p text:style-name="Standard"><text:s text:c="12"/>- Coupled nets</text:p>
      <text:p text:style-name="Standard"><text:s text:c="15"/>c_7674:p,c_12273:n,XI3/XI0/MNM0:b,c_16096:n,XI4/XI3/MNM0:s,XI4/XI3/MNM0:s,c_15723:n,c_15723:n,c_16119:n,c_16509:p,c_17438:n,XI4/XI3/MPM1:g,c_1590:n,c_1954:n,XI4/XI3/MNM0:g,c_2810:n,c_2810:n,c_2791:n,c_2791:n,c_2747:n</text:p>
      <text:p text:style-name="Standard"><text:s text:c="12"/>- Intrinsic Capacitance</text:p>
      <text:p text:style-name="Standard"><text:s text:c="15"/>5.63944e-19</text:p>
      <text:p text:style-name="Standard"><text:s text:c="12"/>- Coupled capacitance</text:p>
      <text:p text:style-name="Standard"><text:s text:c="16"/>1.5844e-18 <text:s text:c="2"/>netid: c_7674:p</text:p>
      <text:p text:style-name="Standard"><text:s text:c="15"/>8.69854e-19 <text:s text:c="2"/>netid: c_12273:n</text:p>
      <text:p text:style-name="Standard"><text:s text:c="15"/>5.64035e-19 <text:s text:c="2"/>netid: XI3/XI0/MNM0:b</text:p>
      <text:p text:style-name="Standard"><text:s text:c="16"/>3.0718e-18 <text:s text:c="2"/>netid: c_16096:n</text:p>
      <text:p text:style-name="Standard"><text:s text:c="15"/>3.10187e-18 <text:s text:c="2"/>netid: XI4/XI3/MNM0:s</text:p>
      <text:p text:style-name="Standard"><text:s text:c="15"/>1.41491e-17 <text:s text:c="2"/>netid: XI4/XI3/MNM0:s</text:p>
      <text:p text:style-name="Standard"><text:s text:c="15"/>3.61169e-18 <text:s text:c="2"/>netid: c_15723:n</text:p>
      <text:p text:style-name="Standard"><text:s text:c="15"/>1.04362e-18 <text:s text:c="2"/>netid: c_15723:n</text:p>
      <text:p text:style-name="Standard"><text:s text:c="15"/>1.53239e-17 <text:s text:c="2"/>netid: c_16119:n</text:p>
      <text:p text:style-name="Standard"><text:s text:c="15"/>1.16742e-18 <text:s text:c="2"/>netid: c_16509:p</text:p>
      <text:p text:style-name="Standard"><text:s text:c="15"/>8.61246e-19 <text:s text:c="2"/>netid: c_17438:n</text:p>
      <text:p text:style-name="Standard"><text:s text:c="15"/>1.76196e-18 <text:s text:c="2"/>netid: XI4/XI3/MPM1:g</text:p>
      <text:p text:style-name="Standard"><text:s text:c="15"/>1.57229e-18 <text:s text:c="2"/>netid: c_1590:n</text:p>
      <text:p text:style-name="Standard"><text:s text:c="15"/>7.78374e-19 <text:s text:c="2"/>netid: c_1954:n</text:p>
      <text:p text:style-name="Standard"><text:s text:c="15"/>1.75499e-18 <text:s text:c="2"/>netid: XI4/XI3/MNM0:g</text:p>
      <text:p text:style-name="Standard"><text:s text:c="15"/>3.30271e-18 <text:s text:c="2"/>netid: c_2810:n</text:p>
      <text:p text:style-name="Standard"><text:s text:c="15"/>1.55947e-17 <text:s text:c="2"/>netid: c_2810:n</text:p>
      <text:p text:style-name="Standard"><text:soft-page-break/><text:s text:c="15"/>1.45055e-17 <text:s text:c="2"/>netid: c_2791:n</text:p>
      <text:p text:style-name="Standard"><text:s text:c="15"/>3.25554e-18 <text:s text:c="2"/>netid: c_2791:n</text:p>
      <text:p text:style-name="Standard"><text:s text:c="15"/>1.53177e-18 <text:s text:c="2"/>netid: c_2747:n</text:p>
      <text:p text:style-name="Standard"/>
      <text:p text:style-name="Standard"/>
      <text:p text:style-name="Standard">41 <text:s text:c="19"/>0.0 <text:s text:c="2"/>9.60798e-17 <text:s text:c="6"/>99.7856 <text:s text:c="11"/>0.0 <text:s/>XI5/XI2/NET17</text:p>
      <text:p text:style-name="Standard"><text:s text:c="12"/>- Coupled nets</text:p>
      <text:p text:style-name="Standard"><text:s text:c="15"/>c_8944:p,c_9872:p,c_9872:p,c_11275:n,c_12370:n,c_12370:n,XI3/XI0/MNM0:b,c_16800:p,XI5/XI2/MNM0:s,XI5/XI2/MNM0:s,c_15732:n,c_15732:n,c_15817:n,c_16049:n,XI5/XI2/MNM0:g,c_4276:n,c_4276:n,c_4277:n,c_4277:n,c_4256:n,c_4310:n,XI5/XI2/MPM1:g,c_4669:n,c_4615:n,c_4615:n,c_4618:n,c_4618:n</text:p>
      <text:p text:style-name="Standard"><text:s text:c="12"/>- Intrinsic Capacitance</text:p>
      <text:p text:style-name="Standard"><text:s text:c="15"/>2.05956e-19</text:p>
      <text:p text:style-name="Standard"><text:s text:c="12"/>- Coupled capacitance</text:p>
      <text:p text:style-name="Standard"><text:s text:c="15"/>1.27799e-18 <text:s text:c="2"/>netid: c_8944:p</text:p>
      <text:p text:style-name="Standard"><text:s text:c="15"/>8.75101e-19 <text:s text:c="2"/>netid: c_9872:p</text:p>
      <text:p text:style-name="Standard"><text:s text:c="15"/>3.55578e-19 <text:s text:c="2"/>netid: c_9872:p</text:p>
      <text:p text:style-name="Standard"><text:s text:c="15"/>8.50679e-19 <text:s text:c="2"/>netid: c_11275:n</text:p>
      <text:p text:style-name="Standard"><text:s text:c="15"/>3.62614e-19 <text:s text:c="2"/>netid: c_12370:n</text:p>
      <text:p text:style-name="Standard"><text:s text:c="15"/>2.10912e-19 <text:s text:c="2"/>netid: c_12370:n</text:p>
      <text:p text:style-name="Standard"><text:s text:c="15"/>5.64035e-19 <text:s text:c="2"/>netid: XI3/XI0/MNM0:b</text:p>
      <text:p text:style-name="Standard"><text:s text:c="16"/>3.0718e-18 <text:s text:c="2"/>netid: c_16800:p</text:p>
      <text:p text:style-name="Standard"><text:s text:c="15"/>3.10187e-18 <text:s text:c="2"/>netid: XI5/XI2/MNM0:s</text:p>
      <text:p text:style-name="Standard"><text:s text:c="15"/>1.41491e-17 <text:s text:c="2"/>netid: XI5/XI2/MNM0:s</text:p>
      <text:p text:style-name="Standard"><text:s text:c="16"/>3.7019e-18 <text:s text:c="2"/>netid: c_15732:n</text:p>
      <text:p text:style-name="Standard"><text:s text:c="15"/>1.04362e-18 <text:s text:c="2"/>netid: c_15732:n</text:p>
      <text:p text:style-name="Standard"><text:s text:c="15"/>1.39579e-17 <text:s text:c="2"/>netid: c_15817:n</text:p>
      <text:p text:style-name="Standard"><text:s text:c="15"/>9.76977e-19 <text:s text:c="2"/>netid: c_16049:n</text:p>
      <text:p text:style-name="Standard"><text:s text:c="15"/>1.47729e-18 <text:s text:c="2"/>netid: XI5/XI2/MNM0:g</text:p>
      <text:p text:style-name="Standard"><text:s text:c="15"/>3.30271e-18 <text:s text:c="2"/>netid: c_4276:n</text:p>
      <text:p text:style-name="Standard"><text:s text:c="15"/>1.55947e-17 <text:s text:c="2"/>netid: c_4276:n</text:p>
      <text:p text:style-name="Standard"><text:s text:c="16"/>1.3948e-17 <text:s text:c="2"/>netid: c_4277:n</text:p>
      <text:p text:style-name="Standard"><text:s text:c="15"/>3.25554e-18 <text:s text:c="2"/>netid: c_4277:n</text:p>
      <text:p text:style-name="Standard"><text:s text:c="16"/>1.0038e-18 <text:s text:c="2"/>netid: c_4256:n</text:p>
      <text:p text:style-name="Standard"><text:s text:c="15"/>3.86164e-19 <text:s text:c="2"/>netid: c_4310:n</text:p>
      <text:p text:style-name="Standard"><text:s text:c="15"/>1.51533e-18 <text:s text:c="2"/>netid: XI5/XI2/MPM1:g</text:p>
      <text:p text:style-name="Standard"><text:s text:c="15"/>2.61411e-19 <text:s text:c="2"/>netid: c_4669:n</text:p>
      <text:p text:style-name="Standard"><text:s text:c="15"/>8.39662e-18 <text:s text:c="2"/>netid: c_4615:n</text:p>
      <text:p text:style-name="Standard"><text:s text:c="15"/>5.50993e-19 <text:s text:c="2"/>netid: c_4615:n</text:p>
      <text:p text:style-name="Standard"><text:s text:c="15"/>1.43516e-18 <text:s text:c="2"/>netid: c_4618:n</text:p>
      <text:p text:style-name="Standard"><text:s text:c="16"/>2.4596e-19 <text:s text:c="2"/>netid: c_4618:n</text:p>
      <text:p text:style-name="Standard"/>
      <text:p text:style-name="Standard"/>
      <text:p text:style-name="Standard">42 <text:s text:c="19"/>0.0 <text:s text:c="2"/>9.21172e-17 <text:s text:c="6"/>99.5539 <text:s text:c="11"/>0.0 <text:s/>XI5/XI3/NET17</text:p>
      <text:p text:style-name="Standard"><text:s text:c="12"/>- Coupled nets</text:p>
      <text:p text:style-name="Standard"><text:s text:c="15"/>c_9070:p,c_9872:p,c_9872:p,c_11275:n,c_12370:n,c_12370:n,XI3/XI0/MNM0:b,c_16133:n,XI5/XI3/MNM0:s,XI5/XI3/MNM0:s,c_15733:n,c_15733:n,c_15818:n,c_16050:n,XI5/XI3/MPM1:g,c_3868:n,c_4313:n,XI5/XI3/MNM0:g,c_5156:n,c_5156:n,c_5157:n,c_5157:n,c_5124:n</text:p>
      <text:p text:style-name="Standard"><text:s text:c="12"/>- Intrinsic Capacitance</text:p>
      <text:p text:style-name="Standard"><text:s text:c="15"/>4.10896e-19</text:p>
      <text:p text:style-name="Standard"><text:soft-page-break/><text:s text:c="12"/>- Coupled capacitance</text:p>
      <text:p text:style-name="Standard"><text:s text:c="16"/>1.5844e-18 <text:s text:c="2"/>netid: c_9070:p</text:p>
      <text:p text:style-name="Standard"><text:s text:c="15"/>9.03653e-19 <text:s text:c="2"/>netid: c_9872:p</text:p>
      <text:p text:style-name="Standard"><text:s text:c="15"/>3.55578e-19 <text:s text:c="2"/>netid: c_9872:p</text:p>
      <text:p text:style-name="Standard"><text:s text:c="15"/>8.50679e-19 <text:s text:c="2"/>netid: c_11275:n</text:p>
      <text:p text:style-name="Standard"><text:s text:c="16"/>1.4775e-18 <text:s text:c="2"/>netid: c_12370:n</text:p>
      <text:p text:style-name="Standard"><text:s text:c="15"/>3.89867e-19 <text:s text:c="2"/>netid: c_12370:n</text:p>
      <text:p text:style-name="Standard"><text:s text:c="15"/>5.64035e-19 <text:s text:c="2"/>netid: XI3/XI0/MNM0:b</text:p>
      <text:p text:style-name="Standard"><text:s text:c="16"/>3.0718e-18 <text:s text:c="2"/>netid: c_16133:n</text:p>
      <text:p text:style-name="Standard"><text:s text:c="15"/>3.10187e-18 <text:s text:c="2"/>netid: XI5/XI3/MNM0:s</text:p>
      <text:p text:style-name="Standard"><text:s text:c="15"/>1.41491e-17 <text:s text:c="2"/>netid: XI5/XI3/MNM0:s</text:p>
      <text:p text:style-name="Standard"><text:s text:c="15"/>3.74816e-18 <text:s text:c="2"/>netid: c_15733:n</text:p>
      <text:p text:style-name="Standard"><text:s text:c="15"/>1.04362e-18 <text:s text:c="2"/>netid: c_15733:n</text:p>
      <text:p text:style-name="Standard"><text:s text:c="18"/>1.53e-17 <text:s text:c="2"/>netid: c_15818:n</text:p>
      <text:p text:style-name="Standard"><text:s text:c="15"/>1.11544e-18 <text:s text:c="2"/>netid: c_16050:n</text:p>
      <text:p text:style-name="Standard"><text:s text:c="15"/>1.75888e-18 <text:s text:c="2"/>netid: XI5/XI3/MPM1:g</text:p>
      <text:p text:style-name="Standard"><text:s text:c="15"/>1.59651e-18 <text:s text:c="2"/>netid: c_3868:n</text:p>
      <text:p text:style-name="Standard"><text:s text:c="15"/>7.78374e-19 <text:s text:c="2"/>netid: c_4313:n</text:p>
      <text:p text:style-name="Standard"><text:s text:c="15"/>1.75202e-18 <text:s text:c="2"/>netid: XI5/XI3/MNM0:g</text:p>
      <text:p text:style-name="Standard"><text:s text:c="15"/>3.30271e-18 <text:s text:c="2"/>netid: c_5156:n</text:p>
      <text:p text:style-name="Standard"><text:s text:c="15"/>1.55947e-17 <text:s text:c="2"/>netid: c_5156:n</text:p>
      <text:p text:style-name="Standard"><text:s text:c="15"/>1.44833e-17 <text:s text:c="2"/>netid: c_5157:n</text:p>
      <text:p text:style-name="Standard"><text:s text:c="15"/>3.25554e-18 <text:s text:c="2"/>netid: c_5157:n</text:p>
      <text:p text:style-name="Standard"><text:s text:c="15"/>1.52862e-18 <text:s text:c="2"/>netid: c_5124:n</text:p>
      <text:p text:style-name="Standard"/>
      <text:p text:style-name="Standard"/>
      <text:p text:style-name="Standard">58 <text:s text:c="19"/>0.0 <text:s text:c="2"/>9.60109e-17 <text:s text:c="6"/>99.6303 <text:s text:c="11"/>0.0 <text:s/>XI6/XI2/NET17</text:p>
      <text:p text:style-name="Standard"><text:s text:c="12"/>- Coupled nets</text:p>
      <text:p text:style-name="Standard"><text:s text:c="15"/>c_9259:p,c_9965:p,c_9966:p,XI3/XI0/MNM0:b,c_17075:p,XI6/XI2/MNM0:s,XI6/XI2/MNM0:s,c_15743:n,c_15743:n,c_17090:p,c_15950:n,XI6/XI2/MNM0:g,c_6619:n,c_6619:n,c_6616:n,c_6616:n,c_6575:n,c_6701:n,XI6/XI2/MPM1:g,c_6933:n,c_6871:n,c_6871:n,c_6874:n,c_6874:n</text:p>
      <text:p text:style-name="Standard"><text:s text:c="12"/>- Intrinsic Capacitance</text:p>
      <text:p text:style-name="Standard"><text:s text:c="15"/>3.54994e-19</text:p>
      <text:p text:style-name="Standard"><text:s text:c="12"/>- Coupled capacitance</text:p>
      <text:p text:style-name="Standard"><text:s text:c="15"/>1.27799e-18 <text:s text:c="2"/>netid: c_9259:p</text:p>
      <text:p text:style-name="Standard"><text:s text:c="15"/>7.67957e-19 <text:s text:c="2"/>netid: c_9965:p</text:p>
      <text:p text:style-name="Standard"><text:s text:c="15"/>1.18846e-18 <text:s text:c="2"/>netid: c_9966:p</text:p>
      <text:p text:style-name="Standard"><text:s text:c="15"/>5.64035e-19 <text:s text:c="2"/>netid: XI3/XI0/MNM0:b</text:p>
      <text:p text:style-name="Standard"><text:s text:c="16"/>3.0718e-18 <text:s text:c="2"/>netid: c_17075:p</text:p>
      <text:p text:style-name="Standard"><text:s text:c="15"/>3.10187e-18 <text:s text:c="2"/>netid: XI6/XI2/MNM0:s</text:p>
      <text:p text:style-name="Standard"><text:s text:c="15"/>1.41491e-17 <text:s text:c="2"/>netid: XI6/XI2/MNM0:s</text:p>
      <text:p text:style-name="Standard"><text:s text:c="15"/>3.95018e-18 <text:s text:c="2"/>netid: c_15743:n</text:p>
      <text:p text:style-name="Standard"><text:s text:c="15"/>1.04362e-18 <text:s text:c="2"/>netid: c_15743:n</text:p>
      <text:p text:style-name="Standard"><text:s text:c="15"/>1.39507e-17 <text:s text:c="2"/>netid: c_17090:p</text:p>
      <text:p text:style-name="Standard"><text:s text:c="15"/>1.00492e-18 <text:s text:c="2"/>netid: c_15950:n</text:p>
      <text:p text:style-name="Standard"><text:s text:c="16"/>1.4764e-18 <text:s text:c="2"/>netid: XI6/XI2/MNM0:g</text:p>
      <text:p text:style-name="Standard"><text:s text:c="15"/>3.30271e-18 <text:s text:c="2"/>netid: c_6619:n</text:p>
      <text:p text:style-name="Standard"><text:s text:c="15"/>1.55947e-17 <text:s text:c="2"/>netid: c_6619:n</text:p>
      <text:p text:style-name="Standard"><text:s text:c="16"/>1.3974e-17 <text:s text:c="2"/>netid: c_6616:n</text:p>
      <text:p text:style-name="Standard"><text:s text:c="15"/>3.25554e-18 <text:s text:c="2"/>netid: c_6616:n</text:p>
      <text:p text:style-name="Standard"><text:s text:c="15"/>1.00744e-18 <text:s text:c="2"/>netid: c_6575:n</text:p>
      <text:p text:style-name="Standard"><text:soft-page-break/><text:s text:c="15"/>3.86164e-19 <text:s text:c="2"/>netid: c_6701:n</text:p>
      <text:p text:style-name="Standard"><text:s text:c="15"/>1.51667e-18 <text:s text:c="2"/>netid: XI6/XI2/MPM1:g</text:p>
      <text:p text:style-name="Standard"><text:s text:c="15"/>2.65833e-19 <text:s text:c="2"/>netid: c_6933:n</text:p>
      <text:p text:style-name="Standard"><text:s text:c="15"/>8.44052e-18 <text:s text:c="2"/>netid: c_6871:n</text:p>
      <text:p text:style-name="Standard"><text:s text:c="15"/>5.40533e-19 <text:s text:c="2"/>netid: c_6871:n</text:p>
      <text:p text:style-name="Standard"><text:s text:c="15"/>1.55958e-18 <text:s text:c="2"/>netid: c_6874:n</text:p>
      <text:p text:style-name="Standard"><text:s text:c="15"/>2.65151e-19 <text:s text:c="2"/>netid: c_6874:n</text:p>
      <text:p text:style-name="Standard"/>
      <text:p text:style-name="Standard"/>
      <text:p text:style-name="Standard">59 <text:s text:c="19"/>0.0 <text:s text:c="2"/>9.13797e-17 <text:s text:c="6"/>99.7575 <text:s text:c="11"/>0.0 <text:s/>XI6/XI3/NET17</text:p>
      <text:p text:style-name="Standard"><text:s text:c="12"/>- Coupled nets</text:p>
      <text:p text:style-name="Standard"><text:s text:c="15"/>c_9384:p,c_9965:p,c_9966:p,c_9966:p,XI3/XI0/MNM0:b,c_15824:n,XI6/XI3/MNM0:s,XI6/XI3/MNM0:s,c_15744:n,c_15744:n,c_15864:n,c_15919:n,XI6/XI3/MPM1:g,c_6202:n,c_6202:n,c_6622:n,XI6/XI3/MNM0:g,c_7442:n,c_7442:n,c_7438:n,c_7438:n,c_7363:n</text:p>
      <text:p text:style-name="Standard"><text:s text:c="12"/>- Intrinsic Capacitance</text:p>
      <text:p text:style-name="Standard"><text:s text:c="15"/>2.21608e-19</text:p>
      <text:p text:style-name="Standard"><text:s text:c="12"/>- Coupled capacitance</text:p>
      <text:p text:style-name="Standard"><text:s text:c="16"/>1.5844e-18 <text:s text:c="2"/>netid: c_9384:p</text:p>
      <text:p text:style-name="Standard"><text:s text:c="15"/>7.67957e-19 <text:s text:c="2"/>netid: c_9965:p</text:p>
      <text:p text:style-name="Standard"><text:s text:c="15"/>5.32079e-19 <text:s text:c="2"/>netid: c_9966:p</text:p>
      <text:p text:style-name="Standard"><text:s text:c="15"/>1.18846e-18 <text:s text:c="2"/>netid: c_9966:p</text:p>
      <text:p text:style-name="Standard"><text:s text:c="15"/>5.64035e-19 <text:s text:c="2"/>netid: XI3/XI0/MNM0:b</text:p>
      <text:p text:style-name="Standard"><text:s text:c="16"/>3.0718e-18 <text:s text:c="2"/>netid: c_15824:n</text:p>
      <text:p text:style-name="Standard"><text:s text:c="15"/>3.10187e-18 <text:s text:c="2"/>netid: XI6/XI3/MNM0:s</text:p>
      <text:p text:style-name="Standard"><text:s text:c="15"/>1.41491e-17 <text:s text:c="2"/>netid: XI6/XI3/MNM0:s</text:p>
      <text:p text:style-name="Standard"><text:s text:c="15"/>4.24831e-18 <text:s text:c="2"/>netid: c_15744:n</text:p>
      <text:p text:style-name="Standard"><text:s text:c="15"/>1.04362e-18 <text:s text:c="2"/>netid: c_15744:n</text:p>
      <text:p text:style-name="Standard"><text:s text:c="15"/>1.53547e-17 <text:s text:c="2"/>netid: c_15864:n</text:p>
      <text:p text:style-name="Standard"><text:s text:c="17"/>1.161e-18 <text:s text:c="2"/>netid: c_15919:n</text:p>
      <text:p text:style-name="Standard"><text:s text:c="15"/>1.78544e-18 <text:s text:c="2"/>netid: XI6/XI3/MPM1:g</text:p>
      <text:p text:style-name="Standard"><text:s text:c="15"/>1.62658e-18 <text:s text:c="2"/>netid: c_6202:n</text:p>
      <text:p text:style-name="Standard"><text:s text:c="16"/>2.0984e-19 <text:s text:c="2"/>netid: c_6202:n</text:p>
      <text:p text:style-name="Standard"><text:s text:c="15"/>7.78374e-19 <text:s text:c="2"/>netid: c_6622:n</text:p>
      <text:p text:style-name="Standard"><text:s text:c="15"/>1.77816e-18 <text:s text:c="2"/>netid: XI6/XI3/MNM0:g</text:p>
      <text:p text:style-name="Standard"><text:s text:c="15"/>3.30271e-18 <text:s text:c="2"/>netid: c_7442:n</text:p>
      <text:p text:style-name="Standard"><text:s text:c="15"/>1.55947e-17 <text:s text:c="2"/>netid: c_7442:n</text:p>
      <text:p text:style-name="Standard"><text:s text:c="15"/>1.45357e-17 <text:s text:c="2"/>netid: c_7438:n</text:p>
      <text:p text:style-name="Standard"><text:s text:c="15"/>3.25554e-18 <text:s text:c="2"/>netid: c_7438:n</text:p>
      <text:p text:style-name="Standard"><text:s text:c="15"/>1.52356e-18 <text:s text:c="2"/>netid: c_7363:n</text:p>
      <text:p text:style-name="Standard"/>
      <text:p text:style-name="Standard"/>
      <text:p text:style-name="Standard">26 <text:s text:c="19"/>0.0 <text:s text:c="2"/>9.02012e-17 <text:s text:c="6"/>99.6495 <text:s text:c="11"/>0.0 <text:s/>XI4/XI1/XI0/NET17</text:p>
      <text:p text:style-name="Standard"><text:s text:c="12"/>- Coupled nets</text:p>
      <text:p text:style-name="Standard"><text:s text:c="15"/>c_7675:p,XI3/XI0/MNM0:b,c_16445:p,XI4/XI1/XI0/MNM0:s,XI4/XI1/XI0/MNM0:s,c_15718:n,c_15718:n,c_16466:p,c_16498:p,c_17434:n,c_885:n,c_885:n,c_879:n,c_879:n,c_687:n,c_1224:n,c_1224:n,c_1259:n,c_1259:n,XI4/XI1/XI0/MPM1:g,XI4/XI1/XI0/MNM0:g</text:p>
      <text:p text:style-name="Standard"><text:s text:c="12"/>- Intrinsic Capacitance</text:p>
      <text:p text:style-name="Standard"><text:s text:c="15"/>3.16182e-19</text:p>
      <text:p text:style-name="Standard"><text:s text:c="12"/>- Coupled capacitance</text:p>
      <text:p text:style-name="Standard"><text:s text:c="15"/>1.64791e-18 <text:s text:c="2"/>netid: c_7675:p</text:p>
      <text:p text:style-name="Standard"><text:soft-page-break/><text:s text:c="15"/>5.64035e-19 <text:s text:c="2"/>netid: XI3/XI0/MNM0:b</text:p>
      <text:p text:style-name="Standard"><text:s text:c="16"/>3.0718e-18 <text:s text:c="2"/>netid: c_16445:p</text:p>
      <text:p text:style-name="Standard"><text:s text:c="15"/>3.10187e-18 <text:s text:c="2"/>netid: XI4/XI1/XI0/MNM0:s</text:p>
      <text:p text:style-name="Standard"><text:s text:c="15"/>1.41491e-17 <text:s text:c="2"/>netid: XI4/XI1/XI0/MNM0:s</text:p>
      <text:p text:style-name="Standard"><text:s text:c="17"/>3.558e-18 <text:s text:c="2"/>netid: c_15718:n</text:p>
      <text:p text:style-name="Standard"><text:s text:c="15"/>1.04362e-18 <text:s text:c="2"/>netid: c_15718:n</text:p>
      <text:p text:style-name="Standard"><text:s text:c="15"/>1.51724e-17 <text:s text:c="2"/>netid: c_16466:p</text:p>
      <text:p text:style-name="Standard"><text:s text:c="15"/>1.24612e-18 <text:s text:c="2"/>netid: c_16498:p</text:p>
      <text:p text:style-name="Standard"><text:s text:c="15"/>7.18744e-19 <text:s text:c="2"/>netid: c_17434:n</text:p>
      <text:p text:style-name="Standard"><text:s text:c="15"/>3.30271e-18 <text:s text:c="2"/>netid: c_885:n</text:p>
      <text:p text:style-name="Standard"><text:s text:c="15"/>1.55947e-17 <text:s text:c="2"/>netid: c_885:n</text:p>
      <text:p text:style-name="Standard"><text:s text:c="15"/>1.43587e-17 <text:s text:c="2"/>netid: c_879:n</text:p>
      <text:p text:style-name="Standard"><text:s text:c="15"/>3.25554e-18 <text:s text:c="2"/>netid: c_879:n</text:p>
      <text:p text:style-name="Standard"><text:s text:c="15"/>2.02106e-18 <text:s text:c="2"/>netid: c_687:n</text:p>
      <text:p text:style-name="Standard"><text:s text:c="15"/>4.45038e-19 <text:s text:c="2"/>netid: c_1224:n</text:p>
      <text:p text:style-name="Standard"><text:s text:c="15"/>2.64396e-19 <text:s text:c="2"/>netid: c_1224:n</text:p>
      <text:p text:style-name="Standard"><text:s text:c="15"/>2.32124e-18 <text:s text:c="2"/>netid: c_1259:n</text:p>
      <text:p text:style-name="Standard"><text:s text:c="15"/>6.47736e-19 <text:s text:c="2"/>netid: c_1259:n</text:p>
      <text:p text:style-name="Standard"><text:s text:c="15"/>1.70318e-18 <text:s text:c="2"/>netid: XI4/XI1/XI0/MPM1:g</text:p>
      <text:p text:style-name="Standard"><text:s text:c="17"/>1.697e-18 <text:s text:c="2"/>netid: XI4/XI1/XI0/MNM0:g</text:p>
      <text:p text:style-name="Standard"/>
      <text:p text:style-name="Standard"/>
      <text:p text:style-name="Standard">27 <text:s text:c="19"/>0.0 <text:s text:c="2"/>9.02657e-17 <text:s text:c="6"/>99.7479 <text:s text:c="11"/>0.0 <text:s/>XI4/XI1/XI1/NET17</text:p>
      <text:p text:style-name="Standard"><text:s text:c="12"/>- Coupled nets</text:p>
      <text:p text:style-name="Standard"><text:s text:c="15"/>c_7676:p,XI3/XI0/MNM0:b,c_16527:p,XI4/XI1/XI1/MNM0:s,XI4/XI1/XI1/MNM0:s,c_15719:n,c_15719:n,c_16535:p,c_16500:p,c_17434:n,XI4/XI1/XI1/MNM0:g,XI4/XI1/XI1/MPM1:g,c_1227:n,c_1227:n,c_1616:n,c_1616:n,c_1607:n,c_1607:n,c_1482:n</text:p>
      <text:p text:style-name="Standard"><text:s text:c="12"/>- Intrinsic Capacitance</text:p>
      <text:p text:style-name="Standard"><text:s text:c="15"/>2.27518e-19</text:p>
      <text:p text:style-name="Standard"><text:s text:c="12"/>- Coupled capacitance</text:p>
      <text:p text:style-name="Standard"><text:s text:c="15"/>1.65561e-18 <text:s text:c="2"/>netid: c_7676:p</text:p>
      <text:p text:style-name="Standard"><text:s text:c="15"/>5.64035e-19 <text:s text:c="2"/>netid: XI3/XI0/MNM0:b</text:p>
      <text:p text:style-name="Standard"><text:s text:c="16"/>3.0718e-18 <text:s text:c="2"/>netid: c_16527:p</text:p>
      <text:p text:style-name="Standard"><text:s text:c="15"/>3.10187e-18 <text:s text:c="2"/>netid: XI4/XI1/XI1/MNM0:s</text:p>
      <text:p text:style-name="Standard"><text:s text:c="15"/>1.41491e-17 <text:s text:c="2"/>netid: XI4/XI1/XI1/MNM0:s</text:p>
      <text:p text:style-name="Standard"><text:s text:c="17"/>3.558e-18 <text:s text:c="2"/>netid: c_15719:n</text:p>
      <text:p text:style-name="Standard"><text:s text:c="15"/>1.04362e-18 <text:s text:c="2"/>netid: c_15719:n</text:p>
      <text:p text:style-name="Standard"><text:s text:c="15"/>1.51728e-17 <text:s text:c="2"/>netid: c_16535:p</text:p>
      <text:p text:style-name="Standard"><text:s text:c="15"/>1.25513e-18 <text:s text:c="2"/>netid: c_16500:p</text:p>
      <text:p text:style-name="Standard"><text:s text:c="15"/>7.18744e-19 <text:s text:c="2"/>netid: c_17434:n</text:p>
      <text:p text:style-name="Standard"><text:s text:c="17"/>1.697e-18 <text:s text:c="2"/>netid: XI4/XI1/XI1/MNM0:g</text:p>
      <text:p text:style-name="Standard"><text:s text:c="15"/>1.70318e-18 <text:s text:c="2"/>netid: XI4/XI1/XI1/MPM1:g</text:p>
      <text:p text:style-name="Standard"><text:s text:c="15"/>2.81089e-18 <text:s text:c="2"/>netid: c_1227:n</text:p>
      <text:p text:style-name="Standard"><text:s text:c="15"/>1.34871e-18 <text:s text:c="2"/>netid: c_1227:n</text:p>
      <text:p text:style-name="Standard"><text:s text:c="15"/>3.30271e-18 <text:s text:c="2"/>netid: c_1616:n</text:p>
      <text:p text:style-name="Standard"><text:s text:c="15"/>1.55947e-17 <text:s text:c="2"/>netid: c_1616:n</text:p>
      <text:p text:style-name="Standard"><text:s text:c="15"/>1.43588e-17 <text:s text:c="2"/>netid: c_1607:n</text:p>
      <text:p text:style-name="Standard"><text:s text:c="15"/>3.25554e-18 <text:s text:c="2"/>netid: c_1607:n</text:p>
      <text:p text:style-name="Standard"><text:s text:c="15"/>1.67597e-18 <text:s text:c="2"/>netid: c_1482:n</text:p>
      <text:p text:style-name="Standard"/>
      <text:p text:style-name="Standard"/>
      <text:p text:style-name="Standard"><text:soft-page-break/>28 <text:s text:c="19"/>0.0 <text:s text:c="3"/>9.1463e-17 <text:s text:c="6"/>99.7473 <text:s text:c="11"/>0.0 <text:s/>XI4/XI0/XI0/NET17</text:p>
      <text:p text:style-name="Standard"><text:s text:c="12"/>- Coupled nets</text:p>
      <text:p text:style-name="Standard"><text:s text:c="15"/>c_7678:p,c_12273:n,c_12273:n,XI4/XI0/XI0/MPM1:g,XI3/XI0/MNM0:b,c_16097:n,XI4/XI0/XI0/MNM0:s,XI4/XI0/XI0/MNM0:s,c_15720:n,c_15720:n,c_16120:n,c_16483:p,c_17418:n,c_17418:n,c_17419:n,c_17419:n,c_17771:p,c_17392:n,c_17431:n,c_1973:n,XI4/XI0/XI0/MNM0:g</text:p>
      <text:p text:style-name="Standard"><text:s text:c="12"/>- Intrinsic Capacitance</text:p>
      <text:p text:style-name="Standard"><text:s text:c="15"/>2.3116e-19</text:p>
      <text:p text:style-name="Standard"><text:s text:c="12"/>- Coupled capacitance</text:p>
      <text:p text:style-name="Standard"><text:s text:c="15"/>1.73062e-18 <text:s text:c="2"/>netid: c_7678:p</text:p>
      <text:p text:style-name="Standard"><text:s text:c="15"/>1.83562e-18 <text:s text:c="2"/>netid: c_12273:n</text:p>
      <text:p text:style-name="Standard"><text:s text:c="15"/>8.88686e-19 <text:s text:c="2"/>netid: c_12273:n</text:p>
      <text:p text:style-name="Standard"><text:s text:c="15"/>1.74865e-18 <text:s text:c="2"/>netid: XI4/XI0/XI0/MPM1:g</text:p>
      <text:p text:style-name="Standard"><text:s text:c="15"/>5.64035e-19 <text:s text:c="2"/>netid: XI3/XI0/MNM0:b</text:p>
      <text:p text:style-name="Standard"><text:s text:c="16"/>3.0718e-18 <text:s text:c="2"/>netid: c_16097:n</text:p>
      <text:p text:style-name="Standard"><text:s text:c="15"/>3.10187e-18 <text:s text:c="2"/>netid: XI4/XI0/XI0/MNM0:s</text:p>
      <text:p text:style-name="Standard"><text:s text:c="15"/>1.41491e-17 <text:s text:c="2"/>netid: XI4/XI0/XI0/MNM0:s</text:p>
      <text:p text:style-name="Standard"><text:s text:c="15"/>3.57014e-18 <text:s text:c="2"/>netid: c_15720:n</text:p>
      <text:p text:style-name="Standard"><text:s text:c="15"/>1.04362e-18 <text:s text:c="2"/>netid: c_15720:n</text:p>
      <text:p text:style-name="Standard"><text:s text:c="15"/>1.53651e-17 <text:s text:c="2"/>netid: c_16120:n</text:p>
      <text:p text:style-name="Standard"><text:s text:c="15"/>1.23749e-18 <text:s text:c="2"/>netid: c_16483:p</text:p>
      <text:p text:style-name="Standard"><text:s text:c="15"/>1.42512e-17 <text:s text:c="2"/>netid: c_17418:n</text:p>
      <text:p text:style-name="Standard"><text:s text:c="15"/>3.30271e-18 <text:s text:c="2"/>netid: c_17418:n</text:p>
      <text:p text:style-name="Standard"><text:s text:c="15"/>3.30271e-18 <text:s text:c="2"/>netid: c_17419:n</text:p>
      <text:p text:style-name="Standard"><text:s text:c="15"/>1.55947e-17 <text:s text:c="2"/>netid: c_17419:n</text:p>
      <text:p text:style-name="Standard"><text:s text:c="15"/>8.99985e-19 <text:s text:c="2"/>netid: c_17771:p</text:p>
      <text:p text:style-name="Standard"><text:s text:c="15"/>1.66309e-18 <text:s text:c="2"/>netid: c_17392:n</text:p>
      <text:p text:style-name="Standard"><text:s text:c="15"/>1.22022e-18 <text:s text:c="2"/>netid: c_17431:n</text:p>
      <text:p text:style-name="Standard"><text:s text:c="15"/>9.30265e-19 <text:s text:c="2"/>netid: c_1973:n</text:p>
      <text:p text:style-name="Standard"><text:s text:c="15"/>1.76023e-18 <text:s text:c="2"/>netid: XI4/XI0/XI0/MNM0:g</text:p>
      <text:p text:style-name="Standard"/>
      <text:p text:style-name="Standard"/>
      <text:p text:style-name="Standard">29 <text:s text:c="19"/>0.0 <text:s text:c="2"/>9.18341e-17 <text:s text:c="6"/>99.7483 <text:s text:c="11"/>0.0 <text:s/>XI4/XI0/XI1/NET17</text:p>
      <text:p text:style-name="Standard"><text:s text:c="12"/>- Coupled nets</text:p>
      <text:p text:style-name="Standard"><text:s text:c="15"/>c_7679:p,c_12273:n,c_12273:n,c_14185:n,c_14185:n,c_14187:n,c_14187:n,c_13920:n,XI3/XI0/MNM0:b,c_16099:n,XI4/XI0/XI1/MNM0:s,XI4/XI0/XI1/MNM0:s,c_15721:n,c_15721:n,c_16102:n,c_16210:n,XI4/XI0/XI1/MNM0:g,XI4/XI0/XI1/MPM1:g,c_1973:n</text:p>
      <text:p text:style-name="Standard"><text:s text:c="12"/>- Intrinsic Capacitance</text:p>
      <text:p text:style-name="Standard"><text:s text:c="15"/>2.3116e-19</text:p>
      <text:p text:style-name="Standard"><text:s text:c="12"/>- Coupled capacitance</text:p>
      <text:p text:style-name="Standard"><text:s text:c="15"/>1.73062e-18 <text:s text:c="2"/>netid: c_7679:p</text:p>
      <text:p text:style-name="Standard"><text:s text:c="15"/>2.61081e-18 <text:s text:c="2"/>netid: c_12273:n</text:p>
      <text:p text:style-name="Standard"><text:s text:c="15"/>1.19767e-18 <text:s text:c="2"/>netid: c_12273:n</text:p>
      <text:p text:style-name="Standard"><text:s text:c="15"/>3.30271e-18 <text:s text:c="2"/>netid: c_14185:n</text:p>
      <text:p text:style-name="Standard"><text:s text:c="15"/>1.55947e-17 <text:s text:c="2"/>netid: c_14185:n</text:p>
      <text:p text:style-name="Standard"><text:s text:c="15"/>1.45452e-17 <text:s text:c="2"/>netid: c_14187:n</text:p>
      <text:p text:style-name="Standard"><text:s text:c="15"/>3.25554e-18 <text:s text:c="2"/>netid: c_14187:n</text:p>
      <text:p text:style-name="Standard"><text:s text:c="16"/>1.6808e-18 <text:s text:c="2"/>netid: c_13920:n</text:p>
      <text:p text:style-name="Standard"><text:s text:c="15"/>5.64035e-19 <text:s text:c="2"/>netid: XI3/XI0/MNM0:b</text:p>
      <text:p text:style-name="Standard"><text:s text:c="16"/>3.0718e-18 <text:s text:c="2"/>netid: c_16099:n</text:p>
      <text:p text:style-name="Standard"><text:soft-page-break/><text:s text:c="15"/>3.10187e-18 <text:s text:c="2"/>netid: XI4/XI0/XI1/MNM0:s</text:p>
      <text:p text:style-name="Standard"><text:s text:c="15"/>1.41491e-17 <text:s text:c="2"/>netid: XI4/XI0/XI1/MNM0:s</text:p>
      <text:p text:style-name="Standard"><text:s text:c="15"/>3.83827e-18 <text:s text:c="2"/>netid: c_15721:n</text:p>
      <text:p text:style-name="Standard"><text:s text:c="15"/>1.04362e-18 <text:s text:c="2"/>netid: c_15721:n</text:p>
      <text:p text:style-name="Standard"><text:s text:c="15"/>1.53651e-17 <text:s text:c="2"/>netid: c_16102:n</text:p>
      <text:p text:style-name="Standard"><text:s text:c="15"/>1.15555e-18 <text:s text:c="2"/>netid: c_16210:n</text:p>
      <text:p text:style-name="Standard"><text:s text:c="15"/>1.76023e-18 <text:s text:c="2"/>netid: XI4/XI0/XI1/MNM0:g</text:p>
      <text:p text:style-name="Standard"><text:s text:c="15"/>1.76732e-18 <text:s text:c="2"/>netid: XI4/XI0/XI1/MPM1:g</text:p>
      <text:p text:style-name="Standard"><text:s text:c="15"/>1.86799e-18 <text:s text:c="2"/>netid: c_1973:n</text:p>
      <text:p text:style-name="Standard"/>
      <text:p text:style-name="Standard"/>
      <text:p text:style-name="Standard">43 <text:s text:c="19"/>0.0 <text:s text:c="2"/>9.10779e-17 <text:s text:c="6"/>99.6662 <text:s text:c="11"/>0.0 <text:s/>XI5/XI1/XI0/NET17</text:p>
      <text:p text:style-name="Standard"><text:s text:c="12"/>- Coupled nets</text:p>
      <text:p text:style-name="Standard"><text:s text:c="15"/>c_7894:p,c_9872:p,c_9872:p,c_11273:n,XI3/XI0/MNM0:b,c_16003:n,XI5/XI1/XI0/MNM0:s,XI5/XI1/XI0/MNM0:s,c_15728:n,c_15728:n,c_15816:n,c_16072:n,c_3030:n,c_3030:n,c_3032:n,c_3032:n,c_2954:n,c_3476:n,c_3476:n,c_3589:n,c_3589:n,XI5/XI1/XI0/MPM1:g,XI5/XI1/XI0/MNM0:g</text:p>
      <text:p text:style-name="Standard"><text:s text:c="12"/>- Intrinsic Capacitance</text:p>
      <text:p text:style-name="Standard"><text:s text:c="15"/>3.04006e-19</text:p>
      <text:p text:style-name="Standard"><text:s text:c="12"/>- Coupled capacitance</text:p>
      <text:p text:style-name="Standard"><text:s text:c="15"/>1.64791e-18 <text:s text:c="2"/>netid: c_7894:p</text:p>
      <text:p text:style-name="Standard"><text:s text:c="15"/>8.95378e-19 <text:s text:c="2"/>netid: c_9872:p</text:p>
      <text:p text:style-name="Standard"><text:s text:c="15"/>3.56579e-19 <text:s text:c="2"/>netid: c_9872:p</text:p>
      <text:p text:style-name="Standard"><text:s text:c="15"/>7.11926e-19 <text:s text:c="2"/>netid: c_11273:n</text:p>
      <text:p text:style-name="Standard"><text:s text:c="15"/>5.64035e-19 <text:s text:c="2"/>netid: XI3/XI0/MNM0:b</text:p>
      <text:p text:style-name="Standard"><text:s text:c="16"/>3.0718e-18 <text:s text:c="2"/>netid: c_16003:n</text:p>
      <text:p text:style-name="Standard"><text:s text:c="15"/>3.10187e-18 <text:s text:c="2"/>netid: XI5/XI1/XI0/MNM0:s</text:p>
      <text:p text:style-name="Standard"><text:s text:c="15"/>1.41491e-17 <text:s text:c="2"/>netid: XI5/XI1/XI0/MNM0:s</text:p>
      <text:p text:style-name="Standard"><text:s text:c="15"/>3.69458e-18 <text:s text:c="2"/>netid: c_15728:n</text:p>
      <text:p text:style-name="Standard"><text:s text:c="15"/>1.04362e-18 <text:s text:c="2"/>netid: c_15728:n</text:p>
      <text:p text:style-name="Standard"><text:s text:c="15"/>1.51535e-17 <text:s text:c="2"/>netid: c_15816:n</text:p>
      <text:p text:style-name="Standard"><text:s text:c="15"/>1.20238e-18 <text:s text:c="2"/>netid: c_16072:n</text:p>
      <text:p text:style-name="Standard"><text:s text:c="15"/>3.30271e-18 <text:s text:c="2"/>netid: c_3030:n</text:p>
      <text:p text:style-name="Standard"><text:s text:c="15"/>1.55947e-17 <text:s text:c="2"/>netid: c_3030:n</text:p>
      <text:p text:style-name="Standard"><text:s text:c="16"/>1.4341e-17 <text:s text:c="2"/>netid: c_3032:n</text:p>
      <text:p text:style-name="Standard"><text:s text:c="15"/>3.25554e-18 <text:s text:c="2"/>netid: c_3032:n</text:p>
      <text:p text:style-name="Standard"><text:s text:c="15"/>2.01688e-18 <text:s text:c="2"/>netid: c_2954:n</text:p>
      <text:p text:style-name="Standard"><text:s text:c="15"/>4.45038e-19 <text:s text:c="2"/>netid: c_3476:n</text:p>
      <text:p text:style-name="Standard"><text:s text:c="15"/>2.26517e-19 <text:s text:c="2"/>netid: c_3476:n</text:p>
      <text:p text:style-name="Standard"><text:s text:c="15"/>1.98672e-18 <text:s text:c="2"/>netid: c_3589:n</text:p>
      <text:p text:style-name="Standard"><text:s text:c="15"/>6.16672e-19 <text:s text:c="2"/>netid: c_3589:n</text:p>
      <text:p text:style-name="Standard"><text:s text:c="15"/>1.70072e-18 <text:s text:c="2"/>netid: XI5/XI1/XI0/MPM1:g</text:p>
      <text:p text:style-name="Standard"><text:s text:c="15"/>1.69463e-18 <text:s text:c="2"/>netid: XI5/XI1/XI0/MNM0:g</text:p>
      <text:p text:style-name="Standard"/>
      <text:p text:style-name="Standard"/>
      <text:p text:style-name="Standard">44 <text:s text:c="19"/>0.0 <text:s text:c="3"/>9.1141e-17 <text:s text:c="6"/>99.7504 <text:s text:c="11"/>0.0 <text:s/>XI5/XI1/XI1/NET17</text:p>
      <text:p text:style-name="Standard"><text:s text:c="12"/>- Coupled nets</text:p>
      <text:p text:style-name="Standard"><text:s text:c="15"/>c_7896:p,c_9872:p,c_9872:p,c_11273:n,XI3/XI0/MNM0:b,c_16804:p,XI5/XI1/XI1/MNM0:s,XI5/XI1/XI1/MNM0:s,c_15729:n,c_15729:n,c_15802:n,c_16074:n,XI5/XI1/XI1/MNM0:g,XI5/XI1/XI1/MPM1:g,c_3556:n,c_3556:n,c_3830:n,c_3830:n,c_3832:n,c_3832:n,c_3802:n</text:p>
      <text:p text:style-name="Standard"><text:s text:c="12"/>- Intrinsic Capacitance</text:p>
      <text:p text:style-name="Standard"><text:soft-page-break/><text:s text:c="15"/>2.27518e-19</text:p>
      <text:p text:style-name="Standard"><text:s text:c="12"/>- Coupled capacitance</text:p>
      <text:p text:style-name="Standard"><text:s text:c="15"/>1.65561e-18 <text:s text:c="2"/>netid: c_7896:p</text:p>
      <text:p text:style-name="Standard"><text:s text:c="15"/>8.95235e-19 <text:s text:c="2"/>netid: c_9872:p</text:p>
      <text:p text:style-name="Standard"><text:s text:c="15"/>3.56579e-19 <text:s text:c="2"/>netid: c_9872:p</text:p>
      <text:p text:style-name="Standard"><text:s text:c="15"/>7.11926e-19 <text:s text:c="2"/>netid: c_11273:n</text:p>
      <text:p text:style-name="Standard"><text:s text:c="15"/>5.64035e-19 <text:s text:c="2"/>netid: XI3/XI0/MNM0:b</text:p>
      <text:p text:style-name="Standard"><text:s text:c="16"/>3.0718e-18 <text:s text:c="2"/>netid: c_16804:p</text:p>
      <text:p text:style-name="Standard"><text:s text:c="15"/>3.10187e-18 <text:s text:c="2"/>netid: XI5/XI1/XI1/MNM0:s</text:p>
      <text:p text:style-name="Standard"><text:s text:c="15"/>1.41491e-17 <text:s text:c="2"/>netid: XI5/XI1/XI1/MNM0:s</text:p>
      <text:p text:style-name="Standard"><text:s text:c="15"/>3.69458e-18 <text:s text:c="2"/>netid: c_15729:n</text:p>
      <text:p text:style-name="Standard"><text:s text:c="15"/>1.04362e-18 <text:s text:c="2"/>netid: c_15729:n</text:p>
      <text:p text:style-name="Standard"><text:s text:c="15"/>1.51537e-17 <text:s text:c="2"/>netid: c_15802:n</text:p>
      <text:p text:style-name="Standard"><text:s text:c="15"/>1.21557e-18 <text:s text:c="2"/>netid: c_16074:n</text:p>
      <text:p text:style-name="Standard"><text:s text:c="15"/>1.69463e-18 <text:s text:c="2"/>netid: XI5/XI1/XI1/MNM0:g</text:p>
      <text:p text:style-name="Standard"><text:s text:c="15"/>1.70072e-18 <text:s text:c="2"/>netid: XI5/XI1/XI1/MPM1:g</text:p>
      <text:p text:style-name="Standard"><text:s text:c="15"/>2.47139e-18 <text:s text:c="2"/>netid: c_3556:n</text:p>
      <text:p text:style-name="Standard"><text:s text:c="15"/>1.26618e-18 <text:s text:c="2"/>netid: c_3556:n</text:p>
      <text:p text:style-name="Standard"><text:s text:c="15"/>3.30271e-18 <text:s text:c="2"/>netid: c_3830:n</text:p>
      <text:p text:style-name="Standard"><text:s text:c="15"/>1.55947e-17 <text:s text:c="2"/>netid: c_3830:n</text:p>
      <text:p text:style-name="Standard"><text:s text:c="16"/>1.4341e-17 <text:s text:c="2"/>netid: c_3832:n</text:p>
      <text:p text:style-name="Standard"><text:s text:c="15"/>3.25554e-18 <text:s text:c="2"/>netid: c_3832:n</text:p>
      <text:p text:style-name="Standard"><text:s text:c="15"/>1.67287e-18 <text:s text:c="2"/>netid: c_3802:n</text:p>
      <text:p text:style-name="Standard"/>
      <text:p text:style-name="Standard"/>
      <text:p text:style-name="Standard">45 <text:s text:c="19"/>0.0 <text:s text:c="2"/>9.36051e-17 <text:s text:c="7"/>99.753 <text:s text:c="11"/>0.0 <text:s/>XI5/XI0/XI0/NET17</text:p>
      <text:p text:style-name="Standard"><text:s text:c="12"/>- Coupled nets</text:p>
      <text:p text:style-name="Standard"><text:s text:c="15"/>c_7714:p,c_9823:n,c_9823:n,c_11390:p,c_11390:p,c_11391:p,c_11391:p,c_11253:n,c_11175:n,c_11473:p,c_12276:n,c_12276:n,XI5/XI0/XI0/MPM1:g,XI3/XI0/MNM0:b,c_16013:n,XI5/XI0/XI0/MNM0:s,XI5/XI0/XI0/MNM0:s,c_15730:n,c_15730:n,c_15819:n,c_16054:n,c_4280:n,XI5/XI0/XI0/MNM0:g</text:p>
      <text:p text:style-name="Standard"><text:s text:c="12"/>- Intrinsic Capacitance</text:p>
      <text:p text:style-name="Standard"><text:s text:c="15"/>2.3116e-19</text:p>
      <text:p text:style-name="Standard"><text:s text:c="12"/>- Coupled capacitance</text:p>
      <text:p text:style-name="Standard"><text:s text:c="15"/>1.73062e-18 <text:s text:c="2"/>netid: c_7714:p</text:p>
      <text:p text:style-name="Standard"><text:s text:c="15"/>9.08377e-19 <text:s text:c="2"/>netid: c_9823:n</text:p>
      <text:p text:style-name="Standard"><text:s text:c="15"/>3.55153e-19 <text:s text:c="2"/>netid: c_9823:n</text:p>
      <text:p text:style-name="Standard"><text:s text:c="15"/>1.42382e-17 <text:s text:c="2"/>netid: c_11390:p</text:p>
      <text:p text:style-name="Standard"><text:s text:c="15"/>3.30271e-18 <text:s text:c="2"/>netid: c_11390:p</text:p>
      <text:p text:style-name="Standard"><text:s text:c="15"/>3.30271e-18 <text:s text:c="2"/>netid: c_11391:p</text:p>
      <text:p text:style-name="Standard"><text:s text:c="15"/>1.55947e-17 <text:s text:c="2"/>netid: c_11391:p</text:p>
      <text:p text:style-name="Standard"><text:s text:c="15"/>8.89437e-19 <text:s text:c="2"/>netid: c_11253:n</text:p>
      <text:p text:style-name="Standard"><text:s text:c="15"/>1.66053e-18 <text:s text:c="2"/>netid: c_11175:n</text:p>
      <text:p text:style-name="Standard"><text:s text:c="15"/>1.19921e-18 <text:s text:c="2"/>netid: c_11473:p</text:p>
      <text:p text:style-name="Standard"><text:s text:c="15"/>2.45577e-18 <text:s text:c="2"/>netid: c_12276:n</text:p>
      <text:p text:style-name="Standard"><text:s text:c="15"/>1.12735e-18 <text:s text:c="2"/>netid: c_12276:n</text:p>
      <text:p text:style-name="Standard"><text:s text:c="15"/>1.74565e-18 <text:s text:c="2"/>netid: XI5/XI0/XI0/MPM1:g</text:p>
      <text:p text:style-name="Standard"><text:s text:c="15"/>5.64035e-19 <text:s text:c="2"/>netid: XI3/XI0/MNM0:b</text:p>
      <text:p text:style-name="Standard"><text:s text:c="16"/>3.0718e-18 <text:s text:c="2"/>netid: c_16013:n</text:p>
      <text:p text:style-name="Standard"><text:s text:c="15"/>3.10187e-18 <text:s text:c="2"/>netid: XI5/XI0/XI0/MNM0:s</text:p>
      <text:p text:style-name="Standard"><text:s text:c="15"/>1.41491e-17 <text:s text:c="2"/>netid: XI5/XI0/XI0/MNM0:s</text:p>
      <text:p text:style-name="Standard"><text:soft-page-break/><text:s text:c="15"/>3.70917e-18 <text:s text:c="2"/>netid: c_15730:n</text:p>
      <text:p text:style-name="Standard"><text:s text:c="15"/>1.04362e-18 <text:s text:c="2"/>netid: c_15730:n</text:p>
      <text:p text:style-name="Standard"><text:s text:c="15"/>1.53412e-17 <text:s text:c="2"/>netid: c_15819:n</text:p>
      <text:p text:style-name="Standard"><text:s text:c="15"/>1.19505e-18 <text:s text:c="2"/>netid: c_16054:n</text:p>
      <text:p text:style-name="Standard"><text:s text:c="15"/>9.30265e-19 <text:s text:c="2"/>netid: c_4280:n</text:p>
      <text:p text:style-name="Standard"><text:s text:c="15"/>1.75726e-18 <text:s text:c="2"/>netid: XI5/XI0/XI0/MNM0:g</text:p>
      <text:p text:style-name="Standard"/>
      <text:p text:style-name="Standard"/>
      <text:p text:style-name="Standard">46 <text:s text:c="19"/>0.0 <text:s text:c="2"/>9.30549e-17 <text:s text:c="6"/>99.7516 <text:s text:c="11"/>0.0 <text:s/>XI5/XI0/XI1/NET17</text:p>
      <text:p text:style-name="Standard"><text:s text:c="12"/>- Coupled nets</text:p>
      <text:p text:style-name="Standard"><text:s text:c="15"/>c_7717:p,c_9823:n,c_9823:n,XI5/XI0/XI1/MNM0:g,c_12276:n,c_12276:n,c_14080:n,c_14848:n,c_14848:n,c_14850:n,c_14850:n,c_14737:n,XI3/XI0/MNM0:b,c_16017:n,XI5/XI0/XI1/MNM0:s,XI5/XI0/XI1/MNM0:s,c_15731:n,c_15731:n,c_15803:n,c_16346:n,XI5/XI0/XI1/MPM1:g,c_4280:n</text:p>
      <text:p text:style-name="Standard"><text:s text:c="12"/>- Intrinsic Capacitance</text:p>
      <text:p text:style-name="Standard"><text:s text:c="15"/>2.3116e-19</text:p>
      <text:p text:style-name="Standard"><text:s text:c="12"/>- Coupled capacitance</text:p>
      <text:p text:style-name="Standard"><text:s text:c="15"/>1.73062e-18 <text:s text:c="2"/>netid: c_7717:p</text:p>
      <text:p text:style-name="Standard"><text:s text:c="15"/>1.00191e-18 <text:s text:c="2"/>netid: c_9823:n</text:p>
      <text:p text:style-name="Standard"><text:s text:c="15"/>3.95416e-19 <text:s text:c="2"/>netid: c_9823:n</text:p>
      <text:p text:style-name="Standard"><text:s text:c="15"/>1.75726e-18 <text:s text:c="2"/>netid: XI5/XI0/XI1/MNM0:g</text:p>
      <text:p text:style-name="Standard"><text:s text:c="15"/>2.47987e-18 <text:s text:c="2"/>netid: c_12276:n</text:p>
      <text:p text:style-name="Standard"><text:s text:c="15"/>1.12735e-18 <text:s text:c="2"/>netid: c_12276:n</text:p>
      <text:p text:style-name="Standard"><text:s text:c="15"/>9.87301e-19 <text:s text:c="2"/>netid: c_14080:n</text:p>
      <text:p text:style-name="Standard"><text:s text:c="15"/>3.30271e-18 <text:s text:c="2"/>netid: c_14848:n</text:p>
      <text:p text:style-name="Standard"><text:s text:c="15"/>1.55947e-17 <text:s text:c="2"/>netid: c_14848:n</text:p>
      <text:p text:style-name="Standard"><text:s text:c="15"/>1.45234e-17 <text:s text:c="2"/>netid: c_14850:n</text:p>
      <text:p text:style-name="Standard"><text:s text:c="15"/>3.25554e-18 <text:s text:c="2"/>netid: c_14850:n</text:p>
      <text:p text:style-name="Standard"><text:s text:c="15"/>1.67767e-18 <text:s text:c="2"/>netid: c_14737:n</text:p>
      <text:p text:style-name="Standard"><text:s text:c="15"/>5.64035e-19 <text:s text:c="2"/>netid: XI3/XI0/MNM0:b</text:p>
      <text:p text:style-name="Standard"><text:s text:c="16"/>3.0718e-18 <text:s text:c="2"/>netid: c_16017:n</text:p>
      <text:p text:style-name="Standard"><text:s text:c="15"/>3.10187e-18 <text:s text:c="2"/>netid: XI5/XI0/XI1/MNM0:s</text:p>
      <text:p text:style-name="Standard"><text:s text:c="15"/>1.41491e-17 <text:s text:c="2"/>netid: XI5/XI0/XI1/MNM0:s</text:p>
      <text:p text:style-name="Standard"><text:s text:c="15"/>3.75679e-18 <text:s text:c="2"/>netid: c_15731:n</text:p>
      <text:p text:style-name="Standard"><text:s text:c="15"/>1.04362e-18 <text:s text:c="2"/>netid: c_15731:n</text:p>
      <text:p text:style-name="Standard"><text:s text:c="15"/>1.53412e-17 <text:s text:c="2"/>netid: c_15803:n</text:p>
      <text:p text:style-name="Standard"><text:s text:c="15"/>1.10175e-18 <text:s text:c="2"/>netid: c_16346:n</text:p>
      <text:p text:style-name="Standard"><text:s text:c="15"/>1.76424e-18 <text:s text:c="2"/>netid: XI5/XI0/XI1/MPM1:g</text:p>
      <text:p text:style-name="Standard"><text:s text:c="16"/>1.0954e-18 <text:s text:c="2"/>netid: c_4280:n</text:p>
      <text:p text:style-name="Standard"/>
      <text:p text:style-name="Standard"/>
      <text:p text:style-name="Standard">60 <text:s text:c="19"/>0.0 <text:s text:c="2"/>9.15822e-17 <text:s text:c="6"/>99.5013 <text:s text:c="11"/>0.0 <text:s/>XI6/XI1/XI0/NET17</text:p>
      <text:p text:style-name="Standard"><text:s text:c="12"/>- Coupled nets</text:p>
      <text:p text:style-name="Standard"><text:s text:c="15"/>c_7969:p,c_10018:p,c_9966:p,XI3/XI0/MNM0:b,c_15825:n,XI6/XI1/XI0/MNM0:s,XI6/XI1/XI0/MNM0:s,c_15739:n,c_15739:n,c_15861:n,c_15912:n,c_5430:n,c_5430:n,c_5426:n,c_5426:n,c_5348:n,c_5815:n,c_5815:n,c_5900:n,c_5900:n,XI6/XI1/XI0/MPM1:g,XI6/XI1/XI0/MNM0:g</text:p>
      <text:p text:style-name="Standard"><text:s text:c="12"/>- Intrinsic Capacitance</text:p>
      <text:p text:style-name="Standard"><text:s text:c="15"/>4.56759e-19</text:p>
      <text:p text:style-name="Standard"><text:s text:c="12"/>- Coupled capacitance</text:p>
      <text:p text:style-name="Standard"><text:s text:c="15"/>1.64791e-18 <text:s text:c="2"/>netid: c_7969:p</text:p>
      <text:p text:style-name="Standard"><text:soft-page-break/><text:s text:c="16"/>6.2574e-19 <text:s text:c="2"/>netid: c_10018:p</text:p>
      <text:p text:style-name="Standard"><text:s text:c="15"/>1.19113e-18 <text:s text:c="2"/>netid: c_9966:p</text:p>
      <text:p text:style-name="Standard"><text:s text:c="15"/>5.64035e-19 <text:s text:c="2"/>netid: XI3/XI0/MNM0:b</text:p>
      <text:p text:style-name="Standard"><text:s text:c="16"/>3.0718e-18 <text:s text:c="2"/>netid: c_15825:n</text:p>
      <text:p text:style-name="Standard"><text:s text:c="15"/>3.10187e-18 <text:s text:c="2"/>netid: XI6/XI1/XI0/MNM0:s</text:p>
      <text:p text:style-name="Standard"><text:s text:c="15"/>1.41491e-17 <text:s text:c="2"/>netid: XI6/XI1/XI0/MNM0:s</text:p>
      <text:p text:style-name="Standard"><text:s text:c="16"/>4.2495e-18 <text:s text:c="2"/>netid: c_15739:n</text:p>
      <text:p text:style-name="Standard"><text:s text:c="15"/>1.04362e-18 <text:s text:c="2"/>netid: c_15739:n</text:p>
      <text:p text:style-name="Standard"><text:s text:c="15"/>1.51406e-17 <text:s text:c="2"/>netid: c_15861:n</text:p>
      <text:p text:style-name="Standard"><text:s text:c="15"/>1.15259e-18 <text:s text:c="2"/>netid: c_15912:n</text:p>
      <text:p text:style-name="Standard"><text:s text:c="15"/>3.30271e-18 <text:s text:c="2"/>netid: c_5430:n</text:p>
      <text:p text:style-name="Standard"><text:s text:c="15"/>1.55947e-17 <text:s text:c="2"/>netid: c_5430:n</text:p>
      <text:p text:style-name="Standard"><text:s text:c="15"/>1.43289e-17 <text:s text:c="2"/>netid: c_5426:n</text:p>
      <text:p text:style-name="Standard"><text:s text:c="15"/>3.25554e-18 <text:s text:c="2"/>netid: c_5426:n</text:p>
      <text:p text:style-name="Standard"><text:s text:c="15"/>2.03867e-18 <text:s text:c="2"/>netid: c_5348:n</text:p>
      <text:p text:style-name="Standard"><text:s text:c="15"/>4.45038e-19 <text:s text:c="2"/>netid: c_5815:n</text:p>
      <text:p text:style-name="Standard"><text:s text:c="15"/>2.26517e-19 <text:s text:c="2"/>netid: c_5815:n</text:p>
      <text:p text:style-name="Standard"><text:s text:c="15"/>1.98672e-18 <text:s text:c="2"/>netid: c_5900:n</text:p>
      <text:p text:style-name="Standard"><text:s text:c="15"/>6.16672e-19 <text:s text:c="2"/>netid: c_5900:n</text:p>
      <text:p text:style-name="Standard"><text:s text:c="15"/>1.69903e-18 <text:s text:c="2"/>netid: XI6/XI1/XI0/MPM1:g</text:p>
      <text:p text:style-name="Standard"><text:s text:c="17"/>1.693e-18 <text:s text:c="2"/>netid: XI6/XI1/XI0/MNM0:g</text:p>
      <text:p text:style-name="Standard"/>
      <text:p text:style-name="Standard"/>
      <text:p text:style-name="Standard">61 <text:s text:c="19"/>0.0 <text:s text:c="2"/>9.16313e-17 <text:s text:c="6"/>99.5891 <text:s text:c="11"/>0.0 <text:s/>XI6/XI1/XI1/NET17</text:p>
      <text:p text:style-name="Standard"><text:s text:c="12"/>- Coupled nets</text:p>
      <text:p text:style-name="Standard"><text:s text:c="15"/>c_7971:p,c_10018:p,c_9966:p,XI3/XI0/MNM0:b,c_17079:p,XI6/XI1/XI1/MNM0:s,XI6/XI1/XI1/MNM0:s,c_15740:n,c_15740:n,c_17087:p,c_15914:n,XI6/XI1/XI1/MNM0:g,XI6/XI1/XI1/MPM1:g,c_5866:n,c_5866:n,c_6195:n,c_6195:n,c_6183:n,c_6183:n,c_6139:n</text:p>
      <text:p text:style-name="Standard"><text:s text:c="12"/>- Intrinsic Capacitance</text:p>
      <text:p text:style-name="Standard"><text:s text:c="15"/>3.76559e-19</text:p>
      <text:p text:style-name="Standard"><text:s text:c="12"/>- Coupled capacitance</text:p>
      <text:p text:style-name="Standard"><text:s text:c="15"/>1.65561e-18 <text:s text:c="2"/>netid: c_7971:p</text:p>
      <text:p text:style-name="Standard"><text:s text:c="16"/>6.2574e-19 <text:s text:c="2"/>netid: c_10018:p</text:p>
      <text:p text:style-name="Standard"><text:s text:c="15"/>1.19113e-18 <text:s text:c="2"/>netid: c_9966:p</text:p>
      <text:p text:style-name="Standard"><text:s text:c="15"/>5.64035e-19 <text:s text:c="2"/>netid: XI3/XI0/MNM0:b</text:p>
      <text:p text:style-name="Standard"><text:s text:c="16"/>3.0718e-18 <text:s text:c="2"/>netid: c_17079:p</text:p>
      <text:p text:style-name="Standard"><text:s text:c="15"/>3.10187e-18 <text:s text:c="2"/>netid: XI6/XI1/XI1/MNM0:s</text:p>
      <text:p text:style-name="Standard"><text:s text:c="15"/>1.41491e-17 <text:s text:c="2"/>netid: XI6/XI1/XI1/MNM0:s</text:p>
      <text:p text:style-name="Standard"><text:s text:c="16"/>4.2495e-18 <text:s text:c="2"/>netid: c_15740:n</text:p>
      <text:p text:style-name="Standard"><text:s text:c="15"/>1.04362e-18 <text:s text:c="2"/>netid: c_15740:n</text:p>
      <text:p text:style-name="Standard"><text:s text:c="15"/>1.51406e-17 <text:s text:c="2"/>netid: c_17087:p</text:p>
      <text:p text:style-name="Standard"><text:s text:c="15"/>1.16119e-18 <text:s text:c="2"/>netid: c_15914:n</text:p>
      <text:p text:style-name="Standard"><text:s text:c="17"/>1.693e-18 <text:s text:c="2"/>netid: XI6/XI1/XI1/MNM0:g</text:p>
      <text:p text:style-name="Standard"><text:s text:c="15"/>1.69903e-18 <text:s text:c="2"/>netid: XI6/XI1/XI1/MPM1:g</text:p>
      <text:p text:style-name="Standard"><text:s text:c="15"/>2.47139e-18 <text:s text:c="2"/>netid: c_5866:n</text:p>
      <text:p text:style-name="Standard"><text:s text:c="15"/>1.26618e-18 <text:s text:c="2"/>netid: c_5866:n</text:p>
      <text:p text:style-name="Standard"><text:s text:c="15"/>3.30271e-18 <text:s text:c="2"/>netid: c_6195:n</text:p>
      <text:p text:style-name="Standard"><text:s text:c="15"/>1.55947e-17 <text:s text:c="2"/>netid: c_6195:n</text:p>
      <text:p text:style-name="Standard"><text:s text:c="15"/>1.43289e-17 <text:s text:c="2"/>netid: c_6183:n</text:p>
      <text:p text:style-name="Standard"><text:s text:c="15"/>3.25554e-18 <text:s text:c="2"/>netid: c_6183:n</text:p>
      <text:p text:style-name="Standard"><text:s text:c="15"/>1.68907e-18 <text:s text:c="2"/>netid: c_6139:n</text:p>
      <text:p text:style-name="Standard"/>
      <text:p text:style-name="Standard"><text:soft-page-break/></text:p>
      <text:p text:style-name="Standard">62 <text:s text:c="19"/>0.0 <text:s text:c="2"/>8.90253e-17 <text:s text:c="6"/>99.7642 <text:s text:c="11"/>0.0 <text:s/>XI6/XI0/XI0/NET17</text:p>
      <text:p text:style-name="Standard"><text:s text:c="12"/>- Coupled nets</text:p>
      <text:p text:style-name="Standard"><text:s text:c="15"/>c_7601:p,c_10089:p,c_10089:p,c_10136:p,c_10136:p,c_10686:p,c_9821:n,c_10103:p,XI6/XI0/XI0/MPM1:g,XI3/XI0/MNM0:b,c_15837:n,XI6/XI0/XI0/MNM0:s,XI6/XI0/XI0/MNM0:s,c_15741:n,c_15741:n,c_17148:p,c_15932:n,c_6595:n,XI6/XI0/XI0/MNM0:g</text:p>
      <text:p text:style-name="Standard"><text:s text:c="12"/>- Intrinsic Capacitance</text:p>
      <text:p text:style-name="Standard"><text:s text:c="15"/>2.09898e-19</text:p>
      <text:p text:style-name="Standard"><text:s text:c="12"/>- Coupled capacitance</text:p>
      <text:p text:style-name="Standard"><text:s text:c="16"/>1.1762e-18 <text:s text:c="2"/>netid: c_7601:p</text:p>
      <text:p text:style-name="Standard"><text:s text:c="15"/>1.44735e-17 <text:s text:c="2"/>netid: c_10089:p</text:p>
      <text:p text:style-name="Standard"><text:s text:c="15"/>3.30271e-18 <text:s text:c="2"/>netid: c_10089:p</text:p>
      <text:p text:style-name="Standard"><text:s text:c="15"/>3.30271e-18 <text:s text:c="2"/>netid: c_10136:p</text:p>
      <text:p text:style-name="Standard"><text:s text:c="15"/>1.55947e-17 <text:s text:c="2"/>netid: c_10136:p</text:p>
      <text:p text:style-name="Standard"><text:s text:c="15"/>8.98687e-19 <text:s text:c="2"/>netid: c_10686:p</text:p>
      <text:p text:style-name="Standard"><text:s text:c="15"/>1.82705e-18 <text:s text:c="2"/>netid: c_9821:n</text:p>
      <text:p text:style-name="Standard"><text:s text:c="15"/>1.22022e-18 <text:s text:c="2"/>netid: c_10103:p</text:p>
      <text:p text:style-name="Standard"><text:s text:c="15"/>1.83149e-18 <text:s text:c="2"/>netid: XI6/XI0/XI0/MPM1:g</text:p>
      <text:p text:style-name="Standard"><text:s text:c="15"/>5.64035e-19 <text:s text:c="2"/>netid: XI3/XI0/MNM0:b</text:p>
      <text:p text:style-name="Standard"><text:s text:c="16"/>3.0718e-18 <text:s text:c="2"/>netid: c_15837:n</text:p>
      <text:p text:style-name="Standard"><text:s text:c="15"/>3.10187e-18 <text:s text:c="2"/>netid: XI6/XI0/XI0/MNM0:s</text:p>
      <text:p text:style-name="Standard"><text:s text:c="15"/>1.41491e-17 <text:s text:c="2"/>netid: XI6/XI0/XI0/MNM0:s</text:p>
      <text:p text:style-name="Standard"><text:s text:c="15"/>3.58793e-18 <text:s text:c="2"/>netid: c_15741:n</text:p>
      <text:p text:style-name="Standard"><text:s text:c="15"/>1.04362e-18 <text:s text:c="2"/>netid: c_15741:n</text:p>
      <text:p text:style-name="Standard"><text:s text:c="15"/>1.54388e-17 <text:s text:c="2"/>netid: c_17148:p</text:p>
      <text:p text:style-name="Standard"><text:s text:c="15"/>1.21957e-18 <text:s text:c="2"/>netid: c_15932:n</text:p>
      <text:p text:style-name="Standard"><text:s text:c="15"/>1.16951e-18 <text:s text:c="2"/>netid: c_6595:n</text:p>
      <text:p text:style-name="Standard"><text:s text:c="15"/>1.84193e-18 <text:s text:c="2"/>netid: XI6/XI0/XI0/MNM0:g</text:p>
      <text:p text:style-name="Standard"/>
      <text:p text:style-name="Standard"/>
      <text:p text:style-name="Standard">63 <text:s text:c="19"/>0.0 <text:s text:c="2"/>8.85075e-17 <text:s text:c="6"/>99.7628 <text:s text:c="11"/>0.0 <text:s/>XI6/XI0/XI1/NET17</text:p>
      <text:p text:style-name="Standard"><text:s text:c="12"/>- Coupled nets</text:p>
      <text:p text:style-name="Standard"><text:s text:c="15"/>c_7604:p,XI6/XI0/XI1/MNM0:g,c_15552:p,c_15552:p,c_15537:p,c_15537:p,c_15275:n,XI3/XI0/MNM0:b,c_15841:n,c_16415:n,XI6/XI0/XI1/MNM0:s,XI6/XI0/XI1/MNM0:s,c_15742:n,c_15742:n,c_15852:n,XI6/XI0/XI1/MPM1:g,c_6595:n</text:p>
      <text:p text:style-name="Standard"><text:s text:c="12"/>- Intrinsic Capacitance</text:p>
      <text:p text:style-name="Standard"><text:s text:c="15"/>2.09898e-19</text:p>
      <text:p text:style-name="Standard"><text:s text:c="12"/>- Coupled capacitance</text:p>
      <text:p text:style-name="Standard"><text:s text:c="16"/>1.1762e-18 <text:s text:c="2"/>netid: c_7604:p</text:p>
      <text:p text:style-name="Standard"><text:s text:c="15"/>1.84193e-18 <text:s text:c="2"/>netid: XI6/XI0/XI1/MNM0:g</text:p>
      <text:p text:style-name="Standard"><text:s text:c="15"/>3.30271e-18 <text:s text:c="2"/>netid: c_15552:p</text:p>
      <text:p text:style-name="Standard"><text:s text:c="15"/>1.55947e-17 <text:s text:c="2"/>netid: c_15552:p</text:p>
      <text:p text:style-name="Standard"><text:s text:c="15"/>1.47784e-17 <text:s text:c="2"/>netid: c_15537:p</text:p>
      <text:p text:style-name="Standard"><text:s text:c="15"/>3.25554e-18 <text:s text:c="2"/>netid: c_15537:p</text:p>
      <text:p text:style-name="Standard"><text:s text:c="15"/>1.84462e-18 <text:s text:c="2"/>netid: c_15275:n</text:p>
      <text:p text:style-name="Standard"><text:s text:c="15"/>5.64035e-19 <text:s text:c="2"/>netid: XI3/XI0/MNM0:b</text:p>
      <text:p text:style-name="Standard"><text:s text:c="16"/>3.0718e-18 <text:s text:c="2"/>netid: c_15841:n</text:p>
      <text:p text:style-name="Standard"><text:s text:c="15"/>1.13904e-18 <text:s text:c="2"/>netid: c_16415:n</text:p>
      <text:p text:style-name="Standard"><text:s text:c="15"/>3.10187e-18 <text:s text:c="2"/>netid: XI6/XI0/XI1/MNM0:s</text:p>
      <text:p text:style-name="Standard"><text:s text:c="15"/>1.41491e-17 <text:s text:c="2"/>netid: XI6/XI0/XI1/MNM0:s</text:p>
      <text:p text:style-name="Standard"><text:soft-page-break/><text:s text:c="16"/>3.8551e-18 <text:s text:c="2"/>netid: c_15742:n</text:p>
      <text:p text:style-name="Standard"><text:s text:c="15"/>1.04362e-18 <text:s text:c="2"/>netid: c_15742:n</text:p>
      <text:p text:style-name="Standard"><text:s text:c="15"/>1.56207e-17 <text:s text:c="2"/>netid: c_15852:n</text:p>
      <text:p text:style-name="Standard"><text:s text:c="15"/>1.85094e-18 <text:s text:c="2"/>netid: XI6/XI0/XI1/MPM1:g</text:p>
      <text:p text:style-name="Standard"><text:s text:c="15"/>2.10723e-18 <text:s text:c="2"/>netid: c_6595:n</text:p>
      <text:p text:style-name="Standard"/>
      <text:p text:style-name="Standard"/>
      <text:p text:style-name="Standard">13 <text:s text:c="19"/>0.0 <text:s text:c="2"/>2.31653e-15 <text:s text:c="6"/>88.5343 <text:s text:c="11"/>0.0 <text:s/>XI4/NET29</text:p>
      <text:p text:style-name="Standard"><text:s text:c="12"/>- Coupled nets</text:p>
      <text:p text:style-name="Standard"><text:s text:c="15"/>c_7673:p,c_7673:p,c_7673:p,c_7673:p,c_8523:p,c_8523:p,c_8523:p,c_7675:p,c_7675:p,c_7675:p,c_7675:p,c_7675:p,c_7675:p,c_7675:p,c_8519:p,c_8519:p,c_8519:p,c_8519:p,c_8519:p,c_7676:p,c_8520:p,c_8520:p,c_8520:p,XI4/XI1/XI0/MPM0:b,XI4/XI1/XI0/MPM0:b,XI4/XI1/XI0/MPM1:s,XI4/XI1/XI0/MPM1:s,XI4/XI1/XI0/MPM1:s,XI4/XI1/XI0/MPM1:s,XI4/XI1/XI0/MPM1:s,c_8154:p,c_8650:p,c_8650:p,c_8155:p,c_7821:p,c_7821:p,c_7821:p,c_7821:p,c_7807:p,c_7807:p,c_8659:p,c_8659:p,c_8659:p,c_8187:p,c_8187:p,c_8187:p,c_8187:p,XI4/XI4/MPM0:s,c_8164:p,c_8164:p,c_8165:p,c_8166:p,c_7822:p,c_7822:p,c_7838:p,c_7848:p,c_7848:p,c_7848:p,c_7848:p,c_8678:p,c_8184:p,c_8184:p,c_8184:p,c_8185:p,c_8185:p,c_8185:p,c_8191:p,c_8686:p,c_8175:p,c_8176:p,c_8176:p,c_8177:p,c_8178:p,c_7839:p,c_7839:p,c_8183:p,c_8695:p,c_8695:p,c_8186:p,c_8186:p,c_8186:p,c_8188:p,c_8188:p,c_8188:p,c_8188:p,c_8197:p,c_10706:n,c_10706:n,c_10706:n,c_10706:n,c_10706:n,c_10706:n,c_10706:n,c_10706:n,c_10706:n,c_10706:n,c_10706:n,c_10706:n,c_10706:n,c_10706:n,c_10706:n,c_10706:n,c_10706:n,c_10706:n,c_10706:n,c_10706:n,c_10706:n,c_10706:n,c_10706:n,c_10706:n,c_12006:n,c_12885:p,c_12886:p,c_12012:n,c_12888:p,c_12014:n,c_12019:n,c_12023:n,c_12025:n,c_12025:n,c_12025:n,c_12025:n,c_12025:n,c_12026:n,c_12026:n,c_12026:n,c_12027:n,c_12027:n,c_12027:n,c_12027:n,c_12027:n,c_12027:n,c_12027:n,c_12027:n,c_12027:n,c_12419:n,c_12029:n,c_12037:n,c_12037:n,c_12037:n,c_12037:n,c_12038:n,c_12038:n,c_12038:n,c_12038:n,c_12038:n,XI4/XI4/MPM0:g,XI4/XI4/MPM0:g,XI4/XI4/MPM0:g,XI4/XI4/MPM0:g,XI4/XI4/MPM0:g,XI4/XI4/MPM0:g,c_12047:n,c_12047:n,c_12049:n,c_12049:n,c_12049:n,c_12049:n,c_12195:n,c_12445:n,c_12445:n,c_12445:n,c_12445:n,c_12445:n,c_12445:n,c_12445:n,c_12271:n,c_12271:n,c_12271:n,c_12943:p,c_12943:p,c_12943:p,c_12447:n,c_12447:n,c_12447:n,c_12447:n,c_12447:n,c_12447:n,c_12448:n,c_12273:n,c_12273:n,c_12273:n,c_12273:n,c_12273:n,c_12273:n,c_13964:n,c_13964:n,c_13964:n,c_13964:n,c_13964:n,c_13989:n,c_13990:n,c_13991:n,c_13991:n,c_13991:n,c_13994:n,c_13994:n,c_13994:n,c_13994:n,c_13997:n,c_13997:n,c_13997:n,c_13997:n,c_13997:n,c_13999:n,XI3/XI0/MNM0:b,c_16523:p,c_16445:p,c_16445:p,XI4/XI1/XI0/MNM0:s,c_16527:p,c_15718:n,c_15718:n,c_15718:n,c_15718:n,c_15718:n,c_15719:n,c_15719:n,c_16535:p,c_15722:n,c_15722:n,c_16538:p,c_16234:n,c_16497:p,c_16497:p,c_16498:p,c_16498:p,c_16498:p,c_16498:p,c_16498:p,c_16498:p,c_16498:p,c_16498:p,c_16498:p,c_17343:n,c_17536:n,c_17433:n,c_17434:n,c_17434:n,c_17434:n,c_17438:n,XI4/XI1/XI1/MPM1:g,XI4/XI1/XI1/MPM1:g,XI4/XI1/XI1/MPM1:g,XI4/XI1/XI1/MPM1:g,c_1191:n,c_1191:n,c_1191:n,c_1191:n,c_1256:n,c_1256:n,c_1348:n,c_1226:n,c_1224:n,c_1224:n,c_1224:n,c_1224:n,c_1259:n,c_1259:n,c_1259:n,c_1227:n,c_1227:n,c_1227:n,c_1227:n,c_1227:n,c_1227:n,c_1227:n,c_1227:n,XI4/NET34,c_1483:n,c_1484:n,c_1609:n,c_1609:n,c_1609:n,c_1529:n,c_1529:n,XI4/XI1/XI1/MPM0:d,XI4/XI1/XI0/MPM1:g,XI4/XI1/XI0/MPM1:g,XI4/XI1/XI0/MPM1:g,XI4/XI1/XI0/MPM1:g,XI4/XI1/XI0/MPM1:g,XI4/XI1/XI0/MPM1:g,XI4/XI1/XI0/MPM1:g,XI4/XI1/XI0/MPM1:g,XI4/XI1/XI0/MPM1:g,XI4/XI1/XI0/MPM1:g,XI4/XI1/XI0/MPM1:g,XI4/XI1/XI0/MPM1:g,c_1683:n,c_1683:n,c_1480:n,c_1480:n,c_1570:n,c_1534:n,c_1530:n,c_1690:n,c_1690:n,c_1692:n,c_1692:n,c_1692:n,c_1692:n,c_1692:n,c_1692:n,c_1698:n,c_1698:n,c_1698:n,c_1502:n,c_1502:n,c_1502:n,c_1502:n,c_1502:n,c_1502:n,c_1502:n,c_1502:n,c_1514:n,c_1514:n,c_1514:n,c_1514:n,c_1515:n,c_1515:n,c_1515:n,c_1619:n,c_1621:n,c_1621:n,c_1611:n,c_1720:n,c_1720:n,c_1722:n,c_1723:n,c_1574:n,c_1574:n,c_1574:n,c_1503:n,c_1503:n,c_1503:n,c_1503:n,c_1504:n,c<text:soft-page-break/>_1504:n,c_1577:n,c_1577:n,c_1735:n,c_1517:n,c_1517:n,c_1738:n,c_1507:n,c_1579:n,c_1482:n,c_1482:n,c_1482:n,c_1482:n,c_1520:n,c_1520:n,c_1498:n,c_1521:n,c_1521:n,c_1526:n,c_1499:n,c_1500:n,c_1500:n,c_1523:n,c_1523:n,c_1523:n,c_1523:n,c_1523:n,c_1523:n,c_1523:n,c_1920:n,c_1920:n,c_1920:n,c_1920:n,c_1921:n,c_1921:n,c_1936:n,c_1936:n,c_1936:n,c_1936:n,c_1936:n,c_2042:n,c_2042:n,c_2042:n,c_2098:n,XI4/XI2/MPM0:d,XI4/XI2/MPM0:d,c_2101:n,c_2101:n,c_1916:n,c_2104:n,c_1918:n,c_1918:n,c_1918:n,c_1918:n,c_1919:n,c_1951:n,c_1951:n,c_1953:n,c_1954:n,c_2020:n,c_2205:n,c_2205:n,c_2205:n,XI4/XI2/MPM1:g,XI4/XI2/MPM1:g,XI4/XI2/MPM1:g,c_2246:n,c_2246:n,c_2211:n,c_2211:n,c_2207:n,c_2222:n,c_2281:n,c_2281:n,c_2281:n,c_2282:n,c_2283:n,c_2283:n,c_2229:n,c_2285:n,c_2264:n,c_2288:n,c_2230:n,XI4/XI1/XI0/MNM0:g,XI4/XI1/XI0/MNM0:g,XI4/XI1/XI0/MNM0:g,XI4/XI1/XI0/MNM0:g,c_2600:n,c_2600:n,c_2600:n,c_2529:n,c_2529:n,c_2529:n,c_2529:n,c_2632:n,c_2625:n,c_2517:n,c_2517:n,c_2517:n,c_2517:n,c_2517:n,c_2517:n,c_2517:n,c_2517:n,c_2517:n,c_2517:n,c_2517:n,c_2517:n,c_2517:n,c_2517:n,c_2518:n,c_2518:n,c_288:n,c_427:n,XI4/XI1/XI0/MNM1:s,c_427:n,XI4/XI1/XI0/MNM1:s,c_427:n,c_448:n</text:p>
      <text:p text:style-name="Standard"><text:s text:c="12"/>- Intrinsic Capacitance</text:p>
      <text:p text:style-name="Standard"><text:s text:c="15"/>2.65607e-16</text:p>
      <text:p text:style-name="Standard"><text:s text:c="12"/>- Coupled capacitance</text:p>
      <text:p text:style-name="Standard"><text:s text:c="15"/>1.60457e-18 <text:s text:c="2"/>netid: c_7673:p</text:p>
      <text:p text:style-name="Standard"><text:s text:c="15"/>7.50624e-19 <text:s text:c="2"/>netid: c_7673:p</text:p>
      <text:p text:style-name="Standard"><text:s text:c="15"/>1.08918e-18 <text:s text:c="2"/>netid: c_7673:p</text:p>
      <text:p text:style-name="Standard"><text:s text:c="15"/>3.90604e-18 <text:s text:c="2"/>netid: c_7673:p</text:p>
      <text:p text:style-name="Standard"><text:s text:c="15"/>1.79449e-18 <text:s text:c="2"/>netid: c_8523:p</text:p>
      <text:p text:style-name="Standard"><text:s text:c="15"/>3.11146e-19 <text:s text:c="2"/>netid: c_8523:p</text:p>
      <text:p text:style-name="Standard"><text:s text:c="15"/>5.50642e-18 <text:s text:c="2"/>netid: c_8523:p</text:p>
      <text:p text:style-name="Standard"><text:s text:c="15"/>3.14716e-18 <text:s text:c="2"/>netid: c_7675:p</text:p>
      <text:p text:style-name="Standard"><text:s text:c="15"/>3.15964e-18 <text:s text:c="2"/>netid: c_7675:p</text:p>
      <text:p text:style-name="Standard"><text:s text:c="15"/>1.16274e-17 <text:s text:c="2"/>netid: c_7675:p</text:p>
      <text:p text:style-name="Standard"><text:s text:c="15"/>2.63127e-18 <text:s text:c="2"/>netid: c_7675:p</text:p>
      <text:p text:style-name="Standard"><text:s text:c="15"/>1.40581e-17 <text:s text:c="2"/>netid: c_7675:p</text:p>
      <text:p text:style-name="Standard"><text:s text:c="15"/>1.57629e-18 <text:s text:c="2"/>netid: c_7675:p</text:p>
      <text:p text:style-name="Standard"><text:s text:c="15"/>2.17346e-18 <text:s text:c="2"/>netid: c_7675:p</text:p>
      <text:p text:style-name="Standard"><text:s text:c="15"/>3.53931e-18 <text:s text:c="2"/>netid: c_8519:p</text:p>
      <text:p text:style-name="Standard"><text:s text:c="15"/>1.02178e-18 <text:s text:c="2"/>netid: c_8519:p</text:p>
      <text:p text:style-name="Standard"><text:s text:c="15"/>1.02178e-18 <text:s text:c="2"/>netid: c_8519:p</text:p>
      <text:p text:style-name="Standard"><text:s text:c="15"/>3.75944e-18 <text:s text:c="2"/>netid: c_8519:p</text:p>
      <text:p text:style-name="Standard"><text:s text:c="15"/>4.68369e-19 <text:s text:c="2"/>netid: c_8519:p</text:p>
      <text:p text:style-name="Standard"><text:s text:c="15"/>1.69019e-18 <text:s text:c="2"/>netid: c_7676:p</text:p>
      <text:p text:style-name="Standard"><text:s text:c="15"/>1.90648e-18 <text:s text:c="2"/>netid: c_8520:p</text:p>
      <text:p text:style-name="Standard"><text:s text:c="15"/>3.11146e-19 <text:s text:c="2"/>netid: c_8520:p</text:p>
      <text:p text:style-name="Standard"><text:s text:c="15"/>5.89122e-18 <text:s text:c="2"/>netid: c_8520:p</text:p>
      <text:p text:style-name="Standard"><text:s text:c="15"/>4.23415e-19 <text:s text:c="2"/>netid: XI4/XI1/XI0/MPM0:b</text:p>
      <text:p text:style-name="Standard"><text:s text:c="15"/>4.82043e-19 <text:s text:c="2"/>netid: XI4/XI1/XI0/MPM0:b</text:p>
      <text:p text:style-name="Standard"><text:s text:c="15"/>2.94279e-18 <text:s text:c="2"/>netid: XI4/XI1/XI0/MPM1:s</text:p>
      <text:p text:style-name="Standard"><text:s text:c="15"/>2.47359e-17 <text:s text:c="2"/>netid: XI4/XI1/XI0/MPM1:s</text:p>
      <text:p text:style-name="Standard"><text:s text:c="15"/>2.30064e-17 <text:s text:c="2"/>netid: XI4/XI1/XI0/MPM1:s</text:p>
      <text:p text:style-name="Standard"><text:s text:c="15"/>2.23471e-18 <text:s text:c="2"/>netid: XI4/XI1/XI0/MPM1:s</text:p>
      <text:p text:style-name="Standard"><text:s text:c="15"/>2.51214e-19 <text:s text:c="2"/>netid: XI4/XI1/XI0/MPM1:s</text:p>
      <text:p text:style-name="Standard"><text:s text:c="15"/>3.08174e-18 <text:s text:c="2"/>netid: c_8154:p</text:p>
      <text:p text:style-name="Standard"><text:s text:c="15"/>1.28098e-18 <text:s text:c="2"/>netid: c_8650:p</text:p>
      <text:p text:style-name="Standard"><text:s text:c="15"/>3.52896e-18 <text:s text:c="2"/>netid: c_8650:p</text:p>
      <text:p text:style-name="Standard"><text:s text:c="15"/>1.74157e-17 <text:s text:c="2"/>netid: c_8155:p</text:p>
      <text:p text:style-name="Standard"><text:soft-page-break/><text:s text:c="15"/>1.06395e-18 <text:s text:c="2"/>netid: c_7821:p</text:p>
      <text:p text:style-name="Standard"><text:s text:c="15"/>1.33123e-18 <text:s text:c="2"/>netid: c_7821:p</text:p>
      <text:p text:style-name="Standard"><text:s text:c="15"/>8.43384e-19 <text:s text:c="2"/>netid: c_7821:p</text:p>
      <text:p text:style-name="Standard"><text:s text:c="15"/>2.12089e-18 <text:s text:c="2"/>netid: c_7821:p</text:p>
      <text:p text:style-name="Standard"><text:s text:c="15"/>2.54938e-19 <text:s text:c="2"/>netid: c_7807:p</text:p>
      <text:p text:style-name="Standard"><text:s text:c="15"/>5.52601e-19 <text:s text:c="2"/>netid: c_7807:p</text:p>
      <text:p text:style-name="Standard"><text:s text:c="15"/>1.28661e-18 <text:s text:c="2"/>netid: c_8659:p</text:p>
      <text:p text:style-name="Standard"><text:s text:c="15"/>4.51099e-19 <text:s text:c="2"/>netid: c_8659:p</text:p>
      <text:p text:style-name="Standard"><text:s text:c="15"/>4.92656e-19 <text:s text:c="2"/>netid: c_8659:p</text:p>
      <text:p text:style-name="Standard"><text:s text:c="15"/>4.16433e-18 <text:s text:c="2"/>netid: c_8187:p</text:p>
      <text:p text:style-name="Standard"><text:s text:c="15"/>8.02072e-19 <text:s text:c="2"/>netid: c_8187:p</text:p>
      <text:p text:style-name="Standard"><text:s text:c="16"/>5.4215e-19 <text:s text:c="2"/>netid: c_8187:p</text:p>
      <text:p text:style-name="Standard"><text:s text:c="15"/>1.35618e-17 <text:s text:c="2"/>netid: c_8187:p</text:p>
      <text:p text:style-name="Standard"><text:s text:c="15"/>8.32444e-19 <text:s text:c="2"/>netid: XI4/XI4/MPM0:s</text:p>
      <text:p text:style-name="Standard"><text:s text:c="15"/>5.17844e-18 <text:s text:c="2"/>netid: c_8164:p</text:p>
      <text:p text:style-name="Standard"><text:s text:c="16"/>3.5962e-19 <text:s text:c="2"/>netid: c_8164:p</text:p>
      <text:p text:style-name="Standard"><text:s text:c="15"/>9.10086e-18 <text:s text:c="2"/>netid: c_8165:p</text:p>
      <text:p text:style-name="Standard"><text:s text:c="15"/>3.54745e-18 <text:s text:c="2"/>netid: c_8166:p</text:p>
      <text:p text:style-name="Standard"><text:s text:c="15"/>3.44836e-18 <text:s text:c="2"/>netid: c_7822:p</text:p>
      <text:p text:style-name="Standard"><text:s text:c="15"/>2.75042e-18 <text:s text:c="2"/>netid: c_7822:p</text:p>
      <text:p text:style-name="Standard"><text:s text:c="15"/>3.48044e-18 <text:s text:c="2"/>netid: c_7838:p</text:p>
      <text:p text:style-name="Standard"><text:s text:c="15"/>3.70659e-19 <text:s text:c="2"/>netid: c_7848:p</text:p>
      <text:p text:style-name="Standard"><text:s text:c="15"/>1.37288e-18 <text:s text:c="2"/>netid: c_7848:p</text:p>
      <text:p text:style-name="Standard"><text:s text:c="15"/>6.49966e-19 <text:s text:c="2"/>netid: c_7848:p</text:p>
      <text:p text:style-name="Standard"><text:s text:c="15"/>6.66131e-18 <text:s text:c="2"/>netid: c_7848:p</text:p>
      <text:p text:style-name="Standard"><text:s text:c="15"/>2.24453e-19 <text:s text:c="2"/>netid: c_8678:p</text:p>
      <text:p text:style-name="Standard"><text:s text:c="15"/>3.18983e-18 <text:s text:c="2"/>netid: c_8184:p</text:p>
      <text:p text:style-name="Standard"><text:s text:c="15"/>8.60567e-18 <text:s text:c="2"/>netid: c_8184:p</text:p>
      <text:p text:style-name="Standard"><text:s text:c="16"/>3.7157e-18 <text:s text:c="2"/>netid: c_8184:p</text:p>
      <text:p text:style-name="Standard"><text:s text:c="16"/>3.2141e-19 <text:s text:c="2"/>netid: c_8185:p</text:p>
      <text:p text:style-name="Standard"><text:s text:c="15"/>4.66073e-18 <text:s text:c="2"/>netid: c_8185:p</text:p>
      <text:p text:style-name="Standard"><text:s text:c="15"/>1.93484e-18 <text:s text:c="2"/>netid: c_8185:p</text:p>
      <text:p text:style-name="Standard"><text:s text:c="15"/>8.00223e-18 <text:s text:c="2"/>netid: c_8191:p</text:p>
      <text:p text:style-name="Standard"><text:s text:c="15"/>3.18275e-18 <text:s text:c="2"/>netid: c_8686:p</text:p>
      <text:p text:style-name="Standard"><text:s text:c="15"/>6.10609e-18 <text:s text:c="2"/>netid: c_8175:p</text:p>
      <text:p text:style-name="Standard"><text:s text:c="15"/>9.64925e-19 <text:s text:c="2"/>netid: c_8176:p</text:p>
      <text:p text:style-name="Standard"><text:s text:c="15"/>1.31751e-17 <text:s text:c="2"/>netid: c_8176:p</text:p>
      <text:p text:style-name="Standard"><text:s text:c="15"/>6.10724e-18 <text:s text:c="2"/>netid: c_8177:p</text:p>
      <text:p text:style-name="Standard"><text:s text:c="15"/>6.78164e-18 <text:s text:c="2"/>netid: c_8178:p</text:p>
      <text:p text:style-name="Standard"><text:s text:c="15"/>9.52771e-18 <text:s text:c="2"/>netid: c_7839:p</text:p>
      <text:p text:style-name="Standard"><text:s text:c="15"/>6.29893e-19 <text:s text:c="2"/>netid: c_7839:p</text:p>
      <text:p text:style-name="Standard"><text:s text:c="15"/>1.48366e-18 <text:s text:c="2"/>netid: c_8183:p</text:p>
      <text:p text:style-name="Standard"><text:s text:c="17"/>1.913e-18 <text:s text:c="2"/>netid: c_8695:p</text:p>
      <text:p text:style-name="Standard"><text:s text:c="15"/>4.66073e-18 <text:s text:c="2"/>netid: c_8695:p</text:p>
      <text:p text:style-name="Standard"><text:s text:c="15"/>3.55823e-18 <text:s text:c="2"/>netid: c_8186:p</text:p>
      <text:p text:style-name="Standard"><text:s text:c="15"/>2.97211e-19 <text:s text:c="2"/>netid: c_8186:p</text:p>
      <text:p text:style-name="Standard"><text:s text:c="15"/>9.07613e-18 <text:s text:c="2"/>netid: c_8186:p</text:p>
      <text:p text:style-name="Standard"><text:s text:c="15"/>8.25933e-19 <text:s text:c="2"/>netid: c_8188:p</text:p>
      <text:p text:style-name="Standard"><text:s text:c="15"/>2.34342e-18 <text:s text:c="2"/>netid: c_8188:p</text:p>
      <text:p text:style-name="Standard"><text:s text:c="15"/>2.62403e-19 <text:s text:c="2"/>netid: c_8188:p</text:p>
      <text:p text:style-name="Standard"><text:s text:c="15"/>1.67898e-17 <text:s text:c="2"/>netid: c_8188:p</text:p>
      <text:p text:style-name="Standard"><text:s text:c="15"/>7.35584e-18 <text:s text:c="2"/>netid: c_8197:p</text:p>
      <text:p text:style-name="Standard"><text:soft-page-break/><text:s text:c="15"/>6.89239e-19 <text:s text:c="2"/>netid: c_10706:n</text:p>
      <text:p text:style-name="Standard"><text:s text:c="15"/>3.52709e-18 <text:s text:c="2"/>netid: c_10706:n</text:p>
      <text:p text:style-name="Standard"><text:s text:c="15"/>2.21559e-19 <text:s text:c="2"/>netid: c_10706:n</text:p>
      <text:p text:style-name="Standard"><text:s text:c="15"/>4.07298e-19 <text:s text:c="2"/>netid: c_10706:n</text:p>
      <text:p text:style-name="Standard"><text:s text:c="15"/>4.03375e-19 <text:s text:c="2"/>netid: c_10706:n</text:p>
      <text:p text:style-name="Standard"><text:s text:c="15"/>4.09397e-19 <text:s text:c="2"/>netid: c_10706:n</text:p>
      <text:p text:style-name="Standard"><text:s text:c="15"/>4.11091e-19 <text:s text:c="2"/>netid: c_10706:n</text:p>
      <text:p text:style-name="Standard"><text:s text:c="15"/>7.96685e-19 <text:s text:c="2"/>netid: c_10706:n</text:p>
      <text:p text:style-name="Standard"><text:s text:c="15"/>2.25799e-18 <text:s text:c="2"/>netid: c_10706:n</text:p>
      <text:p text:style-name="Standard"><text:s text:c="15"/>1.18249e-18 <text:s text:c="2"/>netid: c_10706:n</text:p>
      <text:p text:style-name="Standard"><text:s text:c="15"/>7.31804e-19 <text:s text:c="2"/>netid: c_10706:n</text:p>
      <text:p text:style-name="Standard"><text:s text:c="15"/>6.21963e-19 <text:s text:c="2"/>netid: c_10706:n</text:p>
      <text:p text:style-name="Standard"><text:s text:c="15"/>1.32278e-18 <text:s text:c="2"/>netid: c_10706:n</text:p>
      <text:p text:style-name="Standard"><text:s text:c="15"/>8.70993e-18 <text:s text:c="2"/>netid: c_10706:n</text:p>
      <text:p text:style-name="Standard"><text:s text:c="15"/>1.82993e-16 <text:s text:c="2"/>netid: c_10706:n</text:p>
      <text:p text:style-name="Standard"><text:s text:c="15"/>9.20918e-19 <text:s text:c="2"/>netid: c_10706:n</text:p>
      <text:p text:style-name="Standard"><text:s text:c="15"/>2.53961e-18 <text:s text:c="2"/>netid: c_10706:n</text:p>
      <text:p text:style-name="Standard"><text:s text:c="15"/>6.56693e-19 <text:s text:c="2"/>netid: c_10706:n</text:p>
      <text:p text:style-name="Standard"><text:s text:c="15"/>2.08033e-17 <text:s text:c="2"/>netid: c_10706:n</text:p>
      <text:p text:style-name="Standard"><text:s text:c="15"/>1.40058e-17 <text:s text:c="2"/>netid: c_10706:n</text:p>
      <text:p text:style-name="Standard"><text:s text:c="15"/>3.27839e-18 <text:s text:c="2"/>netid: c_10706:n</text:p>
      <text:p text:style-name="Standard"><text:s text:c="15"/>1.25575e-18 <text:s text:c="2"/>netid: c_10706:n</text:p>
      <text:p text:style-name="Standard"><text:s text:c="15"/>1.71666e-18 <text:s text:c="2"/>netid: c_10706:n</text:p>
      <text:p text:style-name="Standard"><text:s text:c="15"/>4.62385e-18 <text:s text:c="2"/>netid: c_10706:n</text:p>
      <text:p text:style-name="Standard"><text:s text:c="15"/>1.03869e-18 <text:s text:c="2"/>netid: c_12006:n</text:p>
      <text:p text:style-name="Standard"><text:s text:c="15"/>3.47796e-19 <text:s text:c="2"/>netid: c_12885:p</text:p>
      <text:p text:style-name="Standard"><text:s text:c="15"/>1.81814e-18 <text:s text:c="2"/>netid: c_12886:p</text:p>
      <text:p text:style-name="Standard"><text:s text:c="15"/>3.73936e-19 <text:s text:c="2"/>netid: c_12012:n</text:p>
      <text:p text:style-name="Standard"><text:s text:c="15"/>5.92912e-19 <text:s text:c="2"/>netid: c_12888:p</text:p>
      <text:p text:style-name="Standard"><text:s text:c="15"/>4.06214e-18 <text:s text:c="2"/>netid: c_12014:n</text:p>
      <text:p text:style-name="Standard"><text:s text:c="15"/>2.68288e-17 <text:s text:c="2"/>netid: c_12019:n</text:p>
      <text:p text:style-name="Standard"><text:s text:c="15"/>2.11292e-18 <text:s text:c="2"/>netid: c_12023:n</text:p>
      <text:p text:style-name="Standard"><text:s text:c="15"/>2.29132e-18 <text:s text:c="2"/>netid: c_12025:n</text:p>
      <text:p text:style-name="Standard"><text:s text:c="15"/>1.50417e-18 <text:s text:c="2"/>netid: c_12025:n</text:p>
      <text:p text:style-name="Standard"><text:s text:c="17"/>2.164e-19 <text:s text:c="2"/>netid: c_12025:n</text:p>
      <text:p text:style-name="Standard"><text:s text:c="15"/>2.05129e-18 <text:s text:c="2"/>netid: c_12025:n</text:p>
      <text:p text:style-name="Standard"><text:s text:c="16"/>1.6045e-18 <text:s text:c="2"/>netid: c_12025:n</text:p>
      <text:p text:style-name="Standard"><text:s text:c="15"/>4.54447e-18 <text:s text:c="2"/>netid: c_12026:n</text:p>
      <text:p text:style-name="Standard"><text:s text:c="15"/>1.25231e-17 <text:s text:c="2"/>netid: c_12026:n</text:p>
      <text:p text:style-name="Standard"><text:s text:c="15"/>9.82601e-19 <text:s text:c="2"/>netid: c_12026:n</text:p>
      <text:p text:style-name="Standard"><text:s text:c="17"/>2.164e-19 <text:s text:c="2"/>netid: c_12027:n</text:p>
      <text:p text:style-name="Standard"><text:s text:c="15"/>1.85874e-18 <text:s text:c="2"/>netid: c_12027:n</text:p>
      <text:p text:style-name="Standard"><text:s text:c="15"/>2.26697e-18 <text:s text:c="2"/>netid: c_12027:n</text:p>
      <text:p text:style-name="Standard"><text:s text:c="15"/>2.98364e-18 <text:s text:c="2"/>netid: c_12027:n</text:p>
      <text:p text:style-name="Standard"><text:s text:c="15"/>5.69856e-19 <text:s text:c="2"/>netid: c_12027:n</text:p>
      <text:p text:style-name="Standard"><text:s text:c="15"/>3.01456e-18 <text:s text:c="2"/>netid: c_12027:n</text:p>
      <text:p text:style-name="Standard"><text:s text:c="15"/>3.47039e-17 <text:s text:c="2"/>netid: c_12027:n</text:p>
      <text:p text:style-name="Standard"><text:s text:c="15"/>4.06154e-18 <text:s text:c="2"/>netid: c_12027:n</text:p>
      <text:p text:style-name="Standard"><text:s text:c="15"/>6.17686e-17 <text:s text:c="2"/>netid: c_12027:n</text:p>
      <text:p text:style-name="Standard"><text:s text:c="15"/>2.96935e-18 <text:s text:c="2"/>netid: c_12419:n</text:p>
      <text:p text:style-name="Standard"><text:s text:c="15"/>7.44835e-18 <text:s text:c="2"/>netid: c_12029:n</text:p>
      <text:p text:style-name="Standard"><text:s text:c="15"/>2.40189e-19 <text:s text:c="2"/>netid: c_12037:n</text:p>
      <text:p text:style-name="Standard"><text:soft-page-break/><text:s text:c="15"/>2.38195e-18 <text:s text:c="2"/>netid: c_12037:n</text:p>
      <text:p text:style-name="Standard"><text:s text:c="15"/>2.68951e-19 <text:s text:c="2"/>netid: c_12037:n</text:p>
      <text:p text:style-name="Standard"><text:s text:c="16"/>5.0047e-19 <text:s text:c="2"/>netid: c_12037:n</text:p>
      <text:p text:style-name="Standard"><text:s text:c="15"/>2.67186e-18 <text:s text:c="2"/>netid: c_12038:n</text:p>
      <text:p text:style-name="Standard"><text:s text:c="15"/>1.27968e-18 <text:s text:c="2"/>netid: c_12038:n</text:p>
      <text:p text:style-name="Standard"><text:s text:c="15"/>2.85144e-19 <text:s text:c="2"/>netid: c_12038:n</text:p>
      <text:p text:style-name="Standard"><text:s text:c="15"/>7.72738e-19 <text:s text:c="2"/>netid: c_12038:n</text:p>
      <text:p text:style-name="Standard"><text:s text:c="15"/>2.02276e-19 <text:s text:c="2"/>netid: c_12038:n</text:p>
      <text:p text:style-name="Standard"><text:s text:c="15"/>1.43385e-18 <text:s text:c="2"/>netid: XI4/XI4/MPM0:g</text:p>
      <text:p text:style-name="Standard"><text:s text:c="15"/>1.18621e-18 <text:s text:c="2"/>netid: XI4/XI4/MPM0:g</text:p>
      <text:p text:style-name="Standard"><text:s text:c="15"/>8.39691e-19 <text:s text:c="2"/>netid: XI4/XI4/MPM0:g</text:p>
      <text:p text:style-name="Standard"><text:s text:c="15"/>5.45875e-19 <text:s text:c="2"/>netid: XI4/XI4/MPM0:g</text:p>
      <text:p text:style-name="Standard"><text:s text:c="15"/>9.49265e-19 <text:s text:c="2"/>netid: XI4/XI4/MPM0:g</text:p>
      <text:p text:style-name="Standard"><text:s text:c="15"/>1.44549e-18 <text:s text:c="2"/>netid: XI4/XI4/MPM0:g</text:p>
      <text:p text:style-name="Standard"><text:s text:c="15"/>4.58717e-19 <text:s text:c="2"/>netid: c_12047:n</text:p>
      <text:p text:style-name="Standard"><text:s text:c="15"/>4.96055e-18 <text:s text:c="2"/>netid: c_12047:n</text:p>
      <text:p text:style-name="Standard"><text:s text:c="15"/>5.89544e-19 <text:s text:c="2"/>netid: c_12049:n</text:p>
      <text:p text:style-name="Standard"><text:s text:c="15"/>3.79549e-19 <text:s text:c="2"/>netid: c_12049:n</text:p>
      <text:p text:style-name="Standard"><text:s text:c="15"/>3.12361e-19 <text:s text:c="2"/>netid: c_12049:n</text:p>
      <text:p text:style-name="Standard"><text:s text:c="15"/>3.12483e-19 <text:s text:c="2"/>netid: c_12049:n</text:p>
      <text:p text:style-name="Standard"><text:s text:c="15"/>5.93847e-18 <text:s text:c="2"/>netid: c_12195:n</text:p>
      <text:p text:style-name="Standard"><text:s text:c="15"/>2.85121e-19 <text:s text:c="2"/>netid: c_12445:n</text:p>
      <text:p text:style-name="Standard"><text:s text:c="15"/>2.28101e-18 <text:s text:c="2"/>netid: c_12445:n</text:p>
      <text:p text:style-name="Standard"><text:s text:c="15"/>7.28639e-19 <text:s text:c="2"/>netid: c_12445:n</text:p>
      <text:p text:style-name="Standard"><text:s text:c="15"/>3.95944e-18 <text:s text:c="2"/>netid: c_12445:n</text:p>
      <text:p text:style-name="Standard"><text:s text:c="15"/>5.18075e-19 <text:s text:c="2"/>netid: c_12445:n</text:p>
      <text:p text:style-name="Standard"><text:s text:c="15"/>5.12101e-19 <text:s text:c="2"/>netid: c_12445:n</text:p>
      <text:p text:style-name="Standard"><text:s text:c="15"/>5.25643e-19 <text:s text:c="2"/>netid: c_12445:n</text:p>
      <text:p text:style-name="Standard"><text:s text:c="15"/>1.50862e-18 <text:s text:c="2"/>netid: c_12271:n</text:p>
      <text:p text:style-name="Standard"><text:s text:c="15"/>2.98898e-18 <text:s text:c="2"/>netid: c_12271:n</text:p>
      <text:p text:style-name="Standard"><text:s text:c="15"/>1.97419e-18 <text:s text:c="2"/>netid: c_12271:n</text:p>
      <text:p text:style-name="Standard"><text:s text:c="15"/>6.91564e-18 <text:s text:c="2"/>netid: c_12943:p</text:p>
      <text:p text:style-name="Standard"><text:s text:c="15"/>1.30543e-18 <text:s text:c="2"/>netid: c_12943:p</text:p>
      <text:p text:style-name="Standard"><text:s text:c="15"/>1.36159e-18 <text:s text:c="2"/>netid: c_12943:p</text:p>
      <text:p text:style-name="Standard"><text:s text:c="15"/>4.11483e-19 <text:s text:c="2"/>netid: c_12447:n</text:p>
      <text:p text:style-name="Standard"><text:s text:c="15"/>1.41652e-18 <text:s text:c="2"/>netid: c_12447:n</text:p>
      <text:p text:style-name="Standard"><text:s text:c="15"/>1.11391e-18 <text:s text:c="2"/>netid: c_12447:n</text:p>
      <text:p text:style-name="Standard"><text:s text:c="15"/>2.20281e-18 <text:s text:c="2"/>netid: c_12447:n</text:p>
      <text:p text:style-name="Standard"><text:s text:c="15"/>3.90574e-18 <text:s text:c="2"/>netid: c_12447:n</text:p>
      <text:p text:style-name="Standard"><text:s text:c="15"/>1.29757e-16 <text:s text:c="2"/>netid: c_12447:n</text:p>
      <text:p text:style-name="Standard"><text:s text:c="15"/>1.92015e-18 <text:s text:c="2"/>netid: c_12448:n</text:p>
      <text:p text:style-name="Standard"><text:s text:c="15"/>2.80103e-18 <text:s text:c="2"/>netid: c_12273:n</text:p>
      <text:p text:style-name="Standard"><text:s text:c="15"/>2.95888e-18 <text:s text:c="2"/>netid: c_12273:n</text:p>
      <text:p text:style-name="Standard"><text:s text:c="15"/>7.99745e-19 <text:s text:c="2"/>netid: c_12273:n</text:p>
      <text:p text:style-name="Standard"><text:s text:c="16"/>2.0665e-18 <text:s text:c="2"/>netid: c_12273:n</text:p>
      <text:p text:style-name="Standard"><text:s text:c="15"/>1.19448e-18 <text:s text:c="2"/>netid: c_12273:n</text:p>
      <text:p text:style-name="Standard"><text:s text:c="15"/>1.20431e-18 <text:s text:c="2"/>netid: c_12273:n</text:p>
      <text:p text:style-name="Standard"><text:s text:c="15"/>6.99224e-19 <text:s text:c="2"/>netid: c_13964:n</text:p>
      <text:p text:style-name="Standard"><text:s text:c="15"/>2.40281e-18 <text:s text:c="2"/>netid: c_13964:n</text:p>
      <text:p text:style-name="Standard"><text:s text:c="15"/>1.11783e-17 <text:s text:c="2"/>netid: c_13964:n</text:p>
      <text:p text:style-name="Standard"><text:s text:c="15"/>4.59235e-18 <text:s text:c="2"/>netid: c_13964:n</text:p>
      <text:p text:style-name="Standard"><text:s text:c="16"/>1.3628e-17 <text:s text:c="2"/>netid: c_13964:n</text:p>
      <text:p text:style-name="Standard"><text:soft-page-break/><text:s text:c="15"/>6.80212e-18 <text:s text:c="2"/>netid: c_13989:n</text:p>
      <text:p text:style-name="Standard"><text:s text:c="15"/>2.28502e-17 <text:s text:c="2"/>netid: c_13990:n</text:p>
      <text:p text:style-name="Standard"><text:s text:c="15"/>1.43064e-18 <text:s text:c="2"/>netid: c_13991:n</text:p>
      <text:p text:style-name="Standard"><text:s text:c="15"/>4.48533e-18 <text:s text:c="2"/>netid: c_13991:n</text:p>
      <text:p text:style-name="Standard"><text:s text:c="15"/>1.27126e-18 <text:s text:c="2"/>netid: c_13991:n</text:p>
      <text:p text:style-name="Standard"><text:s text:c="15"/>2.36334e-18 <text:s text:c="2"/>netid: c_13994:n</text:p>
      <text:p text:style-name="Standard"><text:s text:c="15"/>5.79164e-18 <text:s text:c="2"/>netid: c_13994:n</text:p>
      <text:p text:style-name="Standard"><text:s text:c="15"/>7.04359e-18 <text:s text:c="2"/>netid: c_13994:n</text:p>
      <text:p text:style-name="Standard"><text:s text:c="15"/>4.37553e-17 <text:s text:c="2"/>netid: c_13994:n</text:p>
      <text:p text:style-name="Standard"><text:s text:c="15"/>4.90824e-19 <text:s text:c="2"/>netid: c_13997:n</text:p>
      <text:p text:style-name="Standard"><text:s text:c="15"/>5.23257e-18 <text:s text:c="2"/>netid: c_13997:n</text:p>
      <text:p text:style-name="Standard"><text:s text:c="15"/>9.04651e-18 <text:s text:c="2"/>netid: c_13997:n</text:p>
      <text:p text:style-name="Standard"><text:s text:c="15"/>1.38157e-17 <text:s text:c="2"/>netid: c_13997:n</text:p>
      <text:p text:style-name="Standard"><text:s text:c="15"/>1.14567e-18 <text:s text:c="2"/>netid: c_13997:n</text:p>
      <text:p text:style-name="Standard"><text:s text:c="15"/>9.78191e-18 <text:s text:c="2"/>netid: c_13999:n</text:p>
      <text:p text:style-name="Standard"><text:s text:c="15"/>9.94149e-19 <text:s text:c="2"/>netid: XI3/XI0/MNM0:b</text:p>
      <text:p text:style-name="Standard"><text:s text:c="15"/>2.23249e-18 <text:s text:c="2"/>netid: c_16523:p</text:p>
      <text:p text:style-name="Standard"><text:s text:c="15"/>5.11847e-18 <text:s text:c="2"/>netid: c_16445:p</text:p>
      <text:p text:style-name="Standard"><text:s text:c="15"/>1.68321e-18 <text:s text:c="2"/>netid: c_16445:p</text:p>
      <text:p text:style-name="Standard"><text:s text:c="15"/>1.13971e-18 <text:s text:c="2"/>netid: XI4/XI1/XI0/MNM0:s</text:p>
      <text:p text:style-name="Standard"><text:s text:c="15"/>2.30647e-18 <text:s text:c="2"/>netid: c_16527:p</text:p>
      <text:p text:style-name="Standard"><text:s text:c="15"/>3.47873e-19 <text:s text:c="2"/>netid: c_15718:n</text:p>
      <text:p text:style-name="Standard"><text:s text:c="15"/>5.38827e-18 <text:s text:c="2"/>netid: c_15718:n</text:p>
      <text:p text:style-name="Standard"><text:s text:c="15"/>9.59842e-19 <text:s text:c="2"/>netid: c_15718:n</text:p>
      <text:p text:style-name="Standard"><text:s text:c="15"/>9.23552e-19 <text:s text:c="2"/>netid: c_15718:n</text:p>
      <text:p text:style-name="Standard"><text:s text:c="15"/>4.90054e-19 <text:s text:c="2"/>netid: c_15718:n</text:p>
      <text:p text:style-name="Standard"><text:s text:c="15"/>4.14707e-18 <text:s text:c="2"/>netid: c_15719:n</text:p>
      <text:p text:style-name="Standard"><text:s text:c="15"/>2.98662e-19 <text:s text:c="2"/>netid: c_15719:n</text:p>
      <text:p text:style-name="Standard"><text:s text:c="15"/>2.18599e-18 <text:s text:c="2"/>netid: c_16535:p</text:p>
      <text:p text:style-name="Standard"><text:s text:c="15"/>4.57397e-18 <text:s text:c="2"/>netid: c_15722:n</text:p>
      <text:p text:style-name="Standard"><text:s text:c="15"/>2.98662e-19 <text:s text:c="2"/>netid: c_15722:n</text:p>
      <text:p text:style-name="Standard"><text:s text:c="15"/>1.99447e-18 <text:s text:c="2"/>netid: c_16538:p</text:p>
      <text:p text:style-name="Standard"><text:s text:c="15"/>1.45603e-18 <text:s text:c="2"/>netid: c_16234:n</text:p>
      <text:p text:style-name="Standard"><text:s text:c="16"/>1.0126e-18 <text:s text:c="2"/>netid: c_16497:p</text:p>
      <text:p text:style-name="Standard"><text:s text:c="15"/>6.12155e-19 <text:s text:c="2"/>netid: c_16497:p</text:p>
      <text:p text:style-name="Standard"><text:s text:c="15"/>2.53688e-19 <text:s text:c="2"/>netid: c_16498:p</text:p>
      <text:p text:style-name="Standard"><text:s text:c="15"/>2.71545e-18 <text:s text:c="2"/>netid: c_16498:p</text:p>
      <text:p text:style-name="Standard"><text:s text:c="15"/>1.03997e-18 <text:s text:c="2"/>netid: c_16498:p</text:p>
      <text:p text:style-name="Standard"><text:s text:c="15"/>9.75049e-19 <text:s text:c="2"/>netid: c_16498:p</text:p>
      <text:p text:style-name="Standard"><text:s text:c="15"/>4.32358e-19 <text:s text:c="2"/>netid: c_16498:p</text:p>
      <text:p text:style-name="Standard"><text:s text:c="15"/>3.40291e-18 <text:s text:c="2"/>netid: c_16498:p</text:p>
      <text:p text:style-name="Standard"><text:s text:c="15"/>1.23289e-18 <text:s text:c="2"/>netid: c_16498:p</text:p>
      <text:p text:style-name="Standard"><text:s text:c="15"/>4.76325e-19 <text:s text:c="2"/>netid: c_16498:p</text:p>
      <text:p text:style-name="Standard"><text:s text:c="15"/>5.76751e-19 <text:s text:c="2"/>netid: c_16498:p</text:p>
      <text:p text:style-name="Standard"><text:s text:c="15"/>8.12377e-19 <text:s text:c="2"/>netid: c_17343:n</text:p>
      <text:p text:style-name="Standard"><text:s text:c="15"/>3.06962e-19 <text:s text:c="2"/>netid: c_17536:n</text:p>
      <text:p text:style-name="Standard"><text:s text:c="15"/>1.35028e-18 <text:s text:c="2"/>netid: c_17433:n</text:p>
      <text:p text:style-name="Standard"><text:s text:c="15"/>7.95595e-19 <text:s text:c="2"/>netid: c_17434:n</text:p>
      <text:p text:style-name="Standard"><text:s text:c="15"/>8.88147e-19 <text:s text:c="2"/>netid: c_17434:n</text:p>
      <text:p text:style-name="Standard"><text:s text:c="16"/>2.1889e-18 <text:s text:c="2"/>netid: c_17434:n</text:p>
      <text:p text:style-name="Standard"><text:s text:c="15"/>9.32072e-19 <text:s text:c="2"/>netid: c_17438:n</text:p>
      <text:p text:style-name="Standard"><text:s text:c="15"/>4.87142e-17 <text:s text:c="2"/>netid: XI4/XI1/XI1/MPM1:g</text:p>
      <text:p text:style-name="Standard"><text:soft-page-break/><text:s text:c="15"/>2.79711e-19 <text:s text:c="2"/>netid: XI4/XI1/XI1/MPM1:g</text:p>
      <text:p text:style-name="Standard"><text:s text:c="15"/>2.60241e-18 <text:s text:c="2"/>netid: XI4/XI1/XI1/MPM1:g</text:p>
      <text:p text:style-name="Standard"><text:s text:c="15"/>2.45677e-19 <text:s text:c="2"/>netid: XI4/XI1/XI1/MPM1:g</text:p>
      <text:p text:style-name="Standard"><text:s text:c="15"/>5.62512e-18 <text:s text:c="2"/>netid: c_1191:n</text:p>
      <text:p text:style-name="Standard"><text:s text:c="15"/>9.17446e-19 <text:s text:c="2"/>netid: c_1191:n</text:p>
      <text:p text:style-name="Standard"><text:s text:c="15"/>9.79911e-19 <text:s text:c="2"/>netid: c_1191:n</text:p>
      <text:p text:style-name="Standard"><text:s text:c="15"/>9.68377e-19 <text:s text:c="2"/>netid: c_1191:n</text:p>
      <text:p text:style-name="Standard"><text:s text:c="15"/>7.68206e-18 <text:s text:c="2"/>netid: c_1256:n</text:p>
      <text:p text:style-name="Standard"><text:s text:c="15"/>8.73639e-19 <text:s text:c="2"/>netid: c_1256:n</text:p>
      <text:p text:style-name="Standard"><text:s text:c="15"/>8.73639e-19 <text:s text:c="2"/>netid: c_1348:n</text:p>
      <text:p text:style-name="Standard"><text:s text:c="15"/>2.14529e-18 <text:s text:c="2"/>netid: c_1226:n</text:p>
      <text:p text:style-name="Standard"><text:s text:c="15"/>9.52137e-19 <text:s text:c="2"/>netid: c_1224:n</text:p>
      <text:p text:style-name="Standard"><text:s text:c="15"/>8.73639e-19 <text:s text:c="2"/>netid: c_1224:n</text:p>
      <text:p text:style-name="Standard"><text:s text:c="15"/>2.36156e-18 <text:s text:c="2"/>netid: c_1224:n</text:p>
      <text:p text:style-name="Standard"><text:s text:c="15"/>1.50896e-18 <text:s text:c="2"/>netid: c_1224:n</text:p>
      <text:p text:style-name="Standard"><text:s text:c="15"/>1.55048e-18 <text:s text:c="2"/>netid: c_1259:n</text:p>
      <text:p text:style-name="Standard"><text:s text:c="15"/>5.14539e-18 <text:s text:c="2"/>netid: c_1259:n</text:p>
      <text:p text:style-name="Standard"><text:s text:c="15"/>2.01754e-18 <text:s text:c="2"/>netid: c_1259:n</text:p>
      <text:p text:style-name="Standard"><text:s text:c="15"/>2.14717e-19 <text:s text:c="2"/>netid: c_1227:n</text:p>
      <text:p text:style-name="Standard"><text:s text:c="15"/>2.15752e-18 <text:s text:c="2"/>netid: c_1227:n</text:p>
      <text:p text:style-name="Standard"><text:s text:c="16"/>1.9051e-18 <text:s text:c="2"/>netid: c_1227:n</text:p>
      <text:p text:style-name="Standard"><text:s text:c="15"/>6.13395e-19 <text:s text:c="2"/>netid: c_1227:n</text:p>
      <text:p text:style-name="Standard"><text:s text:c="15"/>1.46795e-18 <text:s text:c="2"/>netid: c_1227:n</text:p>
      <text:p text:style-name="Standard"><text:s text:c="16"/>1.4013e-18 <text:s text:c="2"/>netid: c_1227:n</text:p>
      <text:p text:style-name="Standard"><text:s text:c="17"/>2.944e-18 <text:s text:c="2"/>netid: c_1227:n</text:p>
      <text:p text:style-name="Standard"><text:s text:c="15"/>1.68316e-17 <text:s text:c="2"/>netid: c_1227:n</text:p>
      <text:p text:style-name="Standard"><text:s text:c="15"/>1.58607e-18 <text:s text:c="2"/>netid: XI4/NET34</text:p>
      <text:p text:style-name="Standard"><text:s text:c="15"/>2.00524e-18 <text:s text:c="2"/>netid: c_1483:n</text:p>
      <text:p text:style-name="Standard"><text:s text:c="15"/>1.99332e-18 <text:s text:c="2"/>netid: c_1484:n</text:p>
      <text:p text:style-name="Standard"><text:s text:c="15"/>2.12417e-18 <text:s text:c="2"/>netid: c_1609:n</text:p>
      <text:p text:style-name="Standard"><text:s text:c="16"/>3.4784e-18 <text:s text:c="2"/>netid: c_1609:n</text:p>
      <text:p text:style-name="Standard"><text:s text:c="15"/>1.30346e-17 <text:s text:c="2"/>netid: c_1609:n</text:p>
      <text:p text:style-name="Standard"><text:s text:c="15"/>4.26569e-19 <text:s text:c="2"/>netid: c_1529:n</text:p>
      <text:p text:style-name="Standard"><text:s text:c="15"/>2.00765e-19 <text:s text:c="2"/>netid: c_1529:n</text:p>
      <text:p text:style-name="Standard"><text:s text:c="15"/>2.20988e-18 <text:s text:c="2"/>netid: XI4/XI1/XI1/MPM0:d</text:p>
      <text:p text:style-name="Standard"><text:s text:c="15"/>2.47654e-18 <text:s text:c="2"/>netid: XI4/XI1/XI0/MPM1:g</text:p>
      <text:p text:style-name="Standard"><text:s text:c="15"/>4.01896e-18 <text:s text:c="2"/>netid: XI4/XI1/XI0/MPM1:g</text:p>
      <text:p text:style-name="Standard"><text:s text:c="15"/>2.01818e-18 <text:s text:c="2"/>netid: XI4/XI1/XI0/MPM1:g</text:p>
      <text:p text:style-name="Standard"><text:s text:c="15"/>2.07358e-18 <text:s text:c="2"/>netid: XI4/XI1/XI0/MPM1:g</text:p>
      <text:p text:style-name="Standard"><text:s text:c="15"/>1.19478e-18 <text:s text:c="2"/>netid: XI4/XI1/XI0/MPM1:g</text:p>
      <text:p text:style-name="Standard"><text:s text:c="15"/>3.79875e-19 <text:s text:c="2"/>netid: XI4/XI1/XI0/MPM1:g</text:p>
      <text:p text:style-name="Standard"><text:s text:c="15"/>2.13019e-18 <text:s text:c="2"/>netid: XI4/XI1/XI0/MPM1:g</text:p>
      <text:p text:style-name="Standard"><text:s text:c="15"/>8.90114e-19 <text:s text:c="2"/>netid: XI4/XI1/XI0/MPM1:g</text:p>
      <text:p text:style-name="Standard"><text:s text:c="15"/>7.74547e-18 <text:s text:c="2"/>netid: XI4/XI1/XI0/MPM1:g</text:p>
      <text:p text:style-name="Standard"><text:s text:c="15"/>5.52392e-18 <text:s text:c="2"/>netid: XI4/XI1/XI0/MPM1:g</text:p>
      <text:p text:style-name="Standard"><text:s text:c="15"/>3.16661e-18 <text:s text:c="2"/>netid: XI4/XI1/XI0/MPM1:g</text:p>
      <text:p text:style-name="Standard"><text:s text:c="15"/>2.23458e-19 <text:s text:c="2"/>netid: XI4/XI1/XI0/MPM1:g</text:p>
      <text:p text:style-name="Standard"><text:s text:c="15"/>1.01326e-18 <text:s text:c="2"/>netid: c_1683:n</text:p>
      <text:p text:style-name="Standard"><text:s text:c="15"/>8.57982e-18 <text:s text:c="2"/>netid: c_1683:n</text:p>
      <text:p text:style-name="Standard"><text:s text:c="15"/>2.14127e-18 <text:s text:c="2"/>netid: c_1480:n</text:p>
      <text:p text:style-name="Standard"><text:s text:c="15"/>1.19413e-17 <text:s text:c="2"/>netid: c_1480:n</text:p>
      <text:p text:style-name="Standard"><text:s text:c="15"/>8.23238e-19 <text:s text:c="2"/>netid: c_1570:n</text:p>
      <text:p text:style-name="Standard"><text:soft-page-break/><text:s text:c="15"/>8.23238e-19 <text:s text:c="2"/>netid: c_1534:n</text:p>
      <text:p text:style-name="Standard"><text:s text:c="15"/>8.23238e-19 <text:s text:c="2"/>netid: c_1530:n</text:p>
      <text:p text:style-name="Standard"><text:s text:c="15"/>1.84322e-18 <text:s text:c="2"/>netid: c_1690:n</text:p>
      <text:p text:style-name="Standard"><text:s text:c="15"/>5.55966e-19 <text:s text:c="2"/>netid: c_1690:n</text:p>
      <text:p text:style-name="Standard"><text:s text:c="15"/>9.92948e-19 <text:s text:c="2"/>netid: c_1692:n</text:p>
      <text:p text:style-name="Standard"><text:s text:c="15"/>7.42708e-18 <text:s text:c="2"/>netid: c_1692:n</text:p>
      <text:p text:style-name="Standard"><text:s text:c="15"/>7.72701e-19 <text:s text:c="2"/>netid: c_1692:n</text:p>
      <text:p text:style-name="Standard"><text:s text:c="15"/>1.53784e-18 <text:s text:c="2"/>netid: c_1692:n</text:p>
      <text:p text:style-name="Standard"><text:s text:c="15"/>4.58998e-19 <text:s text:c="2"/>netid: c_1692:n</text:p>
      <text:p text:style-name="Standard"><text:s text:c="15"/>1.18637e-18 <text:s text:c="2"/>netid: c_1692:n</text:p>
      <text:p text:style-name="Standard"><text:s text:c="15"/>5.31764e-18 <text:s text:c="2"/>netid: c_1698:n</text:p>
      <text:p text:style-name="Standard"><text:s text:c="15"/>1.25384e-18 <text:s text:c="2"/>netid: c_1698:n</text:p>
      <text:p text:style-name="Standard"><text:s text:c="15"/>4.90591e-18 <text:s text:c="2"/>netid: c_1698:n</text:p>
      <text:p text:style-name="Standard"><text:s text:c="15"/>9.16327e-19 <text:s text:c="2"/>netid: c_1502:n</text:p>
      <text:p text:style-name="Standard"><text:s text:c="15"/>1.66377e-18 <text:s text:c="2"/>netid: c_1502:n</text:p>
      <text:p text:style-name="Standard"><text:s text:c="15"/>2.25781e-19 <text:s text:c="2"/>netid: c_1502:n</text:p>
      <text:p text:style-name="Standard"><text:s text:c="15"/>7.08876e-18 <text:s text:c="2"/>netid: c_1502:n</text:p>
      <text:p text:style-name="Standard"><text:s text:c="15"/>3.36741e-18 <text:s text:c="2"/>netid: c_1502:n</text:p>
      <text:p text:style-name="Standard"><text:s text:c="15"/>5.33653e-18 <text:s text:c="2"/>netid: c_1502:n</text:p>
      <text:p text:style-name="Standard"><text:s text:c="15"/>1.74172e-18 <text:s text:c="2"/>netid: c_1502:n</text:p>
      <text:p text:style-name="Standard"><text:s text:c="15"/>7.30744e-19 <text:s text:c="2"/>netid: c_1502:n</text:p>
      <text:p text:style-name="Standard"><text:s text:c="15"/>1.41002e-18 <text:s text:c="2"/>netid: c_1514:n</text:p>
      <text:p text:style-name="Standard"><text:s text:c="15"/>5.10874e-18 <text:s text:c="2"/>netid: c_1514:n</text:p>
      <text:p text:style-name="Standard"><text:s text:c="15"/>7.28875e-18 <text:s text:c="2"/>netid: c_1514:n</text:p>
      <text:p text:style-name="Standard"><text:s text:c="15"/>3.12851e-18 <text:s text:c="2"/>netid: c_1514:n</text:p>
      <text:p text:style-name="Standard"><text:s text:c="16"/>2.1569e-18 <text:s text:c="2"/>netid: c_1515:n</text:p>
      <text:p text:style-name="Standard"><text:s text:c="15"/>5.87931e-18 <text:s text:c="2"/>netid: c_1515:n</text:p>
      <text:p text:style-name="Standard"><text:s text:c="15"/>2.23124e-18 <text:s text:c="2"/>netid: c_1515:n</text:p>
      <text:p text:style-name="Standard"><text:s text:c="15"/>7.08859e-18 <text:s text:c="2"/>netid: c_1619:n</text:p>
      <text:p text:style-name="Standard"><text:s text:c="15"/>1.79676e-18 <text:s text:c="2"/>netid: c_1621:n</text:p>
      <text:p text:style-name="Standard"><text:s text:c="15"/>1.32562e-17 <text:s text:c="2"/>netid: c_1621:n</text:p>
      <text:p text:style-name="Standard"><text:s text:c="15"/>1.40147e-18 <text:s text:c="2"/>netid: c_1611:n</text:p>
      <text:p text:style-name="Standard"><text:s text:c="15"/>4.78993e-19 <text:s text:c="2"/>netid: c_1720:n</text:p>
      <text:p text:style-name="Standard"><text:s text:c="15"/>4.61337e-19 <text:s text:c="2"/>netid: c_1720:n</text:p>
      <text:p text:style-name="Standard"><text:s text:c="15"/>1.30424e-17 <text:s text:c="2"/>netid: c_1722:n</text:p>
      <text:p text:style-name="Standard"><text:s text:c="15"/>1.68631e-18 <text:s text:c="2"/>netid: c_1723:n</text:p>
      <text:p text:style-name="Standard"><text:s text:c="16"/>8.2212e-19 <text:s text:c="2"/>netid: c_1574:n</text:p>
      <text:p text:style-name="Standard"><text:s text:c="15"/>5.47381e-18 <text:s text:c="2"/>netid: c_1574:n</text:p>
      <text:p text:style-name="Standard"><text:s text:c="15"/>1.12268e-18 <text:s text:c="2"/>netid: c_1574:n</text:p>
      <text:p text:style-name="Standard"><text:s text:c="15"/>2.03851e-18 <text:s text:c="2"/>netid: c_1503:n</text:p>
      <text:p text:style-name="Standard"><text:s text:c="15"/>4.78261e-18 <text:s text:c="2"/>netid: c_1503:n</text:p>
      <text:p text:style-name="Standard"><text:s text:c="15"/>3.32763e-18 <text:s text:c="2"/>netid: c_1503:n</text:p>
      <text:p text:style-name="Standard"><text:s text:c="15"/>1.71846e-18 <text:s text:c="2"/>netid: c_1503:n</text:p>
      <text:p text:style-name="Standard"><text:s text:c="15"/>2.28804e-18 <text:s text:c="2"/>netid: c_1504:n</text:p>
      <text:p text:style-name="Standard"><text:s text:c="15"/>1.01438e-18 <text:s text:c="2"/>netid: c_1504:n</text:p>
      <text:p text:style-name="Standard"><text:s text:c="15"/>1.73163e-18 <text:s text:c="2"/>netid: c_1577:n</text:p>
      <text:p text:style-name="Standard"><text:s text:c="15"/>4.53293e-19 <text:s text:c="2"/>netid: c_1577:n</text:p>
      <text:p text:style-name="Standard"><text:s text:c="15"/>3.13317e-19 <text:s text:c="2"/>netid: c_1735:n</text:p>
      <text:p text:style-name="Standard"><text:s text:c="15"/>5.00879e-18 <text:s text:c="2"/>netid: c_1517:n</text:p>
      <text:p text:style-name="Standard"><text:s text:c="15"/>8.10707e-19 <text:s text:c="2"/>netid: c_1517:n</text:p>
      <text:p text:style-name="Standard"><text:s text:c="15"/>4.57778e-19 <text:s text:c="2"/>netid: c_1738:n</text:p>
      <text:p text:style-name="Standard"><text:s text:c="15"/>6.44036e-19 <text:s text:c="2"/>netid: c_1507:n</text:p>
      <text:p text:style-name="Standard"><text:soft-page-break/><text:s text:c="15"/>3.16581e-19 <text:s text:c="2"/>netid: c_1579:n</text:p>
      <text:p text:style-name="Standard"><text:s text:c="15"/>3.34013e-18 <text:s text:c="2"/>netid: c_1482:n</text:p>
      <text:p text:style-name="Standard"><text:s text:c="15"/>2.71635e-19 <text:s text:c="2"/>netid: c_1482:n</text:p>
      <text:p text:style-name="Standard"><text:s text:c="15"/>1.35666e-17 <text:s text:c="2"/>netid: c_1482:n</text:p>
      <text:p text:style-name="Standard"><text:s text:c="15"/>6.13047e-18 <text:s text:c="2"/>netid: c_1482:n</text:p>
      <text:p text:style-name="Standard"><text:s text:c="15"/>5.74159e-18 <text:s text:c="2"/>netid: c_1520:n</text:p>
      <text:p text:style-name="Standard"><text:s text:c="15"/>2.34931e-18 <text:s text:c="2"/>netid: c_1520:n</text:p>
      <text:p text:style-name="Standard"><text:s text:c="15"/>5.40266e-18 <text:s text:c="2"/>netid: c_1498:n</text:p>
      <text:p text:style-name="Standard"><text:s text:c="15"/>2.06605e-19 <text:s text:c="2"/>netid: c_1521:n</text:p>
      <text:p text:style-name="Standard"><text:s text:c="15"/>1.08621e-17 <text:s text:c="2"/>netid: c_1521:n</text:p>
      <text:p text:style-name="Standard"><text:s text:c="15"/>8.22752e-18 <text:s text:c="2"/>netid: c_1526:n</text:p>
      <text:p text:style-name="Standard"><text:s text:c="15"/>4.99014e-19 <text:s text:c="2"/>netid: c_1499:n</text:p>
      <text:p text:style-name="Standard"><text:s text:c="15"/>1.30098e-18 <text:s text:c="2"/>netid: c_1500:n</text:p>
      <text:p text:style-name="Standard"><text:s text:c="15"/>1.22024e-17 <text:s text:c="2"/>netid: c_1500:n</text:p>
      <text:p text:style-name="Standard"><text:s text:c="15"/>1.40292e-18 <text:s text:c="2"/>netid: c_1523:n</text:p>
      <text:p text:style-name="Standard"><text:s text:c="15"/>4.31779e-18 <text:s text:c="2"/>netid: c_1523:n</text:p>
      <text:p text:style-name="Standard"><text:s text:c="15"/>8.83322e-19 <text:s text:c="2"/>netid: c_1523:n</text:p>
      <text:p text:style-name="Standard"><text:s text:c="15"/>2.76815e-18 <text:s text:c="2"/>netid: c_1523:n</text:p>
      <text:p text:style-name="Standard"><text:s text:c="16"/>5.2066e-18 <text:s text:c="2"/>netid: c_1523:n</text:p>
      <text:p text:style-name="Standard"><text:s text:c="15"/>1.45351e-18 <text:s text:c="2"/>netid: c_1523:n</text:p>
      <text:p text:style-name="Standard"><text:s text:c="15"/>2.08828e-18 <text:s text:c="2"/>netid: c_1523:n</text:p>
      <text:p text:style-name="Standard"><text:s text:c="15"/>2.93024e-19 <text:s text:c="2"/>netid: c_1920:n</text:p>
      <text:p text:style-name="Standard"><text:s text:c="15"/>7.32479e-19 <text:s text:c="2"/>netid: c_1920:n</text:p>
      <text:p text:style-name="Standard"><text:s text:c="15"/>2.79497e-18 <text:s text:c="2"/>netid: c_1920:n</text:p>
      <text:p text:style-name="Standard"><text:s text:c="16"/>2.2832e-18 <text:s text:c="2"/>netid: c_1920:n</text:p>
      <text:p text:style-name="Standard"><text:s text:c="15"/>1.69827e-18 <text:s text:c="2"/>netid: c_1921:n</text:p>
      <text:p text:style-name="Standard"><text:s text:c="15"/>2.29075e-18 <text:s text:c="2"/>netid: c_1921:n</text:p>
      <text:p text:style-name="Standard"><text:s text:c="15"/>1.30913e-18 <text:s text:c="2"/>netid: c_1936:n</text:p>
      <text:p text:style-name="Standard"><text:s text:c="15"/>1.70444e-17 <text:s text:c="2"/>netid: c_1936:n</text:p>
      <text:p text:style-name="Standard"><text:s text:c="15"/>2.25304e-19 <text:s text:c="2"/>netid: c_1936:n</text:p>
      <text:p text:style-name="Standard"><text:s text:c="15"/>6.43264e-18 <text:s text:c="2"/>netid: c_1936:n</text:p>
      <text:p text:style-name="Standard"><text:s text:c="15"/>7.14246e-18 <text:s text:c="2"/>netid: c_1936:n</text:p>
      <text:p text:style-name="Standard"><text:s text:c="15"/>2.35113e-18 <text:s text:c="2"/>netid: c_2042:n</text:p>
      <text:p text:style-name="Standard"><text:s text:c="16"/>3.4784e-18 <text:s text:c="2"/>netid: c_2042:n</text:p>
      <text:p text:style-name="Standard"><text:s text:c="15"/>1.31167e-17 <text:s text:c="2"/>netid: c_2042:n</text:p>
      <text:p text:style-name="Standard"><text:s text:c="15"/>4.47374e-19 <text:s text:c="2"/>netid: c_2098:n</text:p>
      <text:p text:style-name="Standard"><text:s text:c="16"/>2.9704e-18 <text:s text:c="2"/>netid: XI4/XI2/MPM0:d</text:p>
      <text:p text:style-name="Standard"><text:s text:c="15"/>2.13237e-19 <text:s text:c="2"/>netid: XI4/XI2/MPM0:d</text:p>
      <text:p text:style-name="Standard"><text:s text:c="15"/>1.11036e-18 <text:s text:c="2"/>netid: c_2101:n</text:p>
      <text:p text:style-name="Standard"><text:s text:c="15"/>2.02563e-17 <text:s text:c="2"/>netid: c_2101:n</text:p>
      <text:p text:style-name="Standard"><text:s text:c="15"/>2.11157e-18 <text:s text:c="2"/>netid: c_1916:n</text:p>
      <text:p text:style-name="Standard"><text:s text:c="15"/>3.85691e-18 <text:s text:c="2"/>netid: c_2104:n</text:p>
      <text:p text:style-name="Standard"><text:s text:c="15"/>3.18019e-18 <text:s text:c="2"/>netid: c_1918:n</text:p>
      <text:p text:style-name="Standard"><text:s text:c="16"/>2.2956e-19 <text:s text:c="2"/>netid: c_1918:n</text:p>
      <text:p text:style-name="Standard"><text:s text:c="15"/>1.55495e-18 <text:s text:c="2"/>netid: c_1918:n</text:p>
      <text:p text:style-name="Standard"><text:s text:c="16"/>9.9878e-18 <text:s text:c="2"/>netid: c_1918:n</text:p>
      <text:p text:style-name="Standard"><text:s text:c="15"/>9.63439e-18 <text:s text:c="2"/>netid: c_1919:n</text:p>
      <text:p text:style-name="Standard"><text:s text:c="15"/>1.63596e-18 <text:s text:c="2"/>netid: c_1951:n</text:p>
      <text:p text:style-name="Standard"><text:s text:c="15"/>7.03734e-18 <text:s text:c="2"/>netid: c_1951:n</text:p>
      <text:p text:style-name="Standard"><text:s text:c="15"/>1.30115e-18 <text:s text:c="2"/>netid: c_1953:n</text:p>
      <text:p text:style-name="Standard"><text:s text:c="15"/>1.40039e-18 <text:s text:c="2"/>netid: c_1954:n</text:p>
      <text:p text:style-name="Standard"><text:s text:c="15"/>9.32919e-18 <text:s text:c="2"/>netid: c_2020:n</text:p>
      <text:p text:style-name="Standard"><text:soft-page-break/><text:s text:c="16"/>9.3481e-19 <text:s text:c="2"/>netid: c_2205:n</text:p>
      <text:p text:style-name="Standard"><text:s text:c="15"/>6.72927e-19 <text:s text:c="2"/>netid: c_2205:n</text:p>
      <text:p text:style-name="Standard"><text:s text:c="15"/>7.20676e-18 <text:s text:c="2"/>netid: c_2205:n</text:p>
      <text:p text:style-name="Standard"><text:s text:c="15"/>4.87579e-17 <text:s text:c="2"/>netid: XI4/XI2/MPM1:g</text:p>
      <text:p text:style-name="Standard"><text:s text:c="16"/>3.4751e-19 <text:s text:c="2"/>netid: XI4/XI2/MPM1:g</text:p>
      <text:p text:style-name="Standard"><text:s text:c="15"/>2.44839e-18 <text:s text:c="2"/>netid: XI4/XI2/MPM1:g</text:p>
      <text:p text:style-name="Standard"><text:s text:c="15"/>2.41085e-18 <text:s text:c="2"/>netid: c_2246:n</text:p>
      <text:p text:style-name="Standard"><text:s text:c="15"/>1.00944e-18 <text:s text:c="2"/>netid: c_2246:n</text:p>
      <text:p text:style-name="Standard"><text:s text:c="15"/>2.41085e-18 <text:s text:c="2"/>netid: c_2211:n</text:p>
      <text:p text:style-name="Standard"><text:s text:c="15"/>1.02077e-18 <text:s text:c="2"/>netid: c_2211:n</text:p>
      <text:p text:style-name="Standard"><text:s text:c="16"/>2.6662e-18 <text:s text:c="2"/>netid: c_2207:n</text:p>
      <text:p text:style-name="Standard"><text:s text:c="15"/>2.03641e-19 <text:s text:c="2"/>netid: c_2222:n</text:p>
      <text:p text:style-name="Standard"><text:s text:c="15"/>5.97829e-18 <text:s text:c="2"/>netid: c_2281:n</text:p>
      <text:p text:style-name="Standard"><text:s text:c="15"/>1.46678e-18 <text:s text:c="2"/>netid: c_2281:n</text:p>
      <text:p text:style-name="Standard"><text:s text:c="16"/>1.1891e-18 <text:s text:c="2"/>netid: c_2281:n</text:p>
      <text:p text:style-name="Standard"><text:s text:c="15"/>1.41852e-18 <text:s text:c="2"/>netid: c_2282:n</text:p>
      <text:p text:style-name="Standard"><text:s text:c="15"/>3.49341e-18 <text:s text:c="2"/>netid: c_2283:n</text:p>
      <text:p text:style-name="Standard"><text:s text:c="15"/>2.17793e-19 <text:s text:c="2"/>netid: c_2283:n</text:p>
      <text:p text:style-name="Standard"><text:s text:c="15"/>1.17879e-18 <text:s text:c="2"/>netid: c_2229:n</text:p>
      <text:p text:style-name="Standard"><text:s text:c="15"/>1.34693e-18 <text:s text:c="2"/>netid: c_2285:n</text:p>
      <text:p text:style-name="Standard"><text:s text:c="15"/>3.02926e-19 <text:s text:c="2"/>netid: c_2264:n</text:p>
      <text:p text:style-name="Standard"><text:s text:c="15"/>7.53342e-19 <text:s text:c="2"/>netid: c_2288:n</text:p>
      <text:p text:style-name="Standard"><text:s text:c="15"/>8.11199e-19 <text:s text:c="2"/>netid: c_2230:n</text:p>
      <text:p text:style-name="Standard"><text:s text:c="15"/>2.25794e-18 <text:s text:c="2"/>netid: XI4/XI1/XI0/MNM0:g</text:p>
      <text:p text:style-name="Standard"><text:s text:c="15"/>1.07824e-18 <text:s text:c="2"/>netid: XI4/XI1/XI0/MNM0:g</text:p>
      <text:p text:style-name="Standard"><text:s text:c="15"/>2.20738e-18 <text:s text:c="2"/>netid: XI4/XI1/XI0/MNM0:g</text:p>
      <text:p text:style-name="Standard"><text:s text:c="15"/>3.64786e-18 <text:s text:c="2"/>netid: XI4/XI1/XI0/MNM0:g</text:p>
      <text:p text:style-name="Standard"><text:s text:c="15"/>5.44218e-18 <text:s text:c="2"/>netid: c_2600:n</text:p>
      <text:p text:style-name="Standard"><text:s text:c="15"/>2.90032e-18 <text:s text:c="2"/>netid: c_2600:n</text:p>
      <text:p text:style-name="Standard"><text:s text:c="15"/>3.43551e-18 <text:s text:c="2"/>netid: c_2600:n</text:p>
      <text:p text:style-name="Standard"><text:s text:c="15"/>1.49257e-18 <text:s text:c="2"/>netid: c_2529:n</text:p>
      <text:p text:style-name="Standard"><text:s text:c="16"/>3.4784e-18 <text:s text:c="2"/>netid: c_2529:n</text:p>
      <text:p text:style-name="Standard"><text:s text:c="16"/>2.1569e-18 <text:s text:c="2"/>netid: c_2529:n</text:p>
      <text:p text:style-name="Standard"><text:s text:c="15"/>2.88756e-19 <text:s text:c="2"/>netid: c_2529:n</text:p>
      <text:p text:style-name="Standard"><text:s text:c="15"/>1.13866e-18 <text:s text:c="2"/>netid: c_2632:n</text:p>
      <text:p text:style-name="Standard"><text:s text:c="15"/>3.03226e-18 <text:s text:c="2"/>netid: c_2625:n</text:p>
      <text:p text:style-name="Standard"><text:s text:c="15"/>2.00524e-18 <text:s text:c="2"/>netid: c_2517:n</text:p>
      <text:p text:style-name="Standard"><text:s text:c="15"/>2.43141e-17 <text:s text:c="2"/>netid: c_2517:n</text:p>
      <text:p text:style-name="Standard"><text:s text:c="15"/>1.02064e-17 <text:s text:c="2"/>netid: c_2517:n</text:p>
      <text:p text:style-name="Standard"><text:s text:c="16"/>2.9704e-18 <text:s text:c="2"/>netid: c_2517:n</text:p>
      <text:p text:style-name="Standard"><text:s text:c="15"/>2.02976e-18 <text:s text:c="2"/>netid: c_2517:n</text:p>
      <text:p text:style-name="Standard"><text:s text:c="15"/>1.09585e-18 <text:s text:c="2"/>netid: c_2517:n</text:p>
      <text:p text:style-name="Standard"><text:s text:c="15"/>4.09501e-18 <text:s text:c="2"/>netid: c_2517:n</text:p>
      <text:p text:style-name="Standard"><text:s text:c="15"/>6.97584e-18 <text:s text:c="2"/>netid: c_2517:n</text:p>
      <text:p text:style-name="Standard"><text:s text:c="16"/>2.0026e-17 <text:s text:c="2"/>netid: c_2517:n</text:p>
      <text:p text:style-name="Standard"><text:s text:c="15"/>1.32188e-17 <text:s text:c="2"/>netid: c_2517:n</text:p>
      <text:p text:style-name="Standard"><text:s text:c="15"/>5.87931e-18 <text:s text:c="2"/>netid: c_2517:n</text:p>
      <text:p text:style-name="Standard"><text:s text:c="15"/>1.05832e-18 <text:s text:c="2"/>netid: c_2517:n</text:p>
      <text:p text:style-name="Standard"><text:s text:c="15"/>4.29417e-18 <text:s text:c="2"/>netid: c_2517:n</text:p>
      <text:p text:style-name="Standard"><text:s text:c="15"/>7.12713e-18 <text:s text:c="2"/>netid: c_2517:n</text:p>
      <text:p text:style-name="Standard"><text:s text:c="15"/>6.00221e-19 <text:s text:c="2"/>netid: c_2518:n</text:p>
      <text:p text:style-name="Standard"><text:s text:c="15"/>4.66974e-19 <text:s text:c="2"/>netid: c_2518:n</text:p>
      <text:p text:style-name="Standard"><text:soft-page-break/><text:s text:c="15"/>1.47804e-18 <text:s text:c="2"/>netid: c_288:n</text:p>
      <text:p text:style-name="Standard"><text:s text:c="15"/>3.30271e-18 <text:s text:c="2"/>netid: c_427:n</text:p>
      <text:p text:style-name="Standard"><text:s text:c="15"/>1.55947e-17 <text:s text:c="2"/>netid: XI4/XI1/XI0/MNM1:s</text:p>
      <text:p text:style-name="Standard"><text:s text:c="15"/>1.43587e-17 <text:s text:c="2"/>netid: c_427:n</text:p>
      <text:p text:style-name="Standard"><text:s text:c="15"/>3.25554e-18 <text:s text:c="2"/>netid: XI4/XI1/XI0/MNM1:s</text:p>
      <text:p text:style-name="Standard"><text:s text:c="15"/>2.02106e-18 <text:s text:c="2"/>netid: c_427:n</text:p>
      <text:p text:style-name="Standard"><text:s text:c="17"/>1.697e-18 <text:s text:c="2"/>netid: c_448:n</text:p>
      <text:p text:style-name="Standard"/>
      <text:p text:style-name="Standard"/>
      <text:p text:style-name="Standard">14 <text:s text:c="19"/>0.0 <text:s text:c="2"/>1.81044e-15 <text:s text:c="6"/>90.5665 <text:s text:c="11"/>0.0 <text:s/>XI4/NET34</text:p>
      <text:p text:style-name="Standard"><text:s text:c="12"/>- Coupled nets</text:p>
      <text:p text:style-name="Standard"><text:s text:c="15"/>c_7647:p,c_7647:p,c_7647:p,c_7647:p,c_7647:p,c_8123:p,c_7664:p,c_7664:p,c_7664:p,c_7664:p,c_7665:p,c_7665:p,c_7665:p,c_7666:p,XI4/XI5/MPM1:s,XI4/XI5/MPM1:s,XI4/XI5/MPM1:s,XI4/XI5/MPM1:s,XI4/XI6/MPM1:g,XI4/XI6/MNM1:g,c_7669:p,c_7676:p,c_8520:p,c_8155:p,c_8134:p,c_8079:p,c_8215:p,c_8125:p,c_8125:p,c_7999:p,c_7690:p,c_7690:p,c_8126:p,c_7805:p,c_7805:p,c_7805:p,c_8144:p,c_8145:p,c_8176:p,c_10690:n,c_10690:n,XI4/XI5/MPM1:g,XI4/XI5/MPM1:g,XI4/XI5/MPM1:g,c_10700:n,c_10910:p,c_10910:p,c_10878:p,c_10706:n,c_10706:n,c_10706:n,c_10706:n,c_10706:n,c_10706:n,c_10706:n,c_10706:n,c_10706:n,c_10706:n,c_10706:n,c_10706:n,c_10706:n,c_10706:n,c_10706:n,c_10706:n,c_10706:n,c_11977:n,c_11977:n,c_11977:n,c_11977:n,c_11977:n,c_11977:n,c_11977:n,c_11981:n,c_12703:p,c_12703:p,c_11982:n,c_11982:n,XI4/XI6/MNM0:g,c_12004:n,c_12722:p,c_12700:p,c_12975:p,c_12975:p,c_12977:p,c_12977:p,c_12977:p,c_12977:p,c_12005:n,c_12982:p,c_12982:p,c_12022:n,c_12023:n,c_12023:n,c_12025:n,c_12027:n,c_12027:n,c_12027:n,c_12031:n,c_12423:n,XI4/XI4/MPM0:g,XI4/XI4/MPM0:g,XI4/XI4/MPM0:g,XI4/XI4/MPM0:g,c_12045:n,c_12046:n,c_12046:n,c_12432:n,c_12432:n,c_12432:n,c_12432:n,c_12432:n,c_12432:n,c_12432:n,c_12432:n,c_12432:n,c_12432:n,c_12231:n,c_12438:n,c_12233:n,c_12440:n,c_12242:n,c_12263:n,c_12271:n,c_12271:n,c_12271:n,c_12271:n,c_12271:n,c_12271:n,c_12943:p,c_12447:n,c_12447:n,c_12447:n,c_12447:n,c_12447:n,c_12447:n,c_12273:n,c_13888:n,XI4/XI5/MNM0:g,XI4/XI5/MNM0:g,XI4/XI5/MNM0:g,c_14089:n,c_14089:n,c_13942:n,c_13942:n,c_13942:n,c_13942:n,c_13964:n,c_14011:n,c_14011:n,c_14011:n,c_14012:n,c_14012:n,c_14012:n,c_14025:n,c_14025:n,c_14123:n,c_14123:n,c_14027:n,c_14027:n,c_14125:n,c_14125:n,c_14029:n,c_14032:n,c_14032:n,c_15955:n,c_15955:n,c_15955:n,c_16087:n,XI4/XI5/MNM0:s,c_16445:p,XI4/XI1/XI0/MNM0:s,c_16527:p,XI4/XI1/XI1/MNM0:s,c_15719:n,c_15719:n,c_16535:p,c_16466:p,c_16116:n,c_16116:n,c_16118:n,c_16121:n,c_16121:n,c_15972:n,c_16197:n,c_16230:n,c_16500:p,c_16500:p,c_16500:p,c_17343:n,c_17536:n,c_17536:n,c_17424:n,c_17424:n,c_17424:n,c_17390:n,c_17390:n,c_17390:n,c_17390:n,c_17390:n,c_17433:n,c_17434:n,c_17434:n,c_17434:n,c_17434:n,c_17434:n,c_17434:n,c_17436:n,XI4/XI1/XI1/MNM0:g,c_900:n,c_696:n,c_711:n,c_761:n,c_920:p,c_686:n,c_798:n,c_761:n,c_920:p,c_925:p,c_711:n,c_761:n,c_848:n,c_772:n,c_781:n,c_686:n,c_798:n,c_687:n,c_885:n,XI4/XI1/XI1/MNM0:g,c_695:n,c_696:n,c_879:n,c_848:n,c_769:n,c_711:n,c_711:n,c_1616:n,c_1616:n,c_1616:n,c_1529:n,XI4/XI1/XI0/MPM1:g,XI4/XI1/XI0/MPM1:g,XI4/XI1/XI0/MPM1:g,c_1607:n,c_1607:n,c_1607:n,c_1607:n,c_1607:n,c_1607:n,c_1570:n,c_1570:n,c_1570:n,c_1570:n,c_1539:n,c_1481:n,c_1690:n,c_1690:n,c_1690:n,c_1692:n,c_1692:n,c_1502:n,c_1514:n,c_1515:n,c_1621:n,c_1611:n,c_1574:n,c_1574:n,c_1574:n,c_1503:n,c_1503:n,c_1503:n,c_1504:n,c_1577:n,c_1517:n,c_1738:n,c_1738:n,c_1738:n,c_1579:n,c_1482:n,c_1482:n,c_1520:n,c_1520:n,c_1521:n,c_1526:n,c_1584:n,c_1584:n,c_1500:n,c_1500:n,c_1500:n,c_1500:n,c_1508:n,c_2246:n,c_2244:n,c_2244:n,c_2261:n,c_2261:n,c_2504:n,c_2501:n,XI4/XI1/XI0/MNM0:g,XI4/XI1/XI0/MNM0:g,XI4/XI1/XI0/<text:soft-page-break/>MNM0:g,c_2600:n,c_2600:n,c_2600:n,c_2601:n,c_2529:n,c_2529:n,c_2529:n,c_2603:n,c_2625:n,c_2516:n,c_2516:n,c_2543:n,c_2642:n,c_2517:n,c_2517:n,c_2517:n,c_2517:n,c_2596:n,c_2506:n,c_2506:n,c_2502:n,c_2503:n,c_2518:n,c_2563:n,c_2586:n,XI4/NET24,XI4/XI5/MNM1:s,c_1:n,c_1:n,c_21:n,XI4/XI5/MNM2:s,c_21:n,XI4/XI5/MNM2:s,c_21:n,XI4/XI5/MNM2:s,c_21:n,c_427:n,XI4/XI1/XI0/MNM1:s,c_427:n,XI4/XI1/XI0/MNM1:s,c_448:n,c_448:n,XI4/XI1/XI1/MNM1:s</text:p>
      <text:p text:style-name="Standard"><text:s text:c="12"/>- Intrinsic Capacitance</text:p>
      <text:p text:style-name="Standard"><text:s text:c="15"/>1.70788e-16</text:p>
      <text:p text:style-name="Standard"><text:s text:c="12"/>- Coupled capacitance</text:p>
      <text:p text:style-name="Standard"><text:s text:c="15"/>3.07154e-18 <text:s text:c="2"/>netid: c_7647:p</text:p>
      <text:p text:style-name="Standard"><text:s text:c="15"/>3.26793e-18 <text:s text:c="2"/>netid: c_7647:p</text:p>
      <text:p text:style-name="Standard"><text:s text:c="16"/>1.8858e-17 <text:s text:c="2"/>netid: c_7647:p</text:p>
      <text:p text:style-name="Standard"><text:s text:c="15"/>1.89357e-17 <text:s text:c="2"/>netid: c_7647:p</text:p>
      <text:p text:style-name="Standard"><text:s text:c="15"/>2.04436e-18 <text:s text:c="2"/>netid: c_7647:p</text:p>
      <text:p text:style-name="Standard"><text:s text:c="15"/>9.35537e-19 <text:s text:c="2"/>netid: c_8123:p</text:p>
      <text:p text:style-name="Standard"><text:s text:c="15"/>3.07374e-18 <text:s text:c="2"/>netid: c_7664:p</text:p>
      <text:p text:style-name="Standard"><text:s text:c="15"/>1.95853e-17 <text:s text:c="2"/>netid: c_7664:p</text:p>
      <text:p text:style-name="Standard"><text:s text:c="15"/>4.26713e-18 <text:s text:c="2"/>netid: c_7664:p</text:p>
      <text:p text:style-name="Standard"><text:s text:c="15"/>2.51171e-18 <text:s text:c="2"/>netid: c_7664:p</text:p>
      <text:p text:style-name="Standard"><text:s text:c="15"/>2.29788e-17 <text:s text:c="2"/>netid: c_7665:p</text:p>
      <text:p text:style-name="Standard"><text:s text:c="15"/>3.32157e-18 <text:s text:c="2"/>netid: c_7665:p</text:p>
      <text:p text:style-name="Standard"><text:s text:c="15"/>1.15885e-18 <text:s text:c="2"/>netid: c_7665:p</text:p>
      <text:p text:style-name="Standard"><text:s text:c="15"/>2.21203e-18 <text:s text:c="2"/>netid: c_7666:p</text:p>
      <text:p text:style-name="Standard"><text:s text:c="15"/>2.30064e-17 <text:s text:c="2"/>netid: XI4/XI5/MPM1:s</text:p>
      <text:p text:style-name="Standard"><text:s text:c="15"/>3.33717e-18 <text:s text:c="2"/>netid: XI4/XI5/MPM1:s</text:p>
      <text:p text:style-name="Standard"><text:s text:c="15"/>2.45761e-17 <text:s text:c="2"/>netid: XI4/XI5/MPM1:s</text:p>
      <text:p text:style-name="Standard"><text:s text:c="15"/>3.33952e-18 <text:s text:c="2"/>netid: XI4/XI5/MPM1:s</text:p>
      <text:p text:style-name="Standard"><text:s text:c="16"/>6.7372e-19 <text:s text:c="2"/>netid: XI4/XI6/MPM1:g</text:p>
      <text:p text:style-name="Standard"><text:s text:c="15"/>1.28121e-17 <text:s text:c="2"/>netid: XI4/XI6/MNM1:g</text:p>
      <text:p text:style-name="Standard"><text:s text:c="15"/>1.42025e-18 <text:s text:c="2"/>netid: c_7669:p</text:p>
      <text:p text:style-name="Standard"><text:s text:c="15"/>1.70033e-18 <text:s text:c="2"/>netid: c_7676:p</text:p>
      <text:p text:style-name="Standard"><text:s text:c="15"/>2.09288e-18 <text:s text:c="2"/>netid: c_8520:p</text:p>
      <text:p text:style-name="Standard"><text:s text:c="15"/>2.17021e-18 <text:s text:c="2"/>netid: c_8155:p</text:p>
      <text:p text:style-name="Standard"><text:s text:c="15"/>3.74698e-19 <text:s text:c="2"/>netid: c_8134:p</text:p>
      <text:p text:style-name="Standard"><text:s text:c="15"/>8.86411e-19 <text:s text:c="2"/>netid: c_8079:p</text:p>
      <text:p text:style-name="Standard"><text:s text:c="15"/>4.55295e-18 <text:s text:c="2"/>netid: c_8215:p</text:p>
      <text:p text:style-name="Standard"><text:s text:c="15"/>9.67653e-19 <text:s text:c="2"/>netid: c_8125:p</text:p>
      <text:p text:style-name="Standard"><text:s text:c="15"/>2.27753e-19 <text:s text:c="2"/>netid: c_8125:p</text:p>
      <text:p text:style-name="Standard"><text:s text:c="15"/>4.56573e-19 <text:s text:c="2"/>netid: c_7999:p</text:p>
      <text:p text:style-name="Standard"><text:s text:c="15"/>6.56409e-19 <text:s text:c="2"/>netid: c_7690:p</text:p>
      <text:p text:style-name="Standard"><text:s text:c="15"/>2.10329e-19 <text:s text:c="2"/>netid: c_7690:p</text:p>
      <text:p text:style-name="Standard"><text:s text:c="15"/>9.03036e-19 <text:s text:c="2"/>netid: c_8126:p</text:p>
      <text:p text:style-name="Standard"><text:s text:c="15"/>1.83067e-18 <text:s text:c="2"/>netid: c_7805:p</text:p>
      <text:p text:style-name="Standard"><text:s text:c="15"/>2.22668e-19 <text:s text:c="2"/>netid: c_7805:p</text:p>
      <text:p text:style-name="Standard"><text:s text:c="15"/>1.55874e-18 <text:s text:c="2"/>netid: c_7805:p</text:p>
      <text:p text:style-name="Standard"><text:s text:c="15"/>2.77552e-19 <text:s text:c="2"/>netid: c_8144:p</text:p>
      <text:p text:style-name="Standard"><text:s text:c="15"/>1.08626e-18 <text:s text:c="2"/>netid: c_8145:p</text:p>
      <text:p text:style-name="Standard"><text:s text:c="15"/>9.74497e-19 <text:s text:c="2"/>netid: c_8176:p</text:p>
      <text:p text:style-name="Standard"><text:s text:c="16"/>2.6784e-19 <text:s text:c="2"/>netid: c_10690:n</text:p>
      <text:p text:style-name="Standard"><text:s text:c="15"/>1.00362e-18 <text:s text:c="2"/>netid: c_10690:n</text:p>
      <text:p text:style-name="Standard"><text:s text:c="15"/>4.21673e-18 <text:s text:c="2"/>netid: XI4/XI5/MPM1:g</text:p>
      <text:p text:style-name="Standard"><text:s text:c="15"/>2.22681e-18 <text:s text:c="2"/>netid: XI4/XI5/MPM1:g</text:p>
      <text:p text:style-name="Standard"><text:soft-page-break/><text:s text:c="15"/>6.83855e-19 <text:s text:c="2"/>netid: XI4/XI5/MPM1:g</text:p>
      <text:p text:style-name="Standard"><text:s text:c="15"/>2.44808e-18 <text:s text:c="2"/>netid: c_10700:n</text:p>
      <text:p text:style-name="Standard"><text:s text:c="15"/>1.39585e-18 <text:s text:c="2"/>netid: c_10910:p</text:p>
      <text:p text:style-name="Standard"><text:s text:c="15"/>5.90471e-18 <text:s text:c="2"/>netid: c_10910:p</text:p>
      <text:p text:style-name="Standard"><text:s text:c="16"/>6.0445e-18 <text:s text:c="2"/>netid: c_10878:p</text:p>
      <text:p text:style-name="Standard"><text:s text:c="15"/>3.07477e-18 <text:s text:c="2"/>netid: c_10706:n</text:p>
      <text:p text:style-name="Standard"><text:s text:c="15"/>1.72706e-18 <text:s text:c="2"/>netid: c_10706:n</text:p>
      <text:p text:style-name="Standard"><text:s text:c="16"/>2.6305e-19 <text:s text:c="2"/>netid: c_10706:n</text:p>
      <text:p text:style-name="Standard"><text:s text:c="15"/>1.62874e-18 <text:s text:c="2"/>netid: c_10706:n</text:p>
      <text:p text:style-name="Standard"><text:s text:c="16"/>2.3395e-19 <text:s text:c="2"/>netid: c_10706:n</text:p>
      <text:p text:style-name="Standard"><text:s text:c="15"/>1.66322e-18 <text:s text:c="2"/>netid: c_10706:n</text:p>
      <text:p text:style-name="Standard"><text:s text:c="16"/>6.1554e-18 <text:s text:c="2"/>netid: c_10706:n</text:p>
      <text:p text:style-name="Standard"><text:s text:c="15"/>3.50372e-18 <text:s text:c="2"/>netid: c_10706:n</text:p>
      <text:p text:style-name="Standard"><text:s text:c="15"/>5.83631e-19 <text:s text:c="2"/>netid: c_10706:n</text:p>
      <text:p text:style-name="Standard"><text:s text:c="15"/>2.41527e-18 <text:s text:c="2"/>netid: c_10706:n</text:p>
      <text:p text:style-name="Standard"><text:s text:c="15"/>4.74235e-19 <text:s text:c="2"/>netid: c_10706:n</text:p>
      <text:p text:style-name="Standard"><text:s text:c="15"/>7.20582e-19 <text:s text:c="2"/>netid: c_10706:n</text:p>
      <text:p text:style-name="Standard"><text:s text:c="15"/>1.42506e-18 <text:s text:c="2"/>netid: c_10706:n</text:p>
      <text:p text:style-name="Standard"><text:s text:c="15"/>5.87533e-18 <text:s text:c="2"/>netid: c_10706:n</text:p>
      <text:p text:style-name="Standard"><text:s text:c="15"/>2.33787e-17 <text:s text:c="2"/>netid: c_10706:n</text:p>
      <text:p text:style-name="Standard"><text:s text:c="15"/>2.22576e-18 <text:s text:c="2"/>netid: c_10706:n</text:p>
      <text:p text:style-name="Standard"><text:s text:c="16"/>1.2738e-17 <text:s text:c="2"/>netid: c_10706:n</text:p>
      <text:p text:style-name="Standard"><text:s text:c="16"/>1.0649e-18 <text:s text:c="2"/>netid: c_11977:n</text:p>
      <text:p text:style-name="Standard"><text:s text:c="16"/>1.8985e-18 <text:s text:c="2"/>netid: c_11977:n</text:p>
      <text:p text:style-name="Standard"><text:s text:c="15"/>1.10245e-18 <text:s text:c="2"/>netid: c_11977:n</text:p>
      <text:p text:style-name="Standard"><text:s text:c="15"/>8.87974e-18 <text:s text:c="2"/>netid: c_11977:n</text:p>
      <text:p text:style-name="Standard"><text:s text:c="15"/>1.30908e-18 <text:s text:c="2"/>netid: c_11977:n</text:p>
      <text:p text:style-name="Standard"><text:s text:c="15"/>1.41107e-18 <text:s text:c="2"/>netid: c_11977:n</text:p>
      <text:p text:style-name="Standard"><text:s text:c="15"/>1.53827e-18 <text:s text:c="2"/>netid: c_11977:n</text:p>
      <text:p text:style-name="Standard"><text:s text:c="16"/>2.5934e-18 <text:s text:c="2"/>netid: c_11981:n</text:p>
      <text:p text:style-name="Standard"><text:s text:c="15"/>1.15618e-18 <text:s text:c="2"/>netid: c_12703:p</text:p>
      <text:p text:style-name="Standard"><text:s text:c="15"/>5.02841e-18 <text:s text:c="2"/>netid: c_12703:p</text:p>
      <text:p text:style-name="Standard"><text:s text:c="15"/>3.76302e-18 <text:s text:c="2"/>netid: c_11982:n</text:p>
      <text:p text:style-name="Standard"><text:s text:c="15"/>1.80262e-18 <text:s text:c="2"/>netid: c_11982:n</text:p>
      <text:p text:style-name="Standard"><text:s text:c="15"/>6.47252e-19 <text:s text:c="2"/>netid: XI4/XI6/MNM0:g</text:p>
      <text:p text:style-name="Standard"><text:s text:c="16"/>2.2637e-18 <text:s text:c="2"/>netid: c_12004:n</text:p>
      <text:p text:style-name="Standard"><text:s text:c="15"/>4.58058e-18 <text:s text:c="2"/>netid: c_12722:p</text:p>
      <text:p text:style-name="Standard"><text:s text:c="15"/>2.50427e-19 <text:s text:c="2"/>netid: c_12700:p</text:p>
      <text:p text:style-name="Standard"><text:s text:c="15"/>1.07951e-17 <text:s text:c="2"/>netid: c_12975:p</text:p>
      <text:p text:style-name="Standard"><text:s text:c="15"/>6.38162e-18 <text:s text:c="2"/>netid: c_12975:p</text:p>
      <text:p text:style-name="Standard"><text:s text:c="15"/>6.38162e-18 <text:s text:c="2"/>netid: c_12977:p</text:p>
      <text:p text:style-name="Standard"><text:s text:c="15"/>2.74912e-18 <text:s text:c="2"/>netid: c_12977:p</text:p>
      <text:p text:style-name="Standard"><text:s text:c="15"/>1.30982e-18 <text:s text:c="2"/>netid: c_12977:p</text:p>
      <text:p text:style-name="Standard"><text:s text:c="15"/>2.23817e-18 <text:s text:c="2"/>netid: c_12977:p</text:p>
      <text:p text:style-name="Standard"><text:s text:c="15"/>2.25499e-18 <text:s text:c="2"/>netid: c_12005:n</text:p>
      <text:p text:style-name="Standard"><text:s text:c="15"/>1.38275e-18 <text:s text:c="2"/>netid: c_12982:p</text:p>
      <text:p text:style-name="Standard"><text:s text:c="15"/>1.50969e-18 <text:s text:c="2"/>netid: c_12982:p</text:p>
      <text:p text:style-name="Standard"><text:s text:c="15"/>8.94268e-18 <text:s text:c="2"/>netid: c_12022:n</text:p>
      <text:p text:style-name="Standard"><text:s text:c="15"/>4.70171e-18 <text:s text:c="2"/>netid: c_12023:n</text:p>
      <text:p text:style-name="Standard"><text:s text:c="15"/>4.54329e-17 <text:s text:c="2"/>netid: c_12023:n</text:p>
      <text:p text:style-name="Standard"><text:s text:c="15"/>6.19378e-18 <text:s text:c="2"/>netid: c_12025:n</text:p>
      <text:p text:style-name="Standard"><text:s text:c="15"/>1.97478e-18 <text:s text:c="2"/>netid: c_12027:n</text:p>
      <text:p text:style-name="Standard"><text:soft-page-break/><text:s text:c="15"/>3.60868e-18 <text:s text:c="2"/>netid: c_12027:n</text:p>
      <text:p text:style-name="Standard"><text:s text:c="15"/>2.91046e-17 <text:s text:c="2"/>netid: c_12027:n</text:p>
      <text:p text:style-name="Standard"><text:s text:c="15"/>1.42552e-18 <text:s text:c="2"/>netid: c_12031:n</text:p>
      <text:p text:style-name="Standard"><text:s text:c="15"/>2.84949e-18 <text:s text:c="2"/>netid: c_12423:n</text:p>
      <text:p text:style-name="Standard"><text:s text:c="15"/>2.07892e-18 <text:s text:c="2"/>netid: XI4/XI4/MPM0:g</text:p>
      <text:p text:style-name="Standard"><text:s text:c="15"/>4.41388e-19 <text:s text:c="2"/>netid: XI4/XI4/MPM0:g</text:p>
      <text:p text:style-name="Standard"><text:s text:c="15"/>4.82281e-19 <text:s text:c="2"/>netid: XI4/XI4/MPM0:g</text:p>
      <text:p text:style-name="Standard"><text:s text:c="15"/>4.48116e-19 <text:s text:c="2"/>netid: XI4/XI4/MPM0:g</text:p>
      <text:p text:style-name="Standard"><text:s text:c="15"/>9.73714e-18 <text:s text:c="2"/>netid: c_12045:n</text:p>
      <text:p text:style-name="Standard"><text:s text:c="15"/>2.67356e-19 <text:s text:c="2"/>netid: c_12046:n</text:p>
      <text:p text:style-name="Standard"><text:s text:c="15"/>1.65903e-18 <text:s text:c="2"/>netid: c_12046:n</text:p>
      <text:p text:style-name="Standard"><text:s text:c="15"/>3.28341e-19 <text:s text:c="2"/>netid: c_12432:n</text:p>
      <text:p text:style-name="Standard"><text:s text:c="15"/>1.67537e-18 <text:s text:c="2"/>netid: c_12432:n</text:p>
      <text:p text:style-name="Standard"><text:s text:c="15"/>1.51394e-17 <text:s text:c="2"/>netid: c_12432:n</text:p>
      <text:p text:style-name="Standard"><text:s text:c="15"/>4.60625e-18 <text:s text:c="2"/>netid: c_12432:n</text:p>
      <text:p text:style-name="Standard"><text:s text:c="16"/>1.8766e-18 <text:s text:c="2"/>netid: c_12432:n</text:p>
      <text:p text:style-name="Standard"><text:s text:c="15"/>1.71577e-17 <text:s text:c="2"/>netid: c_12432:n</text:p>
      <text:p text:style-name="Standard"><text:s text:c="15"/>1.17198e-17 <text:s text:c="2"/>netid: c_12432:n</text:p>
      <text:p text:style-name="Standard"><text:s text:c="15"/>3.64798e-18 <text:s text:c="2"/>netid: c_12432:n</text:p>
      <text:p text:style-name="Standard"><text:s text:c="15"/>4.50608e-18 <text:s text:c="2"/>netid: c_12432:n</text:p>
      <text:p text:style-name="Standard"><text:s text:c="15"/>1.27563e-17 <text:s text:c="2"/>netid: c_12432:n</text:p>
      <text:p text:style-name="Standard"><text:s text:c="15"/>3.37937e-18 <text:s text:c="2"/>netid: c_12231:n</text:p>
      <text:p text:style-name="Standard"><text:s text:c="15"/>1.27237e-18 <text:s text:c="2"/>netid: c_12438:n</text:p>
      <text:p text:style-name="Standard"><text:s text:c="15"/>1.40712e-18 <text:s text:c="2"/>netid: c_12233:n</text:p>
      <text:p text:style-name="Standard"><text:s text:c="15"/>3.78158e-18 <text:s text:c="2"/>netid: c_12440:n</text:p>
      <text:p text:style-name="Standard"><text:s text:c="15"/>1.38332e-18 <text:s text:c="2"/>netid: c_12242:n</text:p>
      <text:p text:style-name="Standard"><text:s text:c="15"/>1.98149e-18 <text:s text:c="2"/>netid: c_12263:n</text:p>
      <text:p text:style-name="Standard"><text:s text:c="15"/>6.26772e-17 <text:s text:c="2"/>netid: c_12271:n</text:p>
      <text:p text:style-name="Standard"><text:s text:c="16"/>7.4799e-19 <text:s text:c="2"/>netid: c_12271:n</text:p>
      <text:p text:style-name="Standard"><text:s text:c="15"/>2.88896e-18 <text:s text:c="2"/>netid: c_12271:n</text:p>
      <text:p text:style-name="Standard"><text:s text:c="15"/>7.73185e-18 <text:s text:c="2"/>netid: c_12271:n</text:p>
      <text:p text:style-name="Standard"><text:s text:c="16"/>4.0245e-18 <text:s text:c="2"/>netid: c_12271:n</text:p>
      <text:p text:style-name="Standard"><text:s text:c="15"/>1.98426e-17 <text:s text:c="2"/>netid: c_12271:n</text:p>
      <text:p text:style-name="Standard"><text:s text:c="15"/>5.58418e-18 <text:s text:c="2"/>netid: c_12943:p</text:p>
      <text:p text:style-name="Standard"><text:s text:c="15"/>4.79364e-19 <text:s text:c="2"/>netid: c_12447:n</text:p>
      <text:p text:style-name="Standard"><text:s text:c="15"/>3.10361e-19 <text:s text:c="2"/>netid: c_12447:n</text:p>
      <text:p text:style-name="Standard"><text:s text:c="15"/>1.29629e-17 <text:s text:c="2"/>netid: c_12447:n</text:p>
      <text:p text:style-name="Standard"><text:s text:c="15"/>7.34786e-17 <text:s text:c="2"/>netid: c_12447:n</text:p>
      <text:p text:style-name="Standard"><text:s text:c="15"/>8.58843e-19 <text:s text:c="2"/>netid: c_12447:n</text:p>
      <text:p text:style-name="Standard"><text:s text:c="15"/>5.53256e-18 <text:s text:c="2"/>netid: c_12447:n</text:p>
      <text:p text:style-name="Standard"><text:s text:c="15"/>3.53369e-19 <text:s text:c="2"/>netid: c_12273:n</text:p>
      <text:p text:style-name="Standard"><text:s text:c="15"/>4.69094e-18 <text:s text:c="2"/>netid: c_13888:n</text:p>
      <text:p text:style-name="Standard"><text:s text:c="15"/>4.47411e-18 <text:s text:c="2"/>netid: XI4/XI5/MNM0:g</text:p>
      <text:p text:style-name="Standard"><text:s text:c="15"/>3.04997e-18 <text:s text:c="2"/>netid: XI4/XI5/MNM0:g</text:p>
      <text:p text:style-name="Standard"><text:s text:c="15"/>3.44842e-18 <text:s text:c="2"/>netid: XI4/XI5/MNM0:g</text:p>
      <text:p text:style-name="Standard"><text:s text:c="15"/>5.70175e-19 <text:s text:c="2"/>netid: c_14089:n</text:p>
      <text:p text:style-name="Standard"><text:s text:c="17"/>3.315e-18 <text:s text:c="2"/>netid: c_14089:n</text:p>
      <text:p text:style-name="Standard"><text:s text:c="15"/>3.69127e-18 <text:s text:c="2"/>netid: c_13942:n</text:p>
      <text:p text:style-name="Standard"><text:s text:c="16"/>4.1806e-18 <text:s text:c="2"/>netid: c_13942:n</text:p>
      <text:p text:style-name="Standard"><text:s text:c="15"/>2.56553e-17 <text:s text:c="2"/>netid: c_13942:n</text:p>
      <text:p text:style-name="Standard"><text:s text:c="15"/>2.18668e-18 <text:s text:c="2"/>netid: c_13942:n</text:p>
      <text:p text:style-name="Standard"><text:s text:c="15"/>7.06117e-19 <text:s text:c="2"/>netid: c_13964:n</text:p>
      <text:p text:style-name="Standard"><text:soft-page-break/><text:s text:c="15"/>1.77467e-18 <text:s text:c="2"/>netid: c_14011:n</text:p>
      <text:p text:style-name="Standard"><text:s text:c="15"/>1.31463e-18 <text:s text:c="2"/>netid: c_14011:n</text:p>
      <text:p text:style-name="Standard"><text:s text:c="15"/>2.43768e-18 <text:s text:c="2"/>netid: c_14011:n</text:p>
      <text:p text:style-name="Standard"><text:s text:c="15"/>4.31779e-18 <text:s text:c="2"/>netid: c_14012:n</text:p>
      <text:p text:style-name="Standard"><text:s text:c="15"/>2.65894e-18 <text:s text:c="2"/>netid: c_14012:n</text:p>
      <text:p text:style-name="Standard"><text:s text:c="16"/>4.3311e-18 <text:s text:c="2"/>netid: c_14012:n</text:p>
      <text:p text:style-name="Standard"><text:s text:c="15"/>2.63548e-18 <text:s text:c="2"/>netid: c_14025:n</text:p>
      <text:p text:style-name="Standard"><text:s text:c="15"/>2.10835e-18 <text:s text:c="2"/>netid: c_14025:n</text:p>
      <text:p text:style-name="Standard"><text:s text:c="15"/>1.85371e-18 <text:s text:c="2"/>netid: c_14123:n</text:p>
      <text:p text:style-name="Standard"><text:s text:c="15"/>6.37823e-18 <text:s text:c="2"/>netid: c_14123:n</text:p>
      <text:p text:style-name="Standard"><text:s text:c="15"/>7.74218e-18 <text:s text:c="2"/>netid: c_14027:n</text:p>
      <text:p text:style-name="Standard"><text:s text:c="15"/>7.90257e-18 <text:s text:c="2"/>netid: c_14027:n</text:p>
      <text:p text:style-name="Standard"><text:s text:c="15"/>8.16734e-19 <text:s text:c="2"/>netid: c_14125:n</text:p>
      <text:p text:style-name="Standard"><text:s text:c="15"/>6.97956e-18 <text:s text:c="2"/>netid: c_14125:n</text:p>
      <text:p text:style-name="Standard"><text:s text:c="15"/>6.97956e-18 <text:s text:c="2"/>netid: c_14029:n</text:p>
      <text:p text:style-name="Standard"><text:s text:c="15"/>1.24882e-18 <text:s text:c="2"/>netid: c_14032:n</text:p>
      <text:p text:style-name="Standard"><text:s text:c="15"/>6.97956e-18 <text:s text:c="2"/>netid: c_14032:n</text:p>
      <text:p text:style-name="Standard"><text:s text:c="15"/>8.24929e-18 <text:s text:c="2"/>netid: c_15955:n</text:p>
      <text:p text:style-name="Standard"><text:s text:c="15"/>6.60065e-19 <text:s text:c="2"/>netid: c_15955:n</text:p>
      <text:p text:style-name="Standard"><text:s text:c="15"/>1.36379e-18 <text:s text:c="2"/>netid: c_15955:n</text:p>
      <text:p text:style-name="Standard"><text:s text:c="15"/>8.99628e-19 <text:s text:c="2"/>netid: c_16087:n</text:p>
      <text:p text:style-name="Standard"><text:s text:c="15"/>1.57468e-18 <text:s text:c="2"/>netid: XI4/XI5/MNM0:s</text:p>
      <text:p text:style-name="Standard"><text:s text:c="15"/>2.21307e-18 <text:s text:c="2"/>netid: c_16445:p</text:p>
      <text:p text:style-name="Standard"><text:s text:c="15"/>1.01285e-18 <text:s text:c="2"/>netid: XI4/XI1/XI0/MNM0:s</text:p>
      <text:p text:style-name="Standard"><text:s text:c="15"/>2.57472e-18 <text:s text:c="2"/>netid: c_16527:p</text:p>
      <text:p text:style-name="Standard"><text:s text:c="15"/>1.01285e-18 <text:s text:c="2"/>netid: XI4/XI1/XI1/MNM0:s</text:p>
      <text:p text:style-name="Standard"><text:s text:c="15"/>2.27253e-18 <text:s text:c="2"/>netid: c_15719:n</text:p>
      <text:p text:style-name="Standard"><text:s text:c="16"/>4.6595e-18 <text:s text:c="2"/>netid: c_15719:n</text:p>
      <text:p text:style-name="Standard"><text:s text:c="15"/>1.18089e-18 <text:s text:c="2"/>netid: c_16535:p</text:p>
      <text:p text:style-name="Standard"><text:s text:c="15"/>1.16518e-18 <text:s text:c="2"/>netid: c_16466:p</text:p>
      <text:p text:style-name="Standard"><text:s text:c="15"/>1.60151e-18 <text:s text:c="2"/>netid: c_16116:n</text:p>
      <text:p text:style-name="Standard"><text:s text:c="15"/>4.42126e-19 <text:s text:c="2"/>netid: c_16116:n</text:p>
      <text:p text:style-name="Standard"><text:s text:c="15"/>4.42126e-19 <text:s text:c="2"/>netid: c_16118:n</text:p>
      <text:p text:style-name="Standard"><text:s text:c="15"/>4.42126e-19 <text:s text:c="2"/>netid: c_16121:n</text:p>
      <text:p text:style-name="Standard"><text:s text:c="15"/>7.58046e-19 <text:s text:c="2"/>netid: c_16121:n</text:p>
      <text:p text:style-name="Standard"><text:s text:c="15"/>1.11913e-18 <text:s text:c="2"/>netid: c_15972:n</text:p>
      <text:p text:style-name="Standard"><text:s text:c="15"/>2.27619e-18 <text:s text:c="2"/>netid: c_16197:n</text:p>
      <text:p text:style-name="Standard"><text:s text:c="15"/>3.63612e-19 <text:s text:c="2"/>netid: c_16230:n</text:p>
      <text:p text:style-name="Standard"><text:s text:c="16"/>4.2081e-18 <text:s text:c="2"/>netid: c_16500:p</text:p>
      <text:p text:style-name="Standard"><text:s text:c="15"/>3.39239e-18 <text:s text:c="2"/>netid: c_16500:p</text:p>
      <text:p text:style-name="Standard"><text:s text:c="15"/>8.90506e-18 <text:s text:c="2"/>netid: c_16500:p</text:p>
      <text:p text:style-name="Standard"><text:s text:c="15"/>3.51193e-19 <text:s text:c="2"/>netid: c_17343:n</text:p>
      <text:p text:style-name="Standard"><text:s text:c="15"/>7.18594e-19 <text:s text:c="2"/>netid: c_17536:n</text:p>
      <text:p text:style-name="Standard"><text:s text:c="15"/>4.12104e-19 <text:s text:c="2"/>netid: c_17536:n</text:p>
      <text:p text:style-name="Standard"><text:s text:c="15"/>8.60133e-18 <text:s text:c="2"/>netid: c_17424:n</text:p>
      <text:p text:style-name="Standard"><text:s text:c="15"/>4.18038e-18 <text:s text:c="2"/>netid: c_17424:n</text:p>
      <text:p text:style-name="Standard"><text:s text:c="15"/>2.75431e-18 <text:s text:c="2"/>netid: c_17424:n</text:p>
      <text:p text:style-name="Standard"><text:s text:c="15"/>1.03656e-17 <text:s text:c="2"/>netid: c_17390:n</text:p>
      <text:p text:style-name="Standard"><text:s text:c="15"/>7.09867e-18 <text:s text:c="2"/>netid: c_17390:n</text:p>
      <text:p text:style-name="Standard"><text:s text:c="15"/>2.52661e-18 <text:s text:c="2"/>netid: c_17390:n</text:p>
      <text:p text:style-name="Standard"><text:s text:c="15"/>2.34827e-18 <text:s text:c="2"/>netid: c_17390:n</text:p>
      <text:p text:style-name="Standard"><text:s text:c="16"/>1.1341e-18 <text:s text:c="2"/>netid: c_17390:n</text:p>
      <text:p text:style-name="Standard"><text:soft-page-break/><text:s text:c="15"/>3.44573e-18 <text:s text:c="2"/>netid: c_17433:n</text:p>
      <text:p text:style-name="Standard"><text:s text:c="15"/>5.52565e-18 <text:s text:c="2"/>netid: c_17434:n</text:p>
      <text:p text:style-name="Standard"><text:s text:c="15"/>5.81608e-18 <text:s text:c="2"/>netid: c_17434:n</text:p>
      <text:p text:style-name="Standard"><text:s text:c="15"/>6.25651e-18 <text:s text:c="2"/>netid: c_17434:n</text:p>
      <text:p text:style-name="Standard"><text:s text:c="15"/>6.65434e-18 <text:s text:c="2"/>netid: c_17434:n</text:p>
      <text:p text:style-name="Standard"><text:s text:c="15"/>1.82311e-16 <text:s text:c="2"/>netid: c_17434:n</text:p>
      <text:p text:style-name="Standard"><text:s text:c="15"/>6.33448e-19 <text:s text:c="2"/>netid: c_17434:n</text:p>
      <text:p text:style-name="Standard"><text:s text:c="15"/>5.17141e-18 <text:s text:c="2"/>netid: c_17436:n</text:p>
      <text:p text:style-name="Standard"><text:s text:c="15"/>4.87142e-17 <text:s text:c="2"/>netid: XI4/XI1/XI1/MNM0:g</text:p>
      <text:p text:style-name="Standard"><text:s text:c="15"/>2.79711e-19 <text:s text:c="2"/>netid: c_900:n</text:p>
      <text:p text:style-name="Standard"><text:s text:c="15"/>2.60241e-18 <text:s text:c="2"/>netid: c_696:n</text:p>
      <text:p text:style-name="Standard"><text:s text:c="15"/>2.45677e-19 <text:s text:c="2"/>netid: c_711:n</text:p>
      <text:p text:style-name="Standard"><text:s text:c="15"/>5.62512e-18 <text:s text:c="2"/>netid: c_761:n</text:p>
      <text:p text:style-name="Standard"><text:s text:c="15"/>9.17446e-19 <text:s text:c="2"/>netid: c_920:p</text:p>
      <text:p text:style-name="Standard"><text:s text:c="15"/>9.79911e-19 <text:s text:c="2"/>netid: c_686:n</text:p>
      <text:p text:style-name="Standard"><text:s text:c="15"/>9.68377e-19 <text:s text:c="2"/>netid: c_798:n</text:p>
      <text:p text:style-name="Standard"><text:s text:c="15"/>7.68206e-18 <text:s text:c="2"/>netid: c_761:n</text:p>
      <text:p text:style-name="Standard"><text:s text:c="15"/>8.73639e-19 <text:s text:c="2"/>netid: c_920:p</text:p>
      <text:p text:style-name="Standard"><text:s text:c="15"/>8.73639e-19 <text:s text:c="2"/>netid: c_925:p</text:p>
      <text:p text:style-name="Standard"><text:s text:c="15"/>2.14529e-18 <text:s text:c="2"/>netid: c_711:n</text:p>
      <text:p text:style-name="Standard"><text:s text:c="15"/>9.52137e-19 <text:s text:c="2"/>netid: c_761:n</text:p>
      <text:p text:style-name="Standard"><text:s text:c="15"/>8.73639e-19 <text:s text:c="2"/>netid: c_848:n</text:p>
      <text:p text:style-name="Standard"><text:s text:c="15"/>2.36156e-18 <text:s text:c="2"/>netid: c_772:n</text:p>
      <text:p text:style-name="Standard"><text:s text:c="15"/>1.50896e-18 <text:s text:c="2"/>netid: c_781:n</text:p>
      <text:p text:style-name="Standard"><text:s text:c="15"/>1.55048e-18 <text:s text:c="2"/>netid: c_686:n</text:p>
      <text:p text:style-name="Standard"><text:s text:c="15"/>5.14539e-18 <text:s text:c="2"/>netid: c_798:n</text:p>
      <text:p text:style-name="Standard"><text:s text:c="15"/>2.01754e-18 <text:s text:c="2"/>netid: c_687:n</text:p>
      <text:p text:style-name="Standard"><text:s text:c="15"/>2.14717e-19 <text:s text:c="2"/>netid: c_885:n</text:p>
      <text:p text:style-name="Standard"><text:s text:c="15"/>2.15752e-18 <text:s text:c="2"/>netid: XI4/XI1/XI1/MNM0:g</text:p>
      <text:p text:style-name="Standard"><text:s text:c="16"/>1.9051e-18 <text:s text:c="2"/>netid: c_695:n</text:p>
      <text:p text:style-name="Standard"><text:s text:c="15"/>6.13395e-19 <text:s text:c="2"/>netid: c_696:n</text:p>
      <text:p text:style-name="Standard"><text:s text:c="15"/>1.46795e-18 <text:s text:c="2"/>netid: c_879:n</text:p>
      <text:p text:style-name="Standard"><text:s text:c="16"/>1.4013e-18 <text:s text:c="2"/>netid: c_848:n</text:p>
      <text:p text:style-name="Standard"><text:s text:c="17"/>2.944e-18 <text:s text:c="2"/>netid: c_769:n</text:p>
      <text:p text:style-name="Standard"><text:s text:c="15"/>1.68316e-17 <text:s text:c="2"/>netid: c_711:n</text:p>
      <text:p text:style-name="Standard"><text:s text:c="15"/>1.58607e-18 <text:s text:c="2"/>netid: c_711:n</text:p>
      <text:p text:style-name="Standard"><text:s text:c="15"/>1.79676e-18 <text:s text:c="2"/>netid: c_1616:n</text:p>
      <text:p text:style-name="Standard"><text:s text:c="15"/>1.40147e-18 <text:s text:c="2"/>netid: c_1616:n</text:p>
      <text:p text:style-name="Standard"><text:s text:c="15"/>2.14717e-19 <text:s text:c="2"/>netid: c_1616:n</text:p>
      <text:p text:style-name="Standard"><text:s text:c="15"/>2.70892e-18 <text:s text:c="2"/>netid: c_1529:n</text:p>
      <text:p text:style-name="Standard"><text:s text:c="15"/>7.07358e-19 <text:s text:c="2"/>netid: XI4/XI1/XI0/MPM1:g</text:p>
      <text:p text:style-name="Standard"><text:s text:c="15"/>2.45539e-19 <text:s text:c="2"/>netid: XI4/XI1/XI0/MPM1:g</text:p>
      <text:p text:style-name="Standard"><text:s text:c="15"/>2.85894e-18 <text:s text:c="2"/>netid: XI4/XI1/XI0/MPM1:g</text:p>
      <text:p text:style-name="Standard"><text:s text:c="15"/>8.02411e-18 <text:s text:c="2"/>netid: c_1607:n</text:p>
      <text:p text:style-name="Standard"><text:s text:c="15"/>7.08868e-18 <text:s text:c="2"/>netid: c_1607:n</text:p>
      <text:p text:style-name="Standard"><text:s text:c="15"/>1.32676e-17 <text:s text:c="2"/>netid: c_1607:n</text:p>
      <text:p text:style-name="Standard"><text:s text:c="15"/>1.68633e-18 <text:s text:c="2"/>netid: c_1607:n</text:p>
      <text:p text:style-name="Standard"><text:s text:c="15"/>4.61337e-19 <text:s text:c="2"/>netid: c_1607:n</text:p>
      <text:p text:style-name="Standard"><text:s text:c="15"/>1.47845e-18 <text:s text:c="2"/>netid: c_1607:n</text:p>
      <text:p text:style-name="Standard"><text:s text:c="15"/>6.36905e-18 <text:s text:c="2"/>netid: c_1570:n</text:p>
      <text:p text:style-name="Standard"><text:s text:c="15"/>1.30863e-17 <text:s text:c="2"/>netid: c_1570:n</text:p>
      <text:p text:style-name="Standard"><text:s text:c="16"/>1.4013e-18 <text:s text:c="2"/>netid: c_1570:n</text:p>
      <text:p text:style-name="Standard"><text:soft-page-break/><text:s text:c="15"/>3.50041e-18 <text:s text:c="2"/>netid: c_1570:n</text:p>
      <text:p text:style-name="Standard"><text:s text:c="15"/>1.32653e-18 <text:s text:c="2"/>netid: c_1539:n</text:p>
      <text:p text:style-name="Standard"><text:s text:c="15"/>2.45401e-18 <text:s text:c="2"/>netid: c_1481:n</text:p>
      <text:p text:style-name="Standard"><text:s text:c="15"/>3.45877e-19 <text:s text:c="2"/>netid: c_1690:n</text:p>
      <text:p text:style-name="Standard"><text:s text:c="15"/>3.30804e-19 <text:s text:c="2"/>netid: c_1690:n</text:p>
      <text:p text:style-name="Standard"><text:s text:c="15"/>2.42967e-19 <text:s text:c="2"/>netid: c_1690:n</text:p>
      <text:p text:style-name="Standard"><text:s text:c="16"/>5.3951e-19 <text:s text:c="2"/>netid: c_1692:n</text:p>
      <text:p text:style-name="Standard"><text:s text:c="15"/>8.16529e-19 <text:s text:c="2"/>netid: c_1692:n</text:p>
      <text:p text:style-name="Standard"><text:s text:c="15"/>7.15058e-19 <text:s text:c="2"/>netid: c_1502:n</text:p>
      <text:p text:style-name="Standard"><text:s text:c="15"/>1.30421e-18 <text:s text:c="2"/>netid: c_1514:n</text:p>
      <text:p text:style-name="Standard"><text:s text:c="15"/>2.36156e-18 <text:s text:c="2"/>netid: c_1515:n</text:p>
      <text:p text:style-name="Standard"><text:s text:c="15"/>1.77407e-18 <text:s text:c="2"/>netid: c_1621:n</text:p>
      <text:p text:style-name="Standard"><text:s text:c="16"/>9.9995e-19 <text:s text:c="2"/>netid: c_1611:n</text:p>
      <text:p text:style-name="Standard"><text:s text:c="15"/>8.36478e-19 <text:s text:c="2"/>netid: c_1574:n</text:p>
      <text:p text:style-name="Standard"><text:s text:c="15"/>5.34522e-18 <text:s text:c="2"/>netid: c_1574:n</text:p>
      <text:p text:style-name="Standard"><text:s text:c="15"/>1.27778e-18 <text:s text:c="2"/>netid: c_1574:n</text:p>
      <text:p text:style-name="Standard"><text:s text:c="15"/>5.32097e-19 <text:s text:c="2"/>netid: c_1503:n</text:p>
      <text:p text:style-name="Standard"><text:s text:c="15"/>2.00923e-18 <text:s text:c="2"/>netid: c_1503:n</text:p>
      <text:p text:style-name="Standard"><text:s text:c="15"/>8.06155e-18 <text:s text:c="2"/>netid: c_1503:n</text:p>
      <text:p text:style-name="Standard"><text:s text:c="15"/>3.91404e-18 <text:s text:c="2"/>netid: c_1504:n</text:p>
      <text:p text:style-name="Standard"><text:s text:c="15"/>2.81562e-18 <text:s text:c="2"/>netid: c_1577:n</text:p>
      <text:p text:style-name="Standard"><text:s text:c="15"/>4.72532e-18 <text:s text:c="2"/>netid: c_1517:n</text:p>
      <text:p text:style-name="Standard"><text:s text:c="15"/>3.16602e-18 <text:s text:c="2"/>netid: c_1738:n</text:p>
      <text:p text:style-name="Standard"><text:s text:c="15"/>1.46384e-18 <text:s text:c="2"/>netid: c_1738:n</text:p>
      <text:p text:style-name="Standard"><text:s text:c="15"/>9.47102e-18 <text:s text:c="2"/>netid: c_1738:n</text:p>
      <text:p text:style-name="Standard"><text:s text:c="15"/>1.21314e-17 <text:s text:c="2"/>netid: c_1579:n</text:p>
      <text:p text:style-name="Standard"><text:s text:c="15"/>3.71613e-18 <text:s text:c="2"/>netid: c_1482:n</text:p>
      <text:p text:style-name="Standard"><text:s text:c="15"/>4.15735e-18 <text:s text:c="2"/>netid: c_1482:n</text:p>
      <text:p text:style-name="Standard"><text:s text:c="15"/>2.02216e-19 <text:s text:c="2"/>netid: c_1520:n</text:p>
      <text:p text:style-name="Standard"><text:s text:c="15"/>1.98178e-18 <text:s text:c="2"/>netid: c_1520:n</text:p>
      <text:p text:style-name="Standard"><text:s text:c="15"/>2.02588e-18 <text:s text:c="2"/>netid: c_1521:n</text:p>
      <text:p text:style-name="Standard"><text:s text:c="15"/>5.77281e-19 <text:s text:c="2"/>netid: c_1526:n</text:p>
      <text:p text:style-name="Standard"><text:s text:c="15"/>2.25251e-18 <text:s text:c="2"/>netid: c_1584:n</text:p>
      <text:p text:style-name="Standard"><text:s text:c="16"/>3.4471e-18 <text:s text:c="2"/>netid: c_1584:n</text:p>
      <text:p text:style-name="Standard"><text:s text:c="16"/>2.0727e-19 <text:s text:c="2"/>netid: c_1500:n</text:p>
      <text:p text:style-name="Standard"><text:s text:c="15"/>2.16856e-19 <text:s text:c="2"/>netid: c_1500:n</text:p>
      <text:p text:style-name="Standard"><text:s text:c="15"/>1.78398e-18 <text:s text:c="2"/>netid: c_1500:n</text:p>
      <text:p text:style-name="Standard"><text:s text:c="17"/>1.188e-18 <text:s text:c="2"/>netid: c_1500:n</text:p>
      <text:p text:style-name="Standard"><text:s text:c="15"/>9.79182e-18 <text:s text:c="2"/>netid: c_1508:n</text:p>
      <text:p text:style-name="Standard"><text:s text:c="15"/>2.78398e-19 <text:s text:c="2"/>netid: c_2246:n</text:p>
      <text:p text:style-name="Standard"><text:s text:c="16"/>3.2284e-18 <text:s text:c="2"/>netid: c_2244:n</text:p>
      <text:p text:style-name="Standard"><text:s text:c="15"/>3.35768e-18 <text:s text:c="2"/>netid: c_2244:n</text:p>
      <text:p text:style-name="Standard"><text:s text:c="15"/>2.02557e-19 <text:s text:c="2"/>netid: c_2261:n</text:p>
      <text:p text:style-name="Standard"><text:s text:c="15"/>2.56875e-19 <text:s text:c="2"/>netid: c_2261:n</text:p>
      <text:p text:style-name="Standard"><text:s text:c="15"/>5.48318e-19 <text:s text:c="2"/>netid: c_2504:n</text:p>
      <text:p text:style-name="Standard"><text:s text:c="15"/>2.82433e-19 <text:s text:c="2"/>netid: c_2501:n</text:p>
      <text:p text:style-name="Standard"><text:s text:c="15"/>7.70245e-19 <text:s text:c="2"/>netid: XI4/XI1/XI0/MNM0:g</text:p>
      <text:p text:style-name="Standard"><text:s text:c="15"/>3.79622e-19 <text:s text:c="2"/>netid: XI4/XI1/XI0/MNM0:g</text:p>
      <text:p text:style-name="Standard"><text:s text:c="15"/>2.68884e-18 <text:s text:c="2"/>netid: XI4/XI1/XI0/MNM0:g</text:p>
      <text:p text:style-name="Standard"><text:s text:c="15"/>3.12003e-19 <text:s text:c="2"/>netid: c_2600:n</text:p>
      <text:p text:style-name="Standard"><text:s text:c="15"/>2.51002e-18 <text:s text:c="2"/>netid: c_2600:n</text:p>
      <text:p text:style-name="Standard"><text:s text:c="15"/>2.12068e-18 <text:s text:c="2"/>netid: c_2600:n</text:p>
      <text:p text:style-name="Standard"><text:soft-page-break/><text:s text:c="15"/>6.04928e-19 <text:s text:c="2"/>netid: c_2601:n</text:p>
      <text:p text:style-name="Standard"><text:s text:c="16"/>1.0907e-18 <text:s text:c="2"/>netid: c_2529:n</text:p>
      <text:p text:style-name="Standard"><text:s text:c="16"/>3.5283e-19 <text:s text:c="2"/>netid: c_2529:n</text:p>
      <text:p text:style-name="Standard"><text:s text:c="15"/>1.66504e-18 <text:s text:c="2"/>netid: c_2529:n</text:p>
      <text:p text:style-name="Standard"><text:s text:c="15"/>2.58264e-19 <text:s text:c="2"/>netid: c_2603:n</text:p>
      <text:p text:style-name="Standard"><text:s text:c="15"/>1.97179e-18 <text:s text:c="2"/>netid: c_2625:n</text:p>
      <text:p text:style-name="Standard"><text:s text:c="15"/>3.37027e-18 <text:s text:c="2"/>netid: c_2516:n</text:p>
      <text:p text:style-name="Standard"><text:s text:c="15"/>1.62522e-18 <text:s text:c="2"/>netid: c_2516:n</text:p>
      <text:p text:style-name="Standard"><text:s text:c="15"/>1.16262e-18 <text:s text:c="2"/>netid: c_2543:n</text:p>
      <text:p text:style-name="Standard"><text:s text:c="15"/>1.05781e-18 <text:s text:c="2"/>netid: c_2642:n</text:p>
      <text:p text:style-name="Standard"><text:s text:c="15"/>7.82339e-19 <text:s text:c="2"/>netid: c_2517:n</text:p>
      <text:p text:style-name="Standard"><text:s text:c="15"/>1.72452e-18 <text:s text:c="2"/>netid: c_2517:n</text:p>
      <text:p text:style-name="Standard"><text:s text:c="15"/>1.31312e-18 <text:s text:c="2"/>netid: c_2517:n</text:p>
      <text:p text:style-name="Standard"><text:s text:c="15"/>3.04385e-19 <text:s text:c="2"/>netid: c_2517:n</text:p>
      <text:p text:style-name="Standard"><text:s text:c="15"/>3.91837e-19 <text:s text:c="2"/>netid: c_2596:n</text:p>
      <text:p text:style-name="Standard"><text:s text:c="15"/>1.65219e-17 <text:s text:c="2"/>netid: c_2506:n</text:p>
      <text:p text:style-name="Standard"><text:s text:c="15"/>2.66219e-18 <text:s text:c="2"/>netid: c_2506:n</text:p>
      <text:p text:style-name="Standard"><text:s text:c="16"/>1.2727e-17 <text:s text:c="2"/>netid: c_2502:n</text:p>
      <text:p text:style-name="Standard"><text:s text:c="15"/>5.17517e-19 <text:s text:c="2"/>netid: c_2503:n</text:p>
      <text:p text:style-name="Standard"><text:s text:c="15"/>1.77818e-17 <text:s text:c="2"/>netid: c_2518:n</text:p>
      <text:p text:style-name="Standard"><text:s text:c="15"/>7.66467e-18 <text:s text:c="2"/>netid: c_2563:n</text:p>
      <text:p text:style-name="Standard"><text:s text:c="15"/>9.65509e-19 <text:s text:c="2"/>netid: c_2586:n</text:p>
      <text:p text:style-name="Standard"><text:s text:c="15"/>5.21645e-18 <text:s text:c="2"/>netid: XI4/NET24</text:p>
      <text:p text:style-name="Standard"><text:s text:c="15"/>1.30514e-18 <text:s text:c="2"/>netid: XI4/XI5/MNM1:s</text:p>
      <text:p text:style-name="Standard"><text:s text:c="15"/>3.04479e-19 <text:s text:c="2"/>netid: c_1:n</text:p>
      <text:p text:style-name="Standard"><text:s text:c="15"/>1.86605e-18 <text:s text:c="2"/>netid: c_1:n</text:p>
      <text:p text:style-name="Standard"><text:s text:c="15"/>3.33069e-18 <text:s text:c="2"/>netid: c_21:n</text:p>
      <text:p text:style-name="Standard"><text:s text:c="16"/>1.6372e-17 <text:s text:c="2"/>netid: XI4/XI5/MNM2:s</text:p>
      <text:p text:style-name="Standard"><text:s text:c="15"/>5.78414e-18 <text:s text:c="2"/>netid: c_21:n</text:p>
      <text:p text:style-name="Standard"><text:s text:c="15"/>1.53969e-18 <text:s text:c="2"/>netid: XI4/XI5/MNM2:s</text:p>
      <text:p text:style-name="Standard"><text:s text:c="15"/>1.42982e-17 <text:s text:c="2"/>netid: c_21:n</text:p>
      <text:p text:style-name="Standard"><text:s text:c="15"/>3.41386e-18 <text:s text:c="2"/>netid: XI4/XI5/MNM2:s</text:p>
      <text:p text:style-name="Standard"><text:s text:c="15"/>9.12195e-19 <text:s text:c="2"/>netid: c_21:n</text:p>
      <text:p text:style-name="Standard"><text:s text:c="15"/>4.45038e-19 <text:s text:c="2"/>netid: c_427:n</text:p>
      <text:p text:style-name="Standard"><text:s text:c="15"/>2.64396e-19 <text:s text:c="2"/>netid: XI4/XI1/XI0/MNM1:s</text:p>
      <text:p text:style-name="Standard"><text:s text:c="15"/>2.32124e-18 <text:s text:c="2"/>netid: c_427:n</text:p>
      <text:p text:style-name="Standard"><text:s text:c="15"/>6.47736e-19 <text:s text:c="2"/>netid: XI4/XI1/XI0/MNM1:s</text:p>
      <text:p text:style-name="Standard"><text:s text:c="15"/>1.70318e-18 <text:s text:c="2"/>netid: c_448:n</text:p>
      <text:p text:style-name="Standard"><text:s text:c="15"/>2.81089e-18 <text:s text:c="2"/>netid: c_448:n</text:p>
      <text:p text:style-name="Standard"><text:s text:c="15"/>1.34871e-18 <text:s text:c="2"/>netid: XI4/XI1/XI1/MNM1:s</text:p>
      <text:p text:style-name="Standard"/>
      <text:p text:style-name="Standard"/>
      <text:p text:style-name="Standard">15 <text:s text:c="19"/>0.0 <text:s text:c="2"/>2.03644e-15 <text:s text:c="7"/>87.803 <text:s text:c="11"/>0.0 <text:s/>XI4/NET28</text:p>
      <text:p text:style-name="Standard"><text:s text:c="12"/>- Coupled nets</text:p>
      <text:p text:style-name="Standard"><text:s text:c="15"/>c_7674:p,c_8524:p,c_7675:p,c_8519:p,c_7676:p,c_7676:p,c_7676:p,c_7676:p,c_7676:p,c_8520:p,c_8520:p,c_8520:p,c_8520:p,XI4/XI1/XI1/MPM0:b,XI4/XI1/XI1/MPM0:b,XI4/XI1/XI1/MPM1:s,XI4/XI1/XI1/MPM1:s,XI4/XI1/XI1/MPM1:s,XI4/XI1/XI1/MPM1:s,XI4/XI1/XI1/MPM1:s,XI4/XI1/XI1/MPM1:s,c_8154:p,c_8650:p,c_7999:p,c_7807:p,c_7807:p,c_7807:p,c_8190:p,c_8164:p,c_8164:p,c_8164:p,c_8194:p,c_8173:p,c_8178:p,c_8178:p,c_8199:p,c_10706:n,c_10706:n,c_10706:n,c_10706:n,c_10706:n,c_10706:n,c_10706:n,c_10706:n,c_10706:n,c_10706:n,c_10706:n,c_10706:n,c_107<text:soft-page-break/>06:n,c_10706:n,c_10706:n,c_12006:n,c_12006:n,c_12006:n,c_12006:n,c_12885:p,c_12885:p,c_12885:p,c_13037:p,c_12982:p,c_13039:p,c_13039:p,c_12886:p,c_12012:n,c_12888:p,c_12014:n,c_12014:n,c_12014:n,c_12016:n,c_12019:n,c_12027:n,c_12027:n,c_12027:n,c_12027:n,c_12027:n,c_12027:n,c_12027:n,c_12027:n,c_12027:n,c_12027:n,c_12027:n,c_12027:n,c_12027:n,c_12419:n,c_12419:n,c_12029:n,c_12029:n,c_12037:n,c_12038:n,XI4/XI4/MPM0:g,c_12044:n,c_12047:n,c_12049:n,c_12195:n,c_13073:p,c_12447:n,c_12447:n,c_12447:n,c_12447:n,c_12447:n,c_12447:n,c_12447:n,c_12447:n,c_12447:n,c_12447:n,c_12447:n,c_12447:n,c_12447:n,c_12447:n,c_12447:n,c_12447:n,c_12447:n,c_12448:n,c_12273:n,c_12273:n,c_12273:n,c_12273:n,c_12273:n,c_12273:n,c_12273:n,c_12273:n,c_12273:n,c_12273:n,c_12273:n,c_12880:p,XI4/XI0/XI0/MPM1:g,c_13918:n,c_13918:n,c_13964:n,c_13990:n,c_13994:n,c_13999:n,c_13999:n,XI3/XI0/MNM0:b,c_16096:n,c_16527:p,c_16527:p,c_16527:p,XI4/XI1/XI1/MNM0:s,c_15718:n,c_15718:n,c_15719:n,c_15719:n,c_15719:n,c_15719:n,c_15719:n,c_15719:n,c_16535:p,c_16097:n,c_16097:n,c_16097:n,c_15720:n,c_15720:n,c_15720:n,c_15723:n,c_15723:n,c_16120:n,c_16509:p,c_16509:p,c_16509:p,c_16498:p,c_16498:p,c_16498:p,c_16498:p,c_16498:p,c_16498:p,c_16499:p,c_16499:p,c_16500:p,c_16500:p,c_16500:p,c_16500:p,c_17350:n,c_17423:n,c_17423:n,c_17434:n,c_17434:n,c_17434:n,c_17434:n,c_17434:n,c_17436:n,c_17436:n,c_17438:n,c_17438:n,c_17438:n,c_17438:n,c_17438:n,c_17438:n,c_17442:n,c_696:n,c_696:n,XI4/XI1/XI1/MNM0:g,c_695:n,c_947:p,c_696:n,c_711:n,c_696:n,c_899:n,XI4/XI1/XI1/MNM0:g,c_901:n,c_683:n,c_955:p,c_684:n,c_722:n,c_696:n,c_879:n,c_848:n,c_769:n,c_711:n,XI4/XI1/XI1/MNM0:g,c_766:n,XI4/XI1/XI1/MNM0:g,c_696:n,c_900:n,c_900:n,c_900:n,c_900:n,c_695:n,XI4/XI1/XI1/MNM0:g,c_900:n,c_695:n,c_925:p,c_769:n,c_711:n,c_900:n,c_901:n,c_722:n,c_899:n,c_763:n,c_766:n,c_947:p,c_696:n,c_769:n,c_711:n,c_798:n,c_695:n,c_947:p,c_696:n,c_711:n,c_695:n,c_696:n,c_711:n,c_879:n,c_885:n,c_879:n,c_885:n,XI4/XI1/XI1/MNM0:g,c_879:n,c_848:n,c_879:n,XI4/XI1/XI1/MNM0:g,c_900:n,c_901:n,c_722:n,c_848:n,c_769:n,c_711:n,c_763:n,c_711:n,c_900:n,c_711:n,c_711:n,c_696:n,c_711:n,c_711:n,c_711:n,c_711:n,XI4/XI1/XI1/MNM0:g,c_695:n,c_696:n,c_711:n,c_696:n,c_711:n,c_711:n,c_769:n,c_711:n,c_711:n,c_711:n,c_712:n,c_711:n,XI4/XI2/MNM0:g,c_821:n,c_822:n,c_679:n,c_732:n,c_675:n,c_676:n,c_1261:n,c_1367:p,c_1227:n,XI4/XI1/XI1/MPM1:g,XI4/XI1/XI1/MPM1:g,c_1256:n,c_1227:n,XI4/XI1/XI1/MPM1:g,c_1231:n,c_1261:n,c_1310:n,c_1377:p,c_1227:n,XI4/XI1/XI1/MPM1:g,c_1380:p,c_1227:n,XI4/NET34,XI4/XI1/XI1/MPM1:g,XI4/XI1/XI1/MPM1:g,XI4/XI1/XI1/MPM1:g,c_1226:n,XI4/NET34,c_1191:n,c_1256:n,c_1227:n,c_1227:n,c_1227:n,c_1227:n,c_1227:n,c_1226:n,c_1227:n,XI4/NET34,c_1348:n,c_1224:n,c_1227:n,c_1227:n,c_1227:n,XI4/NET34,c_1219:n,c_1226:n,XI4/NET34,XI4/NET34,XI4/XI1/XI1/MPM1:g,c_1227:n,XI4/XI1/XI1/MPM1:g,c_1227:n,XI4/NET34,XI4/NET34,c_1226:n,XI4/NET34,c_1219:n,c_1256:n,c_1226:n,XI4/NET34,XI4/NET34,c_1936:n,c_1936:n,c_1936:n,c_1969:n,c_2119:n,c_1919:n,c_2050:n,c_1951:n,c_1953:n,c_1953:n,c_1954:n,c_1954:n,c_1954:n,c_1972:n,c_1972:n,c_1973:n,c_2020:n,c_2020:n,XI4/XI3/MNM0:g,XI4/XI3/MNM0:g,c_2205:n,c_2205:n,c_2205:n,c_2338:n,c_2206:n,XI4/XI2/MPM1:g,XI4/XI2/MPM1:g,c_2246:n,c_2243:n,c_2277:n,c_2228:n,c_2253:n,c_2253:n,c_2226:n,c_2226:n,c_2281:n,c_2282:n,c_2283:n,c_2229:n,c_2229:n,c_2229:n,c_2285:n,c_2414:n,c_2244:n,c_2244:n,c_2264:n,c_2287:n,c_2288:n,c_2420:n,c_2230:n,c_2261:n,XI4/XI1/XI0/MNM0:g,c_2600:n,c_2517:n,c_2517:n,c_2810:n,c_2810:n,c_2768:n,c_2816:n,XI4/XI0/XI0/MNM0:g,XI4/XI0/XI0/MNM0:g,XI4/XI0/XI0/MNM0:g,c_2788:n,c_2788:n,c_2788:n,c_2789:n,c_2789:n,c_2791:n,c_2791:n,c_2791:n,c_2791:n,c_2791:n,c_2791:n,c_2881:n,c_2881:n,c_2881:n,c_2881:n,c_2885:n,c_2745:n,c_2887:n,c_2746:n,c_2769:n,c_2769:n,c_2769:n,c_2756:n,c_2756:n,c_2747:n,c_2747:n,c_2747:n,XI4/<text:soft-page-break/>NET33,c_311:n,c_311:n,c_427:n,c_448:n,XI4/XI1/XI1/MNM1:s,c_448:n,XI4/XI1/XI1/MNM1:s,c_448:n</text:p>
      <text:p text:style-name="Standard"><text:s text:c="12"/>- Intrinsic Capacitance</text:p>
      <text:p text:style-name="Standard"><text:s text:c="15"/>2.48383e-16</text:p>
      <text:p text:style-name="Standard"><text:s text:c="12"/>- Coupled capacitance</text:p>
      <text:p text:style-name="Standard"><text:s text:c="15"/>1.80506e-18 <text:s text:c="2"/>netid: c_7674:p</text:p>
      <text:p text:style-name="Standard"><text:s text:c="16"/>1.8858e-18 <text:s text:c="2"/>netid: c_8524:p</text:p>
      <text:p text:style-name="Standard"><text:s text:c="15"/>1.72258e-18 <text:s text:c="2"/>netid: c_7675:p</text:p>
      <text:p text:style-name="Standard"><text:s text:c="15"/>2.06799e-18 <text:s text:c="2"/>netid: c_8519:p</text:p>
      <text:p text:style-name="Standard"><text:s text:c="16"/>3.1122e-18 <text:s text:c="2"/>netid: c_7676:p</text:p>
      <text:p text:style-name="Standard"><text:s text:c="15"/>3.15964e-18 <text:s text:c="2"/>netid: c_7676:p</text:p>
      <text:p text:style-name="Standard"><text:s text:c="16"/>1.4058e-17 <text:s text:c="2"/>netid: c_7676:p</text:p>
      <text:p text:style-name="Standard"><text:s text:c="15"/>7.19812e-18 <text:s text:c="2"/>netid: c_7676:p</text:p>
      <text:p text:style-name="Standard"><text:s text:c="16"/>2.1594e-18 <text:s text:c="2"/>netid: c_7676:p</text:p>
      <text:p text:style-name="Standard"><text:s text:c="15"/>3.53931e-18 <text:s text:c="2"/>netid: c_8520:p</text:p>
      <text:p text:style-name="Standard"><text:s text:c="15"/>3.75944e-18 <text:s text:c="2"/>netid: c_8520:p</text:p>
      <text:p text:style-name="Standard"><text:s text:c="15"/>1.02178e-18 <text:s text:c="2"/>netid: c_8520:p</text:p>
      <text:p text:style-name="Standard"><text:s text:c="15"/>1.02178e-18 <text:s text:c="2"/>netid: c_8520:p</text:p>
      <text:p text:style-name="Standard"><text:s text:c="15"/>4.23415e-19 <text:s text:c="2"/>netid: XI4/XI1/XI1/MPM0:b</text:p>
      <text:p text:style-name="Standard"><text:s text:c="15"/>4.82043e-19 <text:s text:c="2"/>netid: XI4/XI1/XI1/MPM0:b</text:p>
      <text:p text:style-name="Standard"><text:s text:c="15"/>2.94279e-18 <text:s text:c="2"/>netid: XI4/XI1/XI1/MPM1:s</text:p>
      <text:p text:style-name="Standard"><text:s text:c="15"/>3.02187e-18 <text:s text:c="2"/>netid: XI4/XI1/XI1/MPM1:s</text:p>
      <text:p text:style-name="Standard"><text:s text:c="15"/>2.47359e-17 <text:s text:c="2"/>netid: XI4/XI1/XI1/MPM1:s</text:p>
      <text:p text:style-name="Standard"><text:s text:c="15"/>2.30064e-17 <text:s text:c="2"/>netid: XI4/XI1/XI1/MPM1:s</text:p>
      <text:p text:style-name="Standard"><text:s text:c="15"/>2.51214e-19 <text:s text:c="2"/>netid: XI4/XI1/XI1/MPM1:s</text:p>
      <text:p text:style-name="Standard"><text:s text:c="15"/>2.57964e-19 <text:s text:c="2"/>netid: XI4/XI1/XI1/MPM1:s</text:p>
      <text:p text:style-name="Standard"><text:s text:c="15"/>1.54397e-18 <text:s text:c="2"/>netid: c_8154:p</text:p>
      <text:p text:style-name="Standard"><text:s text:c="15"/>7.19812e-18 <text:s text:c="2"/>netid: c_8650:p</text:p>
      <text:p text:style-name="Standard"><text:s text:c="15"/>4.31075e-19 <text:s text:c="2"/>netid: c_7999:p</text:p>
      <text:p text:style-name="Standard"><text:s text:c="16"/>8.0706e-19 <text:s text:c="2"/>netid: c_7807:p</text:p>
      <text:p text:style-name="Standard"><text:s text:c="15"/>2.45958e-19 <text:s text:c="2"/>netid: c_7807:p</text:p>
      <text:p text:style-name="Standard"><text:s text:c="15"/>5.25787e-19 <text:s text:c="2"/>netid: c_7807:p</text:p>
      <text:p text:style-name="Standard"><text:s text:c="15"/>1.68617e-18 <text:s text:c="2"/>netid: c_8190:p</text:p>
      <text:p text:style-name="Standard"><text:s text:c="15"/>3.44892e-19 <text:s text:c="2"/>netid: c_8164:p</text:p>
      <text:p text:style-name="Standard"><text:s text:c="15"/>3.08346e-19 <text:s text:c="2"/>netid: c_8164:p</text:p>
      <text:p text:style-name="Standard"><text:s text:c="15"/>4.34055e-19 <text:s text:c="2"/>netid: c_8164:p</text:p>
      <text:p text:style-name="Standard"><text:s text:c="15"/>6.86364e-19 <text:s text:c="2"/>netid: c_8194:p</text:p>
      <text:p text:style-name="Standard"><text:s text:c="15"/>9.74497e-19 <text:s text:c="2"/>netid: c_8173:p</text:p>
      <text:p text:style-name="Standard"><text:s text:c="15"/>2.57159e-18 <text:s text:c="2"/>netid: c_8178:p</text:p>
      <text:p text:style-name="Standard"><text:s text:c="15"/>1.46161e-18 <text:s text:c="2"/>netid: c_8178:p</text:p>
      <text:p text:style-name="Standard"><text:s text:c="15"/>7.49549e-19 <text:s text:c="2"/>netid: c_8199:p</text:p>
      <text:p text:style-name="Standard"><text:s text:c="15"/>2.24682e-19 <text:s text:c="2"/>netid: c_10706:n</text:p>
      <text:p text:style-name="Standard"><text:s text:c="15"/>3.33345e-19 <text:s text:c="2"/>netid: c_10706:n</text:p>
      <text:p text:style-name="Standard"><text:s text:c="15"/>4.37658e-19 <text:s text:c="2"/>netid: c_10706:n</text:p>
      <text:p text:style-name="Standard"><text:s text:c="15"/>5.58967e-19 <text:s text:c="2"/>netid: c_10706:n</text:p>
      <text:p text:style-name="Standard"><text:s text:c="15"/>2.14601e-18 <text:s text:c="2"/>netid: c_10706:n</text:p>
      <text:p text:style-name="Standard"><text:s text:c="15"/>1.32278e-18 <text:s text:c="2"/>netid: c_10706:n</text:p>
      <text:p text:style-name="Standard"><text:s text:c="15"/>1.37878e-18 <text:s text:c="2"/>netid: c_10706:n</text:p>
      <text:p text:style-name="Standard"><text:s text:c="15"/>1.54877e-18 <text:s text:c="2"/>netid: c_10706:n</text:p>
      <text:p text:style-name="Standard"><text:s text:c="16"/>4.1475e-18 <text:s text:c="2"/>netid: c_10706:n</text:p>
      <text:p text:style-name="Standard"><text:s text:c="15"/>3.95181e-18 <text:s text:c="2"/>netid: c_10706:n</text:p>
      <text:p text:style-name="Standard"><text:s text:c="15"/>1.37591e-18 <text:s text:c="2"/>netid: c_10706:n</text:p>
      <text:p text:style-name="Standard"><text:soft-page-break/><text:s text:c="15"/>2.48524e-18 <text:s text:c="2"/>netid: c_10706:n</text:p>
      <text:p text:style-name="Standard"><text:s text:c="15"/>8.13455e-18 <text:s text:c="2"/>netid: c_10706:n</text:p>
      <text:p text:style-name="Standard"><text:s text:c="15"/>1.62673e-17 <text:s text:c="2"/>netid: c_10706:n</text:p>
      <text:p text:style-name="Standard"><text:s text:c="15"/>2.24221e-18 <text:s text:c="2"/>netid: c_10706:n</text:p>
      <text:p text:style-name="Standard"><text:s text:c="15"/>2.06181e-18 <text:s text:c="2"/>netid: c_12006:n</text:p>
      <text:p text:style-name="Standard"><text:s text:c="15"/>2.48097e-19 <text:s text:c="2"/>netid: c_12006:n</text:p>
      <text:p text:style-name="Standard"><text:s text:c="15"/>3.15306e-19 <text:s text:c="2"/>netid: c_12006:n</text:p>
      <text:p text:style-name="Standard"><text:s text:c="15"/>3.95483e-18 <text:s text:c="2"/>netid: c_12006:n</text:p>
      <text:p text:style-name="Standard"><text:s text:c="15"/>1.57934e-18 <text:s text:c="2"/>netid: c_12885:p</text:p>
      <text:p text:style-name="Standard"><text:s text:c="16"/>7.7107e-19 <text:s text:c="2"/>netid: c_12885:p</text:p>
      <text:p text:style-name="Standard"><text:s text:c="16"/>2.1807e-18 <text:s text:c="2"/>netid: c_12885:p</text:p>
      <text:p text:style-name="Standard"><text:s text:c="16"/>1.3673e-18 <text:s text:c="2"/>netid: c_13037:p</text:p>
      <text:p text:style-name="Standard"><text:s text:c="15"/>3.02738e-18 <text:s text:c="2"/>netid: c_12982:p</text:p>
      <text:p text:style-name="Standard"><text:s text:c="16"/>7.7107e-19 <text:s text:c="2"/>netid: c_13039:p</text:p>
      <text:p text:style-name="Standard"><text:s text:c="15"/>1.15149e-18 <text:s text:c="2"/>netid: c_13039:p</text:p>
      <text:p text:style-name="Standard"><text:s text:c="15"/>1.39653e-18 <text:s text:c="2"/>netid: c_12886:p</text:p>
      <text:p text:style-name="Standard"><text:s text:c="15"/>8.25541e-19 <text:s text:c="2"/>netid: c_12012:n</text:p>
      <text:p text:style-name="Standard"><text:s text:c="15"/>6.50348e-19 <text:s text:c="2"/>netid: c_12888:p</text:p>
      <text:p text:style-name="Standard"><text:s text:c="15"/>2.42065e-18 <text:s text:c="2"/>netid: c_12014:n</text:p>
      <text:p text:style-name="Standard"><text:s text:c="15"/>1.41858e-18 <text:s text:c="2"/>netid: c_12014:n</text:p>
      <text:p text:style-name="Standard"><text:s text:c="15"/>9.46431e-19 <text:s text:c="2"/>netid: c_12014:n</text:p>
      <text:p text:style-name="Standard"><text:s text:c="15"/>7.20335e-19 <text:s text:c="2"/>netid: c_12016:n</text:p>
      <text:p text:style-name="Standard"><text:s text:c="15"/>9.14148e-18 <text:s text:c="2"/>netid: c_12019:n</text:p>
      <text:p text:style-name="Standard"><text:s text:c="15"/>2.32232e-18 <text:s text:c="2"/>netid: c_12027:n</text:p>
      <text:p text:style-name="Standard"><text:s text:c="15"/>4.35285e-18 <text:s text:c="2"/>netid: c_12027:n</text:p>
      <text:p text:style-name="Standard"><text:s text:c="17"/>2.164e-19 <text:s text:c="2"/>netid: c_12027:n</text:p>
      <text:p text:style-name="Standard"><text:s text:c="15"/>1.83591e-18 <text:s text:c="2"/>netid: c_12027:n</text:p>
      <text:p text:style-name="Standard"><text:s text:c="16"/>2.1377e-18 <text:s text:c="2"/>netid: c_12027:n</text:p>
      <text:p text:style-name="Standard"><text:s text:c="15"/>2.86421e-18 <text:s text:c="2"/>netid: c_12027:n</text:p>
      <text:p text:style-name="Standard"><text:s text:c="15"/>2.05129e-18 <text:s text:c="2"/>netid: c_12027:n</text:p>
      <text:p text:style-name="Standard"><text:s text:c="15"/>1.53137e-18 <text:s text:c="2"/>netid: c_12027:n</text:p>
      <text:p text:style-name="Standard"><text:s text:c="15"/>1.01816e-18 <text:s text:c="2"/>netid: c_12027:n</text:p>
      <text:p text:style-name="Standard"><text:s text:c="15"/>1.81318e-18 <text:s text:c="2"/>netid: c_12027:n</text:p>
      <text:p text:style-name="Standard"><text:s text:c="15"/>6.26569e-18 <text:s text:c="2"/>netid: c_12027:n</text:p>
      <text:p text:style-name="Standard"><text:s text:c="15"/>5.35115e-18 <text:s text:c="2"/>netid: c_12027:n</text:p>
      <text:p text:style-name="Standard"><text:s text:c="16"/>2.0546e-18 <text:s text:c="2"/>netid: c_12027:n</text:p>
      <text:p text:style-name="Standard"><text:s text:c="15"/>1.37106e-17 <text:s text:c="2"/>netid: c_12419:n</text:p>
      <text:p text:style-name="Standard"><text:s text:c="15"/>2.17201e-18 <text:s text:c="2"/>netid: c_12419:n</text:p>
      <text:p text:style-name="Standard"><text:s text:c="16"/>6.8852e-18 <text:s text:c="2"/>netid: c_12029:n</text:p>
      <text:p text:style-name="Standard"><text:s text:c="15"/>1.38044e-17 <text:s text:c="2"/>netid: c_12029:n</text:p>
      <text:p text:style-name="Standard"><text:s text:c="15"/>3.43678e-18 <text:s text:c="2"/>netid: c_12037:n</text:p>
      <text:p text:style-name="Standard"><text:s text:c="15"/>3.92628e-18 <text:s text:c="2"/>netid: c_12038:n</text:p>
      <text:p text:style-name="Standard"><text:s text:c="15"/>2.55966e-18 <text:s text:c="2"/>netid: XI4/XI4/MPM0:g</text:p>
      <text:p text:style-name="Standard"><text:s text:c="15"/>7.20335e-19 <text:s text:c="2"/>netid: c_12044:n</text:p>
      <text:p text:style-name="Standard"><text:s text:c="15"/>1.06796e-18 <text:s text:c="2"/>netid: c_12047:n</text:p>
      <text:p text:style-name="Standard"><text:s text:c="15"/>5.82101e-18 <text:s text:c="2"/>netid: c_12049:n</text:p>
      <text:p text:style-name="Standard"><text:s text:c="15"/>3.75624e-18 <text:s text:c="2"/>netid: c_12195:n</text:p>
      <text:p text:style-name="Standard"><text:s text:c="15"/>1.30422e-18 <text:s text:c="2"/>netid: c_13073:p</text:p>
      <text:p text:style-name="Standard"><text:s text:c="15"/>4.09011e-19 <text:s text:c="2"/>netid: c_12447:n</text:p>
      <text:p text:style-name="Standard"><text:s text:c="15"/>1.11784e-18 <text:s text:c="2"/>netid: c_12447:n</text:p>
      <text:p text:style-name="Standard"><text:s text:c="15"/>6.42344e-19 <text:s text:c="2"/>netid: c_12447:n</text:p>
      <text:p text:style-name="Standard"><text:s text:c="15"/>8.65866e-19 <text:s text:c="2"/>netid: c_12447:n</text:p>
      <text:p text:style-name="Standard"><text:soft-page-break/><text:s text:c="15"/>1.42449e-18 <text:s text:c="2"/>netid: c_12447:n</text:p>
      <text:p text:style-name="Standard"><text:s text:c="15"/>2.05322e-18 <text:s text:c="2"/>netid: c_12447:n</text:p>
      <text:p text:style-name="Standard"><text:s text:c="16"/>2.0722e-18 <text:s text:c="2"/>netid: c_12447:n</text:p>
      <text:p text:style-name="Standard"><text:s text:c="16"/>5.0502e-19 <text:s text:c="2"/>netid: c_12447:n</text:p>
      <text:p text:style-name="Standard"><text:s text:c="15"/>3.70745e-19 <text:s text:c="2"/>netid: c_12447:n</text:p>
      <text:p text:style-name="Standard"><text:s text:c="15"/>5.47762e-19 <text:s text:c="2"/>netid: c_12447:n</text:p>
      <text:p text:style-name="Standard"><text:s text:c="15"/>1.14326e-18 <text:s text:c="2"/>netid: c_12447:n</text:p>
      <text:p text:style-name="Standard"><text:s text:c="15"/>2.82537e-18 <text:s text:c="2"/>netid: c_12447:n</text:p>
      <text:p text:style-name="Standard"><text:s text:c="15"/>1.10432e-18 <text:s text:c="2"/>netid: c_12447:n</text:p>
      <text:p text:style-name="Standard"><text:s text:c="16"/>1.7086e-18 <text:s text:c="2"/>netid: c_12447:n</text:p>
      <text:p text:style-name="Standard"><text:s text:c="15"/>1.61676e-18 <text:s text:c="2"/>netid: c_12447:n</text:p>
      <text:p text:style-name="Standard"><text:s text:c="15"/>4.51529e-18 <text:s text:c="2"/>netid: c_12447:n</text:p>
      <text:p text:style-name="Standard"><text:s text:c="15"/>1.74602e-17 <text:s text:c="2"/>netid: c_12447:n</text:p>
      <text:p text:style-name="Standard"><text:s text:c="15"/>1.55998e-17 <text:s text:c="2"/>netid: c_12448:n</text:p>
      <text:p text:style-name="Standard"><text:s text:c="15"/>1.19501e-18 <text:s text:c="2"/>netid: c_12273:n</text:p>
      <text:p text:style-name="Standard"><text:s text:c="15"/>1.00967e-18 <text:s text:c="2"/>netid: c_12273:n</text:p>
      <text:p text:style-name="Standard"><text:s text:c="15"/>6.59261e-19 <text:s text:c="2"/>netid: c_12273:n</text:p>
      <text:p text:style-name="Standard"><text:s text:c="15"/>2.95203e-17 <text:s text:c="2"/>netid: c_12273:n</text:p>
      <text:p text:style-name="Standard"><text:s text:c="15"/>1.80684e-17 <text:s text:c="2"/>netid: c_12273:n</text:p>
      <text:p text:style-name="Standard"><text:s text:c="15"/>9.75769e-18 <text:s text:c="2"/>netid: c_12273:n</text:p>
      <text:p text:style-name="Standard"><text:s text:c="15"/>4.62751e-17 <text:s text:c="2"/>netid: c_12273:n</text:p>
      <text:p text:style-name="Standard"><text:s text:c="15"/>4.26356e-18 <text:s text:c="2"/>netid: c_12273:n</text:p>
      <text:p text:style-name="Standard"><text:s text:c="15"/>1.69199e-17 <text:s text:c="2"/>netid: c_12273:n</text:p>
      <text:p text:style-name="Standard"><text:s text:c="15"/>7.78196e-19 <text:s text:c="2"/>netid: c_12273:n</text:p>
      <text:p text:style-name="Standard"><text:s text:c="15"/>6.40753e-19 <text:s text:c="2"/>netid: c_12273:n</text:p>
      <text:p text:style-name="Standard"><text:s text:c="15"/>1.40933e-18 <text:s text:c="2"/>netid: c_12880:p</text:p>
      <text:p text:style-name="Standard"><text:s text:c="15"/>5.07867e-19 <text:s text:c="2"/>netid: XI4/XI0/XI0/MPM1:g</text:p>
      <text:p text:style-name="Standard"><text:s text:c="15"/>1.11638e-18 <text:s text:c="2"/>netid: c_13918:n</text:p>
      <text:p text:style-name="Standard"><text:s text:c="15"/>8.79329e-19 <text:s text:c="2"/>netid: c_13918:n</text:p>
      <text:p text:style-name="Standard"><text:s text:c="15"/>7.06117e-19 <text:s text:c="2"/>netid: c_13964:n</text:p>
      <text:p text:style-name="Standard"><text:s text:c="15"/>4.93777e-18 <text:s text:c="2"/>netid: c_13990:n</text:p>
      <text:p text:style-name="Standard"><text:s text:c="15"/>6.80576e-18 <text:s text:c="2"/>netid: c_13994:n</text:p>
      <text:p text:style-name="Standard"><text:s text:c="15"/>3.04811e-19 <text:s text:c="2"/>netid: c_13999:n</text:p>
      <text:p text:style-name="Standard"><text:s text:c="15"/>1.30537e-18 <text:s text:c="2"/>netid: c_13999:n</text:p>
      <text:p text:style-name="Standard"><text:s text:c="15"/>9.94149e-19 <text:s text:c="2"/>netid: XI3/XI0/MNM0:b</text:p>
      <text:p text:style-name="Standard"><text:s text:c="15"/>1.83903e-18 <text:s text:c="2"/>netid: c_16096:n</text:p>
      <text:p text:style-name="Standard"><text:s text:c="15"/>5.11847e-18 <text:s text:c="2"/>netid: c_16527:p</text:p>
      <text:p text:style-name="Standard"><text:s text:c="15"/>1.68321e-18 <text:s text:c="2"/>netid: c_16527:p</text:p>
      <text:p text:style-name="Standard"><text:s text:c="15"/>2.31637e-18 <text:s text:c="2"/>netid: c_16527:p</text:p>
      <text:p text:style-name="Standard"><text:s text:c="15"/>1.13971e-18 <text:s text:c="2"/>netid: XI4/XI1/XI1/MNM0:s</text:p>
      <text:p text:style-name="Standard"><text:s text:c="16"/>2.2539e-18 <text:s text:c="2"/>netid: c_15718:n</text:p>
      <text:p text:style-name="Standard"><text:s text:c="15"/>4.74738e-18 <text:s text:c="2"/>netid: c_15718:n</text:p>
      <text:p text:style-name="Standard"><text:s text:c="15"/>4.03617e-18 <text:s text:c="2"/>netid: c_15719:n</text:p>
      <text:p text:style-name="Standard"><text:s text:c="15"/>3.47873e-19 <text:s text:c="2"/>netid: c_15719:n</text:p>
      <text:p text:style-name="Standard"><text:s text:c="15"/>1.29532e-18 <text:s text:c="2"/>netid: c_15719:n</text:p>
      <text:p text:style-name="Standard"><text:s text:c="15"/>5.46012e-18 <text:s text:c="2"/>netid: c_15719:n</text:p>
      <text:p text:style-name="Standard"><text:s text:c="15"/>2.31637e-18 <text:s text:c="2"/>netid: c_15719:n</text:p>
      <text:p text:style-name="Standard"><text:s text:c="15"/>2.03878e-18 <text:s text:c="2"/>netid: c_15719:n</text:p>
      <text:p text:style-name="Standard"><text:s text:c="15"/>2.31637e-18 <text:s text:c="2"/>netid: c_16535:p</text:p>
      <text:p text:style-name="Standard"><text:s text:c="16"/>2.0438e-19 <text:s text:c="2"/>netid: c_16097:n</text:p>
      <text:p text:style-name="Standard"><text:s text:c="15"/>1.90346e-18 <text:s text:c="2"/>netid: c_16097:n</text:p>
      <text:p text:style-name="Standard"><text:s text:c="15"/>2.17241e-19 <text:s text:c="2"/>netid: c_16097:n</text:p>
      <text:p text:style-name="Standard"><text:soft-page-break/><text:s text:c="15"/>2.85119e-18 <text:s text:c="2"/>netid: c_15720:n</text:p>
      <text:p text:style-name="Standard"><text:s text:c="15"/>1.18185e-18 <text:s text:c="2"/>netid: c_15720:n</text:p>
      <text:p text:style-name="Standard"><text:s text:c="15"/>1.90346e-18 <text:s text:c="2"/>netid: c_15720:n</text:p>
      <text:p text:style-name="Standard"><text:s text:c="15"/>2.24581e-18 <text:s text:c="2"/>netid: c_15723:n</text:p>
      <text:p text:style-name="Standard"><text:s text:c="15"/>4.64377e-18 <text:s text:c="2"/>netid: c_15723:n</text:p>
      <text:p text:style-name="Standard"><text:s text:c="15"/>1.90346e-18 <text:s text:c="2"/>netid: c_16120:n</text:p>
      <text:p text:style-name="Standard"><text:s text:c="16"/>3.8641e-18 <text:s text:c="2"/>netid: c_16509:p</text:p>
      <text:p text:style-name="Standard"><text:s text:c="15"/>3.18388e-18 <text:s text:c="2"/>netid: c_16509:p</text:p>
      <text:p text:style-name="Standard"><text:s text:c="15"/>3.31042e-18 <text:s text:c="2"/>netid: c_16509:p</text:p>
      <text:p text:style-name="Standard"><text:s text:c="16"/>4.2081e-18 <text:s text:c="2"/>netid: c_16498:p</text:p>
      <text:p text:style-name="Standard"><text:s text:c="15"/>3.40136e-18 <text:s text:c="2"/>netid: c_16498:p</text:p>
      <text:p text:style-name="Standard"><text:s text:c="15"/>1.03427e-18 <text:s text:c="2"/>netid: c_16498:p</text:p>
      <text:p text:style-name="Standard"><text:s text:c="15"/>1.66839e-18 <text:s text:c="2"/>netid: c_16498:p</text:p>
      <text:p text:style-name="Standard"><text:s text:c="15"/>2.42624e-18 <text:s text:c="2"/>netid: c_16498:p</text:p>
      <text:p text:style-name="Standard"><text:s text:c="15"/>3.09705e-18 <text:s text:c="2"/>netid: c_16498:p</text:p>
      <text:p text:style-name="Standard"><text:s text:c="16"/>1.0126e-18 <text:s text:c="2"/>netid: c_16499:p</text:p>
      <text:p text:style-name="Standard"><text:s text:c="15"/>6.12155e-19 <text:s text:c="2"/>netid: c_16499:p</text:p>
      <text:p text:style-name="Standard"><text:s text:c="16"/>2.5194e-19 <text:s text:c="2"/>netid: c_16500:p</text:p>
      <text:p text:style-name="Standard"><text:s text:c="15"/>3.42338e-18 <text:s text:c="2"/>netid: c_16500:p</text:p>
      <text:p text:style-name="Standard"><text:s text:c="15"/>2.67986e-18 <text:s text:c="2"/>netid: c_16500:p</text:p>
      <text:p text:style-name="Standard"><text:s text:c="16"/>5.8102e-19 <text:s text:c="2"/>netid: c_16500:p</text:p>
      <text:p text:style-name="Standard"><text:s text:c="15"/>2.71107e-19 <text:s text:c="2"/>netid: c_17350:n</text:p>
      <text:p text:style-name="Standard"><text:s text:c="15"/>5.91179e-19 <text:s text:c="2"/>netid: c_17423:n</text:p>
      <text:p text:style-name="Standard"><text:s text:c="15"/>4.11114e-19 <text:s text:c="2"/>netid: c_17423:n</text:p>
      <text:p text:style-name="Standard"><text:s text:c="15"/>5.06137e-18 <text:s text:c="2"/>netid: c_17434:n</text:p>
      <text:p text:style-name="Standard"><text:s text:c="15"/>5.70604e-18 <text:s text:c="2"/>netid: c_17434:n</text:p>
      <text:p text:style-name="Standard"><text:s text:c="15"/>2.22501e-18 <text:s text:c="2"/>netid: c_17434:n</text:p>
      <text:p text:style-name="Standard"><text:s text:c="15"/>1.16895e-18 <text:s text:c="2"/>netid: c_17434:n</text:p>
      <text:p text:style-name="Standard"><text:s text:c="15"/>1.95314e-18 <text:s text:c="2"/>netid: c_17434:n</text:p>
      <text:p text:style-name="Standard"><text:s text:c="15"/>1.47311e-18 <text:s text:c="2"/>netid: c_17436:n</text:p>
      <text:p text:style-name="Standard"><text:s text:c="15"/>2.01134e-18 <text:s text:c="2"/>netid: c_17436:n</text:p>
      <text:p text:style-name="Standard"><text:s text:c="15"/>5.65744e-18 <text:s text:c="2"/>netid: c_17438:n</text:p>
      <text:p text:style-name="Standard"><text:s text:c="15"/>6.13334e-18 <text:s text:c="2"/>netid: c_17438:n</text:p>
      <text:p text:style-name="Standard"><text:s text:c="15"/>3.11805e-18 <text:s text:c="2"/>netid: c_17438:n</text:p>
      <text:p text:style-name="Standard"><text:s text:c="15"/>1.45822e-16 <text:s text:c="2"/>netid: c_17438:n</text:p>
      <text:p text:style-name="Standard"><text:s text:c="15"/>5.23378e-18 <text:s text:c="2"/>netid: c_17438:n</text:p>
      <text:p text:style-name="Standard"><text:s text:c="15"/>2.32134e-18 <text:s text:c="2"/>netid: c_17438:n</text:p>
      <text:p text:style-name="Standard"><text:s text:c="15"/>1.07978e-18 <text:s text:c="2"/>netid: c_17442:n</text:p>
      <text:p text:style-name="Standard"><text:s text:c="15"/>2.00524e-18 <text:s text:c="2"/>netid: c_696:n</text:p>
      <text:p text:style-name="Standard"><text:s text:c="15"/>1.99332e-18 <text:s text:c="2"/>netid: c_696:n</text:p>
      <text:p text:style-name="Standard"><text:s text:c="15"/>2.12417e-18 <text:s text:c="2"/>netid: XI4/XI1/XI1/MNM0:g</text:p>
      <text:p text:style-name="Standard"><text:s text:c="16"/>3.4784e-18 <text:s text:c="2"/>netid: c_695:n</text:p>
      <text:p text:style-name="Standard"><text:s text:c="15"/>1.30346e-17 <text:s text:c="2"/>netid: c_947:p</text:p>
      <text:p text:style-name="Standard"><text:s text:c="15"/>4.26569e-19 <text:s text:c="2"/>netid: c_696:n</text:p>
      <text:p text:style-name="Standard"><text:s text:c="15"/>2.00765e-19 <text:s text:c="2"/>netid: c_711:n</text:p>
      <text:p text:style-name="Standard"><text:s text:c="15"/>2.20988e-18 <text:s text:c="2"/>netid: c_696:n</text:p>
      <text:p text:style-name="Standard"><text:s text:c="15"/>2.47654e-18 <text:s text:c="2"/>netid: c_899:n</text:p>
      <text:p text:style-name="Standard"><text:s text:c="15"/>4.01896e-18 <text:s text:c="2"/>netid: XI4/XI1/XI1/MNM0:g</text:p>
      <text:p text:style-name="Standard"><text:s text:c="15"/>2.01818e-18 <text:s text:c="2"/>netid: c_901:n</text:p>
      <text:p text:style-name="Standard"><text:s text:c="15"/>2.07358e-18 <text:s text:c="2"/>netid: c_683:n</text:p>
      <text:p text:style-name="Standard"><text:s text:c="15"/>1.19478e-18 <text:s text:c="2"/>netid: c_955:p</text:p>
      <text:p text:style-name="Standard"><text:s text:c="15"/>3.79875e-19 <text:s text:c="2"/>netid: c_684:n</text:p>
      <text:p text:style-name="Standard"><text:soft-page-break/><text:s text:c="15"/>2.13019e-18 <text:s text:c="2"/>netid: c_722:n</text:p>
      <text:p text:style-name="Standard"><text:s text:c="15"/>8.90114e-19 <text:s text:c="2"/>netid: c_696:n</text:p>
      <text:p text:style-name="Standard"><text:s text:c="15"/>7.74547e-18 <text:s text:c="2"/>netid: c_879:n</text:p>
      <text:p text:style-name="Standard"><text:s text:c="15"/>5.52392e-18 <text:s text:c="2"/>netid: c_848:n</text:p>
      <text:p text:style-name="Standard"><text:s text:c="15"/>3.16661e-18 <text:s text:c="2"/>netid: c_769:n</text:p>
      <text:p text:style-name="Standard"><text:s text:c="15"/>2.23458e-19 <text:s text:c="2"/>netid: c_711:n</text:p>
      <text:p text:style-name="Standard"><text:s text:c="15"/>1.01326e-18 <text:s text:c="2"/>netid: XI4/XI1/XI1/MNM0:g</text:p>
      <text:p text:style-name="Standard"><text:s text:c="15"/>8.57982e-18 <text:s text:c="2"/>netid: c_766:n</text:p>
      <text:p text:style-name="Standard"><text:s text:c="15"/>2.14127e-18 <text:s text:c="2"/>netid: XI4/XI1/XI1/MNM0:g</text:p>
      <text:p text:style-name="Standard"><text:s text:c="15"/>1.19413e-17 <text:s text:c="2"/>netid: c_696:n</text:p>
      <text:p text:style-name="Standard"><text:s text:c="15"/>8.23238e-19 <text:s text:c="2"/>netid: c_900:n</text:p>
      <text:p text:style-name="Standard"><text:s text:c="15"/>8.23238e-19 <text:s text:c="2"/>netid: c_900:n</text:p>
      <text:p text:style-name="Standard"><text:s text:c="15"/>8.23238e-19 <text:s text:c="2"/>netid: c_900:n</text:p>
      <text:p text:style-name="Standard"><text:s text:c="15"/>1.84322e-18 <text:s text:c="2"/>netid: c_900:n</text:p>
      <text:p text:style-name="Standard"><text:s text:c="15"/>5.55966e-19 <text:s text:c="2"/>netid: c_695:n</text:p>
      <text:p text:style-name="Standard"><text:s text:c="15"/>9.92948e-19 <text:s text:c="2"/>netid: XI4/XI1/XI1/MNM0:g</text:p>
      <text:p text:style-name="Standard"><text:s text:c="15"/>7.42708e-18 <text:s text:c="2"/>netid: c_900:n</text:p>
      <text:p text:style-name="Standard"><text:s text:c="15"/>7.72701e-19 <text:s text:c="2"/>netid: c_695:n</text:p>
      <text:p text:style-name="Standard"><text:s text:c="15"/>1.53784e-18 <text:s text:c="2"/>netid: c_925:p</text:p>
      <text:p text:style-name="Standard"><text:s text:c="15"/>4.58998e-19 <text:s text:c="2"/>netid: c_769:n</text:p>
      <text:p text:style-name="Standard"><text:s text:c="15"/>1.18637e-18 <text:s text:c="2"/>netid: c_711:n</text:p>
      <text:p text:style-name="Standard"><text:s text:c="15"/>5.31764e-18 <text:s text:c="2"/>netid: c_900:n</text:p>
      <text:p text:style-name="Standard"><text:s text:c="15"/>1.25384e-18 <text:s text:c="2"/>netid: c_901:n</text:p>
      <text:p text:style-name="Standard"><text:s text:c="15"/>4.90591e-18 <text:s text:c="2"/>netid: c_722:n</text:p>
      <text:p text:style-name="Standard"><text:s text:c="15"/>9.16327e-19 <text:s text:c="2"/>netid: c_899:n</text:p>
      <text:p text:style-name="Standard"><text:s text:c="15"/>1.66377e-18 <text:s text:c="2"/>netid: c_763:n</text:p>
      <text:p text:style-name="Standard"><text:s text:c="15"/>2.25781e-19 <text:s text:c="2"/>netid: c_766:n</text:p>
      <text:p text:style-name="Standard"><text:s text:c="15"/>7.08876e-18 <text:s text:c="2"/>netid: c_947:p</text:p>
      <text:p text:style-name="Standard"><text:s text:c="15"/>3.36741e-18 <text:s text:c="2"/>netid: c_696:n</text:p>
      <text:p text:style-name="Standard"><text:s text:c="15"/>5.33653e-18 <text:s text:c="2"/>netid: c_769:n</text:p>
      <text:p text:style-name="Standard"><text:s text:c="15"/>1.74172e-18 <text:s text:c="2"/>netid: c_711:n</text:p>
      <text:p text:style-name="Standard"><text:s text:c="15"/>7.30744e-19 <text:s text:c="2"/>netid: c_798:n</text:p>
      <text:p text:style-name="Standard"><text:s text:c="15"/>1.41002e-18 <text:s text:c="2"/>netid: c_695:n</text:p>
      <text:p text:style-name="Standard"><text:s text:c="15"/>5.10874e-18 <text:s text:c="2"/>netid: c_947:p</text:p>
      <text:p text:style-name="Standard"><text:s text:c="15"/>7.28875e-18 <text:s text:c="2"/>netid: c_696:n</text:p>
      <text:p text:style-name="Standard"><text:s text:c="15"/>3.12851e-18 <text:s text:c="2"/>netid: c_711:n</text:p>
      <text:p text:style-name="Standard"><text:s text:c="16"/>2.1569e-18 <text:s text:c="2"/>netid: c_695:n</text:p>
      <text:p text:style-name="Standard"><text:s text:c="15"/>5.87931e-18 <text:s text:c="2"/>netid: c_696:n</text:p>
      <text:p text:style-name="Standard"><text:s text:c="15"/>2.23124e-18 <text:s text:c="2"/>netid: c_711:n</text:p>
      <text:p text:style-name="Standard"><text:s text:c="15"/>7.08859e-18 <text:s text:c="2"/>netid: c_879:n</text:p>
      <text:p text:style-name="Standard"><text:s text:c="15"/>1.79676e-18 <text:s text:c="2"/>netid: c_885:n</text:p>
      <text:p text:style-name="Standard"><text:s text:c="15"/>1.32562e-17 <text:s text:c="2"/>netid: c_879:n</text:p>
      <text:p text:style-name="Standard"><text:s text:c="15"/>1.40147e-18 <text:s text:c="2"/>netid: c_885:n</text:p>
      <text:p text:style-name="Standard"><text:s text:c="15"/>4.78993e-19 <text:s text:c="2"/>netid: XI4/XI1/XI1/MNM0:g</text:p>
      <text:p text:style-name="Standard"><text:s text:c="15"/>4.61337e-19 <text:s text:c="2"/>netid: c_879:n</text:p>
      <text:p text:style-name="Standard"><text:s text:c="15"/>1.30424e-17 <text:s text:c="2"/>netid: c_848:n</text:p>
      <text:p text:style-name="Standard"><text:s text:c="15"/>1.68631e-18 <text:s text:c="2"/>netid: c_879:n</text:p>
      <text:p text:style-name="Standard"><text:s text:c="16"/>8.2212e-19 <text:s text:c="2"/>netid: XI4/XI1/XI1/MNM0:g</text:p>
      <text:p text:style-name="Standard"><text:s text:c="15"/>5.47381e-18 <text:s text:c="2"/>netid: c_900:n</text:p>
      <text:p text:style-name="Standard"><text:s text:c="15"/>1.12268e-18 <text:s text:c="2"/>netid: c_901:n</text:p>
      <text:p text:style-name="Standard"><text:s text:c="15"/>2.03851e-18 <text:s text:c="2"/>netid: c_722:n</text:p>
      <text:p text:style-name="Standard"><text:s text:c="15"/>4.78261e-18 <text:s text:c="2"/>netid: c_848:n</text:p>
      <text:p text:style-name="Standard"><text:soft-page-break/><text:s text:c="15"/>3.32763e-18 <text:s text:c="2"/>netid: c_769:n</text:p>
      <text:p text:style-name="Standard"><text:s text:c="15"/>1.71846e-18 <text:s text:c="2"/>netid: c_711:n</text:p>
      <text:p text:style-name="Standard"><text:s text:c="15"/>2.28804e-18 <text:s text:c="2"/>netid: c_763:n</text:p>
      <text:p text:style-name="Standard"><text:s text:c="15"/>1.01438e-18 <text:s text:c="2"/>netid: c_711:n</text:p>
      <text:p text:style-name="Standard"><text:s text:c="15"/>1.73163e-18 <text:s text:c="2"/>netid: c_900:n</text:p>
      <text:p text:style-name="Standard"><text:s text:c="15"/>4.53293e-19 <text:s text:c="2"/>netid: c_711:n</text:p>
      <text:p text:style-name="Standard"><text:s text:c="15"/>3.13317e-19 <text:s text:c="2"/>netid: c_711:n</text:p>
      <text:p text:style-name="Standard"><text:s text:c="15"/>5.00879e-18 <text:s text:c="2"/>netid: c_696:n</text:p>
      <text:p text:style-name="Standard"><text:s text:c="15"/>8.10707e-19 <text:s text:c="2"/>netid: c_711:n</text:p>
      <text:p text:style-name="Standard"><text:s text:c="15"/>4.57778e-19 <text:s text:c="2"/>netid: c_711:n</text:p>
      <text:p text:style-name="Standard"><text:s text:c="15"/>6.44036e-19 <text:s text:c="2"/>netid: c_711:n</text:p>
      <text:p text:style-name="Standard"><text:s text:c="15"/>3.16581e-19 <text:s text:c="2"/>netid: c_711:n</text:p>
      <text:p text:style-name="Standard"><text:s text:c="15"/>3.34013e-18 <text:s text:c="2"/>netid: XI4/XI1/XI1/MNM0:g</text:p>
      <text:p text:style-name="Standard"><text:s text:c="15"/>2.71635e-19 <text:s text:c="2"/>netid: c_695:n</text:p>
      <text:p text:style-name="Standard"><text:s text:c="15"/>1.35666e-17 <text:s text:c="2"/>netid: c_696:n</text:p>
      <text:p text:style-name="Standard"><text:s text:c="15"/>6.13047e-18 <text:s text:c="2"/>netid: c_711:n</text:p>
      <text:p text:style-name="Standard"><text:s text:c="15"/>5.74159e-18 <text:s text:c="2"/>netid: c_696:n</text:p>
      <text:p text:style-name="Standard"><text:s text:c="15"/>2.34931e-18 <text:s text:c="2"/>netid: c_711:n</text:p>
      <text:p text:style-name="Standard"><text:s text:c="15"/>5.40266e-18 <text:s text:c="2"/>netid: c_711:n</text:p>
      <text:p text:style-name="Standard"><text:s text:c="15"/>2.06605e-19 <text:s text:c="2"/>netid: c_769:n</text:p>
      <text:p text:style-name="Standard"><text:s text:c="15"/>1.08621e-17 <text:s text:c="2"/>netid: c_711:n</text:p>
      <text:p text:style-name="Standard"><text:s text:c="15"/>8.22752e-18 <text:s text:c="2"/>netid: c_711:n</text:p>
      <text:p text:style-name="Standard"><text:s text:c="15"/>4.99014e-19 <text:s text:c="2"/>netid: c_711:n</text:p>
      <text:p text:style-name="Standard"><text:s text:c="15"/>1.30098e-18 <text:s text:c="2"/>netid: c_712:n</text:p>
      <text:p text:style-name="Standard"><text:s text:c="15"/>1.22024e-17 <text:s text:c="2"/>netid: c_711:n</text:p>
      <text:p text:style-name="Standard"><text:s text:c="15"/>1.40292e-18 <text:s text:c="2"/>netid: XI4/XI2/MNM0:g</text:p>
      <text:p text:style-name="Standard"><text:s text:c="15"/>4.31779e-18 <text:s text:c="2"/>netid: c_821:n</text:p>
      <text:p text:style-name="Standard"><text:s text:c="15"/>8.83322e-19 <text:s text:c="2"/>netid: c_822:n</text:p>
      <text:p text:style-name="Standard"><text:s text:c="15"/>2.76815e-18 <text:s text:c="2"/>netid: c_679:n</text:p>
      <text:p text:style-name="Standard"><text:s text:c="16"/>5.2066e-18 <text:s text:c="2"/>netid: c_732:n</text:p>
      <text:p text:style-name="Standard"><text:s text:c="15"/>1.45351e-18 <text:s text:c="2"/>netid: c_675:n</text:p>
      <text:p text:style-name="Standard"><text:s text:c="15"/>2.08828e-18 <text:s text:c="2"/>netid: c_676:n</text:p>
      <text:p text:style-name="Standard"><text:s text:c="15"/>1.79676e-18 <text:s text:c="2"/>netid: c_1261:n</text:p>
      <text:p text:style-name="Standard"><text:s text:c="15"/>1.40147e-18 <text:s text:c="2"/>netid: c_1367:p</text:p>
      <text:p text:style-name="Standard"><text:s text:c="15"/>2.14717e-19 <text:s text:c="2"/>netid: c_1227:n</text:p>
      <text:p text:style-name="Standard"><text:s text:c="15"/>2.70892e-18 <text:s text:c="2"/>netid: XI4/XI1/XI1/MPM1:g</text:p>
      <text:p text:style-name="Standard"><text:s text:c="15"/>7.07358e-19 <text:s text:c="2"/>netid: XI4/XI1/XI1/MPM1:g</text:p>
      <text:p text:style-name="Standard"><text:s text:c="15"/>2.45539e-19 <text:s text:c="2"/>netid: c_1256:n</text:p>
      <text:p text:style-name="Standard"><text:s text:c="15"/>2.85894e-18 <text:s text:c="2"/>netid: c_1227:n</text:p>
      <text:p text:style-name="Standard"><text:s text:c="15"/>8.02411e-18 <text:s text:c="2"/>netid: XI4/XI1/XI1/MPM1:g</text:p>
      <text:p text:style-name="Standard"><text:s text:c="15"/>7.08868e-18 <text:s text:c="2"/>netid: c_1231:n</text:p>
      <text:p text:style-name="Standard"><text:s text:c="15"/>1.32676e-17 <text:s text:c="2"/>netid: c_1261:n</text:p>
      <text:p text:style-name="Standard"><text:s text:c="15"/>1.68633e-18 <text:s text:c="2"/>netid: c_1310:n</text:p>
      <text:p text:style-name="Standard"><text:s text:c="15"/>4.61337e-19 <text:s text:c="2"/>netid: c_1377:p</text:p>
      <text:p text:style-name="Standard"><text:s text:c="15"/>1.47845e-18 <text:s text:c="2"/>netid: c_1227:n</text:p>
      <text:p text:style-name="Standard"><text:s text:c="15"/>6.36905e-18 <text:s text:c="2"/>netid: XI4/XI1/XI1/MPM1:g</text:p>
      <text:p text:style-name="Standard"><text:s text:c="15"/>1.30863e-17 <text:s text:c="2"/>netid: c_1380:p</text:p>
      <text:p text:style-name="Standard"><text:s text:c="16"/>1.4013e-18 <text:s text:c="2"/>netid: c_1227:n</text:p>
      <text:p text:style-name="Standard"><text:s text:c="15"/>3.50041e-18 <text:s text:c="2"/>netid: XI4/NET34</text:p>
      <text:p text:style-name="Standard"><text:s text:c="15"/>1.32653e-18 <text:s text:c="2"/>netid: XI4/XI1/XI1/MPM1:g</text:p>
      <text:p text:style-name="Standard"><text:s text:c="15"/>2.45401e-18 <text:s text:c="2"/>netid: XI4/XI1/XI1/MPM1:g</text:p>
      <text:p text:style-name="Standard"><text:s text:c="15"/>3.45877e-19 <text:s text:c="2"/>netid: XI4/XI1/XI1/MPM1:g</text:p>
      <text:p text:style-name="Standard"><text:soft-page-break/><text:s text:c="15"/>3.30804e-19 <text:s text:c="2"/>netid: c_1226:n</text:p>
      <text:p text:style-name="Standard"><text:s text:c="15"/>2.42967e-19 <text:s text:c="2"/>netid: XI4/NET34</text:p>
      <text:p text:style-name="Standard"><text:s text:c="16"/>5.3951e-19 <text:s text:c="2"/>netid: c_1191:n</text:p>
      <text:p text:style-name="Standard"><text:s text:c="15"/>8.16529e-19 <text:s text:c="2"/>netid: c_1256:n</text:p>
      <text:p text:style-name="Standard"><text:s text:c="15"/>7.15058e-19 <text:s text:c="2"/>netid: c_1227:n</text:p>
      <text:p text:style-name="Standard"><text:s text:c="15"/>1.30421e-18 <text:s text:c="2"/>netid: c_1227:n</text:p>
      <text:p text:style-name="Standard"><text:s text:c="15"/>2.36156e-18 <text:s text:c="2"/>netid: c_1227:n</text:p>
      <text:p text:style-name="Standard"><text:s text:c="15"/>1.77407e-18 <text:s text:c="2"/>netid: c_1227:n</text:p>
      <text:p text:style-name="Standard"><text:s text:c="16"/>9.9995e-19 <text:s text:c="2"/>netid: c_1227:n</text:p>
      <text:p text:style-name="Standard"><text:s text:c="15"/>8.36478e-19 <text:s text:c="2"/>netid: c_1226:n</text:p>
      <text:p text:style-name="Standard"><text:s text:c="15"/>5.34522e-18 <text:s text:c="2"/>netid: c_1227:n</text:p>
      <text:p text:style-name="Standard"><text:s text:c="15"/>1.27778e-18 <text:s text:c="2"/>netid: XI4/NET34</text:p>
      <text:p text:style-name="Standard"><text:s text:c="15"/>5.32097e-19 <text:s text:c="2"/>netid: c_1348:n</text:p>
      <text:p text:style-name="Standard"><text:s text:c="15"/>2.00923e-18 <text:s text:c="2"/>netid: c_1224:n</text:p>
      <text:p text:style-name="Standard"><text:s text:c="15"/>8.06155e-18 <text:s text:c="2"/>netid: c_1227:n</text:p>
      <text:p text:style-name="Standard"><text:s text:c="15"/>3.91404e-18 <text:s text:c="2"/>netid: c_1227:n</text:p>
      <text:p text:style-name="Standard"><text:s text:c="15"/>2.81562e-18 <text:s text:c="2"/>netid: c_1227:n</text:p>
      <text:p text:style-name="Standard"><text:s text:c="15"/>4.72532e-18 <text:s text:c="2"/>netid: XI4/NET34</text:p>
      <text:p text:style-name="Standard"><text:s text:c="15"/>3.16602e-18 <text:s text:c="2"/>netid: c_1219:n</text:p>
      <text:p text:style-name="Standard"><text:s text:c="15"/>1.46384e-18 <text:s text:c="2"/>netid: c_1226:n</text:p>
      <text:p text:style-name="Standard"><text:s text:c="15"/>9.47102e-18 <text:s text:c="2"/>netid: XI4/NET34</text:p>
      <text:p text:style-name="Standard"><text:s text:c="15"/>1.21314e-17 <text:s text:c="2"/>netid: XI4/NET34</text:p>
      <text:p text:style-name="Standard"><text:s text:c="15"/>3.71613e-18 <text:s text:c="2"/>netid: XI4/XI1/XI1/MPM1:g</text:p>
      <text:p text:style-name="Standard"><text:s text:c="15"/>4.15735e-18 <text:s text:c="2"/>netid: c_1227:n</text:p>
      <text:p text:style-name="Standard"><text:s text:c="15"/>2.02216e-19 <text:s text:c="2"/>netid: XI4/XI1/XI1/MPM1:g</text:p>
      <text:p text:style-name="Standard"><text:s text:c="15"/>1.98178e-18 <text:s text:c="2"/>netid: c_1227:n</text:p>
      <text:p text:style-name="Standard"><text:s text:c="15"/>2.02588e-18 <text:s text:c="2"/>netid: XI4/NET34</text:p>
      <text:p text:style-name="Standard"><text:s text:c="15"/>5.77281e-19 <text:s text:c="2"/>netid: XI4/NET34</text:p>
      <text:p text:style-name="Standard"><text:s text:c="15"/>2.25251e-18 <text:s text:c="2"/>netid: c_1226:n</text:p>
      <text:p text:style-name="Standard"><text:s text:c="16"/>3.4471e-18 <text:s text:c="2"/>netid: XI4/NET34</text:p>
      <text:p text:style-name="Standard"><text:s text:c="16"/>2.0727e-19 <text:s text:c="2"/>netid: c_1219:n</text:p>
      <text:p text:style-name="Standard"><text:s text:c="15"/>2.16856e-19 <text:s text:c="2"/>netid: c_1256:n</text:p>
      <text:p text:style-name="Standard"><text:s text:c="15"/>1.78398e-18 <text:s text:c="2"/>netid: c_1226:n</text:p>
      <text:p text:style-name="Standard"><text:s text:c="17"/>1.188e-18 <text:s text:c="2"/>netid: XI4/NET34</text:p>
      <text:p text:style-name="Standard"><text:s text:c="15"/>9.79182e-18 <text:s text:c="2"/>netid: XI4/NET34</text:p>
      <text:p text:style-name="Standard"><text:s text:c="15"/>4.26681e-19 <text:s text:c="2"/>netid: c_1936:n</text:p>
      <text:p text:style-name="Standard"><text:s text:c="15"/>5.10457e-18 <text:s text:c="2"/>netid: c_1936:n</text:p>
      <text:p text:style-name="Standard"><text:s text:c="15"/>2.04931e-19 <text:s text:c="2"/>netid: c_1936:n</text:p>
      <text:p text:style-name="Standard"><text:s text:c="15"/>5.27021e-19 <text:s text:c="2"/>netid: c_1969:n</text:p>
      <text:p text:style-name="Standard"><text:s text:c="16"/>2.2996e-18 <text:s text:c="2"/>netid: c_2119:n</text:p>
      <text:p text:style-name="Standard"><text:s text:c="15"/>5.57217e-19 <text:s text:c="2"/>netid: c_1919:n</text:p>
      <text:p text:style-name="Standard"><text:s text:c="15"/>1.91773e-18 <text:s text:c="2"/>netid: c_2050:n</text:p>
      <text:p text:style-name="Standard"><text:s text:c="15"/>2.61938e-18 <text:s text:c="2"/>netid: c_1951:n</text:p>
      <text:p text:style-name="Standard"><text:s text:c="15"/>9.26876e-18 <text:s text:c="2"/>netid: c_1953:n</text:p>
      <text:p text:style-name="Standard"><text:s text:c="15"/>3.33499e-19 <text:s text:c="2"/>netid: c_1953:n</text:p>
      <text:p text:style-name="Standard"><text:s text:c="16"/>4.1898e-19 <text:s text:c="2"/>netid: c_1954:n</text:p>
      <text:p text:style-name="Standard"><text:s text:c="17"/>8.242e-17 <text:s text:c="2"/>netid: c_1954:n</text:p>
      <text:p text:style-name="Standard"><text:s text:c="16"/>9.6239e-19 <text:s text:c="2"/>netid: c_1954:n</text:p>
      <text:p text:style-name="Standard"><text:s text:c="16"/>1.1445e-17 <text:s text:c="2"/>netid: c_1972:n</text:p>
      <text:p text:style-name="Standard"><text:s text:c="15"/>1.87481e-18 <text:s text:c="2"/>netid: c_1972:n</text:p>
      <text:p text:style-name="Standard"><text:s text:c="15"/>1.53575e-18 <text:s text:c="2"/>netid: c_1973:n</text:p>
      <text:p text:style-name="Standard"><text:s text:c="15"/>5.77049e-19 <text:s text:c="2"/>netid: c_2020:n</text:p>
      <text:p text:style-name="Standard"><text:soft-page-break/><text:s text:c="15"/>1.28946e-18 <text:s text:c="2"/>netid: c_2020:n</text:p>
      <text:p text:style-name="Standard"><text:s text:c="15"/>4.89549e-17 <text:s text:c="2"/>netid: XI4/XI3/MNM0:g</text:p>
      <text:p text:style-name="Standard"><text:s text:c="15"/>1.83079e-18 <text:s text:c="2"/>netid: XI4/XI3/MNM0:g</text:p>
      <text:p text:style-name="Standard"><text:s text:c="15"/>2.89392e-18 <text:s text:c="2"/>netid: c_2205:n</text:p>
      <text:p text:style-name="Standard"><text:s text:c="15"/>3.49734e-18 <text:s text:c="2"/>netid: c_2205:n</text:p>
      <text:p text:style-name="Standard"><text:s text:c="15"/>1.34633e-18 <text:s text:c="2"/>netid: c_2205:n</text:p>
      <text:p text:style-name="Standard"><text:s text:c="15"/>8.73282e-19 <text:s text:c="2"/>netid: c_2338:n</text:p>
      <text:p text:style-name="Standard"><text:s text:c="15"/>2.02127e-18 <text:s text:c="2"/>netid: c_2206:n</text:p>
      <text:p text:style-name="Standard"><text:s text:c="16"/>7.3597e-19 <text:s text:c="2"/>netid: XI4/XI2/MPM1:g</text:p>
      <text:p text:style-name="Standard"><text:s text:c="15"/>8.76079e-19 <text:s text:c="2"/>netid: XI4/XI2/MPM1:g</text:p>
      <text:p text:style-name="Standard"><text:s text:c="15"/>3.24061e-18 <text:s text:c="2"/>netid: c_2246:n</text:p>
      <text:p text:style-name="Standard"><text:s text:c="15"/>9.79127e-19 <text:s text:c="2"/>netid: c_2243:n</text:p>
      <text:p text:style-name="Standard"><text:s text:c="15"/>1.16099e-18 <text:s text:c="2"/>netid: c_2277:n</text:p>
      <text:p text:style-name="Standard"><text:s text:c="15"/>3.03292e-19 <text:s text:c="2"/>netid: c_2228:n</text:p>
      <text:p text:style-name="Standard"><text:s text:c="15"/>4.83954e-19 <text:s text:c="2"/>netid: c_2253:n</text:p>
      <text:p text:style-name="Standard"><text:s text:c="15"/>5.27342e-18 <text:s text:c="2"/>netid: c_2253:n</text:p>
      <text:p text:style-name="Standard"><text:s text:c="15"/>3.27762e-19 <text:s text:c="2"/>netid: c_2226:n</text:p>
      <text:p text:style-name="Standard"><text:s text:c="15"/>7.01377e-18 <text:s text:c="2"/>netid: c_2226:n</text:p>
      <text:p text:style-name="Standard"><text:s text:c="15"/>1.16826e-17 <text:s text:c="2"/>netid: c_2281:n</text:p>
      <text:p text:style-name="Standard"><text:s text:c="15"/>4.90327e-18 <text:s text:c="2"/>netid: c_2282:n</text:p>
      <text:p text:style-name="Standard"><text:s text:c="15"/>3.31933e-18 <text:s text:c="2"/>netid: c_2283:n</text:p>
      <text:p text:style-name="Standard"><text:s text:c="15"/>1.88964e-17 <text:s text:c="2"/>netid: c_2229:n</text:p>
      <text:p text:style-name="Standard"><text:s text:c="15"/>3.14279e-18 <text:s text:c="2"/>netid: c_2229:n</text:p>
      <text:p text:style-name="Standard"><text:s text:c="15"/>5.57655e-19 <text:s text:c="2"/>netid: c_2229:n</text:p>
      <text:p text:style-name="Standard"><text:s text:c="15"/>1.08783e-17 <text:s text:c="2"/>netid: c_2285:n</text:p>
      <text:p text:style-name="Standard"><text:s text:c="16"/>3.1674e-18 <text:s text:c="2"/>netid: c_2414:n</text:p>
      <text:p text:style-name="Standard"><text:s text:c="15"/>2.99403e-18 <text:s text:c="2"/>netid: c_2244:n</text:p>
      <text:p text:style-name="Standard"><text:s text:c="15"/>4.43793e-17 <text:s text:c="2"/>netid: c_2244:n</text:p>
      <text:p text:style-name="Standard"><text:s text:c="15"/>1.75987e-18 <text:s text:c="2"/>netid: c_2264:n</text:p>
      <text:p text:style-name="Standard"><text:s text:c="15"/>1.07202e-18 <text:s text:c="2"/>netid: c_2287:n</text:p>
      <text:p text:style-name="Standard"><text:s text:c="15"/>5.19986e-18 <text:s text:c="2"/>netid: c_2288:n</text:p>
      <text:p text:style-name="Standard"><text:s text:c="15"/>4.10313e-19 <text:s text:c="2"/>netid: c_2420:n</text:p>
      <text:p text:style-name="Standard"><text:s text:c="15"/>3.32838e-19 <text:s text:c="2"/>netid: c_2230:n</text:p>
      <text:p text:style-name="Standard"><text:s text:c="15"/>5.64686e-19 <text:s text:c="2"/>netid: c_2261:n</text:p>
      <text:p text:style-name="Standard"><text:s text:c="15"/>4.87158e-17 <text:s text:c="2"/>netid: XI4/XI1/XI0/MNM0:g</text:p>
      <text:p text:style-name="Standard"><text:s text:c="15"/>3.08159e-19 <text:s text:c="2"/>netid: c_2600:n</text:p>
      <text:p text:style-name="Standard"><text:s text:c="15"/>2.45965e-18 <text:s text:c="2"/>netid: c_2517:n</text:p>
      <text:p text:style-name="Standard"><text:s text:c="15"/>8.79858e-19 <text:s text:c="2"/>netid: c_2517:n</text:p>
      <text:p text:style-name="Standard"><text:s text:c="15"/>1.79676e-18 <text:s text:c="2"/>netid: c_2810:n</text:p>
      <text:p text:style-name="Standard"><text:s text:c="15"/>1.40147e-18 <text:s text:c="2"/>netid: c_2810:n</text:p>
      <text:p text:style-name="Standard"><text:s text:c="15"/>4.04215e-18 <text:s text:c="2"/>netid: c_2768:n</text:p>
      <text:p text:style-name="Standard"><text:s text:c="15"/>2.54788e-18 <text:s text:c="2"/>netid: c_2816:n</text:p>
      <text:p text:style-name="Standard"><text:s text:c="15"/>3.21816e-18 <text:s text:c="2"/>netid: XI4/XI0/XI0/MNM0:g</text:p>
      <text:p text:style-name="Standard"><text:s text:c="15"/>4.81701e-19 <text:s text:c="2"/>netid: XI4/XI0/XI0/MNM0:g</text:p>
      <text:p text:style-name="Standard"><text:s text:c="15"/>4.27856e-19 <text:s text:c="2"/>netid: XI4/XI0/XI0/MNM0:g</text:p>
      <text:p text:style-name="Standard"><text:s text:c="15"/>5.41704e-19 <text:s text:c="2"/>netid: c_2788:n</text:p>
      <text:p text:style-name="Standard"><text:s text:c="15"/>1.09439e-18 <text:s text:c="2"/>netid: c_2788:n</text:p>
      <text:p text:style-name="Standard"><text:s text:c="15"/>2.44049e-18 <text:s text:c="2"/>netid: c_2788:n</text:p>
      <text:p text:style-name="Standard"><text:s text:c="15"/>1.45942e-18 <text:s text:c="2"/>netid: c_2789:n</text:p>
      <text:p text:style-name="Standard"><text:s text:c="15"/>7.93228e-19 <text:s text:c="2"/>netid: c_2789:n</text:p>
      <text:p text:style-name="Standard"><text:s text:c="15"/>7.88246e-18 <text:s text:c="2"/>netid: c_2791:n</text:p>
      <text:p text:style-name="Standard"><text:s text:c="15"/>7.08868e-18 <text:s text:c="2"/>netid: c_2791:n</text:p>
      <text:p text:style-name="Standard"><text:soft-page-break/><text:s text:c="15"/>1.34245e-17 <text:s text:c="2"/>netid: c_2791:n</text:p>
      <text:p text:style-name="Standard"><text:s text:c="15"/>1.68631e-18 <text:s text:c="2"/>netid: c_2791:n</text:p>
      <text:p text:style-name="Standard"><text:s text:c="15"/>6.78735e-19 <text:s text:c="2"/>netid: c_2791:n</text:p>
      <text:p text:style-name="Standard"><text:s text:c="15"/>4.61337e-19 <text:s text:c="2"/>netid: c_2791:n</text:p>
      <text:p text:style-name="Standard"><text:s text:c="15"/>5.48085e-18 <text:s text:c="2"/>netid: c_2881:n</text:p>
      <text:p text:style-name="Standard"><text:s text:c="15"/>3.32088e-18 <text:s text:c="2"/>netid: c_2881:n</text:p>
      <text:p text:style-name="Standard"><text:s text:c="15"/>2.84408e-18 <text:s text:c="2"/>netid: c_2881:n</text:p>
      <text:p text:style-name="Standard"><text:s text:c="15"/>1.36997e-17 <text:s text:c="2"/>netid: c_2881:n</text:p>
      <text:p text:style-name="Standard"><text:s text:c="15"/>2.79261e-19 <text:s text:c="2"/>netid: c_2885:n</text:p>
      <text:p text:style-name="Standard"><text:s text:c="15"/>2.35249e-18 <text:s text:c="2"/>netid: c_2745:n</text:p>
      <text:p text:style-name="Standard"><text:s text:c="15"/>1.23702e-18 <text:s text:c="2"/>netid: c_2887:n</text:p>
      <text:p text:style-name="Standard"><text:s text:c="15"/>2.68528e-19 <text:s text:c="2"/>netid: c_2746:n</text:p>
      <text:p text:style-name="Standard"><text:s text:c="15"/>2.25034e-18 <text:s text:c="2"/>netid: c_2769:n</text:p>
      <text:p text:style-name="Standard"><text:s text:c="15"/>4.13463e-18 <text:s text:c="2"/>netid: c_2769:n</text:p>
      <text:p text:style-name="Standard"><text:s text:c="15"/>4.72834e-18 <text:s text:c="2"/>netid: c_2769:n</text:p>
      <text:p text:style-name="Standard"><text:s text:c="16"/>1.1294e-18 <text:s text:c="2"/>netid: c_2756:n</text:p>
      <text:p text:style-name="Standard"><text:s text:c="15"/>1.15348e-18 <text:s text:c="2"/>netid: c_2756:n</text:p>
      <text:p text:style-name="Standard"><text:s text:c="15"/>3.14254e-18 <text:s text:c="2"/>netid: c_2747:n</text:p>
      <text:p text:style-name="Standard"><text:s text:c="15"/>7.19415e-18 <text:s text:c="2"/>netid: c_2747:n</text:p>
      <text:p text:style-name="Standard"><text:s text:c="15"/>2.70397e-18 <text:s text:c="2"/>netid: c_2747:n</text:p>
      <text:p text:style-name="Standard"><text:s text:c="15"/>2.59157e-18 <text:s text:c="2"/>netid: XI4/NET33</text:p>
      <text:p text:style-name="Standard"><text:s text:c="15"/>1.76196e-18 <text:s text:c="2"/>netid: c_311:n</text:p>
      <text:p text:style-name="Standard"><text:s text:c="15"/>1.57229e-18 <text:s text:c="2"/>netid: c_311:n</text:p>
      <text:p text:style-name="Standard"><text:s text:c="15"/>1.70318e-18 <text:s text:c="2"/>netid: c_427:n</text:p>
      <text:p text:style-name="Standard"><text:s text:c="15"/>3.30271e-18 <text:s text:c="2"/>netid: c_448:n</text:p>
      <text:p text:style-name="Standard"><text:s text:c="15"/>1.55947e-17 <text:s text:c="2"/>netid: XI4/XI1/XI1/MNM1:s</text:p>
      <text:p text:style-name="Standard"><text:s text:c="15"/>1.43588e-17 <text:s text:c="2"/>netid: c_448:n</text:p>
      <text:p text:style-name="Standard"><text:s text:c="15"/>3.25554e-18 <text:s text:c="2"/>netid: XI4/XI1/XI1/MNM1:s</text:p>
      <text:p text:style-name="Standard"><text:s text:c="15"/>1.67597e-18 <text:s text:c="2"/>netid: c_448:n</text:p>
      <text:p text:style-name="Standard"/>
      <text:p text:style-name="Standard"/>
      <text:p text:style-name="Standard">16 <text:s text:c="19"/>0.0 <text:s text:c="2"/>1.65415e-15 <text:s text:c="6"/>90.9209 <text:s text:c="11"/>0.0 <text:s/>XI4/NET32</text:p>
      <text:p text:style-name="Standard"><text:s text:c="12"/>- Coupled nets</text:p>
      <text:p text:style-name="Standard"><text:s text:c="15"/>c_7673:p,c_7673:p,c_7673:p,c_7673:p,c_7673:p,c_7673:p,c_8523:p,c_8523:p,c_8523:p,c_8523:p,c_7679:p,c_8086:p,c_7683:p,XI4/XI2/MPM0:b,XI4/XI2/MPM0:b,XI4/XI2/MPM1:s,XI4/XI2/MPM1:s,XI4/XI2/MPM1:s,XI4/XI2/MPM1:s,XI4/XI2/MPM1:s,XI4/XI2/MPM1:s,c_8659:p,c_7848:p,c_8121:p,c_9614:p,c_9614:p,XI3/XI0/MPM1:g,c_9825:n,c_9859:p,c_10706:n,c_10706:n,c_10706:n,c_10706:n,c_10706:n,c_10706:n,c_10706:n,c_10706:n,c_10706:n,c_10706:n,c_10706:n,c_10706:n,c_10706:n,XI3/XI0/MNM0:g,XI3/XI0/MNM0:g,XI3/XI0/MNM0:g,c_11204:n,c_11204:n,c_11204:n,c_11349:p,c_11349:p,c_11169:n,c_12273:n,c_12273:n,c_12273:n,c_12273:n,c_12273:n,c_12273:n,c_12273:n,c_12273:n,c_12273:n,c_12273:n,c_12273:n,c_14185:n,c_14185:n,c_14041:n,c_14041:n,XI4/XI0/XI0/MPM1:g,XI4/XI0/XI0/MPM1:g,c_14187:n,c_14187:n,c_14187:n,c_14187:n,c_14187:n,c_14188:n,c_14188:n,c_14188:n,c_14188:n,c_14141:n,c_14143:n,c_13915:n,c_14443:p,c_14444:p,c_14444:p,c_14444:p,c_14436:p,c_13917:n,c_14102:n,c_14103:n,c_14192:n,c_14192:n,c_13918:n,c_13919:n,c_14195:n,c_13920:n,c_13920:n,c_14105:n,c_14105:n,c_13921:n,c_13921:n,c_13921:n,c_13921:n,c_13994:n,c_13994:n,c_13999:n,c_13999:n,c_13999:n,c_13999:n,c_14042:n,c_14042:n,c_14017:n,c_14129:n,c_14129:n,c_14619:p,c_14619:p,c_14619:p,c_14619:p,c_14034:n,c_14238:n,c_14037:n,c_14152:n,c_14044:n,c_14044:n,c_14039:n,c_14039:n,c_14039:n,c_14039:n,XI3/XI0/MNM0:b,c_15767:n,c_16523:p,c_16523:p,XI4/XI2/<text:soft-page-break/>MNM0:s,c_15721:n,c_15721:n,c_15721:n,c_15722:n,c_15722:n,c_15722:n,c_15749:n,c_15749:n,c_15749:n,c_16037:n,c_16508:p,c_16208:n,c_16209:n,c_16210:n,c_16210:n,c_16210:n,c_16210:n,c_16210:n,c_17449:n,XI4/XI0/XI1/MNM0:g,XI4/XI0/XI1/MNM0:g,c_17460:n,c_17460:n,c_17366:n,c_17373:n,c_17488:n,c_17374:n,c_17374:n,c_17374:n,c_17659:p,c_17429:n,c_17392:n,c_17407:n,c_17408:n,c_17409:n,c_17410:n,c_17431:n,c_17438:n,c_17442:n,c_675:n,c_676:n,c_677:n,c_680:n,c_677:n,c_680:n,c_679:n,c_826:n,c_768:n,c_710:n,c_738:n,XI4/XI2/MNM0:g,c_679:n,c_826:n,c_680:n,c_768:n,c_676:n,XI4/XI2/MNM0:g,c_768:n,XI4/XI2/MNM0:g,c_821:n,XI4/XI2/MNM0:g,c_679:n,c_676:n,c_677:n,c_680:n,c_679:n,c_680:n,c_680:n,c_680:n,c_680:n,c_1498:n,c_1523:n,c_1508:n,c_1594:n,c_1523:n,c_1523:n,c_1523:n,c_1523:n,c_1594:n,c_1508:n,XI4/XI3/MPM1:g,c_1590:n,c_1505:n,c_1590:n,c_1505:n,c_1505:n,c_1590:n,c_1594:n,XI4/XI3/MNM0:g,c_2205:n,c_2205:n,c_2205:n,c_2205:n,c_2205:n,c_2205:n,c_2205:n,c_2205:n,c_2338:n,c_2338:n,c_2206:n,XI4/XI2/MPM1:g,XI4/XI2/MPM1:g,XI4/XI2/MPM1:g,XI4/XI2/MPM1:g,XI4/XI2/MPM1:g,XI4/XI2/MPM1:g,XI4/XI2/MPM1:g,c_2211:n,c_2277:n,c_2311:n,c_2278:n,c_2278:n,c_2228:n,c_2448:n,c_2281:n,c_2282:n,c_2282:n,c_2283:n,c_2229:n,c_2229:n,c_2229:n,c_2229:n,c_2285:n,c_2285:n,c_2285:n,c_2414:n,c_2414:n,c_2414:n,c_2287:n,c_2288:n,c_2230:n,c_2230:n,c_2230:n,c_2230:n,c_2768:n,c_2768:n,c_2768:n,c_2816:n,XI4/XI0/XI0/MNM0:g,c_2788:n,c_2755:n,c_2781:n,c_2769:n,c_2756:n,c_2747:n,XI4/NET33,c_288:n,XI4/XI2/MNM1:s,c_288:n,XI4/XI2/MNM1:s,c_288:n,c_288:n,c_311:n,c_467:n,c_488:n,c_488:n</text:p>
      <text:p text:style-name="Standard"><text:s text:c="12"/>- Intrinsic Capacitance</text:p>
      <text:p text:style-name="Standard"><text:s text:c="15"/>1.50182e-16</text:p>
      <text:p text:style-name="Standard"><text:s text:c="12"/>- Coupled capacitance</text:p>
      <text:p text:style-name="Standard"><text:s text:c="16"/>3.1122e-18 <text:s text:c="2"/>netid: c_7673:p</text:p>
      <text:p text:style-name="Standard"><text:s text:c="15"/>3.15964e-18 <text:s text:c="2"/>netid: c_7673:p</text:p>
      <text:p text:style-name="Standard"><text:s text:c="15"/>1.34807e-17 <text:s text:c="2"/>netid: c_7673:p</text:p>
      <text:p text:style-name="Standard"><text:s text:c="15"/>7.32091e-18 <text:s text:c="2"/>netid: c_7673:p</text:p>
      <text:p text:style-name="Standard"><text:s text:c="15"/>7.20998e-19 <text:s text:c="2"/>netid: c_7673:p</text:p>
      <text:p text:style-name="Standard"><text:s text:c="16"/>1.4443e-18 <text:s text:c="2"/>netid: c_7673:p</text:p>
      <text:p text:style-name="Standard"><text:s text:c="15"/>3.80427e-18 <text:s text:c="2"/>netid: c_8523:p</text:p>
      <text:p text:style-name="Standard"><text:s text:c="15"/>4.08139e-18 <text:s text:c="2"/>netid: c_8523:p</text:p>
      <text:p text:style-name="Standard"><text:s text:c="15"/>1.02178e-18 <text:s text:c="2"/>netid: c_8523:p</text:p>
      <text:p text:style-name="Standard"><text:s text:c="15"/>1.02178e-18 <text:s text:c="2"/>netid: c_8523:p</text:p>
      <text:p text:style-name="Standard"><text:s text:c="15"/>1.78182e-18 <text:s text:c="2"/>netid: c_7679:p</text:p>
      <text:p text:style-name="Standard"><text:s text:c="15"/>1.97493e-18 <text:s text:c="2"/>netid: c_8086:p</text:p>
      <text:p text:style-name="Standard"><text:s text:c="15"/>1.95774e-18 <text:s text:c="2"/>netid: c_7683:p</text:p>
      <text:p text:style-name="Standard"><text:s text:c="15"/>4.23415e-19 <text:s text:c="2"/>netid: XI4/XI2/MPM0:b</text:p>
      <text:p text:style-name="Standard"><text:s text:c="15"/>4.82043e-19 <text:s text:c="2"/>netid: XI4/XI2/MPM0:b</text:p>
      <text:p text:style-name="Standard"><text:s text:c="15"/>2.94279e-18 <text:s text:c="2"/>netid: XI4/XI2/MPM1:s</text:p>
      <text:p text:style-name="Standard"><text:s text:c="15"/>3.02187e-18 <text:s text:c="2"/>netid: XI4/XI2/MPM1:s</text:p>
      <text:p text:style-name="Standard"><text:s text:c="15"/>2.47359e-17 <text:s text:c="2"/>netid: XI4/XI2/MPM1:s</text:p>
      <text:p text:style-name="Standard"><text:s text:c="15"/>2.30064e-17 <text:s text:c="2"/>netid: XI4/XI2/MPM1:s</text:p>
      <text:p text:style-name="Standard"><text:s text:c="15"/>2.51214e-19 <text:s text:c="2"/>netid: XI4/XI2/MPM1:s</text:p>
      <text:p text:style-name="Standard"><text:s text:c="15"/>2.57964e-19 <text:s text:c="2"/>netid: XI4/XI2/MPM1:s</text:p>
      <text:p text:style-name="Standard"><text:s text:c="15"/>7.32091e-18 <text:s text:c="2"/>netid: c_8659:p</text:p>
      <text:p text:style-name="Standard"><text:s text:c="15"/>1.01914e-18 <text:s text:c="2"/>netid: c_7848:p</text:p>
      <text:p text:style-name="Standard"><text:s text:c="15"/>7.52584e-19 <text:s text:c="2"/>netid: c_8121:p</text:p>
      <text:p text:style-name="Standard"><text:s text:c="15"/>2.21353e-19 <text:s text:c="2"/>netid: c_9614:p</text:p>
      <text:p text:style-name="Standard"><text:s text:c="16"/>4.0329e-19 <text:s text:c="2"/>netid: c_9614:p</text:p>
      <text:p text:style-name="Standard"><text:s text:c="16"/>2.0633e-19 <text:s text:c="2"/>netid: XI3/XI0/MPM1:g</text:p>
      <text:p text:style-name="Standard"><text:s text:c="15"/>3.28497e-19 <text:s text:c="2"/>netid: c_9825:n</text:p>
      <text:p text:style-name="Standard"><text:s text:c="16"/>4.3831e-19 <text:s text:c="2"/>netid: c_9859:p</text:p>
      <text:p text:style-name="Standard"><text:soft-page-break/><text:s text:c="15"/>4.20053e-19 <text:s text:c="2"/>netid: c_10706:n</text:p>
      <text:p text:style-name="Standard"><text:s text:c="16"/>8.4219e-19 <text:s text:c="2"/>netid: c_10706:n</text:p>
      <text:p text:style-name="Standard"><text:s text:c="15"/>3.61229e-18 <text:s text:c="2"/>netid: c_10706:n</text:p>
      <text:p text:style-name="Standard"><text:s text:c="15"/>1.74841e-18 <text:s text:c="2"/>netid: c_10706:n</text:p>
      <text:p text:style-name="Standard"><text:s text:c="16"/>8.2419e-19 <text:s text:c="2"/>netid: c_10706:n</text:p>
      <text:p text:style-name="Standard"><text:s text:c="16"/>9.5427e-19 <text:s text:c="2"/>netid: c_10706:n</text:p>
      <text:p text:style-name="Standard"><text:s text:c="15"/>1.50873e-18 <text:s text:c="2"/>netid: c_10706:n</text:p>
      <text:p text:style-name="Standard"><text:s text:c="15"/>2.31173e-18 <text:s text:c="2"/>netid: c_10706:n</text:p>
      <text:p text:style-name="Standard"><text:s text:c="15"/>1.34921e-18 <text:s text:c="2"/>netid: c_10706:n</text:p>
      <text:p text:style-name="Standard"><text:s text:c="15"/>1.83007e-18 <text:s text:c="2"/>netid: c_10706:n</text:p>
      <text:p text:style-name="Standard"><text:s text:c="15"/>2.72572e-18 <text:s text:c="2"/>netid: c_10706:n</text:p>
      <text:p text:style-name="Standard"><text:s text:c="15"/>7.44003e-17 <text:s text:c="2"/>netid: c_10706:n</text:p>
      <text:p text:style-name="Standard"><text:s text:c="15"/>4.49065e-19 <text:s text:c="2"/>netid: c_10706:n</text:p>
      <text:p text:style-name="Standard"><text:s text:c="15"/>1.64296e-18 <text:s text:c="2"/>netid: XI3/XI0/MNM0:g</text:p>
      <text:p text:style-name="Standard"><text:s text:c="15"/>2.82394e-19 <text:s text:c="2"/>netid: XI3/XI0/MNM0:g</text:p>
      <text:p text:style-name="Standard"><text:s text:c="15"/>3.49151e-19 <text:s text:c="2"/>netid: XI3/XI0/MNM0:g</text:p>
      <text:p text:style-name="Standard"><text:s text:c="15"/>1.10458e-18 <text:s text:c="2"/>netid: c_11204:n</text:p>
      <text:p text:style-name="Standard"><text:s text:c="15"/>1.04587e-18 <text:s text:c="2"/>netid: c_11204:n</text:p>
      <text:p text:style-name="Standard"><text:s text:c="15"/>6.32981e-19 <text:s text:c="2"/>netid: c_11204:n</text:p>
      <text:p text:style-name="Standard"><text:s text:c="15"/>6.19796e-19 <text:s text:c="2"/>netid: c_11349:p</text:p>
      <text:p text:style-name="Standard"><text:s text:c="17"/>4.739e-19 <text:s text:c="2"/>netid: c_11349:p</text:p>
      <text:p text:style-name="Standard"><text:s text:c="15"/>4.46641e-19 <text:s text:c="2"/>netid: c_11169:n</text:p>
      <text:p text:style-name="Standard"><text:s text:c="15"/>3.02055e-18 <text:s text:c="2"/>netid: c_12273:n</text:p>
      <text:p text:style-name="Standard"><text:s text:c="15"/>3.42402e-18 <text:s text:c="2"/>netid: c_12273:n</text:p>
      <text:p text:style-name="Standard"><text:s text:c="16"/>1.9618e-18 <text:s text:c="2"/>netid: c_12273:n</text:p>
      <text:p text:style-name="Standard"><text:s text:c="15"/>8.64154e-19 <text:s text:c="2"/>netid: c_12273:n</text:p>
      <text:p text:style-name="Standard"><text:s text:c="15"/>8.87758e-19 <text:s text:c="2"/>netid: c_12273:n</text:p>
      <text:p text:style-name="Standard"><text:s text:c="16"/>4.9052e-18 <text:s text:c="2"/>netid: c_12273:n</text:p>
      <text:p text:style-name="Standard"><text:s text:c="15"/>2.35321e-17 <text:s text:c="2"/>netid: c_12273:n</text:p>
      <text:p text:style-name="Standard"><text:s text:c="15"/>2.38611e-18 <text:s text:c="2"/>netid: c_12273:n</text:p>
      <text:p text:style-name="Standard"><text:s text:c="15"/>9.05974e-17 <text:s text:c="2"/>netid: c_12273:n</text:p>
      <text:p text:style-name="Standard"><text:s text:c="15"/>6.81574e-18 <text:s text:c="2"/>netid: c_12273:n</text:p>
      <text:p text:style-name="Standard"><text:s text:c="15"/>5.52051e-18 <text:s text:c="2"/>netid: c_12273:n</text:p>
      <text:p text:style-name="Standard"><text:s text:c="15"/>1.79676e-18 <text:s text:c="2"/>netid: c_14185:n</text:p>
      <text:p text:style-name="Standard"><text:s text:c="15"/>1.40147e-18 <text:s text:c="2"/>netid: c_14185:n</text:p>
      <text:p text:style-name="Standard"><text:s text:c="16"/>2.7267e-18 <text:s text:c="2"/>netid: c_14041:n</text:p>
      <text:p text:style-name="Standard"><text:s text:c="15"/>3.95696e-19 <text:s text:c="2"/>netid: c_14041:n</text:p>
      <text:p text:style-name="Standard"><text:s text:c="15"/>4.29949e-19 <text:s text:c="2"/>netid: XI4/XI0/XI0/MPM1:g</text:p>
      <text:p text:style-name="Standard"><text:s text:c="15"/>7.55219e-19 <text:s text:c="2"/>netid: XI4/XI0/XI0/MPM1:g</text:p>
      <text:p text:style-name="Standard"><text:s text:c="15"/>8.25304e-18 <text:s text:c="2"/>netid: c_14187:n</text:p>
      <text:p text:style-name="Standard"><text:s text:c="15"/>7.08069e-18 <text:s text:c="2"/>netid: c_14187:n</text:p>
      <text:p text:style-name="Standard"><text:s text:c="15"/>1.34601e-17 <text:s text:c="2"/>netid: c_14187:n</text:p>
      <text:p text:style-name="Standard"><text:s text:c="15"/>1.68446e-18 <text:s text:c="2"/>netid: c_14187:n</text:p>
      <text:p text:style-name="Standard"><text:s text:c="15"/>4.65214e-19 <text:s text:c="2"/>netid: c_14187:n</text:p>
      <text:p text:style-name="Standard"><text:s text:c="15"/>6.14231e-18 <text:s text:c="2"/>netid: c_14188:n</text:p>
      <text:p text:style-name="Standard"><text:s text:c="15"/>1.29361e-17 <text:s text:c="2"/>netid: c_14188:n</text:p>
      <text:p text:style-name="Standard"><text:s text:c="15"/>6.91795e-19 <text:s text:c="2"/>netid: c_14188:n</text:p>
      <text:p text:style-name="Standard"><text:s text:c="15"/>3.51811e-18 <text:s text:c="2"/>netid: c_14188:n</text:p>
      <text:p text:style-name="Standard"><text:s text:c="15"/>2.57292e-18 <text:s text:c="2"/>netid: c_14141:n</text:p>
      <text:p text:style-name="Standard"><text:s text:c="16"/>1.3198e-18 <text:s text:c="2"/>netid: c_14143:n</text:p>
      <text:p text:style-name="Standard"><text:s text:c="15"/>2.54931e-18 <text:s text:c="2"/>netid: c_13915:n</text:p>
      <text:p text:style-name="Standard"><text:s text:c="15"/>3.30974e-19 <text:s text:c="2"/>netid: c_14443:p</text:p>
      <text:p text:style-name="Standard"><text:soft-page-break/><text:s text:c="15"/>3.45877e-19 <text:s text:c="2"/>netid: c_14444:p</text:p>
      <text:p text:style-name="Standard"><text:s text:c="15"/>4.57265e-19 <text:s text:c="2"/>netid: c_14444:p</text:p>
      <text:p text:style-name="Standard"><text:s text:c="15"/>2.40243e-19 <text:s text:c="2"/>netid: c_14444:p</text:p>
      <text:p text:style-name="Standard"><text:s text:c="15"/>5.95898e-18 <text:s text:c="2"/>netid: c_14436:p</text:p>
      <text:p text:style-name="Standard"><text:s text:c="15"/>6.50142e-18 <text:s text:c="2"/>netid: c_13917:n</text:p>
      <text:p text:style-name="Standard"><text:s text:c="15"/>1.07549e-17 <text:s text:c="2"/>netid: c_14102:n</text:p>
      <text:p text:style-name="Standard"><text:s text:c="15"/>8.23164e-18 <text:s text:c="2"/>netid: c_14103:n</text:p>
      <text:p text:style-name="Standard"><text:s text:c="15"/>9.13993e-19 <text:s text:c="2"/>netid: c_14192:n</text:p>
      <text:p text:style-name="Standard"><text:s text:c="15"/>1.27634e-18 <text:s text:c="2"/>netid: c_14192:n</text:p>
      <text:p text:style-name="Standard"><text:s text:c="15"/>7.67031e-18 <text:s text:c="2"/>netid: c_13918:n</text:p>
      <text:p text:style-name="Standard"><text:s text:c="15"/>3.62545e-18 <text:s text:c="2"/>netid: c_13919:n</text:p>
      <text:p text:style-name="Standard"><text:s text:c="15"/>2.61391e-18 <text:s text:c="2"/>netid: c_14195:n</text:p>
      <text:p text:style-name="Standard"><text:s text:c="15"/>3.84258e-18 <text:s text:c="2"/>netid: c_13920:n</text:p>
      <text:p text:style-name="Standard"><text:s text:c="15"/>2.10606e-17 <text:s text:c="2"/>netid: c_13920:n</text:p>
      <text:p text:style-name="Standard"><text:s text:c="15"/>3.01634e-19 <text:s text:c="2"/>netid: c_14105:n</text:p>
      <text:p text:style-name="Standard"><text:s text:c="15"/>9.39597e-18 <text:s text:c="2"/>netid: c_14105:n</text:p>
      <text:p text:style-name="Standard"><text:s text:c="15"/>3.56726e-19 <text:s text:c="2"/>netid: c_13921:n</text:p>
      <text:p text:style-name="Standard"><text:s text:c="15"/>2.21607e-18 <text:s text:c="2"/>netid: c_13921:n</text:p>
      <text:p text:style-name="Standard"><text:s text:c="15"/>4.90735e-17 <text:s text:c="2"/>netid: c_13921:n</text:p>
      <text:p text:style-name="Standard"><text:s text:c="15"/>5.44642e-19 <text:s text:c="2"/>netid: c_13921:n</text:p>
      <text:p text:style-name="Standard"><text:s text:c="15"/>3.09106e-18 <text:s text:c="2"/>netid: c_13994:n</text:p>
      <text:p text:style-name="Standard"><text:s text:c="15"/>1.28039e-18 <text:s text:c="2"/>netid: c_13994:n</text:p>
      <text:p text:style-name="Standard"><text:s text:c="15"/>1.91808e-18 <text:s text:c="2"/>netid: c_13999:n</text:p>
      <text:p text:style-name="Standard"><text:s text:c="16"/>4.0137e-18 <text:s text:c="2"/>netid: c_13999:n</text:p>
      <text:p text:style-name="Standard"><text:s text:c="15"/>4.90735e-17 <text:s text:c="2"/>netid: c_13999:n</text:p>
      <text:p text:style-name="Standard"><text:s text:c="15"/>1.69918e-18 <text:s text:c="2"/>netid: c_13999:n</text:p>
      <text:p text:style-name="Standard"><text:s text:c="15"/>4.63546e-18 <text:s text:c="2"/>netid: c_14042:n</text:p>
      <text:p text:style-name="Standard"><text:s text:c="15"/>5.70183e-19 <text:s text:c="2"/>netid: c_14042:n</text:p>
      <text:p text:style-name="Standard"><text:s text:c="15"/>8.32844e-18 <text:s text:c="2"/>netid: c_14017:n</text:p>
      <text:p text:style-name="Standard"><text:s text:c="15"/>3.26106e-18 <text:s text:c="2"/>netid: c_14129:n</text:p>
      <text:p text:style-name="Standard"><text:s text:c="15"/>3.94832e-18 <text:s text:c="2"/>netid: c_14129:n</text:p>
      <text:p text:style-name="Standard"><text:s text:c="15"/>3.12902e-18 <text:s text:c="2"/>netid: c_14619:p</text:p>
      <text:p text:style-name="Standard"><text:s text:c="17"/>1.075e-18 <text:s text:c="2"/>netid: c_14619:p</text:p>
      <text:p text:style-name="Standard"><text:s text:c="15"/>1.07642e-18 <text:s text:c="2"/>netid: c_14619:p</text:p>
      <text:p text:style-name="Standard"><text:s text:c="15"/>8.89463e-18 <text:s text:c="2"/>netid: c_14619:p</text:p>
      <text:p text:style-name="Standard"><text:s text:c="15"/>5.59057e-18 <text:s text:c="2"/>netid: c_14034:n</text:p>
      <text:p text:style-name="Standard"><text:s text:c="15"/>1.43861e-17 <text:s text:c="2"/>netid: c_14238:n</text:p>
      <text:p text:style-name="Standard"><text:s text:c="16"/>2.2426e-19 <text:s text:c="2"/>netid: c_14037:n</text:p>
      <text:p text:style-name="Standard"><text:s text:c="15"/>8.66888e-18 <text:s text:c="2"/>netid: c_14152:n</text:p>
      <text:p text:style-name="Standard"><text:s text:c="15"/>7.60318e-18 <text:s text:c="2"/>netid: c_14044:n</text:p>
      <text:p text:style-name="Standard"><text:s text:c="15"/>9.90745e-18 <text:s text:c="2"/>netid: c_14044:n</text:p>
      <text:p text:style-name="Standard"><text:s text:c="15"/>2.23798e-18 <text:s text:c="2"/>netid: c_14039:n</text:p>
      <text:p text:style-name="Standard"><text:s text:c="15"/>1.58759e-18 <text:s text:c="2"/>netid: c_14039:n</text:p>
      <text:p text:style-name="Standard"><text:s text:c="15"/>3.13023e-18 <text:s text:c="2"/>netid: c_14039:n</text:p>
      <text:p text:style-name="Standard"><text:s text:c="16"/>4.5242e-18 <text:s text:c="2"/>netid: c_14039:n</text:p>
      <text:p text:style-name="Standard"><text:s text:c="15"/>9.94149e-19 <text:s text:c="2"/>netid: XI3/XI0/MNM0:b</text:p>
      <text:p text:style-name="Standard"><text:s text:c="15"/>8.77867e-19 <text:s text:c="2"/>netid: c_15767:n</text:p>
      <text:p text:style-name="Standard"><text:s text:c="15"/>4.45008e-18 <text:s text:c="2"/>netid: c_16523:p</text:p>
      <text:p text:style-name="Standard"><text:s text:c="16"/>1.1968e-18 <text:s text:c="2"/>netid: c_16523:p</text:p>
      <text:p text:style-name="Standard"><text:s text:c="15"/>1.13971e-18 <text:s text:c="2"/>netid: XI4/XI2/MNM0:s</text:p>
      <text:p text:style-name="Standard"><text:s text:c="15"/>2.45115e-18 <text:s text:c="2"/>netid: c_15721:n</text:p>
      <text:p text:style-name="Standard"><text:s text:c="15"/>5.15463e-18 <text:s text:c="2"/>netid: c_15721:n</text:p>
      <text:p text:style-name="Standard"><text:soft-page-break/><text:s text:c="15"/>3.19089e-18 <text:s text:c="2"/>netid: c_15721:n</text:p>
      <text:p text:style-name="Standard"><text:s text:c="15"/>3.47873e-19 <text:s text:c="2"/>netid: c_15722:n</text:p>
      <text:p text:style-name="Standard"><text:s text:c="15"/>5.43869e-18 <text:s text:c="2"/>netid: c_15722:n</text:p>
      <text:p text:style-name="Standard"><text:s text:c="15"/>2.24821e-19 <text:s text:c="2"/>netid: c_15722:n</text:p>
      <text:p text:style-name="Standard"><text:s text:c="15"/>1.16574e-18 <text:s text:c="2"/>netid: c_15749:n</text:p>
      <text:p text:style-name="Standard"><text:s text:c="15"/>1.08277e-18 <text:s text:c="2"/>netid: c_15749:n</text:p>
      <text:p text:style-name="Standard"><text:s text:c="15"/>8.77867e-19 <text:s text:c="2"/>netid: c_15749:n</text:p>
      <text:p text:style-name="Standard"><text:s text:c="15"/>8.77867e-19 <text:s text:c="2"/>netid: c_16037:n</text:p>
      <text:p text:style-name="Standard"><text:s text:c="15"/>3.18112e-18 <text:s text:c="2"/>netid: c_16508:p</text:p>
      <text:p text:style-name="Standard"><text:s text:c="15"/>4.23288e-18 <text:s text:c="2"/>netid: c_16208:n</text:p>
      <text:p text:style-name="Standard"><text:s text:c="15"/>3.07551e-18 <text:s text:c="2"/>netid: c_16209:n</text:p>
      <text:p text:style-name="Standard"><text:s text:c="15"/>4.69719e-18 <text:s text:c="2"/>netid: c_16210:n</text:p>
      <text:p text:style-name="Standard"><text:s text:c="16"/>4.1295e-18 <text:s text:c="2"/>netid: c_16210:n</text:p>
      <text:p text:style-name="Standard"><text:s text:c="15"/>7.14946e-18 <text:s text:c="2"/>netid: c_16210:n</text:p>
      <text:p text:style-name="Standard"><text:s text:c="15"/>2.15097e-18 <text:s text:c="2"/>netid: c_16210:n</text:p>
      <text:p text:style-name="Standard"><text:s text:c="15"/>7.27883e-18 <text:s text:c="2"/>netid: c_16210:n</text:p>
      <text:p text:style-name="Standard"><text:s text:c="15"/>8.51679e-19 <text:s text:c="2"/>netid: c_17449:n</text:p>
      <text:p text:style-name="Standard"><text:s text:c="15"/>4.87649e-17 <text:s text:c="2"/>netid: XI4/XI0/XI1/MNM0:g</text:p>
      <text:p text:style-name="Standard"><text:s text:c="15"/>7.36771e-19 <text:s text:c="2"/>netid: XI4/XI0/XI1/MNM0:g</text:p>
      <text:p text:style-name="Standard"><text:s text:c="15"/>2.79711e-19 <text:s text:c="2"/>netid: c_17460:n</text:p>
      <text:p text:style-name="Standard"><text:s text:c="15"/>2.55569e-19 <text:s text:c="2"/>netid: c_17460:n</text:p>
      <text:p text:style-name="Standard"><text:s text:c="15"/>1.42551e-18 <text:s text:c="2"/>netid: c_17366:n</text:p>
      <text:p text:style-name="Standard"><text:s text:c="15"/>4.43074e-18 <text:s text:c="2"/>netid: c_17373:n</text:p>
      <text:p text:style-name="Standard"><text:s text:c="15"/>8.72547e-19 <text:s text:c="2"/>netid: c_17488:n</text:p>
      <text:p text:style-name="Standard"><text:s text:c="16"/>2.7171e-18 <text:s text:c="2"/>netid: c_17374:n</text:p>
      <text:p text:style-name="Standard"><text:s text:c="15"/>2.32903e-19 <text:s text:c="2"/>netid: c_17374:n</text:p>
      <text:p text:style-name="Standard"><text:s text:c="15"/>9.82287e-18 <text:s text:c="2"/>netid: c_17374:n</text:p>
      <text:p text:style-name="Standard"><text:s text:c="15"/>1.86121e-18 <text:s text:c="2"/>netid: c_17659:p</text:p>
      <text:p text:style-name="Standard"><text:s text:c="15"/>9.01264e-19 <text:s text:c="2"/>netid: c_17429:n</text:p>
      <text:p text:style-name="Standard"><text:s text:c="15"/>3.46282e-17 <text:s text:c="2"/>netid: c_17392:n</text:p>
      <text:p text:style-name="Standard"><text:s text:c="15"/>5.62865e-18 <text:s text:c="2"/>netid: c_17407:n</text:p>
      <text:p text:style-name="Standard"><text:s text:c="16"/>8.1642e-18 <text:s text:c="2"/>netid: c_17408:n</text:p>
      <text:p text:style-name="Standard"><text:s text:c="15"/>7.89059e-18 <text:s text:c="2"/>netid: c_17409:n</text:p>
      <text:p text:style-name="Standard"><text:s text:c="15"/>9.22854e-18 <text:s text:c="2"/>netid: c_17410:n</text:p>
      <text:p text:style-name="Standard"><text:s text:c="15"/>1.37554e-18 <text:s text:c="2"/>netid: c_17431:n</text:p>
      <text:p text:style-name="Standard"><text:s text:c="15"/>2.39491e-18 <text:s text:c="2"/>netid: c_17438:n</text:p>
      <text:p text:style-name="Standard"><text:s text:c="15"/>1.16308e-17 <text:s text:c="2"/>netid: c_17442:n</text:p>
      <text:p text:style-name="Standard"><text:s text:c="15"/>2.93024e-19 <text:s text:c="2"/>netid: c_675:n</text:p>
      <text:p text:style-name="Standard"><text:s text:c="15"/>7.32479e-19 <text:s text:c="2"/>netid: c_676:n</text:p>
      <text:p text:style-name="Standard"><text:s text:c="15"/>2.79497e-18 <text:s text:c="2"/>netid: c_677:n</text:p>
      <text:p text:style-name="Standard"><text:s text:c="16"/>2.2832e-18 <text:s text:c="2"/>netid: c_680:n</text:p>
      <text:p text:style-name="Standard"><text:s text:c="15"/>1.69827e-18 <text:s text:c="2"/>netid: c_677:n</text:p>
      <text:p text:style-name="Standard"><text:s text:c="15"/>2.29075e-18 <text:s text:c="2"/>netid: c_680:n</text:p>
      <text:p text:style-name="Standard"><text:s text:c="15"/>1.30913e-18 <text:s text:c="2"/>netid: c_679:n</text:p>
      <text:p text:style-name="Standard"><text:s text:c="15"/>1.70444e-17 <text:s text:c="2"/>netid: c_826:n</text:p>
      <text:p text:style-name="Standard"><text:s text:c="15"/>2.25304e-19 <text:s text:c="2"/>netid: c_768:n</text:p>
      <text:p text:style-name="Standard"><text:s text:c="15"/>6.43264e-18 <text:s text:c="2"/>netid: c_710:n</text:p>
      <text:p text:style-name="Standard"><text:s text:c="15"/>7.14246e-18 <text:s text:c="2"/>netid: c_738:n</text:p>
      <text:p text:style-name="Standard"><text:s text:c="15"/>2.35113e-18 <text:s text:c="2"/>netid: XI4/XI2/MNM0:g</text:p>
      <text:p text:style-name="Standard"><text:s text:c="16"/>3.4784e-18 <text:s text:c="2"/>netid: c_679:n</text:p>
      <text:p text:style-name="Standard"><text:s text:c="15"/>1.31167e-17 <text:s text:c="2"/>netid: c_826:n</text:p>
      <text:p text:style-name="Standard"><text:s text:c="15"/>4.47374e-19 <text:s text:c="2"/>netid: c_680:n</text:p>
      <text:p text:style-name="Standard"><text:soft-page-break/><text:s text:c="16"/>2.9704e-18 <text:s text:c="2"/>netid: c_768:n</text:p>
      <text:p text:style-name="Standard"><text:s text:c="15"/>2.13237e-19 <text:s text:c="2"/>netid: c_676:n</text:p>
      <text:p text:style-name="Standard"><text:s text:c="15"/>1.11036e-18 <text:s text:c="2"/>netid: XI4/XI2/MNM0:g</text:p>
      <text:p text:style-name="Standard"><text:s text:c="15"/>2.02563e-17 <text:s text:c="2"/>netid: c_768:n</text:p>
      <text:p text:style-name="Standard"><text:s text:c="15"/>2.11157e-18 <text:s text:c="2"/>netid: XI4/XI2/MNM0:g</text:p>
      <text:p text:style-name="Standard"><text:s text:c="15"/>3.85691e-18 <text:s text:c="2"/>netid: c_821:n</text:p>
      <text:p text:style-name="Standard"><text:s text:c="15"/>3.18019e-18 <text:s text:c="2"/>netid: XI4/XI2/MNM0:g</text:p>
      <text:p text:style-name="Standard"><text:s text:c="16"/>2.2956e-19 <text:s text:c="2"/>netid: c_679:n</text:p>
      <text:p text:style-name="Standard"><text:s text:c="15"/>1.55495e-18 <text:s text:c="2"/>netid: c_676:n</text:p>
      <text:p text:style-name="Standard"><text:s text:c="16"/>9.9878e-18 <text:s text:c="2"/>netid: c_677:n</text:p>
      <text:p text:style-name="Standard"><text:s text:c="15"/>9.63439e-18 <text:s text:c="2"/>netid: c_680:n</text:p>
      <text:p text:style-name="Standard"><text:s text:c="15"/>1.63596e-18 <text:s text:c="2"/>netid: c_679:n</text:p>
      <text:p text:style-name="Standard"><text:s text:c="15"/>7.03734e-18 <text:s text:c="2"/>netid: c_680:n</text:p>
      <text:p text:style-name="Standard"><text:s text:c="15"/>1.30115e-18 <text:s text:c="2"/>netid: c_680:n</text:p>
      <text:p text:style-name="Standard"><text:s text:c="15"/>1.40039e-18 <text:s text:c="2"/>netid: c_680:n</text:p>
      <text:p text:style-name="Standard"><text:s text:c="15"/>9.32919e-18 <text:s text:c="2"/>netid: c_680:n</text:p>
      <text:p text:style-name="Standard"><text:s text:c="15"/>4.26681e-19 <text:s text:c="2"/>netid: c_1498:n</text:p>
      <text:p text:style-name="Standard"><text:s text:c="15"/>5.10457e-18 <text:s text:c="2"/>netid: c_1523:n</text:p>
      <text:p text:style-name="Standard"><text:s text:c="15"/>2.04931e-19 <text:s text:c="2"/>netid: c_1508:n</text:p>
      <text:p text:style-name="Standard"><text:s text:c="15"/>5.27021e-19 <text:s text:c="2"/>netid: c_1594:n</text:p>
      <text:p text:style-name="Standard"><text:s text:c="16"/>2.2996e-18 <text:s text:c="2"/>netid: c_1523:n</text:p>
      <text:p text:style-name="Standard"><text:s text:c="15"/>5.57217e-19 <text:s text:c="2"/>netid: c_1523:n</text:p>
      <text:p text:style-name="Standard"><text:s text:c="15"/>1.91773e-18 <text:s text:c="2"/>netid: c_1523:n</text:p>
      <text:p text:style-name="Standard"><text:s text:c="15"/>2.61938e-18 <text:s text:c="2"/>netid: c_1523:n</text:p>
      <text:p text:style-name="Standard"><text:s text:c="15"/>9.26876e-18 <text:s text:c="2"/>netid: c_1594:n</text:p>
      <text:p text:style-name="Standard"><text:s text:c="15"/>3.33499e-19 <text:s text:c="2"/>netid: c_1508:n</text:p>
      <text:p text:style-name="Standard"><text:s text:c="16"/>4.1898e-19 <text:s text:c="2"/>netid: XI4/XI3/MPM1:g</text:p>
      <text:p text:style-name="Standard"><text:s text:c="17"/>8.242e-17 <text:s text:c="2"/>netid: c_1590:n</text:p>
      <text:p text:style-name="Standard"><text:s text:c="16"/>9.6239e-19 <text:s text:c="2"/>netid: c_1505:n</text:p>
      <text:p text:style-name="Standard"><text:s text:c="16"/>1.1445e-17 <text:s text:c="2"/>netid: c_1590:n</text:p>
      <text:p text:style-name="Standard"><text:s text:c="15"/>1.87481e-18 <text:s text:c="2"/>netid: c_1505:n</text:p>
      <text:p text:style-name="Standard"><text:s text:c="15"/>1.53575e-18 <text:s text:c="2"/>netid: c_1505:n</text:p>
      <text:p text:style-name="Standard"><text:s text:c="15"/>5.77049e-19 <text:s text:c="2"/>netid: c_1590:n</text:p>
      <text:p text:style-name="Standard"><text:s text:c="15"/>1.28946e-18 <text:s text:c="2"/>netid: c_1594:n</text:p>
      <text:p text:style-name="Standard"><text:s text:c="15"/>4.17294e-19 <text:s text:c="2"/>netid: XI4/XI3/MNM0:g</text:p>
      <text:p text:style-name="Standard"><text:s text:c="16"/>3.0807e-18 <text:s text:c="2"/>netid: c_2205:n</text:p>
      <text:p text:style-name="Standard"><text:s text:c="15"/>9.45417e-19 <text:s text:c="2"/>netid: c_2205:n</text:p>
      <text:p text:style-name="Standard"><text:s text:c="15"/>4.79744e-18 <text:s text:c="2"/>netid: c_2205:n</text:p>
      <text:p text:style-name="Standard"><text:s text:c="16"/>3.0807e-18 <text:s text:c="2"/>netid: c_2205:n</text:p>
      <text:p text:style-name="Standard"><text:s text:c="16"/>3.0807e-18 <text:s text:c="2"/>netid: c_2205:n</text:p>
      <text:p text:style-name="Standard"><text:s text:c="15"/>2.29678e-18 <text:s text:c="2"/>netid: c_2205:n</text:p>
      <text:p text:style-name="Standard"><text:s text:c="16"/>1.1603e-17 <text:s text:c="2"/>netid: c_2205:n</text:p>
      <text:p text:style-name="Standard"><text:s text:c="16"/>1.7251e-18 <text:s text:c="2"/>netid: c_2205:n</text:p>
      <text:p text:style-name="Standard"><text:s text:c="15"/>2.45474e-19 <text:s text:c="2"/>netid: c_2338:n</text:p>
      <text:p text:style-name="Standard"><text:s text:c="15"/>5.15982e-19 <text:s text:c="2"/>netid: c_2338:n</text:p>
      <text:p text:style-name="Standard"><text:s text:c="16"/>9.4405e-19 <text:s text:c="2"/>netid: c_2206:n</text:p>
      <text:p text:style-name="Standard"><text:s text:c="15"/>2.50541e-18 <text:s text:c="2"/>netid: XI4/XI2/MPM1:g</text:p>
      <text:p text:style-name="Standard"><text:s text:c="15"/>7.83957e-18 <text:s text:c="2"/>netid: XI4/XI2/MPM1:g</text:p>
      <text:p text:style-name="Standard"><text:s text:c="15"/>5.04273e-18 <text:s text:c="2"/>netid: XI4/XI2/MPM1:g</text:p>
      <text:p text:style-name="Standard"><text:s text:c="15"/>1.18795e-18 <text:s text:c="2"/>netid: XI4/XI2/MPM1:g</text:p>
      <text:p text:style-name="Standard"><text:s text:c="15"/>2.41058e-18 <text:s text:c="2"/>netid: XI4/XI2/MPM1:g</text:p>
      <text:p text:style-name="Standard"><text:s text:c="15"/>1.76911e-18 <text:s text:c="2"/>netid: XI4/XI2/MPM1:g</text:p>
      <text:p text:style-name="Standard"><text:soft-page-break/><text:s text:c="15"/>8.38284e-19 <text:s text:c="2"/>netid: XI4/XI2/MPM1:g</text:p>
      <text:p text:style-name="Standard"><text:s text:c="16"/>1.3008e-18 <text:s text:c="2"/>netid: c_2211:n</text:p>
      <text:p text:style-name="Standard"><text:s text:c="15"/>1.40147e-18 <text:s text:c="2"/>netid: c_2277:n</text:p>
      <text:p text:style-name="Standard"><text:s text:c="15"/>7.08868e-18 <text:s text:c="2"/>netid: c_2311:n</text:p>
      <text:p text:style-name="Standard"><text:s text:c="15"/>1.79676e-18 <text:s text:c="2"/>netid: c_2278:n</text:p>
      <text:p text:style-name="Standard"><text:s text:c="15"/>1.34245e-17 <text:s text:c="2"/>netid: c_2278:n</text:p>
      <text:p text:style-name="Standard"><text:s text:c="15"/>1.92385e-18 <text:s text:c="2"/>netid: c_2228:n</text:p>
      <text:p text:style-name="Standard"><text:s text:c="15"/>1.68633e-18 <text:s text:c="2"/>netid: c_2448:n</text:p>
      <text:p text:style-name="Standard"><text:s text:c="15"/>1.02779e-17 <text:s text:c="2"/>netid: c_2281:n</text:p>
      <text:p text:style-name="Standard"><text:s text:c="15"/>1.45558e-18 <text:s text:c="2"/>netid: c_2282:n</text:p>
      <text:p text:style-name="Standard"><text:s text:c="15"/>5.00915e-18 <text:s text:c="2"/>netid: c_2282:n</text:p>
      <text:p text:style-name="Standard"><text:s text:c="15"/>2.55596e-18 <text:s text:c="2"/>netid: c_2283:n</text:p>
      <text:p text:style-name="Standard"><text:s text:c="15"/>5.39813e-19 <text:s text:c="2"/>netid: c_2229:n</text:p>
      <text:p text:style-name="Standard"><text:s text:c="15"/>4.53138e-18 <text:s text:c="2"/>netid: c_2229:n</text:p>
      <text:p text:style-name="Standard"><text:s text:c="15"/>3.98083e-18 <text:s text:c="2"/>netid: c_2229:n</text:p>
      <text:p text:style-name="Standard"><text:s text:c="15"/>2.89131e-18 <text:s text:c="2"/>netid: c_2229:n</text:p>
      <text:p text:style-name="Standard"><text:s text:c="16"/>5.2979e-18 <text:s text:c="2"/>netid: c_2285:n</text:p>
      <text:p text:style-name="Standard"><text:s text:c="15"/>5.33434e-18 <text:s text:c="2"/>netid: c_2285:n</text:p>
      <text:p text:style-name="Standard"><text:s text:c="15"/>2.55596e-18 <text:s text:c="2"/>netid: c_2285:n</text:p>
      <text:p text:style-name="Standard"><text:s text:c="15"/>4.67629e-18 <text:s text:c="2"/>netid: c_2414:n</text:p>
      <text:p text:style-name="Standard"><text:s text:c="15"/>9.25947e-19 <text:s text:c="2"/>netid: c_2414:n</text:p>
      <text:p text:style-name="Standard"><text:s text:c="15"/>8.93376e-18 <text:s text:c="2"/>netid: c_2414:n</text:p>
      <text:p text:style-name="Standard"><text:s text:c="15"/>4.88733e-18 <text:s text:c="2"/>netid: c_2287:n</text:p>
      <text:p text:style-name="Standard"><text:s text:c="15"/>5.81678e-18 <text:s text:c="2"/>netid: c_2288:n</text:p>
      <text:p text:style-name="Standard"><text:s text:c="15"/>4.34418e-19 <text:s text:c="2"/>netid: c_2230:n</text:p>
      <text:p text:style-name="Standard"><text:s text:c="15"/>1.31077e-17 <text:s text:c="2"/>netid: c_2230:n</text:p>
      <text:p text:style-name="Standard"><text:s text:c="15"/>6.82602e-18 <text:s text:c="2"/>netid: c_2230:n</text:p>
      <text:p text:style-name="Standard"><text:s text:c="15"/>2.60466e-18 <text:s text:c="2"/>netid: c_2230:n</text:p>
      <text:p text:style-name="Standard"><text:s text:c="15"/>8.19532e-19 <text:s text:c="2"/>netid: c_2768:n</text:p>
      <text:p text:style-name="Standard"><text:s text:c="15"/>2.05403e-17 <text:s text:c="2"/>netid: c_2768:n</text:p>
      <text:p text:style-name="Standard"><text:s text:c="16"/>4.4193e-18 <text:s text:c="2"/>netid: c_2768:n</text:p>
      <text:p text:style-name="Standard"><text:s text:c="15"/>6.33547e-19 <text:s text:c="2"/>netid: c_2816:n</text:p>
      <text:p text:style-name="Standard"><text:s text:c="15"/>6.93512e-19 <text:s text:c="2"/>netid: XI4/XI0/XI0/MNM0:g</text:p>
      <text:p text:style-name="Standard"><text:s text:c="15"/>2.01665e-18 <text:s text:c="2"/>netid: c_2788:n</text:p>
      <text:p text:style-name="Standard"><text:s text:c="15"/>1.22773e-18 <text:s text:c="2"/>netid: c_2755:n</text:p>
      <text:p text:style-name="Standard"><text:s text:c="15"/>3.38086e-18 <text:s text:c="2"/>netid: c_2781:n</text:p>
      <text:p text:style-name="Standard"><text:s text:c="15"/>3.38086e-18 <text:s text:c="2"/>netid: c_2769:n</text:p>
      <text:p text:style-name="Standard"><text:s text:c="16"/>1.3908e-17 <text:s text:c="2"/>netid: c_2756:n</text:p>
      <text:p text:style-name="Standard"><text:s text:c="15"/>3.42998e-17 <text:s text:c="2"/>netid: c_2747:n</text:p>
      <text:p text:style-name="Standard"><text:s text:c="15"/>7.57691e-18 <text:s text:c="2"/>netid: XI4/NET33</text:p>
      <text:p text:style-name="Standard"><text:s text:c="15"/>3.30271e-18 <text:s text:c="2"/>netid: c_288:n</text:p>
      <text:p text:style-name="Standard"><text:s text:c="15"/>1.55947e-17 <text:s text:c="2"/>netid: XI4/XI2/MNM1:s</text:p>
      <text:p text:style-name="Standard"><text:s text:c="15"/>1.39702e-17 <text:s text:c="2"/>netid: c_288:n</text:p>
      <text:p text:style-name="Standard"><text:s text:c="15"/>3.25554e-18 <text:s text:c="2"/>netid: XI4/XI2/MNM1:s</text:p>
      <text:p text:style-name="Standard"><text:s text:c="15"/>1.00461e-18 <text:s text:c="2"/>netid: c_288:n</text:p>
      <text:p text:style-name="Standard"><text:s text:c="15"/>3.86164e-19 <text:s text:c="2"/>netid: c_288:n</text:p>
      <text:p text:style-name="Standard"><text:s text:c="15"/>7.78374e-19 <text:s text:c="2"/>netid: c_311:n</text:p>
      <text:p text:style-name="Standard"><text:s text:c="15"/>9.30265e-19 <text:s text:c="2"/>netid: c_467:n</text:p>
      <text:p text:style-name="Standard"><text:s text:c="15"/>1.76732e-18 <text:s text:c="2"/>netid: c_488:n</text:p>
      <text:p text:style-name="Standard"><text:s text:c="15"/>1.86799e-18 <text:s text:c="2"/>netid: c_488:n</text:p>
      <text:p text:style-name="Standard"/>
      <text:p text:style-name="Standard"/>
      <text:p text:style-name="Standard"><text:soft-page-break/>17 <text:s text:c="19"/>0.0 <text:s text:c="2"/>1.50186e-15 <text:s text:c="6"/>82.4035 <text:s text:c="11"/>0.0 <text:s/>XI4/NET020</text:p>
      <text:p text:style-name="Standard"><text:s text:c="12"/>- Coupled nets</text:p>
      <text:p text:style-name="Standard"><text:s text:c="15"/>c_7673:p,c_8523:p,c_7674:p,c_8524:p,c_8524:p,c_8524:p,c_7817:p,c_7820:p,c_7998:p,c_7807:p,c_7807:p,c_7807:p,c_8187:p,c_8187:p,c_8818:p,c_8818:p,c_8190:p,XI4/XI4/MPM0:s,XI4/XI4/MPM0:s,XI4/XI4/MPM0:s,XI4/XI4/MPM0:s,XI4/XI4/MPM0:s,c_7843:p,c_7843:p,c_7838:p,c_7848:p,c_8191:p,c_8191:p,c_8191:p,c_8191:p,c_8192:p,c_8193:p,c_8194:p,c_8188:p,c_8838:p,c_8198:p,c_8199:p,c_8199:p,c_8200:p,c_10706:n,c_10706:n,c_10706:n,c_12885:p,c_12982:p,c_13039:p,c_12012:n,c_12888:p,c_12725:p,c_12014:n,c_12019:n,c_12029:n,c_12037:n,c_12038:n,XI4/XI4/MPM0:g,XI4/XI4/MPM0:g,XI4/XI4/MPM0:g,XI4/XI4/MPM0:g,XI4/XI4/MPM0:g,XI4/XI4/MPM0:g,XI4/XI4/MPM0:g,XI4/XI4/MPM0:g,c_12047:n,c_12047:n,c_12047:n,c_12049:n,c_12049:n,c_12049:n,c_12195:n,c_12195:n,c_13073:p,c_13073:p,c_12447:n,c_12448:n,c_12273:n,c_12273:n,c_12273:n,c_12273:n,c_12273:n,c_12273:n,c_12273:n,c_12273:n,c_12273:n,c_12273:n,c_12273:n,c_12273:n,c_12273:n,c_12273:n,c_12273:n,c_12880:p,c_13990:n,c_13994:n,c_13999:n,c_13999:n,c_13999:n,c_16523:p,XI4/XI2/MNM0:s,XI4/XI2/MNM0:s,c_16096:n,c_16096:n,c_15722:n,c_15722:n,c_15722:n,c_15722:n,c_15722:n,c_15722:n,c_15722:n,c_15723:n,c_15723:n,c_15723:n,c_15723:n,c_15723:n,c_16116:n,c_16116:n,c_16116:n,c_16116:n,c_16118:n,c_16538:p,c_16538:p,c_16119:n,c_16119:n,c_16121:n,c_16121:n,c_16121:n,c_16121:n,XI4/XI4/MNM0:s,XI4/XI4/MNM0:s,XI4/XI4/MNM0:s,c_16505:p,c_16207:n,c_16506:p,c_16507:p,c_16507:p,c_16507:p,c_16507:p,c_16507:p,c_16508:p,c_16508:p,c_16508:p,c_16508:p,c_16508:p,c_16508:p,c_16508:p,c_16508:p,c_16508:p,c_16508:p,c_16500:p,c_16510:p,c_16511:p,c_17438:n,c_17438:n,c_17438:n,c_17438:n,c_17438:n,c_17438:n,c_17438:n,c_17438:n,c_17438:n,c_17438:n,c_17438:n,c_17438:n,c_17438:n,c_719:n,c_676:n,c_680:n,XI4/XI2/MNM0:g,c_821:n,c_680:n,c_821:n,c_822:n,c_826:n,c_712:n,c_826:n,c_711:n,c_821:n,c_822:n,c_679:n,c_679:n,XI4/XI2/MNM0:g,c_679:n,c_680:n,XI4/XI2/MNM0:g,XI4/XI2/MNM0:g,c_821:n,c_680:n,XI4/NET34,c_1261:n,c_1226:n,c_1367:p,XI4/NET34,XI4/XI3/MPM1:g,c_1590:n,XI4/XI3/MPM1:g,c_1590:n,c_1505:n,c_1590:n,c_1590:n,XI4/XI3/MPM1:g,c_1523:n,c_1500:n,c_1500:n,c_1590:n,c_1590:n,c_1500:n,c_1562:n,c_1562:n,c_1523:n,c_1523:n,c_1523:n,c_1523:n,c_1590:n,c_1594:n,c_1505:n,c_1523:n,c_1594:n,c_1584:n,c_1500:n,c_1562:n,c_1523:n,c_1523:n,c_1523:n,c_1590:n,c_1500:n,c_1954:n,c_1921:n,c_1914:n,c_2098:n,c_2137:p,c_1917:n,c_2139:p,c_1954:n,c_2020:n,c_2104:n,c_2143:p,c_1954:n,c_2098:n,c_1969:n,c_2104:n,c_2137:p,c_1917:n,c_2150:p,c_2050:n,c_1936:n,c_2048:n,c_1969:n,c_2048:n,c_1969:n,c_1954:n,c_1969:n,c_1936:n,c_2042:n,c_1951:n,c_2119:n,c_2098:n,c_2104:n,c_1954:n,c_2020:n,c_2104:n,c_2150:p,c_1918:n,c_2104:n,c_1953:n,c_2020:n,c_1969:n,c_2050:n,c_1969:n,c_2104:n,c_2143:p,c_1954:n,c_2748:n,c_2768:n,c_2768:n,c_2768:n,c_2768:n,c_2804:n,c_2804:n,c_2804:n,XI4/XI3/MPM0:d,c_2919:n,c_2919:n,c_2744:n,c_2881:n,c_2881:n,c_2881:n,c_2745:n,c_2752:n,c_2769:n,c_2928:n,c_2756:n,c_2747:n,c_2747:n,c_2747:n,XI4/NET33,XI4/NET33,c_288:n,XI4/XI2/MNM1:s,c_288:n,XI4/XI2/MNM1:s,c_288:n,XI4/XI2/MNM1:s,c_311:n</text:p>
      <text:p text:style-name="Standard"><text:s text:c="12"/>- Intrinsic Capacitance</text:p>
      <text:p text:style-name="Standard"><text:s text:c="15"/>2.64275e-16</text:p>
      <text:p text:style-name="Standard"><text:s text:c="12"/>- Coupled capacitance</text:p>
      <text:p text:style-name="Standard"><text:s text:c="15"/>1.78261e-18 <text:s text:c="2"/>netid: c_7673:p</text:p>
      <text:p text:style-name="Standard"><text:s text:c="16"/>1.9106e-18 <text:s text:c="2"/>netid: c_8523:p</text:p>
      <text:p text:style-name="Standard"><text:s text:c="15"/>1.76763e-18 <text:s text:c="2"/>netid: c_7674:p</text:p>
      <text:p text:style-name="Standard"><text:s text:c="15"/>1.72583e-18 <text:s text:c="2"/>netid: c_8524:p</text:p>
      <text:p text:style-name="Standard"><text:s text:c="15"/>5.32774e-18 <text:s text:c="2"/>netid: c_8524:p</text:p>
      <text:p text:style-name="Standard"><text:s text:c="15"/>3.11146e-19 <text:s text:c="2"/>netid: c_8524:p</text:p>
      <text:p text:style-name="Standard"><text:s text:c="15"/>1.24891e-17 <text:s text:c="2"/>netid: c_7817:p</text:p>
      <text:p text:style-name="Standard"><text:s text:c="15"/>1.72526e-18 <text:s text:c="2"/>netid: c_7820:p</text:p>
      <text:p text:style-name="Standard"><text:soft-page-break/><text:s text:c="15"/>1.10492e-18 <text:s text:c="2"/>netid: c_7998:p</text:p>
      <text:p text:style-name="Standard"><text:s text:c="15"/>3.19958e-18 <text:s text:c="2"/>netid: c_7807:p</text:p>
      <text:p text:style-name="Standard"><text:s text:c="15"/>1.18731e-17 <text:s text:c="2"/>netid: c_7807:p</text:p>
      <text:p text:style-name="Standard"><text:s text:c="15"/>6.26428e-18 <text:s text:c="2"/>netid: c_7807:p</text:p>
      <text:p text:style-name="Standard"><text:s text:c="15"/>3.14416e-18 <text:s text:c="2"/>netid: c_8187:p</text:p>
      <text:p text:style-name="Standard"><text:s text:c="15"/>1.51994e-18 <text:s text:c="2"/>netid: c_8187:p</text:p>
      <text:p text:style-name="Standard"><text:s text:c="15"/>1.28609e-18 <text:s text:c="2"/>netid: c_8818:p</text:p>
      <text:p text:style-name="Standard"><text:s text:c="15"/>4.96692e-19 <text:s text:c="2"/>netid: c_8818:p</text:p>
      <text:p text:style-name="Standard"><text:s text:c="15"/>1.98825e-17 <text:s text:c="2"/>netid: c_8190:p</text:p>
      <text:p text:style-name="Standard"><text:s text:c="15"/>1.90131e-18 <text:s text:c="2"/>netid: XI4/XI4/MPM0:s</text:p>
      <text:p text:style-name="Standard"><text:s text:c="15"/>5.16926e-17 <text:s text:c="2"/>netid: XI4/XI4/MPM0:s</text:p>
      <text:p text:style-name="Standard"><text:s text:c="15"/>2.46466e-19 <text:s text:c="2"/>netid: XI4/XI4/MPM0:s</text:p>
      <text:p text:style-name="Standard"><text:s text:c="15"/>3.06082e-18 <text:s text:c="2"/>netid: XI4/XI4/MPM0:s</text:p>
      <text:p text:style-name="Standard"><text:s text:c="15"/>9.50653e-19 <text:s text:c="2"/>netid: XI4/XI4/MPM0:s</text:p>
      <text:p text:style-name="Standard"><text:s text:c="16"/>1.5286e-18 <text:s text:c="2"/>netid: c_7843:p</text:p>
      <text:p text:style-name="Standard"><text:s text:c="15"/>3.59089e-18 <text:s text:c="2"/>netid: c_7843:p</text:p>
      <text:p text:style-name="Standard"><text:s text:c="15"/>7.56594e-19 <text:s text:c="2"/>netid: c_7838:p</text:p>
      <text:p text:style-name="Standard"><text:s text:c="15"/>1.20476e-18 <text:s text:c="2"/>netid: c_7848:p</text:p>
      <text:p text:style-name="Standard"><text:s text:c="15"/>3.61825e-19 <text:s text:c="2"/>netid: c_8191:p</text:p>
      <text:p text:style-name="Standard"><text:s text:c="15"/>1.24967e-18 <text:s text:c="2"/>netid: c_8191:p</text:p>
      <text:p text:style-name="Standard"><text:s text:c="15"/>5.33377e-19 <text:s text:c="2"/>netid: c_8191:p</text:p>
      <text:p text:style-name="Standard"><text:s text:c="15"/>1.89923e-18 <text:s text:c="2"/>netid: c_8191:p</text:p>
      <text:p text:style-name="Standard"><text:s text:c="15"/>1.01682e-17 <text:s text:c="2"/>netid: c_8192:p</text:p>
      <text:p text:style-name="Standard"><text:s text:c="15"/>4.12933e-18 <text:s text:c="2"/>netid: c_8193:p</text:p>
      <text:p text:style-name="Standard"><text:s text:c="15"/>7.99647e-18 <text:s text:c="2"/>netid: c_8194:p</text:p>
      <text:p text:style-name="Standard"><text:s text:c="15"/>7.49549e-19 <text:s text:c="2"/>netid: c_8188:p</text:p>
      <text:p text:style-name="Standard"><text:s text:c="16"/>3.7998e-18 <text:s text:c="2"/>netid: c_8838:p</text:p>
      <text:p text:style-name="Standard"><text:s text:c="15"/>7.35513e-18 <text:s text:c="2"/>netid: c_8198:p</text:p>
      <text:p text:style-name="Standard"><text:s text:c="15"/>7.41059e-19 <text:s text:c="2"/>netid: c_8199:p</text:p>
      <text:p text:style-name="Standard"><text:s text:c="15"/>1.57463e-17 <text:s text:c="2"/>netid: c_8199:p</text:p>
      <text:p text:style-name="Standard"><text:s text:c="15"/>7.35523e-18 <text:s text:c="2"/>netid: c_8200:p</text:p>
      <text:p text:style-name="Standard"><text:s text:c="15"/>1.34586e-18 <text:s text:c="2"/>netid: c_10706:n</text:p>
      <text:p text:style-name="Standard"><text:s text:c="15"/>1.10406e-17 <text:s text:c="2"/>netid: c_10706:n</text:p>
      <text:p text:style-name="Standard"><text:s text:c="15"/>1.34654e-18 <text:s text:c="2"/>netid: c_10706:n</text:p>
      <text:p text:style-name="Standard"><text:s text:c="15"/>3.48824e-18 <text:s text:c="2"/>netid: c_12885:p</text:p>
      <text:p text:style-name="Standard"><text:s text:c="15"/>3.27075e-18 <text:s text:c="2"/>netid: c_12982:p</text:p>
      <text:p text:style-name="Standard"><text:s text:c="15"/>6.69852e-18 <text:s text:c="2"/>netid: c_13039:p</text:p>
      <text:p text:style-name="Standard"><text:s text:c="15"/>1.18399e-17 <text:s text:c="2"/>netid: c_12012:n</text:p>
      <text:p text:style-name="Standard"><text:s text:c="15"/>1.41809e-18 <text:s text:c="2"/>netid: c_12888:p</text:p>
      <text:p text:style-name="Standard"><text:s text:c="15"/>1.27328e-18 <text:s text:c="2"/>netid: c_12725:p</text:p>
      <text:p text:style-name="Standard"><text:s text:c="15"/>3.77834e-18 <text:s text:c="2"/>netid: c_12014:n</text:p>
      <text:p text:style-name="Standard"><text:s text:c="15"/>4.34955e-18 <text:s text:c="2"/>netid: c_12019:n</text:p>
      <text:p text:style-name="Standard"><text:s text:c="15"/>3.65103e-19 <text:s text:c="2"/>netid: c_12029:n</text:p>
      <text:p text:style-name="Standard"><text:s text:c="15"/>1.16608e-18 <text:s text:c="2"/>netid: c_12037:n</text:p>
      <text:p text:style-name="Standard"><text:s text:c="16"/>9.8901e-19 <text:s text:c="2"/>netid: c_12038:n</text:p>
      <text:p text:style-name="Standard"><text:s text:c="15"/>7.32238e-19 <text:s text:c="2"/>netid: XI4/XI4/MPM0:g</text:p>
      <text:p text:style-name="Standard"><text:s text:c="16"/>3.9117e-18 <text:s text:c="2"/>netid: XI4/XI4/MPM0:g</text:p>
      <text:p text:style-name="Standard"><text:s text:c="16"/>2.1122e-18 <text:s text:c="2"/>netid: XI4/XI4/MPM0:g</text:p>
      <text:p text:style-name="Standard"><text:s text:c="15"/>2.20251e-18 <text:s text:c="2"/>netid: XI4/XI4/MPM0:g</text:p>
      <text:p text:style-name="Standard"><text:s text:c="16"/>3.0614e-18 <text:s text:c="2"/>netid: XI4/XI4/MPM0:g</text:p>
      <text:p text:style-name="Standard"><text:s text:c="15"/>1.61767e-18 <text:s text:c="2"/>netid: XI4/XI4/MPM0:g</text:p>
      <text:p text:style-name="Standard"><text:s text:c="15"/>7.52152e-18 <text:s text:c="2"/>netid: XI4/XI4/MPM0:g</text:p>
      <text:p text:style-name="Standard"><text:soft-page-break/><text:s text:c="15"/>3.54742e-18 <text:s text:c="2"/>netid: XI4/XI4/MPM0:g</text:p>
      <text:p text:style-name="Standard"><text:s text:c="15"/>3.17199e-18 <text:s text:c="2"/>netid: c_12047:n</text:p>
      <text:p text:style-name="Standard"><text:s text:c="15"/>2.64373e-19 <text:s text:c="2"/>netid: c_12047:n</text:p>
      <text:p text:style-name="Standard"><text:s text:c="15"/>1.97441e-18 <text:s text:c="2"/>netid: c_12047:n</text:p>
      <text:p text:style-name="Standard"><text:s text:c="15"/>2.25985e-19 <text:s text:c="2"/>netid: c_12049:n</text:p>
      <text:p text:style-name="Standard"><text:s text:c="15"/>9.21543e-18 <text:s text:c="2"/>netid: c_12049:n</text:p>
      <text:p text:style-name="Standard"><text:s text:c="15"/>5.46111e-18 <text:s text:c="2"/>netid: c_12049:n</text:p>
      <text:p text:style-name="Standard"><text:s text:c="15"/>1.06078e-18 <text:s text:c="2"/>netid: c_12195:n</text:p>
      <text:p text:style-name="Standard"><text:s text:c="15"/>1.11447e-17 <text:s text:c="2"/>netid: c_12195:n</text:p>
      <text:p text:style-name="Standard"><text:s text:c="15"/>1.88286e-17 <text:s text:c="2"/>netid: c_13073:p</text:p>
      <text:p text:style-name="Standard"><text:s text:c="15"/>2.05723e-18 <text:s text:c="2"/>netid: c_13073:p</text:p>
      <text:p text:style-name="Standard"><text:s text:c="15"/>4.81348e-18 <text:s text:c="2"/>netid: c_12447:n</text:p>
      <text:p text:style-name="Standard"><text:s text:c="15"/>1.16342e-18 <text:s text:c="2"/>netid: c_12448:n</text:p>
      <text:p text:style-name="Standard"><text:s text:c="16"/>1.0326e-18 <text:s text:c="2"/>netid: c_12273:n</text:p>
      <text:p text:style-name="Standard"><text:s text:c="15"/>9.43465e-19 <text:s text:c="2"/>netid: c_12273:n</text:p>
      <text:p text:style-name="Standard"><text:s text:c="15"/>2.89995e-18 <text:s text:c="2"/>netid: c_12273:n</text:p>
      <text:p text:style-name="Standard"><text:s text:c="15"/>4.04048e-19 <text:s text:c="2"/>netid: c_12273:n</text:p>
      <text:p text:style-name="Standard"><text:s text:c="15"/>9.33998e-19 <text:s text:c="2"/>netid: c_12273:n</text:p>
      <text:p text:style-name="Standard"><text:s text:c="15"/>2.16309e-19 <text:s text:c="2"/>netid: c_12273:n</text:p>
      <text:p text:style-name="Standard"><text:s text:c="15"/>5.36706e-19 <text:s text:c="2"/>netid: c_12273:n</text:p>
      <text:p text:style-name="Standard"><text:s text:c="15"/>1.13386e-18 <text:s text:c="2"/>netid: c_12273:n</text:p>
      <text:p text:style-name="Standard"><text:s text:c="16"/>4.7806e-19 <text:s text:c="2"/>netid: c_12273:n</text:p>
      <text:p text:style-name="Standard"><text:s text:c="15"/>3.15642e-19 <text:s text:c="2"/>netid: c_12273:n</text:p>
      <text:p text:style-name="Standard"><text:s text:c="16"/>2.6856e-19 <text:s text:c="2"/>netid: c_12273:n</text:p>
      <text:p text:style-name="Standard"><text:s text:c="15"/>3.18706e-19 <text:s text:c="2"/>netid: c_12273:n</text:p>
      <text:p text:style-name="Standard"><text:s text:c="15"/>1.00604e-18 <text:s text:c="2"/>netid: c_12273:n</text:p>
      <text:p text:style-name="Standard"><text:s text:c="15"/>2.16931e-18 <text:s text:c="2"/>netid: c_12273:n</text:p>
      <text:p text:style-name="Standard"><text:s text:c="15"/>2.31523e-19 <text:s text:c="2"/>netid: c_12273:n</text:p>
      <text:p text:style-name="Standard"><text:s text:c="15"/>3.76433e-19 <text:s text:c="2"/>netid: c_12880:p</text:p>
      <text:p text:style-name="Standard"><text:s text:c="17"/>1.282e-18 <text:s text:c="2"/>netid: c_13990:n</text:p>
      <text:p text:style-name="Standard"><text:s text:c="15"/>1.15768e-18 <text:s text:c="2"/>netid: c_13994:n</text:p>
      <text:p text:style-name="Standard"><text:s text:c="15"/>3.04811e-19 <text:s text:c="2"/>netid: c_13999:n</text:p>
      <text:p text:style-name="Standard"><text:s text:c="15"/>2.36739e-17 <text:s text:c="2"/>netid: c_13999:n</text:p>
      <text:p text:style-name="Standard"><text:s text:c="15"/>3.04811e-19 <text:s text:c="2"/>netid: c_13999:n</text:p>
      <text:p text:style-name="Standard"><text:s text:c="15"/>8.72532e-18 <text:s text:c="2"/>netid: c_16523:p</text:p>
      <text:p text:style-name="Standard"><text:s text:c="15"/>7.94364e-19 <text:s text:c="2"/>netid: XI4/XI2/MNM0:s</text:p>
      <text:p text:style-name="Standard"><text:s text:c="15"/>3.08691e-19 <text:s text:c="2"/>netid: XI4/XI2/MNM0:s</text:p>
      <text:p text:style-name="Standard"><text:s text:c="15"/>2.30647e-18 <text:s text:c="2"/>netid: c_16096:n</text:p>
      <text:p text:style-name="Standard"><text:s text:c="15"/>2.51943e-18 <text:s text:c="2"/>netid: c_16096:n</text:p>
      <text:p text:style-name="Standard"><text:s text:c="15"/>2.25326e-18 <text:s text:c="2"/>netid: c_15722:n</text:p>
      <text:p text:style-name="Standard"><text:s text:c="15"/>4.88856e-18 <text:s text:c="2"/>netid: c_15722:n</text:p>
      <text:p text:style-name="Standard"><text:s text:c="15"/>4.64397e-19 <text:s text:c="2"/>netid: c_15722:n</text:p>
      <text:p text:style-name="Standard"><text:s text:c="15"/>1.65152e-18 <text:s text:c="2"/>netid: c_15722:n</text:p>
      <text:p text:style-name="Standard"><text:s text:c="15"/>1.72365e-18 <text:s text:c="2"/>netid: c_15722:n</text:p>
      <text:p text:style-name="Standard"><text:s text:c="15"/>1.16001e-18 <text:s text:c="2"/>netid: c_15722:n</text:p>
      <text:p text:style-name="Standard"><text:s text:c="16"/>8.7886e-19 <text:s text:c="2"/>netid: c_15722:n</text:p>
      <text:p text:style-name="Standard"><text:s text:c="16"/>4.2216e-18 <text:s text:c="2"/>netid: c_15723:n</text:p>
      <text:p text:style-name="Standard"><text:s text:c="15"/>4.12074e-18 <text:s text:c="2"/>netid: c_15723:n</text:p>
      <text:p text:style-name="Standard"><text:s text:c="15"/>2.98662e-19 <text:s text:c="2"/>netid: c_15723:n</text:p>
      <text:p text:style-name="Standard"><text:s text:c="15"/>1.30521e-18 <text:s text:c="2"/>netid: c_15723:n</text:p>
      <text:p text:style-name="Standard"><text:s text:c="15"/>2.51943e-18 <text:s text:c="2"/>netid: c_15723:n</text:p>
      <text:p text:style-name="Standard"><text:s text:c="15"/>3.06322e-18 <text:s text:c="2"/>netid: c_16116:n</text:p>
      <text:p text:style-name="Standard"><text:soft-page-break/><text:s text:c="15"/>3.06007e-18 <text:s text:c="2"/>netid: c_16116:n</text:p>
      <text:p text:style-name="Standard"><text:s text:c="15"/>9.65224e-18 <text:s text:c="2"/>netid: c_16116:n</text:p>
      <text:p text:style-name="Standard"><text:s text:c="16"/>7.8918e-18 <text:s text:c="2"/>netid: c_16116:n</text:p>
      <text:p text:style-name="Standard"><text:s text:c="15"/>4.19881e-18 <text:s text:c="2"/>netid: c_16118:n</text:p>
      <text:p text:style-name="Standard"><text:s text:c="15"/>5.69056e-18 <text:s text:c="2"/>netid: c_16538:p</text:p>
      <text:p text:style-name="Standard"><text:s text:c="15"/>2.48814e-18 <text:s text:c="2"/>netid: c_16538:p</text:p>
      <text:p text:style-name="Standard"><text:s text:c="15"/>2.24106e-18 <text:s text:c="2"/>netid: c_16119:n</text:p>
      <text:p text:style-name="Standard"><text:s text:c="15"/>2.51943e-18 <text:s text:c="2"/>netid: c_16119:n</text:p>
      <text:p text:style-name="Standard"><text:s text:c="15"/>4.62555e-18 <text:s text:c="2"/>netid: c_16121:n</text:p>
      <text:p text:style-name="Standard"><text:s text:c="15"/>1.42576e-18 <text:s text:c="2"/>netid: c_16121:n</text:p>
      <text:p text:style-name="Standard"><text:s text:c="15"/>2.87351e-18 <text:s text:c="2"/>netid: c_16121:n</text:p>
      <text:p text:style-name="Standard"><text:s text:c="15"/>5.50826e-19 <text:s text:c="2"/>netid: c_16121:n</text:p>
      <text:p text:style-name="Standard"><text:s text:c="16"/>1.6372e-17 <text:s text:c="2"/>netid: XI4/XI4/MNM0:s</text:p>
      <text:p text:style-name="Standard"><text:s text:c="15"/>3.41436e-19 <text:s text:c="2"/>netid: XI4/XI4/MNM0:s</text:p>
      <text:p text:style-name="Standard"><text:s text:c="16"/>2.9731e-18 <text:s text:c="2"/>netid: XI4/XI4/MNM0:s</text:p>
      <text:p text:style-name="Standard"><text:s text:c="15"/>6.40473e-18 <text:s text:c="2"/>netid: c_16505:p</text:p>
      <text:p text:style-name="Standard"><text:s text:c="15"/>8.60422e-19 <text:s text:c="2"/>netid: c_16207:n</text:p>
      <text:p text:style-name="Standard"><text:s text:c="15"/>6.33493e-18 <text:s text:c="2"/>netid: c_16506:p</text:p>
      <text:p text:style-name="Standard"><text:s text:c="15"/>2.01894e-18 <text:s text:c="2"/>netid: c_16507:p</text:p>
      <text:p text:style-name="Standard"><text:s text:c="15"/>3.04211e-18 <text:s text:c="2"/>netid: c_16507:p</text:p>
      <text:p text:style-name="Standard"><text:s text:c="15"/>6.71979e-18 <text:s text:c="2"/>netid: c_16507:p</text:p>
      <text:p text:style-name="Standard"><text:s text:c="15"/>3.12871e-18 <text:s text:c="2"/>netid: c_16507:p</text:p>
      <text:p text:style-name="Standard"><text:s text:c="15"/>5.76768e-18 <text:s text:c="2"/>netid: c_16507:p</text:p>
      <text:p text:style-name="Standard"><text:s text:c="15"/>4.23568e-18 <text:s text:c="2"/>netid: c_16508:p</text:p>
      <text:p text:style-name="Standard"><text:s text:c="15"/>2.31541e-18 <text:s text:c="2"/>netid: c_16508:p</text:p>
      <text:p text:style-name="Standard"><text:s text:c="15"/>1.11652e-18 <text:s text:c="2"/>netid: c_16508:p</text:p>
      <text:p text:style-name="Standard"><text:s text:c="15"/>1.00985e-18 <text:s text:c="2"/>netid: c_16508:p</text:p>
      <text:p text:style-name="Standard"><text:s text:c="15"/>3.23832e-18 <text:s text:c="2"/>netid: c_16508:p</text:p>
      <text:p text:style-name="Standard"><text:s text:c="15"/>1.37211e-18 <text:s text:c="2"/>netid: c_16508:p</text:p>
      <text:p text:style-name="Standard"><text:s text:c="15"/>2.43984e-18 <text:s text:c="2"/>netid: c_16508:p</text:p>
      <text:p text:style-name="Standard"><text:s text:c="15"/>3.27707e-18 <text:s text:c="2"/>netid: c_16508:p</text:p>
      <text:p text:style-name="Standard"><text:s text:c="15"/>1.70202e-18 <text:s text:c="2"/>netid: c_16508:p</text:p>
      <text:p text:style-name="Standard"><text:s text:c="15"/>1.69892e-18 <text:s text:c="2"/>netid: c_16508:p</text:p>
      <text:p text:style-name="Standard"><text:s text:c="15"/>5.96136e-19 <text:s text:c="2"/>netid: c_16500:p</text:p>
      <text:p text:style-name="Standard"><text:s text:c="15"/>5.36337e-18 <text:s text:c="2"/>netid: c_16510:p</text:p>
      <text:p text:style-name="Standard"><text:s text:c="15"/>1.78786e-18 <text:s text:c="2"/>netid: c_16511:p</text:p>
      <text:p text:style-name="Standard"><text:s text:c="15"/>5.42469e-18 <text:s text:c="2"/>netid: c_17438:n</text:p>
      <text:p text:style-name="Standard"><text:s text:c="15"/>9.89304e-19 <text:s text:c="2"/>netid: c_17438:n</text:p>
      <text:p text:style-name="Standard"><text:s text:c="15"/>2.52023e-18 <text:s text:c="2"/>netid: c_17438:n</text:p>
      <text:p text:style-name="Standard"><text:s text:c="15"/>7.78973e-19 <text:s text:c="2"/>netid: c_17438:n</text:p>
      <text:p text:style-name="Standard"><text:s text:c="15"/>6.10327e-18 <text:s text:c="2"/>netid: c_17438:n</text:p>
      <text:p text:style-name="Standard"><text:s text:c="15"/>1.42461e-18 <text:s text:c="2"/>netid: c_17438:n</text:p>
      <text:p text:style-name="Standard"><text:s text:c="15"/>1.96666e-18 <text:s text:c="2"/>netid: c_17438:n</text:p>
      <text:p text:style-name="Standard"><text:s text:c="15"/>1.15852e-17 <text:s text:c="2"/>netid: c_17438:n</text:p>
      <text:p text:style-name="Standard"><text:s text:c="15"/>3.04862e-18 <text:s text:c="2"/>netid: c_17438:n</text:p>
      <text:p text:style-name="Standard"><text:s text:c="15"/>2.00313e-18 <text:s text:c="2"/>netid: c_17438:n</text:p>
      <text:p text:style-name="Standard"><text:s text:c="15"/>1.67951e-17 <text:s text:c="2"/>netid: c_17438:n</text:p>
      <text:p text:style-name="Standard"><text:s text:c="15"/>2.45799e-18 <text:s text:c="2"/>netid: c_17438:n</text:p>
      <text:p text:style-name="Standard"><text:s text:c="15"/>1.06567e-18 <text:s text:c="2"/>netid: c_17438:n</text:p>
      <text:p text:style-name="Standard"><text:s text:c="16"/>9.3481e-19 <text:s text:c="2"/>netid: c_719:n</text:p>
      <text:p text:style-name="Standard"><text:s text:c="15"/>6.72927e-19 <text:s text:c="2"/>netid: c_676:n</text:p>
      <text:p text:style-name="Standard"><text:s text:c="15"/>7.20676e-18 <text:s text:c="2"/>netid: c_680:n</text:p>
      <text:p text:style-name="Standard"><text:soft-page-break/><text:s text:c="15"/>4.87579e-17 <text:s text:c="2"/>netid: XI4/XI2/MNM0:g</text:p>
      <text:p text:style-name="Standard"><text:s text:c="16"/>3.4751e-19 <text:s text:c="2"/>netid: c_821:n</text:p>
      <text:p text:style-name="Standard"><text:s text:c="15"/>2.44839e-18 <text:s text:c="2"/>netid: c_680:n</text:p>
      <text:p text:style-name="Standard"><text:s text:c="15"/>2.41085e-18 <text:s text:c="2"/>netid: c_821:n</text:p>
      <text:p text:style-name="Standard"><text:s text:c="15"/>1.00944e-18 <text:s text:c="2"/>netid: c_822:n</text:p>
      <text:p text:style-name="Standard"><text:s text:c="15"/>2.41085e-18 <text:s text:c="2"/>netid: c_826:n</text:p>
      <text:p text:style-name="Standard"><text:s text:c="15"/>1.02077e-18 <text:s text:c="2"/>netid: c_712:n</text:p>
      <text:p text:style-name="Standard"><text:s text:c="16"/>2.6662e-18 <text:s text:c="2"/>netid: c_826:n</text:p>
      <text:p text:style-name="Standard"><text:s text:c="15"/>2.03641e-19 <text:s text:c="2"/>netid: c_711:n</text:p>
      <text:p text:style-name="Standard"><text:s text:c="15"/>5.97829e-18 <text:s text:c="2"/>netid: c_821:n</text:p>
      <text:p text:style-name="Standard"><text:s text:c="15"/>1.46678e-18 <text:s text:c="2"/>netid: c_822:n</text:p>
      <text:p text:style-name="Standard"><text:s text:c="16"/>1.1891e-18 <text:s text:c="2"/>netid: c_679:n</text:p>
      <text:p text:style-name="Standard"><text:s text:c="15"/>1.41852e-18 <text:s text:c="2"/>netid: c_679:n</text:p>
      <text:p text:style-name="Standard"><text:s text:c="15"/>3.49341e-18 <text:s text:c="2"/>netid: XI4/XI2/MNM0:g</text:p>
      <text:p text:style-name="Standard"><text:s text:c="15"/>2.17793e-19 <text:s text:c="2"/>netid: c_679:n</text:p>
      <text:p text:style-name="Standard"><text:s text:c="15"/>1.17879e-18 <text:s text:c="2"/>netid: c_680:n</text:p>
      <text:p text:style-name="Standard"><text:s text:c="15"/>1.34693e-18 <text:s text:c="2"/>netid: XI4/XI2/MNM0:g</text:p>
      <text:p text:style-name="Standard"><text:s text:c="15"/>3.02926e-19 <text:s text:c="2"/>netid: XI4/XI2/MNM0:g</text:p>
      <text:p text:style-name="Standard"><text:s text:c="15"/>7.53342e-19 <text:s text:c="2"/>netid: c_821:n</text:p>
      <text:p text:style-name="Standard"><text:s text:c="15"/>8.11199e-19 <text:s text:c="2"/>netid: c_680:n</text:p>
      <text:p text:style-name="Standard"><text:s text:c="15"/>2.78398e-19 <text:s text:c="2"/>netid: XI4/NET34</text:p>
      <text:p text:style-name="Standard"><text:s text:c="16"/>3.2284e-18 <text:s text:c="2"/>netid: c_1261:n</text:p>
      <text:p text:style-name="Standard"><text:s text:c="15"/>3.35768e-18 <text:s text:c="2"/>netid: c_1226:n</text:p>
      <text:p text:style-name="Standard"><text:s text:c="15"/>2.02557e-19 <text:s text:c="2"/>netid: c_1367:p</text:p>
      <text:p text:style-name="Standard"><text:s text:c="15"/>2.56875e-19 <text:s text:c="2"/>netid: XI4/NET34</text:p>
      <text:p text:style-name="Standard"><text:s text:c="15"/>4.89549e-17 <text:s text:c="2"/>netid: XI4/XI3/MPM1:g</text:p>
      <text:p text:style-name="Standard"><text:s text:c="15"/>1.83079e-18 <text:s text:c="2"/>netid: c_1590:n</text:p>
      <text:p text:style-name="Standard"><text:s text:c="15"/>2.89392e-18 <text:s text:c="2"/>netid: XI4/XI3/MPM1:g</text:p>
      <text:p text:style-name="Standard"><text:s text:c="15"/>3.49734e-18 <text:s text:c="2"/>netid: c_1590:n</text:p>
      <text:p text:style-name="Standard"><text:s text:c="15"/>1.34633e-18 <text:s text:c="2"/>netid: c_1505:n</text:p>
      <text:p text:style-name="Standard"><text:s text:c="15"/>8.73282e-19 <text:s text:c="2"/>netid: c_1590:n</text:p>
      <text:p text:style-name="Standard"><text:s text:c="15"/>2.02127e-18 <text:s text:c="2"/>netid: c_1590:n</text:p>
      <text:p text:style-name="Standard"><text:s text:c="16"/>7.3597e-19 <text:s text:c="2"/>netid: XI4/XI3/MPM1:g</text:p>
      <text:p text:style-name="Standard"><text:s text:c="15"/>8.76079e-19 <text:s text:c="2"/>netid: c_1523:n</text:p>
      <text:p text:style-name="Standard"><text:s text:c="15"/>3.24061e-18 <text:s text:c="2"/>netid: c_1500:n</text:p>
      <text:p text:style-name="Standard"><text:s text:c="15"/>9.79127e-19 <text:s text:c="2"/>netid: c_1500:n</text:p>
      <text:p text:style-name="Standard"><text:s text:c="15"/>1.16099e-18 <text:s text:c="2"/>netid: c_1590:n</text:p>
      <text:p text:style-name="Standard"><text:s text:c="15"/>3.03292e-19 <text:s text:c="2"/>netid: c_1590:n</text:p>
      <text:p text:style-name="Standard"><text:s text:c="15"/>4.83954e-19 <text:s text:c="2"/>netid: c_1500:n</text:p>
      <text:p text:style-name="Standard"><text:s text:c="15"/>5.27342e-18 <text:s text:c="2"/>netid: c_1562:n</text:p>
      <text:p text:style-name="Standard"><text:s text:c="15"/>3.27762e-19 <text:s text:c="2"/>netid: c_1562:n</text:p>
      <text:p text:style-name="Standard"><text:s text:c="15"/>7.01377e-18 <text:s text:c="2"/>netid: c_1523:n</text:p>
      <text:p text:style-name="Standard"><text:s text:c="15"/>1.16826e-17 <text:s text:c="2"/>netid: c_1523:n</text:p>
      <text:p text:style-name="Standard"><text:s text:c="15"/>4.90327e-18 <text:s text:c="2"/>netid: c_1523:n</text:p>
      <text:p text:style-name="Standard"><text:s text:c="15"/>3.31933e-18 <text:s text:c="2"/>netid: c_1523:n</text:p>
      <text:p text:style-name="Standard"><text:s text:c="15"/>1.88964e-17 <text:s text:c="2"/>netid: c_1590:n</text:p>
      <text:p text:style-name="Standard"><text:s text:c="15"/>3.14279e-18 <text:s text:c="2"/>netid: c_1594:n</text:p>
      <text:p text:style-name="Standard"><text:s text:c="15"/>5.57655e-19 <text:s text:c="2"/>netid: c_1505:n</text:p>
      <text:p text:style-name="Standard"><text:s text:c="15"/>1.08783e-17 <text:s text:c="2"/>netid: c_1523:n</text:p>
      <text:p text:style-name="Standard"><text:s text:c="16"/>3.1674e-18 <text:s text:c="2"/>netid: c_1594:n</text:p>
      <text:p text:style-name="Standard"><text:s text:c="15"/>2.99403e-18 <text:s text:c="2"/>netid: c_1584:n</text:p>
      <text:p text:style-name="Standard"><text:s text:c="15"/>4.43793e-17 <text:s text:c="2"/>netid: c_1500:n</text:p>
      <text:p text:style-name="Standard"><text:soft-page-break/><text:s text:c="15"/>1.75987e-18 <text:s text:c="2"/>netid: c_1562:n</text:p>
      <text:p text:style-name="Standard"><text:s text:c="15"/>1.07202e-18 <text:s text:c="2"/>netid: c_1523:n</text:p>
      <text:p text:style-name="Standard"><text:s text:c="15"/>5.19986e-18 <text:s text:c="2"/>netid: c_1523:n</text:p>
      <text:p text:style-name="Standard"><text:s text:c="15"/>4.10313e-19 <text:s text:c="2"/>netid: c_1523:n</text:p>
      <text:p text:style-name="Standard"><text:s text:c="15"/>3.32838e-19 <text:s text:c="2"/>netid: c_1590:n</text:p>
      <text:p text:style-name="Standard"><text:s text:c="15"/>5.64686e-19 <text:s text:c="2"/>netid: c_1500:n</text:p>
      <text:p text:style-name="Standard"><text:s text:c="15"/>4.17294e-19 <text:s text:c="2"/>netid: c_1954:n</text:p>
      <text:p text:style-name="Standard"><text:s text:c="16"/>3.0807e-18 <text:s text:c="2"/>netid: c_1921:n</text:p>
      <text:p text:style-name="Standard"><text:s text:c="15"/>9.45417e-19 <text:s text:c="2"/>netid: c_1914:n</text:p>
      <text:p text:style-name="Standard"><text:s text:c="15"/>4.79744e-18 <text:s text:c="2"/>netid: c_2098:n</text:p>
      <text:p text:style-name="Standard"><text:s text:c="16"/>3.0807e-18 <text:s text:c="2"/>netid: c_2137:p</text:p>
      <text:p text:style-name="Standard"><text:s text:c="16"/>3.0807e-18 <text:s text:c="2"/>netid: c_1917:n</text:p>
      <text:p text:style-name="Standard"><text:s text:c="15"/>2.29678e-18 <text:s text:c="2"/>netid: c_2139:p</text:p>
      <text:p text:style-name="Standard"><text:s text:c="16"/>1.1603e-17 <text:s text:c="2"/>netid: c_1954:n</text:p>
      <text:p text:style-name="Standard"><text:s text:c="16"/>1.7251e-18 <text:s text:c="2"/>netid: c_2020:n</text:p>
      <text:p text:style-name="Standard"><text:s text:c="15"/>2.45474e-19 <text:s text:c="2"/>netid: c_2104:n</text:p>
      <text:p text:style-name="Standard"><text:s text:c="15"/>5.15982e-19 <text:s text:c="2"/>netid: c_2143:p</text:p>
      <text:p text:style-name="Standard"><text:s text:c="16"/>9.4405e-19 <text:s text:c="2"/>netid: c_1954:n</text:p>
      <text:p text:style-name="Standard"><text:s text:c="15"/>2.50541e-18 <text:s text:c="2"/>netid: c_2098:n</text:p>
      <text:p text:style-name="Standard"><text:s text:c="15"/>7.83957e-18 <text:s text:c="2"/>netid: c_1969:n</text:p>
      <text:p text:style-name="Standard"><text:s text:c="15"/>5.04273e-18 <text:s text:c="2"/>netid: c_2104:n</text:p>
      <text:p text:style-name="Standard"><text:s text:c="15"/>1.18795e-18 <text:s text:c="2"/>netid: c_2137:p</text:p>
      <text:p text:style-name="Standard"><text:s text:c="15"/>2.41058e-18 <text:s text:c="2"/>netid: c_1917:n</text:p>
      <text:p text:style-name="Standard"><text:s text:c="15"/>1.76911e-18 <text:s text:c="2"/>netid: c_2150:p</text:p>
      <text:p text:style-name="Standard"><text:s text:c="15"/>8.38284e-19 <text:s text:c="2"/>netid: c_2050:n</text:p>
      <text:p text:style-name="Standard"><text:s text:c="16"/>1.3008e-18 <text:s text:c="2"/>netid: c_1936:n</text:p>
      <text:p text:style-name="Standard"><text:s text:c="15"/>1.40147e-18 <text:s text:c="2"/>netid: c_2048:n</text:p>
      <text:p text:style-name="Standard"><text:s text:c="15"/>7.08868e-18 <text:s text:c="2"/>netid: c_1969:n</text:p>
      <text:p text:style-name="Standard"><text:s text:c="15"/>1.79676e-18 <text:s text:c="2"/>netid: c_2048:n</text:p>
      <text:p text:style-name="Standard"><text:s text:c="15"/>1.34245e-17 <text:s text:c="2"/>netid: c_1969:n</text:p>
      <text:p text:style-name="Standard"><text:s text:c="15"/>1.92385e-18 <text:s text:c="2"/>netid: c_1954:n</text:p>
      <text:p text:style-name="Standard"><text:s text:c="15"/>1.68633e-18 <text:s text:c="2"/>netid: c_1969:n</text:p>
      <text:p text:style-name="Standard"><text:s text:c="15"/>1.02779e-17 <text:s text:c="2"/>netid: c_1936:n</text:p>
      <text:p text:style-name="Standard"><text:s text:c="15"/>1.45558e-18 <text:s text:c="2"/>netid: c_2042:n</text:p>
      <text:p text:style-name="Standard"><text:s text:c="15"/>5.00915e-18 <text:s text:c="2"/>netid: c_1951:n</text:p>
      <text:p text:style-name="Standard"><text:s text:c="15"/>2.55596e-18 <text:s text:c="2"/>netid: c_2119:n</text:p>
      <text:p text:style-name="Standard"><text:s text:c="15"/>5.39813e-19 <text:s text:c="2"/>netid: c_2098:n</text:p>
      <text:p text:style-name="Standard"><text:s text:c="15"/>4.53138e-18 <text:s text:c="2"/>netid: c_2104:n</text:p>
      <text:p text:style-name="Standard"><text:s text:c="15"/>3.98083e-18 <text:s text:c="2"/>netid: c_1954:n</text:p>
      <text:p text:style-name="Standard"><text:s text:c="15"/>2.89131e-18 <text:s text:c="2"/>netid: c_2020:n</text:p>
      <text:p text:style-name="Standard"><text:s text:c="16"/>5.2979e-18 <text:s text:c="2"/>netid: c_2104:n</text:p>
      <text:p text:style-name="Standard"><text:s text:c="15"/>5.33434e-18 <text:s text:c="2"/>netid: c_2150:p</text:p>
      <text:p text:style-name="Standard"><text:s text:c="15"/>2.55596e-18 <text:s text:c="2"/>netid: c_1918:n</text:p>
      <text:p text:style-name="Standard"><text:s text:c="15"/>4.67629e-18 <text:s text:c="2"/>netid: c_2104:n</text:p>
      <text:p text:style-name="Standard"><text:s text:c="15"/>9.25947e-19 <text:s text:c="2"/>netid: c_1953:n</text:p>
      <text:p text:style-name="Standard"><text:s text:c="15"/>8.93376e-18 <text:s text:c="2"/>netid: c_2020:n</text:p>
      <text:p text:style-name="Standard"><text:s text:c="15"/>4.88733e-18 <text:s text:c="2"/>netid: c_1969:n</text:p>
      <text:p text:style-name="Standard"><text:s text:c="15"/>5.81678e-18 <text:s text:c="2"/>netid: c_2050:n</text:p>
      <text:p text:style-name="Standard"><text:s text:c="15"/>4.34418e-19 <text:s text:c="2"/>netid: c_1969:n</text:p>
      <text:p text:style-name="Standard"><text:s text:c="15"/>1.31077e-17 <text:s text:c="2"/>netid: c_2104:n</text:p>
      <text:p text:style-name="Standard"><text:s text:c="15"/>6.82602e-18 <text:s text:c="2"/>netid: c_2143:p</text:p>
      <text:p text:style-name="Standard"><text:s text:c="15"/>2.60466e-18 <text:s text:c="2"/>netid: c_1954:n</text:p>
      <text:p text:style-name="Standard"><text:soft-page-break/><text:s text:c="16"/>2.2832e-18 <text:s text:c="2"/>netid: c_2748:n</text:p>
      <text:p text:style-name="Standard"><text:s text:c="15"/>3.01978e-17 <text:s text:c="2"/>netid: c_2768:n</text:p>
      <text:p text:style-name="Standard"><text:s text:c="15"/>1.46792e-18 <text:s text:c="2"/>netid: c_2768:n</text:p>
      <text:p text:style-name="Standard"><text:s text:c="15"/>1.52346e-18 <text:s text:c="2"/>netid: c_2768:n</text:p>
      <text:p text:style-name="Standard"><text:s text:c="15"/>1.05435e-18 <text:s text:c="2"/>netid: c_2768:n</text:p>
      <text:p text:style-name="Standard"><text:s text:c="16"/>2.1086e-18 <text:s text:c="2"/>netid: c_2804:n</text:p>
      <text:p text:style-name="Standard"><text:s text:c="15"/>1.31373e-17 <text:s text:c="2"/>netid: c_2804:n</text:p>
      <text:p text:style-name="Standard"><text:s text:c="16"/>3.4784e-18 <text:s text:c="2"/>netid: c_2804:n</text:p>
      <text:p text:style-name="Standard"><text:s text:c="16"/>2.9704e-18 <text:s text:c="2"/>netid: XI4/XI3/MPM0:d</text:p>
      <text:p text:style-name="Standard"><text:s text:c="15"/>1.00724e-18 <text:s text:c="2"/>netid: c_2919:n</text:p>
      <text:p text:style-name="Standard"><text:s text:c="15"/>2.02994e-17 <text:s text:c="2"/>netid: c_2919:n</text:p>
      <text:p text:style-name="Standard"><text:s text:c="15"/>2.22835e-18 <text:s text:c="2"/>netid: c_2744:n</text:p>
      <text:p text:style-name="Standard"><text:s text:c="15"/>2.92167e-18 <text:s text:c="2"/>netid: c_2881:n</text:p>
      <text:p text:style-name="Standard"><text:s text:c="16"/>5.8177e-19 <text:s text:c="2"/>netid: c_2881:n</text:p>
      <text:p text:style-name="Standard"><text:s text:c="15"/>6.20111e-19 <text:s text:c="2"/>netid: c_2881:n</text:p>
      <text:p text:style-name="Standard"><text:s text:c="15"/>2.29075e-18 <text:s text:c="2"/>netid: c_2745:n</text:p>
      <text:p text:style-name="Standard"><text:s text:c="15"/>1.22789e-18 <text:s text:c="2"/>netid: c_2752:n</text:p>
      <text:p text:style-name="Standard"><text:s text:c="16"/>4.5973e-18 <text:s text:c="2"/>netid: c_2769:n</text:p>
      <text:p text:style-name="Standard"><text:s text:c="15"/>1.33554e-18 <text:s text:c="2"/>netid: c_2928:n</text:p>
      <text:p text:style-name="Standard"><text:s text:c="15"/>1.05067e-17 <text:s text:c="2"/>netid: c_2756:n</text:p>
      <text:p text:style-name="Standard"><text:s text:c="16"/>3.3738e-18 <text:s text:c="2"/>netid: c_2747:n</text:p>
      <text:p text:style-name="Standard"><text:s text:c="15"/>2.78066e-17 <text:s text:c="2"/>netid: c_2747:n</text:p>
      <text:p text:style-name="Standard"><text:s text:c="15"/>2.58147e-19 <text:s text:c="2"/>netid: c_2747:n</text:p>
      <text:p text:style-name="Standard"><text:s text:c="15"/>7.64588e-18 <text:s text:c="2"/>netid: XI4/NET33</text:p>
      <text:p text:style-name="Standard"><text:s text:c="15"/>2.17057e-18 <text:s text:c="2"/>netid: XI4/NET33</text:p>
      <text:p text:style-name="Standard"><text:s text:c="15"/>1.51841e-18 <text:s text:c="2"/>netid: c_288:n</text:p>
      <text:p text:style-name="Standard"><text:s text:c="15"/>2.58824e-19 <text:s text:c="2"/>netid: XI4/XI2/MNM1:s</text:p>
      <text:p text:style-name="Standard"><text:s text:c="15"/>8.50879e-18 <text:s text:c="2"/>netid: c_288:n</text:p>
      <text:p text:style-name="Standard"><text:s text:c="15"/>5.50087e-19 <text:s text:c="2"/>netid: XI4/XI2/MNM1:s</text:p>
      <text:p text:style-name="Standard"><text:s text:c="15"/>1.43912e-18 <text:s text:c="2"/>netid: c_288:n</text:p>
      <text:p text:style-name="Standard"><text:s text:c="15"/>2.47491e-19 <text:s text:c="2"/>netid: XI4/XI2/MNM1:s</text:p>
      <text:p text:style-name="Standard"><text:s text:c="15"/>1.75499e-18 <text:s text:c="2"/>netid: c_311:n</text:p>
      <text:p text:style-name="Standard"/>
      <text:p text:style-name="Standard"/>
      <text:p text:style-name="Standard">18 <text:s text:c="19"/>0.0 <text:s text:c="2"/>1.16378e-15 <text:s text:c="6"/>85.4766 <text:s text:c="11"/>0.0 <text:s/>XI4/NET24</text:p>
      <text:p text:style-name="Standard"><text:s text:c="12"/>- Coupled nets</text:p>
      <text:p text:style-name="Standard"><text:s text:c="15"/>XI4/XI6/MPM1:g,XI4/XI6/MPM1:g,XI4/XI6/MPM1:g,XI4/XI6/MNM1:g,XI4/XI6/MNM1:g,XI4/XI6/MNM1:g,XI4/XI6/MNM1:g,c_7669:p,c_7669:p,c_7669:p,c_7669:p,c_7669:p,c_8133:p,c_7670:p,c_7670:p,c_7670:p,c_7670:p,c_7670:p,c_7670:p,c_7671:p,c_7671:p,c_7671:p,XI4/XI6/MPM1:s,XI4/XI6/MPM1:s,XI4/XI6/MPM1:s,XI4/XI6/MPM1:s,c_7675:p,c_8519:p,c_8519:p,c_8519:p,c_8873:p,c_8873:p,c_8154:p,c_7784:p,c_8043:p,c_8043:p,c_7833:p,c_7823:p,c_8150:p,c_8040:p,c_8042:p,c_8160:p,c_8160:p,c_8160:p,c_8161:p,c_8162:p,c_8163:p,c_8164:p,c_7785:p,c_8171:p,c_8893:p,c_8172:p,c_8173:p,c_8173:p,c_8174:p,c_10706:n,c_10706:n,c_10706:n,c_10706:n,c_10706:n,c_10706:n,c_10706:n,c_10706:n,c_11983:n,XI4/XI6/MNM0:g,XI4/XI6/MNM0:g,XI4/XI6/MNM0:g,c_11997:n,c_11997:n,c_12975:p,c_12977:p,c_12977:p,c_12005:n,c_12008:n,c_12008:n,c_12022:n,c_12023:n,c_12023:n,c_12023:n,c_12025:n,c_12025:n,c_12026:n,c_12027:n,c_12031:n,c_12031:n,c_12031:n,c_12031:n,c_12438:n,c_12438:n,c_12233:n,c_12233:n,c_12440:n,c_12440:n,c_12234:n,c_12238:n,c_12238:n,c_12242:n,c_12242:n,c_12271:n,c_12271:n,c_12271:n,c_12271:n,c_12271:n,c_12271:n,c_12271:n,c_12271:n,c_13937:n,c_13964:n,c_13964:n,c_16090:n,c_16090:n,c_16090:n,c_16440:p,XI4/XI6/<text:soft-page-break/>MNM0:s,c_16445:p,c_15718:n,c_15718:n,c_15727:n,c_16466:p,c_16233:n,c_16234:n,c_16234:n,c_16234:n,c_16234:n,c_16234:n,c_16234:n,c_17343:n,c_17343:n,c_17343:n,c_17343:n,c_17343:n,c_17343:n,c_17343:n,c_17343:n,c_17343:n,c_17343:n,c_17350:n,c_17350:n,c_17536:n,c_17536:n,c_17536:n,c_17536:n,c_17352:n,c_17352:n,c_17386:n,c_17386:n,c_17557:n,c_17390:n,c_17390:n,c_17390:n,c_17390:n,c_17390:n,c_17390:n,c_17390:n,c_17390:n,c_17390:n,c_17390:n,c_17390:n,c_17432:n,c_17433:n,c_17433:n,c_17433:n,c_17434:n,c_17434:n,c_17434:n,c_17434:n,c_881:n,c_1096:p,c_685:n,c_781:n,c_761:n,c_881:n,c_848:n,c_761:n,c_881:n,c_772:n,c_781:n,c_761:n,c_761:n,c_688:n,c_761:n,c_881:n,XI4/XI1/XI0/MPM0:d,c_683:n,c_692:n,c_722:n,c_696:n,c_1096:p,c_769:n,c_772:n,c_798:n,c_781:n,c_687:n,c_761:n,c_798:n,c_1149:n,c_1149:n,c_1191:n,c_1256:n,c_1224:n,c_1191:n,c_1256:n,c_1348:n,c_1348:n,c_1256:n,c_1348:n,c_1224:n,c_1348:n,c_1256:n,c_1194:n,c_1348:n,c_1195:n,c_1255:n,c_1191:n,c_1255:n,c_1256:n,c_1227:n,c_1149:n,c_1149:n,c_1166:n,c_1149:n,c_1149:n,c_1195:n,c_1149:n,c_1149:n,c_1194:n,XI4/XI1/XI0/MPM1:g,XI4/XI1/XI0/MPM1:g,XI4/XI1/XI0/MPM1:g,c_1503:n,XI4/XI6/MNM1:s,c_41:n,c_41:n,c_62:n,XI4/XI6/MNM2:s,c_62:n,XI4/XI6/MNM2:s,c_62:n,XI4/XI6/MNM2:s,c_62:n,c_427:n</text:p>
      <text:p text:style-name="Standard"><text:s text:c="12"/>- Intrinsic Capacitance</text:p>
      <text:p text:style-name="Standard"><text:s text:c="15"/>1.6902e-16</text:p>
      <text:p text:style-name="Standard"><text:s text:c="12"/>- Coupled capacitance</text:p>
      <text:p text:style-name="Standard"><text:s text:c="15"/>4.20103e-18 <text:s text:c="2"/>netid: XI4/XI6/MPM1:g</text:p>
      <text:p text:style-name="Standard"><text:s text:c="15"/>1.85516e-18 <text:s text:c="2"/>netid: XI4/XI6/MPM1:g</text:p>
      <text:p text:style-name="Standard"><text:s text:c="15"/>6.79039e-19 <text:s text:c="2"/>netid: XI4/XI6/MPM1:g</text:p>
      <text:p text:style-name="Standard"><text:s text:c="15"/>1.39665e-18 <text:s text:c="2"/>netid: XI4/XI6/MNM1:g</text:p>
      <text:p text:style-name="Standard"><text:s text:c="15"/>2.69068e-19 <text:s text:c="2"/>netid: XI4/XI6/MNM1:g</text:p>
      <text:p text:style-name="Standard"><text:s text:c="15"/>3.80888e-18 <text:s text:c="2"/>netid: XI4/XI6/MNM1:g</text:p>
      <text:p text:style-name="Standard"><text:s text:c="16"/>6.1692e-18 <text:s text:c="2"/>netid: XI4/XI6/MNM1:g</text:p>
      <text:p text:style-name="Standard"><text:s text:c="15"/>3.07154e-18 <text:s text:c="2"/>netid: c_7669:p</text:p>
      <text:p text:style-name="Standard"><text:s text:c="15"/>3.26793e-18 <text:s text:c="2"/>netid: c_7669:p</text:p>
      <text:p text:style-name="Standard"><text:s text:c="16"/>1.8858e-17 <text:s text:c="2"/>netid: c_7669:p</text:p>
      <text:p text:style-name="Standard"><text:s text:c="15"/>1.89357e-17 <text:s text:c="2"/>netid: c_7669:p</text:p>
      <text:p text:style-name="Standard"><text:s text:c="15"/>1.92899e-18 <text:s text:c="2"/>netid: c_7669:p</text:p>
      <text:p text:style-name="Standard"><text:s text:c="15"/>9.35537e-19 <text:s text:c="2"/>netid: c_8133:p</text:p>
      <text:p text:style-name="Standard"><text:s text:c="15"/>3.07374e-18 <text:s text:c="2"/>netid: c_7670:p</text:p>
      <text:p text:style-name="Standard"><text:s text:c="16"/>1.9157e-17 <text:s text:c="2"/>netid: c_7670:p</text:p>
      <text:p text:style-name="Standard"><text:s text:c="15"/>4.06651e-18 <text:s text:c="2"/>netid: c_7670:p</text:p>
      <text:p text:style-name="Standard"><text:s text:c="15"/>2.81194e-18 <text:s text:c="2"/>netid: c_7670:p</text:p>
      <text:p text:style-name="Standard"><text:s text:c="16"/>1.2804e-18 <text:s text:c="2"/>netid: c_7670:p</text:p>
      <text:p text:style-name="Standard"><text:s text:c="15"/>7.45043e-19 <text:s text:c="2"/>netid: c_7670:p</text:p>
      <text:p text:style-name="Standard"><text:s text:c="15"/>2.29788e-17 <text:s text:c="2"/>netid: c_7671:p</text:p>
      <text:p text:style-name="Standard"><text:s text:c="15"/>3.32157e-18 <text:s text:c="2"/>netid: c_7671:p</text:p>
      <text:p text:style-name="Standard"><text:s text:c="16"/>1.1821e-18 <text:s text:c="2"/>netid: c_7671:p</text:p>
      <text:p text:style-name="Standard"><text:s text:c="15"/>2.30064e-17 <text:s text:c="2"/>netid: XI4/XI6/MPM1:s</text:p>
      <text:p text:style-name="Standard"><text:s text:c="15"/>3.33717e-18 <text:s text:c="2"/>netid: XI4/XI6/MPM1:s</text:p>
      <text:p text:style-name="Standard"><text:s text:c="15"/>2.45761e-17 <text:s text:c="2"/>netid: XI4/XI6/MPM1:s</text:p>
      <text:p text:style-name="Standard"><text:s text:c="15"/>3.33952e-18 <text:s text:c="2"/>netid: XI4/XI6/MPM1:s</text:p>
      <text:p text:style-name="Standard"><text:s text:c="15"/>1.69019e-18 <text:s text:c="2"/>netid: c_7675:p</text:p>
      <text:p text:style-name="Standard"><text:s text:c="15"/>1.90648e-18 <text:s text:c="2"/>netid: c_8519:p</text:p>
      <text:p text:style-name="Standard"><text:s text:c="15"/>3.11146e-19 <text:s text:c="2"/>netid: c_8519:p</text:p>
      <text:p text:style-name="Standard"><text:s text:c="15"/>5.77453e-18 <text:s text:c="2"/>netid: c_8519:p</text:p>
      <text:p text:style-name="Standard"><text:s text:c="16"/>1.2817e-18 <text:s text:c="2"/>netid: c_8873:p</text:p>
      <text:p text:style-name="Standard"><text:s text:c="15"/>9.31068e-19 <text:s text:c="2"/>netid: c_8873:p</text:p>
      <text:p text:style-name="Standard"><text:s text:c="15"/>1.91169e-17 <text:s text:c="2"/>netid: c_8154:p</text:p>
      <text:p text:style-name="Standard"><text:s text:c="15"/>8.86411e-19 <text:s text:c="2"/>netid: c_7784:p</text:p>
      <text:p text:style-name="Standard"><text:soft-page-break/><text:s text:c="15"/>2.69473e-19 <text:s text:c="2"/>netid: c_8043:p</text:p>
      <text:p text:style-name="Standard"><text:s text:c="16"/>3.8054e-18 <text:s text:c="2"/>netid: c_8043:p</text:p>
      <text:p text:style-name="Standard"><text:s text:c="15"/>8.20668e-19 <text:s text:c="2"/>netid: c_7833:p</text:p>
      <text:p text:style-name="Standard"><text:s text:c="15"/>7.02261e-18 <text:s text:c="2"/>netid: c_7823:p</text:p>
      <text:p text:style-name="Standard"><text:s text:c="16"/>6.2176e-19 <text:s text:c="2"/>netid: c_8150:p</text:p>
      <text:p text:style-name="Standard"><text:s text:c="15"/>2.27394e-18 <text:s text:c="2"/>netid: c_8040:p</text:p>
      <text:p text:style-name="Standard"><text:s text:c="15"/>1.39298e-18 <text:s text:c="2"/>netid: c_8042:p</text:p>
      <text:p text:style-name="Standard"><text:s text:c="15"/>1.82548e-18 <text:s text:c="2"/>netid: c_8160:p</text:p>
      <text:p text:style-name="Standard"><text:s text:c="15"/>3.58701e-18 <text:s text:c="2"/>netid: c_8160:p</text:p>
      <text:p text:style-name="Standard"><text:s text:c="15"/>1.48431e-18 <text:s text:c="2"/>netid: c_8160:p</text:p>
      <text:p text:style-name="Standard"><text:s text:c="15"/>1.03167e-17 <text:s text:c="2"/>netid: c_8161:p</text:p>
      <text:p text:style-name="Standard"><text:s text:c="15"/>1.13093e-17 <text:s text:c="2"/>netid: c_8162:p</text:p>
      <text:p text:style-name="Standard"><text:s text:c="15"/>3.51073e-18 <text:s text:c="2"/>netid: c_8163:p</text:p>
      <text:p text:style-name="Standard"><text:s text:c="15"/>6.75904e-18 <text:s text:c="2"/>netid: c_8164:p</text:p>
      <text:p text:style-name="Standard"><text:s text:c="15"/>2.21203e-18 <text:s text:c="2"/>netid: c_7785:p</text:p>
      <text:p text:style-name="Standard"><text:s text:c="15"/>3.30479e-19 <text:s text:c="2"/>netid: c_8171:p</text:p>
      <text:p text:style-name="Standard"><text:s text:c="15"/>3.18275e-18 <text:s text:c="2"/>netid: c_8893:p</text:p>
      <text:p text:style-name="Standard"><text:s text:c="15"/>6.10609e-18 <text:s text:c="2"/>netid: c_8172:p</text:p>
      <text:p text:style-name="Standard"><text:s text:c="15"/>9.64925e-19 <text:s text:c="2"/>netid: c_8173:p</text:p>
      <text:p text:style-name="Standard"><text:s text:c="15"/>1.31364e-17 <text:s text:c="2"/>netid: c_8173:p</text:p>
      <text:p text:style-name="Standard"><text:s text:c="15"/>6.10652e-18 <text:s text:c="2"/>netid: c_8174:p</text:p>
      <text:p text:style-name="Standard"><text:s text:c="15"/>9.90912e-19 <text:s text:c="2"/>netid: c_10706:n</text:p>
      <text:p text:style-name="Standard"><text:s text:c="15"/>9.89276e-19 <text:s text:c="2"/>netid: c_10706:n</text:p>
      <text:p text:style-name="Standard"><text:s text:c="15"/>4.02691e-19 <text:s text:c="2"/>netid: c_10706:n</text:p>
      <text:p text:style-name="Standard"><text:s text:c="15"/>5.46418e-18 <text:s text:c="2"/>netid: c_10706:n</text:p>
      <text:p text:style-name="Standard"><text:s text:c="15"/>1.21288e-18 <text:s text:c="2"/>netid: c_10706:n</text:p>
      <text:p text:style-name="Standard"><text:s text:c="15"/>1.15603e-18 <text:s text:c="2"/>netid: c_10706:n</text:p>
      <text:p text:style-name="Standard"><text:s text:c="15"/>2.91979e-18 <text:s text:c="2"/>netid: c_10706:n</text:p>
      <text:p text:style-name="Standard"><text:s text:c="15"/>1.16478e-18 <text:s text:c="2"/>netid: c_10706:n</text:p>
      <text:p text:style-name="Standard"><text:s text:c="15"/>4.69094e-18 <text:s text:c="2"/>netid: c_11983:n</text:p>
      <text:p text:style-name="Standard"><text:s text:c="15"/>3.67185e-18 <text:s text:c="2"/>netid: XI4/XI6/MNM0:g</text:p>
      <text:p text:style-name="Standard"><text:s text:c="15"/>2.67366e-18 <text:s text:c="2"/>netid: XI4/XI6/MNM0:g</text:p>
      <text:p text:style-name="Standard"><text:s text:c="15"/>2.71025e-18 <text:s text:c="2"/>netid: XI4/XI6/MNM0:g</text:p>
      <text:p text:style-name="Standard"><text:s text:c="15"/>5.61471e-19 <text:s text:c="2"/>netid: c_11997:n</text:p>
      <text:p text:style-name="Standard"><text:s text:c="15"/>3.29802e-18 <text:s text:c="2"/>netid: c_11997:n</text:p>
      <text:p text:style-name="Standard"><text:s text:c="15"/>1.52076e-18 <text:s text:c="2"/>netid: c_12975:p</text:p>
      <text:p text:style-name="Standard"><text:s text:c="15"/>5.18808e-18 <text:s text:c="2"/>netid: c_12977:p</text:p>
      <text:p text:style-name="Standard"><text:s text:c="15"/>1.71245e-18 <text:s text:c="2"/>netid: c_12977:p</text:p>
      <text:p text:style-name="Standard"><text:s text:c="15"/>5.18806e-18 <text:s text:c="2"/>netid: c_12005:n</text:p>
      <text:p text:style-name="Standard"><text:s text:c="15"/>7.93237e-19 <text:s text:c="2"/>netid: c_12008:n</text:p>
      <text:p text:style-name="Standard"><text:s text:c="15"/>5.18806e-18 <text:s text:c="2"/>netid: c_12008:n</text:p>
      <text:p text:style-name="Standard"><text:s text:c="15"/>1.19402e-18 <text:s text:c="2"/>netid: c_12022:n</text:p>
      <text:p text:style-name="Standard"><text:s text:c="15"/>5.59924e-18 <text:s text:c="2"/>netid: c_12023:n</text:p>
      <text:p text:style-name="Standard"><text:s text:c="15"/>1.86431e-17 <text:s text:c="2"/>netid: c_12023:n</text:p>
      <text:p text:style-name="Standard"><text:s text:c="15"/>3.77858e-18 <text:s text:c="2"/>netid: c_12023:n</text:p>
      <text:p text:style-name="Standard"><text:s text:c="15"/>1.86625e-18 <text:s text:c="2"/>netid: c_12025:n</text:p>
      <text:p text:style-name="Standard"><text:s text:c="15"/>9.91473e-18 <text:s text:c="2"/>netid: c_12025:n</text:p>
      <text:p text:style-name="Standard"><text:s text:c="15"/>4.02349e-18 <text:s text:c="2"/>netid: c_12026:n</text:p>
      <text:p text:style-name="Standard"><text:s text:c="15"/>1.14696e-17 <text:s text:c="2"/>netid: c_12027:n</text:p>
      <text:p text:style-name="Standard"><text:s text:c="15"/>1.03031e-18 <text:s text:c="2"/>netid: c_12031:n</text:p>
      <text:p text:style-name="Standard"><text:s text:c="15"/>1.64184e-18 <text:s text:c="2"/>netid: c_12031:n</text:p>
      <text:p text:style-name="Standard"><text:s text:c="16"/>2.4167e-19 <text:s text:c="2"/>netid: c_12031:n</text:p>
      <text:p text:style-name="Standard"><text:soft-page-break/><text:s text:c="15"/>7.42848e-18 <text:s text:c="2"/>netid: c_12031:n</text:p>
      <text:p text:style-name="Standard"><text:s text:c="15"/>1.88485e-18 <text:s text:c="2"/>netid: c_12438:n</text:p>
      <text:p text:style-name="Standard"><text:s text:c="15"/>5.71762e-18 <text:s text:c="2"/>netid: c_12438:n</text:p>
      <text:p text:style-name="Standard"><text:s text:c="15"/>7.74218e-18 <text:s text:c="2"/>netid: c_12233:n</text:p>
      <text:p text:style-name="Standard"><text:s text:c="15"/>7.57134e-18 <text:s text:c="2"/>netid: c_12233:n</text:p>
      <text:p text:style-name="Standard"><text:s text:c="15"/>8.16734e-19 <text:s text:c="2"/>netid: c_12440:n</text:p>
      <text:p text:style-name="Standard"><text:s text:c="16"/>6.3208e-18 <text:s text:c="2"/>netid: c_12440:n</text:p>
      <text:p text:style-name="Standard"><text:s text:c="16"/>6.3208e-18 <text:s text:c="2"/>netid: c_12234:n</text:p>
      <text:p text:style-name="Standard"><text:s text:c="15"/>1.17683e-18 <text:s text:c="2"/>netid: c_12238:n</text:p>
      <text:p text:style-name="Standard"><text:s text:c="16"/>6.3208e-18 <text:s text:c="2"/>netid: c_12238:n</text:p>
      <text:p text:style-name="Standard"><text:s text:c="15"/>6.19049e-18 <text:s text:c="2"/>netid: c_12242:n</text:p>
      <text:p text:style-name="Standard"><text:s text:c="15"/>8.15957e-18 <text:s text:c="2"/>netid: c_12242:n</text:p>
      <text:p text:style-name="Standard"><text:s text:c="15"/>5.10454e-19 <text:s text:c="2"/>netid: c_12271:n</text:p>
      <text:p text:style-name="Standard"><text:s text:c="15"/>1.94894e-18 <text:s text:c="2"/>netid: c_12271:n</text:p>
      <text:p text:style-name="Standard"><text:s text:c="15"/>8.83359e-19 <text:s text:c="2"/>netid: c_12271:n</text:p>
      <text:p text:style-name="Standard"><text:s text:c="15"/>2.13224e-18 <text:s text:c="2"/>netid: c_12271:n</text:p>
      <text:p text:style-name="Standard"><text:s text:c="15"/>1.35967e-18 <text:s text:c="2"/>netid: c_12271:n</text:p>
      <text:p text:style-name="Standard"><text:s text:c="16"/>2.0355e-18 <text:s text:c="2"/>netid: c_12271:n</text:p>
      <text:p text:style-name="Standard"><text:s text:c="15"/>1.60757e-18 <text:s text:c="2"/>netid: c_12271:n</text:p>
      <text:p text:style-name="Standard"><text:s text:c="15"/>1.68868e-18 <text:s text:c="2"/>netid: c_12271:n</text:p>
      <text:p text:style-name="Standard"><text:s text:c="15"/>8.82135e-19 <text:s text:c="2"/>netid: c_13937:n</text:p>
      <text:p text:style-name="Standard"><text:s text:c="15"/>6.99224e-19 <text:s text:c="2"/>netid: c_13964:n</text:p>
      <text:p text:style-name="Standard"><text:s text:c="15"/>1.61842e-17 <text:s text:c="2"/>netid: c_13964:n</text:p>
      <text:p text:style-name="Standard"><text:s text:c="15"/>8.24929e-18 <text:s text:c="2"/>netid: c_16090:n</text:p>
      <text:p text:style-name="Standard"><text:s text:c="15"/>7.04044e-19 <text:s text:c="2"/>netid: c_16090:n</text:p>
      <text:p text:style-name="Standard"><text:s text:c="15"/>1.36379e-18 <text:s text:c="2"/>netid: c_16090:n</text:p>
      <text:p text:style-name="Standard"><text:s text:c="15"/>8.98668e-19 <text:s text:c="2"/>netid: c_16440:p</text:p>
      <text:p text:style-name="Standard"><text:s text:c="15"/>1.57468e-18 <text:s text:c="2"/>netid: XI4/XI6/MNM0:s</text:p>
      <text:p text:style-name="Standard"><text:s text:c="15"/>2.30647e-18 <text:s text:c="2"/>netid: c_16445:p</text:p>
      <text:p text:style-name="Standard"><text:s text:c="15"/>4.49685e-18 <text:s text:c="2"/>netid: c_15718:n</text:p>
      <text:p text:style-name="Standard"><text:s text:c="15"/>2.98662e-19 <text:s text:c="2"/>netid: c_15718:n</text:p>
      <text:p text:style-name="Standard"><text:s text:c="15"/>1.15869e-18 <text:s text:c="2"/>netid: c_15727:n</text:p>
      <text:p text:style-name="Standard"><text:s text:c="15"/>2.25672e-18 <text:s text:c="2"/>netid: c_16466:p</text:p>
      <text:p text:style-name="Standard"><text:s text:c="15"/>3.62634e-19 <text:s text:c="2"/>netid: c_16233:n</text:p>
      <text:p text:style-name="Standard"><text:s text:c="15"/>2.86386e-18 <text:s text:c="2"/>netid: c_16234:n</text:p>
      <text:p text:style-name="Standard"><text:s text:c="15"/>1.39046e-18 <text:s text:c="2"/>netid: c_16234:n</text:p>
      <text:p text:style-name="Standard"><text:s text:c="15"/>8.75973e-19 <text:s text:c="2"/>netid: c_16234:n</text:p>
      <text:p text:style-name="Standard"><text:s text:c="16"/>2.2664e-18 <text:s text:c="2"/>netid: c_16234:n</text:p>
      <text:p text:style-name="Standard"><text:s text:c="15"/>1.58636e-18 <text:s text:c="2"/>netid: c_16234:n</text:p>
      <text:p text:style-name="Standard"><text:s text:c="15"/>3.06032e-19 <text:s text:c="2"/>netid: c_16234:n</text:p>
      <text:p text:style-name="Standard"><text:s text:c="15"/>1.05452e-18 <text:s text:c="2"/>netid: c_17343:n</text:p>
      <text:p text:style-name="Standard"><text:s text:c="15"/>1.90128e-18 <text:s text:c="2"/>netid: c_17343:n</text:p>
      <text:p text:style-name="Standard"><text:s text:c="15"/>1.83841e-18 <text:s text:c="2"/>netid: c_17343:n</text:p>
      <text:p text:style-name="Standard"><text:s text:c="15"/>1.25575e-18 <text:s text:c="2"/>netid: c_17343:n</text:p>
      <text:p text:style-name="Standard"><text:s text:c="15"/>1.11307e-18 <text:s text:c="2"/>netid: c_17343:n</text:p>
      <text:p text:style-name="Standard"><text:s text:c="15"/>1.35002e-18 <text:s text:c="2"/>netid: c_17343:n</text:p>
      <text:p text:style-name="Standard"><text:s text:c="15"/>4.42242e-18 <text:s text:c="2"/>netid: c_17343:n</text:p>
      <text:p text:style-name="Standard"><text:s text:c="15"/>5.22901e-18 <text:s text:c="2"/>netid: c_17343:n</text:p>
      <text:p text:style-name="Standard"><text:s text:c="16"/>8.5793e-19 <text:s text:c="2"/>netid: c_17343:n</text:p>
      <text:p text:style-name="Standard"><text:s text:c="15"/>1.68388e-18 <text:s text:c="2"/>netid: c_17343:n</text:p>
      <text:p text:style-name="Standard"><text:s text:c="15"/>2.55018e-18 <text:s text:c="2"/>netid: c_17350:n</text:p>
      <text:p text:style-name="Standard"><text:s text:c="15"/>6.81891e-19 <text:s text:c="2"/>netid: c_17350:n</text:p>
      <text:p text:style-name="Standard"><text:soft-page-break/><text:s text:c="15"/>1.16634e-18 <text:s text:c="2"/>netid: c_17536:n</text:p>
      <text:p text:style-name="Standard"><text:s text:c="15"/>4.54178e-19 <text:s text:c="2"/>netid: c_17536:n</text:p>
      <text:p text:style-name="Standard"><text:s text:c="15"/>5.14877e-18 <text:s text:c="2"/>netid: c_17536:n</text:p>
      <text:p text:style-name="Standard"><text:s text:c="15"/>1.00777e-17 <text:s text:c="2"/>netid: c_17536:n</text:p>
      <text:p text:style-name="Standard"><text:s text:c="15"/>3.75017e-18 <text:s text:c="2"/>netid: c_17352:n</text:p>
      <text:p text:style-name="Standard"><text:s text:c="15"/>1.73547e-18 <text:s text:c="2"/>netid: c_17352:n</text:p>
      <text:p text:style-name="Standard"><text:s text:c="15"/>2.14831e-18 <text:s text:c="2"/>netid: c_17386:n</text:p>
      <text:p text:style-name="Standard"><text:s text:c="15"/>2.71776e-18 <text:s text:c="2"/>netid: c_17386:n</text:p>
      <text:p text:style-name="Standard"><text:s text:c="15"/>4.46532e-18 <text:s text:c="2"/>netid: c_17557:n</text:p>
      <text:p text:style-name="Standard"><text:s text:c="15"/>3.17232e-19 <text:s text:c="2"/>netid: c_17390:n</text:p>
      <text:p text:style-name="Standard"><text:s text:c="15"/>1.49979e-18 <text:s text:c="2"/>netid: c_17390:n</text:p>
      <text:p text:style-name="Standard"><text:s text:c="15"/>1.39327e-17 <text:s text:c="2"/>netid: c_17390:n</text:p>
      <text:p text:style-name="Standard"><text:s text:c="15"/>4.39986e-18 <text:s text:c="2"/>netid: c_17390:n</text:p>
      <text:p text:style-name="Standard"><text:s text:c="15"/>1.89003e-18 <text:s text:c="2"/>netid: c_17390:n</text:p>
      <text:p text:style-name="Standard"><text:s text:c="15"/>2.30848e-18 <text:s text:c="2"/>netid: c_17390:n</text:p>
      <text:p text:style-name="Standard"><text:s text:c="15"/>7.04998e-19 <text:s text:c="2"/>netid: c_17390:n</text:p>
      <text:p text:style-name="Standard"><text:s text:c="15"/>1.38162e-18 <text:s text:c="2"/>netid: c_17390:n</text:p>
      <text:p text:style-name="Standard"><text:s text:c="16"/>1.2316e-17 <text:s text:c="2"/>netid: c_17390:n</text:p>
      <text:p text:style-name="Standard"><text:s text:c="16"/>9.8338e-18 <text:s text:c="2"/>netid: c_17390:n</text:p>
      <text:p text:style-name="Standard"><text:s text:c="17"/>1.316e-17 <text:s text:c="2"/>netid: c_17390:n</text:p>
      <text:p text:style-name="Standard"><text:s text:c="15"/>8.53804e-19 <text:s text:c="2"/>netid: c_17432:n</text:p>
      <text:p text:style-name="Standard"><text:s text:c="15"/>2.10168e-18 <text:s text:c="2"/>netid: c_17433:n</text:p>
      <text:p text:style-name="Standard"><text:s text:c="15"/>8.57653e-19 <text:s text:c="2"/>netid: c_17433:n</text:p>
      <text:p text:style-name="Standard"><text:s text:c="15"/>1.49762e-18 <text:s text:c="2"/>netid: c_17433:n</text:p>
      <text:p text:style-name="Standard"><text:s text:c="15"/>9.01751e-19 <text:s text:c="2"/>netid: c_17434:n</text:p>
      <text:p text:style-name="Standard"><text:s text:c="15"/>8.11195e-19 <text:s text:c="2"/>netid: c_17434:n</text:p>
      <text:p text:style-name="Standard"><text:s text:c="15"/>2.12075e-19 <text:s text:c="2"/>netid: c_17434:n</text:p>
      <text:p text:style-name="Standard"><text:s text:c="15"/>2.11519e-19 <text:s text:c="2"/>netid: c_17434:n</text:p>
      <text:p text:style-name="Standard"><text:s text:c="15"/>2.25794e-18 <text:s text:c="2"/>netid: c_881:n</text:p>
      <text:p text:style-name="Standard"><text:s text:c="15"/>1.07824e-18 <text:s text:c="2"/>netid: c_1096:p</text:p>
      <text:p text:style-name="Standard"><text:s text:c="15"/>2.20738e-18 <text:s text:c="2"/>netid: c_685:n</text:p>
      <text:p text:style-name="Standard"><text:s text:c="15"/>3.64786e-18 <text:s text:c="2"/>netid: c_781:n</text:p>
      <text:p text:style-name="Standard"><text:s text:c="15"/>5.44218e-18 <text:s text:c="2"/>netid: c_761:n</text:p>
      <text:p text:style-name="Standard"><text:s text:c="15"/>2.90032e-18 <text:s text:c="2"/>netid: c_881:n</text:p>
      <text:p text:style-name="Standard"><text:s text:c="15"/>3.43551e-18 <text:s text:c="2"/>netid: c_848:n</text:p>
      <text:p text:style-name="Standard"><text:s text:c="15"/>1.49257e-18 <text:s text:c="2"/>netid: c_761:n</text:p>
      <text:p text:style-name="Standard"><text:s text:c="16"/>3.4784e-18 <text:s text:c="2"/>netid: c_881:n</text:p>
      <text:p text:style-name="Standard"><text:s text:c="16"/>2.1569e-18 <text:s text:c="2"/>netid: c_772:n</text:p>
      <text:p text:style-name="Standard"><text:s text:c="15"/>2.88756e-19 <text:s text:c="2"/>netid: c_781:n</text:p>
      <text:p text:style-name="Standard"><text:s text:c="15"/>1.13866e-18 <text:s text:c="2"/>netid: c_761:n</text:p>
      <text:p text:style-name="Standard"><text:s text:c="15"/>3.03226e-18 <text:s text:c="2"/>netid: c_761:n</text:p>
      <text:p text:style-name="Standard"><text:s text:c="15"/>2.00524e-18 <text:s text:c="2"/>netid: c_688:n</text:p>
      <text:p text:style-name="Standard"><text:s text:c="15"/>2.43141e-17 <text:s text:c="2"/>netid: c_761:n</text:p>
      <text:p text:style-name="Standard"><text:s text:c="15"/>1.02064e-17 <text:s text:c="2"/>netid: c_881:n</text:p>
      <text:p text:style-name="Standard"><text:s text:c="16"/>2.9704e-18 <text:s text:c="2"/>netid: XI4/XI1/XI0/MPM0:d</text:p>
      <text:p text:style-name="Standard"><text:s text:c="15"/>2.02976e-18 <text:s text:c="2"/>netid: c_683:n</text:p>
      <text:p text:style-name="Standard"><text:s text:c="15"/>1.09585e-18 <text:s text:c="2"/>netid: c_692:n</text:p>
      <text:p text:style-name="Standard"><text:s text:c="15"/>4.09501e-18 <text:s text:c="2"/>netid: c_722:n</text:p>
      <text:p text:style-name="Standard"><text:s text:c="15"/>6.97584e-18 <text:s text:c="2"/>netid: c_696:n</text:p>
      <text:p text:style-name="Standard"><text:s text:c="16"/>2.0026e-17 <text:s text:c="2"/>netid: c_1096:p</text:p>
      <text:p text:style-name="Standard"><text:s text:c="15"/>1.32188e-17 <text:s text:c="2"/>netid: c_769:n</text:p>
      <text:p text:style-name="Standard"><text:s text:c="15"/>5.87931e-18 <text:s text:c="2"/>netid: c_772:n</text:p>
      <text:p text:style-name="Standard"><text:soft-page-break/><text:s text:c="15"/>1.05832e-18 <text:s text:c="2"/>netid: c_798:n</text:p>
      <text:p text:style-name="Standard"><text:s text:c="15"/>4.29417e-18 <text:s text:c="2"/>netid: c_781:n</text:p>
      <text:p text:style-name="Standard"><text:s text:c="15"/>7.12713e-18 <text:s text:c="2"/>netid: c_687:n</text:p>
      <text:p text:style-name="Standard"><text:s text:c="15"/>6.00221e-19 <text:s text:c="2"/>netid: c_761:n</text:p>
      <text:p text:style-name="Standard"><text:s text:c="15"/>4.66974e-19 <text:s text:c="2"/>netid: c_798:n</text:p>
      <text:p text:style-name="Standard"><text:s text:c="15"/>5.48318e-19 <text:s text:c="2"/>netid: c_1149:n</text:p>
      <text:p text:style-name="Standard"><text:s text:c="15"/>2.82433e-19 <text:s text:c="2"/>netid: c_1149:n</text:p>
      <text:p text:style-name="Standard"><text:s text:c="15"/>7.70245e-19 <text:s text:c="2"/>netid: c_1191:n</text:p>
      <text:p text:style-name="Standard"><text:s text:c="15"/>3.79622e-19 <text:s text:c="2"/>netid: c_1256:n</text:p>
      <text:p text:style-name="Standard"><text:s text:c="15"/>2.68884e-18 <text:s text:c="2"/>netid: c_1224:n</text:p>
      <text:p text:style-name="Standard"><text:s text:c="15"/>3.12003e-19 <text:s text:c="2"/>netid: c_1191:n</text:p>
      <text:p text:style-name="Standard"><text:s text:c="15"/>2.51002e-18 <text:s text:c="2"/>netid: c_1256:n</text:p>
      <text:p text:style-name="Standard"><text:s text:c="15"/>2.12068e-18 <text:s text:c="2"/>netid: c_1348:n</text:p>
      <text:p text:style-name="Standard"><text:s text:c="15"/>6.04928e-19 <text:s text:c="2"/>netid: c_1348:n</text:p>
      <text:p text:style-name="Standard"><text:s text:c="16"/>1.0907e-18 <text:s text:c="2"/>netid: c_1256:n</text:p>
      <text:p text:style-name="Standard"><text:s text:c="16"/>3.5283e-19 <text:s text:c="2"/>netid: c_1348:n</text:p>
      <text:p text:style-name="Standard"><text:s text:c="15"/>1.66504e-18 <text:s text:c="2"/>netid: c_1224:n</text:p>
      <text:p text:style-name="Standard"><text:s text:c="15"/>2.58264e-19 <text:s text:c="2"/>netid: c_1348:n</text:p>
      <text:p text:style-name="Standard"><text:s text:c="15"/>1.97179e-18 <text:s text:c="2"/>netid: c_1256:n</text:p>
      <text:p text:style-name="Standard"><text:s text:c="15"/>3.37027e-18 <text:s text:c="2"/>netid: c_1194:n</text:p>
      <text:p text:style-name="Standard"><text:s text:c="15"/>1.62522e-18 <text:s text:c="2"/>netid: c_1348:n</text:p>
      <text:p text:style-name="Standard"><text:s text:c="15"/>1.16262e-18 <text:s text:c="2"/>netid: c_1195:n</text:p>
      <text:p text:style-name="Standard"><text:s text:c="15"/>1.05781e-18 <text:s text:c="2"/>netid: c_1255:n</text:p>
      <text:p text:style-name="Standard"><text:s text:c="15"/>7.82339e-19 <text:s text:c="2"/>netid: c_1191:n</text:p>
      <text:p text:style-name="Standard"><text:s text:c="15"/>1.72452e-18 <text:s text:c="2"/>netid: c_1255:n</text:p>
      <text:p text:style-name="Standard"><text:s text:c="15"/>1.31312e-18 <text:s text:c="2"/>netid: c_1256:n</text:p>
      <text:p text:style-name="Standard"><text:s text:c="15"/>3.04385e-19 <text:s text:c="2"/>netid: c_1227:n</text:p>
      <text:p text:style-name="Standard"><text:s text:c="15"/>3.91837e-19 <text:s text:c="2"/>netid: c_1149:n</text:p>
      <text:p text:style-name="Standard"><text:s text:c="15"/>1.65219e-17 <text:s text:c="2"/>netid: c_1149:n</text:p>
      <text:p text:style-name="Standard"><text:s text:c="15"/>2.66219e-18 <text:s text:c="2"/>netid: c_1166:n</text:p>
      <text:p text:style-name="Standard"><text:s text:c="16"/>1.2727e-17 <text:s text:c="2"/>netid: c_1149:n</text:p>
      <text:p text:style-name="Standard"><text:s text:c="15"/>5.17517e-19 <text:s text:c="2"/>netid: c_1149:n</text:p>
      <text:p text:style-name="Standard"><text:s text:c="15"/>1.77818e-17 <text:s text:c="2"/>netid: c_1195:n</text:p>
      <text:p text:style-name="Standard"><text:s text:c="15"/>7.66467e-18 <text:s text:c="2"/>netid: c_1149:n</text:p>
      <text:p text:style-name="Standard"><text:s text:c="15"/>9.65509e-19 <text:s text:c="2"/>netid: c_1149:n</text:p>
      <text:p text:style-name="Standard"><text:s text:c="15"/>5.21645e-18 <text:s text:c="2"/>netid: c_1194:n</text:p>
      <text:p text:style-name="Standard"><text:s text:c="15"/>4.87158e-17 <text:s text:c="2"/>netid: XI4/XI1/XI0/MPM1:g</text:p>
      <text:p text:style-name="Standard"><text:s text:c="15"/>3.08159e-19 <text:s text:c="2"/>netid: XI4/XI1/XI0/MPM1:g</text:p>
      <text:p text:style-name="Standard"><text:s text:c="15"/>2.45965e-18 <text:s text:c="2"/>netid: XI4/XI1/XI0/MPM1:g</text:p>
      <text:p text:style-name="Standard"><text:s text:c="15"/>8.79858e-19 <text:s text:c="2"/>netid: c_1503:n</text:p>
      <text:p text:style-name="Standard"><text:s text:c="15"/>1.30514e-18 <text:s text:c="2"/>netid: XI4/XI6/MNM1:s</text:p>
      <text:p text:style-name="Standard"><text:s text:c="15"/>4.57797e-19 <text:s text:c="2"/>netid: c_41:n</text:p>
      <text:p text:style-name="Standard"><text:s text:c="15"/>1.50794e-18 <text:s text:c="2"/>netid: c_41:n</text:p>
      <text:p text:style-name="Standard"><text:s text:c="15"/>3.33069e-18 <text:s text:c="2"/>netid: c_62:n</text:p>
      <text:p text:style-name="Standard"><text:s text:c="16"/>1.6372e-17 <text:s text:c="2"/>netid: XI4/XI6/MNM2:s</text:p>
      <text:p text:style-name="Standard"><text:s text:c="15"/>5.83094e-18 <text:s text:c="2"/>netid: c_62:n</text:p>
      <text:p text:style-name="Standard"><text:s text:c="15"/>1.57468e-18 <text:s text:c="2"/>netid: XI4/XI6/MNM2:s</text:p>
      <text:p text:style-name="Standard"><text:s text:c="15"/>1.42746e-17 <text:s text:c="2"/>netid: c_62:n</text:p>
      <text:p text:style-name="Standard"><text:s text:c="15"/>3.41386e-18 <text:s text:c="2"/>netid: XI4/XI6/MNM2:s</text:p>
      <text:p text:style-name="Standard"><text:s text:c="16"/>9.3696e-19 <text:s text:c="2"/>netid: c_62:n</text:p>
      <text:p text:style-name="Standard"><text:s text:c="17"/>1.697e-18 <text:s text:c="2"/>netid: c_427:n</text:p>
      <text:p text:style-name="Standard"/>
      <text:p text:style-name="Standard"><text:soft-page-break/></text:p>
      <text:p text:style-name="Standard">19 <text:s text:c="19"/>0.0 <text:s text:c="2"/>1.10569e-15 <text:s text:c="6"/>85.5875 <text:s text:c="11"/>0.0 <text:s/>XI4/NET33</text:p>
      <text:p text:style-name="Standard"><text:s text:c="12"/>- Coupled nets</text:p>
      <text:p text:style-name="Standard"><text:s text:c="15"/>c_7674:p,c_7674:p,c_7674:p,c_7674:p,c_7674:p,c_7674:p,c_8524:p,c_8524:p,c_8524:p,c_8524:p,c_8524:p,c_7678:p,c_8100:p,c_8100:p,c_8100:p,c_8913:p,c_8913:p,c_7682:p,XI4/XI3/MPM0:b,XI4/XI3/MPM0:b,XI4/XI3/MPM1:s,XI4/XI3/MPM1:s,XI4/XI3/MPM1:s,XI4/XI3/MPM1:s,XI4/XI3/MPM1:s,c_8190:p,c_8191:p,c_8194:p,c_8195:p,c_8196:p,c_8107:p,c_8102:p,c_8102:p,c_8119:p,c_10706:n,c_10706:n,c_10706:n,c_10706:n,c_10706:n,c_10706:n,c_10706:n,c_10706:n,c_10706:n,c_10706:n,c_10706:n,c_12273:n,c_12273:n,c_12273:n,c_12273:n,c_12273:n,XI4/XI0/XI0/MPM1:g,XI4/XI0/XI0/MPM1:g,XI4/XI0/XI0/MPM1:g,c_13918:n,c_13921:n,c_13921:n,c_13999:n,c_13999:n,c_13999:n,c_13999:n,c_13999:n,XI3/XI0/MNM0:b,c_16096:n,c_16096:n,XI4/XI3/MNM0:s,c_16097:n,c_15720:n,c_15720:n,c_15723:n,c_15723:n,c_15723:n,c_16120:n,c_16508:p,c_16509:p,c_16509:p,c_16509:p,c_16509:p,c_16509:p,c_16509:p,c_16509:p,c_16484:p,c_16484:p,c_16484:p,c_16484:p,c_17353:n,c_17540:n,c_17540:n,c_17540:n,XI4/XI0/XI0/MPM0:d,c_17367:n,c_17372:n,c_17373:n,c_17374:n,c_17731:p,c_17731:p,c_17388:n,c_17388:n,c_17423:n,c_17511:n,c_17659:p,c_17429:n,c_17392:n,c_17392:n,c_17392:n,c_17407:n,c_17407:n,c_17407:n,c_17407:n,c_17407:n,c_17408:n,c_17408:n,c_17409:n,c_17409:n,c_17409:n,c_17410:n,c_17410:n,c_17431:n,c_17438:n,c_17442:n,c_17442:n,c_17442:n,c_1588:n,c_1597:n,c_1590:n,XI4/XI3/MPM1:g,XI4/XI3/MPM1:g,c_1505:n,c_1624:n,c_1595:n,c_1505:n,c_1880:p,XI4/XI3/MPM1:g,c_1880:p,XI4/XI3/MPM1:g,c_1627:n,c_1588:n,c_1886:p,c_1590:n,c_1624:n,XI4/XI3/MPM1:g,c_1590:n,c_1505:n,XI4/NET28,c_1505:n,XI4/XI3/MPM1:g,XI4/XI3/MPM1:g,XI4/XI3/MPM1:g,XI4/XI3/MPM1:g,c_1505:n,c_1880:p,XI4/XI3/MPM1:g,c_1505:n,XI4/XI3/MPM1:g,c_1590:n,c_1505:n,c_1590:n,c_2098:n,c_1954:n,c_2020:n,c_1954:n,c_1973:n,c_1973:n,c_1973:n,c_1972:n,c_1954:n,c_1973:n,c_1954:n,c_1954:n,c_2205:n,c_2205:n,c_2206:n,c_2228:n,c_2229:n,XI4/XI3/MNM0:g,c_2205:n,c_2206:n,c_2205:n,XI4/XI3/MNM0:g,c_2205:n,XI4/XI3/MNM0:g,c_2205:n,c_2229:n,c_2230:n,c_2205:n,c_2205:n,c_2205:n,c_2205:n,c_2205:n,XI4/XI3/MNM0:g,c_2205:n,c_2206:n,c_2205:n,c_2206:n,c_311:n,XI4/XI3/MNM1:s,c_311:n,XI4/XI3/MNM1:s,c_311:n,c_467:n</text:p>
      <text:p text:style-name="Standard"><text:s text:c="12"/>- Intrinsic Capacitance</text:p>
      <text:p text:style-name="Standard"><text:s text:c="15"/>1.59358e-16</text:p>
      <text:p text:style-name="Standard"><text:s text:c="12"/>- Coupled capacitance</text:p>
      <text:p text:style-name="Standard"><text:s text:c="15"/>3.14716e-18 <text:s text:c="2"/>netid: c_7674:p</text:p>
      <text:p text:style-name="Standard"><text:s text:c="15"/>3.15964e-18 <text:s text:c="2"/>netid: c_7674:p</text:p>
      <text:p text:style-name="Standard"><text:s text:c="15"/>1.42776e-17 <text:s text:c="2"/>netid: c_7674:p</text:p>
      <text:p text:style-name="Standard"><text:s text:c="15"/>1.28536e-17 <text:s text:c="2"/>netid: c_7674:p</text:p>
      <text:p text:style-name="Standard"><text:s text:c="15"/>1.76145e-18 <text:s text:c="2"/>netid: c_7674:p</text:p>
      <text:p text:style-name="Standard"><text:s text:c="16"/>2.1594e-18 <text:s text:c="2"/>netid: c_7674:p</text:p>
      <text:p text:style-name="Standard"><text:s text:c="15"/>3.80427e-18 <text:s text:c="2"/>netid: c_8524:p</text:p>
      <text:p text:style-name="Standard"><text:s text:c="15"/>1.02178e-18 <text:s text:c="2"/>netid: c_8524:p</text:p>
      <text:p text:style-name="Standard"><text:s text:c="15"/>1.02178e-18 <text:s text:c="2"/>netid: c_8524:p</text:p>
      <text:p text:style-name="Standard"><text:s text:c="15"/>4.08139e-18 <text:s text:c="2"/>netid: c_8524:p</text:p>
      <text:p text:style-name="Standard"><text:s text:c="15"/>4.97321e-19 <text:s text:c="2"/>netid: c_8524:p</text:p>
      <text:p text:style-name="Standard"><text:s text:c="15"/>1.76688e-18 <text:s text:c="2"/>netid: c_7678:p</text:p>
      <text:p text:style-name="Standard"><text:s text:c="15"/>1.72583e-18 <text:s text:c="2"/>netid: c_8100:p</text:p>
      <text:p text:style-name="Standard"><text:s text:c="15"/>3.11146e-19 <text:s text:c="2"/>netid: c_8100:p</text:p>
      <text:p text:style-name="Standard"><text:s text:c="15"/>5.35086e-18 <text:s text:c="2"/>netid: c_8100:p</text:p>
      <text:p text:style-name="Standard"><text:s text:c="15"/>1.27648e-18 <text:s text:c="2"/>netid: c_8913:p</text:p>
      <text:p text:style-name="Standard"><text:s text:c="15"/>3.52223e-18 <text:s text:c="2"/>netid: c_8913:p</text:p>
      <text:p text:style-name="Standard"><text:s text:c="15"/>1.69757e-17 <text:s text:c="2"/>netid: c_7682:p</text:p>
      <text:p text:style-name="Standard"><text:soft-page-break/><text:s text:c="15"/>4.23415e-19 <text:s text:c="2"/>netid: XI4/XI3/MPM0:b</text:p>
      <text:p text:style-name="Standard"><text:s text:c="15"/>4.82043e-19 <text:s text:c="2"/>netid: XI4/XI3/MPM0:b</text:p>
      <text:p text:style-name="Standard"><text:s text:c="15"/>2.94279e-18 <text:s text:c="2"/>netid: XI4/XI3/MPM1:s</text:p>
      <text:p text:style-name="Standard"><text:s text:c="15"/>2.47359e-17 <text:s text:c="2"/>netid: XI4/XI3/MPM1:s</text:p>
      <text:p text:style-name="Standard"><text:s text:c="15"/>2.30064e-17 <text:s text:c="2"/>netid: XI4/XI3/MPM1:s</text:p>
      <text:p text:style-name="Standard"><text:s text:c="15"/>2.51214e-19 <text:s text:c="2"/>netid: XI4/XI3/MPM1:s</text:p>
      <text:p text:style-name="Standard"><text:s text:c="15"/>2.15745e-18 <text:s text:c="2"/>netid: XI4/XI3/MPM1:s</text:p>
      <text:p text:style-name="Standard"><text:s text:c="15"/>2.04206e-18 <text:s text:c="2"/>netid: c_8190:p</text:p>
      <text:p text:style-name="Standard"><text:s text:c="16"/>5.9972e-19 <text:s text:c="2"/>netid: c_8191:p</text:p>
      <text:p text:style-name="Standard"><text:s text:c="15"/>3.62592e-18 <text:s text:c="2"/>netid: c_8194:p</text:p>
      <text:p text:style-name="Standard"><text:s text:c="15"/>1.40036e-18 <text:s text:c="2"/>netid: c_8195:p</text:p>
      <text:p text:style-name="Standard"><text:s text:c="15"/>3.48769e-17 <text:s text:c="2"/>netid: c_8196:p</text:p>
      <text:p text:style-name="Standard"><text:s text:c="15"/>8.25559e-18 <text:s text:c="2"/>netid: c_8107:p</text:p>
      <text:p text:style-name="Standard"><text:s text:c="15"/>7.38957e-19 <text:s text:c="2"/>netid: c_8102:p</text:p>
      <text:p text:style-name="Standard"><text:s text:c="15"/>1.52839e-17 <text:s text:c="2"/>netid: c_8102:p</text:p>
      <text:p text:style-name="Standard"><text:s text:c="15"/>7.53698e-18 <text:s text:c="2"/>netid: c_8119:p</text:p>
      <text:p text:style-name="Standard"><text:s text:c="15"/>5.76293e-19 <text:s text:c="2"/>netid: c_10706:n</text:p>
      <text:p text:style-name="Standard"><text:s text:c="15"/>3.61269e-18 <text:s text:c="2"/>netid: c_10706:n</text:p>
      <text:p text:style-name="Standard"><text:s text:c="15"/>1.69275e-18 <text:s text:c="2"/>netid: c_10706:n</text:p>
      <text:p text:style-name="Standard"><text:s text:c="15"/>8.20514e-19 <text:s text:c="2"/>netid: c_10706:n</text:p>
      <text:p text:style-name="Standard"><text:s text:c="15"/>1.16318e-18 <text:s text:c="2"/>netid: c_10706:n</text:p>
      <text:p text:style-name="Standard"><text:s text:c="18"/>2.69e-18 <text:s text:c="2"/>netid: c_10706:n</text:p>
      <text:p text:style-name="Standard"><text:s text:c="16"/>3.5927e-19 <text:s text:c="2"/>netid: c_10706:n</text:p>
      <text:p text:style-name="Standard"><text:s text:c="15"/>2.68984e-18 <text:s text:c="2"/>netid: c_10706:n</text:p>
      <text:p text:style-name="Standard"><text:s text:c="15"/>1.71604e-17 <text:s text:c="2"/>netid: c_10706:n</text:p>
      <text:p text:style-name="Standard"><text:s text:c="15"/>5.24317e-18 <text:s text:c="2"/>netid: c_10706:n</text:p>
      <text:p text:style-name="Standard"><text:s text:c="16"/>1.3275e-18 <text:s text:c="2"/>netid: c_10706:n</text:p>
      <text:p text:style-name="Standard"><text:s text:c="15"/>1.67024e-18 <text:s text:c="2"/>netid: c_12273:n</text:p>
      <text:p text:style-name="Standard"><text:s text:c="15"/>3.92466e-18 <text:s text:c="2"/>netid: c_12273:n</text:p>
      <text:p text:style-name="Standard"><text:s text:c="15"/>1.60149e-18 <text:s text:c="2"/>netid: c_12273:n</text:p>
      <text:p text:style-name="Standard"><text:s text:c="15"/>2.63285e-18 <text:s text:c="2"/>netid: c_12273:n</text:p>
      <text:p text:style-name="Standard"><text:s text:c="15"/>8.87758e-19 <text:s text:c="2"/>netid: c_12273:n</text:p>
      <text:p text:style-name="Standard"><text:s text:c="15"/>4.88237e-17 <text:s text:c="2"/>netid: XI4/XI0/XI0/MPM1:g</text:p>
      <text:p text:style-name="Standard"><text:s text:c="15"/>3.39806e-19 <text:s text:c="2"/>netid: XI4/XI0/XI0/MPM1:g</text:p>
      <text:p text:style-name="Standard"><text:s text:c="16"/>2.6176e-18 <text:s text:c="2"/>netid: XI4/XI0/XI0/MPM1:g</text:p>
      <text:p text:style-name="Standard"><text:s text:c="15"/>1.12672e-18 <text:s text:c="2"/>netid: c_13918:n</text:p>
      <text:p text:style-name="Standard"><text:s text:c="15"/>3.02969e-19 <text:s text:c="2"/>netid: c_13921:n</text:p>
      <text:p text:style-name="Standard"><text:s text:c="15"/>2.57756e-17 <text:s text:c="2"/>netid: c_13921:n</text:p>
      <text:p text:style-name="Standard"><text:s text:c="15"/>2.62095e-18 <text:s text:c="2"/>netid: c_13999:n</text:p>
      <text:p text:style-name="Standard"><text:s text:c="15"/>1.89589e-18 <text:s text:c="2"/>netid: c_13999:n</text:p>
      <text:p text:style-name="Standard"><text:s text:c="15"/>1.88405e-17 <text:s text:c="2"/>netid: c_13999:n</text:p>
      <text:p text:style-name="Standard"><text:s text:c="15"/>4.37148e-18 <text:s text:c="2"/>netid: c_13999:n</text:p>
      <text:p text:style-name="Standard"><text:s text:c="15"/>1.07809e-18 <text:s text:c="2"/>netid: c_13999:n</text:p>
      <text:p text:style-name="Standard"><text:s text:c="15"/>9.94149e-19 <text:s text:c="2"/>netid: XI3/XI0/MNM0:b</text:p>
      <text:p text:style-name="Standard"><text:s text:c="15"/>5.11847e-18 <text:s text:c="2"/>netid: c_16096:n</text:p>
      <text:p text:style-name="Standard"><text:s text:c="15"/>1.70291e-18 <text:s text:c="2"/>netid: c_16096:n</text:p>
      <text:p text:style-name="Standard"><text:s text:c="15"/>1.13971e-18 <text:s text:c="2"/>netid: XI4/XI3/MNM0:s</text:p>
      <text:p text:style-name="Standard"><text:s text:c="15"/>2.33702e-18 <text:s text:c="2"/>netid: c_16097:n</text:p>
      <text:p text:style-name="Standard"><text:s text:c="15"/>4.07997e-18 <text:s text:c="2"/>netid: c_15720:n</text:p>
      <text:p text:style-name="Standard"><text:s text:c="15"/>2.98662e-19 <text:s text:c="2"/>netid: c_15720:n</text:p>
      <text:p text:style-name="Standard"><text:s text:c="15"/>3.47873e-19 <text:s text:c="2"/>netid: c_15723:n</text:p>
      <text:p text:style-name="Standard"><text:s text:c="15"/>5.49759e-18 <text:s text:c="2"/>netid: c_15723:n</text:p>
      <text:p text:style-name="Standard"><text:soft-page-break/><text:s text:c="15"/>2.07418e-18 <text:s text:c="2"/>netid: c_15723:n</text:p>
      <text:p text:style-name="Standard"><text:s text:c="15"/>2.30195e-18 <text:s text:c="2"/>netid: c_16120:n</text:p>
      <text:p text:style-name="Standard"><text:s text:c="15"/>1.38551e-18 <text:s text:c="2"/>netid: c_16508:p</text:p>
      <text:p text:style-name="Standard"><text:s text:c="15"/>1.00328e-18 <text:s text:c="2"/>netid: c_16509:p</text:p>
      <text:p text:style-name="Standard"><text:s text:c="15"/>2.38962e-19 <text:s text:c="2"/>netid: c_16509:p</text:p>
      <text:p text:style-name="Standard"><text:s text:c="16"/>3.1908e-18 <text:s text:c="2"/>netid: c_16509:p</text:p>
      <text:p text:style-name="Standard"><text:s text:c="16"/>1.3534e-18 <text:s text:c="2"/>netid: c_16509:p</text:p>
      <text:p text:style-name="Standard"><text:s text:c="16"/>5.3179e-19 <text:s text:c="2"/>netid: c_16509:p</text:p>
      <text:p text:style-name="Standard"><text:s text:c="15"/>1.90227e-18 <text:s text:c="2"/>netid: c_16509:p</text:p>
      <text:p text:style-name="Standard"><text:s text:c="15"/>4.97347e-19 <text:s text:c="2"/>netid: c_16509:p</text:p>
      <text:p text:style-name="Standard"><text:s text:c="15"/>3.48537e-18 <text:s text:c="2"/>netid: c_16484:p</text:p>
      <text:p text:style-name="Standard"><text:s text:c="15"/>1.61275e-18 <text:s text:c="2"/>netid: c_16484:p</text:p>
      <text:p text:style-name="Standard"><text:s text:c="15"/>1.01934e-18 <text:s text:c="2"/>netid: c_16484:p</text:p>
      <text:p text:style-name="Standard"><text:s text:c="15"/>4.30758e-19 <text:s text:c="2"/>netid: c_16484:p</text:p>
      <text:p text:style-name="Standard"><text:s text:c="15"/>2.32375e-18 <text:s text:c="2"/>netid: c_17353:n</text:p>
      <text:p text:style-name="Standard"><text:s text:c="15"/>2.19459e-18 <text:s text:c="2"/>netid: c_17540:n</text:p>
      <text:p text:style-name="Standard"><text:s text:c="16"/>3.4784e-18 <text:s text:c="2"/>netid: c_17540:n</text:p>
      <text:p text:style-name="Standard"><text:s text:c="15"/>1.31373e-17 <text:s text:c="2"/>netid: c_17540:n</text:p>
      <text:p text:style-name="Standard"><text:s text:c="15"/>2.13348e-18 <text:s text:c="2"/>netid: XI4/XI0/XI0/MPM0:d</text:p>
      <text:p text:style-name="Standard"><text:s text:c="15"/>2.58125e-18 <text:s text:c="2"/>netid: c_17367:n</text:p>
      <text:p text:style-name="Standard"><text:s text:c="15"/>1.22145e-18 <text:s text:c="2"/>netid: c_17372:n</text:p>
      <text:p text:style-name="Standard"><text:s text:c="15"/>4.71791e-18 <text:s text:c="2"/>netid: c_17373:n</text:p>
      <text:p text:style-name="Standard"><text:s text:c="15"/>6.97218e-18 <text:s text:c="2"/>netid: c_17374:n</text:p>
      <text:p text:style-name="Standard"><text:s text:c="15"/>1.05058e-18 <text:s text:c="2"/>netid: c_17731:p</text:p>
      <text:p text:style-name="Standard"><text:s text:c="15"/>7.20498e-18 <text:s text:c="2"/>netid: c_17731:p</text:p>
      <text:p text:style-name="Standard"><text:s text:c="15"/>2.27187e-18 <text:s text:c="2"/>netid: c_17388:n</text:p>
      <text:p text:style-name="Standard"><text:s text:c="15"/>1.37251e-17 <text:s text:c="2"/>netid: c_17388:n</text:p>
      <text:p text:style-name="Standard"><text:s text:c="15"/>1.32102e-18 <text:s text:c="2"/>netid: c_17423:n</text:p>
      <text:p text:style-name="Standard"><text:s text:c="15"/>1.32102e-18 <text:s text:c="2"/>netid: c_17511:n</text:p>
      <text:p text:style-name="Standard"><text:s text:c="15"/>1.32102e-18 <text:s text:c="2"/>netid: c_17659:p</text:p>
      <text:p text:style-name="Standard"><text:s text:c="15"/>4.30379e-19 <text:s text:c="2"/>netid: c_17429:n</text:p>
      <text:p text:style-name="Standard"><text:s text:c="15"/>3.39787e-18 <text:s text:c="2"/>netid: c_17392:n</text:p>
      <text:p text:style-name="Standard"><text:s text:c="15"/>2.56934e-19 <text:s text:c="2"/>netid: c_17392:n</text:p>
      <text:p text:style-name="Standard"><text:s text:c="15"/>2.33675e-17 <text:s text:c="2"/>netid: c_17392:n</text:p>
      <text:p text:style-name="Standard"><text:s text:c="15"/>7.57945e-19 <text:s text:c="2"/>netid: c_17407:n</text:p>
      <text:p text:style-name="Standard"><text:s text:c="15"/>1.42914e-18 <text:s text:c="2"/>netid: c_17407:n</text:p>
      <text:p text:style-name="Standard"><text:s text:c="15"/>3.64552e-18 <text:s text:c="2"/>netid: c_17407:n</text:p>
      <text:p text:style-name="Standard"><text:s text:c="15"/>2.22117e-18 <text:s text:c="2"/>netid: c_17407:n</text:p>
      <text:p text:style-name="Standard"><text:s text:c="15"/>2.50985e-18 <text:s text:c="2"/>netid: c_17407:n</text:p>
      <text:p text:style-name="Standard"><text:s text:c="15"/>1.05135e-17 <text:s text:c="2"/>netid: c_17408:n</text:p>
      <text:p text:style-name="Standard"><text:s text:c="15"/>6.98433e-18 <text:s text:c="2"/>netid: c_17408:n</text:p>
      <text:p text:style-name="Standard"><text:s text:c="15"/>1.48445e-18 <text:s text:c="2"/>netid: c_17409:n</text:p>
      <text:p text:style-name="Standard"><text:s text:c="15"/>2.90321e-18 <text:s text:c="2"/>netid: c_17409:n</text:p>
      <text:p text:style-name="Standard"><text:s text:c="15"/>6.20006e-18 <text:s text:c="2"/>netid: c_17409:n</text:p>
      <text:p text:style-name="Standard"><text:s text:c="16"/>2.1569e-18 <text:s text:c="2"/>netid: c_17410:n</text:p>
      <text:p text:style-name="Standard"><text:s text:c="16"/>6.3796e-18 <text:s text:c="2"/>netid: c_17410:n</text:p>
      <text:p text:style-name="Standard"><text:s text:c="15"/>1.13668e-18 <text:s text:c="2"/>netid: c_17431:n</text:p>
      <text:p text:style-name="Standard"><text:s text:c="15"/>2.35837e-18 <text:s text:c="2"/>netid: c_17438:n</text:p>
      <text:p text:style-name="Standard"><text:s text:c="15"/>3.42123e-18 <text:s text:c="2"/>netid: c_17442:n</text:p>
      <text:p text:style-name="Standard"><text:s text:c="15"/>1.29197e-18 <text:s text:c="2"/>netid: c_17442:n</text:p>
      <text:p text:style-name="Standard"><text:s text:c="15"/>1.12747e-18 <text:s text:c="2"/>netid: c_17442:n</text:p>
      <text:p text:style-name="Standard"><text:s text:c="15"/>1.79676e-18 <text:s text:c="2"/>netid: c_1588:n</text:p>
      <text:p text:style-name="Standard"><text:soft-page-break/><text:s text:c="15"/>1.40147e-18 <text:s text:c="2"/>netid: c_1597:n</text:p>
      <text:p text:style-name="Standard"><text:s text:c="15"/>4.04215e-18 <text:s text:c="2"/>netid: c_1590:n</text:p>
      <text:p text:style-name="Standard"><text:s text:c="15"/>2.54788e-18 <text:s text:c="2"/>netid: XI4/XI3/MPM1:g</text:p>
      <text:p text:style-name="Standard"><text:s text:c="15"/>3.21816e-18 <text:s text:c="2"/>netid: XI4/XI3/MPM1:g</text:p>
      <text:p text:style-name="Standard"><text:s text:c="15"/>4.81701e-19 <text:s text:c="2"/>netid: c_1505:n</text:p>
      <text:p text:style-name="Standard"><text:s text:c="15"/>4.27856e-19 <text:s text:c="2"/>netid: c_1624:n</text:p>
      <text:p text:style-name="Standard"><text:s text:c="15"/>5.41704e-19 <text:s text:c="2"/>netid: c_1595:n</text:p>
      <text:p text:style-name="Standard"><text:s text:c="15"/>1.09439e-18 <text:s text:c="2"/>netid: c_1505:n</text:p>
      <text:p text:style-name="Standard"><text:s text:c="15"/>2.44049e-18 <text:s text:c="2"/>netid: c_1880:p</text:p>
      <text:p text:style-name="Standard"><text:s text:c="15"/>1.45942e-18 <text:s text:c="2"/>netid: XI4/XI3/MPM1:g</text:p>
      <text:p text:style-name="Standard"><text:s text:c="15"/>7.93228e-19 <text:s text:c="2"/>netid: c_1880:p</text:p>
      <text:p text:style-name="Standard"><text:s text:c="15"/>7.88246e-18 <text:s text:c="2"/>netid: XI4/XI3/MPM1:g</text:p>
      <text:p text:style-name="Standard"><text:s text:c="15"/>7.08868e-18 <text:s text:c="2"/>netid: c_1627:n</text:p>
      <text:p text:style-name="Standard"><text:s text:c="15"/>1.34245e-17 <text:s text:c="2"/>netid: c_1588:n</text:p>
      <text:p text:style-name="Standard"><text:s text:c="15"/>1.68631e-18 <text:s text:c="2"/>netid: c_1886:p</text:p>
      <text:p text:style-name="Standard"><text:s text:c="15"/>6.78735e-19 <text:s text:c="2"/>netid: c_1590:n</text:p>
      <text:p text:style-name="Standard"><text:s text:c="15"/>4.61337e-19 <text:s text:c="2"/>netid: c_1624:n</text:p>
      <text:p text:style-name="Standard"><text:s text:c="15"/>5.48085e-18 <text:s text:c="2"/>netid: XI4/XI3/MPM1:g</text:p>
      <text:p text:style-name="Standard"><text:s text:c="15"/>3.32088e-18 <text:s text:c="2"/>netid: c_1590:n</text:p>
      <text:p text:style-name="Standard"><text:s text:c="15"/>2.84408e-18 <text:s text:c="2"/>netid: c_1505:n</text:p>
      <text:p text:style-name="Standard"><text:s text:c="15"/>1.36997e-17 <text:s text:c="2"/>netid: XI4/NET28</text:p>
      <text:p text:style-name="Standard"><text:s text:c="15"/>2.79261e-19 <text:s text:c="2"/>netid: c_1505:n</text:p>
      <text:p text:style-name="Standard"><text:s text:c="15"/>2.35249e-18 <text:s text:c="2"/>netid: XI4/XI3/MPM1:g</text:p>
      <text:p text:style-name="Standard"><text:s text:c="15"/>1.23702e-18 <text:s text:c="2"/>netid: XI4/XI3/MPM1:g</text:p>
      <text:p text:style-name="Standard"><text:s text:c="15"/>2.68528e-19 <text:s text:c="2"/>netid: XI4/XI3/MPM1:g</text:p>
      <text:p text:style-name="Standard"><text:s text:c="15"/>2.25034e-18 <text:s text:c="2"/>netid: XI4/XI3/MPM1:g</text:p>
      <text:p text:style-name="Standard"><text:s text:c="15"/>4.13463e-18 <text:s text:c="2"/>netid: c_1505:n</text:p>
      <text:p text:style-name="Standard"><text:s text:c="15"/>4.72834e-18 <text:s text:c="2"/>netid: c_1880:p</text:p>
      <text:p text:style-name="Standard"><text:s text:c="16"/>1.1294e-18 <text:s text:c="2"/>netid: XI4/XI3/MPM1:g</text:p>
      <text:p text:style-name="Standard"><text:s text:c="15"/>1.15348e-18 <text:s text:c="2"/>netid: c_1505:n</text:p>
      <text:p text:style-name="Standard"><text:s text:c="15"/>3.14254e-18 <text:s text:c="2"/>netid: XI4/XI3/MPM1:g</text:p>
      <text:p text:style-name="Standard"><text:s text:c="15"/>7.19415e-18 <text:s text:c="2"/>netid: c_1590:n</text:p>
      <text:p text:style-name="Standard"><text:s text:c="15"/>2.70397e-18 <text:s text:c="2"/>netid: c_1505:n</text:p>
      <text:p text:style-name="Standard"><text:s text:c="15"/>2.59157e-18 <text:s text:c="2"/>netid: c_1590:n</text:p>
      <text:p text:style-name="Standard"><text:s text:c="15"/>8.19532e-19 <text:s text:c="2"/>netid: c_2098:n</text:p>
      <text:p text:style-name="Standard"><text:s text:c="15"/>2.05403e-17 <text:s text:c="2"/>netid: c_1954:n</text:p>
      <text:p text:style-name="Standard"><text:s text:c="16"/>4.4193e-18 <text:s text:c="2"/>netid: c_2020:n</text:p>
      <text:p text:style-name="Standard"><text:s text:c="15"/>6.33547e-19 <text:s text:c="2"/>netid: c_1954:n</text:p>
      <text:p text:style-name="Standard"><text:s text:c="15"/>6.93512e-19 <text:s text:c="2"/>netid: c_1973:n</text:p>
      <text:p text:style-name="Standard"><text:s text:c="15"/>2.01665e-18 <text:s text:c="2"/>netid: c_1973:n</text:p>
      <text:p text:style-name="Standard"><text:s text:c="15"/>1.22773e-18 <text:s text:c="2"/>netid: c_1973:n</text:p>
      <text:p text:style-name="Standard"><text:s text:c="15"/>3.38086e-18 <text:s text:c="2"/>netid: c_1972:n</text:p>
      <text:p text:style-name="Standard"><text:s text:c="15"/>3.38086e-18 <text:s text:c="2"/>netid: c_1954:n</text:p>
      <text:p text:style-name="Standard"><text:s text:c="16"/>1.3908e-17 <text:s text:c="2"/>netid: c_1973:n</text:p>
      <text:p text:style-name="Standard"><text:s text:c="15"/>3.42998e-17 <text:s text:c="2"/>netid: c_1954:n</text:p>
      <text:p text:style-name="Standard"><text:s text:c="15"/>7.57691e-18 <text:s text:c="2"/>netid: c_1954:n</text:p>
      <text:p text:style-name="Standard"><text:s text:c="16"/>2.2832e-18 <text:s text:c="2"/>netid: c_2205:n</text:p>
      <text:p text:style-name="Standard"><text:s text:c="15"/>3.01978e-17 <text:s text:c="2"/>netid: c_2205:n</text:p>
      <text:p text:style-name="Standard"><text:s text:c="15"/>1.46792e-18 <text:s text:c="2"/>netid: c_2206:n</text:p>
      <text:p text:style-name="Standard"><text:s text:c="15"/>1.52346e-18 <text:s text:c="2"/>netid: c_2228:n</text:p>
      <text:p text:style-name="Standard"><text:s text:c="15"/>1.05435e-18 <text:s text:c="2"/>netid: c_2229:n</text:p>
      <text:p text:style-name="Standard"><text:s text:c="16"/>2.1086e-18 <text:s text:c="2"/>netid: XI4/XI3/MNM0:g</text:p>
      <text:p text:style-name="Standard"><text:soft-page-break/><text:s text:c="15"/>1.31373e-17 <text:s text:c="2"/>netid: c_2205:n</text:p>
      <text:p text:style-name="Standard"><text:s text:c="16"/>3.4784e-18 <text:s text:c="2"/>netid: c_2206:n</text:p>
      <text:p text:style-name="Standard"><text:s text:c="16"/>2.9704e-18 <text:s text:c="2"/>netid: c_2205:n</text:p>
      <text:p text:style-name="Standard"><text:s text:c="15"/>1.00724e-18 <text:s text:c="2"/>netid: XI4/XI3/MNM0:g</text:p>
      <text:p text:style-name="Standard"><text:s text:c="15"/>2.02994e-17 <text:s text:c="2"/>netid: c_2205:n</text:p>
      <text:p text:style-name="Standard"><text:s text:c="15"/>2.22835e-18 <text:s text:c="2"/>netid: XI4/XI3/MNM0:g</text:p>
      <text:p text:style-name="Standard"><text:s text:c="15"/>2.92167e-18 <text:s text:c="2"/>netid: c_2205:n</text:p>
      <text:p text:style-name="Standard"><text:s text:c="16"/>5.8177e-19 <text:s text:c="2"/>netid: c_2229:n</text:p>
      <text:p text:style-name="Standard"><text:s text:c="15"/>6.20111e-19 <text:s text:c="2"/>netid: c_2230:n</text:p>
      <text:p text:style-name="Standard"><text:s text:c="15"/>2.29075e-18 <text:s text:c="2"/>netid: c_2205:n</text:p>
      <text:p text:style-name="Standard"><text:s text:c="15"/>1.22789e-18 <text:s text:c="2"/>netid: c_2205:n</text:p>
      <text:p text:style-name="Standard"><text:s text:c="16"/>4.5973e-18 <text:s text:c="2"/>netid: c_2205:n</text:p>
      <text:p text:style-name="Standard"><text:s text:c="15"/>1.33554e-18 <text:s text:c="2"/>netid: c_2205:n</text:p>
      <text:p text:style-name="Standard"><text:s text:c="15"/>1.05067e-17 <text:s text:c="2"/>netid: c_2205:n</text:p>
      <text:p text:style-name="Standard"><text:s text:c="16"/>3.3738e-18 <text:s text:c="2"/>netid: XI4/XI3/MNM0:g</text:p>
      <text:p text:style-name="Standard"><text:s text:c="15"/>2.78066e-17 <text:s text:c="2"/>netid: c_2205:n</text:p>
      <text:p text:style-name="Standard"><text:s text:c="15"/>2.58147e-19 <text:s text:c="2"/>netid: c_2206:n</text:p>
      <text:p text:style-name="Standard"><text:s text:c="15"/>7.64588e-18 <text:s text:c="2"/>netid: c_2205:n</text:p>
      <text:p text:style-name="Standard"><text:s text:c="15"/>2.17057e-18 <text:s text:c="2"/>netid: c_2206:n</text:p>
      <text:p text:style-name="Standard"><text:s text:c="15"/>3.30271e-18 <text:s text:c="2"/>netid: c_311:n</text:p>
      <text:p text:style-name="Standard"><text:s text:c="15"/>1.55947e-17 <text:s text:c="2"/>netid: XI4/XI3/MNM1:s</text:p>
      <text:p text:style-name="Standard"><text:s text:c="15"/>1.45055e-17 <text:s text:c="2"/>netid: c_311:n</text:p>
      <text:p text:style-name="Standard"><text:s text:c="15"/>3.25554e-18 <text:s text:c="2"/>netid: XI4/XI3/MNM1:s</text:p>
      <text:p text:style-name="Standard"><text:s text:c="15"/>1.53177e-18 <text:s text:c="2"/>netid: c_311:n</text:p>
      <text:p text:style-name="Standard"><text:s text:c="15"/>1.76023e-18 <text:s text:c="2"/>netid: c_467:n</text:p>
      <text:p text:style-name="Standard"/>
      <text:p text:style-name="Standard"/>
      <text:p text:style-name="Standard">30 <text:s text:c="19"/>0.0 <text:s text:c="2"/>2.16551e-15 <text:s text:c="6"/>87.4641 <text:s text:c="11"/>0.0 <text:s/>XI5/NET29</text:p>
      <text:p text:style-name="Standard"><text:s text:c="12"/>- Coupled nets</text:p>
      <text:p text:style-name="Standard"><text:s text:c="15"/>c_8944:p,c_8944:p,c_8944:p,c_8944:p,c_8533:p,c_8533:p,c_8533:p,c_7894:p,c_7894:p,c_7894:p,c_7894:p,c_7894:p,c_7894:p,c_7894:p,c_8529:p,c_8529:p,c_8529:p,c_8529:p,c_8529:p,c_7896:p,c_8530:p,c_8530:p,c_8530:p,XI5/XI1/XI0/MPM0:b,XI5/XI1/XI0/MPM0:b,XI5/XI1/XI0/MPM1:s,XI5/XI1/XI0/MPM1:s,XI5/XI1/XI0/MPM1:s,XI5/XI1/XI0/MPM1:s,XI5/XI1/XI0/MPM1:s,c_8304:p,c_8975:p,c_8975:p,c_8305:p,c_7887:p,c_7887:p,c_7887:p,c_7887:p,c_7775:p,c_7775:p,c_8984:p,c_8984:p,c_8984:p,c_8332:p,c_8332:p,c_8332:p,c_8332:p,c_8336:p,XI5/XI4/MPM0:s,c_8312:p,c_8312:p,c_8313:p,c_8314:p,c_7916:p,c_7889:p,c_7889:p,c_7906:p,c_7914:p,c_7914:p,c_7914:p,c_7914:p,c_9005:p,c_8330:p,c_8330:p,c_8330:p,c_8331:p,c_8331:p,c_8331:p,c_8337:p,c_9013:p,c_9014:p,c_8322:p,c_8322:p,c_8323:p,c_8324:p,c_7907:p,c_7907:p,c_7907:p,c_8333:p,c_8333:p,c_9024:p,c_9024:p,c_9024:p,c_8334:p,c_8334:p,c_8334:p,c_8334:p,c_8344:p,c_9872:p,c_9872:p,c_9872:p,c_9872:p,c_9872:p,c_11128:n,c_11565:p,c_11272:n,c_11273:n,c_11273:n,c_11273:n,c_11275:n,c_11197:n,c_11197:n,c_11197:n,c_11197:n,c_11197:n,c_11197:n,c_11197:n,c_11197:n,c_11197:n,c_11197:n,c_11197:n,c_11197:n,c_11197:n,c_11197:n,c_11197:n,c_11197:n,c_11197:n,c_11197:n,c_11197:n,c_11197:n,c_11197:n,c_11197:n,c_12071:n,c_12459:n,c_12461:n,c_12077:n,c_13228:p,c_12079:n,c_12085:n,c_12091:n,c_12093:n,c_12093:n,c_12093:n,c_12093:n,c_12094:n,c_12094:n,c_12094:n,c_12095:n,c_12095:n,c_12095:n,c_12095:n,c_12095:n,c_12095:n,c_12095:n,c_12095:n,c_13247:p,c_12097:n,c_12105:n,c_12105:n,c_12105:n,c_12105:n,c_12106:n,c_12106:n,c_12106:n,c_12106:n,c_12106:n,XI5/XI4/MPM0:g,XI5/XI4/MPM0:g,XI5/XI4/MPM0:g,XI5/XI4/MPM0:g,XI5/XI4/MPM0:g,XI5/XI4/MPM0:g,c_12113:n,c_12113:n,c_12115:n,c_12115:n,c_12115:n,c_12115:n,c_12207:n,c_12646:p,c_12646:p,c_12646:p,c_12646:p,c_12646:p,c_12646:p,c_12646:p,c_12363:n,c_12363:n,c_12363:n,c_12367:n,c_12367:n,c_12367:n,c_12368:n,c_12368:n,c_12368:n,c_12368:n,c_12368:n,c_12368:n<text:soft-page-break/>,c_12369:n,c_12370:n,c_12370:n,c_12370:n,c_12370:n,c_12370:n,c_12370:n,c_14079:n,c_14079:n,c_14778:n,c_14778:n,c_14778:n,c_14778:n,c_14778:n,c_14799:n,c_14800:n,c_14802:n,c_14802:n,c_14802:n,c_14804:n,c_14804:n,c_14804:n,c_14804:n,c_14806:n,c_14806:n,c_14806:n,c_14806:n,c_14806:n,c_14809:n,XI3/XI0/MNM0:b,c_16800:p,c_16003:n,c_16003:n,XI5/XI1/XI0/MNM0:s,c_16804:p,c_15728:n,c_15728:n,c_15728:n,c_15728:n,c_15728:n,c_15729:n,c_15729:n,c_15802:n,c_15732:n,c_15732:n,c_15817:n,c_16064:n,c_16071:n,c_16071:n,c_16072:n,c_16072:n,c_16072:n,c_16072:n,c_16072:n,c_16072:n,c_16072:n,c_16072:n,XI5/XI1/XI1/MPM1:g,XI5/XI1/XI1/MPM1:g,XI5/XI1/XI1/MPM1:g,XI5/XI1/XI1/MPM1:g,c_3507:n,c_3507:n,c_3507:n,c_3507:n,c_3487:n,c_3487:n,c_3516:n,c_3490:n,c_3476:n,c_3476:n,c_3476:n,c_3476:n,c_3589:n,c_3589:n,c_3589:n,c_3556:n,c_3556:n,c_3556:n,c_3556:n,c_3556:n,c_3556:n,c_3556:n,XI5/NET34,c_3803:n,c_3804:n,c_3970:n,c_3970:n,c_3970:n,c_3889:n,c_3889:n,XI5/XI1/XI1/MPM0:d,XI5/XI1/XI0/MPM1:g,XI5/XI1/XI0/MPM1:g,XI5/XI1/XI0/MPM1:g,XI5/XI1/XI0/MPM1:g,XI5/XI1/XI0/MPM1:g,XI5/XI1/XI0/MPM1:g,XI5/XI1/XI0/MPM1:g,XI5/XI1/XI0/MPM1:g,XI5/XI1/XI0/MPM1:g,XI5/XI1/XI0/MPM1:g,XI5/XI1/XI0/MPM1:g,XI5/XI1/XI0/MPM1:g,c_4026:n,c_4026:n,c_3800:n,c_3800:n,c_3854:n,c_3855:n,c_3856:n,c_3857:n,c_3857:n,c_3858:n,c_3858:n,c_3858:n,c_3858:n,c_3858:n,c_3858:n,c_3859:n,c_3859:n,c_3859:n,c_3822:n,c_3822:n,c_3822:n,c_3822:n,c_3822:n,c_3822:n,c_3822:n,c_3822:n,c_3908:n,c_3908:n,c_3908:n,c_3908:n,c_3860:n,c_3860:n,c_3860:n,c_3980:n,c_3834:n,c_3834:n,c_3972:n,c_4063:n,c_4063:n,c_4065:n,c_4066:n,c_3862:n,c_3862:n,c_3862:n,c_3823:n,c_3823:n,c_3823:n,c_3823:n,c_3824:n,c_3824:n,c_3865:n,c_3865:n,c_4078:n,c_3912:n,c_3912:n,c_4081:n,c_3827:n,c_3938:n,c_3802:n,c_3802:n,c_3802:n,c_3802:n,c_3866:n,c_3866:n,c_3818:n,c_3844:n,c_3844:n,c_3845:n,c_3819:n,c_3820:n,c_3820:n,c_3870:n,c_3870:n,c_3870:n,c_3870:n,c_3870:n,c_3870:n,c_3870:n,c_4258:n,c_4258:n,c_4258:n,c_4258:n,c_4259:n,c_4259:n,c_4274:n,c_4274:n,c_4274:n,c_4274:n,c_4274:n,c_4408:n,c_4408:n,c_4408:n,c_4449:n,XI5/XI2/MPM0:d,XI5/XI2/MPM0:d,XI5/XI2/MPM0:d,c_4453:n,c_4453:n,c_4254:n,c_4456:n,c_4256:n,c_4256:n,c_4256:n,c_4256:n,c_4257:n,c_4311:n,c_4311:n,c_4312:n,c_4313:n,c_4386:n,c_4564:n,c_4564:n,c_4564:n,XI5/XI2/MPM1:g,XI5/XI2/MPM1:g,XI5/XI2/MPM1:g,c_4623:n,c_4623:n,c_4570:n,c_4570:n,c_4566:n,c_4581:n,c_4603:n,c_4603:n,c_4603:n,c_4668:n,c_4669:n,c_4588:n,c_4615:n,c_4605:n,c_4627:n,c_4589:n,XI5/XI1/XI0/MNM0:g,XI5/XI1/XI0/MNM0:g,XI5/XI1/XI0/MNM0:g,XI5/XI1/XI0/MNM0:g,c_4935:n,c_4935:n,c_4935:n,c_4896:n,c_4896:n,c_4896:n,c_4896:n,c_4937:n,c_4967:n,c_4884:n,c_4884:n,c_4884:n,c_4884:n,c_4884:n,c_4884:n,c_4884:n,c_4884:n,c_4884:n,c_4884:n,c_4884:n,c_4884:n,c_4884:n,c_4884:n,c_4885:n,c_4885:n,c_331:n,c_507:n,XI5/XI1/XI0/MNM1:s,c_507:n,XI5/XI1/XI0/MNM1:s,c_507:n,c_530:n</text:p>
      <text:p text:style-name="Standard"><text:s text:c="12"/>- Intrinsic Capacitance</text:p>
      <text:p text:style-name="Standard"><text:s text:c="15"/>2.71466e-16</text:p>
      <text:p text:style-name="Standard"><text:s text:c="12"/>- Coupled capacitance</text:p>
      <text:p text:style-name="Standard"><text:s text:c="15"/>1.62768e-18 <text:s text:c="2"/>netid: c_8944:p</text:p>
      <text:p text:style-name="Standard"><text:s text:c="15"/>1.14425e-18 <text:s text:c="2"/>netid: c_8944:p</text:p>
      <text:p text:style-name="Standard"><text:s text:c="15"/>1.08918e-18 <text:s text:c="2"/>netid: c_8944:p</text:p>
      <text:p text:style-name="Standard"><text:s text:c="15"/>3.90604e-18 <text:s text:c="2"/>netid: c_8944:p</text:p>
      <text:p text:style-name="Standard"><text:s text:c="15"/>1.79449e-18 <text:s text:c="2"/>netid: c_8533:p</text:p>
      <text:p text:style-name="Standard"><text:s text:c="15"/>2.90255e-19 <text:s text:c="2"/>netid: c_8533:p</text:p>
      <text:p text:style-name="Standard"><text:s text:c="15"/>5.53238e-18 <text:s text:c="2"/>netid: c_8533:p</text:p>
      <text:p text:style-name="Standard"><text:s text:c="15"/>3.14716e-18 <text:s text:c="2"/>netid: c_7894:p</text:p>
      <text:p text:style-name="Standard"><text:s text:c="15"/>3.15964e-18 <text:s text:c="2"/>netid: c_7894:p</text:p>
      <text:p text:style-name="Standard"><text:s text:c="15"/>1.16626e-17 <text:s text:c="2"/>netid: c_7894:p</text:p>
      <text:p text:style-name="Standard"><text:s text:c="15"/>2.63821e-18 <text:s text:c="2"/>netid: c_7894:p</text:p>
      <text:p text:style-name="Standard"><text:s text:c="15"/>1.40799e-17 <text:s text:c="2"/>netid: c_7894:p</text:p>
      <text:p text:style-name="Standard"><text:s text:c="15"/>1.57629e-18 <text:s text:c="2"/>netid: c_7894:p</text:p>
      <text:p text:style-name="Standard"><text:s text:c="15"/>2.17346e-18 <text:s text:c="2"/>netid: c_7894:p</text:p>
      <text:p text:style-name="Standard"><text:soft-page-break/><text:s text:c="15"/>3.53931e-18 <text:s text:c="2"/>netid: c_8529:p</text:p>
      <text:p text:style-name="Standard"><text:s text:c="15"/>1.02178e-18 <text:s text:c="2"/>netid: c_8529:p</text:p>
      <text:p text:style-name="Standard"><text:s text:c="15"/>1.02178e-18 <text:s text:c="2"/>netid: c_8529:p</text:p>
      <text:p text:style-name="Standard"><text:s text:c="15"/>3.75944e-18 <text:s text:c="2"/>netid: c_8529:p</text:p>
      <text:p text:style-name="Standard"><text:s text:c="15"/>4.68369e-19 <text:s text:c="2"/>netid: c_8529:p</text:p>
      <text:p text:style-name="Standard"><text:s text:c="15"/>1.69852e-18 <text:s text:c="2"/>netid: c_7896:p</text:p>
      <text:p text:style-name="Standard"><text:s text:c="15"/>1.90648e-18 <text:s text:c="2"/>netid: c_8530:p</text:p>
      <text:p text:style-name="Standard"><text:s text:c="15"/>2.90255e-19 <text:s text:c="2"/>netid: c_8530:p</text:p>
      <text:p text:style-name="Standard"><text:s text:c="16"/>5.8968e-18 <text:s text:c="2"/>netid: c_8530:p</text:p>
      <text:p text:style-name="Standard"><text:s text:c="15"/>4.23415e-19 <text:s text:c="2"/>netid: XI5/XI1/XI0/MPM0:b</text:p>
      <text:p text:style-name="Standard"><text:s text:c="15"/>4.82043e-19 <text:s text:c="2"/>netid: XI5/XI1/XI0/MPM0:b</text:p>
      <text:p text:style-name="Standard"><text:s text:c="15"/>2.94279e-18 <text:s text:c="2"/>netid: XI5/XI1/XI0/MPM1:s</text:p>
      <text:p text:style-name="Standard"><text:s text:c="15"/>2.47359e-17 <text:s text:c="2"/>netid: XI5/XI1/XI0/MPM1:s</text:p>
      <text:p text:style-name="Standard"><text:s text:c="15"/>2.30064e-17 <text:s text:c="2"/>netid: XI5/XI1/XI0/MPM1:s</text:p>
      <text:p text:style-name="Standard"><text:s text:c="15"/>2.23471e-18 <text:s text:c="2"/>netid: XI5/XI1/XI0/MPM1:s</text:p>
      <text:p text:style-name="Standard"><text:s text:c="15"/>2.51214e-19 <text:s text:c="2"/>netid: XI5/XI1/XI0/MPM1:s</text:p>
      <text:p text:style-name="Standard"><text:s text:c="15"/>3.09211e-18 <text:s text:c="2"/>netid: c_8304:p</text:p>
      <text:p text:style-name="Standard"><text:s text:c="15"/>1.28098e-18 <text:s text:c="2"/>netid: c_8975:p</text:p>
      <text:p text:style-name="Standard"><text:s text:c="15"/>3.52896e-18 <text:s text:c="2"/>netid: c_8975:p</text:p>
      <text:p text:style-name="Standard"><text:s text:c="15"/>1.74318e-17 <text:s text:c="2"/>netid: c_8305:p</text:p>
      <text:p text:style-name="Standard"><text:s text:c="15"/>1.06395e-18 <text:s text:c="2"/>netid: c_7887:p</text:p>
      <text:p text:style-name="Standard"><text:s text:c="15"/>1.33123e-18 <text:s text:c="2"/>netid: c_7887:p</text:p>
      <text:p text:style-name="Standard"><text:s text:c="15"/>8.43384e-19 <text:s text:c="2"/>netid: c_7887:p</text:p>
      <text:p text:style-name="Standard"><text:s text:c="15"/>2.12089e-18 <text:s text:c="2"/>netid: c_7887:p</text:p>
      <text:p text:style-name="Standard"><text:s text:c="15"/>2.54938e-19 <text:s text:c="2"/>netid: c_7775:p</text:p>
      <text:p text:style-name="Standard"><text:s text:c="15"/>5.52601e-19 <text:s text:c="2"/>netid: c_7775:p</text:p>
      <text:p text:style-name="Standard"><text:s text:c="15"/>1.28661e-18 <text:s text:c="2"/>netid: c_8984:p</text:p>
      <text:p text:style-name="Standard"><text:s text:c="15"/>3.85137e-19 <text:s text:c="2"/>netid: c_8984:p</text:p>
      <text:p text:style-name="Standard"><text:s text:c="15"/>4.92656e-19 <text:s text:c="2"/>netid: c_8984:p</text:p>
      <text:p text:style-name="Standard"><text:s text:c="15"/>4.09837e-18 <text:s text:c="2"/>netid: c_8332:p</text:p>
      <text:p text:style-name="Standard"><text:s text:c="15"/>9.22247e-19 <text:s text:c="2"/>netid: c_8332:p</text:p>
      <text:p text:style-name="Standard"><text:s text:c="16"/>5.4215e-19 <text:s text:c="2"/>netid: c_8332:p</text:p>
      <text:p text:style-name="Standard"><text:s text:c="15"/>1.37859e-17 <text:s text:c="2"/>netid: c_8332:p</text:p>
      <text:p text:style-name="Standard"><text:s text:c="15"/>2.26589e-19 <text:s text:c="2"/>netid: c_8336:p</text:p>
      <text:p text:style-name="Standard"><text:s text:c="15"/>8.32444e-19 <text:s text:c="2"/>netid: XI5/XI4/MPM0:s</text:p>
      <text:p text:style-name="Standard"><text:s text:c="15"/>5.19705e-18 <text:s text:c="2"/>netid: c_8312:p</text:p>
      <text:p text:style-name="Standard"><text:s text:c="16"/>3.5979e-19 <text:s text:c="2"/>netid: c_8312:p</text:p>
      <text:p text:style-name="Standard"><text:s text:c="15"/>9.08724e-18 <text:s text:c="2"/>netid: c_8313:p</text:p>
      <text:p text:style-name="Standard"><text:s text:c="15"/>4.49543e-18 <text:s text:c="2"/>netid: c_8314:p</text:p>
      <text:p text:style-name="Standard"><text:s text:c="15"/>9.30035e-18 <text:s text:c="2"/>netid: c_7916:p</text:p>
      <text:p text:style-name="Standard"><text:s text:c="15"/>3.45365e-18 <text:s text:c="2"/>netid: c_7889:p</text:p>
      <text:p text:style-name="Standard"><text:s text:c="15"/>2.76082e-18 <text:s text:c="2"/>netid: c_7889:p</text:p>
      <text:p text:style-name="Standard"><text:s text:c="15"/>3.49309e-18 <text:s text:c="2"/>netid: c_7906:p</text:p>
      <text:p text:style-name="Standard"><text:s text:c="15"/>3.68536e-19 <text:s text:c="2"/>netid: c_7914:p</text:p>
      <text:p text:style-name="Standard"><text:s text:c="15"/>1.38222e-18 <text:s text:c="2"/>netid: c_7914:p</text:p>
      <text:p text:style-name="Standard"><text:s text:c="15"/>6.54363e-19 <text:s text:c="2"/>netid: c_7914:p</text:p>
      <text:p text:style-name="Standard"><text:s text:c="15"/>6.69711e-18 <text:s text:c="2"/>netid: c_7914:p</text:p>
      <text:p text:style-name="Standard"><text:s text:c="15"/>2.18455e-19 <text:s text:c="2"/>netid: c_9005:p</text:p>
      <text:p text:style-name="Standard"><text:s text:c="15"/>3.16887e-18 <text:s text:c="2"/>netid: c_8330:p</text:p>
      <text:p text:style-name="Standard"><text:s text:c="15"/>8.39737e-18 <text:s text:c="2"/>netid: c_8330:p</text:p>
      <text:p text:style-name="Standard"><text:s text:c="15"/>3.74476e-18 <text:s text:c="2"/>netid: c_8330:p</text:p>
      <text:p text:style-name="Standard"><text:s text:c="15"/>3.19558e-19 <text:s text:c="2"/>netid: c_8331:p</text:p>
      <text:p text:style-name="Standard"><text:soft-page-break/><text:s text:c="15"/>5.81117e-18 <text:s text:c="2"/>netid: c_8331:p</text:p>
      <text:p text:style-name="Standard"><text:s text:c="15"/>1.95194e-18 <text:s text:c="2"/>netid: c_8331:p</text:p>
      <text:p text:style-name="Standard"><text:s text:c="15"/>7.78581e-18 <text:s text:c="2"/>netid: c_8337:p</text:p>
      <text:p text:style-name="Standard"><text:s text:c="15"/>4.13058e-18 <text:s text:c="2"/>netid: c_9013:p</text:p>
      <text:p text:style-name="Standard"><text:s text:c="15"/>4.13058e-18 <text:s text:c="2"/>netid: c_9014:p</text:p>
      <text:p text:style-name="Standard"><text:s text:c="16"/>9.6582e-19 <text:s text:c="2"/>netid: c_8322:p</text:p>
      <text:p text:style-name="Standard"><text:s text:c="15"/>1.30189e-17 <text:s text:c="2"/>netid: c_8322:p</text:p>
      <text:p text:style-name="Standard"><text:s text:c="15"/>6.10724e-18 <text:s text:c="2"/>netid: c_8323:p</text:p>
      <text:p text:style-name="Standard"><text:s text:c="15"/>6.71216e-18 <text:s text:c="2"/>netid: c_8324:p</text:p>
      <text:p text:style-name="Standard"><text:s text:c="16"/>2.4015e-19 <text:s text:c="2"/>netid: c_7907:p</text:p>
      <text:p text:style-name="Standard"><text:s text:c="15"/>7.62975e-19 <text:s text:c="2"/>netid: c_7907:p</text:p>
      <text:p text:style-name="Standard"><text:s text:c="15"/>1.52493e-18 <text:s text:c="2"/>netid: c_7907:p</text:p>
      <text:p text:style-name="Standard"><text:s text:c="15"/>1.92053e-18 <text:s text:c="2"/>netid: c_8333:p</text:p>
      <text:p text:style-name="Standard"><text:s text:c="15"/>5.81117e-18 <text:s text:c="2"/>netid: c_8333:p</text:p>
      <text:p text:style-name="Standard"><text:s text:c="15"/>3.57337e-18 <text:s text:c="2"/>netid: c_9024:p</text:p>
      <text:p text:style-name="Standard"><text:s text:c="15"/>2.98051e-19 <text:s text:c="2"/>netid: c_9024:p</text:p>
      <text:p text:style-name="Standard"><text:s text:c="15"/>6.34268e-18 <text:s text:c="2"/>netid: c_9024:p</text:p>
      <text:p text:style-name="Standard"><text:s text:c="16"/>8.2575e-19 <text:s text:c="2"/>netid: c_8334:p</text:p>
      <text:p text:style-name="Standard"><text:s text:c="15"/>2.21336e-18 <text:s text:c="2"/>netid: c_8334:p</text:p>
      <text:p text:style-name="Standard"><text:s text:c="15"/>2.59008e-19 <text:s text:c="2"/>netid: c_8334:p</text:p>
      <text:p text:style-name="Standard"><text:s text:c="15"/>1.63093e-17 <text:s text:c="2"/>netid: c_8334:p</text:p>
      <text:p text:style-name="Standard"><text:s text:c="15"/>7.19178e-18 <text:s text:c="2"/>netid: c_8344:p</text:p>
      <text:p text:style-name="Standard"><text:s text:c="16"/>3.1214e-19 <text:s text:c="2"/>netid: c_9872:p</text:p>
      <text:p text:style-name="Standard"><text:s text:c="15"/>2.04595e-19 <text:s text:c="2"/>netid: c_9872:p</text:p>
      <text:p text:style-name="Standard"><text:s text:c="15"/>4.10742e-19 <text:s text:c="2"/>netid: c_9872:p</text:p>
      <text:p text:style-name="Standard"><text:s text:c="16"/>8.0633e-19 <text:s text:c="2"/>netid: c_9872:p</text:p>
      <text:p text:style-name="Standard"><text:s text:c="15"/>1.37773e-18 <text:s text:c="2"/>netid: c_9872:p</text:p>
      <text:p text:style-name="Standard"><text:s text:c="15"/>8.12377e-19 <text:s text:c="2"/>netid: c_11128:n</text:p>
      <text:p text:style-name="Standard"><text:s text:c="15"/>3.06962e-19 <text:s text:c="2"/>netid: c_11565:p</text:p>
      <text:p text:style-name="Standard"><text:s text:c="15"/>1.33324e-18 <text:s text:c="2"/>netid: c_11272:n</text:p>
      <text:p text:style-name="Standard"><text:s text:c="15"/>7.88343e-19 <text:s text:c="2"/>netid: c_11273:n</text:p>
      <text:p text:style-name="Standard"><text:s text:c="15"/>8.81002e-19 <text:s text:c="2"/>netid: c_11273:n</text:p>
      <text:p text:style-name="Standard"><text:s text:c="15"/>2.18082e-18 <text:s text:c="2"/>netid: c_11273:n</text:p>
      <text:p text:style-name="Standard"><text:s text:c="15"/>9.25138e-19 <text:s text:c="2"/>netid: c_11275:n</text:p>
      <text:p text:style-name="Standard"><text:s text:c="15"/>6.06794e-19 <text:s text:c="2"/>netid: c_11197:n</text:p>
      <text:p text:style-name="Standard"><text:s text:c="15"/>2.82217e-18 <text:s text:c="2"/>netid: c_11197:n</text:p>
      <text:p text:style-name="Standard"><text:s text:c="15"/>1.49831e-18 <text:s text:c="2"/>netid: c_11197:n</text:p>
      <text:p text:style-name="Standard"><text:s text:c="15"/>6.13131e-19 <text:s text:c="2"/>netid: c_11197:n</text:p>
      <text:p text:style-name="Standard"><text:s text:c="15"/>4.73226e-19 <text:s text:c="2"/>netid: c_11197:n</text:p>
      <text:p text:style-name="Standard"><text:s text:c="15"/>1.40772e-18 <text:s text:c="2"/>netid: c_11197:n</text:p>
      <text:p text:style-name="Standard"><text:s text:c="15"/>1.55598e-18 <text:s text:c="2"/>netid: c_11197:n</text:p>
      <text:p text:style-name="Standard"><text:s text:c="15"/>5.99049e-19 <text:s text:c="2"/>netid: c_11197:n</text:p>
      <text:p text:style-name="Standard"><text:s text:c="15"/>6.71232e-19 <text:s text:c="2"/>netid: c_11197:n</text:p>
      <text:p text:style-name="Standard"><text:s text:c="15"/>5.55619e-19 <text:s text:c="2"/>netid: c_11197:n</text:p>
      <text:p text:style-name="Standard"><text:s text:c="15"/>1.74148e-18 <text:s text:c="2"/>netid: c_11197:n</text:p>
      <text:p text:style-name="Standard"><text:s text:c="15"/>2.49781e-18 <text:s text:c="2"/>netid: c_11197:n</text:p>
      <text:p text:style-name="Standard"><text:s text:c="15"/>3.60971e-18 <text:s text:c="2"/>netid: c_11197:n</text:p>
      <text:p text:style-name="Standard"><text:s text:c="15"/>5.51708e-18 <text:s text:c="2"/>netid: c_11197:n</text:p>
      <text:p text:style-name="Standard"><text:s text:c="15"/>1.12352e-16 <text:s text:c="2"/>netid: c_11197:n</text:p>
      <text:p text:style-name="Standard"><text:s text:c="15"/>2.86284e-19 <text:s text:c="2"/>netid: c_11197:n</text:p>
      <text:p text:style-name="Standard"><text:s text:c="15"/>9.54331e-19 <text:s text:c="2"/>netid: c_11197:n</text:p>
      <text:p text:style-name="Standard"><text:s text:c="15"/>2.36924e-19 <text:s text:c="2"/>netid: c_11197:n</text:p>
      <text:p text:style-name="Standard"><text:soft-page-break/><text:s text:c="15"/>1.12859e-17 <text:s text:c="2"/>netid: c_11197:n</text:p>
      <text:p text:style-name="Standard"><text:s text:c="15"/>3.93925e-18 <text:s text:c="2"/>netid: c_11197:n</text:p>
      <text:p text:style-name="Standard"><text:s text:c="15"/>1.63605e-18 <text:s text:c="2"/>netid: c_11197:n</text:p>
      <text:p text:style-name="Standard"><text:s text:c="15"/>2.50338e-18 <text:s text:c="2"/>netid: c_11197:n</text:p>
      <text:p text:style-name="Standard"><text:s text:c="15"/>1.03869e-18 <text:s text:c="2"/>netid: c_12071:n</text:p>
      <text:p text:style-name="Standard"><text:s text:c="15"/>3.47796e-19 <text:s text:c="2"/>netid: c_12459:n</text:p>
      <text:p text:style-name="Standard"><text:s text:c="15"/>1.23507e-18 <text:s text:c="2"/>netid: c_12461:n</text:p>
      <text:p text:style-name="Standard"><text:s text:c="15"/>3.52105e-19 <text:s text:c="2"/>netid: c_12077:n</text:p>
      <text:p text:style-name="Standard"><text:s text:c="15"/>4.39627e-19 <text:s text:c="2"/>netid: c_13228:p</text:p>
      <text:p text:style-name="Standard"><text:s text:c="15"/>4.06175e-18 <text:s text:c="2"/>netid: c_12079:n</text:p>
      <text:p text:style-name="Standard"><text:s text:c="15"/>2.76453e-17 <text:s text:c="2"/>netid: c_12085:n</text:p>
      <text:p text:style-name="Standard"><text:s text:c="15"/>2.21042e-18 <text:s text:c="2"/>netid: c_12091:n</text:p>
      <text:p text:style-name="Standard"><text:s text:c="15"/>1.92103e-18 <text:s text:c="2"/>netid: c_12093:n</text:p>
      <text:p text:style-name="Standard"><text:s text:c="15"/>1.63578e-18 <text:s text:c="2"/>netid: c_12093:n</text:p>
      <text:p text:style-name="Standard"><text:s text:c="15"/>2.16219e-18 <text:s text:c="2"/>netid: c_12093:n</text:p>
      <text:p text:style-name="Standard"><text:s text:c="15"/>1.72174e-18 <text:s text:c="2"/>netid: c_12093:n</text:p>
      <text:p text:style-name="Standard"><text:s text:c="15"/>4.63345e-18 <text:s text:c="2"/>netid: c_12094:n</text:p>
      <text:p text:style-name="Standard"><text:s text:c="16"/>1.1412e-17 <text:s text:c="2"/>netid: c_12094:n</text:p>
      <text:p text:style-name="Standard"><text:s text:c="15"/>1.01497e-18 <text:s text:c="2"/>netid: c_12094:n</text:p>
      <text:p text:style-name="Standard"><text:s text:c="15"/>1.67897e-18 <text:s text:c="2"/>netid: c_12095:n</text:p>
      <text:p text:style-name="Standard"><text:s text:c="15"/>1.80117e-18 <text:s text:c="2"/>netid: c_12095:n</text:p>
      <text:p text:style-name="Standard"><text:s text:c="15"/>3.13986e-18 <text:s text:c="2"/>netid: c_12095:n</text:p>
      <text:p text:style-name="Standard"><text:s text:c="15"/>4.98769e-19 <text:s text:c="2"/>netid: c_12095:n</text:p>
      <text:p text:style-name="Standard"><text:s text:c="15"/>3.13192e-18 <text:s text:c="2"/>netid: c_12095:n</text:p>
      <text:p text:style-name="Standard"><text:s text:c="15"/>3.40352e-17 <text:s text:c="2"/>netid: c_12095:n</text:p>
      <text:p text:style-name="Standard"><text:s text:c="15"/>4.31118e-18 <text:s text:c="2"/>netid: c_12095:n</text:p>
      <text:p text:style-name="Standard"><text:s text:c="15"/>6.64661e-17 <text:s text:c="2"/>netid: c_12095:n</text:p>
      <text:p text:style-name="Standard"><text:s text:c="15"/>3.06695e-18 <text:s text:c="2"/>netid: c_13247:p</text:p>
      <text:p text:style-name="Standard"><text:s text:c="15"/>7.62642e-18 <text:s text:c="2"/>netid: c_12097:n</text:p>
      <text:p text:style-name="Standard"><text:s text:c="15"/>2.42255e-19 <text:s text:c="2"/>netid: c_12105:n</text:p>
      <text:p text:style-name="Standard"><text:s text:c="15"/>2.38195e-18 <text:s text:c="2"/>netid: c_12105:n</text:p>
      <text:p text:style-name="Standard"><text:s text:c="15"/>4.03425e-19 <text:s text:c="2"/>netid: c_12105:n</text:p>
      <text:p text:style-name="Standard"><text:s text:c="15"/>5.47359e-19 <text:s text:c="2"/>netid: c_12105:n</text:p>
      <text:p text:style-name="Standard"><text:s text:c="16"/>2.8986e-18 <text:s text:c="2"/>netid: c_12106:n</text:p>
      <text:p text:style-name="Standard"><text:s text:c="15"/>1.46627e-18 <text:s text:c="2"/>netid: c_12106:n</text:p>
      <text:p text:style-name="Standard"><text:s text:c="15"/>2.85144e-19 <text:s text:c="2"/>netid: c_12106:n</text:p>
      <text:p text:style-name="Standard"><text:s text:c="15"/>7.72738e-19 <text:s text:c="2"/>netid: c_12106:n</text:p>
      <text:p text:style-name="Standard"><text:s text:c="15"/>2.02276e-19 <text:s text:c="2"/>netid: c_12106:n</text:p>
      <text:p text:style-name="Standard"><text:s text:c="15"/>1.42867e-18 <text:s text:c="2"/>netid: XI5/XI4/MPM0:g</text:p>
      <text:p text:style-name="Standard"><text:s text:c="15"/>1.20037e-18 <text:s text:c="2"/>netid: XI5/XI4/MPM0:g</text:p>
      <text:p text:style-name="Standard"><text:s text:c="15"/>1.18502e-18 <text:s text:c="2"/>netid: XI5/XI4/MPM0:g</text:p>
      <text:p text:style-name="Standard"><text:s text:c="15"/>5.45875e-19 <text:s text:c="2"/>netid: XI5/XI4/MPM0:g</text:p>
      <text:p text:style-name="Standard"><text:s text:c="15"/>9.32172e-19 <text:s text:c="2"/>netid: XI5/XI4/MPM0:g</text:p>
      <text:p text:style-name="Standard"><text:s text:c="15"/>1.28245e-18 <text:s text:c="2"/>netid: XI5/XI4/MPM0:g</text:p>
      <text:p text:style-name="Standard"><text:s text:c="15"/>4.58717e-19 <text:s text:c="2"/>netid: c_12113:n</text:p>
      <text:p text:style-name="Standard"><text:s text:c="15"/>5.01834e-18 <text:s text:c="2"/>netid: c_12113:n</text:p>
      <text:p text:style-name="Standard"><text:s text:c="15"/>7.18206e-19 <text:s text:c="2"/>netid: c_12115:n</text:p>
      <text:p text:style-name="Standard"><text:s text:c="15"/>3.61903e-19 <text:s text:c="2"/>netid: c_12115:n</text:p>
      <text:p text:style-name="Standard"><text:s text:c="16"/>4.1024e-19 <text:s text:c="2"/>netid: c_12115:n</text:p>
      <text:p text:style-name="Standard"><text:s text:c="15"/>2.13011e-19 <text:s text:c="2"/>netid: c_12115:n</text:p>
      <text:p text:style-name="Standard"><text:s text:c="16"/>6.0847e-18 <text:s text:c="2"/>netid: c_12207:n</text:p>
      <text:p text:style-name="Standard"><text:s text:c="15"/>4.97844e-19 <text:s text:c="2"/>netid: c_12646:p</text:p>
      <text:p text:style-name="Standard"><text:soft-page-break/><text:s text:c="15"/>3.61403e-18 <text:s text:c="2"/>netid: c_12646:p</text:p>
      <text:p text:style-name="Standard"><text:s text:c="15"/>1.12939e-18 <text:s text:c="2"/>netid: c_12646:p</text:p>
      <text:p text:style-name="Standard"><text:s text:c="15"/>5.32374e-18 <text:s text:c="2"/>netid: c_12646:p</text:p>
      <text:p text:style-name="Standard"><text:s text:c="15"/>8.09542e-19 <text:s text:c="2"/>netid: c_12646:p</text:p>
      <text:p text:style-name="Standard"><text:s text:c="15"/>1.44333e-18 <text:s text:c="2"/>netid: c_12646:p</text:p>
      <text:p text:style-name="Standard"><text:s text:c="15"/>6.58726e-19 <text:s text:c="2"/>netid: c_12646:p</text:p>
      <text:p text:style-name="Standard"><text:s text:c="15"/>1.50673e-18 <text:s text:c="2"/>netid: c_12363:n</text:p>
      <text:p text:style-name="Standard"><text:s text:c="15"/>2.98898e-18 <text:s text:c="2"/>netid: c_12363:n</text:p>
      <text:p text:style-name="Standard"><text:s text:c="15"/>1.97213e-18 <text:s text:c="2"/>netid: c_12363:n</text:p>
      <text:p text:style-name="Standard"><text:s text:c="15"/>3.89057e-18 <text:s text:c="2"/>netid: c_12367:n</text:p>
      <text:p text:style-name="Standard"><text:s text:c="15"/>1.30543e-18 <text:s text:c="2"/>netid: c_12367:n</text:p>
      <text:p text:style-name="Standard"><text:s text:c="15"/>1.35828e-18 <text:s text:c="2"/>netid: c_12367:n</text:p>
      <text:p text:style-name="Standard"><text:s text:c="15"/>4.11483e-19 <text:s text:c="2"/>netid: c_12368:n</text:p>
      <text:p text:style-name="Standard"><text:s text:c="15"/>9.13076e-19 <text:s text:c="2"/>netid: c_12368:n</text:p>
      <text:p text:style-name="Standard"><text:s text:c="15"/>1.11391e-18 <text:s text:c="2"/>netid: c_12368:n</text:p>
      <text:p text:style-name="Standard"><text:s text:c="15"/>2.19947e-18 <text:s text:c="2"/>netid: c_12368:n</text:p>
      <text:p text:style-name="Standard"><text:s text:c="16"/>1.9948e-18 <text:s text:c="2"/>netid: c_12368:n</text:p>
      <text:p text:style-name="Standard"><text:s text:c="15"/>6.96828e-17 <text:s text:c="2"/>netid: c_12368:n</text:p>
      <text:p text:style-name="Standard"><text:s text:c="15"/>1.85614e-18 <text:s text:c="2"/>netid: c_12369:n</text:p>
      <text:p text:style-name="Standard"><text:s text:c="16"/>2.1126e-18 <text:s text:c="2"/>netid: c_12370:n</text:p>
      <text:p text:style-name="Standard"><text:s text:c="15"/>2.95888e-18 <text:s text:c="2"/>netid: c_12370:n</text:p>
      <text:p text:style-name="Standard"><text:s text:c="15"/>7.99745e-19 <text:s text:c="2"/>netid: c_12370:n</text:p>
      <text:p text:style-name="Standard"><text:s text:c="15"/>2.08144e-18 <text:s text:c="2"/>netid: c_12370:n</text:p>
      <text:p text:style-name="Standard"><text:s text:c="15"/>1.03043e-18 <text:s text:c="2"/>netid: c_12370:n</text:p>
      <text:p text:style-name="Standard"><text:s text:c="15"/>1.20431e-18 <text:s text:c="2"/>netid: c_12370:n</text:p>
      <text:p text:style-name="Standard"><text:s text:c="15"/>3.91419e-19 <text:s text:c="2"/>netid: c_14079:n</text:p>
      <text:p text:style-name="Standard"><text:s text:c="15"/>3.92586e-19 <text:s text:c="2"/>netid: c_14079:n</text:p>
      <text:p text:style-name="Standard"><text:s text:c="15"/>6.99224e-19 <text:s text:c="2"/>netid: c_14778:n</text:p>
      <text:p text:style-name="Standard"><text:s text:c="15"/>2.40281e-18 <text:s text:c="2"/>netid: c_14778:n</text:p>
      <text:p text:style-name="Standard"><text:s text:c="15"/>1.12146e-17 <text:s text:c="2"/>netid: c_14778:n</text:p>
      <text:p text:style-name="Standard"><text:s text:c="15"/>4.59235e-18 <text:s text:c="2"/>netid: c_14778:n</text:p>
      <text:p text:style-name="Standard"><text:s text:c="16"/>1.3628e-17 <text:s text:c="2"/>netid: c_14778:n</text:p>
      <text:p text:style-name="Standard"><text:s text:c="15"/>6.80212e-18 <text:s text:c="2"/>netid: c_14799:n</text:p>
      <text:p text:style-name="Standard"><text:s text:c="15"/>2.28345e-17 <text:s text:c="2"/>netid: c_14800:n</text:p>
      <text:p text:style-name="Standard"><text:s text:c="16"/>1.4463e-18 <text:s text:c="2"/>netid: c_14802:n</text:p>
      <text:p text:style-name="Standard"><text:s text:c="15"/>4.48533e-18 <text:s text:c="2"/>netid: c_14802:n</text:p>
      <text:p text:style-name="Standard"><text:s text:c="15"/>1.27126e-18 <text:s text:c="2"/>netid: c_14802:n</text:p>
      <text:p text:style-name="Standard"><text:s text:c="15"/>2.36334e-18 <text:s text:c="2"/>netid: c_14804:n</text:p>
      <text:p text:style-name="Standard"><text:s text:c="16"/>5.8185e-18 <text:s text:c="2"/>netid: c_14804:n</text:p>
      <text:p text:style-name="Standard"><text:s text:c="16"/>7.0863e-18 <text:s text:c="2"/>netid: c_14804:n</text:p>
      <text:p text:style-name="Standard"><text:s text:c="15"/>4.37553e-17 <text:s text:c="2"/>netid: c_14804:n</text:p>
      <text:p text:style-name="Standard"><text:s text:c="15"/>4.90824e-19 <text:s text:c="2"/>netid: c_14806:n</text:p>
      <text:p text:style-name="Standard"><text:s text:c="15"/>5.23257e-18 <text:s text:c="2"/>netid: c_14806:n</text:p>
      <text:p text:style-name="Standard"><text:s text:c="15"/>9.04651e-18 <text:s text:c="2"/>netid: c_14806:n</text:p>
      <text:p text:style-name="Standard"><text:s text:c="15"/>1.38157e-17 <text:s text:c="2"/>netid: c_14806:n</text:p>
      <text:p text:style-name="Standard"><text:s text:c="15"/>1.08536e-18 <text:s text:c="2"/>netid: c_14806:n</text:p>
      <text:p text:style-name="Standard"><text:s text:c="15"/>9.84679e-18 <text:s text:c="2"/>netid: c_14809:n</text:p>
      <text:p text:style-name="Standard"><text:s text:c="15"/>9.94149e-19 <text:s text:c="2"/>netid: XI3/XI0/MNM0:b</text:p>
      <text:p text:style-name="Standard"><text:s text:c="15"/>2.15962e-18 <text:s text:c="2"/>netid: c_16800:p</text:p>
      <text:p text:style-name="Standard"><text:s text:c="15"/>5.11847e-18 <text:s text:c="2"/>netid: c_16003:n</text:p>
      <text:p text:style-name="Standard"><text:s text:c="15"/>1.68321e-18 <text:s text:c="2"/>netid: c_16003:n</text:p>
      <text:p text:style-name="Standard"><text:s text:c="15"/>1.13971e-18 <text:s text:c="2"/>netid: XI5/XI1/XI0/MNM0:s</text:p>
      <text:p text:style-name="Standard"><text:soft-page-break/><text:s text:c="15"/>2.23361e-18 <text:s text:c="2"/>netid: c_16804:p</text:p>
      <text:p text:style-name="Standard"><text:s text:c="15"/>3.47873e-19 <text:s text:c="2"/>netid: c_15728:n</text:p>
      <text:p text:style-name="Standard"><text:s text:c="15"/>5.42678e-18 <text:s text:c="2"/>netid: c_15728:n</text:p>
      <text:p text:style-name="Standard"><text:s text:c="15"/>6.26141e-19 <text:s text:c="2"/>netid: c_15728:n</text:p>
      <text:p text:style-name="Standard"><text:s text:c="16"/>5.9119e-19 <text:s text:c="2"/>netid: c_15728:n</text:p>
      <text:p text:style-name="Standard"><text:s text:c="15"/>2.85223e-19 <text:s text:c="2"/>netid: c_15728:n</text:p>
      <text:p text:style-name="Standard"><text:s text:c="15"/>4.05777e-18 <text:s text:c="2"/>netid: c_15729:n</text:p>
      <text:p text:style-name="Standard"><text:s text:c="15"/>2.48353e-19 <text:s text:c="2"/>netid: c_15729:n</text:p>
      <text:p text:style-name="Standard"><text:s text:c="15"/>2.18019e-18 <text:s text:c="2"/>netid: c_15802:n</text:p>
      <text:p text:style-name="Standard"><text:s text:c="15"/>4.48467e-18 <text:s text:c="2"/>netid: c_15732:n</text:p>
      <text:p text:style-name="Standard"><text:s text:c="15"/>2.48353e-19 <text:s text:c="2"/>netid: c_15732:n</text:p>
      <text:p text:style-name="Standard"><text:s text:c="15"/>1.99243e-18 <text:s text:c="2"/>netid: c_15817:n</text:p>
      <text:p text:style-name="Standard"><text:s text:c="15"/>1.89084e-18 <text:s text:c="2"/>netid: c_16064:n</text:p>
      <text:p text:style-name="Standard"><text:s text:c="15"/>8.76424e-19 <text:s text:c="2"/>netid: c_16071:n</text:p>
      <text:p text:style-name="Standard"><text:s text:c="15"/>5.54888e-19 <text:s text:c="2"/>netid: c_16071:n</text:p>
      <text:p text:style-name="Standard"><text:s text:c="15"/>2.04982e-19 <text:s text:c="2"/>netid: c_16072:n</text:p>
      <text:p text:style-name="Standard"><text:s text:c="15"/>2.44267e-18 <text:s text:c="2"/>netid: c_16072:n</text:p>
      <text:p text:style-name="Standard"><text:s text:c="16"/>9.0574e-19 <text:s text:c="2"/>netid: c_16072:n</text:p>
      <text:p text:style-name="Standard"><text:s text:c="15"/>8.86096e-19 <text:s text:c="2"/>netid: c_16072:n</text:p>
      <text:p text:style-name="Standard"><text:s text:c="16"/>3.2086e-18 <text:s text:c="2"/>netid: c_16072:n</text:p>
      <text:p text:style-name="Standard"><text:s text:c="15"/>1.36933e-18 <text:s text:c="2"/>netid: c_16072:n</text:p>
      <text:p text:style-name="Standard"><text:s text:c="15"/>4.33664e-19 <text:s text:c="2"/>netid: c_16072:n</text:p>
      <text:p text:style-name="Standard"><text:s text:c="15"/>5.48497e-19 <text:s text:c="2"/>netid: c_16072:n</text:p>
      <text:p text:style-name="Standard"><text:s text:c="16"/>4.9175e-17 <text:s text:c="2"/>netid: XI5/XI1/XI1/MPM1:g</text:p>
      <text:p text:style-name="Standard"><text:s text:c="15"/>2.72877e-19 <text:s text:c="2"/>netid: XI5/XI1/XI1/MPM1:g</text:p>
      <text:p text:style-name="Standard"><text:s text:c="15"/>2.60326e-18 <text:s text:c="2"/>netid: XI5/XI1/XI1/MPM1:g</text:p>
      <text:p text:style-name="Standard"><text:s text:c="15"/>2.45677e-19 <text:s text:c="2"/>netid: XI5/XI1/XI1/MPM1:g</text:p>
      <text:p text:style-name="Standard"><text:s text:c="15"/>5.62346e-18 <text:s text:c="2"/>netid: c_3507:n</text:p>
      <text:p text:style-name="Standard"><text:s text:c="15"/>8.74103e-19 <text:s text:c="2"/>netid: c_3507:n</text:p>
      <text:p text:style-name="Standard"><text:s text:c="15"/>9.79911e-19 <text:s text:c="2"/>netid: c_3507:n</text:p>
      <text:p text:style-name="Standard"><text:s text:c="15"/>9.68377e-19 <text:s text:c="2"/>netid: c_3507:n</text:p>
      <text:p text:style-name="Standard"><text:s text:c="15"/>7.67768e-18 <text:s text:c="2"/>netid: c_3487:n</text:p>
      <text:p text:style-name="Standard"><text:s text:c="15"/>7.41899e-19 <text:s text:c="2"/>netid: c_3487:n</text:p>
      <text:p text:style-name="Standard"><text:s text:c="15"/>7.41899e-19 <text:s text:c="2"/>netid: c_3516:n</text:p>
      <text:p text:style-name="Standard"><text:s text:c="15"/>1.89827e-18 <text:s text:c="2"/>netid: c_3490:n</text:p>
      <text:p text:style-name="Standard"><text:s text:c="15"/>9.50106e-19 <text:s text:c="2"/>netid: c_3476:n</text:p>
      <text:p text:style-name="Standard"><text:s text:c="15"/>7.41899e-19 <text:s text:c="2"/>netid: c_3476:n</text:p>
      <text:p text:style-name="Standard"><text:s text:c="15"/>2.36156e-18 <text:s text:c="2"/>netid: c_3476:n</text:p>
      <text:p text:style-name="Standard"><text:s text:c="15"/>1.50575e-18 <text:s text:c="2"/>netid: c_3476:n</text:p>
      <text:p text:style-name="Standard"><text:s text:c="15"/>1.55048e-18 <text:s text:c="2"/>netid: c_3589:n</text:p>
      <text:p text:style-name="Standard"><text:s text:c="15"/>5.14539e-18 <text:s text:c="2"/>netid: c_3589:n</text:p>
      <text:p text:style-name="Standard"><text:s text:c="15"/>2.01223e-18 <text:s text:c="2"/>netid: c_3589:n</text:p>
      <text:p text:style-name="Standard"><text:s text:c="15"/>2.06894e-18 <text:s text:c="2"/>netid: c_3556:n</text:p>
      <text:p text:style-name="Standard"><text:s text:c="15"/>1.56412e-18 <text:s text:c="2"/>netid: c_3556:n</text:p>
      <text:p text:style-name="Standard"><text:s text:c="15"/>6.13395e-19 <text:s text:c="2"/>netid: c_3556:n</text:p>
      <text:p text:style-name="Standard"><text:s text:c="15"/>1.18626e-18 <text:s text:c="2"/>netid: c_3556:n</text:p>
      <text:p text:style-name="Standard"><text:s text:c="16"/>1.4013e-18 <text:s text:c="2"/>netid: c_3556:n</text:p>
      <text:p text:style-name="Standard"><text:s text:c="15"/>2.93804e-18 <text:s text:c="2"/>netid: c_3556:n</text:p>
      <text:p text:style-name="Standard"><text:s text:c="15"/>1.68316e-17 <text:s text:c="2"/>netid: c_3556:n</text:p>
      <text:p text:style-name="Standard"><text:s text:c="15"/>1.32335e-18 <text:s text:c="2"/>netid: XI5/NET34</text:p>
      <text:p text:style-name="Standard"><text:s text:c="15"/>2.00524e-18 <text:s text:c="2"/>netid: c_3803:n</text:p>
      <text:p text:style-name="Standard"><text:s text:c="15"/>1.99332e-18 <text:s text:c="2"/>netid: c_3804:n</text:p>
      <text:p text:style-name="Standard"><text:soft-page-break/><text:s text:c="15"/>2.12417e-18 <text:s text:c="2"/>netid: c_3970:n</text:p>
      <text:p text:style-name="Standard"><text:s text:c="15"/>3.39396e-18 <text:s text:c="2"/>netid: c_3970:n</text:p>
      <text:p text:style-name="Standard"><text:s text:c="15"/>1.30346e-17 <text:s text:c="2"/>netid: c_3970:n</text:p>
      <text:p text:style-name="Standard"><text:s text:c="15"/>4.26569e-19 <text:s text:c="2"/>netid: c_3889:n</text:p>
      <text:p text:style-name="Standard"><text:s text:c="15"/>2.00765e-19 <text:s text:c="2"/>netid: c_3889:n</text:p>
      <text:p text:style-name="Standard"><text:s text:c="15"/>2.20988e-18 <text:s text:c="2"/>netid: XI5/XI1/XI1/MPM0:d</text:p>
      <text:p text:style-name="Standard"><text:s text:c="15"/>2.47654e-18 <text:s text:c="2"/>netid: XI5/XI1/XI0/MPM1:g</text:p>
      <text:p text:style-name="Standard"><text:s text:c="15"/>4.08898e-18 <text:s text:c="2"/>netid: XI5/XI1/XI0/MPM1:g</text:p>
      <text:p text:style-name="Standard"><text:s text:c="15"/>2.59263e-18 <text:s text:c="2"/>netid: XI5/XI1/XI0/MPM1:g</text:p>
      <text:p text:style-name="Standard"><text:s text:c="15"/>2.08216e-18 <text:s text:c="2"/>netid: XI5/XI1/XI0/MPM1:g</text:p>
      <text:p text:style-name="Standard"><text:s text:c="15"/>1.19478e-18 <text:s text:c="2"/>netid: XI5/XI1/XI0/MPM1:g</text:p>
      <text:p text:style-name="Standard"><text:s text:c="15"/>3.81444e-19 <text:s text:c="2"/>netid: XI5/XI1/XI0/MPM1:g</text:p>
      <text:p text:style-name="Standard"><text:s text:c="15"/>2.13019e-18 <text:s text:c="2"/>netid: XI5/XI1/XI0/MPM1:g</text:p>
      <text:p text:style-name="Standard"><text:s text:c="15"/>8.90114e-19 <text:s text:c="2"/>netid: XI5/XI1/XI0/MPM1:g</text:p>
      <text:p text:style-name="Standard"><text:s text:c="15"/>7.73959e-18 <text:s text:c="2"/>netid: XI5/XI1/XI0/MPM1:g</text:p>
      <text:p text:style-name="Standard"><text:s text:c="15"/>5.45979e-18 <text:s text:c="2"/>netid: XI5/XI1/XI0/MPM1:g</text:p>
      <text:p text:style-name="Standard"><text:s text:c="15"/>3.16513e-18 <text:s text:c="2"/>netid: XI5/XI1/XI0/MPM1:g</text:p>
      <text:p text:style-name="Standard"><text:s text:c="15"/>2.23458e-19 <text:s text:c="2"/>netid: XI5/XI1/XI0/MPM1:g</text:p>
      <text:p text:style-name="Standard"><text:s text:c="15"/>1.01326e-18 <text:s text:c="2"/>netid: c_4026:n</text:p>
      <text:p text:style-name="Standard"><text:s text:c="15"/>8.58585e-18 <text:s text:c="2"/>netid: c_4026:n</text:p>
      <text:p text:style-name="Standard"><text:s text:c="15"/>2.15065e-18 <text:s text:c="2"/>netid: c_3800:n</text:p>
      <text:p text:style-name="Standard"><text:s text:c="15"/>1.19741e-17 <text:s text:c="2"/>netid: c_3800:n</text:p>
      <text:p text:style-name="Standard"><text:s text:c="15"/>1.04351e-18 <text:s text:c="2"/>netid: c_3854:n</text:p>
      <text:p text:style-name="Standard"><text:s text:c="15"/>1.04351e-18 <text:s text:c="2"/>netid: c_3855:n</text:p>
      <text:p text:style-name="Standard"><text:s text:c="15"/>1.04351e-18 <text:s text:c="2"/>netid: c_3856:n</text:p>
      <text:p text:style-name="Standard"><text:s text:c="15"/>1.84322e-18 <text:s text:c="2"/>netid: c_3857:n</text:p>
      <text:p text:style-name="Standard"><text:s text:c="15"/>5.53047e-19 <text:s text:c="2"/>netid: c_3857:n</text:p>
      <text:p text:style-name="Standard"><text:s text:c="15"/>9.36412e-19 <text:s text:c="2"/>netid: c_3858:n</text:p>
      <text:p text:style-name="Standard"><text:s text:c="15"/>8.64166e-18 <text:s text:c="2"/>netid: c_3858:n</text:p>
      <text:p text:style-name="Standard"><text:s text:c="15"/>1.30125e-18 <text:s text:c="2"/>netid: c_3858:n</text:p>
      <text:p text:style-name="Standard"><text:s text:c="15"/>1.65449e-18 <text:s text:c="2"/>netid: c_3858:n</text:p>
      <text:p text:style-name="Standard"><text:s text:c="15"/>4.58998e-19 <text:s text:c="2"/>netid: c_3858:n</text:p>
      <text:p text:style-name="Standard"><text:s text:c="15"/>1.18637e-18 <text:s text:c="2"/>netid: c_3858:n</text:p>
      <text:p text:style-name="Standard"><text:s text:c="15"/>5.45303e-18 <text:s text:c="2"/>netid: c_3859:n</text:p>
      <text:p text:style-name="Standard"><text:s text:c="15"/>1.25286e-18 <text:s text:c="2"/>netid: c_3859:n</text:p>
      <text:p text:style-name="Standard"><text:s text:c="15"/>4.90591e-18 <text:s text:c="2"/>netid: c_3859:n</text:p>
      <text:p text:style-name="Standard"><text:s text:c="15"/>9.16327e-19 <text:s text:c="2"/>netid: c_3822:n</text:p>
      <text:p text:style-name="Standard"><text:s text:c="15"/>1.66509e-18 <text:s text:c="2"/>netid: c_3822:n</text:p>
      <text:p text:style-name="Standard"><text:s text:c="15"/>2.26019e-19 <text:s text:c="2"/>netid: c_3822:n</text:p>
      <text:p text:style-name="Standard"><text:s text:c="15"/>7.08876e-18 <text:s text:c="2"/>netid: c_3822:n</text:p>
      <text:p text:style-name="Standard"><text:s text:c="15"/>3.36741e-18 <text:s text:c="2"/>netid: c_3822:n</text:p>
      <text:p text:style-name="Standard"><text:s text:c="15"/>5.33653e-18 <text:s text:c="2"/>netid: c_3822:n</text:p>
      <text:p text:style-name="Standard"><text:s text:c="15"/>1.74172e-18 <text:s text:c="2"/>netid: c_3822:n</text:p>
      <text:p text:style-name="Standard"><text:s text:c="15"/>7.30744e-19 <text:s text:c="2"/>netid: c_3822:n</text:p>
      <text:p text:style-name="Standard"><text:s text:c="15"/>1.32689e-18 <text:s text:c="2"/>netid: c_3908:n</text:p>
      <text:p text:style-name="Standard"><text:s text:c="15"/>5.10874e-18 <text:s text:c="2"/>netid: c_3908:n</text:p>
      <text:p text:style-name="Standard"><text:s text:c="15"/>7.28875e-18 <text:s text:c="2"/>netid: c_3908:n</text:p>
      <text:p text:style-name="Standard"><text:s text:c="15"/>3.12556e-18 <text:s text:c="2"/>netid: c_3908:n</text:p>
      <text:p text:style-name="Standard"><text:s text:c="15"/>2.03083e-18 <text:s text:c="2"/>netid: c_3860:n</text:p>
      <text:p text:style-name="Standard"><text:s text:c="15"/>5.87931e-18 <text:s text:c="2"/>netid: c_3860:n</text:p>
      <text:p text:style-name="Standard"><text:s text:c="15"/>2.23124e-18 <text:s text:c="2"/>netid: c_3860:n</text:p>
      <text:p text:style-name="Standard"><text:s text:c="15"/>7.08859e-18 <text:s text:c="2"/>netid: c_3980:n</text:p>
      <text:p text:style-name="Standard"><text:soft-page-break/><text:s text:c="15"/>1.79676e-18 <text:s text:c="2"/>netid: c_3834:n</text:p>
      <text:p text:style-name="Standard"><text:s text:c="15"/>1.31416e-17 <text:s text:c="2"/>netid: c_3834:n</text:p>
      <text:p text:style-name="Standard"><text:s text:c="15"/>1.40147e-18 <text:s text:c="2"/>netid: c_3972:n</text:p>
      <text:p text:style-name="Standard"><text:s text:c="15"/>4.78993e-19 <text:s text:c="2"/>netid: c_4063:n</text:p>
      <text:p text:style-name="Standard"><text:s text:c="15"/>4.61337e-19 <text:s text:c="2"/>netid: c_4063:n</text:p>
      <text:p text:style-name="Standard"><text:s text:c="15"/>1.33031e-17 <text:s text:c="2"/>netid: c_4065:n</text:p>
      <text:p text:style-name="Standard"><text:s text:c="15"/>1.68631e-18 <text:s text:c="2"/>netid: c_4066:n</text:p>
      <text:p text:style-name="Standard"><text:s text:c="15"/>8.16459e-19 <text:s text:c="2"/>netid: c_3862:n</text:p>
      <text:p text:style-name="Standard"><text:s text:c="15"/>5.53194e-18 <text:s text:c="2"/>netid: c_3862:n</text:p>
      <text:p text:style-name="Standard"><text:s text:c="15"/>1.12268e-18 <text:s text:c="2"/>netid: c_3862:n</text:p>
      <text:p text:style-name="Standard"><text:s text:c="15"/>2.06647e-18 <text:s text:c="2"/>netid: c_3823:n</text:p>
      <text:p text:style-name="Standard"><text:s text:c="15"/>4.90815e-18 <text:s text:c="2"/>netid: c_3823:n</text:p>
      <text:p text:style-name="Standard"><text:s text:c="15"/>3.47887e-18 <text:s text:c="2"/>netid: c_3823:n</text:p>
      <text:p text:style-name="Standard"><text:s text:c="16"/>1.4157e-18 <text:s text:c="2"/>netid: c_3823:n</text:p>
      <text:p text:style-name="Standard"><text:s text:c="16"/>2.2069e-18 <text:s text:c="2"/>netid: c_3824:n</text:p>
      <text:p text:style-name="Standard"><text:s text:c="15"/>7.61307e-19 <text:s text:c="2"/>netid: c_3824:n</text:p>
      <text:p text:style-name="Standard"><text:s text:c="16"/>1.6671e-18 <text:s text:c="2"/>netid: c_3865:n</text:p>
      <text:p text:style-name="Standard"><text:s text:c="15"/>3.93895e-19 <text:s text:c="2"/>netid: c_3865:n</text:p>
      <text:p text:style-name="Standard"><text:s text:c="15"/>3.13317e-19 <text:s text:c="2"/>netid: c_4078:n</text:p>
      <text:p text:style-name="Standard"><text:s text:c="15"/>5.00879e-18 <text:s text:c="2"/>netid: c_3912:n</text:p>
      <text:p text:style-name="Standard"><text:s text:c="15"/>8.10707e-19 <text:s text:c="2"/>netid: c_3912:n</text:p>
      <text:p text:style-name="Standard"><text:s text:c="15"/>4.57778e-19 <text:s text:c="2"/>netid: c_4081:n</text:p>
      <text:p text:style-name="Standard"><text:s text:c="15"/>6.44036e-19 <text:s text:c="2"/>netid: c_3827:n</text:p>
      <text:p text:style-name="Standard"><text:s text:c="15"/>3.16581e-19 <text:s text:c="2"/>netid: c_3938:n</text:p>
      <text:p text:style-name="Standard"><text:s text:c="15"/>3.33885e-18 <text:s text:c="2"/>netid: c_3802:n</text:p>
      <text:p text:style-name="Standard"><text:s text:c="15"/>2.51992e-19 <text:s text:c="2"/>netid: c_3802:n</text:p>
      <text:p text:style-name="Standard"><text:s text:c="15"/>1.35666e-17 <text:s text:c="2"/>netid: c_3802:n</text:p>
      <text:p text:style-name="Standard"><text:s text:c="15"/>6.12205e-18 <text:s text:c="2"/>netid: c_3802:n</text:p>
      <text:p text:style-name="Standard"><text:s text:c="15"/>5.74159e-18 <text:s text:c="2"/>netid: c_3866:n</text:p>
      <text:p text:style-name="Standard"><text:s text:c="15"/>2.34931e-18 <text:s text:c="2"/>netid: c_3866:n</text:p>
      <text:p text:style-name="Standard"><text:s text:c="15"/>5.40266e-18 <text:s text:c="2"/>netid: c_3818:n</text:p>
      <text:p text:style-name="Standard"><text:s text:c="15"/>2.06605e-19 <text:s text:c="2"/>netid: c_3844:n</text:p>
      <text:p text:style-name="Standard"><text:s text:c="15"/>1.08621e-17 <text:s text:c="2"/>netid: c_3844:n</text:p>
      <text:p text:style-name="Standard"><text:s text:c="15"/>8.22752e-18 <text:s text:c="2"/>netid: c_3845:n</text:p>
      <text:p text:style-name="Standard"><text:s text:c="15"/>4.99014e-19 <text:s text:c="2"/>netid: c_3819:n</text:p>
      <text:p text:style-name="Standard"><text:s text:c="15"/>1.13601e-18 <text:s text:c="2"/>netid: c_3820:n</text:p>
      <text:p text:style-name="Standard"><text:s text:c="15"/>1.05304e-17 <text:s text:c="2"/>netid: c_3820:n</text:p>
      <text:p text:style-name="Standard"><text:s text:c="15"/>1.49413e-18 <text:s text:c="2"/>netid: c_3870:n</text:p>
      <text:p text:style-name="Standard"><text:s text:c="15"/>5.08405e-18 <text:s text:c="2"/>netid: c_3870:n</text:p>
      <text:p text:style-name="Standard"><text:s text:c="15"/>8.60823e-19 <text:s text:c="2"/>netid: c_3870:n</text:p>
      <text:p text:style-name="Standard"><text:s text:c="15"/>2.17688e-18 <text:s text:c="2"/>netid: c_3870:n</text:p>
      <text:p text:style-name="Standard"><text:s text:c="15"/>3.92897e-18 <text:s text:c="2"/>netid: c_3870:n</text:p>
      <text:p text:style-name="Standard"><text:s text:c="15"/>1.31597e-18 <text:s text:c="2"/>netid: c_3870:n</text:p>
      <text:p text:style-name="Standard"><text:s text:c="15"/>2.88432e-18 <text:s text:c="2"/>netid: c_3870:n</text:p>
      <text:p text:style-name="Standard"><text:s text:c="15"/>6.19208e-19 <text:s text:c="2"/>netid: c_4258:n</text:p>
      <text:p text:style-name="Standard"><text:s text:c="15"/>7.32479e-19 <text:s text:c="2"/>netid: c_4258:n</text:p>
      <text:p text:style-name="Standard"><text:s text:c="15"/>2.79497e-18 <text:s text:c="2"/>netid: c_4258:n</text:p>
      <text:p text:style-name="Standard"><text:s text:c="15"/>2.41423e-18 <text:s text:c="2"/>netid: c_4258:n</text:p>
      <text:p text:style-name="Standard"><text:s text:c="15"/>1.71548e-18 <text:s text:c="2"/>netid: c_4259:n</text:p>
      <text:p text:style-name="Standard"><text:s text:c="15"/>2.63483e-18 <text:s text:c="2"/>netid: c_4259:n</text:p>
      <text:p text:style-name="Standard"><text:s text:c="15"/>1.20242e-18 <text:s text:c="2"/>netid: c_4274:n</text:p>
      <text:p text:style-name="Standard"><text:s text:c="15"/>1.70444e-17 <text:s text:c="2"/>netid: c_4274:n</text:p>
      <text:p text:style-name="Standard"><text:soft-page-break/><text:s text:c="17"/>2.259e-19 <text:s text:c="2"/>netid: c_4274:n</text:p>
      <text:p text:style-name="Standard"><text:s text:c="15"/>6.27087e-18 <text:s text:c="2"/>netid: c_4274:n</text:p>
      <text:p text:style-name="Standard"><text:s text:c="15"/>6.97379e-18 <text:s text:c="2"/>netid: c_4274:n</text:p>
      <text:p text:style-name="Standard"><text:s text:c="15"/>2.35113e-18 <text:s text:c="2"/>netid: c_4408:n</text:p>
      <text:p text:style-name="Standard"><text:s text:c="15"/>3.39396e-18 <text:s text:c="2"/>netid: c_4408:n</text:p>
      <text:p text:style-name="Standard"><text:s text:c="15"/>1.31167e-17 <text:s text:c="2"/>netid: c_4408:n</text:p>
      <text:p text:style-name="Standard"><text:s text:c="15"/>4.58198e-19 <text:s text:c="2"/>netid: c_4449:n</text:p>
      <text:p text:style-name="Standard"><text:s text:c="16"/>2.9704e-18 <text:s text:c="2"/>netid: XI5/XI2/MPM0:d</text:p>
      <text:p text:style-name="Standard"><text:s text:c="15"/>2.22087e-19 <text:s text:c="2"/>netid: XI5/XI2/MPM0:d</text:p>
      <text:p text:style-name="Standard"><text:s text:c="15"/>2.13237e-19 <text:s text:c="2"/>netid: XI5/XI2/MPM0:d</text:p>
      <text:p text:style-name="Standard"><text:s text:c="15"/>1.11036e-18 <text:s text:c="2"/>netid: c_4453:n</text:p>
      <text:p text:style-name="Standard"><text:s text:c="15"/>2.00931e-17 <text:s text:c="2"/>netid: c_4453:n</text:p>
      <text:p text:style-name="Standard"><text:s text:c="15"/>2.13766e-18 <text:s text:c="2"/>netid: c_4254:n</text:p>
      <text:p text:style-name="Standard"><text:s text:c="15"/>4.12341e-18 <text:s text:c="2"/>netid: c_4456:n</text:p>
      <text:p text:style-name="Standard"><text:s text:c="15"/>3.18019e-18 <text:s text:c="2"/>netid: c_4256:n</text:p>
      <text:p text:style-name="Standard"><text:s text:c="15"/>2.10159e-19 <text:s text:c="2"/>netid: c_4256:n</text:p>
      <text:p text:style-name="Standard"><text:s text:c="15"/>1.55495e-18 <text:s text:c="2"/>netid: c_4256:n</text:p>
      <text:p text:style-name="Standard"><text:s text:c="16"/>9.9878e-18 <text:s text:c="2"/>netid: c_4256:n</text:p>
      <text:p text:style-name="Standard"><text:s text:c="15"/>9.36848e-18 <text:s text:c="2"/>netid: c_4257:n</text:p>
      <text:p text:style-name="Standard"><text:s text:c="15"/>1.50964e-18 <text:s text:c="2"/>netid: c_4311:n</text:p>
      <text:p text:style-name="Standard"><text:s text:c="16"/>6.5756e-18 <text:s text:c="2"/>netid: c_4311:n</text:p>
      <text:p text:style-name="Standard"><text:s text:c="15"/>1.39311e-18 <text:s text:c="2"/>netid: c_4312:n</text:p>
      <text:p text:style-name="Standard"><text:s text:c="15"/>1.51708e-18 <text:s text:c="2"/>netid: c_4313:n</text:p>
      <text:p text:style-name="Standard"><text:s text:c="15"/>7.45211e-18 <text:s text:c="2"/>netid: c_4386:n</text:p>
      <text:p text:style-name="Standard"><text:s text:c="16"/>9.3481e-19 <text:s text:c="2"/>netid: c_4564:n</text:p>
      <text:p text:style-name="Standard"><text:s text:c="15"/>6.74228e-19 <text:s text:c="2"/>netid: c_4564:n</text:p>
      <text:p text:style-name="Standard"><text:s text:c="15"/>7.43953e-18 <text:s text:c="2"/>netid: c_4564:n</text:p>
      <text:p text:style-name="Standard"><text:s text:c="15"/>4.89405e-17 <text:s text:c="2"/>netid: XI5/XI2/MPM1:g</text:p>
      <text:p text:style-name="Standard"><text:s text:c="15"/>3.15798e-19 <text:s text:c="2"/>netid: XI5/XI2/MPM1:g</text:p>
      <text:p text:style-name="Standard"><text:s text:c="15"/>2.63714e-18 <text:s text:c="2"/>netid: XI5/XI2/MPM1:g</text:p>
      <text:p text:style-name="Standard"><text:s text:c="15"/>2.60046e-18 <text:s text:c="2"/>netid: c_4623:n</text:p>
      <text:p text:style-name="Standard"><text:s text:c="15"/>9.64381e-19 <text:s text:c="2"/>netid: c_4623:n</text:p>
      <text:p text:style-name="Standard"><text:s text:c="15"/>2.60046e-18 <text:s text:c="2"/>netid: c_4570:n</text:p>
      <text:p text:style-name="Standard"><text:s text:c="15"/>1.02077e-18 <text:s text:c="2"/>netid: c_4570:n</text:p>
      <text:p text:style-name="Standard"><text:s text:c="15"/>2.06893e-18 <text:s text:c="2"/>netid: c_4566:n</text:p>
      <text:p text:style-name="Standard"><text:s text:c="15"/>2.03641e-19 <text:s text:c="2"/>netid: c_4581:n</text:p>
      <text:p text:style-name="Standard"><text:s text:c="15"/>5.97829e-18 <text:s text:c="2"/>netid: c_4603:n</text:p>
      <text:p text:style-name="Standard"><text:s text:c="15"/>1.46678e-18 <text:s text:c="2"/>netid: c_4603:n</text:p>
      <text:p text:style-name="Standard"><text:s text:c="16"/>1.0791e-18 <text:s text:c="2"/>netid: c_4603:n</text:p>
      <text:p text:style-name="Standard"><text:s text:c="15"/>1.28496e-18 <text:s text:c="2"/>netid: c_4668:n</text:p>
      <text:p text:style-name="Standard"><text:s text:c="15"/>3.43142e-18 <text:s text:c="2"/>netid: c_4669:n</text:p>
      <text:p text:style-name="Standard"><text:s text:c="15"/>1.06063e-18 <text:s text:c="2"/>netid: c_4588:n</text:p>
      <text:p text:style-name="Standard"><text:s text:c="15"/>1.33249e-18 <text:s text:c="2"/>netid: c_4615:n</text:p>
      <text:p text:style-name="Standard"><text:s text:c="15"/>3.02926e-19 <text:s text:c="2"/>netid: c_4605:n</text:p>
      <text:p text:style-name="Standard"><text:s text:c="15"/>7.17418e-19 <text:s text:c="2"/>netid: c_4627:n</text:p>
      <text:p text:style-name="Standard"><text:s text:c="15"/>7.99572e-19 <text:s text:c="2"/>netid: c_4589:n</text:p>
      <text:p text:style-name="Standard"><text:s text:c="15"/>2.25794e-18 <text:s text:c="2"/>netid: XI5/XI1/XI0/MNM0:g</text:p>
      <text:p text:style-name="Standard"><text:s text:c="15"/>1.07824e-18 <text:s text:c="2"/>netid: XI5/XI1/XI0/MNM0:g</text:p>
      <text:p text:style-name="Standard"><text:s text:c="15"/>2.21688e-18 <text:s text:c="2"/>netid: XI5/XI1/XI0/MNM0:g</text:p>
      <text:p text:style-name="Standard"><text:s text:c="16"/>3.6469e-18 <text:s text:c="2"/>netid: XI5/XI1/XI0/MNM0:g</text:p>
      <text:p text:style-name="Standard"><text:s text:c="15"/>5.43821e-18 <text:s text:c="2"/>netid: c_4935:n</text:p>
      <text:p text:style-name="Standard"><text:s text:c="15"/>2.90032e-18 <text:s text:c="2"/>netid: c_4935:n</text:p>
      <text:p text:style-name="Standard"><text:soft-page-break/><text:s text:c="15"/>3.94497e-18 <text:s text:c="2"/>netid: c_4935:n</text:p>
      <text:p text:style-name="Standard"><text:s text:c="15"/>1.43337e-18 <text:s text:c="2"/>netid: c_4896:n</text:p>
      <text:p text:style-name="Standard"><text:s text:c="15"/>3.39396e-18 <text:s text:c="2"/>netid: c_4896:n</text:p>
      <text:p text:style-name="Standard"><text:s text:c="15"/>2.03083e-18 <text:s text:c="2"/>netid: c_4896:n</text:p>
      <text:p text:style-name="Standard"><text:s text:c="15"/>2.69063e-19 <text:s text:c="2"/>netid: c_4896:n</text:p>
      <text:p text:style-name="Standard"><text:s text:c="15"/>1.13866e-18 <text:s text:c="2"/>netid: c_4937:n</text:p>
      <text:p text:style-name="Standard"><text:s text:c="15"/>3.03089e-18 <text:s text:c="2"/>netid: c_4967:n</text:p>
      <text:p text:style-name="Standard"><text:s text:c="15"/>2.00524e-18 <text:s text:c="2"/>netid: c_4884:n</text:p>
      <text:p text:style-name="Standard"><text:s text:c="15"/>2.43141e-17 <text:s text:c="2"/>netid: c_4884:n</text:p>
      <text:p text:style-name="Standard"><text:s text:c="15"/>1.02064e-17 <text:s text:c="2"/>netid: c_4884:n</text:p>
      <text:p text:style-name="Standard"><text:s text:c="16"/>2.9704e-18 <text:s text:c="2"/>netid: c_4884:n</text:p>
      <text:p text:style-name="Standard"><text:s text:c="15"/>2.02976e-18 <text:s text:c="2"/>netid: c_4884:n</text:p>
      <text:p text:style-name="Standard"><text:s text:c="15"/>1.09585e-18 <text:s text:c="2"/>netid: c_4884:n</text:p>
      <text:p text:style-name="Standard"><text:s text:c="15"/>4.09501e-18 <text:s text:c="2"/>netid: c_4884:n</text:p>
      <text:p text:style-name="Standard"><text:s text:c="15"/>6.97584e-18 <text:s text:c="2"/>netid: c_4884:n</text:p>
      <text:p text:style-name="Standard"><text:s text:c="15"/>2.00611e-17 <text:s text:c="2"/>netid: c_4884:n</text:p>
      <text:p text:style-name="Standard"><text:s text:c="15"/>1.32188e-17 <text:s text:c="2"/>netid: c_4884:n</text:p>
      <text:p text:style-name="Standard"><text:s text:c="15"/>5.87931e-18 <text:s text:c="2"/>netid: c_4884:n</text:p>
      <text:p text:style-name="Standard"><text:s text:c="15"/>1.05832e-18 <text:s text:c="2"/>netid: c_4884:n</text:p>
      <text:p text:style-name="Standard"><text:s text:c="15"/>4.29417e-18 <text:s text:c="2"/>netid: c_4884:n</text:p>
      <text:p text:style-name="Standard"><text:s text:c="15"/>7.12713e-18 <text:s text:c="2"/>netid: c_4884:n</text:p>
      <text:p text:style-name="Standard"><text:s text:c="15"/>6.00221e-19 <text:s text:c="2"/>netid: c_4885:n</text:p>
      <text:p text:style-name="Standard"><text:s text:c="15"/>4.66974e-19 <text:s text:c="2"/>netid: c_4885:n</text:p>
      <text:p text:style-name="Standard"><text:s text:c="15"/>1.47729e-18 <text:s text:c="2"/>netid: c_331:n</text:p>
      <text:p text:style-name="Standard"><text:s text:c="15"/>3.30271e-18 <text:s text:c="2"/>netid: c_507:n</text:p>
      <text:p text:style-name="Standard"><text:s text:c="15"/>1.55947e-17 <text:s text:c="2"/>netid: XI5/XI1/XI0/MNM1:s</text:p>
      <text:p text:style-name="Standard"><text:s text:c="16"/>1.4341e-17 <text:s text:c="2"/>netid: c_507:n</text:p>
      <text:p text:style-name="Standard"><text:s text:c="15"/>3.25554e-18 <text:s text:c="2"/>netid: XI5/XI1/XI0/MNM1:s</text:p>
      <text:p text:style-name="Standard"><text:s text:c="15"/>2.01688e-18 <text:s text:c="2"/>netid: c_507:n</text:p>
      <text:p text:style-name="Standard"><text:s text:c="15"/>1.69463e-18 <text:s text:c="2"/>netid: c_530:n</text:p>
      <text:p text:style-name="Standard"/>
      <text:p text:style-name="Standard"/>
      <text:p text:style-name="Standard">31 <text:s text:c="19"/>0.0 <text:s text:c="2"/>1.85038e-15 <text:s text:c="6"/>90.9656 <text:s text:c="11"/>0.0 <text:s/>XI5/NET34</text:p>
      <text:p text:style-name="Standard"><text:s text:c="12"/>- Coupled nets</text:p>
      <text:p text:style-name="Standard"><text:s text:c="15"/>c_7582:p,c_7582:p,c_7582:p,c_7582:p,c_7582:p,c_8278:p,c_7851:p,c_7851:p,c_7851:p,c_7851:p,c_7866:p,c_7866:p,c_7866:p,XI5/XI5/MPM1:s,XI5/XI5/MPM1:s,XI5/XI5/MPM1:s,XI5/XI5/MPM1:s,c_7585:p,c_7896:p,c_8530:p,c_8305:p,c_8288:p,c_8231:p,c_8358:p,c_8280:p,c_8280:p,c_8011:p,c_8232:p,c_7776:p,c_7776:p,c_8281:p,c_7870:p,c_7870:p,c_7870:p,c_8296:p,c_8297:p,c_8322:p,c_8324:p,c_9988:p,c_9988:p,c_9988:p,c_9924:p,c_9924:p,XI5/XI5/MPM1:g,XI5/XI5/MPM1:g,XI5/XI5/MPM1:g,XI5/XI6/MPM1:g,c_9926:p,c_9871:p,c_10000:p,c_9937:p,c_10030:p,c_9913:p,c_9872:p,c_9872:p,c_9939:p,c_9941:p,c_9900:p,c_10747:n,c_11111:p,c_10698:n,c_10810:p,c_10811:p,c_10701:n,c_10701:n,c_10768:n,c_10768:n,c_10770:n,c_10770:n,c_10773:n,c_11122:p,c_10743:n,c_11128:n,c_11128:n,c_11565:p,c_11565:p,c_11341:p,c_11341:p,c_11341:p,c_11254:n,c_11254:n,c_11254:n,c_11254:n,c_11254:n,c_11196:n,c_11196:n,c_11272:n,c_11273:n,c_11273:n,c_11273:n,c_11273:n,c_11273:n,c_11273:n,c_11274:n,c_11197:n,c_11197:n,c_11197:n,c_11197:n,c_11197:n,c_11197:n,c_11197:n,c_11197:n,c_11197:n,c_11197:n,c_11197:n,c_11197:n,c_11197:n,c_11197:n,c_11197:n,c_11197:n,c_11197:n,c_11197:n,c_11197:n,c_11197:n,c_11197:n,c_11197:n,c_11197:n,c_11197:n,c_11287:n,c_11287:n,c_11287:n,c_11199:n,c_11199:n,c_11199:n,c_12050:n,c_12050:n,c_12050:n,c_12050:n,c_12050:n,c_12050:n,c_12050:n,c_12293:n,c_12740:p,c_12740:p,c_12054:n,c_12054:n,XI5/XI6/MNM0:g,c_12069:n,c_12758:p,c_12737:p,c_12458:n,c_12458:n,c_13315:p,c_13315:p,c_13315:p,<text:soft-page-break/>c_13315:p,c_12070:n,c_13320:p,c_13320:p,c_12089:n,c_12091:n,c_12091:n,c_12093:n,c_12095:n,c_12095:n,c_12095:n,c_12099:n,XI5/XI4/MPM0:g,XI5/XI4/MPM0:g,XI5/XI4/MPM0:g,XI5/XI4/MPM0:g,c_12314:n,c_12315:n,c_12315:n,c_12315:n,c_12315:n,c_12315:n,c_12315:n,c_12315:n,c_12315:n,c_12315:n,c_12315:n,c_12315:n,c_12315:n,c_12243:n,c_13348:p,c_12244:n,c_13350:p,c_12250:n,c_12266:n,c_12355:n,c_12356:n,c_12358:n,c_12363:n,c_12363:n,c_12363:n,c_12363:n,c_12363:n,c_12367:n,c_12368:n,c_12368:n,c_12368:n,c_12368:n,c_12368:n,c_12368:n,c_12370:n,c_12392:n,c_12392:n,c_12392:n,c_12392:n,c_12392:n,c_12392:n,c_12392:n,c_12392:n,c_12392:n,c_14039:n,c_14039:n,c_14069:n,c_14074:n,c_14079:n,c_14079:n,c_14705:n,XI5/XI5/MNM0:g,XI5/XI5/MNM0:g,XI5/XI5/MNM0:g,c_14847:n,c_14847:n,c_14761:n,c_14761:n,c_14761:n,c_14761:n,c_14778:n,c_14821:n,c_14821:n,c_14821:n,c_14822:n,c_14822:n,c_14822:n,c_14832:n,c_14832:n,c_14975:n,c_14975:n,c_14834:n,c_14834:n,c_14977:n,c_14977:n,c_14835:n,c_14838:n,c_14838:n,c_15962:n,c_15962:n,c_15962:n,c_15793:n,XI5/XI5/MNM0:s,c_16003:n,XI5/XI1/XI0/MNM0:s,c_16804:p,XI5/XI1/XI1/MNM0:s,c_15729:n,c_15729:n,c_15802:n,c_15816:n,c_16152:n,c_16152:n,c_16033:n,c_16034:n,c_16034:n,c_15776:n,c_16074:n,c_16074:n,c_16074:n,XI5/XI1/XI1/MNM0:g,c_3045:n,c_2963:n,c_2978:n,c_3034:n,c_3050:n,c_2953:n,c_3076:n,c_3034:n,c_3050:n,c_3049:n,c_2978:n,c_3034:n,c_3035:n,c_3052:n,c_3061:n,c_2953:n,c_3076:n,c_2954:n,XI5/XI1/XI1/MNM0:g,c_2962:n,c_2963:n,c_3032:n,c_3035:n,c_3051:n,c_2978:n,c_2978:n,c_3830:n,c_3830:n,c_3889:n,XI5/XI1/XI0/MPM1:g,XI5/XI1/XI0/MPM1:g,XI5/XI1/XI0/MPM1:g,c_3832:n,c_3832:n,c_3832:n,c_3832:n,c_3832:n,c_3832:n,c_3854:n,c_3854:n,c_3854:n,c_3854:n,c_3899:n,c_3801:n,c_3857:n,c_3857:n,c_3857:n,c_3858:n,c_3858:n,c_3822:n,c_3908:n,c_3860:n,c_3834:n,c_3972:n,c_3862:n,c_3862:n,c_3862:n,c_3823:n,c_3823:n,c_3823:n,c_3824:n,c_3865:n,c_3912:n,c_4081:n,c_4081:n,c_4081:n,c_3938:n,c_3802:n,c_3802:n,c_3866:n,c_3866:n,c_3844:n,c_3845:n,c_3848:n,c_3848:n,c_3820:n,c_3820:n,c_3828:n,c_4623:n,c_4604:n,c_4604:n,c_4647:n,c_4647:n,c_4926:n,c_4920:n,XI5/XI1/XI0/MNM0:g,XI5/XI1/XI0/MNM0:g,XI5/XI1/XI0/MNM0:g,c_4935:n,c_4935:n,c_4935:n,c_4936:n,c_4896:n,c_4896:n,c_4896:n,c_4930:n,c_4967:n,c_4883:n,c_4883:n,c_4907:n,c_4947:n,c_4884:n,c_4884:n,c_4884:n,c_4884:n,c_5011:n,c_4927:n,c_4927:n,c_4879:n,c_4924:n,c_4885:n,c_4962:n,c_4940:n,XI5/NET24,XI5/XI5/MNM1:s,c_83:n,c_83:n,c_107:n,XI5/XI5/MNM2:s,c_107:n,XI5/XI5/MNM2:s,c_107:n,XI5/XI5/MNM2:s,c_107:n,c_507:n,XI5/XI1/XI0/MNM1:s,c_507:n,XI5/XI1/XI0/MNM1:s,c_530:n,c_530:n,XI5/XI1/XI1/MNM1:s</text:p>
      <text:p text:style-name="Standard"><text:s text:c="12"/>- Intrinsic Capacitance</text:p>
      <text:p text:style-name="Standard"><text:s text:c="15"/>1.67171e-16</text:p>
      <text:p text:style-name="Standard"><text:s text:c="12"/>- Coupled capacitance</text:p>
      <text:p text:style-name="Standard"><text:s text:c="15"/>3.07154e-18 <text:s text:c="2"/>netid: c_7582:p</text:p>
      <text:p text:style-name="Standard"><text:s text:c="15"/>3.26793e-18 <text:s text:c="2"/>netid: c_7582:p</text:p>
      <text:p text:style-name="Standard"><text:s text:c="16"/>1.8844e-17 <text:s text:c="2"/>netid: c_7582:p</text:p>
      <text:p text:style-name="Standard"><text:s text:c="15"/>1.89577e-17 <text:s text:c="2"/>netid: c_7582:p</text:p>
      <text:p text:style-name="Standard"><text:s text:c="15"/>2.04436e-18 <text:s text:c="2"/>netid: c_7582:p</text:p>
      <text:p text:style-name="Standard"><text:s text:c="15"/>9.35537e-19 <text:s text:c="2"/>netid: c_8278:p</text:p>
      <text:p text:style-name="Standard"><text:s text:c="15"/>3.07374e-18 <text:s text:c="2"/>netid: c_7851:p</text:p>
      <text:p text:style-name="Standard"><text:s text:c="15"/>1.87455e-17 <text:s text:c="2"/>netid: c_7851:p</text:p>
      <text:p text:style-name="Standard"><text:s text:c="15"/>6.11804e-18 <text:s text:c="2"/>netid: c_7851:p</text:p>
      <text:p text:style-name="Standard"><text:s text:c="15"/>2.51171e-18 <text:s text:c="2"/>netid: c_7851:p</text:p>
      <text:p text:style-name="Standard"><text:s text:c="15"/>2.29788e-17 <text:s text:c="2"/>netid: c_7866:p</text:p>
      <text:p text:style-name="Standard"><text:s text:c="15"/>3.32157e-18 <text:s text:c="2"/>netid: c_7866:p</text:p>
      <text:p text:style-name="Standard"><text:s text:c="15"/>1.15885e-18 <text:s text:c="2"/>netid: c_7866:p</text:p>
      <text:p text:style-name="Standard"><text:s text:c="15"/>2.30064e-17 <text:s text:c="2"/>netid: XI5/XI5/MPM1:s</text:p>
      <text:p text:style-name="Standard"><text:s text:c="15"/>3.33717e-18 <text:s text:c="2"/>netid: XI5/XI5/MPM1:s</text:p>
      <text:p text:style-name="Standard"><text:s text:c="15"/>2.45761e-17 <text:s text:c="2"/>netid: XI5/XI5/MPM1:s</text:p>
      <text:p text:style-name="Standard"><text:soft-page-break/><text:s text:c="15"/>3.33952e-18 <text:s text:c="2"/>netid: XI5/XI5/MPM1:s</text:p>
      <text:p text:style-name="Standard"><text:s text:c="15"/>1.42025e-18 <text:s text:c="2"/>netid: c_7585:p</text:p>
      <text:p text:style-name="Standard"><text:s text:c="16"/>1.7092e-18 <text:s text:c="2"/>netid: c_7896:p</text:p>
      <text:p text:style-name="Standard"><text:s text:c="15"/>2.09288e-18 <text:s text:c="2"/>netid: c_8530:p</text:p>
      <text:p text:style-name="Standard"><text:s text:c="15"/>2.17021e-18 <text:s text:c="2"/>netid: c_8305:p</text:p>
      <text:p text:style-name="Standard"><text:s text:c="15"/>3.74999e-19 <text:s text:c="2"/>netid: c_8288:p</text:p>
      <text:p text:style-name="Standard"><text:s text:c="15"/>8.86855e-19 <text:s text:c="2"/>netid: c_8231:p</text:p>
      <text:p text:style-name="Standard"><text:s text:c="17"/>4.553e-18 <text:s text:c="2"/>netid: c_8358:p</text:p>
      <text:p text:style-name="Standard"><text:s text:c="15"/>9.67653e-19 <text:s text:c="2"/>netid: c_8280:p</text:p>
      <text:p text:style-name="Standard"><text:s text:c="15"/>2.27873e-19 <text:s text:c="2"/>netid: c_8280:p</text:p>
      <text:p text:style-name="Standard"><text:s text:c="15"/>4.56573e-19 <text:s text:c="2"/>netid: c_8011:p</text:p>
      <text:p text:style-name="Standard"><text:s text:c="15"/>2.12179e-18 <text:s text:c="2"/>netid: c_8232:p</text:p>
      <text:p text:style-name="Standard"><text:s text:c="15"/>6.56607e-19 <text:s text:c="2"/>netid: c_7776:p</text:p>
      <text:p text:style-name="Standard"><text:s text:c="15"/>2.37466e-19 <text:s text:c="2"/>netid: c_7776:p</text:p>
      <text:p text:style-name="Standard"><text:s text:c="15"/>9.04564e-19 <text:s text:c="2"/>netid: c_8281:p</text:p>
      <text:p text:style-name="Standard"><text:s text:c="15"/>1.83514e-18 <text:s text:c="2"/>netid: c_7870:p</text:p>
      <text:p text:style-name="Standard"><text:s text:c="15"/>2.22196e-19 <text:s text:c="2"/>netid: c_7870:p</text:p>
      <text:p text:style-name="Standard"><text:s text:c="15"/>1.55581e-18 <text:s text:c="2"/>netid: c_7870:p</text:p>
      <text:p text:style-name="Standard"><text:s text:c="15"/>2.76378e-19 <text:s text:c="2"/>netid: c_8296:p</text:p>
      <text:p text:style-name="Standard"><text:s text:c="15"/>1.08626e-18 <text:s text:c="2"/>netid: c_8297:p</text:p>
      <text:p text:style-name="Standard"><text:s text:c="15"/>9.75381e-19 <text:s text:c="2"/>netid: c_8322:p</text:p>
      <text:p text:style-name="Standard"><text:s text:c="15"/>2.80753e-19 <text:s text:c="2"/>netid: c_8324:p</text:p>
      <text:p text:style-name="Standard"><text:s text:c="16"/>1.3965e-18 <text:s text:c="2"/>netid: c_9988:p</text:p>
      <text:p text:style-name="Standard"><text:s text:c="15"/>5.04707e-18 <text:s text:c="2"/>netid: c_9988:p</text:p>
      <text:p text:style-name="Standard"><text:s text:c="15"/>5.36136e-18 <text:s text:c="2"/>netid: c_9988:p</text:p>
      <text:p text:style-name="Standard"><text:s text:c="15"/>3.63649e-19 <text:s text:c="2"/>netid: c_9924:p</text:p>
      <text:p text:style-name="Standard"><text:s text:c="15"/>9.48961e-19 <text:s text:c="2"/>netid: c_9924:p</text:p>
      <text:p text:style-name="Standard"><text:s text:c="15"/>4.13362e-18 <text:s text:c="2"/>netid: XI5/XI5/MPM1:g</text:p>
      <text:p text:style-name="Standard"><text:s text:c="15"/>2.04207e-18 <text:s text:c="2"/>netid: XI5/XI5/MPM1:g</text:p>
      <text:p text:style-name="Standard"><text:s text:c="15"/>6.83855e-19 <text:s text:c="2"/>netid: XI5/XI5/MPM1:g</text:p>
      <text:p text:style-name="Standard"><text:s text:c="15"/>6.28333e-19 <text:s text:c="2"/>netid: XI5/XI6/MPM1:g</text:p>
      <text:p text:style-name="Standard"><text:s text:c="15"/>3.46125e-18 <text:s text:c="2"/>netid: c_9926:p</text:p>
      <text:p text:style-name="Standard"><text:s text:c="15"/>7.79738e-19 <text:s text:c="2"/>netid: c_9871:p</text:p>
      <text:p text:style-name="Standard"><text:s text:c="15"/>1.93418e-18 <text:s text:c="2"/>netid: c_10000:p</text:p>
      <text:p text:style-name="Standard"><text:s text:c="15"/>1.95592e-18 <text:s text:c="2"/>netid: c_9937:p</text:p>
      <text:p text:style-name="Standard"><text:s text:c="15"/>2.66444e-18 <text:s text:c="2"/>netid: c_10030:p</text:p>
      <text:p text:style-name="Standard"><text:s text:c="15"/>1.18362e-18 <text:s text:c="2"/>netid: c_9913:p</text:p>
      <text:p text:style-name="Standard"><text:s text:c="15"/>5.07977e-19 <text:s text:c="2"/>netid: c_9872:p</text:p>
      <text:p text:style-name="Standard"><text:s text:c="15"/>1.04023e-18 <text:s text:c="2"/>netid: c_9872:p</text:p>
      <text:p text:style-name="Standard"><text:s text:c="15"/>7.60227e-19 <text:s text:c="2"/>netid: c_9939:p</text:p>
      <text:p text:style-name="Standard"><text:s text:c="15"/>1.28561e-18 <text:s text:c="2"/>netid: c_9941:p</text:p>
      <text:p text:style-name="Standard"><text:s text:c="15"/>2.68598e-18 <text:s text:c="2"/>netid: c_9900:p</text:p>
      <text:p text:style-name="Standard"><text:s text:c="15"/>7.39367e-19 <text:s text:c="2"/>netid: c_10747:n</text:p>
      <text:p text:style-name="Standard"><text:s text:c="15"/>4.08222e-19 <text:s text:c="2"/>netid: c_11111:p</text:p>
      <text:p text:style-name="Standard"><text:s text:c="15"/>4.08222e-19 <text:s text:c="2"/>netid: c_10698:n</text:p>
      <text:p text:style-name="Standard"><text:s text:c="15"/>6.09459e-19 <text:s text:c="2"/>netid: c_10810:p</text:p>
      <text:p text:style-name="Standard"><text:s text:c="15"/>6.09459e-19 <text:s text:c="2"/>netid: c_10811:p</text:p>
      <text:p text:style-name="Standard"><text:s text:c="15"/>2.45181e-18 <text:s text:c="2"/>netid: c_10701:n</text:p>
      <text:p text:style-name="Standard"><text:s text:c="16"/>1.0345e-18 <text:s text:c="2"/>netid: c_10701:n</text:p>
      <text:p text:style-name="Standard"><text:s text:c="16"/>1.4101e-18 <text:s text:c="2"/>netid: c_10768:n</text:p>
      <text:p text:style-name="Standard"><text:s text:c="15"/>1.97698e-18 <text:s text:c="2"/>netid: c_10768:n</text:p>
      <text:p text:style-name="Standard"><text:s text:c="15"/>8.32859e-19 <text:s text:c="2"/>netid: c_10770:n</text:p>
      <text:p text:style-name="Standard"><text:soft-page-break/><text:s text:c="15"/>4.16465e-19 <text:s text:c="2"/>netid: c_10770:n</text:p>
      <text:p text:style-name="Standard"><text:s text:c="15"/>8.32859e-19 <text:s text:c="2"/>netid: c_10773:n</text:p>
      <text:p text:style-name="Standard"><text:s text:c="15"/>6.09459e-19 <text:s text:c="2"/>netid: c_11122:p</text:p>
      <text:p text:style-name="Standard"><text:s text:c="15"/>2.30859e-19 <text:s text:c="2"/>netid: c_10743:n</text:p>
      <text:p text:style-name="Standard"><text:s text:c="15"/>2.25902e-19 <text:s text:c="2"/>netid: c_11128:n</text:p>
      <text:p text:style-name="Standard"><text:s text:c="15"/>4.87883e-19 <text:s text:c="2"/>netid: c_11128:n</text:p>
      <text:p text:style-name="Standard"><text:s text:c="15"/>7.18594e-19 <text:s text:c="2"/>netid: c_11565:p</text:p>
      <text:p text:style-name="Standard"><text:s text:c="15"/>4.12104e-19 <text:s text:c="2"/>netid: c_11565:p</text:p>
      <text:p text:style-name="Standard"><text:s text:c="15"/>9.51708e-18 <text:s text:c="2"/>netid: c_11341:p</text:p>
      <text:p text:style-name="Standard"><text:s text:c="15"/>4.18038e-18 <text:s text:c="2"/>netid: c_11341:p</text:p>
      <text:p text:style-name="Standard"><text:s text:c="15"/>2.75431e-18 <text:s text:c="2"/>netid: c_11341:p</text:p>
      <text:p text:style-name="Standard"><text:s text:c="15"/>5.49652e-18 <text:s text:c="2"/>netid: c_11254:n</text:p>
      <text:p text:style-name="Standard"><text:s text:c="15"/>4.17545e-18 <text:s text:c="2"/>netid: c_11254:n</text:p>
      <text:p text:style-name="Standard"><text:s text:c="17"/>2.454e-18 <text:s text:c="2"/>netid: c_11254:n</text:p>
      <text:p text:style-name="Standard"><text:s text:c="15"/>2.34827e-18 <text:s text:c="2"/>netid: c_11254:n</text:p>
      <text:p text:style-name="Standard"><text:s text:c="16"/>1.1341e-18 <text:s text:c="2"/>netid: c_11254:n</text:p>
      <text:p text:style-name="Standard"><text:s text:c="16"/>1.3841e-18 <text:s text:c="2"/>netid: c_11196:n</text:p>
      <text:p text:style-name="Standard"><text:s text:c="16"/>2.3225e-19 <text:s text:c="2"/>netid: c_11196:n</text:p>
      <text:p text:style-name="Standard"><text:s text:c="15"/>5.13012e-18 <text:s text:c="2"/>netid: c_11272:n</text:p>
      <text:p text:style-name="Standard"><text:s text:c="15"/>4.83079e-18 <text:s text:c="2"/>netid: c_11273:n</text:p>
      <text:p text:style-name="Standard"><text:s text:c="15"/>5.70808e-18 <text:s text:c="2"/>netid: c_11273:n</text:p>
      <text:p text:style-name="Standard"><text:s text:c="15"/>6.22276e-18 <text:s text:c="2"/>netid: c_11273:n</text:p>
      <text:p text:style-name="Standard"><text:s text:c="16"/>6.6125e-18 <text:s text:c="2"/>netid: c_11273:n</text:p>
      <text:p text:style-name="Standard"><text:s text:c="15"/>1.76518e-16 <text:s text:c="2"/>netid: c_11273:n</text:p>
      <text:p text:style-name="Standard"><text:s text:c="15"/>6.27436e-19 <text:s text:c="2"/>netid: c_11273:n</text:p>
      <text:p text:style-name="Standard"><text:s text:c="15"/>5.08204e-18 <text:s text:c="2"/>netid: c_11274:n</text:p>
      <text:p text:style-name="Standard"><text:s text:c="16"/>3.4578e-19 <text:s text:c="2"/>netid: c_11197:n</text:p>
      <text:p text:style-name="Standard"><text:s text:c="15"/>1.19068e-18 <text:s text:c="2"/>netid: c_11197:n</text:p>
      <text:p text:style-name="Standard"><text:s text:c="15"/>9.81834e-19 <text:s text:c="2"/>netid: c_11197:n</text:p>
      <text:p text:style-name="Standard"><text:s text:c="15"/>1.02625e-18 <text:s text:c="2"/>netid: c_11197:n</text:p>
      <text:p text:style-name="Standard"><text:s text:c="15"/>3.69738e-19 <text:s text:c="2"/>netid: c_11197:n</text:p>
      <text:p text:style-name="Standard"><text:s text:c="15"/>3.90207e-18 <text:s text:c="2"/>netid: c_11197:n</text:p>
      <text:p text:style-name="Standard"><text:s text:c="15"/>4.42036e-18 <text:s text:c="2"/>netid: c_11197:n</text:p>
      <text:p text:style-name="Standard"><text:s text:c="16"/>9.5907e-19 <text:s text:c="2"/>netid: c_11197:n</text:p>
      <text:p text:style-name="Standard"><text:s text:c="15"/>7.25551e-19 <text:s text:c="2"/>netid: c_11197:n</text:p>
      <text:p text:style-name="Standard"><text:s text:c="15"/>4.30511e-19 <text:s text:c="2"/>netid: c_11197:n</text:p>
      <text:p text:style-name="Standard"><text:s text:c="15"/>9.77184e-19 <text:s text:c="2"/>netid: c_11197:n</text:p>
      <text:p text:style-name="Standard"><text:s text:c="15"/>7.55931e-19 <text:s text:c="2"/>netid: c_11197:n</text:p>
      <text:p text:style-name="Standard"><text:s text:c="15"/>9.61967e-19 <text:s text:c="2"/>netid: c_11197:n</text:p>
      <text:p text:style-name="Standard"><text:s text:c="15"/>3.22862e-18 <text:s text:c="2"/>netid: c_11197:n</text:p>
      <text:p text:style-name="Standard"><text:s text:c="15"/>2.61294e-18 <text:s text:c="2"/>netid: c_11197:n</text:p>
      <text:p text:style-name="Standard"><text:s text:c="15"/>2.03659e-18 <text:s text:c="2"/>netid: c_11197:n</text:p>
      <text:p text:style-name="Standard"><text:s text:c="15"/>1.69176e-17 <text:s text:c="2"/>netid: c_11197:n</text:p>
      <text:p text:style-name="Standard"><text:s text:c="15"/>2.43593e-18 <text:s text:c="2"/>netid: c_11197:n</text:p>
      <text:p text:style-name="Standard"><text:s text:c="16"/>6.0449e-18 <text:s text:c="2"/>netid: c_11197:n</text:p>
      <text:p text:style-name="Standard"><text:s text:c="15"/>1.61697e-18 <text:s text:c="2"/>netid: c_11197:n</text:p>
      <text:p text:style-name="Standard"><text:s text:c="15"/>7.26643e-18 <text:s text:c="2"/>netid: c_11197:n</text:p>
      <text:p text:style-name="Standard"><text:s text:c="15"/>1.57347e-18 <text:s text:c="2"/>netid: c_11197:n</text:p>
      <text:p text:style-name="Standard"><text:s text:c="15"/>2.33037e-18 <text:s text:c="2"/>netid: c_11197:n</text:p>
      <text:p text:style-name="Standard"><text:s text:c="15"/>1.51324e-18 <text:s text:c="2"/>netid: c_11197:n</text:p>
      <text:p text:style-name="Standard"><text:s text:c="15"/>4.87216e-19 <text:s text:c="2"/>netid: c_11287:n</text:p>
      <text:p text:style-name="Standard"><text:s text:c="15"/>1.04755e-18 <text:s text:c="2"/>netid: c_11287:n</text:p>
      <text:p text:style-name="Standard"><text:soft-page-break/><text:s text:c="15"/>2.06114e-19 <text:s text:c="2"/>netid: c_11287:n</text:p>
      <text:p text:style-name="Standard"><text:s text:c="15"/>2.89832e-19 <text:s text:c="2"/>netid: c_11199:n</text:p>
      <text:p text:style-name="Standard"><text:s text:c="15"/>6.68242e-19 <text:s text:c="2"/>netid: c_11199:n</text:p>
      <text:p text:style-name="Standard"><text:s text:c="15"/>1.46749e-18 <text:s text:c="2"/>netid: c_11199:n</text:p>
      <text:p text:style-name="Standard"><text:s text:c="16"/>1.0628e-18 <text:s text:c="2"/>netid: c_12050:n</text:p>
      <text:p text:style-name="Standard"><text:s text:c="15"/>1.90707e-18 <text:s text:c="2"/>netid: c_12050:n</text:p>
      <text:p text:style-name="Standard"><text:s text:c="15"/>1.10245e-18 <text:s text:c="2"/>netid: c_12050:n</text:p>
      <text:p text:style-name="Standard"><text:s text:c="15"/>8.28747e-18 <text:s text:c="2"/>netid: c_12050:n</text:p>
      <text:p text:style-name="Standard"><text:s text:c="16"/>1.3033e-18 <text:s text:c="2"/>netid: c_12050:n</text:p>
      <text:p text:style-name="Standard"><text:s text:c="15"/>1.28108e-18 <text:s text:c="2"/>netid: c_12050:n</text:p>
      <text:p text:style-name="Standard"><text:s text:c="15"/>1.51361e-18 <text:s text:c="2"/>netid: c_12050:n</text:p>
      <text:p text:style-name="Standard"><text:s text:c="16"/>2.5934e-18 <text:s text:c="2"/>netid: c_12293:n</text:p>
      <text:p text:style-name="Standard"><text:s text:c="15"/>1.15618e-18 <text:s text:c="2"/>netid: c_12740:p</text:p>
      <text:p text:style-name="Standard"><text:s text:c="15"/>5.14657e-18 <text:s text:c="2"/>netid: c_12740:p</text:p>
      <text:p text:style-name="Standard"><text:s text:c="15"/>3.37319e-18 <text:s text:c="2"/>netid: c_12054:n</text:p>
      <text:p text:style-name="Standard"><text:s text:c="15"/>1.55033e-18 <text:s text:c="2"/>netid: c_12054:n</text:p>
      <text:p text:style-name="Standard"><text:s text:c="15"/>6.36999e-19 <text:s text:c="2"/>netid: XI5/XI6/MNM0:g</text:p>
      <text:p text:style-name="Standard"><text:s text:c="15"/>2.28323e-18 <text:s text:c="2"/>netid: c_12069:n</text:p>
      <text:p text:style-name="Standard"><text:s text:c="15"/>4.63778e-18 <text:s text:c="2"/>netid: c_12758:p</text:p>
      <text:p text:style-name="Standard"><text:s text:c="15"/>2.72688e-19 <text:s text:c="2"/>netid: c_12737:p</text:p>
      <text:p text:style-name="Standard"><text:s text:c="15"/>1.06751e-17 <text:s text:c="2"/>netid: c_12458:n</text:p>
      <text:p text:style-name="Standard"><text:s text:c="15"/>6.40091e-18 <text:s text:c="2"/>netid: c_12458:n</text:p>
      <text:p text:style-name="Standard"><text:s text:c="15"/>6.40091e-18 <text:s text:c="2"/>netid: c_13315:p</text:p>
      <text:p text:style-name="Standard"><text:s text:c="15"/>2.58378e-18 <text:s text:c="2"/>netid: c_13315:p</text:p>
      <text:p text:style-name="Standard"><text:s text:c="15"/>1.34625e-18 <text:s text:c="2"/>netid: c_13315:p</text:p>
      <text:p text:style-name="Standard"><text:s text:c="15"/>2.23589e-18 <text:s text:c="2"/>netid: c_13315:p</text:p>
      <text:p text:style-name="Standard"><text:s text:c="15"/>2.23131e-18 <text:s text:c="2"/>netid: c_12070:n</text:p>
      <text:p text:style-name="Standard"><text:s text:c="15"/>1.51143e-18 <text:s text:c="2"/>netid: c_13320:p</text:p>
      <text:p text:style-name="Standard"><text:s text:c="15"/>1.47268e-18 <text:s text:c="2"/>netid: c_13320:p</text:p>
      <text:p text:style-name="Standard"><text:s text:c="15"/>9.05606e-18 <text:s text:c="2"/>netid: c_12089:n</text:p>
      <text:p text:style-name="Standard"><text:s text:c="16"/>4.6463e-18 <text:s text:c="2"/>netid: c_12091:n</text:p>
      <text:p text:style-name="Standard"><text:s text:c="15"/>4.61819e-17 <text:s text:c="2"/>netid: c_12091:n</text:p>
      <text:p text:style-name="Standard"><text:s text:c="15"/>4.52585e-18 <text:s text:c="2"/>netid: c_12093:n</text:p>
      <text:p text:style-name="Standard"><text:s text:c="15"/>1.79501e-18 <text:s text:c="2"/>netid: c_12095:n</text:p>
      <text:p text:style-name="Standard"><text:s text:c="15"/>2.87475e-18 <text:s text:c="2"/>netid: c_12095:n</text:p>
      <text:p text:style-name="Standard"><text:s text:c="15"/>1.61574e-17 <text:s text:c="2"/>netid: c_12095:n</text:p>
      <text:p text:style-name="Standard"><text:s text:c="15"/>1.42552e-18 <text:s text:c="2"/>netid: c_12099:n</text:p>
      <text:p text:style-name="Standard"><text:s text:c="15"/>2.35071e-18 <text:s text:c="2"/>netid: XI5/XI4/MPM0:g</text:p>
      <text:p text:style-name="Standard"><text:s text:c="15"/>4.33077e-19 <text:s text:c="2"/>netid: XI5/XI4/MPM0:g</text:p>
      <text:p text:style-name="Standard"><text:s text:c="15"/>4.82281e-19 <text:s text:c="2"/>netid: XI5/XI4/MPM0:g</text:p>
      <text:p text:style-name="Standard"><text:s text:c="15"/>4.48116e-19 <text:s text:c="2"/>netid: XI5/XI4/MPM0:g</text:p>
      <text:p text:style-name="Standard"><text:s text:c="15"/>9.84367e-18 <text:s text:c="2"/>netid: c_12314:n</text:p>
      <text:p text:style-name="Standard"><text:s text:c="15"/>2.50209e-19 <text:s text:c="2"/>netid: c_12315:n</text:p>
      <text:p text:style-name="Standard"><text:s text:c="15"/>1.42726e-18 <text:s text:c="2"/>netid: c_12315:n</text:p>
      <text:p text:style-name="Standard"><text:s text:c="15"/>1.31643e-17 <text:s text:c="2"/>netid: c_12315:n</text:p>
      <text:p text:style-name="Standard"><text:s text:c="15"/>4.44915e-18 <text:s text:c="2"/>netid: c_12315:n</text:p>
      <text:p text:style-name="Standard"><text:s text:c="15"/>1.76776e-18 <text:s text:c="2"/>netid: c_12315:n</text:p>
      <text:p text:style-name="Standard"><text:s text:c="15"/>1.64817e-17 <text:s text:c="2"/>netid: c_12315:n</text:p>
      <text:p text:style-name="Standard"><text:s text:c="15"/>5.35886e-18 <text:s text:c="2"/>netid: c_12315:n</text:p>
      <text:p text:style-name="Standard"><text:s text:c="15"/>5.35886e-18 <text:s text:c="2"/>netid: c_12315:n</text:p>
      <text:p text:style-name="Standard"><text:s text:c="15"/>1.71785e-18 <text:s text:c="2"/>netid: c_12315:n</text:p>
      <text:p text:style-name="Standard"><text:s text:c="15"/>2.55447e-18 <text:s text:c="2"/>netid: c_12315:n</text:p>
      <text:p text:style-name="Standard"><text:soft-page-break/><text:s text:c="15"/>1.61314e-18 <text:s text:c="2"/>netid: c_12315:n</text:p>
      <text:p text:style-name="Standard"><text:s text:c="15"/>1.32085e-17 <text:s text:c="2"/>netid: c_12315:n</text:p>
      <text:p text:style-name="Standard"><text:s text:c="15"/>3.67668e-18 <text:s text:c="2"/>netid: c_12243:n</text:p>
      <text:p text:style-name="Standard"><text:s text:c="15"/>1.33831e-18 <text:s text:c="2"/>netid: c_13348:p</text:p>
      <text:p text:style-name="Standard"><text:s text:c="16"/>1.4529e-18 <text:s text:c="2"/>netid: c_12244:n</text:p>
      <text:p text:style-name="Standard"><text:s text:c="15"/>3.92841e-18 <text:s text:c="2"/>netid: c_13350:p</text:p>
      <text:p text:style-name="Standard"><text:s text:c="16"/>1.4263e-18 <text:s text:c="2"/>netid: c_12250:n</text:p>
      <text:p text:style-name="Standard"><text:s text:c="15"/>2.10246e-18 <text:s text:c="2"/>netid: c_12266:n</text:p>
      <text:p text:style-name="Standard"><text:s text:c="15"/>3.85114e-18 <text:s text:c="2"/>netid: c_12355:n</text:p>
      <text:p text:style-name="Standard"><text:s text:c="15"/>1.42306e-17 <text:s text:c="2"/>netid: c_12356:n</text:p>
      <text:p text:style-name="Standard"><text:s text:c="15"/>1.42306e-17 <text:s text:c="2"/>netid: c_12358:n</text:p>
      <text:p text:style-name="Standard"><text:s text:c="15"/>1.46864e-17 <text:s text:c="2"/>netid: c_12363:n</text:p>
      <text:p text:style-name="Standard"><text:s text:c="15"/>2.74456e-18 <text:s text:c="2"/>netid: c_12363:n</text:p>
      <text:p text:style-name="Standard"><text:s text:c="15"/>7.23356e-18 <text:s text:c="2"/>netid: c_12363:n</text:p>
      <text:p text:style-name="Standard"><text:s text:c="16"/>4.0245e-18 <text:s text:c="2"/>netid: c_12363:n</text:p>
      <text:p text:style-name="Standard"><text:s text:c="15"/>2.45385e-17 <text:s text:c="2"/>netid: c_12363:n</text:p>
      <text:p text:style-name="Standard"><text:s text:c="15"/>7.59033e-18 <text:s text:c="2"/>netid: c_12367:n</text:p>
      <text:p text:style-name="Standard"><text:s text:c="15"/>4.72505e-19 <text:s text:c="2"/>netid: c_12368:n</text:p>
      <text:p text:style-name="Standard"><text:s text:c="15"/>6.78883e-19 <text:s text:c="2"/>netid: c_12368:n</text:p>
      <text:p text:style-name="Standard"><text:s text:c="15"/>1.34267e-17 <text:s text:c="2"/>netid: c_12368:n</text:p>
      <text:p text:style-name="Standard"><text:s text:c="15"/>9.58656e-17 <text:s text:c="2"/>netid: c_12368:n</text:p>
      <text:p text:style-name="Standard"><text:s text:c="15"/>1.32269e-18 <text:s text:c="2"/>netid: c_12368:n</text:p>
      <text:p text:style-name="Standard"><text:s text:c="16"/>5.5145e-18 <text:s text:c="2"/>netid: c_12368:n</text:p>
      <text:p text:style-name="Standard"><text:s text:c="15"/>3.17226e-19 <text:s text:c="2"/>netid: c_12370:n</text:p>
      <text:p text:style-name="Standard"><text:s text:c="15"/>1.28059e-18 <text:s text:c="2"/>netid: c_12392:n</text:p>
      <text:p text:style-name="Standard"><text:s text:c="15"/>2.31517e-18 <text:s text:c="2"/>netid: c_12392:n</text:p>
      <text:p text:style-name="Standard"><text:s text:c="15"/>3.69804e-18 <text:s text:c="2"/>netid: c_12392:n</text:p>
      <text:p text:style-name="Standard"><text:s text:c="15"/>5.36251e-18 <text:s text:c="2"/>netid: c_12392:n</text:p>
      <text:p text:style-name="Standard"><text:s text:c="15"/>2.90263e-19 <text:s text:c="2"/>netid: c_12392:n</text:p>
      <text:p text:style-name="Standard"><text:s text:c="15"/>2.75107e-18 <text:s text:c="2"/>netid: c_12392:n</text:p>
      <text:p text:style-name="Standard"><text:s text:c="16"/>2.2613e-18 <text:s text:c="2"/>netid: c_12392:n</text:p>
      <text:p text:style-name="Standard"><text:s text:c="15"/>5.05013e-18 <text:s text:c="2"/>netid: c_12392:n</text:p>
      <text:p text:style-name="Standard"><text:s text:c="15"/>3.79252e-18 <text:s text:c="2"/>netid: c_12392:n</text:p>
      <text:p text:style-name="Standard"><text:s text:c="15"/>1.65965e-18 <text:s text:c="2"/>netid: c_14039:n</text:p>
      <text:p text:style-name="Standard"><text:s text:c="15"/>1.74969e-18 <text:s text:c="2"/>netid: c_14039:n</text:p>
      <text:p text:style-name="Standard"><text:s text:c="15"/>9.21338e-19 <text:s text:c="2"/>netid: c_14069:n</text:p>
      <text:p text:style-name="Standard"><text:s text:c="15"/>1.29663e-17 <text:s text:c="2"/>netid: c_14074:n</text:p>
      <text:p text:style-name="Standard"><text:s text:c="17"/>2.057e-18 <text:s text:c="2"/>netid: c_14079:n</text:p>
      <text:p text:style-name="Standard"><text:s text:c="15"/>2.31802e-18 <text:s text:c="2"/>netid: c_14079:n</text:p>
      <text:p text:style-name="Standard"><text:s text:c="15"/>4.69094e-18 <text:s text:c="2"/>netid: c_14705:n</text:p>
      <text:p text:style-name="Standard"><text:s text:c="15"/>3.59665e-18 <text:s text:c="2"/>netid: XI5/XI5/MNM0:g</text:p>
      <text:p text:style-name="Standard"><text:s text:c="15"/>2.64645e-18 <text:s text:c="2"/>netid: XI5/XI5/MNM0:g</text:p>
      <text:p text:style-name="Standard"><text:s text:c="15"/>2.90873e-18 <text:s text:c="2"/>netid: XI5/XI5/MNM0:g</text:p>
      <text:p text:style-name="Standard"><text:s text:c="15"/>5.70175e-19 <text:s text:c="2"/>netid: c_14847:n</text:p>
      <text:p text:style-name="Standard"><text:s text:c="16"/>3.3123e-18 <text:s text:c="2"/>netid: c_14847:n</text:p>
      <text:p text:style-name="Standard"><text:s text:c="15"/>2.63144e-18 <text:s text:c="2"/>netid: c_14761:n</text:p>
      <text:p text:style-name="Standard"><text:s text:c="15"/>5.15073e-18 <text:s text:c="2"/>netid: c_14761:n</text:p>
      <text:p text:style-name="Standard"><text:s text:c="16"/>3.2135e-17 <text:s text:c="2"/>netid: c_14761:n</text:p>
      <text:p text:style-name="Standard"><text:s text:c="15"/>2.18825e-18 <text:s text:c="2"/>netid: c_14761:n</text:p>
      <text:p text:style-name="Standard"><text:s text:c="15"/>7.06117e-19 <text:s text:c="2"/>netid: c_14778:n</text:p>
      <text:p text:style-name="Standard"><text:s text:c="16"/>7.4256e-19 <text:s text:c="2"/>netid: c_14821:n</text:p>
      <text:p text:style-name="Standard"><text:s text:c="15"/>7.42009e-19 <text:s text:c="2"/>netid: c_14821:n</text:p>
      <text:p text:style-name="Standard"><text:soft-page-break/><text:s text:c="15"/>1.30414e-18 <text:s text:c="2"/>netid: c_14821:n</text:p>
      <text:p text:style-name="Standard"><text:s text:c="15"/>4.32175e-18 <text:s text:c="2"/>netid: c_14822:n</text:p>
      <text:p text:style-name="Standard"><text:s text:c="15"/>2.65894e-18 <text:s text:c="2"/>netid: c_14822:n</text:p>
      <text:p text:style-name="Standard"><text:s text:c="16"/>4.3311e-18 <text:s text:c="2"/>netid: c_14822:n</text:p>
      <text:p text:style-name="Standard"><text:s text:c="15"/>2.75423e-18 <text:s text:c="2"/>netid: c_14832:n</text:p>
      <text:p text:style-name="Standard"><text:s text:c="15"/>2.12449e-18 <text:s text:c="2"/>netid: c_14832:n</text:p>
      <text:p text:style-name="Standard"><text:s text:c="15"/>1.87015e-18 <text:s text:c="2"/>netid: c_14975:n</text:p>
      <text:p text:style-name="Standard"><text:s text:c="15"/>6.43938e-18 <text:s text:c="2"/>netid: c_14975:n</text:p>
      <text:p text:style-name="Standard"><text:s text:c="15"/>8.22126e-18 <text:s text:c="2"/>netid: c_14834:n</text:p>
      <text:p text:style-name="Standard"><text:s text:c="15"/>7.95966e-18 <text:s text:c="2"/>netid: c_14834:n</text:p>
      <text:p text:style-name="Standard"><text:s text:c="15"/>8.16734e-19 <text:s text:c="2"/>netid: c_14977:n</text:p>
      <text:p text:style-name="Standard"><text:s text:c="15"/>7.01783e-18 <text:s text:c="2"/>netid: c_14977:n</text:p>
      <text:p text:style-name="Standard"><text:s text:c="15"/>7.01783e-18 <text:s text:c="2"/>netid: c_14835:n</text:p>
      <text:p text:style-name="Standard"><text:s text:c="15"/>1.28072e-18 <text:s text:c="2"/>netid: c_14838:n</text:p>
      <text:p text:style-name="Standard"><text:s text:c="15"/>7.01783e-18 <text:s text:c="2"/>netid: c_14838:n</text:p>
      <text:p text:style-name="Standard"><text:s text:c="15"/>8.24929e-18 <text:s text:c="2"/>netid: c_15962:n</text:p>
      <text:p text:style-name="Standard"><text:s text:c="15"/>7.44284e-19 <text:s text:c="2"/>netid: c_15962:n</text:p>
      <text:p text:style-name="Standard"><text:s text:c="15"/>1.41284e-18 <text:s text:c="2"/>netid: c_15962:n</text:p>
      <text:p text:style-name="Standard"><text:s text:c="15"/>7.42483e-19 <text:s text:c="2"/>netid: c_15793:n</text:p>
      <text:p text:style-name="Standard"><text:s text:c="15"/>1.57468e-18 <text:s text:c="2"/>netid: XI5/XI5/MNM0:s</text:p>
      <text:p text:style-name="Standard"><text:s text:c="15"/>2.21307e-18 <text:s text:c="2"/>netid: c_16003:n</text:p>
      <text:p text:style-name="Standard"><text:s text:c="15"/>9.77286e-19 <text:s text:c="2"/>netid: XI5/XI1/XI0/MNM0:s</text:p>
      <text:p text:style-name="Standard"><text:s text:c="15"/>2.57472e-18 <text:s text:c="2"/>netid: c_16804:p</text:p>
      <text:p text:style-name="Standard"><text:s text:c="15"/>9.77286e-19 <text:s text:c="2"/>netid: XI5/XI1/XI1/MNM0:s</text:p>
      <text:p text:style-name="Standard"><text:s text:c="15"/>2.27253e-18 <text:s text:c="2"/>netid: c_15729:n</text:p>
      <text:p text:style-name="Standard"><text:s text:c="15"/>4.49942e-18 <text:s text:c="2"/>netid: c_15729:n</text:p>
      <text:p text:style-name="Standard"><text:s text:c="15"/>8.14651e-19 <text:s text:c="2"/>netid: c_15802:n</text:p>
      <text:p text:style-name="Standard"><text:s text:c="15"/>7.98945e-19 <text:s text:c="2"/>netid: c_15816:n</text:p>
      <text:p text:style-name="Standard"><text:s text:c="15"/>1.64033e-18 <text:s text:c="2"/>netid: c_16152:n</text:p>
      <text:p text:style-name="Standard"><text:s text:c="15"/>4.42126e-19 <text:s text:c="2"/>netid: c_16152:n</text:p>
      <text:p text:style-name="Standard"><text:s text:c="15"/>4.42126e-19 <text:s text:c="2"/>netid: c_16033:n</text:p>
      <text:p text:style-name="Standard"><text:s text:c="15"/>4.42126e-19 <text:s text:c="2"/>netid: c_16034:n</text:p>
      <text:p text:style-name="Standard"><text:s text:c="15"/>7.58046e-19 <text:s text:c="2"/>netid: c_16034:n</text:p>
      <text:p text:style-name="Standard"><text:s text:c="15"/>1.21701e-18 <text:s text:c="2"/>netid: c_15776:n</text:p>
      <text:p text:style-name="Standard"><text:s text:c="15"/>3.93337e-18 <text:s text:c="2"/>netid: c_16074:n</text:p>
      <text:p text:style-name="Standard"><text:s text:c="15"/>2.94088e-18 <text:s text:c="2"/>netid: c_16074:n</text:p>
      <text:p text:style-name="Standard"><text:s text:c="15"/>1.08121e-17 <text:s text:c="2"/>netid: c_16074:n</text:p>
      <text:p text:style-name="Standard"><text:s text:c="16"/>4.9175e-17 <text:s text:c="2"/>netid: XI5/XI1/XI1/MNM0:g</text:p>
      <text:p text:style-name="Standard"><text:s text:c="15"/>2.72877e-19 <text:s text:c="2"/>netid: c_3045:n</text:p>
      <text:p text:style-name="Standard"><text:s text:c="15"/>2.60326e-18 <text:s text:c="2"/>netid: c_2963:n</text:p>
      <text:p text:style-name="Standard"><text:s text:c="15"/>2.45677e-19 <text:s text:c="2"/>netid: c_2978:n</text:p>
      <text:p text:style-name="Standard"><text:s text:c="15"/>5.62346e-18 <text:s text:c="2"/>netid: c_3034:n</text:p>
      <text:p text:style-name="Standard"><text:s text:c="15"/>8.74103e-19 <text:s text:c="2"/>netid: c_3050:n</text:p>
      <text:p text:style-name="Standard"><text:s text:c="15"/>9.79911e-19 <text:s text:c="2"/>netid: c_2953:n</text:p>
      <text:p text:style-name="Standard"><text:s text:c="15"/>9.68377e-19 <text:s text:c="2"/>netid: c_3076:n</text:p>
      <text:p text:style-name="Standard"><text:s text:c="15"/>7.67768e-18 <text:s text:c="2"/>netid: c_3034:n</text:p>
      <text:p text:style-name="Standard"><text:s text:c="15"/>7.41899e-19 <text:s text:c="2"/>netid: c_3050:n</text:p>
      <text:p text:style-name="Standard"><text:s text:c="15"/>7.41899e-19 <text:s text:c="2"/>netid: c_3049:n</text:p>
      <text:p text:style-name="Standard"><text:s text:c="15"/>1.89827e-18 <text:s text:c="2"/>netid: c_2978:n</text:p>
      <text:p text:style-name="Standard"><text:s text:c="15"/>9.50106e-19 <text:s text:c="2"/>netid: c_3034:n</text:p>
      <text:p text:style-name="Standard"><text:s text:c="15"/>7.41899e-19 <text:s text:c="2"/>netid: c_3035:n</text:p>
      <text:p text:style-name="Standard"><text:s text:c="15"/>2.36156e-18 <text:s text:c="2"/>netid: c_3052:n</text:p>
      <text:p text:style-name="Standard"><text:soft-page-break/><text:s text:c="15"/>1.50575e-18 <text:s text:c="2"/>netid: c_3061:n</text:p>
      <text:p text:style-name="Standard"><text:s text:c="15"/>1.55048e-18 <text:s text:c="2"/>netid: c_2953:n</text:p>
      <text:p text:style-name="Standard"><text:s text:c="15"/>5.14539e-18 <text:s text:c="2"/>netid: c_3076:n</text:p>
      <text:p text:style-name="Standard"><text:s text:c="15"/>2.01223e-18 <text:s text:c="2"/>netid: c_2954:n</text:p>
      <text:p text:style-name="Standard"><text:s text:c="15"/>2.06894e-18 <text:s text:c="2"/>netid: XI5/XI1/XI1/MNM0:g</text:p>
      <text:p text:style-name="Standard"><text:s text:c="15"/>1.56412e-18 <text:s text:c="2"/>netid: c_2962:n</text:p>
      <text:p text:style-name="Standard"><text:s text:c="15"/>6.13395e-19 <text:s text:c="2"/>netid: c_2963:n</text:p>
      <text:p text:style-name="Standard"><text:s text:c="15"/>1.18626e-18 <text:s text:c="2"/>netid: c_3032:n</text:p>
      <text:p text:style-name="Standard"><text:s text:c="16"/>1.4013e-18 <text:s text:c="2"/>netid: c_3035:n</text:p>
      <text:p text:style-name="Standard"><text:s text:c="15"/>2.93804e-18 <text:s text:c="2"/>netid: c_3051:n</text:p>
      <text:p text:style-name="Standard"><text:s text:c="15"/>1.68316e-17 <text:s text:c="2"/>netid: c_2978:n</text:p>
      <text:p text:style-name="Standard"><text:s text:c="15"/>1.32335e-18 <text:s text:c="2"/>netid: c_2978:n</text:p>
      <text:p text:style-name="Standard"><text:s text:c="15"/>1.79676e-18 <text:s text:c="2"/>netid: c_3830:n</text:p>
      <text:p text:style-name="Standard"><text:s text:c="15"/>1.40147e-18 <text:s text:c="2"/>netid: c_3830:n</text:p>
      <text:p text:style-name="Standard"><text:s text:c="15"/>2.70892e-18 <text:s text:c="2"/>netid: c_3889:n</text:p>
      <text:p text:style-name="Standard"><text:s text:c="15"/>7.07358e-19 <text:s text:c="2"/>netid: XI5/XI1/XI0/MPM1:g</text:p>
      <text:p text:style-name="Standard"><text:s text:c="16"/>2.3956e-19 <text:s text:c="2"/>netid: XI5/XI1/XI0/MPM1:g</text:p>
      <text:p text:style-name="Standard"><text:s text:c="15"/>2.74242e-18 <text:s text:c="2"/>netid: XI5/XI1/XI0/MPM1:g</text:p>
      <text:p text:style-name="Standard"><text:s text:c="15"/>8.01735e-18 <text:s text:c="2"/>netid: c_3832:n</text:p>
      <text:p text:style-name="Standard"><text:s text:c="15"/>7.08868e-18 <text:s text:c="2"/>netid: c_3832:n</text:p>
      <text:p text:style-name="Standard"><text:s text:c="15"/>1.31537e-17 <text:s text:c="2"/>netid: c_3832:n</text:p>
      <text:p text:style-name="Standard"><text:s text:c="15"/>1.68633e-18 <text:s text:c="2"/>netid: c_3832:n</text:p>
      <text:p text:style-name="Standard"><text:s text:c="15"/>4.61337e-19 <text:s text:c="2"/>netid: c_3832:n</text:p>
      <text:p text:style-name="Standard"><text:s text:c="15"/>1.19676e-18 <text:s text:c="2"/>netid: c_3832:n</text:p>
      <text:p text:style-name="Standard"><text:s text:c="15"/>6.28722e-18 <text:s text:c="2"/>netid: c_3854:n</text:p>
      <text:p text:style-name="Standard"><text:s text:c="15"/>1.33476e-17 <text:s text:c="2"/>netid: c_3854:n</text:p>
      <text:p text:style-name="Standard"><text:s text:c="16"/>1.4013e-18 <text:s text:c="2"/>netid: c_3854:n</text:p>
      <text:p text:style-name="Standard"><text:s text:c="15"/>3.47211e-18 <text:s text:c="2"/>netid: c_3854:n</text:p>
      <text:p text:style-name="Standard"><text:s text:c="15"/>1.32653e-18 <text:s text:c="2"/>netid: c_3899:n</text:p>
      <text:p text:style-name="Standard"><text:s text:c="15"/>2.46332e-18 <text:s text:c="2"/>netid: c_3801:n</text:p>
      <text:p text:style-name="Standard"><text:s text:c="15"/>3.70771e-19 <text:s text:c="2"/>netid: c_3857:n</text:p>
      <text:p text:style-name="Standard"><text:s text:c="15"/>2.72546e-19 <text:s text:c="2"/>netid: c_3857:n</text:p>
      <text:p text:style-name="Standard"><text:s text:c="15"/>3.11543e-19 <text:s text:c="2"/>netid: c_3857:n</text:p>
      <text:p text:style-name="Standard"><text:s text:c="15"/>4.91525e-19 <text:s text:c="2"/>netid: c_3858:n</text:p>
      <text:p text:style-name="Standard"><text:s text:c="15"/>4.06408e-19 <text:s text:c="2"/>netid: c_3858:n</text:p>
      <text:p text:style-name="Standard"><text:s text:c="15"/>7.15058e-19 <text:s text:c="2"/>netid: c_3822:n</text:p>
      <text:p text:style-name="Standard"><text:s text:c="15"/>1.30178e-18 <text:s text:c="2"/>netid: c_3908:n</text:p>
      <text:p text:style-name="Standard"><text:s text:c="15"/>2.36156e-18 <text:s text:c="2"/>netid: c_3860:n</text:p>
      <text:p text:style-name="Standard"><text:s text:c="16"/>1.3932e-18 <text:s text:c="2"/>netid: c_3834:n</text:p>
      <text:p text:style-name="Standard"><text:s text:c="16"/>9.9995e-19 <text:s text:c="2"/>netid: c_3972:n</text:p>
      <text:p text:style-name="Standard"><text:s text:c="15"/>8.32229e-19 <text:s text:c="2"/>netid: c_3862:n</text:p>
      <text:p text:style-name="Standard"><text:s text:c="15"/>5.33414e-18 <text:s text:c="2"/>netid: c_3862:n</text:p>
      <text:p text:style-name="Standard"><text:s text:c="15"/>1.26512e-18 <text:s text:c="2"/>netid: c_3862:n</text:p>
      <text:p text:style-name="Standard"><text:s text:c="15"/>3.40379e-19 <text:s text:c="2"/>netid: c_3823:n</text:p>
      <text:p text:style-name="Standard"><text:s text:c="15"/>1.99268e-18 <text:s text:c="2"/>netid: c_3823:n</text:p>
      <text:p text:style-name="Standard"><text:s text:c="15"/>8.04931e-18 <text:s text:c="2"/>netid: c_3823:n</text:p>
      <text:p text:style-name="Standard"><text:s text:c="15"/>3.90785e-18 <text:s text:c="2"/>netid: c_3824:n</text:p>
      <text:p text:style-name="Standard"><text:s text:c="15"/>2.81125e-18 <text:s text:c="2"/>netid: c_3865:n</text:p>
      <text:p text:style-name="Standard"><text:s text:c="16"/>4.9359e-18 <text:s text:c="2"/>netid: c_3912:n</text:p>
      <text:p text:style-name="Standard"><text:s text:c="15"/>3.17356e-18 <text:s text:c="2"/>netid: c_4081:n</text:p>
      <text:p text:style-name="Standard"><text:s text:c="15"/>1.45207e-18 <text:s text:c="2"/>netid: c_4081:n</text:p>
      <text:p text:style-name="Standard"><text:s text:c="15"/>9.47101e-18 <text:s text:c="2"/>netid: c_4081:n</text:p>
      <text:p text:style-name="Standard"><text:soft-page-break/><text:s text:c="15"/>1.23995e-17 <text:s text:c="2"/>netid: c_3938:n</text:p>
      <text:p text:style-name="Standard"><text:s text:c="15"/>3.71466e-18 <text:s text:c="2"/>netid: c_3802:n</text:p>
      <text:p text:style-name="Standard"><text:s text:c="15"/>4.14955e-18 <text:s text:c="2"/>netid: c_3802:n</text:p>
      <text:p text:style-name="Standard"><text:s text:c="15"/>2.01915e-19 <text:s text:c="2"/>netid: c_3866:n</text:p>
      <text:p text:style-name="Standard"><text:s text:c="16"/>1.9774e-18 <text:s text:c="2"/>netid: c_3866:n</text:p>
      <text:p text:style-name="Standard"><text:s text:c="15"/>1.95991e-18 <text:s text:c="2"/>netid: c_3844:n</text:p>
      <text:p text:style-name="Standard"><text:s text:c="15"/>5.27915e-19 <text:s text:c="2"/>netid: c_3845:n</text:p>
      <text:p text:style-name="Standard"><text:s text:c="15"/>2.25251e-18 <text:s text:c="2"/>netid: c_3848:n</text:p>
      <text:p text:style-name="Standard"><text:s text:c="16"/>3.4471e-18 <text:s text:c="2"/>netid: c_3848:n</text:p>
      <text:p text:style-name="Standard"><text:s text:c="15"/>1.55169e-18 <text:s text:c="2"/>netid: c_3820:n</text:p>
      <text:p text:style-name="Standard"><text:s text:c="15"/>1.13878e-18 <text:s text:c="2"/>netid: c_3820:n</text:p>
      <text:p text:style-name="Standard"><text:s text:c="15"/>1.09898e-17 <text:s text:c="2"/>netid: c_3828:n</text:p>
      <text:p text:style-name="Standard"><text:s text:c="15"/>2.78398e-19 <text:s text:c="2"/>netid: c_4623:n</text:p>
      <text:p text:style-name="Standard"><text:s text:c="15"/>3.15384e-18 <text:s text:c="2"/>netid: c_4604:n</text:p>
      <text:p text:style-name="Standard"><text:s text:c="15"/>3.35768e-18 <text:s text:c="2"/>netid: c_4604:n</text:p>
      <text:p text:style-name="Standard"><text:s text:c="15"/>2.02557e-19 <text:s text:c="2"/>netid: c_4647:n</text:p>
      <text:p text:style-name="Standard"><text:s text:c="15"/>2.56875e-19 <text:s text:c="2"/>netid: c_4647:n</text:p>
      <text:p text:style-name="Standard"><text:s text:c="16"/>5.1304e-19 <text:s text:c="2"/>netid: c_4926:n</text:p>
      <text:p text:style-name="Standard"><text:s text:c="15"/>3.08336e-19 <text:s text:c="2"/>netid: c_4920:n</text:p>
      <text:p text:style-name="Standard"><text:s text:c="15"/>7.46731e-19 <text:s text:c="2"/>netid: XI5/XI1/XI0/MNM0:g</text:p>
      <text:p text:style-name="Standard"><text:s text:c="15"/>3.02811e-19 <text:s text:c="2"/>netid: XI5/XI1/XI0/MNM0:g</text:p>
      <text:p text:style-name="Standard"><text:s text:c="15"/>2.56281e-18 <text:s text:c="2"/>netid: XI5/XI1/XI0/MNM0:g</text:p>
      <text:p text:style-name="Standard"><text:s text:c="15"/>3.12003e-19 <text:s text:c="2"/>netid: c_4935:n</text:p>
      <text:p text:style-name="Standard"><text:s text:c="15"/>2.51817e-18 <text:s text:c="2"/>netid: c_4935:n</text:p>
      <text:p text:style-name="Standard"><text:s text:c="15"/>2.21823e-18 <text:s text:c="2"/>netid: c_4935:n</text:p>
      <text:p text:style-name="Standard"><text:s text:c="15"/>6.04928e-19 <text:s text:c="2"/>netid: c_4936:n</text:p>
      <text:p text:style-name="Standard"><text:s text:c="15"/>1.15362e-18 <text:s text:c="2"/>netid: c_4896:n</text:p>
      <text:p text:style-name="Standard"><text:s text:c="16"/>3.5283e-19 <text:s text:c="2"/>netid: c_4896:n</text:p>
      <text:p text:style-name="Standard"><text:s text:c="15"/>1.35995e-18 <text:s text:c="2"/>netid: c_4896:n</text:p>
      <text:p text:style-name="Standard"><text:s text:c="15"/>2.58264e-19 <text:s text:c="2"/>netid: c_4930:n</text:p>
      <text:p text:style-name="Standard"><text:s text:c="15"/>1.97179e-18 <text:s text:c="2"/>netid: c_4967:n</text:p>
      <text:p text:style-name="Standard"><text:s text:c="15"/>2.01756e-18 <text:s text:c="2"/>netid: c_4883:n</text:p>
      <text:p text:style-name="Standard"><text:s text:c="15"/>1.58684e-18 <text:s text:c="2"/>netid: c_4883:n</text:p>
      <text:p text:style-name="Standard"><text:s text:c="15"/>1.16291e-18 <text:s text:c="2"/>netid: c_4907:n</text:p>
      <text:p text:style-name="Standard"><text:s text:c="15"/>1.05796e-18 <text:s text:c="2"/>netid: c_4947:n</text:p>
      <text:p text:style-name="Standard"><text:s text:c="15"/>7.82339e-19 <text:s text:c="2"/>netid: c_4884:n</text:p>
      <text:p text:style-name="Standard"><text:s text:c="16"/>1.7236e-18 <text:s text:c="2"/>netid: c_4884:n</text:p>
      <text:p text:style-name="Standard"><text:s text:c="15"/>1.31312e-18 <text:s text:c="2"/>netid: c_4884:n</text:p>
      <text:p text:style-name="Standard"><text:s text:c="15"/>3.04385e-19 <text:s text:c="2"/>netid: c_4884:n</text:p>
      <text:p text:style-name="Standard"><text:s text:c="15"/>3.97362e-19 <text:s text:c="2"/>netid: c_5011:n</text:p>
      <text:p text:style-name="Standard"><text:s text:c="15"/>1.70616e-17 <text:s text:c="2"/>netid: c_4927:n</text:p>
      <text:p text:style-name="Standard"><text:s text:c="16"/>2.6623e-18 <text:s text:c="2"/>netid: c_4927:n</text:p>
      <text:p text:style-name="Standard"><text:s text:c="15"/>1.54936e-17 <text:s text:c="2"/>netid: c_4879:n</text:p>
      <text:p text:style-name="Standard"><text:s text:c="15"/>5.17517e-19 <text:s text:c="2"/>netid: c_4924:n</text:p>
      <text:p text:style-name="Standard"><text:s text:c="15"/>1.93323e-17 <text:s text:c="2"/>netid: c_4885:n</text:p>
      <text:p text:style-name="Standard"><text:s text:c="15"/>9.28918e-18 <text:s text:c="2"/>netid: c_4962:n</text:p>
      <text:p text:style-name="Standard"><text:s text:c="15"/>9.66333e-19 <text:s text:c="2"/>netid: c_4940:n</text:p>
      <text:p text:style-name="Standard"><text:s text:c="15"/>5.21645e-18 <text:s text:c="2"/>netid: XI5/NET24</text:p>
      <text:p text:style-name="Standard"><text:s text:c="15"/>1.30514e-18 <text:s text:c="2"/>netid: XI5/XI5/MNM1:s</text:p>
      <text:p text:style-name="Standard"><text:s text:c="15"/>4.57797e-19 <text:s text:c="2"/>netid: c_83:n</text:p>
      <text:p text:style-name="Standard"><text:s text:c="15"/>1.66835e-18 <text:s text:c="2"/>netid: c_83:n</text:p>
      <text:p text:style-name="Standard"><text:s text:c="15"/>3.33069e-18 <text:s text:c="2"/>netid: c_107:n</text:p>
      <text:p text:style-name="Standard"><text:soft-page-break/><text:s text:c="16"/>1.6372e-17 <text:s text:c="2"/>netid: XI5/XI5/MNM2:s</text:p>
      <text:p text:style-name="Standard"><text:s text:c="15"/>5.78174e-18 <text:s text:c="2"/>netid: c_107:n</text:p>
      <text:p text:style-name="Standard"><text:s text:c="15"/>1.53969e-18 <text:s text:c="2"/>netid: XI5/XI5/MNM2:s</text:p>
      <text:p text:style-name="Standard"><text:s text:c="15"/>1.43257e-17 <text:s text:c="2"/>netid: c_107:n</text:p>
      <text:p text:style-name="Standard"><text:s text:c="15"/>3.41386e-18 <text:s text:c="2"/>netid: XI5/XI5/MNM2:s</text:p>
      <text:p text:style-name="Standard"><text:s text:c="15"/>9.02872e-19 <text:s text:c="2"/>netid: c_107:n</text:p>
      <text:p text:style-name="Standard"><text:s text:c="15"/>4.45038e-19 <text:s text:c="2"/>netid: c_507:n</text:p>
      <text:p text:style-name="Standard"><text:s text:c="15"/>2.26517e-19 <text:s text:c="2"/>netid: XI5/XI1/XI0/MNM1:s</text:p>
      <text:p text:style-name="Standard"><text:s text:c="15"/>1.98672e-18 <text:s text:c="2"/>netid: c_507:n</text:p>
      <text:p text:style-name="Standard"><text:s text:c="15"/>6.16672e-19 <text:s text:c="2"/>netid: XI5/XI1/XI0/MNM1:s</text:p>
      <text:p text:style-name="Standard"><text:s text:c="15"/>1.70072e-18 <text:s text:c="2"/>netid: c_530:n</text:p>
      <text:p text:style-name="Standard"><text:s text:c="15"/>2.47139e-18 <text:s text:c="2"/>netid: c_530:n</text:p>
      <text:p text:style-name="Standard"><text:s text:c="15"/>1.26618e-18 <text:s text:c="2"/>netid: XI5/XI1/XI1/MNM1:s</text:p>
      <text:p text:style-name="Standard"/>
      <text:p text:style-name="Standard"/>
      <text:p text:style-name="Standard">32 <text:s text:c="19"/>0.0 <text:s text:c="2"/>2.07634e-15 <text:s text:c="6"/>88.0313 <text:s text:c="11"/>0.0 <text:s/>XI5/NET28</text:p>
      <text:p text:style-name="Standard"><text:s text:c="12"/>- Coupled nets</text:p>
      <text:p text:style-name="Standard"><text:s text:c="15"/>c_9070:p,c_8534:p,c_7894:p,c_8529:p,c_7896:p,c_7896:p,c_7896:p,c_7896:p,c_7896:p,c_8530:p,c_8530:p,c_8530:p,c_8530:p,XI5/XI1/XI1/MPM0:b,XI5/XI1/XI1/MPM0:b,XI5/XI1/XI1/MPM1:s,XI5/XI1/XI1/MPM1:s,XI5/XI1/XI1/MPM1:s,XI5/XI1/XI1/MPM1:s,XI5/XI1/XI1/MPM1:s,XI5/XI1/XI1/MPM1:s,c_8304:p,c_8975:p,c_8011:p,c_7775:p,c_7775:p,c_7775:p,c_8336:p,c_8312:p,c_8312:p,c_8312:p,c_8340:p,c_8320:p,c_8324:p,c_8324:p,c_8345:p,c_9872:p,c_9872:p,c_9872:p,c_9872:p,c_9872:p,c_9872:p,c_11242:n,c_11394:p,c_11489:p,c_11273:n,c_11273:n,c_11273:n,c_11273:n,c_11273:n,c_11274:n,c_11274:n,c_11275:n,c_11275:n,c_11275:n,c_11275:n,c_11275:n,c_11275:n,c_11276:n,c_11197:n,c_11197:n,c_11197:n,c_11197:n,c_11197:n,c_11197:n,c_11197:n,c_11197:n,c_11197:n,c_11197:n,c_11197:n,c_11197:n,c_11197:n,c_11197:n,c_11197:n,c_11197:n,c_11197:n,c_11197:n,c_11197:n,c_11197:n,c_11197:n,c_11381:p,c_11381:p,c_11382:p,c_11382:p,c_11382:p,c_11382:p,c_11382:p,c_11784:p,c_11784:p,c_11292:n,c_11292:n,c_12071:n,c_12071:n,c_12071:n,c_12071:n,c_12459:n,c_12459:n,c_12459:n,c_12460:n,c_13320:p,c_13387:p,c_13387:p,c_12461:n,c_12077:n,c_13228:p,c_12079:n,c_12079:n,c_12079:n,c_12082:n,c_12085:n,c_12095:n,c_12095:n,c_12095:n,c_12095:n,c_12095:n,c_12095:n,c_12095:n,c_12095:n,c_12095:n,c_12095:n,c_12095:n,c_12095:n,c_13247:p,c_13247:p,c_12097:n,c_12097:n,c_12105:n,c_12106:n,XI5/XI4/MPM0:g,c_12112:n,c_12113:n,c_12115:n,c_12207:n,c_12478:n,c_12368:n,c_12368:n,c_12368:n,c_12368:n,c_12368:n,c_12368:n,c_12368:n,c_12368:n,c_12368:n,c_12368:n,c_12368:n,c_12368:n,c_12368:n,c_12368:n,c_12368:n,c_12368:n,c_12368:n,c_12369:n,c_12370:n,c_12370:n,c_12370:n,c_12370:n,c_12370:n,c_12370:n,c_12370:n,c_12370:n,c_12370:n,c_12370:n,c_12370:n,c_12398:n,c_14079:n,c_14079:n,c_14079:n,c_14079:n,XI5/XI0/XI0/MPM1:g,c_14778:n,c_14800:n,c_14804:n,c_14809:n,c_14809:n,XI3/XI0/MNM0:b,c_16133:n,c_16804:p,c_16804:p,c_16804:p,XI5/XI1/XI1/MNM0:s,c_15728:n,c_15728:n,c_15729:n,c_15729:n,c_15729:n,c_15729:n,c_15729:n,c_15729:n,c_15802:n,c_16013:n,c_16013:n,c_15730:n,c_15730:n,c_15730:n,c_15733:n,c_15733:n,c_15819:n,c_16050:n,c_16050:n,c_16050:n,c_16072:n,c_16072:n,c_16072:n,c_16072:n,c_16072:n,c_16072:n,c_16073:n,c_16073:n,c_16074:n,c_16074:n,c_16074:n,c_16074:n,c_2963:n,c_2963:n,XI5/XI1/XI1/MNM0:g,c_2962:n,c_3217:p,c_2963:n,c_2978:n,c_2963:n,c_3178:n,XI5/XI1/XI1/MNM0:g,c_3180:n,c_2950:n,c_3225:p,c_2951:n,c_2990:n,c_2963:n,c_3032:n,c_3035:n,c_3051:n,c_2978:n,XI5/XI1/XI1/MNM0:g,c_3234:p,XI5/XI1/XI1/MNM0:g,c_2963:n,c_3045:n,c_3045:n,c_3045:n,c_3045:n,c_2962:n,XI5/XI1/XI1/MNM0:g,c_3045:n,c_2962:n,c_3049:n,c_3051:n,c_2978:n,c_3045:n,c_3180:n,c_2990:n,c_3178:n,c_3080:n,c_3234:p,c_3217:p,c_2963:n,c_3051:n,c_2978:n,c_3076:n,c_2962:n,c_3217:p,c_2963:n,c_2978:n,c_2962:n,c_2963:n,c_2978:n,c_3032:n,c_3030:n,c_3032:n,c_3030:n,XI5/XI1/XI1/<text:soft-page-break/>MNM0:g,c_3032:n,c_3035:n,c_3032:n,XI5/XI1/XI1/MNM0:g,c_3045:n,c_3180:n,c_2990:n,c_3035:n,c_3051:n,c_2978:n,c_3080:n,c_2978:n,c_3045:n,c_2978:n,c_2978:n,c_2963:n,c_2978:n,c_2978:n,c_2978:n,c_2978:n,XI5/XI1/XI1/MNM0:g,c_2962:n,c_2963:n,c_2978:n,c_2963:n,c_2978:n,c_2978:n,c_3051:n,c_2978:n,c_2978:n,c_2978:n,c_2979:n,c_2978:n,XI5/XI2/MNM0:g,c_3042:n,c_3099:n,c_2946:n,c_3001:n,c_2942:n,c_2943:n,c_3455:n,c_3690:p,XI5/XI1/XI1/MPM1:g,XI5/XI1/XI1/MPM1:g,c_3516:n,c_3556:n,XI5/XI1/XI1/MPM1:g,c_3559:n,c_3455:n,c_3655:n,c_3699:p,c_3556:n,XI5/XI1/XI1/MPM1:g,c_3702:p,c_3556:n,XI5/NET34,XI5/XI1/XI1/MPM1:g,XI5/XI1/XI1/MPM1:g,XI5/XI1/XI1/MPM1:g,c_3490:n,XI5/NET34,c_3507:n,c_3487:n,c_3556:n,c_3556:n,c_3556:n,c_3556:n,c_3556:n,c_3490:n,c_3556:n,XI5/NET34,c_3516:n,c_3476:n,c_3556:n,c_3556:n,c_3556:n,XI5/NET34,c_3497:n,c_3490:n,XI5/NET34,XI5/NET34,XI5/XI1/XI1/MPM1:g,c_3556:n,XI5/XI1/XI1/MPM1:g,c_3556:n,XI5/NET34,XI5/NET34,c_3490:n,XI5/NET34,c_3490:n,XI5/NET34,XI5/NET34,c_4274:n,c_4274:n,c_4274:n,c_4277:n,c_4309:n,c_4257:n,c_4310:n,c_4311:n,c_4312:n,c_4312:n,c_4313:n,c_4313:n,c_4313:n,c_4314:n,c_4314:n,c_4280:n,c_4386:n,c_4386:n,XI5/XI3/MNM0:g,XI5/XI3/MNM0:g,c_4564:n,c_4564:n,c_4564:n,c_4609:n,c_4565:n,XI5/XI2/MPM1:g,XI5/XI2/MPM1:g,c_4623:n,c_4624:n,c_4663:n,c_4587:n,c_4612:n,c_4612:n,c_4585:n,c_4585:n,c_4603:n,c_4668:n,c_4669:n,c_4588:n,c_4588:n,c_4588:n,c_4615:n,c_4788:n,c_4604:n,c_4604:n,c_4605:n,c_4618:n,c_4627:n,c_4794:n,c_4589:n,c_4647:n,XI5/XI1/XI0/MNM0:g,c_4935:n,c_4884:n,c_4884:n,c_5156:n,c_5156:n,c_5145:n,c_5189:n,XI5/XI0/XI0/MNM0:g,XI5/XI0/XI0/MNM0:g,c_5172:n,c_5172:n,c_5217:n,c_5217:n,c_5157:n,c_5157:n,c_5157:n,c_5157:n,c_5157:n,c_5157:n,c_5207:n,c_5207:n,c_5207:n,c_5207:n,c_5182:n,c_5122:n,c_5281:n,c_5123:n,c_5146:n,c_5146:n,c_5146:n,c_5133:n,c_5133:n,c_5124:n,c_5124:n,c_5124:n,XI5/NET33,c_358:n,c_358:n,c_507:n,c_530:n,XI5/XI1/XI1/MNM1:s,c_530:n,XI5/XI1/XI1/MNM1:s,c_530:n</text:p>
      <text:p text:style-name="Standard"><text:s text:c="12"/>- Intrinsic Capacitance</text:p>
      <text:p text:style-name="Standard"><text:s text:c="15"/>2.4851e-16</text:p>
      <text:p text:style-name="Standard"><text:s text:c="12"/>- Coupled capacitance</text:p>
      <text:p text:style-name="Standard"><text:s text:c="15"/>1.86139e-18 <text:s text:c="2"/>netid: c_9070:p</text:p>
      <text:p text:style-name="Standard"><text:s text:c="16"/>1.8858e-18 <text:s text:c="2"/>netid: c_8534:p</text:p>
      <text:p text:style-name="Standard"><text:s text:c="15"/>1.73288e-18 <text:s text:c="2"/>netid: c_7894:p</text:p>
      <text:p text:style-name="Standard"><text:s text:c="15"/>2.06799e-18 <text:s text:c="2"/>netid: c_8529:p</text:p>
      <text:p text:style-name="Standard"><text:s text:c="16"/>3.1122e-18 <text:s text:c="2"/>netid: c_7896:p</text:p>
      <text:p text:style-name="Standard"><text:s text:c="15"/>3.15964e-18 <text:s text:c="2"/>netid: c_7896:p</text:p>
      <text:p text:style-name="Standard"><text:s text:c="15"/>1.40799e-17 <text:s text:c="2"/>netid: c_7896:p</text:p>
      <text:p text:style-name="Standard"><text:s text:c="15"/>7.20883e-18 <text:s text:c="2"/>netid: c_7896:p</text:p>
      <text:p text:style-name="Standard"><text:s text:c="16"/>2.1594e-18 <text:s text:c="2"/>netid: c_7896:p</text:p>
      <text:p text:style-name="Standard"><text:s text:c="15"/>3.53931e-18 <text:s text:c="2"/>netid: c_8530:p</text:p>
      <text:p text:style-name="Standard"><text:s text:c="15"/>3.75944e-18 <text:s text:c="2"/>netid: c_8530:p</text:p>
      <text:p text:style-name="Standard"><text:s text:c="15"/>1.02178e-18 <text:s text:c="2"/>netid: c_8530:p</text:p>
      <text:p text:style-name="Standard"><text:s text:c="15"/>1.02178e-18 <text:s text:c="2"/>netid: c_8530:p</text:p>
      <text:p text:style-name="Standard"><text:s text:c="15"/>4.23415e-19 <text:s text:c="2"/>netid: XI5/XI1/XI1/MPM0:b</text:p>
      <text:p text:style-name="Standard"><text:s text:c="15"/>4.82043e-19 <text:s text:c="2"/>netid: XI5/XI1/XI1/MPM0:b</text:p>
      <text:p text:style-name="Standard"><text:s text:c="15"/>2.94279e-18 <text:s text:c="2"/>netid: XI5/XI1/XI1/MPM1:s</text:p>
      <text:p text:style-name="Standard"><text:s text:c="15"/>3.02187e-18 <text:s text:c="2"/>netid: XI5/XI1/XI1/MPM1:s</text:p>
      <text:p text:style-name="Standard"><text:s text:c="15"/>2.47359e-17 <text:s text:c="2"/>netid: XI5/XI1/XI1/MPM1:s</text:p>
      <text:p text:style-name="Standard"><text:s text:c="15"/>2.30064e-17 <text:s text:c="2"/>netid: XI5/XI1/XI1/MPM1:s</text:p>
      <text:p text:style-name="Standard"><text:s text:c="15"/>2.51214e-19 <text:s text:c="2"/>netid: XI5/XI1/XI1/MPM1:s</text:p>
      <text:p text:style-name="Standard"><text:s text:c="15"/>2.57964e-19 <text:s text:c="2"/>netid: XI5/XI1/XI1/MPM1:s</text:p>
      <text:p text:style-name="Standard"><text:soft-page-break/><text:s text:c="15"/>1.54397e-18 <text:s text:c="2"/>netid: c_8304:p</text:p>
      <text:p text:style-name="Standard"><text:s text:c="15"/>7.20883e-18 <text:s text:c="2"/>netid: c_8975:p</text:p>
      <text:p text:style-name="Standard"><text:s text:c="15"/>4.31075e-19 <text:s text:c="2"/>netid: c_8011:p</text:p>
      <text:p text:style-name="Standard"><text:s text:c="16"/>8.0706e-19 <text:s text:c="2"/>netid: c_7775:p</text:p>
      <text:p text:style-name="Standard"><text:s text:c="15"/>2.45958e-19 <text:s text:c="2"/>netid: c_7775:p</text:p>
      <text:p text:style-name="Standard"><text:s text:c="15"/>4.84825e-19 <text:s text:c="2"/>netid: c_7775:p</text:p>
      <text:p text:style-name="Standard"><text:s text:c="15"/>1.67523e-18 <text:s text:c="2"/>netid: c_8336:p</text:p>
      <text:p text:style-name="Standard"><text:s text:c="15"/>3.44233e-19 <text:s text:c="2"/>netid: c_8312:p</text:p>
      <text:p text:style-name="Standard"><text:s text:c="15"/>5.00975e-19 <text:s text:c="2"/>netid: c_8312:p</text:p>
      <text:p text:style-name="Standard"><text:s text:c="16"/>8.6483e-19 <text:s text:c="2"/>netid: c_8312:p</text:p>
      <text:p text:style-name="Standard"><text:s text:c="15"/>6.80744e-19 <text:s text:c="2"/>netid: c_8340:p</text:p>
      <text:p text:style-name="Standard"><text:s text:c="15"/>9.75381e-19 <text:s text:c="2"/>netid: c_8320:p</text:p>
      <text:p text:style-name="Standard"><text:s text:c="15"/>2.56687e-18 <text:s text:c="2"/>netid: c_8324:p</text:p>
      <text:p text:style-name="Standard"><text:s text:c="15"/>1.45859e-18 <text:s text:c="2"/>netid: c_8324:p</text:p>
      <text:p text:style-name="Standard"><text:s text:c="17"/>7.482e-19 <text:s text:c="2"/>netid: c_8345:p</text:p>
      <text:p text:style-name="Standard"><text:s text:c="15"/>2.04595e-19 <text:s text:c="2"/>netid: c_9872:p</text:p>
      <text:p text:style-name="Standard"><text:s text:c="15"/>5.07891e-19 <text:s text:c="2"/>netid: c_9872:p</text:p>
      <text:p text:style-name="Standard"><text:s text:c="15"/>8.10045e-19 <text:s text:c="2"/>netid: c_9872:p</text:p>
      <text:p text:style-name="Standard"><text:s text:c="15"/>5.29904e-19 <text:s text:c="2"/>netid: c_9872:p</text:p>
      <text:p text:style-name="Standard"><text:s text:c="16"/>9.6466e-19 <text:s text:c="2"/>netid: c_9872:p</text:p>
      <text:p text:style-name="Standard"><text:s text:c="15"/>8.82757e-19 <text:s text:c="2"/>netid: c_9872:p</text:p>
      <text:p text:style-name="Standard"><text:s text:c="15"/>2.71107e-19 <text:s text:c="2"/>netid: c_11242:n</text:p>
      <text:p text:style-name="Standard"><text:s text:c="15"/>3.57918e-19 <text:s text:c="2"/>netid: c_11394:p</text:p>
      <text:p text:style-name="Standard"><text:s text:c="15"/>7.26878e-19 <text:s text:c="2"/>netid: c_11489:p</text:p>
      <text:p text:style-name="Standard"><text:s text:c="15"/>4.31228e-18 <text:s text:c="2"/>netid: c_11273:n</text:p>
      <text:p text:style-name="Standard"><text:s text:c="15"/>5.56032e-18 <text:s text:c="2"/>netid: c_11273:n</text:p>
      <text:p text:style-name="Standard"><text:s text:c="15"/>2.21694e-18 <text:s text:c="2"/>netid: c_11273:n</text:p>
      <text:p text:style-name="Standard"><text:s text:c="15"/>1.15828e-18 <text:s text:c="2"/>netid: c_11273:n</text:p>
      <text:p text:style-name="Standard"><text:s text:c="15"/>1.93624e-18 <text:s text:c="2"/>netid: c_11273:n</text:p>
      <text:p text:style-name="Standard"><text:s text:c="15"/>1.46505e-18 <text:s text:c="2"/>netid: c_11274:n</text:p>
      <text:p text:style-name="Standard"><text:s text:c="15"/>2.00195e-18 <text:s text:c="2"/>netid: c_11274:n</text:p>
      <text:p text:style-name="Standard"><text:s text:c="15"/>5.12504e-18 <text:s text:c="2"/>netid: c_11275:n</text:p>
      <text:p text:style-name="Standard"><text:s text:c="15"/>5.98027e-18 <text:s text:c="2"/>netid: c_11275:n</text:p>
      <text:p text:style-name="Standard"><text:s text:c="16"/>3.1001e-18 <text:s text:c="2"/>netid: c_11275:n</text:p>
      <text:p text:style-name="Standard"><text:s text:c="15"/>1.44986e-16 <text:s text:c="2"/>netid: c_11275:n</text:p>
      <text:p text:style-name="Standard"><text:s text:c="15"/>5.21017e-18 <text:s text:c="2"/>netid: c_11275:n</text:p>
      <text:p text:style-name="Standard"><text:s text:c="15"/>2.29542e-18 <text:s text:c="2"/>netid: c_11275:n</text:p>
      <text:p text:style-name="Standard"><text:s text:c="15"/>1.06214e-18 <text:s text:c="2"/>netid: c_11276:n</text:p>
      <text:p text:style-name="Standard"><text:s text:c="15"/>9.37131e-19 <text:s text:c="2"/>netid: c_11197:n</text:p>
      <text:p text:style-name="Standard"><text:s text:c="15"/>6.01832e-19 <text:s text:c="2"/>netid: c_11197:n</text:p>
      <text:p text:style-name="Standard"><text:s text:c="15"/>8.85052e-19 <text:s text:c="2"/>netid: c_11197:n</text:p>
      <text:p text:style-name="Standard"><text:s text:c="15"/>6.61475e-19 <text:s text:c="2"/>netid: c_11197:n</text:p>
      <text:p text:style-name="Standard"><text:s text:c="16"/>3.3267e-19 <text:s text:c="2"/>netid: c_11197:n</text:p>
      <text:p text:style-name="Standard"><text:s text:c="15"/>2.60365e-18 <text:s text:c="2"/>netid: c_11197:n</text:p>
      <text:p text:style-name="Standard"><text:s text:c="15"/>2.35991e-19 <text:s text:c="2"/>netid: c_11197:n</text:p>
      <text:p text:style-name="Standard"><text:s text:c="15"/>2.49781e-18 <text:s text:c="2"/>netid: c_11197:n</text:p>
      <text:p text:style-name="Standard"><text:s text:c="15"/>1.14281e-18 <text:s text:c="2"/>netid: c_11197:n</text:p>
      <text:p text:style-name="Standard"><text:s text:c="15"/>3.57308e-19 <text:s text:c="2"/>netid: c_11197:n</text:p>
      <text:p text:style-name="Standard"><text:s text:c="15"/>1.52404e-18 <text:s text:c="2"/>netid: c_11197:n</text:p>
      <text:p text:style-name="Standard"><text:s text:c="15"/>6.38337e-19 <text:s text:c="2"/>netid: c_11197:n</text:p>
      <text:p text:style-name="Standard"><text:s text:c="15"/>2.14217e-19 <text:s text:c="2"/>netid: c_11197:n</text:p>
      <text:p text:style-name="Standard"><text:s text:c="15"/>1.85877e-18 <text:s text:c="2"/>netid: c_11197:n</text:p>
      <text:p text:style-name="Standard"><text:soft-page-break/><text:s text:c="15"/>3.38177e-18 <text:s text:c="2"/>netid: c_11197:n</text:p>
      <text:p text:style-name="Standard"><text:s text:c="15"/>1.10244e-17 <text:s text:c="2"/>netid: c_11197:n</text:p>
      <text:p text:style-name="Standard"><text:s text:c="15"/>1.79496e-17 <text:s text:c="2"/>netid: c_11197:n</text:p>
      <text:p text:style-name="Standard"><text:s text:c="15"/>1.18738e-17 <text:s text:c="2"/>netid: c_11197:n</text:p>
      <text:p text:style-name="Standard"><text:s text:c="15"/>4.89467e-19 <text:s text:c="2"/>netid: c_11197:n</text:p>
      <text:p text:style-name="Standard"><text:s text:c="15"/>3.10356e-19 <text:s text:c="2"/>netid: c_11197:n</text:p>
      <text:p text:style-name="Standard"><text:s text:c="15"/>1.01224e-18 <text:s text:c="2"/>netid: c_11197:n</text:p>
      <text:p text:style-name="Standard"><text:s text:c="15"/>7.29672e-18 <text:s text:c="2"/>netid: c_11381:p</text:p>
      <text:p text:style-name="Standard"><text:s text:c="15"/>1.30692e-18 <text:s text:c="2"/>netid: c_11381:p</text:p>
      <text:p text:style-name="Standard"><text:s text:c="15"/>1.02941e-18 <text:s text:c="2"/>netid: c_11382:p</text:p>
      <text:p text:style-name="Standard"><text:s text:c="15"/>6.03272e-18 <text:s text:c="2"/>netid: c_11382:p</text:p>
      <text:p text:style-name="Standard"><text:s text:c="15"/>3.39873e-19 <text:s text:c="2"/>netid: c_11382:p</text:p>
      <text:p text:style-name="Standard"><text:s text:c="15"/>2.63512e-19 <text:s text:c="2"/>netid: c_11382:p</text:p>
      <text:p text:style-name="Standard"><text:s text:c="15"/>3.39873e-19 <text:s text:c="2"/>netid: c_11382:p</text:p>
      <text:p text:style-name="Standard"><text:s text:c="15"/>7.93089e-19 <text:s text:c="2"/>netid: c_11784:p</text:p>
      <text:p text:style-name="Standard"><text:s text:c="15"/>2.05353e-19 <text:s text:c="2"/>netid: c_11784:p</text:p>
      <text:p text:style-name="Standard"><text:s text:c="15"/>2.52275e-18 <text:s text:c="2"/>netid: c_11292:n</text:p>
      <text:p text:style-name="Standard"><text:s text:c="15"/>9.09049e-19 <text:s text:c="2"/>netid: c_11292:n</text:p>
      <text:p text:style-name="Standard"><text:s text:c="15"/>2.06181e-18 <text:s text:c="2"/>netid: c_12071:n</text:p>
      <text:p text:style-name="Standard"><text:s text:c="15"/>2.48097e-19 <text:s text:c="2"/>netid: c_12071:n</text:p>
      <text:p text:style-name="Standard"><text:s text:c="15"/>3.15306e-19 <text:s text:c="2"/>netid: c_12071:n</text:p>
      <text:p text:style-name="Standard"><text:s text:c="15"/>3.95483e-18 <text:s text:c="2"/>netid: c_12071:n</text:p>
      <text:p text:style-name="Standard"><text:s text:c="15"/>1.57934e-18 <text:s text:c="2"/>netid: c_12459:n</text:p>
      <text:p text:style-name="Standard"><text:s text:c="15"/>8.48555e-19 <text:s text:c="2"/>netid: c_12459:n</text:p>
      <text:p text:style-name="Standard"><text:s text:c="15"/>2.40995e-18 <text:s text:c="2"/>netid: c_12459:n</text:p>
      <text:p text:style-name="Standard"><text:s text:c="16"/>1.2702e-18 <text:s text:c="2"/>netid: c_12460:n</text:p>
      <text:p text:style-name="Standard"><text:s text:c="15"/>2.88593e-18 <text:s text:c="2"/>netid: c_13320:p</text:p>
      <text:p text:style-name="Standard"><text:s text:c="15"/>8.48555e-19 <text:s text:c="2"/>netid: c_13387:p</text:p>
      <text:p text:style-name="Standard"><text:s text:c="15"/>1.27892e-18 <text:s text:c="2"/>netid: c_13387:p</text:p>
      <text:p text:style-name="Standard"><text:s text:c="16"/>1.2983e-18 <text:s text:c="2"/>netid: c_12461:n</text:p>
      <text:p text:style-name="Standard"><text:s text:c="16"/>7.2506e-19 <text:s text:c="2"/>netid: c_12077:n</text:p>
      <text:p text:style-name="Standard"><text:s text:c="15"/>6.01049e-19 <text:s text:c="2"/>netid: c_13228:p</text:p>
      <text:p text:style-name="Standard"><text:s text:c="15"/>2.55375e-18 <text:s text:c="2"/>netid: c_12079:n</text:p>
      <text:p text:style-name="Standard"><text:s text:c="16"/>1.4178e-18 <text:s text:c="2"/>netid: c_12079:n</text:p>
      <text:p text:style-name="Standard"><text:s text:c="15"/>8.89376e-19 <text:s text:c="2"/>netid: c_12079:n</text:p>
      <text:p text:style-name="Standard"><text:s text:c="15"/>6.99209e-19 <text:s text:c="2"/>netid: c_12082:n</text:p>
      <text:p text:style-name="Standard"><text:s text:c="15"/>1.09182e-17 <text:s text:c="2"/>netid: c_12085:n</text:p>
      <text:p text:style-name="Standard"><text:s text:c="15"/>1.95204e-18 <text:s text:c="2"/>netid: c_12095:n</text:p>
      <text:p text:style-name="Standard"><text:s text:c="15"/>3.76003e-18 <text:s text:c="2"/>netid: c_12095:n</text:p>
      <text:p text:style-name="Standard"><text:s text:c="15"/>1.65614e-18 <text:s text:c="2"/>netid: c_12095:n</text:p>
      <text:p text:style-name="Standard"><text:s text:c="15"/>2.23034e-18 <text:s text:c="2"/>netid: c_12095:n</text:p>
      <text:p text:style-name="Standard"><text:s text:c="15"/>3.07261e-18 <text:s text:c="2"/>netid: c_12095:n</text:p>
      <text:p text:style-name="Standard"><text:s text:c="15"/>2.16219e-18 <text:s text:c="2"/>netid: c_12095:n</text:p>
      <text:p text:style-name="Standard"><text:s text:c="15"/>1.47137e-18 <text:s text:c="2"/>netid: c_12095:n</text:p>
      <text:p text:style-name="Standard"><text:s text:c="15"/>9.38813e-19 <text:s text:c="2"/>netid: c_12095:n</text:p>
      <text:p text:style-name="Standard"><text:s text:c="15"/>1.96302e-18 <text:s text:c="2"/>netid: c_12095:n</text:p>
      <text:p text:style-name="Standard"><text:s text:c="15"/>6.67567e-18 <text:s text:c="2"/>netid: c_12095:n</text:p>
      <text:p text:style-name="Standard"><text:s text:c="15"/>5.72199e-18 <text:s text:c="2"/>netid: c_12095:n</text:p>
      <text:p text:style-name="Standard"><text:s text:c="15"/>2.17339e-18 <text:s text:c="2"/>netid: c_12095:n</text:p>
      <text:p text:style-name="Standard"><text:s text:c="15"/>1.28772e-17 <text:s text:c="2"/>netid: c_13247:p</text:p>
      <text:p text:style-name="Standard"><text:s text:c="15"/>2.22503e-18 <text:s text:c="2"/>netid: c_13247:p</text:p>
      <text:p text:style-name="Standard"><text:s text:c="15"/>6.23601e-18 <text:s text:c="2"/>netid: c_12097:n</text:p>
      <text:p text:style-name="Standard"><text:soft-page-break/><text:s text:c="15"/>1.26711e-17 <text:s text:c="2"/>netid: c_12097:n</text:p>
      <text:p text:style-name="Standard"><text:s text:c="15"/>3.62987e-18 <text:s text:c="2"/>netid: c_12105:n</text:p>
      <text:p text:style-name="Standard"><text:s text:c="15"/>3.95789e-18 <text:s text:c="2"/>netid: c_12106:n</text:p>
      <text:p text:style-name="Standard"><text:s text:c="15"/>2.54173e-18 <text:s text:c="2"/>netid: XI5/XI4/MPM0:g</text:p>
      <text:p text:style-name="Standard"><text:s text:c="15"/>6.99209e-19 <text:s text:c="2"/>netid: c_12112:n</text:p>
      <text:p text:style-name="Standard"><text:s text:c="15"/>1.06367e-18 <text:s text:c="2"/>netid: c_12113:n</text:p>
      <text:p text:style-name="Standard"><text:s text:c="16"/>5.2295e-18 <text:s text:c="2"/>netid: c_12115:n</text:p>
      <text:p text:style-name="Standard"><text:s text:c="15"/>3.47602e-18 <text:s text:c="2"/>netid: c_12207:n</text:p>
      <text:p text:style-name="Standard"><text:s text:c="15"/>1.21204e-18 <text:s text:c="2"/>netid: c_12478:n</text:p>
      <text:p text:style-name="Standard"><text:s text:c="15"/>4.09011e-19 <text:s text:c="2"/>netid: c_12368:n</text:p>
      <text:p text:style-name="Standard"><text:s text:c="15"/>1.11784e-18 <text:s text:c="2"/>netid: c_12368:n</text:p>
      <text:p text:style-name="Standard"><text:s text:c="15"/>6.42344e-19 <text:s text:c="2"/>netid: c_12368:n</text:p>
      <text:p text:style-name="Standard"><text:s text:c="16"/>8.6508e-19 <text:s text:c="2"/>netid: c_12368:n</text:p>
      <text:p text:style-name="Standard"><text:s text:c="15"/>1.42449e-18 <text:s text:c="2"/>netid: c_12368:n</text:p>
      <text:p text:style-name="Standard"><text:s text:c="15"/>2.04973e-18 <text:s text:c="2"/>netid: c_12368:n</text:p>
      <text:p text:style-name="Standard"><text:s text:c="15"/>2.06923e-18 <text:s text:c="2"/>netid: c_12368:n</text:p>
      <text:p text:style-name="Standard"><text:s text:c="16"/>5.0502e-19 <text:s text:c="2"/>netid: c_12368:n</text:p>
      <text:p text:style-name="Standard"><text:s text:c="15"/>3.70745e-19 <text:s text:c="2"/>netid: c_12368:n</text:p>
      <text:p text:style-name="Standard"><text:s text:c="15"/>5.47762e-19 <text:s text:c="2"/>netid: c_12368:n</text:p>
      <text:p text:style-name="Standard"><text:s text:c="15"/>1.14326e-18 <text:s text:c="2"/>netid: c_12368:n</text:p>
      <text:p text:style-name="Standard"><text:s text:c="15"/>2.82209e-18 <text:s text:c="2"/>netid: c_12368:n</text:p>
      <text:p text:style-name="Standard"><text:s text:c="15"/>1.10167e-18 <text:s text:c="2"/>netid: c_12368:n</text:p>
      <text:p text:style-name="Standard"><text:s text:c="16"/>1.7086e-18 <text:s text:c="2"/>netid: c_12368:n</text:p>
      <text:p text:style-name="Standard"><text:s text:c="15"/>1.61676e-18 <text:s text:c="2"/>netid: c_12368:n</text:p>
      <text:p text:style-name="Standard"><text:s text:c="15"/>4.51529e-18 <text:s text:c="2"/>netid: c_12368:n</text:p>
      <text:p text:style-name="Standard"><text:s text:c="15"/>1.74602e-17 <text:s text:c="2"/>netid: c_12368:n</text:p>
      <text:p text:style-name="Standard"><text:s text:c="15"/>1.55998e-17 <text:s text:c="2"/>netid: c_12369:n</text:p>
      <text:p text:style-name="Standard"><text:s text:c="15"/>1.37712e-18 <text:s text:c="2"/>netid: c_12370:n</text:p>
      <text:p text:style-name="Standard"><text:s text:c="15"/>1.71034e-18 <text:s text:c="2"/>netid: c_12370:n</text:p>
      <text:p text:style-name="Standard"><text:s text:c="15"/>6.59261e-19 <text:s text:c="2"/>netid: c_12370:n</text:p>
      <text:p text:style-name="Standard"><text:s text:c="15"/>2.90877e-17 <text:s text:c="2"/>netid: c_12370:n</text:p>
      <text:p text:style-name="Standard"><text:s text:c="15"/>1.66463e-17 <text:s text:c="2"/>netid: c_12370:n</text:p>
      <text:p text:style-name="Standard"><text:s text:c="15"/>9.76867e-18 <text:s text:c="2"/>netid: c_12370:n</text:p>
      <text:p text:style-name="Standard"><text:s text:c="15"/>4.62807e-17 <text:s text:c="2"/>netid: c_12370:n</text:p>
      <text:p text:style-name="Standard"><text:s text:c="15"/>4.26356e-18 <text:s text:c="2"/>netid: c_12370:n</text:p>
      <text:p text:style-name="Standard"><text:s text:c="15"/>1.63469e-17 <text:s text:c="2"/>netid: c_12370:n</text:p>
      <text:p text:style-name="Standard"><text:s text:c="16"/>7.7525e-19 <text:s text:c="2"/>netid: c_12370:n</text:p>
      <text:p text:style-name="Standard"><text:s text:c="15"/>6.40753e-19 <text:s text:c="2"/>netid: c_12370:n</text:p>
      <text:p text:style-name="Standard"><text:s text:c="15"/>1.40933e-18 <text:s text:c="2"/>netid: c_12398:n</text:p>
      <text:p text:style-name="Standard"><text:s text:c="15"/>2.04849e-18 <text:s text:c="2"/>netid: c_14079:n</text:p>
      <text:p text:style-name="Standard"><text:s text:c="17"/>2.057e-18 <text:s text:c="2"/>netid: c_14079:n</text:p>
      <text:p text:style-name="Standard"><text:s text:c="15"/>2.31802e-18 <text:s text:c="2"/>netid: c_14079:n</text:p>
      <text:p text:style-name="Standard"><text:s text:c="15"/>2.31034e-18 <text:s text:c="2"/>netid: c_14079:n</text:p>
      <text:p text:style-name="Standard"><text:s text:c="15"/>5.07867e-19 <text:s text:c="2"/>netid: XI5/XI0/XI0/MPM1:g</text:p>
      <text:p text:style-name="Standard"><text:s text:c="15"/>7.06117e-19 <text:s text:c="2"/>netid: c_14778:n</text:p>
      <text:p text:style-name="Standard"><text:s text:c="15"/>6.42071e-18 <text:s text:c="2"/>netid: c_14800:n</text:p>
      <text:p text:style-name="Standard"><text:s text:c="15"/>9.13837e-18 <text:s text:c="2"/>netid: c_14804:n</text:p>
      <text:p text:style-name="Standard"><text:s text:c="15"/>3.04811e-19 <text:s text:c="2"/>netid: c_14809:n</text:p>
      <text:p text:style-name="Standard"><text:s text:c="15"/>1.68656e-18 <text:s text:c="2"/>netid: c_14809:n</text:p>
      <text:p text:style-name="Standard"><text:s text:c="15"/>9.94149e-19 <text:s text:c="2"/>netid: XI3/XI0/MNM0:b</text:p>
      <text:p text:style-name="Standard"><text:s text:c="15"/>1.83903e-18 <text:s text:c="2"/>netid: c_16133:n</text:p>
      <text:p text:style-name="Standard"><text:s text:c="15"/>5.11847e-18 <text:s text:c="2"/>netid: c_16804:p</text:p>
      <text:p text:style-name="Standard"><text:soft-page-break/><text:s text:c="15"/>1.68321e-18 <text:s text:c="2"/>netid: c_16804:p</text:p>
      <text:p text:style-name="Standard"><text:s text:c="15"/>2.30448e-18 <text:s text:c="2"/>netid: c_16804:p</text:p>
      <text:p text:style-name="Standard"><text:s text:c="15"/>1.13971e-18 <text:s text:c="2"/>netid: XI5/XI1/XI1/MNM0:s</text:p>
      <text:p text:style-name="Standard"><text:s text:c="16"/>2.2539e-18 <text:s text:c="2"/>netid: c_15728:n</text:p>
      <text:p text:style-name="Standard"><text:s text:c="15"/>4.58731e-18 <text:s text:c="2"/>netid: c_15728:n</text:p>
      <text:p text:style-name="Standard"><text:s text:c="15"/>4.03617e-18 <text:s text:c="2"/>netid: c_15729:n</text:p>
      <text:p text:style-name="Standard"><text:s text:c="15"/>3.47873e-19 <text:s text:c="2"/>netid: c_15729:n</text:p>
      <text:p text:style-name="Standard"><text:s text:c="15"/>1.29532e-18 <text:s text:c="2"/>netid: c_15729:n</text:p>
      <text:p text:style-name="Standard"><text:s text:c="15"/>5.49862e-18 <text:s text:c="2"/>netid: c_15729:n</text:p>
      <text:p text:style-name="Standard"><text:s text:c="15"/>2.30448e-18 <text:s text:c="2"/>netid: c_15729:n</text:p>
      <text:p text:style-name="Standard"><text:s text:c="15"/>1.20134e-18 <text:s text:c="2"/>netid: c_15729:n</text:p>
      <text:p text:style-name="Standard"><text:s text:c="15"/>2.30448e-18 <text:s text:c="2"/>netid: c_15802:n</text:p>
      <text:p text:style-name="Standard"><text:s text:c="16"/>1.8866e-18 <text:s text:c="2"/>netid: c_16013:n</text:p>
      <text:p text:style-name="Standard"><text:s text:c="15"/>2.17241e-19 <text:s text:c="2"/>netid: c_16013:n</text:p>
      <text:p text:style-name="Standard"><text:s text:c="15"/>2.85119e-18 <text:s text:c="2"/>netid: c_15730:n</text:p>
      <text:p text:style-name="Standard"><text:s text:c="15"/>1.18185e-18 <text:s text:c="2"/>netid: c_15730:n</text:p>
      <text:p text:style-name="Standard"><text:s text:c="16"/>1.8866e-18 <text:s text:c="2"/>netid: c_15730:n</text:p>
      <text:p text:style-name="Standard"><text:s text:c="15"/>2.24581e-18 <text:s text:c="2"/>netid: c_15733:n</text:p>
      <text:p text:style-name="Standard"><text:s text:c="15"/>4.48369e-18 <text:s text:c="2"/>netid: c_15733:n</text:p>
      <text:p text:style-name="Standard"><text:s text:c="16"/>1.8866e-18 <text:s text:c="2"/>netid: c_15819:n</text:p>
      <text:p text:style-name="Standard"><text:s text:c="15"/>3.61579e-18 <text:s text:c="2"/>netid: c_16050:n</text:p>
      <text:p text:style-name="Standard"><text:s text:c="15"/>2.76113e-18 <text:s text:c="2"/>netid: c_16050:n</text:p>
      <text:p text:style-name="Standard"><text:s text:c="15"/>4.26398e-18 <text:s text:c="2"/>netid: c_16050:n</text:p>
      <text:p text:style-name="Standard"><text:s text:c="15"/>3.93337e-18 <text:s text:c="2"/>netid: c_16072:n</text:p>
      <text:p text:style-name="Standard"><text:s text:c="15"/>2.94703e-18 <text:s text:c="2"/>netid: c_16072:n</text:p>
      <text:p text:style-name="Standard"><text:s text:c="15"/>1.16105e-18 <text:s text:c="2"/>netid: c_16072:n</text:p>
      <text:p text:style-name="Standard"><text:s text:c="15"/>1.93854e-18 <text:s text:c="2"/>netid: c_16072:n</text:p>
      <text:p text:style-name="Standard"><text:s text:c="15"/>3.27454e-18 <text:s text:c="2"/>netid: c_16072:n</text:p>
      <text:p text:style-name="Standard"><text:s text:c="15"/>3.77077e-18 <text:s text:c="2"/>netid: c_16072:n</text:p>
      <text:p text:style-name="Standard"><text:s text:c="15"/>8.76424e-19 <text:s text:c="2"/>netid: c_16073:n</text:p>
      <text:p text:style-name="Standard"><text:s text:c="15"/>5.54888e-19 <text:s text:c="2"/>netid: c_16073:n</text:p>
      <text:p text:style-name="Standard"><text:s text:c="15"/>2.04168e-19 <text:s text:c="2"/>netid: c_16074:n</text:p>
      <text:p text:style-name="Standard"><text:s text:c="15"/>3.23152e-18 <text:s text:c="2"/>netid: c_16074:n</text:p>
      <text:p text:style-name="Standard"><text:s text:c="15"/>2.57852e-18 <text:s text:c="2"/>netid: c_16074:n</text:p>
      <text:p text:style-name="Standard"><text:s text:c="15"/>7.60787e-19 <text:s text:c="2"/>netid: c_16074:n</text:p>
      <text:p text:style-name="Standard"><text:s text:c="15"/>2.00524e-18 <text:s text:c="2"/>netid: c_2963:n</text:p>
      <text:p text:style-name="Standard"><text:s text:c="15"/>1.99332e-18 <text:s text:c="2"/>netid: c_2963:n</text:p>
      <text:p text:style-name="Standard"><text:s text:c="15"/>2.12417e-18 <text:s text:c="2"/>netid: XI5/XI1/XI1/MNM0:g</text:p>
      <text:p text:style-name="Standard"><text:s text:c="15"/>3.39396e-18 <text:s text:c="2"/>netid: c_2962:n</text:p>
      <text:p text:style-name="Standard"><text:s text:c="15"/>1.30346e-17 <text:s text:c="2"/>netid: c_3217:p</text:p>
      <text:p text:style-name="Standard"><text:s text:c="15"/>4.26569e-19 <text:s text:c="2"/>netid: c_2963:n</text:p>
      <text:p text:style-name="Standard"><text:s text:c="15"/>2.00765e-19 <text:s text:c="2"/>netid: c_2978:n</text:p>
      <text:p text:style-name="Standard"><text:s text:c="15"/>2.20988e-18 <text:s text:c="2"/>netid: c_2963:n</text:p>
      <text:p text:style-name="Standard"><text:s text:c="15"/>2.47654e-18 <text:s text:c="2"/>netid: c_3178:n</text:p>
      <text:p text:style-name="Standard"><text:s text:c="15"/>4.08898e-18 <text:s text:c="2"/>netid: XI5/XI1/XI1/MNM0:g</text:p>
      <text:p text:style-name="Standard"><text:s text:c="15"/>2.59263e-18 <text:s text:c="2"/>netid: c_3180:n</text:p>
      <text:p text:style-name="Standard"><text:s text:c="15"/>2.08216e-18 <text:s text:c="2"/>netid: c_2950:n</text:p>
      <text:p text:style-name="Standard"><text:s text:c="15"/>1.19478e-18 <text:s text:c="2"/>netid: c_3225:p</text:p>
      <text:p text:style-name="Standard"><text:s text:c="15"/>3.81444e-19 <text:s text:c="2"/>netid: c_2951:n</text:p>
      <text:p text:style-name="Standard"><text:s text:c="15"/>2.13019e-18 <text:s text:c="2"/>netid: c_2990:n</text:p>
      <text:p text:style-name="Standard"><text:s text:c="15"/>8.90114e-19 <text:s text:c="2"/>netid: c_2963:n</text:p>
      <text:p text:style-name="Standard"><text:s text:c="15"/>7.73959e-18 <text:s text:c="2"/>netid: c_3032:n</text:p>
      <text:p text:style-name="Standard"><text:soft-page-break/><text:s text:c="15"/>5.45979e-18 <text:s text:c="2"/>netid: c_3035:n</text:p>
      <text:p text:style-name="Standard"><text:s text:c="15"/>3.16513e-18 <text:s text:c="2"/>netid: c_3051:n</text:p>
      <text:p text:style-name="Standard"><text:s text:c="15"/>2.23458e-19 <text:s text:c="2"/>netid: c_2978:n</text:p>
      <text:p text:style-name="Standard"><text:s text:c="15"/>1.01326e-18 <text:s text:c="2"/>netid: XI5/XI1/XI1/MNM0:g</text:p>
      <text:p text:style-name="Standard"><text:s text:c="15"/>8.58585e-18 <text:s text:c="2"/>netid: c_3234:p</text:p>
      <text:p text:style-name="Standard"><text:s text:c="15"/>2.15065e-18 <text:s text:c="2"/>netid: XI5/XI1/XI1/MNM0:g</text:p>
      <text:p text:style-name="Standard"><text:s text:c="15"/>1.19741e-17 <text:s text:c="2"/>netid: c_2963:n</text:p>
      <text:p text:style-name="Standard"><text:s text:c="15"/>1.04351e-18 <text:s text:c="2"/>netid: c_3045:n</text:p>
      <text:p text:style-name="Standard"><text:s text:c="15"/>1.04351e-18 <text:s text:c="2"/>netid: c_3045:n</text:p>
      <text:p text:style-name="Standard"><text:s text:c="15"/>1.04351e-18 <text:s text:c="2"/>netid: c_3045:n</text:p>
      <text:p text:style-name="Standard"><text:s text:c="15"/>1.84322e-18 <text:s text:c="2"/>netid: c_3045:n</text:p>
      <text:p text:style-name="Standard"><text:s text:c="15"/>5.53047e-19 <text:s text:c="2"/>netid: c_2962:n</text:p>
      <text:p text:style-name="Standard"><text:s text:c="15"/>9.36412e-19 <text:s text:c="2"/>netid: XI5/XI1/XI1/MNM0:g</text:p>
      <text:p text:style-name="Standard"><text:s text:c="15"/>8.64166e-18 <text:s text:c="2"/>netid: c_3045:n</text:p>
      <text:p text:style-name="Standard"><text:s text:c="15"/>1.30125e-18 <text:s text:c="2"/>netid: c_2962:n</text:p>
      <text:p text:style-name="Standard"><text:s text:c="15"/>1.65449e-18 <text:s text:c="2"/>netid: c_3049:n</text:p>
      <text:p text:style-name="Standard"><text:s text:c="15"/>4.58998e-19 <text:s text:c="2"/>netid: c_3051:n</text:p>
      <text:p text:style-name="Standard"><text:s text:c="15"/>1.18637e-18 <text:s text:c="2"/>netid: c_2978:n</text:p>
      <text:p text:style-name="Standard"><text:s text:c="15"/>5.45303e-18 <text:s text:c="2"/>netid: c_3045:n</text:p>
      <text:p text:style-name="Standard"><text:s text:c="15"/>1.25286e-18 <text:s text:c="2"/>netid: c_3180:n</text:p>
      <text:p text:style-name="Standard"><text:s text:c="15"/>4.90591e-18 <text:s text:c="2"/>netid: c_2990:n</text:p>
      <text:p text:style-name="Standard"><text:s text:c="15"/>9.16327e-19 <text:s text:c="2"/>netid: c_3178:n</text:p>
      <text:p text:style-name="Standard"><text:s text:c="15"/>1.66509e-18 <text:s text:c="2"/>netid: c_3080:n</text:p>
      <text:p text:style-name="Standard"><text:s text:c="15"/>2.26019e-19 <text:s text:c="2"/>netid: c_3234:p</text:p>
      <text:p text:style-name="Standard"><text:s text:c="15"/>7.08876e-18 <text:s text:c="2"/>netid: c_3217:p</text:p>
      <text:p text:style-name="Standard"><text:s text:c="15"/>3.36741e-18 <text:s text:c="2"/>netid: c_2963:n</text:p>
      <text:p text:style-name="Standard"><text:s text:c="15"/>5.33653e-18 <text:s text:c="2"/>netid: c_3051:n</text:p>
      <text:p text:style-name="Standard"><text:s text:c="15"/>1.74172e-18 <text:s text:c="2"/>netid: c_2978:n</text:p>
      <text:p text:style-name="Standard"><text:s text:c="15"/>7.30744e-19 <text:s text:c="2"/>netid: c_3076:n</text:p>
      <text:p text:style-name="Standard"><text:s text:c="15"/>1.32689e-18 <text:s text:c="2"/>netid: c_2962:n</text:p>
      <text:p text:style-name="Standard"><text:s text:c="15"/>5.10874e-18 <text:s text:c="2"/>netid: c_3217:p</text:p>
      <text:p text:style-name="Standard"><text:s text:c="15"/>7.28875e-18 <text:s text:c="2"/>netid: c_2963:n</text:p>
      <text:p text:style-name="Standard"><text:s text:c="15"/>3.12556e-18 <text:s text:c="2"/>netid: c_2978:n</text:p>
      <text:p text:style-name="Standard"><text:s text:c="15"/>2.03083e-18 <text:s text:c="2"/>netid: c_2962:n</text:p>
      <text:p text:style-name="Standard"><text:s text:c="15"/>5.87931e-18 <text:s text:c="2"/>netid: c_2963:n</text:p>
      <text:p text:style-name="Standard"><text:s text:c="15"/>2.23124e-18 <text:s text:c="2"/>netid: c_2978:n</text:p>
      <text:p text:style-name="Standard"><text:s text:c="15"/>7.08859e-18 <text:s text:c="2"/>netid: c_3032:n</text:p>
      <text:p text:style-name="Standard"><text:s text:c="15"/>1.79676e-18 <text:s text:c="2"/>netid: c_3030:n</text:p>
      <text:p text:style-name="Standard"><text:s text:c="15"/>1.31416e-17 <text:s text:c="2"/>netid: c_3032:n</text:p>
      <text:p text:style-name="Standard"><text:s text:c="15"/>1.40147e-18 <text:s text:c="2"/>netid: c_3030:n</text:p>
      <text:p text:style-name="Standard"><text:s text:c="15"/>4.78993e-19 <text:s text:c="2"/>netid: XI5/XI1/XI1/MNM0:g</text:p>
      <text:p text:style-name="Standard"><text:s text:c="15"/>4.61337e-19 <text:s text:c="2"/>netid: c_3032:n</text:p>
      <text:p text:style-name="Standard"><text:s text:c="15"/>1.33031e-17 <text:s text:c="2"/>netid: c_3035:n</text:p>
      <text:p text:style-name="Standard"><text:s text:c="15"/>1.68631e-18 <text:s text:c="2"/>netid: c_3032:n</text:p>
      <text:p text:style-name="Standard"><text:s text:c="15"/>8.16459e-19 <text:s text:c="2"/>netid: XI5/XI1/XI1/MNM0:g</text:p>
      <text:p text:style-name="Standard"><text:s text:c="15"/>5.53194e-18 <text:s text:c="2"/>netid: c_3045:n</text:p>
      <text:p text:style-name="Standard"><text:s text:c="15"/>1.12268e-18 <text:s text:c="2"/>netid: c_3180:n</text:p>
      <text:p text:style-name="Standard"><text:s text:c="15"/>2.06647e-18 <text:s text:c="2"/>netid: c_2990:n</text:p>
      <text:p text:style-name="Standard"><text:s text:c="15"/>4.90815e-18 <text:s text:c="2"/>netid: c_3035:n</text:p>
      <text:p text:style-name="Standard"><text:s text:c="15"/>3.47887e-18 <text:s text:c="2"/>netid: c_3051:n</text:p>
      <text:p text:style-name="Standard"><text:s text:c="16"/>1.4157e-18 <text:s text:c="2"/>netid: c_2978:n</text:p>
      <text:p text:style-name="Standard"><text:s text:c="16"/>2.2069e-18 <text:s text:c="2"/>netid: c_3080:n</text:p>
      <text:p text:style-name="Standard"><text:soft-page-break/><text:s text:c="15"/>7.61307e-19 <text:s text:c="2"/>netid: c_2978:n</text:p>
      <text:p text:style-name="Standard"><text:s text:c="16"/>1.6671e-18 <text:s text:c="2"/>netid: c_3045:n</text:p>
      <text:p text:style-name="Standard"><text:s text:c="15"/>3.93895e-19 <text:s text:c="2"/>netid: c_2978:n</text:p>
      <text:p text:style-name="Standard"><text:s text:c="15"/>3.13317e-19 <text:s text:c="2"/>netid: c_2978:n</text:p>
      <text:p text:style-name="Standard"><text:s text:c="15"/>5.00879e-18 <text:s text:c="2"/>netid: c_2963:n</text:p>
      <text:p text:style-name="Standard"><text:s text:c="15"/>8.10707e-19 <text:s text:c="2"/>netid: c_2978:n</text:p>
      <text:p text:style-name="Standard"><text:s text:c="15"/>4.57778e-19 <text:s text:c="2"/>netid: c_2978:n</text:p>
      <text:p text:style-name="Standard"><text:s text:c="15"/>6.44036e-19 <text:s text:c="2"/>netid: c_2978:n</text:p>
      <text:p text:style-name="Standard"><text:s text:c="15"/>3.16581e-19 <text:s text:c="2"/>netid: c_2978:n</text:p>
      <text:p text:style-name="Standard"><text:s text:c="15"/>3.33885e-18 <text:s text:c="2"/>netid: XI5/XI1/XI1/MNM0:g</text:p>
      <text:p text:style-name="Standard"><text:s text:c="15"/>2.51992e-19 <text:s text:c="2"/>netid: c_2962:n</text:p>
      <text:p text:style-name="Standard"><text:s text:c="15"/>1.35666e-17 <text:s text:c="2"/>netid: c_2963:n</text:p>
      <text:p text:style-name="Standard"><text:s text:c="15"/>6.12205e-18 <text:s text:c="2"/>netid: c_2978:n</text:p>
      <text:p text:style-name="Standard"><text:s text:c="15"/>5.74159e-18 <text:s text:c="2"/>netid: c_2963:n</text:p>
      <text:p text:style-name="Standard"><text:s text:c="15"/>2.34931e-18 <text:s text:c="2"/>netid: c_2978:n</text:p>
      <text:p text:style-name="Standard"><text:s text:c="15"/>5.40266e-18 <text:s text:c="2"/>netid: c_2978:n</text:p>
      <text:p text:style-name="Standard"><text:s text:c="15"/>2.06605e-19 <text:s text:c="2"/>netid: c_3051:n</text:p>
      <text:p text:style-name="Standard"><text:s text:c="15"/>1.08621e-17 <text:s text:c="2"/>netid: c_2978:n</text:p>
      <text:p text:style-name="Standard"><text:s text:c="15"/>8.22752e-18 <text:s text:c="2"/>netid: c_2978:n</text:p>
      <text:p text:style-name="Standard"><text:s text:c="15"/>4.99014e-19 <text:s text:c="2"/>netid: c_2978:n</text:p>
      <text:p text:style-name="Standard"><text:s text:c="15"/>1.13601e-18 <text:s text:c="2"/>netid: c_2979:n</text:p>
      <text:p text:style-name="Standard"><text:s text:c="15"/>1.05304e-17 <text:s text:c="2"/>netid: c_2978:n</text:p>
      <text:p text:style-name="Standard"><text:s text:c="15"/>1.49413e-18 <text:s text:c="2"/>netid: XI5/XI2/MNM0:g</text:p>
      <text:p text:style-name="Standard"><text:s text:c="15"/>5.08405e-18 <text:s text:c="2"/>netid: c_3042:n</text:p>
      <text:p text:style-name="Standard"><text:s text:c="15"/>8.60823e-19 <text:s text:c="2"/>netid: c_3099:n</text:p>
      <text:p text:style-name="Standard"><text:s text:c="15"/>2.17688e-18 <text:s text:c="2"/>netid: c_2946:n</text:p>
      <text:p text:style-name="Standard"><text:s text:c="15"/>3.92897e-18 <text:s text:c="2"/>netid: c_3001:n</text:p>
      <text:p text:style-name="Standard"><text:s text:c="15"/>1.31597e-18 <text:s text:c="2"/>netid: c_2942:n</text:p>
      <text:p text:style-name="Standard"><text:s text:c="15"/>2.88432e-18 <text:s text:c="2"/>netid: c_2943:n</text:p>
      <text:p text:style-name="Standard"><text:s text:c="15"/>1.79676e-18 <text:s text:c="2"/>netid: c_3455:n</text:p>
      <text:p text:style-name="Standard"><text:s text:c="15"/>1.40147e-18 <text:s text:c="2"/>netid: c_3690:p</text:p>
      <text:p text:style-name="Standard"><text:s text:c="15"/>2.70892e-18 <text:s text:c="2"/>netid: XI5/XI1/XI1/MPM1:g</text:p>
      <text:p text:style-name="Standard"><text:s text:c="15"/>7.07358e-19 <text:s text:c="2"/>netid: XI5/XI1/XI1/MPM1:g</text:p>
      <text:p text:style-name="Standard"><text:s text:c="16"/>2.3956e-19 <text:s text:c="2"/>netid: c_3516:n</text:p>
      <text:p text:style-name="Standard"><text:s text:c="15"/>2.74242e-18 <text:s text:c="2"/>netid: c_3556:n</text:p>
      <text:p text:style-name="Standard"><text:s text:c="15"/>8.01735e-18 <text:s text:c="2"/>netid: XI5/XI1/XI1/MPM1:g</text:p>
      <text:p text:style-name="Standard"><text:s text:c="15"/>7.08868e-18 <text:s text:c="2"/>netid: c_3559:n</text:p>
      <text:p text:style-name="Standard"><text:s text:c="15"/>1.31537e-17 <text:s text:c="2"/>netid: c_3455:n</text:p>
      <text:p text:style-name="Standard"><text:s text:c="15"/>1.68633e-18 <text:s text:c="2"/>netid: c_3655:n</text:p>
      <text:p text:style-name="Standard"><text:s text:c="15"/>4.61337e-19 <text:s text:c="2"/>netid: c_3699:p</text:p>
      <text:p text:style-name="Standard"><text:s text:c="15"/>1.19676e-18 <text:s text:c="2"/>netid: c_3556:n</text:p>
      <text:p text:style-name="Standard"><text:s text:c="15"/>6.28722e-18 <text:s text:c="2"/>netid: XI5/XI1/XI1/MPM1:g</text:p>
      <text:p text:style-name="Standard"><text:s text:c="15"/>1.33476e-17 <text:s text:c="2"/>netid: c_3702:p</text:p>
      <text:p text:style-name="Standard"><text:s text:c="16"/>1.4013e-18 <text:s text:c="2"/>netid: c_3556:n</text:p>
      <text:p text:style-name="Standard"><text:s text:c="15"/>3.47211e-18 <text:s text:c="2"/>netid: XI5/NET34</text:p>
      <text:p text:style-name="Standard"><text:s text:c="15"/>1.32653e-18 <text:s text:c="2"/>netid: XI5/XI1/XI1/MPM1:g</text:p>
      <text:p text:style-name="Standard"><text:s text:c="15"/>2.46332e-18 <text:s text:c="2"/>netid: XI5/XI1/XI1/MPM1:g</text:p>
      <text:p text:style-name="Standard"><text:s text:c="15"/>3.70771e-19 <text:s text:c="2"/>netid: XI5/XI1/XI1/MPM1:g</text:p>
      <text:p text:style-name="Standard"><text:s text:c="15"/>2.72546e-19 <text:s text:c="2"/>netid: c_3490:n</text:p>
      <text:p text:style-name="Standard"><text:s text:c="15"/>3.11543e-19 <text:s text:c="2"/>netid: XI5/NET34</text:p>
      <text:p text:style-name="Standard"><text:s text:c="15"/>4.91525e-19 <text:s text:c="2"/>netid: c_3507:n</text:p>
      <text:p text:style-name="Standard"><text:s text:c="15"/>4.06408e-19 <text:s text:c="2"/>netid: c_3487:n</text:p>
      <text:p text:style-name="Standard"><text:soft-page-break/><text:s text:c="15"/>7.15058e-19 <text:s text:c="2"/>netid: c_3556:n</text:p>
      <text:p text:style-name="Standard"><text:s text:c="15"/>1.30178e-18 <text:s text:c="2"/>netid: c_3556:n</text:p>
      <text:p text:style-name="Standard"><text:s text:c="15"/>2.36156e-18 <text:s text:c="2"/>netid: c_3556:n</text:p>
      <text:p text:style-name="Standard"><text:s text:c="16"/>1.3932e-18 <text:s text:c="2"/>netid: c_3556:n</text:p>
      <text:p text:style-name="Standard"><text:s text:c="16"/>9.9995e-19 <text:s text:c="2"/>netid: c_3556:n</text:p>
      <text:p text:style-name="Standard"><text:s text:c="15"/>8.32229e-19 <text:s text:c="2"/>netid: c_3490:n</text:p>
      <text:p text:style-name="Standard"><text:s text:c="15"/>5.33414e-18 <text:s text:c="2"/>netid: c_3556:n</text:p>
      <text:p text:style-name="Standard"><text:s text:c="15"/>1.26512e-18 <text:s text:c="2"/>netid: XI5/NET34</text:p>
      <text:p text:style-name="Standard"><text:s text:c="15"/>3.40379e-19 <text:s text:c="2"/>netid: c_3516:n</text:p>
      <text:p text:style-name="Standard"><text:s text:c="15"/>1.99268e-18 <text:s text:c="2"/>netid: c_3476:n</text:p>
      <text:p text:style-name="Standard"><text:s text:c="15"/>8.04931e-18 <text:s text:c="2"/>netid: c_3556:n</text:p>
      <text:p text:style-name="Standard"><text:s text:c="15"/>3.90785e-18 <text:s text:c="2"/>netid: c_3556:n</text:p>
      <text:p text:style-name="Standard"><text:s text:c="15"/>2.81125e-18 <text:s text:c="2"/>netid: c_3556:n</text:p>
      <text:p text:style-name="Standard"><text:s text:c="16"/>4.9359e-18 <text:s text:c="2"/>netid: XI5/NET34</text:p>
      <text:p text:style-name="Standard"><text:s text:c="15"/>3.17356e-18 <text:s text:c="2"/>netid: c_3497:n</text:p>
      <text:p text:style-name="Standard"><text:s text:c="15"/>1.45207e-18 <text:s text:c="2"/>netid: c_3490:n</text:p>
      <text:p text:style-name="Standard"><text:s text:c="15"/>9.47101e-18 <text:s text:c="2"/>netid: XI5/NET34</text:p>
      <text:p text:style-name="Standard"><text:s text:c="15"/>1.23995e-17 <text:s text:c="2"/>netid: XI5/NET34</text:p>
      <text:p text:style-name="Standard"><text:s text:c="15"/>3.71466e-18 <text:s text:c="2"/>netid: XI5/XI1/XI1/MPM1:g</text:p>
      <text:p text:style-name="Standard"><text:s text:c="15"/>4.14955e-18 <text:s text:c="2"/>netid: c_3556:n</text:p>
      <text:p text:style-name="Standard"><text:s text:c="15"/>2.01915e-19 <text:s text:c="2"/>netid: XI5/XI1/XI1/MPM1:g</text:p>
      <text:p text:style-name="Standard"><text:s text:c="16"/>1.9774e-18 <text:s text:c="2"/>netid: c_3556:n</text:p>
      <text:p text:style-name="Standard"><text:s text:c="15"/>1.95991e-18 <text:s text:c="2"/>netid: XI5/NET34</text:p>
      <text:p text:style-name="Standard"><text:s text:c="15"/>5.27915e-19 <text:s text:c="2"/>netid: XI5/NET34</text:p>
      <text:p text:style-name="Standard"><text:s text:c="15"/>2.25251e-18 <text:s text:c="2"/>netid: c_3490:n</text:p>
      <text:p text:style-name="Standard"><text:s text:c="16"/>3.4471e-18 <text:s text:c="2"/>netid: XI5/NET34</text:p>
      <text:p text:style-name="Standard"><text:s text:c="15"/>1.55169e-18 <text:s text:c="2"/>netid: c_3490:n</text:p>
      <text:p text:style-name="Standard"><text:s text:c="15"/>1.13878e-18 <text:s text:c="2"/>netid: XI5/NET34</text:p>
      <text:p text:style-name="Standard"><text:s text:c="15"/>1.09898e-17 <text:s text:c="2"/>netid: XI5/NET34</text:p>
      <text:p text:style-name="Standard"><text:s text:c="15"/>4.26681e-19 <text:s text:c="2"/>netid: c_4274:n</text:p>
      <text:p text:style-name="Standard"><text:s text:c="15"/>4.69217e-18 <text:s text:c="2"/>netid: c_4274:n</text:p>
      <text:p text:style-name="Standard"><text:s text:c="15"/>2.04931e-19 <text:s text:c="2"/>netid: c_4274:n</text:p>
      <text:p text:style-name="Standard"><text:s text:c="15"/>5.27021e-19 <text:s text:c="2"/>netid: c_4277:n</text:p>
      <text:p text:style-name="Standard"><text:s text:c="15"/>2.11126e-18 <text:s text:c="2"/>netid: c_4309:n</text:p>
      <text:p text:style-name="Standard"><text:s text:c="16"/>5.7639e-19 <text:s text:c="2"/>netid: c_4257:n</text:p>
      <text:p text:style-name="Standard"><text:s text:c="15"/>2.04631e-18 <text:s text:c="2"/>netid: c_4310:n</text:p>
      <text:p text:style-name="Standard"><text:s text:c="15"/>2.38953e-18 <text:s text:c="2"/>netid: c_4311:n</text:p>
      <text:p text:style-name="Standard"><text:s text:c="15"/>9.19348e-18 <text:s text:c="2"/>netid: c_4312:n</text:p>
      <text:p text:style-name="Standard"><text:s text:c="15"/>3.33499e-19 <text:s text:c="2"/>netid: c_4312:n</text:p>
      <text:p text:style-name="Standard"><text:s text:c="15"/>4.18416e-19 <text:s text:c="2"/>netid: c_4313:n</text:p>
      <text:p text:style-name="Standard"><text:s text:c="15"/>8.13202e-17 <text:s text:c="2"/>netid: c_4313:n</text:p>
      <text:p text:style-name="Standard"><text:s text:c="15"/>9.14412e-19 <text:s text:c="2"/>netid: c_4313:n</text:p>
      <text:p text:style-name="Standard"><text:s text:c="15"/>1.12386e-17 <text:s text:c="2"/>netid: c_4314:n</text:p>
      <text:p text:style-name="Standard"><text:s text:c="15"/>1.87693e-18 <text:s text:c="2"/>netid: c_4314:n</text:p>
      <text:p text:style-name="Standard"><text:s text:c="15"/>1.45899e-18 <text:s text:c="2"/>netid: c_4280:n</text:p>
      <text:p text:style-name="Standard"><text:s text:c="15"/>5.16611e-19 <text:s text:c="2"/>netid: c_4386:n</text:p>
      <text:p text:style-name="Standard"><text:s text:c="15"/>1.28946e-18 <text:s text:c="2"/>netid: c_4386:n</text:p>
      <text:p text:style-name="Standard"><text:s text:c="16"/>4.9019e-17 <text:s text:c="2"/>netid: XI5/XI3/MNM0:g</text:p>
      <text:p text:style-name="Standard"><text:s text:c="15"/>1.81267e-18 <text:s text:c="2"/>netid: XI5/XI3/MNM0:g</text:p>
      <text:p text:style-name="Standard"><text:s text:c="15"/>3.05883e-18 <text:s text:c="2"/>netid: c_4564:n</text:p>
      <text:p text:style-name="Standard"><text:s text:c="15"/>3.33983e-18 <text:s text:c="2"/>netid: c_4564:n</text:p>
      <text:p text:style-name="Standard"><text:s text:c="15"/>8.18362e-19 <text:s text:c="2"/>netid: c_4564:n</text:p>
      <text:p text:style-name="Standard"><text:soft-page-break/><text:s text:c="15"/>8.50782e-19 <text:s text:c="2"/>netid: c_4609:n</text:p>
      <text:p text:style-name="Standard"><text:s text:c="15"/>1.57959e-18 <text:s text:c="2"/>netid: c_4565:n</text:p>
      <text:p text:style-name="Standard"><text:s text:c="16"/>7.3597e-19 <text:s text:c="2"/>netid: XI5/XI2/MPM1:g</text:p>
      <text:p text:style-name="Standard"><text:s text:c="15"/>8.76079e-19 <text:s text:c="2"/>netid: XI5/XI2/MPM1:g</text:p>
      <text:p text:style-name="Standard"><text:s text:c="15"/>3.19615e-18 <text:s text:c="2"/>netid: c_4623:n</text:p>
      <text:p text:style-name="Standard"><text:s text:c="17"/>9.603e-19 <text:s text:c="2"/>netid: c_4624:n</text:p>
      <text:p text:style-name="Standard"><text:s text:c="15"/>1.16099e-18 <text:s text:c="2"/>netid: c_4663:n</text:p>
      <text:p text:style-name="Standard"><text:s text:c="15"/>2.55438e-19 <text:s text:c="2"/>netid: c_4587:n</text:p>
      <text:p text:style-name="Standard"><text:s text:c="15"/>4.34464e-19 <text:s text:c="2"/>netid: c_4612:n</text:p>
      <text:p text:style-name="Standard"><text:s text:c="15"/>5.27342e-18 <text:s text:c="2"/>netid: c_4612:n</text:p>
      <text:p text:style-name="Standard"><text:s text:c="15"/>3.27762e-19 <text:s text:c="2"/>netid: c_4585:n</text:p>
      <text:p text:style-name="Standard"><text:s text:c="15"/>7.01938e-18 <text:s text:c="2"/>netid: c_4585:n</text:p>
      <text:p text:style-name="Standard"><text:s text:c="15"/>1.16826e-17 <text:s text:c="2"/>netid: c_4603:n</text:p>
      <text:p text:style-name="Standard"><text:s text:c="15"/>4.90327e-18 <text:s text:c="2"/>netid: c_4668:n</text:p>
      <text:p text:style-name="Standard"><text:s text:c="15"/>3.31933e-18 <text:s text:c="2"/>netid: c_4669:n</text:p>
      <text:p text:style-name="Standard"><text:s text:c="15"/>1.73665e-17 <text:s text:c="2"/>netid: c_4588:n</text:p>
      <text:p text:style-name="Standard"><text:s text:c="15"/>3.13793e-18 <text:s text:c="2"/>netid: c_4588:n</text:p>
      <text:p text:style-name="Standard"><text:s text:c="15"/>5.90924e-19 <text:s text:c="2"/>netid: c_4588:n</text:p>
      <text:p text:style-name="Standard"><text:s text:c="15"/>1.08749e-17 <text:s text:c="2"/>netid: c_4615:n</text:p>
      <text:p text:style-name="Standard"><text:s text:c="15"/>3.16297e-18 <text:s text:c="2"/>netid: c_4788:n</text:p>
      <text:p text:style-name="Standard"><text:s text:c="15"/>2.99403e-18 <text:s text:c="2"/>netid: c_4604:n</text:p>
      <text:p text:style-name="Standard"><text:s text:c="15"/>4.43793e-17 <text:s text:c="2"/>netid: c_4604:n</text:p>
      <text:p text:style-name="Standard"><text:s text:c="15"/>1.75987e-18 <text:s text:c="2"/>netid: c_4605:n</text:p>
      <text:p text:style-name="Standard"><text:s text:c="15"/>1.06498e-18 <text:s text:c="2"/>netid: c_4618:n</text:p>
      <text:p text:style-name="Standard"><text:s text:c="15"/>5.76652e-18 <text:s text:c="2"/>netid: c_4627:n</text:p>
      <text:p text:style-name="Standard"><text:s text:c="15"/>4.10313e-19 <text:s text:c="2"/>netid: c_4794:n</text:p>
      <text:p text:style-name="Standard"><text:s text:c="15"/>3.32838e-19 <text:s text:c="2"/>netid: c_4589:n</text:p>
      <text:p text:style-name="Standard"><text:s text:c="15"/>5.64686e-19 <text:s text:c="2"/>netid: c_4647:n</text:p>
      <text:p text:style-name="Standard"><text:s text:c="15"/>4.91765e-17 <text:s text:c="2"/>netid: XI5/XI1/XI0/MNM0:g</text:p>
      <text:p text:style-name="Standard"><text:s text:c="15"/>3.01324e-19 <text:s text:c="2"/>netid: c_4935:n</text:p>
      <text:p text:style-name="Standard"><text:s text:c="16"/>2.4703e-18 <text:s text:c="2"/>netid: c_4884:n</text:p>
      <text:p text:style-name="Standard"><text:s text:c="15"/>1.14964e-18 <text:s text:c="2"/>netid: c_4884:n</text:p>
      <text:p text:style-name="Standard"><text:s text:c="15"/>1.79676e-18 <text:s text:c="2"/>netid: c_5156:n</text:p>
      <text:p text:style-name="Standard"><text:s text:c="15"/>1.40147e-18 <text:s text:c="2"/>netid: c_5156:n</text:p>
      <text:p text:style-name="Standard"><text:s text:c="15"/>3.89137e-18 <text:s text:c="2"/>netid: c_5145:n</text:p>
      <text:p text:style-name="Standard"><text:s text:c="15"/>2.54788e-18 <text:s text:c="2"/>netid: c_5189:n</text:p>
      <text:p text:style-name="Standard"><text:s text:c="15"/>3.04981e-18 <text:s text:c="2"/>netid: XI5/XI0/XI0/MNM0:g</text:p>
      <text:p text:style-name="Standard"><text:s text:c="15"/>4.27856e-19 <text:s text:c="2"/>netid: XI5/XI0/XI0/MNM0:g</text:p>
      <text:p text:style-name="Standard"><text:s text:c="15"/>4.82084e-19 <text:s text:c="2"/>netid: c_5172:n</text:p>
      <text:p text:style-name="Standard"><text:s text:c="15"/>2.81232e-18 <text:s text:c="2"/>netid: c_5172:n</text:p>
      <text:p text:style-name="Standard"><text:s text:c="15"/>1.98334e-18 <text:s text:c="2"/>netid: c_5217:n</text:p>
      <text:p text:style-name="Standard"><text:s text:c="15"/>7.93228e-19 <text:s text:c="2"/>netid: c_5217:n</text:p>
      <text:p text:style-name="Standard"><text:s text:c="15"/>7.86961e-18 <text:s text:c="2"/>netid: c_5157:n</text:p>
      <text:p text:style-name="Standard"><text:s text:c="15"/>7.08371e-18 <text:s text:c="2"/>netid: c_5157:n</text:p>
      <text:p text:style-name="Standard"><text:s text:c="15"/>1.34022e-17 <text:s text:c="2"/>netid: c_5157:n</text:p>
      <text:p text:style-name="Standard"><text:s text:c="15"/>1.68631e-18 <text:s text:c="2"/>netid: c_5157:n</text:p>
      <text:p text:style-name="Standard"><text:s text:c="15"/>6.78735e-19 <text:s text:c="2"/>netid: c_5157:n</text:p>
      <text:p text:style-name="Standard"><text:s text:c="15"/>4.61337e-19 <text:s text:c="2"/>netid: c_5157:n</text:p>
      <text:p text:style-name="Standard"><text:s text:c="16"/>5.4136e-18 <text:s text:c="2"/>netid: c_5207:n</text:p>
      <text:p text:style-name="Standard"><text:s text:c="15"/>3.11887e-18 <text:s text:c="2"/>netid: c_5207:n</text:p>
      <text:p text:style-name="Standard"><text:s text:c="15"/>2.83021e-18 <text:s text:c="2"/>netid: c_5207:n</text:p>
      <text:p text:style-name="Standard"><text:s text:c="15"/>1.40299e-17 <text:s text:c="2"/>netid: c_5207:n</text:p>
      <text:p text:style-name="Standard"><text:soft-page-break/><text:s text:c="15"/>2.72694e-19 <text:s text:c="2"/>netid: c_5182:n</text:p>
      <text:p text:style-name="Standard"><text:s text:c="16"/>2.4253e-18 <text:s text:c="2"/>netid: c_5122:n</text:p>
      <text:p text:style-name="Standard"><text:s text:c="15"/>1.23702e-18 <text:s text:c="2"/>netid: c_5281:n</text:p>
      <text:p text:style-name="Standard"><text:s text:c="15"/>2.68528e-19 <text:s text:c="2"/>netid: c_5123:n</text:p>
      <text:p text:style-name="Standard"><text:s text:c="15"/>2.25034e-18 <text:s text:c="2"/>netid: c_5146:n</text:p>
      <text:p text:style-name="Standard"><text:s text:c="15"/>4.07554e-18 <text:s text:c="2"/>netid: c_5146:n</text:p>
      <text:p text:style-name="Standard"><text:s text:c="15"/>4.72834e-18 <text:s text:c="2"/>netid: c_5146:n</text:p>
      <text:p text:style-name="Standard"><text:s text:c="15"/>1.14742e-18 <text:s text:c="2"/>netid: c_5133:n</text:p>
      <text:p text:style-name="Standard"><text:s text:c="15"/>1.07091e-18 <text:s text:c="2"/>netid: c_5133:n</text:p>
      <text:p text:style-name="Standard"><text:s text:c="15"/>3.12657e-18 <text:s text:c="2"/>netid: c_5124:n</text:p>
      <text:p text:style-name="Standard"><text:s text:c="15"/>6.90622e-18 <text:s text:c="2"/>netid: c_5124:n</text:p>
      <text:p text:style-name="Standard"><text:s text:c="15"/>3.21914e-18 <text:s text:c="2"/>netid: c_5124:n</text:p>
      <text:p text:style-name="Standard"><text:s text:c="15"/>2.51611e-18 <text:s text:c="2"/>netid: XI5/NET33</text:p>
      <text:p text:style-name="Standard"><text:s text:c="15"/>1.75888e-18 <text:s text:c="2"/>netid: c_358:n</text:p>
      <text:p text:style-name="Standard"><text:s text:c="15"/>1.59651e-18 <text:s text:c="2"/>netid: c_358:n</text:p>
      <text:p text:style-name="Standard"><text:s text:c="15"/>1.70072e-18 <text:s text:c="2"/>netid: c_507:n</text:p>
      <text:p text:style-name="Standard"><text:s text:c="15"/>3.30271e-18 <text:s text:c="2"/>netid: c_530:n</text:p>
      <text:p text:style-name="Standard"><text:s text:c="15"/>1.55947e-17 <text:s text:c="2"/>netid: XI5/XI1/XI1/MNM1:s</text:p>
      <text:p text:style-name="Standard"><text:s text:c="16"/>1.4341e-17 <text:s text:c="2"/>netid: c_530:n</text:p>
      <text:p text:style-name="Standard"><text:s text:c="15"/>3.25554e-18 <text:s text:c="2"/>netid: XI5/XI1/XI1/MNM1:s</text:p>
      <text:p text:style-name="Standard"><text:s text:c="15"/>1.67287e-18 <text:s text:c="2"/>netid: c_530:n</text:p>
      <text:p text:style-name="Standard"/>
      <text:p text:style-name="Standard"/>
      <text:p text:style-name="Standard">33 <text:s text:c="19"/>0.0 <text:s text:c="2"/>1.61864e-15 <text:s text:c="6"/>90.5853 <text:s text:c="11"/>0.0 <text:s/>XI5/NET32</text:p>
      <text:p text:style-name="Standard"><text:s text:c="12"/>- Coupled nets</text:p>
      <text:p text:style-name="Standard"><text:s text:c="15"/>c_8944:p,c_8944:p,c_8944:p,c_8944:p,c_8944:p,c_8944:p,c_8533:p,c_8533:p,c_8533:p,c_8533:p,c_7717:p,c_7718:p,c_7735:p,XI5/XI2/MPM0:b,XI5/XI2/MPM0:b,XI5/XI2/MPM1:s,XI5/XI2/MPM1:s,XI5/XI2/MPM1:s,XI5/XI2/MPM1:s,XI5/XI2/MPM1:s,XI5/XI2/MPM1:s,c_8984:p,c_7914:p,c_7720:p,c_9872:p,c_9872:p,c_9823:n,c_9823:n,c_11460:p,XI5/XI0/XI1/MNM0:g,XI5/XI0/XI1/MNM0:g,c_11479:p,c_11479:p,c_11146:n,c_11153:n,c_11456:p,c_11154:n,c_11154:n,c_11154:n,c_11799:p,c_11257:n,c_11175:n,c_11802:p,c_11803:p,c_11538:p,c_11539:p,c_11540:p,c_11807:p,c_11640:p,c_11396:p,c_11275:n,c_11276:n,c_11278:n,c_11279:n,c_11197:n,c_11197:n,c_11197:n,c_11197:n,c_11197:n,c_11197:n,c_11197:n,c_11197:n,c_11197:n,c_11197:n,c_11291:n,c_11381:p,c_11292:n,c_11292:n,c_12370:n,c_12370:n,c_12370:n,c_12370:n,c_12370:n,c_12370:n,c_12370:n,c_12276:n,c_12276:n,c_12276:n,c_12276:n,c_12276:n,c_12276:n,c_14080:n,c_14080:n,c_14080:n,c_14080:n,c_14080:n,c_14040:n,c_14040:n,NET022,NET022,c_14848:n,c_14848:n,c_14883:n,c_14883:n,XI5/XI0/XI0/MPM1:g,XI5/XI0/XI0/MPM1:g,c_14850:n,c_14850:n,c_14850:n,c_14850:n,c_14850:n,c_14905:n,c_14905:n,c_14905:n,c_14905:n,c_14906:n,c_15161:p,c_14732:n,c_14907:n,c_14908:n,c_14908:n,c_14908:n,c_14910:n,c_14734:n,c_14926:n,c_14929:n,c_14939:n,c_14939:n,c_14735:n,c_14736:n,c_14948:n,c_14737:n,c_14737:n,c_14952:n,c_14952:n,c_14738:n,c_14738:n,c_14738:n,c_14738:n,c_14804:n,c_14804:n,c_14809:n,c_14809:n,c_14809:n,c_14809:n,c_14827:n,c_14827:n,c_14827:n,c_14827:n,c_14828:n,c_14978:n,c_14978:n,c_15197:p,c_15197:p,c_15197:p,c_15197:p,c_14840:n,c_15030:n,XI6/XI5/MNM0:g,XI6/XI5/MNM0:g,XI6/XI5/MNM0:g,XI6/XI5/MNM0:g,c_15519:n,c_15248:n,c_15387:n,XI3/XI0/MNM0:b,c_16800:p,c_16800:p,XI5/XI2/MNM0:s,c_15730:n,c_15731:n,c_15731:n,c_15731:n,c_15732:n,c_15732:n,c_16159:n,c_16159:n,c_16159:n,c_16159:n,c_16298:n,c_16298:n,c_15886:n,c_15886:n,c_16195:n,c_16049:n,c_16051:n,c_16054:n,c_16346:n,c_16346:n,c_16346:n,c_16346:n,c_16346:n,c_16347:n,c_2942:n,c_2943:n,c_2944:n,c_2947:n,c_2944:n,c_2947:n,c_2946:n,c_3103:n,c_3092:n,c_2977:n,c_3007:n,XI5/XI2/MNM0:g,c_2946:n,c_3103:n,c_2947:n,c_3092:n,c_2942:n,c_2943:n,XI5/XI2/<text:soft-page-break/>MNM0:g,c_3092:n,XI5/XI2/MNM0:g,c_3042:n,XI5/XI2/MNM0:g,c_2946:n,c_2943:n,c_2944:n,c_2947:n,c_2946:n,c_2947:n,c_2947:n,c_2947:n,c_2947:n,c_3818:n,c_3870:n,c_3828:n,c_3871:n,c_3870:n,c_3870:n,c_3870:n,c_3870:n,c_3871:n,c_3828:n,XI5/XI3/MPM1:g,c_3868:n,c_3825:n,c_3868:n,c_3825:n,c_3825:n,c_3868:n,c_3871:n,XI5/XI3/MNM0:g,c_4564:n,c_4564:n,c_4564:n,c_4564:n,c_4564:n,c_4564:n,c_4564:n,c_4564:n,c_4609:n,c_4609:n,c_4565:n,XI5/XI2/MPM1:g,XI5/XI2/MPM1:g,XI5/XI2/MPM1:g,XI5/XI2/MPM1:g,XI5/XI2/MPM1:g,XI5/XI2/MPM1:g,XI5/XI2/MPM1:g,c_4570:n,c_4663:n,c_4601:n,c_4664:n,c_4664:n,c_4587:n,c_4822:n,c_4603:n,c_4668:n,c_4668:n,c_4669:n,c_4588:n,c_4588:n,c_4588:n,c_4588:n,c_4615:n,c_4615:n,c_4615:n,c_4788:n,c_4788:n,c_4788:n,c_4618:n,c_4627:n,c_4589:n,c_4589:n,c_4589:n,c_4589:n,c_5145:n,c_5145:n,c_5145:n,c_5189:n,XI5/XI0/XI0/MNM0:g,c_5172:n,c_5132:n,c_5190:n,c_5146:n,c_5133:n,c_5124:n,XI5/NET33,c_331:n,XI5/XI2/MNM1:s,c_331:n,XI5/XI2/MNM1:s,c_331:n,c_331:n,c_358:n,c_551:n,c_574:n,c_574:n,c_5921:n,c_5782:n,c_5782:n,c_5782:n,c_5782:n,c_5908:n,c_5882:n</text:p>
      <text:p text:style-name="Standard"><text:s text:c="12"/>- Intrinsic Capacitance</text:p>
      <text:p text:style-name="Standard"><text:s text:c="15"/>1.5239e-16</text:p>
      <text:p text:style-name="Standard"><text:s text:c="12"/>- Coupled capacitance</text:p>
      <text:p text:style-name="Standard"><text:s text:c="16"/>3.1122e-18 <text:s text:c="2"/>netid: c_8944:p</text:p>
      <text:p text:style-name="Standard"><text:s text:c="15"/>3.15964e-18 <text:s text:c="2"/>netid: c_8944:p</text:p>
      <text:p text:style-name="Standard"><text:s text:c="15"/>1.35372e-17 <text:s text:c="2"/>netid: c_8944:p</text:p>
      <text:p text:style-name="Standard"><text:s text:c="15"/>7.11546e-18 <text:s text:c="2"/>netid: c_8944:p</text:p>
      <text:p text:style-name="Standard"><text:s text:c="15"/>7.20998e-19 <text:s text:c="2"/>netid: c_8944:p</text:p>
      <text:p text:style-name="Standard"><text:s text:c="15"/>1.44576e-18 <text:s text:c="2"/>netid: c_8944:p</text:p>
      <text:p text:style-name="Standard"><text:s text:c="15"/>2.37671e-18 <text:s text:c="2"/>netid: c_8533:p</text:p>
      <text:p text:style-name="Standard"><text:s text:c="15"/>2.53261e-18 <text:s text:c="2"/>netid: c_8533:p</text:p>
      <text:p text:style-name="Standard"><text:s text:c="15"/>1.02178e-18 <text:s text:c="2"/>netid: c_8533:p</text:p>
      <text:p text:style-name="Standard"><text:s text:c="15"/>1.02178e-18 <text:s text:c="2"/>netid: c_8533:p</text:p>
      <text:p text:style-name="Standard"><text:s text:c="15"/>1.83822e-18 <text:s text:c="2"/>netid: c_7717:p</text:p>
      <text:p text:style-name="Standard"><text:s text:c="15"/>1.97493e-18 <text:s text:c="2"/>netid: c_7718:p</text:p>
      <text:p text:style-name="Standard"><text:s text:c="15"/>1.79336e-18 <text:s text:c="2"/>netid: c_7735:p</text:p>
      <text:p text:style-name="Standard"><text:s text:c="15"/>4.23415e-19 <text:s text:c="2"/>netid: XI5/XI2/MPM0:b</text:p>
      <text:p text:style-name="Standard"><text:s text:c="15"/>4.82043e-19 <text:s text:c="2"/>netid: XI5/XI2/MPM0:b</text:p>
      <text:p text:style-name="Standard"><text:s text:c="15"/>2.94279e-18 <text:s text:c="2"/>netid: XI5/XI2/MPM1:s</text:p>
      <text:p text:style-name="Standard"><text:s text:c="15"/>3.02187e-18 <text:s text:c="2"/>netid: XI5/XI2/MPM1:s</text:p>
      <text:p text:style-name="Standard"><text:s text:c="15"/>2.47359e-17 <text:s text:c="2"/>netid: XI5/XI2/MPM1:s</text:p>
      <text:p text:style-name="Standard"><text:s text:c="15"/>2.30064e-17 <text:s text:c="2"/>netid: XI5/XI2/MPM1:s</text:p>
      <text:p text:style-name="Standard"><text:s text:c="15"/>2.51214e-19 <text:s text:c="2"/>netid: XI5/XI2/MPM1:s</text:p>
      <text:p text:style-name="Standard"><text:s text:c="15"/>2.57964e-19 <text:s text:c="2"/>netid: XI5/XI2/MPM1:s</text:p>
      <text:p text:style-name="Standard"><text:s text:c="15"/>7.11546e-18 <text:s text:c="2"/>netid: c_8984:p</text:p>
      <text:p text:style-name="Standard"><text:s text:c="15"/>1.00892e-18 <text:s text:c="2"/>netid: c_7914:p</text:p>
      <text:p text:style-name="Standard"><text:s text:c="15"/>7.50602e-19 <text:s text:c="2"/>netid: c_7720:p</text:p>
      <text:p text:style-name="Standard"><text:s text:c="16"/>2.0402e-19 <text:s text:c="2"/>netid: c_9872:p</text:p>
      <text:p text:style-name="Standard"><text:s text:c="15"/>8.15994e-19 <text:s text:c="2"/>netid: c_9872:p</text:p>
      <text:p text:style-name="Standard"><text:s text:c="15"/>1.61875e-18 <text:s text:c="2"/>netid: c_9823:n</text:p>
      <text:p text:style-name="Standard"><text:s text:c="15"/>1.05594e-18 <text:s text:c="2"/>netid: c_9823:n</text:p>
      <text:p text:style-name="Standard"><text:s text:c="15"/>8.51679e-19 <text:s text:c="2"/>netid: c_11460:p</text:p>
      <text:p text:style-name="Standard"><text:s text:c="15"/>4.84706e-17 <text:s text:c="2"/>netid: XI5/XI0/XI1/MNM0:g</text:p>
      <text:p text:style-name="Standard"><text:s text:c="15"/>6.82237e-19 <text:s text:c="2"/>netid: XI5/XI0/XI1/MNM0:g</text:p>
      <text:p text:style-name="Standard"><text:s text:c="15"/>2.79711e-19 <text:s text:c="2"/>netid: c_11479:p</text:p>
      <text:p text:style-name="Standard"><text:s text:c="15"/>3.76722e-19 <text:s text:c="2"/>netid: c_11479:p</text:p>
      <text:p text:style-name="Standard"><text:s text:c="15"/>1.08262e-18 <text:s text:c="2"/>netid: c_11146:n</text:p>
      <text:p text:style-name="Standard"><text:soft-page-break/><text:s text:c="15"/>4.43074e-18 <text:s text:c="2"/>netid: c_11153:n</text:p>
      <text:p text:style-name="Standard"><text:s text:c="15"/>8.72547e-19 <text:s text:c="2"/>netid: c_11456:p</text:p>
      <text:p text:style-name="Standard"><text:s text:c="15"/>2.60335e-18 <text:s text:c="2"/>netid: c_11154:n</text:p>
      <text:p text:style-name="Standard"><text:s text:c="15"/>2.32903e-19 <text:s text:c="2"/>netid: c_11154:n</text:p>
      <text:p text:style-name="Standard"><text:s text:c="15"/>9.87842e-18 <text:s text:c="2"/>netid: c_11154:n</text:p>
      <text:p text:style-name="Standard"><text:s text:c="15"/>1.86121e-18 <text:s text:c="2"/>netid: c_11799:p</text:p>
      <text:p text:style-name="Standard"><text:s text:c="15"/>9.01264e-19 <text:s text:c="2"/>netid: c_11257:n</text:p>
      <text:p text:style-name="Standard"><text:s text:c="15"/>3.45443e-17 <text:s text:c="2"/>netid: c_11175:n</text:p>
      <text:p text:style-name="Standard"><text:s text:c="15"/>2.35748e-18 <text:s text:c="2"/>netid: c_11802:p</text:p>
      <text:p text:style-name="Standard"><text:s text:c="15"/>5.45561e-18 <text:s text:c="2"/>netid: c_11803:p</text:p>
      <text:p text:style-name="Standard"><text:s text:c="15"/>5.80409e-19 <text:s text:c="2"/>netid: c_11538:p</text:p>
      <text:p text:style-name="Standard"><text:s text:c="15"/>5.59425e-18 <text:s text:c="2"/>netid: c_11539:p</text:p>
      <text:p text:style-name="Standard"><text:s text:c="15"/>4.28163e-19 <text:s text:c="2"/>netid: c_11540:p</text:p>
      <text:p text:style-name="Standard"><text:s text:c="15"/>3.69057e-19 <text:s text:c="2"/>netid: c_11807:p</text:p>
      <text:p text:style-name="Standard"><text:s text:c="15"/>7.42385e-18 <text:s text:c="2"/>netid: c_11640:p</text:p>
      <text:p text:style-name="Standard"><text:s text:c="15"/>9.14787e-18 <text:s text:c="2"/>netid: c_11396:p</text:p>
      <text:p text:style-name="Standard"><text:s text:c="15"/>2.36349e-18 <text:s text:c="2"/>netid: c_11275:n</text:p>
      <text:p text:style-name="Standard"><text:s text:c="15"/>3.11341e-18 <text:s text:c="2"/>netid: c_11276:n</text:p>
      <text:p text:style-name="Standard"><text:s text:c="15"/>6.78533e-18 <text:s text:c="2"/>netid: c_11278:n</text:p>
      <text:p text:style-name="Standard"><text:s text:c="15"/>1.37554e-18 <text:s text:c="2"/>netid: c_11279:n</text:p>
      <text:p text:style-name="Standard"><text:s text:c="15"/>3.66443e-18 <text:s text:c="2"/>netid: c_11197:n</text:p>
      <text:p text:style-name="Standard"><text:s text:c="15"/>6.63371e-19 <text:s text:c="2"/>netid: c_11197:n</text:p>
      <text:p text:style-name="Standard"><text:s text:c="15"/>1.11415e-18 <text:s text:c="2"/>netid: c_11197:n</text:p>
      <text:p text:style-name="Standard"><text:s text:c="15"/>2.51197e-18 <text:s text:c="2"/>netid: c_11197:n</text:p>
      <text:p text:style-name="Standard"><text:s text:c="15"/>1.86331e-18 <text:s text:c="2"/>netid: c_11197:n</text:p>
      <text:p text:style-name="Standard"><text:s text:c="15"/>1.93985e-18 <text:s text:c="2"/>netid: c_11197:n</text:p>
      <text:p text:style-name="Standard"><text:s text:c="15"/>2.40917e-18 <text:s text:c="2"/>netid: c_11197:n</text:p>
      <text:p text:style-name="Standard"><text:s text:c="15"/>2.40023e-17 <text:s text:c="2"/>netid: c_11197:n</text:p>
      <text:p text:style-name="Standard"><text:s text:c="15"/>2.56833e-18 <text:s text:c="2"/>netid: c_11197:n</text:p>
      <text:p text:style-name="Standard"><text:s text:c="15"/>5.71639e-18 <text:s text:c="2"/>netid: c_11197:n</text:p>
      <text:p text:style-name="Standard"><text:s text:c="15"/>1.86458e-18 <text:s text:c="2"/>netid: c_11291:n</text:p>
      <text:p text:style-name="Standard"><text:s text:c="15"/>1.66658e-17 <text:s text:c="2"/>netid: c_11381:p</text:p>
      <text:p text:style-name="Standard"><text:s text:c="15"/>4.19676e-18 <text:s text:c="2"/>netid: c_11292:n</text:p>
      <text:p text:style-name="Standard"><text:s text:c="15"/>3.76235e-19 <text:s text:c="2"/>netid: c_11292:n</text:p>
      <text:p text:style-name="Standard"><text:s text:c="15"/>2.23694e-19 <text:s text:c="2"/>netid: c_12370:n</text:p>
      <text:p text:style-name="Standard"><text:s text:c="15"/>3.02055e-18 <text:s text:c="2"/>netid: c_12370:n</text:p>
      <text:p text:style-name="Standard"><text:s text:c="15"/>1.44848e-18 <text:s text:c="2"/>netid: c_12370:n</text:p>
      <text:p text:style-name="Standard"><text:s text:c="16"/>4.9052e-18 <text:s text:c="2"/>netid: c_12370:n</text:p>
      <text:p text:style-name="Standard"><text:s text:c="15"/>2.35321e-17 <text:s text:c="2"/>netid: c_12370:n</text:p>
      <text:p text:style-name="Standard"><text:s text:c="15"/>2.38611e-18 <text:s text:c="2"/>netid: c_12370:n</text:p>
      <text:p text:style-name="Standard"><text:s text:c="15"/>7.35461e-18 <text:s text:c="2"/>netid: c_12370:n</text:p>
      <text:p text:style-name="Standard"><text:s text:c="15"/>3.03211e-18 <text:s text:c="2"/>netid: c_12276:n</text:p>
      <text:p text:style-name="Standard"><text:s text:c="15"/>1.87989e-18 <text:s text:c="2"/>netid: c_12276:n</text:p>
      <text:p text:style-name="Standard"><text:s text:c="15"/>8.37709e-19 <text:s text:c="2"/>netid: c_12276:n</text:p>
      <text:p text:style-name="Standard"><text:s text:c="15"/>6.37062e-17 <text:s text:c="2"/>netid: c_12276:n</text:p>
      <text:p text:style-name="Standard"><text:s text:c="15"/>7.28391e-18 <text:s text:c="2"/>netid: c_12276:n</text:p>
      <text:p text:style-name="Standard"><text:s text:c="15"/>7.13606e-18 <text:s text:c="2"/>netid: c_12276:n</text:p>
      <text:p text:style-name="Standard"><text:s text:c="15"/>2.92204e-18 <text:s text:c="2"/>netid: c_14080:n</text:p>
      <text:p text:style-name="Standard"><text:s text:c="15"/>4.54823e-18 <text:s text:c="2"/>netid: c_14080:n</text:p>
      <text:p text:style-name="Standard"><text:s text:c="15"/>1.00994e-17 <text:s text:c="2"/>netid: c_14080:n</text:p>
      <text:p text:style-name="Standard"><text:s text:c="16"/>2.0003e-18 <text:s text:c="2"/>netid: c_14080:n</text:p>
      <text:p text:style-name="Standard"><text:s text:c="17"/>6.031e-18 <text:s text:c="2"/>netid: c_14080:n</text:p>
      <text:p text:style-name="Standard"><text:soft-page-break/><text:s text:c="15"/>1.19479e-18 <text:s text:c="2"/>netid: c_14040:n</text:p>
      <text:p text:style-name="Standard"><text:s text:c="16"/>8.4349e-19 <text:s text:c="2"/>netid: c_14040:n</text:p>
      <text:p text:style-name="Standard"><text:s text:c="15"/>1.67996e-18 <text:s text:c="2"/>netid: NET022</text:p>
      <text:p text:style-name="Standard"><text:s text:c="15"/>1.21742e-18 <text:s text:c="2"/>netid: NET022</text:p>
      <text:p text:style-name="Standard"><text:s text:c="15"/>1.79676e-18 <text:s text:c="2"/>netid: c_14848:n</text:p>
      <text:p text:style-name="Standard"><text:s text:c="15"/>1.40147e-18 <text:s text:c="2"/>netid: c_14848:n</text:p>
      <text:p text:style-name="Standard"><text:s text:c="15"/>2.70155e-18 <text:s text:c="2"/>netid: c_14883:n</text:p>
      <text:p text:style-name="Standard"><text:s text:c="15"/>4.35935e-19 <text:s text:c="2"/>netid: c_14883:n</text:p>
      <text:p text:style-name="Standard"><text:s text:c="15"/>4.29949e-19 <text:s text:c="2"/>netid: XI5/XI0/XI0/MPM1:g</text:p>
      <text:p text:style-name="Standard"><text:s text:c="16"/>7.3866e-19 <text:s text:c="2"/>netid: XI5/XI0/XI0/MPM1:g</text:p>
      <text:p text:style-name="Standard"><text:s text:c="15"/>8.21192e-18 <text:s text:c="2"/>netid: c_14850:n</text:p>
      <text:p text:style-name="Standard"><text:s text:c="15"/>7.07751e-18 <text:s text:c="2"/>netid: c_14850:n</text:p>
      <text:p text:style-name="Standard"><text:s text:c="15"/>1.34458e-17 <text:s text:c="2"/>netid: c_14850:n</text:p>
      <text:p text:style-name="Standard"><text:s text:c="15"/>1.68632e-18 <text:s text:c="2"/>netid: c_14850:n</text:p>
      <text:p text:style-name="Standard"><text:s text:c="15"/>4.65214e-19 <text:s text:c="2"/>netid: c_14850:n</text:p>
      <text:p text:style-name="Standard"><text:s text:c="16"/>6.3952e-18 <text:s text:c="2"/>netid: c_14905:n</text:p>
      <text:p text:style-name="Standard"><text:s text:c="15"/>1.29361e-17 <text:s text:c="2"/>netid: c_14905:n</text:p>
      <text:p text:style-name="Standard"><text:s text:c="15"/>6.68264e-19 <text:s text:c="2"/>netid: c_14905:n</text:p>
      <text:p text:style-name="Standard"><text:s text:c="15"/>3.50114e-18 <text:s text:c="2"/>netid: c_14905:n</text:p>
      <text:p text:style-name="Standard"><text:s text:c="15"/>2.82506e-18 <text:s text:c="2"/>netid: c_14906:n</text:p>
      <text:p text:style-name="Standard"><text:s text:c="16"/>1.3055e-18 <text:s text:c="2"/>netid: c_15161:p</text:p>
      <text:p text:style-name="Standard"><text:s text:c="15"/>2.60341e-18 <text:s text:c="2"/>netid: c_14732:n</text:p>
      <text:p text:style-name="Standard"><text:s text:c="15"/>4.09146e-19 <text:s text:c="2"/>netid: c_14907:n</text:p>
      <text:p text:style-name="Standard"><text:s text:c="15"/>3.45877e-19 <text:s text:c="2"/>netid: c_14908:n</text:p>
      <text:p text:style-name="Standard"><text:s text:c="15"/>4.30682e-19 <text:s text:c="2"/>netid: c_14908:n</text:p>
      <text:p text:style-name="Standard"><text:s text:c="15"/>2.40243e-19 <text:s text:c="2"/>netid: c_14908:n</text:p>
      <text:p text:style-name="Standard"><text:s text:c="15"/>7.39964e-18 <text:s text:c="2"/>netid: c_14910:n</text:p>
      <text:p text:style-name="Standard"><text:s text:c="15"/>6.50232e-18 <text:s text:c="2"/>netid: c_14734:n</text:p>
      <text:p text:style-name="Standard"><text:s text:c="15"/>1.07502e-17 <text:s text:c="2"/>netid: c_14926:n</text:p>
      <text:p text:style-name="Standard"><text:s text:c="15"/>9.58795e-18 <text:s text:c="2"/>netid: c_14929:n</text:p>
      <text:p text:style-name="Standard"><text:s text:c="15"/>8.85404e-19 <text:s text:c="2"/>netid: c_14939:n</text:p>
      <text:p text:style-name="Standard"><text:s text:c="16"/>1.2599e-18 <text:s text:c="2"/>netid: c_14939:n</text:p>
      <text:p text:style-name="Standard"><text:s text:c="15"/>5.00478e-18 <text:s text:c="2"/>netid: c_14735:n</text:p>
      <text:p text:style-name="Standard"><text:s text:c="15"/>2.53867e-18 <text:s text:c="2"/>netid: c_14736:n</text:p>
      <text:p text:style-name="Standard"><text:s text:c="15"/>1.54269e-18 <text:s text:c="2"/>netid: c_14948:n</text:p>
      <text:p text:style-name="Standard"><text:s text:c="15"/>3.82199e-18 <text:s text:c="2"/>netid: c_14737:n</text:p>
      <text:p text:style-name="Standard"><text:s text:c="15"/>2.10431e-17 <text:s text:c="2"/>netid: c_14737:n</text:p>
      <text:p text:style-name="Standard"><text:s text:c="15"/>3.01266e-19 <text:s text:c="2"/>netid: c_14952:n</text:p>
      <text:p text:style-name="Standard"><text:s text:c="15"/>1.05602e-17 <text:s text:c="2"/>netid: c_14952:n</text:p>
      <text:p text:style-name="Standard"><text:s text:c="15"/>3.52642e-19 <text:s text:c="2"/>netid: c_14738:n</text:p>
      <text:p text:style-name="Standard"><text:s text:c="15"/>2.64658e-18 <text:s text:c="2"/>netid: c_14738:n</text:p>
      <text:p text:style-name="Standard"><text:s text:c="15"/>5.79905e-17 <text:s text:c="2"/>netid: c_14738:n</text:p>
      <text:p text:style-name="Standard"><text:s text:c="15"/>4.32759e-19 <text:s text:c="2"/>netid: c_14738:n</text:p>
      <text:p text:style-name="Standard"><text:s text:c="16"/>3.0932e-18 <text:s text:c="2"/>netid: c_14804:n</text:p>
      <text:p text:style-name="Standard"><text:s text:c="15"/>1.28073e-18 <text:s text:c="2"/>netid: c_14804:n</text:p>
      <text:p text:style-name="Standard"><text:s text:c="15"/>1.91887e-18 <text:s text:c="2"/>netid: c_14809:n</text:p>
      <text:p text:style-name="Standard"><text:s text:c="15"/>4.72135e-18 <text:s text:c="2"/>netid: c_14809:n</text:p>
      <text:p text:style-name="Standard"><text:s text:c="15"/>5.79905e-17 <text:s text:c="2"/>netid: c_14809:n</text:p>
      <text:p text:style-name="Standard"><text:s text:c="15"/>1.69918e-18 <text:s text:c="2"/>netid: c_14809:n</text:p>
      <text:p text:style-name="Standard"><text:s text:c="15"/>2.32995e-19 <text:s text:c="2"/>netid: c_14827:n</text:p>
      <text:p text:style-name="Standard"><text:s text:c="15"/>4.30993e-18 <text:s text:c="2"/>netid: c_14827:n</text:p>
      <text:p text:style-name="Standard"><text:s text:c="15"/>5.35049e-19 <text:s text:c="2"/>netid: c_14827:n</text:p>
      <text:p text:style-name="Standard"><text:soft-page-break/><text:s text:c="16"/>2.9343e-18 <text:s text:c="2"/>netid: c_14827:n</text:p>
      <text:p text:style-name="Standard"><text:s text:c="15"/>7.90855e-18 <text:s text:c="2"/>netid: c_14828:n</text:p>
      <text:p text:style-name="Standard"><text:s text:c="15"/>3.26106e-18 <text:s text:c="2"/>netid: c_14978:n</text:p>
      <text:p text:style-name="Standard"><text:s text:c="15"/>3.94832e-18 <text:s text:c="2"/>netid: c_14978:n</text:p>
      <text:p text:style-name="Standard"><text:s text:c="15"/>3.13656e-18 <text:s text:c="2"/>netid: c_15197:p</text:p>
      <text:p text:style-name="Standard"><text:s text:c="17"/>1.075e-18 <text:s text:c="2"/>netid: c_15197:p</text:p>
      <text:p text:style-name="Standard"><text:s text:c="15"/>1.07642e-18 <text:s text:c="2"/>netid: c_15197:p</text:p>
      <text:p text:style-name="Standard"><text:s text:c="15"/>8.89463e-18 <text:s text:c="2"/>netid: c_15197:p</text:p>
      <text:p text:style-name="Standard"><text:s text:c="15"/>5.66475e-18 <text:s text:c="2"/>netid: c_14840:n</text:p>
      <text:p text:style-name="Standard"><text:s text:c="15"/>1.43861e-17 <text:s text:c="2"/>netid: c_15030:n</text:p>
      <text:p text:style-name="Standard"><text:s text:c="15"/>2.11642e-18 <text:s text:c="2"/>netid: XI6/XI5/MNM0:g</text:p>
      <text:p text:style-name="Standard"><text:s text:c="15"/>4.44092e-19 <text:s text:c="2"/>netid: XI6/XI5/MNM0:g</text:p>
      <text:p text:style-name="Standard"><text:s text:c="15"/>4.19862e-19 <text:s text:c="2"/>netid: XI6/XI5/MNM0:g</text:p>
      <text:p text:style-name="Standard"><text:s text:c="15"/>6.11721e-19 <text:s text:c="2"/>netid: XI6/XI5/MNM0:g</text:p>
      <text:p text:style-name="Standard"><text:s text:c="15"/>8.08405e-19 <text:s text:c="2"/>netid: c_15519:n</text:p>
      <text:p text:style-name="Standard"><text:s text:c="15"/>4.19368e-19 <text:s text:c="2"/>netid: c_15248:n</text:p>
      <text:p text:style-name="Standard"><text:s text:c="15"/>3.13225e-19 <text:s text:c="2"/>netid: c_15387:n</text:p>
      <text:p text:style-name="Standard"><text:s text:c="15"/>9.94149e-19 <text:s text:c="2"/>netid: XI3/XI0/MNM0:b</text:p>
      <text:p text:style-name="Standard"><text:s text:c="15"/>4.45008e-18 <text:s text:c="2"/>netid: c_16800:p</text:p>
      <text:p text:style-name="Standard"><text:s text:c="16"/>1.1968e-18 <text:s text:c="2"/>netid: c_16800:p</text:p>
      <text:p text:style-name="Standard"><text:s text:c="15"/>1.13971e-18 <text:s text:c="2"/>netid: XI5/XI2/MNM0:s</text:p>
      <text:p text:style-name="Standard"><text:s text:c="15"/>5.05879e-19 <text:s text:c="2"/>netid: c_15730:n</text:p>
      <text:p text:style-name="Standard"><text:s text:c="15"/>2.51653e-18 <text:s text:c="2"/>netid: c_15731:n</text:p>
      <text:p text:style-name="Standard"><text:s text:c="15"/>4.99314e-18 <text:s text:c="2"/>netid: c_15731:n</text:p>
      <text:p text:style-name="Standard"><text:s text:c="15"/>1.92203e-18 <text:s text:c="2"/>netid: c_15731:n</text:p>
      <text:p text:style-name="Standard"><text:s text:c="15"/>3.47873e-19 <text:s text:c="2"/>netid: c_15732:n</text:p>
      <text:p text:style-name="Standard"><text:s text:c="15"/>5.50536e-18 <text:s text:c="2"/>netid: c_15732:n</text:p>
      <text:p text:style-name="Standard"><text:s text:c="15"/>1.19033e-18 <text:s text:c="2"/>netid: c_16159:n</text:p>
      <text:p text:style-name="Standard"><text:s text:c="15"/>2.90152e-19 <text:s text:c="2"/>netid: c_16159:n</text:p>
      <text:p text:style-name="Standard"><text:s text:c="15"/>2.90152e-19 <text:s text:c="2"/>netid: c_16159:n</text:p>
      <text:p text:style-name="Standard"><text:s text:c="15"/>1.13827e-18 <text:s text:c="2"/>netid: c_16159:n</text:p>
      <text:p text:style-name="Standard"><text:s text:c="15"/>6.79055e-19 <text:s text:c="2"/>netid: c_16298:n</text:p>
      <text:p text:style-name="Standard"><text:s text:c="15"/>9.40309e-19 <text:s text:c="2"/>netid: c_16298:n</text:p>
      <text:p text:style-name="Standard"><text:s text:c="15"/>1.19033e-18 <text:s text:c="2"/>netid: c_15886:n</text:p>
      <text:p text:style-name="Standard"><text:s text:c="15"/>6.79055e-19 <text:s text:c="2"/>netid: c_15886:n</text:p>
      <text:p text:style-name="Standard"><text:s text:c="15"/>1.19033e-18 <text:s text:c="2"/>netid: c_16195:n</text:p>
      <text:p text:style-name="Standard"><text:s text:c="15"/>3.00047e-18 <text:s text:c="2"/>netid: c_16049:n</text:p>
      <text:p text:style-name="Standard"><text:s text:c="15"/>3.25565e-18 <text:s text:c="2"/>netid: c_16051:n</text:p>
      <text:p text:style-name="Standard"><text:s text:c="15"/>9.45981e-19 <text:s text:c="2"/>netid: c_16054:n</text:p>
      <text:p text:style-name="Standard"><text:s text:c="15"/>4.44833e-18 <text:s text:c="2"/>netid: c_16346:n</text:p>
      <text:p text:style-name="Standard"><text:s text:c="15"/>3.71136e-18 <text:s text:c="2"/>netid: c_16346:n</text:p>
      <text:p text:style-name="Standard"><text:s text:c="15"/>4.21977e-18 <text:s text:c="2"/>netid: c_16346:n</text:p>
      <text:p text:style-name="Standard"><text:s text:c="15"/>1.20565e-18 <text:s text:c="2"/>netid: c_16346:n</text:p>
      <text:p text:style-name="Standard"><text:s text:c="15"/>6.40056e-18 <text:s text:c="2"/>netid: c_16346:n</text:p>
      <text:p text:style-name="Standard"><text:s text:c="17"/>3.491e-18 <text:s text:c="2"/>netid: c_16347:n</text:p>
      <text:p text:style-name="Standard"><text:s text:c="15"/>6.19208e-19 <text:s text:c="2"/>netid: c_2942:n</text:p>
      <text:p text:style-name="Standard"><text:s text:c="15"/>7.32479e-19 <text:s text:c="2"/>netid: c_2943:n</text:p>
      <text:p text:style-name="Standard"><text:s text:c="15"/>2.79497e-18 <text:s text:c="2"/>netid: c_2944:n</text:p>
      <text:p text:style-name="Standard"><text:s text:c="15"/>2.41423e-18 <text:s text:c="2"/>netid: c_2947:n</text:p>
      <text:p text:style-name="Standard"><text:s text:c="15"/>1.71548e-18 <text:s text:c="2"/>netid: c_2944:n</text:p>
      <text:p text:style-name="Standard"><text:s text:c="15"/>2.63483e-18 <text:s text:c="2"/>netid: c_2947:n</text:p>
      <text:p text:style-name="Standard"><text:s text:c="15"/>1.20242e-18 <text:s text:c="2"/>netid: c_2946:n</text:p>
      <text:p text:style-name="Standard"><text:soft-page-break/><text:s text:c="15"/>1.70444e-17 <text:s text:c="2"/>netid: c_3103:n</text:p>
      <text:p text:style-name="Standard"><text:s text:c="17"/>2.259e-19 <text:s text:c="2"/>netid: c_3092:n</text:p>
      <text:p text:style-name="Standard"><text:s text:c="15"/>6.27087e-18 <text:s text:c="2"/>netid: c_2977:n</text:p>
      <text:p text:style-name="Standard"><text:s text:c="15"/>6.97379e-18 <text:s text:c="2"/>netid: c_3007:n</text:p>
      <text:p text:style-name="Standard"><text:s text:c="15"/>2.35113e-18 <text:s text:c="2"/>netid: XI5/XI2/MNM0:g</text:p>
      <text:p text:style-name="Standard"><text:s text:c="15"/>3.39396e-18 <text:s text:c="2"/>netid: c_2946:n</text:p>
      <text:p text:style-name="Standard"><text:s text:c="15"/>1.31167e-17 <text:s text:c="2"/>netid: c_3103:n</text:p>
      <text:p text:style-name="Standard"><text:s text:c="15"/>4.58198e-19 <text:s text:c="2"/>netid: c_2947:n</text:p>
      <text:p text:style-name="Standard"><text:s text:c="16"/>2.9704e-18 <text:s text:c="2"/>netid: c_3092:n</text:p>
      <text:p text:style-name="Standard"><text:s text:c="15"/>2.22087e-19 <text:s text:c="2"/>netid: c_2942:n</text:p>
      <text:p text:style-name="Standard"><text:s text:c="15"/>2.13237e-19 <text:s text:c="2"/>netid: c_2943:n</text:p>
      <text:p text:style-name="Standard"><text:s text:c="15"/>1.11036e-18 <text:s text:c="2"/>netid: XI5/XI2/MNM0:g</text:p>
      <text:p text:style-name="Standard"><text:s text:c="15"/>2.00931e-17 <text:s text:c="2"/>netid: c_3092:n</text:p>
      <text:p text:style-name="Standard"><text:s text:c="15"/>2.13766e-18 <text:s text:c="2"/>netid: XI5/XI2/MNM0:g</text:p>
      <text:p text:style-name="Standard"><text:s text:c="15"/>4.12341e-18 <text:s text:c="2"/>netid: c_3042:n</text:p>
      <text:p text:style-name="Standard"><text:s text:c="15"/>3.18019e-18 <text:s text:c="2"/>netid: XI5/XI2/MNM0:g</text:p>
      <text:p text:style-name="Standard"><text:s text:c="15"/>2.10159e-19 <text:s text:c="2"/>netid: c_2946:n</text:p>
      <text:p text:style-name="Standard"><text:s text:c="15"/>1.55495e-18 <text:s text:c="2"/>netid: c_2943:n</text:p>
      <text:p text:style-name="Standard"><text:s text:c="16"/>9.9878e-18 <text:s text:c="2"/>netid: c_2944:n</text:p>
      <text:p text:style-name="Standard"><text:s text:c="15"/>9.36848e-18 <text:s text:c="2"/>netid: c_2947:n</text:p>
      <text:p text:style-name="Standard"><text:s text:c="15"/>1.50964e-18 <text:s text:c="2"/>netid: c_2946:n</text:p>
      <text:p text:style-name="Standard"><text:s text:c="16"/>6.5756e-18 <text:s text:c="2"/>netid: c_2947:n</text:p>
      <text:p text:style-name="Standard"><text:s text:c="15"/>1.39311e-18 <text:s text:c="2"/>netid: c_2947:n</text:p>
      <text:p text:style-name="Standard"><text:s text:c="15"/>1.51708e-18 <text:s text:c="2"/>netid: c_2947:n</text:p>
      <text:p text:style-name="Standard"><text:s text:c="15"/>7.45211e-18 <text:s text:c="2"/>netid: c_2947:n</text:p>
      <text:p text:style-name="Standard"><text:s text:c="15"/>4.26681e-19 <text:s text:c="2"/>netid: c_3818:n</text:p>
      <text:p text:style-name="Standard"><text:s text:c="15"/>4.69217e-18 <text:s text:c="2"/>netid: c_3870:n</text:p>
      <text:p text:style-name="Standard"><text:s text:c="15"/>2.04931e-19 <text:s text:c="2"/>netid: c_3828:n</text:p>
      <text:p text:style-name="Standard"><text:s text:c="15"/>5.27021e-19 <text:s text:c="2"/>netid: c_3871:n</text:p>
      <text:p text:style-name="Standard"><text:s text:c="15"/>2.11126e-18 <text:s text:c="2"/>netid: c_3870:n</text:p>
      <text:p text:style-name="Standard"><text:s text:c="16"/>5.7639e-19 <text:s text:c="2"/>netid: c_3870:n</text:p>
      <text:p text:style-name="Standard"><text:s text:c="15"/>2.04631e-18 <text:s text:c="2"/>netid: c_3870:n</text:p>
      <text:p text:style-name="Standard"><text:s text:c="15"/>2.38953e-18 <text:s text:c="2"/>netid: c_3870:n</text:p>
      <text:p text:style-name="Standard"><text:s text:c="15"/>9.19348e-18 <text:s text:c="2"/>netid: c_3871:n</text:p>
      <text:p text:style-name="Standard"><text:s text:c="15"/>3.33499e-19 <text:s text:c="2"/>netid: c_3828:n</text:p>
      <text:p text:style-name="Standard"><text:s text:c="15"/>4.18416e-19 <text:s text:c="2"/>netid: XI5/XI3/MPM1:g</text:p>
      <text:p text:style-name="Standard"><text:s text:c="15"/>8.13202e-17 <text:s text:c="2"/>netid: c_3868:n</text:p>
      <text:p text:style-name="Standard"><text:s text:c="15"/>9.14412e-19 <text:s text:c="2"/>netid: c_3825:n</text:p>
      <text:p text:style-name="Standard"><text:s text:c="15"/>1.12386e-17 <text:s text:c="2"/>netid: c_3868:n</text:p>
      <text:p text:style-name="Standard"><text:s text:c="15"/>1.87693e-18 <text:s text:c="2"/>netid: c_3825:n</text:p>
      <text:p text:style-name="Standard"><text:s text:c="15"/>1.45899e-18 <text:s text:c="2"/>netid: c_3825:n</text:p>
      <text:p text:style-name="Standard"><text:s text:c="15"/>5.16611e-19 <text:s text:c="2"/>netid: c_3868:n</text:p>
      <text:p text:style-name="Standard"><text:s text:c="15"/>1.28946e-18 <text:s text:c="2"/>netid: c_3871:n</text:p>
      <text:p text:style-name="Standard"><text:s text:c="15"/>4.16731e-19 <text:s text:c="2"/>netid: XI5/XI3/MNM0:g</text:p>
      <text:p text:style-name="Standard"><text:s text:c="15"/>3.04843e-18 <text:s text:c="2"/>netid: c_4564:n</text:p>
      <text:p text:style-name="Standard"><text:s text:c="15"/>9.45417e-19 <text:s text:c="2"/>netid: c_4564:n</text:p>
      <text:p text:style-name="Standard"><text:s text:c="15"/>4.79744e-18 <text:s text:c="2"/>netid: c_4564:n</text:p>
      <text:p text:style-name="Standard"><text:s text:c="15"/>3.04843e-18 <text:s text:c="2"/>netid: c_4564:n</text:p>
      <text:p text:style-name="Standard"><text:s text:c="15"/>3.04843e-18 <text:s text:c="2"/>netid: c_4564:n</text:p>
      <text:p text:style-name="Standard"><text:s text:c="15"/>2.27964e-18 <text:s text:c="2"/>netid: c_4564:n</text:p>
      <text:p text:style-name="Standard"><text:s text:c="15"/>1.21971e-17 <text:s text:c="2"/>netid: c_4564:n</text:p>
      <text:p text:style-name="Standard"><text:s text:c="16"/>1.6839e-18 <text:s text:c="2"/>netid: c_4564:n</text:p>
      <text:p text:style-name="Standard"><text:soft-page-break/><text:s text:c="15"/>2.44615e-19 <text:s text:c="2"/>netid: c_4609:n</text:p>
      <text:p text:style-name="Standard"><text:s text:c="15"/>5.08181e-19 <text:s text:c="2"/>netid: c_4609:n</text:p>
      <text:p text:style-name="Standard"><text:s text:c="15"/>7.62172e-19 <text:s text:c="2"/>netid: c_4565:n</text:p>
      <text:p text:style-name="Standard"><text:s text:c="15"/>2.50541e-18 <text:s text:c="2"/>netid: XI5/XI2/MPM1:g</text:p>
      <text:p text:style-name="Standard"><text:s text:c="15"/>7.82534e-18 <text:s text:c="2"/>netid: XI5/XI2/MPM1:g</text:p>
      <text:p text:style-name="Standard"><text:s text:c="15"/>4.99743e-18 <text:s text:c="2"/>netid: XI5/XI2/MPM1:g</text:p>
      <text:p text:style-name="Standard"><text:s text:c="15"/>1.18795e-18 <text:s text:c="2"/>netid: XI5/XI2/MPM1:g</text:p>
      <text:p text:style-name="Standard"><text:s text:c="15"/>2.47515e-18 <text:s text:c="2"/>netid: XI5/XI2/MPM1:g</text:p>
      <text:p text:style-name="Standard"><text:s text:c="15"/>1.76911e-18 <text:s text:c="2"/>netid: XI5/XI2/MPM1:g</text:p>
      <text:p text:style-name="Standard"><text:s text:c="15"/>8.38284e-19 <text:s text:c="2"/>netid: XI5/XI2/MPM1:g</text:p>
      <text:p text:style-name="Standard"><text:s text:c="16"/>1.3008e-18 <text:s text:c="2"/>netid: c_4570:n</text:p>
      <text:p text:style-name="Standard"><text:s text:c="15"/>1.40147e-18 <text:s text:c="2"/>netid: c_4663:n</text:p>
      <text:p text:style-name="Standard"><text:s text:c="15"/>7.08371e-18 <text:s text:c="2"/>netid: c_4601:n</text:p>
      <text:p text:style-name="Standard"><text:s text:c="15"/>1.79676e-18 <text:s text:c="2"/>netid: c_4664:n</text:p>
      <text:p text:style-name="Standard"><text:s text:c="15"/>1.34022e-17 <text:s text:c="2"/>netid: c_4664:n</text:p>
      <text:p text:style-name="Standard"><text:s text:c="15"/>1.92385e-18 <text:s text:c="2"/>netid: c_4587:n</text:p>
      <text:p text:style-name="Standard"><text:s text:c="15"/>1.68633e-18 <text:s text:c="2"/>netid: c_4822:n</text:p>
      <text:p text:style-name="Standard"><text:s text:c="15"/>1.02779e-17 <text:s text:c="2"/>netid: c_4603:n</text:p>
      <text:p text:style-name="Standard"><text:s text:c="15"/>1.45558e-18 <text:s text:c="2"/>netid: c_4668:n</text:p>
      <text:p text:style-name="Standard"><text:s text:c="15"/>5.00915e-18 <text:s text:c="2"/>netid: c_4668:n</text:p>
      <text:p text:style-name="Standard"><text:s text:c="15"/>2.55596e-18 <text:s text:c="2"/>netid: c_4669:n</text:p>
      <text:p text:style-name="Standard"><text:s text:c="15"/>5.34015e-19 <text:s text:c="2"/>netid: c_4588:n</text:p>
      <text:p text:style-name="Standard"><text:s text:c="15"/>4.45805e-18 <text:s text:c="2"/>netid: c_4588:n</text:p>
      <text:p text:style-name="Standard"><text:s text:c="16"/>3.7368e-18 <text:s text:c="2"/>netid: c_4588:n</text:p>
      <text:p text:style-name="Standard"><text:s text:c="15"/>3.41662e-18 <text:s text:c="2"/>netid: c_4588:n</text:p>
      <text:p text:style-name="Standard"><text:s text:c="15"/>5.21496e-18 <text:s text:c="2"/>netid: c_4615:n</text:p>
      <text:p text:style-name="Standard"><text:s text:c="15"/>5.25218e-18 <text:s text:c="2"/>netid: c_4615:n</text:p>
      <text:p text:style-name="Standard"><text:s text:c="15"/>2.55596e-18 <text:s text:c="2"/>netid: c_4615:n</text:p>
      <text:p text:style-name="Standard"><text:s text:c="15"/>4.43919e-18 <text:s text:c="2"/>netid: c_4788:n</text:p>
      <text:p text:style-name="Standard"><text:s text:c="17"/>8.861e-19 <text:s text:c="2"/>netid: c_4788:n</text:p>
      <text:p text:style-name="Standard"><text:s text:c="15"/>1.00604e-17 <text:s text:c="2"/>netid: c_4788:n</text:p>
      <text:p text:style-name="Standard"><text:s text:c="15"/>4.83601e-18 <text:s text:c="2"/>netid: c_4618:n</text:p>
      <text:p text:style-name="Standard"><text:s text:c="15"/>5.75261e-18 <text:s text:c="2"/>netid: c_4627:n</text:p>
      <text:p text:style-name="Standard"><text:s text:c="15"/>4.34418e-19 <text:s text:c="2"/>netid: c_4589:n</text:p>
      <text:p text:style-name="Standard"><text:s text:c="15"/>1.31886e-17 <text:s text:c="2"/>netid: c_4589:n</text:p>
      <text:p text:style-name="Standard"><text:s text:c="15"/>6.68942e-18 <text:s text:c="2"/>netid: c_4589:n</text:p>
      <text:p text:style-name="Standard"><text:s text:c="15"/>2.25082e-18 <text:s text:c="2"/>netid: c_4589:n</text:p>
      <text:p text:style-name="Standard"><text:s text:c="15"/>8.19532e-19 <text:s text:c="2"/>netid: c_5145:n</text:p>
      <text:p text:style-name="Standard"><text:s text:c="15"/>2.05295e-17 <text:s text:c="2"/>netid: c_5145:n</text:p>
      <text:p text:style-name="Standard"><text:s text:c="16"/>4.4193e-18 <text:s text:c="2"/>netid: c_5145:n</text:p>
      <text:p text:style-name="Standard"><text:s text:c="15"/>6.12685e-19 <text:s text:c="2"/>netid: c_5189:n</text:p>
      <text:p text:style-name="Standard"><text:s text:c="15"/>6.92547e-19 <text:s text:c="2"/>netid: XI5/XI0/XI0/MNM0:g</text:p>
      <text:p text:style-name="Standard"><text:s text:c="15"/>5.36565e-19 <text:s text:c="2"/>netid: c_5172:n</text:p>
      <text:p text:style-name="Standard"><text:s text:c="15"/>1.20306e-18 <text:s text:c="2"/>netid: c_5132:n</text:p>
      <text:p text:style-name="Standard"><text:s text:c="15"/>3.38086e-18 <text:s text:c="2"/>netid: c_5190:n</text:p>
      <text:p text:style-name="Standard"><text:s text:c="15"/>3.38086e-18 <text:s text:c="2"/>netid: c_5146:n</text:p>
      <text:p text:style-name="Standard"><text:s text:c="15"/>1.43364e-17 <text:s text:c="2"/>netid: c_5133:n</text:p>
      <text:p text:style-name="Standard"><text:s text:c="16"/>3.4141e-17 <text:s text:c="2"/>netid: c_5124:n</text:p>
      <text:p text:style-name="Standard"><text:s text:c="15"/>7.57691e-18 <text:s text:c="2"/>netid: XI5/NET33</text:p>
      <text:p text:style-name="Standard"><text:s text:c="15"/>3.30271e-18 <text:s text:c="2"/>netid: c_331:n</text:p>
      <text:p text:style-name="Standard"><text:s text:c="15"/>1.55947e-17 <text:s text:c="2"/>netid: XI5/XI2/MNM1:s</text:p>
      <text:p text:style-name="Standard"><text:s text:c="16"/>1.3948e-17 <text:s text:c="2"/>netid: c_331:n</text:p>
      <text:p text:style-name="Standard"><text:soft-page-break/><text:s text:c="15"/>3.25554e-18 <text:s text:c="2"/>netid: XI5/XI2/MNM1:s</text:p>
      <text:p text:style-name="Standard"><text:s text:c="16"/>1.0038e-18 <text:s text:c="2"/>netid: c_331:n</text:p>
      <text:p text:style-name="Standard"><text:s text:c="15"/>3.86164e-19 <text:s text:c="2"/>netid: c_331:n</text:p>
      <text:p text:style-name="Standard"><text:s text:c="15"/>7.78374e-19 <text:s text:c="2"/>netid: c_358:n</text:p>
      <text:p text:style-name="Standard"><text:s text:c="15"/>9.30265e-19 <text:s text:c="2"/>netid: c_551:n</text:p>
      <text:p text:style-name="Standard"><text:s text:c="15"/>1.76424e-18 <text:s text:c="2"/>netid: c_574:n</text:p>
      <text:p text:style-name="Standard"><text:s text:c="16"/>1.0954e-18 <text:s text:c="2"/>netid: c_574:n</text:p>
      <text:p text:style-name="Standard"><text:s text:c="15"/>2.43188e-19 <text:s text:c="2"/>netid: c_5921:n</text:p>
      <text:p text:style-name="Standard"><text:s text:c="15"/>2.09056e-19 <text:s text:c="2"/>netid: c_5782:n</text:p>
      <text:p text:style-name="Standard"><text:s text:c="15"/>4.19006e-19 <text:s text:c="2"/>netid: c_5782:n</text:p>
      <text:p text:style-name="Standard"><text:s text:c="15"/>2.07058e-19 <text:s text:c="2"/>netid: c_5782:n</text:p>
      <text:p text:style-name="Standard"><text:s text:c="15"/>6.43726e-19 <text:s text:c="2"/>netid: c_5782:n</text:p>
      <text:p text:style-name="Standard"><text:s text:c="15"/>1.25318e-18 <text:s text:c="2"/>netid: c_5908:n</text:p>
      <text:p text:style-name="Standard"><text:s text:c="15"/>3.46966e-19 <text:s text:c="2"/>netid: c_5882:n</text:p>
      <text:p text:style-name="Standard"/>
      <text:p text:style-name="Standard"/>
      <text:p text:style-name="Standard">34 <text:s text:c="19"/>0.0 <text:s text:c="2"/>1.53798e-15 <text:s text:c="6"/>82.5352 <text:s text:c="11"/>0.0 <text:s/>XI5/NET020</text:p>
      <text:p text:style-name="Standard"><text:s text:c="12"/>- Coupled nets</text:p>
      <text:p text:style-name="Standard"><text:s text:c="15"/>c_8944:p,c_8533:p,c_9070:p,c_8534:p,c_8534:p,c_8534:p,c_7883:p,c_7886:p,c_8010:p,c_7775:p,c_7775:p,c_7775:p,c_8332:p,c_8332:p,c_9144:p,c_9144:p,c_8336:p,XI5/XI4/MPM0:s,XI5/XI4/MPM0:s,XI5/XI4/MPM0:s,XI5/XI4/MPM0:s,XI5/XI4/MPM0:s,c_7911:p,c_7911:p,c_7906:p,c_7914:p,c_8337:p,c_8337:p,c_8337:p,c_8337:p,c_8338:p,c_8339:p,c_8340:p,c_8334:p,c_9164:p,c_9165:p,c_8345:p,c_8345:p,c_8346:p,c_9872:p,c_9872:p,c_9872:p,c_9872:p,c_9872:p,c_9872:p,c_9872:p,c_11275:n,c_11275:n,c_11275:n,c_11275:n,c_11275:n,c_11275:n,c_11275:n,c_11275:n,c_11275:n,c_11275:n,c_11275:n,c_11275:n,c_11275:n,c_11197:n,c_11197:n,c_11197:n,c_11197:n,c_11197:n,c_11197:n,c_11197:n,c_11197:n,c_11197:n,c_11197:n,c_12459:n,c_13320:p,c_13387:p,c_12077:n,c_13228:p,c_12761:p,c_12079:n,c_12085:n,c_12097:n,c_12105:n,c_12106:n,XI5/XI4/MPM0:g,XI5/XI4/MPM0:g,XI5/XI4/MPM0:g,XI5/XI4/MPM0:g,XI5/XI4/MPM0:g,XI5/XI4/MPM0:g,XI5/XI4/MPM0:g,XI5/XI4/MPM0:g,c_12113:n,c_12113:n,c_12113:n,c_12115:n,c_12115:n,c_12115:n,c_12207:n,c_12207:n,c_12478:n,c_12478:n,c_12368:n,c_12369:n,c_12370:n,c_12370:n,c_12370:n,c_12370:n,c_12370:n,c_12370:n,c_12370:n,c_12370:n,c_12370:n,c_12370:n,c_12370:n,c_12370:n,c_12370:n,c_12398:n,c_14079:n,c_14079:n,c_14079:n,c_14079:n,c_14800:n,c_14804:n,c_14809:n,c_14809:n,c_14809:n,c_16800:p,XI5/XI2/MNM0:s,XI5/XI2/MNM0:s,c_16133:n,c_16133:n,c_15732:n,c_15732:n,c_15732:n,c_15732:n,c_15732:n,c_15732:n,c_15732:n,c_15733:n,c_15733:n,c_15733:n,c_15733:n,c_15733:n,c_16152:n,c_16152:n,c_16152:n,c_16152:n,c_16033:n,c_15817:n,c_15817:n,c_15818:n,c_15818:n,c_16034:n,c_16034:n,c_16034:n,c_16034:n,XI5/XI4/MNM0:s,XI5/XI4/MNM0:s,XI5/XI4/MNM0:s,c_16046:n,c_16216:n,c_16047:n,c_16048:n,c_16048:n,c_16048:n,c_16048:n,c_16048:n,c_16049:n,c_16049:n,c_16049:n,c_16049:n,c_16049:n,c_16049:n,c_16049:n,c_16049:n,c_16049:n,c_16049:n,c_16074:n,c_16075:n,c_16076:n,c_2986:n,c_2943:n,c_2947:n,XI5/XI2/MNM0:g,c_3042:n,c_2947:n,c_3042:n,c_3099:n,c_3103:n,c_2979:n,c_3103:n,c_2978:n,c_3042:n,c_3099:n,c_2946:n,c_2946:n,XI5/XI2/MNM0:g,c_2947:n,XI5/XI2/MNM0:g,XI5/XI2/MNM0:g,c_3042:n,c_2947:n,XI5/NET34,c_3455:n,c_3490:n,c_3690:p,XI5/NET34,XI5/XI3/MPM1:g,c_3868:n,XI5/XI3/MPM1:g,c_3868:n,c_3825:n,c_3868:n,c_3868:n,XI5/XI3/MPM1:g,c_3870:n,c_3820:n,c_3820:n,c_3868:n,c_3868:n,c_3820:n,c_3921:n,c_3921:n,c_3870:n,c_3870:n,c_3870:n,c_3870:n,c_3868:n,c_3871:n,c_3825:n,c_3870:n,c_3871:n,c_3848:n,c_3820:n,c_3921:n,c_3870:n,c_3870:n,c_3870:n,c_3868:n,c_3820:n,c_4313:n,c_4259:n,c_4252:n,c_4449:n,c_4489:p,c_4255:n,c_4308:n,c_4313:n,c_4386:n,c_4456:n,c_4307:n,c_4313:n,c_4449:n,c_4277:n,c_4456:n,c_4489:p,c_4255:n,c_4502:p,c_4310:n,c_4274:n,c_4276:n,c_4277:n,c_4276:n,c_4277:n,c_4313:n,c_4277:n,c_4274:n,c_4408:n,c_4311:n,c_4309:n,c_4449:n,c_4456:n,c_4313:n,c_4386:n,c<text:soft-page-break/>_4456:n,c_4502:p,c_4256:n,c_4456:n,c_4312:n,c_4386:n,c_4277:n,c_4310:n,c_4277:n,c_4456:n,c_4307:n,c_4313:n,c_5125:n,c_5145:n,c_5145:n,c_5145:n,c_5145:n,c_5239:n,c_5239:n,c_5239:n,XI5/XI3/MPM0:d,c_5313:n,c_5313:n,c_5121:n,c_5207:n,c_5207:n,c_5207:n,c_5122:n,c_5129:n,c_5146:n,c_5209:n,c_5133:n,c_5124:n,c_5124:n,c_5124:n,XI5/NET33,XI5/NET33,c_331:n,XI5/XI2/MNM1:s,c_331:n,XI5/XI2/MNM1:s,c_331:n,XI5/XI2/MNM1:s,c_358:n</text:p>
      <text:p text:style-name="Standard"><text:s text:c="12"/>- Intrinsic Capacitance</text:p>
      <text:p text:style-name="Standard"><text:s text:c="15"/>2.68605e-16</text:p>
      <text:p text:style-name="Standard"><text:s text:c="12"/>- Coupled capacitance</text:p>
      <text:p text:style-name="Standard"><text:s text:c="15"/>1.83822e-18 <text:s text:c="2"/>netid: c_8944:p</text:p>
      <text:p text:style-name="Standard"><text:s text:c="16"/>1.9106e-18 <text:s text:c="2"/>netid: c_8533:p</text:p>
      <text:p text:style-name="Standard"><text:s text:c="15"/>1.81844e-18 <text:s text:c="2"/>netid: c_9070:p</text:p>
      <text:p text:style-name="Standard"><text:s text:c="15"/>1.72583e-18 <text:s text:c="2"/>netid: c_8534:p</text:p>
      <text:p text:style-name="Standard"><text:s text:c="15"/>5.35221e-18 <text:s text:c="2"/>netid: c_8534:p</text:p>
      <text:p text:style-name="Standard"><text:s text:c="15"/>2.90255e-19 <text:s text:c="2"/>netid: c_8534:p</text:p>
      <text:p text:style-name="Standard"><text:s text:c="15"/>1.24891e-17 <text:s text:c="2"/>netid: c_7883:p</text:p>
      <text:p text:style-name="Standard"><text:s text:c="15"/>1.72526e-18 <text:s text:c="2"/>netid: c_7886:p</text:p>
      <text:p text:style-name="Standard"><text:s text:c="15"/>1.10492e-18 <text:s text:c="2"/>netid: c_8010:p</text:p>
      <text:p text:style-name="Standard"><text:s text:c="15"/>3.19958e-18 <text:s text:c="2"/>netid: c_7775:p</text:p>
      <text:p text:style-name="Standard"><text:s text:c="15"/>1.18731e-17 <text:s text:c="2"/>netid: c_7775:p</text:p>
      <text:p text:style-name="Standard"><text:s text:c="15"/>6.26428e-18 <text:s text:c="2"/>netid: c_7775:p</text:p>
      <text:p text:style-name="Standard"><text:s text:c="16"/>3.0994e-18 <text:s text:c="2"/>netid: c_8332:p</text:p>
      <text:p text:style-name="Standard"><text:s text:c="15"/>1.51008e-18 <text:s text:c="2"/>netid: c_8332:p</text:p>
      <text:p text:style-name="Standard"><text:s text:c="15"/>1.28061e-18 <text:s text:c="2"/>netid: c_9144:p</text:p>
      <text:p text:style-name="Standard"><text:s text:c="15"/>4.75181e-19 <text:s text:c="2"/>netid: c_9144:p</text:p>
      <text:p text:style-name="Standard"><text:s text:c="15"/>2.03094e-17 <text:s text:c="2"/>netid: c_8336:p</text:p>
      <text:p text:style-name="Standard"><text:s text:c="15"/>1.90131e-18 <text:s text:c="2"/>netid: XI5/XI4/MPM0:s</text:p>
      <text:p text:style-name="Standard"><text:s text:c="15"/>5.16926e-17 <text:s text:c="2"/>netid: XI5/XI4/MPM0:s</text:p>
      <text:p text:style-name="Standard"><text:s text:c="15"/>2.46466e-19 <text:s text:c="2"/>netid: XI5/XI4/MPM0:s</text:p>
      <text:p text:style-name="Standard"><text:s text:c="15"/>3.06082e-18 <text:s text:c="2"/>netid: XI5/XI4/MPM0:s</text:p>
      <text:p text:style-name="Standard"><text:s text:c="15"/>9.50653e-19 <text:s text:c="2"/>netid: XI5/XI4/MPM0:s</text:p>
      <text:p text:style-name="Standard"><text:s text:c="16"/>1.5286e-18 <text:s text:c="2"/>netid: c_7911:p</text:p>
      <text:p text:style-name="Standard"><text:s text:c="15"/>3.59089e-18 <text:s text:c="2"/>netid: c_7911:p</text:p>
      <text:p text:style-name="Standard"><text:s text:c="15"/>7.57865e-19 <text:s text:c="2"/>netid: c_7906:p</text:p>
      <text:p text:style-name="Standard"><text:s text:c="15"/>1.19576e-18 <text:s text:c="2"/>netid: c_7914:p</text:p>
      <text:p text:style-name="Standard"><text:s text:c="15"/>3.59964e-19 <text:s text:c="2"/>netid: c_8337:p</text:p>
      <text:p text:style-name="Standard"><text:s text:c="16"/>1.2468e-18 <text:s text:c="2"/>netid: c_8337:p</text:p>
      <text:p text:style-name="Standard"><text:s text:c="15"/>9.02947e-19 <text:s text:c="2"/>netid: c_8337:p</text:p>
      <text:p text:style-name="Standard"><text:s text:c="15"/>1.58736e-18 <text:s text:c="2"/>netid: c_8337:p</text:p>
      <text:p text:style-name="Standard"><text:s text:c="15"/>9.93767e-18 <text:s text:c="2"/>netid: c_8338:p</text:p>
      <text:p text:style-name="Standard"><text:s text:c="16"/>5.1726e-18 <text:s text:c="2"/>netid: c_8339:p</text:p>
      <text:p text:style-name="Standard"><text:s text:c="15"/>7.77964e-18 <text:s text:c="2"/>netid: c_8340:p</text:p>
      <text:p text:style-name="Standard"><text:s text:c="17"/>7.482e-19 <text:s text:c="2"/>netid: c_8334:p</text:p>
      <text:p text:style-name="Standard"><text:s text:c="15"/>4.84467e-18 <text:s text:c="2"/>netid: c_9164:p</text:p>
      <text:p text:style-name="Standard"><text:s text:c="15"/>4.84467e-18 <text:s text:c="2"/>netid: c_9165:p</text:p>
      <text:p text:style-name="Standard"><text:s text:c="15"/>7.39752e-19 <text:s text:c="2"/>netid: c_8345:p</text:p>
      <text:p text:style-name="Standard"><text:s text:c="15"/>1.51997e-17 <text:s text:c="2"/>netid: c_8345:p</text:p>
      <text:p text:style-name="Standard"><text:s text:c="15"/>7.19115e-18 <text:s text:c="2"/>netid: c_8346:p</text:p>
      <text:p text:style-name="Standard"><text:s text:c="15"/>4.21546e-19 <text:s text:c="2"/>netid: c_9872:p</text:p>
      <text:p text:style-name="Standard"><text:s text:c="15"/>5.26555e-19 <text:s text:c="2"/>netid: c_9872:p</text:p>
      <text:p text:style-name="Standard"><text:s text:c="15"/>8.82757e-19 <text:s text:c="2"/>netid: c_9872:p</text:p>
      <text:p text:style-name="Standard"><text:s text:c="15"/>2.99991e-19 <text:s text:c="2"/>netid: c_9872:p</text:p>
      <text:p text:style-name="Standard"><text:soft-page-break/><text:s text:c="15"/>6.14765e-19 <text:s text:c="2"/>netid: c_9872:p</text:p>
      <text:p text:style-name="Standard"><text:s text:c="15"/>8.47051e-18 <text:s text:c="2"/>netid: c_9872:p</text:p>
      <text:p text:style-name="Standard"><text:s text:c="15"/>9.21467e-19 <text:s text:c="2"/>netid: c_9872:p</text:p>
      <text:p text:style-name="Standard"><text:s text:c="15"/>4.76057e-18 <text:s text:c="2"/>netid: c_11275:n</text:p>
      <text:p text:style-name="Standard"><text:s text:c="15"/>9.82077e-19 <text:s text:c="2"/>netid: c_11275:n</text:p>
      <text:p text:style-name="Standard"><text:s text:c="15"/>2.50979e-18 <text:s text:c="2"/>netid: c_11275:n</text:p>
      <text:p text:style-name="Standard"><text:s text:c="15"/>7.74212e-19 <text:s text:c="2"/>netid: c_11275:n</text:p>
      <text:p text:style-name="Standard"><text:s text:c="16"/>5.8606e-18 <text:s text:c="2"/>netid: c_11275:n</text:p>
      <text:p text:style-name="Standard"><text:s text:c="15"/>1.40181e-18 <text:s text:c="2"/>netid: c_11275:n</text:p>
      <text:p text:style-name="Standard"><text:s text:c="15"/>1.84469e-18 <text:s text:c="2"/>netid: c_11275:n</text:p>
      <text:p text:style-name="Standard"><text:s text:c="15"/>1.06525e-17 <text:s text:c="2"/>netid: c_11275:n</text:p>
      <text:p text:style-name="Standard"><text:s text:c="15"/>3.01633e-18 <text:s text:c="2"/>netid: c_11275:n</text:p>
      <text:p text:style-name="Standard"><text:s text:c="16"/>1.9803e-18 <text:s text:c="2"/>netid: c_11275:n</text:p>
      <text:p text:style-name="Standard"><text:s text:c="15"/>1.65595e-17 <text:s text:c="2"/>netid: c_11275:n</text:p>
      <text:p text:style-name="Standard"><text:s text:c="16"/>2.4451e-18 <text:s text:c="2"/>netid: c_11275:n</text:p>
      <text:p text:style-name="Standard"><text:s text:c="15"/>1.04977e-18 <text:s text:c="2"/>netid: c_11275:n</text:p>
      <text:p text:style-name="Standard"><text:s text:c="15"/>7.51531e-19 <text:s text:c="2"/>netid: c_11197:n</text:p>
      <text:p text:style-name="Standard"><text:s text:c="15"/>1.92882e-18 <text:s text:c="2"/>netid: c_11197:n</text:p>
      <text:p text:style-name="Standard"><text:s text:c="16"/>1.5461e-18 <text:s text:c="2"/>netid: c_11197:n</text:p>
      <text:p text:style-name="Standard"><text:s text:c="15"/>1.00766e-18 <text:s text:c="2"/>netid: c_11197:n</text:p>
      <text:p text:style-name="Standard"><text:s text:c="15"/>5.94237e-19 <text:s text:c="2"/>netid: c_11197:n</text:p>
      <text:p text:style-name="Standard"><text:s text:c="15"/>1.76389e-18 <text:s text:c="2"/>netid: c_11197:n</text:p>
      <text:p text:style-name="Standard"><text:s text:c="15"/>7.92378e-19 <text:s text:c="2"/>netid: c_11197:n</text:p>
      <text:p text:style-name="Standard"><text:s text:c="15"/>1.48331e-18 <text:s text:c="2"/>netid: c_11197:n</text:p>
      <text:p text:style-name="Standard"><text:s text:c="15"/>2.35886e-19 <text:s text:c="2"/>netid: c_11197:n</text:p>
      <text:p text:style-name="Standard"><text:s text:c="15"/>1.04159e-18 <text:s text:c="2"/>netid: c_11197:n</text:p>
      <text:p text:style-name="Standard"><text:s text:c="15"/>3.70635e-18 <text:s text:c="2"/>netid: c_12459:n</text:p>
      <text:p text:style-name="Standard"><text:s text:c="15"/>3.27075e-18 <text:s text:c="2"/>netid: c_13320:p</text:p>
      <text:p text:style-name="Standard"><text:s text:c="15"/>6.69852e-18 <text:s text:c="2"/>netid: c_13387:p</text:p>
      <text:p text:style-name="Standard"><text:s text:c="15"/>1.17578e-17 <text:s text:c="2"/>netid: c_12077:n</text:p>
      <text:p text:style-name="Standard"><text:s text:c="15"/>1.41809e-18 <text:s text:c="2"/>netid: c_13228:p</text:p>
      <text:p text:style-name="Standard"><text:s text:c="15"/>1.27328e-18 <text:s text:c="2"/>netid: c_12761:p</text:p>
      <text:p text:style-name="Standard"><text:s text:c="15"/>3.77834e-18 <text:s text:c="2"/>netid: c_12079:n</text:p>
      <text:p text:style-name="Standard"><text:s text:c="15"/>4.64604e-18 <text:s text:c="2"/>netid: c_12085:n</text:p>
      <text:p text:style-name="Standard"><text:s text:c="15"/>4.21196e-19 <text:s text:c="2"/>netid: c_12097:n</text:p>
      <text:p text:style-name="Standard"><text:s text:c="15"/>1.16608e-18 <text:s text:c="2"/>netid: c_12105:n</text:p>
      <text:p text:style-name="Standard"><text:s text:c="16"/>9.8901e-19 <text:s text:c="2"/>netid: c_12106:n</text:p>
      <text:p text:style-name="Standard"><text:s text:c="15"/>7.32238e-19 <text:s text:c="2"/>netid: XI5/XI4/MPM0:g</text:p>
      <text:p text:style-name="Standard"><text:s text:c="15"/>3.88344e-18 <text:s text:c="2"/>netid: XI5/XI4/MPM0:g</text:p>
      <text:p text:style-name="Standard"><text:s text:c="15"/>2.08054e-18 <text:s text:c="2"/>netid: XI5/XI4/MPM0:g</text:p>
      <text:p text:style-name="Standard"><text:s text:c="15"/>2.20251e-18 <text:s text:c="2"/>netid: XI5/XI4/MPM0:g</text:p>
      <text:p text:style-name="Standard"><text:s text:c="16"/>3.0614e-18 <text:s text:c="2"/>netid: XI5/XI4/MPM0:g</text:p>
      <text:p text:style-name="Standard"><text:s text:c="15"/>1.61767e-18 <text:s text:c="2"/>netid: XI5/XI4/MPM0:g</text:p>
      <text:p text:style-name="Standard"><text:s text:c="15"/>7.52152e-18 <text:s text:c="2"/>netid: XI5/XI4/MPM0:g</text:p>
      <text:p text:style-name="Standard"><text:s text:c="15"/>3.54742e-18 <text:s text:c="2"/>netid: XI5/XI4/MPM0:g</text:p>
      <text:p text:style-name="Standard"><text:s text:c="15"/>3.17199e-18 <text:s text:c="2"/>netid: c_12113:n</text:p>
      <text:p text:style-name="Standard"><text:s text:c="15"/>2.64373e-19 <text:s text:c="2"/>netid: c_12113:n</text:p>
      <text:p text:style-name="Standard"><text:s text:c="15"/>1.97441e-18 <text:s text:c="2"/>netid: c_12113:n</text:p>
      <text:p text:style-name="Standard"><text:s text:c="15"/>2.25985e-19 <text:s text:c="2"/>netid: c_12115:n</text:p>
      <text:p text:style-name="Standard"><text:s text:c="15"/>9.21543e-18 <text:s text:c="2"/>netid: c_12115:n</text:p>
      <text:p text:style-name="Standard"><text:s text:c="15"/>5.46111e-18 <text:s text:c="2"/>netid: c_12115:n</text:p>
      <text:p text:style-name="Standard"><text:s text:c="15"/>1.06095e-18 <text:s text:c="2"/>netid: c_12207:n</text:p>
      <text:p text:style-name="Standard"><text:soft-page-break/><text:s text:c="15"/>1.11447e-17 <text:s text:c="2"/>netid: c_12207:n</text:p>
      <text:p text:style-name="Standard"><text:s text:c="15"/>1.88286e-17 <text:s text:c="2"/>netid: c_12478:n</text:p>
      <text:p text:style-name="Standard"><text:s text:c="15"/>2.05723e-18 <text:s text:c="2"/>netid: c_12478:n</text:p>
      <text:p text:style-name="Standard"><text:s text:c="15"/>8.16938e-18 <text:s text:c="2"/>netid: c_12368:n</text:p>
      <text:p text:style-name="Standard"><text:s text:c="15"/>3.40667e-18 <text:s text:c="2"/>netid: c_12369:n</text:p>
      <text:p text:style-name="Standard"><text:s text:c="15"/>1.24289e-18 <text:s text:c="2"/>netid: c_12370:n</text:p>
      <text:p text:style-name="Standard"><text:s text:c="15"/>1.12557e-18 <text:s text:c="2"/>netid: c_12370:n</text:p>
      <text:p text:style-name="Standard"><text:s text:c="15"/>2.24785e-18 <text:s text:c="2"/>netid: c_12370:n</text:p>
      <text:p text:style-name="Standard"><text:s text:c="15"/>4.04048e-19 <text:s text:c="2"/>netid: c_12370:n</text:p>
      <text:p text:style-name="Standard"><text:s text:c="15"/>1.63467e-18 <text:s text:c="2"/>netid: c_12370:n</text:p>
      <text:p text:style-name="Standard"><text:s text:c="15"/>5.89337e-19 <text:s text:c="2"/>netid: c_12370:n</text:p>
      <text:p text:style-name="Standard"><text:s text:c="15"/>1.53488e-18 <text:s text:c="2"/>netid: c_12370:n</text:p>
      <text:p text:style-name="Standard"><text:s text:c="15"/>3.25665e-18 <text:s text:c="2"/>netid: c_12370:n</text:p>
      <text:p text:style-name="Standard"><text:s text:c="15"/>1.37308e-18 <text:s text:c="2"/>netid: c_12370:n</text:p>
      <text:p text:style-name="Standard"><text:s text:c="15"/>9.06582e-19 <text:s text:c="2"/>netid: c_12370:n</text:p>
      <text:p text:style-name="Standard"><text:s text:c="15"/>9.15384e-19 <text:s text:c="2"/>netid: c_12370:n</text:p>
      <text:p text:style-name="Standard"><text:s text:c="15"/>2.94582e-18 <text:s text:c="2"/>netid: c_12370:n</text:p>
      <text:p text:style-name="Standard"><text:s text:c="15"/>2.16568e-18 <text:s text:c="2"/>netid: c_12370:n</text:p>
      <text:p text:style-name="Standard"><text:s text:c="15"/>9.52079e-19 <text:s text:c="2"/>netid: c_12398:n</text:p>
      <text:p text:style-name="Standard"><text:s text:c="15"/>2.09595e-18 <text:s text:c="2"/>netid: c_14079:n</text:p>
      <text:p text:style-name="Standard"><text:s text:c="15"/>3.91419e-19 <text:s text:c="2"/>netid: c_14079:n</text:p>
      <text:p text:style-name="Standard"><text:s text:c="15"/>2.31034e-18 <text:s text:c="2"/>netid: c_14079:n</text:p>
      <text:p text:style-name="Standard"><text:s text:c="15"/>6.15627e-19 <text:s text:c="2"/>netid: c_14079:n</text:p>
      <text:p text:style-name="Standard"><text:s text:c="17"/>1.282e-18 <text:s text:c="2"/>netid: c_14800:n</text:p>
      <text:p text:style-name="Standard"><text:s text:c="16"/>1.1587e-18 <text:s text:c="2"/>netid: c_14804:n</text:p>
      <text:p text:style-name="Standard"><text:s text:c="15"/>3.04811e-19 <text:s text:c="2"/>netid: c_14809:n</text:p>
      <text:p text:style-name="Standard"><text:s text:c="15"/>2.38243e-17 <text:s text:c="2"/>netid: c_14809:n</text:p>
      <text:p text:style-name="Standard"><text:s text:c="15"/>3.04811e-19 <text:s text:c="2"/>netid: c_14809:n</text:p>
      <text:p text:style-name="Standard"><text:s text:c="15"/>8.72532e-18 <text:s text:c="2"/>netid: c_16800:p</text:p>
      <text:p text:style-name="Standard"><text:s text:c="15"/>8.20106e-19 <text:s text:c="2"/>netid: XI5/XI2/MNM0:s</text:p>
      <text:p text:style-name="Standard"><text:s text:c="15"/>3.11665e-19 <text:s text:c="2"/>netid: XI5/XI2/MNM0:s</text:p>
      <text:p text:style-name="Standard"><text:s text:c="15"/>2.23361e-18 <text:s text:c="2"/>netid: c_16133:n</text:p>
      <text:p text:style-name="Standard"><text:s text:c="15"/>2.50973e-18 <text:s text:c="2"/>netid: c_16133:n</text:p>
      <text:p text:style-name="Standard"><text:s text:c="15"/>2.25326e-18 <text:s text:c="2"/>netid: c_15732:n</text:p>
      <text:p text:style-name="Standard"><text:s text:c="15"/>4.72848e-18 <text:s text:c="2"/>netid: c_15732:n</text:p>
      <text:p text:style-name="Standard"><text:s text:c="15"/>4.64397e-19 <text:s text:c="2"/>netid: c_15732:n</text:p>
      <text:p text:style-name="Standard"><text:s text:c="15"/>1.18792e-18 <text:s text:c="2"/>netid: c_15732:n</text:p>
      <text:p text:style-name="Standard"><text:s text:c="15"/>1.33448e-18 <text:s text:c="2"/>netid: c_15732:n</text:p>
      <text:p text:style-name="Standard"><text:s text:c="15"/>8.84278e-19 <text:s text:c="2"/>netid: c_15732:n</text:p>
      <text:p text:style-name="Standard"><text:s text:c="16"/>8.7886e-19 <text:s text:c="2"/>netid: c_15732:n</text:p>
      <text:p text:style-name="Standard"><text:s text:c="16"/>4.2216e-18 <text:s text:c="2"/>netid: c_15733:n</text:p>
      <text:p text:style-name="Standard"><text:s text:c="15"/>4.03145e-18 <text:s text:c="2"/>netid: c_15733:n</text:p>
      <text:p text:style-name="Standard"><text:s text:c="15"/>2.48353e-19 <text:s text:c="2"/>netid: c_15733:n</text:p>
      <text:p text:style-name="Standard"><text:s text:c="15"/>1.30521e-18 <text:s text:c="2"/>netid: c_15733:n</text:p>
      <text:p text:style-name="Standard"><text:s text:c="15"/>2.50973e-18 <text:s text:c="2"/>netid: c_15733:n</text:p>
      <text:p text:style-name="Standard"><text:s text:c="15"/>3.06322e-18 <text:s text:c="2"/>netid: c_16152:n</text:p>
      <text:p text:style-name="Standard"><text:s text:c="15"/>3.06007e-18 <text:s text:c="2"/>netid: c_16152:n</text:p>
      <text:p text:style-name="Standard"><text:s text:c="15"/>9.65224e-18 <text:s text:c="2"/>netid: c_16152:n</text:p>
      <text:p text:style-name="Standard"><text:s text:c="16"/>7.8918e-18 <text:s text:c="2"/>netid: c_16152:n</text:p>
      <text:p text:style-name="Standard"><text:s text:c="15"/>4.19881e-18 <text:s text:c="2"/>netid: c_16033:n</text:p>
      <text:p text:style-name="Standard"><text:s text:c="15"/>5.13472e-18 <text:s text:c="2"/>netid: c_15817:n</text:p>
      <text:p text:style-name="Standard"><text:s text:c="15"/>2.48716e-18 <text:s text:c="2"/>netid: c_15817:n</text:p>
      <text:p text:style-name="Standard"><text:soft-page-break/><text:s text:c="15"/>2.23386e-18 <text:s text:c="2"/>netid: c_15818:n</text:p>
      <text:p text:style-name="Standard"><text:s text:c="15"/>2.50973e-18 <text:s text:c="2"/>netid: c_15818:n</text:p>
      <text:p text:style-name="Standard"><text:s text:c="15"/>4.62555e-18 <text:s text:c="2"/>netid: c_16034:n</text:p>
      <text:p text:style-name="Standard"><text:s text:c="15"/>1.42576e-18 <text:s text:c="2"/>netid: c_16034:n</text:p>
      <text:p text:style-name="Standard"><text:s text:c="15"/>2.87351e-18 <text:s text:c="2"/>netid: c_16034:n</text:p>
      <text:p text:style-name="Standard"><text:s text:c="15"/>5.50826e-19 <text:s text:c="2"/>netid: c_16034:n</text:p>
      <text:p text:style-name="Standard"><text:s text:c="16"/>1.6372e-17 <text:s text:c="2"/>netid: XI5/XI4/MNM0:s</text:p>
      <text:p text:style-name="Standard"><text:s text:c="15"/>3.41436e-19 <text:s text:c="2"/>netid: XI5/XI4/MNM0:s</text:p>
      <text:p text:style-name="Standard"><text:s text:c="16"/>2.9731e-18 <text:s text:c="2"/>netid: XI5/XI4/MNM0:s</text:p>
      <text:p text:style-name="Standard"><text:s text:c="15"/>7.97202e-18 <text:s text:c="2"/>netid: c_16046:n</text:p>
      <text:p text:style-name="Standard"><text:s text:c="15"/>7.26614e-19 <text:s text:c="2"/>netid: c_16216:n</text:p>
      <text:p text:style-name="Standard"><text:s text:c="15"/>7.65897e-18 <text:s text:c="2"/>netid: c_16047:n</text:p>
      <text:p text:style-name="Standard"><text:s text:c="16"/>3.6858e-18 <text:s text:c="2"/>netid: c_16048:n</text:p>
      <text:p text:style-name="Standard"><text:s text:c="15"/>5.92891e-18 <text:s text:c="2"/>netid: c_16048:n</text:p>
      <text:p text:style-name="Standard"><text:s text:c="15"/>8.51091e-18 <text:s text:c="2"/>netid: c_16048:n</text:p>
      <text:p text:style-name="Standard"><text:s text:c="15"/>2.93284e-18 <text:s text:c="2"/>netid: c_16048:n</text:p>
      <text:p text:style-name="Standard"><text:s text:c="15"/>5.26246e-18 <text:s text:c="2"/>netid: c_16048:n</text:p>
      <text:p text:style-name="Standard"><text:s text:c="15"/>3.96135e-18 <text:s text:c="2"/>netid: c_16049:n</text:p>
      <text:p text:style-name="Standard"><text:s text:c="15"/>1.92008e-18 <text:s text:c="2"/>netid: c_16049:n</text:p>
      <text:p text:style-name="Standard"><text:s text:c="15"/>9.24905e-19 <text:s text:c="2"/>netid: c_16049:n</text:p>
      <text:p text:style-name="Standard"><text:s text:c="15"/>7.32733e-19 <text:s text:c="2"/>netid: c_16049:n</text:p>
      <text:p text:style-name="Standard"><text:s text:c="15"/>2.83077e-18 <text:s text:c="2"/>netid: c_16049:n</text:p>
      <text:p text:style-name="Standard"><text:s text:c="15"/>1.14536e-18 <text:s text:c="2"/>netid: c_16049:n</text:p>
      <text:p text:style-name="Standard"><text:s text:c="16"/>4.4465e-18 <text:s text:c="2"/>netid: c_16049:n</text:p>
      <text:p text:style-name="Standard"><text:s text:c="15"/>4.39345e-18 <text:s text:c="2"/>netid: c_16049:n</text:p>
      <text:p text:style-name="Standard"><text:s text:c="15"/>2.08791e-18 <text:s text:c="2"/>netid: c_16049:n</text:p>
      <text:p text:style-name="Standard"><text:s text:c="15"/>1.80054e-18 <text:s text:c="2"/>netid: c_16049:n</text:p>
      <text:p text:style-name="Standard"><text:s text:c="15"/>7.38097e-19 <text:s text:c="2"/>netid: c_16074:n</text:p>
      <text:p text:style-name="Standard"><text:s text:c="17"/>1.034e-17 <text:s text:c="2"/>netid: c_16075:n</text:p>
      <text:p text:style-name="Standard"><text:s text:c="15"/>3.03746e-18 <text:s text:c="2"/>netid: c_16076:n</text:p>
      <text:p text:style-name="Standard"><text:s text:c="16"/>9.3481e-19 <text:s text:c="2"/>netid: c_2986:n</text:p>
      <text:p text:style-name="Standard"><text:s text:c="15"/>6.74228e-19 <text:s text:c="2"/>netid: c_2943:n</text:p>
      <text:p text:style-name="Standard"><text:s text:c="15"/>7.43953e-18 <text:s text:c="2"/>netid: c_2947:n</text:p>
      <text:p text:style-name="Standard"><text:s text:c="15"/>4.89405e-17 <text:s text:c="2"/>netid: XI5/XI2/MNM0:g</text:p>
      <text:p text:style-name="Standard"><text:s text:c="15"/>3.15798e-19 <text:s text:c="2"/>netid: c_3042:n</text:p>
      <text:p text:style-name="Standard"><text:s text:c="15"/>2.63714e-18 <text:s text:c="2"/>netid: c_2947:n</text:p>
      <text:p text:style-name="Standard"><text:s text:c="15"/>2.60046e-18 <text:s text:c="2"/>netid: c_3042:n</text:p>
      <text:p text:style-name="Standard"><text:s text:c="15"/>9.64381e-19 <text:s text:c="2"/>netid: c_3099:n</text:p>
      <text:p text:style-name="Standard"><text:s text:c="15"/>2.60046e-18 <text:s text:c="2"/>netid: c_3103:n</text:p>
      <text:p text:style-name="Standard"><text:s text:c="15"/>1.02077e-18 <text:s text:c="2"/>netid: c_2979:n</text:p>
      <text:p text:style-name="Standard"><text:s text:c="15"/>2.06893e-18 <text:s text:c="2"/>netid: c_3103:n</text:p>
      <text:p text:style-name="Standard"><text:s text:c="15"/>2.03641e-19 <text:s text:c="2"/>netid: c_2978:n</text:p>
      <text:p text:style-name="Standard"><text:s text:c="15"/>5.97829e-18 <text:s text:c="2"/>netid: c_3042:n</text:p>
      <text:p text:style-name="Standard"><text:s text:c="15"/>1.46678e-18 <text:s text:c="2"/>netid: c_3099:n</text:p>
      <text:p text:style-name="Standard"><text:s text:c="16"/>1.0791e-18 <text:s text:c="2"/>netid: c_2946:n</text:p>
      <text:p text:style-name="Standard"><text:s text:c="15"/>1.28496e-18 <text:s text:c="2"/>netid: c_2946:n</text:p>
      <text:p text:style-name="Standard"><text:s text:c="15"/>3.43142e-18 <text:s text:c="2"/>netid: XI5/XI2/MNM0:g</text:p>
      <text:p text:style-name="Standard"><text:s text:c="15"/>1.06063e-18 <text:s text:c="2"/>netid: c_2947:n</text:p>
      <text:p text:style-name="Standard"><text:s text:c="15"/>1.33249e-18 <text:s text:c="2"/>netid: XI5/XI2/MNM0:g</text:p>
      <text:p text:style-name="Standard"><text:s text:c="15"/>3.02926e-19 <text:s text:c="2"/>netid: XI5/XI2/MNM0:g</text:p>
      <text:p text:style-name="Standard"><text:s text:c="15"/>7.17418e-19 <text:s text:c="2"/>netid: c_3042:n</text:p>
      <text:p text:style-name="Standard"><text:s text:c="15"/>7.99572e-19 <text:s text:c="2"/>netid: c_2947:n</text:p>
      <text:p text:style-name="Standard"><text:soft-page-break/><text:s text:c="15"/>2.78398e-19 <text:s text:c="2"/>netid: XI5/NET34</text:p>
      <text:p text:style-name="Standard"><text:s text:c="15"/>3.15384e-18 <text:s text:c="2"/>netid: c_3455:n</text:p>
      <text:p text:style-name="Standard"><text:s text:c="15"/>3.35768e-18 <text:s text:c="2"/>netid: c_3490:n</text:p>
      <text:p text:style-name="Standard"><text:s text:c="15"/>2.02557e-19 <text:s text:c="2"/>netid: c_3690:p</text:p>
      <text:p text:style-name="Standard"><text:s text:c="15"/>2.56875e-19 <text:s text:c="2"/>netid: XI5/NET34</text:p>
      <text:p text:style-name="Standard"><text:s text:c="16"/>4.9019e-17 <text:s text:c="2"/>netid: XI5/XI3/MPM1:g</text:p>
      <text:p text:style-name="Standard"><text:s text:c="15"/>1.81267e-18 <text:s text:c="2"/>netid: c_3868:n</text:p>
      <text:p text:style-name="Standard"><text:s text:c="15"/>3.05883e-18 <text:s text:c="2"/>netid: XI5/XI3/MPM1:g</text:p>
      <text:p text:style-name="Standard"><text:s text:c="15"/>3.33983e-18 <text:s text:c="2"/>netid: c_3868:n</text:p>
      <text:p text:style-name="Standard"><text:s text:c="15"/>8.18362e-19 <text:s text:c="2"/>netid: c_3825:n</text:p>
      <text:p text:style-name="Standard"><text:s text:c="15"/>8.50782e-19 <text:s text:c="2"/>netid: c_3868:n</text:p>
      <text:p text:style-name="Standard"><text:s text:c="15"/>1.57959e-18 <text:s text:c="2"/>netid: c_3868:n</text:p>
      <text:p text:style-name="Standard"><text:s text:c="16"/>7.3597e-19 <text:s text:c="2"/>netid: XI5/XI3/MPM1:g</text:p>
      <text:p text:style-name="Standard"><text:s text:c="15"/>8.76079e-19 <text:s text:c="2"/>netid: c_3870:n</text:p>
      <text:p text:style-name="Standard"><text:s text:c="15"/>3.19615e-18 <text:s text:c="2"/>netid: c_3820:n</text:p>
      <text:p text:style-name="Standard"><text:s text:c="17"/>9.603e-19 <text:s text:c="2"/>netid: c_3820:n</text:p>
      <text:p text:style-name="Standard"><text:s text:c="15"/>1.16099e-18 <text:s text:c="2"/>netid: c_3868:n</text:p>
      <text:p text:style-name="Standard"><text:s text:c="15"/>2.55438e-19 <text:s text:c="2"/>netid: c_3868:n</text:p>
      <text:p text:style-name="Standard"><text:s text:c="15"/>4.34464e-19 <text:s text:c="2"/>netid: c_3820:n</text:p>
      <text:p text:style-name="Standard"><text:s text:c="15"/>5.27342e-18 <text:s text:c="2"/>netid: c_3921:n</text:p>
      <text:p text:style-name="Standard"><text:s text:c="15"/>3.27762e-19 <text:s text:c="2"/>netid: c_3921:n</text:p>
      <text:p text:style-name="Standard"><text:s text:c="15"/>7.01938e-18 <text:s text:c="2"/>netid: c_3870:n</text:p>
      <text:p text:style-name="Standard"><text:s text:c="15"/>1.16826e-17 <text:s text:c="2"/>netid: c_3870:n</text:p>
      <text:p text:style-name="Standard"><text:s text:c="15"/>4.90327e-18 <text:s text:c="2"/>netid: c_3870:n</text:p>
      <text:p text:style-name="Standard"><text:s text:c="15"/>3.31933e-18 <text:s text:c="2"/>netid: c_3870:n</text:p>
      <text:p text:style-name="Standard"><text:s text:c="15"/>1.73665e-17 <text:s text:c="2"/>netid: c_3868:n</text:p>
      <text:p text:style-name="Standard"><text:s text:c="15"/>3.13793e-18 <text:s text:c="2"/>netid: c_3871:n</text:p>
      <text:p text:style-name="Standard"><text:s text:c="15"/>5.90924e-19 <text:s text:c="2"/>netid: c_3825:n</text:p>
      <text:p text:style-name="Standard"><text:s text:c="15"/>1.08749e-17 <text:s text:c="2"/>netid: c_3870:n</text:p>
      <text:p text:style-name="Standard"><text:s text:c="15"/>3.16297e-18 <text:s text:c="2"/>netid: c_3871:n</text:p>
      <text:p text:style-name="Standard"><text:s text:c="15"/>2.99403e-18 <text:s text:c="2"/>netid: c_3848:n</text:p>
      <text:p text:style-name="Standard"><text:s text:c="15"/>4.43793e-17 <text:s text:c="2"/>netid: c_3820:n</text:p>
      <text:p text:style-name="Standard"><text:s text:c="15"/>1.75987e-18 <text:s text:c="2"/>netid: c_3921:n</text:p>
      <text:p text:style-name="Standard"><text:s text:c="15"/>1.06498e-18 <text:s text:c="2"/>netid: c_3870:n</text:p>
      <text:p text:style-name="Standard"><text:s text:c="15"/>5.76652e-18 <text:s text:c="2"/>netid: c_3870:n</text:p>
      <text:p text:style-name="Standard"><text:s text:c="15"/>4.10313e-19 <text:s text:c="2"/>netid: c_3870:n</text:p>
      <text:p text:style-name="Standard"><text:s text:c="15"/>3.32838e-19 <text:s text:c="2"/>netid: c_3868:n</text:p>
      <text:p text:style-name="Standard"><text:s text:c="15"/>5.64686e-19 <text:s text:c="2"/>netid: c_3820:n</text:p>
      <text:p text:style-name="Standard"><text:s text:c="15"/>4.16731e-19 <text:s text:c="2"/>netid: c_4313:n</text:p>
      <text:p text:style-name="Standard"><text:s text:c="15"/>3.04843e-18 <text:s text:c="2"/>netid: c_4259:n</text:p>
      <text:p text:style-name="Standard"><text:s text:c="15"/>9.45417e-19 <text:s text:c="2"/>netid: c_4252:n</text:p>
      <text:p text:style-name="Standard"><text:s text:c="15"/>4.79744e-18 <text:s text:c="2"/>netid: c_4449:n</text:p>
      <text:p text:style-name="Standard"><text:s text:c="15"/>3.04843e-18 <text:s text:c="2"/>netid: c_4489:p</text:p>
      <text:p text:style-name="Standard"><text:s text:c="15"/>3.04843e-18 <text:s text:c="2"/>netid: c_4255:n</text:p>
      <text:p text:style-name="Standard"><text:s text:c="15"/>2.27964e-18 <text:s text:c="2"/>netid: c_4308:n</text:p>
      <text:p text:style-name="Standard"><text:s text:c="15"/>1.21971e-17 <text:s text:c="2"/>netid: c_4313:n</text:p>
      <text:p text:style-name="Standard"><text:s text:c="16"/>1.6839e-18 <text:s text:c="2"/>netid: c_4386:n</text:p>
      <text:p text:style-name="Standard"><text:s text:c="15"/>2.44615e-19 <text:s text:c="2"/>netid: c_4456:n</text:p>
      <text:p text:style-name="Standard"><text:s text:c="15"/>5.08181e-19 <text:s text:c="2"/>netid: c_4307:n</text:p>
      <text:p text:style-name="Standard"><text:s text:c="15"/>7.62172e-19 <text:s text:c="2"/>netid: c_4313:n</text:p>
      <text:p text:style-name="Standard"><text:s text:c="15"/>2.50541e-18 <text:s text:c="2"/>netid: c_4449:n</text:p>
      <text:p text:style-name="Standard"><text:s text:c="15"/>7.82534e-18 <text:s text:c="2"/>netid: c_4277:n</text:p>
      <text:p text:style-name="Standard"><text:soft-page-break/><text:s text:c="15"/>4.99743e-18 <text:s text:c="2"/>netid: c_4456:n</text:p>
      <text:p text:style-name="Standard"><text:s text:c="15"/>1.18795e-18 <text:s text:c="2"/>netid: c_4489:p</text:p>
      <text:p text:style-name="Standard"><text:s text:c="15"/>2.47515e-18 <text:s text:c="2"/>netid: c_4255:n</text:p>
      <text:p text:style-name="Standard"><text:s text:c="15"/>1.76911e-18 <text:s text:c="2"/>netid: c_4502:p</text:p>
      <text:p text:style-name="Standard"><text:s text:c="15"/>8.38284e-19 <text:s text:c="2"/>netid: c_4310:n</text:p>
      <text:p text:style-name="Standard"><text:s text:c="16"/>1.3008e-18 <text:s text:c="2"/>netid: c_4274:n</text:p>
      <text:p text:style-name="Standard"><text:s text:c="15"/>1.40147e-18 <text:s text:c="2"/>netid: c_4276:n</text:p>
      <text:p text:style-name="Standard"><text:s text:c="15"/>7.08371e-18 <text:s text:c="2"/>netid: c_4277:n</text:p>
      <text:p text:style-name="Standard"><text:s text:c="15"/>1.79676e-18 <text:s text:c="2"/>netid: c_4276:n</text:p>
      <text:p text:style-name="Standard"><text:s text:c="15"/>1.34022e-17 <text:s text:c="2"/>netid: c_4277:n</text:p>
      <text:p text:style-name="Standard"><text:s text:c="15"/>1.92385e-18 <text:s text:c="2"/>netid: c_4313:n</text:p>
      <text:p text:style-name="Standard"><text:s text:c="15"/>1.68633e-18 <text:s text:c="2"/>netid: c_4277:n</text:p>
      <text:p text:style-name="Standard"><text:s text:c="15"/>1.02779e-17 <text:s text:c="2"/>netid: c_4274:n</text:p>
      <text:p text:style-name="Standard"><text:s text:c="15"/>1.45558e-18 <text:s text:c="2"/>netid: c_4408:n</text:p>
      <text:p text:style-name="Standard"><text:s text:c="15"/>5.00915e-18 <text:s text:c="2"/>netid: c_4311:n</text:p>
      <text:p text:style-name="Standard"><text:s text:c="15"/>2.55596e-18 <text:s text:c="2"/>netid: c_4309:n</text:p>
      <text:p text:style-name="Standard"><text:s text:c="15"/>5.34015e-19 <text:s text:c="2"/>netid: c_4449:n</text:p>
      <text:p text:style-name="Standard"><text:s text:c="15"/>4.45805e-18 <text:s text:c="2"/>netid: c_4456:n</text:p>
      <text:p text:style-name="Standard"><text:s text:c="16"/>3.7368e-18 <text:s text:c="2"/>netid: c_4313:n</text:p>
      <text:p text:style-name="Standard"><text:s text:c="15"/>3.41662e-18 <text:s text:c="2"/>netid: c_4386:n</text:p>
      <text:p text:style-name="Standard"><text:s text:c="15"/>5.21496e-18 <text:s text:c="2"/>netid: c_4456:n</text:p>
      <text:p text:style-name="Standard"><text:s text:c="15"/>5.25218e-18 <text:s text:c="2"/>netid: c_4502:p</text:p>
      <text:p text:style-name="Standard"><text:s text:c="15"/>2.55596e-18 <text:s text:c="2"/>netid: c_4256:n</text:p>
      <text:p text:style-name="Standard"><text:s text:c="15"/>4.43919e-18 <text:s text:c="2"/>netid: c_4456:n</text:p>
      <text:p text:style-name="Standard"><text:s text:c="17"/>8.861e-19 <text:s text:c="2"/>netid: c_4312:n</text:p>
      <text:p text:style-name="Standard"><text:s text:c="15"/>1.00604e-17 <text:s text:c="2"/>netid: c_4386:n</text:p>
      <text:p text:style-name="Standard"><text:s text:c="15"/>4.83601e-18 <text:s text:c="2"/>netid: c_4277:n</text:p>
      <text:p text:style-name="Standard"><text:s text:c="15"/>5.75261e-18 <text:s text:c="2"/>netid: c_4310:n</text:p>
      <text:p text:style-name="Standard"><text:s text:c="15"/>4.34418e-19 <text:s text:c="2"/>netid: c_4277:n</text:p>
      <text:p text:style-name="Standard"><text:s text:c="15"/>1.31886e-17 <text:s text:c="2"/>netid: c_4456:n</text:p>
      <text:p text:style-name="Standard"><text:s text:c="15"/>6.68942e-18 <text:s text:c="2"/>netid: c_4307:n</text:p>
      <text:p text:style-name="Standard"><text:s text:c="15"/>2.25082e-18 <text:s text:c="2"/>netid: c_4313:n</text:p>
      <text:p text:style-name="Standard"><text:s text:c="15"/>2.41423e-18 <text:s text:c="2"/>netid: c_5125:n</text:p>
      <text:p text:style-name="Standard"><text:s text:c="15"/>2.83284e-17 <text:s text:c="2"/>netid: c_5145:n</text:p>
      <text:p text:style-name="Standard"><text:s text:c="15"/>1.36154e-18 <text:s text:c="2"/>netid: c_5145:n</text:p>
      <text:p text:style-name="Standard"><text:s text:c="15"/>1.52274e-18 <text:s text:c="2"/>netid: c_5145:n</text:p>
      <text:p text:style-name="Standard"><text:s text:c="15"/>1.21615e-18 <text:s text:c="2"/>netid: c_5145:n</text:p>
      <text:p text:style-name="Standard"><text:s text:c="16"/>2.1086e-18 <text:s text:c="2"/>netid: c_5239:n</text:p>
      <text:p text:style-name="Standard"><text:s text:c="15"/>1.31373e-17 <text:s text:c="2"/>netid: c_5239:n</text:p>
      <text:p text:style-name="Standard"><text:s text:c="15"/>3.39396e-18 <text:s text:c="2"/>netid: c_5239:n</text:p>
      <text:p text:style-name="Standard"><text:s text:c="16"/>2.9704e-18 <text:s text:c="2"/>netid: XI5/XI3/MPM0:d</text:p>
      <text:p text:style-name="Standard"><text:s text:c="15"/>1.00724e-18 <text:s text:c="2"/>netid: c_5313:n</text:p>
      <text:p text:style-name="Standard"><text:s text:c="15"/>2.05071e-17 <text:s text:c="2"/>netid: c_5313:n</text:p>
      <text:p text:style-name="Standard"><text:s text:c="15"/>2.29108e-18 <text:s text:c="2"/>netid: c_5121:n</text:p>
      <text:p text:style-name="Standard"><text:s text:c="15"/>3.23539e-18 <text:s text:c="2"/>netid: c_5207:n</text:p>
      <text:p text:style-name="Standard"><text:s text:c="15"/>5.53084e-19 <text:s text:c="2"/>netid: c_5207:n</text:p>
      <text:p text:style-name="Standard"><text:s text:c="15"/>6.20111e-19 <text:s text:c="2"/>netid: c_5207:n</text:p>
      <text:p text:style-name="Standard"><text:s text:c="15"/>2.63483e-18 <text:s text:c="2"/>netid: c_5122:n</text:p>
      <text:p text:style-name="Standard"><text:s text:c="16"/>1.3021e-18 <text:s text:c="2"/>netid: c_5129:n</text:p>
      <text:p text:style-name="Standard"><text:s text:c="15"/>4.85746e-18 <text:s text:c="2"/>netid: c_5146:n</text:p>
      <text:p text:style-name="Standard"><text:s text:c="16"/>1.2913e-18 <text:s text:c="2"/>netid: c_5209:n</text:p>
      <text:p text:style-name="Standard"><text:s text:c="15"/>1.05067e-17 <text:s text:c="2"/>netid: c_5133:n</text:p>
      <text:p text:style-name="Standard"><text:soft-page-break/><text:s text:c="15"/>3.36307e-18 <text:s text:c="2"/>netid: c_5124:n</text:p>
      <text:p text:style-name="Standard"><text:s text:c="15"/>2.33427e-17 <text:s text:c="2"/>netid: c_5124:n</text:p>
      <text:p text:style-name="Standard"><text:s text:c="15"/>2.38502e-19 <text:s text:c="2"/>netid: c_5124:n</text:p>
      <text:p text:style-name="Standard"><text:s text:c="15"/>6.37301e-18 <text:s text:c="2"/>netid: XI5/NET33</text:p>
      <text:p text:style-name="Standard"><text:s text:c="15"/>2.04449e-18 <text:s text:c="2"/>netid: XI5/NET33</text:p>
      <text:p text:style-name="Standard"><text:s text:c="15"/>1.51533e-18 <text:s text:c="2"/>netid: c_331:n</text:p>
      <text:p text:style-name="Standard"><text:s text:c="15"/>2.61411e-19 <text:s text:c="2"/>netid: XI5/XI2/MNM1:s</text:p>
      <text:p text:style-name="Standard"><text:s text:c="15"/>8.39662e-18 <text:s text:c="2"/>netid: c_331:n</text:p>
      <text:p text:style-name="Standard"><text:s text:c="15"/>5.50993e-19 <text:s text:c="2"/>netid: XI5/XI2/MNM1:s</text:p>
      <text:p text:style-name="Standard"><text:s text:c="15"/>1.43516e-18 <text:s text:c="2"/>netid: c_331:n</text:p>
      <text:p text:style-name="Standard"><text:s text:c="16"/>2.4596e-19 <text:s text:c="2"/>netid: XI5/XI2/MNM1:s</text:p>
      <text:p text:style-name="Standard"><text:s text:c="15"/>1.75202e-18 <text:s text:c="2"/>netid: c_358:n</text:p>
      <text:p text:style-name="Standard"/>
      <text:p text:style-name="Standard"/>
      <text:p text:style-name="Standard">35 <text:s text:c="19"/>0.0 <text:s text:c="2"/>1.16271e-15 <text:s text:c="6"/>85.2217 <text:s text:c="11"/>0.0 <text:s/>XI5/NET24</text:p>
      <text:p text:style-name="Standard"><text:s text:c="12"/>- Coupled nets</text:p>
      <text:p text:style-name="Standard"><text:s text:c="15"/>c_7585:p,c_7585:p,c_7585:p,c_7585:p,c_7585:p,c_8287:p,c_7706:p,c_7706:p,c_7706:p,c_7706:p,c_7706:p,c_7706:p,c_9181:p,c_9181:p,c_9181:p,XI5/XI6/MPM1:s,XI5/XI6/MPM1:s,XI5/XI6/MPM1:s,XI5/XI6/MPM1:s,c_7894:p,c_8529:p,c_8529:p,c_8529:p,c_9192:p,c_9192:p,c_8304:p,c_7856:p,c_8051:p,c_7901:p,c_7709:p,c_8050:p,c_8308:p,c_8308:p,c_8308:p,c_8309:p,c_8310:p,c_8311:p,c_8312:p,c_7857:p,c_8319:p,c_9209:p,c_9210:p,c_8320:p,c_8320:p,c_8321:p,c_9869:p,c_9869:p,XI5/XI6/MPM1:g,XI5/XI6/MPM1:g,XI5/XI6/MPM1:g,c_9871:p,c_10000:p,c_10000:p,c_9937:p,c_9872:p,c_9872:p,c_9941:p,c_11128:n,c_11128:n,c_11128:n,c_11128:n,c_11128:n,c_11128:n,c_11128:n,c_11128:n,c_11128:n,c_11128:n,c_11242:n,c_11242:n,c_11565:p,c_11565:p,c_11565:p,c_11565:p,c_11132:n,c_11132:n,c_11248:n,c_11248:n,c_11594:p,c_11254:n,c_11254:n,c_11254:n,c_11254:n,c_11254:n,c_11254:n,c_11254:n,c_11254:n,c_11254:n,c_11254:n,c_11254:n,c_11270:n,c_11272:n,c_11272:n,c_11272:n,c_11273:n,c_11273:n,c_11273:n,c_11273:n,c_11197:n,c_11197:n,c_11197:n,c_11197:n,c_11197:n,c_11197:n,c_11197:n,c_12055:n,XI5/XI6/MNM0:g,XI5/XI6/MNM0:g,XI5/XI6/MNM0:g,c_12064:n,c_12064:n,c_12458:n,c_13315:p,c_13315:p,c_12070:n,c_12073:n,c_12073:n,c_12089:n,c_12091:n,c_12091:n,c_12091:n,c_12093:n,c_12093:n,c_12094:n,c_12095:n,c_12099:n,c_12099:n,c_12099:n,c_12099:n,c_13348:p,c_13348:p,c_12244:n,c_12244:n,c_13350:p,c_13350:p,c_12245:n,c_12248:n,c_12248:n,c_12250:n,c_12250:n,c_12363:n,c_12363:n,c_12363:n,c_12363:n,c_12363:n,c_12363:n,c_12363:n,c_12363:n,c_14074:n,c_14079:n,c_14756:n,c_14778:n,c_14778:n,c_15998:n,c_15998:n,c_15998:n,c_16000:n,XI5/XI6/MNM0:s,c_16003:n,c_15728:n,c_15728:n,c_15811:n,c_15816:n,c_16061:n,c_16064:n,c_16064:n,c_16064:n,c_16064:n,c_16064:n,c_16064:n,c_3160:n,c_3366:p,c_2952:n,c_3061:n,c_3034:n,c_3160:n,c_3035:n,c_3034:n,c_3160:n,c_3052:n,c_3061:n,c_3034:n,c_3034:n,c_2955:n,c_3034:n,c_3160:n,XI5/XI1/XI0/MPM0:d,c_2950:n,c_2959:n,c_2990:n,c_2963:n,c_3366:p,c_3051:n,c_3052:n,c_3076:n,c_3061:n,c_2954:n,c_3034:n,c_3076:n,c_3418:n,c_3418:n,c_3507:n,c_3487:n,c_3476:n,c_3507:n,c_3487:n,c_3516:n,c_3516:n,c_3487:n,c_3516:n,c_3476:n,c_3516:n,c_3487:n,c_3474:n,c_3516:n,c_3481:n,c_3477:n,c_3507:n,c_3477:n,c_3487:n,c_3556:n,c_3418:n,c_3418:n,c_3434:n,c_3418:n,c_3418:n,c_3481:n,c_3418:n,c_3418:n,c_3474:n,XI5/XI1/XI0/MPM1:g,XI5/XI1/XI0/MPM1:g,XI5/XI1/XI0/MPM1:g,c_3823:n,XI5/XI6/MNM1:s,c_130:n,c_130:n,c_154:n,XI5/XI6/MNM2:s,c_154:n,XI5/XI6/MNM2:s,c_154:n,XI5/XI6/MNM2:s,c_154:n,c_507:n</text:p>
      <text:p text:style-name="Standard"><text:s text:c="12"/>- Intrinsic Capacitance</text:p>
      <text:p text:style-name="Standard"><text:s text:c="15"/>1.7183e-16</text:p>
      <text:p text:style-name="Standard"><text:s text:c="12"/>- Coupled capacitance</text:p>
      <text:p text:style-name="Standard"><text:s text:c="15"/>3.07154e-18 <text:s text:c="2"/>netid: c_7585:p</text:p>
      <text:p text:style-name="Standard"><text:soft-page-break/><text:s text:c="15"/>3.26793e-18 <text:s text:c="2"/>netid: c_7585:p</text:p>
      <text:p text:style-name="Standard"><text:s text:c="15"/>1.88706e-17 <text:s text:c="2"/>netid: c_7585:p</text:p>
      <text:p text:style-name="Standard"><text:s text:c="15"/>1.89654e-17 <text:s text:c="2"/>netid: c_7585:p</text:p>
      <text:p text:style-name="Standard"><text:s text:c="15"/>1.92899e-18 <text:s text:c="2"/>netid: c_7585:p</text:p>
      <text:p text:style-name="Standard"><text:s text:c="15"/>9.35537e-19 <text:s text:c="2"/>netid: c_8287:p</text:p>
      <text:p text:style-name="Standard"><text:s text:c="15"/>3.07374e-18 <text:s text:c="2"/>netid: c_7706:p</text:p>
      <text:p text:style-name="Standard"><text:s text:c="15"/>1.90965e-17 <text:s text:c="2"/>netid: c_7706:p</text:p>
      <text:p text:style-name="Standard"><text:s text:c="15"/>5.92411e-18 <text:s text:c="2"/>netid: c_7706:p</text:p>
      <text:p text:style-name="Standard"><text:s text:c="15"/>2.82273e-18 <text:s text:c="2"/>netid: c_7706:p</text:p>
      <text:p text:style-name="Standard"><text:s text:c="16"/>1.2804e-18 <text:s text:c="2"/>netid: c_7706:p</text:p>
      <text:p text:style-name="Standard"><text:s text:c="15"/>7.45043e-19 <text:s text:c="2"/>netid: c_7706:p</text:p>
      <text:p text:style-name="Standard"><text:s text:c="15"/>2.29788e-17 <text:s text:c="2"/>netid: c_9181:p</text:p>
      <text:p text:style-name="Standard"><text:s text:c="15"/>3.32157e-18 <text:s text:c="2"/>netid: c_9181:p</text:p>
      <text:p text:style-name="Standard"><text:s text:c="16"/>1.1821e-18 <text:s text:c="2"/>netid: c_9181:p</text:p>
      <text:p text:style-name="Standard"><text:s text:c="15"/>2.30064e-17 <text:s text:c="2"/>netid: XI5/XI6/MPM1:s</text:p>
      <text:p text:style-name="Standard"><text:s text:c="15"/>3.33717e-18 <text:s text:c="2"/>netid: XI5/XI6/MPM1:s</text:p>
      <text:p text:style-name="Standard"><text:s text:c="15"/>2.45761e-17 <text:s text:c="2"/>netid: XI5/XI6/MPM1:s</text:p>
      <text:p text:style-name="Standard"><text:s text:c="15"/>3.33952e-18 <text:s text:c="2"/>netid: XI5/XI6/MPM1:s</text:p>
      <text:p text:style-name="Standard"><text:s text:c="15"/>1.69852e-18 <text:s text:c="2"/>netid: c_7894:p</text:p>
      <text:p text:style-name="Standard"><text:s text:c="15"/>1.90648e-18 <text:s text:c="2"/>netid: c_8529:p</text:p>
      <text:p text:style-name="Standard"><text:s text:c="15"/>2.90255e-19 <text:s text:c="2"/>netid: c_8529:p</text:p>
      <text:p text:style-name="Standard"><text:s text:c="15"/>5.78008e-18 <text:s text:c="2"/>netid: c_8529:p</text:p>
      <text:p text:style-name="Standard"><text:s text:c="16"/>1.2817e-18 <text:s text:c="2"/>netid: c_9192:p</text:p>
      <text:p text:style-name="Standard"><text:s text:c="15"/>9.31068e-19 <text:s text:c="2"/>netid: c_9192:p</text:p>
      <text:p text:style-name="Standard"><text:s text:c="15"/>1.91799e-17 <text:s text:c="2"/>netid: c_8304:p</text:p>
      <text:p text:style-name="Standard"><text:s text:c="16"/>8.8646e-19 <text:s text:c="2"/>netid: c_7856:p</text:p>
      <text:p text:style-name="Standard"><text:s text:c="15"/>4.46689e-18 <text:s text:c="2"/>netid: c_8051:p</text:p>
      <text:p text:style-name="Standard"><text:s text:c="15"/>9.67653e-19 <text:s text:c="2"/>netid: c_7901:p</text:p>
      <text:p text:style-name="Standard"><text:s text:c="15"/>7.66853e-18 <text:s text:c="2"/>netid: c_7709:p</text:p>
      <text:p text:style-name="Standard"><text:s text:c="15"/>1.53928e-18 <text:s text:c="2"/>netid: c_8050:p</text:p>
      <text:p text:style-name="Standard"><text:s text:c="15"/>1.82996e-18 <text:s text:c="2"/>netid: c_8308:p</text:p>
      <text:p text:style-name="Standard"><text:s text:c="15"/>3.59371e-18 <text:s text:c="2"/>netid: c_8308:p</text:p>
      <text:p text:style-name="Standard"><text:s text:c="15"/>1.48238e-18 <text:s text:c="2"/>netid: c_8308:p</text:p>
      <text:p text:style-name="Standard"><text:s text:c="15"/>1.02215e-17 <text:s text:c="2"/>netid: c_8309:p</text:p>
      <text:p text:style-name="Standard"><text:s text:c="15"/>1.12913e-17 <text:s text:c="2"/>netid: c_8310:p</text:p>
      <text:p text:style-name="Standard"><text:s text:c="15"/>4.45884e-18 <text:s text:c="2"/>netid: c_8311:p</text:p>
      <text:p text:style-name="Standard"><text:s text:c="15"/>6.68956e-18 <text:s text:c="2"/>netid: c_8312:p</text:p>
      <text:p text:style-name="Standard"><text:s text:c="16"/>2.2121e-18 <text:s text:c="2"/>netid: c_7857:p</text:p>
      <text:p text:style-name="Standard"><text:s text:c="15"/>3.30479e-19 <text:s text:c="2"/>netid: c_8319:p</text:p>
      <text:p text:style-name="Standard"><text:s text:c="15"/>4.13058e-18 <text:s text:c="2"/>netid: c_9209:p</text:p>
      <text:p text:style-name="Standard"><text:s text:c="15"/>4.13058e-18 <text:s text:c="2"/>netid: c_9210:p</text:p>
      <text:p text:style-name="Standard"><text:s text:c="16"/>9.6582e-19 <text:s text:c="2"/>netid: c_8320:p</text:p>
      <text:p text:style-name="Standard"><text:s text:c="15"/>1.29808e-17 <text:s text:c="2"/>netid: c_8320:p</text:p>
      <text:p text:style-name="Standard"><text:s text:c="15"/>6.10652e-18 <text:s text:c="2"/>netid: c_8321:p</text:p>
      <text:p text:style-name="Standard"><text:s text:c="15"/>3.64444e-19 <text:s text:c="2"/>netid: c_9869:p</text:p>
      <text:p text:style-name="Standard"><text:s text:c="15"/>8.68321e-19 <text:s text:c="2"/>netid: c_9869:p</text:p>
      <text:p text:style-name="Standard"><text:s text:c="15"/>4.20985e-18 <text:s text:c="2"/>netid: XI5/XI6/MPM1:g</text:p>
      <text:p text:style-name="Standard"><text:s text:c="15"/>1.91082e-18 <text:s text:c="2"/>netid: XI5/XI6/MPM1:g</text:p>
      <text:p text:style-name="Standard"><text:s text:c="15"/>6.79039e-19 <text:s text:c="2"/>netid: XI5/XI6/MPM1:g</text:p>
      <text:p text:style-name="Standard"><text:s text:c="16"/>1.4852e-18 <text:s text:c="2"/>netid: c_9871:p</text:p>
      <text:p text:style-name="Standard"><text:s text:c="16"/>1.3965e-18 <text:s text:c="2"/>netid: c_10000:p</text:p>
      <text:p text:style-name="Standard"><text:s text:c="15"/>3.86948e-18 <text:s text:c="2"/>netid: c_10000:p</text:p>
      <text:p text:style-name="Standard"><text:soft-page-break/><text:s text:c="15"/>3.87643e-18 <text:s text:c="2"/>netid: c_9937:p</text:p>
      <text:p text:style-name="Standard"><text:s text:c="15"/>4.09709e-19 <text:s text:c="2"/>netid: c_9872:p</text:p>
      <text:p text:style-name="Standard"><text:s text:c="15"/>1.17233e-18 <text:s text:c="2"/>netid: c_9872:p</text:p>
      <text:p text:style-name="Standard"><text:s text:c="15"/>4.26788e-19 <text:s text:c="2"/>netid: c_9941:p</text:p>
      <text:p text:style-name="Standard"><text:s text:c="15"/>1.05444e-18 <text:s text:c="2"/>netid: c_11128:n</text:p>
      <text:p text:style-name="Standard"><text:s text:c="15"/>1.91034e-18 <text:s text:c="2"/>netid: c_11128:n</text:p>
      <text:p text:style-name="Standard"><text:s text:c="15"/>1.89475e-18 <text:s text:c="2"/>netid: c_11128:n</text:p>
      <text:p text:style-name="Standard"><text:s text:c="15"/>1.24044e-18 <text:s text:c="2"/>netid: c_11128:n</text:p>
      <text:p text:style-name="Standard"><text:s text:c="15"/>1.42872e-18 <text:s text:c="2"/>netid: c_11128:n</text:p>
      <text:p text:style-name="Standard"><text:s text:c="15"/>1.35002e-18 <text:s text:c="2"/>netid: c_11128:n</text:p>
      <text:p text:style-name="Standard"><text:s text:c="15"/>4.41486e-18 <text:s text:c="2"/>netid: c_11128:n</text:p>
      <text:p text:style-name="Standard"><text:s text:c="15"/>5.15346e-18 <text:s text:c="2"/>netid: c_11128:n</text:p>
      <text:p text:style-name="Standard"><text:s text:c="15"/>8.58154e-19 <text:s text:c="2"/>netid: c_11128:n</text:p>
      <text:p text:style-name="Standard"><text:s text:c="15"/>1.68388e-18 <text:s text:c="2"/>netid: c_11128:n</text:p>
      <text:p text:style-name="Standard"><text:s text:c="15"/>2.55018e-18 <text:s text:c="2"/>netid: c_11242:n</text:p>
      <text:p text:style-name="Standard"><text:s text:c="15"/>6.81891e-19 <text:s text:c="2"/>netid: c_11242:n</text:p>
      <text:p text:style-name="Standard"><text:s text:c="15"/>1.16634e-18 <text:s text:c="2"/>netid: c_11565:p</text:p>
      <text:p text:style-name="Standard"><text:s text:c="15"/>4.54178e-19 <text:s text:c="2"/>netid: c_11565:p</text:p>
      <text:p text:style-name="Standard"><text:s text:c="15"/>5.14877e-18 <text:s text:c="2"/>netid: c_11565:p</text:p>
      <text:p text:style-name="Standard"><text:s text:c="15"/>1.00777e-17 <text:s text:c="2"/>netid: c_11565:p</text:p>
      <text:p text:style-name="Standard"><text:s text:c="15"/>3.75017e-18 <text:s text:c="2"/>netid: c_11132:n</text:p>
      <text:p text:style-name="Standard"><text:s text:c="15"/>1.73547e-18 <text:s text:c="2"/>netid: c_11132:n</text:p>
      <text:p text:style-name="Standard"><text:s text:c="15"/>2.14831e-18 <text:s text:c="2"/>netid: c_11248:n</text:p>
      <text:p text:style-name="Standard"><text:s text:c="15"/>2.71776e-18 <text:s text:c="2"/>netid: c_11248:n</text:p>
      <text:p text:style-name="Standard"><text:s text:c="15"/>4.49355e-18 <text:s text:c="2"/>netid: c_11594:p</text:p>
      <text:p text:style-name="Standard"><text:s text:c="15"/>3.16267e-19 <text:s text:c="2"/>netid: c_11254:n</text:p>
      <text:p text:style-name="Standard"><text:s text:c="15"/>1.49979e-18 <text:s text:c="2"/>netid: c_11254:n</text:p>
      <text:p text:style-name="Standard"><text:s text:c="15"/>1.39207e-17 <text:s text:c="2"/>netid: c_11254:n</text:p>
      <text:p text:style-name="Standard"><text:s text:c="15"/>4.39986e-18 <text:s text:c="2"/>netid: c_11254:n</text:p>
      <text:p text:style-name="Standard"><text:s text:c="15"/>1.89071e-18 <text:s text:c="2"/>netid: c_11254:n</text:p>
      <text:p text:style-name="Standard"><text:s text:c="15"/>2.30983e-18 <text:s text:c="2"/>netid: c_11254:n</text:p>
      <text:p text:style-name="Standard"><text:s text:c="15"/>7.04998e-19 <text:s text:c="2"/>netid: c_11254:n</text:p>
      <text:p text:style-name="Standard"><text:s text:c="15"/>1.38163e-18 <text:s text:c="2"/>netid: c_11254:n</text:p>
      <text:p text:style-name="Standard"><text:s text:c="15"/>1.23456e-17 <text:s text:c="2"/>netid: c_11254:n</text:p>
      <text:p text:style-name="Standard"><text:s text:c="15"/>9.81436e-18 <text:s text:c="2"/>netid: c_11254:n</text:p>
      <text:p text:style-name="Standard"><text:s text:c="17"/>1.316e-17 <text:s text:c="2"/>netid: c_11254:n</text:p>
      <text:p text:style-name="Standard"><text:s text:c="15"/>8.47877e-19 <text:s text:c="2"/>netid: c_11270:n</text:p>
      <text:p text:style-name="Standard"><text:s text:c="15"/>2.08805e-18 <text:s text:c="2"/>netid: c_11272:n</text:p>
      <text:p text:style-name="Standard"><text:s text:c="16"/>8.5069e-19 <text:s text:c="2"/>netid: c_11272:n</text:p>
      <text:p text:style-name="Standard"><text:s text:c="15"/>1.48443e-18 <text:s text:c="2"/>netid: c_11272:n</text:p>
      <text:p text:style-name="Standard"><text:s text:c="15"/>8.94607e-19 <text:s text:c="2"/>netid: c_11273:n</text:p>
      <text:p text:style-name="Standard"><text:s text:c="17"/>8.087e-19 <text:s text:c="2"/>netid: c_11273:n</text:p>
      <text:p text:style-name="Standard"><text:s text:c="16"/>2.1112e-19 <text:s text:c="2"/>netid: c_11273:n</text:p>
      <text:p text:style-name="Standard"><text:s text:c="15"/>2.10466e-19 <text:s text:c="2"/>netid: c_11273:n</text:p>
      <text:p text:style-name="Standard"><text:s text:c="15"/>2.29305e-19 <text:s text:c="2"/>netid: c_11197:n</text:p>
      <text:p text:style-name="Standard"><text:s text:c="15"/>8.48075e-19 <text:s text:c="2"/>netid: c_11197:n</text:p>
      <text:p text:style-name="Standard"><text:s text:c="16"/>5.5835e-19 <text:s text:c="2"/>netid: c_11197:n</text:p>
      <text:p text:style-name="Standard"><text:s text:c="15"/>1.25954e-18 <text:s text:c="2"/>netid: c_11197:n</text:p>
      <text:p text:style-name="Standard"><text:s text:c="15"/>1.94941e-18 <text:s text:c="2"/>netid: c_11197:n</text:p>
      <text:p text:style-name="Standard"><text:s text:c="15"/>3.20858e-19 <text:s text:c="2"/>netid: c_11197:n</text:p>
      <text:p text:style-name="Standard"><text:s text:c="15"/>8.05413e-19 <text:s text:c="2"/>netid: c_11197:n</text:p>
      <text:p text:style-name="Standard"><text:s text:c="15"/>4.69094e-18 <text:s text:c="2"/>netid: c_12055:n</text:p>
      <text:p text:style-name="Standard"><text:soft-page-break/><text:s text:c="15"/>3.67155e-18 <text:s text:c="2"/>netid: XI5/XI6/MNM0:g</text:p>
      <text:p text:style-name="Standard"><text:s text:c="15"/>2.68637e-18 <text:s text:c="2"/>netid: XI5/XI6/MNM0:g</text:p>
      <text:p text:style-name="Standard"><text:s text:c="15"/>2.71025e-18 <text:s text:c="2"/>netid: XI5/XI6/MNM0:g</text:p>
      <text:p text:style-name="Standard"><text:s text:c="15"/>5.61471e-19 <text:s text:c="2"/>netid: c_12064:n</text:p>
      <text:p text:style-name="Standard"><text:s text:c="15"/>3.29734e-18 <text:s text:c="2"/>netid: c_12064:n</text:p>
      <text:p text:style-name="Standard"><text:s text:c="15"/>1.68389e-18 <text:s text:c="2"/>netid: c_12458:n</text:p>
      <text:p text:style-name="Standard"><text:s text:c="15"/>5.19383e-18 <text:s text:c="2"/>netid: c_13315:p</text:p>
      <text:p text:style-name="Standard"><text:s text:c="15"/>1.71245e-18 <text:s text:c="2"/>netid: c_13315:p</text:p>
      <text:p text:style-name="Standard"><text:s text:c="15"/>5.19381e-18 <text:s text:c="2"/>netid: c_12070:n</text:p>
      <text:p text:style-name="Standard"><text:s text:c="15"/>7.93237e-19 <text:s text:c="2"/>netid: c_12073:n</text:p>
      <text:p text:style-name="Standard"><text:s text:c="15"/>5.19381e-18 <text:s text:c="2"/>netid: c_12073:n</text:p>
      <text:p text:style-name="Standard"><text:s text:c="15"/>1.25606e-18 <text:s text:c="2"/>netid: c_12089:n</text:p>
      <text:p text:style-name="Standard"><text:s text:c="15"/>5.76958e-18 <text:s text:c="2"/>netid: c_12091:n</text:p>
      <text:p text:style-name="Standard"><text:s text:c="15"/>1.85974e-17 <text:s text:c="2"/>netid: c_12091:n</text:p>
      <text:p text:style-name="Standard"><text:s text:c="15"/>3.95594e-18 <text:s text:c="2"/>netid: c_12091:n</text:p>
      <text:p text:style-name="Standard"><text:s text:c="15"/>1.68649e-18 <text:s text:c="2"/>netid: c_12093:n</text:p>
      <text:p text:style-name="Standard"><text:s text:c="15"/>9.91589e-18 <text:s text:c="2"/>netid: c_12093:n</text:p>
      <text:p text:style-name="Standard"><text:s text:c="15"/>4.02438e-18 <text:s text:c="2"/>netid: c_12094:n</text:p>
      <text:p text:style-name="Standard"><text:s text:c="15"/>1.14709e-17 <text:s text:c="2"/>netid: c_12095:n</text:p>
      <text:p text:style-name="Standard"><text:s text:c="15"/>1.04205e-18 <text:s text:c="2"/>netid: c_12099:n</text:p>
      <text:p text:style-name="Standard"><text:s text:c="15"/>1.63675e-18 <text:s text:c="2"/>netid: c_12099:n</text:p>
      <text:p text:style-name="Standard"><text:s text:c="15"/>2.05428e-19 <text:s text:c="2"/>netid: c_12099:n</text:p>
      <text:p text:style-name="Standard"><text:s text:c="15"/>7.42848e-18 <text:s text:c="2"/>netid: c_12099:n</text:p>
      <text:p text:style-name="Standard"><text:s text:c="15"/>1.90129e-18 <text:s text:c="2"/>netid: c_13348:p</text:p>
      <text:p text:style-name="Standard"><text:s text:c="15"/>4.80043e-18 <text:s text:c="2"/>netid: c_13348:p</text:p>
      <text:p text:style-name="Standard"><text:s text:c="15"/>8.22126e-18 <text:s text:c="2"/>netid: c_12244:n</text:p>
      <text:p text:style-name="Standard"><text:s text:c="15"/>6.61803e-18 <text:s text:c="2"/>netid: c_12244:n</text:p>
      <text:p text:style-name="Standard"><text:s text:c="15"/>8.16734e-19 <text:s text:c="2"/>netid: c_13350:p</text:p>
      <text:p text:style-name="Standard"><text:s text:c="15"/>5.44807e-18 <text:s text:c="2"/>netid: c_13350:p</text:p>
      <text:p text:style-name="Standard"><text:s text:c="15"/>5.44807e-18 <text:s text:c="2"/>netid: c_12245:n</text:p>
      <text:p text:style-name="Standard"><text:s text:c="15"/>1.28072e-18 <text:s text:c="2"/>netid: c_12248:n</text:p>
      <text:p text:style-name="Standard"><text:s text:c="15"/>5.44807e-18 <text:s text:c="2"/>netid: c_12248:n</text:p>
      <text:p text:style-name="Standard"><text:s text:c="15"/>6.78497e-18 <text:s text:c="2"/>netid: c_12250:n</text:p>
      <text:p text:style-name="Standard"><text:s text:c="15"/>7.23733e-18 <text:s text:c="2"/>netid: c_12250:n</text:p>
      <text:p text:style-name="Standard"><text:s text:c="15"/>5.10454e-19 <text:s text:c="2"/>netid: c_12363:n</text:p>
      <text:p text:style-name="Standard"><text:s text:c="15"/>1.94894e-18 <text:s text:c="2"/>netid: c_12363:n</text:p>
      <text:p text:style-name="Standard"><text:s text:c="15"/>8.83359e-19 <text:s text:c="2"/>netid: c_12363:n</text:p>
      <text:p text:style-name="Standard"><text:s text:c="15"/>1.68178e-18 <text:s text:c="2"/>netid: c_12363:n</text:p>
      <text:p text:style-name="Standard"><text:s text:c="15"/>1.25717e-18 <text:s text:c="2"/>netid: c_12363:n</text:p>
      <text:p text:style-name="Standard"><text:s text:c="15"/>1.86714e-18 <text:s text:c="2"/>netid: c_12363:n</text:p>
      <text:p text:style-name="Standard"><text:s text:c="15"/>1.53854e-18 <text:s text:c="2"/>netid: c_12363:n</text:p>
      <text:p text:style-name="Standard"><text:s text:c="15"/>1.57831e-18 <text:s text:c="2"/>netid: c_12363:n</text:p>
      <text:p text:style-name="Standard"><text:s text:c="15"/>1.96735e-18 <text:s text:c="2"/>netid: c_14074:n</text:p>
      <text:p text:style-name="Standard"><text:s text:c="15"/>3.92586e-19 <text:s text:c="2"/>netid: c_14079:n</text:p>
      <text:p text:style-name="Standard"><text:s text:c="15"/>8.82135e-19 <text:s text:c="2"/>netid: c_14756:n</text:p>
      <text:p text:style-name="Standard"><text:s text:c="15"/>6.99224e-19 <text:s text:c="2"/>netid: c_14778:n</text:p>
      <text:p text:style-name="Standard"><text:s text:c="15"/>1.62342e-17 <text:s text:c="2"/>netid: c_14778:n</text:p>
      <text:p text:style-name="Standard"><text:s text:c="15"/>8.24929e-18 <text:s text:c="2"/>netid: c_15998:n</text:p>
      <text:p text:style-name="Standard"><text:s text:c="17"/>7.037e-19 <text:s text:c="2"/>netid: c_15998:n</text:p>
      <text:p text:style-name="Standard"><text:s text:c="15"/>1.41284e-18 <text:s text:c="2"/>netid: c_15998:n</text:p>
      <text:p text:style-name="Standard"><text:s text:c="15"/>8.96285e-19 <text:s text:c="2"/>netid: c_16000:n</text:p>
      <text:p text:style-name="Standard"><text:s text:c="15"/>1.57468e-18 <text:s text:c="2"/>netid: XI5/XI6/MNM0:s</text:p>
      <text:p text:style-name="Standard"><text:soft-page-break/><text:s text:c="15"/>2.23361e-18 <text:s text:c="2"/>netid: c_16003:n</text:p>
      <text:p text:style-name="Standard"><text:s text:c="15"/>4.40755e-18 <text:s text:c="2"/>netid: c_15728:n</text:p>
      <text:p text:style-name="Standard"><text:s text:c="15"/>2.48353e-19 <text:s text:c="2"/>netid: c_15728:n</text:p>
      <text:p text:style-name="Standard"><text:s text:c="15"/>1.12614e-18 <text:s text:c="2"/>netid: c_15811:n</text:p>
      <text:p text:style-name="Standard"><text:s text:c="15"/>2.25044e-18 <text:s text:c="2"/>netid: c_15816:n</text:p>
      <text:p text:style-name="Standard"><text:s text:c="16"/>3.0816e-19 <text:s text:c="2"/>netid: c_16061:n</text:p>
      <text:p text:style-name="Standard"><text:s text:c="15"/>2.47632e-18 <text:s text:c="2"/>netid: c_16064:n</text:p>
      <text:p text:style-name="Standard"><text:s text:c="15"/>1.19841e-18 <text:s text:c="2"/>netid: c_16064:n</text:p>
      <text:p text:style-name="Standard"><text:s text:c="15"/>8.20947e-19 <text:s text:c="2"/>netid: c_16064:n</text:p>
      <text:p text:style-name="Standard"><text:s text:c="16"/>2.1463e-18 <text:s text:c="2"/>netid: c_16064:n</text:p>
      <text:p text:style-name="Standard"><text:s text:c="15"/>1.20653e-18 <text:s text:c="2"/>netid: c_16064:n</text:p>
      <text:p text:style-name="Standard"><text:s text:c="15"/>3.70397e-19 <text:s text:c="2"/>netid: c_16064:n</text:p>
      <text:p text:style-name="Standard"><text:s text:c="15"/>2.25794e-18 <text:s text:c="2"/>netid: c_3160:n</text:p>
      <text:p text:style-name="Standard"><text:s text:c="15"/>1.07824e-18 <text:s text:c="2"/>netid: c_3366:p</text:p>
      <text:p text:style-name="Standard"><text:s text:c="15"/>2.21688e-18 <text:s text:c="2"/>netid: c_2952:n</text:p>
      <text:p text:style-name="Standard"><text:s text:c="16"/>3.6469e-18 <text:s text:c="2"/>netid: c_3061:n</text:p>
      <text:p text:style-name="Standard"><text:s text:c="15"/>5.43821e-18 <text:s text:c="2"/>netid: c_3034:n</text:p>
      <text:p text:style-name="Standard"><text:s text:c="15"/>2.90032e-18 <text:s text:c="2"/>netid: c_3160:n</text:p>
      <text:p text:style-name="Standard"><text:s text:c="15"/>3.94497e-18 <text:s text:c="2"/>netid: c_3035:n</text:p>
      <text:p text:style-name="Standard"><text:s text:c="15"/>1.43337e-18 <text:s text:c="2"/>netid: c_3034:n</text:p>
      <text:p text:style-name="Standard"><text:s text:c="15"/>3.39396e-18 <text:s text:c="2"/>netid: c_3160:n</text:p>
      <text:p text:style-name="Standard"><text:s text:c="15"/>2.03083e-18 <text:s text:c="2"/>netid: c_3052:n</text:p>
      <text:p text:style-name="Standard"><text:s text:c="15"/>2.69063e-19 <text:s text:c="2"/>netid: c_3061:n</text:p>
      <text:p text:style-name="Standard"><text:s text:c="15"/>1.13866e-18 <text:s text:c="2"/>netid: c_3034:n</text:p>
      <text:p text:style-name="Standard"><text:s text:c="15"/>3.03089e-18 <text:s text:c="2"/>netid: c_3034:n</text:p>
      <text:p text:style-name="Standard"><text:s text:c="15"/>2.00524e-18 <text:s text:c="2"/>netid: c_2955:n</text:p>
      <text:p text:style-name="Standard"><text:s text:c="15"/>2.43141e-17 <text:s text:c="2"/>netid: c_3034:n</text:p>
      <text:p text:style-name="Standard"><text:s text:c="15"/>1.02064e-17 <text:s text:c="2"/>netid: c_3160:n</text:p>
      <text:p text:style-name="Standard"><text:s text:c="16"/>2.9704e-18 <text:s text:c="2"/>netid: XI5/XI1/XI0/MPM0:d</text:p>
      <text:p text:style-name="Standard"><text:s text:c="15"/>2.02976e-18 <text:s text:c="2"/>netid: c_2950:n</text:p>
      <text:p text:style-name="Standard"><text:s text:c="15"/>1.09585e-18 <text:s text:c="2"/>netid: c_2959:n</text:p>
      <text:p text:style-name="Standard"><text:s text:c="15"/>4.09501e-18 <text:s text:c="2"/>netid: c_2990:n</text:p>
      <text:p text:style-name="Standard"><text:s text:c="15"/>6.97584e-18 <text:s text:c="2"/>netid: c_2963:n</text:p>
      <text:p text:style-name="Standard"><text:s text:c="15"/>2.00611e-17 <text:s text:c="2"/>netid: c_3366:p</text:p>
      <text:p text:style-name="Standard"><text:s text:c="15"/>1.32188e-17 <text:s text:c="2"/>netid: c_3051:n</text:p>
      <text:p text:style-name="Standard"><text:s text:c="15"/>5.87931e-18 <text:s text:c="2"/>netid: c_3052:n</text:p>
      <text:p text:style-name="Standard"><text:s text:c="15"/>1.05832e-18 <text:s text:c="2"/>netid: c_3076:n</text:p>
      <text:p text:style-name="Standard"><text:s text:c="15"/>4.29417e-18 <text:s text:c="2"/>netid: c_3061:n</text:p>
      <text:p text:style-name="Standard"><text:s text:c="15"/>7.12713e-18 <text:s text:c="2"/>netid: c_2954:n</text:p>
      <text:p text:style-name="Standard"><text:s text:c="15"/>6.00221e-19 <text:s text:c="2"/>netid: c_3034:n</text:p>
      <text:p text:style-name="Standard"><text:s text:c="15"/>4.66974e-19 <text:s text:c="2"/>netid: c_3076:n</text:p>
      <text:p text:style-name="Standard"><text:s text:c="16"/>5.1304e-19 <text:s text:c="2"/>netid: c_3418:n</text:p>
      <text:p text:style-name="Standard"><text:s text:c="15"/>3.08336e-19 <text:s text:c="2"/>netid: c_3418:n</text:p>
      <text:p text:style-name="Standard"><text:s text:c="15"/>7.46731e-19 <text:s text:c="2"/>netid: c_3507:n</text:p>
      <text:p text:style-name="Standard"><text:s text:c="15"/>3.02811e-19 <text:s text:c="2"/>netid: c_3487:n</text:p>
      <text:p text:style-name="Standard"><text:s text:c="15"/>2.56281e-18 <text:s text:c="2"/>netid: c_3476:n</text:p>
      <text:p text:style-name="Standard"><text:s text:c="15"/>3.12003e-19 <text:s text:c="2"/>netid: c_3507:n</text:p>
      <text:p text:style-name="Standard"><text:s text:c="15"/>2.51817e-18 <text:s text:c="2"/>netid: c_3487:n</text:p>
      <text:p text:style-name="Standard"><text:s text:c="15"/>2.21823e-18 <text:s text:c="2"/>netid: c_3516:n</text:p>
      <text:p text:style-name="Standard"><text:s text:c="15"/>6.04928e-19 <text:s text:c="2"/>netid: c_3516:n</text:p>
      <text:p text:style-name="Standard"><text:s text:c="15"/>1.15362e-18 <text:s text:c="2"/>netid: c_3487:n</text:p>
      <text:p text:style-name="Standard"><text:s text:c="16"/>3.5283e-19 <text:s text:c="2"/>netid: c_3516:n</text:p>
      <text:p text:style-name="Standard"><text:soft-page-break/><text:s text:c="15"/>1.35995e-18 <text:s text:c="2"/>netid: c_3476:n</text:p>
      <text:p text:style-name="Standard"><text:s text:c="15"/>2.58264e-19 <text:s text:c="2"/>netid: c_3516:n</text:p>
      <text:p text:style-name="Standard"><text:s text:c="15"/>1.97179e-18 <text:s text:c="2"/>netid: c_3487:n</text:p>
      <text:p text:style-name="Standard"><text:s text:c="15"/>2.01756e-18 <text:s text:c="2"/>netid: c_3474:n</text:p>
      <text:p text:style-name="Standard"><text:s text:c="15"/>1.58684e-18 <text:s text:c="2"/>netid: c_3516:n</text:p>
      <text:p text:style-name="Standard"><text:s text:c="15"/>1.16291e-18 <text:s text:c="2"/>netid: c_3481:n</text:p>
      <text:p text:style-name="Standard"><text:s text:c="15"/>1.05796e-18 <text:s text:c="2"/>netid: c_3477:n</text:p>
      <text:p text:style-name="Standard"><text:s text:c="15"/>7.82339e-19 <text:s text:c="2"/>netid: c_3507:n</text:p>
      <text:p text:style-name="Standard"><text:s text:c="16"/>1.7236e-18 <text:s text:c="2"/>netid: c_3477:n</text:p>
      <text:p text:style-name="Standard"><text:s text:c="15"/>1.31312e-18 <text:s text:c="2"/>netid: c_3487:n</text:p>
      <text:p text:style-name="Standard"><text:s text:c="15"/>3.04385e-19 <text:s text:c="2"/>netid: c_3556:n</text:p>
      <text:p text:style-name="Standard"><text:s text:c="15"/>3.97362e-19 <text:s text:c="2"/>netid: c_3418:n</text:p>
      <text:p text:style-name="Standard"><text:s text:c="15"/>1.70616e-17 <text:s text:c="2"/>netid: c_3418:n</text:p>
      <text:p text:style-name="Standard"><text:s text:c="16"/>2.6623e-18 <text:s text:c="2"/>netid: c_3434:n</text:p>
      <text:p text:style-name="Standard"><text:s text:c="15"/>1.54936e-17 <text:s text:c="2"/>netid: c_3418:n</text:p>
      <text:p text:style-name="Standard"><text:s text:c="15"/>5.17517e-19 <text:s text:c="2"/>netid: c_3418:n</text:p>
      <text:p text:style-name="Standard"><text:s text:c="15"/>1.93323e-17 <text:s text:c="2"/>netid: c_3481:n</text:p>
      <text:p text:style-name="Standard"><text:s text:c="15"/>9.28918e-18 <text:s text:c="2"/>netid: c_3418:n</text:p>
      <text:p text:style-name="Standard"><text:s text:c="15"/>9.66333e-19 <text:s text:c="2"/>netid: c_3418:n</text:p>
      <text:p text:style-name="Standard"><text:s text:c="15"/>5.21645e-18 <text:s text:c="2"/>netid: c_3474:n</text:p>
      <text:p text:style-name="Standard"><text:s text:c="15"/>4.91765e-17 <text:s text:c="2"/>netid: XI5/XI1/XI0/MPM1:g</text:p>
      <text:p text:style-name="Standard"><text:s text:c="15"/>3.01324e-19 <text:s text:c="2"/>netid: XI5/XI1/XI0/MPM1:g</text:p>
      <text:p text:style-name="Standard"><text:s text:c="16"/>2.4703e-18 <text:s text:c="2"/>netid: XI5/XI1/XI0/MPM1:g</text:p>
      <text:p text:style-name="Standard"><text:s text:c="15"/>1.14964e-18 <text:s text:c="2"/>netid: c_3823:n</text:p>
      <text:p text:style-name="Standard"><text:s text:c="15"/>1.30514e-18 <text:s text:c="2"/>netid: XI5/XI6/MNM1:s</text:p>
      <text:p text:style-name="Standard"><text:s text:c="15"/>4.57797e-19 <text:s text:c="2"/>netid: c_130:n</text:p>
      <text:p text:style-name="Standard"><text:s text:c="15"/>1.50794e-18 <text:s text:c="2"/>netid: c_130:n</text:p>
      <text:p text:style-name="Standard"><text:s text:c="15"/>3.33069e-18 <text:s text:c="2"/>netid: c_154:n</text:p>
      <text:p text:style-name="Standard"><text:s text:c="16"/>1.6372e-17 <text:s text:c="2"/>netid: XI5/XI6/MNM2:s</text:p>
      <text:p text:style-name="Standard"><text:s text:c="15"/>5.83094e-18 <text:s text:c="2"/>netid: c_154:n</text:p>
      <text:p text:style-name="Standard"><text:s text:c="15"/>1.57468e-18 <text:s text:c="2"/>netid: XI5/XI6/MNM2:s</text:p>
      <text:p text:style-name="Standard"><text:s text:c="15"/>1.42508e-17 <text:s text:c="2"/>netid: c_154:n</text:p>
      <text:p text:style-name="Standard"><text:s text:c="15"/>3.41386e-18 <text:s text:c="2"/>netid: XI5/XI6/MNM2:s</text:p>
      <text:p text:style-name="Standard"><text:s text:c="15"/>9.07568e-19 <text:s text:c="2"/>netid: c_154:n</text:p>
      <text:p text:style-name="Standard"><text:s text:c="15"/>1.69463e-18 <text:s text:c="2"/>netid: c_507:n</text:p>
      <text:p text:style-name="Standard"/>
      <text:p text:style-name="Standard"/>
      <text:p text:style-name="Standard">36 <text:s text:c="19"/>0.0 <text:s text:c="2"/>1.07042e-15 <text:s text:c="6"/>85.5529 <text:s text:c="11"/>0.0 <text:s/>XI5/NET33</text:p>
      <text:p text:style-name="Standard"><text:s text:c="12"/>- Coupled nets</text:p>
      <text:p text:style-name="Standard"><text:s text:c="15"/>c_9070:p,c_9070:p,c_9070:p,c_9070:p,c_9070:p,c_9070:p,c_8534:p,c_8534:p,c_8534:p,c_8534:p,c_8534:p,c_7714:p,c_7711:p,c_7711:p,c_7711:p,c_9229:p,c_9229:p,c_7733:p,XI5/XI3/MPM0:b,XI5/XI3/MPM0:b,XI5/XI3/MPM1:s,XI5/XI3/MPM1:s,XI5/XI3/MPM1:s,XI5/XI3/MPM1:s,XI5/XI3/MPM1:s,c_8336:p,c_8337:p,c_8340:p,c_8341:p,c_8342:p,c_8343:p,c_7731:p,c_8271:p,c_8272:p,c_8255:p,c_8255:p,c_8274:p,c_9872:p,c_9872:p,c_9823:n,c_11133:n,c_11575:p,c_11575:p,c_11575:p,XI5/XI0/XI0/MPM0:d,c_11147:n,c_11152:n,c_11153:n,c_11154:n,c_11907:p,c_11907:p,c_11166:n,c_11166:n,c_11394:p,c_11487:p,c_11799:p,c_11257:n,c_11175:n,c_11175:n,c_11175:n,c_11918:p,c_11489:p,c_11802:p,c_11802:p,c_11802:p,c_11803:p,c_11803:p,c_11803:p,c_11538:p,c_11538:p,c_11539:p,c_11539:p,c_11539:p,c_11539:p,c_11539:p,c_11540:p,c_11540:p,c_11807:p,c_11640:p,c_11640:p,c_11396:p,c_11396:p,c_11473:p,c_11275:n,c_11276:n,c_11278:n,c_11278:n,c_11197:n,c_11197:n,c_<text:soft-page-break/>11197:n,c_11197:n,c_11197:n,c_11197:n,c_11381:p,c_11381:p,c_11381:p,c_11382:p,c_11382:p,c_11382:p,c_11784:p,c_11292:n,c_11292:n,c_11292:n,c_12370:n,c_12370:n,c_12276:n,c_12276:n,c_14079:n,XI5/XI0/XI0/MPM1:g,XI5/XI0/XI0/MPM1:g,XI5/XI0/XI0/MPM1:g,c_14735:n,c_14738:n,c_14738:n,c_14809:n,c_14809:n,c_14809:n,c_14809:n,c_14809:n,XI3/XI0/MNM0:b,c_16133:n,c_16133:n,XI5/XI3/MNM0:s,c_16013:n,c_15730:n,c_15730:n,c_15733:n,c_15733:n,c_15733:n,c_15819:n,c_16049:n,c_16050:n,c_16050:n,c_16050:n,c_16050:n,c_16050:n,c_16077:n,c_16077:n,c_16077:n,c_16077:n,c_3947:n,c_3879:n,c_3868:n,XI5/XI3/MPM1:g,XI5/XI3/MPM1:g,c_3984:n,c_3825:n,c_3878:n,XI5/XI3/MPM1:g,c_3878:n,XI5/XI3/MPM1:g,c_3835:n,c_3947:n,c_4224:p,c_3868:n,c_3984:n,XI5/XI3/MPM1:g,c_3868:n,c_3825:n,XI5/NET28,c_3825:n,XI5/XI3/MPM1:g,XI5/XI3/MPM1:g,XI5/XI3/MPM1:g,XI5/XI3/MPM1:g,c_3825:n,c_3878:n,XI5/XI3/MPM1:g,c_3825:n,XI5/XI3/MPM1:g,c_3868:n,c_3825:n,c_3868:n,c_4449:n,c_4313:n,c_4386:n,c_4313:n,c_4280:n,c_4280:n,c_4280:n,c_4314:n,c_4313:n,c_4280:n,c_4313:n,c_4313:n,c_4564:n,c_4564:n,c_4565:n,c_4587:n,c_4588:n,XI5/XI3/MNM0:g,c_4564:n,c_4565:n,c_4564:n,XI5/XI3/MNM0:g,c_4564:n,XI5/XI3/MNM0:g,c_4564:n,c_4588:n,c_4589:n,c_4564:n,c_4564:n,c_4564:n,c_4564:n,c_4564:n,XI5/XI3/MNM0:g,c_4564:n,c_4565:n,c_4564:n,c_4565:n,c_358:n,XI5/XI3/MNM1:s,c_358:n,XI5/XI3/MNM1:s,c_358:n,c_551:n</text:p>
      <text:p text:style-name="Standard"><text:s text:c="12"/>- Intrinsic Capacitance</text:p>
      <text:p text:style-name="Standard"><text:s text:c="15"/>1.54646e-16</text:p>
      <text:p text:style-name="Standard"><text:s text:c="12"/>- Coupled capacitance</text:p>
      <text:p text:style-name="Standard"><text:s text:c="15"/>3.14716e-18 <text:s text:c="2"/>netid: c_9070:p</text:p>
      <text:p text:style-name="Standard"><text:s text:c="15"/>3.15964e-18 <text:s text:c="2"/>netid: c_9070:p</text:p>
      <text:p text:style-name="Standard"><text:s text:c="15"/>1.44322e-17 <text:s text:c="2"/>netid: c_9070:p</text:p>
      <text:p text:style-name="Standard"><text:s text:c="15"/>1.30864e-17 <text:s text:c="2"/>netid: c_9070:p</text:p>
      <text:p text:style-name="Standard"><text:s text:c="15"/>1.76145e-18 <text:s text:c="2"/>netid: c_9070:p</text:p>
      <text:p text:style-name="Standard"><text:s text:c="16"/>2.1594e-18 <text:s text:c="2"/>netid: c_9070:p</text:p>
      <text:p text:style-name="Standard"><text:s text:c="15"/>2.37671e-18 <text:s text:c="2"/>netid: c_8534:p</text:p>
      <text:p text:style-name="Standard"><text:s text:c="15"/>1.02178e-18 <text:s text:c="2"/>netid: c_8534:p</text:p>
      <text:p text:style-name="Standard"><text:s text:c="15"/>1.02178e-18 <text:s text:c="2"/>netid: c_8534:p</text:p>
      <text:p text:style-name="Standard"><text:s text:c="15"/>2.53261e-18 <text:s text:c="2"/>netid: c_8534:p</text:p>
      <text:p text:style-name="Standard"><text:s text:c="15"/>2.96789e-19 <text:s text:c="2"/>netid: c_8534:p</text:p>
      <text:p text:style-name="Standard"><text:s text:c="15"/>1.81844e-18 <text:s text:c="2"/>netid: c_7714:p</text:p>
      <text:p text:style-name="Standard"><text:s text:c="15"/>1.72583e-18 <text:s text:c="2"/>netid: c_7711:p</text:p>
      <text:p text:style-name="Standard"><text:s text:c="15"/>3.11146e-19 <text:s text:c="2"/>netid: c_7711:p</text:p>
      <text:p text:style-name="Standard"><text:s text:c="15"/>5.32703e-18 <text:s text:c="2"/>netid: c_7711:p</text:p>
      <text:p text:style-name="Standard"><text:s text:c="15"/>1.27988e-18 <text:s text:c="2"/>netid: c_9229:p</text:p>
      <text:p text:style-name="Standard"><text:s text:c="15"/>3.54407e-18 <text:s text:c="2"/>netid: c_9229:p</text:p>
      <text:p text:style-name="Standard"><text:s text:c="15"/>1.68877e-17 <text:s text:c="2"/>netid: c_7733:p</text:p>
      <text:p text:style-name="Standard"><text:s text:c="15"/>4.23415e-19 <text:s text:c="2"/>netid: XI5/XI3/MPM0:b</text:p>
      <text:p text:style-name="Standard"><text:s text:c="15"/>4.82043e-19 <text:s text:c="2"/>netid: XI5/XI3/MPM0:b</text:p>
      <text:p text:style-name="Standard"><text:s text:c="15"/>2.94279e-18 <text:s text:c="2"/>netid: XI5/XI3/MPM1:s</text:p>
      <text:p text:style-name="Standard"><text:s text:c="15"/>2.47359e-17 <text:s text:c="2"/>netid: XI5/XI3/MPM1:s</text:p>
      <text:p text:style-name="Standard"><text:s text:c="15"/>2.30064e-17 <text:s text:c="2"/>netid: XI5/XI3/MPM1:s</text:p>
      <text:p text:style-name="Standard"><text:s text:c="15"/>2.51214e-19 <text:s text:c="2"/>netid: XI5/XI3/MPM1:s</text:p>
      <text:p text:style-name="Standard"><text:s text:c="15"/>2.15745e-18 <text:s text:c="2"/>netid: XI5/XI3/MPM1:s</text:p>
      <text:p text:style-name="Standard"><text:s text:c="15"/>2.04469e-18 <text:s text:c="2"/>netid: c_8336:p</text:p>
      <text:p text:style-name="Standard"><text:s text:c="15"/>5.93064e-19 <text:s text:c="2"/>netid: c_8337:p</text:p>
      <text:p text:style-name="Standard"><text:s text:c="15"/>3.87275e-18 <text:s text:c="2"/>netid: c_8340:p</text:p>
      <text:p text:style-name="Standard"><text:s text:c="15"/>1.22022e-17 <text:s text:c="2"/>netid: c_8341:p</text:p>
      <text:p text:style-name="Standard"><text:s text:c="15"/>1.15734e-17 <text:s text:c="2"/>netid: c_8342:p</text:p>
      <text:p text:style-name="Standard"><text:s text:c="15"/>4.14181e-18 <text:s text:c="2"/>netid: c_8343:p</text:p>
      <text:p text:style-name="Standard"><text:soft-page-break/><text:s text:c="15"/>8.01536e-18 <text:s text:c="2"/>netid: c_7731:p</text:p>
      <text:p text:style-name="Standard"><text:s text:c="15"/>3.77536e-18 <text:s text:c="2"/>netid: c_8271:p</text:p>
      <text:p text:style-name="Standard"><text:s text:c="16"/>7.3661e-18 <text:s text:c="2"/>netid: c_8272:p</text:p>
      <text:p text:style-name="Standard"><text:s text:c="15"/>7.41705e-19 <text:s text:c="2"/>netid: c_8255:p</text:p>
      <text:p text:style-name="Standard"><text:s text:c="15"/>1.57822e-17 <text:s text:c="2"/>netid: c_8255:p</text:p>
      <text:p text:style-name="Standard"><text:s text:c="15"/>7.36611e-18 <text:s text:c="2"/>netid: c_8274:p</text:p>
      <text:p text:style-name="Standard"><text:s text:c="16"/>2.0402e-19 <text:s text:c="2"/>netid: c_9872:p</text:p>
      <text:p text:style-name="Standard"><text:s text:c="15"/>8.15994e-19 <text:s text:c="2"/>netid: c_9872:p</text:p>
      <text:p text:style-name="Standard"><text:s text:c="15"/>4.32437e-19 <text:s text:c="2"/>netid: c_9823:n</text:p>
      <text:p text:style-name="Standard"><text:s text:c="15"/>2.41423e-18 <text:s text:c="2"/>netid: c_11133:n</text:p>
      <text:p text:style-name="Standard"><text:s text:c="15"/>2.19459e-18 <text:s text:c="2"/>netid: c_11575:p</text:p>
      <text:p text:style-name="Standard"><text:s text:c="16"/>3.4784e-18 <text:s text:c="2"/>netid: c_11575:p</text:p>
      <text:p text:style-name="Standard"><text:s text:c="15"/>1.31373e-17 <text:s text:c="2"/>netid: c_11575:p</text:p>
      <text:p text:style-name="Standard"><text:s text:c="15"/>2.13348e-18 <text:s text:c="2"/>netid: XI5/XI0/XI0/MPM0:d</text:p>
      <text:p text:style-name="Standard"><text:s text:c="15"/>2.68965e-18 <text:s text:c="2"/>netid: c_11147:n</text:p>
      <text:p text:style-name="Standard"><text:s text:c="15"/>1.27536e-18 <text:s text:c="2"/>netid: c_11152:n</text:p>
      <text:p text:style-name="Standard"><text:s text:c="15"/>4.95303e-18 <text:s text:c="2"/>netid: c_11153:n</text:p>
      <text:p text:style-name="Standard"><text:s text:c="15"/>6.97218e-18 <text:s text:c="2"/>netid: c_11154:n</text:p>
      <text:p text:style-name="Standard"><text:s text:c="15"/>1.05058e-18 <text:s text:c="2"/>netid: c_11907:p</text:p>
      <text:p text:style-name="Standard"><text:s text:c="15"/>7.20498e-18 <text:s text:c="2"/>netid: c_11907:p</text:p>
      <text:p text:style-name="Standard"><text:s text:c="15"/>2.33755e-18 <text:s text:c="2"/>netid: c_11166:n</text:p>
      <text:p text:style-name="Standard"><text:s text:c="15"/>1.40745e-17 <text:s text:c="2"/>netid: c_11166:n</text:p>
      <text:p text:style-name="Standard"><text:s text:c="15"/>1.04851e-18 <text:s text:c="2"/>netid: c_11394:p</text:p>
      <text:p text:style-name="Standard"><text:s text:c="15"/>1.04851e-18 <text:s text:c="2"/>netid: c_11487:p</text:p>
      <text:p text:style-name="Standard"><text:s text:c="15"/>1.04851e-18 <text:s text:c="2"/>netid: c_11799:p</text:p>
      <text:p text:style-name="Standard"><text:s text:c="15"/>4.30379e-19 <text:s text:c="2"/>netid: c_11257:n</text:p>
      <text:p text:style-name="Standard"><text:s text:c="15"/>3.36208e-18 <text:s text:c="2"/>netid: c_11175:n</text:p>
      <text:p text:style-name="Standard"><text:s text:c="16"/>2.5672e-19 <text:s text:c="2"/>netid: c_11175:n</text:p>
      <text:p text:style-name="Standard"><text:s text:c="15"/>2.33675e-17 <text:s text:c="2"/>netid: c_11175:n</text:p>
      <text:p text:style-name="Standard"><text:s text:c="15"/>6.52104e-19 <text:s text:c="2"/>netid: c_11918:p</text:p>
      <text:p text:style-name="Standard"><text:s text:c="15"/>9.24995e-19 <text:s text:c="2"/>netid: c_11489:p</text:p>
      <text:p text:style-name="Standard"><text:s text:c="15"/>9.29463e-18 <text:s text:c="2"/>netid: c_11802:p</text:p>
      <text:p text:style-name="Standard"><text:s text:c="15"/>1.51538e-18 <text:s text:c="2"/>netid: c_11802:p</text:p>
      <text:p text:style-name="Standard"><text:s text:c="15"/>2.59805e-19 <text:s text:c="2"/>netid: c_11802:p</text:p>
      <text:p text:style-name="Standard"><text:s text:c="15"/>1.87544e-18 <text:s text:c="2"/>netid: c_11803:p</text:p>
      <text:p text:style-name="Standard"><text:s text:c="15"/>4.70071e-18 <text:s text:c="2"/>netid: c_11803:p</text:p>
      <text:p text:style-name="Standard"><text:s text:c="16"/>7.4035e-19 <text:s text:c="2"/>netid: c_11803:p</text:p>
      <text:p text:style-name="Standard"><text:s text:c="15"/>6.37142e-19 <text:s text:c="2"/>netid: c_11538:p</text:p>
      <text:p text:style-name="Standard"><text:s text:c="15"/>6.16288e-18 <text:s text:c="2"/>netid: c_11538:p</text:p>
      <text:p text:style-name="Standard"><text:s text:c="15"/>7.57945e-19 <text:s text:c="2"/>netid: c_11539:p</text:p>
      <text:p text:style-name="Standard"><text:s text:c="15"/>1.42914e-18 <text:s text:c="2"/>netid: c_11539:p</text:p>
      <text:p text:style-name="Standard"><text:s text:c="17"/>3.578e-18 <text:s text:c="2"/>netid: c_11539:p</text:p>
      <text:p text:style-name="Standard"><text:s text:c="15"/>2.22117e-18 <text:s text:c="2"/>netid: c_11539:p</text:p>
      <text:p text:style-name="Standard"><text:s text:c="15"/>2.50985e-18 <text:s text:c="2"/>netid: c_11539:p</text:p>
      <text:p text:style-name="Standard"><text:s text:c="15"/>4.33813e-19 <text:s text:c="2"/>netid: c_11540:p</text:p>
      <text:p text:style-name="Standard"><text:s text:c="15"/>5.69186e-18 <text:s text:c="2"/>netid: c_11540:p</text:p>
      <text:p text:style-name="Standard"><text:s text:c="15"/>5.74114e-19 <text:s text:c="2"/>netid: c_11807:p</text:p>
      <text:p text:style-name="Standard"><text:s text:c="15"/>1.46755e-18 <text:s text:c="2"/>netid: c_11640:p</text:p>
      <text:p text:style-name="Standard"><text:s text:c="15"/>2.31435e-18 <text:s text:c="2"/>netid: c_11640:p</text:p>
      <text:p text:style-name="Standard"><text:s text:c="16"/>2.1569e-18 <text:s text:c="2"/>netid: c_11396:p</text:p>
      <text:p text:style-name="Standard"><text:s text:c="16"/>6.3796e-18 <text:s text:c="2"/>netid: c_11396:p</text:p>
      <text:p text:style-name="Standard"><text:s text:c="15"/>7.20853e-19 <text:s text:c="2"/>netid: c_11473:p</text:p>
      <text:p text:style-name="Standard"><text:soft-page-break/><text:s text:c="15"/>2.33065e-18 <text:s text:c="2"/>netid: c_11275:n</text:p>
      <text:p text:style-name="Standard"><text:s text:c="15"/>2.50409e-19 <text:s text:c="2"/>netid: c_11276:n</text:p>
      <text:p text:style-name="Standard"><text:s text:c="15"/>3.96132e-19 <text:s text:c="2"/>netid: c_11278:n</text:p>
      <text:p text:style-name="Standard"><text:s text:c="15"/>1.10297e-18 <text:s text:c="2"/>netid: c_11278:n</text:p>
      <text:p text:style-name="Standard"><text:s text:c="15"/>4.19988e-19 <text:s text:c="2"/>netid: c_11197:n</text:p>
      <text:p text:style-name="Standard"><text:s text:c="15"/>3.45026e-19 <text:s text:c="2"/>netid: c_11197:n</text:p>
      <text:p text:style-name="Standard"><text:s text:c="15"/>7.60473e-19 <text:s text:c="2"/>netid: c_11197:n</text:p>
      <text:p text:style-name="Standard"><text:s text:c="15"/>1.18898e-18 <text:s text:c="2"/>netid: c_11197:n</text:p>
      <text:p text:style-name="Standard"><text:s text:c="15"/>1.74788e-18 <text:s text:c="2"/>netid: c_11197:n</text:p>
      <text:p text:style-name="Standard"><text:s text:c="15"/>2.50284e-18 <text:s text:c="2"/>netid: c_11197:n</text:p>
      <text:p text:style-name="Standard"><text:s text:c="15"/>6.31385e-19 <text:s text:c="2"/>netid: c_11381:p</text:p>
      <text:p text:style-name="Standard"><text:s text:c="15"/>5.58022e-19 <text:s text:c="2"/>netid: c_11381:p</text:p>
      <text:p text:style-name="Standard"><text:s text:c="16"/>3.6448e-19 <text:s text:c="2"/>netid: c_11381:p</text:p>
      <text:p text:style-name="Standard"><text:s text:c="15"/>7.41455e-19 <text:s text:c="2"/>netid: c_11382:p</text:p>
      <text:p text:style-name="Standard"><text:s text:c="15"/>5.43035e-18 <text:s text:c="2"/>netid: c_11382:p</text:p>
      <text:p text:style-name="Standard"><text:s text:c="15"/>1.38701e-18 <text:s text:c="2"/>netid: c_11382:p</text:p>
      <text:p text:style-name="Standard"><text:s text:c="15"/>4.65349e-19 <text:s text:c="2"/>netid: c_11784:p</text:p>
      <text:p text:style-name="Standard"><text:s text:c="15"/>1.01049e-18 <text:s text:c="2"/>netid: c_11292:n</text:p>
      <text:p text:style-name="Standard"><text:s text:c="15"/>7.67902e-19 <text:s text:c="2"/>netid: c_11292:n</text:p>
      <text:p text:style-name="Standard"><text:s text:c="15"/>2.20769e-19 <text:s text:c="2"/>netid: c_11292:n</text:p>
      <text:p text:style-name="Standard"><text:s text:c="15"/>2.23694e-19 <text:s text:c="2"/>netid: c_12370:n</text:p>
      <text:p text:style-name="Standard"><text:s text:c="15"/>1.44848e-18 <text:s text:c="2"/>netid: c_12370:n</text:p>
      <text:p text:style-name="Standard"><text:s text:c="15"/>1.88199e-18 <text:s text:c="2"/>netid: c_12276:n</text:p>
      <text:p text:style-name="Standard"><text:s text:c="15"/>2.53304e-18 <text:s text:c="2"/>netid: c_12276:n</text:p>
      <text:p text:style-name="Standard"><text:s text:c="15"/>3.84321e-19 <text:s text:c="2"/>netid: c_14079:n</text:p>
      <text:p text:style-name="Standard"><text:s text:c="15"/>4.85222e-17 <text:s text:c="2"/>netid: XI5/XI0/XI0/MPM1:g</text:p>
      <text:p text:style-name="Standard"><text:s text:c="15"/>3.02937e-19 <text:s text:c="2"/>netid: XI5/XI0/XI0/MPM1:g</text:p>
      <text:p text:style-name="Standard"><text:s text:c="16"/>2.6153e-18 <text:s text:c="2"/>netid: XI5/XI0/XI0/MPM1:g</text:p>
      <text:p text:style-name="Standard"><text:s text:c="15"/>4.89982e-19 <text:s text:c="2"/>netid: c_14735:n</text:p>
      <text:p text:style-name="Standard"><text:s text:c="15"/>3.02969e-19 <text:s text:c="2"/>netid: c_14738:n</text:p>
      <text:p text:style-name="Standard"><text:s text:c="15"/>2.57128e-17 <text:s text:c="2"/>netid: c_14738:n</text:p>
      <text:p text:style-name="Standard"><text:s text:c="15"/>2.62304e-18 <text:s text:c="2"/>netid: c_14809:n</text:p>
      <text:p text:style-name="Standard"><text:s text:c="15"/>2.23146e-18 <text:s text:c="2"/>netid: c_14809:n</text:p>
      <text:p text:style-name="Standard"><text:s text:c="15"/>1.85578e-17 <text:s text:c="2"/>netid: c_14809:n</text:p>
      <text:p text:style-name="Standard"><text:s text:c="15"/>4.37148e-18 <text:s text:c="2"/>netid: c_14809:n</text:p>
      <text:p text:style-name="Standard"><text:s text:c="15"/>1.07809e-18 <text:s text:c="2"/>netid: c_14809:n</text:p>
      <text:p text:style-name="Standard"><text:s text:c="15"/>9.94149e-19 <text:s text:c="2"/>netid: XI3/XI0/MNM0:b</text:p>
      <text:p text:style-name="Standard"><text:s text:c="15"/>5.11847e-18 <text:s text:c="2"/>netid: c_16133:n</text:p>
      <text:p text:style-name="Standard"><text:s text:c="15"/>1.70291e-18 <text:s text:c="2"/>netid: c_16133:n</text:p>
      <text:p text:style-name="Standard"><text:s text:c="15"/>1.13971e-18 <text:s text:c="2"/>netid: XI5/XI3/MNM0:s</text:p>
      <text:p text:style-name="Standard"><text:s text:c="15"/>2.33702e-18 <text:s text:c="2"/>netid: c_16013:n</text:p>
      <text:p text:style-name="Standard"><text:s text:c="15"/>3.96999e-18 <text:s text:c="2"/>netid: c_15730:n</text:p>
      <text:p text:style-name="Standard"><text:s text:c="15"/>2.67548e-19 <text:s text:c="2"/>netid: c_15730:n</text:p>
      <text:p text:style-name="Standard"><text:s text:c="15"/>3.47873e-19 <text:s text:c="2"/>netid: c_15733:n</text:p>
      <text:p text:style-name="Standard"><text:s text:c="15"/>5.53567e-18 <text:s text:c="2"/>netid: c_15733:n</text:p>
      <text:p text:style-name="Standard"><text:s text:c="15"/>1.20893e-18 <text:s text:c="2"/>netid: c_15733:n</text:p>
      <text:p text:style-name="Standard"><text:s text:c="15"/>2.29435e-18 <text:s text:c="2"/>netid: c_15819:n</text:p>
      <text:p text:style-name="Standard"><text:s text:c="15"/>1.79124e-18 <text:s text:c="2"/>netid: c_16049:n</text:p>
      <text:p text:style-name="Standard"><text:s text:c="15"/>8.65809e-19 <text:s text:c="2"/>netid: c_16050:n</text:p>
      <text:p text:style-name="Standard"><text:s text:c="15"/>2.99525e-18 <text:s text:c="2"/>netid: c_16050:n</text:p>
      <text:p text:style-name="Standard"><text:s text:c="16"/>9.7431e-19 <text:s text:c="2"/>netid: c_16050:n</text:p>
      <text:p text:style-name="Standard"><text:s text:c="15"/>1.92373e-18 <text:s text:c="2"/>netid: c_16050:n</text:p>
      <text:p text:style-name="Standard"><text:soft-page-break/><text:s text:c="15"/>4.32384e-19 <text:s text:c="2"/>netid: c_16050:n</text:p>
      <text:p text:style-name="Standard"><text:s text:c="15"/>2.44082e-18 <text:s text:c="2"/>netid: c_16077:n</text:p>
      <text:p text:style-name="Standard"><text:s text:c="15"/>9.12623e-19 <text:s text:c="2"/>netid: c_16077:n</text:p>
      <text:p text:style-name="Standard"><text:s text:c="15"/>8.48241e-19 <text:s text:c="2"/>netid: c_16077:n</text:p>
      <text:p text:style-name="Standard"><text:s text:c="15"/>3.03568e-19 <text:s text:c="2"/>netid: c_16077:n</text:p>
      <text:p text:style-name="Standard"><text:s text:c="15"/>1.79676e-18 <text:s text:c="2"/>netid: c_3947:n</text:p>
      <text:p text:style-name="Standard"><text:s text:c="15"/>1.40147e-18 <text:s text:c="2"/>netid: c_3879:n</text:p>
      <text:p text:style-name="Standard"><text:s text:c="15"/>3.89137e-18 <text:s text:c="2"/>netid: c_3868:n</text:p>
      <text:p text:style-name="Standard"><text:s text:c="15"/>2.54788e-18 <text:s text:c="2"/>netid: XI5/XI3/MPM1:g</text:p>
      <text:p text:style-name="Standard"><text:s text:c="15"/>3.04981e-18 <text:s text:c="2"/>netid: XI5/XI3/MPM1:g</text:p>
      <text:p text:style-name="Standard"><text:s text:c="15"/>4.27856e-19 <text:s text:c="2"/>netid: c_3984:n</text:p>
      <text:p text:style-name="Standard"><text:s text:c="15"/>4.82084e-19 <text:s text:c="2"/>netid: c_3825:n</text:p>
      <text:p text:style-name="Standard"><text:s text:c="15"/>2.81232e-18 <text:s text:c="2"/>netid: c_3878:n</text:p>
      <text:p text:style-name="Standard"><text:s text:c="15"/>1.98334e-18 <text:s text:c="2"/>netid: XI5/XI3/MPM1:g</text:p>
      <text:p text:style-name="Standard"><text:s text:c="15"/>7.93228e-19 <text:s text:c="2"/>netid: c_3878:n</text:p>
      <text:p text:style-name="Standard"><text:s text:c="15"/>7.86961e-18 <text:s text:c="2"/>netid: XI5/XI3/MPM1:g</text:p>
      <text:p text:style-name="Standard"><text:s text:c="15"/>7.08371e-18 <text:s text:c="2"/>netid: c_3835:n</text:p>
      <text:p text:style-name="Standard"><text:s text:c="15"/>1.34022e-17 <text:s text:c="2"/>netid: c_3947:n</text:p>
      <text:p text:style-name="Standard"><text:s text:c="15"/>1.68631e-18 <text:s text:c="2"/>netid: c_4224:p</text:p>
      <text:p text:style-name="Standard"><text:s text:c="15"/>6.78735e-19 <text:s text:c="2"/>netid: c_3868:n</text:p>
      <text:p text:style-name="Standard"><text:s text:c="15"/>4.61337e-19 <text:s text:c="2"/>netid: c_3984:n</text:p>
      <text:p text:style-name="Standard"><text:s text:c="16"/>5.4136e-18 <text:s text:c="2"/>netid: XI5/XI3/MPM1:g</text:p>
      <text:p text:style-name="Standard"><text:s text:c="15"/>3.11887e-18 <text:s text:c="2"/>netid: c_3868:n</text:p>
      <text:p text:style-name="Standard"><text:s text:c="15"/>2.83021e-18 <text:s text:c="2"/>netid: c_3825:n</text:p>
      <text:p text:style-name="Standard"><text:s text:c="15"/>1.40299e-17 <text:s text:c="2"/>netid: XI5/NET28</text:p>
      <text:p text:style-name="Standard"><text:s text:c="15"/>2.72694e-19 <text:s text:c="2"/>netid: c_3825:n</text:p>
      <text:p text:style-name="Standard"><text:s text:c="16"/>2.4253e-18 <text:s text:c="2"/>netid: XI5/XI3/MPM1:g</text:p>
      <text:p text:style-name="Standard"><text:s text:c="15"/>1.23702e-18 <text:s text:c="2"/>netid: XI5/XI3/MPM1:g</text:p>
      <text:p text:style-name="Standard"><text:s text:c="15"/>2.68528e-19 <text:s text:c="2"/>netid: XI5/XI3/MPM1:g</text:p>
      <text:p text:style-name="Standard"><text:s text:c="15"/>2.25034e-18 <text:s text:c="2"/>netid: XI5/XI3/MPM1:g</text:p>
      <text:p text:style-name="Standard"><text:s text:c="15"/>4.07554e-18 <text:s text:c="2"/>netid: c_3825:n</text:p>
      <text:p text:style-name="Standard"><text:s text:c="15"/>4.72834e-18 <text:s text:c="2"/>netid: c_3878:n</text:p>
      <text:p text:style-name="Standard"><text:s text:c="15"/>1.14742e-18 <text:s text:c="2"/>netid: XI5/XI3/MPM1:g</text:p>
      <text:p text:style-name="Standard"><text:s text:c="15"/>1.07091e-18 <text:s text:c="2"/>netid: c_3825:n</text:p>
      <text:p text:style-name="Standard"><text:s text:c="15"/>3.12657e-18 <text:s text:c="2"/>netid: XI5/XI3/MPM1:g</text:p>
      <text:p text:style-name="Standard"><text:s text:c="15"/>6.90622e-18 <text:s text:c="2"/>netid: c_3868:n</text:p>
      <text:p text:style-name="Standard"><text:s text:c="15"/>3.21914e-18 <text:s text:c="2"/>netid: c_3825:n</text:p>
      <text:p text:style-name="Standard"><text:s text:c="15"/>2.51611e-18 <text:s text:c="2"/>netid: c_3868:n</text:p>
      <text:p text:style-name="Standard"><text:s text:c="15"/>8.19532e-19 <text:s text:c="2"/>netid: c_4449:n</text:p>
      <text:p text:style-name="Standard"><text:s text:c="15"/>2.05295e-17 <text:s text:c="2"/>netid: c_4313:n</text:p>
      <text:p text:style-name="Standard"><text:s text:c="16"/>4.4193e-18 <text:s text:c="2"/>netid: c_4386:n</text:p>
      <text:p text:style-name="Standard"><text:s text:c="15"/>6.12685e-19 <text:s text:c="2"/>netid: c_4313:n</text:p>
      <text:p text:style-name="Standard"><text:s text:c="15"/>6.92547e-19 <text:s text:c="2"/>netid: c_4280:n</text:p>
      <text:p text:style-name="Standard"><text:s text:c="15"/>5.36565e-19 <text:s text:c="2"/>netid: c_4280:n</text:p>
      <text:p text:style-name="Standard"><text:s text:c="15"/>1.20306e-18 <text:s text:c="2"/>netid: c_4280:n</text:p>
      <text:p text:style-name="Standard"><text:s text:c="15"/>3.38086e-18 <text:s text:c="2"/>netid: c_4314:n</text:p>
      <text:p text:style-name="Standard"><text:s text:c="15"/>3.38086e-18 <text:s text:c="2"/>netid: c_4313:n</text:p>
      <text:p text:style-name="Standard"><text:s text:c="15"/>1.43364e-17 <text:s text:c="2"/>netid: c_4280:n</text:p>
      <text:p text:style-name="Standard"><text:s text:c="16"/>3.4141e-17 <text:s text:c="2"/>netid: c_4313:n</text:p>
      <text:p text:style-name="Standard"><text:s text:c="15"/>7.57691e-18 <text:s text:c="2"/>netid: c_4313:n</text:p>
      <text:p text:style-name="Standard"><text:s text:c="15"/>2.41423e-18 <text:s text:c="2"/>netid: c_4564:n</text:p>
      <text:p text:style-name="Standard"><text:s text:c="15"/>2.83284e-17 <text:s text:c="2"/>netid: c_4564:n</text:p>
      <text:p text:style-name="Standard"><text:soft-page-break/><text:s text:c="15"/>1.36154e-18 <text:s text:c="2"/>netid: c_4565:n</text:p>
      <text:p text:style-name="Standard"><text:s text:c="15"/>1.52274e-18 <text:s text:c="2"/>netid: c_4587:n</text:p>
      <text:p text:style-name="Standard"><text:s text:c="15"/>1.21615e-18 <text:s text:c="2"/>netid: c_4588:n</text:p>
      <text:p text:style-name="Standard"><text:s text:c="16"/>2.1086e-18 <text:s text:c="2"/>netid: XI5/XI3/MNM0:g</text:p>
      <text:p text:style-name="Standard"><text:s text:c="15"/>1.31373e-17 <text:s text:c="2"/>netid: c_4564:n</text:p>
      <text:p text:style-name="Standard"><text:s text:c="15"/>3.39396e-18 <text:s text:c="2"/>netid: c_4565:n</text:p>
      <text:p text:style-name="Standard"><text:s text:c="16"/>2.9704e-18 <text:s text:c="2"/>netid: c_4564:n</text:p>
      <text:p text:style-name="Standard"><text:s text:c="15"/>1.00724e-18 <text:s text:c="2"/>netid: XI5/XI3/MNM0:g</text:p>
      <text:p text:style-name="Standard"><text:s text:c="15"/>2.05071e-17 <text:s text:c="2"/>netid: c_4564:n</text:p>
      <text:p text:style-name="Standard"><text:s text:c="15"/>2.29108e-18 <text:s text:c="2"/>netid: XI5/XI3/MNM0:g</text:p>
      <text:p text:style-name="Standard"><text:s text:c="15"/>3.23539e-18 <text:s text:c="2"/>netid: c_4564:n</text:p>
      <text:p text:style-name="Standard"><text:s text:c="15"/>5.53084e-19 <text:s text:c="2"/>netid: c_4588:n</text:p>
      <text:p text:style-name="Standard"><text:s text:c="15"/>6.20111e-19 <text:s text:c="2"/>netid: c_4589:n</text:p>
      <text:p text:style-name="Standard"><text:s text:c="15"/>2.63483e-18 <text:s text:c="2"/>netid: c_4564:n</text:p>
      <text:p text:style-name="Standard"><text:s text:c="16"/>1.3021e-18 <text:s text:c="2"/>netid: c_4564:n</text:p>
      <text:p text:style-name="Standard"><text:s text:c="15"/>4.85746e-18 <text:s text:c="2"/>netid: c_4564:n</text:p>
      <text:p text:style-name="Standard"><text:s text:c="16"/>1.2913e-18 <text:s text:c="2"/>netid: c_4564:n</text:p>
      <text:p text:style-name="Standard"><text:s text:c="15"/>1.05067e-17 <text:s text:c="2"/>netid: c_4564:n</text:p>
      <text:p text:style-name="Standard"><text:s text:c="15"/>3.36307e-18 <text:s text:c="2"/>netid: XI5/XI3/MNM0:g</text:p>
      <text:p text:style-name="Standard"><text:s text:c="15"/>2.33427e-17 <text:s text:c="2"/>netid: c_4564:n</text:p>
      <text:p text:style-name="Standard"><text:s text:c="15"/>2.38502e-19 <text:s text:c="2"/>netid: c_4565:n</text:p>
      <text:p text:style-name="Standard"><text:s text:c="15"/>6.37301e-18 <text:s text:c="2"/>netid: c_4564:n</text:p>
      <text:p text:style-name="Standard"><text:s text:c="15"/>2.04449e-18 <text:s text:c="2"/>netid: c_4565:n</text:p>
      <text:p text:style-name="Standard"><text:s text:c="15"/>3.30271e-18 <text:s text:c="2"/>netid: c_358:n</text:p>
      <text:p text:style-name="Standard"><text:s text:c="15"/>1.55947e-17 <text:s text:c="2"/>netid: XI5/XI3/MNM1:s</text:p>
      <text:p text:style-name="Standard"><text:s text:c="15"/>1.44833e-17 <text:s text:c="2"/>netid: c_358:n</text:p>
      <text:p text:style-name="Standard"><text:s text:c="15"/>3.25554e-18 <text:s text:c="2"/>netid: XI5/XI3/MNM1:s</text:p>
      <text:p text:style-name="Standard"><text:s text:c="15"/>1.52862e-18 <text:s text:c="2"/>netid: c_358:n</text:p>
      <text:p text:style-name="Standard"><text:s text:c="15"/>1.75726e-18 <text:s text:c="2"/>netid: c_551:n</text:p>
      <text:p text:style-name="Standard"/>
      <text:p text:style-name="Standard"/>
      <text:p text:style-name="Standard">47 <text:s text:c="19"/>0.0 <text:s text:c="2"/>2.13656e-15 <text:s text:c="6"/>87.5639 <text:s text:c="11"/>0.0 <text:s/>XI6/NET29</text:p>
      <text:p text:style-name="Standard"><text:s text:c="12"/>- Coupled nets</text:p>
      <text:p text:style-name="Standard"><text:s text:c="15"/>c_9259:p,c_9259:p,c_9259:p,c_9259:p,c_8544:p,c_8544:p,c_8544:p,c_7969:p,c_7969:p,c_7969:p,c_7969:p,c_7969:p,c_7969:p,c_7969:p,c_8540:p,c_8540:p,c_8540:p,c_8540:p,c_8540:p,c_7971:p,c_8541:p,c_8541:p,c_8541:p,XI6/XI1/XI0/MPM0:b,XI6/XI1/XI0/MPM0:b,XI6/XI1/XI0/MPM1:s,XI6/XI1/XI0/MPM1:s,XI6/XI1/XI0/MPM1:s,XI6/XI1/XI0/MPM1:s,XI6/XI1/XI0/MPM1:s,c_8442:p,c_9290:p,c_9290:p,c_8443:p,c_7962:p,c_7962:p,c_7962:p,c_7962:p,c_7947:p,c_7947:p,c_9299:p,c_9299:p,c_9299:p,c_8475:p,c_8475:p,c_8475:p,c_8475:p,XI6/XI4/MPM0:s,c_8452:p,c_8452:p,c_8453:p,c_8454:p,c_7964:p,c_7964:p,c_7981:p,c_7992:p,c_7992:p,c_7992:p,c_7992:p,c_9318:p,c_8472:p,c_8472:p,c_8472:p,c_8473:p,c_8473:p,c_8473:p,c_8479:p,c_9326:p,c_8462:p,c_8463:p,c_8463:p,c_8464:p,c_8465:p,c_7982:p,c_7982:p,c_7983:p,c_9335:p,c_9335:p,c_8474:p,c_8474:p,c_8474:p,c_8476:p,c_8476:p,c_8476:p,c_8476:p,c_8486:p,c_9768:n,c_10208:p,c_10017:p,c_10018:p,c_10018:p,c_10018:p,c_9965:p,c_9965:p,c_9966:p,c_9966:p,c_9966:p,c_9966:p,c_9966:p,c_9966:p,c_9966:p,c_9966:p,c_9966:p,c_9966:p,c_9966:p,c_12146:n,c_13578:p,c_13579:p,c_12152:n,c_13581:p,c_12154:n,c_12160:n,c_12166:n,c_12168:n,c_12168:n,c_12168:n,c_12168:n,c_12169:n,c_12169:n,c_12169:n,c_12170:n,c_12170:n,c_12170:n,c_12170:n,c_12170:n,c_12170:n,c_12170:n,c_12170:n,c_13600:p,c_12172:n,c_12180:n,c_12180:n,c_12180:n,c_12180:n,c_12181:n,c_12181:n,c_12181:n,c_12181:n,c_12181:n,XI6/XI4/MPM0:g,XI6/XI4/MPM0:g,XI6/XI4/MPM0:g,XI6/XI4/MPM0:g,XI6/XI4/MPM0:g,XI6/XI4/MPM0:g,c_12191:n,c_12191:n,c_12194:n,c_12194:n,c_12194:n,c_12194:n,c_12219:n,c_12340:n,c<text:soft-page-break/>_12340:n,c_12340:n,c_12340:n,c_12340:n,c_12340:n,c_12340:n,c_12340:n,c_12340:n,c_12274:n,c_12274:n,c_12274:n,c_12386:n,c_12386:n,c_12386:n,c_12387:n,c_12387:n,c_12387:n,c_12387:n,c_12387:n,c_12387:n,c_12391:n,c_15317:n,c_15317:n,c_15317:n,c_15317:n,c_15317:n,c_15342:n,c_15343:n,c_15344:n,c_15344:n,c_15344:n,c_15347:n,c_15347:n,c_15347:n,c_15347:n,c_15350:n,c_15350:n,c_15350:n,c_15350:n,c_15350:n,c_15352:n,XI3/XI0/MNM0:b,c_17075:p,c_15825:n,c_15825:n,XI6/XI1/XI0/MNM0:s,c_17079:p,c_15739:n,c_15739:n,c_15739:n,c_15739:n,c_15739:n,c_15740:n,c_15740:n,c_17087:p,c_15743:n,c_15743:n,c_17090:p,c_15904:n,c_15912:n,c_15912:n,c_15912:n,c_15912:n,c_15912:n,c_15912:n,c_15912:n,c_15912:n,c_15912:n,c_15913:n,c_15913:n,XI6/XI1/XI1/MPM1:g,XI6/XI1/XI1/MPM1:g,XI6/XI1/XI1/MPM1:g,XI6/XI1/XI1/MPM1:g,c_5861:n,c_5861:n,c_5861:n,c_5861:n,c_5824:n,c_5824:n,c_6007:n,c_5827:n,c_5815:n,c_5815:n,c_5815:n,c_5815:n,c_5900:n,c_5900:n,c_5900:n,c_5866:n,c_5866:n,c_5866:n,c_5866:n,c_5866:n,c_5866:n,c_5866:n,XI6/NET34,c_6140:n,c_6141:n,c_6285:n,c_6285:n,c_6285:n,c_6214:n,c_6214:n,XI6/XI1/XI1/MPM0:d,XI6/XI1/XI0/MPM1:g,XI6/XI1/XI0/MPM1:g,XI6/XI1/XI0/MPM1:g,XI6/XI1/XI0/MPM1:g,XI6/XI1/XI0/MPM1:g,XI6/XI1/XI0/MPM1:g,XI6/XI1/XI0/MPM1:g,XI6/XI1/XI0/MPM1:g,XI6/XI1/XI0/MPM1:g,XI6/XI1/XI0/MPM1:g,XI6/XI1/XI0/MPM1:g,XI6/XI1/XI0/MPM1:g,c_6341:n,c_6341:n,c_6137:n,c_6137:n,c_6260:n,c_6219:n,c_6215:n,c_6348:n,c_6348:n,c_6350:n,c_6350:n,c_6350:n,c_6350:n,c_6350:n,c_6350:n,c_6356:n,c_6356:n,c_6356:n,c_6159:n,c_6159:n,c_6159:n,c_6159:n,c_6159:n,c_6159:n,c_6159:n,c_6159:n,c_6233:n,c_6233:n,c_6233:n,c_6233:n,c_6234:n,c_6234:n,c_6234:n,c_6199:n,c_6297:n,c_6297:n,c_6287:n,c_6378:n,c_6378:n,c_6380:n,c_6381:n,c_6264:n,c_6264:n,c_6264:n,c_6160:n,c_6160:n,c_6160:n,c_6160:n,c_6161:n,c_6161:n,c_6267:n,c_6267:n,c_6393:n,c_6237:n,c_6237:n,c_6396:n,c_6164:n,c_6269:n,c_6139:n,c_6139:n,c_6139:n,c_6139:n,c_6240:n,c_6240:n,c_6155:n,c_6186:n,c_6186:n,c_6187:n,c_6156:n,c_6157:n,c_6157:n,c_6204:n,c_6204:n,c_6204:n,c_6204:n,c_6204:n,c_6204:n,c_6204:n,c_6577:n,c_6577:n,c_6577:n,c_6577:n,c_6578:n,c_6578:n,c_6593:n,c_6593:n,c_6593:n,c_6593:n,c_6593:n,c_6688:n,c_6688:n,c_6688:n,c_6718:n,XI6/XI2/MPM0:d,XI6/XI2/MPM0:d,XI6/XI2/MPM0:d,c_6722:n,c_6722:n,c_6573:n,c_6725:n,c_6575:n,c_6575:n,c_6575:n,c_6575:n,c_6576:n,c_6669:n,c_6669:n,c_6621:n,c_6622:n,c_6673:n,c_6827:n,c_6827:n,c_6827:n,XI6/XI2/MPM1:g,XI6/XI2/MPM1:g,XI6/XI2/MPM1:g,c_6892:n,c_6892:n,c_6833:n,c_6833:n,c_6829:n,c_6844:n,c_6883:n,c_6883:n,c_6883:n,c_6931:n,c_6933:n,c_6933:n,c_6851:n,c_6871:n,c_6873:n,c_6922:n,c_6852:n,XI6/XI1/XI0/MNM0:g,XI6/XI1/XI0/MNM0:g,XI6/XI1/XI0/MNM0:g,XI6/XI1/XI0/MNM0:g,c_7181:n,c_7181:n,c_7181:n,c_7151:n,c_7151:n,c_7151:n,c_7151:n,c_7183:n,c_7213:n,c_7139:n,c_7139:n,c_7139:n,c_7139:n,c_7139:n,c_7139:n,c_7139:n,c_7139:n,c_7139:n,c_7139:n,c_7139:n,c_7139:n,c_7139:n,c_7139:n,c_7140:n,c_7140:n,c_381:n,c_596:n,XI6/XI1/XI0/MNM1:s,c_596:n,XI6/XI1/XI0/MNM1:s,c_596:n,c_618:n</text:p>
      <text:p text:style-name="Standard"><text:s text:c="12"/>- Intrinsic Capacitance</text:p>
      <text:p text:style-name="Standard"><text:s text:c="15"/>2.65705e-16</text:p>
      <text:p text:style-name="Standard"><text:s text:c="12"/>- Coupled capacitance</text:p>
      <text:p text:style-name="Standard"><text:s text:c="15"/>1.62768e-18 <text:s text:c="2"/>netid: c_9259:p</text:p>
      <text:p text:style-name="Standard"><text:s text:c="16"/>1.2203e-18 <text:s text:c="2"/>netid: c_9259:p</text:p>
      <text:p text:style-name="Standard"><text:s text:c="15"/>1.08918e-18 <text:s text:c="2"/>netid: c_9259:p</text:p>
      <text:p text:style-name="Standard"><text:s text:c="15"/>3.90604e-18 <text:s text:c="2"/>netid: c_9259:p</text:p>
      <text:p text:style-name="Standard"><text:s text:c="15"/>1.79449e-18 <text:s text:c="2"/>netid: c_8544:p</text:p>
      <text:p text:style-name="Standard"><text:s text:c="15"/>3.11146e-19 <text:s text:c="2"/>netid: c_8544:p</text:p>
      <text:p text:style-name="Standard"><text:s text:c="15"/>5.40515e-18 <text:s text:c="2"/>netid: c_8544:p</text:p>
      <text:p text:style-name="Standard"><text:s text:c="15"/>3.14716e-18 <text:s text:c="2"/>netid: c_7969:p</text:p>
      <text:p text:style-name="Standard"><text:s text:c="15"/>3.15964e-18 <text:s text:c="2"/>netid: c_7969:p</text:p>
      <text:p text:style-name="Standard"><text:s text:c="15"/>1.16626e-17 <text:s text:c="2"/>netid: c_7969:p</text:p>
      <text:p text:style-name="Standard"><text:s text:c="15"/>2.63821e-18 <text:s text:c="2"/>netid: c_7969:p</text:p>
      <text:p text:style-name="Standard"><text:s text:c="15"/>1.40799e-17 <text:s text:c="2"/>netid: c_7969:p</text:p>
      <text:p text:style-name="Standard"><text:soft-page-break/><text:s text:c="15"/>1.57629e-18 <text:s text:c="2"/>netid: c_7969:p</text:p>
      <text:p text:style-name="Standard"><text:s text:c="15"/>2.17346e-18 <text:s text:c="2"/>netid: c_7969:p</text:p>
      <text:p text:style-name="Standard"><text:s text:c="15"/>3.53931e-18 <text:s text:c="2"/>netid: c_8540:p</text:p>
      <text:p text:style-name="Standard"><text:s text:c="15"/>1.02178e-18 <text:s text:c="2"/>netid: c_8540:p</text:p>
      <text:p text:style-name="Standard"><text:s text:c="15"/>1.02178e-18 <text:s text:c="2"/>netid: c_8540:p</text:p>
      <text:p text:style-name="Standard"><text:s text:c="15"/>3.75944e-18 <text:s text:c="2"/>netid: c_8540:p</text:p>
      <text:p text:style-name="Standard"><text:s text:c="15"/>4.68369e-19 <text:s text:c="2"/>netid: c_8540:p</text:p>
      <text:p text:style-name="Standard"><text:s text:c="15"/>1.69852e-18 <text:s text:c="2"/>netid: c_7971:p</text:p>
      <text:p text:style-name="Standard"><text:s text:c="15"/>1.90648e-18 <text:s text:c="2"/>netid: c_8541:p</text:p>
      <text:p text:style-name="Standard"><text:s text:c="15"/>3.11146e-19 <text:s text:c="2"/>netid: c_8541:p</text:p>
      <text:p text:style-name="Standard"><text:s text:c="15"/>5.76536e-18 <text:s text:c="2"/>netid: c_8541:p</text:p>
      <text:p text:style-name="Standard"><text:s text:c="15"/>4.23415e-19 <text:s text:c="2"/>netid: XI6/XI1/XI0/MPM0:b</text:p>
      <text:p text:style-name="Standard"><text:s text:c="15"/>4.82043e-19 <text:s text:c="2"/>netid: XI6/XI1/XI0/MPM0:b</text:p>
      <text:p text:style-name="Standard"><text:s text:c="15"/>2.94279e-18 <text:s text:c="2"/>netid: XI6/XI1/XI0/MPM1:s</text:p>
      <text:p text:style-name="Standard"><text:s text:c="15"/>2.47359e-17 <text:s text:c="2"/>netid: XI6/XI1/XI0/MPM1:s</text:p>
      <text:p text:style-name="Standard"><text:s text:c="15"/>2.30064e-17 <text:s text:c="2"/>netid: XI6/XI1/XI0/MPM1:s</text:p>
      <text:p text:style-name="Standard"><text:s text:c="15"/>2.23471e-18 <text:s text:c="2"/>netid: XI6/XI1/XI0/MPM1:s</text:p>
      <text:p text:style-name="Standard"><text:s text:c="15"/>2.51214e-19 <text:s text:c="2"/>netid: XI6/XI1/XI0/MPM1:s</text:p>
      <text:p text:style-name="Standard"><text:s text:c="15"/>3.08174e-18 <text:s text:c="2"/>netid: c_8442:p</text:p>
      <text:p text:style-name="Standard"><text:s text:c="15"/>1.28098e-18 <text:s text:c="2"/>netid: c_9290:p</text:p>
      <text:p text:style-name="Standard"><text:s text:c="15"/>3.52896e-18 <text:s text:c="2"/>netid: c_9290:p</text:p>
      <text:p text:style-name="Standard"><text:s text:c="15"/>1.72751e-17 <text:s text:c="2"/>netid: c_8443:p</text:p>
      <text:p text:style-name="Standard"><text:s text:c="15"/>1.06395e-18 <text:s text:c="2"/>netid: c_7962:p</text:p>
      <text:p text:style-name="Standard"><text:s text:c="15"/>1.33123e-18 <text:s text:c="2"/>netid: c_7962:p</text:p>
      <text:p text:style-name="Standard"><text:s text:c="15"/>8.43384e-19 <text:s text:c="2"/>netid: c_7962:p</text:p>
      <text:p text:style-name="Standard"><text:s text:c="15"/>2.12089e-18 <text:s text:c="2"/>netid: c_7962:p</text:p>
      <text:p text:style-name="Standard"><text:s text:c="15"/>2.54938e-19 <text:s text:c="2"/>netid: c_7947:p</text:p>
      <text:p text:style-name="Standard"><text:s text:c="15"/>5.52601e-19 <text:s text:c="2"/>netid: c_7947:p</text:p>
      <text:p text:style-name="Standard"><text:s text:c="15"/>1.28661e-18 <text:s text:c="2"/>netid: c_9299:p</text:p>
      <text:p text:style-name="Standard"><text:s text:c="15"/>3.85137e-19 <text:s text:c="2"/>netid: c_9299:p</text:p>
      <text:p text:style-name="Standard"><text:s text:c="15"/>4.92656e-19 <text:s text:c="2"/>netid: c_9299:p</text:p>
      <text:p text:style-name="Standard"><text:s text:c="15"/>4.09837e-18 <text:s text:c="2"/>netid: c_8475:p</text:p>
      <text:p text:style-name="Standard"><text:s text:c="17"/>3.151e-19 <text:s text:c="2"/>netid: c_8475:p</text:p>
      <text:p text:style-name="Standard"><text:s text:c="16"/>5.4215e-19 <text:s text:c="2"/>netid: c_8475:p</text:p>
      <text:p text:style-name="Standard"><text:s text:c="15"/>1.36174e-17 <text:s text:c="2"/>netid: c_8475:p</text:p>
      <text:p text:style-name="Standard"><text:s text:c="15"/>8.32444e-19 <text:s text:c="2"/>netid: XI6/XI4/MPM0:s</text:p>
      <text:p text:style-name="Standard"><text:s text:c="15"/>5.34132e-18 <text:s text:c="2"/>netid: c_8452:p</text:p>
      <text:p text:style-name="Standard"><text:s text:c="15"/>3.69183e-19 <text:s text:c="2"/>netid: c_8452:p</text:p>
      <text:p text:style-name="Standard"><text:s text:c="15"/>1.00271e-17 <text:s text:c="2"/>netid: c_8453:p</text:p>
      <text:p text:style-name="Standard"><text:s text:c="15"/>3.94037e-18 <text:s text:c="2"/>netid: c_8454:p</text:p>
      <text:p text:style-name="Standard"><text:s text:c="15"/>3.47565e-18 <text:s text:c="2"/>netid: c_7964:p</text:p>
      <text:p text:style-name="Standard"><text:s text:c="15"/>2.74394e-18 <text:s text:c="2"/>netid: c_7964:p</text:p>
      <text:p text:style-name="Standard"><text:s text:c="15"/>3.47256e-18 <text:s text:c="2"/>netid: c_7981:p</text:p>
      <text:p text:style-name="Standard"><text:s text:c="15"/>3.80691e-19 <text:s text:c="2"/>netid: c_7992:p</text:p>
      <text:p text:style-name="Standard"><text:s text:c="15"/>1.35064e-18 <text:s text:c="2"/>netid: c_7992:p</text:p>
      <text:p text:style-name="Standard"><text:s text:c="15"/>6.39504e-19 <text:s text:c="2"/>netid: c_7992:p</text:p>
      <text:p text:style-name="Standard"><text:s text:c="15"/>6.57117e-18 <text:s text:c="2"/>netid: c_7992:p</text:p>
      <text:p text:style-name="Standard"><text:s text:c="16"/>2.4388e-19 <text:s text:c="2"/>netid: c_9318:p</text:p>
      <text:p text:style-name="Standard"><text:s text:c="15"/>3.27922e-18 <text:s text:c="2"/>netid: c_8472:p</text:p>
      <text:p text:style-name="Standard"><text:s text:c="16"/>9.4182e-18 <text:s text:c="2"/>netid: c_8472:p</text:p>
      <text:p text:style-name="Standard"><text:s text:c="15"/>3.64938e-18 <text:s text:c="2"/>netid: c_8472:p</text:p>
      <text:p text:style-name="Standard"><text:s text:c="15"/>3.28074e-19 <text:s text:c="2"/>netid: c_8473:p</text:p>
      <text:p text:style-name="Standard"><text:soft-page-break/><text:s text:c="15"/>5.04205e-18 <text:s text:c="2"/>netid: c_8473:p</text:p>
      <text:p text:style-name="Standard"><text:s text:c="15"/>1.90047e-18 <text:s text:c="2"/>netid: c_8473:p</text:p>
      <text:p text:style-name="Standard"><text:s text:c="15"/>8.91788e-18 <text:s text:c="2"/>netid: c_8479:p</text:p>
      <text:p text:style-name="Standard"><text:s text:c="15"/>3.56837e-18 <text:s text:c="2"/>netid: c_9326:p</text:p>
      <text:p text:style-name="Standard"><text:s text:c="15"/>6.97381e-18 <text:s text:c="2"/>netid: c_8462:p</text:p>
      <text:p text:style-name="Standard"><text:s text:c="15"/>9.71172e-19 <text:s text:c="2"/>netid: c_8463:p</text:p>
      <text:p text:style-name="Standard"><text:s text:c="16"/>1.5155e-17 <text:s text:c="2"/>netid: c_8463:p</text:p>
      <text:p text:style-name="Standard"><text:s text:c="15"/>6.97531e-18 <text:s text:c="2"/>netid: c_8464:p</text:p>
      <text:p text:style-name="Standard"><text:s text:c="15"/>7.70034e-18 <text:s text:c="2"/>netid: c_8465:p</text:p>
      <text:p text:style-name="Standard"><text:s text:c="15"/>9.50612e-18 <text:s text:c="2"/>netid: c_7982:p</text:p>
      <text:p text:style-name="Standard"><text:s text:c="15"/>6.28467e-19 <text:s text:c="2"/>netid: c_7982:p</text:p>
      <text:p text:style-name="Standard"><text:s text:c="16"/>1.1514e-18 <text:s text:c="2"/>netid: c_7983:p</text:p>
      <text:p text:style-name="Standard"><text:s text:c="15"/>1.87864e-18 <text:s text:c="2"/>netid: c_9335:p</text:p>
      <text:p text:style-name="Standard"><text:s text:c="15"/>5.04205e-18 <text:s text:c="2"/>netid: c_9335:p</text:p>
      <text:p text:style-name="Standard"><text:s text:c="15"/>3.49936e-18 <text:s text:c="2"/>netid: c_8474:p</text:p>
      <text:p text:style-name="Standard"><text:s text:c="15"/>2.41384e-19 <text:s text:c="2"/>netid: c_8474:p</text:p>
      <text:p text:style-name="Standard"><text:s text:c="15"/>9.88168e-18 <text:s text:c="2"/>netid: c_8474:p</text:p>
      <text:p text:style-name="Standard"><text:s text:c="15"/>8.35397e-19 <text:s text:c="2"/>netid: c_8476:p</text:p>
      <text:p text:style-name="Standard"><text:s text:c="15"/>2.71429e-18 <text:s text:c="2"/>netid: c_8476:p</text:p>
      <text:p text:style-name="Standard"><text:s text:c="15"/>2.57548e-19 <text:s text:c="2"/>netid: c_8476:p</text:p>
      <text:p text:style-name="Standard"><text:s text:c="15"/>1.85587e-17 <text:s text:c="2"/>netid: c_8476:p</text:p>
      <text:p text:style-name="Standard"><text:s text:c="15"/>8.21918e-18 <text:s text:c="2"/>netid: c_8486:p</text:p>
      <text:p text:style-name="Standard"><text:s text:c="15"/>8.12377e-19 <text:s text:c="2"/>netid: c_9768:n</text:p>
      <text:p text:style-name="Standard"><text:s text:c="15"/>3.06962e-19 <text:s text:c="2"/>netid: c_10208:p</text:p>
      <text:p text:style-name="Standard"><text:s text:c="15"/>1.35749e-18 <text:s text:c="2"/>netid: c_10017:p</text:p>
      <text:p text:style-name="Standard"><text:s text:c="15"/>8.01657e-19 <text:s text:c="2"/>netid: c_10018:p</text:p>
      <text:p text:style-name="Standard"><text:s text:c="15"/>8.88147e-19 <text:s text:c="2"/>netid: c_10018:p</text:p>
      <text:p text:style-name="Standard"><text:s text:c="15"/>2.17353e-18 <text:s text:c="2"/>netid: c_10018:p</text:p>
      <text:p text:style-name="Standard"><text:s text:c="15"/>9.32072e-19 <text:s text:c="2"/>netid: c_9965:p</text:p>
      <text:p text:style-name="Standard"><text:s text:c="15"/>5.29408e-19 <text:s text:c="2"/>netid: c_9965:p</text:p>
      <text:p text:style-name="Standard"><text:s text:c="15"/>5.22909e-19 <text:s text:c="2"/>netid: c_9966:p</text:p>
      <text:p text:style-name="Standard"><text:s text:c="15"/>2.03364e-19 <text:s text:c="2"/>netid: c_9966:p</text:p>
      <text:p text:style-name="Standard"><text:s text:c="15"/>5.87749e-19 <text:s text:c="2"/>netid: c_9966:p</text:p>
      <text:p text:style-name="Standard"><text:s text:c="16"/>9.3063e-19 <text:s text:c="2"/>netid: c_9966:p</text:p>
      <text:p text:style-name="Standard"><text:s text:c="15"/>1.70715e-18 <text:s text:c="2"/>netid: c_9966:p</text:p>
      <text:p text:style-name="Standard"><text:s text:c="15"/>2.52176e-18 <text:s text:c="2"/>netid: c_9966:p</text:p>
      <text:p text:style-name="Standard"><text:s text:c="15"/>5.45214e-17 <text:s text:c="2"/>netid: c_9966:p</text:p>
      <text:p text:style-name="Standard"><text:s text:c="15"/>2.17258e-19 <text:s text:c="2"/>netid: c_9966:p</text:p>
      <text:p text:style-name="Standard"><text:s text:c="15"/>7.41266e-19 <text:s text:c="2"/>netid: c_9966:p</text:p>
      <text:p text:style-name="Standard"><text:s text:c="15"/>7.60895e-18 <text:s text:c="2"/>netid: c_9966:p</text:p>
      <text:p text:style-name="Standard"><text:s text:c="15"/>3.15708e-18 <text:s text:c="2"/>netid: c_9966:p</text:p>
      <text:p text:style-name="Standard"><text:s text:c="15"/>1.03869e-18 <text:s text:c="2"/>netid: c_12146:n</text:p>
      <text:p text:style-name="Standard"><text:s text:c="15"/>3.47796e-19 <text:s text:c="2"/>netid: c_13578:p</text:p>
      <text:p text:style-name="Standard"><text:s text:c="15"/>1.81814e-18 <text:s text:c="2"/>netid: c_13579:p</text:p>
      <text:p text:style-name="Standard"><text:s text:c="15"/>3.73936e-19 <text:s text:c="2"/>netid: c_12152:n</text:p>
      <text:p text:style-name="Standard"><text:s text:c="15"/>5.92912e-19 <text:s text:c="2"/>netid: c_13581:p</text:p>
      <text:p text:style-name="Standard"><text:s text:c="16"/>4.0638e-18 <text:s text:c="2"/>netid: c_12154:n</text:p>
      <text:p text:style-name="Standard"><text:s text:c="15"/>2.76453e-17 <text:s text:c="2"/>netid: c_12160:n</text:p>
      <text:p text:style-name="Standard"><text:s text:c="15"/>2.21042e-18 <text:s text:c="2"/>netid: c_12166:n</text:p>
      <text:p text:style-name="Standard"><text:s text:c="15"/>1.92103e-18 <text:s text:c="2"/>netid: c_12168:n</text:p>
      <text:p text:style-name="Standard"><text:s text:c="15"/>1.63578e-18 <text:s text:c="2"/>netid: c_12168:n</text:p>
      <text:p text:style-name="Standard"><text:s text:c="15"/>2.16219e-18 <text:s text:c="2"/>netid: c_12168:n</text:p>
      <text:p text:style-name="Standard"><text:soft-page-break/><text:s text:c="15"/>1.72174e-18 <text:s text:c="2"/>netid: c_12168:n</text:p>
      <text:p text:style-name="Standard"><text:s text:c="15"/>4.63345e-18 <text:s text:c="2"/>netid: c_12169:n</text:p>
      <text:p text:style-name="Standard"><text:s text:c="16"/>1.1412e-17 <text:s text:c="2"/>netid: c_12169:n</text:p>
      <text:p text:style-name="Standard"><text:s text:c="15"/>1.01497e-18 <text:s text:c="2"/>netid: c_12169:n</text:p>
      <text:p text:style-name="Standard"><text:s text:c="15"/>1.67897e-18 <text:s text:c="2"/>netid: c_12170:n</text:p>
      <text:p text:style-name="Standard"><text:s text:c="15"/>1.80117e-18 <text:s text:c="2"/>netid: c_12170:n</text:p>
      <text:p text:style-name="Standard"><text:s text:c="15"/>3.13986e-18 <text:s text:c="2"/>netid: c_12170:n</text:p>
      <text:p text:style-name="Standard"><text:s text:c="15"/>4.98769e-19 <text:s text:c="2"/>netid: c_12170:n</text:p>
      <text:p text:style-name="Standard"><text:s text:c="15"/>3.13192e-18 <text:s text:c="2"/>netid: c_12170:n</text:p>
      <text:p text:style-name="Standard"><text:s text:c="15"/>3.39736e-17 <text:s text:c="2"/>netid: c_12170:n</text:p>
      <text:p text:style-name="Standard"><text:s text:c="15"/>4.31118e-18 <text:s text:c="2"/>netid: c_12170:n</text:p>
      <text:p text:style-name="Standard"><text:s text:c="15"/>6.64661e-17 <text:s text:c="2"/>netid: c_12170:n</text:p>
      <text:p text:style-name="Standard"><text:s text:c="15"/>3.06695e-18 <text:s text:c="2"/>netid: c_13600:p</text:p>
      <text:p text:style-name="Standard"><text:s text:c="15"/>7.62642e-18 <text:s text:c="2"/>netid: c_12172:n</text:p>
      <text:p text:style-name="Standard"><text:s text:c="15"/>2.42255e-19 <text:s text:c="2"/>netid: c_12180:n</text:p>
      <text:p text:style-name="Standard"><text:s text:c="15"/>2.38195e-18 <text:s text:c="2"/>netid: c_12180:n</text:p>
      <text:p text:style-name="Standard"><text:s text:c="15"/>4.03425e-19 <text:s text:c="2"/>netid: c_12180:n</text:p>
      <text:p text:style-name="Standard"><text:s text:c="15"/>5.47359e-19 <text:s text:c="2"/>netid: c_12180:n</text:p>
      <text:p text:style-name="Standard"><text:s text:c="16"/>2.8986e-18 <text:s text:c="2"/>netid: c_12181:n</text:p>
      <text:p text:style-name="Standard"><text:s text:c="15"/>1.46627e-18 <text:s text:c="2"/>netid: c_12181:n</text:p>
      <text:p text:style-name="Standard"><text:s text:c="15"/>2.85144e-19 <text:s text:c="2"/>netid: c_12181:n</text:p>
      <text:p text:style-name="Standard"><text:s text:c="15"/>7.72738e-19 <text:s text:c="2"/>netid: c_12181:n</text:p>
      <text:p text:style-name="Standard"><text:s text:c="15"/>2.02276e-19 <text:s text:c="2"/>netid: c_12181:n</text:p>
      <text:p text:style-name="Standard"><text:s text:c="15"/>1.46107e-18 <text:s text:c="2"/>netid: XI6/XI4/MPM0:g</text:p>
      <text:p text:style-name="Standard"><text:s text:c="17"/>1.243e-18 <text:s text:c="2"/>netid: XI6/XI4/MPM0:g</text:p>
      <text:p text:style-name="Standard"><text:s text:c="15"/>8.39691e-19 <text:s text:c="2"/>netid: XI6/XI4/MPM0:g</text:p>
      <text:p text:style-name="Standard"><text:s text:c="15"/>5.45875e-19 <text:s text:c="2"/>netid: XI6/XI4/MPM0:g</text:p>
      <text:p text:style-name="Standard"><text:s text:c="15"/>9.49265e-19 <text:s text:c="2"/>netid: XI6/XI4/MPM0:g</text:p>
      <text:p text:style-name="Standard"><text:s text:c="15"/>1.44549e-18 <text:s text:c="2"/>netid: XI6/XI4/MPM0:g</text:p>
      <text:p text:style-name="Standard"><text:s text:c="15"/>4.58717e-19 <text:s text:c="2"/>netid: c_12191:n</text:p>
      <text:p text:style-name="Standard"><text:s text:c="15"/>5.01834e-18 <text:s text:c="2"/>netid: c_12191:n</text:p>
      <text:p text:style-name="Standard"><text:s text:c="15"/>7.18206e-19 <text:s text:c="2"/>netid: c_12194:n</text:p>
      <text:p text:style-name="Standard"><text:s text:c="15"/>3.61903e-19 <text:s text:c="2"/>netid: c_12194:n</text:p>
      <text:p text:style-name="Standard"><text:s text:c="16"/>4.1024e-19 <text:s text:c="2"/>netid: c_12194:n</text:p>
      <text:p text:style-name="Standard"><text:s text:c="15"/>2.13011e-19 <text:s text:c="2"/>netid: c_12194:n</text:p>
      <text:p text:style-name="Standard"><text:s text:c="16"/>6.0847e-18 <text:s text:c="2"/>netid: c_12219:n</text:p>
      <text:p text:style-name="Standard"><text:s text:c="15"/>2.80103e-18 <text:s text:c="2"/>netid: c_12340:n</text:p>
      <text:p text:style-name="Standard"><text:s text:c="15"/>4.97844e-19 <text:s text:c="2"/>netid: c_12340:n</text:p>
      <text:p text:style-name="Standard"><text:s text:c="15"/>2.95888e-18 <text:s text:c="2"/>netid: c_12340:n</text:p>
      <text:p text:style-name="Standard"><text:s text:c="15"/>4.41378e-18 <text:s text:c="2"/>netid: c_12340:n</text:p>
      <text:p text:style-name="Standard"><text:s text:c="15"/>1.16418e-18 <text:s text:c="2"/>netid: c_12340:n</text:p>
      <text:p text:style-name="Standard"><text:s text:c="15"/>5.40164e-18 <text:s text:c="2"/>netid: c_12340:n</text:p>
      <text:p text:style-name="Standard"><text:s text:c="15"/>8.74562e-19 <text:s text:c="2"/>netid: c_12340:n</text:p>
      <text:p text:style-name="Standard"><text:s text:c="15"/>1.44333e-18 <text:s text:c="2"/>netid: c_12340:n</text:p>
      <text:p text:style-name="Standard"><text:s text:c="15"/>6.58726e-19 <text:s text:c="2"/>netid: c_12340:n</text:p>
      <text:p text:style-name="Standard"><text:s text:c="15"/>1.51657e-18 <text:s text:c="2"/>netid: c_12274:n</text:p>
      <text:p text:style-name="Standard"><text:s text:c="15"/>2.98898e-18 <text:s text:c="2"/>netid: c_12274:n</text:p>
      <text:p text:style-name="Standard"><text:s text:c="15"/>1.98288e-18 <text:s text:c="2"/>netid: c_12274:n</text:p>
      <text:p text:style-name="Standard"><text:s text:c="15"/>6.56489e-18 <text:s text:c="2"/>netid: c_12386:n</text:p>
      <text:p text:style-name="Standard"><text:s text:c="15"/>1.30543e-18 <text:s text:c="2"/>netid: c_12386:n</text:p>
      <text:p text:style-name="Standard"><text:s text:c="15"/>1.37552e-18 <text:s text:c="2"/>netid: c_12386:n</text:p>
      <text:p text:style-name="Standard"><text:s text:c="15"/>4.11483e-19 <text:s text:c="2"/>netid: c_12387:n</text:p>
      <text:p text:style-name="Standard"><text:soft-page-break/><text:s text:c="15"/>1.41652e-18 <text:s text:c="2"/>netid: c_12387:n</text:p>
      <text:p text:style-name="Standard"><text:s text:c="15"/>1.11391e-18 <text:s text:c="2"/>netid: c_12387:n</text:p>
      <text:p text:style-name="Standard"><text:s text:c="15"/>2.21689e-18 <text:s text:c="2"/>netid: c_12387:n</text:p>
      <text:p text:style-name="Standard"><text:s text:c="15"/>3.48927e-18 <text:s text:c="2"/>netid: c_12387:n</text:p>
      <text:p text:style-name="Standard"><text:s text:c="15"/>1.20154e-16 <text:s text:c="2"/>netid: c_12387:n</text:p>
      <text:p text:style-name="Standard"><text:s text:c="15"/>4.25029e-18 <text:s text:c="2"/>netid: c_12391:n</text:p>
      <text:p text:style-name="Standard"><text:s text:c="15"/>6.99224e-19 <text:s text:c="2"/>netid: c_15317:n</text:p>
      <text:p text:style-name="Standard"><text:s text:c="15"/>2.40281e-18 <text:s text:c="2"/>netid: c_15317:n</text:p>
      <text:p text:style-name="Standard"><text:s text:c="15"/>1.07047e-17 <text:s text:c="2"/>netid: c_15317:n</text:p>
      <text:p text:style-name="Standard"><text:s text:c="15"/>4.59235e-18 <text:s text:c="2"/>netid: c_15317:n</text:p>
      <text:p text:style-name="Standard"><text:s text:c="16"/>1.3628e-17 <text:s text:c="2"/>netid: c_15317:n</text:p>
      <text:p text:style-name="Standard"><text:s text:c="15"/>6.80212e-18 <text:s text:c="2"/>netid: c_15342:n</text:p>
      <text:p text:style-name="Standard"><text:s text:c="15"/>2.28502e-17 <text:s text:c="2"/>netid: c_15343:n</text:p>
      <text:p text:style-name="Standard"><text:s text:c="15"/>1.43064e-18 <text:s text:c="2"/>netid: c_15344:n</text:p>
      <text:p text:style-name="Standard"><text:s text:c="15"/>4.48533e-18 <text:s text:c="2"/>netid: c_15344:n</text:p>
      <text:p text:style-name="Standard"><text:s text:c="15"/>1.27126e-18 <text:s text:c="2"/>netid: c_15344:n</text:p>
      <text:p text:style-name="Standard"><text:s text:c="15"/>2.36334e-18 <text:s text:c="2"/>netid: c_15347:n</text:p>
      <text:p text:style-name="Standard"><text:s text:c="15"/>5.70355e-18 <text:s text:c="2"/>netid: c_15347:n</text:p>
      <text:p text:style-name="Standard"><text:s text:c="15"/>6.90099e-18 <text:s text:c="2"/>netid: c_15347:n</text:p>
      <text:p text:style-name="Standard"><text:s text:c="16"/>3.6723e-17 <text:s text:c="2"/>netid: c_15347:n</text:p>
      <text:p text:style-name="Standard"><text:s text:c="15"/>4.90824e-19 <text:s text:c="2"/>netid: c_15350:n</text:p>
      <text:p text:style-name="Standard"><text:s text:c="15"/>5.23257e-18 <text:s text:c="2"/>netid: c_15350:n</text:p>
      <text:p text:style-name="Standard"><text:s text:c="15"/>9.04651e-18 <text:s text:c="2"/>netid: c_15350:n</text:p>
      <text:p text:style-name="Standard"><text:s text:c="15"/>1.38157e-17 <text:s text:c="2"/>netid: c_15350:n</text:p>
      <text:p text:style-name="Standard"><text:s text:c="15"/>1.09303e-18 <text:s text:c="2"/>netid: c_15350:n</text:p>
      <text:p text:style-name="Standard"><text:s text:c="15"/>9.54416e-18 <text:s text:c="2"/>netid: c_15352:n</text:p>
      <text:p text:style-name="Standard"><text:s text:c="15"/>9.94149e-19 <text:s text:c="2"/>netid: XI3/XI0/MNM0:b</text:p>
      <text:p text:style-name="Standard"><text:s text:c="15"/>2.23249e-18 <text:s text:c="2"/>netid: c_17075:p</text:p>
      <text:p text:style-name="Standard"><text:s text:c="15"/>5.11847e-18 <text:s text:c="2"/>netid: c_15825:n</text:p>
      <text:p text:style-name="Standard"><text:s text:c="15"/>1.68321e-18 <text:s text:c="2"/>netid: c_15825:n</text:p>
      <text:p text:style-name="Standard"><text:s text:c="15"/>1.13971e-18 <text:s text:c="2"/>netid: XI6/XI1/XI0/MNM0:s</text:p>
      <text:p text:style-name="Standard"><text:s text:c="15"/>2.30647e-18 <text:s text:c="2"/>netid: c_17079:p</text:p>
      <text:p text:style-name="Standard"><text:s text:c="15"/>3.47873e-19 <text:s text:c="2"/>netid: c_15739:n</text:p>
      <text:p text:style-name="Standard"><text:s text:c="15"/>5.42281e-18 <text:s text:c="2"/>netid: c_15739:n</text:p>
      <text:p text:style-name="Standard"><text:s text:c="15"/>9.63927e-19 <text:s text:c="2"/>netid: c_15739:n</text:p>
      <text:p text:style-name="Standard"><text:s text:c="15"/>9.28451e-19 <text:s text:c="2"/>netid: c_15739:n</text:p>
      <text:p text:style-name="Standard"><text:s text:c="15"/>4.91749e-19 <text:s text:c="2"/>netid: c_15739:n</text:p>
      <text:p text:style-name="Standard"><text:s text:c="15"/>4.14051e-18 <text:s text:c="2"/>netid: c_15740:n</text:p>
      <text:p text:style-name="Standard"><text:s text:c="15"/>2.98662e-19 <text:s text:c="2"/>netid: c_15740:n</text:p>
      <text:p text:style-name="Standard"><text:s text:c="16"/>2.1762e-18 <text:s text:c="2"/>netid: c_17087:p</text:p>
      <text:p text:style-name="Standard"><text:s text:c="15"/>4.56424e-18 <text:s text:c="2"/>netid: c_15743:n</text:p>
      <text:p text:style-name="Standard"><text:s text:c="15"/>2.98662e-19 <text:s text:c="2"/>netid: c_15743:n</text:p>
      <text:p text:style-name="Standard"><text:s text:c="15"/>1.98998e-18 <text:s text:c="2"/>netid: c_17090:p</text:p>
      <text:p text:style-name="Standard"><text:s text:c="15"/>1.42527e-18 <text:s text:c="2"/>netid: c_15904:n</text:p>
      <text:p text:style-name="Standard"><text:s text:c="15"/>2.47969e-19 <text:s text:c="2"/>netid: c_15912:n</text:p>
      <text:p text:style-name="Standard"><text:s text:c="17"/>2.655e-18 <text:s text:c="2"/>netid: c_15912:n</text:p>
      <text:p text:style-name="Standard"><text:s text:c="15"/>1.02552e-18 <text:s text:c="2"/>netid: c_15912:n</text:p>
      <text:p text:style-name="Standard"><text:s text:c="15"/>9.59354e-19 <text:s text:c="2"/>netid: c_15912:n</text:p>
      <text:p text:style-name="Standard"><text:s text:c="15"/>4.26086e-19 <text:s text:c="2"/>netid: c_15912:n</text:p>
      <text:p text:style-name="Standard"><text:s text:c="15"/>3.29453e-18 <text:s text:c="2"/>netid: c_15912:n</text:p>
      <text:p text:style-name="Standard"><text:s text:c="15"/>1.19965e-18 <text:s text:c="2"/>netid: c_15912:n</text:p>
      <text:p text:style-name="Standard"><text:s text:c="15"/>4.61578e-19 <text:s text:c="2"/>netid: c_15912:n</text:p>
      <text:p text:style-name="Standard"><text:soft-page-break/><text:s text:c="16"/>5.5791e-19 <text:s text:c="2"/>netid: c_15912:n</text:p>
      <text:p text:style-name="Standard"><text:s text:c="16"/>1.0126e-18 <text:s text:c="2"/>netid: c_15913:n</text:p>
      <text:p text:style-name="Standard"><text:s text:c="15"/>6.12155e-19 <text:s text:c="2"/>netid: c_15913:n</text:p>
      <text:p text:style-name="Standard"><text:s text:c="15"/>4.89096e-17 <text:s text:c="2"/>netid: XI6/XI1/XI1/MPM1:g</text:p>
      <text:p text:style-name="Standard"><text:s text:c="15"/>2.79711e-19 <text:s text:c="2"/>netid: XI6/XI1/XI1/MPM1:g</text:p>
      <text:p text:style-name="Standard"><text:s text:c="15"/>2.59514e-18 <text:s text:c="2"/>netid: XI6/XI1/XI1/MPM1:g</text:p>
      <text:p text:style-name="Standard"><text:s text:c="15"/>2.45677e-19 <text:s text:c="2"/>netid: XI6/XI1/XI1/MPM1:g</text:p>
      <text:p text:style-name="Standard"><text:s text:c="15"/>5.63197e-18 <text:s text:c="2"/>netid: c_5861:n</text:p>
      <text:p text:style-name="Standard"><text:s text:c="15"/>9.17446e-19 <text:s text:c="2"/>netid: c_5861:n</text:p>
      <text:p text:style-name="Standard"><text:s text:c="15"/>9.79911e-19 <text:s text:c="2"/>netid: c_5861:n</text:p>
      <text:p text:style-name="Standard"><text:s text:c="15"/>9.68377e-19 <text:s text:c="2"/>netid: c_5861:n</text:p>
      <text:p text:style-name="Standard"><text:s text:c="15"/>7.70024e-18 <text:s text:c="2"/>netid: c_5824:n</text:p>
      <text:p text:style-name="Standard"><text:s text:c="15"/>8.73639e-19 <text:s text:c="2"/>netid: c_5824:n</text:p>
      <text:p text:style-name="Standard"><text:s text:c="15"/>8.73639e-19 <text:s text:c="2"/>netid: c_6007:n</text:p>
      <text:p text:style-name="Standard"><text:s text:c="15"/>2.14529e-18 <text:s text:c="2"/>netid: c_5827:n</text:p>
      <text:p text:style-name="Standard"><text:s text:c="15"/>9.60701e-19 <text:s text:c="2"/>netid: c_5815:n</text:p>
      <text:p text:style-name="Standard"><text:s text:c="15"/>8.73639e-19 <text:s text:c="2"/>netid: c_5815:n</text:p>
      <text:p text:style-name="Standard"><text:s text:c="15"/>2.36156e-18 <text:s text:c="2"/>netid: c_5815:n</text:p>
      <text:p text:style-name="Standard"><text:s text:c="15"/>1.52253e-18 <text:s text:c="2"/>netid: c_5815:n</text:p>
      <text:p text:style-name="Standard"><text:s text:c="15"/>1.55048e-18 <text:s text:c="2"/>netid: c_5900:n</text:p>
      <text:p text:style-name="Standard"><text:s text:c="15"/>5.14539e-18 <text:s text:c="2"/>netid: c_5900:n</text:p>
      <text:p text:style-name="Standard"><text:s text:c="15"/>2.03993e-18 <text:s text:c="2"/>netid: c_5900:n</text:p>
      <text:p text:style-name="Standard"><text:s text:c="15"/>2.06894e-18 <text:s text:c="2"/>netid: c_5866:n</text:p>
      <text:p text:style-name="Standard"><text:s text:c="16"/>1.9051e-18 <text:s text:c="2"/>netid: c_5866:n</text:p>
      <text:p text:style-name="Standard"><text:s text:c="15"/>6.13395e-19 <text:s text:c="2"/>netid: c_5866:n</text:p>
      <text:p text:style-name="Standard"><text:s text:c="15"/>1.18626e-18 <text:s text:c="2"/>netid: c_5866:n</text:p>
      <text:p text:style-name="Standard"><text:s text:c="16"/>1.4013e-18 <text:s text:c="2"/>netid: c_5866:n</text:p>
      <text:p text:style-name="Standard"><text:s text:c="15"/>2.96911e-18 <text:s text:c="2"/>netid: c_5866:n</text:p>
      <text:p text:style-name="Standard"><text:s text:c="15"/>1.68316e-17 <text:s text:c="2"/>netid: c_5866:n</text:p>
      <text:p text:style-name="Standard"><text:s text:c="15"/>1.58338e-18 <text:s text:c="2"/>netid: XI6/NET34</text:p>
      <text:p text:style-name="Standard"><text:s text:c="15"/>2.00524e-18 <text:s text:c="2"/>netid: c_6140:n</text:p>
      <text:p text:style-name="Standard"><text:s text:c="15"/>1.99332e-18 <text:s text:c="2"/>netid: c_6141:n</text:p>
      <text:p text:style-name="Standard"><text:s text:c="15"/>2.12417e-18 <text:s text:c="2"/>netid: c_6285:n</text:p>
      <text:p text:style-name="Standard"><text:s text:c="16"/>3.4784e-18 <text:s text:c="2"/>netid: c_6285:n</text:p>
      <text:p text:style-name="Standard"><text:s text:c="15"/>1.30346e-17 <text:s text:c="2"/>netid: c_6285:n</text:p>
      <text:p text:style-name="Standard"><text:s text:c="15"/>4.26569e-19 <text:s text:c="2"/>netid: c_6214:n</text:p>
      <text:p text:style-name="Standard"><text:s text:c="15"/>2.00765e-19 <text:s text:c="2"/>netid: c_6214:n</text:p>
      <text:p text:style-name="Standard"><text:s text:c="15"/>2.20988e-18 <text:s text:c="2"/>netid: XI6/XI1/XI1/MPM0:d</text:p>
      <text:p text:style-name="Standard"><text:s text:c="15"/>2.47654e-18 <text:s text:c="2"/>netid: XI6/XI1/XI0/MPM1:g</text:p>
      <text:p text:style-name="Standard"><text:s text:c="15"/>4.18318e-18 <text:s text:c="2"/>netid: XI6/XI1/XI0/MPM1:g</text:p>
      <text:p text:style-name="Standard"><text:s text:c="15"/>2.01818e-18 <text:s text:c="2"/>netid: XI6/XI1/XI0/MPM1:g</text:p>
      <text:p text:style-name="Standard"><text:s text:c="15"/>2.08216e-18 <text:s text:c="2"/>netid: XI6/XI1/XI0/MPM1:g</text:p>
      <text:p text:style-name="Standard"><text:s text:c="15"/>1.19478e-18 <text:s text:c="2"/>netid: XI6/XI1/XI0/MPM1:g</text:p>
      <text:p text:style-name="Standard"><text:s text:c="15"/>3.81444e-19 <text:s text:c="2"/>netid: XI6/XI1/XI0/MPM1:g</text:p>
      <text:p text:style-name="Standard"><text:s text:c="15"/>2.13019e-18 <text:s text:c="2"/>netid: XI6/XI1/XI0/MPM1:g</text:p>
      <text:p text:style-name="Standard"><text:s text:c="15"/>8.90114e-19 <text:s text:c="2"/>netid: XI6/XI1/XI0/MPM1:g</text:p>
      <text:p text:style-name="Standard"><text:s text:c="15"/>7.72375e-18 <text:s text:c="2"/>netid: XI6/XI1/XI0/MPM1:g</text:p>
      <text:p text:style-name="Standard"><text:s text:c="15"/>5.52392e-18 <text:s text:c="2"/>netid: XI6/XI1/XI0/MPM1:g</text:p>
      <text:p text:style-name="Standard"><text:s text:c="15"/>3.17282e-18 <text:s text:c="2"/>netid: XI6/XI1/XI0/MPM1:g</text:p>
      <text:p text:style-name="Standard"><text:s text:c="15"/>2.23458e-19 <text:s text:c="2"/>netid: XI6/XI1/XI0/MPM1:g</text:p>
      <text:p text:style-name="Standard"><text:s text:c="15"/>1.01326e-18 <text:s text:c="2"/>netid: c_6341:n</text:p>
      <text:p text:style-name="Standard"><text:s text:c="15"/>8.58585e-18 <text:s text:c="2"/>netid: c_6341:n</text:p>
      <text:p text:style-name="Standard"><text:soft-page-break/><text:s text:c="15"/>2.15065e-18 <text:s text:c="2"/>netid: c_6137:n</text:p>
      <text:p text:style-name="Standard"><text:s text:c="15"/>1.19741e-17 <text:s text:c="2"/>netid: c_6137:n</text:p>
      <text:p text:style-name="Standard"><text:s text:c="15"/>8.23238e-19 <text:s text:c="2"/>netid: c_6260:n</text:p>
      <text:p text:style-name="Standard"><text:s text:c="15"/>8.23238e-19 <text:s text:c="2"/>netid: c_6219:n</text:p>
      <text:p text:style-name="Standard"><text:s text:c="15"/>8.23238e-19 <text:s text:c="2"/>netid: c_6215:n</text:p>
      <text:p text:style-name="Standard"><text:s text:c="15"/>1.84322e-18 <text:s text:c="2"/>netid: c_6348:n</text:p>
      <text:p text:style-name="Standard"><text:s text:c="15"/>5.55966e-19 <text:s text:c="2"/>netid: c_6348:n</text:p>
      <text:p text:style-name="Standard"><text:s text:c="15"/>9.92948e-19 <text:s text:c="2"/>netid: c_6350:n</text:p>
      <text:p text:style-name="Standard"><text:s text:c="15"/>7.42708e-18 <text:s text:c="2"/>netid: c_6350:n</text:p>
      <text:p text:style-name="Standard"><text:s text:c="15"/>7.72701e-19 <text:s text:c="2"/>netid: c_6350:n</text:p>
      <text:p text:style-name="Standard"><text:s text:c="15"/>1.53784e-18 <text:s text:c="2"/>netid: c_6350:n</text:p>
      <text:p text:style-name="Standard"><text:s text:c="15"/>4.58998e-19 <text:s text:c="2"/>netid: c_6350:n</text:p>
      <text:p text:style-name="Standard"><text:s text:c="15"/>1.18637e-18 <text:s text:c="2"/>netid: c_6350:n</text:p>
      <text:p text:style-name="Standard"><text:s text:c="15"/>5.31764e-18 <text:s text:c="2"/>netid: c_6356:n</text:p>
      <text:p text:style-name="Standard"><text:s text:c="15"/>1.25384e-18 <text:s text:c="2"/>netid: c_6356:n</text:p>
      <text:p text:style-name="Standard"><text:s text:c="15"/>4.90591e-18 <text:s text:c="2"/>netid: c_6356:n</text:p>
      <text:p text:style-name="Standard"><text:s text:c="15"/>9.16327e-19 <text:s text:c="2"/>netid: c_6159:n</text:p>
      <text:p text:style-name="Standard"><text:s text:c="15"/>1.65245e-18 <text:s text:c="2"/>netid: c_6159:n</text:p>
      <text:p text:style-name="Standard"><text:s text:c="15"/>2.23732e-19 <text:s text:c="2"/>netid: c_6159:n</text:p>
      <text:p text:style-name="Standard"><text:s text:c="15"/>7.08876e-18 <text:s text:c="2"/>netid: c_6159:n</text:p>
      <text:p text:style-name="Standard"><text:s text:c="15"/>3.36741e-18 <text:s text:c="2"/>netid: c_6159:n</text:p>
      <text:p text:style-name="Standard"><text:s text:c="15"/>5.33653e-18 <text:s text:c="2"/>netid: c_6159:n</text:p>
      <text:p text:style-name="Standard"><text:s text:c="15"/>1.74172e-18 <text:s text:c="2"/>netid: c_6159:n</text:p>
      <text:p text:style-name="Standard"><text:s text:c="15"/>7.30744e-19 <text:s text:c="2"/>netid: c_6159:n</text:p>
      <text:p text:style-name="Standard"><text:s text:c="15"/>1.41657e-18 <text:s text:c="2"/>netid: c_6233:n</text:p>
      <text:p text:style-name="Standard"><text:s text:c="15"/>5.10874e-18 <text:s text:c="2"/>netid: c_6233:n</text:p>
      <text:p text:style-name="Standard"><text:s text:c="15"/>7.28875e-18 <text:s text:c="2"/>netid: c_6233:n</text:p>
      <text:p text:style-name="Standard"><text:s text:c="15"/>3.14092e-18 <text:s text:c="2"/>netid: c_6233:n</text:p>
      <text:p text:style-name="Standard"><text:s text:c="16"/>2.1569e-18 <text:s text:c="2"/>netid: c_6234:n</text:p>
      <text:p text:style-name="Standard"><text:s text:c="15"/>5.87931e-18 <text:s text:c="2"/>netid: c_6234:n</text:p>
      <text:p text:style-name="Standard"><text:s text:c="15"/>2.23124e-18 <text:s text:c="2"/>netid: c_6234:n</text:p>
      <text:p text:style-name="Standard"><text:s text:c="15"/>7.05885e-18 <text:s text:c="2"/>netid: c_6199:n</text:p>
      <text:p text:style-name="Standard"><text:s text:c="15"/>1.79676e-18 <text:s text:c="2"/>netid: c_6297:n</text:p>
      <text:p text:style-name="Standard"><text:s text:c="15"/>1.32325e-17 <text:s text:c="2"/>netid: c_6297:n</text:p>
      <text:p text:style-name="Standard"><text:s text:c="15"/>1.40147e-18 <text:s text:c="2"/>netid: c_6287:n</text:p>
      <text:p text:style-name="Standard"><text:s text:c="15"/>4.78993e-19 <text:s text:c="2"/>netid: c_6378:n</text:p>
      <text:p text:style-name="Standard"><text:s text:c="15"/>4.61337e-19 <text:s text:c="2"/>netid: c_6378:n</text:p>
      <text:p text:style-name="Standard"><text:s text:c="15"/>1.30424e-17 <text:s text:c="2"/>netid: c_6380:n</text:p>
      <text:p text:style-name="Standard"><text:s text:c="15"/>1.68631e-18 <text:s text:c="2"/>netid: c_6381:n</text:p>
      <text:p text:style-name="Standard"><text:s text:c="16"/>8.2212e-19 <text:s text:c="2"/>netid: c_6264:n</text:p>
      <text:p text:style-name="Standard"><text:s text:c="15"/>5.47381e-18 <text:s text:c="2"/>netid: c_6264:n</text:p>
      <text:p text:style-name="Standard"><text:s text:c="15"/>1.12268e-18 <text:s text:c="2"/>netid: c_6264:n</text:p>
      <text:p text:style-name="Standard"><text:s text:c="15"/>2.03432e-18 <text:s text:c="2"/>netid: c_6160:n</text:p>
      <text:p text:style-name="Standard"><text:s text:c="15"/>4.78261e-18 <text:s text:c="2"/>netid: c_6160:n</text:p>
      <text:p text:style-name="Standard"><text:s text:c="15"/>3.32763e-18 <text:s text:c="2"/>netid: c_6160:n</text:p>
      <text:p text:style-name="Standard"><text:s text:c="15"/>1.71115e-18 <text:s text:c="2"/>netid: c_6160:n</text:p>
      <text:p text:style-name="Standard"><text:s text:c="15"/>2.27797e-18 <text:s text:c="2"/>netid: c_6161:n</text:p>
      <text:p text:style-name="Standard"><text:s text:c="15"/>1.00558e-18 <text:s text:c="2"/>netid: c_6161:n</text:p>
      <text:p text:style-name="Standard"><text:s text:c="15"/>1.73163e-18 <text:s text:c="2"/>netid: c_6267:n</text:p>
      <text:p text:style-name="Standard"><text:s text:c="15"/>4.53293e-19 <text:s text:c="2"/>netid: c_6267:n</text:p>
      <text:p text:style-name="Standard"><text:s text:c="15"/>3.13317e-19 <text:s text:c="2"/>netid: c_6393:n</text:p>
      <text:p text:style-name="Standard"><text:s text:c="15"/>5.00879e-18 <text:s text:c="2"/>netid: c_6237:n</text:p>
      <text:p text:style-name="Standard"><text:soft-page-break/><text:s text:c="15"/>8.10707e-19 <text:s text:c="2"/>netid: c_6237:n</text:p>
      <text:p text:style-name="Standard"><text:s text:c="15"/>4.57778e-19 <text:s text:c="2"/>netid: c_6396:n</text:p>
      <text:p text:style-name="Standard"><text:s text:c="15"/>6.44036e-19 <text:s text:c="2"/>netid: c_6164:n</text:p>
      <text:p text:style-name="Standard"><text:s text:c="15"/>3.16581e-19 <text:s text:c="2"/>netid: c_6269:n</text:p>
      <text:p text:style-name="Standard"><text:s text:c="15"/>3.34551e-18 <text:s text:c="2"/>netid: c_6139:n</text:p>
      <text:p text:style-name="Standard"><text:s text:c="15"/>2.72726e-19 <text:s text:c="2"/>netid: c_6139:n</text:p>
      <text:p text:style-name="Standard"><text:s text:c="15"/>1.35666e-17 <text:s text:c="2"/>netid: c_6139:n</text:p>
      <text:p text:style-name="Standard"><text:s text:c="15"/>6.16577e-18 <text:s text:c="2"/>netid: c_6139:n</text:p>
      <text:p text:style-name="Standard"><text:s text:c="15"/>5.74159e-18 <text:s text:c="2"/>netid: c_6240:n</text:p>
      <text:p text:style-name="Standard"><text:s text:c="15"/>2.34931e-18 <text:s text:c="2"/>netid: c_6240:n</text:p>
      <text:p text:style-name="Standard"><text:s text:c="15"/>5.40266e-18 <text:s text:c="2"/>netid: c_6155:n</text:p>
      <text:p text:style-name="Standard"><text:s text:c="15"/>2.06605e-19 <text:s text:c="2"/>netid: c_6186:n</text:p>
      <text:p text:style-name="Standard"><text:s text:c="15"/>1.08621e-17 <text:s text:c="2"/>netid: c_6186:n</text:p>
      <text:p text:style-name="Standard"><text:s text:c="15"/>8.22752e-18 <text:s text:c="2"/>netid: c_6187:n</text:p>
      <text:p text:style-name="Standard"><text:s text:c="15"/>4.99014e-19 <text:s text:c="2"/>netid: c_6156:n</text:p>
      <text:p text:style-name="Standard"><text:s text:c="15"/>1.30098e-18 <text:s text:c="2"/>netid: c_6157:n</text:p>
      <text:p text:style-name="Standard"><text:s text:c="15"/>1.22024e-17 <text:s text:c="2"/>netid: c_6157:n</text:p>
      <text:p text:style-name="Standard"><text:s text:c="15"/>1.42204e-18 <text:s text:c="2"/>netid: c_6204:n</text:p>
      <text:p text:style-name="Standard"><text:s text:c="15"/>4.31779e-18 <text:s text:c="2"/>netid: c_6204:n</text:p>
      <text:p text:style-name="Standard"><text:s text:c="15"/>8.60823e-19 <text:s text:c="2"/>netid: c_6204:n</text:p>
      <text:p text:style-name="Standard"><text:s text:c="15"/>2.76815e-18 <text:s text:c="2"/>netid: c_6204:n</text:p>
      <text:p text:style-name="Standard"><text:s text:c="15"/>7.46441e-18 <text:s text:c="2"/>netid: c_6204:n</text:p>
      <text:p text:style-name="Standard"><text:s text:c="15"/>2.55639e-18 <text:s text:c="2"/>netid: c_6204:n</text:p>
      <text:p text:style-name="Standard"><text:s text:c="15"/>2.08828e-18 <text:s text:c="2"/>netid: c_6204:n</text:p>
      <text:p text:style-name="Standard"><text:s text:c="15"/>6.19208e-19 <text:s text:c="2"/>netid: c_6577:n</text:p>
      <text:p text:style-name="Standard"><text:s text:c="15"/>7.32479e-19 <text:s text:c="2"/>netid: c_6577:n</text:p>
      <text:p text:style-name="Standard"><text:s text:c="15"/>2.79497e-18 <text:s text:c="2"/>netid: c_6577:n</text:p>
      <text:p text:style-name="Standard"><text:s text:c="15"/>2.41423e-18 <text:s text:c="2"/>netid: c_6577:n</text:p>
      <text:p text:style-name="Standard"><text:s text:c="15"/>1.71548e-18 <text:s text:c="2"/>netid: c_6578:n</text:p>
      <text:p text:style-name="Standard"><text:s text:c="15"/>2.63483e-18 <text:s text:c="2"/>netid: c_6578:n</text:p>
      <text:p text:style-name="Standard"><text:s text:c="15"/>1.30913e-18 <text:s text:c="2"/>netid: c_6593:n</text:p>
      <text:p text:style-name="Standard"><text:s text:c="15"/>1.70444e-17 <text:s text:c="2"/>netid: c_6593:n</text:p>
      <text:p text:style-name="Standard"><text:s text:c="15"/>2.23243e-19 <text:s text:c="2"/>netid: c_6593:n</text:p>
      <text:p text:style-name="Standard"><text:s text:c="15"/>6.27087e-18 <text:s text:c="2"/>netid: c_6593:n</text:p>
      <text:p text:style-name="Standard"><text:s text:c="15"/>6.97379e-18 <text:s text:c="2"/>netid: c_6593:n</text:p>
      <text:p text:style-name="Standard"><text:s text:c="15"/>2.35113e-18 <text:s text:c="2"/>netid: c_6688:n</text:p>
      <text:p text:style-name="Standard"><text:s text:c="16"/>3.4784e-18 <text:s text:c="2"/>netid: c_6688:n</text:p>
      <text:p text:style-name="Standard"><text:s text:c="15"/>1.31167e-17 <text:s text:c="2"/>netid: c_6688:n</text:p>
      <text:p text:style-name="Standard"><text:s text:c="15"/>4.56162e-19 <text:s text:c="2"/>netid: c_6718:n</text:p>
      <text:p text:style-name="Standard"><text:s text:c="16"/>2.9704e-18 <text:s text:c="2"/>netid: XI6/XI2/MPM0:d</text:p>
      <text:p text:style-name="Standard"><text:s text:c="15"/>2.41109e-19 <text:s text:c="2"/>netid: XI6/XI2/MPM0:d</text:p>
      <text:p text:style-name="Standard"><text:s text:c="15"/>2.13237e-19 <text:s text:c="2"/>netid: XI6/XI2/MPM0:d</text:p>
      <text:p text:style-name="Standard"><text:s text:c="15"/>1.11036e-18 <text:s text:c="2"/>netid: c_6722:n</text:p>
      <text:p text:style-name="Standard"><text:s text:c="15"/>2.00931e-17 <text:s text:c="2"/>netid: c_6722:n</text:p>
      <text:p text:style-name="Standard"><text:s text:c="15"/>2.13766e-18 <text:s text:c="2"/>netid: c_6573:n</text:p>
      <text:p text:style-name="Standard"><text:s text:c="15"/>3.85123e-18 <text:s text:c="2"/>netid: c_6725:n</text:p>
      <text:p text:style-name="Standard"><text:s text:c="15"/>3.18019e-18 <text:s text:c="2"/>netid: c_6575:n</text:p>
      <text:p text:style-name="Standard"><text:s text:c="16"/>2.2956e-19 <text:s text:c="2"/>netid: c_6575:n</text:p>
      <text:p text:style-name="Standard"><text:s text:c="15"/>1.55495e-18 <text:s text:c="2"/>netid: c_6575:n</text:p>
      <text:p text:style-name="Standard"><text:s text:c="16"/>9.9878e-18 <text:s text:c="2"/>netid: c_6575:n</text:p>
      <text:p text:style-name="Standard"><text:s text:c="15"/>9.36848e-18 <text:s text:c="2"/>netid: c_6576:n</text:p>
      <text:p text:style-name="Standard"><text:s text:c="15"/>1.63596e-18 <text:s text:c="2"/>netid: c_6669:n</text:p>
      <text:p text:style-name="Standard"><text:soft-page-break/><text:s text:c="16"/>6.5756e-18 <text:s text:c="2"/>netid: c_6669:n</text:p>
      <text:p text:style-name="Standard"><text:s text:c="15"/>1.39311e-18 <text:s text:c="2"/>netid: c_6621:n</text:p>
      <text:p text:style-name="Standard"><text:s text:c="15"/>1.51708e-18 <text:s text:c="2"/>netid: c_6622:n</text:p>
      <text:p text:style-name="Standard"><text:s text:c="15"/>7.45213e-18 <text:s text:c="2"/>netid: c_6673:n</text:p>
      <text:p text:style-name="Standard"><text:s text:c="16"/>9.3481e-19 <text:s text:c="2"/>netid: c_6827:n</text:p>
      <text:p text:style-name="Standard"><text:s text:c="15"/>6.74228e-19 <text:s text:c="2"/>netid: c_6827:n</text:p>
      <text:p text:style-name="Standard"><text:s text:c="15"/>7.43953e-18 <text:s text:c="2"/>netid: c_6827:n</text:p>
      <text:p text:style-name="Standard"><text:s text:c="15"/>4.86965e-17 <text:s text:c="2"/>netid: XI6/XI2/MPM1:g</text:p>
      <text:p text:style-name="Standard"><text:s text:c="16"/>3.4751e-19 <text:s text:c="2"/>netid: XI6/XI2/MPM1:g</text:p>
      <text:p text:style-name="Standard"><text:s text:c="15"/>2.62477e-18 <text:s text:c="2"/>netid: XI6/XI2/MPM1:g</text:p>
      <text:p text:style-name="Standard"><text:s text:c="15"/>2.41085e-18 <text:s text:c="2"/>netid: c_6892:n</text:p>
      <text:p text:style-name="Standard"><text:s text:c="15"/>1.00944e-18 <text:s text:c="2"/>netid: c_6892:n</text:p>
      <text:p text:style-name="Standard"><text:s text:c="15"/>2.41085e-18 <text:s text:c="2"/>netid: c_6833:n</text:p>
      <text:p text:style-name="Standard"><text:s text:c="15"/>1.02077e-18 <text:s text:c="2"/>netid: c_6833:n</text:p>
      <text:p text:style-name="Standard"><text:s text:c="15"/>2.06893e-18 <text:s text:c="2"/>netid: c_6829:n</text:p>
      <text:p text:style-name="Standard"><text:s text:c="15"/>2.03641e-19 <text:s text:c="2"/>netid: c_6844:n</text:p>
      <text:p text:style-name="Standard"><text:s text:c="15"/>5.97829e-18 <text:s text:c="2"/>netid: c_6883:n</text:p>
      <text:p text:style-name="Standard"><text:s text:c="15"/>1.46678e-18 <text:s text:c="2"/>netid: c_6883:n</text:p>
      <text:p text:style-name="Standard"><text:s text:c="16"/>1.1891e-18 <text:s text:c="2"/>netid: c_6883:n</text:p>
      <text:p text:style-name="Standard"><text:s text:c="15"/>1.41852e-18 <text:s text:c="2"/>netid: c_6931:n</text:p>
      <text:p text:style-name="Standard"><text:s text:c="15"/>3.44277e-18 <text:s text:c="2"/>netid: c_6933:n</text:p>
      <text:p text:style-name="Standard"><text:s text:c="15"/>2.17793e-19 <text:s text:c="2"/>netid: c_6933:n</text:p>
      <text:p text:style-name="Standard"><text:s text:c="16"/>6.8659e-19 <text:s text:c="2"/>netid: c_6851:n</text:p>
      <text:p text:style-name="Standard"><text:s text:c="15"/>1.34693e-18 <text:s text:c="2"/>netid: c_6871:n</text:p>
      <text:p text:style-name="Standard"><text:s text:c="15"/>3.02926e-19 <text:s text:c="2"/>netid: c_6873:n</text:p>
      <text:p text:style-name="Standard"><text:s text:c="15"/>7.53342e-19 <text:s text:c="2"/>netid: c_6922:n</text:p>
      <text:p text:style-name="Standard"><text:s text:c="15"/>8.38243e-19 <text:s text:c="2"/>netid: c_6852:n</text:p>
      <text:p text:style-name="Standard"><text:s text:c="15"/>2.25794e-18 <text:s text:c="2"/>netid: XI6/XI1/XI0/MNM0:g</text:p>
      <text:p text:style-name="Standard"><text:s text:c="15"/>1.07824e-18 <text:s text:c="2"/>netid: XI6/XI1/XI0/MNM0:g</text:p>
      <text:p text:style-name="Standard"><text:s text:c="15"/>2.21688e-18 <text:s text:c="2"/>netid: XI6/XI1/XI0/MNM0:g</text:p>
      <text:p text:style-name="Standard"><text:s text:c="15"/>3.65186e-18 <text:s text:c="2"/>netid: XI6/XI1/XI0/MNM0:g</text:p>
      <text:p text:style-name="Standard"><text:s text:c="15"/>5.45867e-18 <text:s text:c="2"/>netid: c_7181:n</text:p>
      <text:p text:style-name="Standard"><text:s text:c="15"/>2.90032e-18 <text:s text:c="2"/>netid: c_7181:n</text:p>
      <text:p text:style-name="Standard"><text:s text:c="15"/>3.43551e-18 <text:s text:c="2"/>netid: c_7181:n</text:p>
      <text:p text:style-name="Standard"><text:s text:c="15"/>1.50039e-18 <text:s text:c="2"/>netid: c_7151:n</text:p>
      <text:p text:style-name="Standard"><text:s text:c="16"/>3.4784e-18 <text:s text:c="2"/>netid: c_7151:n</text:p>
      <text:p text:style-name="Standard"><text:s text:c="16"/>2.1569e-18 <text:s text:c="2"/>netid: c_7151:n</text:p>
      <text:p text:style-name="Standard"><text:s text:c="15"/>2.90055e-19 <text:s text:c="2"/>netid: c_7151:n</text:p>
      <text:p text:style-name="Standard"><text:s text:c="15"/>1.13866e-18 <text:s text:c="2"/>netid: c_7183:n</text:p>
      <text:p text:style-name="Standard"><text:s text:c="15"/>3.03796e-18 <text:s text:c="2"/>netid: c_7213:n</text:p>
      <text:p text:style-name="Standard"><text:s text:c="15"/>2.00524e-18 <text:s text:c="2"/>netid: c_7139:n</text:p>
      <text:p text:style-name="Standard"><text:s text:c="15"/>2.43141e-17 <text:s text:c="2"/>netid: c_7139:n</text:p>
      <text:p text:style-name="Standard"><text:s text:c="15"/>1.02064e-17 <text:s text:c="2"/>netid: c_7139:n</text:p>
      <text:p text:style-name="Standard"><text:s text:c="16"/>2.9704e-18 <text:s text:c="2"/>netid: c_7139:n</text:p>
      <text:p text:style-name="Standard"><text:s text:c="15"/>2.02976e-18 <text:s text:c="2"/>netid: c_7139:n</text:p>
      <text:p text:style-name="Standard"><text:s text:c="15"/>1.09585e-18 <text:s text:c="2"/>netid: c_7139:n</text:p>
      <text:p text:style-name="Standard"><text:s text:c="15"/>4.09501e-18 <text:s text:c="2"/>netid: c_7139:n</text:p>
      <text:p text:style-name="Standard"><text:s text:c="15"/>6.97584e-18 <text:s text:c="2"/>netid: c_7139:n</text:p>
      <text:p text:style-name="Standard"><text:s text:c="15"/>2.00611e-17 <text:s text:c="2"/>netid: c_7139:n</text:p>
      <text:p text:style-name="Standard"><text:s text:c="15"/>1.32188e-17 <text:s text:c="2"/>netid: c_7139:n</text:p>
      <text:p text:style-name="Standard"><text:s text:c="15"/>5.87931e-18 <text:s text:c="2"/>netid: c_7139:n</text:p>
      <text:p text:style-name="Standard"><text:s text:c="15"/>1.05832e-18 <text:s text:c="2"/>netid: c_7139:n</text:p>
      <text:p text:style-name="Standard"><text:soft-page-break/><text:s text:c="15"/>4.29417e-18 <text:s text:c="2"/>netid: c_7139:n</text:p>
      <text:p text:style-name="Standard"><text:s text:c="15"/>7.12713e-18 <text:s text:c="2"/>netid: c_7139:n</text:p>
      <text:p text:style-name="Standard"><text:s text:c="15"/>6.00221e-19 <text:s text:c="2"/>netid: c_7140:n</text:p>
      <text:p text:style-name="Standard"><text:s text:c="15"/>4.66974e-19 <text:s text:c="2"/>netid: c_7140:n</text:p>
      <text:p text:style-name="Standard"><text:s text:c="16"/>1.4764e-18 <text:s text:c="2"/>netid: c_381:n</text:p>
      <text:p text:style-name="Standard"><text:s text:c="15"/>3.30271e-18 <text:s text:c="2"/>netid: c_596:n</text:p>
      <text:p text:style-name="Standard"><text:s text:c="15"/>1.55947e-17 <text:s text:c="2"/>netid: XI6/XI1/XI0/MNM1:s</text:p>
      <text:p text:style-name="Standard"><text:s text:c="15"/>1.43289e-17 <text:s text:c="2"/>netid: c_596:n</text:p>
      <text:p text:style-name="Standard"><text:s text:c="15"/>3.25554e-18 <text:s text:c="2"/>netid: XI6/XI1/XI0/MNM1:s</text:p>
      <text:p text:style-name="Standard"><text:s text:c="15"/>2.03867e-18 <text:s text:c="2"/>netid: c_596:n</text:p>
      <text:p text:style-name="Standard"><text:s text:c="17"/>1.693e-18 <text:s text:c="2"/>netid: c_618:n</text:p>
      <text:p text:style-name="Standard"/>
      <text:p text:style-name="Standard"/>
      <text:p text:style-name="Standard">48 <text:s text:c="19"/>0.0 <text:s text:c="2"/>1.79163e-15 <text:s text:c="6"/>90.5434 <text:s text:c="11"/>0.0 <text:s/>XI6/NET34</text:p>
      <text:p text:style-name="Standard"><text:s text:c="12"/>- Coupled nets</text:p>
      <text:p text:style-name="Standard"><text:s text:c="15"/>c_8209:p,c_8209:p,c_8209:p,c_8209:p,c_8209:p,c_8411:p,c_7918:p,c_7918:p,c_7918:p,c_7918:p,c_7939:p,c_7939:p,c_7939:p,XI6/XI5/MPM1:s,XI6/XI5/MPM1:s,XI6/XI5/MPM1:s,XI6/XI5/MPM1:s,XI6/XI6/MPM1:g,XI6/XI6/MNM1:g,c_7929:p,c_7971:p,c_8541:p,c_8443:p,c_8422:p,c_8367:p,c_8503:p,c_8413:p,c_8413:p,c_8023:p,c_8368:p,c_8510:p,c_8510:p,c_8414:p,c_7945:p,c_7945:p,c_7945:p,c_8432:p,c_8433:p,c_8463:p,c_9768:n,c_10208:p,c_10208:p,c_9969:p,c_9969:p,c_9969:p,c_9813:n,c_9813:n,c_9813:n,c_9813:n,c_9813:n,c_10017:p,c_10018:p,c_10018:p,c_10018:p,c_10018:p,c_10018:p,c_10018:p,c_9963:p,c_9966:p,c_9966:p,c_9823:n,c_12117:n,c_12117:n,c_12117:n,c_12117:n,c_12117:n,c_12117:n,c_12117:n,c_12121:n,c_12778:p,c_12778:p,c_12122:n,c_12122:n,XI6/XI6/MNM0:g,c_12144:n,c_12326:n,c_12775:p,c_13662:p,c_13662:p,c_13664:p,c_13664:p,c_13664:p,c_13664:p,c_12145:n,c_13669:p,c_13669:p,c_12164:n,c_12166:n,c_12166:n,c_12168:n,c_12170:n,c_12170:n,c_12170:n,c_12174:n,XI6/XI4/MPM0:g,XI6/XI4/MPM0:g,XI6/XI4/MPM0:g,XI6/XI4/MPM0:g,c_12189:n,c_12190:n,c_12190:n,c_12190:n,c_12190:n,c_12190:n,c_12190:n,c_12190:n,c_12190:n,c_12190:n,c_12190:n,c_12190:n,c_12190:n,c_12190:n,c_12251:n,c_13698:p,c_12253:n,c_13700:p,c_12262:n,c_12268:n,c_12340:n,c_12374:n,c_12274:n,c_12274:n,c_12274:n,c_12274:n,c_12274:n,c_12274:n,c_12386:n,c_12387:n,c_12387:n,c_12387:n,c_12387:n,c_12387:n,c_12387:n,c_12276:n,c_12276:n,c_12276:n,c_12276:n,c_12276:n,c_12276:n,c_12276:n,c_12276:n,c_14018:n,c_14018:n,XI6/XI5/MPM1:g,XI6/XI5/MPM1:g,XI6/XI5/MPM1:g,c_14035:n,c_14056:n,c_14056:n,c_14281:p,c_14392:p,c_14716:n,c_14883:n,c_14883:n,c_15161:p,c_14732:n,c_14907:n,c_14907:n,c_14827:n,c_14827:n,c_14827:n,c_14828:n,c_14828:n,c_14828:n,c_15242:n,XI6/XI5/MNM0:g,XI6/XI5/MNM0:g,XI6/XI5/MNM0:g,c_15519:n,c_15519:n,c_15295:n,c_15295:n,c_15295:n,c_15295:n,c_15317:n,c_15366:n,c_15366:n,c_15366:n,c_15367:n,c_15367:n,c_15367:n,c_15378:n,c_15378:n,c_15614:p,c_15614:p,c_15380:n,c_15380:n,c_15618:p,c_15618:p,c_15381:n,c_15384:n,c_15384:n,c_16159:n,c_16159:n,c_16159:n,c_16161:n,XI6/XI5/MNM0:s,c_15825:n,XI6/XI1/XI0/MNM0:s,c_17079:p,XI6/XI1/XI1/MNM0:s,c_15740:n,c_15740:n,c_17087:p,c_15861:n,c_15862:n,c_15862:n,c_15863:n,c_15865:n,c_15865:n,c_15886:n,c_15901:n,c_15914:n,c_15914:n,c_15914:n,c_15945:n,c_4280:n,c_4394:n,c_4280:n,c_4319:n,c_4332:n,c_4280:n,c_4280:n,XI6/XI1/XI1/MNM0:g,c_5548:n,c_5357:n,c_5372:n,c_5421:n,c_5563:p,c_5347:n,c_5453:n,c_5421:n,c_5563:p,c_5568:p,c_5372:n,c_5421:n,c_5422:n,c_5450:n,c_5451:n,c_5347:n,c_5453:n,c_5348:n,XI6/XI1/XI1/MNM0:g,c_5356:n,c_5357:n,c_5426:n,c_5422:n,c_5461:n,c_5372:n,c_5372:n,c_6195:n,c_6195:n,c_6214:n,XI6/XI1/XI0/MPM1:g,XI6/XI1/XI0/MPM1:g,XI6/XI1/XI0/MPM1:g,c_6183:n,c_6183:n,c_6183:n,c_6183:n,c_6183:n,c_6183:n,c_6260:n,c_6260:n,c_6260:n,c_6260:n,c_6224:n,c_6138:n,c_6348:n,c_6348:n,c_6348:n,c_6350:n,c_6350:n,c_6159:n,c_6233:n,c<text:soft-page-break/>_6234:n,c_6297:n,c_6287:n,c_6264:n,c_6264:n,c_6264:n,c_6160:n,c_6160:n,c_6160:n,c_6161:n,c_6267:n,c_6237:n,c_6396:n,c_6396:n,c_6396:n,c_6269:n,c_6139:n,c_6139:n,c_6240:n,c_6240:n,c_6186:n,c_6187:n,c_6190:n,c_6190:n,c_6157:n,c_6157:n,c_6157:n,c_6157:n,c_6165:n,c_6892:n,c_6872:n,c_6872:n,c_6887:n,c_6887:n,c_7126:n,c_7123:n,XI6/XI1/XI0/MNM0:g,XI6/XI1/XI0/MNM0:g,XI6/XI1/XI0/MNM0:g,c_7181:n,c_7181:n,c_7181:n,c_7182:n,c_7151:n,c_7151:n,c_7151:n,c_7184:n,c_7213:n,c_7138:n,c_7138:n,c_7165:n,c_7193:n,c_7139:n,c_7139:n,c_7139:n,c_7139:n,c_7252:n,c_7128:n,c_7128:n,c_7124:n,c_7125:n,c_7140:n,c_7208:n,c_7186:n,XI6/NET24,XI6/XI5/MNM1:s,c_179:n,c_179:n,c_203:n,XI6/XI5/MNM2:s,c_203:n,XI6/XI5/MNM2:s,c_203:n,XI6/XI5/MNM2:s,c_203:n,c_596:n,XI6/XI1/XI0/MNM1:s,c_596:n,XI6/XI1/XI0/MNM1:s,c_618:n,c_618:n,XI6/XI1/XI1/MNM1:s</text:p>
      <text:p text:style-name="Standard"><text:s text:c="12"/>- Intrinsic Capacitance</text:p>
      <text:p text:style-name="Standard"><text:s text:c="15"/>1.69428e-16</text:p>
      <text:p text:style-name="Standard"><text:s text:c="12"/>- Coupled capacitance</text:p>
      <text:p text:style-name="Standard"><text:s text:c="15"/>3.07154e-18 <text:s text:c="2"/>netid: c_8209:p</text:p>
      <text:p text:style-name="Standard"><text:s text:c="15"/>3.26793e-18 <text:s text:c="2"/>netid: c_8209:p</text:p>
      <text:p text:style-name="Standard"><text:s text:c="15"/>1.88442e-17 <text:s text:c="2"/>netid: c_8209:p</text:p>
      <text:p text:style-name="Standard"><text:s text:c="15"/>1.89598e-17 <text:s text:c="2"/>netid: c_8209:p</text:p>
      <text:p text:style-name="Standard"><text:s text:c="15"/>2.04436e-18 <text:s text:c="2"/>netid: c_8209:p</text:p>
      <text:p text:style-name="Standard"><text:s text:c="15"/>9.35537e-19 <text:s text:c="2"/>netid: c_8411:p</text:p>
      <text:p text:style-name="Standard"><text:s text:c="15"/>3.07374e-18 <text:s text:c="2"/>netid: c_7918:p</text:p>
      <text:p text:style-name="Standard"><text:s text:c="15"/>1.87455e-17 <text:s text:c="2"/>netid: c_7918:p</text:p>
      <text:p text:style-name="Standard"><text:s text:c="15"/>4.26713e-18 <text:s text:c="2"/>netid: c_7918:p</text:p>
      <text:p text:style-name="Standard"><text:s text:c="15"/>2.51171e-18 <text:s text:c="2"/>netid: c_7918:p</text:p>
      <text:p text:style-name="Standard"><text:s text:c="15"/>2.29788e-17 <text:s text:c="2"/>netid: c_7939:p</text:p>
      <text:p text:style-name="Standard"><text:s text:c="15"/>3.32157e-18 <text:s text:c="2"/>netid: c_7939:p</text:p>
      <text:p text:style-name="Standard"><text:s text:c="15"/>1.15885e-18 <text:s text:c="2"/>netid: c_7939:p</text:p>
      <text:p text:style-name="Standard"><text:s text:c="15"/>2.30064e-17 <text:s text:c="2"/>netid: XI6/XI5/MPM1:s</text:p>
      <text:p text:style-name="Standard"><text:s text:c="15"/>3.33717e-18 <text:s text:c="2"/>netid: XI6/XI5/MPM1:s</text:p>
      <text:p text:style-name="Standard"><text:s text:c="15"/>2.45761e-17 <text:s text:c="2"/>netid: XI6/XI5/MPM1:s</text:p>
      <text:p text:style-name="Standard"><text:s text:c="15"/>3.33952e-18 <text:s text:c="2"/>netid: XI6/XI5/MPM1:s</text:p>
      <text:p text:style-name="Standard"><text:s text:c="16"/>6.7372e-19 <text:s text:c="2"/>netid: XI6/XI6/MPM1:g</text:p>
      <text:p text:style-name="Standard"><text:s text:c="15"/>1.28197e-17 <text:s text:c="2"/>netid: XI6/XI6/MNM1:g</text:p>
      <text:p text:style-name="Standard"><text:s text:c="15"/>1.42025e-18 <text:s text:c="2"/>netid: c_7929:p</text:p>
      <text:p text:style-name="Standard"><text:s text:c="16"/>1.7092e-18 <text:s text:c="2"/>netid: c_7971:p</text:p>
      <text:p text:style-name="Standard"><text:s text:c="15"/>2.09288e-18 <text:s text:c="2"/>netid: c_8541:p</text:p>
      <text:p text:style-name="Standard"><text:s text:c="15"/>2.17021e-18 <text:s text:c="2"/>netid: c_8443:p</text:p>
      <text:p text:style-name="Standard"><text:s text:c="15"/>3.72123e-19 <text:s text:c="2"/>netid: c_8422:p</text:p>
      <text:p text:style-name="Standard"><text:s text:c="15"/>8.87142e-19 <text:s text:c="2"/>netid: c_8367:p</text:p>
      <text:p text:style-name="Standard"><text:s text:c="15"/>4.55357e-18 <text:s text:c="2"/>netid: c_8503:p</text:p>
      <text:p text:style-name="Standard"><text:s text:c="15"/>9.67653e-19 <text:s text:c="2"/>netid: c_8413:p</text:p>
      <text:p text:style-name="Standard"><text:s text:c="15"/>2.27111e-19 <text:s text:c="2"/>netid: c_8413:p</text:p>
      <text:p text:style-name="Standard"><text:s text:c="15"/>4.56573e-19 <text:s text:c="2"/>netid: c_8023:p</text:p>
      <text:p text:style-name="Standard"><text:s text:c="15"/>2.16924e-18 <text:s text:c="2"/>netid: c_8368:p</text:p>
      <text:p text:style-name="Standard"><text:s text:c="15"/>6.70192e-19 <text:s text:c="2"/>netid: c_8510:p</text:p>
      <text:p text:style-name="Standard"><text:s text:c="15"/>2.49027e-19 <text:s text:c="2"/>netid: c_8510:p</text:p>
      <text:p text:style-name="Standard"><text:s text:c="15"/>9.21467e-19 <text:s text:c="2"/>netid: c_8414:p</text:p>
      <text:p text:style-name="Standard"><text:s text:c="15"/>1.87256e-18 <text:s text:c="2"/>netid: c_7945:p</text:p>
      <text:p text:style-name="Standard"><text:s text:c="15"/>2.17772e-19 <text:s text:c="2"/>netid: c_7945:p</text:p>
      <text:p text:style-name="Standard"><text:s text:c="15"/>1.64054e-18 <text:s text:c="2"/>netid: c_7945:p</text:p>
      <text:p text:style-name="Standard"><text:s text:c="15"/>2.90542e-19 <text:s text:c="2"/>netid: c_8432:p</text:p>
      <text:p text:style-name="Standard"><text:s text:c="15"/>1.08626e-18 <text:s text:c="2"/>netid: c_8433:p</text:p>
      <text:p text:style-name="Standard"><text:soft-page-break/><text:s text:c="15"/>9.80843e-19 <text:s text:c="2"/>netid: c_8463:p</text:p>
      <text:p text:style-name="Standard"><text:s text:c="15"/>3.51193e-19 <text:s text:c="2"/>netid: c_9768:n</text:p>
      <text:p text:style-name="Standard"><text:s text:c="15"/>7.18594e-19 <text:s text:c="2"/>netid: c_10208:p</text:p>
      <text:p text:style-name="Standard"><text:s text:c="15"/>4.12104e-19 <text:s text:c="2"/>netid: c_10208:p</text:p>
      <text:p text:style-name="Standard"><text:s text:c="15"/>8.67351e-18 <text:s text:c="2"/>netid: c_9969:p</text:p>
      <text:p text:style-name="Standard"><text:s text:c="15"/>4.18038e-18 <text:s text:c="2"/>netid: c_9969:p</text:p>
      <text:p text:style-name="Standard"><text:s text:c="15"/>2.75431e-18 <text:s text:c="2"/>netid: c_9969:p</text:p>
      <text:p text:style-name="Standard"><text:s text:c="15"/>1.03656e-17 <text:s text:c="2"/>netid: c_9813:n</text:p>
      <text:p text:style-name="Standard"><text:s text:c="15"/>7.09266e-18 <text:s text:c="2"/>netid: c_9813:n</text:p>
      <text:p text:style-name="Standard"><text:s text:c="15"/>2.51463e-18 <text:s text:c="2"/>netid: c_9813:n</text:p>
      <text:p text:style-name="Standard"><text:s text:c="15"/>2.34827e-18 <text:s text:c="2"/>netid: c_9813:n</text:p>
      <text:p text:style-name="Standard"><text:s text:c="16"/>1.1341e-18 <text:s text:c="2"/>netid: c_9813:n</text:p>
      <text:p text:style-name="Standard"><text:s text:c="16"/>3.4471e-18 <text:s text:c="2"/>netid: c_10017:p</text:p>
      <text:p text:style-name="Standard"><text:s text:c="15"/>5.52565e-18 <text:s text:c="2"/>netid: c_10018:p</text:p>
      <text:p text:style-name="Standard"><text:s text:c="15"/>5.81608e-18 <text:s text:c="2"/>netid: c_10018:p</text:p>
      <text:p text:style-name="Standard"><text:s text:c="15"/>6.25651e-18 <text:s text:c="2"/>netid: c_10018:p</text:p>
      <text:p text:style-name="Standard"><text:s text:c="15"/>6.65434e-18 <text:s text:c="2"/>netid: c_10018:p</text:p>
      <text:p text:style-name="Standard"><text:s text:c="15"/>1.77588e-16 <text:s text:c="2"/>netid: c_10018:p</text:p>
      <text:p text:style-name="Standard"><text:s text:c="15"/>6.41612e-19 <text:s text:c="2"/>netid: c_10018:p</text:p>
      <text:p text:style-name="Standard"><text:s text:c="15"/>5.21847e-18 <text:s text:c="2"/>netid: c_9963:p</text:p>
      <text:p text:style-name="Standard"><text:s text:c="15"/>7.10159e-19 <text:s text:c="2"/>netid: c_9966:p</text:p>
      <text:p text:style-name="Standard"><text:s text:c="15"/>1.07388e-18 <text:s text:c="2"/>netid: c_9966:p</text:p>
      <text:p text:style-name="Standard"><text:s text:c="15"/>1.68599e-18 <text:s text:c="2"/>netid: c_9823:n</text:p>
      <text:p text:style-name="Standard"><text:s text:c="16"/>1.0649e-18 <text:s text:c="2"/>netid: c_12117:n</text:p>
      <text:p text:style-name="Standard"><text:s text:c="15"/>1.90707e-18 <text:s text:c="2"/>netid: c_12117:n</text:p>
      <text:p text:style-name="Standard"><text:s text:c="15"/>1.10245e-18 <text:s text:c="2"/>netid: c_12117:n</text:p>
      <text:p text:style-name="Standard"><text:s text:c="15"/>8.42892e-18 <text:s text:c="2"/>netid: c_12117:n</text:p>
      <text:p text:style-name="Standard"><text:s text:c="15"/>1.30908e-18 <text:s text:c="2"/>netid: c_12117:n</text:p>
      <text:p text:style-name="Standard"><text:s text:c="15"/>1.41371e-18 <text:s text:c="2"/>netid: c_12117:n</text:p>
      <text:p text:style-name="Standard"><text:s text:c="15"/>1.53895e-18 <text:s text:c="2"/>netid: c_12117:n</text:p>
      <text:p text:style-name="Standard"><text:s text:c="16"/>2.5934e-18 <text:s text:c="2"/>netid: c_12121:n</text:p>
      <text:p text:style-name="Standard"><text:s text:c="15"/>1.15618e-18 <text:s text:c="2"/>netid: c_12778:p</text:p>
      <text:p text:style-name="Standard"><text:s text:c="15"/>5.10113e-18 <text:s text:c="2"/>netid: c_12778:p</text:p>
      <text:p text:style-name="Standard"><text:s text:c="15"/>3.76302e-18 <text:s text:c="2"/>netid: c_12122:n</text:p>
      <text:p text:style-name="Standard"><text:s text:c="15"/>1.80262e-18 <text:s text:c="2"/>netid: c_12122:n</text:p>
      <text:p text:style-name="Standard"><text:s text:c="15"/>6.47252e-19 <text:s text:c="2"/>netid: XI6/XI6/MNM0:g</text:p>
      <text:p text:style-name="Standard"><text:s text:c="15"/>2.26629e-18 <text:s text:c="2"/>netid: c_12144:n</text:p>
      <text:p text:style-name="Standard"><text:s text:c="15"/>4.57325e-18 <text:s text:c="2"/>netid: c_12326:n</text:p>
      <text:p text:style-name="Standard"><text:s text:c="15"/>2.72688e-19 <text:s text:c="2"/>netid: c_12775:p</text:p>
      <text:p text:style-name="Standard"><text:s text:c="16"/>1.0795e-17 <text:s text:c="2"/>netid: c_13662:p</text:p>
      <text:p text:style-name="Standard"><text:s text:c="15"/>6.38162e-18 <text:s text:c="2"/>netid: c_13662:p</text:p>
      <text:p text:style-name="Standard"><text:s text:c="15"/>6.38162e-18 <text:s text:c="2"/>netid: c_13664:p</text:p>
      <text:p text:style-name="Standard"><text:s text:c="15"/>2.74237e-18 <text:s text:c="2"/>netid: c_13664:p</text:p>
      <text:p text:style-name="Standard"><text:s text:c="15"/>1.30982e-18 <text:s text:c="2"/>netid: c_13664:p</text:p>
      <text:p text:style-name="Standard"><text:s text:c="15"/>2.23817e-18 <text:s text:c="2"/>netid: c_13664:p</text:p>
      <text:p text:style-name="Standard"><text:s text:c="15"/>2.23097e-18 <text:s text:c="2"/>netid: c_12145:n</text:p>
      <text:p text:style-name="Standard"><text:s text:c="15"/>1.38275e-18 <text:s text:c="2"/>netid: c_13669:p</text:p>
      <text:p text:style-name="Standard"><text:s text:c="15"/>1.50969e-18 <text:s text:c="2"/>netid: c_13669:p</text:p>
      <text:p text:style-name="Standard"><text:s text:c="15"/>9.05606e-18 <text:s text:c="2"/>netid: c_12164:n</text:p>
      <text:p text:style-name="Standard"><text:s text:c="16"/>4.6463e-18 <text:s text:c="2"/>netid: c_12166:n</text:p>
      <text:p text:style-name="Standard"><text:s text:c="15"/>4.61816e-17 <text:s text:c="2"/>netid: c_12166:n</text:p>
      <text:p text:style-name="Standard"><text:s text:c="15"/>4.52987e-18 <text:s text:c="2"/>netid: c_12168:n</text:p>
      <text:p text:style-name="Standard"><text:soft-page-break/><text:s text:c="15"/>1.79501e-18 <text:s text:c="2"/>netid: c_12170:n</text:p>
      <text:p text:style-name="Standard"><text:s text:c="15"/>1.83242e-18 <text:s text:c="2"/>netid: c_12170:n</text:p>
      <text:p text:style-name="Standard"><text:s text:c="15"/>1.61574e-17 <text:s text:c="2"/>netid: c_12170:n</text:p>
      <text:p text:style-name="Standard"><text:s text:c="15"/>1.42552e-18 <text:s text:c="2"/>netid: c_12174:n</text:p>
      <text:p text:style-name="Standard"><text:s text:c="15"/>2.12076e-18 <text:s text:c="2"/>netid: XI6/XI4/MPM0:g</text:p>
      <text:p text:style-name="Standard"><text:s text:c="15"/>4.27255e-19 <text:s text:c="2"/>netid: XI6/XI4/MPM0:g</text:p>
      <text:p text:style-name="Standard"><text:s text:c="15"/>4.82281e-19 <text:s text:c="2"/>netid: XI6/XI4/MPM0:g</text:p>
      <text:p text:style-name="Standard"><text:s text:c="15"/>4.48116e-19 <text:s text:c="2"/>netid: XI6/XI4/MPM0:g</text:p>
      <text:p text:style-name="Standard"><text:s text:c="15"/>8.70046e-18 <text:s text:c="2"/>netid: c_12189:n</text:p>
      <text:p text:style-name="Standard"><text:s text:c="15"/>3.19147e-19 <text:s text:c="2"/>netid: c_12190:n</text:p>
      <text:p text:style-name="Standard"><text:s text:c="15"/>1.48835e-18 <text:s text:c="2"/>netid: c_12190:n</text:p>
      <text:p text:style-name="Standard"><text:s text:c="15"/>1.43223e-17 <text:s text:c="2"/>netid: c_12190:n</text:p>
      <text:p text:style-name="Standard"><text:s text:c="15"/>4.53798e-18 <text:s text:c="2"/>netid: c_12190:n</text:p>
      <text:p text:style-name="Standard"><text:s text:c="15"/>1.76858e-18 <text:s text:c="2"/>netid: c_12190:n</text:p>
      <text:p text:style-name="Standard"><text:s text:c="15"/>3.61694e-18 <text:s text:c="2"/>netid: c_12190:n</text:p>
      <text:p text:style-name="Standard"><text:s text:c="15"/>1.61111e-17 <text:s text:c="2"/>netid: c_12190:n</text:p>
      <text:p text:style-name="Standard"><text:s text:c="15"/>3.61694e-18 <text:s text:c="2"/>netid: c_12190:n</text:p>
      <text:p text:style-name="Standard"><text:s text:c="15"/>3.61694e-18 <text:s text:c="2"/>netid: c_12190:n</text:p>
      <text:p text:style-name="Standard"><text:s text:c="15"/>3.59397e-18 <text:s text:c="2"/>netid: c_12190:n</text:p>
      <text:p text:style-name="Standard"><text:s text:c="15"/>4.45315e-18 <text:s text:c="2"/>netid: c_12190:n</text:p>
      <text:p text:style-name="Standard"><text:s text:c="15"/>1.65547e-18 <text:s text:c="2"/>netid: c_12190:n</text:p>
      <text:p text:style-name="Standard"><text:s text:c="15"/>1.19514e-17 <text:s text:c="2"/>netid: c_12190:n</text:p>
      <text:p text:style-name="Standard"><text:s text:c="15"/>3.71236e-18 <text:s text:c="2"/>netid: c_12251:n</text:p>
      <text:p text:style-name="Standard"><text:s text:c="15"/>1.33767e-18 <text:s text:c="2"/>netid: c_13698:p</text:p>
      <text:p text:style-name="Standard"><text:s text:c="15"/>1.45228e-18 <text:s text:c="2"/>netid: c_12253:n</text:p>
      <text:p text:style-name="Standard"><text:s text:c="15"/>3.92739e-18 <text:s text:c="2"/>netid: c_13700:p</text:p>
      <text:p text:style-name="Standard"><text:s text:c="15"/>1.42572e-18 <text:s text:c="2"/>netid: c_12262:n</text:p>
      <text:p text:style-name="Standard"><text:s text:c="15"/>2.10246e-18 <text:s text:c="2"/>netid: c_12268:n</text:p>
      <text:p text:style-name="Standard"><text:s text:c="15"/>3.53369e-19 <text:s text:c="2"/>netid: c_12340:n</text:p>
      <text:p text:style-name="Standard"><text:s text:c="15"/>3.97338e-18 <text:s text:c="2"/>netid: c_12374:n</text:p>
      <text:p text:style-name="Standard"><text:s text:c="15"/>6.34898e-17 <text:s text:c="2"/>netid: c_12274:n</text:p>
      <text:p text:style-name="Standard"><text:s text:c="16"/>7.4799e-19 <text:s text:c="2"/>netid: c_12274:n</text:p>
      <text:p text:style-name="Standard"><text:s text:c="15"/>2.88896e-18 <text:s text:c="2"/>netid: c_12274:n</text:p>
      <text:p text:style-name="Standard"><text:s text:c="15"/>7.73185e-18 <text:s text:c="2"/>netid: c_12274:n</text:p>
      <text:p text:style-name="Standard"><text:s text:c="16"/>4.0245e-18 <text:s text:c="2"/>netid: c_12274:n</text:p>
      <text:p text:style-name="Standard"><text:s text:c="15"/>2.44369e-17 <text:s text:c="2"/>netid: c_12274:n</text:p>
      <text:p text:style-name="Standard"><text:s text:c="15"/>7.59033e-18 <text:s text:c="2"/>netid: c_12386:n</text:p>
      <text:p text:style-name="Standard"><text:s text:c="15"/>4.72505e-19 <text:s text:c="2"/>netid: c_12387:n</text:p>
      <text:p text:style-name="Standard"><text:s text:c="15"/>6.78883e-19 <text:s text:c="2"/>netid: c_12387:n</text:p>
      <text:p text:style-name="Standard"><text:s text:c="15"/>1.30997e-17 <text:s text:c="2"/>netid: c_12387:n</text:p>
      <text:p text:style-name="Standard"><text:s text:c="15"/>9.57809e-17 <text:s text:c="2"/>netid: c_12387:n</text:p>
      <text:p text:style-name="Standard"><text:s text:c="15"/>1.32269e-18 <text:s text:c="2"/>netid: c_12387:n</text:p>
      <text:p text:style-name="Standard"><text:s text:c="15"/>5.60162e-18 <text:s text:c="2"/>netid: c_12387:n</text:p>
      <text:p text:style-name="Standard"><text:s text:c="16"/>1.4403e-18 <text:s text:c="2"/>netid: c_12276:n</text:p>
      <text:p text:style-name="Standard"><text:s text:c="15"/>3.97294e-18 <text:s text:c="2"/>netid: c_12276:n</text:p>
      <text:p text:style-name="Standard"><text:s text:c="15"/>5.27533e-18 <text:s text:c="2"/>netid: c_12276:n</text:p>
      <text:p text:style-name="Standard"><text:s text:c="15"/>2.91541e-19 <text:s text:c="2"/>netid: c_12276:n</text:p>
      <text:p text:style-name="Standard"><text:s text:c="15"/>2.85007e-18 <text:s text:c="2"/>netid: c_12276:n</text:p>
      <text:p text:style-name="Standard"><text:s text:c="15"/>1.64875e-18 <text:s text:c="2"/>netid: c_12276:n</text:p>
      <text:p text:style-name="Standard"><text:s text:c="15"/>6.13473e-18 <text:s text:c="2"/>netid: c_12276:n</text:p>
      <text:p text:style-name="Standard"><text:s text:c="15"/>5.68132e-18 <text:s text:c="2"/>netid: c_12276:n</text:p>
      <text:p text:style-name="Standard"><text:s text:c="15"/>2.69068e-19 <text:s text:c="2"/>netid: c_14018:n</text:p>
      <text:p text:style-name="Standard"><text:soft-page-break/><text:s text:c="15"/>1.00362e-18 <text:s text:c="2"/>netid: c_14018:n</text:p>
      <text:p text:style-name="Standard"><text:s text:c="15"/>4.22934e-18 <text:s text:c="2"/>netid: XI6/XI5/MPM1:g</text:p>
      <text:p text:style-name="Standard"><text:s text:c="15"/>2.22192e-18 <text:s text:c="2"/>netid: XI6/XI5/MPM1:g</text:p>
      <text:p text:style-name="Standard"><text:s text:c="15"/>6.83855e-19 <text:s text:c="2"/>netid: XI6/XI5/MPM1:g</text:p>
      <text:p text:style-name="Standard"><text:s text:c="16"/>1.7807e-18 <text:s text:c="2"/>netid: c_14035:n</text:p>
      <text:p text:style-name="Standard"><text:s text:c="15"/>1.39903e-18 <text:s text:c="2"/>netid: c_14056:n</text:p>
      <text:p text:style-name="Standard"><text:s text:c="15"/>4.09495e-18 <text:s text:c="2"/>netid: c_14056:n</text:p>
      <text:p text:style-name="Standard"><text:s text:c="15"/>4.43647e-18 <text:s text:c="2"/>netid: c_14281:p</text:p>
      <text:p text:style-name="Standard"><text:s text:c="15"/>2.02328e-19 <text:s text:c="2"/>netid: c_14392:p</text:p>
      <text:p text:style-name="Standard"><text:s text:c="15"/>3.43314e-19 <text:s text:c="2"/>netid: c_14716:n</text:p>
      <text:p text:style-name="Standard"><text:s text:c="15"/>7.21958e-19 <text:s text:c="2"/>netid: c_14883:n</text:p>
      <text:p text:style-name="Standard"><text:s text:c="15"/>4.44357e-19 <text:s text:c="2"/>netid: c_14883:n</text:p>
      <text:p text:style-name="Standard"><text:s text:c="15"/>3.43314e-19 <text:s text:c="2"/>netid: c_15161:p</text:p>
      <text:p text:style-name="Standard"><text:s text:c="15"/>3.43314e-19 <text:s text:c="2"/>netid: c_14732:n</text:p>
      <text:p text:style-name="Standard"><text:s text:c="15"/>3.57583e-19 <text:s text:c="2"/>netid: c_14907:n</text:p>
      <text:p text:style-name="Standard"><text:s text:c="15"/>5.32576e-19 <text:s text:c="2"/>netid: c_14907:n</text:p>
      <text:p text:style-name="Standard"><text:s text:c="15"/>1.59471e-18 <text:s text:c="2"/>netid: c_14827:n</text:p>
      <text:p text:style-name="Standard"><text:s text:c="15"/>9.57212e-19 <text:s text:c="2"/>netid: c_14827:n</text:p>
      <text:p text:style-name="Standard"><text:s text:c="15"/>2.14567e-19 <text:s text:c="2"/>netid: c_14827:n</text:p>
      <text:p text:style-name="Standard"><text:s text:c="15"/>3.65846e-18 <text:s text:c="2"/>netid: c_14828:n</text:p>
      <text:p text:style-name="Standard"><text:s text:c="15"/>3.05293e-18 <text:s text:c="2"/>netid: c_14828:n</text:p>
      <text:p text:style-name="Standard"><text:s text:c="15"/>2.16257e-19 <text:s text:c="2"/>netid: c_14828:n</text:p>
      <text:p text:style-name="Standard"><text:s text:c="15"/>4.69094e-18 <text:s text:c="2"/>netid: c_15242:n</text:p>
      <text:p text:style-name="Standard"><text:s text:c="15"/>3.90859e-18 <text:s text:c="2"/>netid: XI6/XI5/MNM0:g</text:p>
      <text:p text:style-name="Standard"><text:s text:c="15"/>2.79378e-18 <text:s text:c="2"/>netid: XI6/XI5/MNM0:g</text:p>
      <text:p text:style-name="Standard"><text:s text:c="15"/>3.18485e-18 <text:s text:c="2"/>netid: XI6/XI5/MNM0:g</text:p>
      <text:p text:style-name="Standard"><text:s text:c="15"/>5.70175e-19 <text:s text:c="2"/>netid: c_15519:n</text:p>
      <text:p text:style-name="Standard"><text:s text:c="16"/>3.3113e-18 <text:s text:c="2"/>netid: c_15519:n</text:p>
      <text:p text:style-name="Standard"><text:s text:c="15"/>3.68517e-18 <text:s text:c="2"/>netid: c_15295:n</text:p>
      <text:p text:style-name="Standard"><text:s text:c="15"/>5.17262e-18 <text:s text:c="2"/>netid: c_15295:n</text:p>
      <text:p text:style-name="Standard"><text:s text:c="15"/>3.19882e-17 <text:s text:c="2"/>netid: c_15295:n</text:p>
      <text:p text:style-name="Standard"><text:s text:c="15"/>2.17319e-18 <text:s text:c="2"/>netid: c_15295:n</text:p>
      <text:p text:style-name="Standard"><text:s text:c="15"/>7.06117e-19 <text:s text:c="2"/>netid: c_15317:n</text:p>
      <text:p text:style-name="Standard"><text:s text:c="15"/>5.42665e-19 <text:s text:c="2"/>netid: c_15366:n</text:p>
      <text:p text:style-name="Standard"><text:s text:c="15"/>1.11472e-18 <text:s text:c="2"/>netid: c_15366:n</text:p>
      <text:p text:style-name="Standard"><text:s text:c="15"/>1.99411e-18 <text:s text:c="2"/>netid: c_15366:n</text:p>
      <text:p text:style-name="Standard"><text:s text:c="15"/>4.31779e-18 <text:s text:c="2"/>netid: c_15367:n</text:p>
      <text:p text:style-name="Standard"><text:s text:c="15"/>2.65894e-18 <text:s text:c="2"/>netid: c_15367:n</text:p>
      <text:p text:style-name="Standard"><text:s text:c="16"/>4.3311e-18 <text:s text:c="2"/>netid: c_15367:n</text:p>
      <text:p text:style-name="Standard"><text:s text:c="15"/>2.75243e-18 <text:s text:c="2"/>netid: c_15378:n</text:p>
      <text:p text:style-name="Standard"><text:s text:c="15"/>2.12557e-18 <text:s text:c="2"/>netid: c_15378:n</text:p>
      <text:p text:style-name="Standard"><text:s text:c="15"/>1.79087e-18 <text:s text:c="2"/>netid: c_15614:p</text:p>
      <text:p text:style-name="Standard"><text:s text:c="16"/>6.4457e-18 <text:s text:c="2"/>netid: c_15614:p</text:p>
      <text:p text:style-name="Standard"><text:s text:c="15"/>8.20988e-18 <text:s text:c="2"/>netid: c_15380:n</text:p>
      <text:p text:style-name="Standard"><text:s text:c="15"/>7.96512e-18 <text:s text:c="2"/>netid: c_15380:n</text:p>
      <text:p text:style-name="Standard"><text:s text:c="15"/>8.16734e-19 <text:s text:c="2"/>netid: c_15618:p</text:p>
      <text:p text:style-name="Standard"><text:s text:c="15"/>7.02331e-18 <text:s text:c="2"/>netid: c_15618:p</text:p>
      <text:p text:style-name="Standard"><text:s text:c="15"/>7.02331e-18 <text:s text:c="2"/>netid: c_15381:n</text:p>
      <text:p text:style-name="Standard"><text:s text:c="15"/>1.28021e-18 <text:s text:c="2"/>netid: c_15384:n</text:p>
      <text:p text:style-name="Standard"><text:s text:c="15"/>7.02331e-18 <text:s text:c="2"/>netid: c_15384:n</text:p>
      <text:p text:style-name="Standard"><text:s text:c="15"/>8.24929e-18 <text:s text:c="2"/>netid: c_16159:n</text:p>
      <text:p text:style-name="Standard"><text:s text:c="15"/>6.84502e-19 <text:s text:c="2"/>netid: c_16159:n</text:p>
      <text:p text:style-name="Standard"><text:soft-page-break/><text:s text:c="15"/>1.36379e-18 <text:s text:c="2"/>netid: c_16159:n</text:p>
      <text:p text:style-name="Standard"><text:s text:c="15"/>9.04356e-19 <text:s text:c="2"/>netid: c_16161:n</text:p>
      <text:p text:style-name="Standard"><text:s text:c="15"/>1.57468e-18 <text:s text:c="2"/>netid: XI6/XI5/MNM0:s</text:p>
      <text:p text:style-name="Standard"><text:s text:c="15"/>2.21307e-18 <text:s text:c="2"/>netid: c_15825:n</text:p>
      <text:p text:style-name="Standard"><text:s text:c="15"/>9.72392e-19 <text:s text:c="2"/>netid: XI6/XI1/XI0/MNM0:s</text:p>
      <text:p text:style-name="Standard"><text:s text:c="15"/>2.57472e-18 <text:s text:c="2"/>netid: c_17079:p</text:p>
      <text:p text:style-name="Standard"><text:s text:c="15"/>9.72392e-19 <text:s text:c="2"/>netid: XI6/XI1/XI1/MNM0:s</text:p>
      <text:p text:style-name="Standard"><text:s text:c="15"/>2.27253e-18 <text:s text:c="2"/>netid: c_15740:n</text:p>
      <text:p text:style-name="Standard"><text:s text:c="15"/>4.65804e-18 <text:s text:c="2"/>netid: c_15740:n</text:p>
      <text:p text:style-name="Standard"><text:s text:c="15"/>8.14651e-19 <text:s text:c="2"/>netid: c_17087:p</text:p>
      <text:p text:style-name="Standard"><text:s text:c="15"/>7.98945e-19 <text:s text:c="2"/>netid: c_15861:n</text:p>
      <text:p text:style-name="Standard"><text:s text:c="15"/>1.61552e-18 <text:s text:c="2"/>netid: c_15862:n</text:p>
      <text:p text:style-name="Standard"><text:s text:c="15"/>4.42126e-19 <text:s text:c="2"/>netid: c_15862:n</text:p>
      <text:p text:style-name="Standard"><text:s text:c="15"/>4.42126e-19 <text:s text:c="2"/>netid: c_15863:n</text:p>
      <text:p text:style-name="Standard"><text:s text:c="15"/>4.42126e-19 <text:s text:c="2"/>netid: c_15865:n</text:p>
      <text:p text:style-name="Standard"><text:s text:c="15"/>7.58046e-19 <text:s text:c="2"/>netid: c_15865:n</text:p>
      <text:p text:style-name="Standard"><text:s text:c="15"/>1.25261e-18 <text:s text:c="2"/>netid: c_15886:n</text:p>
      <text:p text:style-name="Standard"><text:s text:c="16"/>2.2198e-18 <text:s text:c="2"/>netid: c_15901:n</text:p>
      <text:p text:style-name="Standard"><text:s text:c="15"/>4.05112e-18 <text:s text:c="2"/>netid: c_15914:n</text:p>
      <text:p text:style-name="Standard"><text:s text:c="16"/>3.3199e-18 <text:s text:c="2"/>netid: c_15914:n</text:p>
      <text:p text:style-name="Standard"><text:s text:c="15"/>8.61833e-18 <text:s text:c="2"/>netid: c_15914:n</text:p>
      <text:p text:style-name="Standard"><text:s text:c="15"/>3.58782e-19 <text:s text:c="2"/>netid: c_15945:n</text:p>
      <text:p text:style-name="Standard"><text:s text:c="15"/>2.43188e-19 <text:s text:c="2"/>netid: c_4280:n</text:p>
      <text:p text:style-name="Standard"><text:s text:c="15"/>2.09056e-19 <text:s text:c="2"/>netid: c_4394:n</text:p>
      <text:p text:style-name="Standard"><text:s text:c="15"/>4.19006e-19 <text:s text:c="2"/>netid: c_4280:n</text:p>
      <text:p text:style-name="Standard"><text:s text:c="15"/>2.07058e-19 <text:s text:c="2"/>netid: c_4319:n</text:p>
      <text:p text:style-name="Standard"><text:s text:c="15"/>6.43726e-19 <text:s text:c="2"/>netid: c_4332:n</text:p>
      <text:p text:style-name="Standard"><text:s text:c="15"/>1.25318e-18 <text:s text:c="2"/>netid: c_4280:n</text:p>
      <text:p text:style-name="Standard"><text:s text:c="15"/>3.46966e-19 <text:s text:c="2"/>netid: c_4280:n</text:p>
      <text:p text:style-name="Standard"><text:s text:c="15"/>4.89096e-17 <text:s text:c="2"/>netid: XI6/XI1/XI1/MNM0:g</text:p>
      <text:p text:style-name="Standard"><text:s text:c="15"/>2.79711e-19 <text:s text:c="2"/>netid: c_5548:n</text:p>
      <text:p text:style-name="Standard"><text:s text:c="15"/>2.59514e-18 <text:s text:c="2"/>netid: c_5357:n</text:p>
      <text:p text:style-name="Standard"><text:s text:c="15"/>2.45677e-19 <text:s text:c="2"/>netid: c_5372:n</text:p>
      <text:p text:style-name="Standard"><text:s text:c="15"/>5.63197e-18 <text:s text:c="2"/>netid: c_5421:n</text:p>
      <text:p text:style-name="Standard"><text:s text:c="15"/>9.17446e-19 <text:s text:c="2"/>netid: c_5563:p</text:p>
      <text:p text:style-name="Standard"><text:s text:c="15"/>9.79911e-19 <text:s text:c="2"/>netid: c_5347:n</text:p>
      <text:p text:style-name="Standard"><text:s text:c="15"/>9.68377e-19 <text:s text:c="2"/>netid: c_5453:n</text:p>
      <text:p text:style-name="Standard"><text:s text:c="15"/>7.70024e-18 <text:s text:c="2"/>netid: c_5421:n</text:p>
      <text:p text:style-name="Standard"><text:s text:c="15"/>8.73639e-19 <text:s text:c="2"/>netid: c_5563:p</text:p>
      <text:p text:style-name="Standard"><text:s text:c="15"/>8.73639e-19 <text:s text:c="2"/>netid: c_5568:p</text:p>
      <text:p text:style-name="Standard"><text:s text:c="15"/>2.14529e-18 <text:s text:c="2"/>netid: c_5372:n</text:p>
      <text:p text:style-name="Standard"><text:s text:c="15"/>9.60701e-19 <text:s text:c="2"/>netid: c_5421:n</text:p>
      <text:p text:style-name="Standard"><text:s text:c="15"/>8.73639e-19 <text:s text:c="2"/>netid: c_5422:n</text:p>
      <text:p text:style-name="Standard"><text:s text:c="15"/>2.36156e-18 <text:s text:c="2"/>netid: c_5450:n</text:p>
      <text:p text:style-name="Standard"><text:s text:c="15"/>1.52253e-18 <text:s text:c="2"/>netid: c_5451:n</text:p>
      <text:p text:style-name="Standard"><text:s text:c="15"/>1.55048e-18 <text:s text:c="2"/>netid: c_5347:n</text:p>
      <text:p text:style-name="Standard"><text:s text:c="15"/>5.14539e-18 <text:s text:c="2"/>netid: c_5453:n</text:p>
      <text:p text:style-name="Standard"><text:s text:c="15"/>2.03993e-18 <text:s text:c="2"/>netid: c_5348:n</text:p>
      <text:p text:style-name="Standard"><text:s text:c="15"/>2.06894e-18 <text:s text:c="2"/>netid: XI6/XI1/XI1/MNM0:g</text:p>
      <text:p text:style-name="Standard"><text:s text:c="16"/>1.9051e-18 <text:s text:c="2"/>netid: c_5356:n</text:p>
      <text:p text:style-name="Standard"><text:s text:c="15"/>6.13395e-19 <text:s text:c="2"/>netid: c_5357:n</text:p>
      <text:p text:style-name="Standard"><text:s text:c="15"/>1.18626e-18 <text:s text:c="2"/>netid: c_5426:n</text:p>
      <text:p text:style-name="Standard"><text:soft-page-break/><text:s text:c="16"/>1.4013e-18 <text:s text:c="2"/>netid: c_5422:n</text:p>
      <text:p text:style-name="Standard"><text:s text:c="15"/>2.96911e-18 <text:s text:c="2"/>netid: c_5461:n</text:p>
      <text:p text:style-name="Standard"><text:s text:c="15"/>1.68316e-17 <text:s text:c="2"/>netid: c_5372:n</text:p>
      <text:p text:style-name="Standard"><text:s text:c="15"/>1.58338e-18 <text:s text:c="2"/>netid: c_5372:n</text:p>
      <text:p text:style-name="Standard"><text:s text:c="15"/>1.79676e-18 <text:s text:c="2"/>netid: c_6195:n</text:p>
      <text:p text:style-name="Standard"><text:s text:c="15"/>1.40147e-18 <text:s text:c="2"/>netid: c_6195:n</text:p>
      <text:p text:style-name="Standard"><text:s text:c="15"/>2.70892e-18 <text:s text:c="2"/>netid: c_6214:n</text:p>
      <text:p text:style-name="Standard"><text:s text:c="15"/>7.07358e-19 <text:s text:c="2"/>netid: XI6/XI1/XI0/MPM1:g</text:p>
      <text:p text:style-name="Standard"><text:s text:c="15"/>2.45539e-19 <text:s text:c="2"/>netid: XI6/XI1/XI0/MPM1:g</text:p>
      <text:p text:style-name="Standard"><text:s text:c="15"/>2.74242e-18 <text:s text:c="2"/>netid: XI6/XI1/XI0/MPM1:g</text:p>
      <text:p text:style-name="Standard"><text:s text:c="15"/>7.99837e-18 <text:s text:c="2"/>netid: c_6183:n</text:p>
      <text:p text:style-name="Standard"><text:s text:c="16"/>7.0589e-18 <text:s text:c="2"/>netid: c_6183:n</text:p>
      <text:p text:style-name="Standard"><text:s text:c="15"/>1.32446e-17 <text:s text:c="2"/>netid: c_6183:n</text:p>
      <text:p text:style-name="Standard"><text:s text:c="15"/>1.68633e-18 <text:s text:c="2"/>netid: c_6183:n</text:p>
      <text:p text:style-name="Standard"><text:s text:c="15"/>4.61337e-19 <text:s text:c="2"/>netid: c_6183:n</text:p>
      <text:p text:style-name="Standard"><text:s text:c="15"/>1.19676e-18 <text:s text:c="2"/>netid: c_6183:n</text:p>
      <text:p text:style-name="Standard"><text:s text:c="15"/>6.36905e-18 <text:s text:c="2"/>netid: c_6260:n</text:p>
      <text:p text:style-name="Standard"><text:s text:c="15"/>1.30863e-17 <text:s text:c="2"/>netid: c_6260:n</text:p>
      <text:p text:style-name="Standard"><text:s text:c="16"/>1.4013e-18 <text:s text:c="2"/>netid: c_6260:n</text:p>
      <text:p text:style-name="Standard"><text:s text:c="15"/>3.50041e-18 <text:s text:c="2"/>netid: c_6260:n</text:p>
      <text:p text:style-name="Standard"><text:s text:c="15"/>1.32653e-18 <text:s text:c="2"/>netid: c_6224:n</text:p>
      <text:p text:style-name="Standard"><text:s text:c="15"/>2.46332e-18 <text:s text:c="2"/>netid: c_6138:n</text:p>
      <text:p text:style-name="Standard"><text:s text:c="15"/>3.45877e-19 <text:s text:c="2"/>netid: c_6348:n</text:p>
      <text:p text:style-name="Standard"><text:s text:c="15"/>3.30804e-19 <text:s text:c="2"/>netid: c_6348:n</text:p>
      <text:p text:style-name="Standard"><text:s text:c="15"/>2.42967e-19 <text:s text:c="2"/>netid: c_6348:n</text:p>
      <text:p text:style-name="Standard"><text:s text:c="16"/>5.3951e-19 <text:s text:c="2"/>netid: c_6350:n</text:p>
      <text:p text:style-name="Standard"><text:s text:c="15"/>8.16529e-19 <text:s text:c="2"/>netid: c_6350:n</text:p>
      <text:p text:style-name="Standard"><text:s text:c="15"/>7.15058e-19 <text:s text:c="2"/>netid: c_6159:n</text:p>
      <text:p text:style-name="Standard"><text:s text:c="15"/>1.31448e-18 <text:s text:c="2"/>netid: c_6233:n</text:p>
      <text:p text:style-name="Standard"><text:s text:c="15"/>2.36156e-18 <text:s text:c="2"/>netid: c_6234:n</text:p>
      <text:p text:style-name="Standard"><text:s text:c="16"/>1.3932e-18 <text:s text:c="2"/>netid: c_6297:n</text:p>
      <text:p text:style-name="Standard"><text:s text:c="16"/>9.9995e-19 <text:s text:c="2"/>netid: c_6287:n</text:p>
      <text:p text:style-name="Standard"><text:s text:c="15"/>8.36478e-19 <text:s text:c="2"/>netid: c_6264:n</text:p>
      <text:p text:style-name="Standard"><text:s text:c="15"/>5.39165e-18 <text:s text:c="2"/>netid: c_6264:n</text:p>
      <text:p text:style-name="Standard"><text:s text:c="15"/>1.27778e-18 <text:s text:c="2"/>netid: c_6264:n</text:p>
      <text:p text:style-name="Standard"><text:s text:c="15"/>5.32097e-19 <text:s text:c="2"/>netid: c_6160:n</text:p>
      <text:p text:style-name="Standard"><text:s text:c="15"/>2.00923e-18 <text:s text:c="2"/>netid: c_6160:n</text:p>
      <text:p text:style-name="Standard"><text:s text:c="15"/>8.11251e-18 <text:s text:c="2"/>netid: c_6160:n</text:p>
      <text:p text:style-name="Standard"><text:s text:c="15"/>3.93985e-18 <text:s text:c="2"/>netid: c_6161:n</text:p>
      <text:p text:style-name="Standard"><text:s text:c="15"/>2.83387e-18 <text:s text:c="2"/>netid: c_6267:n</text:p>
      <text:p text:style-name="Standard"><text:s text:c="15"/>4.72532e-18 <text:s text:c="2"/>netid: c_6237:n</text:p>
      <text:p text:style-name="Standard"><text:s text:c="15"/>3.17356e-18 <text:s text:c="2"/>netid: c_6396:n</text:p>
      <text:p text:style-name="Standard"><text:s text:c="15"/>1.46384e-18 <text:s text:c="2"/>netid: c_6396:n</text:p>
      <text:p text:style-name="Standard"><text:s text:c="15"/>9.47101e-18 <text:s text:c="2"/>netid: c_6396:n</text:p>
      <text:p text:style-name="Standard"><text:s text:c="15"/>1.21314e-17 <text:s text:c="2"/>netid: c_6269:n</text:p>
      <text:p text:style-name="Standard"><text:s text:c="15"/>3.72234e-18 <text:s text:c="2"/>netid: c_6139:n</text:p>
      <text:p text:style-name="Standard"><text:s text:c="15"/>4.19023e-18 <text:s text:c="2"/>netid: c_6139:n</text:p>
      <text:p text:style-name="Standard"><text:s text:c="15"/>2.03488e-19 <text:s text:c="2"/>netid: c_6240:n</text:p>
      <text:p text:style-name="Standard"><text:s text:c="15"/>2.00026e-18 <text:s text:c="2"/>netid: c_6240:n</text:p>
      <text:p text:style-name="Standard"><text:s text:c="15"/>2.02588e-18 <text:s text:c="2"/>netid: c_6186:n</text:p>
      <text:p text:style-name="Standard"><text:s text:c="15"/>5.72595e-19 <text:s text:c="2"/>netid: c_6187:n</text:p>
      <text:p text:style-name="Standard"><text:s text:c="15"/>2.25251e-18 <text:s text:c="2"/>netid: c_6190:n</text:p>
      <text:p text:style-name="Standard"><text:soft-page-break/><text:s text:c="16"/>3.4471e-18 <text:s text:c="2"/>netid: c_6190:n</text:p>
      <text:p text:style-name="Standard"><text:s text:c="16"/>2.0727e-19 <text:s text:c="2"/>netid: c_6157:n</text:p>
      <text:p text:style-name="Standard"><text:s text:c="15"/>2.16856e-19 <text:s text:c="2"/>netid: c_6157:n</text:p>
      <text:p text:style-name="Standard"><text:s text:c="15"/>1.78398e-18 <text:s text:c="2"/>netid: c_6157:n</text:p>
      <text:p text:style-name="Standard"><text:s text:c="17"/>1.188e-18 <text:s text:c="2"/>netid: c_6157:n</text:p>
      <text:p text:style-name="Standard"><text:s text:c="15"/>9.79182e-18 <text:s text:c="2"/>netid: c_6165:n</text:p>
      <text:p text:style-name="Standard"><text:s text:c="15"/>2.78398e-19 <text:s text:c="2"/>netid: c_6892:n</text:p>
      <text:p text:style-name="Standard"><text:s text:c="15"/>3.15384e-18 <text:s text:c="2"/>netid: c_6872:n</text:p>
      <text:p text:style-name="Standard"><text:s text:c="15"/>3.35768e-18 <text:s text:c="2"/>netid: c_6872:n</text:p>
      <text:p text:style-name="Standard"><text:s text:c="15"/>2.02557e-19 <text:s text:c="2"/>netid: c_6887:n</text:p>
      <text:p text:style-name="Standard"><text:s text:c="15"/>2.56875e-19 <text:s text:c="2"/>netid: c_6887:n</text:p>
      <text:p text:style-name="Standard"><text:s text:c="15"/>5.48318e-19 <text:s text:c="2"/>netid: c_7126:n</text:p>
      <text:p text:style-name="Standard"><text:s text:c="15"/>2.82433e-19 <text:s text:c="2"/>netid: c_7123:n</text:p>
      <text:p text:style-name="Standard"><text:s text:c="15"/>7.70245e-19 <text:s text:c="2"/>netid: XI6/XI1/XI0/MNM0:g</text:p>
      <text:p text:style-name="Standard"><text:s text:c="15"/>3.79622e-19 <text:s text:c="2"/>netid: XI6/XI1/XI0/MNM0:g</text:p>
      <text:p text:style-name="Standard"><text:s text:c="16"/>2.5977e-18 <text:s text:c="2"/>netid: XI6/XI1/XI0/MNM0:g</text:p>
      <text:p text:style-name="Standard"><text:s text:c="15"/>3.12003e-19 <text:s text:c="2"/>netid: c_7181:n</text:p>
      <text:p text:style-name="Standard"><text:s text:c="15"/>2.51386e-18 <text:s text:c="2"/>netid: c_7181:n</text:p>
      <text:p text:style-name="Standard"><text:s text:c="15"/>2.12068e-18 <text:s text:c="2"/>netid: c_7181:n</text:p>
      <text:p text:style-name="Standard"><text:s text:c="15"/>6.04928e-19 <text:s text:c="2"/>netid: c_7182:n</text:p>
      <text:p text:style-name="Standard"><text:s text:c="16"/>1.0907e-18 <text:s text:c="2"/>netid: c_7151:n</text:p>
      <text:p text:style-name="Standard"><text:s text:c="16"/>3.5283e-19 <text:s text:c="2"/>netid: c_7151:n</text:p>
      <text:p text:style-name="Standard"><text:s text:c="15"/>1.66504e-18 <text:s text:c="2"/>netid: c_7151:n</text:p>
      <text:p text:style-name="Standard"><text:s text:c="15"/>2.58264e-19 <text:s text:c="2"/>netid: c_7184:n</text:p>
      <text:p text:style-name="Standard"><text:s text:c="15"/>1.97179e-18 <text:s text:c="2"/>netid: c_7213:n</text:p>
      <text:p text:style-name="Standard"><text:s text:c="15"/>3.37027e-18 <text:s text:c="2"/>netid: c_7138:n</text:p>
      <text:p text:style-name="Standard"><text:s text:c="15"/>1.62522e-18 <text:s text:c="2"/>netid: c_7138:n</text:p>
      <text:p text:style-name="Standard"><text:s text:c="16"/>1.1601e-18 <text:s text:c="2"/>netid: c_7165:n</text:p>
      <text:p text:style-name="Standard"><text:s text:c="15"/>1.05644e-18 <text:s text:c="2"/>netid: c_7193:n</text:p>
      <text:p text:style-name="Standard"><text:s text:c="15"/>7.82339e-19 <text:s text:c="2"/>netid: c_7139:n</text:p>
      <text:p text:style-name="Standard"><text:s text:c="16"/>1.7284e-18 <text:s text:c="2"/>netid: c_7139:n</text:p>
      <text:p text:style-name="Standard"><text:s text:c="15"/>1.31312e-18 <text:s text:c="2"/>netid: c_7139:n</text:p>
      <text:p text:style-name="Standard"><text:s text:c="15"/>3.04385e-19 <text:s text:c="2"/>netid: c_7139:n</text:p>
      <text:p text:style-name="Standard"><text:s text:c="15"/>3.91837e-19 <text:s text:c="2"/>netid: c_7252:n</text:p>
      <text:p text:style-name="Standard"><text:s text:c="15"/>1.64182e-17 <text:s text:c="2"/>netid: c_7128:n</text:p>
      <text:p text:style-name="Standard"><text:s text:c="15"/>2.66244e-18 <text:s text:c="2"/>netid: c_7128:n</text:p>
      <text:p text:style-name="Standard"><text:s text:c="16"/>1.2727e-17 <text:s text:c="2"/>netid: c_7124:n</text:p>
      <text:p text:style-name="Standard"><text:s text:c="15"/>5.17517e-19 <text:s text:c="2"/>netid: c_7125:n</text:p>
      <text:p text:style-name="Standard"><text:s text:c="15"/>1.77618e-17 <text:s text:c="2"/>netid: c_7140:n</text:p>
      <text:p text:style-name="Standard"><text:s text:c="15"/>7.66467e-18 <text:s text:c="2"/>netid: c_7208:n</text:p>
      <text:p text:style-name="Standard"><text:s text:c="15"/>9.61036e-19 <text:s text:c="2"/>netid: c_7186:n</text:p>
      <text:p text:style-name="Standard"><text:s text:c="15"/>5.21645e-18 <text:s text:c="2"/>netid: XI6/NET24</text:p>
      <text:p text:style-name="Standard"><text:s text:c="15"/>1.30514e-18 <text:s text:c="2"/>netid: XI6/XI5/MNM1:s</text:p>
      <text:p text:style-name="Standard"><text:s text:c="16"/>3.9647e-19 <text:s text:c="2"/>netid: c_179:n</text:p>
      <text:p text:style-name="Standard"><text:s text:c="15"/>1.86605e-18 <text:s text:c="2"/>netid: c_179:n</text:p>
      <text:p text:style-name="Standard"><text:s text:c="15"/>3.33069e-18 <text:s text:c="2"/>netid: c_203:n</text:p>
      <text:p text:style-name="Standard"><text:s text:c="16"/>1.6372e-17 <text:s text:c="2"/>netid: XI6/XI5/MNM2:s</text:p>
      <text:p text:style-name="Standard"><text:s text:c="15"/>5.77934e-18 <text:s text:c="2"/>netid: c_203:n</text:p>
      <text:p text:style-name="Standard"><text:s text:c="15"/>1.53969e-18 <text:s text:c="2"/>netid: XI6/XI5/MNM2:s</text:p>
      <text:p text:style-name="Standard"><text:s text:c="15"/>1.42239e-17 <text:s text:c="2"/>netid: c_203:n</text:p>
      <text:p text:style-name="Standard"><text:s text:c="15"/>3.41386e-18 <text:s text:c="2"/>netid: XI6/XI5/MNM2:s</text:p>
      <text:p text:style-name="Standard"><text:s text:c="15"/>9.30527e-19 <text:s text:c="2"/>netid: c_203:n</text:p>
      <text:p text:style-name="Standard"><text:soft-page-break/><text:s text:c="15"/>4.45038e-19 <text:s text:c="2"/>netid: c_596:n</text:p>
      <text:p text:style-name="Standard"><text:s text:c="15"/>2.26517e-19 <text:s text:c="2"/>netid: XI6/XI1/XI0/MNM1:s</text:p>
      <text:p text:style-name="Standard"><text:s text:c="15"/>1.98672e-18 <text:s text:c="2"/>netid: c_596:n</text:p>
      <text:p text:style-name="Standard"><text:s text:c="15"/>6.16672e-19 <text:s text:c="2"/>netid: XI6/XI1/XI0/MNM1:s</text:p>
      <text:p text:style-name="Standard"><text:s text:c="15"/>1.69903e-18 <text:s text:c="2"/>netid: c_618:n</text:p>
      <text:p text:style-name="Standard"><text:s text:c="15"/>2.47139e-18 <text:s text:c="2"/>netid: c_618:n</text:p>
      <text:p text:style-name="Standard"><text:s text:c="15"/>1.26618e-18 <text:s text:c="2"/>netid: XI6/XI1/XI1/MNM1:s</text:p>
      <text:p text:style-name="Standard"/>
      <text:p text:style-name="Standard"/>
      <text:p text:style-name="Standard">49 <text:s text:c="19"/>0.0 <text:s text:c="2"/>1.99563e-15 <text:s text:c="6"/>87.5848 <text:s text:c="11"/>0.0 <text:s/>XI6/NET28</text:p>
      <text:p text:style-name="Standard"><text:s text:c="12"/>- Coupled nets</text:p>
      <text:p text:style-name="Standard"><text:s text:c="15"/>c_9384:p,c_8545:p,c_7969:p,c_8540:p,c_7971:p,c_7971:p,c_7971:p,c_7971:p,c_7971:p,c_8541:p,c_8541:p,c_8541:p,c_8541:p,XI6/XI1/XI1/MPM0:b,XI6/XI1/XI1/MPM0:b,XI6/XI1/XI1/MPM1:s,XI6/XI1/XI1/MPM1:s,XI6/XI1/XI1/MPM1:s,XI6/XI1/XI1/MPM1:s,XI6/XI1/XI1/MPM1:s,XI6/XI1/XI1/MPM1:s,c_8442:p,c_9290:p,c_8023:p,c_7947:p,c_7947:p,c_7947:p,c_8478:p,c_8452:p,c_8452:p,c_8452:p,c_8482:p,c_8460:p,c_8465:p,c_8465:p,c_8488:p,c_9775:n,c_10099:p,c_10221:p,c_10221:p,c_10476:p,c_10476:p,c_10478:p,c_10148:p,c_10148:p,c_10148:p,c_10148:p,c_10119:p,c_10119:p,c_10119:p,c_10018:p,c_10018:p,c_10018:p,c_10018:p,c_10018:p,c_9963:p,c_9963:p,c_9965:p,c_9965:p,c_9965:p,c_9965:p,c_9965:p,c_9965:p,c_10312:p,c_9966:p,c_9966:p,c_9966:p,c_9966:p,c_9966:p,c_9966:p,c_9966:p,c_9966:p,c_9966:p,c_9966:p,c_9966:p,c_9966:p,c_9966:p,c_9966:p,c_10230:p,c_12146:n,c_12146:n,c_12146:n,c_12146:n,c_13578:p,c_13578:p,c_13578:p,c_13733:p,c_13669:p,c_13735:p,c_13735:p,c_13579:p,c_12152:n,c_13581:p,c_12154:n,c_12154:n,c_12154:n,c_12157:n,c_12160:n,c_12170:n,c_12170:n,c_12170:n,c_12170:n,c_12170:n,c_12170:n,c_12170:n,c_12170:n,c_12170:n,c_12170:n,c_12170:n,c_12170:n,c_13600:p,c_13600:p,c_12172:n,c_12172:n,c_12180:n,c_12181:n,XI6/XI4/MPM0:g,c_12188:n,c_12191:n,c_12194:n,c_12219:n,c_13768:p,c_12340:n,c_12340:n,c_12340:n,c_12340:n,c_12340:n,c_12372:n,c_12387:n,c_12387:n,c_12387:n,c_12387:n,c_12387:n,c_12387:n,c_12387:n,c_12387:n,c_12387:n,c_12387:n,c_12387:n,c_12387:n,c_12387:n,c_12387:n,c_12387:n,c_12387:n,c_12387:n,c_12391:n,XI6/XI0/XI0/MPM1:g,c_15317:n,c_15343:n,c_15347:n,c_15352:n,c_15352:n,XI3/XI0/MNM0:b,c_15824:n,c_17079:p,c_17079:p,c_17079:p,XI6/XI1/XI1/MNM0:s,c_15739:n,c_15739:n,c_15740:n,c_15740:n,c_15740:n,c_15740:n,c_15740:n,c_15740:n,c_17087:p,c_15837:n,c_15741:n,c_15741:n,c_15741:n,c_15744:n,c_15744:n,c_17148:p,c_15912:n,c_15912:n,c_15912:n,c_15912:n,c_15912:n,c_15912:n,c_15914:n,c_15914:n,c_15914:n,c_15914:n,c_15916:n,c_15916:n,c_15919:n,c_15919:n,c_15919:n,c_15925:n,c_5357:n,c_5357:n,XI6/XI1/XI1/MNM0:g,c_5356:n,c_5589:p,c_5357:n,c_5372:n,c_5357:n,c_5547:n,XI6/XI1/XI1/MNM0:g,c_5549:n,c_5344:n,c_5597:p,c_5345:n,c_5383:n,c_5357:n,c_5426:n,c_5422:n,c_5461:n,c_5372:n,XI6/XI1/XI1/MNM0:g,c_5606:p,XI6/XI1/XI1/MNM0:g,c_5357:n,c_5548:n,c_5548:n,c_5548:n,c_5548:n,c_5356:n,XI6/XI1/XI1/MNM0:g,c_5548:n,c_5356:n,c_5568:p,c_5461:n,c_5372:n,c_5548:n,c_5549:n,c_5383:n,c_5547:n,c_5457:n,c_5606:p,c_5589:p,c_5357:n,c_5461:n,c_5372:n,c_5453:n,c_5356:n,c_5589:p,c_5357:n,c_5372:n,c_5356:n,c_5357:n,c_5372:n,c_5426:n,c_5430:n,c_5426:n,c_5430:n,XI6/XI1/XI1/MNM0:g,c_5426:n,c_5422:n,c_5426:n,XI6/XI1/XI1/MNM0:g,c_5548:n,c_5549:n,c_5383:n,c_5422:n,c_5461:n,c_5372:n,c_5457:n,c_5372:n,c_5548:n,c_5372:n,c_5372:n,c_5357:n,c_5372:n,c_5372:n,c_5372:n,c_5372:n,XI6/XI1/XI1/MNM0:g,c_5356:n,c_5357:n,c_5372:n,c_5357:n,c_5372:n,c_5372:n,c_5461:n,c_5372:n,c_5372:n,c_5372:n,c_5373:n,c_5372:n,XI6/XI2/MNM0:g,c_5475:n,c_5476:n,c_5340:n,c_5393:n,c_5336:n,c_5337:n,c_5902:n,c_6025:p,XI6/XI1/XI1/MPM1:g,XI6/XI1/XI1/MPM1:g,c_5824:n,c_5866:n,XI6/XI1/XI1/MPM1:g,c_5833:n,c_5902:n,c_5981:n,c_6034:p,c_5866:n,XI6/XI1/XI1/<text:soft-page-break/>MPM1:g,c_6037:p,c_5866:n,XI6/NET34,XI6/XI1/XI1/MPM1:g,XI6/XI1/XI1/MPM1:g,XI6/XI1/XI1/MPM1:g,c_5827:n,XI6/NET34,c_5861:n,c_5824:n,c_5866:n,c_5866:n,c_5866:n,c_5866:n,c_5866:n,c_5827:n,c_5866:n,XI6/NET34,c_6007:n,c_5815:n,c_5866:n,c_5866:n,c_5866:n,XI6/NET34,c_5858:n,c_5827:n,XI6/NET34,XI6/NET34,XI6/XI1/XI1/MPM1:g,c_5866:n,XI6/XI1/XI1/MPM1:g,c_5866:n,XI6/NET34,XI6/NET34,c_5827:n,XI6/NET34,c_5858:n,c_5824:n,c_5827:n,XI6/NET34,XI6/NET34,c_6593:n,c_6593:n,c_6593:n,c_6616:n,c_6740:n,c_6576:n,c_6701:n,c_6669:n,c_6621:n,c_6621:n,c_6622:n,c_6622:n,c_6622:n,c_6666:n,c_6666:n,c_6595:n,c_6673:n,c_6673:n,XI6/XI3/MNM0:g,XI6/XI3/MNM0:g,c_6827:n,c_6827:n,c_6827:n,c_6865:n,c_6828:n,XI6/XI2/MPM1:g,XI6/XI2/MPM1:g,c_6892:n,c_6889:n,c_6878:n,c_6850:n,c_6868:n,c_6868:n,c_6848:n,c_6848:n,c_6883:n,c_6931:n,c_6933:n,c_6851:n,c_6851:n,c_6851:n,c_6871:n,c_7036:n,c_6872:n,c_6872:n,c_6873:n,c_6874:n,c_6922:n,c_7042:n,c_6852:n,c_6887:n,XI6/XI1/XI0/MNM0:g,c_7181:n,c_7139:n,c_7139:n,c_7442:n,c_7442:n,c_7384:n,c_7416:n,XI6/XI0/XI0/MNM0:g,XI6/XI0/XI0/MNM0:g,c_7409:n,c_7409:n,c_7409:n,c_7423:n,c_7423:n,c_7438:n,c_7438:n,c_7438:n,c_7438:n,c_7438:n,c_7438:n,c_7496:n,c_7496:n,c_7496:n,c_7496:n,c_7427:n,c_7361:n,c_7502:n,c_7362:n,c_7385:n,c_7385:n,c_7385:n,c_7372:n,c_7372:n,c_7363:n,c_7363:n,c_7363:n,XI6/NET33,c_405:n,c_405:n,XI6/XI3/MNM1:s,c_596:n,c_618:n,XI6/XI1/XI1/MNM1:s,c_618:n,XI6/XI1/XI1/MNM1:s,c_618:n</text:p>
      <text:p text:style-name="Standard"><text:s text:c="12"/>- Intrinsic Capacitance</text:p>
      <text:p text:style-name="Standard"><text:s text:c="15"/>2.47762e-16</text:p>
      <text:p text:style-name="Standard"><text:s text:c="12"/>- Coupled capacitance</text:p>
      <text:p text:style-name="Standard"><text:s text:c="15"/>1.86139e-18 <text:s text:c="2"/>netid: c_9384:p</text:p>
      <text:p text:style-name="Standard"><text:s text:c="16"/>1.8858e-18 <text:s text:c="2"/>netid: c_8545:p</text:p>
      <text:p text:style-name="Standard"><text:s text:c="15"/>1.73288e-18 <text:s text:c="2"/>netid: c_7969:p</text:p>
      <text:p text:style-name="Standard"><text:s text:c="15"/>2.06799e-18 <text:s text:c="2"/>netid: c_8540:p</text:p>
      <text:p text:style-name="Standard"><text:s text:c="16"/>3.1122e-18 <text:s text:c="2"/>netid: c_7971:p</text:p>
      <text:p text:style-name="Standard"><text:s text:c="15"/>3.15964e-18 <text:s text:c="2"/>netid: c_7971:p</text:p>
      <text:p text:style-name="Standard"><text:s text:c="15"/>1.40799e-17 <text:s text:c="2"/>netid: c_7971:p</text:p>
      <text:p text:style-name="Standard"><text:s text:c="15"/>7.20883e-18 <text:s text:c="2"/>netid: c_7971:p</text:p>
      <text:p text:style-name="Standard"><text:s text:c="16"/>2.1594e-18 <text:s text:c="2"/>netid: c_7971:p</text:p>
      <text:p text:style-name="Standard"><text:s text:c="15"/>3.53931e-18 <text:s text:c="2"/>netid: c_8541:p</text:p>
      <text:p text:style-name="Standard"><text:s text:c="15"/>3.75944e-18 <text:s text:c="2"/>netid: c_8541:p</text:p>
      <text:p text:style-name="Standard"><text:s text:c="15"/>1.02178e-18 <text:s text:c="2"/>netid: c_8541:p</text:p>
      <text:p text:style-name="Standard"><text:s text:c="15"/>1.02178e-18 <text:s text:c="2"/>netid: c_8541:p</text:p>
      <text:p text:style-name="Standard"><text:s text:c="15"/>4.23415e-19 <text:s text:c="2"/>netid: XI6/XI1/XI1/MPM0:b</text:p>
      <text:p text:style-name="Standard"><text:s text:c="15"/>4.82043e-19 <text:s text:c="2"/>netid: XI6/XI1/XI1/MPM0:b</text:p>
      <text:p text:style-name="Standard"><text:s text:c="15"/>2.94279e-18 <text:s text:c="2"/>netid: XI6/XI1/XI1/MPM1:s</text:p>
      <text:p text:style-name="Standard"><text:s text:c="15"/>3.02187e-18 <text:s text:c="2"/>netid: XI6/XI1/XI1/MPM1:s</text:p>
      <text:p text:style-name="Standard"><text:s text:c="15"/>2.47359e-17 <text:s text:c="2"/>netid: XI6/XI1/XI1/MPM1:s</text:p>
      <text:p text:style-name="Standard"><text:s text:c="15"/>2.30064e-17 <text:s text:c="2"/>netid: XI6/XI1/XI1/MPM1:s</text:p>
      <text:p text:style-name="Standard"><text:s text:c="15"/>2.51214e-19 <text:s text:c="2"/>netid: XI6/XI1/XI1/MPM1:s</text:p>
      <text:p text:style-name="Standard"><text:s text:c="15"/>2.57964e-19 <text:s text:c="2"/>netid: XI6/XI1/XI1/MPM1:s</text:p>
      <text:p text:style-name="Standard"><text:s text:c="15"/>1.54397e-18 <text:s text:c="2"/>netid: c_8442:p</text:p>
      <text:p text:style-name="Standard"><text:s text:c="15"/>7.20883e-18 <text:s text:c="2"/>netid: c_9290:p</text:p>
      <text:p text:style-name="Standard"><text:s text:c="15"/>4.31075e-19 <text:s text:c="2"/>netid: c_8023:p</text:p>
      <text:p text:style-name="Standard"><text:s text:c="16"/>8.0706e-19 <text:s text:c="2"/>netid: c_7947:p</text:p>
      <text:p text:style-name="Standard"><text:s text:c="15"/>2.45958e-19 <text:s text:c="2"/>netid: c_7947:p</text:p>
      <text:p text:style-name="Standard"><text:s text:c="15"/>5.25787e-19 <text:s text:c="2"/>netid: c_7947:p</text:p>
      <text:p text:style-name="Standard"><text:s text:c="15"/>1.67523e-18 <text:s text:c="2"/>netid: c_8478:p</text:p>
      <text:p text:style-name="Standard"><text:s text:c="16"/>3.6435e-19 <text:s text:c="2"/>netid: c_8452:p</text:p>
      <text:p text:style-name="Standard"><text:soft-page-break/><text:s text:c="15"/>3.20722e-19 <text:s text:c="2"/>netid: c_8452:p</text:p>
      <text:p text:style-name="Standard"><text:s text:c="15"/>4.49824e-19 <text:s text:c="2"/>netid: c_8452:p</text:p>
      <text:p text:style-name="Standard"><text:s text:c="15"/>7.11046e-19 <text:s text:c="2"/>netid: c_8482:p</text:p>
      <text:p text:style-name="Standard"><text:s text:c="15"/>9.80843e-19 <text:s text:c="2"/>netid: c_8460:p</text:p>
      <text:p text:style-name="Standard"><text:s text:c="15"/>2.70123e-18 <text:s text:c="2"/>netid: c_8465:p</text:p>
      <text:p text:style-name="Standard"><text:s text:c="15"/>1.53752e-18 <text:s text:c="2"/>netid: c_8465:p</text:p>
      <text:p text:style-name="Standard"><text:s text:c="15"/>7.57904e-19 <text:s text:c="2"/>netid: c_8488:p</text:p>
      <text:p text:style-name="Standard"><text:s text:c="15"/>2.71107e-19 <text:s text:c="2"/>netid: c_9775:n</text:p>
      <text:p text:style-name="Standard"><text:s text:c="17"/>3.397e-19 <text:s text:c="2"/>netid: c_10099:p</text:p>
      <text:p text:style-name="Standard"><text:s text:c="15"/>2.53382e-19 <text:s text:c="2"/>netid: c_10221:p</text:p>
      <text:p text:style-name="Standard"><text:s text:c="15"/>3.89263e-19 <text:s text:c="2"/>netid: c_10221:p</text:p>
      <text:p text:style-name="Standard"><text:s text:c="15"/>7.49061e-19 <text:s text:c="2"/>netid: c_10476:p</text:p>
      <text:p text:style-name="Standard"><text:s text:c="15"/>2.82539e-19 <text:s text:c="2"/>netid: c_10476:p</text:p>
      <text:p text:style-name="Standard"><text:s text:c="15"/>3.37275e-19 <text:s text:c="2"/>netid: c_10478:p</text:p>
      <text:p text:style-name="Standard"><text:s text:c="15"/>1.68863e-18 <text:s text:c="2"/>netid: c_10148:p</text:p>
      <text:p text:style-name="Standard"><text:s text:c="16"/>6.0956e-18 <text:s text:c="2"/>netid: c_10148:p</text:p>
      <text:p text:style-name="Standard"><text:s text:c="16"/>2.1461e-19 <text:s text:c="2"/>netid: c_10148:p</text:p>
      <text:p text:style-name="Standard"><text:s text:c="15"/>7.30276e-19 <text:s text:c="2"/>netid: c_10148:p</text:p>
      <text:p text:style-name="Standard"><text:s text:c="15"/>1.08861e-18 <text:s text:c="2"/>netid: c_10119:p</text:p>
      <text:p text:style-name="Standard"><text:s text:c="15"/>1.53076e-18 <text:s text:c="2"/>netid: c_10119:p</text:p>
      <text:p text:style-name="Standard"><text:s text:c="15"/>3.63965e-19 <text:s text:c="2"/>netid: c_10119:p</text:p>
      <text:p text:style-name="Standard"><text:s text:c="15"/>5.06137e-18 <text:s text:c="2"/>netid: c_10018:p</text:p>
      <text:p text:style-name="Standard"><text:s text:c="15"/>5.70604e-18 <text:s text:c="2"/>netid: c_10018:p</text:p>
      <text:p text:style-name="Standard"><text:s text:c="15"/>2.20594e-18 <text:s text:c="2"/>netid: c_10018:p</text:p>
      <text:p text:style-name="Standard"><text:s text:c="15"/>1.18435e-18 <text:s text:c="2"/>netid: c_10018:p</text:p>
      <text:p text:style-name="Standard"><text:s text:c="15"/>1.96821e-18 <text:s text:c="2"/>netid: c_10018:p</text:p>
      <text:p text:style-name="Standard"><text:s text:c="15"/>1.47311e-18 <text:s text:c="2"/>netid: c_9963:p</text:p>
      <text:p text:style-name="Standard"><text:s text:c="15"/>2.01127e-18 <text:s text:c="2"/>netid: c_9963:p</text:p>
      <text:p text:style-name="Standard"><text:s text:c="15"/>5.65744e-18 <text:s text:c="2"/>netid: c_9965:p</text:p>
      <text:p text:style-name="Standard"><text:s text:c="15"/>6.13334e-18 <text:s text:c="2"/>netid: c_9965:p</text:p>
      <text:p text:style-name="Standard"><text:s text:c="15"/>3.11805e-18 <text:s text:c="2"/>netid: c_9965:p</text:p>
      <text:p text:style-name="Standard"><text:s text:c="15"/>1.81829e-16 <text:s text:c="2"/>netid: c_9965:p</text:p>
      <text:p text:style-name="Standard"><text:s text:c="15"/>7.15363e-18 <text:s text:c="2"/>netid: c_9965:p</text:p>
      <text:p text:style-name="Standard"><text:s text:c="16"/>2.3051e-18 <text:s text:c="2"/>netid: c_9965:p</text:p>
      <text:p text:style-name="Standard"><text:s text:c="15"/>1.21987e-18 <text:s text:c="2"/>netid: c_10312:p</text:p>
      <text:p text:style-name="Standard"><text:s text:c="15"/>2.03364e-19 <text:s text:c="2"/>netid: c_9966:p</text:p>
      <text:p text:style-name="Standard"><text:s text:c="15"/>6.97275e-19 <text:s text:c="2"/>netid: c_9966:p</text:p>
      <text:p text:style-name="Standard"><text:s text:c="16"/>9.3063e-19 <text:s text:c="2"/>netid: c_9966:p</text:p>
      <text:p text:style-name="Standard"><text:s text:c="15"/>1.23842e-18 <text:s text:c="2"/>netid: c_9966:p</text:p>
      <text:p text:style-name="Standard"><text:s text:c="15"/>1.04262e-18 <text:s text:c="2"/>netid: c_9966:p</text:p>
      <text:p text:style-name="Standard"><text:s text:c="15"/>1.01159e-18 <text:s text:c="2"/>netid: c_9966:p</text:p>
      <text:p text:style-name="Standard"><text:s text:c="15"/>3.85859e-19 <text:s text:c="2"/>netid: c_9966:p</text:p>
      <text:p text:style-name="Standard"><text:s text:c="15"/>1.74303e-17 <text:s text:c="2"/>netid: c_9966:p</text:p>
      <text:p text:style-name="Standard"><text:s text:c="15"/>2.95322e-19 <text:s text:c="2"/>netid: c_9966:p</text:p>
      <text:p text:style-name="Standard"><text:s text:c="15"/>1.47789e-17 <text:s text:c="2"/>netid: c_9966:p</text:p>
      <text:p text:style-name="Standard"><text:s text:c="15"/>1.81551e-18 <text:s text:c="2"/>netid: c_9966:p</text:p>
      <text:p text:style-name="Standard"><text:s text:c="15"/>2.63619e-18 <text:s text:c="2"/>netid: c_9966:p</text:p>
      <text:p text:style-name="Standard"><text:s text:c="15"/>1.16012e-18 <text:s text:c="2"/>netid: c_9966:p</text:p>
      <text:p text:style-name="Standard"><text:s text:c="15"/>1.08746e-18 <text:s text:c="2"/>netid: c_9966:p</text:p>
      <text:p text:style-name="Standard"><text:s text:c="15"/>3.13936e-18 <text:s text:c="2"/>netid: c_10230:p</text:p>
      <text:p text:style-name="Standard"><text:s text:c="15"/>2.06181e-18 <text:s text:c="2"/>netid: c_12146:n</text:p>
      <text:p text:style-name="Standard"><text:s text:c="15"/>2.48097e-19 <text:s text:c="2"/>netid: c_12146:n</text:p>
      <text:p text:style-name="Standard"><text:soft-page-break/><text:s text:c="15"/>3.15306e-19 <text:s text:c="2"/>netid: c_12146:n</text:p>
      <text:p text:style-name="Standard"><text:s text:c="15"/>3.95483e-18 <text:s text:c="2"/>netid: c_12146:n</text:p>
      <text:p text:style-name="Standard"><text:s text:c="15"/>1.57934e-18 <text:s text:c="2"/>netid: c_13578:p</text:p>
      <text:p text:style-name="Standard"><text:s text:c="16"/>7.7107e-19 <text:s text:c="2"/>netid: c_13578:p</text:p>
      <text:p text:style-name="Standard"><text:s text:c="16"/>2.1807e-18 <text:s text:c="2"/>netid: c_13578:p</text:p>
      <text:p text:style-name="Standard"><text:s text:c="16"/>1.3673e-18 <text:s text:c="2"/>netid: c_13733:p</text:p>
      <text:p text:style-name="Standard"><text:s text:c="15"/>3.02738e-18 <text:s text:c="2"/>netid: c_13669:p</text:p>
      <text:p text:style-name="Standard"><text:s text:c="16"/>7.7107e-19 <text:s text:c="2"/>netid: c_13735:p</text:p>
      <text:p text:style-name="Standard"><text:s text:c="15"/>1.15149e-18 <text:s text:c="2"/>netid: c_13735:p</text:p>
      <text:p text:style-name="Standard"><text:s text:c="15"/>1.39653e-18 <text:s text:c="2"/>netid: c_13579:p</text:p>
      <text:p text:style-name="Standard"><text:s text:c="15"/>8.25541e-19 <text:s text:c="2"/>netid: c_12152:n</text:p>
      <text:p text:style-name="Standard"><text:s text:c="15"/>6.50348e-19 <text:s text:c="2"/>netid: c_13581:p</text:p>
      <text:p text:style-name="Standard"><text:s text:c="15"/>2.55375e-18 <text:s text:c="2"/>netid: c_12154:n</text:p>
      <text:p text:style-name="Standard"><text:s text:c="15"/>1.42184e-18 <text:s text:c="2"/>netid: c_12154:n</text:p>
      <text:p text:style-name="Standard"><text:s text:c="15"/>9.46431e-19 <text:s text:c="2"/>netid: c_12154:n</text:p>
      <text:p text:style-name="Standard"><text:s text:c="15"/>6.99209e-19 <text:s text:c="2"/>netid: c_12157:n</text:p>
      <text:p text:style-name="Standard"><text:s text:c="15"/>7.58014e-18 <text:s text:c="2"/>netid: c_12160:n</text:p>
      <text:p text:style-name="Standard"><text:s text:c="15"/>1.95204e-18 <text:s text:c="2"/>netid: c_12170:n</text:p>
      <text:p text:style-name="Standard"><text:s text:c="15"/>3.76003e-18 <text:s text:c="2"/>netid: c_12170:n</text:p>
      <text:p text:style-name="Standard"><text:s text:c="15"/>1.65614e-18 <text:s text:c="2"/>netid: c_12170:n</text:p>
      <text:p text:style-name="Standard"><text:s text:c="15"/>2.21629e-18 <text:s text:c="2"/>netid: c_12170:n</text:p>
      <text:p text:style-name="Standard"><text:s text:c="15"/>3.07261e-18 <text:s text:c="2"/>netid: c_12170:n</text:p>
      <text:p text:style-name="Standard"><text:s text:c="15"/>2.16219e-18 <text:s text:c="2"/>netid: c_12170:n</text:p>
      <text:p text:style-name="Standard"><text:s text:c="15"/>1.63726e-18 <text:s text:c="2"/>netid: c_12170:n</text:p>
      <text:p text:style-name="Standard"><text:s text:c="15"/>1.07418e-18 <text:s text:c="2"/>netid: c_12170:n</text:p>
      <text:p text:style-name="Standard"><text:s text:c="15"/>1.96302e-18 <text:s text:c="2"/>netid: c_12170:n</text:p>
      <text:p text:style-name="Standard"><text:s text:c="15"/>6.59661e-18 <text:s text:c="2"/>netid: c_12170:n</text:p>
      <text:p text:style-name="Standard"><text:s text:c="15"/>5.72199e-18 <text:s text:c="2"/>netid: c_12170:n</text:p>
      <text:p text:style-name="Standard"><text:s text:c="15"/>2.17339e-18 <text:s text:c="2"/>netid: c_12170:n</text:p>
      <text:p text:style-name="Standard"><text:s text:c="15"/>1.28772e-17 <text:s text:c="2"/>netid: c_13600:p</text:p>
      <text:p text:style-name="Standard"><text:s text:c="15"/>2.17983e-18 <text:s text:c="2"/>netid: c_13600:p</text:p>
      <text:p text:style-name="Standard"><text:s text:c="15"/>6.23601e-18 <text:s text:c="2"/>netid: c_12172:n</text:p>
      <text:p text:style-name="Standard"><text:s text:c="15"/>1.26711e-17 <text:s text:c="2"/>netid: c_12172:n</text:p>
      <text:p text:style-name="Standard"><text:s text:c="15"/>3.49844e-18 <text:s text:c="2"/>netid: c_12180:n</text:p>
      <text:p text:style-name="Standard"><text:s text:c="15"/>3.94149e-18 <text:s text:c="2"/>netid: c_12181:n</text:p>
      <text:p text:style-name="Standard"><text:s text:c="15"/>2.55966e-18 <text:s text:c="2"/>netid: XI6/XI4/MPM0:g</text:p>
      <text:p text:style-name="Standard"><text:s text:c="15"/>6.99209e-19 <text:s text:c="2"/>netid: c_12188:n</text:p>
      <text:p text:style-name="Standard"><text:s text:c="15"/>1.07457e-18 <text:s text:c="2"/>netid: c_12191:n</text:p>
      <text:p text:style-name="Standard"><text:s text:c="15"/>5.82101e-18 <text:s text:c="2"/>netid: c_12194:n</text:p>
      <text:p text:style-name="Standard"><text:s text:c="15"/>3.75624e-18 <text:s text:c="2"/>netid: c_12219:n</text:p>
      <text:p text:style-name="Standard"><text:s text:c="15"/>1.30422e-18 <text:s text:c="2"/>netid: c_13768:p</text:p>
      <text:p text:style-name="Standard"><text:s text:c="15"/>6.59261e-19 <text:s text:c="2"/>netid: c_12340:n</text:p>
      <text:p text:style-name="Standard"><text:s text:c="15"/>4.53513e-19 <text:s text:c="2"/>netid: c_12340:n</text:p>
      <text:p text:style-name="Standard"><text:s text:c="15"/>1.80684e-17 <text:s text:c="2"/>netid: c_12340:n</text:p>
      <text:p text:style-name="Standard"><text:s text:c="15"/>9.42062e-18 <text:s text:c="2"/>netid: c_12340:n</text:p>
      <text:p text:style-name="Standard"><text:s text:c="15"/>2.62947e-18 <text:s text:c="2"/>netid: c_12340:n</text:p>
      <text:p text:style-name="Standard"><text:s text:c="15"/>2.06114e-18 <text:s text:c="2"/>netid: c_12372:n</text:p>
      <text:p text:style-name="Standard"><text:s text:c="15"/>4.09011e-19 <text:s text:c="2"/>netid: c_12387:n</text:p>
      <text:p text:style-name="Standard"><text:s text:c="15"/>1.11784e-18 <text:s text:c="2"/>netid: c_12387:n</text:p>
      <text:p text:style-name="Standard"><text:s text:c="15"/>6.42344e-19 <text:s text:c="2"/>netid: c_12387:n</text:p>
      <text:p text:style-name="Standard"><text:s text:c="15"/>8.69181e-19 <text:s text:c="2"/>netid: c_12387:n</text:p>
      <text:p text:style-name="Standard"><text:s text:c="15"/>1.42449e-18 <text:s text:c="2"/>netid: c_12387:n</text:p>
      <text:p text:style-name="Standard"><text:soft-page-break/><text:s text:c="15"/>2.06787e-18 <text:s text:c="2"/>netid: c_12387:n</text:p>
      <text:p text:style-name="Standard"><text:s text:c="15"/>2.08465e-18 <text:s text:c="2"/>netid: c_12387:n</text:p>
      <text:p text:style-name="Standard"><text:s text:c="16"/>5.0502e-19 <text:s text:c="2"/>netid: c_12387:n</text:p>
      <text:p text:style-name="Standard"><text:s text:c="15"/>3.70745e-19 <text:s text:c="2"/>netid: c_12387:n</text:p>
      <text:p text:style-name="Standard"><text:s text:c="15"/>5.47762e-19 <text:s text:c="2"/>netid: c_12387:n</text:p>
      <text:p text:style-name="Standard"><text:s text:c="15"/>1.14326e-18 <text:s text:c="2"/>netid: c_12387:n</text:p>
      <text:p text:style-name="Standard"><text:s text:c="15"/>2.83919e-18 <text:s text:c="2"/>netid: c_12387:n</text:p>
      <text:p text:style-name="Standard"><text:s text:c="15"/>1.11545e-18 <text:s text:c="2"/>netid: c_12387:n</text:p>
      <text:p text:style-name="Standard"><text:s text:c="16"/>1.7086e-18 <text:s text:c="2"/>netid: c_12387:n</text:p>
      <text:p text:style-name="Standard"><text:s text:c="15"/>1.61676e-18 <text:s text:c="2"/>netid: c_12387:n</text:p>
      <text:p text:style-name="Standard"><text:s text:c="15"/>4.51529e-18 <text:s text:c="2"/>netid: c_12387:n</text:p>
      <text:p text:style-name="Standard"><text:s text:c="15"/>1.74602e-17 <text:s text:c="2"/>netid: c_12387:n</text:p>
      <text:p text:style-name="Standard"><text:s text:c="15"/>1.55998e-17 <text:s text:c="2"/>netid: c_12391:n</text:p>
      <text:p text:style-name="Standard"><text:s text:c="15"/>5.07867e-19 <text:s text:c="2"/>netid: XI6/XI0/XI0/MPM1:g</text:p>
      <text:p text:style-name="Standard"><text:s text:c="15"/>7.06117e-19 <text:s text:c="2"/>netid: c_15317:n</text:p>
      <text:p text:style-name="Standard"><text:s text:c="15"/>5.47589e-18 <text:s text:c="2"/>netid: c_15343:n</text:p>
      <text:p text:style-name="Standard"><text:s text:c="16"/>7.9402e-18 <text:s text:c="2"/>netid: c_15347:n</text:p>
      <text:p text:style-name="Standard"><text:s text:c="15"/>3.04811e-19 <text:s text:c="2"/>netid: c_15352:n</text:p>
      <text:p text:style-name="Standard"><text:s text:c="15"/>1.86383e-18 <text:s text:c="2"/>netid: c_15352:n</text:p>
      <text:p text:style-name="Standard"><text:s text:c="15"/>9.94149e-19 <text:s text:c="2"/>netid: XI3/XI0/MNM0:b</text:p>
      <text:p text:style-name="Standard"><text:s text:c="15"/>1.88527e-18 <text:s text:c="2"/>netid: c_15824:n</text:p>
      <text:p text:style-name="Standard"><text:s text:c="15"/>5.11847e-18 <text:s text:c="2"/>netid: c_17079:p</text:p>
      <text:p text:style-name="Standard"><text:s text:c="15"/>1.68321e-18 <text:s text:c="2"/>netid: c_17079:p</text:p>
      <text:p text:style-name="Standard"><text:s text:c="15"/>2.29944e-18 <text:s text:c="2"/>netid: c_17079:p</text:p>
      <text:p text:style-name="Standard"><text:s text:c="15"/>1.13971e-18 <text:s text:c="2"/>netid: XI6/XI1/XI1/MNM0:s</text:p>
      <text:p text:style-name="Standard"><text:s text:c="16"/>2.2539e-18 <text:s text:c="2"/>netid: c_15739:n</text:p>
      <text:p text:style-name="Standard"><text:s text:c="15"/>4.74593e-18 <text:s text:c="2"/>netid: c_15739:n</text:p>
      <text:p text:style-name="Standard"><text:s text:c="15"/>4.03617e-18 <text:s text:c="2"/>netid: c_15740:n</text:p>
      <text:p text:style-name="Standard"><text:s text:c="15"/>3.47873e-19 <text:s text:c="2"/>netid: c_15740:n</text:p>
      <text:p text:style-name="Standard"><text:s text:c="15"/>1.29532e-18 <text:s text:c="2"/>netid: c_15740:n</text:p>
      <text:p text:style-name="Standard"><text:s text:c="15"/>5.48436e-18 <text:s text:c="2"/>netid: c_15740:n</text:p>
      <text:p text:style-name="Standard"><text:s text:c="15"/>2.29944e-18 <text:s text:c="2"/>netid: c_15740:n</text:p>
      <text:p text:style-name="Standard"><text:s text:c="15"/>2.04644e-18 <text:s text:c="2"/>netid: c_15740:n</text:p>
      <text:p text:style-name="Standard"><text:s text:c="15"/>2.29944e-18 <text:s text:c="2"/>netid: c_17087:p</text:p>
      <text:p text:style-name="Standard"><text:s text:c="15"/>1.40514e-18 <text:s text:c="2"/>netid: c_15837:n</text:p>
      <text:p text:style-name="Standard"><text:s text:c="15"/>2.85119e-18 <text:s text:c="2"/>netid: c_15741:n</text:p>
      <text:p text:style-name="Standard"><text:s text:c="15"/>1.18185e-18 <text:s text:c="2"/>netid: c_15741:n</text:p>
      <text:p text:style-name="Standard"><text:s text:c="15"/>1.40514e-18 <text:s text:c="2"/>netid: c_15741:n</text:p>
      <text:p text:style-name="Standard"><text:s text:c="15"/>2.24581e-18 <text:s text:c="2"/>netid: c_15744:n</text:p>
      <text:p text:style-name="Standard"><text:s text:c="15"/>4.64179e-18 <text:s text:c="2"/>netid: c_15744:n</text:p>
      <text:p text:style-name="Standard"><text:s text:c="15"/>1.40514e-18 <text:s text:c="2"/>netid: c_17148:p</text:p>
      <text:p text:style-name="Standard"><text:s text:c="15"/>4.05112e-18 <text:s text:c="2"/>netid: c_15912:n</text:p>
      <text:p text:style-name="Standard"><text:s text:c="15"/>3.32842e-18 <text:s text:c="2"/>netid: c_15912:n</text:p>
      <text:p text:style-name="Standard"><text:s text:c="15"/>1.01043e-18 <text:s text:c="2"/>netid: c_15912:n</text:p>
      <text:p text:style-name="Standard"><text:s text:c="15"/>1.61829e-18 <text:s text:c="2"/>netid: c_15912:n</text:p>
      <text:p text:style-name="Standard"><text:s text:c="16"/>2.3387e-18 <text:s text:c="2"/>netid: c_15912:n</text:p>
      <text:p text:style-name="Standard"><text:s text:c="15"/>2.98351e-18 <text:s text:c="2"/>netid: c_15912:n</text:p>
      <text:p text:style-name="Standard"><text:s text:c="15"/>2.46307e-19 <text:s text:c="2"/>netid: c_15914:n</text:p>
      <text:p text:style-name="Standard"><text:s text:c="15"/>3.31005e-18 <text:s text:c="2"/>netid: c_15914:n</text:p>
      <text:p text:style-name="Standard"><text:s text:c="15"/>2.60366e-18 <text:s text:c="2"/>netid: c_15914:n</text:p>
      <text:p text:style-name="Standard"><text:s text:c="15"/>5.67247e-19 <text:s text:c="2"/>netid: c_15914:n</text:p>
      <text:p text:style-name="Standard"><text:s text:c="16"/>1.0126e-18 <text:s text:c="2"/>netid: c_15916:n</text:p>
      <text:p text:style-name="Standard"><text:soft-page-break/><text:s text:c="15"/>6.12155e-19 <text:s text:c="2"/>netid: c_15916:n</text:p>
      <text:p text:style-name="Standard"><text:s text:c="15"/>4.04836e-18 <text:s text:c="2"/>netid: c_15919:n</text:p>
      <text:p text:style-name="Standard"><text:s text:c="15"/>3.33336e-18 <text:s text:c="2"/>netid: c_15919:n</text:p>
      <text:p text:style-name="Standard"><text:s text:c="15"/>2.75441e-18 <text:s text:c="2"/>netid: c_15919:n</text:p>
      <text:p text:style-name="Standard"><text:s text:c="15"/>3.48524e-19 <text:s text:c="2"/>netid: c_15925:n</text:p>
      <text:p text:style-name="Standard"><text:s text:c="15"/>2.00524e-18 <text:s text:c="2"/>netid: c_5357:n</text:p>
      <text:p text:style-name="Standard"><text:s text:c="15"/>1.99332e-18 <text:s text:c="2"/>netid: c_5357:n</text:p>
      <text:p text:style-name="Standard"><text:s text:c="15"/>2.12417e-18 <text:s text:c="2"/>netid: XI6/XI1/XI1/MNM0:g</text:p>
      <text:p text:style-name="Standard"><text:s text:c="16"/>3.4784e-18 <text:s text:c="2"/>netid: c_5356:n</text:p>
      <text:p text:style-name="Standard"><text:s text:c="15"/>1.30346e-17 <text:s text:c="2"/>netid: c_5589:p</text:p>
      <text:p text:style-name="Standard"><text:s text:c="15"/>4.26569e-19 <text:s text:c="2"/>netid: c_5357:n</text:p>
      <text:p text:style-name="Standard"><text:s text:c="15"/>2.00765e-19 <text:s text:c="2"/>netid: c_5372:n</text:p>
      <text:p text:style-name="Standard"><text:s text:c="15"/>2.20988e-18 <text:s text:c="2"/>netid: c_5357:n</text:p>
      <text:p text:style-name="Standard"><text:s text:c="15"/>2.47654e-18 <text:s text:c="2"/>netid: c_5547:n</text:p>
      <text:p text:style-name="Standard"><text:s text:c="15"/>4.18318e-18 <text:s text:c="2"/>netid: XI6/XI1/XI1/MNM0:g</text:p>
      <text:p text:style-name="Standard"><text:s text:c="15"/>2.01818e-18 <text:s text:c="2"/>netid: c_5549:n</text:p>
      <text:p text:style-name="Standard"><text:s text:c="15"/>2.08216e-18 <text:s text:c="2"/>netid: c_5344:n</text:p>
      <text:p text:style-name="Standard"><text:s text:c="15"/>1.19478e-18 <text:s text:c="2"/>netid: c_5597:p</text:p>
      <text:p text:style-name="Standard"><text:s text:c="15"/>3.81444e-19 <text:s text:c="2"/>netid: c_5345:n</text:p>
      <text:p text:style-name="Standard"><text:s text:c="15"/>2.13019e-18 <text:s text:c="2"/>netid: c_5383:n</text:p>
      <text:p text:style-name="Standard"><text:s text:c="15"/>8.90114e-19 <text:s text:c="2"/>netid: c_5357:n</text:p>
      <text:p text:style-name="Standard"><text:s text:c="15"/>7.72375e-18 <text:s text:c="2"/>netid: c_5426:n</text:p>
      <text:p text:style-name="Standard"><text:s text:c="15"/>5.52392e-18 <text:s text:c="2"/>netid: c_5422:n</text:p>
      <text:p text:style-name="Standard"><text:s text:c="15"/>3.17282e-18 <text:s text:c="2"/>netid: c_5461:n</text:p>
      <text:p text:style-name="Standard"><text:s text:c="15"/>2.23458e-19 <text:s text:c="2"/>netid: c_5372:n</text:p>
      <text:p text:style-name="Standard"><text:s text:c="15"/>1.01326e-18 <text:s text:c="2"/>netid: XI6/XI1/XI1/MNM0:g</text:p>
      <text:p text:style-name="Standard"><text:s text:c="15"/>8.58585e-18 <text:s text:c="2"/>netid: c_5606:p</text:p>
      <text:p text:style-name="Standard"><text:s text:c="15"/>2.15065e-18 <text:s text:c="2"/>netid: XI6/XI1/XI1/MNM0:g</text:p>
      <text:p text:style-name="Standard"><text:s text:c="15"/>1.19741e-17 <text:s text:c="2"/>netid: c_5357:n</text:p>
      <text:p text:style-name="Standard"><text:s text:c="15"/>8.23238e-19 <text:s text:c="2"/>netid: c_5548:n</text:p>
      <text:p text:style-name="Standard"><text:s text:c="15"/>8.23238e-19 <text:s text:c="2"/>netid: c_5548:n</text:p>
      <text:p text:style-name="Standard"><text:s text:c="15"/>8.23238e-19 <text:s text:c="2"/>netid: c_5548:n</text:p>
      <text:p text:style-name="Standard"><text:s text:c="15"/>1.84322e-18 <text:s text:c="2"/>netid: c_5548:n</text:p>
      <text:p text:style-name="Standard"><text:s text:c="15"/>5.55966e-19 <text:s text:c="2"/>netid: c_5356:n</text:p>
      <text:p text:style-name="Standard"><text:s text:c="15"/>9.92948e-19 <text:s text:c="2"/>netid: XI6/XI1/XI1/MNM0:g</text:p>
      <text:p text:style-name="Standard"><text:s text:c="15"/>7.42708e-18 <text:s text:c="2"/>netid: c_5548:n</text:p>
      <text:p text:style-name="Standard"><text:s text:c="15"/>7.72701e-19 <text:s text:c="2"/>netid: c_5356:n</text:p>
      <text:p text:style-name="Standard"><text:s text:c="15"/>1.53784e-18 <text:s text:c="2"/>netid: c_5568:p</text:p>
      <text:p text:style-name="Standard"><text:s text:c="15"/>4.58998e-19 <text:s text:c="2"/>netid: c_5461:n</text:p>
      <text:p text:style-name="Standard"><text:s text:c="15"/>1.18637e-18 <text:s text:c="2"/>netid: c_5372:n</text:p>
      <text:p text:style-name="Standard"><text:s text:c="15"/>5.31764e-18 <text:s text:c="2"/>netid: c_5548:n</text:p>
      <text:p text:style-name="Standard"><text:s text:c="15"/>1.25384e-18 <text:s text:c="2"/>netid: c_5549:n</text:p>
      <text:p text:style-name="Standard"><text:s text:c="15"/>4.90591e-18 <text:s text:c="2"/>netid: c_5383:n</text:p>
      <text:p text:style-name="Standard"><text:s text:c="15"/>9.16327e-19 <text:s text:c="2"/>netid: c_5547:n</text:p>
      <text:p text:style-name="Standard"><text:s text:c="15"/>1.65245e-18 <text:s text:c="2"/>netid: c_5457:n</text:p>
      <text:p text:style-name="Standard"><text:s text:c="15"/>2.23732e-19 <text:s text:c="2"/>netid: c_5606:p</text:p>
      <text:p text:style-name="Standard"><text:s text:c="15"/>7.08876e-18 <text:s text:c="2"/>netid: c_5589:p</text:p>
      <text:p text:style-name="Standard"><text:s text:c="15"/>3.36741e-18 <text:s text:c="2"/>netid: c_5357:n</text:p>
      <text:p text:style-name="Standard"><text:s text:c="15"/>5.33653e-18 <text:s text:c="2"/>netid: c_5461:n</text:p>
      <text:p text:style-name="Standard"><text:s text:c="15"/>1.74172e-18 <text:s text:c="2"/>netid: c_5372:n</text:p>
      <text:p text:style-name="Standard"><text:s text:c="15"/>7.30744e-19 <text:s text:c="2"/>netid: c_5453:n</text:p>
      <text:p text:style-name="Standard"><text:s text:c="15"/>1.41657e-18 <text:s text:c="2"/>netid: c_5356:n</text:p>
      <text:p text:style-name="Standard"><text:soft-page-break/><text:s text:c="15"/>5.10874e-18 <text:s text:c="2"/>netid: c_5589:p</text:p>
      <text:p text:style-name="Standard"><text:s text:c="15"/>7.28875e-18 <text:s text:c="2"/>netid: c_5357:n</text:p>
      <text:p text:style-name="Standard"><text:s text:c="15"/>3.14092e-18 <text:s text:c="2"/>netid: c_5372:n</text:p>
      <text:p text:style-name="Standard"><text:s text:c="16"/>2.1569e-18 <text:s text:c="2"/>netid: c_5356:n</text:p>
      <text:p text:style-name="Standard"><text:s text:c="15"/>5.87931e-18 <text:s text:c="2"/>netid: c_5357:n</text:p>
      <text:p text:style-name="Standard"><text:s text:c="15"/>2.23124e-18 <text:s text:c="2"/>netid: c_5372:n</text:p>
      <text:p text:style-name="Standard"><text:s text:c="15"/>7.05885e-18 <text:s text:c="2"/>netid: c_5426:n</text:p>
      <text:p text:style-name="Standard"><text:s text:c="15"/>1.79676e-18 <text:s text:c="2"/>netid: c_5430:n</text:p>
      <text:p text:style-name="Standard"><text:s text:c="15"/>1.32325e-17 <text:s text:c="2"/>netid: c_5426:n</text:p>
      <text:p text:style-name="Standard"><text:s text:c="15"/>1.40147e-18 <text:s text:c="2"/>netid: c_5430:n</text:p>
      <text:p text:style-name="Standard"><text:s text:c="15"/>4.78993e-19 <text:s text:c="2"/>netid: XI6/XI1/XI1/MNM0:g</text:p>
      <text:p text:style-name="Standard"><text:s text:c="15"/>4.61337e-19 <text:s text:c="2"/>netid: c_5426:n</text:p>
      <text:p text:style-name="Standard"><text:s text:c="15"/>1.30424e-17 <text:s text:c="2"/>netid: c_5422:n</text:p>
      <text:p text:style-name="Standard"><text:s text:c="15"/>1.68631e-18 <text:s text:c="2"/>netid: c_5426:n</text:p>
      <text:p text:style-name="Standard"><text:s text:c="16"/>8.2212e-19 <text:s text:c="2"/>netid: XI6/XI1/XI1/MNM0:g</text:p>
      <text:p text:style-name="Standard"><text:s text:c="15"/>5.47381e-18 <text:s text:c="2"/>netid: c_5548:n</text:p>
      <text:p text:style-name="Standard"><text:s text:c="15"/>1.12268e-18 <text:s text:c="2"/>netid: c_5549:n</text:p>
      <text:p text:style-name="Standard"><text:s text:c="15"/>2.03432e-18 <text:s text:c="2"/>netid: c_5383:n</text:p>
      <text:p text:style-name="Standard"><text:s text:c="15"/>4.78261e-18 <text:s text:c="2"/>netid: c_5422:n</text:p>
      <text:p text:style-name="Standard"><text:s text:c="15"/>3.32763e-18 <text:s text:c="2"/>netid: c_5461:n</text:p>
      <text:p text:style-name="Standard"><text:s text:c="15"/>1.71115e-18 <text:s text:c="2"/>netid: c_5372:n</text:p>
      <text:p text:style-name="Standard"><text:s text:c="15"/>2.27797e-18 <text:s text:c="2"/>netid: c_5457:n</text:p>
      <text:p text:style-name="Standard"><text:s text:c="15"/>1.00558e-18 <text:s text:c="2"/>netid: c_5372:n</text:p>
      <text:p text:style-name="Standard"><text:s text:c="15"/>1.73163e-18 <text:s text:c="2"/>netid: c_5548:n</text:p>
      <text:p text:style-name="Standard"><text:s text:c="15"/>4.53293e-19 <text:s text:c="2"/>netid: c_5372:n</text:p>
      <text:p text:style-name="Standard"><text:s text:c="15"/>3.13317e-19 <text:s text:c="2"/>netid: c_5372:n</text:p>
      <text:p text:style-name="Standard"><text:s text:c="15"/>5.00879e-18 <text:s text:c="2"/>netid: c_5357:n</text:p>
      <text:p text:style-name="Standard"><text:s text:c="15"/>8.10707e-19 <text:s text:c="2"/>netid: c_5372:n</text:p>
      <text:p text:style-name="Standard"><text:s text:c="15"/>4.57778e-19 <text:s text:c="2"/>netid: c_5372:n</text:p>
      <text:p text:style-name="Standard"><text:s text:c="15"/>6.44036e-19 <text:s text:c="2"/>netid: c_5372:n</text:p>
      <text:p text:style-name="Standard"><text:s text:c="15"/>3.16581e-19 <text:s text:c="2"/>netid: c_5372:n</text:p>
      <text:p text:style-name="Standard"><text:s text:c="15"/>3.34551e-18 <text:s text:c="2"/>netid: XI6/XI1/XI1/MNM0:g</text:p>
      <text:p text:style-name="Standard"><text:s text:c="15"/>2.72726e-19 <text:s text:c="2"/>netid: c_5356:n</text:p>
      <text:p text:style-name="Standard"><text:s text:c="15"/>1.35666e-17 <text:s text:c="2"/>netid: c_5357:n</text:p>
      <text:p text:style-name="Standard"><text:s text:c="15"/>6.16577e-18 <text:s text:c="2"/>netid: c_5372:n</text:p>
      <text:p text:style-name="Standard"><text:s text:c="15"/>5.74159e-18 <text:s text:c="2"/>netid: c_5357:n</text:p>
      <text:p text:style-name="Standard"><text:s text:c="15"/>2.34931e-18 <text:s text:c="2"/>netid: c_5372:n</text:p>
      <text:p text:style-name="Standard"><text:s text:c="15"/>5.40266e-18 <text:s text:c="2"/>netid: c_5372:n</text:p>
      <text:p text:style-name="Standard"><text:s text:c="15"/>2.06605e-19 <text:s text:c="2"/>netid: c_5461:n</text:p>
      <text:p text:style-name="Standard"><text:s text:c="15"/>1.08621e-17 <text:s text:c="2"/>netid: c_5372:n</text:p>
      <text:p text:style-name="Standard"><text:s text:c="15"/>8.22752e-18 <text:s text:c="2"/>netid: c_5372:n</text:p>
      <text:p text:style-name="Standard"><text:s text:c="15"/>4.99014e-19 <text:s text:c="2"/>netid: c_5372:n</text:p>
      <text:p text:style-name="Standard"><text:s text:c="15"/>1.30098e-18 <text:s text:c="2"/>netid: c_5373:n</text:p>
      <text:p text:style-name="Standard"><text:s text:c="15"/>1.22024e-17 <text:s text:c="2"/>netid: c_5372:n</text:p>
      <text:p text:style-name="Standard"><text:s text:c="15"/>1.42204e-18 <text:s text:c="2"/>netid: XI6/XI2/MNM0:g</text:p>
      <text:p text:style-name="Standard"><text:s text:c="15"/>4.31779e-18 <text:s text:c="2"/>netid: c_5475:n</text:p>
      <text:p text:style-name="Standard"><text:s text:c="15"/>8.60823e-19 <text:s text:c="2"/>netid: c_5476:n</text:p>
      <text:p text:style-name="Standard"><text:s text:c="15"/>2.76815e-18 <text:s text:c="2"/>netid: c_5340:n</text:p>
      <text:p text:style-name="Standard"><text:s text:c="15"/>7.46441e-18 <text:s text:c="2"/>netid: c_5393:n</text:p>
      <text:p text:style-name="Standard"><text:s text:c="15"/>2.55639e-18 <text:s text:c="2"/>netid: c_5336:n</text:p>
      <text:p text:style-name="Standard"><text:s text:c="15"/>2.08828e-18 <text:s text:c="2"/>netid: c_5337:n</text:p>
      <text:p text:style-name="Standard"><text:s text:c="15"/>1.79676e-18 <text:s text:c="2"/>netid: c_5902:n</text:p>
      <text:p text:style-name="Standard"><text:soft-page-break/><text:s text:c="15"/>1.40147e-18 <text:s text:c="2"/>netid: c_6025:p</text:p>
      <text:p text:style-name="Standard"><text:s text:c="15"/>2.70892e-18 <text:s text:c="2"/>netid: XI6/XI1/XI1/MPM1:g</text:p>
      <text:p text:style-name="Standard"><text:s text:c="15"/>7.07358e-19 <text:s text:c="2"/>netid: XI6/XI1/XI1/MPM1:g</text:p>
      <text:p text:style-name="Standard"><text:s text:c="15"/>2.45539e-19 <text:s text:c="2"/>netid: c_5824:n</text:p>
      <text:p text:style-name="Standard"><text:s text:c="15"/>2.74242e-18 <text:s text:c="2"/>netid: c_5866:n</text:p>
      <text:p text:style-name="Standard"><text:s text:c="15"/>7.99837e-18 <text:s text:c="2"/>netid: XI6/XI1/XI1/MPM1:g</text:p>
      <text:p text:style-name="Standard"><text:s text:c="16"/>7.0589e-18 <text:s text:c="2"/>netid: c_5833:n</text:p>
      <text:p text:style-name="Standard"><text:s text:c="15"/>1.32446e-17 <text:s text:c="2"/>netid: c_5902:n</text:p>
      <text:p text:style-name="Standard"><text:s text:c="15"/>1.68633e-18 <text:s text:c="2"/>netid: c_5981:n</text:p>
      <text:p text:style-name="Standard"><text:s text:c="15"/>4.61337e-19 <text:s text:c="2"/>netid: c_6034:p</text:p>
      <text:p text:style-name="Standard"><text:s text:c="15"/>1.19676e-18 <text:s text:c="2"/>netid: c_5866:n</text:p>
      <text:p text:style-name="Standard"><text:s text:c="15"/>6.36905e-18 <text:s text:c="2"/>netid: XI6/XI1/XI1/MPM1:g</text:p>
      <text:p text:style-name="Standard"><text:s text:c="15"/>1.30863e-17 <text:s text:c="2"/>netid: c_6037:p</text:p>
      <text:p text:style-name="Standard"><text:s text:c="16"/>1.4013e-18 <text:s text:c="2"/>netid: c_5866:n</text:p>
      <text:p text:style-name="Standard"><text:s text:c="15"/>3.50041e-18 <text:s text:c="2"/>netid: XI6/NET34</text:p>
      <text:p text:style-name="Standard"><text:s text:c="15"/>1.32653e-18 <text:s text:c="2"/>netid: XI6/XI1/XI1/MPM1:g</text:p>
      <text:p text:style-name="Standard"><text:s text:c="15"/>2.46332e-18 <text:s text:c="2"/>netid: XI6/XI1/XI1/MPM1:g</text:p>
      <text:p text:style-name="Standard"><text:s text:c="15"/>3.45877e-19 <text:s text:c="2"/>netid: XI6/XI1/XI1/MPM1:g</text:p>
      <text:p text:style-name="Standard"><text:s text:c="15"/>3.30804e-19 <text:s text:c="2"/>netid: c_5827:n</text:p>
      <text:p text:style-name="Standard"><text:s text:c="15"/>2.42967e-19 <text:s text:c="2"/>netid: XI6/NET34</text:p>
      <text:p text:style-name="Standard"><text:s text:c="16"/>5.3951e-19 <text:s text:c="2"/>netid: c_5861:n</text:p>
      <text:p text:style-name="Standard"><text:s text:c="15"/>8.16529e-19 <text:s text:c="2"/>netid: c_5824:n</text:p>
      <text:p text:style-name="Standard"><text:s text:c="15"/>7.15058e-19 <text:s text:c="2"/>netid: c_5866:n</text:p>
      <text:p text:style-name="Standard"><text:s text:c="15"/>1.31448e-18 <text:s text:c="2"/>netid: c_5866:n</text:p>
      <text:p text:style-name="Standard"><text:s text:c="15"/>2.36156e-18 <text:s text:c="2"/>netid: c_5866:n</text:p>
      <text:p text:style-name="Standard"><text:s text:c="16"/>1.3932e-18 <text:s text:c="2"/>netid: c_5866:n</text:p>
      <text:p text:style-name="Standard"><text:s text:c="16"/>9.9995e-19 <text:s text:c="2"/>netid: c_5866:n</text:p>
      <text:p text:style-name="Standard"><text:s text:c="15"/>8.36478e-19 <text:s text:c="2"/>netid: c_5827:n</text:p>
      <text:p text:style-name="Standard"><text:s text:c="15"/>5.39165e-18 <text:s text:c="2"/>netid: c_5866:n</text:p>
      <text:p text:style-name="Standard"><text:s text:c="15"/>1.27778e-18 <text:s text:c="2"/>netid: XI6/NET34</text:p>
      <text:p text:style-name="Standard"><text:s text:c="15"/>5.32097e-19 <text:s text:c="2"/>netid: c_6007:n</text:p>
      <text:p text:style-name="Standard"><text:s text:c="15"/>2.00923e-18 <text:s text:c="2"/>netid: c_5815:n</text:p>
      <text:p text:style-name="Standard"><text:s text:c="15"/>8.11251e-18 <text:s text:c="2"/>netid: c_5866:n</text:p>
      <text:p text:style-name="Standard"><text:s text:c="15"/>3.93985e-18 <text:s text:c="2"/>netid: c_5866:n</text:p>
      <text:p text:style-name="Standard"><text:s text:c="15"/>2.83387e-18 <text:s text:c="2"/>netid: c_5866:n</text:p>
      <text:p text:style-name="Standard"><text:s text:c="15"/>4.72532e-18 <text:s text:c="2"/>netid: XI6/NET34</text:p>
      <text:p text:style-name="Standard"><text:s text:c="15"/>3.17356e-18 <text:s text:c="2"/>netid: c_5858:n</text:p>
      <text:p text:style-name="Standard"><text:s text:c="15"/>1.46384e-18 <text:s text:c="2"/>netid: c_5827:n</text:p>
      <text:p text:style-name="Standard"><text:s text:c="15"/>9.47101e-18 <text:s text:c="2"/>netid: XI6/NET34</text:p>
      <text:p text:style-name="Standard"><text:s text:c="15"/>1.21314e-17 <text:s text:c="2"/>netid: XI6/NET34</text:p>
      <text:p text:style-name="Standard"><text:s text:c="15"/>3.72234e-18 <text:s text:c="2"/>netid: XI6/XI1/XI1/MPM1:g</text:p>
      <text:p text:style-name="Standard"><text:s text:c="15"/>4.19023e-18 <text:s text:c="2"/>netid: c_5866:n</text:p>
      <text:p text:style-name="Standard"><text:s text:c="15"/>2.03488e-19 <text:s text:c="2"/>netid: XI6/XI1/XI1/MPM1:g</text:p>
      <text:p text:style-name="Standard"><text:s text:c="15"/>2.00026e-18 <text:s text:c="2"/>netid: c_5866:n</text:p>
      <text:p text:style-name="Standard"><text:s text:c="15"/>2.02588e-18 <text:s text:c="2"/>netid: XI6/NET34</text:p>
      <text:p text:style-name="Standard"><text:s text:c="15"/>5.72595e-19 <text:s text:c="2"/>netid: XI6/NET34</text:p>
      <text:p text:style-name="Standard"><text:s text:c="15"/>2.25251e-18 <text:s text:c="2"/>netid: c_5827:n</text:p>
      <text:p text:style-name="Standard"><text:s text:c="16"/>3.4471e-18 <text:s text:c="2"/>netid: XI6/NET34</text:p>
      <text:p text:style-name="Standard"><text:s text:c="16"/>2.0727e-19 <text:s text:c="2"/>netid: c_5858:n</text:p>
      <text:p text:style-name="Standard"><text:s text:c="15"/>2.16856e-19 <text:s text:c="2"/>netid: c_5824:n</text:p>
      <text:p text:style-name="Standard"><text:s text:c="15"/>1.78398e-18 <text:s text:c="2"/>netid: c_5827:n</text:p>
      <text:p text:style-name="Standard"><text:s text:c="17"/>1.188e-18 <text:s text:c="2"/>netid: XI6/NET34</text:p>
      <text:p text:style-name="Standard"><text:soft-page-break/><text:s text:c="15"/>9.79182e-18 <text:s text:c="2"/>netid: XI6/NET34</text:p>
      <text:p text:style-name="Standard"><text:s text:c="15"/>4.26681e-19 <text:s text:c="2"/>netid: c_6593:n</text:p>
      <text:p text:style-name="Standard"><text:s text:c="15"/>5.10457e-18 <text:s text:c="2"/>netid: c_6593:n</text:p>
      <text:p text:style-name="Standard"><text:s text:c="15"/>2.04931e-19 <text:s text:c="2"/>netid: c_6593:n</text:p>
      <text:p text:style-name="Standard"><text:s text:c="15"/>5.50519e-19 <text:s text:c="2"/>netid: c_6616:n</text:p>
      <text:p text:style-name="Standard"><text:s text:c="16"/>2.2996e-18 <text:s text:c="2"/>netid: c_6740:n</text:p>
      <text:p text:style-name="Standard"><text:s text:c="15"/>5.60783e-19 <text:s text:c="2"/>netid: c_6576:n</text:p>
      <text:p text:style-name="Standard"><text:s text:c="15"/>1.91773e-18 <text:s text:c="2"/>netid: c_6701:n</text:p>
      <text:p text:style-name="Standard"><text:s text:c="15"/>2.61938e-18 <text:s text:c="2"/>netid: c_6669:n</text:p>
      <text:p text:style-name="Standard"><text:s text:c="15"/>1.01147e-17 <text:s text:c="2"/>netid: c_6621:n</text:p>
      <text:p text:style-name="Standard"><text:s text:c="15"/>3.33499e-19 <text:s text:c="2"/>netid: c_6621:n</text:p>
      <text:p text:style-name="Standard"><text:s text:c="15"/>4.17502e-19 <text:s text:c="2"/>netid: c_6622:n</text:p>
      <text:p text:style-name="Standard"><text:s text:c="15"/>9.03116e-17 <text:s text:c="2"/>netid: c_6622:n</text:p>
      <text:p text:style-name="Standard"><text:s text:c="16"/>9.6239e-19 <text:s text:c="2"/>netid: c_6622:n</text:p>
      <text:p text:style-name="Standard"><text:s text:c="15"/>1.20574e-17 <text:s text:c="2"/>netid: c_6666:n</text:p>
      <text:p text:style-name="Standard"><text:s text:c="15"/>1.86755e-18 <text:s text:c="2"/>netid: c_6666:n</text:p>
      <text:p text:style-name="Standard"><text:s text:c="15"/>1.53476e-18 <text:s text:c="2"/>netid: c_6595:n</text:p>
      <text:p text:style-name="Standard"><text:s text:c="15"/>5.77049e-19 <text:s text:c="2"/>netid: c_6673:n</text:p>
      <text:p text:style-name="Standard"><text:s text:c="15"/>1.28946e-18 <text:s text:c="2"/>netid: c_6673:n</text:p>
      <text:p text:style-name="Standard"><text:s text:c="15"/>4.87464e-17 <text:s text:c="2"/>netid: XI6/XI3/MNM0:g</text:p>
      <text:p text:style-name="Standard"><text:s text:c="15"/>1.86691e-18 <text:s text:c="2"/>netid: XI6/XI3/MNM0:g</text:p>
      <text:p text:style-name="Standard"><text:s text:c="16"/>3.0703e-18 <text:s text:c="2"/>netid: c_6827:n</text:p>
      <text:p text:style-name="Standard"><text:s text:c="15"/>3.49734e-18 <text:s text:c="2"/>netid: c_6827:n</text:p>
      <text:p text:style-name="Standard"><text:s text:c="15"/>7.05188e-19 <text:s text:c="2"/>netid: c_6827:n</text:p>
      <text:p text:style-name="Standard"><text:s text:c="15"/>8.50782e-19 <text:s text:c="2"/>netid: c_6865:n</text:p>
      <text:p text:style-name="Standard"><text:s text:c="15"/>2.02127e-18 <text:s text:c="2"/>netid: c_6828:n</text:p>
      <text:p text:style-name="Standard"><text:s text:c="16"/>7.3597e-19 <text:s text:c="2"/>netid: XI6/XI2/MPM1:g</text:p>
      <text:p text:style-name="Standard"><text:s text:c="15"/>9.04578e-19 <text:s text:c="2"/>netid: XI6/XI2/MPM1:g</text:p>
      <text:p text:style-name="Standard"><text:s text:c="15"/>3.24061e-18 <text:s text:c="2"/>netid: c_6892:n</text:p>
      <text:p text:style-name="Standard"><text:s text:c="15"/>9.79127e-19 <text:s text:c="2"/>netid: c_6889:n</text:p>
      <text:p text:style-name="Standard"><text:s text:c="15"/>1.20877e-18 <text:s text:c="2"/>netid: c_6878:n</text:p>
      <text:p text:style-name="Standard"><text:s text:c="15"/>3.03292e-19 <text:s text:c="2"/>netid: c_6850:n</text:p>
      <text:p text:style-name="Standard"><text:s text:c="15"/>4.83954e-19 <text:s text:c="2"/>netid: c_6868:n</text:p>
      <text:p text:style-name="Standard"><text:s text:c="15"/>5.28681e-18 <text:s text:c="2"/>netid: c_6868:n</text:p>
      <text:p text:style-name="Standard"><text:s text:c="15"/>3.28578e-19 <text:s text:c="2"/>netid: c_6848:n</text:p>
      <text:p text:style-name="Standard"><text:s text:c="15"/>6.89125e-18 <text:s text:c="2"/>netid: c_6848:n</text:p>
      <text:p text:style-name="Standard"><text:s text:c="15"/>1.17162e-17 <text:s text:c="2"/>netid: c_6883:n</text:p>
      <text:p text:style-name="Standard"><text:s text:c="15"/>4.91741e-18 <text:s text:c="2"/>netid: c_6931:n</text:p>
      <text:p text:style-name="Standard"><text:s text:c="15"/>3.32867e-18 <text:s text:c="2"/>netid: c_6933:n</text:p>
      <text:p text:style-name="Standard"><text:s text:c="15"/>1.89674e-17 <text:s text:c="2"/>netid: c_6851:n</text:p>
      <text:p text:style-name="Standard"><text:s text:c="15"/>3.15951e-18 <text:s text:c="2"/>netid: c_6851:n</text:p>
      <text:p text:style-name="Standard"><text:s text:c="15"/>5.57655e-19 <text:s text:c="2"/>netid: c_6851:n</text:p>
      <text:p text:style-name="Standard"><text:s text:c="16"/>1.0839e-17 <text:s text:c="2"/>netid: c_6871:n</text:p>
      <text:p text:style-name="Standard"><text:s text:c="15"/>3.18263e-18 <text:s text:c="2"/>netid: c_7036:n</text:p>
      <text:p text:style-name="Standard"><text:s text:c="15"/>2.99403e-18 <text:s text:c="2"/>netid: c_6872:n</text:p>
      <text:p text:style-name="Standard"><text:s text:c="15"/>4.43955e-17 <text:s text:c="2"/>netid: c_6872:n</text:p>
      <text:p text:style-name="Standard"><text:s text:c="15"/>1.75987e-18 <text:s text:c="2"/>netid: c_6873:n</text:p>
      <text:p text:style-name="Standard"><text:s text:c="15"/>1.05441e-18 <text:s text:c="2"/>netid: c_6874:n</text:p>
      <text:p text:style-name="Standard"><text:s text:c="15"/>5.19986e-18 <text:s text:c="2"/>netid: c_6922:n</text:p>
      <text:p text:style-name="Standard"><text:s text:c="15"/>5.22217e-19 <text:s text:c="2"/>netid: c_7042:n</text:p>
      <text:p text:style-name="Standard"><text:s text:c="15"/>3.32838e-19 <text:s text:c="2"/>netid: c_6852:n</text:p>
      <text:p text:style-name="Standard"><text:s text:c="15"/>5.64686e-19 <text:s text:c="2"/>netid: c_6887:n</text:p>
      <text:p text:style-name="Standard"><text:soft-page-break/><text:s text:c="15"/>4.89111e-17 <text:s text:c="2"/>netid: XI6/XI1/XI0/MNM0:g</text:p>
      <text:p text:style-name="Standard"><text:s text:c="15"/>3.08159e-19 <text:s text:c="2"/>netid: c_7181:n</text:p>
      <text:p text:style-name="Standard"><text:s text:c="15"/>2.43769e-18 <text:s text:c="2"/>netid: c_7139:n</text:p>
      <text:p text:style-name="Standard"><text:s text:c="15"/>8.79858e-19 <text:s text:c="2"/>netid: c_7139:n</text:p>
      <text:p text:style-name="Standard"><text:s text:c="15"/>1.79676e-18 <text:s text:c="2"/>netid: c_7442:n</text:p>
      <text:p text:style-name="Standard"><text:s text:c="15"/>1.40147e-18 <text:s text:c="2"/>netid: c_7442:n</text:p>
      <text:p text:style-name="Standard"><text:s text:c="16"/>4.0616e-18 <text:s text:c="2"/>netid: c_7384:n</text:p>
      <text:p text:style-name="Standard"><text:s text:c="15"/>2.54788e-18 <text:s text:c="2"/>netid: c_7416:n</text:p>
      <text:p text:style-name="Standard"><text:s text:c="15"/>2.96259e-18 <text:s text:c="2"/>netid: XI6/XI0/XI0/MNM0:g</text:p>
      <text:p text:style-name="Standard"><text:s text:c="15"/>4.35595e-19 <text:s text:c="2"/>netid: XI6/XI0/XI0/MNM0:g</text:p>
      <text:p text:style-name="Standard"><text:s text:c="15"/>5.41704e-19 <text:s text:c="2"/>netid: c_7409:n</text:p>
      <text:p text:style-name="Standard"><text:s text:c="15"/>5.00354e-19 <text:s text:c="2"/>netid: c_7409:n</text:p>
      <text:p text:style-name="Standard"><text:s text:c="15"/>2.44049e-18 <text:s text:c="2"/>netid: c_7409:n</text:p>
      <text:p text:style-name="Standard"><text:s text:c="15"/>1.45942e-18 <text:s text:c="2"/>netid: c_7423:n</text:p>
      <text:p text:style-name="Standard"><text:s text:c="15"/>7.93228e-19 <text:s text:c="2"/>netid: c_7423:n</text:p>
      <text:p text:style-name="Standard"><text:s text:c="15"/>7.88751e-18 <text:s text:c="2"/>netid: c_7438:n</text:p>
      <text:p text:style-name="Standard"><text:s text:c="15"/>7.05215e-18 <text:s text:c="2"/>netid: c_7438:n</text:p>
      <text:p text:style-name="Standard"><text:s text:c="15"/>1.34726e-17 <text:s text:c="2"/>netid: c_7438:n</text:p>
      <text:p text:style-name="Standard"><text:s text:c="15"/>1.68631e-18 <text:s text:c="2"/>netid: c_7438:n</text:p>
      <text:p text:style-name="Standard"><text:s text:c="16"/>7.0419e-19 <text:s text:c="2"/>netid: c_7438:n</text:p>
      <text:p text:style-name="Standard"><text:s text:c="15"/>4.61337e-19 <text:s text:c="2"/>netid: c_7438:n</text:p>
      <text:p text:style-name="Standard"><text:s text:c="15"/>5.48085e-18 <text:s text:c="2"/>netid: c_7496:n</text:p>
      <text:p text:style-name="Standard"><text:s text:c="15"/>3.38121e-18 <text:s text:c="2"/>netid: c_7496:n</text:p>
      <text:p text:style-name="Standard"><text:s text:c="15"/>2.84408e-18 <text:s text:c="2"/>netid: c_7496:n</text:p>
      <text:p text:style-name="Standard"><text:s text:c="15"/>1.36997e-17 <text:s text:c="2"/>netid: c_7496:n</text:p>
      <text:p text:style-name="Standard"><text:s text:c="15"/>2.79261e-19 <text:s text:c="2"/>netid: c_7427:n</text:p>
      <text:p text:style-name="Standard"><text:s text:c="16"/>2.4253e-18 <text:s text:c="2"/>netid: c_7361:n</text:p>
      <text:p text:style-name="Standard"><text:s text:c="15"/>1.23702e-18 <text:s text:c="2"/>netid: c_7502:n</text:p>
      <text:p text:style-name="Standard"><text:s text:c="15"/>2.68528e-19 <text:s text:c="2"/>netid: c_7362:n</text:p>
      <text:p text:style-name="Standard"><text:s text:c="15"/>2.25034e-18 <text:s text:c="2"/>netid: c_7385:n</text:p>
      <text:p text:style-name="Standard"><text:s text:c="15"/>4.12371e-18 <text:s text:c="2"/>netid: c_7385:n</text:p>
      <text:p text:style-name="Standard"><text:s text:c="15"/>4.72834e-18 <text:s text:c="2"/>netid: c_7385:n</text:p>
      <text:p text:style-name="Standard"><text:s text:c="15"/>1.14742e-18 <text:s text:c="2"/>netid: c_7372:n</text:p>
      <text:p text:style-name="Standard"><text:s text:c="15"/>5.39445e-19 <text:s text:c="2"/>netid: c_7372:n</text:p>
      <text:p text:style-name="Standard"><text:s text:c="15"/>3.13964e-18 <text:s text:c="2"/>netid: c_7363:n</text:p>
      <text:p text:style-name="Standard"><text:s text:c="15"/>7.15967e-18 <text:s text:c="2"/>netid: c_7363:n</text:p>
      <text:p text:style-name="Standard"><text:s text:c="15"/>2.70397e-18 <text:s text:c="2"/>netid: c_7363:n</text:p>
      <text:p text:style-name="Standard"><text:s text:c="15"/>2.56023e-18 <text:s text:c="2"/>netid: XI6/NET33</text:p>
      <text:p text:style-name="Standard"><text:s text:c="15"/>1.78544e-18 <text:s text:c="2"/>netid: c_405:n</text:p>
      <text:p text:style-name="Standard"><text:s text:c="15"/>1.62658e-18 <text:s text:c="2"/>netid: c_405:n</text:p>
      <text:p text:style-name="Standard"><text:s text:c="16"/>2.0984e-19 <text:s text:c="2"/>netid: XI6/XI3/MNM1:s</text:p>
      <text:p text:style-name="Standard"><text:s text:c="15"/>1.69903e-18 <text:s text:c="2"/>netid: c_596:n</text:p>
      <text:p text:style-name="Standard"><text:s text:c="15"/>3.30271e-18 <text:s text:c="2"/>netid: c_618:n</text:p>
      <text:p text:style-name="Standard"><text:s text:c="15"/>1.55947e-17 <text:s text:c="2"/>netid: XI6/XI1/XI1/MNM1:s</text:p>
      <text:p text:style-name="Standard"><text:s text:c="15"/>1.43289e-17 <text:s text:c="2"/>netid: c_618:n</text:p>
      <text:p text:style-name="Standard"><text:s text:c="15"/>3.25554e-18 <text:s text:c="2"/>netid: XI6/XI1/XI1/MNM1:s</text:p>
      <text:p text:style-name="Standard"><text:s text:c="15"/>1.68907e-18 <text:s text:c="2"/>netid: c_618:n</text:p>
      <text:p text:style-name="Standard"/>
      <text:p text:style-name="Standard"/>
      <text:p text:style-name="Standard">50 <text:s text:c="19"/>0.0 <text:s text:c="2"/>1.46663e-15 <text:s text:c="6"/>89.2704 <text:s text:c="11"/>0.0 <text:s/>XI6/NET32</text:p>
      <text:p text:style-name="Standard"><text:s text:c="12"/>- Coupled nets</text:p>
      <text:p text:style-name="Standard"><text:soft-page-break/><text:s text:c="15"/>c_9259:p,c_9259:p,c_9259:p,c_9259:p,c_9259:p,c_9259:p,c_8544:p,c_8544:p,c_8544:p,c_8544:p,c_7604:p,c_7605:p,c_7622:p,XI6/XI2/MPM0:b,XI6/XI2/MPM0:b,XI6/XI2/MPM1:s,XI6/XI2/MPM1:s,XI6/XI2/MPM1:s,XI6/XI2/MPM1:s,XI6/XI2/MPM1:s,XI6/XI2/MPM1:s,c_9299:p,c_7992:p,c_7607:p,c_10090:p,XI6/XI0/XI1/MNM0:g,XI6/XI0/XI1/MNM0:g,c_10109:p,c_10109:p,c_9791:n,c_9798:n,c_10086:p,c_9799:n,c_9799:n,c_9799:n,c_10526:p,c_10080:p,c_9821:n,c_10162:p,c_10530:p,c_10163:p,c_10310:p,c_10164:p,c_10165:p,c_10103:p,c_9965:p,c_10312:p,c_10229:p,c_9966:p,c_9966:p,c_9966:p,c_9966:p,c_9966:p,c_10544:p,c_10545:p,c_10546:p,c_12340:n,c_12340:n,c_15552:p,c_15552:p,c_15397:n,c_15397:n,XI6/XI0/XI0/MPM1:g,XI6/XI0/XI0/MPM1:g,c_15537:p,c_15537:p,c_15537:p,c_15537:p,c_15537:p,c_15419:n,c_15419:n,c_15419:n,c_15419:n,c_15420:n,c_15645:p,c_15270:n,c_15421:n,c_15422:n,c_15422:n,c_15422:n,c_15424:n,c_15272:n,c_15439:n,c_15442:n,c_15452:n,c_15452:n,c_15273:n,c_15274:n,c_15460:n,c_15275:n,c_15275:n,c_15464:n,c_15464:n,c_15276:n,c_15276:n,c_15276:n,c_15276:n,c_15347:n,c_15347:n,c_15352:n,c_15352:n,c_15352:n,c_15352:n,c_15372:n,c_15372:n,c_15372:n,c_15372:n,c_15373:n,c_15479:n,c_15479:n,c_15681:p,c_15681:p,c_15681:p,c_15681:p,c_15386:n,c_15686:p,XI3/XI0/MNM0:b,c_17075:p,c_17075:p,XI6/XI2/MNM0:s,c_16415:n,c_16415:n,c_16415:n,c_16415:n,c_16415:n,c_15742:n,c_15742:n,c_15742:n,c_15743:n,c_15743:n,c_15743:n,c_15920:n,c_15950:n,c_5336:n,c_5337:n,c_5338:n,c_5341:n,c_5338:n,c_5341:n,c_5340:n,c_5480:n,c_5469:n,c_5371:n,c_5399:n,XI6/XI2/MNM0:g,c_5340:n,c_5480:n,c_5341:n,c_5469:n,c_5336:n,c_5337:n,XI6/XI2/MNM0:g,c_5469:n,XI6/XI2/MNM0:g,c_5475:n,XI6/XI2/MNM0:g,c_5340:n,c_5337:n,c_5338:n,c_5341:n,c_5340:n,c_5341:n,c_5341:n,c_5341:n,c_5341:n,c_6155:n,c_6204:n,c_6165:n,c_6205:n,c_6204:n,c_6204:n,c_6204:n,c_6204:n,c_6205:n,c_6165:n,XI6/XI3/MPM1:g,c_6202:n,c_6162:n,c_6202:n,c_6162:n,c_6162:n,c_6202:n,c_6205:n,XI6/XI3/MNM0:g,c_6827:n,c_6827:n,c_6827:n,c_6827:n,c_6827:n,c_6827:n,c_6827:n,c_6827:n,c_6865:n,c_6865:n,c_6828:n,XI6/XI2/MPM1:g,XI6/XI2/MPM1:g,XI6/XI2/MPM1:g,XI6/XI2/MPM1:g,XI6/XI2/MPM1:g,XI6/XI2/MPM1:g,XI6/XI2/MPM1:g,c_6833:n,c_6878:n,c_6879:n,c_6880:n,c_6880:n,c_6850:n,c_7070:n,c_6883:n,c_6931:n,c_6931:n,c_6933:n,c_6851:n,c_6851:n,c_6851:n,c_6851:n,c_6871:n,c_6871:n,c_6871:n,c_7036:n,c_7036:n,c_7036:n,c_6874:n,c_6922:n,c_6852:n,c_6852:n,c_6852:n,c_6852:n,c_7384:n,c_7384:n,c_7384:n,c_7416:n,XI6/XI0/XI0/MNM0:g,c_7409:n,c_7371:n,c_7417:n,c_7385:n,c_7399:n,c_7372:n,c_7363:n,XI6/NET33,c_381:n,XI6/XI2/MNM1:s,c_381:n,XI6/XI2/MNM1:s,c_381:n,c_381:n,c_405:n,c_638:n,c_657:n,c_657:n</text:p>
      <text:p text:style-name="Standard"><text:s text:c="12"/>- Intrinsic Capacitance</text:p>
      <text:p text:style-name="Standard"><text:s text:c="15"/>1.57363e-16</text:p>
      <text:p text:style-name="Standard"><text:s text:c="12"/>- Coupled capacitance</text:p>
      <text:p text:style-name="Standard"><text:s text:c="16"/>3.1122e-18 <text:s text:c="2"/>netid: c_9259:p</text:p>
      <text:p text:style-name="Standard"><text:s text:c="15"/>3.15964e-18 <text:s text:c="2"/>netid: c_9259:p</text:p>
      <text:p text:style-name="Standard"><text:s text:c="15"/>1.35372e-17 <text:s text:c="2"/>netid: c_9259:p</text:p>
      <text:p text:style-name="Standard"><text:s text:c="15"/>7.11546e-18 <text:s text:c="2"/>netid: c_9259:p</text:p>
      <text:p text:style-name="Standard"><text:s text:c="15"/>7.20998e-19 <text:s text:c="2"/>netid: c_9259:p</text:p>
      <text:p text:style-name="Standard"><text:s text:c="15"/>1.43931e-18 <text:s text:c="2"/>netid: c_9259:p</text:p>
      <text:p text:style-name="Standard"><text:s text:c="15"/>2.37671e-18 <text:s text:c="2"/>netid: c_8544:p</text:p>
      <text:p text:style-name="Standard"><text:s text:c="15"/>2.53261e-18 <text:s text:c="2"/>netid: c_8544:p</text:p>
      <text:p text:style-name="Standard"><text:s text:c="15"/>1.02178e-18 <text:s text:c="2"/>netid: c_8544:p</text:p>
      <text:p text:style-name="Standard"><text:s text:c="15"/>1.02178e-18 <text:s text:c="2"/>netid: c_8544:p</text:p>
      <text:p text:style-name="Standard"><text:s text:c="15"/>1.83822e-18 <text:s text:c="2"/>netid: c_7604:p</text:p>
      <text:p text:style-name="Standard"><text:s text:c="15"/>1.97493e-18 <text:s text:c="2"/>netid: c_7605:p</text:p>
      <text:p text:style-name="Standard"><text:s text:c="15"/>2.57552e-18 <text:s text:c="2"/>netid: c_7622:p</text:p>
      <text:p text:style-name="Standard"><text:s text:c="15"/>4.23415e-19 <text:s text:c="2"/>netid: XI6/XI2/MPM0:b</text:p>
      <text:p text:style-name="Standard"><text:soft-page-break/><text:s text:c="15"/>4.82043e-19 <text:s text:c="2"/>netid: XI6/XI2/MPM0:b</text:p>
      <text:p text:style-name="Standard"><text:s text:c="15"/>2.94279e-18 <text:s text:c="2"/>netid: XI6/XI2/MPM1:s</text:p>
      <text:p text:style-name="Standard"><text:s text:c="15"/>3.02187e-18 <text:s text:c="2"/>netid: XI6/XI2/MPM1:s</text:p>
      <text:p text:style-name="Standard"><text:s text:c="15"/>2.47359e-17 <text:s text:c="2"/>netid: XI6/XI2/MPM1:s</text:p>
      <text:p text:style-name="Standard"><text:s text:c="15"/>2.30064e-17 <text:s text:c="2"/>netid: XI6/XI2/MPM1:s</text:p>
      <text:p text:style-name="Standard"><text:s text:c="15"/>2.51214e-19 <text:s text:c="2"/>netid: XI6/XI2/MPM1:s</text:p>
      <text:p text:style-name="Standard"><text:s text:c="15"/>2.57964e-19 <text:s text:c="2"/>netid: XI6/XI2/MPM1:s</text:p>
      <text:p text:style-name="Standard"><text:s text:c="15"/>7.11546e-18 <text:s text:c="2"/>netid: c_9299:p</text:p>
      <text:p text:style-name="Standard"><text:s text:c="15"/>1.06412e-18 <text:s text:c="2"/>netid: c_7992:p</text:p>
      <text:p text:style-name="Standard"><text:s text:c="15"/>7.61072e-19 <text:s text:c="2"/>netid: c_7607:p</text:p>
      <text:p text:style-name="Standard"><text:s text:c="15"/>8.51679e-19 <text:s text:c="2"/>netid: c_10090:p</text:p>
      <text:p text:style-name="Standard"><text:s text:c="15"/>4.80007e-17 <text:s text:c="2"/>netid: XI6/XI0/XI1/MNM0:g</text:p>
      <text:p text:style-name="Standard"><text:s text:c="15"/>7.41544e-19 <text:s text:c="2"/>netid: XI6/XI0/XI1/MNM0:g</text:p>
      <text:p text:style-name="Standard"><text:s text:c="15"/>2.79711e-19 <text:s text:c="2"/>netid: c_10109:p</text:p>
      <text:p text:style-name="Standard"><text:s text:c="15"/>2.55569e-19 <text:s text:c="2"/>netid: c_10109:p</text:p>
      <text:p text:style-name="Standard"><text:s text:c="15"/>1.42551e-18 <text:s text:c="2"/>netid: c_9791:n</text:p>
      <text:p text:style-name="Standard"><text:s text:c="15"/>4.43074e-18 <text:s text:c="2"/>netid: c_9798:n</text:p>
      <text:p text:style-name="Standard"><text:s text:c="15"/>8.64166e-19 <text:s text:c="2"/>netid: c_10086:p</text:p>
      <text:p text:style-name="Standard"><text:s text:c="15"/>2.88551e-18 <text:s text:c="2"/>netid: c_9799:n</text:p>
      <text:p text:style-name="Standard"><text:s text:c="15"/>2.32671e-19 <text:s text:c="2"/>netid: c_9799:n</text:p>
      <text:p text:style-name="Standard"><text:s text:c="15"/>9.86922e-18 <text:s text:c="2"/>netid: c_9799:n</text:p>
      <text:p text:style-name="Standard"><text:s text:c="15"/>1.86121e-18 <text:s text:c="2"/>netid: c_10526:p</text:p>
      <text:p text:style-name="Standard"><text:s text:c="15"/>9.01264e-19 <text:s text:c="2"/>netid: c_10080:p</text:p>
      <text:p text:style-name="Standard"><text:s text:c="15"/>3.46408e-17 <text:s text:c="2"/>netid: c_9821:n</text:p>
      <text:p text:style-name="Standard"><text:s text:c="16"/>7.6005e-18 <text:s text:c="2"/>netid: c_10162:p</text:p>
      <text:p text:style-name="Standard"><text:s text:c="16"/>4.3698e-18 <text:s text:c="2"/>netid: c_10530:p</text:p>
      <text:p text:style-name="Standard"><text:s text:c="15"/>2.59841e-18 <text:s text:c="2"/>netid: c_10163:p</text:p>
      <text:p text:style-name="Standard"><text:s text:c="15"/>5.12969e-19 <text:s text:c="2"/>netid: c_10310:p</text:p>
      <text:p text:style-name="Standard"><text:s text:c="15"/>7.94092e-18 <text:s text:c="2"/>netid: c_10164:p</text:p>
      <text:p text:style-name="Standard"><text:s text:c="15"/>9.15498e-18 <text:s text:c="2"/>netid: c_10165:p</text:p>
      <text:p text:style-name="Standard"><text:s text:c="15"/>3.42156e-18 <text:s text:c="2"/>netid: c_10103:p</text:p>
      <text:p text:style-name="Standard"><text:s text:c="15"/>2.37595e-18 <text:s text:c="2"/>netid: c_9965:p</text:p>
      <text:p text:style-name="Standard"><text:s text:c="15"/>5.24148e-18 <text:s text:c="2"/>netid: c_10312:p</text:p>
      <text:p text:style-name="Standard"><text:s text:c="16"/>1.8256e-17 <text:s text:c="2"/>netid: c_10229:p</text:p>
      <text:p text:style-name="Standard"><text:s text:c="15"/>2.02908e-19 <text:s text:c="2"/>netid: c_9966:p</text:p>
      <text:p text:style-name="Standard"><text:s text:c="16"/>1.3867e-18 <text:s text:c="2"/>netid: c_9966:p</text:p>
      <text:p text:style-name="Standard"><text:s text:c="15"/>1.59538e-18 <text:s text:c="2"/>netid: c_9966:p</text:p>
      <text:p text:style-name="Standard"><text:s text:c="15"/>1.50106e-17 <text:s text:c="2"/>netid: c_9966:p</text:p>
      <text:p text:style-name="Standard"><text:s text:c="15"/>4.26068e-18 <text:s text:c="2"/>netid: c_9966:p</text:p>
      <text:p text:style-name="Standard"><text:s text:c="15"/>1.72531e-18 <text:s text:c="2"/>netid: c_10544:p</text:p>
      <text:p text:style-name="Standard"><text:s text:c="15"/>2.51706e-18 <text:s text:c="2"/>netid: c_10545:p</text:p>
      <text:p text:style-name="Standard"><text:s text:c="16"/>3.4905e-18 <text:s text:c="2"/>netid: c_10546:p</text:p>
      <text:p text:style-name="Standard"><text:s text:c="15"/>3.02055e-18 <text:s text:c="2"/>netid: c_12340:n</text:p>
      <text:p text:style-name="Standard"><text:s text:c="15"/>2.35562e-18 <text:s text:c="2"/>netid: c_12340:n</text:p>
      <text:p text:style-name="Standard"><text:s text:c="15"/>1.79676e-18 <text:s text:c="2"/>netid: c_15552:p</text:p>
      <text:p text:style-name="Standard"><text:s text:c="15"/>1.40147e-18 <text:s text:c="2"/>netid: c_15552:p</text:p>
      <text:p text:style-name="Standard"><text:s text:c="15"/>3.04049e-18 <text:s text:c="2"/>netid: c_15397:n</text:p>
      <text:p text:style-name="Standard"><text:s text:c="15"/>4.98143e-19 <text:s text:c="2"/>netid: c_15397:n</text:p>
      <text:p text:style-name="Standard"><text:s text:c="15"/>4.29949e-19 <text:s text:c="2"/>netid: XI6/XI0/XI0/MPM1:g</text:p>
      <text:p text:style-name="Standard"><text:s text:c="15"/>7.57602e-19 <text:s text:c="2"/>netid: XI6/XI0/XI0/MPM1:g</text:p>
      <text:p text:style-name="Standard"><text:s text:c="15"/>8.68995e-18 <text:s text:c="2"/>netid: c_15537:p</text:p>
      <text:p text:style-name="Standard"><text:s text:c="15"/>7.08868e-18 <text:s text:c="2"/>netid: c_15537:p</text:p>
      <text:p text:style-name="Standard"><text:soft-page-break/><text:s text:c="15"/>1.37461e-17 <text:s text:c="2"/>netid: c_15537:p</text:p>
      <text:p text:style-name="Standard"><text:s text:c="15"/>1.68632e-18 <text:s text:c="2"/>netid: c_15537:p</text:p>
      <text:p text:style-name="Standard"><text:s text:c="15"/>4.30626e-19 <text:s text:c="2"/>netid: c_15537:p</text:p>
      <text:p text:style-name="Standard"><text:s text:c="16"/>7.1674e-18 <text:s text:c="2"/>netid: c_15419:n</text:p>
      <text:p text:style-name="Standard"><text:s text:c="15"/>1.28399e-17 <text:s text:c="2"/>netid: c_15419:n</text:p>
      <text:p text:style-name="Standard"><text:s text:c="15"/>7.65466e-19 <text:s text:c="2"/>netid: c_15419:n</text:p>
      <text:p text:style-name="Standard"><text:s text:c="16"/>3.5068e-18 <text:s text:c="2"/>netid: c_15419:n</text:p>
      <text:p text:style-name="Standard"><text:s text:c="15"/>3.18781e-18 <text:s text:c="2"/>netid: c_15420:n</text:p>
      <text:p text:style-name="Standard"><text:s text:c="16"/>1.4936e-18 <text:s text:c="2"/>netid: c_15645:p</text:p>
      <text:p text:style-name="Standard"><text:s text:c="15"/>2.81146e-18 <text:s text:c="2"/>netid: c_15270:n</text:p>
      <text:p text:style-name="Standard"><text:s text:c="15"/>3.33733e-19 <text:s text:c="2"/>netid: c_15421:n</text:p>
      <text:p text:style-name="Standard"><text:s text:c="15"/>3.45877e-19 <text:s text:c="2"/>netid: c_15422:n</text:p>
      <text:p text:style-name="Standard"><text:s text:c="15"/>4.57265e-19 <text:s text:c="2"/>netid: c_15422:n</text:p>
      <text:p text:style-name="Standard"><text:s text:c="15"/>2.40243e-19 <text:s text:c="2"/>netid: c_15422:n</text:p>
      <text:p text:style-name="Standard"><text:s text:c="15"/>5.98061e-18 <text:s text:c="2"/>netid: c_15424:n</text:p>
      <text:p text:style-name="Standard"><text:s text:c="15"/>6.49896e-18 <text:s text:c="2"/>netid: c_15272:n</text:p>
      <text:p text:style-name="Standard"><text:s text:c="15"/>1.07438e-17 <text:s text:c="2"/>netid: c_15439:n</text:p>
      <text:p text:style-name="Standard"><text:s text:c="15"/>8.23164e-18 <text:s text:c="2"/>netid: c_15442:n</text:p>
      <text:p text:style-name="Standard"><text:s text:c="15"/>9.13993e-19 <text:s text:c="2"/>netid: c_15452:n</text:p>
      <text:p text:style-name="Standard"><text:s text:c="15"/>1.27634e-18 <text:s text:c="2"/>netid: c_15452:n</text:p>
      <text:p text:style-name="Standard"><text:s text:c="16"/>7.6562e-18 <text:s text:c="2"/>netid: c_15273:n</text:p>
      <text:p text:style-name="Standard"><text:s text:c="15"/>3.61038e-18 <text:s text:c="2"/>netid: c_15274:n</text:p>
      <text:p text:style-name="Standard"><text:s text:c="15"/>2.61391e-18 <text:s text:c="2"/>netid: c_15460:n</text:p>
      <text:p text:style-name="Standard"><text:s text:c="15"/>3.97866e-18 <text:s text:c="2"/>netid: c_15275:n</text:p>
      <text:p text:style-name="Standard"><text:s text:c="16"/>2.1095e-17 <text:s text:c="2"/>netid: c_15275:n</text:p>
      <text:p text:style-name="Standard"><text:s text:c="15"/>3.02368e-19 <text:s text:c="2"/>netid: c_15464:n</text:p>
      <text:p text:style-name="Standard"><text:s text:c="15"/>9.34349e-18 <text:s text:c="2"/>netid: c_15464:n</text:p>
      <text:p text:style-name="Standard"><text:s text:c="15"/>3.77605e-19 <text:s text:c="2"/>netid: c_15276:n</text:p>
      <text:p text:style-name="Standard"><text:s text:c="15"/>2.86841e-18 <text:s text:c="2"/>netid: c_15276:n</text:p>
      <text:p text:style-name="Standard"><text:s text:c="15"/>6.11351e-17 <text:s text:c="2"/>netid: c_15276:n</text:p>
      <text:p text:style-name="Standard"><text:s text:c="15"/>5.45259e-19 <text:s text:c="2"/>netid: c_15276:n</text:p>
      <text:p text:style-name="Standard"><text:s text:c="15"/>3.08373e-18 <text:s text:c="2"/>netid: c_15347:n</text:p>
      <text:p text:style-name="Standard"><text:s text:c="15"/>1.27892e-18 <text:s text:c="2"/>netid: c_15347:n</text:p>
      <text:p text:style-name="Standard"><text:s text:c="15"/>1.91536e-18 <text:s text:c="2"/>netid: c_15352:n</text:p>
      <text:p text:style-name="Standard"><text:s text:c="15"/>4.82393e-18 <text:s text:c="2"/>netid: c_15352:n</text:p>
      <text:p text:style-name="Standard"><text:s text:c="15"/>6.11351e-17 <text:s text:c="2"/>netid: c_15352:n</text:p>
      <text:p text:style-name="Standard"><text:s text:c="15"/>1.69918e-18 <text:s text:c="2"/>netid: c_15352:n</text:p>
      <text:p text:style-name="Standard"><text:s text:c="16"/>2.4121e-19 <text:s text:c="2"/>netid: c_15372:n</text:p>
      <text:p text:style-name="Standard"><text:s text:c="15"/>4.34923e-18 <text:s text:c="2"/>netid: c_15372:n</text:p>
      <text:p text:style-name="Standard"><text:s text:c="15"/>5.35049e-19 <text:s text:c="2"/>netid: c_15372:n</text:p>
      <text:p text:style-name="Standard"><text:s text:c="15"/>5.13186e-18 <text:s text:c="2"/>netid: c_15372:n</text:p>
      <text:p text:style-name="Standard"><text:s text:c="15"/>7.90858e-18 <text:s text:c="2"/>netid: c_15373:n</text:p>
      <text:p text:style-name="Standard"><text:s text:c="15"/>3.26106e-18 <text:s text:c="2"/>netid: c_15479:n</text:p>
      <text:p text:style-name="Standard"><text:s text:c="15"/>3.94832e-18 <text:s text:c="2"/>netid: c_15479:n</text:p>
      <text:p text:style-name="Standard"><text:s text:c="15"/>3.13656e-18 <text:s text:c="2"/>netid: c_15681:p</text:p>
      <text:p text:style-name="Standard"><text:s text:c="17"/>1.075e-18 <text:s text:c="2"/>netid: c_15681:p</text:p>
      <text:p text:style-name="Standard"><text:s text:c="15"/>1.07642e-18 <text:s text:c="2"/>netid: c_15681:p</text:p>
      <text:p text:style-name="Standard"><text:s text:c="16"/>8.9123e-18 <text:s text:c="2"/>netid: c_15681:p</text:p>
      <text:p text:style-name="Standard"><text:s text:c="15"/>5.69421e-18 <text:s text:c="2"/>netid: c_15386:n</text:p>
      <text:p text:style-name="Standard"><text:s text:c="15"/>1.45679e-17 <text:s text:c="2"/>netid: c_15686:p</text:p>
      <text:p text:style-name="Standard"><text:s text:c="15"/>9.94149e-19 <text:s text:c="2"/>netid: XI3/XI0/MNM0:b</text:p>
      <text:p text:style-name="Standard"><text:s text:c="15"/>4.45008e-18 <text:s text:c="2"/>netid: c_17075:p</text:p>
      <text:p text:style-name="Standard"><text:soft-page-break/><text:s text:c="16"/>1.1968e-18 <text:s text:c="2"/>netid: c_17075:p</text:p>
      <text:p text:style-name="Standard"><text:s text:c="15"/>1.13971e-18 <text:s text:c="2"/>netid: XI6/XI2/MNM0:s</text:p>
      <text:p text:style-name="Standard"><text:s text:c="15"/>4.62779e-18 <text:s text:c="2"/>netid: c_16415:n</text:p>
      <text:p text:style-name="Standard"><text:s text:c="15"/>4.10753e-18 <text:s text:c="2"/>netid: c_16415:n</text:p>
      <text:p text:style-name="Standard"><text:s text:c="15"/>7.09548e-18 <text:s text:c="2"/>netid: c_16415:n</text:p>
      <text:p text:style-name="Standard"><text:s text:c="15"/>2.11034e-18 <text:s text:c="2"/>netid: c_16415:n</text:p>
      <text:p text:style-name="Standard"><text:s text:c="15"/>1.29122e-17 <text:s text:c="2"/>netid: c_16415:n</text:p>
      <text:p text:style-name="Standard"><text:s text:c="15"/>2.67273e-18 <text:s text:c="2"/>netid: c_15742:n</text:p>
      <text:p text:style-name="Standard"><text:s text:c="16"/>5.1907e-18 <text:s text:c="2"/>netid: c_15742:n</text:p>
      <text:p text:style-name="Standard"><text:s text:c="15"/>3.19089e-18 <text:s text:c="2"/>netid: c_15742:n</text:p>
      <text:p text:style-name="Standard"><text:s text:c="15"/>3.47873e-19 <text:s text:c="2"/>netid: c_15743:n</text:p>
      <text:p text:style-name="Standard"><text:s text:c="15"/>5.45981e-18 <text:s text:c="2"/>netid: c_15743:n</text:p>
      <text:p text:style-name="Standard"><text:s text:c="15"/>2.24821e-19 <text:s text:c="2"/>netid: c_15743:n</text:p>
      <text:p text:style-name="Standard"><text:s text:c="15"/>4.20545e-18 <text:s text:c="2"/>netid: c_15920:n</text:p>
      <text:p text:style-name="Standard"><text:s text:c="15"/>3.09842e-18 <text:s text:c="2"/>netid: c_15950:n</text:p>
      <text:p text:style-name="Standard"><text:s text:c="15"/>6.19208e-19 <text:s text:c="2"/>netid: c_5336:n</text:p>
      <text:p text:style-name="Standard"><text:s text:c="15"/>7.32479e-19 <text:s text:c="2"/>netid: c_5337:n</text:p>
      <text:p text:style-name="Standard"><text:s text:c="15"/>2.79497e-18 <text:s text:c="2"/>netid: c_5338:n</text:p>
      <text:p text:style-name="Standard"><text:s text:c="15"/>2.41423e-18 <text:s text:c="2"/>netid: c_5341:n</text:p>
      <text:p text:style-name="Standard"><text:s text:c="15"/>1.71548e-18 <text:s text:c="2"/>netid: c_5338:n</text:p>
      <text:p text:style-name="Standard"><text:s text:c="15"/>2.63483e-18 <text:s text:c="2"/>netid: c_5341:n</text:p>
      <text:p text:style-name="Standard"><text:s text:c="15"/>1.30913e-18 <text:s text:c="2"/>netid: c_5340:n</text:p>
      <text:p text:style-name="Standard"><text:s text:c="15"/>1.70444e-17 <text:s text:c="2"/>netid: c_5480:n</text:p>
      <text:p text:style-name="Standard"><text:s text:c="15"/>2.23243e-19 <text:s text:c="2"/>netid: c_5469:n</text:p>
      <text:p text:style-name="Standard"><text:s text:c="15"/>6.27087e-18 <text:s text:c="2"/>netid: c_5371:n</text:p>
      <text:p text:style-name="Standard"><text:s text:c="15"/>6.97379e-18 <text:s text:c="2"/>netid: c_5399:n</text:p>
      <text:p text:style-name="Standard"><text:s text:c="15"/>2.35113e-18 <text:s text:c="2"/>netid: XI6/XI2/MNM0:g</text:p>
      <text:p text:style-name="Standard"><text:s text:c="16"/>3.4784e-18 <text:s text:c="2"/>netid: c_5340:n</text:p>
      <text:p text:style-name="Standard"><text:s text:c="15"/>1.31167e-17 <text:s text:c="2"/>netid: c_5480:n</text:p>
      <text:p text:style-name="Standard"><text:s text:c="15"/>4.56162e-19 <text:s text:c="2"/>netid: c_5341:n</text:p>
      <text:p text:style-name="Standard"><text:s text:c="16"/>2.9704e-18 <text:s text:c="2"/>netid: c_5469:n</text:p>
      <text:p text:style-name="Standard"><text:s text:c="15"/>2.41109e-19 <text:s text:c="2"/>netid: c_5336:n</text:p>
      <text:p text:style-name="Standard"><text:s text:c="15"/>2.13237e-19 <text:s text:c="2"/>netid: c_5337:n</text:p>
      <text:p text:style-name="Standard"><text:s text:c="15"/>1.11036e-18 <text:s text:c="2"/>netid: XI6/XI2/MNM0:g</text:p>
      <text:p text:style-name="Standard"><text:s text:c="15"/>2.00931e-17 <text:s text:c="2"/>netid: c_5469:n</text:p>
      <text:p text:style-name="Standard"><text:s text:c="15"/>2.13766e-18 <text:s text:c="2"/>netid: XI6/XI2/MNM0:g</text:p>
      <text:p text:style-name="Standard"><text:s text:c="15"/>3.85123e-18 <text:s text:c="2"/>netid: c_5475:n</text:p>
      <text:p text:style-name="Standard"><text:s text:c="15"/>3.18019e-18 <text:s text:c="2"/>netid: XI6/XI2/MNM0:g</text:p>
      <text:p text:style-name="Standard"><text:s text:c="16"/>2.2956e-19 <text:s text:c="2"/>netid: c_5340:n</text:p>
      <text:p text:style-name="Standard"><text:s text:c="15"/>1.55495e-18 <text:s text:c="2"/>netid: c_5337:n</text:p>
      <text:p text:style-name="Standard"><text:s text:c="16"/>9.9878e-18 <text:s text:c="2"/>netid: c_5338:n</text:p>
      <text:p text:style-name="Standard"><text:s text:c="15"/>9.36848e-18 <text:s text:c="2"/>netid: c_5341:n</text:p>
      <text:p text:style-name="Standard"><text:s text:c="15"/>1.63596e-18 <text:s text:c="2"/>netid: c_5340:n</text:p>
      <text:p text:style-name="Standard"><text:s text:c="16"/>6.5756e-18 <text:s text:c="2"/>netid: c_5341:n</text:p>
      <text:p text:style-name="Standard"><text:s text:c="15"/>1.39311e-18 <text:s text:c="2"/>netid: c_5341:n</text:p>
      <text:p text:style-name="Standard"><text:s text:c="15"/>1.51708e-18 <text:s text:c="2"/>netid: c_5341:n</text:p>
      <text:p text:style-name="Standard"><text:s text:c="15"/>7.45213e-18 <text:s text:c="2"/>netid: c_5341:n</text:p>
      <text:p text:style-name="Standard"><text:s text:c="15"/>4.26681e-19 <text:s text:c="2"/>netid: c_6155:n</text:p>
      <text:p text:style-name="Standard"><text:s text:c="15"/>5.10457e-18 <text:s text:c="2"/>netid: c_6204:n</text:p>
      <text:p text:style-name="Standard"><text:s text:c="15"/>2.04931e-19 <text:s text:c="2"/>netid: c_6165:n</text:p>
      <text:p text:style-name="Standard"><text:s text:c="15"/>5.50519e-19 <text:s text:c="2"/>netid: c_6205:n</text:p>
      <text:p text:style-name="Standard"><text:s text:c="16"/>2.2996e-18 <text:s text:c="2"/>netid: c_6204:n</text:p>
      <text:p text:style-name="Standard"><text:soft-page-break/><text:s text:c="15"/>5.60783e-19 <text:s text:c="2"/>netid: c_6204:n</text:p>
      <text:p text:style-name="Standard"><text:s text:c="15"/>1.91773e-18 <text:s text:c="2"/>netid: c_6204:n</text:p>
      <text:p text:style-name="Standard"><text:s text:c="15"/>2.61938e-18 <text:s text:c="2"/>netid: c_6204:n</text:p>
      <text:p text:style-name="Standard"><text:s text:c="15"/>1.01147e-17 <text:s text:c="2"/>netid: c_6205:n</text:p>
      <text:p text:style-name="Standard"><text:s text:c="15"/>3.33499e-19 <text:s text:c="2"/>netid: c_6165:n</text:p>
      <text:p text:style-name="Standard"><text:s text:c="15"/>4.17502e-19 <text:s text:c="2"/>netid: XI6/XI3/MPM1:g</text:p>
      <text:p text:style-name="Standard"><text:s text:c="15"/>9.03116e-17 <text:s text:c="2"/>netid: c_6202:n</text:p>
      <text:p text:style-name="Standard"><text:s text:c="16"/>9.6239e-19 <text:s text:c="2"/>netid: c_6162:n</text:p>
      <text:p text:style-name="Standard"><text:s text:c="15"/>1.20574e-17 <text:s text:c="2"/>netid: c_6202:n</text:p>
      <text:p text:style-name="Standard"><text:s text:c="15"/>1.86755e-18 <text:s text:c="2"/>netid: c_6162:n</text:p>
      <text:p text:style-name="Standard"><text:s text:c="15"/>1.53476e-18 <text:s text:c="2"/>netid: c_6162:n</text:p>
      <text:p text:style-name="Standard"><text:s text:c="15"/>5.77049e-19 <text:s text:c="2"/>netid: c_6202:n</text:p>
      <text:p text:style-name="Standard"><text:s text:c="15"/>1.28946e-18 <text:s text:c="2"/>netid: c_6205:n</text:p>
      <text:p text:style-name="Standard"><text:s text:c="15"/>4.15817e-19 <text:s text:c="2"/>netid: XI6/XI3/MNM0:g</text:p>
      <text:p text:style-name="Standard"><text:s text:c="15"/>3.04843e-18 <text:s text:c="2"/>netid: c_6827:n</text:p>
      <text:p text:style-name="Standard"><text:s text:c="15"/>9.45417e-19 <text:s text:c="2"/>netid: c_6827:n</text:p>
      <text:p text:style-name="Standard"><text:s text:c="15"/>4.79744e-18 <text:s text:c="2"/>netid: c_6827:n</text:p>
      <text:p text:style-name="Standard"><text:s text:c="15"/>3.04843e-18 <text:s text:c="2"/>netid: c_6827:n</text:p>
      <text:p text:style-name="Standard"><text:s text:c="15"/>3.04843e-18 <text:s text:c="2"/>netid: c_6827:n</text:p>
      <text:p text:style-name="Standard"><text:s text:c="15"/>2.29045e-18 <text:s text:c="2"/>netid: c_6827:n</text:p>
      <text:p text:style-name="Standard"><text:s text:c="15"/>1.22002e-17 <text:s text:c="2"/>netid: c_6827:n</text:p>
      <text:p text:style-name="Standard"><text:s text:c="15"/>1.62439e-18 <text:s text:c="2"/>netid: c_6827:n</text:p>
      <text:p text:style-name="Standard"><text:s text:c="15"/>2.45474e-19 <text:s text:c="2"/>netid: c_6865:n</text:p>
      <text:p text:style-name="Standard"><text:s text:c="15"/>5.15982e-19 <text:s text:c="2"/>netid: c_6865:n</text:p>
      <text:p text:style-name="Standard"><text:s text:c="16"/>9.4405e-19 <text:s text:c="2"/>netid: c_6828:n</text:p>
      <text:p text:style-name="Standard"><text:s text:c="15"/>2.50541e-18 <text:s text:c="2"/>netid: XI6/XI2/MPM1:g</text:p>
      <text:p text:style-name="Standard"><text:s text:c="15"/>7.84357e-18 <text:s text:c="2"/>netid: XI6/XI2/MPM1:g</text:p>
      <text:p text:style-name="Standard"><text:s text:c="15"/>5.04273e-18 <text:s text:c="2"/>netid: XI6/XI2/MPM1:g</text:p>
      <text:p text:style-name="Standard"><text:s text:c="15"/>1.18795e-18 <text:s text:c="2"/>netid: XI6/XI2/MPM1:g</text:p>
      <text:p text:style-name="Standard"><text:s text:c="15"/>2.47515e-18 <text:s text:c="2"/>netid: XI6/XI2/MPM1:g</text:p>
      <text:p text:style-name="Standard"><text:s text:c="15"/>1.76911e-18 <text:s text:c="2"/>netid: XI6/XI2/MPM1:g</text:p>
      <text:p text:style-name="Standard"><text:s text:c="15"/>8.38284e-19 <text:s text:c="2"/>netid: XI6/XI2/MPM1:g</text:p>
      <text:p text:style-name="Standard"><text:s text:c="16"/>1.3008e-18 <text:s text:c="2"/>netid: c_6833:n</text:p>
      <text:p text:style-name="Standard"><text:s text:c="15"/>1.40147e-18 <text:s text:c="2"/>netid: c_6878:n</text:p>
      <text:p text:style-name="Standard"><text:s text:c="16"/>7.0527e-18 <text:s text:c="2"/>netid: c_6879:n</text:p>
      <text:p text:style-name="Standard"><text:s text:c="15"/>1.79676e-18 <text:s text:c="2"/>netid: c_6880:n</text:p>
      <text:p text:style-name="Standard"><text:s text:c="15"/>1.34726e-17 <text:s text:c="2"/>netid: c_6880:n</text:p>
      <text:p text:style-name="Standard"><text:s text:c="15"/>1.92385e-18 <text:s text:c="2"/>netid: c_6850:n</text:p>
      <text:p text:style-name="Standard"><text:s text:c="15"/>1.68633e-18 <text:s text:c="2"/>netid: c_7070:n</text:p>
      <text:p text:style-name="Standard"><text:s text:c="15"/>1.02779e-17 <text:s text:c="2"/>netid: c_6883:n</text:p>
      <text:p text:style-name="Standard"><text:s text:c="15"/>1.45558e-18 <text:s text:c="2"/>netid: c_6931:n</text:p>
      <text:p text:style-name="Standard"><text:s text:c="15"/>5.00915e-18 <text:s text:c="2"/>netid: c_6931:n</text:p>
      <text:p text:style-name="Standard"><text:s text:c="15"/>2.55596e-18 <text:s text:c="2"/>netid: c_6933:n</text:p>
      <text:p text:style-name="Standard"><text:s text:c="15"/>5.34633e-19 <text:s text:c="2"/>netid: c_6851:n</text:p>
      <text:p text:style-name="Standard"><text:s text:c="15"/>4.53694e-18 <text:s text:c="2"/>netid: c_6851:n</text:p>
      <text:p text:style-name="Standard"><text:s text:c="15"/>3.95795e-18 <text:s text:c="2"/>netid: c_6851:n</text:p>
      <text:p text:style-name="Standard"><text:s text:c="15"/>2.89131e-18 <text:s text:c="2"/>netid: c_6851:n</text:p>
      <text:p text:style-name="Standard"><text:s text:c="15"/>5.41407e-18 <text:s text:c="2"/>netid: c_6871:n</text:p>
      <text:p text:style-name="Standard"><text:s text:c="15"/>5.33434e-18 <text:s text:c="2"/>netid: c_6871:n</text:p>
      <text:p text:style-name="Standard"><text:s text:c="15"/>2.55596e-18 <text:s text:c="2"/>netid: c_6871:n</text:p>
      <text:p text:style-name="Standard"><text:s text:c="15"/>4.68739e-18 <text:s text:c="2"/>netid: c_7036:n</text:p>
      <text:p text:style-name="Standard"><text:s text:c="15"/>9.25947e-19 <text:s text:c="2"/>netid: c_7036:n</text:p>
      <text:p text:style-name="Standard"><text:soft-page-break/><text:s text:c="15"/>8.93376e-18 <text:s text:c="2"/>netid: c_7036:n</text:p>
      <text:p text:style-name="Standard"><text:s text:c="15"/>4.57614e-18 <text:s text:c="2"/>netid: c_6874:n</text:p>
      <text:p text:style-name="Standard"><text:s text:c="15"/>5.81678e-18 <text:s text:c="2"/>netid: c_6922:n</text:p>
      <text:p text:style-name="Standard"><text:s text:c="15"/>4.34418e-19 <text:s text:c="2"/>netid: c_6852:n</text:p>
      <text:p text:style-name="Standard"><text:s text:c="15"/>1.31077e-17 <text:s text:c="2"/>netid: c_6852:n</text:p>
      <text:p text:style-name="Standard"><text:s text:c="15"/>6.82601e-18 <text:s text:c="2"/>netid: c_6852:n</text:p>
      <text:p text:style-name="Standard"><text:s text:c="15"/>2.60466e-18 <text:s text:c="2"/>netid: c_6852:n</text:p>
      <text:p text:style-name="Standard"><text:s text:c="15"/>8.19532e-19 <text:s text:c="2"/>netid: c_7384:n</text:p>
      <text:p text:style-name="Standard"><text:s text:c="16"/>2.0577e-17 <text:s text:c="2"/>netid: c_7384:n</text:p>
      <text:p text:style-name="Standard"><text:s text:c="16"/>4.4193e-18 <text:s text:c="2"/>netid: c_7384:n</text:p>
      <text:p text:style-name="Standard"><text:s text:c="15"/>6.33436e-19 <text:s text:c="2"/>netid: c_7416:n</text:p>
      <text:p text:style-name="Standard"><text:s text:c="15"/>6.95896e-19 <text:s text:c="2"/>netid: XI6/XI0/XI0/MNM0:g</text:p>
      <text:p text:style-name="Standard"><text:s text:c="15"/>4.77188e-19 <text:s text:c="2"/>netid: c_7409:n</text:p>
      <text:p text:style-name="Standard"><text:s text:c="15"/>1.22773e-18 <text:s text:c="2"/>netid: c_7371:n</text:p>
      <text:p text:style-name="Standard"><text:s text:c="16"/>3.7658e-18 <text:s text:c="2"/>netid: c_7417:n</text:p>
      <text:p text:style-name="Standard"><text:s text:c="16"/>3.7658e-18 <text:s text:c="2"/>netid: c_7385:n</text:p>
      <text:p text:style-name="Standard"><text:s text:c="15"/>1.46081e-18 <text:s text:c="2"/>netid: c_7399:n</text:p>
      <text:p text:style-name="Standard"><text:s text:c="15"/>1.42864e-17 <text:s text:c="2"/>netid: c_7372:n</text:p>
      <text:p text:style-name="Standard"><text:s text:c="15"/>3.40241e-17 <text:s text:c="2"/>netid: c_7363:n</text:p>
      <text:p text:style-name="Standard"><text:s text:c="15"/>7.57688e-18 <text:s text:c="2"/>netid: XI6/NET33</text:p>
      <text:p text:style-name="Standard"><text:s text:c="15"/>3.30271e-18 <text:s text:c="2"/>netid: c_381:n</text:p>
      <text:p text:style-name="Standard"><text:s text:c="15"/>1.55947e-17 <text:s text:c="2"/>netid: XI6/XI2/MNM1:s</text:p>
      <text:p text:style-name="Standard"><text:s text:c="16"/>1.3974e-17 <text:s text:c="2"/>netid: c_381:n</text:p>
      <text:p text:style-name="Standard"><text:s text:c="15"/>3.25554e-18 <text:s text:c="2"/>netid: XI6/XI2/MNM1:s</text:p>
      <text:p text:style-name="Standard"><text:s text:c="15"/>1.00744e-18 <text:s text:c="2"/>netid: c_381:n</text:p>
      <text:p text:style-name="Standard"><text:s text:c="15"/>3.86164e-19 <text:s text:c="2"/>netid: c_381:n</text:p>
      <text:p text:style-name="Standard"><text:s text:c="15"/>7.78374e-19 <text:s text:c="2"/>netid: c_405:n</text:p>
      <text:p text:style-name="Standard"><text:s text:c="15"/>1.16951e-18 <text:s text:c="2"/>netid: c_638:n</text:p>
      <text:p text:style-name="Standard"><text:s text:c="15"/>1.85094e-18 <text:s text:c="2"/>netid: c_657:n</text:p>
      <text:p text:style-name="Standard"><text:s text:c="15"/>2.10723e-18 <text:s text:c="2"/>netid: c_657:n</text:p>
      <text:p text:style-name="Standard"/>
      <text:p text:style-name="Standard"/>
      <text:p text:style-name="Standard">51 <text:s text:c="19"/>0.0 <text:s text:c="2"/>1.51641e-15 <text:s text:c="6"/>82.4299 <text:s text:c="11"/>0.0 <text:s/>XI6/NET020</text:p>
      <text:p text:style-name="Standard"><text:s text:c="12"/>- Coupled nets</text:p>
      <text:p text:style-name="Standard"><text:s text:c="15"/>c_9259:p,c_8544:p,c_9384:p,c_8545:p,c_8545:p,c_8545:p,c_7958:p,c_7961:p,c_8022:p,c_7947:p,c_7947:p,c_7947:p,c_8475:p,c_8475:p,c_9458:p,c_9458:p,c_8478:p,XI6/XI4/MPM0:s,XI6/XI4/MPM0:s,XI6/XI4/MPM0:s,XI6/XI4/MPM0:s,XI6/XI4/MPM0:s,c_7987:p,c_7987:p,c_7981:p,c_7992:p,c_8479:p,c_8479:p,c_8479:p,c_8479:p,c_8480:p,c_8481:p,c_8482:p,c_8476:p,c_9478:p,c_8487:p,c_8488:p,c_8488:p,c_8489:p,c_9965:p,c_9965:p,c_9965:p,c_9965:p,c_9965:p,c_9965:p,c_9965:p,c_9965:p,c_9965:p,c_9965:p,c_9965:p,c_9965:p,c_9965:p,c_9966:p,c_9966:p,c_9966:p,c_9966:p,c_9966:p,c_9966:p,c_9966:p,c_9966:p,c_9966:p,c_9966:p,c_9966:p,c_9966:p,c_9966:p,c_10546:p,c_13578:p,c_13669:p,c_13735:p,c_12152:n,c_13581:p,c_12793:p,c_12154:n,c_12160:n,c_12172:n,c_12180:n,c_12181:n,XI6/XI4/MPM0:g,XI6/XI4/MPM0:g,XI6/XI4/MPM0:g,XI6/XI4/MPM0:g,XI6/XI4/MPM0:g,XI6/XI4/MPM0:g,XI6/XI4/MPM0:g,XI6/XI4/MPM0:g,c_12191:n,c_12191:n,c_12191:n,c_12194:n,c_12194:n,c_12194:n,c_12219:n,c_12219:n,c_13768:p,c_13768:p,c_12340:n,c_12340:n,c_12340:n,c_12340:n,c_12340:n,c_12372:n,c_12387:n,c_12391:n,c_15343:n,c_15347:n,c_15352:n,c_15352:n,c_15352:n,c_17075:p,XI6/XI2/MNM0:s,XI6/XI2/MNM0:s,c_15824:n,c_15824:n,c_15743:n,c_15743:n,c_15743:n,c_15743:n,c_15743:n,c_15743:n,c_15743:n,c_15744:n,c_15744:n,c_15744:n,c_15744:n,c_15744:n,c_15862:n,c_15862:n,c_15862:n,<text:soft-page-break/>c_15862:n,c_15863:n,c_17090:p,c_17090:p,c_15864:n,c_15864:n,c_15865:n,c_15865:n,c_15865:n,c_15865:n,XI6/XI4/MNM0:s,XI6/XI4/MNM0:s,XI6/XI4/MNM0:s,c_15914:n,c_15917:n,c_15917:n,c_15918:n,c_15918:n,c_15918:n,c_15918:n,c_15918:n,c_15918:n,c_15918:n,c_15950:n,c_15950:n,c_15950:n,c_15950:n,c_15950:n,c_15950:n,c_15950:n,c_15950:n,c_15950:n,c_15950:n,c_5380:n,c_5337:n,c_5341:n,XI6/XI2/MNM0:g,c_5475:n,c_5341:n,c_5475:n,c_5476:n,c_5480:n,c_5373:n,c_5480:n,c_5372:n,c_5475:n,c_5476:n,c_5340:n,c_5340:n,XI6/XI2/MNM0:g,c_5340:n,c_5341:n,XI6/XI2/MNM0:g,XI6/XI2/MNM0:g,c_5475:n,c_5341:n,XI6/NET34,c_5902:n,c_5827:n,c_6025:p,XI6/NET34,XI6/XI3/MPM1:g,c_6202:n,XI6/XI3/MPM1:g,c_6202:n,c_6162:n,c_6202:n,c_6202:n,XI6/XI3/MPM1:g,c_6204:n,c_6157:n,c_6157:n,c_6202:n,c_6202:n,c_6157:n,c_6203:n,c_6203:n,c_6204:n,c_6204:n,c_6204:n,c_6204:n,c_6202:n,c_6205:n,c_6162:n,c_6204:n,c_6205:n,c_6190:n,c_6157:n,c_6203:n,c_6204:n,c_6204:n,c_6204:n,c_6202:n,c_6157:n,c_6622:n,c_6578:n,c_6571:n,c_6718:n,c_6758:p,c_6574:n,c_6760:p,c_6622:n,c_6673:n,c_6725:n,c_6764:p,c_6622:n,c_6718:n,c_6616:n,c_6725:n,c_6758:p,c_6574:n,c_6771:p,c_6701:n,c_6593:n,c_6619:n,c_6616:n,c_6619:n,c_6616:n,c_6622:n,c_6616:n,c_6593:n,c_6688:n,c_6669:n,c_6740:n,c_6718:n,c_6725:n,c_6622:n,c_6673:n,c_6725:n,c_6771:p,c_6575:n,c_6725:n,c_6621:n,c_6673:n,c_6616:n,c_6701:n,c_6616:n,c_6725:n,c_6764:p,c_6622:n,c_7364:n,c_7384:n,c_7384:n,c_7384:n,c_7384:n,c_7457:n,c_7457:n,c_7457:n,XI6/XI3/MPM0:d,c_7535:n,c_7535:n,c_7360:n,c_7496:n,c_7496:n,c_7496:n,c_7361:n,c_7368:n,c_7385:n,c_7544:n,c_7372:n,c_7363:n,c_7363:n,c_7363:n,XI6/NET33,XI6/NET33,c_381:n,XI6/XI2/MNM1:s,c_381:n,XI6/XI2/MNM1:s,c_381:n,XI6/XI2/MNM1:s,c_405:n</text:p>
      <text:p text:style-name="Standard"><text:s text:c="12"/>- Intrinsic Capacitance</text:p>
      <text:p text:style-name="Standard"><text:s text:c="15"/>2.66434e-16</text:p>
      <text:p text:style-name="Standard"><text:s text:c="12"/>- Coupled capacitance</text:p>
      <text:p text:style-name="Standard"><text:s text:c="15"/>1.83822e-18 <text:s text:c="2"/>netid: c_9259:p</text:p>
      <text:p text:style-name="Standard"><text:s text:c="16"/>1.9106e-18 <text:s text:c="2"/>netid: c_8544:p</text:p>
      <text:p text:style-name="Standard"><text:s text:c="15"/>1.81844e-18 <text:s text:c="2"/>netid: c_9384:p</text:p>
      <text:p text:style-name="Standard"><text:s text:c="15"/>1.72583e-18 <text:s text:c="2"/>netid: c_8545:p</text:p>
      <text:p text:style-name="Standard"><text:s text:c="15"/>5.23215e-18 <text:s text:c="2"/>netid: c_8545:p</text:p>
      <text:p text:style-name="Standard"><text:s text:c="15"/>3.11146e-19 <text:s text:c="2"/>netid: c_8545:p</text:p>
      <text:p text:style-name="Standard"><text:s text:c="15"/>1.24891e-17 <text:s text:c="2"/>netid: c_7958:p</text:p>
      <text:p text:style-name="Standard"><text:s text:c="15"/>1.72526e-18 <text:s text:c="2"/>netid: c_7961:p</text:p>
      <text:p text:style-name="Standard"><text:s text:c="15"/>1.10492e-18 <text:s text:c="2"/>netid: c_8022:p</text:p>
      <text:p text:style-name="Standard"><text:s text:c="15"/>3.19958e-18 <text:s text:c="2"/>netid: c_7947:p</text:p>
      <text:p text:style-name="Standard"><text:s text:c="15"/>1.18731e-17 <text:s text:c="2"/>netid: c_7947:p</text:p>
      <text:p text:style-name="Standard"><text:s text:c="15"/>6.26428e-18 <text:s text:c="2"/>netid: c_7947:p</text:p>
      <text:p text:style-name="Standard"><text:s text:c="16"/>3.0994e-18 <text:s text:c="2"/>netid: c_8475:p</text:p>
      <text:p text:style-name="Standard"><text:s text:c="15"/>1.51008e-18 <text:s text:c="2"/>netid: c_8475:p</text:p>
      <text:p text:style-name="Standard"><text:s text:c="15"/>1.28061e-18 <text:s text:c="2"/>netid: c_9458:p</text:p>
      <text:p text:style-name="Standard"><text:s text:c="15"/>4.75181e-19 <text:s text:c="2"/>netid: c_9458:p</text:p>
      <text:p text:style-name="Standard"><text:s text:c="15"/>2.01368e-17 <text:s text:c="2"/>netid: c_8478:p</text:p>
      <text:p text:style-name="Standard"><text:s text:c="15"/>1.90131e-18 <text:s text:c="2"/>netid: XI6/XI4/MPM0:s</text:p>
      <text:p text:style-name="Standard"><text:s text:c="15"/>5.16926e-17 <text:s text:c="2"/>netid: XI6/XI4/MPM0:s</text:p>
      <text:p text:style-name="Standard"><text:s text:c="15"/>2.46466e-19 <text:s text:c="2"/>netid: XI6/XI4/MPM0:s</text:p>
      <text:p text:style-name="Standard"><text:s text:c="15"/>3.06082e-18 <text:s text:c="2"/>netid: XI6/XI4/MPM0:s</text:p>
      <text:p text:style-name="Standard"><text:s text:c="15"/>9.50653e-19 <text:s text:c="2"/>netid: XI6/XI4/MPM0:s</text:p>
      <text:p text:style-name="Standard"><text:s text:c="16"/>1.5286e-18 <text:s text:c="2"/>netid: c_7987:p</text:p>
      <text:p text:style-name="Standard"><text:s text:c="15"/>3.59089e-18 <text:s text:c="2"/>netid: c_7987:p</text:p>
      <text:p text:style-name="Standard"><text:s text:c="16"/>7.5554e-19 <text:s text:c="2"/>netid: c_7981:p</text:p>
      <text:p text:style-name="Standard"><text:s text:c="15"/>1.24769e-18 <text:s text:c="2"/>netid: c_7992:p</text:p>
      <text:p text:style-name="Standard"><text:s text:c="15"/>3.71429e-19 <text:s text:c="2"/>netid: c_8479:p</text:p>
      <text:p text:style-name="Standard"><text:s text:c="15"/>1.27675e-18 <text:s text:c="2"/>netid: c_8479:p</text:p>
      <text:p text:style-name="Standard"><text:soft-page-break/><text:s text:c="15"/>5.54047e-19 <text:s text:c="2"/>netid: c_8479:p</text:p>
      <text:p text:style-name="Standard"><text:s text:c="15"/>1.93719e-18 <text:s text:c="2"/>netid: c_8479:p</text:p>
      <text:p text:style-name="Standard"><text:s text:c="15"/>1.10881e-17 <text:s text:c="2"/>netid: c_8480:p</text:p>
      <text:p text:style-name="Standard"><text:s text:c="15"/>4.52298e-18 <text:s text:c="2"/>netid: c_8481:p</text:p>
      <text:p text:style-name="Standard"><text:s text:c="16"/>8.9134e-18 <text:s text:c="2"/>netid: c_8482:p</text:p>
      <text:p text:style-name="Standard"><text:s text:c="15"/>7.57904e-19 <text:s text:c="2"/>netid: c_8476:p</text:p>
      <text:p text:style-name="Standard"><text:s text:c="15"/>4.18718e-18 <text:s text:c="2"/>netid: c_9478:p</text:p>
      <text:p text:style-name="Standard"><text:s text:c="15"/>8.21824e-18 <text:s text:c="2"/>netid: c_8487:p</text:p>
      <text:p text:style-name="Standard"><text:s text:c="16"/>7.4927e-19 <text:s text:c="2"/>netid: c_8488:p</text:p>
      <text:p text:style-name="Standard"><text:s text:c="15"/>1.76836e-17 <text:s text:c="2"/>netid: c_8488:p</text:p>
      <text:p text:style-name="Standard"><text:s text:c="15"/>8.21869e-18 <text:s text:c="2"/>netid: c_8489:p</text:p>
      <text:p text:style-name="Standard"><text:s text:c="15"/>5.42469e-18 <text:s text:c="2"/>netid: c_9965:p</text:p>
      <text:p text:style-name="Standard"><text:s text:c="15"/>9.89304e-19 <text:s text:c="2"/>netid: c_9965:p</text:p>
      <text:p text:style-name="Standard"><text:s text:c="15"/>2.52023e-18 <text:s text:c="2"/>netid: c_9965:p</text:p>
      <text:p text:style-name="Standard"><text:s text:c="15"/>7.78973e-19 <text:s text:c="2"/>netid: c_9965:p</text:p>
      <text:p text:style-name="Standard"><text:s text:c="15"/>6.10327e-18 <text:s text:c="2"/>netid: c_9965:p</text:p>
      <text:p text:style-name="Standard"><text:s text:c="15"/>1.42461e-18 <text:s text:c="2"/>netid: c_9965:p</text:p>
      <text:p text:style-name="Standard"><text:s text:c="15"/>1.92165e-18 <text:s text:c="2"/>netid: c_9965:p</text:p>
      <text:p text:style-name="Standard"><text:s text:c="15"/>1.11276e-17 <text:s text:c="2"/>netid: c_9965:p</text:p>
      <text:p text:style-name="Standard"><text:s text:c="15"/>3.07016e-18 <text:s text:c="2"/>netid: c_9965:p</text:p>
      <text:p text:style-name="Standard"><text:s text:c="15"/>2.01846e-18 <text:s text:c="2"/>netid: c_9965:p</text:p>
      <text:p text:style-name="Standard"><text:s text:c="15"/>1.62875e-17 <text:s text:c="2"/>netid: c_9965:p</text:p>
      <text:p text:style-name="Standard"><text:s text:c="15"/>2.09089e-18 <text:s text:c="2"/>netid: c_9965:p</text:p>
      <text:p text:style-name="Standard"><text:s text:c="15"/>1.17031e-18 <text:s text:c="2"/>netid: c_9965:p</text:p>
      <text:p text:style-name="Standard"><text:s text:c="15"/>1.33571e-18 <text:s text:c="2"/>netid: c_9966:p</text:p>
      <text:p text:style-name="Standard"><text:s text:c="15"/>1.25675e-18 <text:s text:c="2"/>netid: c_9966:p</text:p>
      <text:p text:style-name="Standard"><text:s text:c="15"/>2.37692e-19 <text:s text:c="2"/>netid: c_9966:p</text:p>
      <text:p text:style-name="Standard"><text:s text:c="15"/>3.09748e-19 <text:s text:c="2"/>netid: c_9966:p</text:p>
      <text:p text:style-name="Standard"><text:s text:c="15"/>1.05329e-18 <text:s text:c="2"/>netid: c_9966:p</text:p>
      <text:p text:style-name="Standard"><text:s text:c="15"/>5.16246e-19 <text:s text:c="2"/>netid: c_9966:p</text:p>
      <text:p text:style-name="Standard"><text:s text:c="15"/>2.07006e-19 <text:s text:c="2"/>netid: c_9966:p</text:p>
      <text:p text:style-name="Standard"><text:s text:c="15"/>2.63665e-19 <text:s text:c="2"/>netid: c_9966:p</text:p>
      <text:p text:style-name="Standard"><text:s text:c="15"/>5.47319e-19 <text:s text:c="2"/>netid: c_9966:p</text:p>
      <text:p text:style-name="Standard"><text:s text:c="16"/>2.0457e-18 <text:s text:c="2"/>netid: c_9966:p</text:p>
      <text:p text:style-name="Standard"><text:s text:c="15"/>7.89535e-19 <text:s text:c="2"/>netid: c_9966:p</text:p>
      <text:p text:style-name="Standard"><text:s text:c="15"/>1.36544e-18 <text:s text:c="2"/>netid: c_9966:p</text:p>
      <text:p text:style-name="Standard"><text:s text:c="15"/>9.55365e-19 <text:s text:c="2"/>netid: c_9966:p</text:p>
      <text:p text:style-name="Standard"><text:s text:c="15"/>2.09737e-19 <text:s text:c="2"/>netid: c_10546:p</text:p>
      <text:p text:style-name="Standard"><text:s text:c="15"/>3.48824e-18 <text:s text:c="2"/>netid: c_13578:p</text:p>
      <text:p text:style-name="Standard"><text:s text:c="15"/>3.27075e-18 <text:s text:c="2"/>netid: c_13669:p</text:p>
      <text:p text:style-name="Standard"><text:s text:c="15"/>6.69852e-18 <text:s text:c="2"/>netid: c_13735:p</text:p>
      <text:p text:style-name="Standard"><text:s text:c="15"/>1.18399e-17 <text:s text:c="2"/>netid: c_12152:n</text:p>
      <text:p text:style-name="Standard"><text:s text:c="15"/>1.41809e-18 <text:s text:c="2"/>netid: c_13581:p</text:p>
      <text:p text:style-name="Standard"><text:s text:c="15"/>1.27328e-18 <text:s text:c="2"/>netid: c_12793:p</text:p>
      <text:p text:style-name="Standard"><text:s text:c="15"/>3.77834e-18 <text:s text:c="2"/>netid: c_12154:n</text:p>
      <text:p text:style-name="Standard"><text:s text:c="15"/>4.64604e-18 <text:s text:c="2"/>netid: c_12160:n</text:p>
      <text:p text:style-name="Standard"><text:s text:c="15"/>4.21196e-19 <text:s text:c="2"/>netid: c_12172:n</text:p>
      <text:p text:style-name="Standard"><text:s text:c="15"/>1.16529e-18 <text:s text:c="2"/>netid: c_12180:n</text:p>
      <text:p text:style-name="Standard"><text:s text:c="16"/>9.8901e-19 <text:s text:c="2"/>netid: c_12181:n</text:p>
      <text:p text:style-name="Standard"><text:s text:c="15"/>7.32238e-19 <text:s text:c="2"/>netid: XI6/XI4/MPM0:g</text:p>
      <text:p text:style-name="Standard"><text:s text:c="16"/>3.9117e-18 <text:s text:c="2"/>netid: XI6/XI4/MPM0:g</text:p>
      <text:p text:style-name="Standard"><text:s text:c="16"/>2.1122e-18 <text:s text:c="2"/>netid: XI6/XI4/MPM0:g</text:p>
      <text:p text:style-name="Standard"><text:soft-page-break/><text:s text:c="15"/>2.20251e-18 <text:s text:c="2"/>netid: XI6/XI4/MPM0:g</text:p>
      <text:p text:style-name="Standard"><text:s text:c="16"/>3.0614e-18 <text:s text:c="2"/>netid: XI6/XI4/MPM0:g</text:p>
      <text:p text:style-name="Standard"><text:s text:c="15"/>1.61767e-18 <text:s text:c="2"/>netid: XI6/XI4/MPM0:g</text:p>
      <text:p text:style-name="Standard"><text:s text:c="15"/>7.47026e-18 <text:s text:c="2"/>netid: XI6/XI4/MPM0:g</text:p>
      <text:p text:style-name="Standard"><text:s text:c="15"/>3.54332e-18 <text:s text:c="2"/>netid: XI6/XI4/MPM0:g</text:p>
      <text:p text:style-name="Standard"><text:s text:c="15"/>3.18756e-18 <text:s text:c="2"/>netid: c_12191:n</text:p>
      <text:p text:style-name="Standard"><text:s text:c="15"/>2.64373e-19 <text:s text:c="2"/>netid: c_12191:n</text:p>
      <text:p text:style-name="Standard"><text:s text:c="16"/>1.9778e-18 <text:s text:c="2"/>netid: c_12191:n</text:p>
      <text:p text:style-name="Standard"><text:s text:c="15"/>2.25985e-19 <text:s text:c="2"/>netid: c_12194:n</text:p>
      <text:p text:style-name="Standard"><text:s text:c="15"/>9.21543e-18 <text:s text:c="2"/>netid: c_12194:n</text:p>
      <text:p text:style-name="Standard"><text:s text:c="15"/>5.46111e-18 <text:s text:c="2"/>netid: c_12194:n</text:p>
      <text:p text:style-name="Standard"><text:s text:c="15"/>1.06072e-18 <text:s text:c="2"/>netid: c_12219:n</text:p>
      <text:p text:style-name="Standard"><text:s text:c="15"/>1.11447e-17 <text:s text:c="2"/>netid: c_12219:n</text:p>
      <text:p text:style-name="Standard"><text:s text:c="15"/>1.88286e-17 <text:s text:c="2"/>netid: c_13768:p</text:p>
      <text:p text:style-name="Standard"><text:s text:c="15"/>2.05202e-18 <text:s text:c="2"/>netid: c_13768:p</text:p>
      <text:p text:style-name="Standard"><text:s text:c="15"/>2.89995e-18 <text:s text:c="2"/>netid: c_12340:n</text:p>
      <text:p text:style-name="Standard"><text:s text:c="15"/>4.51518e-19 <text:s text:c="2"/>netid: c_12340:n</text:p>
      <text:p text:style-name="Standard"><text:s text:c="16"/>2.6856e-19 <text:s text:c="2"/>netid: c_12340:n</text:p>
      <text:p text:style-name="Standard"><text:s text:c="15"/>2.94582e-18 <text:s text:c="2"/>netid: c_12340:n</text:p>
      <text:p text:style-name="Standard"><text:s text:c="15"/>2.31523e-19 <text:s text:c="2"/>netid: c_12340:n</text:p>
      <text:p text:style-name="Standard"><text:s text:c="15"/>2.00123e-18 <text:s text:c="2"/>netid: c_12372:n</text:p>
      <text:p text:style-name="Standard"><text:s text:c="15"/>8.16938e-18 <text:s text:c="2"/>netid: c_12387:n</text:p>
      <text:p text:style-name="Standard"><text:s text:c="15"/>3.40667e-18 <text:s text:c="2"/>netid: c_12391:n</text:p>
      <text:p text:style-name="Standard"><text:s text:c="17"/>1.282e-18 <text:s text:c="2"/>netid: c_15343:n</text:p>
      <text:p text:style-name="Standard"><text:s text:c="15"/>1.15419e-18 <text:s text:c="2"/>netid: c_15347:n</text:p>
      <text:p text:style-name="Standard"><text:s text:c="15"/>3.04811e-19 <text:s text:c="2"/>netid: c_15352:n</text:p>
      <text:p text:style-name="Standard"><text:s text:c="15"/>2.31507e-17 <text:s text:c="2"/>netid: c_15352:n</text:p>
      <text:p text:style-name="Standard"><text:s text:c="15"/>3.04811e-19 <text:s text:c="2"/>netid: c_15352:n</text:p>
      <text:p text:style-name="Standard"><text:s text:c="15"/>8.72532e-18 <text:s text:c="2"/>netid: c_17075:p</text:p>
      <text:p text:style-name="Standard"><text:s text:c="15"/>7.73507e-19 <text:s text:c="2"/>netid: XI6/XI2/MNM0:s</text:p>
      <text:p text:style-name="Standard"><text:s text:c="15"/>3.16751e-19 <text:s text:c="2"/>netid: XI6/XI2/MNM0:s</text:p>
      <text:p text:style-name="Standard"><text:s text:c="15"/>2.30647e-18 <text:s text:c="2"/>netid: c_15824:n</text:p>
      <text:p text:style-name="Standard"><text:s text:c="15"/>2.53903e-18 <text:s text:c="2"/>netid: c_15824:n</text:p>
      <text:p text:style-name="Standard"><text:s text:c="15"/>2.25326e-18 <text:s text:c="2"/>netid: c_15743:n</text:p>
      <text:p text:style-name="Standard"><text:s text:c="15"/>4.88658e-18 <text:s text:c="2"/>netid: c_15743:n</text:p>
      <text:p text:style-name="Standard"><text:s text:c="15"/>4.64397e-19 <text:s text:c="2"/>netid: c_15743:n</text:p>
      <text:p text:style-name="Standard"><text:s text:c="15"/>1.61881e-18 <text:s text:c="2"/>netid: c_15743:n</text:p>
      <text:p text:style-name="Standard"><text:s text:c="15"/>1.71279e-18 <text:s text:c="2"/>netid: c_15743:n</text:p>
      <text:p text:style-name="Standard"><text:s text:c="15"/>1.19142e-18 <text:s text:c="2"/>netid: c_15743:n</text:p>
      <text:p text:style-name="Standard"><text:s text:c="16"/>8.6272e-19 <text:s text:c="2"/>netid: c_15743:n</text:p>
      <text:p text:style-name="Standard"><text:s text:c="16"/>4.2216e-18 <text:s text:c="2"/>netid: c_15744:n</text:p>
      <text:p text:style-name="Standard"><text:s text:c="15"/>4.11189e-18 <text:s text:c="2"/>netid: c_15744:n</text:p>
      <text:p text:style-name="Standard"><text:s text:c="15"/>2.98662e-19 <text:s text:c="2"/>netid: c_15744:n</text:p>
      <text:p text:style-name="Standard"><text:s text:c="15"/>1.30521e-18 <text:s text:c="2"/>netid: c_15744:n</text:p>
      <text:p text:style-name="Standard"><text:s text:c="15"/>2.53903e-18 <text:s text:c="2"/>netid: c_15744:n</text:p>
      <text:p text:style-name="Standard"><text:s text:c="15"/>3.06322e-18 <text:s text:c="2"/>netid: c_15862:n</text:p>
      <text:p text:style-name="Standard"><text:s text:c="15"/>3.06007e-18 <text:s text:c="2"/>netid: c_15862:n</text:p>
      <text:p text:style-name="Standard"><text:s text:c="15"/>9.11282e-18 <text:s text:c="2"/>netid: c_15862:n</text:p>
      <text:p text:style-name="Standard"><text:s text:c="15"/>7.88321e-18 <text:s text:c="2"/>netid: c_15862:n</text:p>
      <text:p text:style-name="Standard"><text:s text:c="15"/>4.19881e-18 <text:s text:c="2"/>netid: c_15863:n</text:p>
      <text:p text:style-name="Standard"><text:s text:c="15"/>5.22769e-18 <text:s text:c="2"/>netid: c_17090:p</text:p>
      <text:p text:style-name="Standard"><text:s text:c="15"/>2.48716e-18 <text:s text:c="2"/>netid: c_17090:p</text:p>
      <text:p text:style-name="Standard"><text:soft-page-break/><text:s text:c="15"/>2.26076e-18 <text:s text:c="2"/>netid: c_15864:n</text:p>
      <text:p text:style-name="Standard"><text:s text:c="15"/>2.53903e-18 <text:s text:c="2"/>netid: c_15864:n</text:p>
      <text:p text:style-name="Standard"><text:s text:c="15"/>4.68393e-18 <text:s text:c="2"/>netid: c_15865:n</text:p>
      <text:p text:style-name="Standard"><text:s text:c="15"/>1.44178e-18 <text:s text:c="2"/>netid: c_15865:n</text:p>
      <text:p text:style-name="Standard"><text:s text:c="15"/>2.81301e-18 <text:s text:c="2"/>netid: c_15865:n</text:p>
      <text:p text:style-name="Standard"><text:s text:c="15"/>5.59535e-19 <text:s text:c="2"/>netid: c_15865:n</text:p>
      <text:p text:style-name="Standard"><text:s text:c="16"/>1.6372e-17 <text:s text:c="2"/>netid: XI6/XI4/MNM0:s</text:p>
      <text:p text:style-name="Standard"><text:s text:c="15"/>3.87332e-19 <text:s text:c="2"/>netid: XI6/XI4/MNM0:s</text:p>
      <text:p text:style-name="Standard"><text:s text:c="16"/>2.9731e-18 <text:s text:c="2"/>netid: XI6/XI4/MNM0:s</text:p>
      <text:p text:style-name="Standard"><text:s text:c="15"/>1.20761e-17 <text:s text:c="2"/>netid: c_15914:n</text:p>
      <text:p text:style-name="Standard"><text:s text:c="15"/>6.73469e-19 <text:s text:c="2"/>netid: c_15917:n</text:p>
      <text:p text:style-name="Standard"><text:s text:c="15"/>6.71173e-18 <text:s text:c="2"/>netid: c_15917:n</text:p>
      <text:p text:style-name="Standard"><text:s text:c="15"/>3.25555e-19 <text:s text:c="2"/>netid: c_15918:n</text:p>
      <text:p text:style-name="Standard"><text:s text:c="15"/>2.85127e-18 <text:s text:c="2"/>netid: c_15918:n</text:p>
      <text:p text:style-name="Standard"><text:s text:c="15"/>1.27388e-17 <text:s text:c="2"/>netid: c_15918:n</text:p>
      <text:p text:style-name="Standard"><text:s text:c="16"/>2.6807e-18 <text:s text:c="2"/>netid: c_15918:n</text:p>
      <text:p text:style-name="Standard"><text:s text:c="15"/>1.17409e-17 <text:s text:c="2"/>netid: c_15918:n</text:p>
      <text:p text:style-name="Standard"><text:s text:c="15"/>2.71978e-18 <text:s text:c="2"/>netid: c_15918:n</text:p>
      <text:p text:style-name="Standard"><text:s text:c="15"/>5.54529e-18 <text:s text:c="2"/>netid: c_15918:n</text:p>
      <text:p text:style-name="Standard"><text:s text:c="15"/>4.11069e-18 <text:s text:c="2"/>netid: c_15950:n</text:p>
      <text:p text:style-name="Standard"><text:s text:c="15"/>2.25176e-18 <text:s text:c="2"/>netid: c_15950:n</text:p>
      <text:p text:style-name="Standard"><text:s text:c="16"/>1.0997e-18 <text:s text:c="2"/>netid: c_15950:n</text:p>
      <text:p text:style-name="Standard"><text:s text:c="15"/>9.96302e-19 <text:s text:c="2"/>netid: c_15950:n</text:p>
      <text:p text:style-name="Standard"><text:s text:c="15"/>3.19193e-18 <text:s text:c="2"/>netid: c_15950:n</text:p>
      <text:p text:style-name="Standard"><text:s text:c="15"/>1.34969e-18 <text:s text:c="2"/>netid: c_15950:n</text:p>
      <text:p text:style-name="Standard"><text:s text:c="15"/>4.02206e-18 <text:s text:c="2"/>netid: c_15950:n</text:p>
      <text:p text:style-name="Standard"><text:s text:c="15"/>3.17731e-18 <text:s text:c="2"/>netid: c_15950:n</text:p>
      <text:p text:style-name="Standard"><text:s text:c="15"/>1.64037e-18 <text:s text:c="2"/>netid: c_15950:n</text:p>
      <text:p text:style-name="Standard"><text:s text:c="15"/>1.77999e-18 <text:s text:c="2"/>netid: c_15950:n</text:p>
      <text:p text:style-name="Standard"><text:s text:c="16"/>9.3481e-19 <text:s text:c="2"/>netid: c_5380:n</text:p>
      <text:p text:style-name="Standard"><text:s text:c="15"/>6.74228e-19 <text:s text:c="2"/>netid: c_5337:n</text:p>
      <text:p text:style-name="Standard"><text:s text:c="15"/>7.43953e-18 <text:s text:c="2"/>netid: c_5341:n</text:p>
      <text:p text:style-name="Standard"><text:s text:c="15"/>4.86965e-17 <text:s text:c="2"/>netid: XI6/XI2/MNM0:g</text:p>
      <text:p text:style-name="Standard"><text:s text:c="16"/>3.4751e-19 <text:s text:c="2"/>netid: c_5475:n</text:p>
      <text:p text:style-name="Standard"><text:s text:c="15"/>2.62477e-18 <text:s text:c="2"/>netid: c_5341:n</text:p>
      <text:p text:style-name="Standard"><text:s text:c="15"/>2.41085e-18 <text:s text:c="2"/>netid: c_5475:n</text:p>
      <text:p text:style-name="Standard"><text:s text:c="15"/>1.00944e-18 <text:s text:c="2"/>netid: c_5476:n</text:p>
      <text:p text:style-name="Standard"><text:s text:c="15"/>2.41085e-18 <text:s text:c="2"/>netid: c_5480:n</text:p>
      <text:p text:style-name="Standard"><text:s text:c="15"/>1.02077e-18 <text:s text:c="2"/>netid: c_5373:n</text:p>
      <text:p text:style-name="Standard"><text:s text:c="15"/>2.06893e-18 <text:s text:c="2"/>netid: c_5480:n</text:p>
      <text:p text:style-name="Standard"><text:s text:c="15"/>2.03641e-19 <text:s text:c="2"/>netid: c_5372:n</text:p>
      <text:p text:style-name="Standard"><text:s text:c="15"/>5.97829e-18 <text:s text:c="2"/>netid: c_5475:n</text:p>
      <text:p text:style-name="Standard"><text:s text:c="15"/>1.46678e-18 <text:s text:c="2"/>netid: c_5476:n</text:p>
      <text:p text:style-name="Standard"><text:s text:c="16"/>1.1891e-18 <text:s text:c="2"/>netid: c_5340:n</text:p>
      <text:p text:style-name="Standard"><text:s text:c="15"/>1.41852e-18 <text:s text:c="2"/>netid: c_5340:n</text:p>
      <text:p text:style-name="Standard"><text:s text:c="15"/>3.44277e-18 <text:s text:c="2"/>netid: XI6/XI2/MNM0:g</text:p>
      <text:p text:style-name="Standard"><text:s text:c="15"/>2.17793e-19 <text:s text:c="2"/>netid: c_5340:n</text:p>
      <text:p text:style-name="Standard"><text:s text:c="16"/>6.8659e-19 <text:s text:c="2"/>netid: c_5341:n</text:p>
      <text:p text:style-name="Standard"><text:s text:c="15"/>1.34693e-18 <text:s text:c="2"/>netid: XI6/XI2/MNM0:g</text:p>
      <text:p text:style-name="Standard"><text:s text:c="15"/>3.02926e-19 <text:s text:c="2"/>netid: XI6/XI2/MNM0:g</text:p>
      <text:p text:style-name="Standard"><text:s text:c="15"/>7.53342e-19 <text:s text:c="2"/>netid: c_5475:n</text:p>
      <text:p text:style-name="Standard"><text:s text:c="15"/>8.38243e-19 <text:s text:c="2"/>netid: c_5341:n</text:p>
      <text:p text:style-name="Standard"><text:soft-page-break/><text:s text:c="15"/>2.78398e-19 <text:s text:c="2"/>netid: XI6/NET34</text:p>
      <text:p text:style-name="Standard"><text:s text:c="15"/>3.15384e-18 <text:s text:c="2"/>netid: c_5902:n</text:p>
      <text:p text:style-name="Standard"><text:s text:c="15"/>3.35768e-18 <text:s text:c="2"/>netid: c_5827:n</text:p>
      <text:p text:style-name="Standard"><text:s text:c="15"/>2.02557e-19 <text:s text:c="2"/>netid: c_6025:p</text:p>
      <text:p text:style-name="Standard"><text:s text:c="15"/>2.56875e-19 <text:s text:c="2"/>netid: XI6/NET34</text:p>
      <text:p text:style-name="Standard"><text:s text:c="15"/>4.87464e-17 <text:s text:c="2"/>netid: XI6/XI3/MPM1:g</text:p>
      <text:p text:style-name="Standard"><text:s text:c="15"/>1.86691e-18 <text:s text:c="2"/>netid: c_6202:n</text:p>
      <text:p text:style-name="Standard"><text:s text:c="16"/>3.0703e-18 <text:s text:c="2"/>netid: XI6/XI3/MPM1:g</text:p>
      <text:p text:style-name="Standard"><text:s text:c="15"/>3.49734e-18 <text:s text:c="2"/>netid: c_6202:n</text:p>
      <text:p text:style-name="Standard"><text:s text:c="15"/>7.05188e-19 <text:s text:c="2"/>netid: c_6162:n</text:p>
      <text:p text:style-name="Standard"><text:s text:c="15"/>8.50782e-19 <text:s text:c="2"/>netid: c_6202:n</text:p>
      <text:p text:style-name="Standard"><text:s text:c="15"/>2.02127e-18 <text:s text:c="2"/>netid: c_6202:n</text:p>
      <text:p text:style-name="Standard"><text:s text:c="16"/>7.3597e-19 <text:s text:c="2"/>netid: XI6/XI3/MPM1:g</text:p>
      <text:p text:style-name="Standard"><text:s text:c="15"/>9.04578e-19 <text:s text:c="2"/>netid: c_6204:n</text:p>
      <text:p text:style-name="Standard"><text:s text:c="15"/>3.24061e-18 <text:s text:c="2"/>netid: c_6157:n</text:p>
      <text:p text:style-name="Standard"><text:s text:c="15"/>9.79127e-19 <text:s text:c="2"/>netid: c_6157:n</text:p>
      <text:p text:style-name="Standard"><text:s text:c="15"/>1.20877e-18 <text:s text:c="2"/>netid: c_6202:n</text:p>
      <text:p text:style-name="Standard"><text:s text:c="15"/>3.03292e-19 <text:s text:c="2"/>netid: c_6202:n</text:p>
      <text:p text:style-name="Standard"><text:s text:c="15"/>4.83954e-19 <text:s text:c="2"/>netid: c_6157:n</text:p>
      <text:p text:style-name="Standard"><text:s text:c="15"/>5.28681e-18 <text:s text:c="2"/>netid: c_6203:n</text:p>
      <text:p text:style-name="Standard"><text:s text:c="15"/>3.28578e-19 <text:s text:c="2"/>netid: c_6203:n</text:p>
      <text:p text:style-name="Standard"><text:s text:c="15"/>6.89125e-18 <text:s text:c="2"/>netid: c_6204:n</text:p>
      <text:p text:style-name="Standard"><text:s text:c="15"/>1.17162e-17 <text:s text:c="2"/>netid: c_6204:n</text:p>
      <text:p text:style-name="Standard"><text:s text:c="15"/>4.91741e-18 <text:s text:c="2"/>netid: c_6204:n</text:p>
      <text:p text:style-name="Standard"><text:s text:c="15"/>3.32867e-18 <text:s text:c="2"/>netid: c_6204:n</text:p>
      <text:p text:style-name="Standard"><text:s text:c="15"/>1.89674e-17 <text:s text:c="2"/>netid: c_6202:n</text:p>
      <text:p text:style-name="Standard"><text:s text:c="15"/>3.15951e-18 <text:s text:c="2"/>netid: c_6205:n</text:p>
      <text:p text:style-name="Standard"><text:s text:c="15"/>5.57655e-19 <text:s text:c="2"/>netid: c_6162:n</text:p>
      <text:p text:style-name="Standard"><text:s text:c="16"/>1.0839e-17 <text:s text:c="2"/>netid: c_6204:n</text:p>
      <text:p text:style-name="Standard"><text:s text:c="15"/>3.18263e-18 <text:s text:c="2"/>netid: c_6205:n</text:p>
      <text:p text:style-name="Standard"><text:s text:c="15"/>2.99403e-18 <text:s text:c="2"/>netid: c_6190:n</text:p>
      <text:p text:style-name="Standard"><text:s text:c="15"/>4.43955e-17 <text:s text:c="2"/>netid: c_6157:n</text:p>
      <text:p text:style-name="Standard"><text:s text:c="15"/>1.75987e-18 <text:s text:c="2"/>netid: c_6203:n</text:p>
      <text:p text:style-name="Standard"><text:s text:c="15"/>1.05441e-18 <text:s text:c="2"/>netid: c_6204:n</text:p>
      <text:p text:style-name="Standard"><text:s text:c="15"/>5.19986e-18 <text:s text:c="2"/>netid: c_6204:n</text:p>
      <text:p text:style-name="Standard"><text:s text:c="15"/>5.22217e-19 <text:s text:c="2"/>netid: c_6204:n</text:p>
      <text:p text:style-name="Standard"><text:s text:c="15"/>3.32838e-19 <text:s text:c="2"/>netid: c_6202:n</text:p>
      <text:p text:style-name="Standard"><text:s text:c="15"/>5.64686e-19 <text:s text:c="2"/>netid: c_6157:n</text:p>
      <text:p text:style-name="Standard"><text:s text:c="15"/>4.15817e-19 <text:s text:c="2"/>netid: c_6622:n</text:p>
      <text:p text:style-name="Standard"><text:s text:c="15"/>3.04843e-18 <text:s text:c="2"/>netid: c_6578:n</text:p>
      <text:p text:style-name="Standard"><text:s text:c="15"/>9.45417e-19 <text:s text:c="2"/>netid: c_6571:n</text:p>
      <text:p text:style-name="Standard"><text:s text:c="15"/>4.79744e-18 <text:s text:c="2"/>netid: c_6718:n</text:p>
      <text:p text:style-name="Standard"><text:s text:c="15"/>3.04843e-18 <text:s text:c="2"/>netid: c_6758:p</text:p>
      <text:p text:style-name="Standard"><text:s text:c="15"/>3.04843e-18 <text:s text:c="2"/>netid: c_6574:n</text:p>
      <text:p text:style-name="Standard"><text:s text:c="15"/>2.29045e-18 <text:s text:c="2"/>netid: c_6760:p</text:p>
      <text:p text:style-name="Standard"><text:s text:c="15"/>1.22002e-17 <text:s text:c="2"/>netid: c_6622:n</text:p>
      <text:p text:style-name="Standard"><text:s text:c="15"/>1.62439e-18 <text:s text:c="2"/>netid: c_6673:n</text:p>
      <text:p text:style-name="Standard"><text:s text:c="15"/>2.45474e-19 <text:s text:c="2"/>netid: c_6725:n</text:p>
      <text:p text:style-name="Standard"><text:s text:c="15"/>5.15982e-19 <text:s text:c="2"/>netid: c_6764:p</text:p>
      <text:p text:style-name="Standard"><text:s text:c="16"/>9.4405e-19 <text:s text:c="2"/>netid: c_6622:n</text:p>
      <text:p text:style-name="Standard"><text:s text:c="15"/>2.50541e-18 <text:s text:c="2"/>netid: c_6718:n</text:p>
      <text:p text:style-name="Standard"><text:s text:c="15"/>7.84357e-18 <text:s text:c="2"/>netid: c_6616:n</text:p>
      <text:p text:style-name="Standard"><text:soft-page-break/><text:s text:c="15"/>5.04273e-18 <text:s text:c="2"/>netid: c_6725:n</text:p>
      <text:p text:style-name="Standard"><text:s text:c="15"/>1.18795e-18 <text:s text:c="2"/>netid: c_6758:p</text:p>
      <text:p text:style-name="Standard"><text:s text:c="15"/>2.47515e-18 <text:s text:c="2"/>netid: c_6574:n</text:p>
      <text:p text:style-name="Standard"><text:s text:c="15"/>1.76911e-18 <text:s text:c="2"/>netid: c_6771:p</text:p>
      <text:p text:style-name="Standard"><text:s text:c="15"/>8.38284e-19 <text:s text:c="2"/>netid: c_6701:n</text:p>
      <text:p text:style-name="Standard"><text:s text:c="16"/>1.3008e-18 <text:s text:c="2"/>netid: c_6593:n</text:p>
      <text:p text:style-name="Standard"><text:s text:c="15"/>1.40147e-18 <text:s text:c="2"/>netid: c_6619:n</text:p>
      <text:p text:style-name="Standard"><text:s text:c="16"/>7.0527e-18 <text:s text:c="2"/>netid: c_6616:n</text:p>
      <text:p text:style-name="Standard"><text:s text:c="15"/>1.79676e-18 <text:s text:c="2"/>netid: c_6619:n</text:p>
      <text:p text:style-name="Standard"><text:s text:c="15"/>1.34726e-17 <text:s text:c="2"/>netid: c_6616:n</text:p>
      <text:p text:style-name="Standard"><text:s text:c="15"/>1.92385e-18 <text:s text:c="2"/>netid: c_6622:n</text:p>
      <text:p text:style-name="Standard"><text:s text:c="15"/>1.68633e-18 <text:s text:c="2"/>netid: c_6616:n</text:p>
      <text:p text:style-name="Standard"><text:s text:c="15"/>1.02779e-17 <text:s text:c="2"/>netid: c_6593:n</text:p>
      <text:p text:style-name="Standard"><text:s text:c="15"/>1.45558e-18 <text:s text:c="2"/>netid: c_6688:n</text:p>
      <text:p text:style-name="Standard"><text:s text:c="15"/>5.00915e-18 <text:s text:c="2"/>netid: c_6669:n</text:p>
      <text:p text:style-name="Standard"><text:s text:c="15"/>2.55596e-18 <text:s text:c="2"/>netid: c_6740:n</text:p>
      <text:p text:style-name="Standard"><text:s text:c="15"/>5.34633e-19 <text:s text:c="2"/>netid: c_6718:n</text:p>
      <text:p text:style-name="Standard"><text:s text:c="15"/>4.53694e-18 <text:s text:c="2"/>netid: c_6725:n</text:p>
      <text:p text:style-name="Standard"><text:s text:c="15"/>3.95795e-18 <text:s text:c="2"/>netid: c_6622:n</text:p>
      <text:p text:style-name="Standard"><text:s text:c="15"/>2.89131e-18 <text:s text:c="2"/>netid: c_6673:n</text:p>
      <text:p text:style-name="Standard"><text:s text:c="15"/>5.41407e-18 <text:s text:c="2"/>netid: c_6725:n</text:p>
      <text:p text:style-name="Standard"><text:s text:c="15"/>5.33434e-18 <text:s text:c="2"/>netid: c_6771:p</text:p>
      <text:p text:style-name="Standard"><text:s text:c="15"/>2.55596e-18 <text:s text:c="2"/>netid: c_6575:n</text:p>
      <text:p text:style-name="Standard"><text:s text:c="15"/>4.68739e-18 <text:s text:c="2"/>netid: c_6725:n</text:p>
      <text:p text:style-name="Standard"><text:s text:c="15"/>9.25947e-19 <text:s text:c="2"/>netid: c_6621:n</text:p>
      <text:p text:style-name="Standard"><text:s text:c="15"/>8.93376e-18 <text:s text:c="2"/>netid: c_6673:n</text:p>
      <text:p text:style-name="Standard"><text:s text:c="15"/>4.57614e-18 <text:s text:c="2"/>netid: c_6616:n</text:p>
      <text:p text:style-name="Standard"><text:s text:c="15"/>5.81678e-18 <text:s text:c="2"/>netid: c_6701:n</text:p>
      <text:p text:style-name="Standard"><text:s text:c="15"/>4.34418e-19 <text:s text:c="2"/>netid: c_6616:n</text:p>
      <text:p text:style-name="Standard"><text:s text:c="15"/>1.31077e-17 <text:s text:c="2"/>netid: c_6725:n</text:p>
      <text:p text:style-name="Standard"><text:s text:c="15"/>6.82601e-18 <text:s text:c="2"/>netid: c_6764:p</text:p>
      <text:p text:style-name="Standard"><text:s text:c="15"/>2.60466e-18 <text:s text:c="2"/>netid: c_6622:n</text:p>
      <text:p text:style-name="Standard"><text:s text:c="15"/>2.41423e-18 <text:s text:c="2"/>netid: c_7364:n</text:p>
      <text:p text:style-name="Standard"><text:s text:c="15"/>2.83648e-17 <text:s text:c="2"/>netid: c_7384:n</text:p>
      <text:p text:style-name="Standard"><text:s text:c="15"/>1.47272e-18 <text:s text:c="2"/>netid: c_7384:n</text:p>
      <text:p text:style-name="Standard"><text:s text:c="15"/>1.52597e-18 <text:s text:c="2"/>netid: c_7384:n</text:p>
      <text:p text:style-name="Standard"><text:s text:c="15"/>1.05435e-18 <text:s text:c="2"/>netid: c_7384:n</text:p>
      <text:p text:style-name="Standard"><text:s text:c="16"/>2.1086e-18 <text:s text:c="2"/>netid: c_7457:n</text:p>
      <text:p text:style-name="Standard"><text:s text:c="15"/>1.31373e-17 <text:s text:c="2"/>netid: c_7457:n</text:p>
      <text:p text:style-name="Standard"><text:s text:c="16"/>3.4784e-18 <text:s text:c="2"/>netid: c_7457:n</text:p>
      <text:p text:style-name="Standard"><text:s text:c="16"/>2.9704e-18 <text:s text:c="2"/>netid: XI6/XI3/MPM0:d</text:p>
      <text:p text:style-name="Standard"><text:s text:c="15"/>1.00724e-18 <text:s text:c="2"/>netid: c_7535:n</text:p>
      <text:p text:style-name="Standard"><text:s text:c="15"/>2.05071e-17 <text:s text:c="2"/>netid: c_7535:n</text:p>
      <text:p text:style-name="Standard"><text:s text:c="15"/>2.29108e-18 <text:s text:c="2"/>netid: c_7360:n</text:p>
      <text:p text:style-name="Standard"><text:s text:c="15"/>2.83801e-18 <text:s text:c="2"/>netid: c_7496:n</text:p>
      <text:p text:style-name="Standard"><text:s text:c="16"/>5.8177e-19 <text:s text:c="2"/>netid: c_7496:n</text:p>
      <text:p text:style-name="Standard"><text:s text:c="15"/>6.20111e-19 <text:s text:c="2"/>netid: c_7496:n</text:p>
      <text:p text:style-name="Standard"><text:s text:c="15"/>2.63483e-18 <text:s text:c="2"/>netid: c_7361:n</text:p>
      <text:p text:style-name="Standard"><text:s text:c="16"/>1.3021e-18 <text:s text:c="2"/>netid: c_7368:n</text:p>
      <text:p text:style-name="Standard"><text:s text:c="15"/>4.85746e-18 <text:s text:c="2"/>netid: c_7385:n</text:p>
      <text:p text:style-name="Standard"><text:s text:c="15"/>1.25806e-18 <text:s text:c="2"/>netid: c_7544:n</text:p>
      <text:p text:style-name="Standard"><text:s text:c="15"/>1.05067e-17 <text:s text:c="2"/>netid: c_7372:n</text:p>
      <text:p text:style-name="Standard"><text:soft-page-break/><text:s text:c="15"/>3.37134e-18 <text:s text:c="2"/>netid: c_7363:n</text:p>
      <text:p text:style-name="Standard"><text:s text:c="15"/>2.33427e-17 <text:s text:c="2"/>netid: c_7363:n</text:p>
      <text:p text:style-name="Standard"><text:s text:c="15"/>2.57465e-19 <text:s text:c="2"/>netid: c_7363:n</text:p>
      <text:p text:style-name="Standard"><text:s text:c="15"/>6.37301e-18 <text:s text:c="2"/>netid: XI6/NET33</text:p>
      <text:p text:style-name="Standard"><text:s text:c="16"/>2.1569e-18 <text:s text:c="2"/>netid: XI6/NET33</text:p>
      <text:p text:style-name="Standard"><text:s text:c="15"/>1.51667e-18 <text:s text:c="2"/>netid: c_381:n</text:p>
      <text:p text:style-name="Standard"><text:s text:c="15"/>2.65833e-19 <text:s text:c="2"/>netid: XI6/XI2/MNM1:s</text:p>
      <text:p text:style-name="Standard"><text:s text:c="15"/>8.44052e-18 <text:s text:c="2"/>netid: c_381:n</text:p>
      <text:p text:style-name="Standard"><text:s text:c="15"/>5.40533e-19 <text:s text:c="2"/>netid: XI6/XI2/MNM1:s</text:p>
      <text:p text:style-name="Standard"><text:s text:c="15"/>1.55958e-18 <text:s text:c="2"/>netid: c_381:n</text:p>
      <text:p text:style-name="Standard"><text:s text:c="15"/>2.65151e-19 <text:s text:c="2"/>netid: XI6/XI2/MNM1:s</text:p>
      <text:p text:style-name="Standard"><text:s text:c="15"/>1.77816e-18 <text:s text:c="2"/>netid: c_405:n</text:p>
      <text:p text:style-name="Standard"/>
      <text:p text:style-name="Standard"/>
      <text:p text:style-name="Standard">52 <text:s text:c="19"/>0.0 <text:s text:c="2"/>1.15483e-15 <text:s text:c="6"/>85.3795 <text:s text:c="11"/>0.0 <text:s/>XI6/NET24</text:p>
      <text:p text:style-name="Standard"><text:s text:c="12"/>- Coupled nets</text:p>
      <text:p text:style-name="Standard"><text:s text:c="15"/>XI6/XI6/MPM1:g,XI6/XI6/MPM1:g,XI6/XI6/MPM1:g,XI6/XI6/MNM1:g,XI6/XI6/MNM1:g,XI6/XI6/MNM1:g,XI6/XI6/MNM1:g,c_7929:p,c_7929:p,c_7929:p,c_7929:p,c_7929:p,c_8421:p,c_7590:p,c_7590:p,c_7590:p,c_7590:p,c_7590:p,c_7590:p,c_9502:p,c_9502:p,c_9502:p,XI6/XI6/MPM1:s,XI6/XI6/MPM1:s,XI6/XI6/MPM1:s,XI6/XI6/MPM1:s,c_7969:p,c_8540:p,c_8540:p,c_8540:p,c_9513:p,c_9513:p,c_8442:p,c_7924:p,c_8063:p,c_8063:p,c_7976:p,c_7592:p,c_7593:p,c_7594:p,c_8062:p,c_7635:p,c_7635:p,c_7635:p,c_8449:p,c_8450:p,c_8451:p,c_8452:p,c_7925:p,c_8458:p,c_9533:p,c_8459:p,c_8460:p,c_8460:p,c_8461:p,c_9768:n,c_9768:n,c_9768:n,c_9768:n,c_9768:n,c_9768:n,c_9768:n,c_9768:n,c_9768:n,c_9768:n,c_9775:n,c_9775:n,c_10208:p,c_10208:p,c_10208:p,c_10208:p,c_9777:n,c_9777:n,c_9809:n,c_9809:n,c_10244:p,c_9813:n,c_9813:n,c_9813:n,c_9813:n,c_9813:n,c_9813:n,c_9813:n,c_9813:n,c_9813:n,c_9813:n,c_9813:n,c_10016:p,c_10017:p,c_10017:p,c_10017:p,c_10018:p,c_10018:p,c_10018:p,c_10018:p,c_9823:n,c_9823:n,c_12123:n,XI6/XI6/MNM0:g,XI6/XI6/MNM0:g,XI6/XI6/MNM0:g,c_12137:n,c_12137:n,c_13662:p,c_13664:p,c_13664:p,c_12145:n,c_12148:n,c_12148:n,c_12164:n,c_12166:n,c_12166:n,c_12166:n,c_12168:n,c_12168:n,c_12169:n,c_12170:n,c_12174:n,c_12174:n,c_12174:n,c_12174:n,c_13698:p,c_13698:p,c_12253:n,c_12253:n,c_13700:p,c_13700:p,c_12254:n,c_12258:n,c_12258:n,c_12262:n,c_12262:n,c_12274:n,c_12274:n,c_12274:n,c_12274:n,c_12274:n,c_12274:n,c_12274:n,c_12274:n,c_15290:n,c_15317:n,c_15317:n,c_16165:n,c_16165:n,c_16165:n,c_15821:n,XI6/XI6/MNM0:s,c_15825:n,c_15739:n,c_15739:n,c_15748:n,c_15861:n,c_15904:n,c_15904:n,c_15904:n,c_15904:n,c_15904:n,c_15904:n,c_15946:n,c_5531:n,c_5739:p,c_5346:n,c_5451:n,c_5421:n,c_5531:n,c_5422:n,c_5421:n,c_5531:n,c_5450:n,c_5451:n,c_5421:n,c_5421:n,c_5349:n,c_5421:n,c_5531:n,XI6/XI1/XI0/MPM0:d,c_5344:n,c_5353:n,c_5383:n,c_5357:n,c_5739:p,c_5461:n,c_5450:n,c_5453:n,c_5451:n,c_5348:n,c_5421:n,c_5453:n,c_5791:n,c_5791:n,c_5861:n,c_5824:n,c_5815:n,c_5861:n,c_5824:n,c_6007:n,c_6007:n,c_5824:n,c_6007:n,c_5815:n,c_6007:n,c_5824:n,c_5813:n,c_6007:n,c_5820:n,c_5816:n,c_5861:n,c_5816:n,c_5824:n,c_5866:n,c_5791:n,c_5791:n,c_5809:n,c_5791:n,c_5791:n,c_5820:n,c_5791:n,c_5791:n,c_5813:n,XI6/XI1/XI0/MPM1:g,XI6/XI1/XI0/MPM1:g,XI6/XI1/XI0/MPM1:g,c_6160:n,XI6/XI6/MNM1:s,c_225:n,c_225:n,c_247:n,XI6/XI6/MNM2:s,c_247:n,XI6/XI6/MNM2:s,c_247:n,XI6/XI6/MNM2:s,c_247:n,c_596:n</text:p>
      <text:p text:style-name="Standard"><text:s text:c="12"/>- Intrinsic Capacitance</text:p>
      <text:p text:style-name="Standard"><text:s text:c="15"/>1.68842e-16</text:p>
      <text:p text:style-name="Standard"><text:s text:c="12"/>- Coupled capacitance</text:p>
      <text:p text:style-name="Standard"><text:s text:c="15"/>4.21364e-18 <text:s text:c="2"/>netid: XI6/XI6/MPM1:g</text:p>
      <text:p text:style-name="Standard"><text:s text:c="16"/>1.8541e-18 <text:s text:c="2"/>netid: XI6/XI6/MPM1:g</text:p>
      <text:p text:style-name="Standard"><text:s text:c="15"/>6.79039e-19 <text:s text:c="2"/>netid: XI6/XI6/MPM1:g</text:p>
      <text:p text:style-name="Standard"><text:soft-page-break/><text:s text:c="15"/>1.39693e-18 <text:s text:c="2"/>netid: XI6/XI6/MNM1:g</text:p>
      <text:p text:style-name="Standard"><text:s text:c="15"/>2.69068e-19 <text:s text:c="2"/>netid: XI6/XI6/MNM1:g</text:p>
      <text:p text:style-name="Standard"><text:s text:c="15"/>3.81071e-18 <text:s text:c="2"/>netid: XI6/XI6/MNM1:g</text:p>
      <text:p text:style-name="Standard"><text:s text:c="16"/>6.1646e-18 <text:s text:c="2"/>netid: XI6/XI6/MNM1:g</text:p>
      <text:p text:style-name="Standard"><text:s text:c="15"/>3.07154e-18 <text:s text:c="2"/>netid: c_7929:p</text:p>
      <text:p text:style-name="Standard"><text:s text:c="15"/>3.26793e-18 <text:s text:c="2"/>netid: c_7929:p</text:p>
      <text:p text:style-name="Standard"><text:s text:c="15"/>1.88706e-17 <text:s text:c="2"/>netid: c_7929:p</text:p>
      <text:p text:style-name="Standard"><text:s text:c="15"/>1.89654e-17 <text:s text:c="2"/>netid: c_7929:p</text:p>
      <text:p text:style-name="Standard"><text:s text:c="15"/>1.92899e-18 <text:s text:c="2"/>netid: c_7929:p</text:p>
      <text:p text:style-name="Standard"><text:s text:c="15"/>9.35537e-19 <text:s text:c="2"/>netid: c_8421:p</text:p>
      <text:p text:style-name="Standard"><text:s text:c="15"/>3.07374e-18 <text:s text:c="2"/>netid: c_7590:p</text:p>
      <text:p text:style-name="Standard"><text:s text:c="15"/>1.90965e-17 <text:s text:c="2"/>netid: c_7590:p</text:p>
      <text:p text:style-name="Standard"><text:s text:c="15"/>4.06651e-18 <text:s text:c="2"/>netid: c_7590:p</text:p>
      <text:p text:style-name="Standard"><text:s text:c="15"/>2.82273e-18 <text:s text:c="2"/>netid: c_7590:p</text:p>
      <text:p text:style-name="Standard"><text:s text:c="16"/>1.2804e-18 <text:s text:c="2"/>netid: c_7590:p</text:p>
      <text:p text:style-name="Standard"><text:s text:c="15"/>7.45043e-19 <text:s text:c="2"/>netid: c_7590:p</text:p>
      <text:p text:style-name="Standard"><text:s text:c="15"/>2.29788e-17 <text:s text:c="2"/>netid: c_9502:p</text:p>
      <text:p text:style-name="Standard"><text:s text:c="15"/>3.32157e-18 <text:s text:c="2"/>netid: c_9502:p</text:p>
      <text:p text:style-name="Standard"><text:s text:c="16"/>1.1821e-18 <text:s text:c="2"/>netid: c_9502:p</text:p>
      <text:p text:style-name="Standard"><text:s text:c="15"/>2.30064e-17 <text:s text:c="2"/>netid: XI6/XI6/MPM1:s</text:p>
      <text:p text:style-name="Standard"><text:s text:c="15"/>3.33717e-18 <text:s text:c="2"/>netid: XI6/XI6/MPM1:s</text:p>
      <text:p text:style-name="Standard"><text:s text:c="15"/>2.45761e-17 <text:s text:c="2"/>netid: XI6/XI6/MPM1:s</text:p>
      <text:p text:style-name="Standard"><text:s text:c="15"/>3.33952e-18 <text:s text:c="2"/>netid: XI6/XI6/MPM1:s</text:p>
      <text:p text:style-name="Standard"><text:s text:c="15"/>1.69852e-18 <text:s text:c="2"/>netid: c_7969:p</text:p>
      <text:p text:style-name="Standard"><text:s text:c="15"/>1.90648e-18 <text:s text:c="2"/>netid: c_8540:p</text:p>
      <text:p text:style-name="Standard"><text:s text:c="15"/>3.11146e-19 <text:s text:c="2"/>netid: c_8540:p</text:p>
      <text:p text:style-name="Standard"><text:s text:c="15"/>5.64892e-18 <text:s text:c="2"/>netid: c_8540:p</text:p>
      <text:p text:style-name="Standard"><text:s text:c="16"/>1.2817e-18 <text:s text:c="2"/>netid: c_9513:p</text:p>
      <text:p text:style-name="Standard"><text:s text:c="15"/>9.31068e-19 <text:s text:c="2"/>netid: c_9513:p</text:p>
      <text:p text:style-name="Standard"><text:s text:c="15"/>1.88608e-17 <text:s text:c="2"/>netid: c_8442:p</text:p>
      <text:p text:style-name="Standard"><text:s text:c="15"/>8.86748e-19 <text:s text:c="2"/>netid: c_7924:p</text:p>
      <text:p text:style-name="Standard"><text:s text:c="15"/>2.69473e-19 <text:s text:c="2"/>netid: c_8063:p</text:p>
      <text:p text:style-name="Standard"><text:s text:c="15"/>3.80775e-18 <text:s text:c="2"/>netid: c_8063:p</text:p>
      <text:p text:style-name="Standard"><text:s text:c="15"/>8.20668e-19 <text:s text:c="2"/>netid: c_7976:p</text:p>
      <text:p text:style-name="Standard"><text:s text:c="15"/>7.03239e-18 <text:s text:c="2"/>netid: c_7592:p</text:p>
      <text:p text:style-name="Standard"><text:s text:c="16"/>6.2176e-19 <text:s text:c="2"/>netid: c_7593:p</text:p>
      <text:p text:style-name="Standard"><text:s text:c="15"/>3.07985e-18 <text:s text:c="2"/>netid: c_7594:p</text:p>
      <text:p text:style-name="Standard"><text:s text:c="15"/>1.41258e-18 <text:s text:c="2"/>netid: c_8062:p</text:p>
      <text:p text:style-name="Standard"><text:s text:c="15"/>1.86726e-18 <text:s text:c="2"/>netid: c_7635:p</text:p>
      <text:p text:style-name="Standard"><text:s text:c="15"/>3.66908e-18 <text:s text:c="2"/>netid: c_7635:p</text:p>
      <text:p text:style-name="Standard"><text:s text:c="15"/>1.54725e-18 <text:s text:c="2"/>netid: c_7635:p</text:p>
      <text:p text:style-name="Standard"><text:s text:c="15"/>1.15419e-17 <text:s text:c="2"/>netid: c_8449:p</text:p>
      <text:p text:style-name="Standard"><text:s text:c="15"/>1.23571e-17 <text:s text:c="2"/>netid: c_8450:p</text:p>
      <text:p text:style-name="Standard"><text:s text:c="15"/>3.90262e-18 <text:s text:c="2"/>netid: c_8451:p</text:p>
      <text:p text:style-name="Standard"><text:s text:c="15"/>7.67704e-18 <text:s text:c="2"/>netid: c_8452:p</text:p>
      <text:p text:style-name="Standard"><text:s text:c="15"/>2.25585e-18 <text:s text:c="2"/>netid: c_7925:p</text:p>
      <text:p text:style-name="Standard"><text:s text:c="15"/>3.30479e-19 <text:s text:c="2"/>netid: c_8458:p</text:p>
      <text:p text:style-name="Standard"><text:s text:c="15"/>3.56837e-18 <text:s text:c="2"/>netid: c_9533:p</text:p>
      <text:p text:style-name="Standard"><text:s text:c="15"/>6.97381e-18 <text:s text:c="2"/>netid: c_8459:p</text:p>
      <text:p text:style-name="Standard"><text:s text:c="15"/>9.71172e-19 <text:s text:c="2"/>netid: c_8460:p</text:p>
      <text:p text:style-name="Standard"><text:s text:c="15"/>1.51107e-17 <text:s text:c="2"/>netid: c_8460:p</text:p>
      <text:p text:style-name="Standard"><text:s text:c="15"/>6.97471e-18 <text:s text:c="2"/>netid: c_8461:p</text:p>
      <text:p text:style-name="Standard"><text:soft-page-break/><text:s text:c="15"/>1.05452e-18 <text:s text:c="2"/>netid: c_9768:n</text:p>
      <text:p text:style-name="Standard"><text:s text:c="15"/>1.91034e-18 <text:s text:c="2"/>netid: c_9768:n</text:p>
      <text:p text:style-name="Standard"><text:s text:c="15"/>1.96822e-18 <text:s text:c="2"/>netid: c_9768:n</text:p>
      <text:p text:style-name="Standard"><text:s text:c="15"/>1.26393e-18 <text:s text:c="2"/>netid: c_9768:n</text:p>
      <text:p text:style-name="Standard"><text:s text:c="15"/>1.11307e-18 <text:s text:c="2"/>netid: c_9768:n</text:p>
      <text:p text:style-name="Standard"><text:s text:c="15"/>1.35002e-18 <text:s text:c="2"/>netid: c_9768:n</text:p>
      <text:p text:style-name="Standard"><text:s text:c="15"/>4.40268e-18 <text:s text:c="2"/>netid: c_9768:n</text:p>
      <text:p text:style-name="Standard"><text:s text:c="15"/>5.22901e-18 <text:s text:c="2"/>netid: c_9768:n</text:p>
      <text:p text:style-name="Standard"><text:s text:c="15"/>8.56719e-19 <text:s text:c="2"/>netid: c_9768:n</text:p>
      <text:p text:style-name="Standard"><text:s text:c="15"/>1.68388e-18 <text:s text:c="2"/>netid: c_9768:n</text:p>
      <text:p text:style-name="Standard"><text:s text:c="15"/>2.55018e-18 <text:s text:c="2"/>netid: c_9775:n</text:p>
      <text:p text:style-name="Standard"><text:s text:c="15"/>6.81891e-19 <text:s text:c="2"/>netid: c_9775:n</text:p>
      <text:p text:style-name="Standard"><text:s text:c="15"/>1.16634e-18 <text:s text:c="2"/>netid: c_10208:p</text:p>
      <text:p text:style-name="Standard"><text:s text:c="15"/>4.54178e-19 <text:s text:c="2"/>netid: c_10208:p</text:p>
      <text:p text:style-name="Standard"><text:s text:c="15"/>5.14877e-18 <text:s text:c="2"/>netid: c_10208:p</text:p>
      <text:p text:style-name="Standard"><text:s text:c="15"/>1.00777e-17 <text:s text:c="2"/>netid: c_10208:p</text:p>
      <text:p text:style-name="Standard"><text:s text:c="15"/>3.75017e-18 <text:s text:c="2"/>netid: c_9777:n</text:p>
      <text:p text:style-name="Standard"><text:s text:c="15"/>1.73547e-18 <text:s text:c="2"/>netid: c_9777:n</text:p>
      <text:p text:style-name="Standard"><text:s text:c="15"/>2.14831e-18 <text:s text:c="2"/>netid: c_9809:n</text:p>
      <text:p text:style-name="Standard"><text:s text:c="15"/>2.71776e-18 <text:s text:c="2"/>netid: c_9809:n</text:p>
      <text:p text:style-name="Standard"><text:s text:c="15"/>4.51556e-18 <text:s text:c="2"/>netid: c_10244:p</text:p>
      <text:p text:style-name="Standard"><text:s text:c="15"/>3.19147e-19 <text:s text:c="2"/>netid: c_9813:n</text:p>
      <text:p text:style-name="Standard"><text:s text:c="15"/>1.49979e-18 <text:s text:c="2"/>netid: c_9813:n</text:p>
      <text:p text:style-name="Standard"><text:s text:c="15"/>1.39732e-17 <text:s text:c="2"/>netid: c_9813:n</text:p>
      <text:p text:style-name="Standard"><text:s text:c="15"/>4.39986e-18 <text:s text:c="2"/>netid: c_9813:n</text:p>
      <text:p text:style-name="Standard"><text:s text:c="15"/>1.88423e-18 <text:s text:c="2"/>netid: c_9813:n</text:p>
      <text:p text:style-name="Standard"><text:s text:c="15"/>2.29686e-18 <text:s text:c="2"/>netid: c_9813:n</text:p>
      <text:p text:style-name="Standard"><text:s text:c="15"/>7.04998e-19 <text:s text:c="2"/>netid: c_9813:n</text:p>
      <text:p text:style-name="Standard"><text:s text:c="15"/>1.38162e-18 <text:s text:c="2"/>netid: c_9813:n</text:p>
      <text:p text:style-name="Standard"><text:s text:c="16"/>1.2316e-17 <text:s text:c="2"/>netid: c_9813:n</text:p>
      <text:p text:style-name="Standard"><text:s text:c="16"/>9.8338e-18 <text:s text:c="2"/>netid: c_9813:n</text:p>
      <text:p text:style-name="Standard"><text:s text:c="17"/>1.316e-17 <text:s text:c="2"/>netid: c_9813:n</text:p>
      <text:p text:style-name="Standard"><text:s text:c="16"/>8.5621e-19 <text:s text:c="2"/>netid: c_10016:p</text:p>
      <text:p text:style-name="Standard"><text:s text:c="15"/>2.10168e-18 <text:s text:c="2"/>netid: c_10017:p</text:p>
      <text:p text:style-name="Standard"><text:s text:c="15"/>8.57653e-19 <text:s text:c="2"/>netid: c_10017:p</text:p>
      <text:p text:style-name="Standard"><text:s text:c="15"/>1.49762e-18 <text:s text:c="2"/>netid: c_10017:p</text:p>
      <text:p text:style-name="Standard"><text:s text:c="15"/>9.01751e-19 <text:s text:c="2"/>netid: c_10018:p</text:p>
      <text:p text:style-name="Standard"><text:s text:c="15"/>8.11195e-19 <text:s text:c="2"/>netid: c_10018:p</text:p>
      <text:p text:style-name="Standard"><text:s text:c="15"/>2.12075e-19 <text:s text:c="2"/>netid: c_10018:p</text:p>
      <text:p text:style-name="Standard"><text:s text:c="15"/>2.11519e-19 <text:s text:c="2"/>netid: c_10018:p</text:p>
      <text:p text:style-name="Standard"><text:s text:c="15"/>4.19854e-19 <text:s text:c="2"/>netid: c_9823:n</text:p>
      <text:p text:style-name="Standard"><text:s text:c="15"/>1.82838e-18 <text:s text:c="2"/>netid: c_9823:n</text:p>
      <text:p text:style-name="Standard"><text:s text:c="15"/>4.69094e-18 <text:s text:c="2"/>netid: c_12123:n</text:p>
      <text:p text:style-name="Standard"><text:s text:c="15"/>3.67185e-18 <text:s text:c="2"/>netid: XI6/XI6/MNM0:g</text:p>
      <text:p text:style-name="Standard"><text:s text:c="15"/>2.68637e-18 <text:s text:c="2"/>netid: XI6/XI6/MNM0:g</text:p>
      <text:p text:style-name="Standard"><text:s text:c="15"/>2.71025e-18 <text:s text:c="2"/>netid: XI6/XI6/MNM0:g</text:p>
      <text:p text:style-name="Standard"><text:s text:c="15"/>5.61471e-19 <text:s text:c="2"/>netid: c_12137:n</text:p>
      <text:p text:style-name="Standard"><text:s text:c="15"/>3.29734e-18 <text:s text:c="2"/>netid: c_12137:n</text:p>
      <text:p text:style-name="Standard"><text:s text:c="15"/>1.51169e-18 <text:s text:c="2"/>netid: c_13662:p</text:p>
      <text:p text:style-name="Standard"><text:s text:c="15"/>5.19379e-18 <text:s text:c="2"/>netid: c_13664:p</text:p>
      <text:p text:style-name="Standard"><text:s text:c="15"/>1.71245e-18 <text:s text:c="2"/>netid: c_13664:p</text:p>
      <text:p text:style-name="Standard"><text:s text:c="15"/>5.19377e-18 <text:s text:c="2"/>netid: c_12145:n</text:p>
      <text:p text:style-name="Standard"><text:soft-page-break/><text:s text:c="15"/>7.93237e-19 <text:s text:c="2"/>netid: c_12148:n</text:p>
      <text:p text:style-name="Standard"><text:s text:c="15"/>5.19377e-18 <text:s text:c="2"/>netid: c_12148:n</text:p>
      <text:p text:style-name="Standard"><text:s text:c="15"/>1.25606e-18 <text:s text:c="2"/>netid: c_12164:n</text:p>
      <text:p text:style-name="Standard"><text:s text:c="15"/>5.76958e-18 <text:s text:c="2"/>netid: c_12166:n</text:p>
      <text:p text:style-name="Standard"><text:s text:c="15"/>1.85833e-17 <text:s text:c="2"/>netid: c_12166:n</text:p>
      <text:p text:style-name="Standard"><text:s text:c="15"/>3.91607e-18 <text:s text:c="2"/>netid: c_12166:n</text:p>
      <text:p text:style-name="Standard"><text:s text:c="15"/>1.68649e-18 <text:s text:c="2"/>netid: c_12168:n</text:p>
      <text:p text:style-name="Standard"><text:s text:c="15"/>9.89682e-18 <text:s text:c="2"/>netid: c_12168:n</text:p>
      <text:p text:style-name="Standard"><text:s text:c="15"/>4.01531e-18 <text:s text:c="2"/>netid: c_12169:n</text:p>
      <text:p text:style-name="Standard"><text:s text:c="15"/>1.14493e-17 <text:s text:c="2"/>netid: c_12170:n</text:p>
      <text:p text:style-name="Standard"><text:s text:c="15"/>1.04205e-18 <text:s text:c="2"/>netid: c_12174:n</text:p>
      <text:p text:style-name="Standard"><text:s text:c="15"/>1.63675e-18 <text:s text:c="2"/>netid: c_12174:n</text:p>
      <text:p text:style-name="Standard"><text:s text:c="15"/>2.05362e-19 <text:s text:c="2"/>netid: c_12174:n</text:p>
      <text:p text:style-name="Standard"><text:s text:c="15"/>7.42848e-18 <text:s text:c="2"/>netid: c_12174:n</text:p>
      <text:p text:style-name="Standard"><text:s text:c="15"/>1.90126e-18 <text:s text:c="2"/>netid: c_13698:p</text:p>
      <text:p text:style-name="Standard"><text:s text:c="15"/>4.79893e-18 <text:s text:c="2"/>netid: c_13698:p</text:p>
      <text:p text:style-name="Standard"><text:s text:c="15"/>8.20988e-18 <text:s text:c="2"/>netid: c_12253:n</text:p>
      <text:p text:style-name="Standard"><text:s text:c="15"/>6.61679e-18 <text:s text:c="2"/>netid: c_12253:n</text:p>
      <text:p text:style-name="Standard"><text:s text:c="15"/>8.16734e-19 <text:s text:c="2"/>netid: c_13700:p</text:p>
      <text:p text:style-name="Standard"><text:s text:c="15"/>5.44647e-18 <text:s text:c="2"/>netid: c_13700:p</text:p>
      <text:p text:style-name="Standard"><text:s text:c="15"/>5.44647e-18 <text:s text:c="2"/>netid: c_12254:n</text:p>
      <text:p text:style-name="Standard"><text:s text:c="15"/>1.19701e-18 <text:s text:c="2"/>netid: c_12258:n</text:p>
      <text:p text:style-name="Standard"><text:s text:c="15"/>5.44647e-18 <text:s text:c="2"/>netid: c_12258:n</text:p>
      <text:p text:style-name="Standard"><text:s text:c="16"/>6.6482e-18 <text:s text:c="2"/>netid: c_12262:n</text:p>
      <text:p text:style-name="Standard"><text:s text:c="15"/>7.23506e-18 <text:s text:c="2"/>netid: c_12262:n</text:p>
      <text:p text:style-name="Standard"><text:s text:c="15"/>5.10454e-19 <text:s text:c="2"/>netid: c_12274:n</text:p>
      <text:p text:style-name="Standard"><text:s text:c="15"/>1.94894e-18 <text:s text:c="2"/>netid: c_12274:n</text:p>
      <text:p text:style-name="Standard"><text:s text:c="15"/>8.83359e-19 <text:s text:c="2"/>netid: c_12274:n</text:p>
      <text:p text:style-name="Standard"><text:s text:c="15"/>2.13224e-18 <text:s text:c="2"/>netid: c_12274:n</text:p>
      <text:p text:style-name="Standard"><text:s text:c="15"/>1.25717e-18 <text:s text:c="2"/>netid: c_12274:n</text:p>
      <text:p text:style-name="Standard"><text:s text:c="16"/>2.0355e-18 <text:s text:c="2"/>netid: c_12274:n</text:p>
      <text:p text:style-name="Standard"><text:s text:c="15"/>1.60757e-18 <text:s text:c="2"/>netid: c_12274:n</text:p>
      <text:p text:style-name="Standard"><text:s text:c="15"/>1.68868e-18 <text:s text:c="2"/>netid: c_12274:n</text:p>
      <text:p text:style-name="Standard"><text:s text:c="15"/>8.82135e-19 <text:s text:c="2"/>netid: c_15290:n</text:p>
      <text:p text:style-name="Standard"><text:s text:c="15"/>6.99224e-19 <text:s text:c="2"/>netid: c_15317:n</text:p>
      <text:p text:style-name="Standard"><text:s text:c="15"/>1.55874e-17 <text:s text:c="2"/>netid: c_15317:n</text:p>
      <text:p text:style-name="Standard"><text:s text:c="15"/>8.24929e-18 <text:s text:c="2"/>netid: c_16165:n</text:p>
      <text:p text:style-name="Standard"><text:s text:c="17"/>7.037e-19 <text:s text:c="2"/>netid: c_16165:n</text:p>
      <text:p text:style-name="Standard"><text:s text:c="15"/>1.36379e-18 <text:s text:c="2"/>netid: c_16165:n</text:p>
      <text:p text:style-name="Standard"><text:s text:c="15"/>9.03386e-19 <text:s text:c="2"/>netid: c_15821:n</text:p>
      <text:p text:style-name="Standard"><text:s text:c="15"/>1.57468e-18 <text:s text:c="2"/>netid: XI6/XI6/MNM0:s</text:p>
      <text:p text:style-name="Standard"><text:s text:c="15"/>2.30647e-18 <text:s text:c="2"/>netid: c_15825:n</text:p>
      <text:p text:style-name="Standard"><text:s text:c="15"/>4.48988e-18 <text:s text:c="2"/>netid: c_15739:n</text:p>
      <text:p text:style-name="Standard"><text:s text:c="15"/>2.98662e-19 <text:s text:c="2"/>netid: c_15739:n</text:p>
      <text:p text:style-name="Standard"><text:s text:c="16"/>1.1929e-18 <text:s text:c="2"/>netid: c_15748:n</text:p>
      <text:p text:style-name="Standard"><text:s text:c="15"/>2.24612e-18 <text:s text:c="2"/>netid: c_15861:n</text:p>
      <text:p text:style-name="Standard"><text:s text:c="15"/>2.77954e-18 <text:s text:c="2"/>netid: c_15904:n</text:p>
      <text:p text:style-name="Standard"><text:s text:c="15"/>1.36658e-18 <text:s text:c="2"/>netid: c_15904:n</text:p>
      <text:p text:style-name="Standard"><text:s text:c="15"/>8.60574e-19 <text:s text:c="2"/>netid: c_15904:n</text:p>
      <text:p text:style-name="Standard"><text:s text:c="15"/>2.21023e-18 <text:s text:c="2"/>netid: c_15904:n</text:p>
      <text:p text:style-name="Standard"><text:s text:c="15"/>1.53454e-18 <text:s text:c="2"/>netid: c_15904:n</text:p>
      <text:p text:style-name="Standard"><text:s text:c="15"/>3.01946e-19 <text:s text:c="2"/>netid: c_15904:n</text:p>
      <text:p text:style-name="Standard"><text:soft-page-break/><text:s text:c="15"/>3.57822e-19 <text:s text:c="2"/>netid: c_15946:n</text:p>
      <text:p text:style-name="Standard"><text:s text:c="15"/>2.25794e-18 <text:s text:c="2"/>netid: c_5531:n</text:p>
      <text:p text:style-name="Standard"><text:s text:c="15"/>1.07824e-18 <text:s text:c="2"/>netid: c_5739:p</text:p>
      <text:p text:style-name="Standard"><text:s text:c="15"/>2.21688e-18 <text:s text:c="2"/>netid: c_5346:n</text:p>
      <text:p text:style-name="Standard"><text:s text:c="15"/>3.65186e-18 <text:s text:c="2"/>netid: c_5451:n</text:p>
      <text:p text:style-name="Standard"><text:s text:c="15"/>5.45867e-18 <text:s text:c="2"/>netid: c_5421:n</text:p>
      <text:p text:style-name="Standard"><text:s text:c="15"/>2.90032e-18 <text:s text:c="2"/>netid: c_5531:n</text:p>
      <text:p text:style-name="Standard"><text:s text:c="15"/>3.43551e-18 <text:s text:c="2"/>netid: c_5422:n</text:p>
      <text:p text:style-name="Standard"><text:s text:c="15"/>1.50039e-18 <text:s text:c="2"/>netid: c_5421:n</text:p>
      <text:p text:style-name="Standard"><text:s text:c="16"/>3.4784e-18 <text:s text:c="2"/>netid: c_5531:n</text:p>
      <text:p text:style-name="Standard"><text:s text:c="16"/>2.1569e-18 <text:s text:c="2"/>netid: c_5450:n</text:p>
      <text:p text:style-name="Standard"><text:s text:c="15"/>2.90055e-19 <text:s text:c="2"/>netid: c_5451:n</text:p>
      <text:p text:style-name="Standard"><text:s text:c="15"/>1.13866e-18 <text:s text:c="2"/>netid: c_5421:n</text:p>
      <text:p text:style-name="Standard"><text:s text:c="15"/>3.03796e-18 <text:s text:c="2"/>netid: c_5421:n</text:p>
      <text:p text:style-name="Standard"><text:s text:c="15"/>2.00524e-18 <text:s text:c="2"/>netid: c_5349:n</text:p>
      <text:p text:style-name="Standard"><text:s text:c="15"/>2.43141e-17 <text:s text:c="2"/>netid: c_5421:n</text:p>
      <text:p text:style-name="Standard"><text:s text:c="15"/>1.02064e-17 <text:s text:c="2"/>netid: c_5531:n</text:p>
      <text:p text:style-name="Standard"><text:s text:c="16"/>2.9704e-18 <text:s text:c="2"/>netid: XI6/XI1/XI0/MPM0:d</text:p>
      <text:p text:style-name="Standard"><text:s text:c="15"/>2.02976e-18 <text:s text:c="2"/>netid: c_5344:n</text:p>
      <text:p text:style-name="Standard"><text:s text:c="15"/>1.09585e-18 <text:s text:c="2"/>netid: c_5353:n</text:p>
      <text:p text:style-name="Standard"><text:s text:c="15"/>4.09501e-18 <text:s text:c="2"/>netid: c_5383:n</text:p>
      <text:p text:style-name="Standard"><text:s text:c="15"/>6.97584e-18 <text:s text:c="2"/>netid: c_5357:n</text:p>
      <text:p text:style-name="Standard"><text:s text:c="15"/>2.00611e-17 <text:s text:c="2"/>netid: c_5739:p</text:p>
      <text:p text:style-name="Standard"><text:s text:c="15"/>1.32188e-17 <text:s text:c="2"/>netid: c_5461:n</text:p>
      <text:p text:style-name="Standard"><text:s text:c="15"/>5.87931e-18 <text:s text:c="2"/>netid: c_5450:n</text:p>
      <text:p text:style-name="Standard"><text:s text:c="15"/>1.05832e-18 <text:s text:c="2"/>netid: c_5453:n</text:p>
      <text:p text:style-name="Standard"><text:s text:c="15"/>4.29417e-18 <text:s text:c="2"/>netid: c_5451:n</text:p>
      <text:p text:style-name="Standard"><text:s text:c="15"/>7.12713e-18 <text:s text:c="2"/>netid: c_5348:n</text:p>
      <text:p text:style-name="Standard"><text:s text:c="15"/>6.00221e-19 <text:s text:c="2"/>netid: c_5421:n</text:p>
      <text:p text:style-name="Standard"><text:s text:c="15"/>4.66974e-19 <text:s text:c="2"/>netid: c_5453:n</text:p>
      <text:p text:style-name="Standard"><text:s text:c="15"/>5.48318e-19 <text:s text:c="2"/>netid: c_5791:n</text:p>
      <text:p text:style-name="Standard"><text:s text:c="15"/>2.82433e-19 <text:s text:c="2"/>netid: c_5791:n</text:p>
      <text:p text:style-name="Standard"><text:s text:c="15"/>7.70245e-19 <text:s text:c="2"/>netid: c_5861:n</text:p>
      <text:p text:style-name="Standard"><text:s text:c="15"/>3.79622e-19 <text:s text:c="2"/>netid: c_5824:n</text:p>
      <text:p text:style-name="Standard"><text:s text:c="16"/>2.5977e-18 <text:s text:c="2"/>netid: c_5815:n</text:p>
      <text:p text:style-name="Standard"><text:s text:c="15"/>3.12003e-19 <text:s text:c="2"/>netid: c_5861:n</text:p>
      <text:p text:style-name="Standard"><text:s text:c="15"/>2.51386e-18 <text:s text:c="2"/>netid: c_5824:n</text:p>
      <text:p text:style-name="Standard"><text:s text:c="15"/>2.12068e-18 <text:s text:c="2"/>netid: c_6007:n</text:p>
      <text:p text:style-name="Standard"><text:s text:c="15"/>6.04928e-19 <text:s text:c="2"/>netid: c_6007:n</text:p>
      <text:p text:style-name="Standard"><text:s text:c="16"/>1.0907e-18 <text:s text:c="2"/>netid: c_5824:n</text:p>
      <text:p text:style-name="Standard"><text:s text:c="16"/>3.5283e-19 <text:s text:c="2"/>netid: c_6007:n</text:p>
      <text:p text:style-name="Standard"><text:s text:c="15"/>1.66504e-18 <text:s text:c="2"/>netid: c_5815:n</text:p>
      <text:p text:style-name="Standard"><text:s text:c="15"/>2.58264e-19 <text:s text:c="2"/>netid: c_6007:n</text:p>
      <text:p text:style-name="Standard"><text:s text:c="15"/>1.97179e-18 <text:s text:c="2"/>netid: c_5824:n</text:p>
      <text:p text:style-name="Standard"><text:s text:c="15"/>3.37027e-18 <text:s text:c="2"/>netid: c_5813:n</text:p>
      <text:p text:style-name="Standard"><text:s text:c="15"/>1.62522e-18 <text:s text:c="2"/>netid: c_6007:n</text:p>
      <text:p text:style-name="Standard"><text:s text:c="16"/>1.1601e-18 <text:s text:c="2"/>netid: c_5820:n</text:p>
      <text:p text:style-name="Standard"><text:s text:c="15"/>1.05644e-18 <text:s text:c="2"/>netid: c_5816:n</text:p>
      <text:p text:style-name="Standard"><text:s text:c="15"/>7.82339e-19 <text:s text:c="2"/>netid: c_5861:n</text:p>
      <text:p text:style-name="Standard"><text:s text:c="16"/>1.7284e-18 <text:s text:c="2"/>netid: c_5816:n</text:p>
      <text:p text:style-name="Standard"><text:s text:c="15"/>1.31312e-18 <text:s text:c="2"/>netid: c_5824:n</text:p>
      <text:p text:style-name="Standard"><text:s text:c="15"/>3.04385e-19 <text:s text:c="2"/>netid: c_5866:n</text:p>
      <text:p text:style-name="Standard"><text:soft-page-break/><text:s text:c="15"/>3.91837e-19 <text:s text:c="2"/>netid: c_5791:n</text:p>
      <text:p text:style-name="Standard"><text:s text:c="15"/>1.64182e-17 <text:s text:c="2"/>netid: c_5791:n</text:p>
      <text:p text:style-name="Standard"><text:s text:c="15"/>2.66244e-18 <text:s text:c="2"/>netid: c_5809:n</text:p>
      <text:p text:style-name="Standard"><text:s text:c="16"/>1.2727e-17 <text:s text:c="2"/>netid: c_5791:n</text:p>
      <text:p text:style-name="Standard"><text:s text:c="15"/>5.17517e-19 <text:s text:c="2"/>netid: c_5791:n</text:p>
      <text:p text:style-name="Standard"><text:s text:c="15"/>1.77618e-17 <text:s text:c="2"/>netid: c_5820:n</text:p>
      <text:p text:style-name="Standard"><text:s text:c="15"/>7.66467e-18 <text:s text:c="2"/>netid: c_5791:n</text:p>
      <text:p text:style-name="Standard"><text:s text:c="15"/>9.61036e-19 <text:s text:c="2"/>netid: c_5791:n</text:p>
      <text:p text:style-name="Standard"><text:s text:c="15"/>5.21645e-18 <text:s text:c="2"/>netid: c_5813:n</text:p>
      <text:p text:style-name="Standard"><text:s text:c="15"/>4.89111e-17 <text:s text:c="2"/>netid: XI6/XI1/XI0/MPM1:g</text:p>
      <text:p text:style-name="Standard"><text:s text:c="15"/>3.08159e-19 <text:s text:c="2"/>netid: XI6/XI1/XI0/MPM1:g</text:p>
      <text:p text:style-name="Standard"><text:s text:c="15"/>2.43769e-18 <text:s text:c="2"/>netid: XI6/XI1/XI0/MPM1:g</text:p>
      <text:p text:style-name="Standard"><text:s text:c="15"/>8.79858e-19 <text:s text:c="2"/>netid: c_6160:n</text:p>
      <text:p text:style-name="Standard"><text:s text:c="15"/>1.30514e-18 <text:s text:c="2"/>netid: XI6/XI6/MNM1:s</text:p>
      <text:p text:style-name="Standard"><text:s text:c="15"/>4.57797e-19 <text:s text:c="2"/>netid: c_225:n</text:p>
      <text:p text:style-name="Standard"><text:s text:c="15"/>1.50794e-18 <text:s text:c="2"/>netid: c_225:n</text:p>
      <text:p text:style-name="Standard"><text:s text:c="15"/>3.33069e-18 <text:s text:c="2"/>netid: c_247:n</text:p>
      <text:p text:style-name="Standard"><text:s text:c="16"/>1.6372e-17 <text:s text:c="2"/>netid: XI6/XI6/MNM2:s</text:p>
      <text:p text:style-name="Standard"><text:s text:c="15"/>5.83094e-18 <text:s text:c="2"/>netid: c_247:n</text:p>
      <text:p text:style-name="Standard"><text:s text:c="15"/>1.57468e-18 <text:s text:c="2"/>netid: XI6/XI6/MNM2:s</text:p>
      <text:p text:style-name="Standard"><text:s text:c="15"/>1.42382e-17 <text:s text:c="2"/>netid: c_247:n</text:p>
      <text:p text:style-name="Standard"><text:s text:c="15"/>3.41386e-18 <text:s text:c="2"/>netid: XI6/XI6/MNM2:s</text:p>
      <text:p text:style-name="Standard"><text:s text:c="16"/>9.3696e-19 <text:s text:c="2"/>netid: c_247:n</text:p>
      <text:p text:style-name="Standard"><text:s text:c="17"/>1.693e-18 <text:s text:c="2"/>netid: c_596:n</text:p>
      <text:p text:style-name="Standard"/>
      <text:p text:style-name="Standard"/>
      <text:p text:style-name="Standard">53 <text:s text:c="19"/>0.0 <text:s text:c="2"/>1.06157e-15 <text:s text:c="6"/>85.5566 <text:s text:c="11"/>0.0 <text:s/>XI6/NET33</text:p>
      <text:p text:style-name="Standard"><text:s text:c="12"/>- Coupled nets</text:p>
      <text:p text:style-name="Standard"><text:s text:c="15"/>c_9384:p,c_9384:p,c_9384:p,c_9384:p,c_9384:p,c_9384:p,c_8545:p,c_8545:p,c_8545:p,c_8545:p,c_8545:p,c_7601:p,c_7598:p,c_7598:p,c_7598:p,c_9553:p,c_9553:p,c_7620:p,XI6/XI3/MPM0:b,XI6/XI3/MPM0:b,XI6/XI3/MPM1:s,XI6/XI3/MPM1:s,XI6/XI3/MPM1:s,XI6/XI3/MPM1:s,XI6/XI3/MPM1:s,c_8478:p,c_8479:p,c_8482:p,c_8483:p,c_8484:p,c_9568:p,c_8485:p,c_7618:p,c_8490:p,c_8407:p,c_8392:p,c_8392:p,c_8409:p,c_9778:n,c_10220:p,c_10220:p,c_10220:p,XI6/XI0/XI0/MPM0:d,c_9792:n,c_9797:n,c_9798:n,c_9799:n,c_10625:p,c_10625:p,c_9811:n,c_9811:n,c_10099:p,c_10117:p,c_10526:p,c_10080:p,c_9821:n,c_9821:n,c_9821:n,c_10162:p,c_10162:p,c_10162:p,c_10162:p,c_10162:p,c_10478:p,c_10148:p,c_10148:p,c_10119:p,c_10530:p,c_10530:p,c_10530:p,c_10530:p,c_10163:p,c_10163:p,c_10310:p,c_10164:p,c_10164:p,c_10164:p,c_10165:p,c_10165:p,c_10103:p,c_9965:p,c_10229:p,c_10229:p,c_10229:p,c_9966:p,c_9966:p,c_10546:p,XI6/XI0/XI0/MPM1:g,XI6/XI0/XI0/MPM1:g,XI6/XI0/XI0/MPM1:g,c_15273:n,c_15276:n,c_15276:n,c_15352:n,c_15352:n,c_15352:n,c_15352:n,c_15352:n,XI3/XI0/MNM0:b,c_15824:n,c_15824:n,XI6/XI3/MNM0:s,c_15837:n,c_15741:n,c_15741:n,c_15744:n,c_15744:n,c_15744:n,c_17148:p,c_15919:n,c_15919:n,c_15919:n,c_15919:n,c_15925:n,c_15925:n,c_15925:n,c_15925:n,c_15925:n,c_15950:n,c_15951:n,c_15951:n,c_6201:n,c_6170:n,c_6202:n,XI6/XI3/MPM1:g,XI6/XI3/MPM1:g,c_6533:p,c_6169:n,c_6162:n,c_6176:n,XI6/XI3/MPM1:g,c_6176:n,XI6/XI3/MPM1:g,c_6200:n,c_6201:n,c_6542:p,c_6202:n,c_6533:p,XI6/XI3/MPM1:g,c_6202:n,c_6162:n,XI6/NET28,c_6162:n,XI6/XI3/MPM1:g,XI6/XI3/MPM1:g,XI6/XI3/MPM1:g,XI6/XI3/MPM1:g,c_6162:n,c_6176:n,XI6/XI3/MPM1:g,c_6162:n,XI6/XI3/MPM1:g,c_6202:n,c_6162:n,c_6202:n,c_6718:n,c_6622:n,c_6673:n,c_6622:n,c_6595:n,c_6595:n,c_6595:n,c_6666:n,c_6622:n,c_6595:n,c_6595:n,c_6622:n,c_6622:n,c_6827:n,c_6827:n,c_6828:n,c<text:soft-page-break/>_6850:n,c_6851:n,XI6/XI3/MNM0:g,c_6827:n,c_6828:n,c_6827:n,XI6/XI3/MNM0:g,c_6827:n,XI6/XI3/MNM0:g,c_6827:n,c_6851:n,c_6852:n,c_6827:n,c_6827:n,c_6827:n,c_6827:n,c_6827:n,XI6/XI3/MNM0:g,c_6827:n,c_6828:n,c_6827:n,c_6828:n,c_405:n,XI6/XI3/MNM1:s,c_405:n,XI6/XI3/MNM1:s,c_405:n,c_638:n</text:p>
      <text:p text:style-name="Standard"><text:s text:c="12"/>- Intrinsic Capacitance</text:p>
      <text:p text:style-name="Standard"><text:s text:c="15"/>1.53326e-16</text:p>
      <text:p text:style-name="Standard"><text:s text:c="12"/>- Coupled capacitance</text:p>
      <text:p text:style-name="Standard"><text:s text:c="15"/>3.14716e-18 <text:s text:c="2"/>netid: c_9384:p</text:p>
      <text:p text:style-name="Standard"><text:s text:c="15"/>3.15964e-18 <text:s text:c="2"/>netid: c_9384:p</text:p>
      <text:p text:style-name="Standard"><text:s text:c="15"/>1.44322e-17 <text:s text:c="2"/>netid: c_9384:p</text:p>
      <text:p text:style-name="Standard"><text:s text:c="15"/>1.30864e-17 <text:s text:c="2"/>netid: c_9384:p</text:p>
      <text:p text:style-name="Standard"><text:s text:c="15"/>1.76145e-18 <text:s text:c="2"/>netid: c_9384:p</text:p>
      <text:p text:style-name="Standard"><text:s text:c="16"/>2.1594e-18 <text:s text:c="2"/>netid: c_9384:p</text:p>
      <text:p text:style-name="Standard"><text:s text:c="15"/>2.37671e-18 <text:s text:c="2"/>netid: c_8545:p</text:p>
      <text:p text:style-name="Standard"><text:s text:c="15"/>1.02178e-18 <text:s text:c="2"/>netid: c_8545:p</text:p>
      <text:p text:style-name="Standard"><text:s text:c="15"/>1.02178e-18 <text:s text:c="2"/>netid: c_8545:p</text:p>
      <text:p text:style-name="Standard"><text:s text:c="15"/>2.53261e-18 <text:s text:c="2"/>netid: c_8545:p</text:p>
      <text:p text:style-name="Standard"><text:s text:c="15"/>2.96789e-19 <text:s text:c="2"/>netid: c_8545:p</text:p>
      <text:p text:style-name="Standard"><text:s text:c="15"/>1.81844e-18 <text:s text:c="2"/>netid: c_7601:p</text:p>
      <text:p text:style-name="Standard"><text:s text:c="15"/>1.72583e-18 <text:s text:c="2"/>netid: c_7598:p</text:p>
      <text:p text:style-name="Standard"><text:s text:c="15"/>3.11146e-19 <text:s text:c="2"/>netid: c_7598:p</text:p>
      <text:p text:style-name="Standard"><text:s text:c="15"/>5.20873e-18 <text:s text:c="2"/>netid: c_7598:p</text:p>
      <text:p text:style-name="Standard"><text:s text:c="15"/>1.27988e-18 <text:s text:c="2"/>netid: c_9553:p</text:p>
      <text:p text:style-name="Standard"><text:s text:c="15"/>3.54407e-18 <text:s text:c="2"/>netid: c_9553:p</text:p>
      <text:p text:style-name="Standard"><text:s text:c="16"/>1.6778e-17 <text:s text:c="2"/>netid: c_7620:p</text:p>
      <text:p text:style-name="Standard"><text:s text:c="15"/>4.23415e-19 <text:s text:c="2"/>netid: XI6/XI3/MPM0:b</text:p>
      <text:p text:style-name="Standard"><text:s text:c="15"/>4.82043e-19 <text:s text:c="2"/>netid: XI6/XI3/MPM0:b</text:p>
      <text:p text:style-name="Standard"><text:s text:c="15"/>2.94279e-18 <text:s text:c="2"/>netid: XI6/XI3/MPM1:s</text:p>
      <text:p text:style-name="Standard"><text:s text:c="15"/>2.47359e-17 <text:s text:c="2"/>netid: XI6/XI3/MPM1:s</text:p>
      <text:p text:style-name="Standard"><text:s text:c="15"/>2.30064e-17 <text:s text:c="2"/>netid: XI6/XI3/MPM1:s</text:p>
      <text:p text:style-name="Standard"><text:s text:c="15"/>2.51214e-19 <text:s text:c="2"/>netid: XI6/XI3/MPM1:s</text:p>
      <text:p text:style-name="Standard"><text:s text:c="15"/>2.15745e-18 <text:s text:c="2"/>netid: XI6/XI3/MPM1:s</text:p>
      <text:p text:style-name="Standard"><text:s text:c="15"/>2.04469e-18 <text:s text:c="2"/>netid: c_8478:p</text:p>
      <text:p text:style-name="Standard"><text:s text:c="16"/>6.2844e-19 <text:s text:c="2"/>netid: c_8479:p</text:p>
      <text:p text:style-name="Standard"><text:s text:c="15"/>3.96852e-18 <text:s text:c="2"/>netid: c_8482:p</text:p>
      <text:p text:style-name="Standard"><text:s text:c="15"/>1.53139e-18 <text:s text:c="2"/>netid: c_8483:p</text:p>
      <text:p text:style-name="Standard"><text:s text:c="15"/>7.44359e-18 <text:s text:c="2"/>netid: c_8484:p</text:p>
      <text:p text:style-name="Standard"><text:s text:c="16"/>5.5224e-18 <text:s text:c="2"/>netid: c_9568:p</text:p>
      <text:p text:style-name="Standard"><text:s text:c="15"/>1.29274e-17 <text:s text:c="2"/>netid: c_8485:p</text:p>
      <text:p text:style-name="Standard"><text:s text:c="15"/>9.16085e-18 <text:s text:c="2"/>netid: c_7618:p</text:p>
      <text:p text:style-name="Standard"><text:s text:c="15"/>9.02453e-18 <text:s text:c="2"/>netid: c_8490:p</text:p>
      <text:p text:style-name="Standard"><text:s text:c="15"/>8.43568e-18 <text:s text:c="2"/>netid: c_8407:p</text:p>
      <text:p text:style-name="Standard"><text:s text:c="15"/>7.51091e-19 <text:s text:c="2"/>netid: c_8392:p</text:p>
      <text:p text:style-name="Standard"><text:s text:c="16"/>1.8207e-17 <text:s text:c="2"/>netid: c_8392:p</text:p>
      <text:p text:style-name="Standard"><text:s text:c="15"/>8.43614e-18 <text:s text:c="2"/>netid: c_8409:p</text:p>
      <text:p text:style-name="Standard"><text:s text:c="15"/>2.41423e-18 <text:s text:c="2"/>netid: c_9778:n</text:p>
      <text:p text:style-name="Standard"><text:s text:c="15"/>2.19459e-18 <text:s text:c="2"/>netid: c_10220:p</text:p>
      <text:p text:style-name="Standard"><text:s text:c="16"/>3.4784e-18 <text:s text:c="2"/>netid: c_10220:p</text:p>
      <text:p text:style-name="Standard"><text:s text:c="15"/>1.31373e-17 <text:s text:c="2"/>netid: c_10220:p</text:p>
      <text:p text:style-name="Standard"><text:s text:c="15"/>2.13348e-18 <text:s text:c="2"/>netid: XI6/XI0/XI0/MPM0:d</text:p>
      <text:p text:style-name="Standard"><text:s text:c="15"/>2.68965e-18 <text:s text:c="2"/>netid: c_9792:n</text:p>
      <text:p text:style-name="Standard"><text:soft-page-break/><text:s text:c="15"/>1.27536e-18 <text:s text:c="2"/>netid: c_9797:n</text:p>
      <text:p text:style-name="Standard"><text:s text:c="15"/>4.95303e-18 <text:s text:c="2"/>netid: c_9798:n</text:p>
      <text:p text:style-name="Standard"><text:s text:c="15"/>6.97218e-18 <text:s text:c="2"/>netid: c_9799:n</text:p>
      <text:p text:style-name="Standard"><text:s text:c="15"/>1.05058e-18 <text:s text:c="2"/>netid: c_10625:p</text:p>
      <text:p text:style-name="Standard"><text:s text:c="15"/>7.20498e-18 <text:s text:c="2"/>netid: c_10625:p</text:p>
      <text:p text:style-name="Standard"><text:s text:c="15"/>2.33755e-18 <text:s text:c="2"/>netid: c_9811:n</text:p>
      <text:p text:style-name="Standard"><text:s text:c="15"/>1.40745e-17 <text:s text:c="2"/>netid: c_9811:n</text:p>
      <text:p text:style-name="Standard"><text:s text:c="15"/>1.12362e-18 <text:s text:c="2"/>netid: c_10099:p</text:p>
      <text:p text:style-name="Standard"><text:s text:c="15"/>1.12362e-18 <text:s text:c="2"/>netid: c_10117:p</text:p>
      <text:p text:style-name="Standard"><text:s text:c="15"/>1.12362e-18 <text:s text:c="2"/>netid: c_10526:p</text:p>
      <text:p text:style-name="Standard"><text:s text:c="15"/>4.30379e-19 <text:s text:c="2"/>netid: c_10080:p</text:p>
      <text:p text:style-name="Standard"><text:s text:c="15"/>3.31116e-18 <text:s text:c="2"/>netid: c_9821:n</text:p>
      <text:p text:style-name="Standard"><text:s text:c="15"/>2.57465e-19 <text:s text:c="2"/>netid: c_9821:n</text:p>
      <text:p text:style-name="Standard"><text:s text:c="15"/>2.33675e-17 <text:s text:c="2"/>netid: c_9821:n</text:p>
      <text:p text:style-name="Standard"><text:s text:c="15"/>7.57945e-19 <text:s text:c="2"/>netid: c_10162:p</text:p>
      <text:p text:style-name="Standard"><text:s text:c="15"/>1.32068e-18 <text:s text:c="2"/>netid: c_10162:p</text:p>
      <text:p text:style-name="Standard"><text:s text:c="15"/>5.69249e-18 <text:s text:c="2"/>netid: c_10162:p</text:p>
      <text:p text:style-name="Standard"><text:s text:c="15"/>5.73484e-18 <text:s text:c="2"/>netid: c_10162:p</text:p>
      <text:p text:style-name="Standard"><text:s text:c="15"/>2.50985e-18 <text:s text:c="2"/>netid: c_10162:p</text:p>
      <text:p text:style-name="Standard"><text:s text:c="15"/>5.90914e-19 <text:s text:c="2"/>netid: c_10478:p</text:p>
      <text:p text:style-name="Standard"><text:s text:c="15"/>5.28035e-18 <text:s text:c="2"/>netid: c_10148:p</text:p>
      <text:p text:style-name="Standard"><text:s text:c="15"/>1.56698e-18 <text:s text:c="2"/>netid: c_10148:p</text:p>
      <text:p text:style-name="Standard"><text:s text:c="15"/>2.29205e-18 <text:s text:c="2"/>netid: c_10119:p</text:p>
      <text:p text:style-name="Standard"><text:s text:c="15"/>2.84483e-19 <text:s text:c="2"/>netid: c_10530:p</text:p>
      <text:p text:style-name="Standard"><text:s text:c="15"/>8.18847e-18 <text:s text:c="2"/>netid: c_10530:p</text:p>
      <text:p text:style-name="Standard"><text:s text:c="15"/>1.55353e-18 <text:s text:c="2"/>netid: c_10530:p</text:p>
      <text:p text:style-name="Standard"><text:s text:c="15"/>3.72779e-19 <text:s text:c="2"/>netid: c_10530:p</text:p>
      <text:p text:style-name="Standard"><text:s text:c="15"/>2.56907e-18 <text:s text:c="2"/>netid: c_10163:p</text:p>
      <text:p text:style-name="Standard"><text:s text:c="15"/>1.53335e-18 <text:s text:c="2"/>netid: c_10163:p</text:p>
      <text:p text:style-name="Standard"><text:s text:c="15"/>6.59007e-19 <text:s text:c="2"/>netid: c_10310:p</text:p>
      <text:p text:style-name="Standard"><text:s text:c="15"/>1.49729e-18 <text:s text:c="2"/>netid: c_10164:p</text:p>
      <text:p text:style-name="Standard"><text:s text:c="15"/>2.90647e-18 <text:s text:c="2"/>netid: c_10164:p</text:p>
      <text:p text:style-name="Standard"><text:s text:c="15"/>6.20006e-18 <text:s text:c="2"/>netid: c_10164:p</text:p>
      <text:p text:style-name="Standard"><text:s text:c="15"/>2.17057e-18 <text:s text:c="2"/>netid: c_10165:p</text:p>
      <text:p text:style-name="Standard"><text:s text:c="16"/>6.3796e-18 <text:s text:c="2"/>netid: c_10165:p</text:p>
      <text:p text:style-name="Standard"><text:s text:c="15"/>8.49456e-19 <text:s text:c="2"/>netid: c_10103:p</text:p>
      <text:p text:style-name="Standard"><text:s text:c="15"/>2.34311e-18 <text:s text:c="2"/>netid: c_9965:p</text:p>
      <text:p text:style-name="Standard"><text:s text:c="15"/>2.74979e-19 <text:s text:c="2"/>netid: c_10229:p</text:p>
      <text:p text:style-name="Standard"><text:s text:c="15"/>5.27977e-19 <text:s text:c="2"/>netid: c_10229:p</text:p>
      <text:p text:style-name="Standard"><text:s text:c="15"/>1.12924e-18 <text:s text:c="2"/>netid: c_10229:p</text:p>
      <text:p text:style-name="Standard"><text:s text:c="15"/>2.02908e-19 <text:s text:c="2"/>netid: c_9966:p</text:p>
      <text:p text:style-name="Standard"><text:s text:c="16"/>1.3867e-18 <text:s text:c="2"/>netid: c_9966:p</text:p>
      <text:p text:style-name="Standard"><text:s text:c="15"/>2.15569e-19 <text:s text:c="2"/>netid: c_10546:p</text:p>
      <text:p text:style-name="Standard"><text:s text:c="15"/>4.80522e-17 <text:s text:c="2"/>netid: XI6/XI0/XI0/MPM1:g</text:p>
      <text:p text:style-name="Standard"><text:s text:c="15"/>3.39806e-19 <text:s text:c="2"/>netid: XI6/XI0/XI0/MPM1:g</text:p>
      <text:p text:style-name="Standard"><text:s text:c="15"/>2.60362e-18 <text:s text:c="2"/>netid: XI6/XI0/XI0/MPM1:g</text:p>
      <text:p text:style-name="Standard"><text:s text:c="15"/>4.89982e-19 <text:s text:c="2"/>netid: c_15273:n</text:p>
      <text:p text:style-name="Standard"><text:s text:c="15"/>3.02969e-19 <text:s text:c="2"/>netid: c_15276:n</text:p>
      <text:p text:style-name="Standard"><text:s text:c="15"/>2.51769e-17 <text:s text:c="2"/>netid: c_15276:n</text:p>
      <text:p text:style-name="Standard"><text:s text:c="15"/>2.61378e-18 <text:s text:c="2"/>netid: c_15352:n</text:p>
      <text:p text:style-name="Standard"><text:s text:c="15"/>2.23146e-18 <text:s text:c="2"/>netid: c_15352:n</text:p>
      <text:p text:style-name="Standard"><text:s text:c="15"/>1.82578e-17 <text:s text:c="2"/>netid: c_15352:n</text:p>
      <text:p text:style-name="Standard"><text:soft-page-break/><text:s text:c="15"/>4.37148e-18 <text:s text:c="2"/>netid: c_15352:n</text:p>
      <text:p text:style-name="Standard"><text:s text:c="15"/>1.07809e-18 <text:s text:c="2"/>netid: c_15352:n</text:p>
      <text:p text:style-name="Standard"><text:s text:c="15"/>9.94149e-19 <text:s text:c="2"/>netid: XI3/XI0/MNM0:b</text:p>
      <text:p text:style-name="Standard"><text:s text:c="15"/>5.11847e-18 <text:s text:c="2"/>netid: c_15824:n</text:p>
      <text:p text:style-name="Standard"><text:s text:c="15"/>1.68321e-18 <text:s text:c="2"/>netid: c_15824:n</text:p>
      <text:p text:style-name="Standard"><text:s text:c="15"/>1.13971e-18 <text:s text:c="2"/>netid: XI6/XI3/MNM0:s</text:p>
      <text:p text:style-name="Standard"><text:s text:c="15"/>2.38307e-18 <text:s text:c="2"/>netid: c_15837:n</text:p>
      <text:p text:style-name="Standard"><text:s text:c="15"/>4.05929e-18 <text:s text:c="2"/>netid: c_15741:n</text:p>
      <text:p text:style-name="Standard"><text:s text:c="15"/>2.98662e-19 <text:s text:c="2"/>netid: c_15741:n</text:p>
      <text:p text:style-name="Standard"><text:s text:c="15"/>3.47873e-19 <text:s text:c="2"/>netid: c_15744:n</text:p>
      <text:p text:style-name="Standard"><text:s text:c="15"/>5.48452e-18 <text:s text:c="2"/>netid: c_15744:n</text:p>
      <text:p text:style-name="Standard"><text:s text:c="15"/>2.06959e-18 <text:s text:c="2"/>netid: c_15744:n</text:p>
      <text:p text:style-name="Standard"><text:s text:c="15"/>2.40428e-18 <text:s text:c="2"/>netid: c_17148:p</text:p>
      <text:p text:style-name="Standard"><text:s text:c="15"/>2.48082e-19 <text:s text:c="2"/>netid: c_15919:n</text:p>
      <text:p text:style-name="Standard"><text:s text:c="15"/>3.29308e-18 <text:s text:c="2"/>netid: c_15919:n</text:p>
      <text:p text:style-name="Standard"><text:s text:c="15"/>2.88746e-19 <text:s text:c="2"/>netid: c_15919:n</text:p>
      <text:p text:style-name="Standard"><text:s text:c="15"/>1.95924e-18 <text:s text:c="2"/>netid: c_15919:n</text:p>
      <text:p text:style-name="Standard"><text:s text:c="16"/>2.6427e-18 <text:s text:c="2"/>netid: c_15925:n</text:p>
      <text:p text:style-name="Standard"><text:s text:c="15"/>9.82237e-19 <text:s text:c="2"/>netid: c_15925:n</text:p>
      <text:p text:style-name="Standard"><text:s text:c="15"/>9.69915e-19 <text:s text:c="2"/>netid: c_15925:n</text:p>
      <text:p text:style-name="Standard"><text:s text:c="15"/>1.47662e-18 <text:s text:c="2"/>netid: c_15925:n</text:p>
      <text:p text:style-name="Standard"><text:s text:c="15"/>2.06133e-19 <text:s text:c="2"/>netid: c_15925:n</text:p>
      <text:p text:style-name="Standard"><text:s text:c="15"/>1.35991e-18 <text:s text:c="2"/>netid: c_15950:n</text:p>
      <text:p text:style-name="Standard"><text:s text:c="16"/>1.0126e-18 <text:s text:c="2"/>netid: c_15951:n</text:p>
      <text:p text:style-name="Standard"><text:s text:c="15"/>5.21597e-19 <text:s text:c="2"/>netid: c_15951:n</text:p>
      <text:p text:style-name="Standard"><text:s text:c="15"/>1.79676e-18 <text:s text:c="2"/>netid: c_6201:n</text:p>
      <text:p text:style-name="Standard"><text:s text:c="15"/>1.40147e-18 <text:s text:c="2"/>netid: c_6170:n</text:p>
      <text:p text:style-name="Standard"><text:s text:c="16"/>4.0616e-18 <text:s text:c="2"/>netid: c_6202:n</text:p>
      <text:p text:style-name="Standard"><text:s text:c="15"/>2.54788e-18 <text:s text:c="2"/>netid: XI6/XI3/MPM1:g</text:p>
      <text:p text:style-name="Standard"><text:s text:c="15"/>2.96259e-18 <text:s text:c="2"/>netid: XI6/XI3/MPM1:g</text:p>
      <text:p text:style-name="Standard"><text:s text:c="15"/>4.35595e-19 <text:s text:c="2"/>netid: c_6533:p</text:p>
      <text:p text:style-name="Standard"><text:s text:c="15"/>5.41704e-19 <text:s text:c="2"/>netid: c_6169:n</text:p>
      <text:p text:style-name="Standard"><text:s text:c="15"/>5.00354e-19 <text:s text:c="2"/>netid: c_6162:n</text:p>
      <text:p text:style-name="Standard"><text:s text:c="15"/>2.44049e-18 <text:s text:c="2"/>netid: c_6176:n</text:p>
      <text:p text:style-name="Standard"><text:s text:c="15"/>1.45942e-18 <text:s text:c="2"/>netid: XI6/XI3/MPM1:g</text:p>
      <text:p text:style-name="Standard"><text:s text:c="15"/>7.93228e-19 <text:s text:c="2"/>netid: c_6176:n</text:p>
      <text:p text:style-name="Standard"><text:s text:c="15"/>7.88751e-18 <text:s text:c="2"/>netid: XI6/XI3/MPM1:g</text:p>
      <text:p text:style-name="Standard"><text:s text:c="15"/>7.05215e-18 <text:s text:c="2"/>netid: c_6200:n</text:p>
      <text:p text:style-name="Standard"><text:s text:c="15"/>1.34726e-17 <text:s text:c="2"/>netid: c_6201:n</text:p>
      <text:p text:style-name="Standard"><text:s text:c="15"/>1.68631e-18 <text:s text:c="2"/>netid: c_6542:p</text:p>
      <text:p text:style-name="Standard"><text:s text:c="16"/>7.0419e-19 <text:s text:c="2"/>netid: c_6202:n</text:p>
      <text:p text:style-name="Standard"><text:s text:c="15"/>4.61337e-19 <text:s text:c="2"/>netid: c_6533:p</text:p>
      <text:p text:style-name="Standard"><text:s text:c="15"/>5.48085e-18 <text:s text:c="2"/>netid: XI6/XI3/MPM1:g</text:p>
      <text:p text:style-name="Standard"><text:s text:c="15"/>3.38121e-18 <text:s text:c="2"/>netid: c_6202:n</text:p>
      <text:p text:style-name="Standard"><text:s text:c="15"/>2.84408e-18 <text:s text:c="2"/>netid: c_6162:n</text:p>
      <text:p text:style-name="Standard"><text:s text:c="15"/>1.36997e-17 <text:s text:c="2"/>netid: XI6/NET28</text:p>
      <text:p text:style-name="Standard"><text:s text:c="15"/>2.79261e-19 <text:s text:c="2"/>netid: c_6162:n</text:p>
      <text:p text:style-name="Standard"><text:s text:c="16"/>2.4253e-18 <text:s text:c="2"/>netid: XI6/XI3/MPM1:g</text:p>
      <text:p text:style-name="Standard"><text:s text:c="15"/>1.23702e-18 <text:s text:c="2"/>netid: XI6/XI3/MPM1:g</text:p>
      <text:p text:style-name="Standard"><text:s text:c="15"/>2.68528e-19 <text:s text:c="2"/>netid: XI6/XI3/MPM1:g</text:p>
      <text:p text:style-name="Standard"><text:s text:c="15"/>2.25034e-18 <text:s text:c="2"/>netid: XI6/XI3/MPM1:g</text:p>
      <text:p text:style-name="Standard"><text:s text:c="15"/>4.12371e-18 <text:s text:c="2"/>netid: c_6162:n</text:p>
      <text:p text:style-name="Standard"><text:soft-page-break/><text:s text:c="15"/>4.72834e-18 <text:s text:c="2"/>netid: c_6176:n</text:p>
      <text:p text:style-name="Standard"><text:s text:c="15"/>1.14742e-18 <text:s text:c="2"/>netid: XI6/XI3/MPM1:g</text:p>
      <text:p text:style-name="Standard"><text:s text:c="15"/>5.39445e-19 <text:s text:c="2"/>netid: c_6162:n</text:p>
      <text:p text:style-name="Standard"><text:s text:c="15"/>3.13964e-18 <text:s text:c="2"/>netid: XI6/XI3/MPM1:g</text:p>
      <text:p text:style-name="Standard"><text:s text:c="15"/>7.15967e-18 <text:s text:c="2"/>netid: c_6202:n</text:p>
      <text:p text:style-name="Standard"><text:s text:c="15"/>2.70397e-18 <text:s text:c="2"/>netid: c_6162:n</text:p>
      <text:p text:style-name="Standard"><text:s text:c="15"/>2.56023e-18 <text:s text:c="2"/>netid: c_6202:n</text:p>
      <text:p text:style-name="Standard"><text:s text:c="15"/>8.19532e-19 <text:s text:c="2"/>netid: c_6718:n</text:p>
      <text:p text:style-name="Standard"><text:s text:c="16"/>2.0577e-17 <text:s text:c="2"/>netid: c_6622:n</text:p>
      <text:p text:style-name="Standard"><text:s text:c="16"/>4.4193e-18 <text:s text:c="2"/>netid: c_6673:n</text:p>
      <text:p text:style-name="Standard"><text:s text:c="15"/>6.33436e-19 <text:s text:c="2"/>netid: c_6622:n</text:p>
      <text:p text:style-name="Standard"><text:s text:c="15"/>6.95896e-19 <text:s text:c="2"/>netid: c_6595:n</text:p>
      <text:p text:style-name="Standard"><text:s text:c="15"/>4.77188e-19 <text:s text:c="2"/>netid: c_6595:n</text:p>
      <text:p text:style-name="Standard"><text:s text:c="15"/>1.22773e-18 <text:s text:c="2"/>netid: c_6595:n</text:p>
      <text:p text:style-name="Standard"><text:s text:c="16"/>3.7658e-18 <text:s text:c="2"/>netid: c_6666:n</text:p>
      <text:p text:style-name="Standard"><text:s text:c="16"/>3.7658e-18 <text:s text:c="2"/>netid: c_6622:n</text:p>
      <text:p text:style-name="Standard"><text:s text:c="15"/>1.46081e-18 <text:s text:c="2"/>netid: c_6595:n</text:p>
      <text:p text:style-name="Standard"><text:s text:c="15"/>1.42864e-17 <text:s text:c="2"/>netid: c_6595:n</text:p>
      <text:p text:style-name="Standard"><text:s text:c="15"/>3.40241e-17 <text:s text:c="2"/>netid: c_6622:n</text:p>
      <text:p text:style-name="Standard"><text:s text:c="15"/>7.57688e-18 <text:s text:c="2"/>netid: c_6622:n</text:p>
      <text:p text:style-name="Standard"><text:s text:c="15"/>2.41423e-18 <text:s text:c="2"/>netid: c_6827:n</text:p>
      <text:p text:style-name="Standard"><text:s text:c="15"/>2.83648e-17 <text:s text:c="2"/>netid: c_6827:n</text:p>
      <text:p text:style-name="Standard"><text:s text:c="15"/>1.47272e-18 <text:s text:c="2"/>netid: c_6828:n</text:p>
      <text:p text:style-name="Standard"><text:s text:c="15"/>1.52597e-18 <text:s text:c="2"/>netid: c_6850:n</text:p>
      <text:p text:style-name="Standard"><text:s text:c="15"/>1.05435e-18 <text:s text:c="2"/>netid: c_6851:n</text:p>
      <text:p text:style-name="Standard"><text:s text:c="16"/>2.1086e-18 <text:s text:c="2"/>netid: XI6/XI3/MNM0:g</text:p>
      <text:p text:style-name="Standard"><text:s text:c="15"/>1.31373e-17 <text:s text:c="2"/>netid: c_6827:n</text:p>
      <text:p text:style-name="Standard"><text:s text:c="16"/>3.4784e-18 <text:s text:c="2"/>netid: c_6828:n</text:p>
      <text:p text:style-name="Standard"><text:s text:c="16"/>2.9704e-18 <text:s text:c="2"/>netid: c_6827:n</text:p>
      <text:p text:style-name="Standard"><text:s text:c="15"/>1.00724e-18 <text:s text:c="2"/>netid: XI6/XI3/MNM0:g</text:p>
      <text:p text:style-name="Standard"><text:s text:c="15"/>2.05071e-17 <text:s text:c="2"/>netid: c_6827:n</text:p>
      <text:p text:style-name="Standard"><text:s text:c="15"/>2.29108e-18 <text:s text:c="2"/>netid: XI6/XI3/MNM0:g</text:p>
      <text:p text:style-name="Standard"><text:s text:c="15"/>2.83801e-18 <text:s text:c="2"/>netid: c_6827:n</text:p>
      <text:p text:style-name="Standard"><text:s text:c="16"/>5.8177e-19 <text:s text:c="2"/>netid: c_6851:n</text:p>
      <text:p text:style-name="Standard"><text:s text:c="15"/>6.20111e-19 <text:s text:c="2"/>netid: c_6852:n</text:p>
      <text:p text:style-name="Standard"><text:s text:c="15"/>2.63483e-18 <text:s text:c="2"/>netid: c_6827:n</text:p>
      <text:p text:style-name="Standard"><text:s text:c="16"/>1.3021e-18 <text:s text:c="2"/>netid: c_6827:n</text:p>
      <text:p text:style-name="Standard"><text:s text:c="15"/>4.85746e-18 <text:s text:c="2"/>netid: c_6827:n</text:p>
      <text:p text:style-name="Standard"><text:s text:c="15"/>1.25806e-18 <text:s text:c="2"/>netid: c_6827:n</text:p>
      <text:p text:style-name="Standard"><text:s text:c="15"/>1.05067e-17 <text:s text:c="2"/>netid: c_6827:n</text:p>
      <text:p text:style-name="Standard"><text:s text:c="15"/>3.37134e-18 <text:s text:c="2"/>netid: XI6/XI3/MNM0:g</text:p>
      <text:p text:style-name="Standard"><text:s text:c="15"/>2.33427e-17 <text:s text:c="2"/>netid: c_6827:n</text:p>
      <text:p text:style-name="Standard"><text:s text:c="15"/>2.57465e-19 <text:s text:c="2"/>netid: c_6828:n</text:p>
      <text:p text:style-name="Standard"><text:s text:c="15"/>6.37301e-18 <text:s text:c="2"/>netid: c_6827:n</text:p>
      <text:p text:style-name="Standard"><text:s text:c="16"/>2.1569e-18 <text:s text:c="2"/>netid: c_6828:n</text:p>
      <text:p text:style-name="Standard"><text:s text:c="15"/>3.30271e-18 <text:s text:c="2"/>netid: c_405:n</text:p>
      <text:p text:style-name="Standard"><text:s text:c="15"/>1.55947e-17 <text:s text:c="2"/>netid: XI6/XI3/MNM1:s</text:p>
      <text:p text:style-name="Standard"><text:s text:c="15"/>1.45357e-17 <text:s text:c="2"/>netid: c_405:n</text:p>
      <text:p text:style-name="Standard"><text:s text:c="15"/>3.25554e-18 <text:s text:c="2"/>netid: XI6/XI3/MNM1:s</text:p>
      <text:p text:style-name="Standard"><text:s text:c="15"/>1.52356e-18 <text:s text:c="2"/>netid: c_405:n</text:p>
      <text:p text:style-name="Standard"><text:s text:c="15"/>1.84193e-18 <text:s text:c="2"/>netid: c_638:n</text:p>
      <text:p text:style-name="Standard"/>
      <text:p text:style-name="Standard"><text:soft-page-break/></text:p>
      <text:p text:style-name="Standard">1 <text:s text:c="20"/>0.0 <text:s text:c="2"/>1.09404e-14 <text:s text:c="6"/>85.9931 <text:s text:c="11"/>0.0 <text:s/>VDD</text:p>
      <text:p text:style-name="Standard"><text:s text:c="12"/>- Coupled nets</text:p>
      <text:p text:style-name="Standard"><text:s text:c="15"/>c_9588:n,c_9588:n,c_9588:n,c_9591:n,c_9591:n,c_9591:n,c_9591:n,c_9595:n,c_9595:n,c_9595:n,c_9598:n,XI3/XI0/MPM0:d,XI3/XI0/MPM0:d,XI3/XI0/MPM0:d,c_9602:n,c_9602:n,c_9604:n,c_9605:n,c_9605:n,c_9607:n,c_9608:n,XI3/NET15,XI3/NET15,XI3/NET15,XI3/NET15,XI5/XI5/MPM1:g,XI5/XI5/MPM1:g,XI5/XI5/MPM1:g,XI5/XI6/MPM1:g,XI5/XI6/MPM1:g,XI5/XI6/MPM1:g,c_9768:n,c_9768:n,c_9768:n,c_9768:n,c_9768:n,c_9768:n,c_9768:n,c_9775:n,c_9775:n,c_9777:n,c_9778:n,c_9778:n,c_9778:n,c_9781:n,c_9781:n,c_9781:n,XI6/XI0/XI1/MNM0:g,XI6/XI0/XI1/MNM0:g,XI6/XI0/XI1/MNM0:g,XI6/XI0/XI1/MNM0:g,XI6/XI0/XI0/MPM0:d,XI6/XI0/XI0/MPM0:d,XI6/XI0/XI0/MPM0:d,c_9791:n,c_9792:n,c_9792:n,c_9792:n,c_9792:n,c_9796:n,c_9797:n,c_9798:n,c_9799:n,c_9799:n,c_9799:n,c_9799:n,c_9799:n,c_9799:n,c_9799:n,c_9799:n,c_9799:n,c_9799:n,c_9809:n,c_9809:n,c_9811:n,c_9811:n,c_9813:n,c_9813:n,c_9813:n,XI3/XI0/MPM1:g,XI3/XI0/MPM1:g,XI3/XI0/MPM1:g,XI3/XI0/MPM1:g,XI3/XI0/MPM1:g,c_9821:n,c_9822:n,c_9823:n,c_9823:n,c_9825:n,c_10690:n,XI4/XI5/MPM1:g,XI4/XI5/MPM1:g,XI4/XI5/MPM1:g,c_10694:n,c_10694:n,c_10696:n,c_10696:n,c_10698:n,c_10698:n,c_10700:n,c_10701:n,c_10701:n,c_10701:n,c_10701:n,c_10701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06:n,c_10741:n,c_10742:n,c_10743:n,c_10744:n,NET12,XI3/XI0/MNM0:g,XI3/XI0/MNM0:g,XI3/XI0/MNM0:g,XI3/XI0/MNM0:g,c_11128:n,c_11128:n,c_11128:n,c_11128:n,c_11132:n,c_11133:n,c_11133:n,c_11133:n,c_11136:n,c_11136:n,c_11136:n,XI5/XI0/XI1/MNM0:g,XI5/XI0/XI1/MNM0:g,XI5/XI0/XI1/MNM0:g,XI5/XI0/XI1/MNM0:g,XI5/XI0/XI0/MPM0:d,XI5/XI0/XI0/MPM0:d,XI5/XI0/XI0/MPM0:d,c_11146:n,c_11147:n,c_11147:n,c_11147:n,c_11147:n,c_11151:n,c_11152:n,c_11153:n,c_11154:n,c_11154:n,c_11154:n,c_11154:n,c_11154:n,c_11154:n,c_11154:n,c_11154:n,c_11154:n,c_11154:n,c_11154:n,c_11154:n,c_11166:n,c_11166:n,c_11168:n,c_11169:n,c_11169:n,c_11169:n,c_11169:n,c_11169:n,c_11174:n,c_11175:n,c_11176:n,c_11176:n,c_11176:n,c_11176:n,c_11176:n,c_11176:n,c_11176:n,c_11183:n,c_11183:n,c_11183:n,c_11186:n,c_11187:n,c_11187:n,c_11187:n,c_11190:n,c_11190:n,c_11190:n,c_11193:n,c_11194:n,c_11195:n,c_11196:n,c_11197:n,c_11197:n,c_11199:n,c_11977:n,c_11977:n,c_11977:n,c_11977:n,c_11981:n,c_11982:n,c_11983:n,c_11983:n,XI4/XI6/MNM0:g,XI4/XI6/MNM0:g,XI4/XI6/MNM0:g,XI4/XI6/MNM0:g,XI4/XI6/MNM0:g,XI4/XI6/MNM0:g,XI4/XI6/MNM0:g,c_11992:n,c_11992:n,c_11992:n,c_11992:n,c_11992:n,c_11997:n,c_11997:n,c_11997:n,c_12000:n,c_12000:n,c_12000:n,c_12003:n,c_12004:n,c_12005:n,c_12006:n,c_12006:n,c_12008:n,c_12009:n,c_12009:n,c_12009:n,c_12012:n,c_12012:n,c_12014:n,c_12014:n,c_12016:n,c_12016:n,c_12016:n,c_12019:n,c_12019:n,c_12019:n,c_12022:n,c_12023:n,c_12023:n,c_12025:n,c_12026:n,c_12027:n,c_12027:n,c_12029:n,c_12029:n,c_12031:n,c_12031:n,c_12031:n,c_12031:n,c_12031:n,c_12031:n,c_12037:n,c_12038:n,XI4/XI4/MPM0:g,XI4/XI4/MPM0:g,XI4/XI4/MPM0:g,XI4/XI4/MPM0:g,XI4/XI4/MPM0:g,c_12044:n,c_12045:n,c_12046:n,c_12047:n,c_12047:n,c_12049:n,c_12050:n,c_12050:n,c_12050:n,c_12050:n,c_12054:n,c_12055:n,c_12055:n,XI5/XI6/MNM0:g,XI5/XI6/MNM0:g,XI5/XI6/MNM0:g,XI5/XI6/MNM0:g,c_12061:n,c_12061:n,c_12061:n,c_12064:n,c_12064:n,c_12066:n,c_12066:n,c_12066:n,c_12069:n,c_12070:n,c_12071:n,c_12071:n,c_12073:n,c_12074:n,c_12074:n,c_12074:n,c_12077:n,c_12077:n,c_12079:n,c_12079:n,c_12079:n,c_12082:n,c_12082:n,c_12082:n,c_12085:n,c_12085:n,c_12085:n,c_12085:n,c_12089:n,c_12089:n,c_12091:n,c_12091:n,c_12093:n,c_12094:n,c_12095<text:soft-page-break/>:n,c_12095:n,c_12097:n,c_12097:n,c_12099:n,c_12099:n,c_12099:n,c_12099:n,c_12099:n,c_12099:n,c_12105:n,c_12106:n,XI5/XI4/MPM0:g,XI5/XI4/MPM0:g,XI5/XI4/MPM0:g,XI5/XI4/MPM0:g,XI5/XI4/MPM0:g,c_12112:n,c_12113:n,c_12113:n,c_12115:n,c_12115:n,c_12117:n,c_12117:n,c_12117:n,c_12117:n,c_12121:n,c_12122:n,c_12123:n,c_12123:n,XI6/XI6/MNM0:g,XI6/XI6/MNM0:g,XI6/XI6/MNM0:g,XI6/XI6/MNM0:g,XI6/XI6/MNM0:g,XI6/XI6/MNM0:g,XI6/XI6/MNM0:g,c_12132:n,c_12132:n,c_12132:n,c_12132:n,c_12132:n,c_12137:n,c_12137:n,c_12137:n,c_12140:n,c_12140:n,c_12140:n,c_12143:n,c_12144:n,c_12145:n,c_12146:n,c_12146:n,c_12148:n,c_12149:n,c_12149:n,c_12149:n,c_12152:n,c_12152:n,c_12154:n,c_12154:n,c_12154:n,c_12157:n,c_12157:n,c_12157:n,c_12160:n,c_12160:n,c_12160:n,c_12160:n,c_12164:n,c_12164:n,c_12166:n,c_12166:n,c_12168:n,c_12169:n,c_12170:n,c_12170:n,c_12172:n,c_12172:n,c_12174:n,c_12174:n,c_12174:n,c_12174:n,c_12174:n,c_12174:n,c_12180:n,c_12181:n,c_12181:n,XI6/XI4/MPM0:g,XI6/XI4/MPM0:g,XI6/XI4/MPM0:g,XI6/XI4/MPM0:g,XI6/XI4/MPM0:g,c_12188:n,c_12189:n,c_12190:n,c_12191:n,c_12191:n,c_12191:n,c_12194:n,c_12195:n,c_12195:n,c_12195:n,c_12195:n,c_12195:n,c_12195:n,c_12195:n,c_12195:n,c_12195:n,c_12195:n,c_12195:n,c_12195:n,c_12207:n,c_12207:n,c_12207:n,c_12207:n,c_12207:n,c_12207:n,c_12207:n,c_12207:n,c_12207:n,c_12207:n,c_12207:n,c_12207:n,c_12219:n,c_12219:n,c_12219:n,c_12219:n,c_12219:n,c_12219:n,c_12219:n,c_12219:n,c_12219:n,c_12219:n,c_12219:n,c_12219:n,c_12231:n,c_12231:n,c_12233:n,c_12234:n,c_12234:n,c_12234:n,c_12234:n,c_12238:n,c_12238:n,c_12238:n,c_12238:n,c_12242:n,c_12243:n,c_12244:n,c_12245:n,c_12245:n,c_12245:n,c_12248:n,c_12248:n,c_12250:n,c_12251:n,c_12251:n,c_12253:n,c_12254:n,c_12254:n,c_12254:n,c_12254:n,c_12258:n,c_12258:n,c_12258:n,c_12258:n,c_12262:n,c_12263:n,c_12263:n,c_12263:n,c_12266:n,c_12266:n,c_12268:n,c_12268:n,c_12268:n,c_12271:n,c_12271:n,c_12273:n,c_12274:n,c_12274:n,c_12276:n,c_13888:n,c_13888:n,XI4/XI5/MNM0:g,XI4/XI5/MNM0:g,XI4/XI5/MNM0:g,c_13893:n,c_13894:n,c_13894:n,c_13896:n,c_13896:n,c_13896:n,c_13899:n,c_13899:n,c_13899:n,c_13899:n,c_13903:n,c_13903:n,c_13903:n,XI4/XI0/XI1/MPM0:d,XI4/XI0/XI1/MPM0:d,XI4/XI0/XI1/MPM0:d,XI4/XI0/XI0/MPM1:g,XI4/XI0/XI0/MPM1:g,XI4/XI0/XI0/MPM1:g,XI4/XI0/XI0/MPM1:g,c_13913:n,c_13913:n,c_13915:n,c_13915:n,c_13917:n,c_13918:n,c_13919:n,c_13920:n,c_13921:n,c_13921:n,c_13921:n,c_13921:n,c_13921:n,c_13921:n,c_13921:n,c_13921:n,c_13921:n,c_13921:n,c_13921:n,c_13921:n,c_13933:n,c_13933:n,c_13933:n,c_13933:n,c_13937:n,c_13937:n,c_13937:n,c_13937:n,c_13937:n,c_13942:n,c_13942:n,c_13942:n,c_13942:n,c_13942:n,c_13942:n,c_13942:n,c_13942:n,c_13942:n,c_13942:n,c_13942:n,c_13942:n,c_13942:n,c_13942:n,c_13942:n,c_13942:n,c_13958:n,c_13958:n,c_13958:n,c_13958:n,c_13958:n,c_13958:n,c_13964:n,c_13964:n,c_13964:n,c_13964:n,c_13964:n,c_13964:n,c_13964:n,c_13964:n,c_13964:n,c_13964:n,c_13964:n,c_13964:n,c_13964:n,c_13964:n,c_13964:n,c_13964:n,c_13964:n,c_13964:n,c_13964:n,c_13964:n,c_13964:n,c_13964:n,c_13964:n,c_13964:n,c_13964:n,c_13989:n,c_13990:n,c_13991:n,c_13991:n,c_13991:n,c_13994:n,c_13994:n,c_13994:n,c_13997:n,c_13997:n,c_13999:n,c_13999:n,c_13999:n,c_13999:n,c_13999:n,c_13999:n,c_13999:n,c_13999:n,c_13999:n,c_13999:n,c_13999:n,c_13999:n,c_14011:n,c_14012:n,c_14012:n,c_14012:n,c_14012:n,c_14012:n,c_14017:n,c_14018:n,XI6/XI5/MPM1:g,XI6/XI5/MPM1:g,XI6/XI5/MPM1:g,c_14022:n,c_14023:n,c_14023:n,c_14025:n,c_14026:n,c_14027:n,c_14027:n,c_14029:n,c_14029:n,c_14029:n,c_14032:n,c_14032:n,c_14034:n,c_14035:n,c_14036:n,c_14037:n,c_14037:n,c_14039:n,c_14040:n,c_14705:n,c_14705:n,XI5/XI5/MNM0:g,XI5/XI5/MNM0:g,XI5/XI5/MNM0:g,c_14710:n,c_14711:n,c_14711:n,c_14713:n,c_14713:n,c_14713:n,c_14716:n,c_14716:n,c_14716:n,c_14716:n,c_14720:n,c_14720:n,c_14720:n,XI5/XI0/XI1/MPM0:d,XI5/XI0/XI1/MPM0:d,XI5/XI0/XI1/MPM0:d,XI5/XI0/XI0/MPM1:g,XI5/XI0/XI0/MPM1:g,XI5/XI0/XI0/MPM1:g,XI5/XI0/XI0/MPM1:g,c_14730:n,c_14730:n,c_14732:n,c_14732:n,c_14734:n,c_14735:n,c_14736:n,c_14737:n,c_14738:n,c_14738:n,c_14738:n,c_14738:n,c_14738:n,c_14738:n,c_14738:n,c_14738:n,c_14738:n,c_14738:n,c_14738:n,c_14738:n,c_14738:n,c_14738:n,c_14752:n,c_14752:n,c_14752:n,c_14752:n,c_14756:n,c_14756:n,c_14756:n,c_14756:n,c_14756:n,c_14761:n,c_14761:n,c_14761:n,c_14761:<text:soft-page-break/>n,c_14761:n,c_14761:n,c_14761:n,c_14761:n,c_14761:n,c_14761:n,c_14761:n,c_14761:n,c_14761:n,c_14774:n,c_14774:n,c_14774:n,c_14774:n,c_14778:n,c_14778:n,c_14778:n,c_14778:n,c_14778:n,c_14778:n,c_14778:n,c_14778:n,c_14778:n,c_14778:n,c_14778:n,c_14778:n,c_14778:n,c_14778:n,c_14778:n,c_14778:n,c_14778:n,c_14778:n,c_14778:n,c_14778:n,c_14778:n,c_14799:n,c_14800:n,c_14800:n,c_14802:n,c_14802:n,c_14804:n,c_14804:n,c_14806:n,c_14806:n,c_14806:n,c_14809:n,c_14809:n,c_14809:n,c_14809:n,c_14809:n,c_14809:n,c_14809:n,c_14809:n,c_14809:n,c_14809:n,c_14809:n,c_14809:n,c_14821:n,c_14822:n,c_14822:n,c_14822:n,c_14822:n,c_14822:n,c_14827:n,c_14828:n,c_14829:n,c_14830:n,c_14830:n,c_14832:n,c_14833:n,c_14834:n,c_14835:n,c_14835:n,c_14835:n,c_14838:n,c_14838:n,c_14840:n,c_15242:n,c_15242:n,XI6/XI5/MNM0:g,XI6/XI5/MNM0:g,XI6/XI5/MNM0:g,c_15247:n,c_15248:n,c_15248:n,c_15248:n,c_15251:n,c_15251:n,c_15251:n,c_15254:n,c_15254:n,c_15254:n,c_15254:n,c_15258:n,c_15258:n,c_15258:n,XI6/XI0/XI1/MPM0:d,XI6/XI0/XI1/MPM0:d,XI6/XI0/XI1/MPM0:d,XI6/XI0/XI0/MPM1:g,XI6/XI0/XI0/MPM1:g,XI6/XI0/XI0/MPM1:g,XI6/XI0/XI0/MPM1:g,c_15268:n,c_15268:n,c_15270:n,c_15270:n,c_15272:n,c_15273:n,c_15274:n,c_15275:n,c_15276:n,c_15276:n,c_15276:n,c_15276:n,c_15276:n,c_15276:n,c_15276:n,c_15276:n,c_15276:n,c_15276:n,c_15286:n,c_15286:n,c_15286:n,c_15286:n,c_15290:n,c_15290:n,c_15290:n,c_15290:n,c_15290:n,c_15295:n,c_15295:n,c_15295:n,c_15295:n,c_15295:n,c_15295:n,c_15295:n,c_15295:n,c_15295:n,c_15295:n,c_15295:n,c_15295:n,c_15295:n,c_15295:n,c_15295:n,c_15295:n,c_15311:n,c_15311:n,c_15311:n,c_15311:n,c_15311:n,c_15311:n,c_15317:n,c_15317:n,c_15317:n,c_15317:n,c_15317:n,c_15317:n,c_15317:n,c_15317:n,c_15317:n,c_15317:n,c_15317:n,c_15317:n,c_15317:n,c_15317:n,c_15317:n,c_15317:n,c_15317:n,c_15317:n,c_15317:n,c_15317:n,c_15317:n,c_15317:n,c_15317:n,c_15317:n,c_15317:n,c_15342:n,c_15343:n,c_15344:n,c_15344:n,c_15344:n,c_15347:n,c_15347:n,c_15347:n,c_15350:n,c_15350:n,c_15352:n,c_15352:n,c_15352:n,c_15352:n,c_15352:n,c_15352:n,c_15352:n,c_15352:n,c_15352:n,c_15352:n,c_15352:n,c_15352:n,c_15352:n,c_15352:n,c_15366:n,c_15367:n,c_15367:n,c_15367:n,c_15367:n,c_15367:n,c_15372</text:p>
      <text:p text:style-name="Standard">:n,c_15373:n,c_15374:n,c_15375:n,c_15375:n,c_15375:n,c_15378:n,c_15379:n,c_15380:n,c_15381:n,c_15381:n,c_15381:n,c_15384:n,c_15384:n,c_15386:n,c_15387:n,c_15387:n,c_15713:n,c_15714:n,c_15715:n,c_15715:n,c_15717:n,c_15718:n,c_15719:n,c_15720:n,c_15721:n,c_15722:n,c_15723:n,c_15724:n,c_15725:n,c_15725:n,c_15727:n,c_15728:n,c_15729:n,c_15730:n,c_15731:n,c_15732:n,c_15733:n,c_15734:n,c_15735:n,c_15736:n,c_15736:n,c_15738:n,c_15739:n,c_15740:n,c_15741:n,c_15742:n,c_15743:n,c_15744:n,c_15745:n,c_15746:n,c_15746:n,c_15748:n,c_15749:n,c_15750:n,c_15751:n,c_15752:n,c_15753:n,c_15753:n,c_15755:n,c_15756:n,c_15757:n,c_15758:n,c_15759:n,c_15760:n,c_15761:n,c_15762:n,c_15763:n,c_15764:n,c_15765:n,c_17343:n,c_17343:n,c_17343:n,c_17343:n,c_17343:n,c_17343:n,c_17343:n,c_17350:n,c_17350:n,c_17352:n,c_17353:n,c_17353:n,c_17353:n,c_17356:n,c_17356:n,c_17356:n,XI4/XI0/XI1/MNM0:g,XI4/XI0/XI1/MNM0:g,XI4/XI0/XI1/MNM0:g,XI4/XI0/XI1/MNM0:g,XI4/XI0/XI0/MPM0:d,XI4/XI0/XI0/MPM0:d,XI4/XI0/XI0/MPM0:d,c_17366:n,c_17367:n,c_17367:n,c_17367:n,c_17367:n,c_17371:n,c_17372:n,c_17373:n,c_17374:n,c_17374:n,c_17374:n,c_17374:n,c_17374:n,c_17374:n,c_17374:n,c_17374:n,c_17374:n,c_17374:n,c_17374:n,c_17374:n,c_17386:n,c_17386:n,c_17388:n,c_17388:n,c_17390:n,c_17390:n,c_17392:n,c_17393:n,c_269:n,XI4/XI2/MNM0:g,c_675:n,c_676:n,c_677:n,XI4/XI2/MNM0:g,c_679:n,c_680:n,c_681:n,XI4/XI1/XI0/MPM0:d,c_683:n,c_684:n,c_685:n,c_686:n,c_687:n,c_688:n,c_681:n,XI4/XI1/XI0/MPM0:d,c_683:n,c_692:n,XI4/XI1/XI1/MNM0:g,XI4/XI1/XI1/MNM0:g,c_695:n,c_696:n,c_688:n,c_683:n,c_688:n,c_681:n,XI4/XI1/XI0/MPM0:d,c_683:n,c_685:n,c_696:n,XI4/XI1/XI1/MNM0:g,c_696:n,c_696:n,c_696:n,c_709:n,c_710:n,c_711:n,c_712:n,c_711:n,XI4/XI2/MNM0:g,c_715:n,c_677:n,c_709:n,c_718:n,c_719:n,c_680:n,c_712:n,c_722:n,c_696:n,c_696:n,c_696:n,c_726:n,c_711:n,c_711:n,c_709:n,c_730:n,c_731:n,c_732:n,c_710:n,c_709:n,c_710:n,c_732:n,c_709:n,c_738:n,c_732:n,c_680:n,c_696:n,c_696:n,XI4/XI1/XI1/MNM0:g,c_696:n,c_696:n,c_696:n,c_711:n,c_748:n,c_730:n,c_732:n,c_680:n,c_732:n,c_753:n,c_6<text:soft-page-break/>80:n,XI4/XI2/MNM0:g,c_718:n,c_719:n,c_680:n,c_680:n,XI4/XI5/MPM0:d,XI4/XI5/MPM2:d,c_1133:n,c_1134:n,c_1135:n,c_1133:n,XI4/XI5/MPM2:d,c_1133:n,c_1139:n,c_1140:n,XI4/XI5/MPM2:d,c_1133:n,c_1139:n,c_1144:n,XI4/XI5/MPM0:d,c_1144:n,XI4/XI5/MPM2:d,c_1133:n,c_1149:n,c_1149:n,c_1149:n,XI4/XI1/XI1/MPM1:g,XI4/XI1/XI1/MPM1:g,XI4/XI1/XI1/MPM1:g,c_1140:n,c_1144:n,c_1133:n,XI4/XI5/MPM2:d,c_1159:n,XI4/XI1/XI1/MPM1:g,c_1133:n,c_1159:n,c_1133:n,c_1164:n,c_1165:n,c_1166:n,c_1140:n,c_1140:n,XI4/XI1/XI1/MPM1:g,XI4/XI3/MPM1:g,XI4/XI3/MPM1:g,XI4/XI1/XI0/MPM1:g,XI4/XI1/XI0/MPM1:g,c_1478:n,XI4/XI1/XI1/MPM0:d,c_1480:n,c_1481:n,c_1482:n,c_1483:n,c_1484:n,c_1478:n,XI4/XI1/XI1/MPM0:d,c_1483:n,c_1484:n,c_1483:n,c_1484:n,c_1478:n,XI4/XI1/XI1/MPM0:d,c_1480:n,c_1481:n,XI4/XI1/XI0/MPM1:g,c_1484:n,c_1484:n,c_1498:n,c_1499:n,c_1500:n,XI4/XI3/MPM1:g,c_1502:n,c_1503:n,c_1504:n,c_1505:n,XI4/XI1/XI0/MPM1:g,c_1507:n,c_1508:n,XI4/XI3/MPM1:g,c_1914:n,XI4/XI2/MPM0:d,c_1916:n,c_1917:n,c_1918:n,c_1919:n,c_1920:n,c_1921:n,c_1914:n,XI4/XI2/MPM0:d,XI4/XI0/XI1/MPM1:g,XI4/XI0/XI1/MPM1:g,XI4/XI0/XI1/MPM1:g,c_1920:n,c_1921:n,c_1920:n,c_1921:n,c_1914:n,XI4/XI2/MPM0:d,c_1916:n,c_1917:n,c_1921:n,c_1936:n,XI4/XI0/XI1/MPM1:g,XI4/XI2/MPM1:g,XI4/XI2/MPM1:g,XI4/XI3/MNM0:g,XI4/XI3/MNM0:g,c_2205:n,c_2206:n,c_2207:n,c_2208:n,c_2208:n,c_2208:n,c_2211:n,c_2207:n,c_2205:n,XI4/XI2/MPM1:g,XI4/XI3/MNM0:g,c_2205:n,c_2205:n,c_2218:n,c_2208:n,c_2211:n,c_2207:n,c_2222:n,c_2208:n,c_2207:n,c_2207:n,c_2226:n,c_2205:n,c_2228:n,c_2229:n,c_2230:n,c_2205:n,c_2205:n,c_2205:n,XI4/XI2/MPM1:g,c_2205:n,c_2205:n,XI4/XI3/MNM0:g,c_2205:n,c_2205:n,c_2501:n,c_2502:n,c_2503:n,c_2504:n,c_2501:n,c_2506:n,c_2502:n,XI4/XI6/MPM0:d,XI4/XI6/MPM2:d,c_2510:n,c_2511:n,c_2502:n,c_2510:n,XI4/XI6/MPM2:d,c_2510:n,c_2516:n,c_2517:n,c_2518:n,XI4/NET24,XI4/XI6/MPM2:d,c_2510:n,c_2516:n,XI4/XI6/MPM0:d,c_2524:n,XI4/XI6/MPM2:d,c_2510:n,XI4/XI1/XI0/MNM0:g,XI4/XI1/XI0/MNM0:g,c_2529:n,c_2517:n,XI4/XI1/XI0/MNM0:g,c_2517:n,c_2517:n,c_2524:n,XI4/XI6/MPM2:d,c_2510:n,XI4/XI6/MPM2:d,c_2517:n,c_2517:n,c_2510:n,c_2510:n,c_2516:n,c_2543:n,c_2518:n,c_2517:n,c_2517:n,c_2517:n,c_2517:n,c_2524:n,c_2518:n,c_2517:n,c_2517:n,XI4/XI1/XI0/MNM0:g,c_2517:n,c_2517:n,c_2742:n,XI4/XI3/MPM0:d,c_2744:n,c_2745:n,c_2746:n,c_2747:n,c_2748:n,c_2742:n,XI4/XI3/MPM0:d,c_2745:n,c_2752:n,XI4/XI0/XI0/MNM0:g,XI4/XI0/XI0/MNM0:g,c_2755:n,c_2756:n,XI4/XI0/XI0/MNM0:g,c_2756:n,c_2756:n,c_2748:n,c_2745:n,c_2748:n,c_2742:n,XI4/XI3/MPM0:d,c_2744:n,c_2745:n,c_2756:n,c_2768:n,c_2769:n,c_2756:n,c_2756:n,c_2756:n,XI4/XI0/XI0/MNM0:g,c_2756:n,c_2756:n,c_1:n,c_41:n,c_41:n,c_41:n,c_62:n,c_62:n,c_288:n,c_311:n,c_427:n,c_448:n,c_467:n,c_488:n,XI5/XI2/MNM0:g,c_2942:n,c_2943:n,c_2944:n,XI5/XI2/MNM0:g,c_2946:n,c_2947:n,c_2948:n,XI5/XI1/XI0/MPM0:d,c_2950:n,c_2951:n,c_2952:n,c_2953:n,c_2954:n,c_2955:n,c_2948:n,XI5/XI1/XI0/MPM0:d,c_2950:n,c_2959:n,XI5/XI1/XI1/MNM0:g,XI5/XI1/XI1/MNM0:g,c_2962:n,c_2963:n,c_2955:n,c_2950:n,c_2955:n,c_2948:n,XI5/XI1/XI0/MPM0:d,c_2950:n,c_2952:n,c_2963:n,XI5/XI1/XI1/MNM0:g,c_2963:n,c_2963:n,c_2963:n,c_2976:n,c_2977:n,c_2978:n,c_2979:n,c_2978:n,XI5/XI2/MNM0:g,c_2982:n,c_2944:n,c_2976:n,c_2985:n,c_2986:n,c_2947:n,c_2985:n,c_2979:n,c_2990:n,c_2963:n,c_2963:n,c_2963:n,c_2978:n,c_2995:n,c_2978:n,c_2978:n,c_2976:n,c_2999:n,c_3000:n,c_3001:n,c_2977:n,c_2976:n,c_2977:n,c_3001:n,c_2976:n,c_3007:n,c_3001:n,c_2947:n,c_2963:n,c_2963:n,XI5/XI1/XI1/<text:soft-page-break/>MNM0:g,c_2963:n,c_2963:n,c_2963:n,c_2978:n,c_3017:n,c_2999:n,c_3001:n,c_2947:n,c_3001:n,c_3022:n,c_2947:n,XI5/XI2/MNM0:g,c_2985:n,c_2986:n,c_2947:n,c_2947:n,XI5/XI5/MPM0:d,XI5/XI5/MPM2:d,c_3403:n,c_3404:n,c_3405:n,c_3403:n,XI5/XI5/MPM2:d,c_3403:n,c_3409:n,c_3410:n,XI5/XI5/MPM2:d,c_3403:n,c_3409:n,XI5/XI5/MPM0:d,c_3415:n,XI5/XI5/MPM2:d,c_3403:n,c_3418:n,XI5/XI1/XI1/MPM1:g,XI5/XI1/XI1/MPM1:g,XI5/XI1/XI1/MPM1:g,c_3410:n,c_3415:n,c_3403:n,XI5/XI5/MPM2:d,c_3426:n,XI5/XI1/XI1/MPM1:g,c_3415:n,c_3403:n,c_3426:n,c_3403:n,c_3432:n,c_3433:n,c_3434:n,c_3410:n,c_3410:n,XI5/XI1/XI1/MPM1:g,XI5/NET34,XI5/XI3/MPM1:g,XI5/XI3/MPM1:g,XI5/XI1/XI0/MPM1:g,XI5/XI1/XI0/MPM1:g,c_3798:n,XI5/XI1/XI1/MPM0:d,c_3800:n,c_3801:n,c_3802:n,c_3803:n,c_3804:n,c_3798:n,XI5/XI1/XI1/MPM0:d,c_3803:n,c_3804:n,c_3803:n,c_3804:n,c_3798:n,XI5/XI1/XI1/MPM0:d,c_3800:n,c_3801:n,XI5/XI1/XI0/MPM1:g,c_3804:n,c_3804:n,c_3818:n,c_3819:n,c_3820:n,XI5/XI3/MPM1:g,c_3822:n,c_3823:n,c_3824:n,c_3825:n,XI5/XI1/XI0/MPM1:g,c_3827:n,c_3828:n,XI5/XI3/MPM1:g,c_4252:n,XI5/XI2/MPM0:d,c_4254:n,c_4255:n,c_4256:n,c_4257:n,c_4258:n,c_4259:n,c_4252:n,XI5/XI2/MPM0:d,XI5/XI0/XI1/MPM1:g,XI5/XI0/XI1/MPM1:g,XI5/XI0/XI1/MPM1:g,c_4258:n,c_4259:n,c_4258:n,c_4259:n,c_4252:n,XI5/XI2/MPM0:d,c_4254:n,c_4255:n,c_4259:n,c_4274:n,XI5/XI0/XI1/MPM1:g,XI5/XI2/MPM1:g,XI5/XI2/MPM1:g,XI5/XI3/MNM0:g,XI5/XI3/MNM0:g,c_4564:n,c_4565:n,c_4566:n,c_4567:n,c_4567:n,c_4567:n,c_4570:n,c_4566:n,c_4564:n,XI5/XI2/MPM1:g,XI5/XI3/MNM0:g,c_4564:n,c_4564:n,c_4577:n,c_4567:n,c_4570:n,c_4566:n,c_4581:n,c_4567:n,c_4566:n,c_4566:n,c_4585:n,c_4564:n,c_4587:n,c_4588:n,c_4589:n,c_4564:n,c_4564:n,c_4564:n,XI5/XI2/MPM1:g,c_4564:n,c_4564:n,XI5/XI3/MNM0:g,c_4564:n,c_4564:n,XI5/XI6/MPM0:d,XI5/XI6/MPM2:d,c_4877:n,c_4878:n,c_4879:n,c_4877:n,XI5/XI6/MPM2:d,c_4877:n,c_4883:n,c_4884:n,c_4885:n,XI5/NET24,XI5/XI6/MPM2:d,c_4877:n,c_4883:n,XI5/XI6/MPM0:d,c_4891:n,XI5/XI6/MPM2:d,c_4877:n,XI5/XI1/XI0/MNM0:g,XI5/XI1/XI0/MNM0:g,c_4896:n,c_4884:n,XI5/XI1/XI0/MNM0:g,c_4884:n,c_4884:n,c_4891:n,c_4877:n,XI5/XI6/MPM2:d,c_4884:n,c_4877:n,c_4883:n,c_4907:n,c_4885:n,c_4884:n,c_4884:n,c_4884:n,c_4884:n,c_4891:n,c_4885:n,c_4884:n,c_4884:n,XI5/XI1/XI0/MNM0:g,c_4884:n,c_4884:n,c_5119:n,XI5/XI3/MPM0:d,c_5121:n,c_5122:n,c_5123:n,c_5124:n,c_5125:n,c_5119:n,XI5/XI3/MPM0:d,c_5122:n,c_5129:n,XI5/XI0/XI0/MNM0:g,XI5/XI0/XI0/MNM0:g,c_5132:n,c_5133:n,XI5/XI0/XI0/MNM0:g,c_5133:n,c_5133:n,c_5125:n,c_5122:n,c_5125:n,c_5119:n,XI5/XI3/MPM0:d,c_5121:n,c_5122:n,c_5133:n,c_5145:n,c_5146:n,c_5133:n,c_5133:n,c_5133:n,c_5133:n,c_5133:n,c_5133:n,XI5/XI0/XI0/MNM0:g,c_5133:n,c_5133:n,c_83:n,c_130:n,c_331:n,c_358:n,c_507:n,c_530:n,c_551:n,c_574:n,XI6/XI2/MNM0:g,c_5336:n,c_5337:n,c_5338:n,XI6/XI2/MNM0:g,c_5340:n,c_5341:n,c_5342:n,XI6/XI1/XI0/MPM0:d,c_5344:n,c_5345:n,c_5346:n,c_5347:n,c_5348:n,c_5349:n,c_5342:n,XI6/XI1/XI0/MPM0:d,c_5344:n,c_5353:n,XI6/XI1/XI1/MNM0:g,XI6/XI1/XI1/MNM0:g,c_5356:n,c_5357:n,c_5349:n,c_5344:n,c_5349:n,c_5342:n,XI6/XI1/XI0/MPM0:d,c_5344:n,c_5346:n,c_5357:n,XI6/XI1/XI1/MNM0:g,c_5357:n,c_5357:n,c_5357:n,c_5370:n,c_5371:n,c_5372:n,c_5373:n,c_5372:n,XI6/XI2/MNM0:g,c_5376:n,c_5338:n,c_5370:n,c_5379:n,c_5380:n,c_5341:n,c_5373:n,c_5383:n,c_5357:n,c_5357:n,c_5357:n,c_5387:n,c_5372:n,c_5372:n,c_5370:n,c_5391:n,c_5392:n,c_5393:n,c_5371:n,c_5370:n,c_5371:n,c_5393:n,c_5370:n,c_5399:n,c_5393:n,c_5341:n,c_5357:n,c_5357:n,XI6/XI1/XI1/MNM0:g,c_5357:n,c_5357:n,c_5357:n,c_5372:n,c_5409:n,c_5391:n,c_5393:n,c_5341:n,c_5393:n,<text:soft-page-break/>c_5414:n,c_5341:n,XI6/XI2/MNM0:g,c_5379:n,c_5380:n,c_5341:n,c_5341:n,XI6/XI5/MPM0:d,XI6/XI5/MPM2:d,c_5776:n,c_5777:n,c_5778:n,c_5776:n,XI6/XI5/MPM2:d,c_5776:n,c_5782:n,c_5783:n,XI6/XI5/MPM2:d,c_5776:n,c_5782:n,XI6/XI5/MPM0:d,c_5788:n,XI6/XI5/MPM2:d,c_5776:n,c_5791:n,c_5791:n,c_5791:n,XI6/XI1/XI1/MPM1:g,XI6/XI1/XI1/MPM1:g,XI6/XI1/XI1/MPM1:g,c_5783:n,c_5788:n,c_5776:n,XI6/XI5/MPM2:d,c_5801:n,XI6/XI1/XI1/MPM1:g,c_5788:n,c_5776:n,c_5801:n,c_5776:n,c_5807:n,c_5808:n,c_5809:n,c_5783:n,c_5783:n,XI6/XI1/XI1/MPM1:g,XI6/XI3/MPM1:g,XI6/XI3/MPM1:g,XI6/XI1/XI0/MPM1:g,XI6/XI1/XI0/MPM1:g,c_6135:n,XI6/XI1/XI1/MPM0:d,c_6137:n,c_6138:n,c_6139:n,c_6140:n,c_6141:n,c_6135:n,XI6/XI1/XI1/MPM0:d,c_6140:n,c_6141:n,c_6140:n,c_6141:n,c_6135:n,XI6/XI1/XI1/MPM0:d,c_6137:n,c_6138:n,XI6/XI1/XI0/MPM1:g,c_6141:n,c_6141:n,c_6155:n,c_6156:n,c_6157:n,XI6/XI3/MPM1:g,c_6159:n,c_6160:n,c_6161:n,c_6162:n,XI6/XI1/XI0/MPM1:g,c_6164:n,c_6165:n,XI6/XI3/MPM1:g,c_6571:n,XI6/XI2/MPM0:d,c_6573:n,c_6574:n,c_6575:n,c_6576:n,c_6577:n,c_6578:n,c_6571:n,XI6/XI2/MPM0:d,XI6/XI0/XI1/MPM1:g,XI6/XI0/XI1/MPM1:g,XI6/XI0/XI1/MPM1:g,c_6577:n,c_6578:n,c_6577:n,c_6578:n,c_6571:n,XI6/XI2/MPM0:d,c_6573:n,c_6574:n,c_6578:n,c_6593:n,XI6/XI0/XI1/MPM1:g,XI6/</text:p>
      <text:p text:style-name="Standard">XI2/MPM1:g,XI6/XI2/MPM1:g,XI6/XI3/MNM0:g,XI6/XI3/MNM0:g,c_6827:n,c_6828:n,c_6829:n,c_6830:n,c_6830:n,c_6830:n,c_6833:n,c_6829:n,c_6827:n,XI6/XI2/MPM1:g,XI6/XI3/MNM0:g,c_6827:n,c_6827:n,c_6840:n,c_6830:n,c_6833:n,c_6829:n,c_6844:n,c_6830:n,c_6829:n,c_6829:n,c_6848:n,c_6827:n,c_6850:n,c_6851:n,c_6852:n,c_6827:n,c_6827:n,c_6827:n,XI6/XI2/MPM1:g,c_6827:n,c_6827:n,XI6/XI3/MNM0:g,c_6827:n,c_6827:n,c_7123:n,c_7124:n,c_7125:n,c_7126:n,c_7123:n,c_7128:n,c_7124:n,XI6/XI6/MPM0:d,XI6/XI6/MPM2:d,c_7132:n,c_7133:n,c_7124:n,c_7132:n,XI6/XI6/MPM2:d,c_7132:n,c_7138:n,c_7139:n,c_7140:n,XI6/NET24,XI6/XI6/MPM2:d,c_7132:n,c_7138:n,XI6/XI6/MPM0:d,c_7146:n,XI6/XI6/MPM2:d,c_7132:n,XI6/XI1/XI0/MNM0:g,XI6/XI1/XI0/MNM0:g,c_7151:n,c_7139:n,XI6/XI1/XI0/MNM0:g,c_7139:n,c_7139:n,c_7146:n,XI6/XI6/MPM2:d,c_7132:n,XI6/XI6/MPM2:d,c_7139:n,c_7139:n,c_7132:n,c_7132:n,c_7138:n,c_7165:n,c_7140:n,c_7139:n,c_7139:n,c_7139:n,c_7139:n,c_7146:n,c_7140:n,c_7139:n,c_7139:n,XI6/XI1/XI0/MNM0:g,c_7139:n,c_7139:n,c_7358:n,XI6/XI3/MPM0:d,c_7360:n,c_7361:n,c_7362:n,c_7363:n,c_7364:n,c_7358:n,XI6/XI3/MPM0:d,c_7361:n,c_7368:n,XI6/XI0/XI0/MNM0:g,XI6/XI0/XI0/MNM0:g,c_7371:n,c_7372:n,XI6/XI0/XI0/MNM0:g,c_7372:n,c_7372:n,c_7364:n,c_7361:n,c_7364:n,c_7358:n,XI6/XI3/MPM0:d,c_7360:n,c_7361:n,c_7372:n,c_7384:n,c_7385:n,c_7372:n,c_7372:n,c_7372:n,c_7372:n,c_7372:n,c_7372:n,c_7372:n,XI6/XI0/XI0/MNM0:g,c_7372:n,c_7372:n,c_179:n,c_225:n,c_225:n,c_225:n,c_247:n,c_247:n,c_381:n,c_405:n,c_596:n,c_618:n,c_638:n,c_657:n</text:p>
      <text:p text:style-name="Standard"><text:s text:c="12"/>- Intrinsic Capacitance</text:p>
      <text:p text:style-name="Standard"><text:s text:c="15"/>1.53242e-15</text:p>
      <text:p text:style-name="Standard"><text:s text:c="12"/>- Coupled capacitance</text:p>
      <text:p text:style-name="Standard"><text:s text:c="15"/>3.80427e-18 <text:s text:c="2"/>netid: c_9588:n</text:p>
      <text:p text:style-name="Standard"><text:s text:c="15"/>4.23415e-19 <text:s text:c="2"/>netid: c_9588:n</text:p>
      <text:p text:style-name="Standard"><text:s text:c="15"/>2.94279e-18 <text:s text:c="2"/>netid: c_9588:n</text:p>
      <text:p text:style-name="Standard"><text:s text:c="16"/>4.0814e-18 <text:s text:c="2"/>netid: c_9591:n</text:p>
      <text:p text:style-name="Standard"><text:s text:c="15"/>4.82043e-19 <text:s text:c="2"/>netid: c_9591:n</text:p>
      <text:p text:style-name="Standard"><text:s text:c="15"/>3.02187e-18 <text:s text:c="2"/>netid: c_9591:n</text:p>
      <text:p text:style-name="Standard"><text:s text:c="15"/>7.31788e-18 <text:s text:c="2"/>netid: c_9591:n</text:p>
      <text:p text:style-name="Standard"><text:soft-page-break/><text:s text:c="16"/>3.1122e-18 <text:s text:c="2"/>netid: c_9595:n</text:p>
      <text:p text:style-name="Standard"><text:s text:c="15"/>1.02178e-18 <text:s text:c="2"/>netid: c_9595:n</text:p>
      <text:p text:style-name="Standard"><text:s text:c="15"/>2.47359e-17 <text:s text:c="2"/>netid: c_9595:n</text:p>
      <text:p text:style-name="Standard"><text:s text:c="15"/>1.31717e-18 <text:s text:c="2"/>netid: c_9598:n</text:p>
      <text:p text:style-name="Standard"><text:s text:c="15"/>3.15964e-18 <text:s text:c="2"/>netid: XI3/XI0/MPM0:d</text:p>
      <text:p text:style-name="Standard"><text:s text:c="15"/>1.02178e-18 <text:s text:c="2"/>netid: XI3/XI0/MPM0:d</text:p>
      <text:p text:style-name="Standard"><text:s text:c="15"/>2.30064e-17 <text:s text:c="2"/>netid: XI3/XI0/MPM0:d</text:p>
      <text:p text:style-name="Standard"><text:s text:c="15"/>1.42717e-17 <text:s text:c="2"/>netid: c_9602:n</text:p>
      <text:p text:style-name="Standard"><text:s text:c="15"/>2.51214e-19 <text:s text:c="2"/>netid: c_9602:n</text:p>
      <text:p text:style-name="Standard"><text:s text:c="15"/>6.90692e-18 <text:s text:c="2"/>netid: c_9604:n</text:p>
      <text:p text:style-name="Standard"><text:s text:c="15"/>7.31788e-18 <text:s text:c="2"/>netid: c_9605:n</text:p>
      <text:p text:style-name="Standard"><text:s text:c="15"/>2.57964e-19 <text:s text:c="2"/>netid: c_9605:n</text:p>
      <text:p text:style-name="Standard"><text:s text:c="15"/>3.16416e-18 <text:s text:c="2"/>netid: c_9607:n</text:p>
      <text:p text:style-name="Standard"><text:s text:c="16"/>2.1594e-18 <text:s text:c="2"/>netid: c_9608:n</text:p>
      <text:p text:style-name="Standard"><text:s text:c="15"/>7.39228e-19 <text:s text:c="2"/>netid: XI3/NET15</text:p>
      <text:p text:style-name="Standard"><text:s text:c="15"/>7.72827e-18 <text:s text:c="2"/>netid: XI3/NET15</text:p>
      <text:p text:style-name="Standard"><text:s text:c="15"/>3.27387e-18 <text:s text:c="2"/>netid: XI3/NET15</text:p>
      <text:p text:style-name="Standard"><text:s text:c="15"/>1.41267e-18 <text:s text:c="2"/>netid: XI3/NET15</text:p>
      <text:p text:style-name="Standard"><text:s text:c="15"/>1.83246e-18 <text:s text:c="2"/>netid: XI5/XI5/MPM1:g</text:p>
      <text:p text:style-name="Standard"><text:s text:c="15"/>1.25095e-18 <text:s text:c="2"/>netid: XI5/XI5/MPM1:g</text:p>
      <text:p text:style-name="Standard"><text:s text:c="16"/>2.3542e-18 <text:s text:c="2"/>netid: XI5/XI5/MPM1:g</text:p>
      <text:p text:style-name="Standard"><text:s text:c="15"/>1.83246e-18 <text:s text:c="2"/>netid: XI5/XI6/MPM1:g</text:p>
      <text:p text:style-name="Standard"><text:s text:c="15"/>1.25095e-18 <text:s text:c="2"/>netid: XI5/XI6/MPM1:g</text:p>
      <text:p text:style-name="Standard"><text:s text:c="15"/>2.49052e-18 <text:s text:c="2"/>netid: XI5/XI6/MPM1:g</text:p>
      <text:p text:style-name="Standard"><text:s text:c="16"/>5.7714e-17 <text:s text:c="2"/>netid: c_9768:n</text:p>
      <text:p text:style-name="Standard"><text:s text:c="16"/>1.8022e-18 <text:s text:c="2"/>netid: c_9768:n</text:p>
      <text:p text:style-name="Standard"><text:s text:c="15"/>2.58519e-18 <text:s text:c="2"/>netid: c_9768:n</text:p>
      <text:p text:style-name="Standard"><text:s text:c="15"/>2.19629e-18 <text:s text:c="2"/>netid: c_9768:n</text:p>
      <text:p text:style-name="Standard"><text:s text:c="15"/>1.17712e-18 <text:s text:c="2"/>netid: c_9768:n</text:p>
      <text:p text:style-name="Standard"><text:s text:c="15"/>1.12632e-18 <text:s text:c="2"/>netid: c_9768:n</text:p>
      <text:p text:style-name="Standard"><text:s text:c="15"/>4.28616e-19 <text:s text:c="2"/>netid: c_9768:n</text:p>
      <text:p text:style-name="Standard"><text:s text:c="15"/>1.35674e-18 <text:s text:c="2"/>netid: c_9775:n</text:p>
      <text:p text:style-name="Standard"><text:s text:c="15"/>9.37467e-19 <text:s text:c="2"/>netid: c_9775:n</text:p>
      <text:p text:style-name="Standard"><text:s text:c="15"/>3.42864e-19 <text:s text:c="2"/>netid: c_9777:n</text:p>
      <text:p text:style-name="Standard"><text:s text:c="15"/>2.37671e-18 <text:s text:c="2"/>netid: c_9778:n</text:p>
      <text:p text:style-name="Standard"><text:s text:c="15"/>4.23415e-19 <text:s text:c="2"/>netid: c_9778:n</text:p>
      <text:p text:style-name="Standard"><text:s text:c="15"/>2.94279e-18 <text:s text:c="2"/>netid: c_9778:n</text:p>
      <text:p text:style-name="Standard"><text:s text:c="15"/>3.14716e-18 <text:s text:c="2"/>netid: c_9781:n</text:p>
      <text:p text:style-name="Standard"><text:s text:c="15"/>1.02178e-18 <text:s text:c="2"/>netid: c_9781:n</text:p>
      <text:p text:style-name="Standard"><text:s text:c="15"/>2.47359e-17 <text:s text:c="2"/>netid: c_9781:n</text:p>
      <text:p text:style-name="Standard"><text:s text:c="15"/>1.81844e-18 <text:s text:c="2"/>netid: XI6/XI0/XI1/MNM0:g</text:p>
      <text:p text:style-name="Standard"><text:s text:c="15"/>1.72583e-18 <text:s text:c="2"/>netid: XI6/XI0/XI1/MNM0:g</text:p>
      <text:p text:style-name="Standard"><text:s text:c="15"/>1.28305e-18 <text:s text:c="2"/>netid: XI6/XI0/XI1/MNM0:g</text:p>
      <text:p text:style-name="Standard"><text:s text:c="15"/>7.52403e-19 <text:s text:c="2"/>netid: XI6/XI0/XI1/MNM0:g</text:p>
      <text:p text:style-name="Standard"><text:s text:c="15"/>3.15964e-18 <text:s text:c="2"/>netid: XI6/XI0/XI0/MPM0:d</text:p>
      <text:p text:style-name="Standard"><text:s text:c="15"/>1.02178e-18 <text:s text:c="2"/>netid: XI6/XI0/XI0/MPM0:d</text:p>
      <text:p text:style-name="Standard"><text:s text:c="15"/>2.30064e-17 <text:s text:c="2"/>netid: XI6/XI0/XI0/MPM0:d</text:p>
      <text:p text:style-name="Standard"><text:s text:c="15"/>3.11146e-19 <text:s text:c="2"/>netid: c_9791:n</text:p>
      <text:p text:style-name="Standard"><text:s text:c="15"/>1.21922e-17 <text:s text:c="2"/>netid: c_9792:n</text:p>
      <text:p text:style-name="Standard"><text:s text:c="15"/>2.54475e-18 <text:s text:c="2"/>netid: c_9792:n</text:p>
      <text:p text:style-name="Standard"><text:s text:c="15"/>4.67235e-19 <text:s text:c="2"/>netid: c_9792:n</text:p>
      <text:p text:style-name="Standard"><text:s text:c="15"/>2.23471e-18 <text:s text:c="2"/>netid: c_9792:n</text:p>
      <text:p text:style-name="Standard"><text:soft-page-break/><text:s text:c="15"/>2.63821e-18 <text:s text:c="2"/>netid: c_9796:n</text:p>
      <text:p text:style-name="Standard"><text:s text:c="15"/>2.99413e-19 <text:s text:c="2"/>netid: c_9797:n</text:p>
      <text:p text:style-name="Standard"><text:s text:c="15"/>6.76642e-18 <text:s text:c="2"/>netid: c_9798:n</text:p>
      <text:p text:style-name="Standard"><text:s text:c="15"/>5.32601e-18 <text:s text:c="2"/>netid: c_9799:n</text:p>
      <text:p text:style-name="Standard"><text:s text:c="15"/>3.14828e-18 <text:s text:c="2"/>netid: c_9799:n</text:p>
      <text:p text:style-name="Standard"><text:s text:c="15"/>3.54191e-18 <text:s text:c="2"/>netid: c_9799:n</text:p>
      <text:p text:style-name="Standard"><text:s text:c="15"/>1.78057e-17 <text:s text:c="2"/>netid: c_9799:n</text:p>
      <text:p text:style-name="Standard"><text:s text:c="15"/>3.73686e-19 <text:s text:c="2"/>netid: c_9799:n</text:p>
      <text:p text:style-name="Standard"><text:s text:c="15"/>1.12857e-17 <text:s text:c="2"/>netid: c_9799:n</text:p>
      <text:p text:style-name="Standard"><text:s text:c="15"/>4.61908e-18 <text:s text:c="2"/>netid: c_9799:n</text:p>
      <text:p text:style-name="Standard"><text:s text:c="15"/>3.30028e-17 <text:s text:c="2"/>netid: c_9799:n</text:p>
      <text:p text:style-name="Standard"><text:s text:c="15"/>4.24201e-18 <text:s text:c="2"/>netid: c_9799:n</text:p>
      <text:p text:style-name="Standard"><text:s text:c="15"/>8.27084e-18 <text:s text:c="2"/>netid: c_9799:n</text:p>
      <text:p text:style-name="Standard"><text:s text:c="15"/>1.14531e-18 <text:s text:c="2"/>netid: c_9809:n</text:p>
      <text:p text:style-name="Standard"><text:s text:c="15"/>6.22402e-18 <text:s text:c="2"/>netid: c_9809:n</text:p>
      <text:p text:style-name="Standard"><text:s text:c="15"/>1.44323e-17 <text:s text:c="2"/>netid: c_9811:n</text:p>
      <text:p text:style-name="Standard"><text:s text:c="15"/>2.51214e-19 <text:s text:c="2"/>netid: c_9811:n</text:p>
      <text:p text:style-name="Standard"><text:s text:c="15"/>1.76333e-18 <text:s text:c="2"/>netid: c_9813:n</text:p>
      <text:p text:style-name="Standard"><text:s text:c="15"/>5.13763e-18 <text:s text:c="2"/>netid: c_9813:n</text:p>
      <text:p text:style-name="Standard"><text:s text:c="15"/>2.05483e-19 <text:s text:c="2"/>netid: c_9813:n</text:p>
      <text:p text:style-name="Standard"><text:s text:c="15"/>1.78182e-18 <text:s text:c="2"/>netid: XI3/XI0/MPM1:g</text:p>
      <text:p text:style-name="Standard"><text:s text:c="15"/>2.15721e-18 <text:s text:c="2"/>netid: XI3/XI0/MPM1:g</text:p>
      <text:p text:style-name="Standard"><text:s text:c="15"/>1.56222e-18 <text:s text:c="2"/>netid: XI3/XI0/MPM1:g</text:p>
      <text:p text:style-name="Standard"><text:s text:c="15"/>1.48764e-18 <text:s text:c="2"/>netid: XI3/XI0/MPM1:g</text:p>
      <text:p text:style-name="Standard"><text:s text:c="16"/>9.7842e-19 <text:s text:c="2"/>netid: XI3/XI0/MPM1:g</text:p>
      <text:p text:style-name="Standard"><text:s text:c="16"/>2.1594e-18 <text:s text:c="2"/>netid: c_9821:n</text:p>
      <text:p text:style-name="Standard"><text:s text:c="16"/>2.4367e-18 <text:s text:c="2"/>netid: c_9822:n</text:p>
      <text:p text:style-name="Standard"><text:s text:c="15"/>1.42764e-18 <text:s text:c="2"/>netid: c_9823:n</text:p>
      <text:p text:style-name="Standard"><text:s text:c="15"/>1.22062e-17 <text:s text:c="2"/>netid: c_9823:n</text:p>
      <text:p text:style-name="Standard"><text:s text:c="15"/>2.76687e-19 <text:s text:c="2"/>netid: c_9825:n</text:p>
      <text:p text:style-name="Standard"><text:s text:c="15"/>6.19746e-19 <text:s text:c="2"/>netid: c_10690:n</text:p>
      <text:p text:style-name="Standard"><text:s text:c="15"/>1.81912e-18 <text:s text:c="2"/>netid: XI4/XI5/MPM1:g</text:p>
      <text:p text:style-name="Standard"><text:s text:c="15"/>1.25095e-18 <text:s text:c="2"/>netid: XI4/XI5/MPM1:g</text:p>
      <text:p text:style-name="Standard"><text:s text:c="15"/>2.49052e-18 <text:s text:c="2"/>netid: XI4/XI5/MPM1:g</text:p>
      <text:p text:style-name="Standard"><text:s text:c="15"/>3.85498e-18 <text:s text:c="2"/>netid: c_10694:n</text:p>
      <text:p text:style-name="Standard"><text:s text:c="15"/>5.67282e-17 <text:s text:c="2"/>netid: c_10694:n</text:p>
      <text:p text:style-name="Standard"><text:s text:c="15"/>5.18539e-17 <text:s text:c="2"/>netid: c_10696:n</text:p>
      <text:p text:style-name="Standard"><text:s text:c="15"/>4.09148e-17 <text:s text:c="2"/>netid: c_10696:n</text:p>
      <text:p text:style-name="Standard"><text:s text:c="15"/>3.30583e-17 <text:s text:c="2"/>netid: c_10698:n</text:p>
      <text:p text:style-name="Standard"><text:s text:c="15"/>3.24087e-18 <text:s text:c="2"/>netid: c_10698:n</text:p>
      <text:p text:style-name="Standard"><text:s text:c="15"/>1.71927e-18 <text:s text:c="2"/>netid: c_10700:n</text:p>
      <text:p text:style-name="Standard"><text:s text:c="15"/>2.25436e-18 <text:s text:c="2"/>netid: c_10701:n</text:p>
      <text:p text:style-name="Standard"><text:s text:c="15"/>1.26751e-18 <text:s text:c="2"/>netid: c_10701:n</text:p>
      <text:p text:style-name="Standard"><text:s text:c="16"/>5.2861e-18 <text:s text:c="2"/>netid: c_10701:n</text:p>
      <text:p text:style-name="Standard"><text:s text:c="15"/>1.94419e-18 <text:s text:c="2"/>netid: c_10701:n</text:p>
      <text:p text:style-name="Standard"><text:s text:c="15"/>2.22963e-18 <text:s text:c="2"/>netid: c_10701:n</text:p>
      <text:p text:style-name="Standard"><text:s text:c="15"/>1.55984e-18 <text:s text:c="2"/>netid: c_10706:n</text:p>
      <text:p text:style-name="Standard"><text:s text:c="15"/>1.28504e-18 <text:s text:c="2"/>netid: c_10706:n</text:p>
      <text:p text:style-name="Standard"><text:s text:c="15"/>2.02113e-18 <text:s text:c="2"/>netid: c_10706:n</text:p>
      <text:p text:style-name="Standard"><text:s text:c="15"/>4.07784e-19 <text:s text:c="2"/>netid: c_10706:n</text:p>
      <text:p text:style-name="Standard"><text:s text:c="15"/>3.98975e-18 <text:s text:c="2"/>netid: c_10706:n</text:p>
      <text:p text:style-name="Standard"><text:s text:c="15"/>6.43961e-19 <text:s text:c="2"/>netid: c_10706:n</text:p>
      <text:p text:style-name="Standard"><text:soft-page-break/><text:s text:c="15"/>3.88501e-19 <text:s text:c="2"/>netid: c_10706:n</text:p>
      <text:p text:style-name="Standard"><text:s text:c="15"/>7.80267e-19 <text:s text:c="2"/>netid: c_10706:n</text:p>
      <text:p text:style-name="Standard"><text:s text:c="15"/>9.58177e-19 <text:s text:c="2"/>netid: c_10706:n</text:p>
      <text:p text:style-name="Standard"><text:s text:c="15"/>2.37338e-19 <text:s text:c="2"/>netid: c_10706:n</text:p>
      <text:p text:style-name="Standard"><text:s text:c="15"/>3.74467e-19 <text:s text:c="2"/>netid: c_10706:n</text:p>
      <text:p text:style-name="Standard"><text:s text:c="15"/>1.05181e-18 <text:s text:c="2"/>netid: c_10706:n</text:p>
      <text:p text:style-name="Standard"><text:s text:c="15"/>1.21246e-18 <text:s text:c="2"/>netid: c_10706:n</text:p>
      <text:p text:style-name="Standard"><text:s text:c="15"/>3.59743e-19 <text:s text:c="2"/>netid: c_10706:n</text:p>
      <text:p text:style-name="Standard"><text:s text:c="16"/>3.3465e-19 <text:s text:c="2"/>netid: c_10706:n</text:p>
      <text:p text:style-name="Standard"><text:s text:c="15"/>2.48912e-19 <text:s text:c="2"/>netid: c_10706:n</text:p>
      <text:p text:style-name="Standard"><text:s text:c="15"/>1.57331e-18 <text:s text:c="2"/>netid: c_10706:n</text:p>
      <text:p text:style-name="Standard"><text:s text:c="15"/>1.56741e-18 <text:s text:c="2"/>netid: c_10706:n</text:p>
      <text:p text:style-name="Standard"><text:s text:c="15"/>6.94705e-19 <text:s text:c="2"/>netid: c_10706:n</text:p>
      <text:p text:style-name="Standard"><text:s text:c="15"/>6.94705e-19 <text:s text:c="2"/>netid: c_10706:n</text:p>
      <text:p text:style-name="Standard"><text:s text:c="15"/>9.53065e-19 <text:s text:c="2"/>netid: c_10706:n</text:p>
      <text:p text:style-name="Standard"><text:s text:c="15"/>9.53065e-19 <text:s text:c="2"/>netid: c_10706:n</text:p>
      <text:p text:style-name="Standard"><text:s text:c="15"/>4.00838e-19 <text:s text:c="2"/>netid: c_10706:n</text:p>
      <text:p text:style-name="Standard"><text:s text:c="15"/>4.00838e-19 <text:s text:c="2"/>netid: c_10706:n</text:p>
      <text:p text:style-name="Standard"><text:s text:c="16"/>1.2971e-18 <text:s text:c="2"/>netid: c_10706:n</text:p>
      <text:p text:style-name="Standard"><text:s text:c="15"/>8.48766e-19 <text:s text:c="2"/>netid: c_10706:n</text:p>
      <text:p text:style-name="Standard"><text:s text:c="17"/>1.436e-18 <text:s text:c="2"/>netid: c_10706:n</text:p>
      <text:p text:style-name="Standard"><text:s text:c="15"/>7.75103e-19 <text:s text:c="2"/>netid: c_10706:n</text:p>
      <text:p text:style-name="Standard"><text:s text:c="15"/>1.10639e-18 <text:s text:c="2"/>netid: c_10706:n</text:p>
      <text:p text:style-name="Standard"><text:s text:c="15"/>3.42253e-18 <text:s text:c="2"/>netid: c_10706:n</text:p>
      <text:p text:style-name="Standard"><text:s text:c="15"/>1.08488e-18 <text:s text:c="2"/>netid: c_10706:n</text:p>
      <text:p text:style-name="Standard"><text:s text:c="15"/>2.57073e-18 <text:s text:c="2"/>netid: c_10706:n</text:p>
      <text:p text:style-name="Standard"><text:s text:c="15"/>1.11094e-18 <text:s text:c="2"/>netid: c_10706:n</text:p>
      <text:p text:style-name="Standard"><text:s text:c="16"/>4.2524e-19 <text:s text:c="2"/>netid: c_10706:n</text:p>
      <text:p text:style-name="Standard"><text:s text:c="15"/>5.24349e-19 <text:s text:c="2"/>netid: c_10706:n</text:p>
      <text:p text:style-name="Standard"><text:s text:c="15"/>1.01756e-18 <text:s text:c="2"/>netid: c_10741:n</text:p>
      <text:p text:style-name="Standard"><text:s text:c="15"/>4.96803e-18 <text:s text:c="2"/>netid: c_10742:n</text:p>
      <text:p text:style-name="Standard"><text:s text:c="15"/>2.50675e-18 <text:s text:c="2"/>netid: c_10743:n</text:p>
      <text:p text:style-name="Standard"><text:s text:c="15"/>1.72478e-18 <text:s text:c="2"/>netid: c_10744:n</text:p>
      <text:p text:style-name="Standard"><text:s text:c="15"/>2.56651e-18 <text:s text:c="2"/>netid: NET12</text:p>
      <text:p text:style-name="Standard"><text:s text:c="15"/>1.76688e-18 <text:s text:c="2"/>netid: XI3/XI0/MNM0:g</text:p>
      <text:p text:style-name="Standard"><text:s text:c="15"/>1.90648e-18 <text:s text:c="2"/>netid: XI3/XI0/MNM0:g</text:p>
      <text:p text:style-name="Standard"><text:s text:c="15"/>1.28208e-18 <text:s text:c="2"/>netid: XI3/XI0/MNM0:g</text:p>
      <text:p text:style-name="Standard"><text:s text:c="15"/>9.68795e-19 <text:s text:c="2"/>netid: XI3/XI0/MNM0:g</text:p>
      <text:p text:style-name="Standard"><text:s text:c="15"/>2.58519e-18 <text:s text:c="2"/>netid: c_11128:n</text:p>
      <text:p text:style-name="Standard"><text:s text:c="16"/>2.4387e-19 <text:s text:c="2"/>netid: c_11128:n</text:p>
      <text:p text:style-name="Standard"><text:s text:c="15"/>2.19629e-18 <text:s text:c="2"/>netid: c_11128:n</text:p>
      <text:p text:style-name="Standard"><text:s text:c="15"/>2.39629e-18 <text:s text:c="2"/>netid: c_11128:n</text:p>
      <text:p text:style-name="Standard"><text:s text:c="15"/>3.42864e-19 <text:s text:c="2"/>netid: c_11132:n</text:p>
      <text:p text:style-name="Standard"><text:s text:c="15"/>2.37671e-18 <text:s text:c="2"/>netid: c_11133:n</text:p>
      <text:p text:style-name="Standard"><text:s text:c="15"/>4.23415e-19 <text:s text:c="2"/>netid: c_11133:n</text:p>
      <text:p text:style-name="Standard"><text:s text:c="15"/>2.94279e-18 <text:s text:c="2"/>netid: c_11133:n</text:p>
      <text:p text:style-name="Standard"><text:s text:c="15"/>3.14716e-18 <text:s text:c="2"/>netid: c_11136:n</text:p>
      <text:p text:style-name="Standard"><text:s text:c="15"/>1.02178e-18 <text:s text:c="2"/>netid: c_11136:n</text:p>
      <text:p text:style-name="Standard"><text:s text:c="15"/>2.47359e-17 <text:s text:c="2"/>netid: c_11136:n</text:p>
      <text:p text:style-name="Standard"><text:s text:c="15"/>1.81844e-18 <text:s text:c="2"/>netid: XI5/XI0/XI1/MNM0:g</text:p>
      <text:p text:style-name="Standard"><text:s text:c="15"/>1.72583e-18 <text:s text:c="2"/>netid: XI5/XI0/XI1/MNM0:g</text:p>
      <text:p text:style-name="Standard"><text:s text:c="15"/>1.28094e-18 <text:s text:c="2"/>netid: XI5/XI0/XI1/MNM0:g</text:p>
      <text:p text:style-name="Standard"><text:soft-page-break/><text:s text:c="15"/>7.42112e-19 <text:s text:c="2"/>netid: XI5/XI0/XI1/MNM0:g</text:p>
      <text:p text:style-name="Standard"><text:s text:c="15"/>3.15964e-18 <text:s text:c="2"/>netid: XI5/XI0/XI0/MPM0:d</text:p>
      <text:p text:style-name="Standard"><text:s text:c="15"/>1.02178e-18 <text:s text:c="2"/>netid: XI5/XI0/XI0/MPM0:d</text:p>
      <text:p text:style-name="Standard"><text:s text:c="15"/>2.30064e-17 <text:s text:c="2"/>netid: XI5/XI0/XI0/MPM0:d</text:p>
      <text:p text:style-name="Standard"><text:s text:c="15"/>3.11146e-19 <text:s text:c="2"/>netid: c_11146:n</text:p>
      <text:p text:style-name="Standard"><text:s text:c="15"/>1.21922e-17 <text:s text:c="2"/>netid: c_11147:n</text:p>
      <text:p text:style-name="Standard"><text:s text:c="15"/>2.54475e-18 <text:s text:c="2"/>netid: c_11147:n</text:p>
      <text:p text:style-name="Standard"><text:s text:c="15"/>4.67235e-19 <text:s text:c="2"/>netid: c_11147:n</text:p>
      <text:p text:style-name="Standard"><text:s text:c="15"/>2.23471e-18 <text:s text:c="2"/>netid: c_11147:n</text:p>
      <text:p text:style-name="Standard"><text:s text:c="15"/>2.63821e-18 <text:s text:c="2"/>netid: c_11151:n</text:p>
      <text:p text:style-name="Standard"><text:s text:c="15"/>2.99413e-19 <text:s text:c="2"/>netid: c_11152:n</text:p>
      <text:p text:style-name="Standard"><text:s text:c="15"/>6.58392e-18 <text:s text:c="2"/>netid: c_11153:n</text:p>
      <text:p text:style-name="Standard"><text:s text:c="15"/>5.43338e-18 <text:s text:c="2"/>netid: c_11154:n</text:p>
      <text:p text:style-name="Standard"><text:s text:c="15"/>3.15444e-18 <text:s text:c="2"/>netid: c_11154:n</text:p>
      <text:p text:style-name="Standard"><text:s text:c="15"/>3.54191e-18 <text:s text:c="2"/>netid: c_11154:n</text:p>
      <text:p text:style-name="Standard"><text:s text:c="15"/>1.70037e-17 <text:s text:c="2"/>netid: c_11154:n</text:p>
      <text:p text:style-name="Standard"><text:s text:c="15"/>3.62333e-19 <text:s text:c="2"/>netid: c_11154:n</text:p>
      <text:p text:style-name="Standard"><text:s text:c="15"/>1.01406e-17 <text:s text:c="2"/>netid: c_11154:n</text:p>
      <text:p text:style-name="Standard"><text:s text:c="15"/>4.13245e-18 <text:s text:c="2"/>netid: c_11154:n</text:p>
      <text:p text:style-name="Standard"><text:s text:c="15"/>7.99571e-18 <text:s text:c="2"/>netid: c_11154:n</text:p>
      <text:p text:style-name="Standard"><text:s text:c="15"/>3.76571e-18 <text:s text:c="2"/>netid: c_11154:n</text:p>
      <text:p text:style-name="Standard"><text:s text:c="15"/>7.32165e-18 <text:s text:c="2"/>netid: c_11154:n</text:p>
      <text:p text:style-name="Standard"><text:s text:c="15"/>1.56775e-17 <text:s text:c="2"/>netid: c_11154:n</text:p>
      <text:p text:style-name="Standard"><text:s text:c="15"/>7.32234e-18 <text:s text:c="2"/>netid: c_11154:n</text:p>
      <text:p text:style-name="Standard"><text:s text:c="15"/>1.44323e-17 <text:s text:c="2"/>netid: c_11166:n</text:p>
      <text:p text:style-name="Standard"><text:s text:c="15"/>2.51214e-19 <text:s text:c="2"/>netid: c_11166:n</text:p>
      <text:p text:style-name="Standard"><text:s text:c="15"/>3.11146e-19 <text:s text:c="2"/>netid: c_11168:n</text:p>
      <text:p text:style-name="Standard"><text:s text:c="15"/>6.04959e-19 <text:s text:c="2"/>netid: c_11169:n</text:p>
      <text:p text:style-name="Standard"><text:s text:c="16"/>4.0099e-18 <text:s text:c="2"/>netid: c_11169:n</text:p>
      <text:p text:style-name="Standard"><text:s text:c="15"/>3.84076e-19 <text:s text:c="2"/>netid: c_11169:n</text:p>
      <text:p text:style-name="Standard"><text:s text:c="15"/>3.27425e-18 <text:s text:c="2"/>netid: c_11169:n</text:p>
      <text:p text:style-name="Standard"><text:s text:c="15"/>3.31453e-19 <text:s text:c="2"/>netid: c_11169:n</text:p>
      <text:p text:style-name="Standard"><text:s text:c="17"/>4.646e-19 <text:s text:c="2"/>netid: c_11174:n</text:p>
      <text:p text:style-name="Standard"><text:s text:c="16"/>2.1594e-18 <text:s text:c="2"/>netid: c_11175:n</text:p>
      <text:p text:style-name="Standard"><text:s text:c="15"/>4.22057e-18 <text:s text:c="2"/>netid: c_11176:n</text:p>
      <text:p text:style-name="Standard"><text:s text:c="15"/>1.65252e-17 <text:s text:c="2"/>netid: c_11176:n</text:p>
      <text:p text:style-name="Standard"><text:s text:c="15"/>3.55284e-18 <text:s text:c="2"/>netid: c_11176:n</text:p>
      <text:p text:style-name="Standard"><text:s text:c="15"/>6.29189e-19 <text:s text:c="2"/>netid: c_11176:n</text:p>
      <text:p text:style-name="Standard"><text:s text:c="15"/>7.73983e-18 <text:s text:c="2"/>netid: c_11176:n</text:p>
      <text:p text:style-name="Standard"><text:s text:c="16"/>2.2182e-17 <text:s text:c="2"/>netid: c_11176:n</text:p>
      <text:p text:style-name="Standard"><text:s text:c="15"/>9.62988e-18 <text:s text:c="2"/>netid: c_11176:n</text:p>
      <text:p text:style-name="Standard"><text:s text:c="15"/>8.95776e-19 <text:s text:c="2"/>netid: c_11183:n</text:p>
      <text:p text:style-name="Standard"><text:s text:c="15"/>2.97822e-19 <text:s text:c="2"/>netid: c_11183:n</text:p>
      <text:p text:style-name="Standard"><text:s text:c="15"/>9.92314e-18 <text:s text:c="2"/>netid: c_11183:n</text:p>
      <text:p text:style-name="Standard"><text:s text:c="15"/>5.39823e-18 <text:s text:c="2"/>netid: c_11186:n</text:p>
      <text:p text:style-name="Standard"><text:s text:c="15"/>1.57734e-18 <text:s text:c="2"/>netid: c_11187:n</text:p>
      <text:p text:style-name="Standard"><text:s text:c="15"/>5.39823e-18 <text:s text:c="2"/>netid: c_11187:n</text:p>
      <text:p text:style-name="Standard"><text:s text:c="15"/>1.04148e-17 <text:s text:c="2"/>netid: c_11187:n</text:p>
      <text:p text:style-name="Standard"><text:s text:c="16"/>2.7306e-18 <text:s text:c="2"/>netid: c_11190:n</text:p>
      <text:p text:style-name="Standard"><text:s text:c="15"/>3.55054e-19 <text:s text:c="2"/>netid: c_11190:n</text:p>
      <text:p text:style-name="Standard"><text:s text:c="15"/>2.77816e-18 <text:s text:c="2"/>netid: c_11190:n</text:p>
      <text:p text:style-name="Standard"><text:s text:c="15"/>4.30584e-18 <text:s text:c="2"/>netid: c_11193:n</text:p>
      <text:p text:style-name="Standard"><text:soft-page-break/><text:s text:c="15"/>8.26332e-18 <text:s text:c="2"/>netid: c_11194:n</text:p>
      <text:p text:style-name="Standard"><text:s text:c="15"/>8.09689e-19 <text:s text:c="2"/>netid: c_11195:n</text:p>
      <text:p text:style-name="Standard"><text:s text:c="15"/>1.11044e-18 <text:s text:c="2"/>netid: c_11196:n</text:p>
      <text:p text:style-name="Standard"><text:s text:c="16"/>6.1578e-19 <text:s text:c="2"/>netid: c_11197:n</text:p>
      <text:p text:style-name="Standard"><text:s text:c="16"/>2.2062e-19 <text:s text:c="2"/>netid: c_11197:n</text:p>
      <text:p text:style-name="Standard"><text:s text:c="16"/>1.1646e-18 <text:s text:c="2"/>netid: c_11199:n</text:p>
      <text:p text:style-name="Standard"><text:s text:c="15"/>2.57312e-18 <text:s text:c="2"/>netid: c_11977:n</text:p>
      <text:p text:style-name="Standard"><text:s text:c="15"/>2.19233e-19 <text:s text:c="2"/>netid: c_11977:n</text:p>
      <text:p text:style-name="Standard"><text:s text:c="15"/>2.05332e-18 <text:s text:c="2"/>netid: c_11977:n</text:p>
      <text:p text:style-name="Standard"><text:s text:c="15"/>2.18339e-18 <text:s text:c="2"/>netid: c_11977:n</text:p>
      <text:p text:style-name="Standard"><text:s text:c="15"/>3.97902e-19 <text:s text:c="2"/>netid: c_11981:n</text:p>
      <text:p text:style-name="Standard"><text:s text:c="15"/>3.35012e-19 <text:s text:c="2"/>netid: c_11982:n</text:p>
      <text:p text:style-name="Standard"><text:s text:c="15"/>1.17571e-18 <text:s text:c="2"/>netid: c_11983:n</text:p>
      <text:p text:style-name="Standard"><text:s text:c="15"/>1.60874e-18 <text:s text:c="2"/>netid: c_11983:n</text:p>
      <text:p text:style-name="Standard"><text:s text:c="15"/>2.42094e-19 <text:s text:c="2"/>netid: XI4/XI6/MNM0:g</text:p>
      <text:p text:style-name="Standard"><text:s text:c="15"/>5.47967e-17 <text:s text:c="2"/>netid: XI4/XI6/MNM0:g</text:p>
      <text:p text:style-name="Standard"><text:s text:c="15"/>2.27325e-18 <text:s text:c="2"/>netid: XI4/XI6/MNM0:g</text:p>
      <text:p text:style-name="Standard"><text:s text:c="15"/>1.83163e-18 <text:s text:c="2"/>netid: XI4/XI6/MNM0:g</text:p>
      <text:p text:style-name="Standard"><text:s text:c="15"/>1.11538e-18 <text:s text:c="2"/>netid: XI4/XI6/MNM0:g</text:p>
      <text:p text:style-name="Standard"><text:s text:c="15"/>2.24691e-18 <text:s text:c="2"/>netid: XI4/XI6/MNM0:g</text:p>
      <text:p text:style-name="Standard"><text:s text:c="15"/>8.59255e-19 <text:s text:c="2"/>netid: XI4/XI6/MNM0:g</text:p>
      <text:p text:style-name="Standard"><text:s text:c="15"/>8.57733e-19 <text:s text:c="2"/>netid: c_11992:n</text:p>
      <text:p text:style-name="Standard"><text:s text:c="17"/>4.039e-18 <text:s text:c="2"/>netid: c_11992:n</text:p>
      <text:p text:style-name="Standard"><text:s text:c="15"/>1.01793e-18 <text:s text:c="2"/>netid: c_11992:n</text:p>
      <text:p text:style-name="Standard"><text:s text:c="15"/>5.58978e-18 <text:s text:c="2"/>netid: c_11992:n</text:p>
      <text:p text:style-name="Standard"><text:s text:c="15"/>4.93171e-18 <text:s text:c="2"/>netid: c_11992:n</text:p>
      <text:p text:style-name="Standard"><text:s text:c="15"/>4.03899e-18 <text:s text:c="2"/>netid: c_11997:n</text:p>
      <text:p text:style-name="Standard"><text:s text:c="15"/>4.37627e-19 <text:s text:c="2"/>netid: c_11997:n</text:p>
      <text:p text:style-name="Standard"><text:s text:c="15"/>2.26443e-19 <text:s text:c="2"/>netid: c_11997:n</text:p>
      <text:p text:style-name="Standard"><text:s text:c="15"/>8.68261e-19 <text:s text:c="2"/>netid: c_12000:n</text:p>
      <text:p text:style-name="Standard"><text:s text:c="15"/>1.13363e-18 <text:s text:c="2"/>netid: c_12000:n</text:p>
      <text:p text:style-name="Standard"><text:s text:c="15"/>8.10166e-19 <text:s text:c="2"/>netid: c_12000:n</text:p>
      <text:p text:style-name="Standard"><text:s text:c="15"/>8.72518e-18 <text:s text:c="2"/>netid: c_12003:n</text:p>
      <text:p text:style-name="Standard"><text:s text:c="15"/>2.99452e-19 <text:s text:c="2"/>netid: c_12004:n</text:p>
      <text:p text:style-name="Standard"><text:s text:c="15"/>5.04555e-18 <text:s text:c="2"/>netid: c_12005:n</text:p>
      <text:p text:style-name="Standard"><text:s text:c="15"/>9.03755e-18 <text:s text:c="2"/>netid: c_12006:n</text:p>
      <text:p text:style-name="Standard"><text:s text:c="15"/>2.09198e-18 <text:s text:c="2"/>netid: c_12006:n</text:p>
      <text:p text:style-name="Standard"><text:s text:c="15"/>7.38273e-19 <text:s text:c="2"/>netid: c_12008:n</text:p>
      <text:p text:style-name="Standard"><text:s text:c="15"/>4.03899e-18 <text:s text:c="2"/>netid: c_12009:n</text:p>
      <text:p text:style-name="Standard"><text:s text:c="15"/>4.20248e-19 <text:s text:c="2"/>netid: c_12009:n</text:p>
      <text:p text:style-name="Standard"><text:s text:c="16"/>5.2986e-18 <text:s text:c="2"/>netid: c_12009:n</text:p>
      <text:p text:style-name="Standard"><text:s text:c="15"/>8.75528e-18 <text:s text:c="2"/>netid: c_12012:n</text:p>
      <text:p text:style-name="Standard"><text:s text:c="15"/>3.25927e-18 <text:s text:c="2"/>netid: c_12012:n</text:p>
      <text:p text:style-name="Standard"><text:s text:c="15"/>2.15424e-18 <text:s text:c="2"/>netid: c_12014:n</text:p>
      <text:p text:style-name="Standard"><text:s text:c="15"/>3.59423e-18 <text:s text:c="2"/>netid: c_12014:n</text:p>
      <text:p text:style-name="Standard"><text:s text:c="15"/>4.60055e-18 <text:s text:c="2"/>netid: c_12016:n</text:p>
      <text:p text:style-name="Standard"><text:s text:c="15"/>7.49603e-19 <text:s text:c="2"/>netid: c_12016:n</text:p>
      <text:p text:style-name="Standard"><text:s text:c="15"/>2.49148e-18 <text:s text:c="2"/>netid: c_12016:n</text:p>
      <text:p text:style-name="Standard"><text:s text:c="16"/>1.3415e-18 <text:s text:c="2"/>netid: c_12019:n</text:p>
      <text:p text:style-name="Standard"><text:s text:c="15"/>9.02149e-19 <text:s text:c="2"/>netid: c_12019:n</text:p>
      <text:p text:style-name="Standard"><text:s text:c="15"/>3.33544e-18 <text:s text:c="2"/>netid: c_12019:n</text:p>
      <text:p text:style-name="Standard"><text:s text:c="15"/>4.43599e-19 <text:s text:c="2"/>netid: c_12022:n</text:p>
      <text:p text:style-name="Standard"><text:soft-page-break/><text:s text:c="15"/>1.22057e-18 <text:s text:c="2"/>netid: c_12023:n</text:p>
      <text:p text:style-name="Standard"><text:s text:c="15"/>9.57916e-19 <text:s text:c="2"/>netid: c_12023:n</text:p>
      <text:p text:style-name="Standard"><text:s text:c="15"/>3.66289e-19 <text:s text:c="2"/>netid: c_12025:n</text:p>
      <text:p text:style-name="Standard"><text:s text:c="15"/>4.77763e-19 <text:s text:c="2"/>netid: c_12026:n</text:p>
      <text:p text:style-name="Standard"><text:s text:c="15"/>1.60648e-18 <text:s text:c="2"/>netid: c_12027:n</text:p>
      <text:p text:style-name="Standard"><text:s text:c="15"/>4.69897e-19 <text:s text:c="2"/>netid: c_12027:n</text:p>
      <text:p text:style-name="Standard"><text:s text:c="16"/>1.1609e-18 <text:s text:c="2"/>netid: c_12029:n</text:p>
      <text:p text:style-name="Standard"><text:s text:c="15"/>1.22579e-18 <text:s text:c="2"/>netid: c_12029:n</text:p>
      <text:p text:style-name="Standard"><text:s text:c="15"/>4.83856e-18 <text:s text:c="2"/>netid: c_12031:n</text:p>
      <text:p text:style-name="Standard"><text:s text:c="15"/>6.59348e-19 <text:s text:c="2"/>netid: c_12031:n</text:p>
      <text:p text:style-name="Standard"><text:s text:c="15"/>1.13268e-18 <text:s text:c="2"/>netid: c_12031:n</text:p>
      <text:p text:style-name="Standard"><text:s text:c="15"/>5.20031e-18 <text:s text:c="2"/>netid: c_12031:n</text:p>
      <text:p text:style-name="Standard"><text:s text:c="15"/>1.63491e-18 <text:s text:c="2"/>netid: c_12031:n</text:p>
      <text:p text:style-name="Standard"><text:s text:c="15"/>2.04299e-18 <text:s text:c="2"/>netid: c_12031:n</text:p>
      <text:p text:style-name="Standard"><text:s text:c="15"/>1.13574e-18 <text:s text:c="2"/>netid: c_12037:n</text:p>
      <text:p text:style-name="Standard"><text:s text:c="15"/>5.99605e-19 <text:s text:c="2"/>netid: c_12038:n</text:p>
      <text:p text:style-name="Standard"><text:s text:c="15"/>2.16241e-18 <text:s text:c="2"/>netid: XI4/XI4/MPM0:g</text:p>
      <text:p text:style-name="Standard"><text:s text:c="15"/>2.81556e-18 <text:s text:c="2"/>netid: XI4/XI4/MPM0:g</text:p>
      <text:p text:style-name="Standard"><text:s text:c="15"/>5.87348e-18 <text:s text:c="2"/>netid: XI4/XI4/MPM0:g</text:p>
      <text:p text:style-name="Standard"><text:s text:c="15"/>2.36709e-18 <text:s text:c="2"/>netid: XI4/XI4/MPM0:g</text:p>
      <text:p text:style-name="Standard"><text:s text:c="16"/>1.0253e-18 <text:s text:c="2"/>netid: XI4/XI4/MPM0:g</text:p>
      <text:p text:style-name="Standard"><text:s text:c="15"/>3.88797e-18 <text:s text:c="2"/>netid: c_12044:n</text:p>
      <text:p text:style-name="Standard"><text:s text:c="15"/>1.98131e-18 <text:s text:c="2"/>netid: c_12045:n</text:p>
      <text:p text:style-name="Standard"><text:s text:c="15"/>3.22125e-18 <text:s text:c="2"/>netid: c_12046:n</text:p>
      <text:p text:style-name="Standard"><text:s text:c="15"/>2.64429e-18 <text:s text:c="2"/>netid: c_12047:n</text:p>
      <text:p text:style-name="Standard"><text:s text:c="15"/>2.74445e-18 <text:s text:c="2"/>netid: c_12047:n</text:p>
      <text:p text:style-name="Standard"><text:s text:c="15"/>1.49317e-17 <text:s text:c="2"/>netid: c_12049:n</text:p>
      <text:p text:style-name="Standard"><text:s text:c="16"/>2.5887e-18 <text:s text:c="2"/>netid: c_12050:n</text:p>
      <text:p text:style-name="Standard"><text:s text:c="15"/>2.19233e-19 <text:s text:c="2"/>netid: c_12050:n</text:p>
      <text:p text:style-name="Standard"><text:s text:c="15"/>2.05332e-18 <text:s text:c="2"/>netid: c_12050:n</text:p>
      <text:p text:style-name="Standard"><text:s text:c="15"/>2.19138e-18 <text:s text:c="2"/>netid: c_12050:n</text:p>
      <text:p text:style-name="Standard"><text:s text:c="15"/>2.71636e-19 <text:s text:c="2"/>netid: c_12054:n</text:p>
      <text:p text:style-name="Standard"><text:s text:c="15"/>1.17571e-18 <text:s text:c="2"/>netid: c_12055:n</text:p>
      <text:p text:style-name="Standard"><text:s text:c="15"/>1.61464e-18 <text:s text:c="2"/>netid: c_12055:n</text:p>
      <text:p text:style-name="Standard"><text:s text:c="16"/>2.6526e-19 <text:s text:c="2"/>netid: XI5/XI6/MNM0:g</text:p>
      <text:p text:style-name="Standard"><text:s text:c="15"/>1.84474e-18 <text:s text:c="2"/>netid: XI5/XI6/MNM0:g</text:p>
      <text:p text:style-name="Standard"><text:s text:c="15"/>2.44157e-18 <text:s text:c="2"/>netid: XI5/XI6/MNM0:g</text:p>
      <text:p text:style-name="Standard"><text:s text:c="15"/>2.24691e-18 <text:s text:c="2"/>netid: XI5/XI6/MNM0:g</text:p>
      <text:p text:style-name="Standard"><text:s text:c="15"/>3.74858e-18 <text:s text:c="2"/>netid: c_12061:n</text:p>
      <text:p text:style-name="Standard"><text:s text:c="15"/>6.69409e-18 <text:s text:c="2"/>netid: c_12061:n</text:p>
      <text:p text:style-name="Standard"><text:s text:c="15"/>4.92664e-18 <text:s text:c="2"/>netid: c_12061:n</text:p>
      <text:p text:style-name="Standard"><text:s text:c="15"/>3.74857e-18 <text:s text:c="2"/>netid: c_12064:n</text:p>
      <text:p text:style-name="Standard"><text:s text:c="15"/>4.37627e-19 <text:s text:c="2"/>netid: c_12064:n</text:p>
      <text:p text:style-name="Standard"><text:s text:c="17"/>1.132e-18 <text:s text:c="2"/>netid: c_12066:n</text:p>
      <text:p text:style-name="Standard"><text:s text:c="15"/>7.89334e-19 <text:s text:c="2"/>netid: c_12066:n</text:p>
      <text:p text:style-name="Standard"><text:s text:c="15"/>4.87944e-19 <text:s text:c="2"/>netid: c_12066:n</text:p>
      <text:p text:style-name="Standard"><text:s text:c="15"/>3.02378e-19 <text:s text:c="2"/>netid: c_12069:n</text:p>
      <text:p text:style-name="Standard"><text:s text:c="16"/>5.0445e-18 <text:s text:c="2"/>netid: c_12070:n</text:p>
      <text:p text:style-name="Standard"><text:s text:c="15"/>9.03755e-18 <text:s text:c="2"/>netid: c_12071:n</text:p>
      <text:p text:style-name="Standard"><text:s text:c="15"/>2.09198e-18 <text:s text:c="2"/>netid: c_12071:n</text:p>
      <text:p text:style-name="Standard"><text:s text:c="15"/>7.38273e-19 <text:s text:c="2"/>netid: c_12073:n</text:p>
      <text:p text:style-name="Standard"><text:s text:c="15"/>3.74857e-18 <text:s text:c="2"/>netid: c_12074:n</text:p>
      <text:p text:style-name="Standard"><text:soft-page-break/><text:s text:c="15"/>4.20637e-19 <text:s text:c="2"/>netid: c_12074:n</text:p>
      <text:p text:style-name="Standard"><text:s text:c="16"/>5.2944e-18 <text:s text:c="2"/>netid: c_12074:n</text:p>
      <text:p text:style-name="Standard"><text:s text:c="15"/>9.00085e-18 <text:s text:c="2"/>netid: c_12077:n</text:p>
      <text:p text:style-name="Standard"><text:s text:c="15"/>3.25927e-18 <text:s text:c="2"/>netid: c_12077:n</text:p>
      <text:p text:style-name="Standard"><text:s text:c="15"/>1.14622e-18 <text:s text:c="2"/>netid: c_12079:n</text:p>
      <text:p text:style-name="Standard"><text:s text:c="15"/>9.79295e-19 <text:s text:c="2"/>netid: c_12079:n</text:p>
      <text:p text:style-name="Standard"><text:s text:c="15"/>3.57115e-18 <text:s text:c="2"/>netid: c_12079:n</text:p>
      <text:p text:style-name="Standard"><text:s text:c="15"/>4.60055e-18 <text:s text:c="2"/>netid: c_12082:n</text:p>
      <text:p text:style-name="Standard"><text:s text:c="15"/>7.49603e-19 <text:s text:c="2"/>netid: c_12082:n</text:p>
      <text:p text:style-name="Standard"><text:s text:c="15"/>2.49021e-18 <text:s text:c="2"/>netid: c_12082:n</text:p>
      <text:p text:style-name="Standard"><text:s text:c="16"/>1.3415e-18 <text:s text:c="2"/>netid: c_12085:n</text:p>
      <text:p text:style-name="Standard"><text:s text:c="15"/>9.02566e-19 <text:s text:c="2"/>netid: c_12085:n</text:p>
      <text:p text:style-name="Standard"><text:s text:c="15"/>2.30738e-18 <text:s text:c="2"/>netid: c_12085:n</text:p>
      <text:p text:style-name="Standard"><text:s text:c="15"/>2.25851e-19 <text:s text:c="2"/>netid: c_12085:n</text:p>
      <text:p text:style-name="Standard"><text:s text:c="16"/>2.7068e-19 <text:s text:c="2"/>netid: c_12089:n</text:p>
      <text:p text:style-name="Standard"><text:s text:c="15"/>4.43599e-19 <text:s text:c="2"/>netid: c_12089:n</text:p>
      <text:p text:style-name="Standard"><text:s text:c="15"/>1.28725e-18 <text:s text:c="2"/>netid: c_12091:n</text:p>
      <text:p text:style-name="Standard"><text:s text:c="15"/>9.58041e-19 <text:s text:c="2"/>netid: c_12091:n</text:p>
      <text:p text:style-name="Standard"><text:s text:c="15"/>3.66289e-19 <text:s text:c="2"/>netid: c_12093:n</text:p>
      <text:p text:style-name="Standard"><text:s text:c="15"/>6.45326e-19 <text:s text:c="2"/>netid: c_12094:n</text:p>
      <text:p text:style-name="Standard"><text:s text:c="15"/>1.39148e-18 <text:s text:c="2"/>netid: c_12095:n</text:p>
      <text:p text:style-name="Standard"><text:s text:c="15"/>2.48968e-19 <text:s text:c="2"/>netid: c_12095:n</text:p>
      <text:p text:style-name="Standard"><text:s text:c="15"/>8.76142e-19 <text:s text:c="2"/>netid: c_12097:n</text:p>
      <text:p text:style-name="Standard"><text:s text:c="15"/>2.30738e-18 <text:s text:c="2"/>netid: c_12097:n</text:p>
      <text:p text:style-name="Standard"><text:s text:c="15"/>4.76811e-18 <text:s text:c="2"/>netid: c_12099:n</text:p>
      <text:p text:style-name="Standard"><text:s text:c="15"/>1.07065e-18 <text:s text:c="2"/>netid: c_12099:n</text:p>
      <text:p text:style-name="Standard"><text:s text:c="15"/>1.13376e-18 <text:s text:c="2"/>netid: c_12099:n</text:p>
      <text:p text:style-name="Standard"><text:s text:c="15"/>5.20031e-18 <text:s text:c="2"/>netid: c_12099:n</text:p>
      <text:p text:style-name="Standard"><text:s text:c="15"/>1.62345e-18 <text:s text:c="2"/>netid: c_12099:n</text:p>
      <text:p text:style-name="Standard"><text:s text:c="15"/>2.04299e-18 <text:s text:c="2"/>netid: c_12099:n</text:p>
      <text:p text:style-name="Standard"><text:s text:c="15"/>1.13802e-18 <text:s text:c="2"/>netid: c_12105:n</text:p>
      <text:p text:style-name="Standard"><text:s text:c="15"/>6.04542e-19 <text:s text:c="2"/>netid: c_12106:n</text:p>
      <text:p text:style-name="Standard"><text:s text:c="15"/>2.16241e-18 <text:s text:c="2"/>netid: XI5/XI4/MPM0:g</text:p>
      <text:p text:style-name="Standard"><text:s text:c="15"/>2.81556e-18 <text:s text:c="2"/>netid: XI5/XI4/MPM0:g</text:p>
      <text:p text:style-name="Standard"><text:s text:c="15"/>5.81347e-18 <text:s text:c="2"/>netid: XI5/XI4/MPM0:g</text:p>
      <text:p text:style-name="Standard"><text:s text:c="15"/>2.34204e-18 <text:s text:c="2"/>netid: XI5/XI4/MPM0:g</text:p>
      <text:p text:style-name="Standard"><text:s text:c="15"/>1.02537e-18 <text:s text:c="2"/>netid: XI5/XI4/MPM0:g</text:p>
      <text:p text:style-name="Standard"><text:s text:c="15"/>3.88797e-18 <text:s text:c="2"/>netid: c_12112:n</text:p>
      <text:p text:style-name="Standard"><text:s text:c="15"/>2.41394e-18 <text:s text:c="2"/>netid: c_12113:n</text:p>
      <text:p text:style-name="Standard"><text:s text:c="15"/>2.45941e-18 <text:s text:c="2"/>netid: c_12113:n</text:p>
      <text:p text:style-name="Standard"><text:s text:c="15"/>1.09756e-17 <text:s text:c="2"/>netid: c_12115:n</text:p>
      <text:p text:style-name="Standard"><text:s text:c="15"/>3.24557e-19 <text:s text:c="2"/>netid: c_12115:n</text:p>
      <text:p text:style-name="Standard"><text:s text:c="16"/>2.5887e-18 <text:s text:c="2"/>netid: c_12117:n</text:p>
      <text:p text:style-name="Standard"><text:s text:c="15"/>2.19233e-19 <text:s text:c="2"/>netid: c_12117:n</text:p>
      <text:p text:style-name="Standard"><text:s text:c="15"/>2.05332e-18 <text:s text:c="2"/>netid: c_12117:n</text:p>
      <text:p text:style-name="Standard"><text:s text:c="15"/>2.19138e-18 <text:s text:c="2"/>netid: c_12117:n</text:p>
      <text:p text:style-name="Standard"><text:s text:c="15"/>3.97902e-19 <text:s text:c="2"/>netid: c_12121:n</text:p>
      <text:p text:style-name="Standard"><text:s text:c="15"/>3.35012e-19 <text:s text:c="2"/>netid: c_12122:n</text:p>
      <text:p text:style-name="Standard"><text:s text:c="15"/>1.17571e-18 <text:s text:c="2"/>netid: c_12123:n</text:p>
      <text:p text:style-name="Standard"><text:s text:c="16"/>1.6288e-18 <text:s text:c="2"/>netid: c_12123:n</text:p>
      <text:p text:style-name="Standard"><text:s text:c="16"/>2.6526e-19 <text:s text:c="2"/>netid: XI6/XI6/MNM0:g</text:p>
      <text:p text:style-name="Standard"><text:s text:c="15"/>5.57493e-17 <text:s text:c="2"/>netid: XI6/XI6/MNM0:g</text:p>
      <text:p text:style-name="Standard"><text:soft-page-break/><text:s text:c="15"/>2.27521e-18 <text:s text:c="2"/>netid: XI6/XI6/MNM0:g</text:p>
      <text:p text:style-name="Standard"><text:s text:c="15"/>1.84474e-18 <text:s text:c="2"/>netid: XI6/XI6/MNM0:g</text:p>
      <text:p text:style-name="Standard"><text:s text:c="15"/>8.20279e-19 <text:s text:c="2"/>netid: XI6/XI6/MNM0:g</text:p>
      <text:p text:style-name="Standard"><text:s text:c="15"/>2.24691e-18 <text:s text:c="2"/>netid: XI6/XI6/MNM0:g</text:p>
      <text:p text:style-name="Standard"><text:s text:c="15"/>1.17767e-18 <text:s text:c="2"/>netid: XI6/XI6/MNM0:g</text:p>
      <text:p text:style-name="Standard"><text:s text:c="15"/>9.64019e-19 <text:s text:c="2"/>netid: c_12132:n</text:p>
      <text:p text:style-name="Standard"><text:s text:c="15"/>3.74858e-18 <text:s text:c="2"/>netid: c_12132:n</text:p>
      <text:p text:style-name="Standard"><text:s text:c="15"/>1.01427e-18 <text:s text:c="2"/>netid: c_12132:n</text:p>
      <text:p text:style-name="Standard"><text:s text:c="15"/>5.55274e-18 <text:s text:c="2"/>netid: c_12132:n</text:p>
      <text:p text:style-name="Standard"><text:s text:c="15"/>5.07996e-18 <text:s text:c="2"/>netid: c_12132:n</text:p>
      <text:p text:style-name="Standard"><text:s text:c="15"/>3.74857e-18 <text:s text:c="2"/>netid: c_12137:n</text:p>
      <text:p text:style-name="Standard"><text:s text:c="15"/>4.37627e-19 <text:s text:c="2"/>netid: c_12137:n</text:p>
      <text:p text:style-name="Standard"><text:s text:c="15"/>2.26671e-19 <text:s text:c="2"/>netid: c_12137:n</text:p>
      <text:p text:style-name="Standard"><text:s text:c="15"/>8.74803e-19 <text:s text:c="2"/>netid: c_12140:n</text:p>
      <text:p text:style-name="Standard"><text:s text:c="15"/>1.13339e-18 <text:s text:c="2"/>netid: c_12140:n</text:p>
      <text:p text:style-name="Standard"><text:s text:c="15"/>8.19477e-19 <text:s text:c="2"/>netid: c_12140:n</text:p>
      <text:p text:style-name="Standard"><text:s text:c="15"/>8.82831e-18 <text:s text:c="2"/>netid: c_12143:n</text:p>
      <text:p text:style-name="Standard"><text:s text:c="16"/>3.0466e-19 <text:s text:c="2"/>netid: c_12144:n</text:p>
      <text:p text:style-name="Standard"><text:s text:c="16"/>5.0455e-18 <text:s text:c="2"/>netid: c_12145:n</text:p>
      <text:p text:style-name="Standard"><text:s text:c="15"/>9.03755e-18 <text:s text:c="2"/>netid: c_12146:n</text:p>
      <text:p text:style-name="Standard"><text:s text:c="15"/>2.09198e-18 <text:s text:c="2"/>netid: c_12146:n</text:p>
      <text:p text:style-name="Standard"><text:s text:c="15"/>7.38273e-19 <text:s text:c="2"/>netid: c_12148:n</text:p>
      <text:p text:style-name="Standard"><text:s text:c="15"/>3.74857e-18 <text:s text:c="2"/>netid: c_12149:n</text:p>
      <text:p text:style-name="Standard"><text:s text:c="15"/>4.36574e-19 <text:s text:c="2"/>netid: c_12149:n</text:p>
      <text:p text:style-name="Standard"><text:s text:c="15"/>5.45304e-18 <text:s text:c="2"/>netid: c_12149:n</text:p>
      <text:p text:style-name="Standard"><text:s text:c="15"/>8.75528e-18 <text:s text:c="2"/>netid: c_12152:n</text:p>
      <text:p text:style-name="Standard"><text:s text:c="15"/>3.25927e-18 <text:s text:c="2"/>netid: c_12152:n</text:p>
      <text:p text:style-name="Standard"><text:s text:c="15"/>9.08093e-19 <text:s text:c="2"/>netid: c_12154:n</text:p>
      <text:p text:style-name="Standard"><text:s text:c="15"/>3.62039e-18 <text:s text:c="2"/>netid: c_12154:n</text:p>
      <text:p text:style-name="Standard"><text:s text:c="15"/>1.24358e-18 <text:s text:c="2"/>netid: c_12154:n</text:p>
      <text:p text:style-name="Standard"><text:s text:c="15"/>4.60055e-18 <text:s text:c="2"/>netid: c_12157:n</text:p>
      <text:p text:style-name="Standard"><text:s text:c="15"/>7.49603e-19 <text:s text:c="2"/>netid: c_12157:n</text:p>
      <text:p text:style-name="Standard"><text:s text:c="15"/>2.49495e-18 <text:s text:c="2"/>netid: c_12157:n</text:p>
      <text:p text:style-name="Standard"><text:s text:c="16"/>1.3415e-18 <text:s text:c="2"/>netid: c_12160:n</text:p>
      <text:p text:style-name="Standard"><text:s text:c="16"/>9.0201e-19 <text:s text:c="2"/>netid: c_12160:n</text:p>
      <text:p text:style-name="Standard"><text:s text:c="15"/>2.29041e-18 <text:s text:c="2"/>netid: c_12160:n</text:p>
      <text:p text:style-name="Standard"><text:s text:c="15"/>2.25727e-19 <text:s text:c="2"/>netid: c_12160:n</text:p>
      <text:p text:style-name="Standard"><text:s text:c="16"/>2.7068e-19 <text:s text:c="2"/>netid: c_12164:n</text:p>
      <text:p text:style-name="Standard"><text:s text:c="15"/>4.43599e-19 <text:s text:c="2"/>netid: c_12164:n</text:p>
      <text:p text:style-name="Standard"><text:s text:c="15"/>1.28725e-18 <text:s text:c="2"/>netid: c_12166:n</text:p>
      <text:p text:style-name="Standard"><text:s text:c="15"/>9.56831e-19 <text:s text:c="2"/>netid: c_12166:n</text:p>
      <text:p text:style-name="Standard"><text:s text:c="15"/>3.66289e-19 <text:s text:c="2"/>netid: c_12168:n</text:p>
      <text:p text:style-name="Standard"><text:s text:c="15"/>6.45326e-19 <text:s text:c="2"/>netid: c_12169:n</text:p>
      <text:p text:style-name="Standard"><text:s text:c="15"/>1.39148e-18 <text:s text:c="2"/>netid: c_12170:n</text:p>
      <text:p text:style-name="Standard"><text:s text:c="15"/>2.48968e-19 <text:s text:c="2"/>netid: c_12170:n</text:p>
      <text:p text:style-name="Standard"><text:s text:c="15"/>2.29041e-18 <text:s text:c="2"/>netid: c_12172:n</text:p>
      <text:p text:style-name="Standard"><text:s text:c="15"/>9.03819e-19 <text:s text:c="2"/>netid: c_12172:n</text:p>
      <text:p text:style-name="Standard"><text:s text:c="15"/>4.76811e-18 <text:s text:c="2"/>netid: c_12174:n</text:p>
      <text:p text:style-name="Standard"><text:s text:c="16"/>6.4455e-19 <text:s text:c="2"/>netid: c_12174:n</text:p>
      <text:p text:style-name="Standard"><text:s text:c="15"/>1.12344e-18 <text:s text:c="2"/>netid: c_12174:n</text:p>
      <text:p text:style-name="Standard"><text:s text:c="15"/>5.20031e-18 <text:s text:c="2"/>netid: c_12174:n</text:p>
      <text:p text:style-name="Standard"><text:s text:c="15"/>1.76364e-18 <text:s text:c="2"/>netid: c_12174:n</text:p>
      <text:p text:style-name="Standard"><text:soft-page-break/><text:s text:c="15"/>2.04299e-18 <text:s text:c="2"/>netid: c_12174:n</text:p>
      <text:p text:style-name="Standard"><text:s text:c="15"/>1.13388e-18 <text:s text:c="2"/>netid: c_12180:n</text:p>
      <text:p text:style-name="Standard"><text:s text:c="15"/>2.18559e-19 <text:s text:c="2"/>netid: c_12181:n</text:p>
      <text:p text:style-name="Standard"><text:s text:c="15"/>3.81974e-19 <text:s text:c="2"/>netid: c_12181:n</text:p>
      <text:p text:style-name="Standard"><text:s text:c="15"/>2.16241e-18 <text:s text:c="2"/>netid: XI6/XI4/MPM0:g</text:p>
      <text:p text:style-name="Standard"><text:s text:c="15"/>2.81556e-18 <text:s text:c="2"/>netid: XI6/XI4/MPM0:g</text:p>
      <text:p text:style-name="Standard"><text:s text:c="15"/>5.87348e-18 <text:s text:c="2"/>netid: XI6/XI4/MPM0:g</text:p>
      <text:p text:style-name="Standard"><text:s text:c="15"/>2.36709e-18 <text:s text:c="2"/>netid: XI6/XI4/MPM0:g</text:p>
      <text:p text:style-name="Standard"><text:s text:c="15"/>1.02466e-18 <text:s text:c="2"/>netid: XI6/XI4/MPM0:g</text:p>
      <text:p text:style-name="Standard"><text:s text:c="15"/>3.88797e-18 <text:s text:c="2"/>netid: c_12188:n</text:p>
      <text:p text:style-name="Standard"><text:s text:c="15"/>1.62078e-18 <text:s text:c="2"/>netid: c_12189:n</text:p>
      <text:p text:style-name="Standard"><text:s text:c="15"/>3.22277e-18 <text:s text:c="2"/>netid: c_12190:n</text:p>
      <text:p text:style-name="Standard"><text:s text:c="15"/>2.55916e-18 <text:s text:c="2"/>netid: c_12191:n</text:p>
      <text:p text:style-name="Standard"><text:s text:c="15"/>7.89767e-19 <text:s text:c="2"/>netid: c_12191:n</text:p>
      <text:p text:style-name="Standard"><text:s text:c="15"/>1.68178e-18 <text:s text:c="2"/>netid: c_12191:n</text:p>
      <text:p text:style-name="Standard"><text:s text:c="16"/>1.1455e-17 <text:s text:c="2"/>netid: c_12194:n</text:p>
      <text:p text:style-name="Standard"><text:s text:c="15"/>2.45496e-18 <text:s text:c="2"/>netid: c_12195:n</text:p>
      <text:p text:style-name="Standard"><text:s text:c="16"/>4.9508e-18 <text:s text:c="2"/>netid: c_12195:n</text:p>
      <text:p text:style-name="Standard"><text:s text:c="16"/>1.3777e-18 <text:s text:c="2"/>netid: c_12195:n</text:p>
      <text:p text:style-name="Standard"><text:s text:c="15"/>3.51881e-19 <text:s text:c="2"/>netid: c_12195:n</text:p>
      <text:p text:style-name="Standard"><text:s text:c="15"/>9.05112e-19 <text:s text:c="2"/>netid: c_12195:n</text:p>
      <text:p text:style-name="Standard"><text:s text:c="15"/>2.92901e-18 <text:s text:c="2"/>netid: c_12195:n</text:p>
      <text:p text:style-name="Standard"><text:s text:c="15"/>1.73144e-18 <text:s text:c="2"/>netid: c_12195:n</text:p>
      <text:p text:style-name="Standard"><text:s text:c="15"/>1.69582e-18 <text:s text:c="2"/>netid: c_12195:n</text:p>
      <text:p text:style-name="Standard"><text:s text:c="15"/>5.18863e-19 <text:s text:c="2"/>netid: c_12195:n</text:p>
      <text:p text:style-name="Standard"><text:s text:c="15"/>2.43144e-18 <text:s text:c="2"/>netid: c_12195:n</text:p>
      <text:p text:style-name="Standard"><text:s text:c="15"/>1.14529e-17 <text:s text:c="2"/>netid: c_12195:n</text:p>
      <text:p text:style-name="Standard"><text:s text:c="15"/>6.66335e-18 <text:s text:c="2"/>netid: c_12195:n</text:p>
      <text:p text:style-name="Standard"><text:s text:c="15"/>2.45496e-18 <text:s text:c="2"/>netid: c_12207:n</text:p>
      <text:p text:style-name="Standard"><text:s text:c="15"/>4.96334e-18 <text:s text:c="2"/>netid: c_12207:n</text:p>
      <text:p text:style-name="Standard"><text:s text:c="16"/>1.3777e-18 <text:s text:c="2"/>netid: c_12207:n</text:p>
      <text:p text:style-name="Standard"><text:s text:c="15"/>3.51881e-19 <text:s text:c="2"/>netid: c_12207:n</text:p>
      <text:p text:style-name="Standard"><text:s text:c="15"/>9.05112e-19 <text:s text:c="2"/>netid: c_12207:n</text:p>
      <text:p text:style-name="Standard"><text:s text:c="15"/>2.92901e-18 <text:s text:c="2"/>netid: c_12207:n</text:p>
      <text:p text:style-name="Standard"><text:s text:c="15"/>1.73144e-18 <text:s text:c="2"/>netid: c_12207:n</text:p>
      <text:p text:style-name="Standard"><text:s text:c="15"/>1.69582e-18 <text:s text:c="2"/>netid: c_12207:n</text:p>
      <text:p text:style-name="Standard"><text:s text:c="15"/>5.20286e-19 <text:s text:c="2"/>netid: c_12207:n</text:p>
      <text:p text:style-name="Standard"><text:s text:c="15"/>2.43649e-18 <text:s text:c="2"/>netid: c_12207:n</text:p>
      <text:p text:style-name="Standard"><text:s text:c="15"/>1.13143e-17 <text:s text:c="2"/>netid: c_12207:n</text:p>
      <text:p text:style-name="Standard"><text:s text:c="15"/>6.61872e-18 <text:s text:c="2"/>netid: c_12207:n</text:p>
      <text:p text:style-name="Standard"><text:s text:c="15"/>2.45496e-18 <text:s text:c="2"/>netid: c_12219:n</text:p>
      <text:p text:style-name="Standard"><text:s text:c="16"/>4.9466e-18 <text:s text:c="2"/>netid: c_12219:n</text:p>
      <text:p text:style-name="Standard"><text:s text:c="16"/>1.3777e-18 <text:s text:c="2"/>netid: c_12219:n</text:p>
      <text:p text:style-name="Standard"><text:s text:c="15"/>3.51881e-19 <text:s text:c="2"/>netid: c_12219:n</text:p>
      <text:p text:style-name="Standard"><text:s text:c="15"/>9.05112e-19 <text:s text:c="2"/>netid: c_12219:n</text:p>
      <text:p text:style-name="Standard"><text:s text:c="15"/>2.92901e-18 <text:s text:c="2"/>netid: c_12219:n</text:p>
      <text:p text:style-name="Standard"><text:s text:c="15"/>1.73144e-18 <text:s text:c="2"/>netid: c_12219:n</text:p>
      <text:p text:style-name="Standard"><text:s text:c="15"/>1.69582e-18 <text:s text:c="2"/>netid: c_12219:n</text:p>
      <text:p text:style-name="Standard"><text:s text:c="15"/>5.18387e-19 <text:s text:c="2"/>netid: c_12219:n</text:p>
      <text:p text:style-name="Standard"><text:s text:c="15"/>2.42918e-18 <text:s text:c="2"/>netid: c_12219:n</text:p>
      <text:p text:style-name="Standard"><text:s text:c="15"/>1.14751e-17 <text:s text:c="2"/>netid: c_12219:n</text:p>
      <text:p text:style-name="Standard"><text:s text:c="15"/>6.68427e-18 <text:s text:c="2"/>netid: c_12219:n</text:p>
      <text:p text:style-name="Standard"><text:soft-page-break/><text:s text:c="15"/>2.28671e-18 <text:s text:c="2"/>netid: c_12231:n</text:p>
      <text:p text:style-name="Standard"><text:s text:c="15"/>1.10744e-17 <text:s text:c="2"/>netid: c_12231:n</text:p>
      <text:p text:style-name="Standard"><text:s text:c="16"/>2.0719e-18 <text:s text:c="2"/>netid: c_12233:n</text:p>
      <text:p text:style-name="Standard"><text:s text:c="15"/>5.01166e-18 <text:s text:c="2"/>netid: c_12234:n</text:p>
      <text:p text:style-name="Standard"><text:s text:c="15"/>4.17768e-18 <text:s text:c="2"/>netid: c_12234:n</text:p>
      <text:p text:style-name="Standard"><text:s text:c="15"/>3.60455e-18 <text:s text:c="2"/>netid: c_12234:n</text:p>
      <text:p text:style-name="Standard"><text:s text:c="15"/>3.80262e-18 <text:s text:c="2"/>netid: c_12234:n</text:p>
      <text:p text:style-name="Standard"><text:s text:c="15"/>2.23125e-18 <text:s text:c="2"/>netid: c_12238:n</text:p>
      <text:p text:style-name="Standard"><text:s text:c="15"/>2.46862e-19 <text:s text:c="2"/>netid: c_12238:n</text:p>
      <text:p text:style-name="Standard"><text:s text:c="15"/>2.52781e-18 <text:s text:c="2"/>netid: c_12238:n</text:p>
      <text:p text:style-name="Standard"><text:s text:c="15"/>4.90934e-18 <text:s text:c="2"/>netid: c_12238:n</text:p>
      <text:p text:style-name="Standard"><text:s text:c="15"/>6.59348e-19 <text:s text:c="2"/>netid: c_12242:n</text:p>
      <text:p text:style-name="Standard"><text:s text:c="15"/>1.09454e-17 <text:s text:c="2"/>netid: c_12243:n</text:p>
      <text:p text:style-name="Standard"><text:s text:c="15"/>2.07633e-18 <text:s text:c="2"/>netid: c_12244:n</text:p>
      <text:p text:style-name="Standard"><text:s text:c="15"/>5.33788e-18 <text:s text:c="2"/>netid: c_12245:n</text:p>
      <text:p text:style-name="Standard"><text:s text:c="15"/>7.99566e-18 <text:s text:c="2"/>netid: c_12245:n</text:p>
      <text:p text:style-name="Standard"><text:s text:c="15"/>3.80262e-18 <text:s text:c="2"/>netid: c_12245:n</text:p>
      <text:p text:style-name="Standard"><text:s text:c="15"/>1.07065e-18 <text:s text:c="2"/>netid: c_12248:n</text:p>
      <text:p text:style-name="Standard"><text:s text:c="15"/>5.15748e-18 <text:s text:c="2"/>netid: c_12248:n</text:p>
      <text:p text:style-name="Standard"><text:s text:c="15"/>1.07065e-18 <text:s text:c="2"/>netid: c_12250:n</text:p>
      <text:p text:style-name="Standard"><text:s text:c="15"/>1.34566e-18 <text:s text:c="2"/>netid: c_12251:n</text:p>
      <text:p text:style-name="Standard"><text:s text:c="15"/>1.19766e-17 <text:s text:c="2"/>netid: c_12251:n</text:p>
      <text:p text:style-name="Standard"><text:s text:c="15"/>2.04473e-18 <text:s text:c="2"/>netid: c_12253:n</text:p>
      <text:p text:style-name="Standard"><text:s text:c="15"/>5.33788e-18 <text:s text:c="2"/>netid: c_12254:n</text:p>
      <text:p text:style-name="Standard"><text:s text:c="15"/>2.98034e-18 <text:s text:c="2"/>netid: c_12254:n</text:p>
      <text:p text:style-name="Standard"><text:s text:c="15"/>4.84743e-18 <text:s text:c="2"/>netid: c_12254:n</text:p>
      <text:p text:style-name="Standard"><text:s text:c="15"/>3.80262e-18 <text:s text:c="2"/>netid: c_12254:n</text:p>
      <text:p text:style-name="Standard"><text:s text:c="15"/>2.38723e-18 <text:s text:c="2"/>netid: c_12258:n</text:p>
      <text:p text:style-name="Standard"><text:s text:c="15"/>2.40002e-19 <text:s text:c="2"/>netid: c_12258:n</text:p>
      <text:p text:style-name="Standard"><text:s text:c="15"/>2.67299e-18 <text:s text:c="2"/>netid: c_12258:n</text:p>
      <text:p text:style-name="Standard"><text:s text:c="15"/>5.35256e-18 <text:s text:c="2"/>netid: c_12258:n</text:p>
      <text:p text:style-name="Standard"><text:s text:c="16"/>6.4455e-19 <text:s text:c="2"/>netid: c_12262:n</text:p>
      <text:p text:style-name="Standard"><text:s text:c="15"/>1.86846e-18 <text:s text:c="2"/>netid: c_12263:n</text:p>
      <text:p text:style-name="Standard"><text:s text:c="15"/>3.19596e-19 <text:s text:c="2"/>netid: c_12263:n</text:p>
      <text:p text:style-name="Standard"><text:s text:c="16"/>2.9653e-18 <text:s text:c="2"/>netid: c_12263:n</text:p>
      <text:p text:style-name="Standard"><text:s text:c="15"/>2.05837e-18 <text:s text:c="2"/>netid: c_12266:n</text:p>
      <text:p text:style-name="Standard"><text:s text:c="15"/>2.94648e-18 <text:s text:c="2"/>netid: c_12266:n</text:p>
      <text:p text:style-name="Standard"><text:s text:c="15"/>2.05543e-18 <text:s text:c="2"/>netid: c_12268:n</text:p>
      <text:p text:style-name="Standard"><text:s text:c="15"/>2.34505e-19 <text:s text:c="2"/>netid: c_12268:n</text:p>
      <text:p text:style-name="Standard"><text:s text:c="15"/>3.23462e-18 <text:s text:c="2"/>netid: c_12268:n</text:p>
      <text:p text:style-name="Standard"><text:s text:c="15"/>1.55603e-18 <text:s text:c="2"/>netid: c_12271:n</text:p>
      <text:p text:style-name="Standard"><text:s text:c="15"/>1.46996e-17 <text:s text:c="2"/>netid: c_12271:n</text:p>
      <text:p text:style-name="Standard"><text:s text:c="15"/>2.33998e-18 <text:s text:c="2"/>netid: c_12273:n</text:p>
      <text:p text:style-name="Standard"><text:s text:c="15"/>1.41944e-18 <text:s text:c="2"/>netid: c_12274:n</text:p>
      <text:p text:style-name="Standard"><text:s text:c="15"/>1.14286e-17 <text:s text:c="2"/>netid: c_12274:n</text:p>
      <text:p text:style-name="Standard"><text:s text:c="15"/>2.10203e-19 <text:s text:c="2"/>netid: c_12276:n</text:p>
      <text:p text:style-name="Standard"><text:s text:c="15"/>2.19181e-18 <text:s text:c="2"/>netid: c_13888:n</text:p>
      <text:p text:style-name="Standard"><text:s text:c="15"/>1.27423e-18 <text:s text:c="2"/>netid: c_13888:n</text:p>
      <text:p text:style-name="Standard"><text:s text:c="15"/>1.83163e-18 <text:s text:c="2"/>netid: XI4/XI5/MNM0:g</text:p>
      <text:p text:style-name="Standard"><text:s text:c="15"/>2.39284e-18 <text:s text:c="2"/>netid: XI4/XI5/MNM0:g</text:p>
      <text:p text:style-name="Standard"><text:s text:c="15"/>2.24691e-18 <text:s text:c="2"/>netid: XI4/XI5/MNM0:g</text:p>
      <text:p text:style-name="Standard"><text:s text:c="15"/>5.72877e-18 <text:s text:c="2"/>netid: c_13893:n</text:p>
      <text:p text:style-name="Standard"><text:soft-page-break/><text:s text:c="15"/>7.59244e-19 <text:s text:c="2"/>netid: c_13894:n</text:p>
      <text:p text:style-name="Standard"><text:s text:c="15"/>4.87944e-19 <text:s text:c="2"/>netid: c_13894:n</text:p>
      <text:p text:style-name="Standard"><text:s text:c="15"/>3.80427e-18 <text:s text:c="2"/>netid: c_13896:n</text:p>
      <text:p text:style-name="Standard"><text:s text:c="15"/>4.23415e-19 <text:s text:c="2"/>netid: c_13896:n</text:p>
      <text:p text:style-name="Standard"><text:s text:c="15"/>2.94279e-18 <text:s text:c="2"/>netid: c_13896:n</text:p>
      <text:p text:style-name="Standard"><text:s text:c="15"/>4.08139e-18 <text:s text:c="2"/>netid: c_13899:n</text:p>
      <text:p text:style-name="Standard"><text:s text:c="15"/>4.82043e-19 <text:s text:c="2"/>netid: c_13899:n</text:p>
      <text:p text:style-name="Standard"><text:s text:c="15"/>3.02187e-18 <text:s text:c="2"/>netid: c_13899:n</text:p>
      <text:p text:style-name="Standard"><text:s text:c="15"/>7.31809e-18 <text:s text:c="2"/>netid: c_13899:n</text:p>
      <text:p text:style-name="Standard"><text:s text:c="16"/>3.1122e-18 <text:s text:c="2"/>netid: c_13903:n</text:p>
      <text:p text:style-name="Standard"><text:s text:c="15"/>1.02178e-18 <text:s text:c="2"/>netid: c_13903:n</text:p>
      <text:p text:style-name="Standard"><text:s text:c="15"/>2.47359e-17 <text:s text:c="2"/>netid: c_13903:n</text:p>
      <text:p text:style-name="Standard"><text:s text:c="15"/>3.15964e-18 <text:s text:c="2"/>netid: XI4/XI0/XI1/MPM0:d</text:p>
      <text:p text:style-name="Standard"><text:s text:c="15"/>1.02178e-18 <text:s text:c="2"/>netid: XI4/XI0/XI1/MPM0:d</text:p>
      <text:p text:style-name="Standard"><text:s text:c="15"/>2.30064e-17 <text:s text:c="2"/>netid: XI4/XI0/XI1/MPM0:d</text:p>
      <text:p text:style-name="Standard"><text:s text:c="15"/>1.80276e-18 <text:s text:c="2"/>netid: XI4/XI0/XI0/MPM1:g</text:p>
      <text:p text:style-name="Standard"><text:s text:c="15"/>2.11659e-18 <text:s text:c="2"/>netid: XI4/XI0/XI0/MPM1:g</text:p>
      <text:p text:style-name="Standard"><text:s text:c="16"/>1.5313e-18 <text:s text:c="2"/>netid: XI4/XI0/XI0/MPM1:g</text:p>
      <text:p text:style-name="Standard"><text:s text:c="15"/>7.47413e-19 <text:s text:c="2"/>netid: XI4/XI0/XI0/MPM1:g</text:p>
      <text:p text:style-name="Standard"><text:s text:c="16"/>1.4272e-17 <text:s text:c="2"/>netid: c_13913:n</text:p>
      <text:p text:style-name="Standard"><text:s text:c="15"/>2.51214e-19 <text:s text:c="2"/>netid: c_13913:n</text:p>
      <text:p text:style-name="Standard"><text:s text:c="15"/>7.31809e-18 <text:s text:c="2"/>netid: c_13915:n</text:p>
      <text:p text:style-name="Standard"><text:s text:c="15"/>2.57964e-19 <text:s text:c="2"/>netid: c_13915:n</text:p>
      <text:p text:style-name="Standard"><text:s text:c="15"/>4.64485e-19 <text:s text:c="2"/>netid: c_13917:n</text:p>
      <text:p text:style-name="Standard"><text:s text:c="15"/>2.46292e-19 <text:s text:c="2"/>netid: c_13918:n</text:p>
      <text:p text:style-name="Standard"><text:s text:c="15"/>3.11225e-19 <text:s text:c="2"/>netid: c_13919:n</text:p>
      <text:p text:style-name="Standard"><text:s text:c="16"/>2.1594e-18 <text:s text:c="2"/>netid: c_13920:n</text:p>
      <text:p text:style-name="Standard"><text:s text:c="15"/>5.48293e-18 <text:s text:c="2"/>netid: c_13921:n</text:p>
      <text:p text:style-name="Standard"><text:s text:c="16"/>5.5006e-18 <text:s text:c="2"/>netid: c_13921:n</text:p>
      <text:p text:style-name="Standard"><text:s text:c="16"/>2.1743e-18 <text:s text:c="2"/>netid: c_13921:n</text:p>
      <text:p text:style-name="Standard"><text:s text:c="15"/>1.71567e-17 <text:s text:c="2"/>netid: c_13921:n</text:p>
      <text:p text:style-name="Standard"><text:s text:c="15"/>5.14181e-18 <text:s text:c="2"/>netid: c_13921:n</text:p>
      <text:p text:style-name="Standard"><text:s text:c="15"/>5.36002e-18 <text:s text:c="2"/>netid: c_13921:n</text:p>
      <text:p text:style-name="Standard"><text:s text:c="15"/>2.70517e-17 <text:s text:c="2"/>netid: c_13921:n</text:p>
      <text:p text:style-name="Standard"><text:s text:c="15"/>1.05816e-17 <text:s text:c="2"/>netid: c_13921:n</text:p>
      <text:p text:style-name="Standard"><text:s text:c="15"/>5.23755e-18 <text:s text:c="2"/>netid: c_13921:n</text:p>
      <text:p text:style-name="Standard"><text:s text:c="15"/>5.24164e-18 <text:s text:c="2"/>netid: c_13921:n</text:p>
      <text:p text:style-name="Standard"><text:s text:c="16"/>1.0715e-17 <text:s text:c="2"/>netid: c_13921:n</text:p>
      <text:p text:style-name="Standard"><text:s text:c="15"/>5.24164e-18 <text:s text:c="2"/>netid: c_13921:n</text:p>
      <text:p text:style-name="Standard"><text:s text:c="15"/>3.11689e-19 <text:s text:c="2"/>netid: c_13933:n</text:p>
      <text:p text:style-name="Standard"><text:s text:c="15"/>2.82288e-18 <text:s text:c="2"/>netid: c_13933:n</text:p>
      <text:p text:style-name="Standard"><text:s text:c="15"/>2.29763e-18 <text:s text:c="2"/>netid: c_13933:n</text:p>
      <text:p text:style-name="Standard"><text:s text:c="15"/>3.81738e-18 <text:s text:c="2"/>netid: c_13933:n</text:p>
      <text:p text:style-name="Standard"><text:s text:c="15"/>2.46309e-18 <text:s text:c="2"/>netid: c_13937:n</text:p>
      <text:p text:style-name="Standard"><text:s text:c="15"/>8.51543e-19 <text:s text:c="2"/>netid: c_13937:n</text:p>
      <text:p text:style-name="Standard"><text:s text:c="15"/>3.13065e-19 <text:s text:c="2"/>netid: c_13937:n</text:p>
      <text:p text:style-name="Standard"><text:s text:c="15"/>1.92521e-18 <text:s text:c="2"/>netid: c_13937:n</text:p>
      <text:p text:style-name="Standard"><text:s text:c="15"/>1.18053e-18 <text:s text:c="2"/>netid: c_13937:n</text:p>
      <text:p text:style-name="Standard"><text:s text:c="15"/>6.00884e-19 <text:s text:c="2"/>netid: c_13942:n</text:p>
      <text:p text:style-name="Standard"><text:s text:c="15"/>1.14867e-18 <text:s text:c="2"/>netid: c_13942:n</text:p>
      <text:p text:style-name="Standard"><text:s text:c="15"/>8.51543e-19 <text:s text:c="2"/>netid: c_13942:n</text:p>
      <text:p text:style-name="Standard"><text:s text:c="15"/>4.78895e-18 <text:s text:c="2"/>netid: c_13942:n</text:p>
      <text:p text:style-name="Standard"><text:soft-page-break/><text:s text:c="15"/>3.20967e-18 <text:s text:c="2"/>netid: c_13942:n</text:p>
      <text:p text:style-name="Standard"><text:s text:c="17"/>1.907e-18 <text:s text:c="2"/>netid: c_13942:n</text:p>
      <text:p text:style-name="Standard"><text:s text:c="15"/>2.44371e-18 <text:s text:c="2"/>netid: c_13942:n</text:p>
      <text:p text:style-name="Standard"><text:s text:c="15"/>8.68849e-19 <text:s text:c="2"/>netid: c_13942:n</text:p>
      <text:p text:style-name="Standard"><text:s text:c="15"/>3.49606e-18 <text:s text:c="2"/>netid: c_13942:n</text:p>
      <text:p text:style-name="Standard"><text:s text:c="15"/>1.64352e-17 <text:s text:c="2"/>netid: c_13942:n</text:p>
      <text:p text:style-name="Standard"><text:s text:c="16"/>5.6832e-18 <text:s text:c="2"/>netid: c_13942:n</text:p>
      <text:p text:style-name="Standard"><text:s text:c="15"/>1.04447e-17 <text:s text:c="2"/>netid: c_13942:n</text:p>
      <text:p text:style-name="Standard"><text:s text:c="15"/>1.39064e-18 <text:s text:c="2"/>netid: c_13942:n</text:p>
      <text:p text:style-name="Standard"><text:s text:c="15"/>6.18268e-18 <text:s text:c="2"/>netid: c_13942:n</text:p>
      <text:p text:style-name="Standard"><text:s text:c="15"/>2.04824e-17 <text:s text:c="2"/>netid: c_13942:n</text:p>
      <text:p text:style-name="Standard"><text:s text:c="16"/>7.6584e-18 <text:s text:c="2"/>netid: c_13942:n</text:p>
      <text:p text:style-name="Standard"><text:s text:c="15"/>2.44371e-18 <text:s text:c="2"/>netid: c_13958:n</text:p>
      <text:p text:style-name="Standard"><text:s text:c="15"/>5.78013e-19 <text:s text:c="2"/>netid: c_13958:n</text:p>
      <text:p text:style-name="Standard"><text:s text:c="15"/>6.85282e-19 <text:s text:c="2"/>netid: c_13958:n</text:p>
      <text:p text:style-name="Standard"><text:s text:c="15"/>4.00458e-19 <text:s text:c="2"/>netid: c_13958:n</text:p>
      <text:p text:style-name="Standard"><text:s text:c="15"/>2.31363e-18 <text:s text:c="2"/>netid: c_13958:n</text:p>
      <text:p text:style-name="Standard"><text:s text:c="15"/>2.82175e-18 <text:s text:c="2"/>netid: c_13958:n</text:p>
      <text:p text:style-name="Standard"><text:s text:c="15"/>6.15661e-18 <text:s text:c="2"/>netid: c_13964:n</text:p>
      <text:p text:style-name="Standard"><text:s text:c="15"/>6.33858e-18 <text:s text:c="2"/>netid: c_13964:n</text:p>
      <text:p text:style-name="Standard"><text:s text:c="15"/>4.65047e-18 <text:s text:c="2"/>netid: c_13964:n</text:p>
      <text:p text:style-name="Standard"><text:s text:c="15"/>9.14354e-19 <text:s text:c="2"/>netid: c_13964:n</text:p>
      <text:p text:style-name="Standard"><text:s text:c="16"/>1.5223e-18 <text:s text:c="2"/>netid: c_13964:n</text:p>
      <text:p text:style-name="Standard"><text:s text:c="15"/>7.80824e-19 <text:s text:c="2"/>netid: c_13964:n</text:p>
      <text:p text:style-name="Standard"><text:s text:c="16"/>1.7833e-17 <text:s text:c="2"/>netid: c_13964:n</text:p>
      <text:p text:style-name="Standard"><text:s text:c="15"/>8.38283e-18 <text:s text:c="2"/>netid: c_13964:n</text:p>
      <text:p text:style-name="Standard"><text:s text:c="15"/>5.04614e-18 <text:s text:c="2"/>netid: c_13964:n</text:p>
      <text:p text:style-name="Standard"><text:s text:c="15"/>5.31456e-18 <text:s text:c="2"/>netid: c_13964:n</text:p>
      <text:p text:style-name="Standard"><text:s text:c="15"/>1.69822e-17 <text:s text:c="2"/>netid: c_13964:n</text:p>
      <text:p text:style-name="Standard"><text:s text:c="15"/>5.09555e-18 <text:s text:c="2"/>netid: c_13964:n</text:p>
      <text:p text:style-name="Standard"><text:s text:c="15"/>5.31456e-18 <text:s text:c="2"/>netid: c_13964:n</text:p>
      <text:p text:style-name="Standard"><text:s text:c="15"/>5.58695e-18 <text:s text:c="2"/>netid: c_13964:n</text:p>
      <text:p text:style-name="Standard"><text:s text:c="15"/>2.27972e-18 <text:s text:c="2"/>netid: c_13964:n</text:p>
      <text:p text:style-name="Standard"><text:s text:c="15"/>8.33287e-18 <text:s text:c="2"/>netid: c_13964:n</text:p>
      <text:p text:style-name="Standard"><text:s text:c="15"/>2.21512e-17 <text:s text:c="2"/>netid: c_13964:n</text:p>
      <text:p text:style-name="Standard"><text:s text:c="16"/>2.6324e-18 <text:s text:c="2"/>netid: c_13964:n</text:p>
      <text:p text:style-name="Standard"><text:s text:c="16"/>5.2021e-18 <text:s text:c="2"/>netid: c_13964:n</text:p>
      <text:p text:style-name="Standard"><text:s text:c="15"/>1.06133e-17 <text:s text:c="2"/>netid: c_13964:n</text:p>
      <text:p text:style-name="Standard"><text:s text:c="16"/>5.2021e-18 <text:s text:c="2"/>netid: c_13964:n</text:p>
      <text:p text:style-name="Standard"><text:s text:c="16"/>5.2021e-18 <text:s text:c="2"/>netid: c_13964:n</text:p>
      <text:p text:style-name="Standard"><text:s text:c="15"/>1.06133e-17 <text:s text:c="2"/>netid: c_13964:n</text:p>
      <text:p text:style-name="Standard"><text:s text:c="16"/>5.2021e-18 <text:s text:c="2"/>netid: c_13964:n</text:p>
      <text:p text:style-name="Standard"><text:s text:c="15"/>3.11817e-17 <text:s text:c="2"/>netid: c_13964:n</text:p>
      <text:p text:style-name="Standard"><text:s text:c="15"/>6.25659e-18 <text:s text:c="2"/>netid: c_13989:n</text:p>
      <text:p text:style-name="Standard"><text:s text:c="16"/>1.9074e-17 <text:s text:c="2"/>netid: c_13990:n</text:p>
      <text:p text:style-name="Standard"><text:s text:c="16"/>1.0611e-17 <text:s text:c="2"/>netid: c_13991:n</text:p>
      <text:p text:style-name="Standard"><text:s text:c="15"/>1.19942e-18 <text:s text:c="2"/>netid: c_13991:n</text:p>
      <text:p text:style-name="Standard"><text:s text:c="15"/>2.69484e-18 <text:s text:c="2"/>netid: c_13991:n</text:p>
      <text:p text:style-name="Standard"><text:s text:c="15"/>4.17055e-18 <text:s text:c="2"/>netid: c_13994:n</text:p>
      <text:p text:style-name="Standard"><text:s text:c="15"/>4.34876e-18 <text:s text:c="2"/>netid: c_13994:n</text:p>
      <text:p text:style-name="Standard"><text:s text:c="15"/>4.20582e-18 <text:s text:c="2"/>netid: c_13994:n</text:p>
      <text:p text:style-name="Standard"><text:s text:c="16"/>3.1149e-18 <text:s text:c="2"/>netid: c_13997:n</text:p>
      <text:p text:style-name="Standard"><text:soft-page-break/><text:s text:c="15"/>9.97242e-18 <text:s text:c="2"/>netid: c_13997:n</text:p>
      <text:p text:style-name="Standard"><text:s text:c="15"/>2.73919e-18 <text:s text:c="2"/>netid: c_13999:n</text:p>
      <text:p text:style-name="Standard"><text:s text:c="15"/>6.64097e-18 <text:s text:c="2"/>netid: c_13999:n</text:p>
      <text:p text:style-name="Standard"><text:s text:c="15"/>1.62833e-17 <text:s text:c="2"/>netid: c_13999:n</text:p>
      <text:p text:style-name="Standard"><text:s text:c="15"/>5.16179e-18 <text:s text:c="2"/>netid: c_13999:n</text:p>
      <text:p text:style-name="Standard"><text:s text:c="15"/>5.37673e-18 <text:s text:c="2"/>netid: c_13999:n</text:p>
      <text:p text:style-name="Standard"><text:s text:c="15"/>1.19695e-17 <text:s text:c="2"/>netid: c_13999:n</text:p>
      <text:p text:style-name="Standard"><text:s text:c="15"/>9.69353e-19 <text:s text:c="2"/>netid: c_13999:n</text:p>
      <text:p text:style-name="Standard"><text:s text:c="15"/>2.25181e-17 <text:s text:c="2"/>netid: c_13999:n</text:p>
      <text:p text:style-name="Standard"><text:s text:c="15"/>5.26039e-18 <text:s text:c="2"/>netid: c_13999:n</text:p>
      <text:p text:style-name="Standard"><text:s text:c="15"/>5.26039e-18 <text:s text:c="2"/>netid: c_13999:n</text:p>
      <text:p text:style-name="Standard"><text:s text:c="15"/>1.07375e-17 <text:s text:c="2"/>netid: c_13999:n</text:p>
      <text:p text:style-name="Standard"><text:s text:c="15"/>5.26039e-18 <text:s text:c="2"/>netid: c_13999:n</text:p>
      <text:p text:style-name="Standard"><text:s text:c="15"/>9.42506e-19 <text:s text:c="2"/>netid: c_14011:n</text:p>
      <text:p text:style-name="Standard"><text:s text:c="15"/>1.72012e-18 <text:s text:c="2"/>netid: c_14012:n</text:p>
      <text:p text:style-name="Standard"><text:s text:c="15"/>7.34578e-19 <text:s text:c="2"/>netid: c_14012:n</text:p>
      <text:p text:style-name="Standard"><text:s text:c="16"/>1.7094e-18 <text:s text:c="2"/>netid: c_14012:n</text:p>
      <text:p text:style-name="Standard"><text:s text:c="15"/>1.61509e-18 <text:s text:c="2"/>netid: c_14012:n</text:p>
      <text:p text:style-name="Standard"><text:s text:c="15"/>4.08084e-18 <text:s text:c="2"/>netid: c_14012:n</text:p>
      <text:p text:style-name="Standard"><text:s text:c="16"/>2.1051e-18 <text:s text:c="2"/>netid: c_14017:n</text:p>
      <text:p text:style-name="Standard"><text:s text:c="15"/>6.19746e-19 <text:s text:c="2"/>netid: c_14018:n</text:p>
      <text:p text:style-name="Standard"><text:s text:c="15"/>1.83246e-18 <text:s text:c="2"/>netid: XI6/XI5/MPM1:g</text:p>
      <text:p text:style-name="Standard"><text:s text:c="15"/>1.25154e-18 <text:s text:c="2"/>netid: XI6/XI5/MPM1:g</text:p>
      <text:p text:style-name="Standard"><text:s text:c="15"/>2.49052e-18 <text:s text:c="2"/>netid: XI6/XI5/MPM1:g</text:p>
      <text:p text:style-name="Standard"><text:s text:c="15"/>5.11441e-18 <text:s text:c="2"/>netid: c_14022:n</text:p>
      <text:p text:style-name="Standard"><text:s text:c="15"/>5.98613e-18 <text:s text:c="2"/>netid: c_14023:n</text:p>
      <text:p text:style-name="Standard"><text:s text:c="15"/>1.04682e-18 <text:s text:c="2"/>netid: c_14023:n</text:p>
      <text:p text:style-name="Standard"><text:s text:c="15"/>1.04691e-18 <text:s text:c="2"/>netid: c_14025:n</text:p>
      <text:p text:style-name="Standard"><text:s text:c="15"/>1.13762e-17 <text:s text:c="2"/>netid: c_14026:n</text:p>
      <text:p text:style-name="Standard"><text:s text:c="15"/>1.13762e-17 <text:s text:c="2"/>netid: c_14027:n</text:p>
      <text:p text:style-name="Standard"><text:s text:c="16"/>2.0719e-18 <text:s text:c="2"/>netid: c_14027:n</text:p>
      <text:p text:style-name="Standard"><text:s text:c="15"/>5.01166e-18 <text:s text:c="2"/>netid: c_14029:n</text:p>
      <text:p text:style-name="Standard"><text:s text:c="16"/>8.0584e-18 <text:s text:c="2"/>netid: c_14029:n</text:p>
      <text:p text:style-name="Standard"><text:s text:c="15"/>6.10584e-18 <text:s text:c="2"/>netid: c_14029:n</text:p>
      <text:p text:style-name="Standard"><text:s text:c="15"/>1.04691e-18 <text:s text:c="2"/>netid: c_14032:n</text:p>
      <text:p text:style-name="Standard"><text:s text:c="15"/>5.90175e-18 <text:s text:c="2"/>netid: c_14032:n</text:p>
      <text:p text:style-name="Standard"><text:s text:c="15"/>3.87792e-18 <text:s text:c="2"/>netid: c_14034:n</text:p>
      <text:p text:style-name="Standard"><text:s text:c="16"/>1.6615e-18 <text:s text:c="2"/>netid: c_14035:n</text:p>
      <text:p text:style-name="Standard"><text:s text:c="15"/>6.09074e-18 <text:s text:c="2"/>netid: c_14036:n</text:p>
      <text:p text:style-name="Standard"><text:s text:c="15"/>3.88714e-19 <text:s text:c="2"/>netid: c_14037:n</text:p>
      <text:p text:style-name="Standard"><text:s text:c="15"/>3.42375e-19 <text:s text:c="2"/>netid: c_14037:n</text:p>
      <text:p text:style-name="Standard"><text:s text:c="15"/>1.64688e-18 <text:s text:c="2"/>netid: c_14039:n</text:p>
      <text:p text:style-name="Standard"><text:s text:c="15"/>3.82666e-19 <text:s text:c="2"/>netid: c_14040:n</text:p>
      <text:p text:style-name="Standard"><text:s text:c="15"/>1.27423e-18 <text:s text:c="2"/>netid: c_14705:n</text:p>
      <text:p text:style-name="Standard"><text:s text:c="15"/>2.14145e-18 <text:s text:c="2"/>netid: c_14705:n</text:p>
      <text:p text:style-name="Standard"><text:s text:c="15"/>1.84474e-18 <text:s text:c="2"/>netid: XI5/XI5/MNM0:g</text:p>
      <text:p text:style-name="Standard"><text:s text:c="15"/>2.35343e-18 <text:s text:c="2"/>netid: XI5/XI5/MNM0:g</text:p>
      <text:p text:style-name="Standard"><text:s text:c="15"/>2.24691e-18 <text:s text:c="2"/>netid: XI5/XI5/MNM0:g</text:p>
      <text:p text:style-name="Standard"><text:s text:c="15"/>5.69281e-18 <text:s text:c="2"/>netid: c_14710:n</text:p>
      <text:p text:style-name="Standard"><text:s text:c="15"/>7.34308e-19 <text:s text:c="2"/>netid: c_14711:n</text:p>
      <text:p text:style-name="Standard"><text:s text:c="15"/>4.87944e-19 <text:s text:c="2"/>netid: c_14711:n</text:p>
      <text:p text:style-name="Standard"><text:s text:c="15"/>2.37671e-18 <text:s text:c="2"/>netid: c_14713:n</text:p>
      <text:p text:style-name="Standard"><text:soft-page-break/><text:s text:c="15"/>4.23415e-19 <text:s text:c="2"/>netid: c_14713:n</text:p>
      <text:p text:style-name="Standard"><text:s text:c="15"/>2.94279e-18 <text:s text:c="2"/>netid: c_14713:n</text:p>
      <text:p text:style-name="Standard"><text:s text:c="15"/>2.53261e-18 <text:s text:c="2"/>netid: c_14716:n</text:p>
      <text:p text:style-name="Standard"><text:s text:c="15"/>4.82043e-19 <text:s text:c="2"/>netid: c_14716:n</text:p>
      <text:p text:style-name="Standard"><text:s text:c="15"/>3.02187e-18 <text:s text:c="2"/>netid: c_14716:n</text:p>
      <text:p text:style-name="Standard"><text:s text:c="15"/>7.40108e-18 <text:s text:c="2"/>netid: c_14716:n</text:p>
      <text:p text:style-name="Standard"><text:s text:c="16"/>3.1122e-18 <text:s text:c="2"/>netid: c_14720:n</text:p>
      <text:p text:style-name="Standard"><text:s text:c="15"/>1.02178e-18 <text:s text:c="2"/>netid: c_14720:n</text:p>
      <text:p text:style-name="Standard"><text:s text:c="15"/>2.47359e-17 <text:s text:c="2"/>netid: c_14720:n</text:p>
      <text:p text:style-name="Standard"><text:s text:c="15"/>3.15964e-18 <text:s text:c="2"/>netid: XI5/XI0/XI1/MPM0:d</text:p>
      <text:p text:style-name="Standard"><text:s text:c="15"/>1.02178e-18 <text:s text:c="2"/>netid: XI5/XI0/XI1/MPM0:d</text:p>
      <text:p text:style-name="Standard"><text:s text:c="15"/>2.30064e-17 <text:s text:c="2"/>netid: XI5/XI0/XI1/MPM0:d</text:p>
      <text:p text:style-name="Standard"><text:s text:c="15"/>1.85984e-18 <text:s text:c="2"/>netid: XI5/XI0/XI0/MPM1:g</text:p>
      <text:p text:style-name="Standard"><text:s text:c="15"/>2.11659e-18 <text:s text:c="2"/>netid: XI5/XI0/XI0/MPM1:g</text:p>
      <text:p text:style-name="Standard"><text:s text:c="15"/>1.53277e-18 <text:s text:c="2"/>netid: XI5/XI0/XI0/MPM1:g</text:p>
      <text:p text:style-name="Standard"><text:s text:c="15"/>7.50194e-19 <text:s text:c="2"/>netid: XI5/XI0/XI0/MPM1:g</text:p>
      <text:p text:style-name="Standard"><text:s text:c="15"/>1.44318e-17 <text:s text:c="2"/>netid: c_14730:n</text:p>
      <text:p text:style-name="Standard"><text:s text:c="15"/>2.51214e-19 <text:s text:c="2"/>netid: c_14730:n</text:p>
      <text:p text:style-name="Standard"><text:s text:c="15"/>7.40108e-18 <text:s text:c="2"/>netid: c_14732:n</text:p>
      <text:p text:style-name="Standard"><text:s text:c="15"/>2.57964e-19 <text:s text:c="2"/>netid: c_14732:n</text:p>
      <text:p text:style-name="Standard"><text:s text:c="15"/>4.57862e-19 <text:s text:c="2"/>netid: c_14734:n</text:p>
      <text:p text:style-name="Standard"><text:s text:c="15"/>2.44301e-19 <text:s text:c="2"/>netid: c_14735:n</text:p>
      <text:p text:style-name="Standard"><text:s text:c="15"/>3.08606e-19 <text:s text:c="2"/>netid: c_14736:n</text:p>
      <text:p text:style-name="Standard"><text:s text:c="16"/>2.1594e-18 <text:s text:c="2"/>netid: c_14737:n</text:p>
      <text:p text:style-name="Standard"><text:s text:c="16"/>5.4813e-18 <text:s text:c="2"/>netid: c_14738:n</text:p>
      <text:p text:style-name="Standard"><text:s text:c="15"/>5.33129e-18 <text:s text:c="2"/>netid: c_14738:n</text:p>
      <text:p text:style-name="Standard"><text:s text:c="15"/>8.26508e-19 <text:s text:c="2"/>netid: c_14738:n</text:p>
      <text:p text:style-name="Standard"><text:s text:c="15"/>1.70391e-17 <text:s text:c="2"/>netid: c_14738:n</text:p>
      <text:p text:style-name="Standard"><text:s text:c="15"/>5.11709e-18 <text:s text:c="2"/>netid: c_14738:n</text:p>
      <text:p text:style-name="Standard"><text:s text:c="15"/>5.33388e-18 <text:s text:c="2"/>netid: c_14738:n</text:p>
      <text:p text:style-name="Standard"><text:s text:c="15"/>2.58847e-17 <text:s text:c="2"/>netid: c_14738:n</text:p>
      <text:p text:style-name="Standard"><text:s text:c="15"/>2.65141e-18 <text:s text:c="2"/>netid: c_14738:n</text:p>
      <text:p text:style-name="Standard"><text:s text:c="15"/>5.21514e-18 <text:s text:c="2"/>netid: c_14738:n</text:p>
      <text:p text:style-name="Standard"><text:s text:c="16"/>1.0648e-17 <text:s text:c="2"/>netid: c_14738:n</text:p>
      <text:p text:style-name="Standard"><text:s text:c="15"/>5.21514e-18 <text:s text:c="2"/>netid: c_14738:n</text:p>
      <text:p text:style-name="Standard"><text:s text:c="15"/>5.21916e-18 <text:s text:c="2"/>netid: c_14738:n</text:p>
      <text:p text:style-name="Standard"><text:s text:c="15"/>1.06561e-17 <text:s text:c="2"/>netid: c_14738:n</text:p>
      <text:p text:style-name="Standard"><text:s text:c="15"/>5.21916e-18 <text:s text:c="2"/>netid: c_14738:n</text:p>
      <text:p text:style-name="Standard"><text:s text:c="15"/>3.12499e-19 <text:s text:c="2"/>netid: c_14752:n</text:p>
      <text:p text:style-name="Standard"><text:s text:c="15"/>2.82288e-18 <text:s text:c="2"/>netid: c_14752:n</text:p>
      <text:p text:style-name="Standard"><text:s text:c="15"/>2.29763e-18 <text:s text:c="2"/>netid: c_14752:n</text:p>
      <text:p text:style-name="Standard"><text:s text:c="15"/>3.81624e-18 <text:s text:c="2"/>netid: c_14752:n</text:p>
      <text:p text:style-name="Standard"><text:s text:c="15"/>2.23259e-18 <text:s text:c="2"/>netid: c_14756:n</text:p>
      <text:p text:style-name="Standard"><text:s text:c="15"/>8.51543e-19 <text:s text:c="2"/>netid: c_14756:n</text:p>
      <text:p text:style-name="Standard"><text:s text:c="15"/>3.13065e-19 <text:s text:c="2"/>netid: c_14756:n</text:p>
      <text:p text:style-name="Standard"><text:s text:c="15"/>1.92521e-18 <text:s text:c="2"/>netid: c_14756:n</text:p>
      <text:p text:style-name="Standard"><text:s text:c="15"/>1.18023e-18 <text:s text:c="2"/>netid: c_14756:n</text:p>
      <text:p text:style-name="Standard"><text:s text:c="15"/>1.15147e-18 <text:s text:c="2"/>netid: c_14761:n</text:p>
      <text:p text:style-name="Standard"><text:s text:c="15"/>8.51543e-19 <text:s text:c="2"/>netid: c_14761:n</text:p>
      <text:p text:style-name="Standard"><text:s text:c="16"/>5.3583e-18 <text:s text:c="2"/>netid: c_14761:n</text:p>
      <text:p text:style-name="Standard"><text:s text:c="15"/>4.15157e-18 <text:s text:c="2"/>netid: c_14761:n</text:p>
      <text:p text:style-name="Standard"><text:s text:c="15"/>3.20967e-18 <text:s text:c="2"/>netid: c_14761:n</text:p>
      <text:p text:style-name="Standard"><text:soft-page-break/><text:s text:c="15"/>3.92352e-18 <text:s text:c="2"/>netid: c_14761:n</text:p>
      <text:p text:style-name="Standard"><text:s text:c="15"/>1.64648e-17 <text:s text:c="2"/>netid: c_14761:n</text:p>
      <text:p text:style-name="Standard"><text:s text:c="15"/>5.68732e-18 <text:s text:c="2"/>netid: c_14761:n</text:p>
      <text:p text:style-name="Standard"><text:s text:c="15"/>1.04309e-17 <text:s text:c="2"/>netid: c_14761:n</text:p>
      <text:p text:style-name="Standard"><text:s text:c="15"/>1.39206e-18 <text:s text:c="2"/>netid: c_14761:n</text:p>
      <text:p text:style-name="Standard"><text:s text:c="15"/>6.18268e-18 <text:s text:c="2"/>netid: c_14761:n</text:p>
      <text:p text:style-name="Standard"><text:s text:c="15"/>2.04654e-17 <text:s text:c="2"/>netid: c_14761:n</text:p>
      <text:p text:style-name="Standard"><text:s text:c="15"/>7.69138e-18 <text:s text:c="2"/>netid: c_14761:n</text:p>
      <text:p text:style-name="Standard"><text:s text:c="15"/>3.92352e-18 <text:s text:c="2"/>netid: c_14774:n</text:p>
      <text:p text:style-name="Standard"><text:s text:c="15"/>1.84167e-18 <text:s text:c="2"/>netid: c_14774:n</text:p>
      <text:p text:style-name="Standard"><text:s text:c="15"/>2.31417e-18 <text:s text:c="2"/>netid: c_14774:n</text:p>
      <text:p text:style-name="Standard"><text:s text:c="15"/>2.82175e-18 <text:s text:c="2"/>netid: c_14774:n</text:p>
      <text:p text:style-name="Standard"><text:s text:c="15"/>6.15726e-18 <text:s text:c="2"/>netid: c_14778:n</text:p>
      <text:p text:style-name="Standard"><text:s text:c="15"/>6.33923e-18 <text:s text:c="2"/>netid: c_14778:n</text:p>
      <text:p text:style-name="Standard"><text:s text:c="16"/>4.7591e-18 <text:s text:c="2"/>netid: c_14778:n</text:p>
      <text:p text:style-name="Standard"><text:s text:c="15"/>3.25075e-18 <text:s text:c="2"/>netid: c_14778:n</text:p>
      <text:p text:style-name="Standard"><text:s text:c="15"/>1.78667e-17 <text:s text:c="2"/>netid: c_14778:n</text:p>
      <text:p text:style-name="Standard"><text:s text:c="15"/>8.38624e-18 <text:s text:c="2"/>netid: c_14778:n</text:p>
      <text:p text:style-name="Standard"><text:s text:c="15"/>5.05344e-18 <text:s text:c="2"/>netid: c_14778:n</text:p>
      <text:p text:style-name="Standard"><text:s text:c="15"/>1.05133e-17 <text:s text:c="2"/>netid: c_14778:n</text:p>
      <text:p text:style-name="Standard"><text:s text:c="15"/>1.70069e-17 <text:s text:c="2"/>netid: c_14778:n</text:p>
      <text:p text:style-name="Standard"><text:s text:c="15"/>5.10344e-18 <text:s text:c="2"/>netid: c_14778:n</text:p>
      <text:p text:style-name="Standard"><text:s text:c="15"/>1.05133e-17 <text:s text:c="2"/>netid: c_14778:n</text:p>
      <text:p text:style-name="Standard"><text:s text:c="15"/>5.95396e-18 <text:s text:c="2"/>netid: c_14778:n</text:p>
      <text:p text:style-name="Standard"><text:s text:c="15"/>1.89312e-18 <text:s text:c="2"/>netid: c_14778:n</text:p>
      <text:p text:style-name="Standard"><text:s text:c="15"/>8.33582e-18 <text:s text:c="2"/>netid: c_14778:n</text:p>
      <text:p text:style-name="Standard"><text:s text:c="15"/>2.21076e-17 <text:s text:c="2"/>netid: c_14778:n</text:p>
      <text:p text:style-name="Standard"><text:s text:c="16"/>2.6324e-18 <text:s text:c="2"/>netid: c_14778:n</text:p>
      <text:p text:style-name="Standard"><text:s text:c="15"/>1.06137e-17 <text:s text:c="2"/>netid: c_14778:n</text:p>
      <text:p text:style-name="Standard"><text:s text:c="16"/>5.2021e-18 <text:s text:c="2"/>netid: c_14778:n</text:p>
      <text:p text:style-name="Standard"><text:s text:c="15"/>1.06137e-17 <text:s text:c="2"/>netid: c_14778:n</text:p>
      <text:p text:style-name="Standard"><text:s text:c="16"/>5.2021e-18 <text:s text:c="2"/>netid: c_14778:n</text:p>
      <text:p text:style-name="Standard"><text:s text:c="15"/>3.12281e-17 <text:s text:c="2"/>netid: c_14778:n</text:p>
      <text:p text:style-name="Standard"><text:s text:c="15"/>6.26798e-18 <text:s text:c="2"/>netid: c_14799:n</text:p>
      <text:p text:style-name="Standard"><text:s text:c="15"/>1.84865e-17 <text:s text:c="2"/>netid: c_14800:n</text:p>
      <text:p text:style-name="Standard"><text:s text:c="15"/>4.94592e-19 <text:s text:c="2"/>netid: c_14800:n</text:p>
      <text:p text:style-name="Standard"><text:s text:c="15"/>1.05266e-17 <text:s text:c="2"/>netid: c_14802:n</text:p>
      <text:p text:style-name="Standard"><text:s text:c="15"/>3.93648e-18 <text:s text:c="2"/>netid: c_14802:n</text:p>
      <text:p text:style-name="Standard"><text:s text:c="15"/>4.14371e-18 <text:s text:c="2"/>netid: c_14804:n</text:p>
      <text:p text:style-name="Standard"><text:s text:c="15"/>4.24391e-18 <text:s text:c="2"/>netid: c_14804:n</text:p>
      <text:p text:style-name="Standard"><text:s text:c="15"/>3.11523e-18 <text:s text:c="2"/>netid: c_14806:n</text:p>
      <text:p text:style-name="Standard"><text:s text:c="15"/>4.24391e-18 <text:s text:c="2"/>netid: c_14806:n</text:p>
      <text:p text:style-name="Standard"><text:s text:c="15"/>9.92962e-18 <text:s text:c="2"/>netid: c_14806:n</text:p>
      <text:p text:style-name="Standard"><text:s text:c="15"/>2.74022e-18 <text:s text:c="2"/>netid: c_14809:n</text:p>
      <text:p text:style-name="Standard"><text:s text:c="15"/>6.64275e-18 <text:s text:c="2"/>netid: c_14809:n</text:p>
      <text:p text:style-name="Standard"><text:s text:c="15"/>1.62024e-17 <text:s text:c="2"/>netid: c_14809:n</text:p>
      <text:p text:style-name="Standard"><text:s text:c="15"/>5.14195e-18 <text:s text:c="2"/>netid: c_14809:n</text:p>
      <text:p text:style-name="Standard"><text:s text:c="15"/>1.05818e-17 <text:s text:c="2"/>netid: c_14809:n</text:p>
      <text:p text:style-name="Standard"><text:s text:c="15"/>1.19121e-17 <text:s text:c="2"/>netid: c_14809:n</text:p>
      <text:p text:style-name="Standard"><text:s text:c="15"/>8.41084e-18 <text:s text:c="2"/>netid: c_14809:n</text:p>
      <text:p text:style-name="Standard"><text:s text:c="15"/>5.06774e-18 <text:s text:c="2"/>netid: c_14809:n</text:p>
      <text:p text:style-name="Standard"><text:s text:c="15"/>2.65141e-18 <text:s text:c="2"/>netid: c_14809:n</text:p>
      <text:p text:style-name="Standard"><text:soft-page-break/><text:s text:c="15"/>5.23758e-18 <text:s text:c="2"/>netid: c_14809:n</text:p>
      <text:p text:style-name="Standard"><text:s text:c="15"/>1.06886e-17 <text:s text:c="2"/>netid: c_14809:n</text:p>
      <text:p text:style-name="Standard"><text:s text:c="15"/>5.23758e-18 <text:s text:c="2"/>netid: c_14809:n</text:p>
      <text:p text:style-name="Standard"><text:s text:c="15"/>7.25578e-19 <text:s text:c="2"/>netid: c_14821:n</text:p>
      <text:p text:style-name="Standard"><text:s text:c="15"/>1.73237e-18 <text:s text:c="2"/>netid: c_14822:n</text:p>
      <text:p text:style-name="Standard"><text:s text:c="15"/>7.34463e-19 <text:s text:c="2"/>netid: c_14822:n</text:p>
      <text:p text:style-name="Standard"><text:s text:c="15"/>1.71196e-18 <text:s text:c="2"/>netid: c_14822:n</text:p>
      <text:p text:style-name="Standard"><text:s text:c="15"/>1.63475e-18 <text:s text:c="2"/>netid: c_14822:n</text:p>
      <text:p text:style-name="Standard"><text:s text:c="16"/>4.0587e-18 <text:s text:c="2"/>netid: c_14822:n</text:p>
      <text:p text:style-name="Standard"><text:s text:c="15"/>4.01552e-19 <text:s text:c="2"/>netid: c_14827:n</text:p>
      <text:p text:style-name="Standard"><text:s text:c="15"/>2.10419e-18 <text:s text:c="2"/>netid: c_14828:n</text:p>
      <text:p text:style-name="Standard"><text:s text:c="15"/>4.91366e-18 <text:s text:c="2"/>netid: c_14829:n</text:p>
      <text:p text:style-name="Standard"><text:s text:c="15"/>1.04506e-18 <text:s text:c="2"/>netid: c_14830:n</text:p>
      <text:p text:style-name="Standard"><text:s text:c="15"/>5.73358e-18 <text:s text:c="2"/>netid: c_14830:n</text:p>
      <text:p text:style-name="Standard"><text:s text:c="15"/>1.04943e-18 <text:s text:c="2"/>netid: c_14832:n</text:p>
      <text:p text:style-name="Standard"><text:s text:c="15"/>2.63796e-17 <text:s text:c="2"/>netid: c_14833:n</text:p>
      <text:p text:style-name="Standard"><text:s text:c="15"/>2.11281e-18 <text:s text:c="2"/>netid: c_14834:n</text:p>
      <text:p text:style-name="Standard"><text:s text:c="15"/>5.33788e-18 <text:s text:c="2"/>netid: c_14835:n</text:p>
      <text:p text:style-name="Standard"><text:s text:c="15"/>8.03724e-18 <text:s text:c="2"/>netid: c_14835:n</text:p>
      <text:p text:style-name="Standard"><text:s text:c="16"/>5.7187e-18 <text:s text:c="2"/>netid: c_14835:n</text:p>
      <text:p text:style-name="Standard"><text:s text:c="15"/>1.04943e-18 <text:s text:c="2"/>netid: c_14838:n</text:p>
      <text:p text:style-name="Standard"><text:s text:c="15"/>5.87265e-18 <text:s text:c="2"/>netid: c_14838:n</text:p>
      <text:p text:style-name="Standard"><text:s text:c="15"/>3.83111e-18 <text:s text:c="2"/>netid: c_14840:n</text:p>
      <text:p text:style-name="Standard"><text:s text:c="15"/>1.27423e-18 <text:s text:c="2"/>netid: c_15242:n</text:p>
      <text:p text:style-name="Standard"><text:s text:c="15"/>2.15904e-18 <text:s text:c="2"/>netid: c_15242:n</text:p>
      <text:p text:style-name="Standard"><text:s text:c="15"/>1.84474e-18 <text:s text:c="2"/>netid: XI6/XI5/MNM0:g</text:p>
      <text:p text:style-name="Standard"><text:s text:c="15"/>2.37462e-18 <text:s text:c="2"/>netid: XI6/XI5/MNM0:g</text:p>
      <text:p text:style-name="Standard"><text:s text:c="15"/>2.24691e-18 <text:s text:c="2"/>netid: XI6/XI5/MNM0:g</text:p>
      <text:p text:style-name="Standard"><text:s text:c="15"/>5.49448e-18 <text:s text:c="2"/>netid: c_15247:n</text:p>
      <text:p text:style-name="Standard"><text:s text:c="15"/>5.32087e-19 <text:s text:c="2"/>netid: c_15248:n</text:p>
      <text:p text:style-name="Standard"><text:s text:c="15"/>7.40627e-19 <text:s text:c="2"/>netid: c_15248:n</text:p>
      <text:p text:style-name="Standard"><text:s text:c="15"/>4.87944e-19 <text:s text:c="2"/>netid: c_15248:n</text:p>
      <text:p text:style-name="Standard"><text:s text:c="15"/>2.37671e-18 <text:s text:c="2"/>netid: c_15251:n</text:p>
      <text:p text:style-name="Standard"><text:s text:c="15"/>4.23415e-19 <text:s text:c="2"/>netid: c_15251:n</text:p>
      <text:p text:style-name="Standard"><text:s text:c="15"/>2.94279e-18 <text:s text:c="2"/>netid: c_15251:n</text:p>
      <text:p text:style-name="Standard"><text:s text:c="15"/>2.53261e-18 <text:s text:c="2"/>netid: c_15254:n</text:p>
      <text:p text:style-name="Standard"><text:s text:c="15"/>4.82043e-19 <text:s text:c="2"/>netid: c_15254:n</text:p>
      <text:p text:style-name="Standard"><text:s text:c="15"/>3.02187e-18 <text:s text:c="2"/>netid: c_15254:n</text:p>
      <text:p text:style-name="Standard"><text:s text:c="16"/>7.4015e-18 <text:s text:c="2"/>netid: c_15254:n</text:p>
      <text:p text:style-name="Standard"><text:s text:c="16"/>3.1122e-18 <text:s text:c="2"/>netid: c_15258:n</text:p>
      <text:p text:style-name="Standard"><text:s text:c="15"/>1.02178e-18 <text:s text:c="2"/>netid: c_15258:n</text:p>
      <text:p text:style-name="Standard"><text:s text:c="15"/>2.47359e-17 <text:s text:c="2"/>netid: c_15258:n</text:p>
      <text:p text:style-name="Standard"><text:s text:c="15"/>3.15964e-18 <text:s text:c="2"/>netid: XI6/XI0/XI1/MPM0:d</text:p>
      <text:p text:style-name="Standard"><text:s text:c="15"/>1.02178e-18 <text:s text:c="2"/>netid: XI6/XI0/XI1/MPM0:d</text:p>
      <text:p text:style-name="Standard"><text:s text:c="15"/>2.30064e-17 <text:s text:c="2"/>netid: XI6/XI0/XI1/MPM0:d</text:p>
      <text:p text:style-name="Standard"><text:s text:c="15"/>1.85984e-18 <text:s text:c="2"/>netid: XI6/XI0/XI0/MPM1:g</text:p>
      <text:p text:style-name="Standard"><text:s text:c="15"/>2.11659e-18 <text:s text:c="2"/>netid: XI6/XI0/XI0/MPM1:g</text:p>
      <text:p text:style-name="Standard"><text:s text:c="15"/>1.53277e-18 <text:s text:c="2"/>netid: XI6/XI0/XI0/MPM1:g</text:p>
      <text:p text:style-name="Standard"><text:s text:c="15"/>7.59759e-19 <text:s text:c="2"/>netid: XI6/XI0/XI0/MPM1:g</text:p>
      <text:p text:style-name="Standard"><text:s text:c="15"/>1.44318e-17 <text:s text:c="2"/>netid: c_15268:n</text:p>
      <text:p text:style-name="Standard"><text:s text:c="15"/>2.51214e-19 <text:s text:c="2"/>netid: c_15268:n</text:p>
      <text:p text:style-name="Standard"><text:s text:c="16"/>7.4015e-18 <text:s text:c="2"/>netid: c_15270:n</text:p>
      <text:p text:style-name="Standard"><text:soft-page-break/><text:s text:c="15"/>2.57964e-19 <text:s text:c="2"/>netid: c_15270:n</text:p>
      <text:p text:style-name="Standard"><text:s text:c="15"/>4.88917e-19 <text:s text:c="2"/>netid: c_15272:n</text:p>
      <text:p text:style-name="Standard"><text:s text:c="15"/>2.54664e-19 <text:s text:c="2"/>netid: c_15273:n</text:p>
      <text:p text:style-name="Standard"><text:s text:c="15"/>3.21433e-19 <text:s text:c="2"/>netid: c_15274:n</text:p>
      <text:p text:style-name="Standard"><text:s text:c="16"/>2.1594e-18 <text:s text:c="2"/>netid: c_15275:n</text:p>
      <text:p text:style-name="Standard"><text:s text:c="15"/>5.47575e-18 <text:s text:c="2"/>netid: c_15276:n</text:p>
      <text:p text:style-name="Standard"><text:s text:c="15"/>5.81998e-18 <text:s text:c="2"/>netid: c_15276:n</text:p>
      <text:p text:style-name="Standard"><text:s text:c="15"/>1.76138e-17 <text:s text:c="2"/>netid: c_15276:n</text:p>
      <text:p text:style-name="Standard"><text:s text:c="16"/>5.2258e-18 <text:s text:c="2"/>netid: c_15276:n</text:p>
      <text:p text:style-name="Standard"><text:s text:c="15"/>5.46997e-18 <text:s text:c="2"/>netid: c_15276:n</text:p>
      <text:p text:style-name="Standard"><text:s text:c="15"/>4.11122e-17 <text:s text:c="2"/>netid: c_15276:n</text:p>
      <text:p text:style-name="Standard"><text:s text:c="15"/>5.33215e-18 <text:s text:c="2"/>netid: c_15276:n</text:p>
      <text:p text:style-name="Standard"><text:s text:c="15"/>1.09166e-17 <text:s text:c="2"/>netid: c_15276:n</text:p>
      <text:p text:style-name="Standard"><text:s text:c="15"/>5.33215e-18 <text:s text:c="2"/>netid: c_15276:n</text:p>
      <text:p text:style-name="Standard"><text:s text:c="16"/>5.3454e-18 <text:s text:c="2"/>netid: c_15276:n</text:p>
      <text:p text:style-name="Standard"><text:s text:c="15"/>3.05812e-19 <text:s text:c="2"/>netid: c_15286:n</text:p>
      <text:p text:style-name="Standard"><text:s text:c="15"/>2.13211e-18 <text:s text:c="2"/>netid: c_15286:n</text:p>
      <text:p text:style-name="Standard"><text:s text:c="15"/>2.29763e-18 <text:s text:c="2"/>netid: c_15286:n</text:p>
      <text:p text:style-name="Standard"><text:s text:c="15"/>3.91421e-18 <text:s text:c="2"/>netid: c_15286:n</text:p>
      <text:p text:style-name="Standard"><text:s text:c="15"/>1.73731e-18 <text:s text:c="2"/>netid: c_15290:n</text:p>
      <text:p text:style-name="Standard"><text:s text:c="15"/>8.51543e-19 <text:s text:c="2"/>netid: c_15290:n</text:p>
      <text:p text:style-name="Standard"><text:s text:c="15"/>3.13065e-19 <text:s text:c="2"/>netid: c_15290:n</text:p>
      <text:p text:style-name="Standard"><text:s text:c="15"/>1.92521e-18 <text:s text:c="2"/>netid: c_15290:n</text:p>
      <text:p text:style-name="Standard"><text:s text:c="15"/>1.21108e-18 <text:s text:c="2"/>netid: c_15290:n</text:p>
      <text:p text:style-name="Standard"><text:s text:c="15"/>5.42694e-19 <text:s text:c="2"/>netid: c_15295:n</text:p>
      <text:p text:style-name="Standard"><text:s text:c="15"/>1.13849e-18 <text:s text:c="2"/>netid: c_15295:n</text:p>
      <text:p text:style-name="Standard"><text:s text:c="15"/>8.51543e-19 <text:s text:c="2"/>netid: c_15295:n</text:p>
      <text:p text:style-name="Standard"><text:s text:c="15"/>4.68628e-18 <text:s text:c="2"/>netid: c_15295:n</text:p>
      <text:p text:style-name="Standard"><text:s text:c="15"/>3.20967e-18 <text:s text:c="2"/>netid: c_15295:n</text:p>
      <text:p text:style-name="Standard"><text:s text:c="15"/>1.95562e-18 <text:s text:c="2"/>netid: c_15295:n</text:p>
      <text:p text:style-name="Standard"><text:s text:c="15"/>2.44371e-18 <text:s text:c="2"/>netid: c_15295:n</text:p>
      <text:p text:style-name="Standard"><text:s text:c="15"/>7.69176e-19 <text:s text:c="2"/>netid: c_15295:n</text:p>
      <text:p text:style-name="Standard"><text:s text:c="15"/>3.61073e-18 <text:s text:c="2"/>netid: c_15295:n</text:p>
      <text:p text:style-name="Standard"><text:s text:c="15"/>1.69602e-17 <text:s text:c="2"/>netid: c_15295:n</text:p>
      <text:p text:style-name="Standard"><text:s text:c="15"/>5.81152e-18 <text:s text:c="2"/>netid: c_15295:n</text:p>
      <text:p text:style-name="Standard"><text:s text:c="15"/>1.07099e-17 <text:s text:c="2"/>netid: c_15295:n</text:p>
      <text:p text:style-name="Standard"><text:s text:c="15"/>1.43759e-18 <text:s text:c="2"/>netid: c_15295:n</text:p>
      <text:p text:style-name="Standard"><text:s text:c="15"/>6.18268e-18 <text:s text:c="2"/>netid: c_15295:n</text:p>
      <text:p text:style-name="Standard"><text:s text:c="15"/>2.09793e-17 <text:s text:c="2"/>netid: c_15295:n</text:p>
      <text:p text:style-name="Standard"><text:s text:c="15"/>7.69138e-18 <text:s text:c="2"/>netid: c_15295:n</text:p>
      <text:p text:style-name="Standard"><text:s text:c="15"/>2.44371e-18 <text:s text:c="2"/>netid: c_15311:n</text:p>
      <text:p text:style-name="Standard"><text:s text:c="16"/>7.2286e-19 <text:s text:c="2"/>netid: c_15311:n</text:p>
      <text:p text:style-name="Standard"><text:s text:c="15"/>4.93379e-19 <text:s text:c="2"/>netid: c_15311:n</text:p>
      <text:p text:style-name="Standard"><text:s text:c="15"/>4.85661e-19 <text:s text:c="2"/>netid: c_15311:n</text:p>
      <text:p text:style-name="Standard"><text:s text:c="15"/>2.37343e-18 <text:s text:c="2"/>netid: c_15311:n</text:p>
      <text:p text:style-name="Standard"><text:s text:c="15"/>2.82175e-18 <text:s text:c="2"/>netid: c_15311:n</text:p>
      <text:p text:style-name="Standard"><text:s text:c="15"/>6.06987e-18 <text:s text:c="2"/>netid: c_15317:n</text:p>
      <text:p text:style-name="Standard"><text:s text:c="15"/>6.33491e-18 <text:s text:c="2"/>netid: c_15317:n</text:p>
      <text:p text:style-name="Standard"><text:s text:c="15"/>4.61426e-18 <text:s text:c="2"/>netid: c_15317:n</text:p>
      <text:p text:style-name="Standard"><text:s text:c="15"/>1.16326e-18 <text:s text:c="2"/>netid: c_15317:n</text:p>
      <text:p text:style-name="Standard"><text:s text:c="16"/>1.0239e-18 <text:s text:c="2"/>netid: c_15317:n</text:p>
      <text:p text:style-name="Standard"><text:s text:c="15"/>1.03002e-18 <text:s text:c="2"/>netid: c_15317:n</text:p>
      <text:p text:style-name="Standard"><text:soft-page-break/><text:s text:c="16"/>1.8409e-17 <text:s text:c="2"/>netid: c_15317:n</text:p>
      <text:p text:style-name="Standard"><text:s text:c="15"/>8.53648e-18 <text:s text:c="2"/>netid: c_15317:n</text:p>
      <text:p text:style-name="Standard"><text:s text:c="15"/>5.14019e-18 <text:s text:c="2"/>netid: c_15317:n</text:p>
      <text:p text:style-name="Standard"><text:s text:c="15"/>5.41213e-18 <text:s text:c="2"/>netid: c_15317:n</text:p>
      <text:p text:style-name="Standard"><text:s text:c="15"/>1.74789e-17 <text:s text:c="2"/>netid: c_15317:n</text:p>
      <text:p text:style-name="Standard"><text:s text:c="15"/>5.19392e-18 <text:s text:c="2"/>netid: c_15317:n</text:p>
      <text:p text:style-name="Standard"><text:s text:c="15"/>5.41213e-18 <text:s text:c="2"/>netid: c_15317:n</text:p>
      <text:p text:style-name="Standard"><text:s text:c="15"/>1.73656e-18 <text:s text:c="2"/>netid: c_15317:n</text:p>
      <text:p text:style-name="Standard"><text:s text:c="15"/>8.34243e-18 <text:s text:c="2"/>netid: c_15317:n</text:p>
      <text:p text:style-name="Standard"><text:s text:c="15"/>2.21125e-17 <text:s text:c="2"/>netid: c_15317:n</text:p>
      <text:p text:style-name="Standard"><text:s text:c="16"/>2.6324e-18 <text:s text:c="2"/>netid: c_15317:n</text:p>
      <text:p text:style-name="Standard"><text:s text:c="15"/>5.29813e-18 <text:s text:c="2"/>netid: c_15317:n</text:p>
      <text:p text:style-name="Standard"><text:s text:c="15"/>1.08423e-17 <text:s text:c="2"/>netid: c_15317:n</text:p>
      <text:p text:style-name="Standard"><text:s text:c="15"/>5.29813e-18 <text:s text:c="2"/>netid: c_15317:n</text:p>
      <text:p text:style-name="Standard"><text:s text:c="15"/>5.29813e-18 <text:s text:c="2"/>netid: c_15317:n</text:p>
      <text:p text:style-name="Standard"><text:s text:c="15"/>1.08423e-17 <text:s text:c="2"/>netid: c_15317:n</text:p>
      <text:p text:style-name="Standard"><text:s text:c="15"/>5.29813e-18 <text:s text:c="2"/>netid: c_15317:n</text:p>
      <text:p text:style-name="Standard"><text:s text:c="15"/>3.21295e-17 <text:s text:c="2"/>netid: c_15317:n</text:p>
      <text:p text:style-name="Standard"><text:s text:c="15"/>6.14045e-18 <text:s text:c="2"/>netid: c_15317:n</text:p>
      <text:p text:style-name="Standard"><text:s text:c="15"/>6.24488e-18 <text:s text:c="2"/>netid: c_15342:n</text:p>
      <text:p text:style-name="Standard"><text:s text:c="15"/>1.90457e-17 <text:s text:c="2"/>netid: c_15343:n</text:p>
      <text:p text:style-name="Standard"><text:s text:c="15"/>1.10544e-17 <text:s text:c="2"/>netid: c_15344:n</text:p>
      <text:p text:style-name="Standard"><text:s text:c="15"/>1.19757e-18 <text:s text:c="2"/>netid: c_15344:n</text:p>
      <text:p text:style-name="Standard"><text:s text:c="16"/>2.7064e-18 <text:s text:c="2"/>netid: c_15344:n</text:p>
      <text:p text:style-name="Standard"><text:s text:c="15"/>4.28069e-18 <text:s text:c="2"/>netid: c_15347:n</text:p>
      <text:p text:style-name="Standard"><text:s text:c="16"/>4.4647e-18 <text:s text:c="2"/>netid: c_15347:n</text:p>
      <text:p text:style-name="Standard"><text:s text:c="15"/>4.31018e-18 <text:s text:c="2"/>netid: c_15347:n</text:p>
      <text:p text:style-name="Standard"><text:s text:c="15"/>3.11418e-18 <text:s text:c="2"/>netid: c_15350:n</text:p>
      <text:p text:style-name="Standard"><text:s text:c="15"/>1.02193e-17 <text:s text:c="2"/>netid: c_15350:n</text:p>
      <text:p text:style-name="Standard"><text:s text:c="15"/>2.73692e-18 <text:s text:c="2"/>netid: c_15352:n</text:p>
      <text:p text:style-name="Standard"><text:s text:c="15"/>6.63707e-18 <text:s text:c="2"/>netid: c_15352:n</text:p>
      <text:p text:style-name="Standard"><text:s text:c="15"/>1.67517e-17 <text:s text:c="2"/>netid: c_15352:n</text:p>
      <text:p text:style-name="Standard"><text:s text:c="16"/>5.2543e-18 <text:s text:c="2"/>netid: c_15352:n</text:p>
      <text:p text:style-name="Standard"><text:s text:c="15"/>5.47452e-18 <text:s text:c="2"/>netid: c_15352:n</text:p>
      <text:p text:style-name="Standard"><text:s text:c="15"/>1.22965e-17 <text:s text:c="2"/>netid: c_15352:n</text:p>
      <text:p text:style-name="Standard"><text:s text:c="15"/>9.83081e-19 <text:s text:c="2"/>netid: c_15352:n</text:p>
      <text:p text:style-name="Standard"><text:s text:c="15"/>7.67944e-18 <text:s text:c="2"/>netid: c_15352:n</text:p>
      <text:p text:style-name="Standard"><text:s text:c="15"/>5.18074e-18 <text:s text:c="2"/>netid: c_15352:n</text:p>
      <text:p text:style-name="Standard"><text:s text:c="15"/>5.35675e-18 <text:s text:c="2"/>netid: c_15352:n</text:p>
      <text:p text:style-name="Standard"><text:s text:c="15"/>5.35675e-18 <text:s text:c="2"/>netid: c_15352:n</text:p>
      <text:p text:style-name="Standard"><text:s text:c="15"/>1.09673e-17 <text:s text:c="2"/>netid: c_15352:n</text:p>
      <text:p text:style-name="Standard"><text:s text:c="15"/>5.35675e-18 <text:s text:c="2"/>netid: c_15352:n</text:p>
      <text:p text:style-name="Standard"><text:s text:c="15"/>5.43398e-18 <text:s text:c="2"/>netid: c_15352:n</text:p>
      <text:p text:style-name="Standard"><text:s text:c="15"/>7.25578e-19 <text:s text:c="2"/>netid: c_15366:n</text:p>
      <text:p text:style-name="Standard"><text:s text:c="15"/>1.73606e-18 <text:s text:c="2"/>netid: c_15367:n</text:p>
      <text:p text:style-name="Standard"><text:s text:c="15"/>7.34578e-19 <text:s text:c="2"/>netid: c_15367:n</text:p>
      <text:p text:style-name="Standard"><text:s text:c="15"/>1.68745e-18 <text:s text:c="2"/>netid: c_15367:n</text:p>
      <text:p text:style-name="Standard"><text:s text:c="15"/>1.63699e-18 <text:s text:c="2"/>netid: c_15367:n</text:p>
      <text:p text:style-name="Standard"><text:s text:c="15"/>4.38519e-18 <text:s text:c="2"/>netid: c_15367:n</text:p>
      <text:p text:style-name="Standard"><text:s text:c="15"/>4.27113e-19 <text:s text:c="2"/>netid: c_15372:n</text:p>
      <text:p text:style-name="Standard"><text:s text:c="15"/>1.35126e-18 <text:s text:c="2"/>netid: c_15373:n</text:p>
      <text:p text:style-name="Standard"><text:s text:c="16"/>5.0378e-18 <text:s text:c="2"/>netid: c_15374:n</text:p>
      <text:p text:style-name="Standard"><text:soft-page-break/><text:s text:c="16"/>1.5769e-18 <text:s text:c="2"/>netid: c_15375:n</text:p>
      <text:p text:style-name="Standard"><text:s text:c="15"/>1.03981e-18 <text:s text:c="2"/>netid: c_15375:n</text:p>
      <text:p text:style-name="Standard"><text:s text:c="15"/>5.88592e-18 <text:s text:c="2"/>netid: c_15375:n</text:p>
      <text:p text:style-name="Standard"><text:s text:c="15"/>1.03165e-18 <text:s text:c="2"/>netid: c_15378:n</text:p>
      <text:p text:style-name="Standard"><text:s text:c="15"/>2.20351e-17 <text:s text:c="2"/>netid: c_15379:n</text:p>
      <text:p text:style-name="Standard"><text:s text:c="15"/>2.08014e-18 <text:s text:c="2"/>netid: c_15380:n</text:p>
      <text:p text:style-name="Standard"><text:s text:c="15"/>5.30034e-18 <text:s text:c="2"/>netid: c_15381:n</text:p>
      <text:p text:style-name="Standard"><text:s text:c="15"/>8.17976e-18 <text:s text:c="2"/>netid: c_15381:n</text:p>
      <text:p text:style-name="Standard"><text:s text:c="15"/>5.72327e-18 <text:s text:c="2"/>netid: c_15381:n</text:p>
      <text:p text:style-name="Standard"><text:s text:c="15"/>1.03165e-18 <text:s text:c="2"/>netid: c_15384:n</text:p>
      <text:p text:style-name="Standard"><text:s text:c="16"/>6.2294e-18 <text:s text:c="2"/>netid: c_15384:n</text:p>
      <text:p text:style-name="Standard"><text:s text:c="15"/>3.77039e-18 <text:s text:c="2"/>netid: c_15386:n</text:p>
      <text:p text:style-name="Standard"><text:s text:c="15"/>3.44016e-19 <text:s text:c="2"/>netid: c_15387:n</text:p>
      <text:p text:style-name="Standard"><text:s text:c="15"/>5.92956e-18 <text:s text:c="2"/>netid: c_15387:n</text:p>
      <text:p text:style-name="Standard"><text:s text:c="15"/>4.78974e-19 <text:s text:c="2"/>netid: c_15713:n</text:p>
      <text:p text:style-name="Standard"><text:s text:c="16"/>2.2802e-18 <text:s text:c="2"/>netid: c_15714:n</text:p>
      <text:p text:style-name="Standard"><text:s text:c="16"/>3.5933e-18 <text:s text:c="2"/>netid: c_15715:n</text:p>
      <text:p text:style-name="Standard"><text:s text:c="15"/>1.56542e-17 <text:s text:c="2"/>netid: c_15715:n</text:p>
      <text:p text:style-name="Standard"><text:s text:c="15"/>2.36925e-18 <text:s text:c="2"/>netid: c_15717:n</text:p>
      <text:p text:style-name="Standard"><text:s text:c="15"/>2.71372e-19 <text:s text:c="2"/>netid: c_15718:n</text:p>
      <text:p text:style-name="Standard"><text:s text:c="15"/>2.71372e-19 <text:s text:c="2"/>netid: c_15719:n</text:p>
      <text:p text:style-name="Standard"><text:s text:c="15"/>2.62795e-19 <text:s text:c="2"/>netid: c_15720:n</text:p>
      <text:p text:style-name="Standard"><text:s text:c="15"/>3.21476e-19 <text:s text:c="2"/>netid: c_15721:n</text:p>
      <text:p text:style-name="Standard"><text:s text:c="16"/>2.3563e-19 <text:s text:c="2"/>netid: c_15722:n</text:p>
      <text:p text:style-name="Standard"><text:s text:c="15"/>2.71155e-19 <text:s text:c="2"/>netid: c_15723:n</text:p>
      <text:p text:style-name="Standard"><text:s text:c="15"/>6.30119e-19 <text:s text:c="2"/>netid: c_15724:n</text:p>
      <text:p text:style-name="Standard"><text:s text:c="15"/>1.10327e-18 <text:s text:c="2"/>netid: c_15725:n</text:p>
      <text:p text:style-name="Standard"><text:s text:c="15"/>1.84646e-17 <text:s text:c="2"/>netid: c_15725:n</text:p>
      <text:p text:style-name="Standard"><text:s text:c="15"/>4.00475e-18 <text:s text:c="2"/>netid: c_15727:n</text:p>
      <text:p text:style-name="Standard"><text:s text:c="16"/>3.5324e-19 <text:s text:c="2"/>netid: c_15728:n</text:p>
      <text:p text:style-name="Standard"><text:s text:c="16"/>3.5324e-19 <text:s text:c="2"/>netid: c_15729:n</text:p>
      <text:p text:style-name="Standard"><text:s text:c="15"/>3.37994e-19 <text:s text:c="2"/>netid: c_15730:n</text:p>
      <text:p text:style-name="Standard"><text:s text:c="15"/>3.53242e-19 <text:s text:c="2"/>netid: c_15731:n</text:p>
      <text:p text:style-name="Standard"><text:s text:c="15"/>3.53261e-19 <text:s text:c="2"/>netid: c_15732:n</text:p>
      <text:p text:style-name="Standard"><text:s text:c="16"/>3.5324e-19 <text:s text:c="2"/>netid: c_15733:n</text:p>
      <text:p text:style-name="Standard"><text:s text:c="15"/>5.23586e-19 <text:s text:c="2"/>netid: c_15734:n</text:p>
      <text:p text:style-name="Standard"><text:s text:c="15"/>3.05134e-18 <text:s text:c="2"/>netid: c_15735:n</text:p>
      <text:p text:style-name="Standard"><text:s text:c="15"/>3.64647e-18 <text:s text:c="2"/>netid: c_15736:n</text:p>
      <text:p text:style-name="Standard"><text:s text:c="15"/>1.50137e-17 <text:s text:c="2"/>netid: c_15736:n</text:p>
      <text:p text:style-name="Standard"><text:s text:c="15"/>2.36925e-18 <text:s text:c="2"/>netid: c_15738:n</text:p>
      <text:p text:style-name="Standard"><text:s text:c="15"/>2.71372e-19 <text:s text:c="2"/>netid: c_15739:n</text:p>
      <text:p text:style-name="Standard"><text:s text:c="15"/>2.71372e-19 <text:s text:c="2"/>netid: c_15740:n</text:p>
      <text:p text:style-name="Standard"><text:s text:c="15"/>2.62795e-19 <text:s text:c="2"/>netid: c_15741:n</text:p>
      <text:p text:style-name="Standard"><text:s text:c="16"/>3.2148e-19 <text:s text:c="2"/>netid: c_15742:n</text:p>
      <text:p text:style-name="Standard"><text:s text:c="16"/>2.3563e-19 <text:s text:c="2"/>netid: c_15743:n</text:p>
      <text:p text:style-name="Standard"><text:s text:c="15"/>2.71155e-19 <text:s text:c="2"/>netid: c_15744:n</text:p>
      <text:p text:style-name="Standard"><text:s text:c="15"/>6.30119e-19 <text:s text:c="2"/>netid: c_15745:n</text:p>
      <text:p text:style-name="Standard"><text:s text:c="15"/>1.10327e-18 <text:s text:c="2"/>netid: c_15746:n</text:p>
      <text:p text:style-name="Standard"><text:s text:c="15"/>1.85291e-17 <text:s text:c="2"/>netid: c_15746:n</text:p>
      <text:p text:style-name="Standard"><text:s text:c="15"/>4.00507e-18 <text:s text:c="2"/>netid: c_15748:n</text:p>
      <text:p text:style-name="Standard"><text:s text:c="15"/>3.53242e-19 <text:s text:c="2"/>netid: c_15749:n</text:p>
      <text:p text:style-name="Standard"><text:s text:c="15"/>2.39045e-18 <text:s text:c="2"/>netid: c_15750:n</text:p>
      <text:p text:style-name="Standard"><text:soft-page-break/><text:s text:c="15"/>2.08306e-17 <text:s text:c="2"/>netid: c_15751:n</text:p>
      <text:p text:style-name="Standard"><text:s text:c="15"/>1.79774e-17 <text:s text:c="2"/>netid: c_15752:n</text:p>
      <text:p text:style-name="Standard"><text:s text:c="15"/>2.06828e-18 <text:s text:c="2"/>netid: c_15753:n</text:p>
      <text:p text:style-name="Standard"><text:s text:c="15"/>1.70072e-17 <text:s text:c="2"/>netid: c_15753:n</text:p>
      <text:p text:style-name="Standard"><text:s text:c="15"/>4.10035e-18 <text:s text:c="2"/>netid: c_15755:n</text:p>
      <text:p text:style-name="Standard"><text:s text:c="16"/>5.9068e-19 <text:s text:c="2"/>netid: c_15756:n</text:p>
      <text:p text:style-name="Standard"><text:s text:c="15"/>2.16168e-19 <text:s text:c="2"/>netid: c_15757:n</text:p>
      <text:p text:style-name="Standard"><text:s text:c="15"/>1.90378e-17 <text:s text:c="2"/>netid: c_15758:n</text:p>
      <text:p text:style-name="Standard"><text:s text:c="15"/>1.90378e-17 <text:s text:c="2"/>netid: c_15759:n</text:p>
      <text:p text:style-name="Standard"><text:s text:c="15"/>1.36036e-17 <text:s text:c="2"/>netid: c_15760:n</text:p>
      <text:p text:style-name="Standard"><text:s text:c="15"/>1.54571e-17 <text:s text:c="2"/>netid: c_15761:n</text:p>
      <text:p text:style-name="Standard"><text:s text:c="15"/>1.47494e-17 <text:s text:c="2"/>netid: c_15762:n</text:p>
      <text:p text:style-name="Standard"><text:s text:c="15"/>3.46123e-18 <text:s text:c="2"/>netid: c_15763:n</text:p>
      <text:p text:style-name="Standard"><text:s text:c="15"/>2.08306e-17 <text:s text:c="2"/>netid: c_15764:n</text:p>
      <text:p text:style-name="Standard"><text:s text:c="15"/>1.36036e-17 <text:s text:c="2"/>netid: c_15765:n</text:p>
      <text:p text:style-name="Standard"><text:s text:c="15"/>5.64621e-17 <text:s text:c="2"/>netid: c_17343:n</text:p>
      <text:p text:style-name="Standard"><text:s text:c="16"/>1.8022e-18 <text:s text:c="2"/>netid: c_17343:n</text:p>
      <text:p text:style-name="Standard"><text:s text:c="15"/>2.58266e-18 <text:s text:c="2"/>netid: c_17343:n</text:p>
      <text:p text:style-name="Standard"><text:s text:c="15"/>2.19629e-18 <text:s text:c="2"/>netid: c_17343:n</text:p>
      <text:p text:style-name="Standard"><text:s text:c="15"/>1.67505e-18 <text:s text:c="2"/>netid: c_17343:n</text:p>
      <text:p text:style-name="Standard"><text:s text:c="15"/>6.74083e-19 <text:s text:c="2"/>netid: c_17343:n</text:p>
      <text:p text:style-name="Standard"><text:s text:c="16"/>2.5717e-19 <text:s text:c="2"/>netid: c_17343:n</text:p>
      <text:p text:style-name="Standard"><text:s text:c="15"/>1.35674e-18 <text:s text:c="2"/>netid: c_17350:n</text:p>
      <text:p text:style-name="Standard"><text:s text:c="15"/>9.37467e-19 <text:s text:c="2"/>netid: c_17350:n</text:p>
      <text:p text:style-name="Standard"><text:s text:c="15"/>3.42864e-19 <text:s text:c="2"/>netid: c_17352:n</text:p>
      <text:p text:style-name="Standard"><text:s text:c="15"/>3.80427e-18 <text:s text:c="2"/>netid: c_17353:n</text:p>
      <text:p text:style-name="Standard"><text:s text:c="15"/>4.23415e-19 <text:s text:c="2"/>netid: c_17353:n</text:p>
      <text:p text:style-name="Standard"><text:s text:c="15"/>2.94279e-18 <text:s text:c="2"/>netid: c_17353:n</text:p>
      <text:p text:style-name="Standard"><text:s text:c="15"/>3.14716e-18 <text:s text:c="2"/>netid: c_17356:n</text:p>
      <text:p text:style-name="Standard"><text:s text:c="15"/>1.02178e-18 <text:s text:c="2"/>netid: c_17356:n</text:p>
      <text:p text:style-name="Standard"><text:s text:c="15"/>2.47359e-17 <text:s text:c="2"/>netid: c_17356:n</text:p>
      <text:p text:style-name="Standard"><text:s text:c="15"/>1.76688e-18 <text:s text:c="2"/>netid: XI4/XI0/XI1/MNM0:g</text:p>
      <text:p text:style-name="Standard"><text:s text:c="15"/>1.72583e-18 <text:s text:c="2"/>netid: XI4/XI0/XI1/MNM0:g</text:p>
      <text:p text:style-name="Standard"><text:s text:c="15"/>1.27753e-18 <text:s text:c="2"/>netid: XI4/XI0/XI1/MNM0:g</text:p>
      <text:p text:style-name="Standard"><text:s text:c="15"/>7.44052e-19 <text:s text:c="2"/>netid: XI4/XI0/XI1/MNM0:g</text:p>
      <text:p text:style-name="Standard"><text:s text:c="15"/>3.15964e-18 <text:s text:c="2"/>netid: XI4/XI0/XI0/MPM0:d</text:p>
      <text:p text:style-name="Standard"><text:s text:c="15"/>1.02178e-18 <text:s text:c="2"/>netid: XI4/XI0/XI0/MPM0:d</text:p>
      <text:p text:style-name="Standard"><text:s text:c="15"/>2.30064e-17 <text:s text:c="2"/>netid: XI4/XI0/XI0/MPM0:d</text:p>
      <text:p text:style-name="Standard"><text:s text:c="15"/>3.11146e-19 <text:s text:c="2"/>netid: c_17366:n</text:p>
      <text:p text:style-name="Standard"><text:s text:c="15"/>1.19757e-17 <text:s text:c="2"/>netid: c_17367:n</text:p>
      <text:p text:style-name="Standard"><text:s text:c="15"/>4.10304e-18 <text:s text:c="2"/>netid: c_17367:n</text:p>
      <text:p text:style-name="Standard"><text:s text:c="15"/>4.67235e-19 <text:s text:c="2"/>netid: c_17367:n</text:p>
      <text:p text:style-name="Standard"><text:s text:c="15"/>2.23471e-18 <text:s text:c="2"/>netid: c_17367:n</text:p>
      <text:p text:style-name="Standard"><text:s text:c="15"/>2.61704e-18 <text:s text:c="2"/>netid: c_17371:n</text:p>
      <text:p text:style-name="Standard"><text:s text:c="15"/>4.92223e-19 <text:s text:c="2"/>netid: c_17372:n</text:p>
      <text:p text:style-name="Standard"><text:s text:c="15"/>6.17301e-18 <text:s text:c="2"/>netid: c_17373:n</text:p>
      <text:p text:style-name="Standard"><text:s text:c="15"/>5.40895e-18 <text:s text:c="2"/>netid: c_17374:n</text:p>
      <text:p text:style-name="Standard"><text:s text:c="15"/>3.17083e-18 <text:s text:c="2"/>netid: c_17374:n</text:p>
      <text:p text:style-name="Standard"><text:s text:c="15"/>3.52223e-18 <text:s text:c="2"/>netid: c_17374:n</text:p>
      <text:p text:style-name="Standard"><text:s text:c="15"/>1.72828e-17 <text:s text:c="2"/>netid: c_17374:n</text:p>
      <text:p text:style-name="Standard"><text:s text:c="15"/>3.64721e-19 <text:s text:c="2"/>netid: c_17374:n</text:p>
      <text:p text:style-name="Standard"><text:s text:c="15"/>1.03952e-17 <text:s text:c="2"/>netid: c_17374:n</text:p>
      <text:p text:style-name="Standard"><text:soft-page-break/><text:s text:c="15"/>4.24049e-18 <text:s text:c="2"/>netid: c_17374:n</text:p>
      <text:p text:style-name="Standard"><text:s text:c="15"/>8.23347e-18 <text:s text:c="2"/>netid: c_17374:n</text:p>
      <text:p text:style-name="Standard"><text:s text:c="15"/>3.87181e-18 <text:s text:c="2"/>netid: c_17374:n</text:p>
      <text:p text:style-name="Standard"><text:s text:c="15"/>7.49063e-18 <text:s text:c="2"/>netid: c_17374:n</text:p>
      <text:p text:style-name="Standard"><text:s text:c="15"/>1.61839e-17 <text:s text:c="2"/>netid: c_17374:n</text:p>
      <text:p text:style-name="Standard"><text:s text:c="15"/>7.49138e-18 <text:s text:c="2"/>netid: c_17374:n</text:p>
      <text:p text:style-name="Standard"><text:s text:c="15"/>1.14531e-18 <text:s text:c="2"/>netid: c_17386:n</text:p>
      <text:p text:style-name="Standard"><text:s text:c="15"/>6.21673e-18 <text:s text:c="2"/>netid: c_17386:n</text:p>
      <text:p text:style-name="Standard"><text:s text:c="16"/>1.4272e-17 <text:s text:c="2"/>netid: c_17388:n</text:p>
      <text:p text:style-name="Standard"><text:s text:c="15"/>2.51214e-19 <text:s text:c="2"/>netid: c_17388:n</text:p>
      <text:p text:style-name="Standard"><text:s text:c="15"/>1.76471e-18 <text:s text:c="2"/>netid: c_17390:n</text:p>
      <text:p text:style-name="Standard"><text:s text:c="15"/>5.14029e-18 <text:s text:c="2"/>netid: c_17390:n</text:p>
      <text:p text:style-name="Standard"><text:s text:c="16"/>2.1594e-18 <text:s text:c="2"/>netid: c_17392:n</text:p>
      <text:p text:style-name="Standard"><text:s text:c="16"/>2.4367e-18 <text:s text:c="2"/>netid: c_17393:n</text:p>
      <text:p text:style-name="Standard"><text:s text:c="15"/>1.73062e-18 <text:s text:c="2"/>netid: c_269:n</text:p>
      <text:p text:style-name="Standard"><text:s text:c="15"/>1.60457e-18 <text:s text:c="2"/>netid: XI4/XI2/MNM0:g</text:p>
      <text:p text:style-name="Standard"><text:s text:c="15"/>7.50624e-19 <text:s text:c="2"/>netid: c_675:n</text:p>
      <text:p text:style-name="Standard"><text:s text:c="15"/>1.08918e-18 <text:s text:c="2"/>netid: c_676:n</text:p>
      <text:p text:style-name="Standard"><text:s text:c="15"/>3.90604e-18 <text:s text:c="2"/>netid: c_677:n</text:p>
      <text:p text:style-name="Standard"><text:s text:c="15"/>1.79449e-18 <text:s text:c="2"/>netid: XI4/XI2/MNM0:g</text:p>
      <text:p text:style-name="Standard"><text:s text:c="15"/>3.11146e-19 <text:s text:c="2"/>netid: c_679:n</text:p>
      <text:p text:style-name="Standard"><text:s text:c="15"/>5.50642e-18 <text:s text:c="2"/>netid: c_680:n</text:p>
      <text:p text:style-name="Standard"><text:s text:c="15"/>3.14716e-18 <text:s text:c="2"/>netid: c_681:n</text:p>
      <text:p text:style-name="Standard"><text:s text:c="15"/>3.15964e-18 <text:s text:c="2"/>netid: XI4/XI1/XI0/MPM0:d</text:p>
      <text:p text:style-name="Standard"><text:s text:c="15"/>1.16274e-17 <text:s text:c="2"/>netid: c_683:n</text:p>
      <text:p text:style-name="Standard"><text:s text:c="15"/>2.63127e-18 <text:s text:c="2"/>netid: c_684:n</text:p>
      <text:p text:style-name="Standard"><text:s text:c="15"/>1.40581e-17 <text:s text:c="2"/>netid: c_685:n</text:p>
      <text:p text:style-name="Standard"><text:s text:c="15"/>1.57629e-18 <text:s text:c="2"/>netid: c_686:n</text:p>
      <text:p text:style-name="Standard"><text:s text:c="15"/>2.17346e-18 <text:s text:c="2"/>netid: c_687:n</text:p>
      <text:p text:style-name="Standard"><text:s text:c="15"/>3.53931e-18 <text:s text:c="2"/>netid: c_688:n</text:p>
      <text:p text:style-name="Standard"><text:s text:c="15"/>1.02178e-18 <text:s text:c="2"/>netid: c_681:n</text:p>
      <text:p text:style-name="Standard"><text:s text:c="15"/>1.02178e-18 <text:s text:c="2"/>netid: XI4/XI1/XI0/MPM0:d</text:p>
      <text:p text:style-name="Standard"><text:s text:c="15"/>3.75944e-18 <text:s text:c="2"/>netid: c_683:n</text:p>
      <text:p text:style-name="Standard"><text:s text:c="15"/>4.68369e-19 <text:s text:c="2"/>netid: c_692:n</text:p>
      <text:p text:style-name="Standard"><text:s text:c="15"/>1.69019e-18 <text:s text:c="2"/>netid: XI4/XI1/XI1/MNM0:g</text:p>
      <text:p text:style-name="Standard"><text:s text:c="15"/>1.90648e-18 <text:s text:c="2"/>netid: XI4/XI1/XI1/MNM0:g</text:p>
      <text:p text:style-name="Standard"><text:s text:c="15"/>3.11146e-19 <text:s text:c="2"/>netid: c_695:n</text:p>
      <text:p text:style-name="Standard"><text:s text:c="15"/>5.89122e-18 <text:s text:c="2"/>netid: c_696:n</text:p>
      <text:p text:style-name="Standard"><text:s text:c="15"/>4.23415e-19 <text:s text:c="2"/>netid: c_688:n</text:p>
      <text:p text:style-name="Standard"><text:s text:c="15"/>4.82043e-19 <text:s text:c="2"/>netid: c_683:n</text:p>
      <text:p text:style-name="Standard"><text:s text:c="15"/>2.94279e-18 <text:s text:c="2"/>netid: c_688:n</text:p>
      <text:p text:style-name="Standard"><text:s text:c="15"/>2.47359e-17 <text:s text:c="2"/>netid: c_681:n</text:p>
      <text:p text:style-name="Standard"><text:s text:c="15"/>2.30064e-17 <text:s text:c="2"/>netid: XI4/XI1/XI0/MPM0:d</text:p>
      <text:p text:style-name="Standard"><text:s text:c="15"/>2.23471e-18 <text:s text:c="2"/>netid: c_683:n</text:p>
      <text:p text:style-name="Standard"><text:s text:c="15"/>2.51214e-19 <text:s text:c="2"/>netid: c_685:n</text:p>
      <text:p text:style-name="Standard"><text:s text:c="15"/>3.08174e-18 <text:s text:c="2"/>netid: c_696:n</text:p>
      <text:p text:style-name="Standard"><text:s text:c="15"/>1.28098e-18 <text:s text:c="2"/>netid: XI4/XI1/XI1/MNM0:g</text:p>
      <text:p text:style-name="Standard"><text:s text:c="15"/>3.52896e-18 <text:s text:c="2"/>netid: c_696:n</text:p>
      <text:p text:style-name="Standard"><text:s text:c="15"/>1.74157e-17 <text:s text:c="2"/>netid: c_696:n</text:p>
      <text:p text:style-name="Standard"><text:s text:c="15"/>1.06395e-18 <text:s text:c="2"/>netid: c_696:n</text:p>
      <text:p text:style-name="Standard"><text:s text:c="15"/>1.33123e-18 <text:s text:c="2"/>netid: c_709:n</text:p>
      <text:p text:style-name="Standard"><text:s text:c="15"/>8.43384e-19 <text:s text:c="2"/>netid: c_710:n</text:p>
      <text:p text:style-name="Standard"><text:soft-page-break/><text:s text:c="15"/>2.12089e-18 <text:s text:c="2"/>netid: c_711:n</text:p>
      <text:p text:style-name="Standard"><text:s text:c="15"/>2.54938e-19 <text:s text:c="2"/>netid: c_712:n</text:p>
      <text:p text:style-name="Standard"><text:s text:c="15"/>5.52601e-19 <text:s text:c="2"/>netid: c_711:n</text:p>
      <text:p text:style-name="Standard"><text:s text:c="15"/>1.28661e-18 <text:s text:c="2"/>netid: XI4/XI2/MNM0:g</text:p>
      <text:p text:style-name="Standard"><text:s text:c="15"/>4.51099e-19 <text:s text:c="2"/>netid: c_715:n</text:p>
      <text:p text:style-name="Standard"><text:s text:c="15"/>4.92656e-19 <text:s text:c="2"/>netid: c_677:n</text:p>
      <text:p text:style-name="Standard"><text:s text:c="15"/>4.16433e-18 <text:s text:c="2"/>netid: c_709:n</text:p>
      <text:p text:style-name="Standard"><text:s text:c="15"/>8.02072e-19 <text:s text:c="2"/>netid: c_718:n</text:p>
      <text:p text:style-name="Standard"><text:s text:c="16"/>5.4215e-19 <text:s text:c="2"/>netid: c_719:n</text:p>
      <text:p text:style-name="Standard"><text:s text:c="15"/>1.35618e-17 <text:s text:c="2"/>netid: c_680:n</text:p>
      <text:p text:style-name="Standard"><text:s text:c="15"/>8.32444e-19 <text:s text:c="2"/>netid: c_712:n</text:p>
      <text:p text:style-name="Standard"><text:s text:c="15"/>5.17844e-18 <text:s text:c="2"/>netid: c_722:n</text:p>
      <text:p text:style-name="Standard"><text:s text:c="16"/>3.5962e-19 <text:s text:c="2"/>netid: c_696:n</text:p>
      <text:p text:style-name="Standard"><text:s text:c="15"/>9.10086e-18 <text:s text:c="2"/>netid: c_696:n</text:p>
      <text:p text:style-name="Standard"><text:s text:c="15"/>3.54745e-18 <text:s text:c="2"/>netid: c_696:n</text:p>
      <text:p text:style-name="Standard"><text:s text:c="15"/>3.44836e-18 <text:s text:c="2"/>netid: c_726:n</text:p>
      <text:p text:style-name="Standard"><text:s text:c="15"/>2.75042e-18 <text:s text:c="2"/>netid: c_711:n</text:p>
      <text:p text:style-name="Standard"><text:s text:c="15"/>3.48044e-18 <text:s text:c="2"/>netid: c_711:n</text:p>
      <text:p text:style-name="Standard"><text:s text:c="15"/>3.70659e-19 <text:s text:c="2"/>netid: c_709:n</text:p>
      <text:p text:style-name="Standard"><text:s text:c="15"/>1.37288e-18 <text:s text:c="2"/>netid: c_730:n</text:p>
      <text:p text:style-name="Standard"><text:s text:c="15"/>6.49966e-19 <text:s text:c="2"/>netid: c_731:n</text:p>
      <text:p text:style-name="Standard"><text:s text:c="15"/>6.66131e-18 <text:s text:c="2"/>netid: c_732:n</text:p>
      <text:p text:style-name="Standard"><text:s text:c="15"/>2.24453e-19 <text:s text:c="2"/>netid: c_710:n</text:p>
      <text:p text:style-name="Standard"><text:s text:c="15"/>3.18983e-18 <text:s text:c="2"/>netid: c_709:n</text:p>
      <text:p text:style-name="Standard"><text:s text:c="15"/>8.60567e-18 <text:s text:c="2"/>netid: c_710:n</text:p>
      <text:p text:style-name="Standard"><text:s text:c="16"/>3.7157e-18 <text:s text:c="2"/>netid: c_732:n</text:p>
      <text:p text:style-name="Standard"><text:s text:c="16"/>3.2141e-19 <text:s text:c="2"/>netid: c_709:n</text:p>
      <text:p text:style-name="Standard"><text:s text:c="15"/>4.66073e-18 <text:s text:c="2"/>netid: c_738:n</text:p>
      <text:p text:style-name="Standard"><text:s text:c="15"/>1.93484e-18 <text:s text:c="2"/>netid: c_732:n</text:p>
      <text:p text:style-name="Standard"><text:s text:c="15"/>8.00223e-18 <text:s text:c="2"/>netid: c_680:n</text:p>
      <text:p text:style-name="Standard"><text:s text:c="15"/>3.18275e-18 <text:s text:c="2"/>netid: c_696:n</text:p>
      <text:p text:style-name="Standard"><text:s text:c="15"/>6.10609e-18 <text:s text:c="2"/>netid: c_696:n</text:p>
      <text:p text:style-name="Standard"><text:s text:c="15"/>9.64925e-19 <text:s text:c="2"/>netid: XI4/XI1/XI1/MNM0:g</text:p>
      <text:p text:style-name="Standard"><text:s text:c="15"/>1.31751e-17 <text:s text:c="2"/>netid: c_696:n</text:p>
      <text:p text:style-name="Standard"><text:s text:c="15"/>6.10724e-18 <text:s text:c="2"/>netid: c_696:n</text:p>
      <text:p text:style-name="Standard"><text:s text:c="15"/>6.78164e-18 <text:s text:c="2"/>netid: c_696:n</text:p>
      <text:p text:style-name="Standard"><text:s text:c="15"/>9.52771e-18 <text:s text:c="2"/>netid: c_711:n</text:p>
      <text:p text:style-name="Standard"><text:s text:c="15"/>6.29893e-19 <text:s text:c="2"/>netid: c_748:n</text:p>
      <text:p text:style-name="Standard"><text:s text:c="15"/>1.48366e-18 <text:s text:c="2"/>netid: c_730:n</text:p>
      <text:p text:style-name="Standard"><text:s text:c="17"/>1.913e-18 <text:s text:c="2"/>netid: c_732:n</text:p>
      <text:p text:style-name="Standard"><text:s text:c="15"/>4.66073e-18 <text:s text:c="2"/>netid: c_680:n</text:p>
      <text:p text:style-name="Standard"><text:s text:c="15"/>3.55823e-18 <text:s text:c="2"/>netid: c_732:n</text:p>
      <text:p text:style-name="Standard"><text:s text:c="15"/>2.97211e-19 <text:s text:c="2"/>netid: c_753:n</text:p>
      <text:p text:style-name="Standard"><text:s text:c="15"/>9.07613e-18 <text:s text:c="2"/>netid: c_680:n</text:p>
      <text:p text:style-name="Standard"><text:s text:c="15"/>8.25933e-19 <text:s text:c="2"/>netid: XI4/XI2/MNM0:g</text:p>
      <text:p text:style-name="Standard"><text:s text:c="15"/>2.34342e-18 <text:s text:c="2"/>netid: c_718:n</text:p>
      <text:p text:style-name="Standard"><text:s text:c="15"/>2.62403e-19 <text:s text:c="2"/>netid: c_719:n</text:p>
      <text:p text:style-name="Standard"><text:s text:c="15"/>1.67898e-17 <text:s text:c="2"/>netid: c_680:n</text:p>
      <text:p text:style-name="Standard"><text:s text:c="15"/>7.35584e-18 <text:s text:c="2"/>netid: c_680:n</text:p>
      <text:p text:style-name="Standard"><text:s text:c="15"/>3.07154e-18 <text:s text:c="2"/>netid: XI4/XI5/MPM0:d</text:p>
      <text:p text:style-name="Standard"><text:s text:c="15"/>3.26793e-18 <text:s text:c="2"/>netid: XI4/XI5/MPM2:d</text:p>
      <text:p text:style-name="Standard"><text:s text:c="16"/>1.8858e-17 <text:s text:c="2"/>netid: c_1133:n</text:p>
      <text:p text:style-name="Standard"><text:soft-page-break/><text:s text:c="15"/>1.89357e-17 <text:s text:c="2"/>netid: c_1134:n</text:p>
      <text:p text:style-name="Standard"><text:s text:c="15"/>2.04436e-18 <text:s text:c="2"/>netid: c_1135:n</text:p>
      <text:p text:style-name="Standard"><text:s text:c="15"/>9.35537e-19 <text:s text:c="2"/>netid: c_1133:n</text:p>
      <text:p text:style-name="Standard"><text:s text:c="15"/>3.07374e-18 <text:s text:c="2"/>netid: XI4/XI5/MPM2:d</text:p>
      <text:p text:style-name="Standard"><text:s text:c="15"/>1.95853e-17 <text:s text:c="2"/>netid: c_1133:n</text:p>
      <text:p text:style-name="Standard"><text:s text:c="15"/>4.26713e-18 <text:s text:c="2"/>netid: c_1139:n</text:p>
      <text:p text:style-name="Standard"><text:s text:c="15"/>2.51171e-18 <text:s text:c="2"/>netid: c_1140:n</text:p>
      <text:p text:style-name="Standard"><text:s text:c="15"/>2.29788e-17 <text:s text:c="2"/>netid: XI4/XI5/MPM2:d</text:p>
      <text:p text:style-name="Standard"><text:s text:c="15"/>3.32157e-18 <text:s text:c="2"/>netid: c_1133:n</text:p>
      <text:p text:style-name="Standard"><text:s text:c="15"/>1.15885e-18 <text:s text:c="2"/>netid: c_1139:n</text:p>
      <text:p text:style-name="Standard"><text:s text:c="15"/>2.21203e-18 <text:s text:c="2"/>netid: c_1144:n</text:p>
      <text:p text:style-name="Standard"><text:s text:c="15"/>2.30064e-17 <text:s text:c="2"/>netid: XI4/XI5/MPM0:d</text:p>
      <text:p text:style-name="Standard"><text:s text:c="15"/>3.33717e-18 <text:s text:c="2"/>netid: c_1144:n</text:p>
      <text:p text:style-name="Standard"><text:s text:c="15"/>2.45761e-17 <text:s text:c="2"/>netid: XI4/XI5/MPM2:d</text:p>
      <text:p text:style-name="Standard"><text:s text:c="15"/>3.33952e-18 <text:s text:c="2"/>netid: c_1133:n</text:p>
      <text:p text:style-name="Standard"><text:s text:c="16"/>6.7372e-19 <text:s text:c="2"/>netid: c_1149:n</text:p>
      <text:p text:style-name="Standard"><text:s text:c="15"/>1.28121e-17 <text:s text:c="2"/>netid: c_1149:n</text:p>
      <text:p text:style-name="Standard"><text:s text:c="15"/>1.42025e-18 <text:s text:c="2"/>netid: c_1149:n</text:p>
      <text:p text:style-name="Standard"><text:s text:c="15"/>1.70033e-18 <text:s text:c="2"/>netid: XI4/XI1/XI1/MPM1:g</text:p>
      <text:p text:style-name="Standard"><text:s text:c="15"/>2.09288e-18 <text:s text:c="2"/>netid: XI4/XI1/XI1/MPM1:g</text:p>
      <text:p text:style-name="Standard"><text:s text:c="15"/>2.17021e-18 <text:s text:c="2"/>netid: XI4/XI1/XI1/MPM1:g</text:p>
      <text:p text:style-name="Standard"><text:s text:c="15"/>3.74698e-19 <text:s text:c="2"/>netid: c_1140:n</text:p>
      <text:p text:style-name="Standard"><text:s text:c="15"/>8.86411e-19 <text:s text:c="2"/>netid: c_1144:n</text:p>
      <text:p text:style-name="Standard"><text:s text:c="15"/>4.55295e-18 <text:s text:c="2"/>netid: c_1133:n</text:p>
      <text:p text:style-name="Standard"><text:s text:c="15"/>9.67653e-19 <text:s text:c="2"/>netid: XI4/XI5/MPM2:d</text:p>
      <text:p text:style-name="Standard"><text:s text:c="15"/>2.27753e-19 <text:s text:c="2"/>netid: c_1159:n</text:p>
      <text:p text:style-name="Standard"><text:s text:c="15"/>4.56573e-19 <text:s text:c="2"/>netid: XI4/XI1/XI1/MPM1:g</text:p>
      <text:p text:style-name="Standard"><text:s text:c="15"/>6.56409e-19 <text:s text:c="2"/>netid: c_1133:n</text:p>
      <text:p text:style-name="Standard"><text:s text:c="15"/>2.10329e-19 <text:s text:c="2"/>netid: c_1159:n</text:p>
      <text:p text:style-name="Standard"><text:s text:c="15"/>9.03036e-19 <text:s text:c="2"/>netid: c_1133:n</text:p>
      <text:p text:style-name="Standard"><text:s text:c="15"/>1.83067e-18 <text:s text:c="2"/>netid: c_1164:n</text:p>
      <text:p text:style-name="Standard"><text:s text:c="15"/>2.22668e-19 <text:s text:c="2"/>netid: c_1165:n</text:p>
      <text:p text:style-name="Standard"><text:s text:c="15"/>1.55874e-18 <text:s text:c="2"/>netid: c_1166:n</text:p>
      <text:p text:style-name="Standard"><text:s text:c="15"/>2.77552e-19 <text:s text:c="2"/>netid: c_1140:n</text:p>
      <text:p text:style-name="Standard"><text:s text:c="15"/>1.08626e-18 <text:s text:c="2"/>netid: c_1140:n</text:p>
      <text:p text:style-name="Standard"><text:s text:c="15"/>9.74497e-19 <text:s text:c="2"/>netid: XI4/XI1/XI1/MPM1:g</text:p>
      <text:p text:style-name="Standard"><text:s text:c="15"/>1.80506e-18 <text:s text:c="2"/>netid: XI4/XI3/MPM1:g</text:p>
      <text:p text:style-name="Standard"><text:s text:c="16"/>1.8858e-18 <text:s text:c="2"/>netid: XI4/XI3/MPM1:g</text:p>
      <text:p text:style-name="Standard"><text:s text:c="15"/>1.72258e-18 <text:s text:c="2"/>netid: XI4/XI1/XI0/MPM1:g</text:p>
      <text:p text:style-name="Standard"><text:s text:c="15"/>2.06799e-18 <text:s text:c="2"/>netid: XI4/XI1/XI0/MPM1:g</text:p>
      <text:p text:style-name="Standard"><text:s text:c="16"/>3.1122e-18 <text:s text:c="2"/>netid: c_1478:n</text:p>
      <text:p text:style-name="Standard"><text:s text:c="15"/>3.15964e-18 <text:s text:c="2"/>netid: XI4/XI1/XI1/MPM0:d</text:p>
      <text:p text:style-name="Standard"><text:s text:c="16"/>1.4058e-17 <text:s text:c="2"/>netid: c_1480:n</text:p>
      <text:p text:style-name="Standard"><text:s text:c="15"/>7.19812e-18 <text:s text:c="2"/>netid: c_1481:n</text:p>
      <text:p text:style-name="Standard"><text:s text:c="16"/>2.1594e-18 <text:s text:c="2"/>netid: c_1482:n</text:p>
      <text:p text:style-name="Standard"><text:s text:c="15"/>3.53931e-18 <text:s text:c="2"/>netid: c_1483:n</text:p>
      <text:p text:style-name="Standard"><text:s text:c="15"/>3.75944e-18 <text:s text:c="2"/>netid: c_1484:n</text:p>
      <text:p text:style-name="Standard"><text:s text:c="15"/>1.02178e-18 <text:s text:c="2"/>netid: c_1478:n</text:p>
      <text:p text:style-name="Standard"><text:s text:c="15"/>1.02178e-18 <text:s text:c="2"/>netid: XI4/XI1/XI1/MPM0:d</text:p>
      <text:p text:style-name="Standard"><text:s text:c="15"/>4.23415e-19 <text:s text:c="2"/>netid: c_1483:n</text:p>
      <text:p text:style-name="Standard"><text:s text:c="15"/>4.82043e-19 <text:s text:c="2"/>netid: c_1484:n</text:p>
      <text:p text:style-name="Standard"><text:s text:c="15"/>2.94279e-18 <text:s text:c="2"/>netid: c_1483:n</text:p>
      <text:p text:style-name="Standard"><text:soft-page-break/><text:s text:c="15"/>3.02187e-18 <text:s text:c="2"/>netid: c_1484:n</text:p>
      <text:p text:style-name="Standard"><text:s text:c="15"/>2.47359e-17 <text:s text:c="2"/>netid: c_1478:n</text:p>
      <text:p text:style-name="Standard"><text:s text:c="15"/>2.30064e-17 <text:s text:c="2"/>netid: XI4/XI1/XI1/MPM0:d</text:p>
      <text:p text:style-name="Standard"><text:s text:c="15"/>2.51214e-19 <text:s text:c="2"/>netid: c_1480:n</text:p>
      <text:p text:style-name="Standard"><text:s text:c="15"/>2.57964e-19 <text:s text:c="2"/>netid: c_1481:n</text:p>
      <text:p text:style-name="Standard"><text:s text:c="15"/>1.54397e-18 <text:s text:c="2"/>netid: XI4/XI1/XI0/MPM1:g</text:p>
      <text:p text:style-name="Standard"><text:s text:c="15"/>7.19812e-18 <text:s text:c="2"/>netid: c_1484:n</text:p>
      <text:p text:style-name="Standard"><text:s text:c="15"/>4.31075e-19 <text:s text:c="2"/>netid: c_1484:n</text:p>
      <text:p text:style-name="Standard"><text:s text:c="16"/>8.0706e-19 <text:s text:c="2"/>netid: c_1498:n</text:p>
      <text:p text:style-name="Standard"><text:s text:c="15"/>2.45958e-19 <text:s text:c="2"/>netid: c_1499:n</text:p>
      <text:p text:style-name="Standard"><text:s text:c="15"/>5.25787e-19 <text:s text:c="2"/>netid: c_1500:n</text:p>
      <text:p text:style-name="Standard"><text:s text:c="15"/>1.68617e-18 <text:s text:c="2"/>netid: XI4/XI3/MPM1:g</text:p>
      <text:p text:style-name="Standard"><text:s text:c="15"/>3.44892e-19 <text:s text:c="2"/>netid: c_1502:n</text:p>
      <text:p text:style-name="Standard"><text:s text:c="15"/>3.08346e-19 <text:s text:c="2"/>netid: c_1503:n</text:p>
      <text:p text:style-name="Standard"><text:s text:c="15"/>4.34055e-19 <text:s text:c="2"/>netid: c_1504:n</text:p>
      <text:p text:style-name="Standard"><text:s text:c="15"/>6.86364e-19 <text:s text:c="2"/>netid: c_1505:n</text:p>
      <text:p text:style-name="Standard"><text:s text:c="15"/>9.74497e-19 <text:s text:c="2"/>netid: XI4/XI1/XI0/MPM1:g</text:p>
      <text:p text:style-name="Standard"><text:s text:c="15"/>2.57159e-18 <text:s text:c="2"/>netid: c_1507:n</text:p>
      <text:p text:style-name="Standard"><text:s text:c="15"/>1.46161e-18 <text:s text:c="2"/>netid: c_1508:n</text:p>
      <text:p text:style-name="Standard"><text:s text:c="15"/>7.49549e-19 <text:s text:c="2"/>netid: XI4/XI3/MPM1:g</text:p>
      <text:p text:style-name="Standard"><text:s text:c="16"/>3.1122e-18 <text:s text:c="2"/>netid: c_1914:n</text:p>
      <text:p text:style-name="Standard"><text:s text:c="15"/>3.15964e-18 <text:s text:c="2"/>netid: XI4/XI2/MPM0:d</text:p>
      <text:p text:style-name="Standard"><text:s text:c="15"/>1.34807e-17 <text:s text:c="2"/>netid: c_1916:n</text:p>
      <text:p text:style-name="Standard"><text:s text:c="15"/>7.32091e-18 <text:s text:c="2"/>netid: c_1917:n</text:p>
      <text:p text:style-name="Standard"><text:s text:c="15"/>7.20998e-19 <text:s text:c="2"/>netid: c_1918:n</text:p>
      <text:p text:style-name="Standard"><text:s text:c="16"/>1.4443e-18 <text:s text:c="2"/>netid: c_1919:n</text:p>
      <text:p text:style-name="Standard"><text:s text:c="15"/>3.80427e-18 <text:s text:c="2"/>netid: c_1920:n</text:p>
      <text:p text:style-name="Standard"><text:s text:c="15"/>4.08139e-18 <text:s text:c="2"/>netid: c_1921:n</text:p>
      <text:p text:style-name="Standard"><text:s text:c="15"/>1.02178e-18 <text:s text:c="2"/>netid: c_1914:n</text:p>
      <text:p text:style-name="Standard"><text:s text:c="15"/>1.02178e-18 <text:s text:c="2"/>netid: XI4/XI2/MPM0:d</text:p>
      <text:p text:style-name="Standard"><text:s text:c="15"/>1.78182e-18 <text:s text:c="2"/>netid: XI4/XI0/XI1/MPM1:g</text:p>
      <text:p text:style-name="Standard"><text:s text:c="15"/>1.97493e-18 <text:s text:c="2"/>netid: XI4/XI0/XI1/MPM1:g</text:p>
      <text:p text:style-name="Standard"><text:s text:c="15"/>1.95774e-18 <text:s text:c="2"/>netid: XI4/XI0/XI1/MPM1:g</text:p>
      <text:p text:style-name="Standard"><text:s text:c="15"/>4.23415e-19 <text:s text:c="2"/>netid: c_1920:n</text:p>
      <text:p text:style-name="Standard"><text:s text:c="15"/>4.82043e-19 <text:s text:c="2"/>netid: c_1921:n</text:p>
      <text:p text:style-name="Standard"><text:s text:c="15"/>2.94279e-18 <text:s text:c="2"/>netid: c_1920:n</text:p>
      <text:p text:style-name="Standard"><text:s text:c="15"/>3.02187e-18 <text:s text:c="2"/>netid: c_1921:n</text:p>
      <text:p text:style-name="Standard"><text:s text:c="15"/>2.47359e-17 <text:s text:c="2"/>netid: c_1914:n</text:p>
      <text:p text:style-name="Standard"><text:s text:c="15"/>2.30064e-17 <text:s text:c="2"/>netid: XI4/XI2/MPM0:d</text:p>
      <text:p text:style-name="Standard"><text:s text:c="15"/>2.51214e-19 <text:s text:c="2"/>netid: c_1916:n</text:p>
      <text:p text:style-name="Standard"><text:s text:c="15"/>2.57964e-19 <text:s text:c="2"/>netid: c_1917:n</text:p>
      <text:p text:style-name="Standard"><text:s text:c="15"/>7.32091e-18 <text:s text:c="2"/>netid: c_1921:n</text:p>
      <text:p text:style-name="Standard"><text:s text:c="15"/>1.01914e-18 <text:s text:c="2"/>netid: c_1936:n</text:p>
      <text:p text:style-name="Standard"><text:s text:c="15"/>7.52584e-19 <text:s text:c="2"/>netid: XI4/XI0/XI1/MPM1:g</text:p>
      <text:p text:style-name="Standard"><text:s text:c="15"/>1.78261e-18 <text:s text:c="2"/>netid: XI4/XI2/MPM1:g</text:p>
      <text:p text:style-name="Standard"><text:s text:c="16"/>1.9106e-18 <text:s text:c="2"/>netid: XI4/XI2/MPM1:g</text:p>
      <text:p text:style-name="Standard"><text:s text:c="15"/>1.76763e-18 <text:s text:c="2"/>netid: XI4/XI3/MNM0:g</text:p>
      <text:p text:style-name="Standard"><text:s text:c="15"/>1.72583e-18 <text:s text:c="2"/>netid: XI4/XI3/MNM0:g</text:p>
      <text:p text:style-name="Standard"><text:s text:c="15"/>5.32774e-18 <text:s text:c="2"/>netid: c_2205:n</text:p>
      <text:p text:style-name="Standard"><text:s text:c="15"/>3.11146e-19 <text:s text:c="2"/>netid: c_2206:n</text:p>
      <text:p text:style-name="Standard"><text:s text:c="15"/>1.24891e-17 <text:s text:c="2"/>netid: c_2207:n</text:p>
      <text:p text:style-name="Standard"><text:s text:c="15"/>1.72526e-18 <text:s text:c="2"/>netid: c_2208:n</text:p>
      <text:p text:style-name="Standard"><text:soft-page-break/><text:s text:c="15"/>1.10492e-18 <text:s text:c="2"/>netid: c_2208:n</text:p>
      <text:p text:style-name="Standard"><text:s text:c="15"/>3.19958e-18 <text:s text:c="2"/>netid: c_2208:n</text:p>
      <text:p text:style-name="Standard"><text:s text:c="15"/>1.18731e-17 <text:s text:c="2"/>netid: c_2211:n</text:p>
      <text:p text:style-name="Standard"><text:s text:c="15"/>6.26428e-18 <text:s text:c="2"/>netid: c_2207:n</text:p>
      <text:p text:style-name="Standard"><text:s text:c="15"/>3.14416e-18 <text:s text:c="2"/>netid: c_2205:n</text:p>
      <text:p text:style-name="Standard"><text:s text:c="15"/>1.51994e-18 <text:s text:c="2"/>netid: XI4/XI2/MPM1:g</text:p>
      <text:p text:style-name="Standard"><text:s text:c="15"/>1.28609e-18 <text:s text:c="2"/>netid: XI4/XI3/MNM0:g</text:p>
      <text:p text:style-name="Standard"><text:s text:c="15"/>4.96692e-19 <text:s text:c="2"/>netid: c_2205:n</text:p>
      <text:p text:style-name="Standard"><text:s text:c="15"/>1.98825e-17 <text:s text:c="2"/>netid: c_2205:n</text:p>
      <text:p text:style-name="Standard"><text:s text:c="15"/>1.90131e-18 <text:s text:c="2"/>netid: c_2218:n</text:p>
      <text:p text:style-name="Standard"><text:s text:c="15"/>5.16926e-17 <text:s text:c="2"/>netid: c_2208:n</text:p>
      <text:p text:style-name="Standard"><text:s text:c="15"/>2.46466e-19 <text:s text:c="2"/>netid: c_2211:n</text:p>
      <text:p text:style-name="Standard"><text:s text:c="15"/>3.06082e-18 <text:s text:c="2"/>netid: c_2207:n</text:p>
      <text:p text:style-name="Standard"><text:s text:c="15"/>9.50653e-19 <text:s text:c="2"/>netid: c_2222:n</text:p>
      <text:p text:style-name="Standard"><text:s text:c="16"/>1.5286e-18 <text:s text:c="2"/>netid: c_2208:n</text:p>
      <text:p text:style-name="Standard"><text:s text:c="15"/>3.59089e-18 <text:s text:c="2"/>netid: c_2207:n</text:p>
      <text:p text:style-name="Standard"><text:s text:c="15"/>7.56594e-19 <text:s text:c="2"/>netid: c_2207:n</text:p>
      <text:p text:style-name="Standard"><text:s text:c="15"/>1.20476e-18 <text:s text:c="2"/>netid: c_2226:n</text:p>
      <text:p text:style-name="Standard"><text:s text:c="15"/>3.61825e-19 <text:s text:c="2"/>netid: c_2205:n</text:p>
      <text:p text:style-name="Standard"><text:s text:c="15"/>1.24967e-18 <text:s text:c="2"/>netid: c_2228:n</text:p>
      <text:p text:style-name="Standard"><text:s text:c="15"/>5.33377e-19 <text:s text:c="2"/>netid: c_2229:n</text:p>
      <text:p text:style-name="Standard"><text:s text:c="15"/>1.89923e-18 <text:s text:c="2"/>netid: c_2230:n</text:p>
      <text:p text:style-name="Standard"><text:s text:c="15"/>1.01682e-17 <text:s text:c="2"/>netid: c_2205:n</text:p>
      <text:p text:style-name="Standard"><text:s text:c="15"/>4.12933e-18 <text:s text:c="2"/>netid: c_2205:n</text:p>
      <text:p text:style-name="Standard"><text:s text:c="15"/>7.99647e-18 <text:s text:c="2"/>netid: c_2205:n</text:p>
      <text:p text:style-name="Standard"><text:s text:c="15"/>7.49549e-19 <text:s text:c="2"/>netid: XI4/XI2/MPM1:g</text:p>
      <text:p text:style-name="Standard"><text:s text:c="16"/>3.7998e-18 <text:s text:c="2"/>netid: c_2205:n</text:p>
      <text:p text:style-name="Standard"><text:s text:c="15"/>7.35513e-18 <text:s text:c="2"/>netid: c_2205:n</text:p>
      <text:p text:style-name="Standard"><text:s text:c="15"/>7.41059e-19 <text:s text:c="2"/>netid: XI4/XI3/MNM0:g</text:p>
      <text:p text:style-name="Standard"><text:s text:c="15"/>1.57463e-17 <text:s text:c="2"/>netid: c_2205:n</text:p>
      <text:p text:style-name="Standard"><text:s text:c="15"/>7.35523e-18 <text:s text:c="2"/>netid: c_2205:n</text:p>
      <text:p text:style-name="Standard"><text:s text:c="15"/>4.20103e-18 <text:s text:c="2"/>netid: c_2501:n</text:p>
      <text:p text:style-name="Standard"><text:s text:c="15"/>1.85516e-18 <text:s text:c="2"/>netid: c_2502:n</text:p>
      <text:p text:style-name="Standard"><text:s text:c="15"/>6.79039e-19 <text:s text:c="2"/>netid: c_2503:n</text:p>
      <text:p text:style-name="Standard"><text:s text:c="15"/>1.39665e-18 <text:s text:c="2"/>netid: c_2504:n</text:p>
      <text:p text:style-name="Standard"><text:s text:c="15"/>2.69068e-19 <text:s text:c="2"/>netid: c_2501:n</text:p>
      <text:p text:style-name="Standard"><text:s text:c="15"/>3.80888e-18 <text:s text:c="2"/>netid: c_2506:n</text:p>
      <text:p text:style-name="Standard"><text:s text:c="16"/>6.1692e-18 <text:s text:c="2"/>netid: c_2502:n</text:p>
      <text:p text:style-name="Standard"><text:s text:c="15"/>3.07154e-18 <text:s text:c="2"/>netid: XI4/XI6/MPM0:d</text:p>
      <text:p text:style-name="Standard"><text:s text:c="15"/>3.26793e-18 <text:s text:c="2"/>netid: XI4/XI6/MPM2:d</text:p>
      <text:p text:style-name="Standard"><text:s text:c="16"/>1.8858e-17 <text:s text:c="2"/>netid: c_2510:n</text:p>
      <text:p text:style-name="Standard"><text:s text:c="15"/>1.89357e-17 <text:s text:c="2"/>netid: c_2511:n</text:p>
      <text:p text:style-name="Standard"><text:s text:c="15"/>1.92899e-18 <text:s text:c="2"/>netid: c_2502:n</text:p>
      <text:p text:style-name="Standard"><text:s text:c="15"/>9.35537e-19 <text:s text:c="2"/>netid: c_2510:n</text:p>
      <text:p text:style-name="Standard"><text:s text:c="15"/>3.07374e-18 <text:s text:c="2"/>netid: XI4/XI6/MPM2:d</text:p>
      <text:p text:style-name="Standard"><text:s text:c="16"/>1.9157e-17 <text:s text:c="2"/>netid: c_2510:n</text:p>
      <text:p text:style-name="Standard"><text:s text:c="15"/>4.06651e-18 <text:s text:c="2"/>netid: c_2516:n</text:p>
      <text:p text:style-name="Standard"><text:s text:c="15"/>2.81194e-18 <text:s text:c="2"/>netid: c_2517:n</text:p>
      <text:p text:style-name="Standard"><text:s text:c="16"/>1.2804e-18 <text:s text:c="2"/>netid: c_2518:n</text:p>
      <text:p text:style-name="Standard"><text:s text:c="15"/>7.45043e-19 <text:s text:c="2"/>netid: XI4/NET24</text:p>
      <text:p text:style-name="Standard"><text:s text:c="15"/>2.29788e-17 <text:s text:c="2"/>netid: XI4/XI6/MPM2:d</text:p>
      <text:p text:style-name="Standard"><text:s text:c="15"/>3.32157e-18 <text:s text:c="2"/>netid: c_2510:n</text:p>
      <text:p text:style-name="Standard"><text:soft-page-break/><text:s text:c="16"/>1.1821e-18 <text:s text:c="2"/>netid: c_2516:n</text:p>
      <text:p text:style-name="Standard"><text:s text:c="15"/>2.30064e-17 <text:s text:c="2"/>netid: XI4/XI6/MPM0:d</text:p>
      <text:p text:style-name="Standard"><text:s text:c="15"/>3.33717e-18 <text:s text:c="2"/>netid: c_2524:n</text:p>
      <text:p text:style-name="Standard"><text:s text:c="15"/>2.45761e-17 <text:s text:c="2"/>netid: XI4/XI6/MPM2:d</text:p>
      <text:p text:style-name="Standard"><text:s text:c="15"/>3.33952e-18 <text:s text:c="2"/>netid: c_2510:n</text:p>
      <text:p text:style-name="Standard"><text:s text:c="15"/>1.69019e-18 <text:s text:c="2"/>netid: XI4/XI1/XI0/MNM0:g</text:p>
      <text:p text:style-name="Standard"><text:s text:c="15"/>1.90648e-18 <text:s text:c="2"/>netid: XI4/XI1/XI0/MNM0:g</text:p>
      <text:p text:style-name="Standard"><text:s text:c="15"/>3.11146e-19 <text:s text:c="2"/>netid: c_2529:n</text:p>
      <text:p text:style-name="Standard"><text:s text:c="15"/>5.77453e-18 <text:s text:c="2"/>netid: c_2517:n</text:p>
      <text:p text:style-name="Standard"><text:s text:c="16"/>1.2817e-18 <text:s text:c="2"/>netid: XI4/XI1/XI0/MNM0:g</text:p>
      <text:p text:style-name="Standard"><text:s text:c="15"/>9.31068e-19 <text:s text:c="2"/>netid: c_2517:n</text:p>
      <text:p text:style-name="Standard"><text:s text:c="15"/>1.91169e-17 <text:s text:c="2"/>netid: c_2517:n</text:p>
      <text:p text:style-name="Standard"><text:s text:c="15"/>8.86411e-19 <text:s text:c="2"/>netid: c_2524:n</text:p>
      <text:p text:style-name="Standard"><text:s text:c="15"/>2.69473e-19 <text:s text:c="2"/>netid: XI4/XI6/MPM2:d</text:p>
      <text:p text:style-name="Standard"><text:s text:c="16"/>3.8054e-18 <text:s text:c="2"/>netid: c_2510:n</text:p>
      <text:p text:style-name="Standard"><text:s text:c="15"/>8.20668e-19 <text:s text:c="2"/>netid: XI4/XI6/MPM2:d</text:p>
      <text:p text:style-name="Standard"><text:s text:c="15"/>7.02261e-18 <text:s text:c="2"/>netid: c_2517:n</text:p>
      <text:p text:style-name="Standard"><text:s text:c="16"/>6.2176e-19 <text:s text:c="2"/>netid: c_2517:n</text:p>
      <text:p text:style-name="Standard"><text:s text:c="15"/>2.27394e-18 <text:s text:c="2"/>netid: c_2510:n</text:p>
      <text:p text:style-name="Standard"><text:s text:c="15"/>1.39298e-18 <text:s text:c="2"/>netid: c_2510:n</text:p>
      <text:p text:style-name="Standard"><text:s text:c="15"/>1.82548e-18 <text:s text:c="2"/>netid: c_2516:n</text:p>
      <text:p text:style-name="Standard"><text:s text:c="15"/>3.58701e-18 <text:s text:c="2"/>netid: c_2543:n</text:p>
      <text:p text:style-name="Standard"><text:s text:c="15"/>1.48431e-18 <text:s text:c="2"/>netid: c_2518:n</text:p>
      <text:p text:style-name="Standard"><text:s text:c="15"/>1.03167e-17 <text:s text:c="2"/>netid: c_2517:n</text:p>
      <text:p text:style-name="Standard"><text:s text:c="15"/>1.13093e-17 <text:s text:c="2"/>netid: c_2517:n</text:p>
      <text:p text:style-name="Standard"><text:s text:c="15"/>3.51073e-18 <text:s text:c="2"/>netid: c_2517:n</text:p>
      <text:p text:style-name="Standard"><text:s text:c="15"/>6.75904e-18 <text:s text:c="2"/>netid: c_2517:n</text:p>
      <text:p text:style-name="Standard"><text:s text:c="15"/>2.21203e-18 <text:s text:c="2"/>netid: c_2524:n</text:p>
      <text:p text:style-name="Standard"><text:s text:c="15"/>3.30479e-19 <text:s text:c="2"/>netid: c_2518:n</text:p>
      <text:p text:style-name="Standard"><text:s text:c="15"/>3.18275e-18 <text:s text:c="2"/>netid: c_2517:n</text:p>
      <text:p text:style-name="Standard"><text:s text:c="15"/>6.10609e-18 <text:s text:c="2"/>netid: c_2517:n</text:p>
      <text:p text:style-name="Standard"><text:s text:c="15"/>9.64925e-19 <text:s text:c="2"/>netid: XI4/XI1/XI0/MNM0:g</text:p>
      <text:p text:style-name="Standard"><text:s text:c="15"/>1.31364e-17 <text:s text:c="2"/>netid: c_2517:n</text:p>
      <text:p text:style-name="Standard"><text:s text:c="15"/>6.10652e-18 <text:s text:c="2"/>netid: c_2517:n</text:p>
      <text:p text:style-name="Standard"><text:s text:c="15"/>3.14716e-18 <text:s text:c="2"/>netid: c_2742:n</text:p>
      <text:p text:style-name="Standard"><text:s text:c="15"/>3.15964e-18 <text:s text:c="2"/>netid: XI4/XI3/MPM0:d</text:p>
      <text:p text:style-name="Standard"><text:s text:c="15"/>1.42776e-17 <text:s text:c="2"/>netid: c_2744:n</text:p>
      <text:p text:style-name="Standard"><text:s text:c="15"/>1.28536e-17 <text:s text:c="2"/>netid: c_2745:n</text:p>
      <text:p text:style-name="Standard"><text:s text:c="15"/>1.76145e-18 <text:s text:c="2"/>netid: c_2746:n</text:p>
      <text:p text:style-name="Standard"><text:s text:c="16"/>2.1594e-18 <text:s text:c="2"/>netid: c_2747:n</text:p>
      <text:p text:style-name="Standard"><text:s text:c="15"/>3.80427e-18 <text:s text:c="2"/>netid: c_2748:n</text:p>
      <text:p text:style-name="Standard"><text:s text:c="15"/>1.02178e-18 <text:s text:c="2"/>netid: c_2742:n</text:p>
      <text:p text:style-name="Standard"><text:s text:c="15"/>1.02178e-18 <text:s text:c="2"/>netid: XI4/XI3/MPM0:d</text:p>
      <text:p text:style-name="Standard"><text:s text:c="15"/>4.08139e-18 <text:s text:c="2"/>netid: c_2745:n</text:p>
      <text:p text:style-name="Standard"><text:s text:c="15"/>4.97321e-19 <text:s text:c="2"/>netid: c_2752:n</text:p>
      <text:p text:style-name="Standard"><text:s text:c="15"/>1.76688e-18 <text:s text:c="2"/>netid: XI4/XI0/XI0/MNM0:g</text:p>
      <text:p text:style-name="Standard"><text:s text:c="15"/>1.72583e-18 <text:s text:c="2"/>netid: XI4/XI0/XI0/MNM0:g</text:p>
      <text:p text:style-name="Standard"><text:s text:c="15"/>3.11146e-19 <text:s text:c="2"/>netid: c_2755:n</text:p>
      <text:p text:style-name="Standard"><text:s text:c="15"/>5.35086e-18 <text:s text:c="2"/>netid: c_2756:n</text:p>
      <text:p text:style-name="Standard"><text:s text:c="15"/>1.27648e-18 <text:s text:c="2"/>netid: XI4/XI0/XI0/MNM0:g</text:p>
      <text:p text:style-name="Standard"><text:s text:c="15"/>3.52223e-18 <text:s text:c="2"/>netid: c_2756:n</text:p>
      <text:p text:style-name="Standard"><text:s text:c="15"/>1.69757e-17 <text:s text:c="2"/>netid: c_2756:n</text:p>
      <text:p text:style-name="Standard"><text:soft-page-break/><text:s text:c="15"/>4.23415e-19 <text:s text:c="2"/>netid: c_2748:n</text:p>
      <text:p text:style-name="Standard"><text:s text:c="15"/>4.82043e-19 <text:s text:c="2"/>netid: c_2745:n</text:p>
      <text:p text:style-name="Standard"><text:s text:c="15"/>2.94279e-18 <text:s text:c="2"/>netid: c_2748:n</text:p>
      <text:p text:style-name="Standard"><text:s text:c="15"/>2.47359e-17 <text:s text:c="2"/>netid: c_2742:n</text:p>
      <text:p text:style-name="Standard"><text:s text:c="15"/>2.30064e-17 <text:s text:c="2"/>netid: XI4/XI3/MPM0:d</text:p>
      <text:p text:style-name="Standard"><text:s text:c="15"/>2.51214e-19 <text:s text:c="2"/>netid: c_2744:n</text:p>
      <text:p text:style-name="Standard"><text:s text:c="15"/>2.15745e-18 <text:s text:c="2"/>netid: c_2745:n</text:p>
      <text:p text:style-name="Standard"><text:s text:c="15"/>2.04206e-18 <text:s text:c="2"/>netid: c_2756:n</text:p>
      <text:p text:style-name="Standard"><text:s text:c="16"/>5.9972e-19 <text:s text:c="2"/>netid: c_2768:n</text:p>
      <text:p text:style-name="Standard"><text:s text:c="15"/>3.62592e-18 <text:s text:c="2"/>netid: c_2769:n</text:p>
      <text:p text:style-name="Standard"><text:s text:c="15"/>1.40036e-18 <text:s text:c="2"/>netid: c_2756:n</text:p>
      <text:p text:style-name="Standard"><text:s text:c="15"/>3.48769e-17 <text:s text:c="2"/>netid: c_2756:n</text:p>
      <text:p text:style-name="Standard"><text:s text:c="15"/>8.25559e-18 <text:s text:c="2"/>netid: c_2756:n</text:p>
      <text:p text:style-name="Standard"><text:s text:c="15"/>7.38957e-19 <text:s text:c="2"/>netid: XI4/XI0/XI0/MNM0:g</text:p>
      <text:p text:style-name="Standard"><text:s text:c="15"/>1.52839e-17 <text:s text:c="2"/>netid: c_2756:n</text:p>
      <text:p text:style-name="Standard"><text:s text:c="15"/>7.53698e-18 <text:s text:c="2"/>netid: c_2756:n</text:p>
      <text:p text:style-name="Standard"><text:s text:c="17"/>1.723e-18 <text:s text:c="2"/>netid: c_1:n</text:p>
      <text:p text:style-name="Standard"><text:s text:c="15"/>1.97172e-18 <text:s text:c="2"/>netid: c_41:n</text:p>
      <text:p text:style-name="Standard"><text:s text:c="15"/>2.45086e-18 <text:s text:c="2"/>netid: c_41:n</text:p>
      <text:p text:style-name="Standard"><text:s text:c="15"/>2.57339e-18 <text:s text:c="2"/>netid: c_41:n</text:p>
      <text:p text:style-name="Standard"><text:s text:c="15"/>1.81052e-18 <text:s text:c="2"/>netid: c_62:n</text:p>
      <text:p text:style-name="Standard"><text:s text:c="15"/>1.26524e-18 <text:s text:c="2"/>netid: c_62:n</text:p>
      <text:p text:style-name="Standard"><text:s text:c="15"/>1.27799e-18 <text:s text:c="2"/>netid: c_288:n</text:p>
      <text:p text:style-name="Standard"><text:s text:c="16"/>1.5844e-18 <text:s text:c="2"/>netid: c_311:n</text:p>
      <text:p text:style-name="Standard"><text:s text:c="15"/>1.64791e-18 <text:s text:c="2"/>netid: c_427:n</text:p>
      <text:p text:style-name="Standard"><text:s text:c="15"/>1.65561e-18 <text:s text:c="2"/>netid: c_448:n</text:p>
      <text:p text:style-name="Standard"><text:s text:c="15"/>1.73062e-18 <text:s text:c="2"/>netid: c_467:n</text:p>
      <text:p text:style-name="Standard"><text:s text:c="15"/>1.73062e-18 <text:s text:c="2"/>netid: c_488:n</text:p>
      <text:p text:style-name="Standard"><text:s text:c="15"/>1.62768e-18 <text:s text:c="2"/>netid: XI5/XI2/MNM0:g</text:p>
      <text:p text:style-name="Standard"><text:s text:c="15"/>1.14425e-18 <text:s text:c="2"/>netid: c_2942:n</text:p>
      <text:p text:style-name="Standard"><text:s text:c="15"/>1.08918e-18 <text:s text:c="2"/>netid: c_2943:n</text:p>
      <text:p text:style-name="Standard"><text:s text:c="15"/>3.90604e-18 <text:s text:c="2"/>netid: c_2944:n</text:p>
      <text:p text:style-name="Standard"><text:s text:c="15"/>1.79449e-18 <text:s text:c="2"/>netid: XI5/XI2/MNM0:g</text:p>
      <text:p text:style-name="Standard"><text:s text:c="15"/>2.90255e-19 <text:s text:c="2"/>netid: c_2946:n</text:p>
      <text:p text:style-name="Standard"><text:s text:c="15"/>5.53238e-18 <text:s text:c="2"/>netid: c_2947:n</text:p>
      <text:p text:style-name="Standard"><text:s text:c="15"/>3.14716e-18 <text:s text:c="2"/>netid: c_2948:n</text:p>
      <text:p text:style-name="Standard"><text:s text:c="15"/>3.15964e-18 <text:s text:c="2"/>netid: XI5/XI1/XI0/MPM0:d</text:p>
      <text:p text:style-name="Standard"><text:s text:c="15"/>1.16626e-17 <text:s text:c="2"/>netid: c_2950:n</text:p>
      <text:p text:style-name="Standard"><text:s text:c="15"/>2.63821e-18 <text:s text:c="2"/>netid: c_2951:n</text:p>
      <text:p text:style-name="Standard"><text:s text:c="15"/>1.40799e-17 <text:s text:c="2"/>netid: c_2952:n</text:p>
      <text:p text:style-name="Standard"><text:s text:c="15"/>1.57629e-18 <text:s text:c="2"/>netid: c_2953:n</text:p>
      <text:p text:style-name="Standard"><text:s text:c="15"/>2.17346e-18 <text:s text:c="2"/>netid: c_2954:n</text:p>
      <text:p text:style-name="Standard"><text:s text:c="15"/>3.53931e-18 <text:s text:c="2"/>netid: c_2955:n</text:p>
      <text:p text:style-name="Standard"><text:s text:c="15"/>1.02178e-18 <text:s text:c="2"/>netid: c_2948:n</text:p>
      <text:p text:style-name="Standard"><text:s text:c="15"/>1.02178e-18 <text:s text:c="2"/>netid: XI5/XI1/XI0/MPM0:d</text:p>
      <text:p text:style-name="Standard"><text:s text:c="15"/>3.75944e-18 <text:s text:c="2"/>netid: c_2950:n</text:p>
      <text:p text:style-name="Standard"><text:s text:c="15"/>4.68369e-19 <text:s text:c="2"/>netid: c_2959:n</text:p>
      <text:p text:style-name="Standard"><text:s text:c="15"/>1.69852e-18 <text:s text:c="2"/>netid: XI5/XI1/XI1/MNM0:g</text:p>
      <text:p text:style-name="Standard"><text:s text:c="15"/>1.90648e-18 <text:s text:c="2"/>netid: XI5/XI1/XI1/MNM0:g</text:p>
      <text:p text:style-name="Standard"><text:s text:c="15"/>2.90255e-19 <text:s text:c="2"/>netid: c_2962:n</text:p>
      <text:p text:style-name="Standard"><text:s text:c="16"/>5.8968e-18 <text:s text:c="2"/>netid: c_2963:n</text:p>
      <text:p text:style-name="Standard"><text:s text:c="15"/>4.23415e-19 <text:s text:c="2"/>netid: c_2955:n</text:p>
      <text:p text:style-name="Standard"><text:soft-page-break/><text:s text:c="15"/>4.82043e-19 <text:s text:c="2"/>netid: c_2950:n</text:p>
      <text:p text:style-name="Standard"><text:s text:c="15"/>2.94279e-18 <text:s text:c="2"/>netid: c_2955:n</text:p>
      <text:p text:style-name="Standard"><text:s text:c="15"/>2.47359e-17 <text:s text:c="2"/>netid: c_2948:n</text:p>
      <text:p text:style-name="Standard"><text:s text:c="15"/>2.30064e-17 <text:s text:c="2"/>netid: XI5/XI1/XI0/MPM0:d</text:p>
      <text:p text:style-name="Standard"><text:s text:c="15"/>2.23471e-18 <text:s text:c="2"/>netid: c_2950:n</text:p>
      <text:p text:style-name="Standard"><text:s text:c="15"/>2.51214e-19 <text:s text:c="2"/>netid: c_2952:n</text:p>
      <text:p text:style-name="Standard"><text:s text:c="15"/>3.09211e-18 <text:s text:c="2"/>netid: c_2963:n</text:p>
      <text:p text:style-name="Standard"><text:s text:c="15"/>1.28098e-18 <text:s text:c="2"/>netid: XI5/XI1/XI1/MNM0:g</text:p>
      <text:p text:style-name="Standard"><text:s text:c="15"/>3.52896e-18 <text:s text:c="2"/>netid: c_2963:n</text:p>
      <text:p text:style-name="Standard"><text:s text:c="15"/>1.74318e-17 <text:s text:c="2"/>netid: c_2963:n</text:p>
      <text:p text:style-name="Standard"><text:s text:c="15"/>1.06395e-18 <text:s text:c="2"/>netid: c_2963:n</text:p>
      <text:p text:style-name="Standard"><text:s text:c="15"/>1.33123e-18 <text:s text:c="2"/>netid: c_2976:n</text:p>
      <text:p text:style-name="Standard"><text:s text:c="15"/>8.43384e-19 <text:s text:c="2"/>netid: c_2977:n</text:p>
      <text:p text:style-name="Standard"><text:s text:c="15"/>2.12089e-18 <text:s text:c="2"/>netid: c_2978:n</text:p>
      <text:p text:style-name="Standard"><text:s text:c="15"/>2.54938e-19 <text:s text:c="2"/>netid: c_2979:n</text:p>
      <text:p text:style-name="Standard"><text:s text:c="15"/>5.52601e-19 <text:s text:c="2"/>netid: c_2978:n</text:p>
      <text:p text:style-name="Standard"><text:s text:c="15"/>1.28661e-18 <text:s text:c="2"/>netid: XI5/XI2/MNM0:g</text:p>
      <text:p text:style-name="Standard"><text:s text:c="15"/>3.85137e-19 <text:s text:c="2"/>netid: c_2982:n</text:p>
      <text:p text:style-name="Standard"><text:s text:c="15"/>4.92656e-19 <text:s text:c="2"/>netid: c_2944:n</text:p>
      <text:p text:style-name="Standard"><text:s text:c="15"/>4.09837e-18 <text:s text:c="2"/>netid: c_2976:n</text:p>
      <text:p text:style-name="Standard"><text:s text:c="15"/>9.22247e-19 <text:s text:c="2"/>netid: c_2985:n</text:p>
      <text:p text:style-name="Standard"><text:s text:c="16"/>5.4215e-19 <text:s text:c="2"/>netid: c_2986:n</text:p>
      <text:p text:style-name="Standard"><text:s text:c="15"/>1.37859e-17 <text:s text:c="2"/>netid: c_2947:n</text:p>
      <text:p text:style-name="Standard"><text:s text:c="15"/>2.26589e-19 <text:s text:c="2"/>netid: c_2985:n</text:p>
      <text:p text:style-name="Standard"><text:s text:c="15"/>8.32444e-19 <text:s text:c="2"/>netid: c_2979:n</text:p>
      <text:p text:style-name="Standard"><text:s text:c="15"/>5.19705e-18 <text:s text:c="2"/>netid: c_2990:n</text:p>
      <text:p text:style-name="Standard"><text:s text:c="16"/>3.5979e-19 <text:s text:c="2"/>netid: c_2963:n</text:p>
      <text:p text:style-name="Standard"><text:s text:c="15"/>9.08724e-18 <text:s text:c="2"/>netid: c_2963:n</text:p>
      <text:p text:style-name="Standard"><text:s text:c="15"/>4.49543e-18 <text:s text:c="2"/>netid: c_2963:n</text:p>
      <text:p text:style-name="Standard"><text:s text:c="15"/>9.30035e-18 <text:s text:c="2"/>netid: c_2978:n</text:p>
      <text:p text:style-name="Standard"><text:s text:c="15"/>3.45365e-18 <text:s text:c="2"/>netid: c_2995:n</text:p>
      <text:p text:style-name="Standard"><text:s text:c="15"/>2.76082e-18 <text:s text:c="2"/>netid: c_2978:n</text:p>
      <text:p text:style-name="Standard"><text:s text:c="15"/>3.49309e-18 <text:s text:c="2"/>netid: c_2978:n</text:p>
      <text:p text:style-name="Standard"><text:s text:c="15"/>3.68536e-19 <text:s text:c="2"/>netid: c_2976:n</text:p>
      <text:p text:style-name="Standard"><text:s text:c="15"/>1.38222e-18 <text:s text:c="2"/>netid: c_2999:n</text:p>
      <text:p text:style-name="Standard"><text:s text:c="15"/>6.54363e-19 <text:s text:c="2"/>netid: c_3000:n</text:p>
      <text:p text:style-name="Standard"><text:s text:c="15"/>6.69711e-18 <text:s text:c="2"/>netid: c_3001:n</text:p>
      <text:p text:style-name="Standard"><text:s text:c="15"/>2.18455e-19 <text:s text:c="2"/>netid: c_2977:n</text:p>
      <text:p text:style-name="Standard"><text:s text:c="15"/>3.16887e-18 <text:s text:c="2"/>netid: c_2976:n</text:p>
      <text:p text:style-name="Standard"><text:s text:c="15"/>8.39737e-18 <text:s text:c="2"/>netid: c_2977:n</text:p>
      <text:p text:style-name="Standard"><text:s text:c="15"/>3.74476e-18 <text:s text:c="2"/>netid: c_3001:n</text:p>
      <text:p text:style-name="Standard"><text:s text:c="15"/>3.19558e-19 <text:s text:c="2"/>netid: c_2976:n</text:p>
      <text:p text:style-name="Standard"><text:s text:c="15"/>5.81117e-18 <text:s text:c="2"/>netid: c_3007:n</text:p>
      <text:p text:style-name="Standard"><text:s text:c="15"/>1.95194e-18 <text:s text:c="2"/>netid: c_3001:n</text:p>
      <text:p text:style-name="Standard"><text:s text:c="15"/>7.78581e-18 <text:s text:c="2"/>netid: c_2947:n</text:p>
      <text:p text:style-name="Standard"><text:s text:c="15"/>4.13058e-18 <text:s text:c="2"/>netid: c_2963:n</text:p>
      <text:p text:style-name="Standard"><text:s text:c="15"/>4.13058e-18 <text:s text:c="2"/>netid: c_2963:n</text:p>
      <text:p text:style-name="Standard"><text:s text:c="16"/>9.6582e-19 <text:s text:c="2"/>netid: XI5/XI1/XI1/MNM0:g</text:p>
      <text:p text:style-name="Standard"><text:s text:c="15"/>1.30189e-17 <text:s text:c="2"/>netid: c_2963:n</text:p>
      <text:p text:style-name="Standard"><text:s text:c="15"/>6.10724e-18 <text:s text:c="2"/>netid: c_2963:n</text:p>
      <text:p text:style-name="Standard"><text:s text:c="15"/>6.71216e-18 <text:s text:c="2"/>netid: c_2963:n</text:p>
      <text:p text:style-name="Standard"><text:s text:c="16"/>2.4015e-19 <text:s text:c="2"/>netid: c_2978:n</text:p>
      <text:p text:style-name="Standard"><text:soft-page-break/><text:s text:c="15"/>7.62975e-19 <text:s text:c="2"/>netid: c_3017:n</text:p>
      <text:p text:style-name="Standard"><text:s text:c="15"/>1.52493e-18 <text:s text:c="2"/>netid: c_2999:n</text:p>
      <text:p text:style-name="Standard"><text:s text:c="15"/>1.92053e-18 <text:s text:c="2"/>netid: c_3001:n</text:p>
      <text:p text:style-name="Standard"><text:s text:c="15"/>5.81117e-18 <text:s text:c="2"/>netid: c_2947:n</text:p>
      <text:p text:style-name="Standard"><text:s text:c="15"/>3.57337e-18 <text:s text:c="2"/>netid: c_3001:n</text:p>
      <text:p text:style-name="Standard"><text:s text:c="15"/>2.98051e-19 <text:s text:c="2"/>netid: c_3022:n</text:p>
      <text:p text:style-name="Standard"><text:s text:c="15"/>6.34268e-18 <text:s text:c="2"/>netid: c_2947:n</text:p>
      <text:p text:style-name="Standard"><text:s text:c="16"/>8.2575e-19 <text:s text:c="2"/>netid: XI5/XI2/MNM0:g</text:p>
      <text:p text:style-name="Standard"><text:s text:c="15"/>2.21336e-18 <text:s text:c="2"/>netid: c_2985:n</text:p>
      <text:p text:style-name="Standard"><text:s text:c="15"/>2.59008e-19 <text:s text:c="2"/>netid: c_2986:n</text:p>
      <text:p text:style-name="Standard"><text:s text:c="15"/>1.63093e-17 <text:s text:c="2"/>netid: c_2947:n</text:p>
      <text:p text:style-name="Standard"><text:s text:c="15"/>7.19178e-18 <text:s text:c="2"/>netid: c_2947:n</text:p>
      <text:p text:style-name="Standard"><text:s text:c="15"/>3.07154e-18 <text:s text:c="2"/>netid: XI5/XI5/MPM0:d</text:p>
      <text:p text:style-name="Standard"><text:s text:c="15"/>3.26793e-18 <text:s text:c="2"/>netid: XI5/XI5/MPM2:d</text:p>
      <text:p text:style-name="Standard"><text:s text:c="16"/>1.8844e-17 <text:s text:c="2"/>netid: c_3403:n</text:p>
      <text:p text:style-name="Standard"><text:s text:c="15"/>1.89577e-17 <text:s text:c="2"/>netid: c_3404:n</text:p>
      <text:p text:style-name="Standard"><text:s text:c="15"/>2.04436e-18 <text:s text:c="2"/>netid: c_3405:n</text:p>
      <text:p text:style-name="Standard"><text:s text:c="15"/>9.35537e-19 <text:s text:c="2"/>netid: c_3403:n</text:p>
      <text:p text:style-name="Standard"><text:s text:c="15"/>3.07374e-18 <text:s text:c="2"/>netid: XI5/XI5/MPM2:d</text:p>
      <text:p text:style-name="Standard"><text:s text:c="15"/>1.87455e-17 <text:s text:c="2"/>netid: c_3403:n</text:p>
      <text:p text:style-name="Standard"><text:s text:c="15"/>6.11804e-18 <text:s text:c="2"/>netid: c_3409:n</text:p>
      <text:p text:style-name="Standard"><text:s text:c="15"/>2.51171e-18 <text:s text:c="2"/>netid: c_3410:n</text:p>
      <text:p text:style-name="Standard"><text:s text:c="15"/>2.29788e-17 <text:s text:c="2"/>netid: XI5/XI5/MPM2:d</text:p>
      <text:p text:style-name="Standard"><text:s text:c="15"/>3.32157e-18 <text:s text:c="2"/>netid: c_3403:n</text:p>
      <text:p text:style-name="Standard"><text:s text:c="15"/>1.15885e-18 <text:s text:c="2"/>netid: c_3409:n</text:p>
      <text:p text:style-name="Standard"><text:s text:c="15"/>2.30064e-17 <text:s text:c="2"/>netid: XI5/XI5/MPM0:d</text:p>
      <text:p text:style-name="Standard"><text:s text:c="15"/>3.33717e-18 <text:s text:c="2"/>netid: c_3415:n</text:p>
      <text:p text:style-name="Standard"><text:s text:c="15"/>2.45761e-17 <text:s text:c="2"/>netid: XI5/XI5/MPM2:d</text:p>
      <text:p text:style-name="Standard"><text:s text:c="15"/>3.33952e-18 <text:s text:c="2"/>netid: c_3403:n</text:p>
      <text:p text:style-name="Standard"><text:s text:c="15"/>1.42025e-18 <text:s text:c="2"/>netid: c_3418:n</text:p>
      <text:p text:style-name="Standard"><text:s text:c="16"/>1.7092e-18 <text:s text:c="2"/>netid: XI5/XI1/XI1/MPM1:g</text:p>
      <text:p text:style-name="Standard"><text:s text:c="15"/>2.09288e-18 <text:s text:c="2"/>netid: XI5/XI1/XI1/MPM1:g</text:p>
      <text:p text:style-name="Standard"><text:s text:c="15"/>2.17021e-18 <text:s text:c="2"/>netid: XI5/XI1/XI1/MPM1:g</text:p>
      <text:p text:style-name="Standard"><text:s text:c="15"/>3.74999e-19 <text:s text:c="2"/>netid: c_3410:n</text:p>
      <text:p text:style-name="Standard"><text:s text:c="15"/>8.86855e-19 <text:s text:c="2"/>netid: c_3415:n</text:p>
      <text:p text:style-name="Standard"><text:s text:c="17"/>4.553e-18 <text:s text:c="2"/>netid: c_3403:n</text:p>
      <text:p text:style-name="Standard"><text:s text:c="15"/>9.67653e-19 <text:s text:c="2"/>netid: XI5/XI5/MPM2:d</text:p>
      <text:p text:style-name="Standard"><text:s text:c="15"/>2.27873e-19 <text:s text:c="2"/>netid: c_3426:n</text:p>
      <text:p text:style-name="Standard"><text:s text:c="15"/>4.56573e-19 <text:s text:c="2"/>netid: XI5/XI1/XI1/MPM1:g</text:p>
      <text:p text:style-name="Standard"><text:s text:c="15"/>2.12179e-18 <text:s text:c="2"/>netid: c_3415:n</text:p>
      <text:p text:style-name="Standard"><text:s text:c="15"/>6.56607e-19 <text:s text:c="2"/>netid: c_3403:n</text:p>
      <text:p text:style-name="Standard"><text:s text:c="15"/>2.37466e-19 <text:s text:c="2"/>netid: c_3426:n</text:p>
      <text:p text:style-name="Standard"><text:s text:c="15"/>9.04564e-19 <text:s text:c="2"/>netid: c_3403:n</text:p>
      <text:p text:style-name="Standard"><text:s text:c="15"/>1.83514e-18 <text:s text:c="2"/>netid: c_3432:n</text:p>
      <text:p text:style-name="Standard"><text:s text:c="15"/>2.22196e-19 <text:s text:c="2"/>netid: c_3433:n</text:p>
      <text:p text:style-name="Standard"><text:s text:c="15"/>1.55581e-18 <text:s text:c="2"/>netid: c_3434:n</text:p>
      <text:p text:style-name="Standard"><text:s text:c="15"/>2.76378e-19 <text:s text:c="2"/>netid: c_3410:n</text:p>
      <text:p text:style-name="Standard"><text:s text:c="15"/>1.08626e-18 <text:s text:c="2"/>netid: c_3410:n</text:p>
      <text:p text:style-name="Standard"><text:s text:c="15"/>9.75381e-19 <text:s text:c="2"/>netid: XI5/XI1/XI1/MPM1:g</text:p>
      <text:p text:style-name="Standard"><text:s text:c="15"/>2.80753e-19 <text:s text:c="2"/>netid: XI5/NET34</text:p>
      <text:p text:style-name="Standard"><text:s text:c="15"/>1.86139e-18 <text:s text:c="2"/>netid: XI5/XI3/MPM1:g</text:p>
      <text:p text:style-name="Standard"><text:s text:c="16"/>1.8858e-18 <text:s text:c="2"/>netid: XI5/XI3/MPM1:g</text:p>
      <text:p text:style-name="Standard"><text:soft-page-break/><text:s text:c="15"/>1.73288e-18 <text:s text:c="2"/>netid: XI5/XI1/XI0/MPM1:g</text:p>
      <text:p text:style-name="Standard"><text:s text:c="15"/>2.06799e-18 <text:s text:c="2"/>netid: XI5/XI1/XI0/MPM1:g</text:p>
      <text:p text:style-name="Standard"><text:s text:c="16"/>3.1122e-18 <text:s text:c="2"/>netid: c_3798:n</text:p>
      <text:p text:style-name="Standard"><text:s text:c="15"/>3.15964e-18 <text:s text:c="2"/>netid: XI5/XI1/XI1/MPM0:d</text:p>
      <text:p text:style-name="Standard"><text:s text:c="15"/>1.40799e-17 <text:s text:c="2"/>netid: c_3800:n</text:p>
      <text:p text:style-name="Standard"><text:s text:c="15"/>7.20883e-18 <text:s text:c="2"/>netid: c_3801:n</text:p>
      <text:p text:style-name="Standard"><text:s text:c="16"/>2.1594e-18 <text:s text:c="2"/>netid: c_3802:n</text:p>
      <text:p text:style-name="Standard"><text:s text:c="15"/>3.53931e-18 <text:s text:c="2"/>netid: c_3803:n</text:p>
      <text:p text:style-name="Standard"><text:s text:c="15"/>3.75944e-18 <text:s text:c="2"/>netid: c_3804:n</text:p>
      <text:p text:style-name="Standard"><text:s text:c="15"/>1.02178e-18 <text:s text:c="2"/>netid: c_3798:n</text:p>
      <text:p text:style-name="Standard"><text:s text:c="15"/>1.02178e-18 <text:s text:c="2"/>netid: XI5/XI1/XI1/MPM0:d</text:p>
      <text:p text:style-name="Standard"><text:s text:c="15"/>4.23415e-19 <text:s text:c="2"/>netid: c_3803:n</text:p>
      <text:p text:style-name="Standard"><text:s text:c="15"/>4.82043e-19 <text:s text:c="2"/>netid: c_3804:n</text:p>
      <text:p text:style-name="Standard"><text:s text:c="15"/>2.94279e-18 <text:s text:c="2"/>netid: c_3803:n</text:p>
      <text:p text:style-name="Standard"><text:s text:c="15"/>3.02187e-18 <text:s text:c="2"/>netid: c_3804:n</text:p>
      <text:p text:style-name="Standard"><text:s text:c="15"/>2.47359e-17 <text:s text:c="2"/>netid: c_3798:n</text:p>
      <text:p text:style-name="Standard"><text:s text:c="15"/>2.30064e-17 <text:s text:c="2"/>netid: XI5/XI1/XI1/MPM0:d</text:p>
      <text:p text:style-name="Standard"><text:s text:c="15"/>2.51214e-19 <text:s text:c="2"/>netid: c_3800:n</text:p>
      <text:p text:style-name="Standard"><text:s text:c="15"/>2.57964e-19 <text:s text:c="2"/>netid: c_3801:n</text:p>
      <text:p text:style-name="Standard"><text:s text:c="15"/>1.54397e-18 <text:s text:c="2"/>netid: XI5/XI1/XI0/MPM1:g</text:p>
      <text:p text:style-name="Standard"><text:s text:c="15"/>7.20883e-18 <text:s text:c="2"/>netid: c_3804:n</text:p>
      <text:p text:style-name="Standard"><text:s text:c="15"/>4.31075e-19 <text:s text:c="2"/>netid: c_3804:n</text:p>
      <text:p text:style-name="Standard"><text:s text:c="16"/>8.0706e-19 <text:s text:c="2"/>netid: c_3818:n</text:p>
      <text:p text:style-name="Standard"><text:s text:c="15"/>2.45958e-19 <text:s text:c="2"/>netid: c_3819:n</text:p>
      <text:p text:style-name="Standard"><text:s text:c="15"/>4.84825e-19 <text:s text:c="2"/>netid: c_3820:n</text:p>
      <text:p text:style-name="Standard"><text:s text:c="15"/>1.67523e-18 <text:s text:c="2"/>netid: XI5/XI3/MPM1:g</text:p>
      <text:p text:style-name="Standard"><text:s text:c="15"/>3.44233e-19 <text:s text:c="2"/>netid: c_3822:n</text:p>
      <text:p text:style-name="Standard"><text:s text:c="15"/>5.00975e-19 <text:s text:c="2"/>netid: c_3823:n</text:p>
      <text:p text:style-name="Standard"><text:s text:c="16"/>8.6483e-19 <text:s text:c="2"/>netid: c_3824:n</text:p>
      <text:p text:style-name="Standard"><text:s text:c="15"/>6.80744e-19 <text:s text:c="2"/>netid: c_3825:n</text:p>
      <text:p text:style-name="Standard"><text:s text:c="15"/>9.75381e-19 <text:s text:c="2"/>netid: XI5/XI1/XI0/MPM1:g</text:p>
      <text:p text:style-name="Standard"><text:s text:c="15"/>2.56687e-18 <text:s text:c="2"/>netid: c_3827:n</text:p>
      <text:p text:style-name="Standard"><text:s text:c="15"/>1.45859e-18 <text:s text:c="2"/>netid: c_3828:n</text:p>
      <text:p text:style-name="Standard"><text:s text:c="17"/>7.482e-19 <text:s text:c="2"/>netid: XI5/XI3/MPM1:g</text:p>
      <text:p text:style-name="Standard"><text:s text:c="16"/>3.1122e-18 <text:s text:c="2"/>netid: c_4252:n</text:p>
      <text:p text:style-name="Standard"><text:s text:c="15"/>3.15964e-18 <text:s text:c="2"/>netid: XI5/XI2/MPM0:d</text:p>
      <text:p text:style-name="Standard"><text:s text:c="15"/>1.35372e-17 <text:s text:c="2"/>netid: c_4254:n</text:p>
      <text:p text:style-name="Standard"><text:s text:c="15"/>7.11546e-18 <text:s text:c="2"/>netid: c_4255:n</text:p>
      <text:p text:style-name="Standard"><text:s text:c="15"/>7.20998e-19 <text:s text:c="2"/>netid: c_4256:n</text:p>
      <text:p text:style-name="Standard"><text:s text:c="15"/>1.44576e-18 <text:s text:c="2"/>netid: c_4257:n</text:p>
      <text:p text:style-name="Standard"><text:s text:c="15"/>2.37671e-18 <text:s text:c="2"/>netid: c_4258:n</text:p>
      <text:p text:style-name="Standard"><text:s text:c="15"/>2.53261e-18 <text:s text:c="2"/>netid: c_4259:n</text:p>
      <text:p text:style-name="Standard"><text:s text:c="15"/>1.02178e-18 <text:s text:c="2"/>netid: c_4252:n</text:p>
      <text:p text:style-name="Standard"><text:s text:c="15"/>1.02178e-18 <text:s text:c="2"/>netid: XI5/XI2/MPM0:d</text:p>
      <text:p text:style-name="Standard"><text:s text:c="15"/>1.83822e-18 <text:s text:c="2"/>netid: XI5/XI0/XI1/MPM1:g</text:p>
      <text:p text:style-name="Standard"><text:s text:c="15"/>1.97493e-18 <text:s text:c="2"/>netid: XI5/XI0/XI1/MPM1:g</text:p>
      <text:p text:style-name="Standard"><text:s text:c="15"/>1.79336e-18 <text:s text:c="2"/>netid: XI5/XI0/XI1/MPM1:g</text:p>
      <text:p text:style-name="Standard"><text:s text:c="15"/>4.23415e-19 <text:s text:c="2"/>netid: c_4258:n</text:p>
      <text:p text:style-name="Standard"><text:s text:c="15"/>4.82043e-19 <text:s text:c="2"/>netid: c_4259:n</text:p>
      <text:p text:style-name="Standard"><text:s text:c="15"/>2.94279e-18 <text:s text:c="2"/>netid: c_4258:n</text:p>
      <text:p text:style-name="Standard"><text:s text:c="15"/>3.02187e-18 <text:s text:c="2"/>netid: c_4259:n</text:p>
      <text:p text:style-name="Standard"><text:s text:c="15"/>2.47359e-17 <text:s text:c="2"/>netid: c_4252:n</text:p>
      <text:p text:style-name="Standard"><text:soft-page-break/><text:s text:c="15"/>2.30064e-17 <text:s text:c="2"/>netid: XI5/XI2/MPM0:d</text:p>
      <text:p text:style-name="Standard"><text:s text:c="15"/>2.51214e-19 <text:s text:c="2"/>netid: c_4254:n</text:p>
      <text:p text:style-name="Standard"><text:s text:c="15"/>2.57964e-19 <text:s text:c="2"/>netid: c_4255:n</text:p>
      <text:p text:style-name="Standard"><text:s text:c="15"/>7.11546e-18 <text:s text:c="2"/>netid: c_4259:n</text:p>
      <text:p text:style-name="Standard"><text:s text:c="15"/>1.00892e-18 <text:s text:c="2"/>netid: c_4274:n</text:p>
      <text:p text:style-name="Standard"><text:s text:c="15"/>7.50602e-19 <text:s text:c="2"/>netid: XI5/XI0/XI1/MPM1:g</text:p>
      <text:p text:style-name="Standard"><text:s text:c="15"/>1.83822e-18 <text:s text:c="2"/>netid: XI5/XI2/MPM1:g</text:p>
      <text:p text:style-name="Standard"><text:s text:c="16"/>1.9106e-18 <text:s text:c="2"/>netid: XI5/XI2/MPM1:g</text:p>
      <text:p text:style-name="Standard"><text:s text:c="15"/>1.81844e-18 <text:s text:c="2"/>netid: XI5/XI3/MNM0:g</text:p>
      <text:p text:style-name="Standard"><text:s text:c="15"/>1.72583e-18 <text:s text:c="2"/>netid: XI5/XI3/MNM0:g</text:p>
      <text:p text:style-name="Standard"><text:s text:c="15"/>5.35221e-18 <text:s text:c="2"/>netid: c_4564:n</text:p>
      <text:p text:style-name="Standard"><text:s text:c="15"/>2.90255e-19 <text:s text:c="2"/>netid: c_4565:n</text:p>
      <text:p text:style-name="Standard"><text:s text:c="15"/>1.24891e-17 <text:s text:c="2"/>netid: c_4566:n</text:p>
      <text:p text:style-name="Standard"><text:s text:c="15"/>1.72526e-18 <text:s text:c="2"/>netid: c_4567:n</text:p>
      <text:p text:style-name="Standard"><text:s text:c="15"/>1.10492e-18 <text:s text:c="2"/>netid: c_4567:n</text:p>
      <text:p text:style-name="Standard"><text:s text:c="15"/>3.19958e-18 <text:s text:c="2"/>netid: c_4567:n</text:p>
      <text:p text:style-name="Standard"><text:s text:c="15"/>1.18731e-17 <text:s text:c="2"/>netid: c_4570:n</text:p>
      <text:p text:style-name="Standard"><text:s text:c="15"/>6.26428e-18 <text:s text:c="2"/>netid: c_4566:n</text:p>
      <text:p text:style-name="Standard"><text:s text:c="16"/>3.0994e-18 <text:s text:c="2"/>netid: c_4564:n</text:p>
      <text:p text:style-name="Standard"><text:s text:c="15"/>1.51008e-18 <text:s text:c="2"/>netid: XI5/XI2/MPM1:g</text:p>
      <text:p text:style-name="Standard"><text:s text:c="15"/>1.28061e-18 <text:s text:c="2"/>netid: XI5/XI3/MNM0:g</text:p>
      <text:p text:style-name="Standard"><text:s text:c="15"/>4.75181e-19 <text:s text:c="2"/>netid: c_4564:n</text:p>
      <text:p text:style-name="Standard"><text:s text:c="15"/>2.03094e-17 <text:s text:c="2"/>netid: c_4564:n</text:p>
      <text:p text:style-name="Standard"><text:s text:c="15"/>1.90131e-18 <text:s text:c="2"/>netid: c_4577:n</text:p>
      <text:p text:style-name="Standard"><text:s text:c="15"/>5.16926e-17 <text:s text:c="2"/>netid: c_4567:n</text:p>
      <text:p text:style-name="Standard"><text:s text:c="15"/>2.46466e-19 <text:s text:c="2"/>netid: c_4570:n</text:p>
      <text:p text:style-name="Standard"><text:s text:c="15"/>3.06082e-18 <text:s text:c="2"/>netid: c_4566:n</text:p>
      <text:p text:style-name="Standard"><text:s text:c="15"/>9.50653e-19 <text:s text:c="2"/>netid: c_4581:n</text:p>
      <text:p text:style-name="Standard"><text:s text:c="16"/>1.5286e-18 <text:s text:c="2"/>netid: c_4567:n</text:p>
      <text:p text:style-name="Standard"><text:s text:c="15"/>3.59089e-18 <text:s text:c="2"/>netid: c_4566:n</text:p>
      <text:p text:style-name="Standard"><text:s text:c="15"/>7.57865e-19 <text:s text:c="2"/>netid: c_4566:n</text:p>
      <text:p text:style-name="Standard"><text:s text:c="15"/>1.19576e-18 <text:s text:c="2"/>netid: c_4585:n</text:p>
      <text:p text:style-name="Standard"><text:s text:c="15"/>3.59964e-19 <text:s text:c="2"/>netid: c_4564:n</text:p>
      <text:p text:style-name="Standard"><text:s text:c="16"/>1.2468e-18 <text:s text:c="2"/>netid: c_4587:n</text:p>
      <text:p text:style-name="Standard"><text:s text:c="15"/>9.02947e-19 <text:s text:c="2"/>netid: c_4588:n</text:p>
      <text:p text:style-name="Standard"><text:s text:c="15"/>1.58736e-18 <text:s text:c="2"/>netid: c_4589:n</text:p>
      <text:p text:style-name="Standard"><text:s text:c="15"/>9.93767e-18 <text:s text:c="2"/>netid: c_4564:n</text:p>
      <text:p text:style-name="Standard"><text:s text:c="16"/>5.1726e-18 <text:s text:c="2"/>netid: c_4564:n</text:p>
      <text:p text:style-name="Standard"><text:s text:c="15"/>7.77964e-18 <text:s text:c="2"/>netid: c_4564:n</text:p>
      <text:p text:style-name="Standard"><text:s text:c="17"/>7.482e-19 <text:s text:c="2"/>netid: XI5/XI2/MPM1:g</text:p>
      <text:p text:style-name="Standard"><text:s text:c="15"/>4.84467e-18 <text:s text:c="2"/>netid: c_4564:n</text:p>
      <text:p text:style-name="Standard"><text:s text:c="15"/>4.84467e-18 <text:s text:c="2"/>netid: c_4564:n</text:p>
      <text:p text:style-name="Standard"><text:s text:c="15"/>7.39752e-19 <text:s text:c="2"/>netid: XI5/XI3/MNM0:g</text:p>
      <text:p text:style-name="Standard"><text:s text:c="15"/>1.51997e-17 <text:s text:c="2"/>netid: c_4564:n</text:p>
      <text:p text:style-name="Standard"><text:s text:c="15"/>7.19115e-18 <text:s text:c="2"/>netid: c_4564:n</text:p>
      <text:p text:style-name="Standard"><text:s text:c="15"/>3.07154e-18 <text:s text:c="2"/>netid: XI5/XI6/MPM0:d</text:p>
      <text:p text:style-name="Standard"><text:s text:c="15"/>3.26793e-18 <text:s text:c="2"/>netid: XI5/XI6/MPM2:d</text:p>
      <text:p text:style-name="Standard"><text:s text:c="15"/>1.88706e-17 <text:s text:c="2"/>netid: c_4877:n</text:p>
      <text:p text:style-name="Standard"><text:s text:c="15"/>1.89654e-17 <text:s text:c="2"/>netid: c_4878:n</text:p>
      <text:p text:style-name="Standard"><text:s text:c="15"/>1.92899e-18 <text:s text:c="2"/>netid: c_4879:n</text:p>
      <text:p text:style-name="Standard"><text:s text:c="15"/>9.35537e-19 <text:s text:c="2"/>netid: c_4877:n</text:p>
      <text:p text:style-name="Standard"><text:s text:c="15"/>3.07374e-18 <text:s text:c="2"/>netid: XI5/XI6/MPM2:d</text:p>
      <text:p text:style-name="Standard"><text:soft-page-break/><text:s text:c="15"/>1.90965e-17 <text:s text:c="2"/>netid: c_4877:n</text:p>
      <text:p text:style-name="Standard"><text:s text:c="15"/>5.92411e-18 <text:s text:c="2"/>netid: c_4883:n</text:p>
      <text:p text:style-name="Standard"><text:s text:c="15"/>2.82273e-18 <text:s text:c="2"/>netid: c_4884:n</text:p>
      <text:p text:style-name="Standard"><text:s text:c="16"/>1.2804e-18 <text:s text:c="2"/>netid: c_4885:n</text:p>
      <text:p text:style-name="Standard"><text:s text:c="15"/>7.45043e-19 <text:s text:c="2"/>netid: XI5/NET24</text:p>
      <text:p text:style-name="Standard"><text:s text:c="15"/>2.29788e-17 <text:s text:c="2"/>netid: XI5/XI6/MPM2:d</text:p>
      <text:p text:style-name="Standard"><text:s text:c="15"/>3.32157e-18 <text:s text:c="2"/>netid: c_4877:n</text:p>
      <text:p text:style-name="Standard"><text:s text:c="16"/>1.1821e-18 <text:s text:c="2"/>netid: c_4883:n</text:p>
      <text:p text:style-name="Standard"><text:s text:c="15"/>2.30064e-17 <text:s text:c="2"/>netid: XI5/XI6/MPM0:d</text:p>
      <text:p text:style-name="Standard"><text:s text:c="15"/>3.33717e-18 <text:s text:c="2"/>netid: c_4891:n</text:p>
      <text:p text:style-name="Standard"><text:s text:c="15"/>2.45761e-17 <text:s text:c="2"/>netid: XI5/XI6/MPM2:d</text:p>
      <text:p text:style-name="Standard"><text:s text:c="15"/>3.33952e-18 <text:s text:c="2"/>netid: c_4877:n</text:p>
      <text:p text:style-name="Standard"><text:s text:c="15"/>1.69852e-18 <text:s text:c="2"/>netid: XI5/XI1/XI0/MNM0:g</text:p>
      <text:p text:style-name="Standard"><text:s text:c="15"/>1.90648e-18 <text:s text:c="2"/>netid: XI5/XI1/XI0/MNM0:g</text:p>
      <text:p text:style-name="Standard"><text:s text:c="15"/>2.90255e-19 <text:s text:c="2"/>netid: c_4896:n</text:p>
      <text:p text:style-name="Standard"><text:s text:c="15"/>5.78008e-18 <text:s text:c="2"/>netid: c_4884:n</text:p>
      <text:p text:style-name="Standard"><text:s text:c="16"/>1.2817e-18 <text:s text:c="2"/>netid: XI5/XI1/XI0/MNM0:g</text:p>
      <text:p text:style-name="Standard"><text:s text:c="15"/>9.31068e-19 <text:s text:c="2"/>netid: c_4884:n</text:p>
      <text:p text:style-name="Standard"><text:s text:c="15"/>1.91799e-17 <text:s text:c="2"/>netid: c_4884:n</text:p>
      <text:p text:style-name="Standard"><text:s text:c="16"/>8.8646e-19 <text:s text:c="2"/>netid: c_4891:n</text:p>
      <text:p text:style-name="Standard"><text:s text:c="15"/>4.46689e-18 <text:s text:c="2"/>netid: c_4877:n</text:p>
      <text:p text:style-name="Standard"><text:s text:c="15"/>9.67653e-19 <text:s text:c="2"/>netid: XI5/XI6/MPM2:d</text:p>
      <text:p text:style-name="Standard"><text:s text:c="15"/>7.66853e-18 <text:s text:c="2"/>netid: c_4884:n</text:p>
      <text:p text:style-name="Standard"><text:s text:c="15"/>1.53928e-18 <text:s text:c="2"/>netid: c_4877:n</text:p>
      <text:p text:style-name="Standard"><text:s text:c="15"/>1.82996e-18 <text:s text:c="2"/>netid: c_4883:n</text:p>
      <text:p text:style-name="Standard"><text:s text:c="15"/>3.59371e-18 <text:s text:c="2"/>netid: c_4907:n</text:p>
      <text:p text:style-name="Standard"><text:s text:c="15"/>1.48238e-18 <text:s text:c="2"/>netid: c_4885:n</text:p>
      <text:p text:style-name="Standard"><text:s text:c="15"/>1.02215e-17 <text:s text:c="2"/>netid: c_4884:n</text:p>
      <text:p text:style-name="Standard"><text:s text:c="15"/>1.12913e-17 <text:s text:c="2"/>netid: c_4884:n</text:p>
      <text:p text:style-name="Standard"><text:s text:c="15"/>4.45884e-18 <text:s text:c="2"/>netid: c_4884:n</text:p>
      <text:p text:style-name="Standard"><text:s text:c="15"/>6.68956e-18 <text:s text:c="2"/>netid: c_4884:n</text:p>
      <text:p text:style-name="Standard"><text:s text:c="16"/>2.2121e-18 <text:s text:c="2"/>netid: c_4891:n</text:p>
      <text:p text:style-name="Standard"><text:s text:c="15"/>3.30479e-19 <text:s text:c="2"/>netid: c_4885:n</text:p>
      <text:p text:style-name="Standard"><text:s text:c="15"/>4.13058e-18 <text:s text:c="2"/>netid: c_4884:n</text:p>
      <text:p text:style-name="Standard"><text:s text:c="15"/>4.13058e-18 <text:s text:c="2"/>netid: c_4884:n</text:p>
      <text:p text:style-name="Standard"><text:s text:c="16"/>9.6582e-19 <text:s text:c="2"/>netid: XI5/XI1/XI0/MNM0:g</text:p>
      <text:p text:style-name="Standard"><text:s text:c="15"/>1.29808e-17 <text:s text:c="2"/>netid: c_4884:n</text:p>
      <text:p text:style-name="Standard"><text:s text:c="15"/>6.10652e-18 <text:s text:c="2"/>netid: c_4884:n</text:p>
      <text:p text:style-name="Standard"><text:s text:c="15"/>3.14716e-18 <text:s text:c="2"/>netid: c_5119:n</text:p>
      <text:p text:style-name="Standard"><text:s text:c="15"/>3.15964e-18 <text:s text:c="2"/>netid: XI5/XI3/MPM0:d</text:p>
      <text:p text:style-name="Standard"><text:s text:c="15"/>1.44322e-17 <text:s text:c="2"/>netid: c_5121:n</text:p>
      <text:p text:style-name="Standard"><text:s text:c="15"/>1.30864e-17 <text:s text:c="2"/>netid: c_5122:n</text:p>
      <text:p text:style-name="Standard"><text:s text:c="15"/>1.76145e-18 <text:s text:c="2"/>netid: c_5123:n</text:p>
      <text:p text:style-name="Standard"><text:s text:c="16"/>2.1594e-18 <text:s text:c="2"/>netid: c_5124:n</text:p>
      <text:p text:style-name="Standard"><text:s text:c="15"/>2.37671e-18 <text:s text:c="2"/>netid: c_5125:n</text:p>
      <text:p text:style-name="Standard"><text:s text:c="15"/>1.02178e-18 <text:s text:c="2"/>netid: c_5119:n</text:p>
      <text:p text:style-name="Standard"><text:s text:c="15"/>1.02178e-18 <text:s text:c="2"/>netid: XI5/XI3/MPM0:d</text:p>
      <text:p text:style-name="Standard"><text:s text:c="15"/>2.53261e-18 <text:s text:c="2"/>netid: c_5122:n</text:p>
      <text:p text:style-name="Standard"><text:s text:c="15"/>2.96789e-19 <text:s text:c="2"/>netid: c_5129:n</text:p>
      <text:p text:style-name="Standard"><text:s text:c="15"/>1.81844e-18 <text:s text:c="2"/>netid: XI5/XI0/XI0/MNM0:g</text:p>
      <text:p text:style-name="Standard"><text:s text:c="15"/>1.72583e-18 <text:s text:c="2"/>netid: XI5/XI0/XI0/MNM0:g</text:p>
      <text:p text:style-name="Standard"><text:s text:c="15"/>3.11146e-19 <text:s text:c="2"/>netid: c_5132:n</text:p>
      <text:p text:style-name="Standard"><text:soft-page-break/><text:s text:c="15"/>5.32703e-18 <text:s text:c="2"/>netid: c_5133:n</text:p>
      <text:p text:style-name="Standard"><text:s text:c="15"/>1.27988e-18 <text:s text:c="2"/>netid: XI5/XI0/XI0/MNM0:g</text:p>
      <text:p text:style-name="Standard"><text:s text:c="15"/>3.54407e-18 <text:s text:c="2"/>netid: c_5133:n</text:p>
      <text:p text:style-name="Standard"><text:s text:c="15"/>1.68877e-17 <text:s text:c="2"/>netid: c_5133:n</text:p>
      <text:p text:style-name="Standard"><text:s text:c="15"/>4.23415e-19 <text:s text:c="2"/>netid: c_5125:n</text:p>
      <text:p text:style-name="Standard"><text:s text:c="15"/>4.82043e-19 <text:s text:c="2"/>netid: c_5122:n</text:p>
      <text:p text:style-name="Standard"><text:s text:c="15"/>2.94279e-18 <text:s text:c="2"/>netid: c_5125:n</text:p>
      <text:p text:style-name="Standard"><text:s text:c="15"/>2.47359e-17 <text:s text:c="2"/>netid: c_5119:n</text:p>
      <text:p text:style-name="Standard"><text:s text:c="15"/>2.30064e-17 <text:s text:c="2"/>netid: XI5/XI3/MPM0:d</text:p>
      <text:p text:style-name="Standard"><text:s text:c="15"/>2.51214e-19 <text:s text:c="2"/>netid: c_5121:n</text:p>
      <text:p text:style-name="Standard"><text:s text:c="15"/>2.15745e-18 <text:s text:c="2"/>netid: c_5122:n</text:p>
      <text:p text:style-name="Standard"><text:s text:c="15"/>2.04469e-18 <text:s text:c="2"/>netid: c_5133:n</text:p>
      <text:p text:style-name="Standard"><text:s text:c="15"/>5.93064e-19 <text:s text:c="2"/>netid: c_5145:n</text:p>
      <text:p text:style-name="Standard"><text:s text:c="15"/>3.87275e-18 <text:s text:c="2"/>netid: c_5146:n</text:p>
      <text:p text:style-name="Standard"><text:s text:c="15"/>1.22022e-17 <text:s text:c="2"/>netid: c_5133:n</text:p>
      <text:p text:style-name="Standard"><text:s text:c="15"/>1.15734e-17 <text:s text:c="2"/>netid: c_5133:n</text:p>
      <text:p text:style-name="Standard"><text:s text:c="15"/>4.14181e-18 <text:s text:c="2"/>netid: c_5133:n</text:p>
      <text:p text:style-name="Standard"><text:s text:c="15"/>8.01536e-18 <text:s text:c="2"/>netid: c_5133:n</text:p>
      <text:p text:style-name="Standard"><text:s text:c="15"/>3.77536e-18 <text:s text:c="2"/>netid: c_5133:n</text:p>
      <text:p text:style-name="Standard"><text:s text:c="16"/>7.3661e-18 <text:s text:c="2"/>netid: c_5133:n</text:p>
      <text:p text:style-name="Standard"><text:s text:c="15"/>7.41705e-19 <text:s text:c="2"/>netid: XI5/XI0/XI0/MNM0:g</text:p>
      <text:p text:style-name="Standard"><text:s text:c="15"/>1.57822e-17 <text:s text:c="2"/>netid: c_5133:n</text:p>
      <text:p text:style-name="Standard"><text:s text:c="15"/>7.36611e-18 <text:s text:c="2"/>netid: c_5133:n</text:p>
      <text:p text:style-name="Standard"><text:s text:c="15"/>2.57339e-18 <text:s text:c="2"/>netid: c_83:n</text:p>
      <text:p text:style-name="Standard"><text:s text:c="15"/>2.57339e-18 <text:s text:c="2"/>netid: c_130:n</text:p>
      <text:p text:style-name="Standard"><text:s text:c="15"/>1.27799e-18 <text:s text:c="2"/>netid: c_331:n</text:p>
      <text:p text:style-name="Standard"><text:s text:c="16"/>1.5844e-18 <text:s text:c="2"/>netid: c_358:n</text:p>
      <text:p text:style-name="Standard"><text:s text:c="15"/>1.64791e-18 <text:s text:c="2"/>netid: c_507:n</text:p>
      <text:p text:style-name="Standard"><text:s text:c="15"/>1.65561e-18 <text:s text:c="2"/>netid: c_530:n</text:p>
      <text:p text:style-name="Standard"><text:s text:c="15"/>1.73062e-18 <text:s text:c="2"/>netid: c_551:n</text:p>
      <text:p text:style-name="Standard"><text:s text:c="15"/>1.73062e-18 <text:s text:c="2"/>netid: c_574:n</text:p>
      <text:p text:style-name="Standard"><text:s text:c="15"/>1.62768e-18 <text:s text:c="2"/>netid: XI6/XI2/MNM0:g</text:p>
      <text:p text:style-name="Standard"><text:s text:c="16"/>1.2203e-18 <text:s text:c="2"/>netid: c_5336:n</text:p>
      <text:p text:style-name="Standard"><text:s text:c="15"/>1.08918e-18 <text:s text:c="2"/>netid: c_5337:n</text:p>
      <text:p text:style-name="Standard"><text:s text:c="15"/>3.90604e-18 <text:s text:c="2"/>netid: c_5338:n</text:p>
      <text:p text:style-name="Standard"><text:s text:c="15"/>1.79449e-18 <text:s text:c="2"/>netid: XI6/XI2/MNM0:g</text:p>
      <text:p text:style-name="Standard"><text:s text:c="15"/>3.11146e-19 <text:s text:c="2"/>netid: c_5340:n</text:p>
      <text:p text:style-name="Standard"><text:s text:c="15"/>5.40515e-18 <text:s text:c="2"/>netid: c_5341:n</text:p>
      <text:p text:style-name="Standard"><text:s text:c="15"/>3.14716e-18 <text:s text:c="2"/>netid: c_5342:n</text:p>
      <text:p text:style-name="Standard"><text:s text:c="15"/>3.15964e-18 <text:s text:c="2"/>netid: XI6/XI1/XI0/MPM0:d</text:p>
      <text:p text:style-name="Standard"><text:s text:c="15"/>1.16626e-17 <text:s text:c="2"/>netid: c_5344:n</text:p>
      <text:p text:style-name="Standard"><text:s text:c="15"/>2.63821e-18 <text:s text:c="2"/>netid: c_5345:n</text:p>
      <text:p text:style-name="Standard"><text:s text:c="15"/>1.40799e-17 <text:s text:c="2"/>netid: c_5346:n</text:p>
      <text:p text:style-name="Standard"><text:s text:c="15"/>1.57629e-18 <text:s text:c="2"/>netid: c_5347:n</text:p>
      <text:p text:style-name="Standard"><text:s text:c="15"/>2.17346e-18 <text:s text:c="2"/>netid: c_5348:n</text:p>
      <text:p text:style-name="Standard"><text:s text:c="15"/>3.53931e-18 <text:s text:c="2"/>netid: c_5349:n</text:p>
      <text:p text:style-name="Standard"><text:s text:c="15"/>1.02178e-18 <text:s text:c="2"/>netid: c_5342:n</text:p>
      <text:p text:style-name="Standard"><text:s text:c="15"/>1.02178e-18 <text:s text:c="2"/>netid: XI6/XI1/XI0/MPM0:d</text:p>
      <text:p text:style-name="Standard"><text:s text:c="15"/>3.75944e-18 <text:s text:c="2"/>netid: c_5344:n</text:p>
      <text:p text:style-name="Standard"><text:s text:c="15"/>4.68369e-19 <text:s text:c="2"/>netid: c_5353:n</text:p>
      <text:p text:style-name="Standard"><text:s text:c="15"/>1.69852e-18 <text:s text:c="2"/>netid: XI6/XI1/XI1/MNM0:g</text:p>
      <text:p text:style-name="Standard"><text:s text:c="15"/>1.90648e-18 <text:s text:c="2"/>netid: XI6/XI1/XI1/MNM0:g</text:p>
      <text:p text:style-name="Standard"><text:soft-page-break/><text:s text:c="15"/>3.11146e-19 <text:s text:c="2"/>netid: c_5356:n</text:p>
      <text:p text:style-name="Standard"><text:s text:c="15"/>5.76536e-18 <text:s text:c="2"/>netid: c_5357:n</text:p>
      <text:p text:style-name="Standard"><text:s text:c="15"/>4.23415e-19 <text:s text:c="2"/>netid: c_5349:n</text:p>
      <text:p text:style-name="Standard"><text:s text:c="15"/>4.82043e-19 <text:s text:c="2"/>netid: c_5344:n</text:p>
      <text:p text:style-name="Standard"><text:s text:c="15"/>2.94279e-18 <text:s text:c="2"/>netid: c_5349:n</text:p>
      <text:p text:style-name="Standard"><text:s text:c="15"/>2.47359e-17 <text:s text:c="2"/>netid: c_5342:n</text:p>
      <text:p text:style-name="Standard"><text:s text:c="15"/>2.30064e-17 <text:s text:c="2"/>netid: XI6/XI1/XI0/MPM0:d</text:p>
      <text:p text:style-name="Standard"><text:s text:c="15"/>2.23471e-18 <text:s text:c="2"/>netid: c_5344:n</text:p>
      <text:p text:style-name="Standard"><text:s text:c="15"/>2.51214e-19 <text:s text:c="2"/>netid: c_5346:n</text:p>
      <text:p text:style-name="Standard"><text:s text:c="15"/>3.08174e-18 <text:s text:c="2"/>netid: c_5357:n</text:p>
      <text:p text:style-name="Standard"><text:s text:c="15"/>1.28098e-18 <text:s text:c="2"/>netid: XI6/XI1/XI1/MNM0:g</text:p>
      <text:p text:style-name="Standard"><text:s text:c="15"/>3.52896e-18 <text:s text:c="2"/>netid: c_5357:n</text:p>
      <text:p text:style-name="Standard"><text:s text:c="15"/>1.72751e-17 <text:s text:c="2"/>netid: c_5357:n</text:p>
      <text:p text:style-name="Standard"><text:s text:c="15"/>1.06395e-18 <text:s text:c="2"/>netid: c_5357:n</text:p>
      <text:p text:style-name="Standard"><text:s text:c="15"/>1.33123e-18 <text:s text:c="2"/>netid: c_5370:n</text:p>
      <text:p text:style-name="Standard"><text:s text:c="15"/>8.43384e-19 <text:s text:c="2"/>netid: c_5371:n</text:p>
      <text:p text:style-name="Standard"><text:s text:c="15"/>2.12089e-18 <text:s text:c="2"/>netid: c_5372:n</text:p>
      <text:p text:style-name="Standard"><text:s text:c="15"/>2.54938e-19 <text:s text:c="2"/>netid: c_5373:n</text:p>
      <text:p text:style-name="Standard"><text:s text:c="15"/>5.52601e-19 <text:s text:c="2"/>netid: c_5372:n</text:p>
      <text:p text:style-name="Standard"><text:s text:c="15"/>1.28661e-18 <text:s text:c="2"/>netid: XI6/XI2/MNM0:g</text:p>
      <text:p text:style-name="Standard"><text:s text:c="15"/>3.85137e-19 <text:s text:c="2"/>netid: c_5376:n</text:p>
      <text:p text:style-name="Standard"><text:s text:c="15"/>4.92656e-19 <text:s text:c="2"/>netid: c_5338:n</text:p>
      <text:p text:style-name="Standard"><text:s text:c="15"/>4.09837e-18 <text:s text:c="2"/>netid: c_5370:n</text:p>
      <text:p text:style-name="Standard"><text:s text:c="17"/>3.151e-19 <text:s text:c="2"/>netid: c_5379:n</text:p>
      <text:p text:style-name="Standard"><text:s text:c="16"/>5.4215e-19 <text:s text:c="2"/>netid: c_5380:n</text:p>
      <text:p text:style-name="Standard"><text:s text:c="15"/>1.36174e-17 <text:s text:c="2"/>netid: c_5341:n</text:p>
      <text:p text:style-name="Standard"><text:s text:c="15"/>8.32444e-19 <text:s text:c="2"/>netid: c_5373:n</text:p>
      <text:p text:style-name="Standard"><text:s text:c="15"/>5.34132e-18 <text:s text:c="2"/>netid: c_5383:n</text:p>
      <text:p text:style-name="Standard"><text:s text:c="15"/>3.69183e-19 <text:s text:c="2"/>netid: c_5357:n</text:p>
      <text:p text:style-name="Standard"><text:s text:c="15"/>1.00271e-17 <text:s text:c="2"/>netid: c_5357:n</text:p>
      <text:p text:style-name="Standard"><text:s text:c="15"/>3.94037e-18 <text:s text:c="2"/>netid: c_5357:n</text:p>
      <text:p text:style-name="Standard"><text:s text:c="15"/>3.47565e-18 <text:s text:c="2"/>netid: c_5387:n</text:p>
      <text:p text:style-name="Standard"><text:s text:c="15"/>2.74394e-18 <text:s text:c="2"/>netid: c_5372:n</text:p>
      <text:p text:style-name="Standard"><text:s text:c="15"/>3.47256e-18 <text:s text:c="2"/>netid: c_5372:n</text:p>
      <text:p text:style-name="Standard"><text:s text:c="15"/>3.80691e-19 <text:s text:c="2"/>netid: c_5370:n</text:p>
      <text:p text:style-name="Standard"><text:s text:c="15"/>1.35064e-18 <text:s text:c="2"/>netid: c_5391:n</text:p>
      <text:p text:style-name="Standard"><text:s text:c="15"/>6.39504e-19 <text:s text:c="2"/>netid: c_5392:n</text:p>
      <text:p text:style-name="Standard"><text:s text:c="15"/>6.57117e-18 <text:s text:c="2"/>netid: c_5393:n</text:p>
      <text:p text:style-name="Standard"><text:s text:c="16"/>2.4388e-19 <text:s text:c="2"/>netid: c_5371:n</text:p>
      <text:p text:style-name="Standard"><text:s text:c="15"/>3.27922e-18 <text:s text:c="2"/>netid: c_5370:n</text:p>
      <text:p text:style-name="Standard"><text:s text:c="16"/>9.4182e-18 <text:s text:c="2"/>netid: c_5371:n</text:p>
      <text:p text:style-name="Standard"><text:s text:c="15"/>3.64938e-18 <text:s text:c="2"/>netid: c_5393:n</text:p>
      <text:p text:style-name="Standard"><text:s text:c="15"/>3.28074e-19 <text:s text:c="2"/>netid: c_5370:n</text:p>
      <text:p text:style-name="Standard"><text:s text:c="15"/>5.04205e-18 <text:s text:c="2"/>netid: c_5399:n</text:p>
      <text:p text:style-name="Standard"><text:s text:c="15"/>1.90047e-18 <text:s text:c="2"/>netid: c_5393:n</text:p>
      <text:p text:style-name="Standard"><text:s text:c="15"/>8.91788e-18 <text:s text:c="2"/>netid: c_5341:n</text:p>
      <text:p text:style-name="Standard"><text:s text:c="15"/>3.56837e-18 <text:s text:c="2"/>netid: c_5357:n</text:p>
      <text:p text:style-name="Standard"><text:s text:c="15"/>6.97381e-18 <text:s text:c="2"/>netid: c_5357:n</text:p>
      <text:p text:style-name="Standard"><text:s text:c="15"/>9.71172e-19 <text:s text:c="2"/>netid: XI6/XI1/XI1/MNM0:g</text:p>
      <text:p text:style-name="Standard"><text:s text:c="16"/>1.5155e-17 <text:s text:c="2"/>netid: c_5357:n</text:p>
      <text:p text:style-name="Standard"><text:s text:c="15"/>6.97531e-18 <text:s text:c="2"/>netid: c_5357:n</text:p>
      <text:p text:style-name="Standard"><text:s text:c="15"/>7.70034e-18 <text:s text:c="2"/>netid: c_5357:n</text:p>
      <text:p text:style-name="Standard"><text:soft-page-break/><text:s text:c="15"/>9.50612e-18 <text:s text:c="2"/>netid: c_5372:n</text:p>
      <text:p text:style-name="Standard"><text:s text:c="15"/>6.28467e-19 <text:s text:c="2"/>netid: c_5409:n</text:p>
      <text:p text:style-name="Standard"><text:s text:c="16"/>1.1514e-18 <text:s text:c="2"/>netid: c_5391:n</text:p>
      <text:p text:style-name="Standard"><text:s text:c="15"/>1.87864e-18 <text:s text:c="2"/>netid: c_5393:n</text:p>
      <text:p text:style-name="Standard"><text:s text:c="15"/>5.04205e-18 <text:s text:c="2"/>netid: c_5341:n</text:p>
      <text:p text:style-name="Standard"><text:s text:c="15"/>3.49936e-18 <text:s text:c="2"/>netid: c_5393:n</text:p>
      <text:p text:style-name="Standard"><text:s text:c="15"/>2.41384e-19 <text:s text:c="2"/>netid: c_5414:n</text:p>
      <text:p text:style-name="Standard"><text:s text:c="15"/>9.88168e-18 <text:s text:c="2"/>netid: c_5341:n</text:p>
      <text:p text:style-name="Standard"><text:s text:c="15"/>8.35397e-19 <text:s text:c="2"/>netid: XI6/XI2/MNM0:g</text:p>
      <text:p text:style-name="Standard"><text:s text:c="15"/>2.71429e-18 <text:s text:c="2"/>netid: c_5379:n</text:p>
      <text:p text:style-name="Standard"><text:s text:c="15"/>2.57548e-19 <text:s text:c="2"/>netid: c_5380:n</text:p>
      <text:p text:style-name="Standard"><text:s text:c="15"/>1.85587e-17 <text:s text:c="2"/>netid: c_5341:n</text:p>
      <text:p text:style-name="Standard"><text:s text:c="15"/>8.21918e-18 <text:s text:c="2"/>netid: c_5341:n</text:p>
      <text:p text:style-name="Standard"><text:s text:c="15"/>3.07154e-18 <text:s text:c="2"/>netid: XI6/XI5/MPM0:d</text:p>
      <text:p text:style-name="Standard"><text:s text:c="15"/>3.26793e-18 <text:s text:c="2"/>netid: XI6/XI5/MPM2:d</text:p>
      <text:p text:style-name="Standard"><text:s text:c="15"/>1.88442e-17 <text:s text:c="2"/>netid: c_5776:n</text:p>
      <text:p text:style-name="Standard"><text:s text:c="15"/>1.89598e-17 <text:s text:c="2"/>netid: c_5777:n</text:p>
      <text:p text:style-name="Standard"><text:s text:c="15"/>2.04436e-18 <text:s text:c="2"/>netid: c_5778:n</text:p>
      <text:p text:style-name="Standard"><text:s text:c="15"/>9.35537e-19 <text:s text:c="2"/>netid: c_5776:n</text:p>
      <text:p text:style-name="Standard"><text:s text:c="15"/>3.07374e-18 <text:s text:c="2"/>netid: XI6/XI5/MPM2:d</text:p>
      <text:p text:style-name="Standard"><text:s text:c="15"/>1.87455e-17 <text:s text:c="2"/>netid: c_5776:n</text:p>
      <text:p text:style-name="Standard"><text:s text:c="15"/>4.26713e-18 <text:s text:c="2"/>netid: c_5782:n</text:p>
      <text:p text:style-name="Standard"><text:s text:c="15"/>2.51171e-18 <text:s text:c="2"/>netid: c_5783:n</text:p>
      <text:p text:style-name="Standard"><text:s text:c="15"/>2.29788e-17 <text:s text:c="2"/>netid: XI6/XI5/MPM2:d</text:p>
      <text:p text:style-name="Standard"><text:s text:c="15"/>3.32157e-18 <text:s text:c="2"/>netid: c_5776:n</text:p>
      <text:p text:style-name="Standard"><text:s text:c="15"/>1.15885e-18 <text:s text:c="2"/>netid: c_5782:n</text:p>
      <text:p text:style-name="Standard"><text:s text:c="15"/>2.30064e-17 <text:s text:c="2"/>netid: XI6/XI5/MPM0:d</text:p>
      <text:p text:style-name="Standard"><text:s text:c="15"/>3.33717e-18 <text:s text:c="2"/>netid: c_5788:n</text:p>
      <text:p text:style-name="Standard"><text:s text:c="15"/>2.45761e-17 <text:s text:c="2"/>netid: XI6/XI5/MPM2:d</text:p>
      <text:p text:style-name="Standard"><text:s text:c="15"/>3.33952e-18 <text:s text:c="2"/>netid: c_5776:n</text:p>
      <text:p text:style-name="Standard"><text:s text:c="16"/>6.7372e-19 <text:s text:c="2"/>netid: c_5791:n</text:p>
      <text:p text:style-name="Standard"><text:s text:c="15"/>1.28197e-17 <text:s text:c="2"/>netid: c_5791:n</text:p>
      <text:p text:style-name="Standard"><text:s text:c="15"/>1.42025e-18 <text:s text:c="2"/>netid: c_5791:n</text:p>
      <text:p text:style-name="Standard"><text:s text:c="16"/>1.7092e-18 <text:s text:c="2"/>netid: XI6/XI1/XI1/MPM1:g</text:p>
      <text:p text:style-name="Standard"><text:s text:c="15"/>2.09288e-18 <text:s text:c="2"/>netid: XI6/XI1/XI1/MPM1:g</text:p>
      <text:p text:style-name="Standard"><text:s text:c="15"/>2.17021e-18 <text:s text:c="2"/>netid: XI6/XI1/XI1/MPM1:g</text:p>
      <text:p text:style-name="Standard"><text:s text:c="15"/>3.72123e-19 <text:s text:c="2"/>netid: c_5783:n</text:p>
      <text:p text:style-name="Standard"><text:s text:c="15"/>8.87142e-19 <text:s text:c="2"/>netid: c_5788:n</text:p>
      <text:p text:style-name="Standard"><text:s text:c="15"/>4.55357e-18 <text:s text:c="2"/>netid: c_5776:n</text:p>
      <text:p text:style-name="Standard"><text:s text:c="15"/>9.67653e-19 <text:s text:c="2"/>netid: XI6/XI5/MPM2:d</text:p>
      <text:p text:style-name="Standard"><text:s text:c="15"/>2.27111e-19 <text:s text:c="2"/>netid: c_5801:n</text:p>
      <text:p text:style-name="Standard"><text:s text:c="15"/>4.56573e-19 <text:s text:c="2"/>netid: XI6/XI1/XI1/MPM1:g</text:p>
      <text:p text:style-name="Standard"><text:s text:c="15"/>2.16924e-18 <text:s text:c="2"/>netid: c_5788:n</text:p>
      <text:p text:style-name="Standard"><text:s text:c="15"/>6.70192e-19 <text:s text:c="2"/>netid: c_5776:n</text:p>
      <text:p text:style-name="Standard"><text:s text:c="15"/>2.49027e-19 <text:s text:c="2"/>netid: c_5801:n</text:p>
      <text:p text:style-name="Standard"><text:s text:c="15"/>9.21467e-19 <text:s text:c="2"/>netid: c_5776:n</text:p>
      <text:p text:style-name="Standard"><text:s text:c="15"/>1.87256e-18 <text:s text:c="2"/>netid: c_5807:n</text:p>
      <text:p text:style-name="Standard"><text:s text:c="15"/>2.17772e-19 <text:s text:c="2"/>netid: c_5808:n</text:p>
      <text:p text:style-name="Standard"><text:s text:c="15"/>1.64054e-18 <text:s text:c="2"/>netid: c_5809:n</text:p>
      <text:p text:style-name="Standard"><text:s text:c="15"/>2.90542e-19 <text:s text:c="2"/>netid: c_5783:n</text:p>
      <text:p text:style-name="Standard"><text:s text:c="15"/>1.08626e-18 <text:s text:c="2"/>netid: c_5783:n</text:p>
      <text:p text:style-name="Standard"><text:s text:c="15"/>9.80843e-19 <text:s text:c="2"/>netid: XI6/XI1/XI1/MPM1:g</text:p>
      <text:p text:style-name="Standard"><text:soft-page-break/><text:s text:c="15"/>1.86139e-18 <text:s text:c="2"/>netid: XI6/XI3/MPM1:g</text:p>
      <text:p text:style-name="Standard"><text:s text:c="16"/>1.8858e-18 <text:s text:c="2"/>netid: XI6/XI3/MPM1:g</text:p>
      <text:p text:style-name="Standard"><text:s text:c="15"/>1.73288e-18 <text:s text:c="2"/>netid: XI6/XI1/XI0/MPM1:g</text:p>
      <text:p text:style-name="Standard"><text:s text:c="15"/>2.06799e-18 <text:s text:c="2"/>netid: XI6/XI1/XI0/MPM1:g</text:p>
      <text:p text:style-name="Standard"><text:s text:c="16"/>3.1122e-18 <text:s text:c="2"/>netid: c_6135:n</text:p>
      <text:p text:style-name="Standard"><text:s text:c="15"/>3.15964e-18 <text:s text:c="2"/>netid: XI6/XI1/XI1/MPM0:d</text:p>
      <text:p text:style-name="Standard"><text:s text:c="15"/>1.40799e-17 <text:s text:c="2"/>netid: c_6137:n</text:p>
      <text:p text:style-name="Standard"><text:s text:c="15"/>7.20883e-18 <text:s text:c="2"/>netid: c_6138:n</text:p>
      <text:p text:style-name="Standard"><text:s text:c="16"/>2.1594e-18 <text:s text:c="2"/>netid: c_6139:n</text:p>
      <text:p text:style-name="Standard"><text:s text:c="15"/>3.53931e-18 <text:s text:c="2"/>netid: c_6140:n</text:p>
      <text:p text:style-name="Standard"><text:s text:c="15"/>3.75944e-18 <text:s text:c="2"/>netid: c_6141:n</text:p>
      <text:p text:style-name="Standard"><text:s text:c="15"/>1.02178e-18 <text:s text:c="2"/>netid: c_6135:n</text:p>
      <text:p text:style-name="Standard"><text:s text:c="15"/>1.02178e-18 <text:s text:c="2"/>netid: XI6/XI1/XI1/MPM0:d</text:p>
      <text:p text:style-name="Standard"><text:s text:c="15"/>4.23415e-19 <text:s text:c="2"/>netid: c_6140:n</text:p>
      <text:p text:style-name="Standard"><text:s text:c="15"/>4.82043e-19 <text:s text:c="2"/>netid: c_6141:n</text:p>
      <text:p text:style-name="Standard"><text:s text:c="15"/>2.94279e-18 <text:s text:c="2"/>netid: c_6140:n</text:p>
      <text:p text:style-name="Standard"><text:s text:c="15"/>3.02187e-18 <text:s text:c="2"/>netid: c_6141:n</text:p>
      <text:p text:style-name="Standard"><text:s text:c="15"/>2.47359e-17 <text:s text:c="2"/>netid: c_6135:n</text:p>
      <text:p text:style-name="Standard"><text:s text:c="15"/>2.30064e-17 <text:s text:c="2"/>netid: XI6/XI1/XI1/MPM0:d</text:p>
      <text:p text:style-name="Standard"><text:s text:c="15"/>2.51214e-19 <text:s text:c="2"/>netid: c_6137:n</text:p>
      <text:p text:style-name="Standard"><text:s text:c="15"/>2.57964e-19 <text:s text:c="2"/>netid: c_6138:n</text:p>
      <text:p text:style-name="Standard"><text:s text:c="15"/>1.54397e-18 <text:s text:c="2"/>netid: XI6/XI1/XI0/MPM1:g</text:p>
      <text:p text:style-name="Standard"><text:s text:c="15"/>7.20883e-18 <text:s text:c="2"/>netid: c_6141:n</text:p>
      <text:p text:style-name="Standard"><text:s text:c="15"/>4.31075e-19 <text:s text:c="2"/>netid: c_6141:n</text:p>
      <text:p text:style-name="Standard"><text:s text:c="16"/>8.0706e-19 <text:s text:c="2"/>netid: c_6155:n</text:p>
      <text:p text:style-name="Standard"><text:s text:c="15"/>2.45958e-19 <text:s text:c="2"/>netid: c_6156:n</text:p>
      <text:p text:style-name="Standard"><text:s text:c="15"/>5.25787e-19 <text:s text:c="2"/>netid: c_6157:n</text:p>
      <text:p text:style-name="Standard"><text:s text:c="15"/>1.67523e-18 <text:s text:c="2"/>netid: XI6/XI3/MPM1:g</text:p>
      <text:p text:style-name="Standard"><text:s text:c="16"/>3.6435e-19 <text:s text:c="2"/>netid: c_6159:n</text:p>
      <text:p text:style-name="Standard"><text:s text:c="15"/>3.20722e-19 <text:s text:c="2"/>netid: c_6160:n</text:p>
      <text:p text:style-name="Standard"><text:s text:c="15"/>4.49824e-19 <text:s text:c="2"/>netid: c_6161:n</text:p>
      <text:p text:style-name="Standard"><text:s text:c="15"/>7.11046e-19 <text:s text:c="2"/>netid: c_6162:n</text:p>
      <text:p text:style-name="Standard"><text:s text:c="15"/>9.80843e-19 <text:s text:c="2"/>netid: XI6/XI1/XI0/MPM1:g</text:p>
      <text:p text:style-name="Standard"><text:s text:c="15"/>2.70123e-18 <text:s text:c="2"/>netid: c_6164:n</text:p>
      <text:p text:style-name="Standard"><text:s text:c="15"/>1.53752e-18 <text:s text:c="2"/>netid: c_6165:n</text:p>
      <text:p text:style-name="Standard"><text:s text:c="15"/>7.57904e-19 <text:s text:c="2"/>netid: XI6/XI3/MPM1:g</text:p>
      <text:p text:style-name="Standard"><text:s text:c="16"/>3.1122e-18 <text:s text:c="2"/>netid: c_6571:n</text:p>
      <text:p text:style-name="Standard"><text:s text:c="15"/>3.15964e-18 <text:s text:c="2"/>netid: XI6/XI2/MPM0:d</text:p>
      <text:p text:style-name="Standard"><text:s text:c="15"/>1.35372e-17 <text:s text:c="2"/>netid: c_6573:n</text:p>
      <text:p text:style-name="Standard"><text:s text:c="15"/>7.11546e-18 <text:s text:c="2"/>netid: c_6574:n</text:p>
      <text:p text:style-name="Standard"><text:s text:c="15"/>7.20998e-19 <text:s text:c="2"/>netid: c_6575:n</text:p>
      <text:p text:style-name="Standard"><text:s text:c="15"/>1.43931e-18 <text:s text:c="2"/>netid: c_6576:n</text:p>
      <text:p text:style-name="Standard"><text:s text:c="15"/>2.37671e-18 <text:s text:c="2"/>netid: c_6577:n</text:p>
      <text:p text:style-name="Standard"><text:s text:c="15"/>2.53261e-18 <text:s text:c="2"/>netid: c_6578:n</text:p>
      <text:p text:style-name="Standard"><text:s text:c="15"/>1.02178e-18 <text:s text:c="2"/>netid: c_6571:n</text:p>
      <text:p text:style-name="Standard"><text:s text:c="15"/>1.02178e-18 <text:s text:c="2"/>netid: XI6/XI2/MPM0:d</text:p>
      <text:p text:style-name="Standard"><text:s text:c="15"/>1.83822e-18 <text:s text:c="2"/>netid: XI6/XI0/XI1/MPM1:g</text:p>
      <text:p text:style-name="Standard"><text:s text:c="15"/>1.97493e-18 <text:s text:c="2"/>netid: XI6/XI0/XI1/MPM1:g</text:p>
      <text:p text:style-name="Standard"><text:s text:c="15"/>2.57552e-18 <text:s text:c="2"/>netid: XI6/XI0/XI1/MPM1:g</text:p>
      <text:p text:style-name="Standard"><text:s text:c="15"/>4.23415e-19 <text:s text:c="2"/>netid: c_6577:n</text:p>
      <text:p text:style-name="Standard"><text:s text:c="15"/>4.82043e-19 <text:s text:c="2"/>netid: c_6578:n</text:p>
      <text:p text:style-name="Standard"><text:s text:c="15"/>2.94279e-18 <text:s text:c="2"/>netid: c_6577:n</text:p>
      <text:p text:style-name="Standard"><text:soft-page-break/><text:s text:c="15"/>3.02187e-18 <text:s text:c="2"/>netid: c_6578:n</text:p>
      <text:p text:style-name="Standard"><text:s text:c="15"/>2.47359e-17 <text:s text:c="2"/>netid: c_6571:n</text:p>
      <text:p text:style-name="Standard"><text:s text:c="15"/>2.30064e-17 <text:s text:c="2"/>netid: XI6/XI2/MPM0:d</text:p>
      <text:p text:style-name="Standard"><text:s text:c="15"/>2.51214e-19 <text:s text:c="2"/>netid: c_6573:n</text:p>
      <text:p text:style-name="Standard"><text:s text:c="15"/>2.57964e-19 <text:s text:c="2"/>netid: c_6574:n</text:p>
      <text:p text:style-name="Standard"><text:s text:c="15"/>7.11546e-18 <text:s text:c="2"/>netid: c_6578:n</text:p>
      <text:p text:style-name="Standard"><text:s text:c="15"/>1.06412e-18 <text:s text:c="2"/>netid: c_6593:n</text:p>
      <text:p text:style-name="Standard"><text:s text:c="15"/>7.61072e-19 <text:s text:c="2"/>netid: XI6/XI0/XI1/MPM1:g</text:p>
      <text:p text:style-name="Standard"><text:s text:c="15"/>1.83822e-18 <text:s text:c="2"/>netid: XI6/XI2/MPM1:g</text:p>
      <text:p text:style-name="Standard"><text:s text:c="16"/>1.9106e-18 <text:s text:c="2"/>netid: XI6/XI2/MPM1:g</text:p>
      <text:p text:style-name="Standard"><text:s text:c="15"/>1.81844e-18 <text:s text:c="2"/>netid: XI6/XI3/MNM0:g</text:p>
      <text:p text:style-name="Standard"><text:s text:c="15"/>1.72583e-18 <text:s text:c="2"/>netid: XI6/XI3/MNM0:g</text:p>
      <text:p text:style-name="Standard"><text:s text:c="15"/>5.23215e-18 <text:s text:c="2"/>netid: c_6827:n</text:p>
      <text:p text:style-name="Standard"><text:s text:c="15"/>3.11146e-19 <text:s text:c="2"/>netid: c_6828:n</text:p>
      <text:p text:style-name="Standard"><text:s text:c="15"/>1.24891e-17 <text:s text:c="2"/>netid: c_6829:n</text:p>
      <text:p text:style-name="Standard"><text:s text:c="15"/>1.72526e-18 <text:s text:c="2"/>netid: c_6830:n</text:p>
      <text:p text:style-name="Standard"><text:s text:c="15"/>1.10492e-18 <text:s text:c="2"/>netid: c_6830:n</text:p>
      <text:p text:style-name="Standard"><text:s text:c="15"/>3.19958e-18 <text:s text:c="2"/>netid: c_6830:n</text:p>
      <text:p text:style-name="Standard"><text:s text:c="15"/>1.18731e-17 <text:s text:c="2"/>netid: c_6833:n</text:p>
      <text:p text:style-name="Standard"><text:s text:c="15"/>6.26428e-18 <text:s text:c="2"/>netid: c_6829:n</text:p>
      <text:p text:style-name="Standard"><text:s text:c="16"/>3.0994e-18 <text:s text:c="2"/>netid: c_6827:n</text:p>
      <text:p text:style-name="Standard"><text:s text:c="15"/>1.51008e-18 <text:s text:c="2"/>netid: XI6/XI2/MPM1:g</text:p>
      <text:p text:style-name="Standard"><text:s text:c="15"/>1.28061e-18 <text:s text:c="2"/>netid: XI6/XI3/MNM0:g</text:p>
      <text:p text:style-name="Standard"><text:s text:c="15"/>4.75181e-19 <text:s text:c="2"/>netid: c_6827:n</text:p>
      <text:p text:style-name="Standard"><text:s text:c="15"/>2.01368e-17 <text:s text:c="2"/>netid: c_6827:n</text:p>
      <text:p text:style-name="Standard"><text:s text:c="15"/>1.90131e-18 <text:s text:c="2"/>netid: c_6840:n</text:p>
      <text:p text:style-name="Standard"><text:s text:c="15"/>5.16926e-17 <text:s text:c="2"/>netid: c_6830:n</text:p>
      <text:p text:style-name="Standard"><text:s text:c="15"/>2.46466e-19 <text:s text:c="2"/>netid: c_6833:n</text:p>
      <text:p text:style-name="Standard"><text:s text:c="15"/>3.06082e-18 <text:s text:c="2"/>netid: c_6829:n</text:p>
      <text:p text:style-name="Standard"><text:s text:c="15"/>9.50653e-19 <text:s text:c="2"/>netid: c_6844:n</text:p>
      <text:p text:style-name="Standard"><text:s text:c="16"/>1.5286e-18 <text:s text:c="2"/>netid: c_6830:n</text:p>
      <text:p text:style-name="Standard"><text:s text:c="15"/>3.59089e-18 <text:s text:c="2"/>netid: c_6829:n</text:p>
      <text:p text:style-name="Standard"><text:s text:c="16"/>7.5554e-19 <text:s text:c="2"/>netid: c_6829:n</text:p>
      <text:p text:style-name="Standard"><text:s text:c="15"/>1.24769e-18 <text:s text:c="2"/>netid: c_6848:n</text:p>
      <text:p text:style-name="Standard"><text:s text:c="15"/>3.71429e-19 <text:s text:c="2"/>netid: c_6827:n</text:p>
      <text:p text:style-name="Standard"><text:s text:c="15"/>1.27675e-18 <text:s text:c="2"/>netid: c_6850:n</text:p>
      <text:p text:style-name="Standard"><text:s text:c="15"/>5.54047e-19 <text:s text:c="2"/>netid: c_6851:n</text:p>
      <text:p text:style-name="Standard"><text:s text:c="15"/>1.93719e-18 <text:s text:c="2"/>netid: c_6852:n</text:p>
      <text:p text:style-name="Standard"><text:s text:c="15"/>1.10881e-17 <text:s text:c="2"/>netid: c_6827:n</text:p>
      <text:p text:style-name="Standard"><text:s text:c="15"/>4.52298e-18 <text:s text:c="2"/>netid: c_6827:n</text:p>
      <text:p text:style-name="Standard"><text:s text:c="16"/>8.9134e-18 <text:s text:c="2"/>netid: c_6827:n</text:p>
      <text:p text:style-name="Standard"><text:s text:c="15"/>7.57904e-19 <text:s text:c="2"/>netid: XI6/XI2/MPM1:g</text:p>
      <text:p text:style-name="Standard"><text:s text:c="15"/>4.18718e-18 <text:s text:c="2"/>netid: c_6827:n</text:p>
      <text:p text:style-name="Standard"><text:s text:c="15"/>8.21824e-18 <text:s text:c="2"/>netid: c_6827:n</text:p>
      <text:p text:style-name="Standard"><text:s text:c="16"/>7.4927e-19 <text:s text:c="2"/>netid: XI6/XI3/MNM0:g</text:p>
      <text:p text:style-name="Standard"><text:s text:c="15"/>1.76836e-17 <text:s text:c="2"/>netid: c_6827:n</text:p>
      <text:p text:style-name="Standard"><text:s text:c="15"/>8.21869e-18 <text:s text:c="2"/>netid: c_6827:n</text:p>
      <text:p text:style-name="Standard"><text:s text:c="15"/>4.21364e-18 <text:s text:c="2"/>netid: c_7123:n</text:p>
      <text:p text:style-name="Standard"><text:s text:c="16"/>1.8541e-18 <text:s text:c="2"/>netid: c_7124:n</text:p>
      <text:p text:style-name="Standard"><text:s text:c="15"/>6.79039e-19 <text:s text:c="2"/>netid: c_7125:n</text:p>
      <text:p text:style-name="Standard"><text:s text:c="15"/>1.39693e-18 <text:s text:c="2"/>netid: c_7126:n</text:p>
      <text:p text:style-name="Standard"><text:s text:c="15"/>2.69068e-19 <text:s text:c="2"/>netid: c_7123:n</text:p>
      <text:p text:style-name="Standard"><text:soft-page-break/><text:s text:c="15"/>3.81071e-18 <text:s text:c="2"/>netid: c_7128:n</text:p>
      <text:p text:style-name="Standard"><text:s text:c="16"/>6.1646e-18 <text:s text:c="2"/>netid: c_7124:n</text:p>
      <text:p text:style-name="Standard"><text:s text:c="15"/>3.07154e-18 <text:s text:c="2"/>netid: XI6/XI6/MPM0:d</text:p>
      <text:p text:style-name="Standard"><text:s text:c="15"/>3.26793e-18 <text:s text:c="2"/>netid: XI6/XI6/MPM2:d</text:p>
      <text:p text:style-name="Standard"><text:s text:c="15"/>1.88706e-17 <text:s text:c="2"/>netid: c_7132:n</text:p>
      <text:p text:style-name="Standard"><text:s text:c="15"/>1.89654e-17 <text:s text:c="2"/>netid: c_7133:n</text:p>
      <text:p text:style-name="Standard"><text:s text:c="15"/>1.92899e-18 <text:s text:c="2"/>netid: c_7124:n</text:p>
      <text:p text:style-name="Standard"><text:s text:c="15"/>9.35537e-19 <text:s text:c="2"/>netid: c_7132:n</text:p>
      <text:p text:style-name="Standard"><text:s text:c="15"/>3.07374e-18 <text:s text:c="2"/>netid: XI6/XI6/MPM2:d</text:p>
      <text:p text:style-name="Standard"><text:s text:c="15"/>1.90965e-17 <text:s text:c="2"/>netid: c_7132:n</text:p>
      <text:p text:style-name="Standard"><text:s text:c="15"/>4.06651e-18 <text:s text:c="2"/>netid: c_7138:n</text:p>
      <text:p text:style-name="Standard"><text:s text:c="15"/>2.82273e-18 <text:s text:c="2"/>netid: c_7139:n</text:p>
      <text:p text:style-name="Standard"><text:s text:c="16"/>1.2804e-18 <text:s text:c="2"/>netid: c_7140:n</text:p>
      <text:p text:style-name="Standard"><text:s text:c="15"/>7.45043e-19 <text:s text:c="2"/>netid: XI6/NET24</text:p>
      <text:p text:style-name="Standard"><text:s text:c="15"/>2.29788e-17 <text:s text:c="2"/>netid: XI6/XI6/MPM2:d</text:p>
      <text:p text:style-name="Standard"><text:s text:c="15"/>3.32157e-18 <text:s text:c="2"/>netid: c_7132:n</text:p>
      <text:p text:style-name="Standard"><text:s text:c="16"/>1.1821e-18 <text:s text:c="2"/>netid: c_7138:n</text:p>
      <text:p text:style-name="Standard"><text:s text:c="15"/>2.30064e-17 <text:s text:c="2"/>netid: XI6/XI6/MPM0:d</text:p>
      <text:p text:style-name="Standard"><text:s text:c="15"/>3.33717e-18 <text:s text:c="2"/>netid: c_7146:n</text:p>
      <text:p text:style-name="Standard"><text:s text:c="15"/>2.45761e-17 <text:s text:c="2"/>netid: XI6/XI6/MPM2:d</text:p>
      <text:p text:style-name="Standard"><text:s text:c="15"/>3.33952e-18 <text:s text:c="2"/>netid: c_7132:n</text:p>
      <text:p text:style-name="Standard"><text:s text:c="15"/>1.69852e-18 <text:s text:c="2"/>netid: XI6/XI1/XI0/MNM0:g</text:p>
      <text:p text:style-name="Standard"><text:s text:c="15"/>1.90648e-18 <text:s text:c="2"/>netid: XI6/XI1/XI0/MNM0:g</text:p>
      <text:p text:style-name="Standard"><text:s text:c="15"/>3.11146e-19 <text:s text:c="2"/>netid: c_7151:n</text:p>
      <text:p text:style-name="Standard"><text:s text:c="15"/>5.64892e-18 <text:s text:c="2"/>netid: c_7139:n</text:p>
      <text:p text:style-name="Standard"><text:s text:c="16"/>1.2817e-18 <text:s text:c="2"/>netid: XI6/XI1/XI0/MNM0:g</text:p>
      <text:p text:style-name="Standard"><text:s text:c="15"/>9.31068e-19 <text:s text:c="2"/>netid: c_7139:n</text:p>
      <text:p text:style-name="Standard"><text:s text:c="15"/>1.88608e-17 <text:s text:c="2"/>netid: c_7139:n</text:p>
      <text:p text:style-name="Standard"><text:s text:c="15"/>8.86748e-19 <text:s text:c="2"/>netid: c_7146:n</text:p>
      <text:p text:style-name="Standard"><text:s text:c="15"/>2.69473e-19 <text:s text:c="2"/>netid: XI6/XI6/MPM2:d</text:p>
      <text:p text:style-name="Standard"><text:s text:c="15"/>3.80775e-18 <text:s text:c="2"/>netid: c_7132:n</text:p>
      <text:p text:style-name="Standard"><text:s text:c="15"/>8.20668e-19 <text:s text:c="2"/>netid: XI6/XI6/MPM2:d</text:p>
      <text:p text:style-name="Standard"><text:s text:c="15"/>7.03239e-18 <text:s text:c="2"/>netid: c_7139:n</text:p>
      <text:p text:style-name="Standard"><text:s text:c="16"/>6.2176e-19 <text:s text:c="2"/>netid: c_7139:n</text:p>
      <text:p text:style-name="Standard"><text:s text:c="15"/>3.07985e-18 <text:s text:c="2"/>netid: c_7132:n</text:p>
      <text:p text:style-name="Standard"><text:s text:c="15"/>1.41258e-18 <text:s text:c="2"/>netid: c_7132:n</text:p>
      <text:p text:style-name="Standard"><text:s text:c="15"/>1.86726e-18 <text:s text:c="2"/>netid: c_7138:n</text:p>
      <text:p text:style-name="Standard"><text:s text:c="15"/>3.66908e-18 <text:s text:c="2"/>netid: c_7165:n</text:p>
      <text:p text:style-name="Standard"><text:s text:c="15"/>1.54725e-18 <text:s text:c="2"/>netid: c_7140:n</text:p>
      <text:p text:style-name="Standard"><text:s text:c="15"/>1.15419e-17 <text:s text:c="2"/>netid: c_7139:n</text:p>
      <text:p text:style-name="Standard"><text:s text:c="15"/>1.23571e-17 <text:s text:c="2"/>netid: c_7139:n</text:p>
      <text:p text:style-name="Standard"><text:s text:c="15"/>3.90262e-18 <text:s text:c="2"/>netid: c_7139:n</text:p>
      <text:p text:style-name="Standard"><text:s text:c="15"/>7.67704e-18 <text:s text:c="2"/>netid: c_7139:n</text:p>
      <text:p text:style-name="Standard"><text:s text:c="15"/>2.25585e-18 <text:s text:c="2"/>netid: c_7146:n</text:p>
      <text:p text:style-name="Standard"><text:s text:c="15"/>3.30479e-19 <text:s text:c="2"/>netid: c_7140:n</text:p>
      <text:p text:style-name="Standard"><text:s text:c="15"/>3.56837e-18 <text:s text:c="2"/>netid: c_7139:n</text:p>
      <text:p text:style-name="Standard"><text:s text:c="15"/>6.97381e-18 <text:s text:c="2"/>netid: c_7139:n</text:p>
      <text:p text:style-name="Standard"><text:s text:c="15"/>9.71172e-19 <text:s text:c="2"/>netid: XI6/XI1/XI0/MNM0:g</text:p>
      <text:p text:style-name="Standard"><text:s text:c="15"/>1.51107e-17 <text:s text:c="2"/>netid: c_7139:n</text:p>
      <text:p text:style-name="Standard"><text:s text:c="15"/>6.97471e-18 <text:s text:c="2"/>netid: c_7139:n</text:p>
      <text:p text:style-name="Standard"><text:s text:c="15"/>3.14716e-18 <text:s text:c="2"/>netid: c_7358:n</text:p>
      <text:p text:style-name="Standard"><text:s text:c="15"/>3.15964e-18 <text:s text:c="2"/>netid: XI6/XI3/MPM0:d</text:p>
      <text:p text:style-name="Standard"><text:soft-page-break/><text:s text:c="15"/>1.44322e-17 <text:s text:c="2"/>netid: c_7360:n</text:p>
      <text:p text:style-name="Standard"><text:s text:c="15"/>1.30864e-17 <text:s text:c="2"/>netid: c_7361:n</text:p>
      <text:p text:style-name="Standard"><text:s text:c="15"/>1.76145e-18 <text:s text:c="2"/>netid: c_7362:n</text:p>
      <text:p text:style-name="Standard"><text:s text:c="16"/>2.1594e-18 <text:s text:c="2"/>netid: c_7363:n</text:p>
      <text:p text:style-name="Standard"><text:s text:c="15"/>2.37671e-18 <text:s text:c="2"/>netid: c_7364:n</text:p>
      <text:p text:style-name="Standard"><text:s text:c="15"/>1.02178e-18 <text:s text:c="2"/>netid: c_7358:n</text:p>
      <text:p text:style-name="Standard"><text:s text:c="15"/>1.02178e-18 <text:s text:c="2"/>netid: XI6/XI3/MPM0:d</text:p>
      <text:p text:style-name="Standard"><text:s text:c="15"/>2.53261e-18 <text:s text:c="2"/>netid: c_7361:n</text:p>
      <text:p text:style-name="Standard"><text:s text:c="15"/>2.96789e-19 <text:s text:c="2"/>netid: c_7368:n</text:p>
      <text:p text:style-name="Standard"><text:s text:c="15"/>1.81844e-18 <text:s text:c="2"/>netid: XI6/XI0/XI0/MNM0:g</text:p>
      <text:p text:style-name="Standard"><text:s text:c="15"/>1.72583e-18 <text:s text:c="2"/>netid: XI6/XI0/XI0/MNM0:g</text:p>
      <text:p text:style-name="Standard"><text:s text:c="15"/>3.11146e-19 <text:s text:c="2"/>netid: c_7371:n</text:p>
      <text:p text:style-name="Standard"><text:s text:c="15"/>5.20873e-18 <text:s text:c="2"/>netid: c_7372:n</text:p>
      <text:p text:style-name="Standard"><text:s text:c="15"/>1.27988e-18 <text:s text:c="2"/>netid: XI6/XI0/XI0/MNM0:g</text:p>
      <text:p text:style-name="Standard"><text:s text:c="15"/>3.54407e-18 <text:s text:c="2"/>netid: c_7372:n</text:p>
      <text:p text:style-name="Standard"><text:s text:c="16"/>1.6778e-17 <text:s text:c="2"/>netid: c_7372:n</text:p>
      <text:p text:style-name="Standard"><text:s text:c="15"/>4.23415e-19 <text:s text:c="2"/>netid: c_7364:n</text:p>
      <text:p text:style-name="Standard"><text:s text:c="15"/>4.82043e-19 <text:s text:c="2"/>netid: c_7361:n</text:p>
      <text:p text:style-name="Standard"><text:s text:c="15"/>2.94279e-18 <text:s text:c="2"/>netid: c_7364:n</text:p>
      <text:p text:style-name="Standard"><text:s text:c="15"/>2.47359e-17 <text:s text:c="2"/>netid: c_7358:n</text:p>
      <text:p text:style-name="Standard"><text:s text:c="15"/>2.30064e-17 <text:s text:c="2"/>netid: XI6/XI3/MPM0:d</text:p>
      <text:p text:style-name="Standard"><text:s text:c="15"/>2.51214e-19 <text:s text:c="2"/>netid: c_7360:n</text:p>
      <text:p text:style-name="Standard"><text:s text:c="15"/>2.15745e-18 <text:s text:c="2"/>netid: c_7361:n</text:p>
      <text:p text:style-name="Standard"><text:s text:c="15"/>2.04469e-18 <text:s text:c="2"/>netid: c_7372:n</text:p>
      <text:p text:style-name="Standard"><text:s text:c="16"/>6.2844e-19 <text:s text:c="2"/>netid: c_7384:n</text:p>
      <text:p text:style-name="Standard"><text:s text:c="15"/>3.96852e-18 <text:s text:c="2"/>netid: c_7385:n</text:p>
      <text:p text:style-name="Standard"><text:s text:c="15"/>1.53139e-18 <text:s text:c="2"/>netid: c_7372:n</text:p>
      <text:p text:style-name="Standard"><text:s text:c="15"/>7.44359e-18 <text:s text:c="2"/>netid: c_7372:n</text:p>
      <text:p text:style-name="Standard"><text:s text:c="16"/>5.5224e-18 <text:s text:c="2"/>netid: c_7372:n</text:p>
      <text:p text:style-name="Standard"><text:s text:c="15"/>1.29274e-17 <text:s text:c="2"/>netid: c_7372:n</text:p>
      <text:p text:style-name="Standard"><text:s text:c="15"/>9.16085e-18 <text:s text:c="2"/>netid: c_7372:n</text:p>
      <text:p text:style-name="Standard"><text:s text:c="15"/>9.02453e-18 <text:s text:c="2"/>netid: c_7372:n</text:p>
      <text:p text:style-name="Standard"><text:s text:c="15"/>8.43568e-18 <text:s text:c="2"/>netid: c_7372:n</text:p>
      <text:p text:style-name="Standard"><text:s text:c="15"/>7.51091e-19 <text:s text:c="2"/>netid: XI6/XI0/XI0/MNM0:g</text:p>
      <text:p text:style-name="Standard"><text:s text:c="16"/>1.8207e-17 <text:s text:c="2"/>netid: c_7372:n</text:p>
      <text:p text:style-name="Standard"><text:s text:c="15"/>8.43614e-18 <text:s text:c="2"/>netid: c_7372:n</text:p>
      <text:p text:style-name="Standard"><text:s text:c="17"/>1.723e-18 <text:s text:c="2"/>netid: c_179:n</text:p>
      <text:p text:style-name="Standard"><text:s text:c="15"/>1.96565e-18 <text:s text:c="2"/>netid: c_225:n</text:p>
      <text:p text:style-name="Standard"><text:s text:c="15"/>2.47097e-18 <text:s text:c="2"/>netid: c_225:n</text:p>
      <text:p text:style-name="Standard"><text:s text:c="15"/>2.57339e-18 <text:s text:c="2"/>netid: c_225:n</text:p>
      <text:p text:style-name="Standard"><text:s text:c="15"/>1.80334e-18 <text:s text:c="2"/>netid: c_247:n</text:p>
      <text:p text:style-name="Standard"><text:s text:c="15"/>1.31515e-18 <text:s text:c="2"/>netid: c_247:n</text:p>
      <text:p text:style-name="Standard"><text:s text:c="15"/>1.27799e-18 <text:s text:c="2"/>netid: c_381:n</text:p>
      <text:p text:style-name="Standard"><text:s text:c="16"/>1.5844e-18 <text:s text:c="2"/>netid: c_405:n</text:p>
      <text:p text:style-name="Standard"><text:s text:c="15"/>1.64791e-18 <text:s text:c="2"/>netid: c_596:n</text:p>
      <text:p text:style-name="Standard"><text:s text:c="15"/>1.65561e-18 <text:s text:c="2"/>netid: c_618:n</text:p>
      <text:p text:style-name="Standard"><text:s text:c="16"/>1.1762e-18 <text:s text:c="2"/>netid: c_638:n</text:p>
      <text:p text:style-name="Standard"><text:s text:c="16"/>1.1762e-18 <text:s text:c="2"/>netid: c_657:n</text:p>
      <text:p text:style-name="Standard"/>
      <text:p text:style-name="Standard"/>
      <text:p text:style-name="Standard">2 <text:s text:c="20"/>0.0 <text:s text:c="2"/>7.31622e-16 <text:s text:c="6"/>84.9061 <text:s text:c="11"/>0.0 <text:s/>XI3/NET15</text:p>
      <text:p text:style-name="Standard"><text:s text:c="12"/>- Coupled nets</text:p>
      <text:p text:style-name="Standard"><text:soft-page-break/><text:s text:c="15"/>c_7557:p,XI3/XI0/MPM0:b,XI3/XI0/MPM1:s,c_7557:p,XI3/XI0/MPM0:b,XI3/XI0/MPM1:s,c_7563:p,c_7564:p,c_7557:p,XI3/XI0/MPM1:s,c_7567:p,c_7564:p,c_7557:p,XI3/XI0/MPM1:s,c_7564:p,XI3/XI0/MPM1:s,c_7573:p,c_7564:p,XI3/XI0/MPM1:s,c_7576:p,c_7564:p,c_7578:p,c_7573:p,c_7580:p,c_7581:p,XI3/XI0/MPM1:g,XI3/XI0/MPM1:g,XI3/XI0/MPM1:g,XI3/XI0/MPM1:g,XI3/XI0/MPM1:g,XI3/XI0/MPM1:g,XI3/XI0/MPM1:g,XI3/XI0/MPM1:g,XI3/XI0/MPM1:g,c_9835:n,c_9836:n,c_9837:n,c_9837:n,c_9839:n,c_9840:n,c_9825:n,c_9825:n,c_9825:n,c_9825:n,c_9825:n,c_9825:n,c_9825:n,c_9825:n,c_9849:n,c_9849:n,c_9849:n,c_9849:n,c_9849:n,c_9849:n,c_10746:n,c_10747:n,c_10747:n,c_10698:n,c_10701:n,c_10701:n,c_10701:n,c_10701:n,c_10701:n,c_10701:n,c_10706:n,c_10706:n,c_10706:n,c_10706:n,c_10706:n,c_10706:n,c_10706:n,c_10706:n,c_10706:n,c_10706:n,c_10706:n,c_10706:n,c_10768:n,c_10768:n,c_10770:n,c_10770:n,c_10770:n,c_10773:n,c_10773:n,c_10773:n,XI3/XI0/MNM0:g,XI3/XI0/MNM0:g,XI3/XI0/MNM0:g,XI3/XI0/MNM0:g,c_11204:n,c_11204:n,c_11168:n,c_11168:n,c_11168:n,c_11168:n,c_11210:n,c_11210:n,c_11212:n,c_11212:n,c_11212:n,c_11176:n,c_11176:n,c_11176:n,c_11176:n,c_11176:n,c_11176:n,c_11183:n,c_11186:n,c_11187:n,c_11187:n,c_11193:n,c_11193:n,c_11194:n,c_11195:n,c_11229:n,c_11229:n,c_11229:n,c_11196:n,c_11196:n,c_11196:n,c_11196:n,c_12273:n,c_12273:n,c_12273:n,c_12273:n,c_12273:n,c_12273:n,c_12273:n,c_12273:n,c_12273:n,c_12273:n,c_12273:n,c_12273:n,c_14041:n,c_14042:n,c_14017:n,c_14044:n,c_14039:n,c_14039:n,c_14039:n,c_14039:n,c_14039:n,c_14039:n,c_14039:n,c_14039:n,XI5/XI5/MNM0:g,c_14711:n,XI3/XI0/MNM0:b,c_15767:n,c_15767:n,XI3/XI0/MNM0:s,c_15749:n,c_15749:n,c_15749:n,c_15750:n,c_15774:n,c_15775:n,c_15776:n,c_15756:n,c_15756:n,c_15756:n,c_15757:n,c_15781:n,c_15781:n,c_15781:n,c_15781:n,c_15781:n,c_15781:n,c_269:n,XI3/XI0/MNM1:s,c_269:n,XI3/XI0/MNM1:s,c_269:n,c_1938:n,c_1939:n</text:p>
      <text:p text:style-name="Standard"><text:s text:c="12"/>- Intrinsic Capacitance</text:p>
      <text:p text:style-name="Standard"><text:s text:c="15"/>1.1043e-16</text:p>
      <text:p text:style-name="Standard"><text:s text:c="12"/>- Coupled capacitance</text:p>
      <text:p text:style-name="Standard"><text:s text:c="15"/>3.80427e-18 <text:s text:c="2"/>netid: c_7557:p</text:p>
      <text:p text:style-name="Standard"><text:s text:c="15"/>4.23415e-19 <text:s text:c="2"/>netid: XI3/XI0/MPM0:b</text:p>
      <text:p text:style-name="Standard"><text:s text:c="15"/>2.94279e-18 <text:s text:c="2"/>netid: XI3/XI0/MPM1:s</text:p>
      <text:p text:style-name="Standard"><text:s text:c="16"/>4.0814e-18 <text:s text:c="2"/>netid: c_7557:p</text:p>
      <text:p text:style-name="Standard"><text:s text:c="15"/>4.82043e-19 <text:s text:c="2"/>netid: XI3/XI0/MPM0:b</text:p>
      <text:p text:style-name="Standard"><text:s text:c="15"/>3.02187e-18 <text:s text:c="2"/>netid: XI3/XI0/MPM1:s</text:p>
      <text:p text:style-name="Standard"><text:s text:c="15"/>7.31788e-18 <text:s text:c="2"/>netid: c_7563:p</text:p>
      <text:p text:style-name="Standard"><text:s text:c="16"/>3.1122e-18 <text:s text:c="2"/>netid: c_7564:p</text:p>
      <text:p text:style-name="Standard"><text:s text:c="15"/>1.02178e-18 <text:s text:c="2"/>netid: c_7557:p</text:p>
      <text:p text:style-name="Standard"><text:s text:c="15"/>2.47359e-17 <text:s text:c="2"/>netid: XI3/XI0/MPM1:s</text:p>
      <text:p text:style-name="Standard"><text:s text:c="15"/>1.31717e-18 <text:s text:c="2"/>netid: c_7567:p</text:p>
      <text:p text:style-name="Standard"><text:s text:c="15"/>3.15964e-18 <text:s text:c="2"/>netid: c_7564:p</text:p>
      <text:p text:style-name="Standard"><text:s text:c="15"/>1.02178e-18 <text:s text:c="2"/>netid: c_7557:p</text:p>
      <text:p text:style-name="Standard"><text:s text:c="15"/>2.30064e-17 <text:s text:c="2"/>netid: XI3/XI0/MPM1:s</text:p>
      <text:p text:style-name="Standard"><text:s text:c="15"/>1.42717e-17 <text:s text:c="2"/>netid: c_7564:p</text:p>
      <text:p text:style-name="Standard"><text:s text:c="15"/>2.51214e-19 <text:s text:c="2"/>netid: XI3/XI0/MPM1:s</text:p>
      <text:p text:style-name="Standard"><text:s text:c="15"/>6.90692e-18 <text:s text:c="2"/>netid: c_7573:p</text:p>
      <text:p text:style-name="Standard"><text:s text:c="15"/>7.31788e-18 <text:s text:c="2"/>netid: c_7564:p</text:p>
      <text:p text:style-name="Standard"><text:s text:c="15"/>2.57964e-19 <text:s text:c="2"/>netid: XI3/XI0/MPM1:s</text:p>
      <text:p text:style-name="Standard"><text:s text:c="15"/>3.16416e-18 <text:s text:c="2"/>netid: c_7576:p</text:p>
      <text:p text:style-name="Standard"><text:s text:c="16"/>2.1594e-18 <text:s text:c="2"/>netid: c_7564:p</text:p>
      <text:p text:style-name="Standard"><text:s text:c="15"/>7.39228e-19 <text:s text:c="2"/>netid: c_7578:p</text:p>
      <text:p text:style-name="Standard"><text:s text:c="15"/>7.72827e-18 <text:s text:c="2"/>netid: c_7573:p</text:p>
      <text:p text:style-name="Standard"><text:s text:c="15"/>3.27387e-18 <text:s text:c="2"/>netid: c_7580:p</text:p>
      <text:p text:style-name="Standard"><text:s text:c="15"/>1.41267e-18 <text:s text:c="2"/>netid: c_7581:p</text:p>
      <text:p text:style-name="Standard"><text:soft-page-break/><text:s text:c="15"/>7.88828e-18 <text:s text:c="2"/>netid: XI3/XI0/MPM1:g</text:p>
      <text:p text:style-name="Standard"><text:s text:c="15"/>3.83619e-18 <text:s text:c="2"/>netid: XI3/XI0/MPM1:g</text:p>
      <text:p text:style-name="Standard"><text:s text:c="15"/>1.18545e-18 <text:s text:c="2"/>netid: XI3/XI0/MPM1:g</text:p>
      <text:p text:style-name="Standard"><text:s text:c="15"/>2.73722e-18 <text:s text:c="2"/>netid: XI3/XI0/MPM1:g</text:p>
      <text:p text:style-name="Standard"><text:s text:c="16"/>1.6527e-18 <text:s text:c="2"/>netid: XI3/XI0/MPM1:g</text:p>
      <text:p text:style-name="Standard"><text:s text:c="16"/>1.1815e-18 <text:s text:c="2"/>netid: XI3/XI0/MPM1:g</text:p>
      <text:p text:style-name="Standard"><text:s text:c="15"/>4.37097e-18 <text:s text:c="2"/>netid: XI3/XI0/MPM1:g</text:p>
      <text:p text:style-name="Standard"><text:s text:c="15"/>3.19148e-18 <text:s text:c="2"/>netid: XI3/XI0/MPM1:g</text:p>
      <text:p text:style-name="Standard"><text:s text:c="15"/>1.00206e-17 <text:s text:c="2"/>netid: XI3/XI0/MPM1:g</text:p>
      <text:p text:style-name="Standard"><text:s text:c="15"/>1.87383e-18 <text:s text:c="2"/>netid: c_9835:n</text:p>
      <text:p text:style-name="Standard"><text:s text:c="15"/>7.08444e-18 <text:s text:c="2"/>netid: c_9836:n</text:p>
      <text:p text:style-name="Standard"><text:s text:c="16"/>1.3333e-18 <text:s text:c="2"/>netid: c_9837:n</text:p>
      <text:p text:style-name="Standard"><text:s text:c="15"/>1.12002e-17 <text:s text:c="2"/>netid: c_9837:n</text:p>
      <text:p text:style-name="Standard"><text:s text:c="15"/>1.68667e-18 <text:s text:c="2"/>netid: c_9839:n</text:p>
      <text:p text:style-name="Standard"><text:s text:c="15"/>5.48986e-19 <text:s text:c="2"/>netid: c_9840:n</text:p>
      <text:p text:style-name="Standard"><text:s text:c="16"/>6.2921e-19 <text:s text:c="2"/>netid: c_9825:n</text:p>
      <text:p text:style-name="Standard"><text:s text:c="15"/>3.28696e-18 <text:s text:c="2"/>netid: c_9825:n</text:p>
      <text:p text:style-name="Standard"><text:s text:c="15"/>4.07201e-19 <text:s text:c="2"/>netid: c_9825:n</text:p>
      <text:p text:style-name="Standard"><text:s text:c="15"/>2.52499e-18 <text:s text:c="2"/>netid: c_9825:n</text:p>
      <text:p text:style-name="Standard"><text:s text:c="15"/>1.97995e-18 <text:s text:c="2"/>netid: c_9825:n</text:p>
      <text:p text:style-name="Standard"><text:s text:c="15"/>2.85847e-18 <text:s text:c="2"/>netid: c_9825:n</text:p>
      <text:p text:style-name="Standard"><text:s text:c="15"/>2.98139e-18 <text:s text:c="2"/>netid: c_9825:n</text:p>
      <text:p text:style-name="Standard"><text:s text:c="15"/>2.47974e-18 <text:s text:c="2"/>netid: c_9825:n</text:p>
      <text:p text:style-name="Standard"><text:s text:c="17"/>2.722e-18 <text:s text:c="2"/>netid: c_9849:n</text:p>
      <text:p text:style-name="Standard"><text:s text:c="17"/>1.088e-17 <text:s text:c="2"/>netid: c_9849:n</text:p>
      <text:p text:style-name="Standard"><text:s text:c="16"/>2.0593e-18 <text:s text:c="2"/>netid: c_9849:n</text:p>
      <text:p text:style-name="Standard"><text:s text:c="15"/>7.65231e-19 <text:s text:c="2"/>netid: c_9849:n</text:p>
      <text:p text:style-name="Standard"><text:s text:c="15"/>3.93026e-17 <text:s text:c="2"/>netid: c_9849:n</text:p>
      <text:p text:style-name="Standard"><text:s text:c="15"/>1.05195e-18 <text:s text:c="2"/>netid: c_9849:n</text:p>
      <text:p text:style-name="Standard"><text:s text:c="15"/>2.69818e-18 <text:s text:c="2"/>netid: c_10746:n</text:p>
      <text:p text:style-name="Standard"><text:s text:c="15"/>6.35563e-19 <text:s text:c="2"/>netid: c_10747:n</text:p>
      <text:p text:style-name="Standard"><text:s text:c="15"/>3.23308e-18 <text:s text:c="2"/>netid: c_10747:n</text:p>
      <text:p text:style-name="Standard"><text:s text:c="16"/>6.1144e-18 <text:s text:c="2"/>netid: c_10698:n</text:p>
      <text:p text:style-name="Standard"><text:s text:c="15"/>6.69094e-18 <text:s text:c="2"/>netid: c_10701:n</text:p>
      <text:p text:style-name="Standard"><text:s text:c="15"/>8.75803e-19 <text:s text:c="2"/>netid: c_10701:n</text:p>
      <text:p text:style-name="Standard"><text:s text:c="15"/>8.51469e-19 <text:s text:c="2"/>netid: c_10701:n</text:p>
      <text:p text:style-name="Standard"><text:s text:c="15"/>1.98541e-18 <text:s text:c="2"/>netid: c_10701:n</text:p>
      <text:p text:style-name="Standard"><text:s text:c="15"/>8.04675e-18 <text:s text:c="2"/>netid: c_10701:n</text:p>
      <text:p text:style-name="Standard"><text:s text:c="15"/>7.26566e-18 <text:s text:c="2"/>netid: c_10701:n</text:p>
      <text:p text:style-name="Standard"><text:s text:c="15"/>6.75388e-19 <text:s text:c="2"/>netid: c_10706:n</text:p>
      <text:p text:style-name="Standard"><text:s text:c="15"/>8.74648e-19 <text:s text:c="2"/>netid: c_10706:n</text:p>
      <text:p text:style-name="Standard"><text:s text:c="15"/>1.56524e-18 <text:s text:c="2"/>netid: c_10706:n</text:p>
      <text:p text:style-name="Standard"><text:s text:c="15"/>3.62409e-18 <text:s text:c="2"/>netid: c_10706:n</text:p>
      <text:p text:style-name="Standard"><text:s text:c="15"/>1.66276e-18 <text:s text:c="2"/>netid: c_10706:n</text:p>
      <text:p text:style-name="Standard"><text:s text:c="15"/>8.58034e-19 <text:s text:c="2"/>netid: c_10706:n</text:p>
      <text:p text:style-name="Standard"><text:s text:c="15"/>9.90385e-19 <text:s text:c="2"/>netid: c_10706:n</text:p>
      <text:p text:style-name="Standard"><text:s text:c="15"/>1.47834e-18 <text:s text:c="2"/>netid: c_10706:n</text:p>
      <text:p text:style-name="Standard"><text:s text:c="15"/>2.07671e-18 <text:s text:c="2"/>netid: c_10706:n</text:p>
      <text:p text:style-name="Standard"><text:s text:c="15"/>3.82136e-18 <text:s text:c="2"/>netid: c_10706:n</text:p>
      <text:p text:style-name="Standard"><text:s text:c="15"/>1.33226e-18 <text:s text:c="2"/>netid: c_10706:n</text:p>
      <text:p text:style-name="Standard"><text:s text:c="15"/>1.75972e-18 <text:s text:c="2"/>netid: c_10706:n</text:p>
      <text:p text:style-name="Standard"><text:s text:c="15"/>5.33755e-18 <text:s text:c="2"/>netid: c_10768:n</text:p>
      <text:p text:style-name="Standard"><text:soft-page-break/><text:s text:c="15"/>2.84332e-18 <text:s text:c="2"/>netid: c_10768:n</text:p>
      <text:p text:style-name="Standard"><text:s text:c="15"/>1.56761e-18 <text:s text:c="2"/>netid: c_10770:n</text:p>
      <text:p text:style-name="Standard"><text:s text:c="15"/>3.35116e-19 <text:s text:c="2"/>netid: c_10770:n</text:p>
      <text:p text:style-name="Standard"><text:s text:c="15"/>5.78357e-19 <text:s text:c="2"/>netid: c_10770:n</text:p>
      <text:p text:style-name="Standard"><text:s text:c="15"/>1.13969e-18 <text:s text:c="2"/>netid: c_10773:n</text:p>
      <text:p text:style-name="Standard"><text:s text:c="15"/>5.25046e-19 <text:s text:c="2"/>netid: c_10773:n</text:p>
      <text:p text:style-name="Standard"><text:s text:c="15"/>1.92444e-18 <text:s text:c="2"/>netid: c_10773:n</text:p>
      <text:p text:style-name="Standard"><text:s text:c="16"/>2.3487e-18 <text:s text:c="2"/>netid: XI3/XI0/MNM0:g</text:p>
      <text:p text:style-name="Standard"><text:s text:c="15"/>1.12402e-18 <text:s text:c="2"/>netid: XI3/XI0/MNM0:g</text:p>
      <text:p text:style-name="Standard"><text:s text:c="17"/>2.349e-18 <text:s text:c="2"/>netid: XI3/XI0/MNM0:g</text:p>
      <text:p text:style-name="Standard"><text:s text:c="15"/>3.73603e-18 <text:s text:c="2"/>netid: XI3/XI0/MNM0:g</text:p>
      <text:p text:style-name="Standard"><text:s text:c="15"/>1.88987e-18 <text:s text:c="2"/>netid: c_11204:n</text:p>
      <text:p text:style-name="Standard"><text:s text:c="15"/>2.13601e-18 <text:s text:c="2"/>netid: c_11204:n</text:p>
      <text:p text:style-name="Standard"><text:s text:c="15"/>1.69632e-18 <text:s text:c="2"/>netid: c_11168:n</text:p>
      <text:p text:style-name="Standard"><text:s text:c="16"/>3.4784e-18 <text:s text:c="2"/>netid: c_11168:n</text:p>
      <text:p text:style-name="Standard"><text:s text:c="16"/>2.8937e-19 <text:s text:c="2"/>netid: c_11168:n</text:p>
      <text:p text:style-name="Standard"><text:s text:c="15"/>2.17057e-18 <text:s text:c="2"/>netid: c_11168:n</text:p>
      <text:p text:style-name="Standard"><text:s text:c="15"/>1.84611e-17 <text:s text:c="2"/>netid: c_11210:n</text:p>
      <text:p text:style-name="Standard"><text:s text:c="15"/>1.31121e-17 <text:s text:c="2"/>netid: c_11210:n</text:p>
      <text:p text:style-name="Standard"><text:s text:c="15"/>2.24703e-19 <text:s text:c="2"/>netid: c_11212:n</text:p>
      <text:p text:style-name="Standard"><text:s text:c="16"/>2.9704e-18 <text:s text:c="2"/>netid: c_11212:n</text:p>
      <text:p text:style-name="Standard"><text:s text:c="15"/>2.02859e-17 <text:s text:c="2"/>netid: c_11212:n</text:p>
      <text:p text:style-name="Standard"><text:s text:c="15"/>3.16005e-18 <text:s text:c="2"/>netid: c_11176:n</text:p>
      <text:p text:style-name="Standard"><text:s text:c="15"/>2.47529e-18 <text:s text:c="2"/>netid: c_11176:n</text:p>
      <text:p text:style-name="Standard"><text:s text:c="15"/>4.69554e-19 <text:s text:c="2"/>netid: c_11176:n</text:p>
      <text:p text:style-name="Standard"><text:s text:c="15"/>9.46677e-18 <text:s text:c="2"/>netid: c_11176:n</text:p>
      <text:p text:style-name="Standard"><text:s text:c="15"/>1.89559e-17 <text:s text:c="2"/>netid: c_11176:n</text:p>
      <text:p text:style-name="Standard"><text:s text:c="16"/>8.7537e-19 <text:s text:c="2"/>netid: c_11176:n</text:p>
      <text:p text:style-name="Standard"><text:s text:c="15"/>6.98194e-18 <text:s text:c="2"/>netid: c_11183:n</text:p>
      <text:p text:style-name="Standard"><text:s text:c="16"/>7.8422e-18 <text:s text:c="2"/>netid: c_11186:n</text:p>
      <text:p text:style-name="Standard"><text:s text:c="15"/>2.32259e-18 <text:s text:c="2"/>netid: c_11187:n</text:p>
      <text:p text:style-name="Standard"><text:s text:c="15"/>7.98109e-18 <text:s text:c="2"/>netid: c_11187:n</text:p>
      <text:p text:style-name="Standard"><text:s text:c="15"/>1.09834e-18 <text:s text:c="2"/>netid: c_11193:n</text:p>
      <text:p text:style-name="Standard"><text:s text:c="15"/>1.31651e-18 <text:s text:c="2"/>netid: c_11193:n</text:p>
      <text:p text:style-name="Standard"><text:s text:c="15"/>1.24828e-18 <text:s text:c="2"/>netid: c_11194:n</text:p>
      <text:p text:style-name="Standard"><text:s text:c="15"/>9.30309e-19 <text:s text:c="2"/>netid: c_11195:n</text:p>
      <text:p text:style-name="Standard"><text:s text:c="15"/>8.36388e-19 <text:s text:c="2"/>netid: c_11229:n</text:p>
      <text:p text:style-name="Standard"><text:s text:c="16"/>5.4967e-19 <text:s text:c="2"/>netid: c_11229:n</text:p>
      <text:p text:style-name="Standard"><text:s text:c="15"/>2.09981e-19 <text:s text:c="2"/>netid: c_11229:n</text:p>
      <text:p text:style-name="Standard"><text:s text:c="15"/>9.30309e-19 <text:s text:c="2"/>netid: c_11196:n</text:p>
      <text:p text:style-name="Standard"><text:s text:c="15"/>1.70104e-18 <text:s text:c="2"/>netid: c_11196:n</text:p>
      <text:p text:style-name="Standard"><text:s text:c="15"/>2.41082e-18 <text:s text:c="2"/>netid: c_11196:n</text:p>
      <text:p text:style-name="Standard"><text:s text:c="16"/>3.9187e-18 <text:s text:c="2"/>netid: c_11196:n</text:p>
      <text:p text:style-name="Standard"><text:s text:c="15"/>2.59035e-19 <text:s text:c="2"/>netid: c_12273:n</text:p>
      <text:p text:style-name="Standard"><text:s text:c="15"/>6.31067e-18 <text:s text:c="2"/>netid: c_12273:n</text:p>
      <text:p text:style-name="Standard"><text:s text:c="15"/>1.34687e-18 <text:s text:c="2"/>netid: c_12273:n</text:p>
      <text:p text:style-name="Standard"><text:s text:c="16"/>1.4643e-18 <text:s text:c="2"/>netid: c_12273:n</text:p>
      <text:p text:style-name="Standard"><text:s text:c="15"/>2.53721e-19 <text:s text:c="2"/>netid: c_12273:n</text:p>
      <text:p text:style-name="Standard"><text:s text:c="15"/>6.14131e-19 <text:s text:c="2"/>netid: c_12273:n</text:p>
      <text:p text:style-name="Standard"><text:s text:c="15"/>9.29834e-19 <text:s text:c="2"/>netid: c_12273:n</text:p>
      <text:p text:style-name="Standard"><text:s text:c="15"/>5.02198e-19 <text:s text:c="2"/>netid: c_12273:n</text:p>
      <text:p text:style-name="Standard"><text:s text:c="17"/>2.181e-18 <text:s text:c="2"/>netid: c_12273:n</text:p>
      <text:p text:style-name="Standard"><text:soft-page-break/><text:s text:c="15"/>6.76461e-18 <text:s text:c="2"/>netid: c_12273:n</text:p>
      <text:p text:style-name="Standard"><text:s text:c="15"/>2.98104e-18 <text:s text:c="2"/>netid: c_12273:n</text:p>
      <text:p text:style-name="Standard"><text:s text:c="15"/>2.62013e-18 <text:s text:c="2"/>netid: c_12273:n</text:p>
      <text:p text:style-name="Standard"><text:s text:c="15"/>4.57437e-19 <text:s text:c="2"/>netid: c_14041:n</text:p>
      <text:p text:style-name="Standard"><text:s text:c="15"/>2.32419e-18 <text:s text:c="2"/>netid: c_14042:n</text:p>
      <text:p text:style-name="Standard"><text:s text:c="15"/>6.68496e-18 <text:s text:c="2"/>netid: c_14017:n</text:p>
      <text:p text:style-name="Standard"><text:s text:c="15"/>6.68751e-19 <text:s text:c="2"/>netid: c_14044:n</text:p>
      <text:p text:style-name="Standard"><text:s text:c="15"/>4.94152e-18 <text:s text:c="2"/>netid: c_14039:n</text:p>
      <text:p text:style-name="Standard"><text:s text:c="16"/>3.1329e-18 <text:s text:c="2"/>netid: c_14039:n</text:p>
      <text:p text:style-name="Standard"><text:s text:c="15"/>6.79277e-19 <text:s text:c="2"/>netid: c_14039:n</text:p>
      <text:p text:style-name="Standard"><text:s text:c="15"/>4.29343e-19 <text:s text:c="2"/>netid: c_14039:n</text:p>
      <text:p text:style-name="Standard"><text:s text:c="15"/>1.93721e-18 <text:s text:c="2"/>netid: c_14039:n</text:p>
      <text:p text:style-name="Standard"><text:s text:c="15"/>5.45996e-18 <text:s text:c="2"/>netid: c_14039:n</text:p>
      <text:p text:style-name="Standard"><text:s text:c="15"/>1.67725e-18 <text:s text:c="2"/>netid: c_14039:n</text:p>
      <text:p text:style-name="Standard"><text:s text:c="15"/>1.21205e-18 <text:s text:c="2"/>netid: c_14039:n</text:p>
      <text:p text:style-name="Standard"><text:s text:c="15"/>3.43043e-18 <text:s text:c="2"/>netid: XI5/XI5/MNM0:g</text:p>
      <text:p text:style-name="Standard"><text:s text:c="15"/>3.58878e-19 <text:s text:c="2"/>netid: c_14711:n</text:p>
      <text:p text:style-name="Standard"><text:s text:c="15"/>9.94149e-19 <text:s text:c="2"/>netid: XI3/XI0/MNM0:b</text:p>
      <text:p text:style-name="Standard"><text:s text:c="15"/>5.31765e-18 <text:s text:c="2"/>netid: c_15767:n</text:p>
      <text:p text:style-name="Standard"><text:s text:c="15"/>1.79175e-18 <text:s text:c="2"/>netid: c_15767:n</text:p>
      <text:p text:style-name="Standard"><text:s text:c="15"/>1.13971e-18 <text:s text:c="2"/>netid: XI3/XI0/MNM0:s</text:p>
      <text:p text:style-name="Standard"><text:s text:c="15"/>3.47873e-19 <text:s text:c="2"/>netid: c_15749:n</text:p>
      <text:p text:style-name="Standard"><text:s text:c="15"/>5.45131e-18 <text:s text:c="2"/>netid: c_15749:n</text:p>
      <text:p text:style-name="Standard"><text:s text:c="15"/>1.40641e-18 <text:s text:c="2"/>netid: c_15749:n</text:p>
      <text:p text:style-name="Standard"><text:s text:c="15"/>1.44676e-18 <text:s text:c="2"/>netid: c_15750:n</text:p>
      <text:p text:style-name="Standard"><text:s text:c="15"/>2.04404e-18 <text:s text:c="2"/>netid: c_15774:n</text:p>
      <text:p text:style-name="Standard"><text:s text:c="16"/>2.5799e-18 <text:s text:c="2"/>netid: c_15775:n</text:p>
      <text:p text:style-name="Standard"><text:s text:c="15"/>1.02759e-18 <text:s text:c="2"/>netid: c_15776:n</text:p>
      <text:p text:style-name="Standard"><text:s text:c="15"/>2.39673e-18 <text:s text:c="2"/>netid: c_15756:n</text:p>
      <text:p text:style-name="Standard"><text:s text:c="15"/>8.65809e-19 <text:s text:c="2"/>netid: c_15756:n</text:p>
      <text:p text:style-name="Standard"><text:s text:c="15"/>7.94352e-19 <text:s text:c="2"/>netid: c_15756:n</text:p>
      <text:p text:style-name="Standard"><text:s text:c="15"/>1.19704e-18 <text:s text:c="2"/>netid: c_15757:n</text:p>
      <text:p text:style-name="Standard"><text:s text:c="15"/>3.17556e-18 <text:s text:c="2"/>netid: c_15781:n</text:p>
      <text:p text:style-name="Standard"><text:s text:c="15"/>6.40117e-19 <text:s text:c="2"/>netid: c_15781:n</text:p>
      <text:p text:style-name="Standard"><text:s text:c="16"/>3.7709e-19 <text:s text:c="2"/>netid: c_15781:n</text:p>
      <text:p text:style-name="Standard"><text:s text:c="16"/>8.2001e-19 <text:s text:c="2"/>netid: c_15781:n</text:p>
      <text:p text:style-name="Standard"><text:s text:c="16"/>1.9868e-18 <text:s text:c="2"/>netid: c_15781:n</text:p>
      <text:p text:style-name="Standard"><text:s text:c="15"/>4.67417e-19 <text:s text:c="2"/>netid: c_15781:n</text:p>
      <text:p text:style-name="Standard"><text:s text:c="15"/>3.30271e-18 <text:s text:c="2"/>netid: c_269:n</text:p>
      <text:p text:style-name="Standard"><text:s text:c="15"/>1.55947e-17 <text:s text:c="2"/>netid: XI3/XI0/MNM1:s</text:p>
      <text:p text:style-name="Standard"><text:s text:c="15"/>1.45455e-17 <text:s text:c="2"/>netid: c_269:n</text:p>
      <text:p text:style-name="Standard"><text:s text:c="15"/>3.25554e-18 <text:s text:c="2"/>netid: XI3/XI0/MNM1:s</text:p>
      <text:p text:style-name="Standard"><text:s text:c="15"/>2.00522e-18 <text:s text:c="2"/>netid: c_269:n</text:p>
      <text:p text:style-name="Standard"><text:s text:c="15"/>2.21353e-19 <text:s text:c="2"/>netid: c_1938:n</text:p>
      <text:p text:style-name="Standard"><text:s text:c="16"/>4.0329e-19 <text:s text:c="2"/>netid: c_1939:n</text:p>
      <text:p text:style-name="Standard"/>
      <text:p text:style-name="Standard"/>
      <text:p text:style-name="Standard">3 <text:s text:c="20"/>0.0 <text:s text:c="2"/>7.14337e-15 <text:s text:c="6"/>91.7373 <text:s text:c="11"/>0.0 <text:s/>C</text:p>
      <text:p text:style-name="Standard"><text:s text:c="12"/>- Coupled nets</text:p>
      <text:p text:style-name="Standard"><text:s text:c="15"/>c_7582:p,c_7583:p,c_7584:p,c_7585:p,c_7586:p,c_7587:p,XI6/XI6/MPM1:g,XI6/XI6/MNM1:g,c_7590:p,c_7591:p,c_7592:p,c_7593:p,c_7594:p,XI6/XI6/MPM1:g,XI6/XI6/MNM1:g,c_7590:p,c_7598:p,XI6/XI0/XI0/MPM0:b,XI6/XI0/XI0/<text:soft-page-break/>MPM1:s,c_7601:p,c_7598:p,XI6/XI0/XI0/MPM1:s,c_7604:p,c_7605:p,c_7606:p,c_7607:p,c_7601:p,c_7598:p,XI6/XI0/XI0/MPM1:s,c_7605:p,c_7601:p,c_7598:p,XI6/XI0/XI0/MPM0:b,XI6/XI0/XI0/MPM1:s,c_7601:p,c_7598:p,c_7618:p,c_7605:p,c_7620:p,c_7606:p,c_7622:p,c_7618:p,c_7624:p,c_7625:p,c_7607:p,c_7627:p,c_7628:p,XI6/XI6/MPM1:g,XI6/XI6/MNM1:g,c_7601:p,XI6/XI0/XI0/MPM1:s,XI6/XI6/MPM1:g,XI6/XI6/MNM1:g,c_7635:p,c_7564:p,c_7557:p,c_7638:p,c_7573:p,c_7640:p,c_7601:p,XI6/XI6/MNM1:g,XI6/XI6/MPM1:g,XI6/XI6/MNM1:g,c_7576:p,c_9613:p,c_9614:p,c_9604:n,c_9605:n,c_9617:p,c_9607:n,c_9619:p,c_9608:n,XI3/NET15,c_9622:p,c_9613:p,c_9622:p,c_9613:p,c_9613:p,XI3/NET15,c_9613:p,c_9614:p,c_9630:p,c_9617:p,c_9607:n,c_9633:p,c_9634:p,XI3/NET15,c_9613:p,c_9614:p,c_9630:p,c_9639:p,c_9607:n,XI3/NET15,c_10746:n,c_10777:n,c_10747:n,c_10747:n,c_10747:n,c_10701:n,c_10706:n,c_10706:n,c_10706:n,c_10706:n,c_10786:n,c_10744:n,XI3/XI0/MNM0:g,c_11204:n,c_11128:n,c_11128:n,c_11128:n,c_11128:n,c_11242:n,c_11242:n,c_11242:n,c_11242:n,c_11132:n,XI5/XI0/XI1/MNM0:g,c_11248:n,c_11248:n,c_11248:n,c_11248:n,c_11252:n,c_11253:n,c_11254:n,c_11254:n,c_11254:n,c_11257:n,c_11176:n,c_11176:n,c_11176:n,c_11193:n,c_11193:n,c_11194:n,c_11194:n,c_11229:n,c_11229:n,c_11267:n,c_11267:n,c_11267:n,c_11270:n,c_11270:n,c_11272:n,c_11273:n,c_11274:n,c_11275:n,c_11276:n,c_11277:n,c_11278:n,c_11279:n,c_11197:n,c_11197:n,c_11197:n,c_11197:n,c_11197:n,c_11285:n,c_11285:n,c_11287:n,c_11287:n,c_11287:n,c_11287:n,c_11291:n,c_11292:n,c_12050:n,c_12050:n,c_12050:n,c_12050:n,c_12293:n,c_12293:n,c_12293:n,c_12293:n,c_12293:n,c_12054:n,XI5/XI6/MNM0:g,XI5/XI6/MNM0:g,XI5/XI6/MNM0:g,XI5/XI6/MNM0:g,XI5/XI6/MNM0:g,c_12064:n,c_12305:n,c_12305:n,c_12305:n,c_12069:n,c_12069:n,c_12069:n,c_12069:n,c_12069:n,c_12069:n,c_12314:n,c_12315:n,c_12315:n,c_12315:n,c_12315:n,c_12315:n,c_12315:n,c_12117:n,c_12121:n,c_12122:n,XI6/XI6/MNM0:g,c_12144:n,c_12326:n,c_12164:n,c_12170:n,c_12174:n,XI6/XI4/MPM0:g,XI6/XI4/MPM0:g,c_12189:n,c_12189:n,c_12190:n,c_12190:n,c_12243:n,c_12243:n,c_12248:n,c_12266:n,c_12340:n,c_12341:n,c_12341:n,c_12341:n,c_12341:n,c_12341:n,c_12341:n,c_12273:n,c_12273:n,c_12273:n,c_12273:n,c_12273:n,c_12273:n,c_12353:n,c_12353:n,c_12355:n,c_12356:n,c_12356:n,c_12358:n,c_12358:n,c_12358:n,c_12358:n,c_12358:n,c_12363:n,c_12363:n,c_12363:n,c_12363:n,c_12367:n,c_12368:n,c_12369:n,c_12370:n,c_12371:n,c_12372:n,c_12372:n,c_12374:n,c_12274:n,c_12274:n,c_12274:n,c_12274:n,c_12274:n,c_12274:n,c_12274:n,c_12274:n,c_12274:n,c_12274:n,c_12274:n,c_12386:n,c_12387:n,c_12387:n,c_12387:n,c_12387:n,c_12391:n,c_12392:n,c_12392:n,c_12392:n,c_12392:n,c_12392:n,c_12392:n,c_12398:n,c_12276:n,XI6/XI5/MPM1:g,c_14054:n,c_14035:n,c_14056:n,c_14044:n,c_14044:n,c_14039:n,c_14039:n,c_14039:n,c_14039:n,c_14039:n,c_14039:n,c_14039:n,c_14039:n,c_14039:n,c_14068:n,c_14069:n,c_14069:n,c_14071:n,c_14071:n,c_14071:n,c_14074:n,c_14074:n,c_14074:n,c_14074:n,c_14074:n,c_14079:n,c_14080:n,c_14040:n,NET022,XI5/XI5/MNM0:g,XI5/XI5/MNM0:g,XI5/XI5/MNM0:g,XI5/XI5/MNM0:g,c_14847:n,c_14848:n,XI5/XI0/XI0/MPM1:g,c_14850:n,c_14851:n,c_14756:n,c_14761:n,c_14833:n,c_14838:n,c_14856:n,XI6/XI5/MNM0:g,c_15390:n,c_15390:n,c_15251:n,c_15254:n,c_15394:n,c_15394:n,c_15394:n,c_15397:n,XI6/XI0/XI1/MPM0:d,XI6/XI0/XI0/MPM1:g,XI6/XI0/XI0/MPM1:g,XI6/XI0/XI0/MPM1:g,XI6/XI0/XI0/MPM1:g,XI6/XI0/XI0/MPM1:g,XI6/XI0/XI0/MPM1:g,XI6/XI0/XI0/MPM1:g,XI6/XI0/XI0/MPM1:g,XI6/XI0/XI0/MPM1:g,XI6/XI0/XI0/MPM1:g,XI6/XI0/XI0/MPM1:g,XI6/XI0/XI0/MPM1:g,XI6/XI0/XI0/MPM1:g,XI6/XI0/XI0/MPM1:g,XI6/XI0/XI0/MPM1:g,XI6/XI0/XI0/MPM1:g,c_15415:n,c_15415:n,c_15268:n,c_15268:n,c_15419:n,c_15420:n,c_15421:n,c_15422:n,c_15422:n,c_15424:n,c_15424:n,c_15424:n,c_15424:n,c_15424:n,c_15424:n,c_15430:n,c_15430:n,c_15430:n,c_15272:n,c_15272:n,c_15272:n,c_15272:n,c_15272:n,c_15272:n,c_15439:n,c_15439:n,c_15439:n,c_15442:n,c_15442:n,c_15444:n,c_15445:n,c_15445:n,c_15447:n,c_15448:n,c_15448:n,c_15450:n,c_15451:n,c_15452:n,c_15452:n,c_15452:n,c_15273:n,c_15273:n,c_15273:n,c_15273<text:soft-page-break/>:n,c_15274:n,c_15460:n,c_15275:n,c_15275:n,c_15275:n,c_15464:n,c_15276:n,c_15276:n,c_15276:n,c_15276:n,c_15295:n,c_15311:n,c_15347:n,c_15352:n,c_15352:n,c_15352:n,c_15352:n,c_15352:n,c_15372:n,c_15372:n,c_15479:n,XI3/XI0/MNM0:b,c_15788:n,c_15789:n,c_15790:n,c_15790:n,c_15790:n,c_15793:n,c_15794:n,c_15795:n,c_15796:n,c_15797:n,c_15797:n,c_15797:n,c_15800:n,XI5/XI6/MNM0:s,c_15802:n,c_15803:n,c_15804:n,c_15805:n,c_15805:n,c_15805:n,c_15805:n,c_15805:n,c_15805:n,c_15811:n,c_15811:n,c_15811:n,c_15811:n,c_15815:n,c_15816:n,c_15817:n,c_15818:n,c_15819:n,c_15734:n,c_15821:n,c_15821:n,c_15821:n,c_15824:n,c_15825:n,c_15825:n,c_15825:n,c_15739:n,c_15739:n,c_15739:n,c_15739:n,c_15739:n,c_15739:n,c_15739:n,c_15740:n,c_15740:n,c_15837:n,c_15837:n,c_15837:n,XI6/XI0/XI0/MNM0:s,c_15841:n,c_15741:n,c_15741:n,c_15741:n,c_15741:n,c_15741:n,c_15741:n,c_15742:n,c_15742:n,c_15742:n,c_15742:n,c_15852:n,c_15743:n,c_15743:n,c_15744:n,c_15744:n,c_15748:n,c_15748:n,c_15748:n,c_15748:n,c_15861:n,c_15862:n,c_15863:n,c_15864:n,c_15865:n,XI6/XI4/MNM0:s,c_15749:n,c_15749:n,c_15750:n,c_15750:n,c_15750:n,c_15872:n,c_15872:n,c_15774:n,c_15774:n,c_15876:n,c_15775:n,c_15775:n,c_15879:n,c_15880:n,c_15880:n,c_15880:n,c_15880:n,c_15776:n,c_15885:n,c_15886:n,c_15887:n,c_15888:n,c_15889:n,c_15889:n,c_15889:n,c_15892:n,c_15893:n,c_15893:n,c_15895:n,c_15896:n,c_15896:n,c_15896:n,c_15899:n,c_15900:n,c_15901:n,c_15902:n,c_15902:n,c_15904:n,c_15904:n,c_15904:n,c_15904:n,c_15904:n,c_15904:n,c_15904:n,c_15904:n,c_15912:n,c_15913:n,c_15914:n,c_15914:n,c_15916:n,c_15917:n,c_15918:n,c_15919:n,c_15920:n,c_15920:n,c_15920:n,c_15920:n,c_15920:n,c_15925:n,c_15925:n,c_15925:n,c_15925:n,c_15925:n,c_15925:n,c_15925:n,c_15932:n,c_15932:n,c_15934:n,c_15934:n,c_15934:n,c_15781:n,c_15781:n,c_15781:n,c_15781:n,c_15941:n,c_15942:n,c_15943:n,c_15944:n,c_15945:n,c_15946:n,c_15946:n,c_15946:n,c_15946:n,c_15950:n,c_15951:n,XI3/MNM0:s,XI3/MNM0:s,XI3/MNM0:s,c_269:n,XI4/XI0/XI1/MPM1:g,c_1939:n,c_1939:n,XI5/XI2/MNM0:g,c_3030:n,XI5/XI1/XI1/MNM0:g,c_3032:n,c_3001:n,c_3439:n,c_3440:n,c_3405:n,c_3442:n,c_3405:n,c_3442:n,c_3405:n,c_3446:n,c_3418:n,c_3409:n,c_3418:n,c_3418:n,c_3418:n,c_3405:n,c_3409:n,XI5/XI1/XI1/MPM1:g,c_3455:n,c_3418:n,c_3418:n,c_3418:n,c_3830:n,XI5/XI1/XI0/MPM1:g,c_3832:n,XI5/XI3/MPM1:g,c_3834:n,c_3835:n,c_4276:n,c_4277:n,XI5/XI0/XI1/MPM1:g,c_4279:n,XI5/XI3/MNM0:g,XI5/XI2/MPM1:g,c_4601:n,c_4585:n,c_4603:n,c_4604:n,c_4605:n,c_4920:n,c_4879:n,c_4920:n,c_4879:n,c_4924:n,c_4879:n,c_4926:n,c_4927:n,c_4879:n,XI5/XI1/XI0/MNM0:g,c_4930:n,c_4927:n,c_5156:n,c_5157:n,XI5/XI0/XI0/MNM0:g,c_83:n,c_83:n,c_83:n,c_83:n,XI5/XI5/MNM1:s,c_107:n,c_107:n,c_107:n,c_107:n,XI5/XI5/MNM2:s,c_130:n,c_130:n,c_130:n,c_130:n,XI5/XI6/MNM1:s,c_154:n,c_154:n,c_154:n,c_154:n,XI5/XI6/MNM2:s,c_331:n,XI5/XI2/MNM1:s,c_358:n,XI5/XI3/MNM1:s,c_507:n,XI5/XI1/XI0/MNM1:s,c_530:n,XI5/XI1/XI1/MNM1:s,c_551:n,XI5/XI0/XI0/MNM1:s,c_574:n,XI5/XI0/XI1/MNM1:s,c_5421:n,c_5422:n,c_5421:n,c_5421:n,XI6/XI1/XI1/MNM0:g,c_5426:n,XI6/XI2/MNM0:g,c_5393:n,XI6/XI2/MNM0:g,c_5430:n,XI6/XI1/XI1/MNM0:g,c_5426:n,c_5373:n,c_5347:n,c_5372:n,c_5409:n,c_5391:n,c_5393:n,c_5336:n,c_5813:n,c_5814:n,c_5815:n,c_5816:n,c_5814:n,c_5815:n,c_5791:n,c_5820:n,c_5816:n,c_5814:n,c_5815:n,c_5824:n,c_5825:n,XI6/XI1/XI1/MPM1:g,c_5827:n,c_5814:n,c_5815:n,XI6/NET34,XI6/NET34,XI6/XI1/XI1/MPM1:g,c_5833:n,c_5782:n,XI6/XI1/XI0/MPM1:g,XI6/NET28,c_6169:n,c_6170:n,c_6169:n,c_6162:n,c_6162:n,c_6169:n,c_6162:n,c_6176:n,XI6/NET28,c_6169:n,c_6162:n,c_6176:n,c_6181:n,XI6/XI1/XI0/MPM1:g,c_6183:n,c_6160:n,c_6161:n,c_6186:n,c_6187:n,c_6188:n,XI6/XI3/MPM1:g,c_6190:n,c_6157:n,c_6169:n,c_6162:n,c_6162:n,c_6195:n,XI6/XI1/XI0/MPM1:g,c_6183:n,XI6/XI3/MPM1:g,c_6199:n,c_6200:n,c_6201:n,c_6202:n,c_6203:n,c_6204:n,c_6205:n,c_6169:n,c_6162:n,c_6170:n,c_6200:n,c_6595:n,XI6/XI0/XI1/MPM1:g,c_6595:n,XI6/XI0/XI1/MPM1:g,c_6595:n,c_6595:n,c_6595:n,c_6595:n,XI6/XI0/XI1/<text:soft-page-break/>MPM1:g,c_6604:n,c_6595:n,c_6595:n,c_6595:n,c_6595:n,c_6595:n,c_6595:n,c_6595:n,c_6595:n,c_6595:n,c_6595:n,c_6595:n,c_6616:n,c_6595:n,c_6595:n,c_6619:n,c_6616:n,c_6621:n,c_6622:n,c_6595:n,c_6595:n,c_6595:n,c_6595:n,c_6862:n,XI6/XI3/MNM0:g,c_6827:n,c_6865:n,XI6/XI2/MPM1:g,c_6867:n,c_6868:n,c_6848:n,c_6851:n,c_6871:n,c_6872:n,c_6873:n,c_6874:n,XI6/XI3/MNM0:g,XI6/XI2/MPM1:g,c_6877:n,c_6878:n,c_6879:n,c_6880:n,c_6868:n,c_6848:n,c_6883:n,c_6872:n,c_6873:n,c_6874:n,c_6887:n,c_6874:n,c_7123:n,c_7132:n,XI6/XI1/XI0/MNM0:g,c_7181:n,c_7182:n,c_7183:n,c_7184:n,c_7138:n,c_7186:n,XI6/NET24,c_7138:n,c_7165:n,c_7190:n,XI6/XI1/XI0/MNM0:g,c_7184:n,c_7193:n,c_7184:n,c_7138:n,c_7138:n,c_7165:n,c_7184:n,c_7190:n,c_7123:n,c_7184:n,c_7138:n,c_7165:n,c_7193:n,c_7139:n,c_7125:n,c_7140:n,c_7208:n,c_7186:n,c_7184:n,c_7181:n,c_7182:n,c_7213:n,XI6/XI1/XI0/MNM0:g,c_7181:n,c_7182:n,c_7151:n,XI6/XI1/XI0/MNM0:g,c_7184:n,c_7372:n,XI6/XI0/XI0/MNM0:g,c_7371:n,c_7399:n,c_7372:n,c_7372:n,c_7372:n,c_7372:n,c_7372:n,XI6/XI0/XI0/MNM0:g,c_7406:n,XI6/XI0/XI0/MNM0:g,c_7372:n,c_7409:n,c_7409:n,c_7409:n,XI6/XI0/XI0/MNM0:g,XI6/XI0/XI0/MNM0:g,c_7371:n,c_7372:n,c_7416:n,c_7417:n,c_7399:n,c_7372:n,c_7363:n,XI6/XI0/XI0/MNM0:g,c_7409:n,c_7423:n,c_7409:n,c_7416:n,c_7409:n,c_7427:n,c_7363:n,c_7399:n,c_7372:n,c_7399:n,c_7371:n,c_7399:n,c_7372:n,c_7371:n,c_7372:n,XI6/XI0/XI0/MNM0:g,c_7438:n,XI6/XI0/XI0/MNM0:g,c_7409:n,c_7371:n,c_7442:n,c_7438:n,c_7409:n,XI6/XI5/MNM1:s,XI6/XI5/MNM2:s,c_225:n,XI6/XI6/MNM1:s,c_247:n,c_247:n,XI6/XI6/MNM2:s,XI6/XI6/MNM2:s,c_381:n,XI6/XI2/MNM1:s,c_405:n,c_405:n,XI6/XI3/MNM1:s,c_596:n,XI6/XI1/XI0/MNM1:s,c_618:n,XI6/XI1/XI1/MNM1:s,c_638:n,XI6/XI0/XI0/MNM1:s,c_638:n,XI6/XI0/XI0/MNM1:s,c_638:n,c_638:n,c_638:n,c_657:n</text:p>
      <text:p text:style-name="Standard"><text:s text:c="12"/>- Intrinsic Capacitance</text:p>
      <text:p text:style-name="Standard"><text:s text:c="15"/>5.90236e-16</text:p>
      <text:p text:style-name="Standard"><text:s text:c="12"/>- Coupled capacitance</text:p>
      <text:p text:style-name="Standard"><text:s text:c="15"/>1.83246e-18 <text:s text:c="2"/>netid: c_7582:p</text:p>
      <text:p text:style-name="Standard"><text:s text:c="15"/>1.25095e-18 <text:s text:c="2"/>netid: c_7583:p</text:p>
      <text:p text:style-name="Standard"><text:s text:c="16"/>2.3542e-18 <text:s text:c="2"/>netid: c_7584:p</text:p>
      <text:p text:style-name="Standard"><text:s text:c="15"/>1.83246e-18 <text:s text:c="2"/>netid: c_7585:p</text:p>
      <text:p text:style-name="Standard"><text:s text:c="15"/>1.25095e-18 <text:s text:c="2"/>netid: c_7586:p</text:p>
      <text:p text:style-name="Standard"><text:s text:c="15"/>2.49052e-18 <text:s text:c="2"/>netid: c_7587:p</text:p>
      <text:p text:style-name="Standard"><text:s text:c="16"/>5.7714e-17 <text:s text:c="2"/>netid: XI6/XI6/MPM1:g</text:p>
      <text:p text:style-name="Standard"><text:s text:c="16"/>1.8022e-18 <text:s text:c="2"/>netid: XI6/XI6/MNM1:g</text:p>
      <text:p text:style-name="Standard"><text:s text:c="15"/>2.58519e-18 <text:s text:c="2"/>netid: c_7590:p</text:p>
      <text:p text:style-name="Standard"><text:s text:c="15"/>2.19629e-18 <text:s text:c="2"/>netid: c_7591:p</text:p>
      <text:p text:style-name="Standard"><text:s text:c="15"/>1.17712e-18 <text:s text:c="2"/>netid: c_7592:p</text:p>
      <text:p text:style-name="Standard"><text:s text:c="15"/>1.12632e-18 <text:s text:c="2"/>netid: c_7593:p</text:p>
      <text:p text:style-name="Standard"><text:s text:c="15"/>4.28616e-19 <text:s text:c="2"/>netid: c_7594:p</text:p>
      <text:p text:style-name="Standard"><text:s text:c="15"/>1.35674e-18 <text:s text:c="2"/>netid: XI6/XI6/MPM1:g</text:p>
      <text:p text:style-name="Standard"><text:s text:c="15"/>9.37467e-19 <text:s text:c="2"/>netid: XI6/XI6/MNM1:g</text:p>
      <text:p text:style-name="Standard"><text:s text:c="15"/>3.42864e-19 <text:s text:c="2"/>netid: c_7590:p</text:p>
      <text:p text:style-name="Standard"><text:s text:c="15"/>2.37671e-18 <text:s text:c="2"/>netid: c_7598:p</text:p>
      <text:p text:style-name="Standard"><text:s text:c="15"/>4.23415e-19 <text:s text:c="2"/>netid: XI6/XI0/XI0/MPM0:b</text:p>
      <text:p text:style-name="Standard"><text:s text:c="15"/>2.94279e-18 <text:s text:c="2"/>netid: XI6/XI0/XI0/MPM1:s</text:p>
      <text:p text:style-name="Standard"><text:s text:c="15"/>3.14716e-18 <text:s text:c="2"/>netid: c_7601:p</text:p>
      <text:p text:style-name="Standard"><text:s text:c="15"/>1.02178e-18 <text:s text:c="2"/>netid: c_7598:p</text:p>
      <text:p text:style-name="Standard"><text:s text:c="15"/>2.47359e-17 <text:s text:c="2"/>netid: XI6/XI0/XI0/MPM1:s</text:p>
      <text:p text:style-name="Standard"><text:s text:c="15"/>1.81844e-18 <text:s text:c="2"/>netid: c_7604:p</text:p>
      <text:p text:style-name="Standard"><text:s text:c="15"/>1.72583e-18 <text:s text:c="2"/>netid: c_7605:p</text:p>
      <text:p text:style-name="Standard"><text:s text:c="15"/>1.28305e-18 <text:s text:c="2"/>netid: c_7606:p</text:p>
      <text:p text:style-name="Standard"><text:soft-page-break/><text:s text:c="15"/>7.52403e-19 <text:s text:c="2"/>netid: c_7607:p</text:p>
      <text:p text:style-name="Standard"><text:s text:c="15"/>3.15964e-18 <text:s text:c="2"/>netid: c_7601:p</text:p>
      <text:p text:style-name="Standard"><text:s text:c="15"/>1.02178e-18 <text:s text:c="2"/>netid: c_7598:p</text:p>
      <text:p text:style-name="Standard"><text:s text:c="15"/>2.30064e-17 <text:s text:c="2"/>netid: XI6/XI0/XI0/MPM1:s</text:p>
      <text:p text:style-name="Standard"><text:s text:c="15"/>3.11146e-19 <text:s text:c="2"/>netid: c_7605:p</text:p>
      <text:p text:style-name="Standard"><text:s text:c="15"/>1.21922e-17 <text:s text:c="2"/>netid: c_7601:p</text:p>
      <text:p text:style-name="Standard"><text:s text:c="15"/>2.54475e-18 <text:s text:c="2"/>netid: c_7598:p</text:p>
      <text:p text:style-name="Standard"><text:s text:c="15"/>4.67235e-19 <text:s text:c="2"/>netid: XI6/XI0/XI0/MPM0:b</text:p>
      <text:p text:style-name="Standard"><text:s text:c="15"/>2.23471e-18 <text:s text:c="2"/>netid: XI6/XI0/XI0/MPM1:s</text:p>
      <text:p text:style-name="Standard"><text:s text:c="15"/>2.63821e-18 <text:s text:c="2"/>netid: c_7601:p</text:p>
      <text:p text:style-name="Standard"><text:s text:c="15"/>2.99413e-19 <text:s text:c="2"/>netid: c_7598:p</text:p>
      <text:p text:style-name="Standard"><text:s text:c="15"/>6.76642e-18 <text:s text:c="2"/>netid: c_7618:p</text:p>
      <text:p text:style-name="Standard"><text:s text:c="15"/>5.32601e-18 <text:s text:c="2"/>netid: c_7605:p</text:p>
      <text:p text:style-name="Standard"><text:s text:c="15"/>3.14828e-18 <text:s text:c="2"/>netid: c_7620:p</text:p>
      <text:p text:style-name="Standard"><text:s text:c="15"/>3.54191e-18 <text:s text:c="2"/>netid: c_7606:p</text:p>
      <text:p text:style-name="Standard"><text:s text:c="15"/>1.78057e-17 <text:s text:c="2"/>netid: c_7622:p</text:p>
      <text:p text:style-name="Standard"><text:s text:c="15"/>3.73686e-19 <text:s text:c="2"/>netid: c_7618:p</text:p>
      <text:p text:style-name="Standard"><text:s text:c="15"/>1.12857e-17 <text:s text:c="2"/>netid: c_7624:p</text:p>
      <text:p text:style-name="Standard"><text:s text:c="15"/>4.61908e-18 <text:s text:c="2"/>netid: c_7625:p</text:p>
      <text:p text:style-name="Standard"><text:s text:c="15"/>3.30028e-17 <text:s text:c="2"/>netid: c_7607:p</text:p>
      <text:p text:style-name="Standard"><text:s text:c="15"/>4.24201e-18 <text:s text:c="2"/>netid: c_7627:p</text:p>
      <text:p text:style-name="Standard"><text:s text:c="15"/>8.27084e-18 <text:s text:c="2"/>netid: c_7628:p</text:p>
      <text:p text:style-name="Standard"><text:s text:c="15"/>1.14531e-18 <text:s text:c="2"/>netid: XI6/XI6/MPM1:g</text:p>
      <text:p text:style-name="Standard"><text:s text:c="15"/>6.22402e-18 <text:s text:c="2"/>netid: XI6/XI6/MNM1:g</text:p>
      <text:p text:style-name="Standard"><text:s text:c="15"/>1.44323e-17 <text:s text:c="2"/>netid: c_7601:p</text:p>
      <text:p text:style-name="Standard"><text:s text:c="15"/>2.51214e-19 <text:s text:c="2"/>netid: XI6/XI0/XI0/MPM1:s</text:p>
      <text:p text:style-name="Standard"><text:s text:c="15"/>1.76333e-18 <text:s text:c="2"/>netid: XI6/XI6/MPM1:g</text:p>
      <text:p text:style-name="Standard"><text:s text:c="15"/>5.13763e-18 <text:s text:c="2"/>netid: XI6/XI6/MNM1:g</text:p>
      <text:p text:style-name="Standard"><text:s text:c="15"/>2.05483e-19 <text:s text:c="2"/>netid: c_7635:p</text:p>
      <text:p text:style-name="Standard"><text:s text:c="15"/>1.78182e-18 <text:s text:c="2"/>netid: c_7564:p</text:p>
      <text:p text:style-name="Standard"><text:s text:c="15"/>2.15721e-18 <text:s text:c="2"/>netid: c_7557:p</text:p>
      <text:p text:style-name="Standard"><text:s text:c="15"/>1.56222e-18 <text:s text:c="2"/>netid: c_7638:p</text:p>
      <text:p text:style-name="Standard"><text:s text:c="15"/>1.48764e-18 <text:s text:c="2"/>netid: c_7573:p</text:p>
      <text:p text:style-name="Standard"><text:s text:c="16"/>9.7842e-19 <text:s text:c="2"/>netid: c_7640:p</text:p>
      <text:p text:style-name="Standard"><text:s text:c="16"/>2.1594e-18 <text:s text:c="2"/>netid: c_7601:p</text:p>
      <text:p text:style-name="Standard"><text:s text:c="16"/>2.4367e-18 <text:s text:c="2"/>netid: XI6/XI6/MNM1:g</text:p>
      <text:p text:style-name="Standard"><text:s text:c="15"/>1.42764e-18 <text:s text:c="2"/>netid: XI6/XI6/MPM1:g</text:p>
      <text:p text:style-name="Standard"><text:s text:c="15"/>1.22062e-17 <text:s text:c="2"/>netid: XI6/XI6/MNM1:g</text:p>
      <text:p text:style-name="Standard"><text:s text:c="15"/>2.76687e-19 <text:s text:c="2"/>netid: c_7576:p</text:p>
      <text:p text:style-name="Standard"><text:s text:c="15"/>7.88828e-18 <text:s text:c="2"/>netid: c_9613:p</text:p>
      <text:p text:style-name="Standard"><text:s text:c="15"/>3.83619e-18 <text:s text:c="2"/>netid: c_9614:p</text:p>
      <text:p text:style-name="Standard"><text:s text:c="15"/>1.18545e-18 <text:s text:c="2"/>netid: c_9604:n</text:p>
      <text:p text:style-name="Standard"><text:s text:c="15"/>2.73722e-18 <text:s text:c="2"/>netid: c_9605:n</text:p>
      <text:p text:style-name="Standard"><text:s text:c="16"/>1.6527e-18 <text:s text:c="2"/>netid: c_9617:p</text:p>
      <text:p text:style-name="Standard"><text:s text:c="16"/>1.1815e-18 <text:s text:c="2"/>netid: c_9607:n</text:p>
      <text:p text:style-name="Standard"><text:s text:c="15"/>4.37097e-18 <text:s text:c="2"/>netid: c_9619:p</text:p>
      <text:p text:style-name="Standard"><text:s text:c="15"/>3.19148e-18 <text:s text:c="2"/>netid: c_9608:n</text:p>
      <text:p text:style-name="Standard"><text:s text:c="15"/>1.00206e-17 <text:s text:c="2"/>netid: XI3/NET15</text:p>
      <text:p text:style-name="Standard"><text:s text:c="15"/>1.87383e-18 <text:s text:c="2"/>netid: c_9622:p</text:p>
      <text:p text:style-name="Standard"><text:s text:c="15"/>7.08444e-18 <text:s text:c="2"/>netid: c_9613:p</text:p>
      <text:p text:style-name="Standard"><text:s text:c="16"/>1.3333e-18 <text:s text:c="2"/>netid: c_9622:p</text:p>
      <text:p text:style-name="Standard"><text:s text:c="15"/>1.12002e-17 <text:s text:c="2"/>netid: c_9613:p</text:p>
      <text:p text:style-name="Standard"><text:soft-page-break/><text:s text:c="15"/>1.68667e-18 <text:s text:c="2"/>netid: c_9613:p</text:p>
      <text:p text:style-name="Standard"><text:s text:c="15"/>5.48986e-19 <text:s text:c="2"/>netid: XI3/NET15</text:p>
      <text:p text:style-name="Standard"><text:s text:c="16"/>6.2921e-19 <text:s text:c="2"/>netid: c_9613:p</text:p>
      <text:p text:style-name="Standard"><text:s text:c="15"/>3.28696e-18 <text:s text:c="2"/>netid: c_9614:p</text:p>
      <text:p text:style-name="Standard"><text:s text:c="15"/>4.07201e-19 <text:s text:c="2"/>netid: c_9630:p</text:p>
      <text:p text:style-name="Standard"><text:s text:c="15"/>2.52499e-18 <text:s text:c="2"/>netid: c_9617:p</text:p>
      <text:p text:style-name="Standard"><text:s text:c="15"/>1.97995e-18 <text:s text:c="2"/>netid: c_9607:n</text:p>
      <text:p text:style-name="Standard"><text:s text:c="15"/>2.85847e-18 <text:s text:c="2"/>netid: c_9633:p</text:p>
      <text:p text:style-name="Standard"><text:s text:c="15"/>2.98139e-18 <text:s text:c="2"/>netid: c_9634:p</text:p>
      <text:p text:style-name="Standard"><text:s text:c="15"/>2.47974e-18 <text:s text:c="2"/>netid: XI3/NET15</text:p>
      <text:p text:style-name="Standard"><text:s text:c="17"/>2.722e-18 <text:s text:c="2"/>netid: c_9613:p</text:p>
      <text:p text:style-name="Standard"><text:s text:c="17"/>1.088e-17 <text:s text:c="2"/>netid: c_9614:p</text:p>
      <text:p text:style-name="Standard"><text:s text:c="16"/>2.0593e-18 <text:s text:c="2"/>netid: c_9630:p</text:p>
      <text:p text:style-name="Standard"><text:s text:c="15"/>7.65231e-19 <text:s text:c="2"/>netid: c_9639:p</text:p>
      <text:p text:style-name="Standard"><text:s text:c="15"/>3.93026e-17 <text:s text:c="2"/>netid: c_9607:n</text:p>
      <text:p text:style-name="Standard"><text:s text:c="15"/>1.05195e-18 <text:s text:c="2"/>netid: XI3/NET15</text:p>
      <text:p text:style-name="Standard"><text:s text:c="15"/>1.12924e-18 <text:s text:c="2"/>netid: c_10746:n</text:p>
      <text:p text:style-name="Standard"><text:s text:c="15"/>2.52807e-19 <text:s text:c="2"/>netid: c_10777:n</text:p>
      <text:p text:style-name="Standard"><text:s text:c="15"/>3.23023e-18 <text:s text:c="2"/>netid: c_10747:n</text:p>
      <text:p text:style-name="Standard"><text:s text:c="15"/>3.81942e-18 <text:s text:c="2"/>netid: c_10747:n</text:p>
      <text:p text:style-name="Standard"><text:s text:c="15"/>2.74056e-19 <text:s text:c="2"/>netid: c_10747:n</text:p>
      <text:p text:style-name="Standard"><text:s text:c="15"/>6.07372e-18 <text:s text:c="2"/>netid: c_10701:n</text:p>
      <text:p text:style-name="Standard"><text:s text:c="15"/>1.73301e-18 <text:s text:c="2"/>netid: c_10706:n</text:p>
      <text:p text:style-name="Standard"><text:s text:c="15"/>5.42974e-18 <text:s text:c="2"/>netid: c_10706:n</text:p>
      <text:p text:style-name="Standard"><text:s text:c="15"/>1.33752e-17 <text:s text:c="2"/>netid: c_10706:n</text:p>
      <text:p text:style-name="Standard"><text:s text:c="15"/>2.07345e-19 <text:s text:c="2"/>netid: c_10706:n</text:p>
      <text:p text:style-name="Standard"><text:s text:c="16"/>2.8431e-18 <text:s text:c="2"/>netid: c_10786:n</text:p>
      <text:p text:style-name="Standard"><text:s text:c="15"/>1.51175e-18 <text:s text:c="2"/>netid: c_10744:n</text:p>
      <text:p text:style-name="Standard"><text:s text:c="15"/>4.87095e-17 <text:s text:c="2"/>netid: XI3/XI0/MNM0:g</text:p>
      <text:p text:style-name="Standard"><text:s text:c="15"/>3.47846e-19 <text:s text:c="2"/>netid: c_11204:n</text:p>
      <text:p text:style-name="Standard"><text:s text:c="15"/>7.17444e-19 <text:s text:c="2"/>netid: c_11128:n</text:p>
      <text:p text:style-name="Standard"><text:s text:c="15"/>5.58646e-17 <text:s text:c="2"/>netid: c_11128:n</text:p>
      <text:p text:style-name="Standard"><text:s text:c="16"/>1.3731e-18 <text:s text:c="2"/>netid: c_11128:n</text:p>
      <text:p text:style-name="Standard"><text:s text:c="15"/>4.90088e-19 <text:s text:c="2"/>netid: c_11128:n</text:p>
      <text:p text:style-name="Standard"><text:s text:c="15"/>4.40778e-19 <text:s text:c="2"/>netid: c_11242:n</text:p>
      <text:p text:style-name="Standard"><text:s text:c="15"/>1.35674e-18 <text:s text:c="2"/>netid: c_11242:n</text:p>
      <text:p text:style-name="Standard"><text:s text:c="15"/>6.21891e-19 <text:s text:c="2"/>netid: c_11242:n</text:p>
      <text:p text:style-name="Standard"><text:s text:c="15"/>1.24211e-18 <text:s text:c="2"/>netid: c_11242:n</text:p>
      <text:p text:style-name="Standard"><text:s text:c="16"/>7.1977e-19 <text:s text:c="2"/>netid: c_11132:n</text:p>
      <text:p text:style-name="Standard"><text:s text:c="16"/>4.6257e-19 <text:s text:c="2"/>netid: XI5/XI0/XI1/MNM0:g</text:p>
      <text:p text:style-name="Standard"><text:s text:c="16"/>2.7249e-18 <text:s text:c="2"/>netid: c_11248:n</text:p>
      <text:p text:style-name="Standard"><text:s text:c="15"/>1.14531e-18 <text:s text:c="2"/>netid: c_11248:n</text:p>
      <text:p text:style-name="Standard"><text:s text:c="15"/>4.03019e-18 <text:s text:c="2"/>netid: c_11248:n</text:p>
      <text:p text:style-name="Standard"><text:s text:c="16"/>2.1893e-18 <text:s text:c="2"/>netid: c_11248:n</text:p>
      <text:p text:style-name="Standard"><text:s text:c="15"/>2.16308e-19 <text:s text:c="2"/>netid: c_11252:n</text:p>
      <text:p text:style-name="Standard"><text:s text:c="15"/>8.53675e-19 <text:s text:c="2"/>netid: c_11253:n</text:p>
      <text:p text:style-name="Standard"><text:s text:c="16"/>3.7803e-19 <text:s text:c="2"/>netid: c_11254:n</text:p>
      <text:p text:style-name="Standard"><text:s text:c="15"/>1.81639e-18 <text:s text:c="2"/>netid: c_11254:n</text:p>
      <text:p text:style-name="Standard"><text:s text:c="15"/>4.78176e-18 <text:s text:c="2"/>netid: c_11254:n</text:p>
      <text:p text:style-name="Standard"><text:s text:c="15"/>1.54739e-18 <text:s text:c="2"/>netid: c_11257:n</text:p>
      <text:p text:style-name="Standard"><text:s text:c="15"/>2.60796e-18 <text:s text:c="2"/>netid: c_11176:n</text:p>
      <text:p text:style-name="Standard"><text:s text:c="15"/>9.64846e-19 <text:s text:c="2"/>netid: c_11176:n</text:p>
      <text:p text:style-name="Standard"><text:soft-page-break/><text:s text:c="15"/>4.12575e-19 <text:s text:c="2"/>netid: c_11176:n</text:p>
      <text:p text:style-name="Standard"><text:s text:c="15"/>6.58272e-19 <text:s text:c="2"/>netid: c_11193:n</text:p>
      <text:p text:style-name="Standard"><text:s text:c="15"/>9.65066e-19 <text:s text:c="2"/>netid: c_11193:n</text:p>
      <text:p text:style-name="Standard"><text:s text:c="15"/>7.28869e-19 <text:s text:c="2"/>netid: c_11194:n</text:p>
      <text:p text:style-name="Standard"><text:s text:c="15"/>1.80889e-18 <text:s text:c="2"/>netid: c_11194:n</text:p>
      <text:p text:style-name="Standard"><text:s text:c="15"/>7.52279e-19 <text:s text:c="2"/>netid: c_11229:n</text:p>
      <text:p text:style-name="Standard"><text:s text:c="15"/>2.61067e-18 <text:s text:c="2"/>netid: c_11229:n</text:p>
      <text:p text:style-name="Standard"><text:s text:c="15"/>1.90254e-18 <text:s text:c="2"/>netid: c_11267:n</text:p>
      <text:p text:style-name="Standard"><text:s text:c="15"/>6.16531e-19 <text:s text:c="2"/>netid: c_11267:n</text:p>
      <text:p text:style-name="Standard"><text:s text:c="15"/>2.94305e-19 <text:s text:c="2"/>netid: c_11267:n</text:p>
      <text:p text:style-name="Standard"><text:s text:c="15"/>1.97632e-18 <text:s text:c="2"/>netid: c_11270:n</text:p>
      <text:p text:style-name="Standard"><text:s text:c="15"/>2.03684e-18 <text:s text:c="2"/>netid: c_11270:n</text:p>
      <text:p text:style-name="Standard"><text:s text:c="15"/>5.65403e-18 <text:s text:c="2"/>netid: c_11272:n</text:p>
      <text:p text:style-name="Standard"><text:s text:c="15"/>3.81987e-17 <text:s text:c="2"/>netid: c_11273:n</text:p>
      <text:p text:style-name="Standard"><text:s text:c="15"/>1.07532e-17 <text:s text:c="2"/>netid: c_11274:n</text:p>
      <text:p text:style-name="Standard"><text:s text:c="15"/>6.58017e-17 <text:s text:c="2"/>netid: c_11275:n</text:p>
      <text:p text:style-name="Standard"><text:s text:c="15"/>5.79297e-18 <text:s text:c="2"/>netid: c_11276:n</text:p>
      <text:p text:style-name="Standard"><text:s text:c="15"/>2.61291e-18 <text:s text:c="2"/>netid: c_11277:n</text:p>
      <text:p text:style-name="Standard"><text:s text:c="16"/>1.2164e-17 <text:s text:c="2"/>netid: c_11278:n</text:p>
      <text:p text:style-name="Standard"><text:s text:c="15"/>2.67259e-18 <text:s text:c="2"/>netid: c_11279:n</text:p>
      <text:p text:style-name="Standard"><text:s text:c="15"/>4.86443e-19 <text:s text:c="2"/>netid: c_11197:n</text:p>
      <text:p text:style-name="Standard"><text:s text:c="15"/>4.67712e-19 <text:s text:c="2"/>netid: c_11197:n</text:p>
      <text:p text:style-name="Standard"><text:s text:c="15"/>1.68158e-16 <text:s text:c="2"/>netid: c_11197:n</text:p>
      <text:p text:style-name="Standard"><text:s text:c="15"/>9.27136e-16 <text:s text:c="2"/>netid: c_11197:n</text:p>
      <text:p text:style-name="Standard"><text:s text:c="15"/>8.22558e-18 <text:s text:c="2"/>netid: c_11197:n</text:p>
      <text:p text:style-name="Standard"><text:s text:c="15"/>9.23817e-19 <text:s text:c="2"/>netid: c_11285:n</text:p>
      <text:p text:style-name="Standard"><text:s text:c="15"/>1.50677e-17 <text:s text:c="2"/>netid: c_11285:n</text:p>
      <text:p text:style-name="Standard"><text:s text:c="15"/>5.57574e-19 <text:s text:c="2"/>netid: c_11287:n</text:p>
      <text:p text:style-name="Standard"><text:s text:c="15"/>1.37534e-18 <text:s text:c="2"/>netid: c_11287:n</text:p>
      <text:p text:style-name="Standard"><text:s text:c="15"/>4.62552e-19 <text:s text:c="2"/>netid: c_11287:n</text:p>
      <text:p text:style-name="Standard"><text:s text:c="15"/>6.80604e-19 <text:s text:c="2"/>netid: c_11287:n</text:p>
      <text:p text:style-name="Standard"><text:s text:c="15"/>1.43395e-17 <text:s text:c="2"/>netid: c_11291:n</text:p>
      <text:p text:style-name="Standard"><text:s text:c="15"/>1.16483e-18 <text:s text:c="2"/>netid: c_11292:n</text:p>
      <text:p text:style-name="Standard"><text:s text:c="15"/>6.51509e-19 <text:s text:c="2"/>netid: c_12050:n</text:p>
      <text:p text:style-name="Standard"><text:s text:c="15"/>5.59195e-17 <text:s text:c="2"/>netid: c_12050:n</text:p>
      <text:p text:style-name="Standard"><text:s text:c="15"/>1.28146e-18 <text:s text:c="2"/>netid: c_12050:n</text:p>
      <text:p text:style-name="Standard"><text:s text:c="16"/>4.8497e-19 <text:s text:c="2"/>netid: c_12050:n</text:p>
      <text:p text:style-name="Standard"><text:s text:c="15"/>3.81008e-19 <text:s text:c="2"/>netid: c_12293:n</text:p>
      <text:p text:style-name="Standard"><text:s text:c="15"/>1.42924e-18 <text:s text:c="2"/>netid: c_12293:n</text:p>
      <text:p text:style-name="Standard"><text:s text:c="15"/>3.97902e-19 <text:s text:c="2"/>netid: c_12293:n</text:p>
      <text:p text:style-name="Standard"><text:s text:c="15"/>4.21574e-19 <text:s text:c="2"/>netid: c_12293:n</text:p>
      <text:p text:style-name="Standard"><text:s text:c="15"/>1.22357e-18 <text:s text:c="2"/>netid: c_12293:n</text:p>
      <text:p text:style-name="Standard"><text:s text:c="16"/>3.2817e-18 <text:s text:c="2"/>netid: c_12054:n</text:p>
      <text:p text:style-name="Standard"><text:s text:c="15"/>2.18313e-19 <text:s text:c="2"/>netid: XI5/XI6/MNM0:g</text:p>
      <text:p text:style-name="Standard"><text:s text:c="15"/>5.18767e-17 <text:s text:c="2"/>netid: XI5/XI6/MNM0:g</text:p>
      <text:p text:style-name="Standard"><text:s text:c="15"/>1.15453e-18 <text:s text:c="2"/>netid: XI5/XI6/MNM0:g</text:p>
      <text:p text:style-name="Standard"><text:s text:c="15"/>9.65936e-19 <text:s text:c="2"/>netid: XI5/XI6/MNM0:g</text:p>
      <text:p text:style-name="Standard"><text:s text:c="15"/>4.48558e-19 <text:s text:c="2"/>netid: XI5/XI6/MNM0:g</text:p>
      <text:p text:style-name="Standard"><text:s text:c="15"/>2.26328e-19 <text:s text:c="2"/>netid: c_12064:n</text:p>
      <text:p text:style-name="Standard"><text:s text:c="15"/>9.32293e-18 <text:s text:c="2"/>netid: c_12305:n</text:p>
      <text:p text:style-name="Standard"><text:s text:c="15"/>2.13895e-19 <text:s text:c="2"/>netid: c_12305:n</text:p>
      <text:p text:style-name="Standard"><text:s text:c="15"/>2.16742e-19 <text:s text:c="2"/>netid: c_12305:n</text:p>
      <text:p text:style-name="Standard"><text:soft-page-break/><text:s text:c="15"/>2.36025e-18 <text:s text:c="2"/>netid: c_12069:n</text:p>
      <text:p text:style-name="Standard"><text:s text:c="15"/>1.01319e-18 <text:s text:c="2"/>netid: c_12069:n</text:p>
      <text:p text:style-name="Standard"><text:s text:c="15"/>1.30059e-17 <text:s text:c="2"/>netid: c_12069:n</text:p>
      <text:p text:style-name="Standard"><text:s text:c="15"/>2.66754e-18 <text:s text:c="2"/>netid: c_12069:n</text:p>
      <text:p text:style-name="Standard"><text:s text:c="15"/>1.12562e-18 <text:s text:c="2"/>netid: c_12069:n</text:p>
      <text:p text:style-name="Standard"><text:s text:c="15"/>3.23561e-19 <text:s text:c="2"/>netid: c_12069:n</text:p>
      <text:p text:style-name="Standard"><text:s text:c="15"/>1.10397e-18 <text:s text:c="2"/>netid: c_12314:n</text:p>
      <text:p text:style-name="Standard"><text:s text:c="15"/>3.74865e-19 <text:s text:c="2"/>netid: c_12315:n</text:p>
      <text:p text:style-name="Standard"><text:s text:c="15"/>2.34238e-18 <text:s text:c="2"/>netid: c_12315:n</text:p>
      <text:p text:style-name="Standard"><text:s text:c="15"/>3.77619e-17 <text:s text:c="2"/>netid: c_12315:n</text:p>
      <text:p text:style-name="Standard"><text:s text:c="15"/>6.90017e-18 <text:s text:c="2"/>netid: c_12315:n</text:p>
      <text:p text:style-name="Standard"><text:s text:c="15"/>1.46852e-18 <text:s text:c="2"/>netid: c_12315:n</text:p>
      <text:p text:style-name="Standard"><text:s text:c="15"/>1.46852e-18 <text:s text:c="2"/>netid: c_12315:n</text:p>
      <text:p text:style-name="Standard"><text:s text:c="15"/>6.39554e-19 <text:s text:c="2"/>netid: c_12117:n</text:p>
      <text:p text:style-name="Standard"><text:s text:c="15"/>1.24987e-18 <text:s text:c="2"/>netid: c_12121:n</text:p>
      <text:p text:style-name="Standard"><text:s text:c="15"/>7.24266e-19 <text:s text:c="2"/>netid: c_12122:n</text:p>
      <text:p text:style-name="Standard"><text:s text:c="15"/>7.95151e-19 <text:s text:c="2"/>netid: XI6/XI6/MNM0:g</text:p>
      <text:p text:style-name="Standard"><text:s text:c="15"/>2.74508e-18 <text:s text:c="2"/>netid: c_12144:n</text:p>
      <text:p text:style-name="Standard"><text:s text:c="16"/>1.5598e-18 <text:s text:c="2"/>netid: c_12326:n</text:p>
      <text:p text:style-name="Standard"><text:s text:c="16"/>4.1004e-19 <text:s text:c="2"/>netid: c_12164:n</text:p>
      <text:p text:style-name="Standard"><text:s text:c="15"/>5.52108e-19 <text:s text:c="2"/>netid: c_12170:n</text:p>
      <text:p text:style-name="Standard"><text:s text:c="15"/>2.17449e-18 <text:s text:c="2"/>netid: c_12174:n</text:p>
      <text:p text:style-name="Standard"><text:s text:c="15"/>3.03022e-18 <text:s text:c="2"/>netid: XI6/XI4/MPM0:g</text:p>
      <text:p text:style-name="Standard"><text:s text:c="15"/>3.98047e-19 <text:s text:c="2"/>netid: XI6/XI4/MPM0:g</text:p>
      <text:p text:style-name="Standard"><text:s text:c="15"/>5.34949e-19 <text:s text:c="2"/>netid: c_12189:n</text:p>
      <text:p text:style-name="Standard"><text:s text:c="16"/>1.5134e-18 <text:s text:c="2"/>netid: c_12189:n</text:p>
      <text:p text:style-name="Standard"><text:s text:c="15"/>4.51304e-19 <text:s text:c="2"/>netid: c_12190:n</text:p>
      <text:p text:style-name="Standard"><text:s text:c="15"/>1.38163e-18 <text:s text:c="2"/>netid: c_12190:n</text:p>
      <text:p text:style-name="Standard"><text:s text:c="15"/>3.11642e-19 <text:s text:c="2"/>netid: c_12243:n</text:p>
      <text:p text:style-name="Standard"><text:s text:c="15"/>1.52093e-18 <text:s text:c="2"/>netid: c_12243:n</text:p>
      <text:p text:style-name="Standard"><text:s text:c="15"/>2.16719e-18 <text:s text:c="2"/>netid: c_12248:n</text:p>
      <text:p text:style-name="Standard"><text:s text:c="15"/>2.34126e-19 <text:s text:c="2"/>netid: c_12266:n</text:p>
      <text:p text:style-name="Standard"><text:s text:c="15"/>2.07767e-17 <text:s text:c="2"/>netid: c_12340:n</text:p>
      <text:p text:style-name="Standard"><text:s text:c="16"/>2.1312e-19 <text:s text:c="2"/>netid: c_12341:n</text:p>
      <text:p text:style-name="Standard"><text:s text:c="15"/>9.16024e-19 <text:s text:c="2"/>netid: c_12341:n</text:p>
      <text:p text:style-name="Standard"><text:s text:c="15"/>8.73029e-18 <text:s text:c="2"/>netid: c_12341:n</text:p>
      <text:p text:style-name="Standard"><text:s text:c="15"/>1.10745e-18 <text:s text:c="2"/>netid: c_12341:n</text:p>
      <text:p text:style-name="Standard"><text:s text:c="16"/>9.9614e-19 <text:s text:c="2"/>netid: c_12341:n</text:p>
      <text:p text:style-name="Standard"><text:s text:c="15"/>9.15273e-18 <text:s text:c="2"/>netid: c_12341:n</text:p>
      <text:p text:style-name="Standard"><text:s text:c="15"/>3.30834e-18 <text:s text:c="2"/>netid: c_12273:n</text:p>
      <text:p text:style-name="Standard"><text:s text:c="15"/>1.30934e-17 <text:s text:c="2"/>netid: c_12273:n</text:p>
      <text:p text:style-name="Standard"><text:s text:c="16"/>4.7161e-17 <text:s text:c="2"/>netid: c_12273:n</text:p>
      <text:p text:style-name="Standard"><text:s text:c="15"/>7.60831e-18 <text:s text:c="2"/>netid: c_12273:n</text:p>
      <text:p text:style-name="Standard"><text:s text:c="16"/>4.1007e-19 <text:s text:c="2"/>netid: c_12273:n</text:p>
      <text:p text:style-name="Standard"><text:s text:c="15"/>1.23032e-17 <text:s text:c="2"/>netid: c_12273:n</text:p>
      <text:p text:style-name="Standard"><text:s text:c="15"/>5.26072e-18 <text:s text:c="2"/>netid: c_12353:n</text:p>
      <text:p text:style-name="Standard"><text:s text:c="15"/>7.20264e-18 <text:s text:c="2"/>netid: c_12353:n</text:p>
      <text:p text:style-name="Standard"><text:s text:c="15"/>6.90071e-18 <text:s text:c="2"/>netid: c_12355:n</text:p>
      <text:p text:style-name="Standard"><text:s text:c="15"/>3.79998e-18 <text:s text:c="2"/>netid: c_12356:n</text:p>
      <text:p text:style-name="Standard"><text:s text:c="16"/>9.0027e-19 <text:s text:c="2"/>netid: c_12356:n</text:p>
      <text:p text:style-name="Standard"><text:s text:c="15"/>2.23685e-18 <text:s text:c="2"/>netid: c_12358:n</text:p>
      <text:p text:style-name="Standard"><text:s text:c="15"/>8.38205e-18 <text:s text:c="2"/>netid: c_12358:n</text:p>
      <text:p text:style-name="Standard"><text:soft-page-break/><text:s text:c="15"/>3.82421e-18 <text:s text:c="2"/>netid: c_12358:n</text:p>
      <text:p text:style-name="Standard"><text:s text:c="15"/>9.23816e-19 <text:s text:c="2"/>netid: c_12358:n</text:p>
      <text:p text:style-name="Standard"><text:s text:c="15"/>1.48857e-18 <text:s text:c="2"/>netid: c_12358:n</text:p>
      <text:p text:style-name="Standard"><text:s text:c="15"/>1.46204e-18 <text:s text:c="2"/>netid: c_12363:n</text:p>
      <text:p text:style-name="Standard"><text:s text:c="15"/>2.09526e-18 <text:s text:c="2"/>netid: c_12363:n</text:p>
      <text:p text:style-name="Standard"><text:s text:c="15"/>5.47998e-18 <text:s text:c="2"/>netid: c_12363:n</text:p>
      <text:p text:style-name="Standard"><text:s text:c="15"/>1.10815e-16 <text:s text:c="2"/>netid: c_12363:n</text:p>
      <text:p text:style-name="Standard"><text:s text:c="15"/>6.78332e-18 <text:s text:c="2"/>netid: c_12367:n</text:p>
      <text:p text:style-name="Standard"><text:s text:c="15"/>1.38563e-16 <text:s text:c="2"/>netid: c_12368:n</text:p>
      <text:p text:style-name="Standard"><text:s text:c="15"/>1.80098e-17 <text:s text:c="2"/>netid: c_12369:n</text:p>
      <text:p text:style-name="Standard"><text:s text:c="15"/>1.77496e-16 <text:s text:c="2"/>netid: c_12370:n</text:p>
      <text:p text:style-name="Standard"><text:s text:c="15"/>7.22881e-18 <text:s text:c="2"/>netid: c_12371:n</text:p>
      <text:p text:style-name="Standard"><text:s text:c="15"/>2.41492e-18 <text:s text:c="2"/>netid: c_12372:n</text:p>
      <text:p text:style-name="Standard"><text:s text:c="15"/>8.35836e-18 <text:s text:c="2"/>netid: c_12372:n</text:p>
      <text:p text:style-name="Standard"><text:s text:c="15"/>7.74707e-18 <text:s text:c="2"/>netid: c_12374:n</text:p>
      <text:p text:style-name="Standard"><text:s text:c="15"/>4.50996e-19 <text:s text:c="2"/>netid: c_12274:n</text:p>
      <text:p text:style-name="Standard"><text:s text:c="15"/>1.20852e-18 <text:s text:c="2"/>netid: c_12274:n</text:p>
      <text:p text:style-name="Standard"><text:s text:c="15"/>7.11716e-19 <text:s text:c="2"/>netid: c_12274:n</text:p>
      <text:p text:style-name="Standard"><text:s text:c="15"/>1.93529e-18 <text:s text:c="2"/>netid: c_12274:n</text:p>
      <text:p text:style-name="Standard"><text:s text:c="15"/>1.29558e-17 <text:s text:c="2"/>netid: c_12274:n</text:p>
      <text:p text:style-name="Standard"><text:s text:c="15"/>9.22598e-18 <text:s text:c="2"/>netid: c_12274:n</text:p>
      <text:p text:style-name="Standard"><text:s text:c="15"/>4.54729e-18 <text:s text:c="2"/>netid: c_12274:n</text:p>
      <text:p text:style-name="Standard"><text:s text:c="15"/>8.22543e-18 <text:s text:c="2"/>netid: c_12274:n</text:p>
      <text:p text:style-name="Standard"><text:s text:c="15"/>5.06029e-17 <text:s text:c="2"/>netid: c_12274:n</text:p>
      <text:p text:style-name="Standard"><text:s text:c="15"/>2.23339e-18 <text:s text:c="2"/>netid: c_12274:n</text:p>
      <text:p text:style-name="Standard"><text:s text:c="15"/>1.30565e-16 <text:s text:c="2"/>netid: c_12274:n</text:p>
      <text:p text:style-name="Standard"><text:s text:c="15"/>6.31594e-18 <text:s text:c="2"/>netid: c_12386:n</text:p>
      <text:p text:style-name="Standard"><text:s text:c="15"/>2.01265e-18 <text:s text:c="2"/>netid: c_12387:n</text:p>
      <text:p text:style-name="Standard"><text:s text:c="15"/>1.57941e-17 <text:s text:c="2"/>netid: c_12387:n</text:p>
      <text:p text:style-name="Standard"><text:s text:c="15"/>2.80173e-17 <text:s text:c="2"/>netid: c_12387:n</text:p>
      <text:p text:style-name="Standard"><text:s text:c="16"/>1.3297e-16 <text:s text:c="2"/>netid: c_12387:n</text:p>
      <text:p text:style-name="Standard"><text:s text:c="15"/>2.05163e-17 <text:s text:c="2"/>netid: c_12391:n</text:p>
      <text:p text:style-name="Standard"><text:s text:c="15"/>5.26072e-18 <text:s text:c="2"/>netid: c_12392:n</text:p>
      <text:p text:style-name="Standard"><text:s text:c="15"/>1.13955e-18 <text:s text:c="2"/>netid: c_12392:n</text:p>
      <text:p text:style-name="Standard"><text:s text:c="15"/>6.83523e-18 <text:s text:c="2"/>netid: c_12392:n</text:p>
      <text:p text:style-name="Standard"><text:s text:c="15"/>1.38461e-18 <text:s text:c="2"/>netid: c_12392:n</text:p>
      <text:p text:style-name="Standard"><text:s text:c="15"/>4.80787e-19 <text:s text:c="2"/>netid: c_12392:n</text:p>
      <text:p text:style-name="Standard"><text:s text:c="15"/>8.22502e-17 <text:s text:c="2"/>netid: c_12392:n</text:p>
      <text:p text:style-name="Standard"><text:s text:c="15"/>3.81876e-18 <text:s text:c="2"/>netid: c_12398:n</text:p>
      <text:p text:style-name="Standard"><text:s text:c="15"/>2.69226e-16 <text:s text:c="2"/>netid: c_12276:n</text:p>
      <text:p text:style-name="Standard"><text:s text:c="15"/>1.36687e-18 <text:s text:c="2"/>netid: XI6/XI5/MPM1:g</text:p>
      <text:p text:style-name="Standard"><text:s text:c="15"/>2.51502e-18 <text:s text:c="2"/>netid: c_14054:n</text:p>
      <text:p text:style-name="Standard"><text:s text:c="15"/>2.31397e-18 <text:s text:c="2"/>netid: c_14035:n</text:p>
      <text:p text:style-name="Standard"><text:s text:c="15"/>5.88684e-18 <text:s text:c="2"/>netid: c_14056:n</text:p>
      <text:p text:style-name="Standard"><text:s text:c="15"/>8.02691e-19 <text:s text:c="2"/>netid: c_14044:n</text:p>
      <text:p text:style-name="Standard"><text:s text:c="15"/>6.12269e-19 <text:s text:c="2"/>netid: c_14044:n</text:p>
      <text:p text:style-name="Standard"><text:s text:c="15"/>2.90829e-18 <text:s text:c="2"/>netid: c_14039:n</text:p>
      <text:p text:style-name="Standard"><text:s text:c="15"/>2.48639e-17 <text:s text:c="2"/>netid: c_14039:n</text:p>
      <text:p text:style-name="Standard"><text:s text:c="15"/>2.45692e-18 <text:s text:c="2"/>netid: c_14039:n</text:p>
      <text:p text:style-name="Standard"><text:s text:c="15"/>5.30714e-18 <text:s text:c="2"/>netid: c_14039:n</text:p>
      <text:p text:style-name="Standard"><text:s text:c="15"/>5.85221e-18 <text:s text:c="2"/>netid: c_14039:n</text:p>
      <text:p text:style-name="Standard"><text:s text:c="15"/>4.81953e-18 <text:s text:c="2"/>netid: c_14039:n</text:p>
      <text:p text:style-name="Standard"><text:soft-page-break/><text:s text:c="15"/>5.18515e-17 <text:s text:c="2"/>netid: c_14039:n</text:p>
      <text:p text:style-name="Standard"><text:s text:c="15"/>3.15769e-18 <text:s text:c="2"/>netid: c_14039:n</text:p>
      <text:p text:style-name="Standard"><text:s text:c="15"/>2.11849e-18 <text:s text:c="2"/>netid: c_14039:n</text:p>
      <text:p text:style-name="Standard"><text:s text:c="15"/>5.85221e-18 <text:s text:c="2"/>netid: c_14068:n</text:p>
      <text:p text:style-name="Standard"><text:s text:c="15"/>1.37313e-18 <text:s text:c="2"/>netid: c_14069:n</text:p>
      <text:p text:style-name="Standard"><text:s text:c="15"/>6.24346e-18 <text:s text:c="2"/>netid: c_14069:n</text:p>
      <text:p text:style-name="Standard"><text:s text:c="15"/>3.58589e-18 <text:s text:c="2"/>netid: c_14071:n</text:p>
      <text:p text:style-name="Standard"><text:s text:c="16"/>1.1736e-18 <text:s text:c="2"/>netid: c_14071:n</text:p>
      <text:p text:style-name="Standard"><text:s text:c="15"/>2.16053e-17 <text:s text:c="2"/>netid: c_14071:n</text:p>
      <text:p text:style-name="Standard"><text:s text:c="15"/>1.97156e-18 <text:s text:c="2"/>netid: c_14074:n</text:p>
      <text:p text:style-name="Standard"><text:s text:c="15"/>7.15714e-18 <text:s text:c="2"/>netid: c_14074:n</text:p>
      <text:p text:style-name="Standard"><text:s text:c="15"/>2.39147e-18 <text:s text:c="2"/>netid: c_14074:n</text:p>
      <text:p text:style-name="Standard"><text:s text:c="15"/>2.43012e-18 <text:s text:c="2"/>netid: c_14074:n</text:p>
      <text:p text:style-name="Standard"><text:s text:c="15"/>2.34135e-17 <text:s text:c="2"/>netid: c_14074:n</text:p>
      <text:p text:style-name="Standard"><text:s text:c="15"/>1.05306e-17 <text:s text:c="2"/>netid: c_14079:n</text:p>
      <text:p text:style-name="Standard"><text:s text:c="16"/>3.7209e-17 <text:s text:c="2"/>netid: c_14080:n</text:p>
      <text:p text:style-name="Standard"><text:s text:c="16"/>4.5004e-18 <text:s text:c="2"/>netid: c_14040:n</text:p>
      <text:p text:style-name="Standard"><text:s text:c="15"/>2.41847e-18 <text:s text:c="2"/>netid: NET022</text:p>
      <text:p text:style-name="Standard"><text:s text:c="16"/>2.1765e-18 <text:s text:c="2"/>netid: XI5/XI5/MNM0:g</text:p>
      <text:p text:style-name="Standard"><text:s text:c="15"/>2.18313e-19 <text:s text:c="2"/>netid: XI5/XI5/MNM0:g</text:p>
      <text:p text:style-name="Standard"><text:s text:c="16"/>5.1904e-17 <text:s text:c="2"/>netid: XI5/XI5/MNM0:g</text:p>
      <text:p text:style-name="Standard"><text:s text:c="15"/>4.90921e-19 <text:s text:c="2"/>netid: XI5/XI5/MNM0:g</text:p>
      <text:p text:style-name="Standard"><text:s text:c="15"/>1.08638e-18 <text:s text:c="2"/>netid: c_14847:n</text:p>
      <text:p text:style-name="Standard"><text:s text:c="15"/>2.26878e-19 <text:s text:c="2"/>netid: c_14848:n</text:p>
      <text:p text:style-name="Standard"><text:s text:c="15"/>1.23954e-18 <text:s text:c="2"/>netid: XI5/XI0/XI0/MPM1:g</text:p>
      <text:p text:style-name="Standard"><text:s text:c="16"/>8.9953e-19 <text:s text:c="2"/>netid: c_14850:n</text:p>
      <text:p text:style-name="Standard"><text:s text:c="15"/>1.02875e-18 <text:s text:c="2"/>netid: c_14851:n</text:p>
      <text:p text:style-name="Standard"><text:s text:c="15"/>5.04578e-19 <text:s text:c="2"/>netid: c_14756:n</text:p>
      <text:p text:style-name="Standard"><text:s text:c="15"/>8.09584e-19 <text:s text:c="2"/>netid: c_14761:n</text:p>
      <text:p text:style-name="Standard"><text:s text:c="15"/>2.09682e-18 <text:s text:c="2"/>netid: c_14833:n</text:p>
      <text:p text:style-name="Standard"><text:s text:c="15"/>2.15715e-18 <text:s text:c="2"/>netid: c_14838:n</text:p>
      <text:p text:style-name="Standard"><text:s text:c="15"/>8.92667e-19 <text:s text:c="2"/>netid: c_14856:n</text:p>
      <text:p text:style-name="Standard"><text:s text:c="15"/>6.22769e-19 <text:s text:c="2"/>netid: XI6/XI5/MNM0:g</text:p>
      <text:p text:style-name="Standard"><text:s text:c="15"/>3.17282e-18 <text:s text:c="2"/>netid: c_15390:n</text:p>
      <text:p text:style-name="Standard"><text:s text:c="15"/>1.20877e-17 <text:s text:c="2"/>netid: c_15390:n</text:p>
      <text:p text:style-name="Standard"><text:s text:c="15"/>2.41073e-18 <text:s text:c="2"/>netid: c_15251:n</text:p>
      <text:p text:style-name="Standard"><text:s text:c="15"/>2.58754e-18 <text:s text:c="2"/>netid: c_15254:n</text:p>
      <text:p text:style-name="Standard"><text:s text:c="15"/>2.12056e-18 <text:s text:c="2"/>netid: c_15394:n</text:p>
      <text:p text:style-name="Standard"><text:s text:c="16"/>3.4784e-18 <text:s text:c="2"/>netid: c_15394:n</text:p>
      <text:p text:style-name="Standard"><text:s text:c="15"/>1.30292e-17 <text:s text:c="2"/>netid: c_15394:n</text:p>
      <text:p text:style-name="Standard"><text:s text:c="15"/>4.52003e-19 <text:s text:c="2"/>netid: c_15397:n</text:p>
      <text:p text:style-name="Standard"><text:s text:c="15"/>2.20988e-18 <text:s text:c="2"/>netid: XI6/XI0/XI1/MPM0:d</text:p>
      <text:p text:style-name="Standard"><text:s text:c="15"/>2.25043e-18 <text:s text:c="2"/>netid: XI6/XI0/XI0/MPM1:g</text:p>
      <text:p text:style-name="Standard"><text:s text:c="15"/>2.38812e-18 <text:s text:c="2"/>netid: XI6/XI0/XI0/MPM1:g</text:p>
      <text:p text:style-name="Standard"><text:s text:c="15"/>3.45322e-18 <text:s text:c="2"/>netid: XI6/XI0/XI0/MPM1:g</text:p>
      <text:p text:style-name="Standard"><text:s text:c="15"/>2.01818e-18 <text:s text:c="2"/>netid: XI6/XI0/XI0/MPM1:g</text:p>
      <text:p text:style-name="Standard"><text:s text:c="15"/>2.24986e-18 <text:s text:c="2"/>netid: XI6/XI0/XI0/MPM1:g</text:p>
      <text:p text:style-name="Standard"><text:s text:c="15"/>1.19478e-18 <text:s text:c="2"/>netid: XI6/XI0/XI0/MPM1:g</text:p>
      <text:p text:style-name="Standard"><text:s text:c="15"/>3.81444e-19 <text:s text:c="2"/>netid: XI6/XI0/XI0/MPM1:g</text:p>
      <text:p text:style-name="Standard"><text:s text:c="15"/>2.27148e-18 <text:s text:c="2"/>netid: XI6/XI0/XI0/MPM1:g</text:p>
      <text:p text:style-name="Standard"><text:s text:c="15"/>9.14733e-19 <text:s text:c="2"/>netid: XI6/XI0/XI0/MPM1:g</text:p>
      <text:p text:style-name="Standard"><text:s text:c="15"/>1.27044e-18 <text:s text:c="2"/>netid: XI6/XI0/XI0/MPM1:g</text:p>
      <text:p text:style-name="Standard"><text:soft-page-break/><text:s text:c="15"/>5.50012e-18 <text:s text:c="2"/>netid: XI6/XI0/XI0/MPM1:g</text:p>
      <text:p text:style-name="Standard"><text:s text:c="15"/>3.81777e-18 <text:s text:c="2"/>netid: XI6/XI0/XI0/MPM1:g</text:p>
      <text:p text:style-name="Standard"><text:s text:c="15"/>1.08154e-17 <text:s text:c="2"/>netid: XI6/XI0/XI0/MPM1:g</text:p>
      <text:p text:style-name="Standard"><text:s text:c="15"/>3.06085e-18 <text:s text:c="2"/>netid: XI6/XI0/XI0/MPM1:g</text:p>
      <text:p text:style-name="Standard"><text:s text:c="15"/>1.26105e-18 <text:s text:c="2"/>netid: XI6/XI0/XI0/MPM1:g</text:p>
      <text:p text:style-name="Standard"><text:s text:c="15"/>5.09151e-19 <text:s text:c="2"/>netid: XI6/XI0/XI0/MPM1:g</text:p>
      <text:p text:style-name="Standard"><text:s text:c="15"/>1.01326e-18 <text:s text:c="2"/>netid: c_15415:n</text:p>
      <text:p text:style-name="Standard"><text:s text:c="15"/>8.58582e-18 <text:s text:c="2"/>netid: c_15415:n</text:p>
      <text:p text:style-name="Standard"><text:s text:c="15"/>2.29753e-18 <text:s text:c="2"/>netid: c_15268:n</text:p>
      <text:p text:style-name="Standard"><text:s text:c="15"/>1.26037e-17 <text:s text:c="2"/>netid: c_15268:n</text:p>
      <text:p text:style-name="Standard"><text:s text:c="15"/>8.26694e-19 <text:s text:c="2"/>netid: c_15419:n</text:p>
      <text:p text:style-name="Standard"><text:s text:c="15"/>8.26694e-19 <text:s text:c="2"/>netid: c_15420:n</text:p>
      <text:p text:style-name="Standard"><text:s text:c="15"/>8.26694e-19 <text:s text:c="2"/>netid: c_15421:n</text:p>
      <text:p text:style-name="Standard"><text:s text:c="15"/>1.84322e-18 <text:s text:c="2"/>netid: c_15422:n</text:p>
      <text:p text:style-name="Standard"><text:s text:c="15"/>5.55966e-19 <text:s text:c="2"/>netid: c_15422:n</text:p>
      <text:p text:style-name="Standard"><text:s text:c="17"/>9.537e-19 <text:s text:c="2"/>netid: c_15424:n</text:p>
      <text:p text:style-name="Standard"><text:s text:c="15"/>8.13047e-18 <text:s text:c="2"/>netid: c_15424:n</text:p>
      <text:p text:style-name="Standard"><text:s text:c="15"/>7.72701e-19 <text:s text:c="2"/>netid: c_15424:n</text:p>
      <text:p text:style-name="Standard"><text:s text:c="15"/>1.28361e-18 <text:s text:c="2"/>netid: c_15424:n</text:p>
      <text:p text:style-name="Standard"><text:s text:c="15"/>2.52171e-19 <text:s text:c="2"/>netid: c_15424:n</text:p>
      <text:p text:style-name="Standard"><text:s text:c="15"/>4.22747e-19 <text:s text:c="2"/>netid: c_15424:n</text:p>
      <text:p text:style-name="Standard"><text:s text:c="15"/>5.31762e-18 <text:s text:c="2"/>netid: c_15430:n</text:p>
      <text:p text:style-name="Standard"><text:s text:c="15"/>1.25384e-18 <text:s text:c="2"/>netid: c_15430:n</text:p>
      <text:p text:style-name="Standard"><text:s text:c="16"/>4.9018e-18 <text:s text:c="2"/>netid: c_15430:n</text:p>
      <text:p text:style-name="Standard"><text:s text:c="15"/>8.47954e-19 <text:s text:c="2"/>netid: c_15272:n</text:p>
      <text:p text:style-name="Standard"><text:s text:c="15"/>1.64705e-18 <text:s text:c="2"/>netid: c_15272:n</text:p>
      <text:p text:style-name="Standard"><text:s text:c="16"/>2.2275e-19 <text:s text:c="2"/>netid: c_15272:n</text:p>
      <text:p text:style-name="Standard"><text:s text:c="15"/>7.08559e-18 <text:s text:c="2"/>netid: c_15272:n</text:p>
      <text:p text:style-name="Standard"><text:s text:c="15"/>2.86671e-18 <text:s text:c="2"/>netid: c_15272:n</text:p>
      <text:p text:style-name="Standard"><text:s text:c="15"/>4.13442e-18 <text:s text:c="2"/>netid: c_15272:n</text:p>
      <text:p text:style-name="Standard"><text:s text:c="17"/>1.325e-18 <text:s text:c="2"/>netid: c_15439:n</text:p>
      <text:p text:style-name="Standard"><text:s text:c="15"/>5.20547e-18 <text:s text:c="2"/>netid: c_15439:n</text:p>
      <text:p text:style-name="Standard"><text:s text:c="15"/>8.41408e-18 <text:s text:c="2"/>netid: c_15439:n</text:p>
      <text:p text:style-name="Standard"><text:s text:c="15"/>2.17057e-18 <text:s text:c="2"/>netid: c_15442:n</text:p>
      <text:p text:style-name="Standard"><text:s text:c="15"/>6.37291e-18 <text:s text:c="2"/>netid: c_15442:n</text:p>
      <text:p text:style-name="Standard"><text:s text:c="15"/>7.44814e-18 <text:s text:c="2"/>netid: c_15444:n</text:p>
      <text:p text:style-name="Standard"><text:s text:c="15"/>1.44203e-17 <text:s text:c="2"/>netid: c_15445:n</text:p>
      <text:p text:style-name="Standard"><text:s text:c="15"/>1.79676e-18 <text:s text:c="2"/>netid: c_15445:n</text:p>
      <text:p text:style-name="Standard"><text:s text:c="15"/>1.40147e-18 <text:s text:c="2"/>netid: c_15447:n</text:p>
      <text:p text:style-name="Standard"><text:s text:c="15"/>4.91684e-19 <text:s text:c="2"/>netid: c_15448:n</text:p>
      <text:p text:style-name="Standard"><text:s text:c="15"/>3.78635e-19 <text:s text:c="2"/>netid: c_15448:n</text:p>
      <text:p text:style-name="Standard"><text:s text:c="15"/>1.28638e-17 <text:s text:c="2"/>netid: c_15450:n</text:p>
      <text:p text:style-name="Standard"><text:s text:c="15"/>7.98595e-19 <text:s text:c="2"/>netid: c_15451:n</text:p>
      <text:p text:style-name="Standard"><text:s text:c="15"/>8.32971e-19 <text:s text:c="2"/>netid: c_15452:n</text:p>
      <text:p text:style-name="Standard"><text:s text:c="15"/>5.49904e-18 <text:s text:c="2"/>netid: c_15452:n</text:p>
      <text:p text:style-name="Standard"><text:s text:c="15"/>1.12268e-18 <text:s text:c="2"/>netid: c_15452:n</text:p>
      <text:p text:style-name="Standard"><text:s text:c="15"/>2.03234e-18 <text:s text:c="2"/>netid: c_15273:n</text:p>
      <text:p text:style-name="Standard"><text:s text:c="16"/>3.2173e-18 <text:s text:c="2"/>netid: c_15273:n</text:p>
      <text:p text:style-name="Standard"><text:s text:c="15"/>2.67918e-18 <text:s text:c="2"/>netid: c_15273:n</text:p>
      <text:p text:style-name="Standard"><text:s text:c="15"/>1.12635e-18 <text:s text:c="2"/>netid: c_15273:n</text:p>
      <text:p text:style-name="Standard"><text:s text:c="15"/>2.27318e-18 <text:s text:c="2"/>netid: c_15274:n</text:p>
      <text:p text:style-name="Standard"><text:s text:c="15"/>1.71997e-18 <text:s text:c="2"/>netid: c_15460:n</text:p>
      <text:p text:style-name="Standard"><text:soft-page-break/><text:s text:c="15"/>3.37089e-18 <text:s text:c="2"/>netid: c_15275:n</text:p>
      <text:p text:style-name="Standard"><text:s text:c="15"/>2.58924e-19 <text:s text:c="2"/>netid: c_15275:n</text:p>
      <text:p text:style-name="Standard"><text:s text:c="15"/>1.56926e-17 <text:s text:c="2"/>netid: c_15275:n</text:p>
      <text:p text:style-name="Standard"><text:s text:c="15"/>6.22301e-18 <text:s text:c="2"/>netid: c_15464:n</text:p>
      <text:p text:style-name="Standard"><text:s text:c="15"/>3.66273e-19 <text:s text:c="2"/>netid: c_15276:n</text:p>
      <text:p text:style-name="Standard"><text:s text:c="15"/>3.97179e-18 <text:s text:c="2"/>netid: c_15276:n</text:p>
      <text:p text:style-name="Standard"><text:s text:c="15"/>3.75943e-17 <text:s text:c="2"/>netid: c_15276:n</text:p>
      <text:p text:style-name="Standard"><text:s text:c="17"/>4.407e-18 <text:s text:c="2"/>netid: c_15276:n</text:p>
      <text:p text:style-name="Standard"><text:s text:c="15"/>2.00759e-19 <text:s text:c="2"/>netid: c_15295:n</text:p>
      <text:p text:style-name="Standard"><text:s text:c="15"/>5.16105e-19 <text:s text:c="2"/>netid: c_15311:n</text:p>
      <text:p text:style-name="Standard"><text:s text:c="15"/>5.65454e-18 <text:s text:c="2"/>netid: c_15347:n</text:p>
      <text:p text:style-name="Standard"><text:s text:c="16"/>1.4306e-18 <text:s text:c="2"/>netid: c_15352:n</text:p>
      <text:p text:style-name="Standard"><text:s text:c="15"/>2.65344e-19 <text:s text:c="2"/>netid: c_15352:n</text:p>
      <text:p text:style-name="Standard"><text:s text:c="15"/>1.06747e-18 <text:s text:c="2"/>netid: c_15352:n</text:p>
      <text:p text:style-name="Standard"><text:s text:c="15"/>1.08276e-18 <text:s text:c="2"/>netid: c_15352:n</text:p>
      <text:p text:style-name="Standard"><text:s text:c="15"/>3.49337e-18 <text:s text:c="2"/>netid: c_15352:n</text:p>
      <text:p text:style-name="Standard"><text:s text:c="15"/>4.41222e-18 <text:s text:c="2"/>netid: c_15372:n</text:p>
      <text:p text:style-name="Standard"><text:s text:c="15"/>4.10409e-19 <text:s text:c="2"/>netid: c_15372:n</text:p>
      <text:p text:style-name="Standard"><text:s text:c="15"/>5.73641e-18 <text:s text:c="2"/>netid: c_15479:n</text:p>
      <text:p text:style-name="Standard"><text:s text:c="15"/>4.13341e-18 <text:s text:c="2"/>netid: XI3/XI0/MNM0:b</text:p>
      <text:p text:style-name="Standard"><text:s text:c="16"/>1.2185e-18 <text:s text:c="2"/>netid: c_15788:n</text:p>
      <text:p text:style-name="Standard"><text:s text:c="15"/>2.33127e-18 <text:s text:c="2"/>netid: c_15789:n</text:p>
      <text:p text:style-name="Standard"><text:s text:c="16"/>1.4151e-17 <text:s text:c="2"/>netid: c_15790:n</text:p>
      <text:p text:style-name="Standard"><text:s text:c="15"/>3.55703e-18 <text:s text:c="2"/>netid: c_15790:n</text:p>
      <text:p text:style-name="Standard"><text:s text:c="16"/>1.4886e-18 <text:s text:c="2"/>netid: c_15790:n</text:p>
      <text:p text:style-name="Standard"><text:s text:c="15"/>2.00937e-18 <text:s text:c="2"/>netid: c_15793:n</text:p>
      <text:p text:style-name="Standard"><text:s text:c="15"/>2.36925e-18 <text:s text:c="2"/>netid: c_15794:n</text:p>
      <text:p text:style-name="Standard"><text:s text:c="15"/>4.75644e-19 <text:s text:c="2"/>netid: c_15795:n</text:p>
      <text:p text:style-name="Standard"><text:s text:c="15"/>2.33127e-18 <text:s text:c="2"/>netid: c_15796:n</text:p>
      <text:p text:style-name="Standard"><text:s text:c="15"/>1.41557e-17 <text:s text:c="2"/>netid: c_15797:n</text:p>
      <text:p text:style-name="Standard"><text:s text:c="15"/>3.55703e-18 <text:s text:c="2"/>netid: c_15797:n</text:p>
      <text:p text:style-name="Standard"><text:s text:c="15"/>1.48908e-18 <text:s text:c="2"/>netid: c_15797:n</text:p>
      <text:p text:style-name="Standard"><text:s text:c="15"/>2.36925e-18 <text:s text:c="2"/>netid: c_15800:n</text:p>
      <text:p text:style-name="Standard"><text:s text:c="15"/>2.00949e-19 <text:s text:c="2"/>netid: XI5/XI6/MNM0:s</text:p>
      <text:p text:style-name="Standard"><text:s text:c="15"/>1.00701e-18 <text:s text:c="2"/>netid: c_15802:n</text:p>
      <text:p text:style-name="Standard"><text:s text:c="15"/>1.11997e-18 <text:s text:c="2"/>netid: c_15803:n</text:p>
      <text:p text:style-name="Standard"><text:s text:c="15"/>6.32642e-19 <text:s text:c="2"/>netid: c_15804:n</text:p>
      <text:p text:style-name="Standard"><text:s text:c="16"/>7.6139e-18 <text:s text:c="2"/>netid: c_15805:n</text:p>
      <text:p text:style-name="Standard"><text:s text:c="15"/>1.10327e-18 <text:s text:c="2"/>netid: c_15805:n</text:p>
      <text:p text:style-name="Standard"><text:s text:c="15"/>2.82642e-19 <text:s text:c="2"/>netid: c_15805:n</text:p>
      <text:p text:style-name="Standard"><text:s text:c="15"/>4.17894e-18 <text:s text:c="2"/>netid: c_15805:n</text:p>
      <text:p text:style-name="Standard"><text:s text:c="15"/>6.31712e-18 <text:s text:c="2"/>netid: c_15805:n</text:p>
      <text:p text:style-name="Standard"><text:s text:c="15"/>2.53405e-19 <text:s text:c="2"/>netid: c_15805:n</text:p>
      <text:p text:style-name="Standard"><text:s text:c="15"/>8.74835e-19 <text:s text:c="2"/>netid: c_15811:n</text:p>
      <text:p text:style-name="Standard"><text:s text:c="15"/>3.13023e-18 <text:s text:c="2"/>netid: c_15811:n</text:p>
      <text:p text:style-name="Standard"><text:s text:c="15"/>1.11254e-18 <text:s text:c="2"/>netid: c_15811:n</text:p>
      <text:p text:style-name="Standard"><text:s text:c="16"/>2.8858e-19 <text:s text:c="2"/>netid: c_15811:n</text:p>
      <text:p text:style-name="Standard"><text:s text:c="15"/>1.08904e-18 <text:s text:c="2"/>netid: c_15815:n</text:p>
      <text:p text:style-name="Standard"><text:s text:c="15"/>1.00252e-18 <text:s text:c="2"/>netid: c_15816:n</text:p>
      <text:p text:style-name="Standard"><text:s text:c="15"/>9.09748e-19 <text:s text:c="2"/>netid: c_15817:n</text:p>
      <text:p text:style-name="Standard"><text:s text:c="15"/>1.01277e-18 <text:s text:c="2"/>netid: c_15818:n</text:p>
      <text:p text:style-name="Standard"><text:s text:c="15"/>1.03356e-18 <text:s text:c="2"/>netid: c_15819:n</text:p>
      <text:p text:style-name="Standard"><text:soft-page-break/><text:s text:c="17"/>5.919e-19 <text:s text:c="2"/>netid: c_15734:n</text:p>
      <text:p text:style-name="Standard"><text:s text:c="15"/>2.04695e-18 <text:s text:c="2"/>netid: c_15821:n</text:p>
      <text:p text:style-name="Standard"><text:s text:c="15"/>1.45837e-18 <text:s text:c="2"/>netid: c_15821:n</text:p>
      <text:p text:style-name="Standard"><text:s text:c="15"/>1.40611e-18 <text:s text:c="2"/>netid: c_15821:n</text:p>
      <text:p text:style-name="Standard"><text:s text:c="15"/>5.79511e-19 <text:s text:c="2"/>netid: c_15824:n</text:p>
      <text:p text:style-name="Standard"><text:s text:c="15"/>3.44275e-18 <text:s text:c="2"/>netid: c_15825:n</text:p>
      <text:p text:style-name="Standard"><text:s text:c="15"/>5.43267e-19 <text:s text:c="2"/>netid: c_15825:n</text:p>
      <text:p text:style-name="Standard"><text:s text:c="15"/>1.81046e-18 <text:s text:c="2"/>netid: c_15825:n</text:p>
      <text:p text:style-name="Standard"><text:s text:c="15"/>2.48557e-19 <text:s text:c="2"/>netid: c_15739:n</text:p>
      <text:p text:style-name="Standard"><text:s text:c="15"/>1.03987e-18 <text:s text:c="2"/>netid: c_15739:n</text:p>
      <text:p text:style-name="Standard"><text:s text:c="15"/>4.42187e-18 <text:s text:c="2"/>netid: c_15739:n</text:p>
      <text:p text:style-name="Standard"><text:s text:c="15"/>2.71041e-18 <text:s text:c="2"/>netid: c_15739:n</text:p>
      <text:p text:style-name="Standard"><text:s text:c="15"/>1.21047e-18 <text:s text:c="2"/>netid: c_15739:n</text:p>
      <text:p text:style-name="Standard"><text:s text:c="15"/>1.43026e-17 <text:s text:c="2"/>netid: c_15739:n</text:p>
      <text:p text:style-name="Standard"><text:s text:c="15"/>1.06467e-18 <text:s text:c="2"/>netid: c_15739:n</text:p>
      <text:p text:style-name="Standard"><text:s text:c="15"/>1.44562e-17 <text:s text:c="2"/>netid: c_15740:n</text:p>
      <text:p text:style-name="Standard"><text:s text:c="15"/>1.06327e-18 <text:s text:c="2"/>netid: c_15740:n</text:p>
      <text:p text:style-name="Standard"><text:s text:c="15"/>4.41909e-18 <text:s text:c="2"/>netid: c_15837:n</text:p>
      <text:p text:style-name="Standard"><text:s text:c="15"/>8.23322e-19 <text:s text:c="2"/>netid: c_15837:n</text:p>
      <text:p text:style-name="Standard"><text:s text:c="15"/>1.89889e-18 <text:s text:c="2"/>netid: c_15837:n</text:p>
      <text:p text:style-name="Standard"><text:s text:c="15"/>1.13971e-18 <text:s text:c="2"/>netid: XI6/XI0/XI0/MNM0:s</text:p>
      <text:p text:style-name="Standard"><text:s text:c="15"/>2.38307e-18 <text:s text:c="2"/>netid: c_15841:n</text:p>
      <text:p text:style-name="Standard"><text:s text:c="15"/>3.07022e-18 <text:s text:c="2"/>netid: c_15741:n</text:p>
      <text:p text:style-name="Standard"><text:s text:c="15"/>2.86732e-18 <text:s text:c="2"/>netid: c_15741:n</text:p>
      <text:p text:style-name="Standard"><text:s text:c="15"/>9.88058e-18 <text:s text:c="2"/>netid: c_15741:n</text:p>
      <text:p text:style-name="Standard"><text:s text:c="15"/>1.76528e-18 <text:s text:c="2"/>netid: c_15741:n</text:p>
      <text:p text:style-name="Standard"><text:s text:c="15"/>1.36243e-17 <text:s text:c="2"/>netid: c_15741:n</text:p>
      <text:p text:style-name="Standard"><text:s text:c="15"/>4.53366e-18 <text:s text:c="2"/>netid: c_15741:n</text:p>
      <text:p text:style-name="Standard"><text:s text:c="15"/>4.37358e-18 <text:s text:c="2"/>netid: c_15742:n</text:p>
      <text:p text:style-name="Standard"><text:s text:c="15"/>2.98662e-19 <text:s text:c="2"/>netid: c_15742:n</text:p>
      <text:p text:style-name="Standard"><text:s text:c="15"/>6.41364e-19 <text:s text:c="2"/>netid: c_15742:n</text:p>
      <text:p text:style-name="Standard"><text:s text:c="15"/>2.34771e-19 <text:s text:c="2"/>netid: c_15742:n</text:p>
      <text:p text:style-name="Standard"><text:s text:c="15"/>2.36128e-18 <text:s text:c="2"/>netid: c_15852:n</text:p>
      <text:p text:style-name="Standard"><text:s text:c="15"/>1.54856e-17 <text:s text:c="2"/>netid: c_15743:n</text:p>
      <text:p text:style-name="Standard"><text:s text:c="15"/>1.16967e-18 <text:s text:c="2"/>netid: c_15743:n</text:p>
      <text:p text:style-name="Standard"><text:s text:c="15"/>1.51912e-17 <text:s text:c="2"/>netid: c_15744:n</text:p>
      <text:p text:style-name="Standard"><text:s text:c="15"/>1.10147e-18 <text:s text:c="2"/>netid: c_15744:n</text:p>
      <text:p text:style-name="Standard"><text:s text:c="15"/>6.94419e-19 <text:s text:c="2"/>netid: c_15748:n</text:p>
      <text:p text:style-name="Standard"><text:s text:c="15"/>2.12401e-19 <text:s text:c="2"/>netid: c_15748:n</text:p>
      <text:p text:style-name="Standard"><text:s text:c="15"/>5.21582e-19 <text:s text:c="2"/>netid: c_15748:n</text:p>
      <text:p text:style-name="Standard"><text:s text:c="15"/>1.63849e-18 <text:s text:c="2"/>netid: c_15748:n</text:p>
      <text:p text:style-name="Standard"><text:s text:c="15"/>2.71041e-18 <text:s text:c="2"/>netid: c_15861:n</text:p>
      <text:p text:style-name="Standard"><text:s text:c="15"/>9.42666e-19 <text:s text:c="2"/>netid: c_15862:n</text:p>
      <text:p text:style-name="Standard"><text:s text:c="15"/>1.16251e-18 <text:s text:c="2"/>netid: c_15863:n</text:p>
      <text:p text:style-name="Standard"><text:s text:c="16"/>2.5756e-19 <text:s text:c="2"/>netid: c_15864:n</text:p>
      <text:p text:style-name="Standard"><text:s text:c="15"/>6.79284e-18 <text:s text:c="2"/>netid: c_15865:n</text:p>
      <text:p text:style-name="Standard"><text:s text:c="15"/>2.37692e-19 <text:s text:c="2"/>netid: XI6/XI4/MNM0:s</text:p>
      <text:p text:style-name="Standard"><text:s text:c="15"/>2.64405e-18 <text:s text:c="2"/>netid: c_15749:n</text:p>
      <text:p text:style-name="Standard"><text:s text:c="15"/>5.15659e-18 <text:s text:c="2"/>netid: c_15749:n</text:p>
      <text:p text:style-name="Standard"><text:s text:c="15"/>4.67993e-18 <text:s text:c="2"/>netid: c_15750:n</text:p>
      <text:p text:style-name="Standard"><text:s text:c="15"/>3.69907e-19 <text:s text:c="2"/>netid: c_15750:n</text:p>
      <text:p text:style-name="Standard"><text:s text:c="15"/>1.85786e-18 <text:s text:c="2"/>netid: c_15750:n</text:p>
      <text:p text:style-name="Standard"><text:soft-page-break/><text:s text:c="15"/>2.83619e-18 <text:s text:c="2"/>netid: c_15872:n</text:p>
      <text:p text:style-name="Standard"><text:s text:c="15"/>2.13754e-19 <text:s text:c="2"/>netid: c_15872:n</text:p>
      <text:p text:style-name="Standard"><text:s text:c="15"/>1.04659e-17 <text:s text:c="2"/>netid: c_15774:n</text:p>
      <text:p text:style-name="Standard"><text:s text:c="15"/>3.22857e-18 <text:s text:c="2"/>netid: c_15774:n</text:p>
      <text:p text:style-name="Standard"><text:s text:c="15"/>4.67993e-18 <text:s text:c="2"/>netid: c_15876:n</text:p>
      <text:p text:style-name="Standard"><text:s text:c="15"/>4.67993e-18 <text:s text:c="2"/>netid: c_15775:n</text:p>
      <text:p text:style-name="Standard"><text:s text:c="15"/>9.26164e-19 <text:s text:c="2"/>netid: c_15775:n</text:p>
      <text:p text:style-name="Standard"><text:s text:c="15"/>6.35443e-19 <text:s text:c="2"/>netid: c_15879:n</text:p>
      <text:p text:style-name="Standard"><text:s text:c="15"/>1.18005e-17 <text:s text:c="2"/>netid: c_15880:n</text:p>
      <text:p text:style-name="Standard"><text:s text:c="15"/>7.64612e-18 <text:s text:c="2"/>netid: c_15880:n</text:p>
      <text:p text:style-name="Standard"><text:s text:c="15"/>1.36932e-18 <text:s text:c="2"/>netid: c_15880:n</text:p>
      <text:p text:style-name="Standard"><text:s text:c="15"/>4.12096e-19 <text:s text:c="2"/>netid: c_15880:n</text:p>
      <text:p text:style-name="Standard"><text:s text:c="15"/>4.00507e-18 <text:s text:c="2"/>netid: c_15776:n</text:p>
      <text:p text:style-name="Standard"><text:s text:c="16"/>1.1844e-18 <text:s text:c="2"/>netid: c_15885:n</text:p>
      <text:p text:style-name="Standard"><text:s text:c="15"/>1.70891e-18 <text:s text:c="2"/>netid: c_15886:n</text:p>
      <text:p text:style-name="Standard"><text:s text:c="15"/>4.40621e-17 <text:s text:c="2"/>netid: c_15887:n</text:p>
      <text:p text:style-name="Standard"><text:s text:c="15"/>1.53568e-17 <text:s text:c="2"/>netid: c_15888:n</text:p>
      <text:p text:style-name="Standard"><text:s text:c="15"/>1.13108e-18 <text:s text:c="2"/>netid: c_15889:n</text:p>
      <text:p text:style-name="Standard"><text:s text:c="15"/>2.00431e-18 <text:s text:c="2"/>netid: c_15889:n</text:p>
      <text:p text:style-name="Standard"><text:s text:c="15"/>1.41986e-17 <text:s text:c="2"/>netid: c_15889:n</text:p>
      <text:p text:style-name="Standard"><text:s text:c="15"/>6.12549e-17 <text:s text:c="2"/>netid: c_15892:n</text:p>
      <text:p text:style-name="Standard"><text:s text:c="15"/>1.36741e-17 <text:s text:c="2"/>netid: c_15893:n</text:p>
      <text:p text:style-name="Standard"><text:s text:c="15"/>1.18958e-18 <text:s text:c="2"/>netid: c_15893:n</text:p>
      <text:p text:style-name="Standard"><text:s text:c="15"/>1.53163e-17 <text:s text:c="2"/>netid: c_15895:n</text:p>
      <text:p text:style-name="Standard"><text:s text:c="15"/>1.13627e-18 <text:s text:c="2"/>netid: c_15896:n</text:p>
      <text:p text:style-name="Standard"><text:s text:c="15"/>2.00431e-18 <text:s text:c="2"/>netid: c_15896:n</text:p>
      <text:p text:style-name="Standard"><text:s text:c="15"/>1.42374e-17 <text:s text:c="2"/>netid: c_15896:n</text:p>
      <text:p text:style-name="Standard"><text:s text:c="15"/>3.44239e-18 <text:s text:c="2"/>netid: c_15899:n</text:p>
      <text:p text:style-name="Standard"><text:s text:c="15"/>8.09748e-19 <text:s text:c="2"/>netid: c_15900:n</text:p>
      <text:p text:style-name="Standard"><text:s text:c="15"/>5.23312e-18 <text:s text:c="2"/>netid: c_15901:n</text:p>
      <text:p text:style-name="Standard"><text:s text:c="15"/>1.61267e-18 <text:s text:c="2"/>netid: c_15902:n</text:p>
      <text:p text:style-name="Standard"><text:s text:c="15"/>8.09748e-19 <text:s text:c="2"/>netid: c_15902:n</text:p>
      <text:p text:style-name="Standard"><text:s text:c="15"/>2.17966e-18 <text:s text:c="2"/>netid: c_15904:n</text:p>
      <text:p text:style-name="Standard"><text:s text:c="15"/>1.83429e-18 <text:s text:c="2"/>netid: c_15904:n</text:p>
      <text:p text:style-name="Standard"><text:s text:c="15"/>5.92442e-18 <text:s text:c="2"/>netid: c_15904:n</text:p>
      <text:p text:style-name="Standard"><text:s text:c="15"/>8.46862e-18 <text:s text:c="2"/>netid: c_15904:n</text:p>
      <text:p text:style-name="Standard"><text:s text:c="15"/>1.28205e-17 <text:s text:c="2"/>netid: c_15904:n</text:p>
      <text:p text:style-name="Standard"><text:s text:c="15"/>2.86361e-18 <text:s text:c="2"/>netid: c_15904:n</text:p>
      <text:p text:style-name="Standard"><text:s text:c="15"/>1.87086e-17 <text:s text:c="2"/>netid: c_15904:n</text:p>
      <text:p text:style-name="Standard"><text:s text:c="15"/>4.57848e-18 <text:s text:c="2"/>netid: c_15904:n</text:p>
      <text:p text:style-name="Standard"><text:s text:c="15"/>4.17016e-17 <text:s text:c="2"/>netid: c_15912:n</text:p>
      <text:p text:style-name="Standard"><text:s text:c="15"/>4.80341e-18 <text:s text:c="2"/>netid: c_15913:n</text:p>
      <text:p text:style-name="Standard"><text:s text:c="15"/>4.71263e-17 <text:s text:c="2"/>netid: c_15914:n</text:p>
      <text:p text:style-name="Standard"><text:s text:c="15"/>1.27611e-17 <text:s text:c="2"/>netid: c_15914:n</text:p>
      <text:p text:style-name="Standard"><text:s text:c="15"/>4.80341e-18 <text:s text:c="2"/>netid: c_15916:n</text:p>
      <text:p text:style-name="Standard"><text:s text:c="15"/>8.57578e-18 <text:s text:c="2"/>netid: c_15917:n</text:p>
      <text:p text:style-name="Standard"><text:s text:c="15"/>3.83841e-17 <text:s text:c="2"/>netid: c_15918:n</text:p>
      <text:p text:style-name="Standard"><text:s text:c="15"/>2.90972e-17 <text:s text:c="2"/>netid: c_15919:n</text:p>
      <text:p text:style-name="Standard"><text:s text:c="15"/>2.22015e-19 <text:s text:c="2"/>netid: c_15920:n</text:p>
      <text:p text:style-name="Standard"><text:s text:c="15"/>2.65857e-18 <text:s text:c="2"/>netid: c_15920:n</text:p>
      <text:p text:style-name="Standard"><text:s text:c="15"/>1.02908e-18 <text:s text:c="2"/>netid: c_15920:n</text:p>
      <text:p text:style-name="Standard"><text:s text:c="15"/>9.62999e-19 <text:s text:c="2"/>netid: c_15920:n</text:p>
      <text:p text:style-name="Standard"><text:soft-page-break/><text:s text:c="15"/>4.30058e-19 <text:s text:c="2"/>netid: c_15920:n</text:p>
      <text:p text:style-name="Standard"><text:s text:c="15"/>1.00328e-18 <text:s text:c="2"/>netid: c_15925:n</text:p>
      <text:p text:style-name="Standard"><text:s text:c="16"/>2.3587e-19 <text:s text:c="2"/>netid: c_15925:n</text:p>
      <text:p text:style-name="Standard"><text:s text:c="15"/>7.50857e-19 <text:s text:c="2"/>netid: c_15925:n</text:p>
      <text:p text:style-name="Standard"><text:s text:c="15"/>7.93007e-19 <text:s text:c="2"/>netid: c_15925:n</text:p>
      <text:p text:style-name="Standard"><text:s text:c="15"/>1.74989e-17 <text:s text:c="2"/>netid: c_15925:n</text:p>
      <text:p text:style-name="Standard"><text:s text:c="15"/>4.70787e-18 <text:s text:c="2"/>netid: c_15925:n</text:p>
      <text:p text:style-name="Standard"><text:s text:c="16"/>3.6069e-18 <text:s text:c="2"/>netid: c_15925:n</text:p>
      <text:p text:style-name="Standard"><text:s text:c="15"/>1.43598e-18 <text:s text:c="2"/>netid: c_15932:n</text:p>
      <text:p text:style-name="Standard"><text:s text:c="15"/>1.29077e-17 <text:s text:c="2"/>netid: c_15932:n</text:p>
      <text:p text:style-name="Standard"><text:s text:c="15"/>8.71796e-18 <text:s text:c="2"/>netid: c_15934:n</text:p>
      <text:p text:style-name="Standard"><text:s text:c="15"/>2.60823e-18 <text:s text:c="2"/>netid: c_15934:n</text:p>
      <text:p text:style-name="Standard"><text:s text:c="15"/>2.86591e-18 <text:s text:c="2"/>netid: c_15934:n</text:p>
      <text:p text:style-name="Standard"><text:s text:c="15"/>4.65858e-18 <text:s text:c="2"/>netid: c_15781:n</text:p>
      <text:p text:style-name="Standard"><text:s text:c="15"/>3.86175e-18 <text:s text:c="2"/>netid: c_15781:n</text:p>
      <text:p text:style-name="Standard"><text:s text:c="15"/>5.30193e-18 <text:s text:c="2"/>netid: c_15781:n</text:p>
      <text:p text:style-name="Standard"><text:s text:c="15"/>1.18576e-18 <text:s text:c="2"/>netid: c_15781:n</text:p>
      <text:p text:style-name="Standard"><text:s text:c="15"/>9.51409e-18 <text:s text:c="2"/>netid: c_15941:n</text:p>
      <text:p text:style-name="Standard"><text:s text:c="15"/>1.34452e-17 <text:s text:c="2"/>netid: c_15942:n</text:p>
      <text:p text:style-name="Standard"><text:s text:c="15"/>1.05286e-17 <text:s text:c="2"/>netid: c_15943:n</text:p>
      <text:p text:style-name="Standard"><text:s text:c="15"/>1.13675e-17 <text:s text:c="2"/>netid: c_15944:n</text:p>
      <text:p text:style-name="Standard"><text:s text:c="15"/>1.54924e-18 <text:s text:c="2"/>netid: c_15945:n</text:p>
      <text:p text:style-name="Standard"><text:s text:c="15"/>1.09622e-18 <text:s text:c="2"/>netid: c_15946:n</text:p>
      <text:p text:style-name="Standard"><text:s text:c="15"/>8.05124e-19 <text:s text:c="2"/>netid: c_15946:n</text:p>
      <text:p text:style-name="Standard"><text:s text:c="15"/>4.01906e-18 <text:s text:c="2"/>netid: c_15946:n</text:p>
      <text:p text:style-name="Standard"><text:s text:c="15"/>1.54924e-18 <text:s text:c="2"/>netid: c_15946:n</text:p>
      <text:p text:style-name="Standard"><text:s text:c="15"/>4.06379e-17 <text:s text:c="2"/>netid: c_15950:n</text:p>
      <text:p text:style-name="Standard"><text:s text:c="15"/>4.90313e-18 <text:s text:c="2"/>netid: c_15951:n</text:p>
      <text:p text:style-name="Standard"><text:s text:c="15"/>1.02561e-18 <text:s text:c="2"/>netid: XI3/MNM0:s</text:p>
      <text:p text:style-name="Standard"><text:s text:c="16"/>1.4414e-18 <text:s text:c="2"/>netid: XI3/MNM0:s</text:p>
      <text:p text:style-name="Standard"><text:s text:c="15"/>2.52807e-19 <text:s text:c="2"/>netid: XI3/MNM0:s</text:p>
      <text:p text:style-name="Standard"><text:s text:c="15"/>1.76732e-18 <text:s text:c="2"/>netid: c_269:n</text:p>
      <text:p text:style-name="Standard"><text:s text:c="16"/>2.0633e-19 <text:s text:c="2"/>netid: XI4/XI0/XI1/MPM1:g</text:p>
      <text:p text:style-name="Standard"><text:s text:c="15"/>3.28497e-19 <text:s text:c="2"/>netid: c_1939:n</text:p>
      <text:p text:style-name="Standard"><text:s text:c="16"/>4.3831e-19 <text:s text:c="2"/>netid: c_1939:n</text:p>
      <text:p text:style-name="Standard"><text:s text:c="16"/>3.1214e-19 <text:s text:c="2"/>netid: XI5/XI2/MNM0:g</text:p>
      <text:p text:style-name="Standard"><text:s text:c="15"/>2.04595e-19 <text:s text:c="2"/>netid: c_3030:n</text:p>
      <text:p text:style-name="Standard"><text:s text:c="15"/>4.10742e-19 <text:s text:c="2"/>netid: XI5/XI1/XI1/MNM0:g</text:p>
      <text:p text:style-name="Standard"><text:s text:c="16"/>8.0633e-19 <text:s text:c="2"/>netid: c_3032:n</text:p>
      <text:p text:style-name="Standard"><text:s text:c="15"/>1.37773e-18 <text:s text:c="2"/>netid: c_3001:n</text:p>
      <text:p text:style-name="Standard"><text:s text:c="16"/>1.3965e-18 <text:s text:c="2"/>netid: c_3439:n</text:p>
      <text:p text:style-name="Standard"><text:s text:c="15"/>5.04707e-18 <text:s text:c="2"/>netid: c_3440:n</text:p>
      <text:p text:style-name="Standard"><text:s text:c="15"/>5.36136e-18 <text:s text:c="2"/>netid: c_3405:n</text:p>
      <text:p text:style-name="Standard"><text:s text:c="15"/>3.63649e-19 <text:s text:c="2"/>netid: c_3442:n</text:p>
      <text:p text:style-name="Standard"><text:s text:c="15"/>9.48961e-19 <text:s text:c="2"/>netid: c_3405:n</text:p>
      <text:p text:style-name="Standard"><text:s text:c="15"/>4.13362e-18 <text:s text:c="2"/>netid: c_3442:n</text:p>
      <text:p text:style-name="Standard"><text:s text:c="15"/>2.04207e-18 <text:s text:c="2"/>netid: c_3405:n</text:p>
      <text:p text:style-name="Standard"><text:s text:c="15"/>6.83855e-19 <text:s text:c="2"/>netid: c_3446:n</text:p>
      <text:p text:style-name="Standard"><text:s text:c="15"/>6.28333e-19 <text:s text:c="2"/>netid: c_3418:n</text:p>
      <text:p text:style-name="Standard"><text:s text:c="15"/>3.46125e-18 <text:s text:c="2"/>netid: c_3409:n</text:p>
      <text:p text:style-name="Standard"><text:s text:c="15"/>7.79738e-19 <text:s text:c="2"/>netid: c_3418:n</text:p>
      <text:p text:style-name="Standard"><text:s text:c="15"/>1.93418e-18 <text:s text:c="2"/>netid: c_3418:n</text:p>
      <text:p text:style-name="Standard"><text:soft-page-break/><text:s text:c="15"/>1.95592e-18 <text:s text:c="2"/>netid: c_3418:n</text:p>
      <text:p text:style-name="Standard"><text:s text:c="15"/>2.66444e-18 <text:s text:c="2"/>netid: c_3405:n</text:p>
      <text:p text:style-name="Standard"><text:s text:c="15"/>1.18362e-18 <text:s text:c="2"/>netid: c_3409:n</text:p>
      <text:p text:style-name="Standard"><text:s text:c="15"/>5.07977e-19 <text:s text:c="2"/>netid: XI5/XI1/XI1/MPM1:g</text:p>
      <text:p text:style-name="Standard"><text:s text:c="15"/>1.04023e-18 <text:s text:c="2"/>netid: c_3455:n</text:p>
      <text:p text:style-name="Standard"><text:s text:c="15"/>7.60227e-19 <text:s text:c="2"/>netid: c_3418:n</text:p>
      <text:p text:style-name="Standard"><text:s text:c="15"/>1.28561e-18 <text:s text:c="2"/>netid: c_3418:n</text:p>
      <text:p text:style-name="Standard"><text:s text:c="15"/>2.68598e-18 <text:s text:c="2"/>netid: c_3418:n</text:p>
      <text:p text:style-name="Standard"><text:s text:c="15"/>2.04595e-19 <text:s text:c="2"/>netid: c_3830:n</text:p>
      <text:p text:style-name="Standard"><text:s text:c="15"/>5.07891e-19 <text:s text:c="2"/>netid: XI5/XI1/XI0/MPM1:g</text:p>
      <text:p text:style-name="Standard"><text:s text:c="15"/>8.10045e-19 <text:s text:c="2"/>netid: c_3832:n</text:p>
      <text:p text:style-name="Standard"><text:s text:c="15"/>5.29904e-19 <text:s text:c="2"/>netid: XI5/XI3/MPM1:g</text:p>
      <text:p text:style-name="Standard"><text:s text:c="16"/>9.6466e-19 <text:s text:c="2"/>netid: c_3834:n</text:p>
      <text:p text:style-name="Standard"><text:s text:c="15"/>8.82757e-19 <text:s text:c="2"/>netid: c_3835:n</text:p>
      <text:p text:style-name="Standard"><text:s text:c="16"/>2.0402e-19 <text:s text:c="2"/>netid: c_4276:n</text:p>
      <text:p text:style-name="Standard"><text:s text:c="15"/>8.15994e-19 <text:s text:c="2"/>netid: c_4277:n</text:p>
      <text:p text:style-name="Standard"><text:s text:c="15"/>1.61875e-18 <text:s text:c="2"/>netid: XI5/XI0/XI1/MPM1:g</text:p>
      <text:p text:style-name="Standard"><text:s text:c="15"/>1.05594e-18 <text:s text:c="2"/>netid: c_4279:n</text:p>
      <text:p text:style-name="Standard"><text:s text:c="15"/>4.21546e-19 <text:s text:c="2"/>netid: XI5/XI3/MNM0:g</text:p>
      <text:p text:style-name="Standard"><text:s text:c="15"/>5.26555e-19 <text:s text:c="2"/>netid: XI5/XI2/MPM1:g</text:p>
      <text:p text:style-name="Standard"><text:s text:c="15"/>8.82757e-19 <text:s text:c="2"/>netid: c_4601:n</text:p>
      <text:p text:style-name="Standard"><text:s text:c="15"/>2.99991e-19 <text:s text:c="2"/>netid: c_4585:n</text:p>
      <text:p text:style-name="Standard"><text:s text:c="15"/>6.14765e-19 <text:s text:c="2"/>netid: c_4603:n</text:p>
      <text:p text:style-name="Standard"><text:s text:c="15"/>8.47051e-18 <text:s text:c="2"/>netid: c_4604:n</text:p>
      <text:p text:style-name="Standard"><text:s text:c="15"/>9.21467e-19 <text:s text:c="2"/>netid: c_4605:n</text:p>
      <text:p text:style-name="Standard"><text:s text:c="15"/>3.64444e-19 <text:s text:c="2"/>netid: c_4920:n</text:p>
      <text:p text:style-name="Standard"><text:s text:c="15"/>8.68321e-19 <text:s text:c="2"/>netid: c_4879:n</text:p>
      <text:p text:style-name="Standard"><text:s text:c="15"/>4.20985e-18 <text:s text:c="2"/>netid: c_4920:n</text:p>
      <text:p text:style-name="Standard"><text:s text:c="15"/>1.91082e-18 <text:s text:c="2"/>netid: c_4879:n</text:p>
      <text:p text:style-name="Standard"><text:s text:c="15"/>6.79039e-19 <text:s text:c="2"/>netid: c_4924:n</text:p>
      <text:p text:style-name="Standard"><text:s text:c="16"/>1.4852e-18 <text:s text:c="2"/>netid: c_4879:n</text:p>
      <text:p text:style-name="Standard"><text:s text:c="16"/>1.3965e-18 <text:s text:c="2"/>netid: c_4926:n</text:p>
      <text:p text:style-name="Standard"><text:s text:c="15"/>3.86948e-18 <text:s text:c="2"/>netid: c_4927:n</text:p>
      <text:p text:style-name="Standard"><text:s text:c="15"/>3.87643e-18 <text:s text:c="2"/>netid: c_4879:n</text:p>
      <text:p text:style-name="Standard"><text:s text:c="15"/>4.09709e-19 <text:s text:c="2"/>netid: XI5/XI1/XI0/MNM0:g</text:p>
      <text:p text:style-name="Standard"><text:s text:c="15"/>1.17233e-18 <text:s text:c="2"/>netid: c_4930:n</text:p>
      <text:p text:style-name="Standard"><text:s text:c="15"/>4.26788e-19 <text:s text:c="2"/>netid: c_4927:n</text:p>
      <text:p text:style-name="Standard"><text:s text:c="16"/>2.0402e-19 <text:s text:c="2"/>netid: c_5156:n</text:p>
      <text:p text:style-name="Standard"><text:s text:c="15"/>8.15994e-19 <text:s text:c="2"/>netid: c_5157:n</text:p>
      <text:p text:style-name="Standard"><text:s text:c="15"/>4.32437e-19 <text:s text:c="2"/>netid: XI5/XI0/XI0/MNM0:g</text:p>
      <text:p text:style-name="Standard"><text:s text:c="15"/>1.81967e-18 <text:s text:c="2"/>netid: c_83:n</text:p>
      <text:p text:style-name="Standard"><text:s text:c="15"/>6.23782e-19 <text:s text:c="2"/>netid: c_83:n</text:p>
      <text:p text:style-name="Standard"><text:s text:c="15"/>1.93111e-18 <text:s text:c="2"/>netid: c_83:n</text:p>
      <text:p text:style-name="Standard"><text:s text:c="15"/>9.93438e-19 <text:s text:c="2"/>netid: c_83:n</text:p>
      <text:p text:style-name="Standard"><text:s text:c="15"/>4.10673e-19 <text:s text:c="2"/>netid: XI5/XI5/MNM1:s</text:p>
      <text:p text:style-name="Standard"><text:s text:c="16"/>6.4586e-19 <text:s text:c="2"/>netid: c_107:n</text:p>
      <text:p text:style-name="Standard"><text:s text:c="15"/>1.77009e-18 <text:s text:c="2"/>netid: c_107:n</text:p>
      <text:p text:style-name="Standard"><text:s text:c="15"/>1.20932e-18 <text:s text:c="2"/>netid: c_107:n</text:p>
      <text:p text:style-name="Standard"><text:s text:c="15"/>9.74865e-19 <text:s text:c="2"/>netid: c_107:n</text:p>
      <text:p text:style-name="Standard"><text:s text:c="15"/>3.97839e-19 <text:s text:c="2"/>netid: XI5/XI5/MNM2:s</text:p>
      <text:p text:style-name="Standard"><text:s text:c="15"/>6.30678e-19 <text:s text:c="2"/>netid: c_130:n</text:p>
      <text:p text:style-name="Standard"><text:s text:c="16"/>1.9687e-18 <text:s text:c="2"/>netid: c_130:n</text:p>
      <text:p text:style-name="Standard"><text:soft-page-break/><text:s text:c="15"/>1.92953e-18 <text:s text:c="2"/>netid: c_130:n</text:p>
      <text:p text:style-name="Standard"><text:s text:c="15"/>9.92463e-19 <text:s text:c="2"/>netid: c_130:n</text:p>
      <text:p text:style-name="Standard"><text:s text:c="15"/>4.14863e-19 <text:s text:c="2"/>netid: XI5/XI6/MNM1:s</text:p>
      <text:p text:style-name="Standard"><text:s text:c="15"/>6.50362e-19 <text:s text:c="2"/>netid: c_154:n</text:p>
      <text:p text:style-name="Standard"><text:s text:c="15"/>1.80755e-18 <text:s text:c="2"/>netid: c_154:n</text:p>
      <text:p text:style-name="Standard"><text:s text:c="15"/>6.14881e-19 <text:s text:c="2"/>netid: c_154:n</text:p>
      <text:p text:style-name="Standard"><text:s text:c="15"/>9.74169e-19 <text:s text:c="2"/>netid: c_154:n</text:p>
      <text:p text:style-name="Standard"><text:s text:c="15"/>4.01899e-19 <text:s text:c="2"/>netid: XI5/XI6/MNM2:s</text:p>
      <text:p text:style-name="Standard"><text:s text:c="15"/>8.75101e-19 <text:s text:c="2"/>netid: c_331:n</text:p>
      <text:p text:style-name="Standard"><text:s text:c="15"/>3.55578e-19 <text:s text:c="2"/>netid: XI5/XI2/MNM1:s</text:p>
      <text:p text:style-name="Standard"><text:s text:c="15"/>9.03653e-19 <text:s text:c="2"/>netid: c_358:n</text:p>
      <text:p text:style-name="Standard"><text:s text:c="15"/>3.55578e-19 <text:s text:c="2"/>netid: XI5/XI3/MNM1:s</text:p>
      <text:p text:style-name="Standard"><text:s text:c="15"/>8.95378e-19 <text:s text:c="2"/>netid: c_507:n</text:p>
      <text:p text:style-name="Standard"><text:s text:c="15"/>3.56579e-19 <text:s text:c="2"/>netid: XI5/XI1/XI0/MNM1:s</text:p>
      <text:p text:style-name="Standard"><text:s text:c="15"/>8.95235e-19 <text:s text:c="2"/>netid: c_530:n</text:p>
      <text:p text:style-name="Standard"><text:s text:c="15"/>3.56579e-19 <text:s text:c="2"/>netid: XI5/XI1/XI1/MNM1:s</text:p>
      <text:p text:style-name="Standard"><text:s text:c="15"/>9.08377e-19 <text:s text:c="2"/>netid: c_551:n</text:p>
      <text:p text:style-name="Standard"><text:s text:c="15"/>3.55153e-19 <text:s text:c="2"/>netid: XI5/XI0/XI0/MNM1:s</text:p>
      <text:p text:style-name="Standard"><text:s text:c="15"/>1.00191e-18 <text:s text:c="2"/>netid: c_574:n</text:p>
      <text:p text:style-name="Standard"><text:s text:c="15"/>3.95416e-19 <text:s text:c="2"/>netid: XI5/XI0/XI1/MNM1:s</text:p>
      <text:p text:style-name="Standard"><text:s text:c="15"/>8.12377e-19 <text:s text:c="2"/>netid: c_5421:n</text:p>
      <text:p text:style-name="Standard"><text:s text:c="15"/>3.06962e-19 <text:s text:c="2"/>netid: c_5422:n</text:p>
      <text:p text:style-name="Standard"><text:s text:c="15"/>1.35749e-18 <text:s text:c="2"/>netid: c_5421:n</text:p>
      <text:p text:style-name="Standard"><text:s text:c="15"/>8.01657e-19 <text:s text:c="2"/>netid: c_5421:n</text:p>
      <text:p text:style-name="Standard"><text:s text:c="15"/>8.88147e-19 <text:s text:c="2"/>netid: XI6/XI1/XI1/MNM0:g</text:p>
      <text:p text:style-name="Standard"><text:s text:c="15"/>2.17353e-18 <text:s text:c="2"/>netid: c_5426:n</text:p>
      <text:p text:style-name="Standard"><text:s text:c="15"/>9.32072e-19 <text:s text:c="2"/>netid: XI6/XI2/MNM0:g</text:p>
      <text:p text:style-name="Standard"><text:s text:c="15"/>5.29408e-19 <text:s text:c="2"/>netid: c_5393:n</text:p>
      <text:p text:style-name="Standard"><text:s text:c="15"/>5.22909e-19 <text:s text:c="2"/>netid: XI6/XI2/MNM0:g</text:p>
      <text:p text:style-name="Standard"><text:s text:c="15"/>2.03364e-19 <text:s text:c="2"/>netid: c_5430:n</text:p>
      <text:p text:style-name="Standard"><text:s text:c="15"/>5.87749e-19 <text:s text:c="2"/>netid: XI6/XI1/XI1/MNM0:g</text:p>
      <text:p text:style-name="Standard"><text:s text:c="16"/>9.3063e-19 <text:s text:c="2"/>netid: c_5426:n</text:p>
      <text:p text:style-name="Standard"><text:s text:c="15"/>1.70715e-18 <text:s text:c="2"/>netid: c_5373:n</text:p>
      <text:p text:style-name="Standard"><text:s text:c="15"/>2.52176e-18 <text:s text:c="2"/>netid: c_5347:n</text:p>
      <text:p text:style-name="Standard"><text:s text:c="15"/>5.45214e-17 <text:s text:c="2"/>netid: c_5372:n</text:p>
      <text:p text:style-name="Standard"><text:s text:c="15"/>2.17258e-19 <text:s text:c="2"/>netid: c_5409:n</text:p>
      <text:p text:style-name="Standard"><text:s text:c="15"/>7.41266e-19 <text:s text:c="2"/>netid: c_5391:n</text:p>
      <text:p text:style-name="Standard"><text:s text:c="15"/>7.60895e-18 <text:s text:c="2"/>netid: c_5393:n</text:p>
      <text:p text:style-name="Standard"><text:s text:c="15"/>3.15708e-18 <text:s text:c="2"/>netid: c_5336:n</text:p>
      <text:p text:style-name="Standard"><text:s text:c="15"/>3.51193e-19 <text:s text:c="2"/>netid: c_5813:n</text:p>
      <text:p text:style-name="Standard"><text:s text:c="15"/>7.18594e-19 <text:s text:c="2"/>netid: c_5814:n</text:p>
      <text:p text:style-name="Standard"><text:s text:c="15"/>4.12104e-19 <text:s text:c="2"/>netid: c_5815:n</text:p>
      <text:p text:style-name="Standard"><text:s text:c="15"/>8.67351e-18 <text:s text:c="2"/>netid: c_5816:n</text:p>
      <text:p text:style-name="Standard"><text:s text:c="15"/>4.18038e-18 <text:s text:c="2"/>netid: c_5814:n</text:p>
      <text:p text:style-name="Standard"><text:s text:c="15"/>2.75431e-18 <text:s text:c="2"/>netid: c_5815:n</text:p>
      <text:p text:style-name="Standard"><text:s text:c="15"/>1.03656e-17 <text:s text:c="2"/>netid: c_5791:n</text:p>
      <text:p text:style-name="Standard"><text:s text:c="15"/>7.09266e-18 <text:s text:c="2"/>netid: c_5820:n</text:p>
      <text:p text:style-name="Standard"><text:s text:c="15"/>2.51463e-18 <text:s text:c="2"/>netid: c_5816:n</text:p>
      <text:p text:style-name="Standard"><text:s text:c="15"/>2.34827e-18 <text:s text:c="2"/>netid: c_5814:n</text:p>
      <text:p text:style-name="Standard"><text:s text:c="16"/>1.1341e-18 <text:s text:c="2"/>netid: c_5815:n</text:p>
      <text:p text:style-name="Standard"><text:s text:c="16"/>3.4471e-18 <text:s text:c="2"/>netid: c_5824:n</text:p>
      <text:p text:style-name="Standard"><text:s text:c="15"/>5.52565e-18 <text:s text:c="2"/>netid: c_5825:n</text:p>
      <text:p text:style-name="Standard"><text:soft-page-break/><text:s text:c="15"/>5.81608e-18 <text:s text:c="2"/>netid: XI6/XI1/XI1/MPM1:g</text:p>
      <text:p text:style-name="Standard"><text:s text:c="15"/>6.25651e-18 <text:s text:c="2"/>netid: c_5827:n</text:p>
      <text:p text:style-name="Standard"><text:s text:c="15"/>6.65434e-18 <text:s text:c="2"/>netid: c_5814:n</text:p>
      <text:p text:style-name="Standard"><text:s text:c="15"/>1.77588e-16 <text:s text:c="2"/>netid: c_5815:n</text:p>
      <text:p text:style-name="Standard"><text:s text:c="15"/>6.41612e-19 <text:s text:c="2"/>netid: XI6/NET34</text:p>
      <text:p text:style-name="Standard"><text:s text:c="15"/>5.21847e-18 <text:s text:c="2"/>netid: XI6/NET34</text:p>
      <text:p text:style-name="Standard"><text:s text:c="15"/>7.10159e-19 <text:s text:c="2"/>netid: XI6/XI1/XI1/MPM1:g</text:p>
      <text:p text:style-name="Standard"><text:s text:c="15"/>1.07388e-18 <text:s text:c="2"/>netid: c_5833:n</text:p>
      <text:p text:style-name="Standard"><text:s text:c="15"/>1.68599e-18 <text:s text:c="2"/>netid: c_5782:n</text:p>
      <text:p text:style-name="Standard"><text:s text:c="15"/>2.71107e-19 <text:s text:c="2"/>netid: XI6/XI1/XI0/MPM1:g</text:p>
      <text:p text:style-name="Standard"><text:s text:c="17"/>3.397e-19 <text:s text:c="2"/>netid: XI6/NET28</text:p>
      <text:p text:style-name="Standard"><text:s text:c="15"/>2.53382e-19 <text:s text:c="2"/>netid: c_6169:n</text:p>
      <text:p text:style-name="Standard"><text:s text:c="15"/>3.89263e-19 <text:s text:c="2"/>netid: c_6170:n</text:p>
      <text:p text:style-name="Standard"><text:s text:c="15"/>7.49061e-19 <text:s text:c="2"/>netid: c_6169:n</text:p>
      <text:p text:style-name="Standard"><text:s text:c="15"/>2.82539e-19 <text:s text:c="2"/>netid: c_6162:n</text:p>
      <text:p text:style-name="Standard"><text:s text:c="15"/>3.37275e-19 <text:s text:c="2"/>netid: c_6162:n</text:p>
      <text:p text:style-name="Standard"><text:s text:c="15"/>1.68863e-18 <text:s text:c="2"/>netid: c_6169:n</text:p>
      <text:p text:style-name="Standard"><text:s text:c="16"/>6.0956e-18 <text:s text:c="2"/>netid: c_6162:n</text:p>
      <text:p text:style-name="Standard"><text:s text:c="16"/>2.1461e-19 <text:s text:c="2"/>netid: c_6176:n</text:p>
      <text:p text:style-name="Standard"><text:s text:c="15"/>7.30276e-19 <text:s text:c="2"/>netid: XI6/NET28</text:p>
      <text:p text:style-name="Standard"><text:s text:c="15"/>1.08861e-18 <text:s text:c="2"/>netid: c_6169:n</text:p>
      <text:p text:style-name="Standard"><text:s text:c="15"/>1.53076e-18 <text:s text:c="2"/>netid: c_6162:n</text:p>
      <text:p text:style-name="Standard"><text:s text:c="15"/>3.63965e-19 <text:s text:c="2"/>netid: c_6176:n</text:p>
      <text:p text:style-name="Standard"><text:s text:c="15"/>5.06137e-18 <text:s text:c="2"/>netid: c_6181:n</text:p>
      <text:p text:style-name="Standard"><text:s text:c="15"/>5.70604e-18 <text:s text:c="2"/>netid: XI6/XI1/XI0/MPM1:g</text:p>
      <text:p text:style-name="Standard"><text:s text:c="15"/>2.20594e-18 <text:s text:c="2"/>netid: c_6183:n</text:p>
      <text:p text:style-name="Standard"><text:s text:c="15"/>1.18435e-18 <text:s text:c="2"/>netid: c_6160:n</text:p>
      <text:p text:style-name="Standard"><text:s text:c="15"/>1.96821e-18 <text:s text:c="2"/>netid: c_6161:n</text:p>
      <text:p text:style-name="Standard"><text:s text:c="15"/>1.47311e-18 <text:s text:c="2"/>netid: c_6186:n</text:p>
      <text:p text:style-name="Standard"><text:s text:c="15"/>2.01127e-18 <text:s text:c="2"/>netid: c_6187:n</text:p>
      <text:p text:style-name="Standard"><text:s text:c="15"/>5.65744e-18 <text:s text:c="2"/>netid: c_6188:n</text:p>
      <text:p text:style-name="Standard"><text:s text:c="15"/>6.13334e-18 <text:s text:c="2"/>netid: XI6/XI3/MPM1:g</text:p>
      <text:p text:style-name="Standard"><text:s text:c="15"/>3.11805e-18 <text:s text:c="2"/>netid: c_6190:n</text:p>
      <text:p text:style-name="Standard"><text:s text:c="15"/>1.81829e-16 <text:s text:c="2"/>netid: c_6157:n</text:p>
      <text:p text:style-name="Standard"><text:s text:c="15"/>7.15363e-18 <text:s text:c="2"/>netid: c_6169:n</text:p>
      <text:p text:style-name="Standard"><text:s text:c="16"/>2.3051e-18 <text:s text:c="2"/>netid: c_6162:n</text:p>
      <text:p text:style-name="Standard"><text:s text:c="15"/>1.21987e-18 <text:s text:c="2"/>netid: c_6162:n</text:p>
      <text:p text:style-name="Standard"><text:s text:c="15"/>2.03364e-19 <text:s text:c="2"/>netid: c_6195:n</text:p>
      <text:p text:style-name="Standard"><text:s text:c="15"/>6.97275e-19 <text:s text:c="2"/>netid: XI6/XI1/XI0/MPM1:g</text:p>
      <text:p text:style-name="Standard"><text:s text:c="16"/>9.3063e-19 <text:s text:c="2"/>netid: c_6183:n</text:p>
      <text:p text:style-name="Standard"><text:s text:c="15"/>1.23842e-18 <text:s text:c="2"/>netid: XI6/XI3/MPM1:g</text:p>
      <text:p text:style-name="Standard"><text:s text:c="15"/>1.04262e-18 <text:s text:c="2"/>netid: c_6199:n</text:p>
      <text:p text:style-name="Standard"><text:s text:c="15"/>1.01159e-18 <text:s text:c="2"/>netid: c_6200:n</text:p>
      <text:p text:style-name="Standard"><text:s text:c="15"/>3.85859e-19 <text:s text:c="2"/>netid: c_6201:n</text:p>
      <text:p text:style-name="Standard"><text:s text:c="15"/>1.74303e-17 <text:s text:c="2"/>netid: c_6202:n</text:p>
      <text:p text:style-name="Standard"><text:s text:c="15"/>2.95322e-19 <text:s text:c="2"/>netid: c_6203:n</text:p>
      <text:p text:style-name="Standard"><text:s text:c="15"/>1.47789e-17 <text:s text:c="2"/>netid: c_6204:n</text:p>
      <text:p text:style-name="Standard"><text:s text:c="15"/>1.81551e-18 <text:s text:c="2"/>netid: c_6205:n</text:p>
      <text:p text:style-name="Standard"><text:s text:c="15"/>2.63619e-18 <text:s text:c="2"/>netid: c_6169:n</text:p>
      <text:p text:style-name="Standard"><text:s text:c="15"/>1.16012e-18 <text:s text:c="2"/>netid: c_6162:n</text:p>
      <text:p text:style-name="Standard"><text:s text:c="15"/>1.08746e-18 <text:s text:c="2"/>netid: c_6170:n</text:p>
      <text:p text:style-name="Standard"><text:s text:c="15"/>3.13936e-18 <text:s text:c="2"/>netid: c_6200:n</text:p>
      <text:p text:style-name="Standard"><text:soft-page-break/><text:s text:c="15"/>8.51679e-19 <text:s text:c="2"/>netid: c_6595:n</text:p>
      <text:p text:style-name="Standard"><text:s text:c="15"/>4.80007e-17 <text:s text:c="2"/>netid: XI6/XI0/XI1/MPM1:g</text:p>
      <text:p text:style-name="Standard"><text:s text:c="15"/>7.41544e-19 <text:s text:c="2"/>netid: c_6595:n</text:p>
      <text:p text:style-name="Standard"><text:s text:c="15"/>2.79711e-19 <text:s text:c="2"/>netid: XI6/XI0/XI1/MPM1:g</text:p>
      <text:p text:style-name="Standard"><text:s text:c="15"/>2.55569e-19 <text:s text:c="2"/>netid: c_6595:n</text:p>
      <text:p text:style-name="Standard"><text:s text:c="15"/>1.42551e-18 <text:s text:c="2"/>netid: c_6595:n</text:p>
      <text:p text:style-name="Standard"><text:s text:c="15"/>4.43074e-18 <text:s text:c="2"/>netid: c_6595:n</text:p>
      <text:p text:style-name="Standard"><text:s text:c="15"/>8.64166e-19 <text:s text:c="2"/>netid: c_6595:n</text:p>
      <text:p text:style-name="Standard"><text:s text:c="15"/>2.88551e-18 <text:s text:c="2"/>netid: XI6/XI0/XI1/MPM1:g</text:p>
      <text:p text:style-name="Standard"><text:s text:c="15"/>2.32671e-19 <text:s text:c="2"/>netid: c_6604:n</text:p>
      <text:p text:style-name="Standard"><text:s text:c="15"/>9.86922e-18 <text:s text:c="2"/>netid: c_6595:n</text:p>
      <text:p text:style-name="Standard"><text:s text:c="15"/>1.86121e-18 <text:s text:c="2"/>netid: c_6595:n</text:p>
      <text:p text:style-name="Standard"><text:s text:c="15"/>9.01264e-19 <text:s text:c="2"/>netid: c_6595:n</text:p>
      <text:p text:style-name="Standard"><text:s text:c="15"/>3.46408e-17 <text:s text:c="2"/>netid: c_6595:n</text:p>
      <text:p text:style-name="Standard"><text:s text:c="16"/>7.6005e-18 <text:s text:c="2"/>netid: c_6595:n</text:p>
      <text:p text:style-name="Standard"><text:s text:c="16"/>4.3698e-18 <text:s text:c="2"/>netid: c_6595:n</text:p>
      <text:p text:style-name="Standard"><text:s text:c="15"/>2.59841e-18 <text:s text:c="2"/>netid: c_6595:n</text:p>
      <text:p text:style-name="Standard"><text:s text:c="15"/>5.12969e-19 <text:s text:c="2"/>netid: c_6595:n</text:p>
      <text:p text:style-name="Standard"><text:s text:c="15"/>7.94092e-18 <text:s text:c="2"/>netid: c_6595:n</text:p>
      <text:p text:style-name="Standard"><text:s text:c="15"/>9.15498e-18 <text:s text:c="2"/>netid: c_6595:n</text:p>
      <text:p text:style-name="Standard"><text:s text:c="15"/>3.42156e-18 <text:s text:c="2"/>netid: c_6595:n</text:p>
      <text:p text:style-name="Standard"><text:s text:c="15"/>2.37595e-18 <text:s text:c="2"/>netid: c_6616:n</text:p>
      <text:p text:style-name="Standard"><text:s text:c="15"/>5.24148e-18 <text:s text:c="2"/>netid: c_6595:n</text:p>
      <text:p text:style-name="Standard"><text:s text:c="16"/>1.8256e-17 <text:s text:c="2"/>netid: c_6595:n</text:p>
      <text:p text:style-name="Standard"><text:s text:c="15"/>2.02908e-19 <text:s text:c="2"/>netid: c_6619:n</text:p>
      <text:p text:style-name="Standard"><text:s text:c="16"/>1.3867e-18 <text:s text:c="2"/>netid: c_6616:n</text:p>
      <text:p text:style-name="Standard"><text:s text:c="15"/>1.59538e-18 <text:s text:c="2"/>netid: c_6621:n</text:p>
      <text:p text:style-name="Standard"><text:s text:c="15"/>1.50106e-17 <text:s text:c="2"/>netid: c_6622:n</text:p>
      <text:p text:style-name="Standard"><text:s text:c="15"/>4.26068e-18 <text:s text:c="2"/>netid: c_6595:n</text:p>
      <text:p text:style-name="Standard"><text:s text:c="15"/>1.72531e-18 <text:s text:c="2"/>netid: c_6595:n</text:p>
      <text:p text:style-name="Standard"><text:s text:c="15"/>2.51706e-18 <text:s text:c="2"/>netid: c_6595:n</text:p>
      <text:p text:style-name="Standard"><text:s text:c="16"/>3.4905e-18 <text:s text:c="2"/>netid: c_6595:n</text:p>
      <text:p text:style-name="Standard"><text:s text:c="15"/>5.42469e-18 <text:s text:c="2"/>netid: c_6862:n</text:p>
      <text:p text:style-name="Standard"><text:s text:c="15"/>9.89304e-19 <text:s text:c="2"/>netid: XI6/XI3/MNM0:g</text:p>
      <text:p text:style-name="Standard"><text:s text:c="15"/>2.52023e-18 <text:s text:c="2"/>netid: c_6827:n</text:p>
      <text:p text:style-name="Standard"><text:s text:c="15"/>7.78973e-19 <text:s text:c="2"/>netid: c_6865:n</text:p>
      <text:p text:style-name="Standard"><text:s text:c="15"/>6.10327e-18 <text:s text:c="2"/>netid: XI6/XI2/MPM1:g</text:p>
      <text:p text:style-name="Standard"><text:s text:c="15"/>1.42461e-18 <text:s text:c="2"/>netid: c_6867:n</text:p>
      <text:p text:style-name="Standard"><text:s text:c="15"/>1.92165e-18 <text:s text:c="2"/>netid: c_6868:n</text:p>
      <text:p text:style-name="Standard"><text:s text:c="15"/>1.11276e-17 <text:s text:c="2"/>netid: c_6848:n</text:p>
      <text:p text:style-name="Standard"><text:s text:c="15"/>3.07016e-18 <text:s text:c="2"/>netid: c_6851:n</text:p>
      <text:p text:style-name="Standard"><text:s text:c="15"/>2.01846e-18 <text:s text:c="2"/>netid: c_6871:n</text:p>
      <text:p text:style-name="Standard"><text:s text:c="15"/>1.62875e-17 <text:s text:c="2"/>netid: c_6872:n</text:p>
      <text:p text:style-name="Standard"><text:s text:c="15"/>2.09089e-18 <text:s text:c="2"/>netid: c_6873:n</text:p>
      <text:p text:style-name="Standard"><text:s text:c="15"/>1.17031e-18 <text:s text:c="2"/>netid: c_6874:n</text:p>
      <text:p text:style-name="Standard"><text:s text:c="15"/>1.33571e-18 <text:s text:c="2"/>netid: XI6/XI3/MNM0:g</text:p>
      <text:p text:style-name="Standard"><text:s text:c="15"/>1.25675e-18 <text:s text:c="2"/>netid: XI6/XI2/MPM1:g</text:p>
      <text:p text:style-name="Standard"><text:s text:c="15"/>2.37692e-19 <text:s text:c="2"/>netid: c_6877:n</text:p>
      <text:p text:style-name="Standard"><text:s text:c="15"/>3.09748e-19 <text:s text:c="2"/>netid: c_6878:n</text:p>
      <text:p text:style-name="Standard"><text:s text:c="15"/>1.05329e-18 <text:s text:c="2"/>netid: c_6879:n</text:p>
      <text:p text:style-name="Standard"><text:s text:c="15"/>5.16246e-19 <text:s text:c="2"/>netid: c_6880:n</text:p>
      <text:p text:style-name="Standard"><text:s text:c="15"/>2.07006e-19 <text:s text:c="2"/>netid: c_6868:n</text:p>
      <text:p text:style-name="Standard"><text:soft-page-break/><text:s text:c="15"/>2.63665e-19 <text:s text:c="2"/>netid: c_6848:n</text:p>
      <text:p text:style-name="Standard"><text:s text:c="15"/>5.47319e-19 <text:s text:c="2"/>netid: c_6883:n</text:p>
      <text:p text:style-name="Standard"><text:s text:c="16"/>2.0457e-18 <text:s text:c="2"/>netid: c_6872:n</text:p>
      <text:p text:style-name="Standard"><text:s text:c="15"/>7.89535e-19 <text:s text:c="2"/>netid: c_6873:n</text:p>
      <text:p text:style-name="Standard"><text:s text:c="15"/>1.36544e-18 <text:s text:c="2"/>netid: c_6874:n</text:p>
      <text:p text:style-name="Standard"><text:s text:c="15"/>9.55365e-19 <text:s text:c="2"/>netid: c_6887:n</text:p>
      <text:p text:style-name="Standard"><text:s text:c="15"/>2.09737e-19 <text:s text:c="2"/>netid: c_6874:n</text:p>
      <text:p text:style-name="Standard"><text:s text:c="15"/>1.05452e-18 <text:s text:c="2"/>netid: c_7123:n</text:p>
      <text:p text:style-name="Standard"><text:s text:c="15"/>1.91034e-18 <text:s text:c="2"/>netid: c_7132:n</text:p>
      <text:p text:style-name="Standard"><text:s text:c="15"/>1.96822e-18 <text:s text:c="2"/>netid: XI6/XI1/XI0/MNM0:g</text:p>
      <text:p text:style-name="Standard"><text:s text:c="15"/>1.26393e-18 <text:s text:c="2"/>netid: c_7181:n</text:p>
      <text:p text:style-name="Standard"><text:s text:c="15"/>1.11307e-18 <text:s text:c="2"/>netid: c_7182:n</text:p>
      <text:p text:style-name="Standard"><text:s text:c="15"/>1.35002e-18 <text:s text:c="2"/>netid: c_7183:n</text:p>
      <text:p text:style-name="Standard"><text:s text:c="15"/>4.40268e-18 <text:s text:c="2"/>netid: c_7184:n</text:p>
      <text:p text:style-name="Standard"><text:s text:c="15"/>5.22901e-18 <text:s text:c="2"/>netid: c_7138:n</text:p>
      <text:p text:style-name="Standard"><text:s text:c="15"/>8.56719e-19 <text:s text:c="2"/>netid: c_7186:n</text:p>
      <text:p text:style-name="Standard"><text:s text:c="15"/>1.68388e-18 <text:s text:c="2"/>netid: XI6/NET24</text:p>
      <text:p text:style-name="Standard"><text:s text:c="15"/>2.55018e-18 <text:s text:c="2"/>netid: c_7138:n</text:p>
      <text:p text:style-name="Standard"><text:s text:c="15"/>6.81891e-19 <text:s text:c="2"/>netid: c_7165:n</text:p>
      <text:p text:style-name="Standard"><text:s text:c="15"/>1.16634e-18 <text:s text:c="2"/>netid: c_7190:n</text:p>
      <text:p text:style-name="Standard"><text:s text:c="15"/>4.54178e-19 <text:s text:c="2"/>netid: XI6/XI1/XI0/MNM0:g</text:p>
      <text:p text:style-name="Standard"><text:s text:c="15"/>5.14877e-18 <text:s text:c="2"/>netid: c_7184:n</text:p>
      <text:p text:style-name="Standard"><text:s text:c="15"/>1.00777e-17 <text:s text:c="2"/>netid: c_7193:n</text:p>
      <text:p text:style-name="Standard"><text:s text:c="15"/>3.75017e-18 <text:s text:c="2"/>netid: c_7184:n</text:p>
      <text:p text:style-name="Standard"><text:s text:c="15"/>1.73547e-18 <text:s text:c="2"/>netid: c_7138:n</text:p>
      <text:p text:style-name="Standard"><text:s text:c="15"/>2.14831e-18 <text:s text:c="2"/>netid: c_7138:n</text:p>
      <text:p text:style-name="Standard"><text:s text:c="15"/>2.71776e-18 <text:s text:c="2"/>netid: c_7165:n</text:p>
      <text:p text:style-name="Standard"><text:s text:c="15"/>4.51556e-18 <text:s text:c="2"/>netid: c_7184:n</text:p>
      <text:p text:style-name="Standard"><text:s text:c="15"/>3.19147e-19 <text:s text:c="2"/>netid: c_7190:n</text:p>
      <text:p text:style-name="Standard"><text:s text:c="15"/>1.49979e-18 <text:s text:c="2"/>netid: c_7123:n</text:p>
      <text:p text:style-name="Standard"><text:s text:c="15"/>1.39732e-17 <text:s text:c="2"/>netid: c_7184:n</text:p>
      <text:p text:style-name="Standard"><text:s text:c="15"/>4.39986e-18 <text:s text:c="2"/>netid: c_7138:n</text:p>
      <text:p text:style-name="Standard"><text:s text:c="15"/>1.88423e-18 <text:s text:c="2"/>netid: c_7165:n</text:p>
      <text:p text:style-name="Standard"><text:s text:c="15"/>2.29686e-18 <text:s text:c="2"/>netid: c_7193:n</text:p>
      <text:p text:style-name="Standard"><text:s text:c="15"/>7.04998e-19 <text:s text:c="2"/>netid: c_7139:n</text:p>
      <text:p text:style-name="Standard"><text:s text:c="15"/>1.38162e-18 <text:s text:c="2"/>netid: c_7125:n</text:p>
      <text:p text:style-name="Standard"><text:s text:c="16"/>1.2316e-17 <text:s text:c="2"/>netid: c_7140:n</text:p>
      <text:p text:style-name="Standard"><text:s text:c="16"/>9.8338e-18 <text:s text:c="2"/>netid: c_7208:n</text:p>
      <text:p text:style-name="Standard"><text:s text:c="17"/>1.316e-17 <text:s text:c="2"/>netid: c_7186:n</text:p>
      <text:p text:style-name="Standard"><text:s text:c="16"/>8.5621e-19 <text:s text:c="2"/>netid: c_7184:n</text:p>
      <text:p text:style-name="Standard"><text:s text:c="15"/>2.10168e-18 <text:s text:c="2"/>netid: c_7181:n</text:p>
      <text:p text:style-name="Standard"><text:s text:c="15"/>8.57653e-19 <text:s text:c="2"/>netid: c_7182:n</text:p>
      <text:p text:style-name="Standard"><text:s text:c="15"/>1.49762e-18 <text:s text:c="2"/>netid: c_7213:n</text:p>
      <text:p text:style-name="Standard"><text:s text:c="15"/>9.01751e-19 <text:s text:c="2"/>netid: XI6/XI1/XI0/MNM0:g</text:p>
      <text:p text:style-name="Standard"><text:s text:c="15"/>8.11195e-19 <text:s text:c="2"/>netid: c_7181:n</text:p>
      <text:p text:style-name="Standard"><text:s text:c="15"/>2.12075e-19 <text:s text:c="2"/>netid: c_7182:n</text:p>
      <text:p text:style-name="Standard"><text:s text:c="15"/>2.11519e-19 <text:s text:c="2"/>netid: c_7151:n</text:p>
      <text:p text:style-name="Standard"><text:s text:c="15"/>4.19854e-19 <text:s text:c="2"/>netid: XI6/XI1/XI0/MNM0:g</text:p>
      <text:p text:style-name="Standard"><text:s text:c="15"/>1.82838e-18 <text:s text:c="2"/>netid: c_7184:n</text:p>
      <text:p text:style-name="Standard"><text:s text:c="15"/>2.41423e-18 <text:s text:c="2"/>netid: c_7372:n</text:p>
      <text:p text:style-name="Standard"><text:s text:c="15"/>2.19459e-18 <text:s text:c="2"/>netid: XI6/XI0/XI0/MNM0:g</text:p>
      <text:p text:style-name="Standard"><text:s text:c="16"/>3.4784e-18 <text:s text:c="2"/>netid: c_7371:n</text:p>
      <text:p text:style-name="Standard"><text:soft-page-break/><text:s text:c="15"/>1.31373e-17 <text:s text:c="2"/>netid: c_7399:n</text:p>
      <text:p text:style-name="Standard"><text:s text:c="15"/>2.13348e-18 <text:s text:c="2"/>netid: c_7372:n</text:p>
      <text:p text:style-name="Standard"><text:s text:c="15"/>2.68965e-18 <text:s text:c="2"/>netid: c_7372:n</text:p>
      <text:p text:style-name="Standard"><text:s text:c="15"/>1.27536e-18 <text:s text:c="2"/>netid: c_7372:n</text:p>
      <text:p text:style-name="Standard"><text:s text:c="15"/>4.95303e-18 <text:s text:c="2"/>netid: c_7372:n</text:p>
      <text:p text:style-name="Standard"><text:s text:c="15"/>6.97218e-18 <text:s text:c="2"/>netid: c_7372:n</text:p>
      <text:p text:style-name="Standard"><text:s text:c="15"/>1.05058e-18 <text:s text:c="2"/>netid: XI6/XI0/XI0/MNM0:g</text:p>
      <text:p text:style-name="Standard"><text:s text:c="15"/>7.20498e-18 <text:s text:c="2"/>netid: c_7406:n</text:p>
      <text:p text:style-name="Standard"><text:s text:c="15"/>2.33755e-18 <text:s text:c="2"/>netid: XI6/XI0/XI0/MNM0:g</text:p>
      <text:p text:style-name="Standard"><text:s text:c="15"/>1.40745e-17 <text:s text:c="2"/>netid: c_7372:n</text:p>
      <text:p text:style-name="Standard"><text:s text:c="15"/>1.12362e-18 <text:s text:c="2"/>netid: c_7409:n</text:p>
      <text:p text:style-name="Standard"><text:s text:c="15"/>1.12362e-18 <text:s text:c="2"/>netid: c_7409:n</text:p>
      <text:p text:style-name="Standard"><text:s text:c="15"/>1.12362e-18 <text:s text:c="2"/>netid: c_7409:n</text:p>
      <text:p text:style-name="Standard"><text:s text:c="15"/>4.30379e-19 <text:s text:c="2"/>netid: XI6/XI0/XI0/MNM0:g</text:p>
      <text:p text:style-name="Standard"><text:s text:c="15"/>3.31116e-18 <text:s text:c="2"/>netid: XI6/XI0/XI0/MNM0:g</text:p>
      <text:p text:style-name="Standard"><text:s text:c="15"/>2.57465e-19 <text:s text:c="2"/>netid: c_7371:n</text:p>
      <text:p text:style-name="Standard"><text:s text:c="15"/>2.33675e-17 <text:s text:c="2"/>netid: c_7372:n</text:p>
      <text:p text:style-name="Standard"><text:s text:c="15"/>7.57945e-19 <text:s text:c="2"/>netid: c_7416:n</text:p>
      <text:p text:style-name="Standard"><text:s text:c="15"/>1.32068e-18 <text:s text:c="2"/>netid: c_7417:n</text:p>
      <text:p text:style-name="Standard"><text:s text:c="15"/>5.69249e-18 <text:s text:c="2"/>netid: c_7399:n</text:p>
      <text:p text:style-name="Standard"><text:s text:c="15"/>5.73484e-18 <text:s text:c="2"/>netid: c_7372:n</text:p>
      <text:p text:style-name="Standard"><text:s text:c="15"/>2.50985e-18 <text:s text:c="2"/>netid: c_7363:n</text:p>
      <text:p text:style-name="Standard"><text:s text:c="15"/>5.90914e-19 <text:s text:c="2"/>netid: XI6/XI0/XI0/MNM0:g</text:p>
      <text:p text:style-name="Standard"><text:s text:c="15"/>5.28035e-18 <text:s text:c="2"/>netid: c_7409:n</text:p>
      <text:p text:style-name="Standard"><text:s text:c="15"/>1.56698e-18 <text:s text:c="2"/>netid: c_7423:n</text:p>
      <text:p text:style-name="Standard"><text:s text:c="15"/>2.29205e-18 <text:s text:c="2"/>netid: c_7409:n</text:p>
      <text:p text:style-name="Standard"><text:s text:c="15"/>2.84483e-19 <text:s text:c="2"/>netid: c_7416:n</text:p>
      <text:p text:style-name="Standard"><text:s text:c="15"/>8.18847e-18 <text:s text:c="2"/>netid: c_7409:n</text:p>
      <text:p text:style-name="Standard"><text:s text:c="15"/>1.55353e-18 <text:s text:c="2"/>netid: c_7427:n</text:p>
      <text:p text:style-name="Standard"><text:s text:c="15"/>3.72779e-19 <text:s text:c="2"/>netid: c_7363:n</text:p>
      <text:p text:style-name="Standard"><text:s text:c="15"/>2.56907e-18 <text:s text:c="2"/>netid: c_7399:n</text:p>
      <text:p text:style-name="Standard"><text:s text:c="15"/>1.53335e-18 <text:s text:c="2"/>netid: c_7372:n</text:p>
      <text:p text:style-name="Standard"><text:s text:c="15"/>6.59007e-19 <text:s text:c="2"/>netid: c_7399:n</text:p>
      <text:p text:style-name="Standard"><text:s text:c="15"/>1.49729e-18 <text:s text:c="2"/>netid: c_7371:n</text:p>
      <text:p text:style-name="Standard"><text:s text:c="15"/>2.90647e-18 <text:s text:c="2"/>netid: c_7399:n</text:p>
      <text:p text:style-name="Standard"><text:s text:c="15"/>6.20006e-18 <text:s text:c="2"/>netid: c_7372:n</text:p>
      <text:p text:style-name="Standard"><text:s text:c="15"/>2.17057e-18 <text:s text:c="2"/>netid: c_7371:n</text:p>
      <text:p text:style-name="Standard"><text:s text:c="16"/>6.3796e-18 <text:s text:c="2"/>netid: c_7372:n</text:p>
      <text:p text:style-name="Standard"><text:s text:c="15"/>8.49456e-19 <text:s text:c="2"/>netid: XI6/XI0/XI0/MNM0:g</text:p>
      <text:p text:style-name="Standard"><text:s text:c="15"/>2.34311e-18 <text:s text:c="2"/>netid: c_7438:n</text:p>
      <text:p text:style-name="Standard"><text:s text:c="15"/>2.74979e-19 <text:s text:c="2"/>netid: XI6/XI0/XI0/MNM0:g</text:p>
      <text:p text:style-name="Standard"><text:s text:c="15"/>5.27977e-19 <text:s text:c="2"/>netid: c_7409:n</text:p>
      <text:p text:style-name="Standard"><text:s text:c="15"/>1.12924e-18 <text:s text:c="2"/>netid: c_7371:n</text:p>
      <text:p text:style-name="Standard"><text:s text:c="15"/>2.02908e-19 <text:s text:c="2"/>netid: c_7442:n</text:p>
      <text:p text:style-name="Standard"><text:s text:c="16"/>1.3867e-18 <text:s text:c="2"/>netid: c_7438:n</text:p>
      <text:p text:style-name="Standard"><text:s text:c="15"/>2.15569e-19 <text:s text:c="2"/>netid: c_7409:n</text:p>
      <text:p text:style-name="Standard"><text:s text:c="15"/>1.84787e-18 <text:s text:c="2"/>netid: XI6/XI5/MNM1:s</text:p>
      <text:p text:style-name="Standard"><text:s text:c="15"/>1.84591e-18 <text:s text:c="2"/>netid: XI6/XI5/MNM2:s</text:p>
      <text:p text:style-name="Standard"><text:s text:c="15"/>1.89307e-18 <text:s text:c="2"/>netid: c_225:n</text:p>
      <text:p text:style-name="Standard"><text:s text:c="15"/>1.84787e-18 <text:s text:c="2"/>netid: XI6/XI6/MNM1:s</text:p>
      <text:p text:style-name="Standard"><text:s text:c="15"/>1.44797e-18 <text:s text:c="2"/>netid: c_247:n</text:p>
      <text:p text:style-name="Standard"><text:s text:c="15"/>6.22508e-18 <text:s text:c="2"/>netid: c_247:n</text:p>
      <text:p text:style-name="Standard"><text:soft-page-break/><text:s text:c="15"/>8.39694e-19 <text:s text:c="2"/>netid: XI6/XI6/MNM2:s</text:p>
      <text:p text:style-name="Standard"><text:s text:c="15"/>1.84591e-18 <text:s text:c="2"/>netid: XI6/XI6/MNM2:s</text:p>
      <text:p text:style-name="Standard"><text:s text:c="15"/>7.67957e-19 <text:s text:c="2"/>netid: c_381:n</text:p>
      <text:p text:style-name="Standard"><text:s text:c="15"/>1.18846e-18 <text:s text:c="2"/>netid: XI6/XI2/MNM1:s</text:p>
      <text:p text:style-name="Standard"><text:s text:c="15"/>7.67957e-19 <text:s text:c="2"/>netid: c_405:n</text:p>
      <text:p text:style-name="Standard"><text:s text:c="15"/>5.32079e-19 <text:s text:c="2"/>netid: c_405:n</text:p>
      <text:p text:style-name="Standard"><text:s text:c="15"/>1.18846e-18 <text:s text:c="2"/>netid: XI6/XI3/MNM1:s</text:p>
      <text:p text:style-name="Standard"><text:s text:c="16"/>6.2574e-19 <text:s text:c="2"/>netid: c_596:n</text:p>
      <text:p text:style-name="Standard"><text:s text:c="15"/>1.19113e-18 <text:s text:c="2"/>netid: XI6/XI1/XI0/MNM1:s</text:p>
      <text:p text:style-name="Standard"><text:s text:c="16"/>6.2574e-19 <text:s text:c="2"/>netid: c_618:n</text:p>
      <text:p text:style-name="Standard"><text:s text:c="15"/>1.19113e-18 <text:s text:c="2"/>netid: XI6/XI1/XI1/MNM1:s</text:p>
      <text:p text:style-name="Standard"><text:s text:c="15"/>1.44735e-17 <text:s text:c="2"/>netid: c_638:n</text:p>
      <text:p text:style-name="Standard"><text:s text:c="15"/>3.30271e-18 <text:s text:c="2"/>netid: XI6/XI0/XI0/MNM1:s</text:p>
      <text:p text:style-name="Standard"><text:s text:c="15"/>3.30271e-18 <text:s text:c="2"/>netid: c_638:n</text:p>
      <text:p text:style-name="Standard"><text:s text:c="15"/>1.55947e-17 <text:s text:c="2"/>netid: XI6/XI0/XI0/MNM1:s</text:p>
      <text:p text:style-name="Standard"><text:s text:c="15"/>8.98687e-19 <text:s text:c="2"/>netid: c_638:n</text:p>
      <text:p text:style-name="Standard"><text:s text:c="15"/>1.82705e-18 <text:s text:c="2"/>netid: c_638:n</text:p>
      <text:p text:style-name="Standard"><text:s text:c="15"/>1.22022e-18 <text:s text:c="2"/>netid: c_638:n</text:p>
      <text:p text:style-name="Standard"><text:s text:c="15"/>1.84193e-18 <text:s text:c="2"/>netid: c_657:n</text:p>
      <text:p text:style-name="Standard"/>
      <text:p text:style-name="Standard"/>
      <text:p text:style-name="Standard">4 <text:s text:c="20"/>0.0 <text:s text:c="3"/>2.3763e-15 <text:s text:c="7"/>92.375 <text:s text:c="11"/>0.0 <text:s/>NET12</text:p>
      <text:p text:style-name="Standard"><text:s text:c="12"/>- Coupled nets</text:p>
      <text:p text:style-name="Standard"><text:s text:c="15"/>XI4/XI6/MNM1:g,c_7647:p,c_7648:p,c_7649:p,c_7581:p,XI3/MPM0:s,c_7573:p,XI3/MPM0:s,c_7573:p,XI3/MPM0:s,XI4/XI6/MNM1:g,c_7573:p,c_7658:p,c_7581:p,c_7576:p,c_7661:p,c_7564:p,c_7647:p,c_7664:p,c_7665:p,c_7666:p,XI4/XI5/MPM1:s,XI4/XI6/MPM1:g,c_7669:p,c_7670:p,c_7671:p,XI4/XI6/MPM1:s,c_7673:p,c_7674:p,c_7675:p,c_7676:p,XI4/XI1/XI0/MPM1:s,c_7678:p,c_7679:p,XI4/XI0/XI0/MPM1:s,XI4/XI0/XI1/MPM1:s,c_7682:p,c_7683:p,XI4/XI2/MPM1:s,XI4/XI3/MPM1:s,c_7686:p,XI3/XI0/MPM1:s,c_7638:p,c_7573:p,c_7690:p,c_7567:p,c_7692:p,c_7581:p,c_7694:p,c_7661:p,XI3/MPM0:s,c_7666:p,c_7698:p,c_7573:p,c_7698:p,c_7698:p,XI3/NET15,c_9643:p,XI3/NET15,XI3/NET15,c_9646:p,c_9617:p,c_9607:n,c_9633:p,c_9634:p,XI3/NET15,c_9588:n,c_9591:n,c_9595:n,c_9598:n,XI3/XI0/MPM0:d,c_9602:n,c_9605:n,c_9617:p,c_9634:p,c_9608:n,c_9662:p,XI3/NET15,c_9646:p,XI3/NET15,c_9646:p,c_9634:p,XI3/NET15,c_9617:p,c_9634:p,XI3/NET15,c_9840:n,c_9840:n,c_9825:n,c_9849:n,c_9859:p,c_9825:n,XI3/XI0/MPM1:g,c_9862:p,c_9840:n,c_9825:n,c_9840:n,c_9840:n,XI3/XI0/MNM0:g,c_11212:n,c_11174:n,c_11176:n,c_11176:n,c_11183:n,c_11186:n,c_11187:n,c_11190:n,c_11193:n,c_11194:n,c_11194:n,c_11194:n,c_11194:n,c_11195:n,c_11195:n,c_11195:n,c_11195:n,c_11195:n,c_11312:n,c_11196:n,c_11196:n,c_11196:n,c_11196:n,c_11196:n,c_11196:n,c_11196:n,c_11320:n,c_11320:n,c_11320:n,c_11199:n,c_11977:n,c_11977:n,c_11977:n,c_11977:n,c_11981:n,c_11981:n,c_11981:n,XI4/XI6/MNM0:g,c_12004:n,c_12004:n,c_12004:n,c_12008:n,c_12014:n,c_12019:n,c_12022:n,c_12023:n,c_12025:n,c_12026:n,c_12027:n,c_12419:n,c_12029:n,c_12031:n,c_12037:n,c_12423:n,c_12423:n,c_12423:n,c_12423:n,c_12038:n,c_12045:n,c_12045:n,c_12049:n,c_12195:n,c_12432:n,c_12432:n,c_12432:n,c_12432:n,c_12432:n,c_12231:n,c_12438:n,c_12233:n,c_12440:n,c_12234:n,c_12238:n,c_12242:n,c_12263:n,c_12445:n,c_12271:n,c_12447:n,c_12448:n,c_12273:n,c_12273:n,c_12273:n,c_12273:n,c_12273:n,c_12273:n,c_12273:n,XI4/XI5/MNM0:g,XI4/XI5/MNM0:g,XI4/XI5/MNM0:g,XI4/XI5/MNM0:g,XI4/XI5/MNM0:g,c_13893:n,c_14089:n,c_14089:n,c_14089:n,c_14089:n,c_13894:n,c_13896:n,c_13899:n,c_13903:n,XI4/XI0/XI1/MPM0:d,XI4/XI0/XI0/<text:soft-page-break/>MPM1:g,c_13913:n,c_13915:n,c_13917:n,c_14102:n,c_14103:n,c_13920:n,c_14105:n,c_13937:n,c_13942:n,c_13958:n,c_13964:n,c_13989:n,c_13990:n,c_13991:n,c_13994:n,c_13999:n,c_14011:n,c_14012:n,c_14025:n,c_14026:n,c_14026:n,c_14026:n,c_14026:n,c_14026:n,c_14123:n,c_14027:n,c_14125:n,c_14029:n,c_14032:n,c_14032:n,c_14129:n,c_14034:n,c_14036:n,c_14036:n,c_14036:n,c_14036:n,c_14036:n,c_14037:n,c_14039:n,c_14039:n,XI5/XI5/MNM0:g,c_14847:n,c_14847:n,c_14847:n,c_14847:n,c_14711:n,c_14821:n,c_14821:n,c_14821:n,c_14829:n,c_14830:n,c_14830:n,c_14833:n,c_14856:n,c_14856:n,c_14856:n,c_15955:n,c_15956:n,c_15957:n,c_15958:n,c_15958:n,c_15958:n,c_15961:n,c_15962:n,c_15963:n,c_15964:n,c_15964:n,c_15964:n,c_15967:n,c_15967:n,c_15967:n,c_15970:n,c_15970:n,c_15972:n,c_15972:n,c_15972:n,c_15750:n,c_15750:n,c_15775:n,c_15776:n,c_15979:n,c_15979:n,c_15979:n,c_15979:n,c_15979:n,c_15984:n,c_15985:n,c_15985:n,c_15985:n,c_15988:n,c_15757:n,c_15757:n,c_15781:n,c_15992:n,XI3/MNM0:s,XI3/MNM0:s,c_17343:n,c_17353:n,c_17356:n,XI4/XI0/XI1/MNM0:g,XI4/XI0/XI0/MPM0:d,c_17367:n,c_17400:n,c_17372:n,c_17373:n,c_17403:n,c_17374:n,c_17388:n,c_17392:n,c_17407:n,c_17408:n,c_17409:n,c_17410:n,XI4/XI2/MNM0:g,c_761:n,XI4/XI1/XI1/MNM0:g,c_763:n,c_692:n,c_722:n,c_766:n,c_685:n,c_768:n,c_769:n,c_710:n,c_738:n,c_772:n,c_686:n,c_711:n,c_748:n,c_730:n,c_731:n,c_732:n,c_675:n,c_676:n,c_781:n,c_677:n,c_680:n,c_1170:n,c_1135:n,c_1170:n,c_1135:n,c_1174:n,c_1135:n,c_1176:n,c_1177:n,c_1135:n,c_1176:n,c_1144:n,XI4/XI5/MPM2:d,c_1133:n,XI4/XI1/XI1/MPM1:g,c_1139:n,c_1177:n,c_1135:n,c_1187:n,c_1140:n,c_1159:n,c_1190:n,c_1191:n,c_1192:n,c_1193:n,c_1194:n,c_1195:n,XI4/XI1/XI0/MPM1:g,c_1480:n,c_1481:n,c_1502:n,c_1514:n,c_1515:n,XI4/XI3/MPM1:g,c_1517:n,c_1507:n,c_1482:n,c_1520:n,c_1521:n,c_1500:n,c_1523:n,c_1508:n,c_1920:n,c_1921:n,c_1936:n,XI4/XI0/XI1/MPM1:g,c_1916:n,c_1917:n,c_1918:n,c_1919:n,c_1951:n,c_1952:n,c_1953:n,c_1954:n,c_1939:n,XI4/XI3/MNM0:g,c_2205:n,XI4/XI2/MPM1:g,c_2524:n,c_2510:n,XI4/XI1/XI0/MNM0:g,c_2543:n,c_2517:n,c_2506:n,c_2518:n,c_2563:n,c_2748:n,c_2768:n,XI4/XI0/XI0/MNM0:g,c_2744:n,c_2745:n,c_2781:n,c_2752:n,c_2769:n,c_2756:n,c_2747:n,XI4/NET33,c_1:n,c_1:n,c_1:n,c_21:n,c_21:n,c_21:n,c_3409:n,c_3404:n,c_3415:n,c_3439:n,c_3404:n,c_3439:n,c_3440:n,c_3439:n,c_3440:n,c_3439:n,c_3440:n,c_3404:n,c_3415:n,c_3415:n</text:p>
      <text:p text:style-name="Standard"><text:s text:c="12"/>- Intrinsic Capacitance</text:p>
      <text:p text:style-name="Standard"><text:s text:c="15"/>1.81194e-16</text:p>
      <text:p text:style-name="Standard"><text:s text:c="12"/>- Coupled capacitance</text:p>
      <text:p text:style-name="Standard"><text:s text:c="15"/>6.19746e-19 <text:s text:c="2"/>netid: XI4/XI6/MNM1:g</text:p>
      <text:p text:style-name="Standard"><text:s text:c="15"/>1.81912e-18 <text:s text:c="2"/>netid: c_7647:p</text:p>
      <text:p text:style-name="Standard"><text:s text:c="15"/>1.25095e-18 <text:s text:c="2"/>netid: c_7648:p</text:p>
      <text:p text:style-name="Standard"><text:s text:c="15"/>2.49052e-18 <text:s text:c="2"/>netid: c_7649:p</text:p>
      <text:p text:style-name="Standard"><text:s text:c="15"/>3.85498e-18 <text:s text:c="2"/>netid: c_7581:p</text:p>
      <text:p text:style-name="Standard"><text:s text:c="15"/>5.67282e-17 <text:s text:c="2"/>netid: XI3/MPM0:s</text:p>
      <text:p text:style-name="Standard"><text:s text:c="15"/>5.18539e-17 <text:s text:c="2"/>netid: c_7573:p</text:p>
      <text:p text:style-name="Standard"><text:s text:c="15"/>4.09148e-17 <text:s text:c="2"/>netid: XI3/MPM0:s</text:p>
      <text:p text:style-name="Standard"><text:s text:c="15"/>3.30583e-17 <text:s text:c="2"/>netid: c_7573:p</text:p>
      <text:p text:style-name="Standard"><text:s text:c="15"/>3.24087e-18 <text:s text:c="2"/>netid: XI3/MPM0:s</text:p>
      <text:p text:style-name="Standard"><text:s text:c="15"/>1.71927e-18 <text:s text:c="2"/>netid: XI4/XI6/MNM1:g</text:p>
      <text:p text:style-name="Standard"><text:s text:c="15"/>2.25436e-18 <text:s text:c="2"/>netid: c_7573:p</text:p>
      <text:p text:style-name="Standard"><text:s text:c="15"/>1.26751e-18 <text:s text:c="2"/>netid: c_7658:p</text:p>
      <text:p text:style-name="Standard"><text:s text:c="16"/>5.2861e-18 <text:s text:c="2"/>netid: c_7581:p</text:p>
      <text:p text:style-name="Standard"><text:s text:c="15"/>1.94419e-18 <text:s text:c="2"/>netid: c_7576:p</text:p>
      <text:p text:style-name="Standard"><text:s text:c="15"/>2.22963e-18 <text:s text:c="2"/>netid: c_7661:p</text:p>
      <text:p text:style-name="Standard"><text:s text:c="15"/>1.55984e-18 <text:s text:c="2"/>netid: c_7564:p</text:p>
      <text:p text:style-name="Standard"><text:s text:c="15"/>1.28504e-18 <text:s text:c="2"/>netid: c_7647:p</text:p>
      <text:p text:style-name="Standard"><text:s text:c="15"/>2.02113e-18 <text:s text:c="2"/>netid: c_7664:p</text:p>
      <text:p text:style-name="Standard"><text:soft-page-break/><text:s text:c="15"/>4.07784e-19 <text:s text:c="2"/>netid: c_7665:p</text:p>
      <text:p text:style-name="Standard"><text:s text:c="15"/>3.98975e-18 <text:s text:c="2"/>netid: c_7666:p</text:p>
      <text:p text:style-name="Standard"><text:s text:c="15"/>6.43961e-19 <text:s text:c="2"/>netid: XI4/XI5/MPM1:s</text:p>
      <text:p text:style-name="Standard"><text:s text:c="15"/>3.88501e-19 <text:s text:c="2"/>netid: XI4/XI6/MPM1:g</text:p>
      <text:p text:style-name="Standard"><text:s text:c="15"/>7.80267e-19 <text:s text:c="2"/>netid: c_7669:p</text:p>
      <text:p text:style-name="Standard"><text:s text:c="15"/>9.58177e-19 <text:s text:c="2"/>netid: c_7670:p</text:p>
      <text:p text:style-name="Standard"><text:s text:c="15"/>2.37338e-19 <text:s text:c="2"/>netid: c_7671:p</text:p>
      <text:p text:style-name="Standard"><text:s text:c="15"/>3.74467e-19 <text:s text:c="2"/>netid: XI4/XI6/MPM1:s</text:p>
      <text:p text:style-name="Standard"><text:s text:c="15"/>1.05181e-18 <text:s text:c="2"/>netid: c_7673:p</text:p>
      <text:p text:style-name="Standard"><text:s text:c="15"/>1.21246e-18 <text:s text:c="2"/>netid: c_7674:p</text:p>
      <text:p text:style-name="Standard"><text:s text:c="15"/>3.59743e-19 <text:s text:c="2"/>netid: c_7675:p</text:p>
      <text:p text:style-name="Standard"><text:s text:c="16"/>3.3465e-19 <text:s text:c="2"/>netid: c_7676:p</text:p>
      <text:p text:style-name="Standard"><text:s text:c="15"/>2.48912e-19 <text:s text:c="2"/>netid: XI4/XI1/XI0/MPM1:s</text:p>
      <text:p text:style-name="Standard"><text:s text:c="15"/>1.57331e-18 <text:s text:c="2"/>netid: c_7678:p</text:p>
      <text:p text:style-name="Standard"><text:s text:c="15"/>1.56741e-18 <text:s text:c="2"/>netid: c_7679:p</text:p>
      <text:p text:style-name="Standard"><text:s text:c="15"/>6.94705e-19 <text:s text:c="2"/>netid: XI4/XI0/XI0/MPM1:s</text:p>
      <text:p text:style-name="Standard"><text:s text:c="15"/>6.94705e-19 <text:s text:c="2"/>netid: XI4/XI0/XI1/MPM1:s</text:p>
      <text:p text:style-name="Standard"><text:s text:c="15"/>9.53065e-19 <text:s text:c="2"/>netid: c_7682:p</text:p>
      <text:p text:style-name="Standard"><text:s text:c="15"/>9.53065e-19 <text:s text:c="2"/>netid: c_7683:p</text:p>
      <text:p text:style-name="Standard"><text:s text:c="15"/>4.00838e-19 <text:s text:c="2"/>netid: XI4/XI2/MPM1:s</text:p>
      <text:p text:style-name="Standard"><text:s text:c="15"/>4.00838e-19 <text:s text:c="2"/>netid: XI4/XI3/MPM1:s</text:p>
      <text:p text:style-name="Standard"><text:s text:c="16"/>1.2971e-18 <text:s text:c="2"/>netid: c_7686:p</text:p>
      <text:p text:style-name="Standard"><text:s text:c="15"/>8.48766e-19 <text:s text:c="2"/>netid: XI3/XI0/MPM1:s</text:p>
      <text:p text:style-name="Standard"><text:s text:c="17"/>1.436e-18 <text:s text:c="2"/>netid: c_7638:p</text:p>
      <text:p text:style-name="Standard"><text:s text:c="15"/>7.75103e-19 <text:s text:c="2"/>netid: c_7573:p</text:p>
      <text:p text:style-name="Standard"><text:s text:c="15"/>1.10639e-18 <text:s text:c="2"/>netid: c_7690:p</text:p>
      <text:p text:style-name="Standard"><text:s text:c="15"/>3.42253e-18 <text:s text:c="2"/>netid: c_7567:p</text:p>
      <text:p text:style-name="Standard"><text:s text:c="15"/>1.08488e-18 <text:s text:c="2"/>netid: c_7692:p</text:p>
      <text:p text:style-name="Standard"><text:s text:c="15"/>2.57073e-18 <text:s text:c="2"/>netid: c_7581:p</text:p>
      <text:p text:style-name="Standard"><text:s text:c="15"/>1.11094e-18 <text:s text:c="2"/>netid: c_7694:p</text:p>
      <text:p text:style-name="Standard"><text:s text:c="16"/>4.2524e-19 <text:s text:c="2"/>netid: c_7661:p</text:p>
      <text:p text:style-name="Standard"><text:s text:c="15"/>5.24349e-19 <text:s text:c="2"/>netid: XI3/MPM0:s</text:p>
      <text:p text:style-name="Standard"><text:s text:c="15"/>1.01756e-18 <text:s text:c="2"/>netid: c_7666:p</text:p>
      <text:p text:style-name="Standard"><text:s text:c="15"/>4.96803e-18 <text:s text:c="2"/>netid: c_7698:p</text:p>
      <text:p text:style-name="Standard"><text:s text:c="15"/>2.50675e-18 <text:s text:c="2"/>netid: c_7573:p</text:p>
      <text:p text:style-name="Standard"><text:s text:c="15"/>1.72478e-18 <text:s text:c="2"/>netid: c_7698:p</text:p>
      <text:p text:style-name="Standard"><text:s text:c="15"/>2.56651e-18 <text:s text:c="2"/>netid: c_7698:p</text:p>
      <text:p text:style-name="Standard"><text:s text:c="15"/>2.69818e-18 <text:s text:c="2"/>netid: XI3/NET15</text:p>
      <text:p text:style-name="Standard"><text:s text:c="15"/>6.35563e-19 <text:s text:c="2"/>netid: c_9643:p</text:p>
      <text:p text:style-name="Standard"><text:s text:c="15"/>3.23308e-18 <text:s text:c="2"/>netid: XI3/NET15</text:p>
      <text:p text:style-name="Standard"><text:s text:c="16"/>6.1144e-18 <text:s text:c="2"/>netid: XI3/NET15</text:p>
      <text:p text:style-name="Standard"><text:s text:c="15"/>6.69094e-18 <text:s text:c="2"/>netid: c_9646:p</text:p>
      <text:p text:style-name="Standard"><text:s text:c="15"/>8.75803e-19 <text:s text:c="2"/>netid: c_9617:p</text:p>
      <text:p text:style-name="Standard"><text:s text:c="15"/>8.51469e-19 <text:s text:c="2"/>netid: c_9607:n</text:p>
      <text:p text:style-name="Standard"><text:s text:c="15"/>1.98541e-18 <text:s text:c="2"/>netid: c_9633:p</text:p>
      <text:p text:style-name="Standard"><text:s text:c="15"/>8.04675e-18 <text:s text:c="2"/>netid: c_9634:p</text:p>
      <text:p text:style-name="Standard"><text:s text:c="15"/>7.26566e-18 <text:s text:c="2"/>netid: XI3/NET15</text:p>
      <text:p text:style-name="Standard"><text:s text:c="15"/>6.75388e-19 <text:s text:c="2"/>netid: c_9588:n</text:p>
      <text:p text:style-name="Standard"><text:s text:c="15"/>8.74648e-19 <text:s text:c="2"/>netid: c_9591:n</text:p>
      <text:p text:style-name="Standard"><text:s text:c="15"/>1.56524e-18 <text:s text:c="2"/>netid: c_9595:n</text:p>
      <text:p text:style-name="Standard"><text:s text:c="15"/>3.62409e-18 <text:s text:c="2"/>netid: c_9598:n</text:p>
      <text:p text:style-name="Standard"><text:s text:c="15"/>1.66276e-18 <text:s text:c="2"/>netid: XI3/XI0/MPM0:d</text:p>
      <text:p text:style-name="Standard"><text:soft-page-break/><text:s text:c="15"/>8.58034e-19 <text:s text:c="2"/>netid: c_9602:n</text:p>
      <text:p text:style-name="Standard"><text:s text:c="15"/>9.90385e-19 <text:s text:c="2"/>netid: c_9605:n</text:p>
      <text:p text:style-name="Standard"><text:s text:c="15"/>1.47834e-18 <text:s text:c="2"/>netid: c_9617:p</text:p>
      <text:p text:style-name="Standard"><text:s text:c="15"/>2.07671e-18 <text:s text:c="2"/>netid: c_9634:p</text:p>
      <text:p text:style-name="Standard"><text:s text:c="15"/>3.82136e-18 <text:s text:c="2"/>netid: c_9608:n</text:p>
      <text:p text:style-name="Standard"><text:s text:c="15"/>1.33226e-18 <text:s text:c="2"/>netid: c_9662:p</text:p>
      <text:p text:style-name="Standard"><text:s text:c="15"/>1.75972e-18 <text:s text:c="2"/>netid: XI3/NET15</text:p>
      <text:p text:style-name="Standard"><text:s text:c="15"/>5.33755e-18 <text:s text:c="2"/>netid: c_9646:p</text:p>
      <text:p text:style-name="Standard"><text:s text:c="15"/>2.84332e-18 <text:s text:c="2"/>netid: XI3/NET15</text:p>
      <text:p text:style-name="Standard"><text:s text:c="15"/>1.56761e-18 <text:s text:c="2"/>netid: c_9646:p</text:p>
      <text:p text:style-name="Standard"><text:s text:c="15"/>3.35116e-19 <text:s text:c="2"/>netid: c_9634:p</text:p>
      <text:p text:style-name="Standard"><text:s text:c="15"/>5.78357e-19 <text:s text:c="2"/>netid: XI3/NET15</text:p>
      <text:p text:style-name="Standard"><text:s text:c="15"/>1.13969e-18 <text:s text:c="2"/>netid: c_9617:p</text:p>
      <text:p text:style-name="Standard"><text:s text:c="15"/>5.25046e-19 <text:s text:c="2"/>netid: c_9634:p</text:p>
      <text:p text:style-name="Standard"><text:s text:c="15"/>1.92444e-18 <text:s text:c="2"/>netid: XI3/NET15</text:p>
      <text:p text:style-name="Standard"><text:s text:c="15"/>1.12924e-18 <text:s text:c="2"/>netid: c_9840:n</text:p>
      <text:p text:style-name="Standard"><text:s text:c="15"/>2.52807e-19 <text:s text:c="2"/>netid: c_9840:n</text:p>
      <text:p text:style-name="Standard"><text:s text:c="15"/>3.23023e-18 <text:s text:c="2"/>netid: c_9825:n</text:p>
      <text:p text:style-name="Standard"><text:s text:c="15"/>3.81942e-18 <text:s text:c="2"/>netid: c_9849:n</text:p>
      <text:p text:style-name="Standard"><text:s text:c="15"/>2.74056e-19 <text:s text:c="2"/>netid: c_9859:p</text:p>
      <text:p text:style-name="Standard"><text:s text:c="15"/>6.07372e-18 <text:s text:c="2"/>netid: c_9825:n</text:p>
      <text:p text:style-name="Standard"><text:s text:c="15"/>1.73301e-18 <text:s text:c="2"/>netid: XI3/XI0/MPM1:g</text:p>
      <text:p text:style-name="Standard"><text:s text:c="15"/>5.42974e-18 <text:s text:c="2"/>netid: c_9862:p</text:p>
      <text:p text:style-name="Standard"><text:s text:c="15"/>1.33752e-17 <text:s text:c="2"/>netid: c_9840:n</text:p>
      <text:p text:style-name="Standard"><text:s text:c="15"/>2.07345e-19 <text:s text:c="2"/>netid: c_9825:n</text:p>
      <text:p text:style-name="Standard"><text:s text:c="16"/>2.8431e-18 <text:s text:c="2"/>netid: c_9840:n</text:p>
      <text:p text:style-name="Standard"><text:s text:c="15"/>1.51175e-18 <text:s text:c="2"/>netid: c_9840:n</text:p>
      <text:p text:style-name="Standard"><text:s text:c="15"/>1.91215e-18 <text:s text:c="2"/>netid: XI3/XI0/MNM0:g</text:p>
      <text:p text:style-name="Standard"><text:s text:c="16"/>2.3458e-18 <text:s text:c="2"/>netid: c_11212:n</text:p>
      <text:p text:style-name="Standard"><text:s text:c="15"/>3.90196e-19 <text:s text:c="2"/>netid: c_11174:n</text:p>
      <text:p text:style-name="Standard"><text:s text:c="15"/>6.09287e-18 <text:s text:c="2"/>netid: c_11176:n</text:p>
      <text:p text:style-name="Standard"><text:s text:c="15"/>2.63177e-19 <text:s text:c="2"/>netid: c_11176:n</text:p>
      <text:p text:style-name="Standard"><text:s text:c="15"/>1.84581e-18 <text:s text:c="2"/>netid: c_11183:n</text:p>
      <text:p text:style-name="Standard"><text:s text:c="16"/>1.7521e-18 <text:s text:c="2"/>netid: c_11186:n</text:p>
      <text:p text:style-name="Standard"><text:s text:c="15"/>1.92132e-18 <text:s text:c="2"/>netid: c_11187:n</text:p>
      <text:p text:style-name="Standard"><text:s text:c="15"/>8.42237e-19 <text:s text:c="2"/>netid: c_11190:n</text:p>
      <text:p text:style-name="Standard"><text:s text:c="15"/>3.85302e-18 <text:s text:c="2"/>netid: c_11193:n</text:p>
      <text:p text:style-name="Standard"><text:s text:c="15"/>3.34813e-19 <text:s text:c="2"/>netid: c_11194:n</text:p>
      <text:p text:style-name="Standard"><text:s text:c="15"/>2.48805e-18 <text:s text:c="2"/>netid: c_11194:n</text:p>
      <text:p text:style-name="Standard"><text:s text:c="15"/>7.10277e-18 <text:s text:c="2"/>netid: c_11194:n</text:p>
      <text:p text:style-name="Standard"><text:s text:c="16"/>1.1366e-18 <text:s text:c="2"/>netid: c_11194:n</text:p>
      <text:p text:style-name="Standard"><text:s text:c="15"/>3.34813e-19 <text:s text:c="2"/>netid: c_11195:n</text:p>
      <text:p text:style-name="Standard"><text:s text:c="15"/>6.14658e-18 <text:s text:c="2"/>netid: c_11195:n</text:p>
      <text:p text:style-name="Standard"><text:s text:c="16"/>1.1366e-18 <text:s text:c="2"/>netid: c_11195:n</text:p>
      <text:p text:style-name="Standard"><text:s text:c="15"/>2.46344e-18 <text:s text:c="2"/>netid: c_11195:n</text:p>
      <text:p text:style-name="Standard"><text:s text:c="15"/>5.80683e-18 <text:s text:c="2"/>netid: c_11195:n</text:p>
      <text:p text:style-name="Standard"><text:s text:c="15"/>9.25523e-19 <text:s text:c="2"/>netid: c_11312:n</text:p>
      <text:p text:style-name="Standard"><text:s text:c="15"/>4.09671e-18 <text:s text:c="2"/>netid: c_11196:n</text:p>
      <text:p text:style-name="Standard"><text:s text:c="16"/>6.2194e-19 <text:s text:c="2"/>netid: c_11196:n</text:p>
      <text:p text:style-name="Standard"><text:s text:c="15"/>3.37781e-19 <text:s text:c="2"/>netid: c_11196:n</text:p>
      <text:p text:style-name="Standard"><text:s text:c="15"/>2.30163e-18 <text:s text:c="2"/>netid: c_11196:n</text:p>
      <text:p text:style-name="Standard"><text:s text:c="15"/>2.92822e-17 <text:s text:c="2"/>netid: c_11196:n</text:p>
      <text:p text:style-name="Standard"><text:soft-page-break/><text:s text:c="15"/>5.00707e-18 <text:s text:c="2"/>netid: c_11196:n</text:p>
      <text:p text:style-name="Standard"><text:s text:c="15"/>2.12822e-18 <text:s text:c="2"/>netid: c_11196:n</text:p>
      <text:p text:style-name="Standard"><text:s text:c="15"/>3.73208e-18 <text:s text:c="2"/>netid: c_11320:n</text:p>
      <text:p text:style-name="Standard"><text:s text:c="15"/>1.32665e-18 <text:s text:c="2"/>netid: c_11320:n</text:p>
      <text:p text:style-name="Standard"><text:s text:c="15"/>4.11441e-18 <text:s text:c="2"/>netid: c_11320:n</text:p>
      <text:p text:style-name="Standard"><text:s text:c="15"/>2.32951e-18 <text:s text:c="2"/>netid: c_11199:n</text:p>
      <text:p text:style-name="Standard"><text:s text:c="15"/>7.17444e-19 <text:s text:c="2"/>netid: c_11977:n</text:p>
      <text:p text:style-name="Standard"><text:s text:c="15"/>5.56434e-17 <text:s text:c="2"/>netid: c_11977:n</text:p>
      <text:p text:style-name="Standard"><text:s text:c="16"/>6.3051e-19 <text:s text:c="2"/>netid: c_11977:n</text:p>
      <text:p text:style-name="Standard"><text:s text:c="16"/>6.3849e-19 <text:s text:c="2"/>netid: c_11977:n</text:p>
      <text:p text:style-name="Standard"><text:s text:c="15"/>4.39549e-19 <text:s text:c="2"/>netid: c_11981:n</text:p>
      <text:p text:style-name="Standard"><text:s text:c="15"/>1.35657e-18 <text:s text:c="2"/>netid: c_11981:n</text:p>
      <text:p text:style-name="Standard"><text:s text:c="15"/>2.48346e-19 <text:s text:c="2"/>netid: c_11981:n</text:p>
      <text:p text:style-name="Standard"><text:s text:c="15"/>4.60109e-19 <text:s text:c="2"/>netid: XI4/XI6/MNM0:g</text:p>
      <text:p text:style-name="Standard"><text:s text:c="15"/>2.76143e-18 <text:s text:c="2"/>netid: c_12004:n</text:p>
      <text:p text:style-name="Standard"><text:s text:c="15"/>1.14375e-18 <text:s text:c="2"/>netid: c_12004:n</text:p>
      <text:p text:style-name="Standard"><text:s text:c="15"/>2.04695e-18 <text:s text:c="2"/>netid: c_12004:n</text:p>
      <text:p text:style-name="Standard"><text:s text:c="15"/>1.08381e-18 <text:s text:c="2"/>netid: c_12008:n</text:p>
      <text:p text:style-name="Standard"><text:s text:c="15"/>1.13866e-18 <text:s text:c="2"/>netid: c_12014:n</text:p>
      <text:p text:style-name="Standard"><text:s text:c="15"/>5.40747e-18 <text:s text:c="2"/>netid: c_12019:n</text:p>
      <text:p text:style-name="Standard"><text:s text:c="16"/>4.3442e-18 <text:s text:c="2"/>netid: c_12022:n</text:p>
      <text:p text:style-name="Standard"><text:s text:c="15"/>1.37287e-17 <text:s text:c="2"/>netid: c_12023:n</text:p>
      <text:p text:style-name="Standard"><text:s text:c="16"/>6.8522e-18 <text:s text:c="2"/>netid: c_12025:n</text:p>
      <text:p text:style-name="Standard"><text:s text:c="15"/>2.10624e-18 <text:s text:c="2"/>netid: c_12026:n</text:p>
      <text:p text:style-name="Standard"><text:s text:c="15"/>3.90605e-17 <text:s text:c="2"/>netid: c_12027:n</text:p>
      <text:p text:style-name="Standard"><text:s text:c="15"/>2.04225e-18 <text:s text:c="2"/>netid: c_12419:n</text:p>
      <text:p text:style-name="Standard"><text:s text:c="15"/>3.67502e-18 <text:s text:c="2"/>netid: c_12029:n</text:p>
      <text:p text:style-name="Standard"><text:s text:c="15"/>3.02996e-19 <text:s text:c="2"/>netid: c_12031:n</text:p>
      <text:p text:style-name="Standard"><text:s text:c="15"/>3.29157e-18 <text:s text:c="2"/>netid: c_12037:n</text:p>
      <text:p text:style-name="Standard"><text:s text:c="15"/>5.44077e-18 <text:s text:c="2"/>netid: c_12423:n</text:p>
      <text:p text:style-name="Standard"><text:s text:c="15"/>4.20681e-19 <text:s text:c="2"/>netid: c_12423:n</text:p>
      <text:p text:style-name="Standard"><text:s text:c="15"/>4.11992e-19 <text:s text:c="2"/>netid: c_12423:n</text:p>
      <text:p text:style-name="Standard"><text:s text:c="15"/>4.31586e-19 <text:s text:c="2"/>netid: c_12423:n</text:p>
      <text:p text:style-name="Standard"><text:s text:c="15"/>2.38759e-18 <text:s text:c="2"/>netid: c_12038:n</text:p>
      <text:p text:style-name="Standard"><text:s text:c="16"/>4.0278e-19 <text:s text:c="2"/>netid: c_12045:n</text:p>
      <text:p text:style-name="Standard"><text:s text:c="15"/>2.13771e-19 <text:s text:c="2"/>netid: c_12045:n</text:p>
      <text:p text:style-name="Standard"><text:s text:c="15"/>4.30919e-18 <text:s text:c="2"/>netid: c_12049:n</text:p>
      <text:p text:style-name="Standard"><text:s text:c="15"/>1.05443e-18 <text:s text:c="2"/>netid: c_12195:n</text:p>
      <text:p text:style-name="Standard"><text:s text:c="15"/>5.86335e-19 <text:s text:c="2"/>netid: c_12432:n</text:p>
      <text:p text:style-name="Standard"><text:s text:c="15"/>1.49838e-18 <text:s text:c="2"/>netid: c_12432:n</text:p>
      <text:p text:style-name="Standard"><text:s text:c="15"/>5.36551e-18 <text:s text:c="2"/>netid: c_12432:n</text:p>
      <text:p text:style-name="Standard"><text:s text:c="15"/>1.10193e-18 <text:s text:c="2"/>netid: c_12432:n</text:p>
      <text:p text:style-name="Standard"><text:s text:c="16"/>7.0828e-19 <text:s text:c="2"/>netid: c_12432:n</text:p>
      <text:p text:style-name="Standard"><text:s text:c="16"/>1.9026e-18 <text:s text:c="2"/>netid: c_12231:n</text:p>
      <text:p text:style-name="Standard"><text:s text:c="15"/>1.21989e-18 <text:s text:c="2"/>netid: c_12438:n</text:p>
      <text:p text:style-name="Standard"><text:s text:c="15"/>1.55715e-18 <text:s text:c="2"/>netid: c_12233:n</text:p>
      <text:p text:style-name="Standard"><text:s text:c="15"/>1.05067e-18 <text:s text:c="2"/>netid: c_12440:n</text:p>
      <text:p text:style-name="Standard"><text:s text:c="16"/>1.5698e-18 <text:s text:c="2"/>netid: c_12234:n</text:p>
      <text:p text:style-name="Standard"><text:s text:c="15"/>9.18114e-19 <text:s text:c="2"/>netid: c_12238:n</text:p>
      <text:p text:style-name="Standard"><text:s text:c="15"/>1.02605e-18 <text:s text:c="2"/>netid: c_12242:n</text:p>
      <text:p text:style-name="Standard"><text:s text:c="15"/>3.60874e-18 <text:s text:c="2"/>netid: c_12263:n</text:p>
      <text:p text:style-name="Standard"><text:s text:c="15"/>1.50466e-17 <text:s text:c="2"/>netid: c_12445:n</text:p>
      <text:p text:style-name="Standard"><text:soft-page-break/><text:s text:c="15"/>7.33648e-17 <text:s text:c="2"/>netid: c_12271:n</text:p>
      <text:p text:style-name="Standard"><text:s text:c="15"/>1.50506e-18 <text:s text:c="2"/>netid: c_12447:n</text:p>
      <text:p text:style-name="Standard"><text:s text:c="15"/>1.17629e-17 <text:s text:c="2"/>netid: c_12448:n</text:p>
      <text:p text:style-name="Standard"><text:s text:c="15"/>2.73417e-18 <text:s text:c="2"/>netid: c_12273:n</text:p>
      <text:p text:style-name="Standard"><text:s text:c="15"/>2.49259e-19 <text:s text:c="2"/>netid: c_12273:n</text:p>
      <text:p text:style-name="Standard"><text:s text:c="15"/>6.04831e-19 <text:s text:c="2"/>netid: c_12273:n</text:p>
      <text:p text:style-name="Standard"><text:s text:c="16"/>5.2691e-19 <text:s text:c="2"/>netid: c_12273:n</text:p>
      <text:p text:style-name="Standard"><text:s text:c="15"/>2.18355e-16 <text:s text:c="2"/>netid: c_12273:n</text:p>
      <text:p text:style-name="Standard"><text:s text:c="17"/>1.501e-18 <text:s text:c="2"/>netid: c_12273:n</text:p>
      <text:p text:style-name="Standard"><text:s text:c="15"/>2.52837e-18 <text:s text:c="2"/>netid: c_12273:n</text:p>
      <text:p text:style-name="Standard"><text:s text:c="15"/>2.18313e-19 <text:s text:c="2"/>netid: XI4/XI5/MNM0:g</text:p>
      <text:p text:style-name="Standard"><text:s text:c="15"/>5.13739e-17 <text:s text:c="2"/>netid: XI4/XI5/MNM0:g</text:p>
      <text:p text:style-name="Standard"><text:s text:c="16"/>1.1555e-18 <text:s text:c="2"/>netid: XI4/XI5/MNM0:g</text:p>
      <text:p text:style-name="Standard"><text:s text:c="15"/>1.04812e-18 <text:s text:c="2"/>netid: XI4/XI5/MNM0:g</text:p>
      <text:p text:style-name="Standard"><text:s text:c="16"/>1.6425e-18 <text:s text:c="2"/>netid: XI4/XI5/MNM0:g</text:p>
      <text:p text:style-name="Standard"><text:s text:c="15"/>2.05826e-19 <text:s text:c="2"/>netid: c_13893:n</text:p>
      <text:p text:style-name="Standard"><text:s text:c="15"/>2.15377e-19 <text:s text:c="2"/>netid: c_14089:n</text:p>
      <text:p text:style-name="Standard"><text:s text:c="15"/>7.78023e-19 <text:s text:c="2"/>netid: c_14089:n</text:p>
      <text:p text:style-name="Standard"><text:s text:c="15"/>4.86914e-19 <text:s text:c="2"/>netid: c_14089:n</text:p>
      <text:p text:style-name="Standard"><text:s text:c="16"/>6.3999e-19 <text:s text:c="2"/>netid: c_14089:n</text:p>
      <text:p text:style-name="Standard"><text:s text:c="15"/>2.34855e-19 <text:s text:c="2"/>netid: c_13894:n</text:p>
      <text:p text:style-name="Standard"><text:s text:c="15"/>6.80099e-19 <text:s text:c="2"/>netid: c_13896:n</text:p>
      <text:p text:style-name="Standard"><text:s text:c="15"/>1.58028e-18 <text:s text:c="2"/>netid: c_13899:n</text:p>
      <text:p text:style-name="Standard"><text:s text:c="15"/>1.07223e-18 <text:s text:c="2"/>netid: c_13903:n</text:p>
      <text:p text:style-name="Standard"><text:s text:c="15"/>1.15436e-18 <text:s text:c="2"/>netid: XI4/XI0/XI1/MPM0:d</text:p>
      <text:p text:style-name="Standard"><text:s text:c="15"/>1.66342e-18 <text:s text:c="2"/>netid: XI4/XI0/XI0/MPM1:g</text:p>
      <text:p text:style-name="Standard"><text:s text:c="15"/>8.61769e-19 <text:s text:c="2"/>netid: c_13913:n</text:p>
      <text:p text:style-name="Standard"><text:s text:c="15"/>1.11035e-18 <text:s text:c="2"/>netid: c_13915:n</text:p>
      <text:p text:style-name="Standard"><text:s text:c="15"/>5.61231e-19 <text:s text:c="2"/>netid: c_13917:n</text:p>
      <text:p text:style-name="Standard"><text:s text:c="15"/>2.15978e-18 <text:s text:c="2"/>netid: c_14102:n</text:p>
      <text:p text:style-name="Standard"><text:s text:c="15"/>1.33226e-18 <text:s text:c="2"/>netid: c_14103:n</text:p>
      <text:p text:style-name="Standard"><text:s text:c="15"/>3.97754e-18 <text:s text:c="2"/>netid: c_13920:n</text:p>
      <text:p text:style-name="Standard"><text:s text:c="16"/>1.3856e-18 <text:s text:c="2"/>netid: c_14105:n</text:p>
      <text:p text:style-name="Standard"><text:s text:c="16"/>5.9775e-19 <text:s text:c="2"/>netid: c_13937:n</text:p>
      <text:p text:style-name="Standard"><text:s text:c="15"/>2.86928e-17 <text:s text:c="2"/>netid: c_13942:n</text:p>
      <text:p text:style-name="Standard"><text:s text:c="15"/>1.71391e-18 <text:s text:c="2"/>netid: c_13958:n</text:p>
      <text:p text:style-name="Standard"><text:s text:c="16"/>5.0014e-17 <text:s text:c="2"/>netid: c_13964:n</text:p>
      <text:p text:style-name="Standard"><text:s text:c="15"/>1.73144e-18 <text:s text:c="2"/>netid: c_13989:n</text:p>
      <text:p text:style-name="Standard"><text:s text:c="15"/>9.06045e-18 <text:s text:c="2"/>netid: c_13990:n</text:p>
      <text:p text:style-name="Standard"><text:s text:c="15"/>2.64991e-18 <text:s text:c="2"/>netid: c_13991:n</text:p>
      <text:p text:style-name="Standard"><text:s text:c="15"/>1.12074e-17 <text:s text:c="2"/>netid: c_13994:n</text:p>
      <text:p text:style-name="Standard"><text:s text:c="15"/>8.19941e-17 <text:s text:c="2"/>netid: c_13999:n</text:p>
      <text:p text:style-name="Standard"><text:s text:c="15"/>8.59938e-18 <text:s text:c="2"/>netid: c_14011:n</text:p>
      <text:p text:style-name="Standard"><text:s text:c="15"/>9.62388e-19 <text:s text:c="2"/>netid: c_14012:n</text:p>
      <text:p text:style-name="Standard"><text:s text:c="15"/>3.93887e-19 <text:s text:c="2"/>netid: c_14025:n</text:p>
      <text:p text:style-name="Standard"><text:s text:c="15"/>1.61777e-18 <text:s text:c="2"/>netid: c_14026:n</text:p>
      <text:p text:style-name="Standard"><text:s text:c="15"/>3.78887e-19 <text:s text:c="2"/>netid: c_14026:n</text:p>
      <text:p text:style-name="Standard"><text:s text:c="15"/>2.99948e-18 <text:s text:c="2"/>netid: c_14026:n</text:p>
      <text:p text:style-name="Standard"><text:s text:c="15"/>1.15041e-18 <text:s text:c="2"/>netid: c_14026:n</text:p>
      <text:p text:style-name="Standard"><text:s text:c="15"/>1.12827e-18 <text:s text:c="2"/>netid: c_14026:n</text:p>
      <text:p text:style-name="Standard"><text:s text:c="15"/>1.65257e-18 <text:s text:c="2"/>netid: c_14123:n</text:p>
      <text:p text:style-name="Standard"><text:s text:c="15"/>2.12684e-18 <text:s text:c="2"/>netid: c_14027:n</text:p>
      <text:p text:style-name="Standard"><text:soft-page-break/><text:s text:c="15"/>1.42926e-18 <text:s text:c="2"/>netid: c_14125:n</text:p>
      <text:p text:style-name="Standard"><text:s text:c="15"/>1.79791e-18 <text:s text:c="2"/>netid: c_14029:n</text:p>
      <text:p text:style-name="Standard"><text:s text:c="15"/>2.01488e-18 <text:s text:c="2"/>netid: c_14032:n</text:p>
      <text:p text:style-name="Standard"><text:s text:c="15"/>1.17233e-18 <text:s text:c="2"/>netid: c_14032:n</text:p>
      <text:p text:style-name="Standard"><text:s text:c="15"/>1.55774e-18 <text:s text:c="2"/>netid: c_14129:n</text:p>
      <text:p text:style-name="Standard"><text:s text:c="15"/>4.50753e-18 <text:s text:c="2"/>netid: c_14034:n</text:p>
      <text:p text:style-name="Standard"><text:s text:c="16"/>5.1767e-19 <text:s text:c="2"/>netid: c_14036:n</text:p>
      <text:p text:style-name="Standard"><text:s text:c="15"/>7.47614e-19 <text:s text:c="2"/>netid: c_14036:n</text:p>
      <text:p text:style-name="Standard"><text:s text:c="15"/>3.79872e-18 <text:s text:c="2"/>netid: c_14036:n</text:p>
      <text:p text:style-name="Standard"><text:s text:c="15"/>1.07765e-18 <text:s text:c="2"/>netid: c_14036:n</text:p>
      <text:p text:style-name="Standard"><text:s text:c="15"/>1.28725e-18 <text:s text:c="2"/>netid: c_14036:n</text:p>
      <text:p text:style-name="Standard"><text:s text:c="15"/>1.11726e-17 <text:s text:c="2"/>netid: c_14037:n</text:p>
      <text:p text:style-name="Standard"><text:s text:c="15"/>1.98709e-18 <text:s text:c="2"/>netid: c_14039:n</text:p>
      <text:p text:style-name="Standard"><text:s text:c="15"/>1.09373e-18 <text:s text:c="2"/>netid: c_14039:n</text:p>
      <text:p text:style-name="Standard"><text:s text:c="15"/>1.44627e-18 <text:s text:c="2"/>netid: XI5/XI5/MNM0:g</text:p>
      <text:p text:style-name="Standard"><text:s text:c="16"/>1.2728e-17 <text:s text:c="2"/>netid: c_14847:n</text:p>
      <text:p text:style-name="Standard"><text:s text:c="15"/>1.46616e-18 <text:s text:c="2"/>netid: c_14847:n</text:p>
      <text:p text:style-name="Standard"><text:s text:c="15"/>5.64152e-19 <text:s text:c="2"/>netid: c_14847:n</text:p>
      <text:p text:style-name="Standard"><text:s text:c="15"/>1.72832e-18 <text:s text:c="2"/>netid: c_14847:n</text:p>
      <text:p text:style-name="Standard"><text:s text:c="15"/>1.38428e-18 <text:s text:c="2"/>netid: c_14711:n</text:p>
      <text:p text:style-name="Standard"><text:s text:c="15"/>5.85677e-19 <text:s text:c="2"/>netid: c_14821:n</text:p>
      <text:p text:style-name="Standard"><text:s text:c="16"/>8.1477e-19 <text:s text:c="2"/>netid: c_14821:n</text:p>
      <text:p text:style-name="Standard"><text:s text:c="15"/>7.22748e-19 <text:s text:c="2"/>netid: c_14821:n</text:p>
      <text:p text:style-name="Standard"><text:s text:c="15"/>6.24396e-18 <text:s text:c="2"/>netid: c_14829:n</text:p>
      <text:p text:style-name="Standard"><text:s text:c="15"/>1.25434e-17 <text:s text:c="2"/>netid: c_14830:n</text:p>
      <text:p text:style-name="Standard"><text:s text:c="15"/>6.92693e-19 <text:s text:c="2"/>netid: c_14830:n</text:p>
      <text:p text:style-name="Standard"><text:s text:c="15"/>3.52038e-19 <text:s text:c="2"/>netid: c_14833:n</text:p>
      <text:p text:style-name="Standard"><text:s text:c="16"/>1.2301e-18 <text:s text:c="2"/>netid: c_14856:n</text:p>
      <text:p text:style-name="Standard"><text:s text:c="15"/>1.09079e-17 <text:s text:c="2"/>netid: c_14856:n</text:p>
      <text:p text:style-name="Standard"><text:s text:c="15"/>2.96561e-18 <text:s text:c="2"/>netid: c_14856:n</text:p>
      <text:p text:style-name="Standard"><text:s text:c="15"/>1.25376e-18 <text:s text:c="2"/>netid: c_15955:n</text:p>
      <text:p text:style-name="Standard"><text:s text:c="15"/>4.78974e-19 <text:s text:c="2"/>netid: c_15956:n</text:p>
      <text:p text:style-name="Standard"><text:s text:c="15"/>2.34891e-18 <text:s text:c="2"/>netid: c_15957:n</text:p>
      <text:p text:style-name="Standard"><text:s text:c="15"/>1.41557e-17 <text:s text:c="2"/>netid: c_15958:n</text:p>
      <text:p text:style-name="Standard"><text:s text:c="15"/>3.55703e-18 <text:s text:c="2"/>netid: c_15958:n</text:p>
      <text:p text:style-name="Standard"><text:s text:c="15"/>1.49848e-18 <text:s text:c="2"/>netid: c_15958:n</text:p>
      <text:p text:style-name="Standard"><text:s text:c="15"/>2.36925e-18 <text:s text:c="2"/>netid: c_15961:n</text:p>
      <text:p text:style-name="Standard"><text:s text:c="15"/>2.15434e-18 <text:s text:c="2"/>netid: c_15962:n</text:p>
      <text:p text:style-name="Standard"><text:s text:c="15"/>6.35443e-19 <text:s text:c="2"/>netid: c_15963:n</text:p>
      <text:p text:style-name="Standard"><text:s text:c="15"/>7.56448e-18 <text:s text:c="2"/>netid: c_15964:n</text:p>
      <text:p text:style-name="Standard"><text:s text:c="15"/>1.37552e-18 <text:s text:c="2"/>netid: c_15964:n</text:p>
      <text:p text:style-name="Standard"><text:s text:c="15"/>2.69981e-19 <text:s text:c="2"/>netid: c_15964:n</text:p>
      <text:p text:style-name="Standard"><text:s text:c="15"/>3.41472e-18 <text:s text:c="2"/>netid: c_15967:n</text:p>
      <text:p text:style-name="Standard"><text:s text:c="15"/>6.31098e-18 <text:s text:c="2"/>netid: c_15967:n</text:p>
      <text:p text:style-name="Standard"><text:s text:c="15"/>7.17781e-18 <text:s text:c="2"/>netid: c_15967:n</text:p>
      <text:p text:style-name="Standard"><text:s text:c="15"/>7.92827e-19 <text:s text:c="2"/>netid: c_15970:n</text:p>
      <text:p text:style-name="Standard"><text:s text:c="15"/>3.14969e-18 <text:s text:c="2"/>netid: c_15970:n</text:p>
      <text:p text:style-name="Standard"><text:s text:c="15"/>2.33493e-18 <text:s text:c="2"/>netid: c_15972:n</text:p>
      <text:p text:style-name="Standard"><text:s text:c="15"/>5.58084e-18 <text:s text:c="2"/>netid: c_15972:n</text:p>
      <text:p text:style-name="Standard"><text:s text:c="15"/>4.55882e-18 <text:s text:c="2"/>netid: c_15972:n</text:p>
      <text:p text:style-name="Standard"><text:s text:c="15"/>3.29424e-18 <text:s text:c="2"/>netid: c_15750:n</text:p>
      <text:p text:style-name="Standard"><text:s text:c="15"/>1.10312e-18 <text:s text:c="2"/>netid: c_15750:n</text:p>
      <text:p text:style-name="Standard"><text:soft-page-break/><text:s text:c="15"/>1.63935e-17 <text:s text:c="2"/>netid: c_15775:n</text:p>
      <text:p text:style-name="Standard"><text:s text:c="15"/>2.15434e-18 <text:s text:c="2"/>netid: c_15776:n</text:p>
      <text:p text:style-name="Standard"><text:s text:c="15"/>1.65901e-17 <text:s text:c="2"/>netid: c_15979:n</text:p>
      <text:p text:style-name="Standard"><text:s text:c="15"/>2.35622e-17 <text:s text:c="2"/>netid: c_15979:n</text:p>
      <text:p text:style-name="Standard"><text:s text:c="17"/>1.308e-17 <text:s text:c="2"/>netid: c_15979:n</text:p>
      <text:p text:style-name="Standard"><text:s text:c="15"/>3.23297e-18 <text:s text:c="2"/>netid: c_15979:n</text:p>
      <text:p text:style-name="Standard"><text:s text:c="15"/>2.71398e-18 <text:s text:c="2"/>netid: c_15979:n</text:p>
      <text:p text:style-name="Standard"><text:s text:c="15"/>1.80441e-17 <text:s text:c="2"/>netid: c_15984:n</text:p>
      <text:p text:style-name="Standard"><text:s text:c="15"/>1.19021e-18 <text:s text:c="2"/>netid: c_15985:n</text:p>
      <text:p text:style-name="Standard"><text:s text:c="15"/>2.04638e-18 <text:s text:c="2"/>netid: c_15985:n</text:p>
      <text:p text:style-name="Standard"><text:s text:c="15"/>1.58234e-17 <text:s text:c="2"/>netid: c_15985:n</text:p>
      <text:p text:style-name="Standard"><text:s text:c="15"/>4.10831e-18 <text:s text:c="2"/>netid: c_15988:n</text:p>
      <text:p text:style-name="Standard"><text:s text:c="15"/>2.72743e-18 <text:s text:c="2"/>netid: c_15757:n</text:p>
      <text:p text:style-name="Standard"><text:s text:c="16"/>2.4464e-18 <text:s text:c="2"/>netid: c_15757:n</text:p>
      <text:p text:style-name="Standard"><text:s text:c="15"/>2.35592e-19 <text:s text:c="2"/>netid: c_15781:n</text:p>
      <text:p text:style-name="Standard"><text:s text:c="15"/>4.94994e-19 <text:s text:c="2"/>netid: c_15992:n</text:p>
      <text:p text:style-name="Standard"><text:s text:c="15"/>3.24087e-18 <text:s text:c="2"/>netid: XI3/MNM0:s</text:p>
      <text:p text:style-name="Standard"><text:s text:c="16"/>1.6372e-17 <text:s text:c="2"/>netid: XI3/MNM0:s</text:p>
      <text:p text:style-name="Standard"><text:s text:c="15"/>3.31639e-19 <text:s text:c="2"/>netid: c_17343:n</text:p>
      <text:p text:style-name="Standard"><text:s text:c="15"/>6.80099e-19 <text:s text:c="2"/>netid: c_17353:n</text:p>
      <text:p text:style-name="Standard"><text:s text:c="15"/>1.07223e-18 <text:s text:c="2"/>netid: c_17356:n</text:p>
      <text:p text:style-name="Standard"><text:s text:c="15"/>1.66274e-18 <text:s text:c="2"/>netid: XI4/XI0/XI1/MNM0:g</text:p>
      <text:p text:style-name="Standard"><text:s text:c="15"/>1.15436e-18 <text:s text:c="2"/>netid: XI4/XI0/XI0/MPM0:d</text:p>
      <text:p text:style-name="Standard"><text:s text:c="15"/>3.80338e-19 <text:s text:c="2"/>netid: c_17367:n</text:p>
      <text:p text:style-name="Standard"><text:s text:c="15"/>1.96624e-18 <text:s text:c="2"/>netid: c_17400:n</text:p>
      <text:p text:style-name="Standard"><text:s text:c="15"/>1.03117e-18 <text:s text:c="2"/>netid: c_17372:n</text:p>
      <text:p text:style-name="Standard"><text:s text:c="15"/>1.98133e-18 <text:s text:c="2"/>netid: c_17373:n</text:p>
      <text:p text:style-name="Standard"><text:s text:c="15"/>1.12379e-18 <text:s text:c="2"/>netid: c_17403:n</text:p>
      <text:p text:style-name="Standard"><text:s text:c="15"/>1.31945e-17 <text:s text:c="2"/>netid: c_17374:n</text:p>
      <text:p text:style-name="Standard"><text:s text:c="15"/>8.61888e-19 <text:s text:c="2"/>netid: c_17388:n</text:p>
      <text:p text:style-name="Standard"><text:s text:c="15"/>5.32852e-18 <text:s text:c="2"/>netid: c_17392:n</text:p>
      <text:p text:style-name="Standard"><text:s text:c="15"/>4.97778e-19 <text:s text:c="2"/>netid: c_17407:n</text:p>
      <text:p text:style-name="Standard"><text:s text:c="15"/>1.24232e-18 <text:s text:c="2"/>netid: c_17408:n</text:p>
      <text:p text:style-name="Standard"><text:s text:c="15"/>1.66236e-18 <text:s text:c="2"/>netid: c_17409:n</text:p>
      <text:p text:style-name="Standard"><text:s text:c="15"/>1.33226e-18 <text:s text:c="2"/>netid: c_17410:n</text:p>
      <text:p text:style-name="Standard"><text:s text:c="15"/>6.89239e-19 <text:s text:c="2"/>netid: XI4/XI2/MNM0:g</text:p>
      <text:p text:style-name="Standard"><text:s text:c="15"/>3.52709e-18 <text:s text:c="2"/>netid: c_761:n</text:p>
      <text:p text:style-name="Standard"><text:s text:c="15"/>2.21559e-19 <text:s text:c="2"/>netid: XI4/XI1/XI1/MNM0:g</text:p>
      <text:p text:style-name="Standard"><text:s text:c="15"/>4.07298e-19 <text:s text:c="2"/>netid: c_763:n</text:p>
      <text:p text:style-name="Standard"><text:s text:c="15"/>4.03375e-19 <text:s text:c="2"/>netid: c_692:n</text:p>
      <text:p text:style-name="Standard"><text:s text:c="15"/>4.09397e-19 <text:s text:c="2"/>netid: c_722:n</text:p>
      <text:p text:style-name="Standard"><text:s text:c="15"/>4.11091e-19 <text:s text:c="2"/>netid: c_766:n</text:p>
      <text:p text:style-name="Standard"><text:s text:c="15"/>7.96685e-19 <text:s text:c="2"/>netid: c_685:n</text:p>
      <text:p text:style-name="Standard"><text:s text:c="15"/>2.25799e-18 <text:s text:c="2"/>netid: c_768:n</text:p>
      <text:p text:style-name="Standard"><text:s text:c="15"/>1.18249e-18 <text:s text:c="2"/>netid: c_769:n</text:p>
      <text:p text:style-name="Standard"><text:s text:c="15"/>7.31804e-19 <text:s text:c="2"/>netid: c_710:n</text:p>
      <text:p text:style-name="Standard"><text:s text:c="15"/>6.21963e-19 <text:s text:c="2"/>netid: c_738:n</text:p>
      <text:p text:style-name="Standard"><text:s text:c="15"/>1.32278e-18 <text:s text:c="2"/>netid: c_772:n</text:p>
      <text:p text:style-name="Standard"><text:s text:c="15"/>8.70993e-18 <text:s text:c="2"/>netid: c_686:n</text:p>
      <text:p text:style-name="Standard"><text:s text:c="15"/>1.82993e-16 <text:s text:c="2"/>netid: c_711:n</text:p>
      <text:p text:style-name="Standard"><text:s text:c="15"/>9.20918e-19 <text:s text:c="2"/>netid: c_748:n</text:p>
      <text:p text:style-name="Standard"><text:s text:c="15"/>2.53961e-18 <text:s text:c="2"/>netid: c_730:n</text:p>
      <text:p text:style-name="Standard"><text:soft-page-break/><text:s text:c="15"/>6.56693e-19 <text:s text:c="2"/>netid: c_731:n</text:p>
      <text:p text:style-name="Standard"><text:s text:c="15"/>2.08033e-17 <text:s text:c="2"/>netid: c_732:n</text:p>
      <text:p text:style-name="Standard"><text:s text:c="15"/>1.40058e-17 <text:s text:c="2"/>netid: c_675:n</text:p>
      <text:p text:style-name="Standard"><text:s text:c="15"/>3.27839e-18 <text:s text:c="2"/>netid: c_676:n</text:p>
      <text:p text:style-name="Standard"><text:s text:c="15"/>1.25575e-18 <text:s text:c="2"/>netid: c_781:n</text:p>
      <text:p text:style-name="Standard"><text:s text:c="15"/>1.71666e-18 <text:s text:c="2"/>netid: c_677:n</text:p>
      <text:p text:style-name="Standard"><text:s text:c="15"/>4.62385e-18 <text:s text:c="2"/>netid: c_680:n</text:p>
      <text:p text:style-name="Standard"><text:s text:c="16"/>2.6784e-19 <text:s text:c="2"/>netid: c_1170:n</text:p>
      <text:p text:style-name="Standard"><text:s text:c="15"/>1.00362e-18 <text:s text:c="2"/>netid: c_1135:n</text:p>
      <text:p text:style-name="Standard"><text:s text:c="15"/>4.21673e-18 <text:s text:c="2"/>netid: c_1170:n</text:p>
      <text:p text:style-name="Standard"><text:s text:c="15"/>2.22681e-18 <text:s text:c="2"/>netid: c_1135:n</text:p>
      <text:p text:style-name="Standard"><text:s text:c="15"/>6.83855e-19 <text:s text:c="2"/>netid: c_1174:n</text:p>
      <text:p text:style-name="Standard"><text:s text:c="15"/>2.44808e-18 <text:s text:c="2"/>netid: c_1135:n</text:p>
      <text:p text:style-name="Standard"><text:s text:c="15"/>1.39585e-18 <text:s text:c="2"/>netid: c_1176:n</text:p>
      <text:p text:style-name="Standard"><text:s text:c="15"/>5.90471e-18 <text:s text:c="2"/>netid: c_1177:n</text:p>
      <text:p text:style-name="Standard"><text:s text:c="16"/>6.0445e-18 <text:s text:c="2"/>netid: c_1135:n</text:p>
      <text:p text:style-name="Standard"><text:s text:c="15"/>3.07477e-18 <text:s text:c="2"/>netid: c_1176:n</text:p>
      <text:p text:style-name="Standard"><text:s text:c="15"/>1.72706e-18 <text:s text:c="2"/>netid: c_1144:n</text:p>
      <text:p text:style-name="Standard"><text:s text:c="16"/>2.6305e-19 <text:s text:c="2"/>netid: XI4/XI5/MPM2:d</text:p>
      <text:p text:style-name="Standard"><text:s text:c="15"/>1.62874e-18 <text:s text:c="2"/>netid: c_1133:n</text:p>
      <text:p text:style-name="Standard"><text:s text:c="16"/>2.3395e-19 <text:s text:c="2"/>netid: XI4/XI1/XI1/MPM1:g</text:p>
      <text:p text:style-name="Standard"><text:s text:c="15"/>1.66322e-18 <text:s text:c="2"/>netid: c_1139:n</text:p>
      <text:p text:style-name="Standard"><text:s text:c="16"/>6.1554e-18 <text:s text:c="2"/>netid: c_1177:n</text:p>
      <text:p text:style-name="Standard"><text:s text:c="15"/>3.50372e-18 <text:s text:c="2"/>netid: c_1135:n</text:p>
      <text:p text:style-name="Standard"><text:s text:c="15"/>5.83631e-19 <text:s text:c="2"/>netid: c_1187:n</text:p>
      <text:p text:style-name="Standard"><text:s text:c="15"/>2.41527e-18 <text:s text:c="2"/>netid: c_1140:n</text:p>
      <text:p text:style-name="Standard"><text:s text:c="15"/>4.74235e-19 <text:s text:c="2"/>netid: c_1159:n</text:p>
      <text:p text:style-name="Standard"><text:s text:c="15"/>7.20582e-19 <text:s text:c="2"/>netid: c_1190:n</text:p>
      <text:p text:style-name="Standard"><text:s text:c="15"/>1.42506e-18 <text:s text:c="2"/>netid: c_1191:n</text:p>
      <text:p text:style-name="Standard"><text:s text:c="15"/>5.87533e-18 <text:s text:c="2"/>netid: c_1192:n</text:p>
      <text:p text:style-name="Standard"><text:s text:c="15"/>2.33787e-17 <text:s text:c="2"/>netid: c_1193:n</text:p>
      <text:p text:style-name="Standard"><text:s text:c="15"/>2.22576e-18 <text:s text:c="2"/>netid: c_1194:n</text:p>
      <text:p text:style-name="Standard"><text:s text:c="16"/>1.2738e-17 <text:s text:c="2"/>netid: c_1195:n</text:p>
      <text:p text:style-name="Standard"><text:s text:c="15"/>2.24682e-19 <text:s text:c="2"/>netid: XI4/XI1/XI0/MPM1:g</text:p>
      <text:p text:style-name="Standard"><text:s text:c="15"/>3.33345e-19 <text:s text:c="2"/>netid: c_1480:n</text:p>
      <text:p text:style-name="Standard"><text:s text:c="15"/>4.37658e-19 <text:s text:c="2"/>netid: c_1481:n</text:p>
      <text:p text:style-name="Standard"><text:s text:c="15"/>5.58967e-19 <text:s text:c="2"/>netid: c_1502:n</text:p>
      <text:p text:style-name="Standard"><text:s text:c="15"/>2.14601e-18 <text:s text:c="2"/>netid: c_1514:n</text:p>
      <text:p text:style-name="Standard"><text:s text:c="15"/>1.32278e-18 <text:s text:c="2"/>netid: c_1515:n</text:p>
      <text:p text:style-name="Standard"><text:s text:c="15"/>1.37878e-18 <text:s text:c="2"/>netid: XI4/XI3/MPM1:g</text:p>
      <text:p text:style-name="Standard"><text:s text:c="15"/>1.54877e-18 <text:s text:c="2"/>netid: c_1517:n</text:p>
      <text:p text:style-name="Standard"><text:s text:c="16"/>4.1475e-18 <text:s text:c="2"/>netid: c_1507:n</text:p>
      <text:p text:style-name="Standard"><text:s text:c="15"/>3.95181e-18 <text:s text:c="2"/>netid: c_1482:n</text:p>
      <text:p text:style-name="Standard"><text:s text:c="15"/>1.37591e-18 <text:s text:c="2"/>netid: c_1520:n</text:p>
      <text:p text:style-name="Standard"><text:s text:c="15"/>2.48524e-18 <text:s text:c="2"/>netid: c_1521:n</text:p>
      <text:p text:style-name="Standard"><text:s text:c="15"/>8.13455e-18 <text:s text:c="2"/>netid: c_1500:n</text:p>
      <text:p text:style-name="Standard"><text:s text:c="15"/>1.62673e-17 <text:s text:c="2"/>netid: c_1523:n</text:p>
      <text:p text:style-name="Standard"><text:s text:c="15"/>2.24221e-18 <text:s text:c="2"/>netid: c_1508:n</text:p>
      <text:p text:style-name="Standard"><text:s text:c="15"/>4.20053e-19 <text:s text:c="2"/>netid: c_1920:n</text:p>
      <text:p text:style-name="Standard"><text:s text:c="16"/>8.4219e-19 <text:s text:c="2"/>netid: c_1921:n</text:p>
      <text:p text:style-name="Standard"><text:s text:c="15"/>3.61229e-18 <text:s text:c="2"/>netid: c_1936:n</text:p>
      <text:p text:style-name="Standard"><text:s text:c="15"/>1.74841e-18 <text:s text:c="2"/>netid: XI4/XI0/XI1/MPM1:g</text:p>
      <text:p text:style-name="Standard"><text:soft-page-break/><text:s text:c="16"/>8.2419e-19 <text:s text:c="2"/>netid: c_1916:n</text:p>
      <text:p text:style-name="Standard"><text:s text:c="16"/>9.5427e-19 <text:s text:c="2"/>netid: c_1917:n</text:p>
      <text:p text:style-name="Standard"><text:s text:c="15"/>1.50873e-18 <text:s text:c="2"/>netid: c_1918:n</text:p>
      <text:p text:style-name="Standard"><text:s text:c="15"/>2.31173e-18 <text:s text:c="2"/>netid: c_1919:n</text:p>
      <text:p text:style-name="Standard"><text:s text:c="15"/>1.34921e-18 <text:s text:c="2"/>netid: c_1951:n</text:p>
      <text:p text:style-name="Standard"><text:s text:c="15"/>1.83007e-18 <text:s text:c="2"/>netid: c_1952:n</text:p>
      <text:p text:style-name="Standard"><text:s text:c="15"/>2.72572e-18 <text:s text:c="2"/>netid: c_1953:n</text:p>
      <text:p text:style-name="Standard"><text:s text:c="15"/>7.44003e-17 <text:s text:c="2"/>netid: c_1954:n</text:p>
      <text:p text:style-name="Standard"><text:s text:c="15"/>4.49065e-19 <text:s text:c="2"/>netid: c_1939:n</text:p>
      <text:p text:style-name="Standard"><text:s text:c="15"/>1.34586e-18 <text:s text:c="2"/>netid: XI4/XI3/MNM0:g</text:p>
      <text:p text:style-name="Standard"><text:s text:c="15"/>1.10406e-17 <text:s text:c="2"/>netid: c_2205:n</text:p>
      <text:p text:style-name="Standard"><text:s text:c="15"/>1.34654e-18 <text:s text:c="2"/>netid: XI4/XI2/MPM1:g</text:p>
      <text:p text:style-name="Standard"><text:s text:c="15"/>9.90912e-19 <text:s text:c="2"/>netid: c_2524:n</text:p>
      <text:p text:style-name="Standard"><text:s text:c="15"/>9.89276e-19 <text:s text:c="2"/>netid: c_2510:n</text:p>
      <text:p text:style-name="Standard"><text:s text:c="15"/>4.02691e-19 <text:s text:c="2"/>netid: XI4/XI1/XI0/MNM0:g</text:p>
      <text:p text:style-name="Standard"><text:s text:c="15"/>5.46418e-18 <text:s text:c="2"/>netid: c_2543:n</text:p>
      <text:p text:style-name="Standard"><text:s text:c="15"/>1.21288e-18 <text:s text:c="2"/>netid: c_2517:n</text:p>
      <text:p text:style-name="Standard"><text:s text:c="15"/>1.15603e-18 <text:s text:c="2"/>netid: c_2506:n</text:p>
      <text:p text:style-name="Standard"><text:s text:c="15"/>2.91979e-18 <text:s text:c="2"/>netid: c_2518:n</text:p>
      <text:p text:style-name="Standard"><text:s text:c="15"/>1.16478e-18 <text:s text:c="2"/>netid: c_2563:n</text:p>
      <text:p text:style-name="Standard"><text:s text:c="15"/>5.76293e-19 <text:s text:c="2"/>netid: c_2748:n</text:p>
      <text:p text:style-name="Standard"><text:s text:c="15"/>3.61269e-18 <text:s text:c="2"/>netid: c_2768:n</text:p>
      <text:p text:style-name="Standard"><text:s text:c="15"/>1.69275e-18 <text:s text:c="2"/>netid: XI4/XI0/XI0/MNM0:g</text:p>
      <text:p text:style-name="Standard"><text:s text:c="15"/>8.20514e-19 <text:s text:c="2"/>netid: c_2744:n</text:p>
      <text:p text:style-name="Standard"><text:s text:c="15"/>1.16318e-18 <text:s text:c="2"/>netid: c_2745:n</text:p>
      <text:p text:style-name="Standard"><text:s text:c="18"/>2.69e-18 <text:s text:c="2"/>netid: c_2781:n</text:p>
      <text:p text:style-name="Standard"><text:s text:c="16"/>3.5927e-19 <text:s text:c="2"/>netid: c_2752:n</text:p>
      <text:p text:style-name="Standard"><text:s text:c="15"/>2.68984e-18 <text:s text:c="2"/>netid: c_2769:n</text:p>
      <text:p text:style-name="Standard"><text:s text:c="15"/>1.71604e-17 <text:s text:c="2"/>netid: c_2756:n</text:p>
      <text:p text:style-name="Standard"><text:s text:c="15"/>5.24317e-18 <text:s text:c="2"/>netid: c_2747:n</text:p>
      <text:p text:style-name="Standard"><text:s text:c="16"/>1.3275e-18 <text:s text:c="2"/>netid: XI4/NET33</text:p>
      <text:p text:style-name="Standard"><text:s text:c="15"/>6.30678e-19 <text:s text:c="2"/>netid: c_1:n</text:p>
      <text:p text:style-name="Standard"><text:s text:c="15"/>2.04963e-18 <text:s text:c="2"/>netid: c_1:n</text:p>
      <text:p text:style-name="Standard"><text:s text:c="15"/>1.93099e-18 <text:s text:c="2"/>netid: c_1:n</text:p>
      <text:p text:style-name="Standard"><text:s text:c="15"/>6.50362e-19 <text:s text:c="2"/>netid: c_21:n</text:p>
      <text:p text:style-name="Standard"><text:s text:c="15"/>1.79676e-18 <text:s text:c="2"/>netid: c_21:n</text:p>
      <text:p text:style-name="Standard"><text:s text:c="15"/>6.08545e-19 <text:s text:c="2"/>netid: c_21:n</text:p>
      <text:p text:style-name="Standard"><text:s text:c="15"/>7.39367e-19 <text:s text:c="2"/>netid: c_3409:n</text:p>
      <text:p text:style-name="Standard"><text:s text:c="15"/>4.08222e-19 <text:s text:c="2"/>netid: c_3404:n</text:p>
      <text:p text:style-name="Standard"><text:s text:c="15"/>4.08222e-19 <text:s text:c="2"/>netid: c_3415:n</text:p>
      <text:p text:style-name="Standard"><text:s text:c="15"/>6.09459e-19 <text:s text:c="2"/>netid: c_3439:n</text:p>
      <text:p text:style-name="Standard"><text:s text:c="15"/>6.09459e-19 <text:s text:c="2"/>netid: c_3404:n</text:p>
      <text:p text:style-name="Standard"><text:s text:c="15"/>2.45181e-18 <text:s text:c="2"/>netid: c_3439:n</text:p>
      <text:p text:style-name="Standard"><text:s text:c="16"/>1.0345e-18 <text:s text:c="2"/>netid: c_3440:n</text:p>
      <text:p text:style-name="Standard"><text:s text:c="16"/>1.4101e-18 <text:s text:c="2"/>netid: c_3439:n</text:p>
      <text:p text:style-name="Standard"><text:s text:c="15"/>1.97698e-18 <text:s text:c="2"/>netid: c_3440:n</text:p>
      <text:p text:style-name="Standard"><text:s text:c="15"/>8.32859e-19 <text:s text:c="2"/>netid: c_3439:n</text:p>
      <text:p text:style-name="Standard"><text:s text:c="15"/>4.16465e-19 <text:s text:c="2"/>netid: c_3440:n</text:p>
      <text:p text:style-name="Standard"><text:s text:c="15"/>8.32859e-19 <text:s text:c="2"/>netid: c_3404:n</text:p>
      <text:p text:style-name="Standard"><text:s text:c="15"/>6.09459e-19 <text:s text:c="2"/>netid: c_3415:n</text:p>
      <text:p text:style-name="Standard"><text:s text:c="15"/>2.30859e-19 <text:s text:c="2"/>netid: c_3415:n</text:p>
      <text:p text:style-name="Standard"/>
      <text:p text:style-name="Standard"><text:soft-page-break/></text:p>
      <text:p text:style-name="Standard">5 <text:s text:c="20"/>0.0 <text:s text:c="2"/>6.10289e-15 <text:s text:c="7"/>92.624 <text:s text:c="11"/>0.0 <text:s/>B</text:p>
      <text:p text:style-name="Standard"><text:s text:c="12"/>- Coupled nets</text:p>
      <text:p text:style-name="Standard"><text:s text:c="15"/>c_7564:p,c_7557:p,c_7563:p,c_7640:p,c_7706:p,c_7586:p,c_7708:p,c_7709:p,c_7706:p,c_7711:p,XI5/XI0/XI0/MPM0:b,XI5/XI0/XI0/MPM1:s,c_7714:p,c_7711:p,XI5/XI0/XI0/MPM1:s,c_7717:p,c_7718:p,c_7719:p,c_7720:p,c_7714:p,c_7711:p,XI5/XI0/XI0/MPM1:s,c_7718:p,c_7714:p,c_7711:p,XI5/XI0/XI0/MPM0:b,XI5/XI0/XI0/MPM1:s,c_7714:p,c_7711:p,c_7731:p,c_7718:p,c_7733:p,c_7719:p,c_7735:p,c_7731:p,c_7737:p,c_7738:p,c_7739:p,c_7740:p,c_7741:p,c_7720:p,c_7743:p,c_7714:p,XI5/XI0/XI0/MPM1:s,c_7557:p,c_7683:p,c_7638:p,c_7567:p,c_7692:p,c_7751:p,c_7563:p,c_7714:p,c_7557:p,c_7638:p,c_7573:p,c_7757:p,c_7758:p,c_7640:p,c_7760:p,c_7683:p,c_7762:p,c_7692:p,c_7751:p,c_7557:p,c_7766:p,c_7767:p,c_7573:p,c_7576:p,c_7661:p,c_7758:p,c_7576:p,c_7573:p,c_7573:p,c_7775:p,c_7776:p,c_7658:p,c_9672:p,c_9673:p,c_9602:n,c_9608:n,c_9614:p,c_9619:p,c_9598:n,c_9672:p,c_9608:n,c_9662:p,c_9598:n,c_9672:p,c_9598:n,XI3/XI0/MPM0:d,c_9673:p,c_9591:n,c_9617:p,c_9619:p,c_9634:p,c_9608:n,c_9692:p,c_9598:n,c_9598:n,c_9588:n,c_9662:p,c_9617:p,c_9634:p,c_9607:n,c_9605:n,c_9646:p,c_9643:p,XI3/NET15,c_9604:n,c_9646:p,c_9634:p,XI3/NET15,XI3/XI0/MPM1:g,XI3/XI0/MPM1:g,c_9869:p,XI5/XI6/MPM1:g,c_9871:p,c_9872:p,c_9869:p,XI5/XI6/MPM1:g,c_9871:p,c_9872:p,c_9872:p,c_9823:n,c_9869:p,XI5/XI6/MPM1:g,c_9871:p,c_9872:p,c_9872:p,c_9823:n,c_9869:p,XI5/XI6/MPM1:g,c_9871:p,c_9823:n,XI3/XI0/MPM1:g,c_9825:n,c_9859:p,c_9825:n,c_9859:p,c_9825:n,c_9859:p,c_9825:n,c_9859:p,c_9871:p,c_9899:p,c_9900:p,c_9901:p,c_9872:p,c_9872:p,c_9872:p,c_9872:p,c_9872:p,c_9872:p,c_9908:p,c_9823:n,c_9823:n,XI5/XI5/MPM1:g,XI5/XI6/MPM1:g,c_9913:p,c_9901:p,c_9915:p,c_9862:p,c_9917:p,c_9862:p,c_9917:p,c_9825:n,c_9859:p,c_9908:p,c_9908:p,c_10706:n,c_10706:n,c_10706:n,c_10706:n,c_10742:n,c_10706:n,c_10706:n,c_10706:n,c_10694:n,c_10706:n,c_10694:n,c_10701:n,c_10706:n,c_10801:p,c_10694:n,c_10706:n,c_10743:n,c_10744:n,NET12,c_10701:n,c_10747:n,c_10698:n,c_10810:p,c_10811:p,c_10701:n,c_10706:n,c_10768:n,c_10701:n,c_10744:n,NET12,c_10701:n,c_12050:n,XI5/XI6/MNM0:g,c_12458:n,c_12459:n,c_12460:n,c_12461:n,c_12085:n,c_12089:n,c_12089:n,c_12091:n,c_12093:n,c_12095:n,c_12099:n,c_12105:n,XI5/XI4/MPM0:g,XI5/XI4/MPM0:g,c_12314:n,c_12315:n,c_12315:n,c_12315:n,c_12115:n,c_12207:n,c_12478:n,c_12273:n,c_12273:n,c_12273:n,c_12273:n,c_12273:n,c_12273:n,c_12273:n,c_12273:n,c_12273:n,c_12273:n,c_12273:n,c_12353:n,c_12353:n,c_12353:n,c_12355:n,c_12356:n,c_12363:n,c_12363:n,c_12363:n,c_12363:n,c_12363:n,c_12363:n,c_12363:n,c_12363:n,c_12363:n,c_12367:n,c_12368:n,c_12368:n,c_12368:n,c_12368:n,c_12369:n,c_12370:n,c_12370:n,c_12370:n,c_12370:n,c_12370:n,c_12371:n,c_12371:n,c_12371:n,c_12371:n,c_12371:n,c_12392:n,c_12398:n,c_12276:n,c_12276:n,c_12276:n,c_12276:n,c_12276:n,c_12276:n,c_12276:n,c_12276:n,c_12276:n,c_12276:n,c_12276:n,c_13899:n,c_14041:n,c_14141:n,c_14141:n,c_14143:n,c_13915:n,c_14042:n,c_14017:n,c_14037:n,c_14037:n,c_14037:n,c_14037:n,c_14037:n,c_14152:n,c_14152:n,c_14152:n,c_14152:n,c_14044:n,c_14044:n,c_14039:n,c_14039:n,c_14039:n,c_14039:n,c_14039:n,c_14039:n,c_14039:n,c_14039:n,c_14039:n,c_14074:n,c_14074:n,c_14074:n,c_14074:n,c_14074:n,c_14074:n,c_14079:n,c_14079:n,c_14079:n,c_14079:n,c_14079:n,c_14178:n,c_14178:n,c_14080:n,c_14080:n,c_14040:n,c_14040:n,NET022,XI5/XI5/MNM0:g,XI5/XI5/MNM0:g,XI5/XI5/MNM0:g,c_14876:n,c_14876:n,c_14713:n,c_14716:n,c_14880:n,c_14880:n,c_14880:n,c_14883:n,XI5/XI0/XI1/MPM0:d,XI5/XI0/XI0/MPM1:g,XI5/XI0/XI0/MPM1:g,XI5/XI0/XI0/MPM1:g,XI5/XI0/XI0/MPM1:g,XI5/XI0/XI0/MPM1:g,XI5/XI0/XI0/MPM1:g,XI5/XI0/XI0/MPM1:g,XI5/XI0/XI0/MPM1:g,XI5/XI0/XI0/MPM1:g,XI5/XI0/XI0/MPM1:g,XI5/XI0/XI0/MPM1:g,XI5/XI0/XI0/MPM1:g,XI5/XI0/XI0/MPM1:g,XI5/XI0/XI0/MPM1:g,XI5/XI0/XI0/MPM1:g,XI5/XI0/XI0/MPM1:g,c_14901:n,c_14901:n,c_14730:n,c_14730:n,c_14905:n,c_14906:n,c_14907:n,c_14908:n,c_14908:n,c_14910:n,c_14910:n,c_14910:n,c_14910:n,c_14910:n,c_14910:n,c_14910:n,c_14917:n,<text:soft-page-break/>c_14917:n,c_14917:n,c_14734:n,c_14734:n,c_14734:n,c_14734:n,c_14734:n,c_14734:n,c_14926:n,c_14926:n,c_14926:n,c_14929:n,c_14929:n,c_14851:n,c_14932:n,c_14932:n,c_14934:n,c_14935:n,c_14935:n,c_14937:n,c_14938:n,c_14939:n,c_14939:n,c_14939:n,c_14735:n,c_14735:n,c_14735:n,c_14735:n,c_14735:n,c_14736:n,c_14948:n,c_14737:n,c_14737:n,c_14737:n,c_14952:n,c_14738:n,c_14738:n,c_14738:n,c_14738:n,c_14756:n,c_14756:n,c_14761:n,c_14761:n,c_14774:n,c_14800:n,c_14804:n,c_14809:n,c_14809:n,c_14809:n,c_14809:n,c_14809:n,c_14821:n,c_14827:n,c_14827:n,c_14832:n,c_14833:n,c_14833:n,c_14975:n,c_14834:n,c_14977:n,c_14978:n,c_14856:n,c_14856:n,c_15375:n,c_15387:n,XI3/XI0/MNM0:b,c_15767:n,c_15962:n,c_15998:n,c_15795:n,c_16000:n,c_16000:n,c_16000:n,c_16003:n,c_16003:n,c_16003:n,c_15728:n,c_15728:n,c_15728:n,c_15728:n,c_15728:n,c_15728:n,c_15729:n,c_16013:n,c_16013:n,c_16013:n,XI5/XI0/XI0/MNM0:s,c_16017:n,c_15730:n,c_15730:n,c_15730:n,c_15730:n,c_15730:n,c_15731:n,c_15731:n,c_15731:n,c_15731:n,c_15803:n,c_15732:n,c_15733:n,c_15811:n,c_15811:n,c_15816:n,c_16033:n,c_16034:n,c_15749:n,c_15749:n,c_16037:n,c_15750:n,c_15750:n,c_15756:n,c_15756:n,c_15756:n,c_15757:n,c_15757:n,c_16045:n,c_16046:n,c_16047:n,c_16048:n,c_16049:n,c_16050:n,c_16051:n,c_16051:n,c_16051:n,c_16054:n,c_16054:n,c_16056:n,c_16056:n,c_16056:n,c_15992:n,c_15992:n,c_16061:n,c_16061:n,c_16061:n,c_16064:n,c_16064:n,c_16064:n,c_16064:n,c_16064:n,c_16064:n,c_16064:n,c_16071:n,c_16072:n,c_16073:n,c_16074:n,c_16075:n,c_16076:n,c_16077:n,c_16077:n,c_16077:n,c_16077:n,c_16081:n,c_16081:n,c_16081:n,c_17374:n,c_17374:n,c_269:n,XI4/XI0/XI1/MPM1:g,c_1957:n,c_1939:n,XI4/XI0/XI1/MPM1:g,c_1960:n,c_1939:n,XI4/XI0/XI1/MPM1:g,c_1960:n,XI4/XI0/XI1/MPM1:g,c_3034:n,c_3035:n,c_3034:n,c_3034:n,XI5/XI1/XI1/MNM0:g,c_3032:n,XI5/XI2/MNM0:g,XI5/XI2/MNM0:g,c_3042:n,c_3034:n,XI5/XI1/XI1/MNM0:g,c_3045:n,c_2962:n,c_2946:n,c_3035:n,c_3049:n,c_3050:n,c_3051:n,c_3052:n,c_2979:n,c_2953:n,c_2978:n,c_3017:n,c_2999:n,c_3000:n,c_3001:n,c_2942:n,c_3061:n,c_2954:n,c_3418:n,c_3474:n,c_3475:n,c_3476:n,c_3477:n,c_3475:n,c_3476:n,c_3418:n,c_3481:n,c_3477:n,c_3475:n,c_3476:n,c_3440:n,c_3486:n,c_3487:n,c_3488:n,XI5/XI1/XI1/MPM1:g,c_3490:n,c_3475:n,c_3476:n,XI5/NET34,XI5/NET34,c_3439:n,XI5/XI1/XI1/MPM1:g,c_3497:n,c_3409:n,c_3499:n,c_3440:n,c_3405:n,c_3433:n,c_3503:n,c_3504:n,c_3410:n,c_3426:n,c_3507:n,c_3486:n,c_3509:n,c_3510:n,c_3418:n,c_3474:n,c_3481:n,c_3477:n,c_3487:n,c_3516:n,c_3490:n,XI5/NET34,c_3409:n,c_3440:n,c_3486:n,c_3439:n,c_3409:n,c_3440:n,XI5/XI1/XI0/MPM1:g,XI5/NET28,c_3825:n,c_3839:n,XI5/XI1/XI0/MPM1:g,c_3832:n,c_3823:n,c_3824:n,c_3844:n,c_3845:n,c_3846:n,XI5/XI3/MPM1:g,c_3848:n,c_3820:n,c_3850:n,c_3825:n,c_3825:n,XI5/XI1/XI0/MPM1:g,c_3854:n,c_3855:n,c_3856:n,c_3857:n,c_3858:n,c_3859:n,c_3860:n,XI5/XI3/MPM1:g,c_3862:n,c_3823:n,c_3824:n,c_3865:n,c_3866:n,c_3844:n,c_3868:n,c_3820:n,c_3870:n,c_3871:n,c_3850:n,c_3825:n,c_3850:n,c_3825:n,c_3850:n,c_3825:n,c_3878:n,c_3879:n,XI5/NET28,c_3825:n,c_3878:n,c_3850:n,c_3825:n,c_4280:n,XI5/XI0/XI1/MPM1:g,c_4280:n,XI5/XI0/XI1/MPM1:g,c_4280:n,c_4280:n,c_4280:n,c_4280:n,XI5/XI0/XI1/MPM1:g,c_4289:n,c_4280:n,c_4280:n,c_4280:n,c_4280:n,c_4280:n,c_4280:n,c_4280:n,c_4280:n,c_4280:n,c_4280:n,c_4280:n,c_4280:n,c_4277:n,c_4280:n,c_4280:n,c_4280:n,c_4274:n,c_4307:n,c_4308:n,c_4309:n,c_4310:n,c_4311:n,c_4312:n,c_4313:n,c_4314:n,c_4280:n,c_4280:n,c_4280:n,c_4280:n,c_4319:n,c_4606:n,XI5/XI3/MNM0:g,c_4564:n,c_4609:n,XI5/XI2/MPM1:g,c_4611:n,c_4612:n,c_4585:n,c_4588:n,c_4615:n,c_4604:n,c_4605:n,c_4618:n,XI5/XI3/MNM0:g,c_4564:n,c_4565:n,XI5/XI2/MPM1:g,c_4623:n,c_4624:n,c_4587:n,c_4588:n,c_4627:n,c_4589:n,c_4920:n,c_4877:n,XI5/XI1/XI0/MNM0:g,c_4935:n,c_4936:n,c_4937:n,c_4930:n,c_4883:n,c_4940:n,XI5/NET24,c_4883:n,c_4907:n,c_4944:n,XI5/XI1/XI0/MNM0:g,c_4930:n,c_4947:n,c_4930:n,c_4883:n,c_4883:n,c_4907:n,c_4930:n,c_4944:n,c_4920:n,c_4930:n,c_4883:n,c_4907:n,c_4947:n,c_4884:n,c_4924:n,c_4885:n,c_4962:n,c_4940:n,c_4930:n,c_4935:n,c_4936:n,c_4967:n,XI5/XI1/XI0/MNM0:g,c_4935:n,c_4936:n,c_4896:n,c_4926:n,XI5/XI1/XI0/MNM0:g,c_4935:n,c_4896:n,c_4883:n,c_4927:n,c_4879:n,c_5133:n,XI5/XI0/XI0/MNM0:g,c_5132:n,c_5162:n,c_5133:n,c_5133:n,c_5133:n,c_5133:n,c_5133:n,XI5/XI0/XI0/<text:soft-page-break/>MNM0:g,c_5169:n,XI5/XI0/XI0/MNM0:g,c_5133:n,c_5172:n,c_5172:n,c_5172:n,XI5/XI0/XI0/MNM0:g,XI5/XI0/XI0/MNM0:g,c_5132:n,c_5133:n,c_5172:n,c_5172:n,c_5172:n,c_5182:n,c_5124:n,c_5169:n,c_5162:n,c_5133:n,c_5162:n,c_5133:n,c_5189:n,c_5190:n,c_5162:n,c_5133:n,c_5124:n,c_5162:n,c_5133:n,c_5169:n,c_5132:n,c_5162:n,c_5132:n,c_5133:n,XI5/XI0/XI0/MNM0:g,c_5157:n,c_5172:n,XI5/XI0/XI0/MNM0:g,c_5132:n,c_5172:n,c_5207:n,c_5182:n,c_5209:n,c_5124:n,XI5/NET33,c_5172:n,c_5132:n,c_5182:n,XI5/XI0/XI0/MNM0:g,c_5172:n,c_5217:n,c_5172:n,c_5172:n,c_5132:n,c_5182:n,c_130:n,c_154:n,c_154:n,XI5/XI6/MNM2:s,c_331:n,c_358:n,c_507:n,c_530:n,c_551:n,XI5/XI0/XI0/MNM1:s,c_551:n,XI5/XI0/XI0/MNM1:s,c_551:n,c_551:n,c_551:n,c_574:n</text:p>
      <text:p text:style-name="Standard"><text:s text:c="12"/>- Intrinsic Capacitance</text:p>
      <text:p text:style-name="Standard"><text:s text:c="15"/>4.5015e-16</text:p>
      <text:p text:style-name="Standard"><text:s text:c="12"/>- Coupled capacitance</text:p>
      <text:p text:style-name="Standard"><text:s text:c="15"/>1.76688e-18 <text:s text:c="2"/>netid: c_7564:p</text:p>
      <text:p text:style-name="Standard"><text:s text:c="15"/>1.90648e-18 <text:s text:c="2"/>netid: c_7557:p</text:p>
      <text:p text:style-name="Standard"><text:s text:c="15"/>1.28208e-18 <text:s text:c="2"/>netid: c_7563:p</text:p>
      <text:p text:style-name="Standard"><text:s text:c="15"/>9.68795e-19 <text:s text:c="2"/>netid: c_7640:p</text:p>
      <text:p text:style-name="Standard"><text:s text:c="15"/>2.58519e-18 <text:s text:c="2"/>netid: c_7706:p</text:p>
      <text:p text:style-name="Standard"><text:s text:c="16"/>2.4387e-19 <text:s text:c="2"/>netid: c_7586:p</text:p>
      <text:p text:style-name="Standard"><text:s text:c="15"/>2.19629e-18 <text:s text:c="2"/>netid: c_7708:p</text:p>
      <text:p text:style-name="Standard"><text:s text:c="15"/>2.39629e-18 <text:s text:c="2"/>netid: c_7709:p</text:p>
      <text:p text:style-name="Standard"><text:s text:c="15"/>3.42864e-19 <text:s text:c="2"/>netid: c_7706:p</text:p>
      <text:p text:style-name="Standard"><text:s text:c="15"/>2.37671e-18 <text:s text:c="2"/>netid: c_7711:p</text:p>
      <text:p text:style-name="Standard"><text:s text:c="15"/>4.23415e-19 <text:s text:c="2"/>netid: XI5/XI0/XI0/MPM0:b</text:p>
      <text:p text:style-name="Standard"><text:s text:c="15"/>2.94279e-18 <text:s text:c="2"/>netid: XI5/XI0/XI0/MPM1:s</text:p>
      <text:p text:style-name="Standard"><text:s text:c="15"/>3.14716e-18 <text:s text:c="2"/>netid: c_7714:p</text:p>
      <text:p text:style-name="Standard"><text:s text:c="15"/>1.02178e-18 <text:s text:c="2"/>netid: c_7711:p</text:p>
      <text:p text:style-name="Standard"><text:s text:c="15"/>2.47359e-17 <text:s text:c="2"/>netid: XI5/XI0/XI0/MPM1:s</text:p>
      <text:p text:style-name="Standard"><text:s text:c="15"/>1.81844e-18 <text:s text:c="2"/>netid: c_7717:p</text:p>
      <text:p text:style-name="Standard"><text:s text:c="15"/>1.72583e-18 <text:s text:c="2"/>netid: c_7718:p</text:p>
      <text:p text:style-name="Standard"><text:s text:c="15"/>1.28094e-18 <text:s text:c="2"/>netid: c_7719:p</text:p>
      <text:p text:style-name="Standard"><text:s text:c="15"/>7.42112e-19 <text:s text:c="2"/>netid: c_7720:p</text:p>
      <text:p text:style-name="Standard"><text:s text:c="15"/>3.15964e-18 <text:s text:c="2"/>netid: c_7714:p</text:p>
      <text:p text:style-name="Standard"><text:s text:c="15"/>1.02178e-18 <text:s text:c="2"/>netid: c_7711:p</text:p>
      <text:p text:style-name="Standard"><text:s text:c="15"/>2.30064e-17 <text:s text:c="2"/>netid: XI5/XI0/XI0/MPM1:s</text:p>
      <text:p text:style-name="Standard"><text:s text:c="15"/>3.11146e-19 <text:s text:c="2"/>netid: c_7718:p</text:p>
      <text:p text:style-name="Standard"><text:s text:c="15"/>1.21922e-17 <text:s text:c="2"/>netid: c_7714:p</text:p>
      <text:p text:style-name="Standard"><text:s text:c="15"/>2.54475e-18 <text:s text:c="2"/>netid: c_7711:p</text:p>
      <text:p text:style-name="Standard"><text:s text:c="15"/>4.67235e-19 <text:s text:c="2"/>netid: XI5/XI0/XI0/MPM0:b</text:p>
      <text:p text:style-name="Standard"><text:s text:c="15"/>2.23471e-18 <text:s text:c="2"/>netid: XI5/XI0/XI0/MPM1:s</text:p>
      <text:p text:style-name="Standard"><text:s text:c="15"/>2.63821e-18 <text:s text:c="2"/>netid: c_7714:p</text:p>
      <text:p text:style-name="Standard"><text:s text:c="15"/>2.99413e-19 <text:s text:c="2"/>netid: c_7711:p</text:p>
      <text:p text:style-name="Standard"><text:s text:c="15"/>6.58392e-18 <text:s text:c="2"/>netid: c_7731:p</text:p>
      <text:p text:style-name="Standard"><text:s text:c="15"/>5.43338e-18 <text:s text:c="2"/>netid: c_7718:p</text:p>
      <text:p text:style-name="Standard"><text:s text:c="15"/>3.15444e-18 <text:s text:c="2"/>netid: c_7733:p</text:p>
      <text:p text:style-name="Standard"><text:s text:c="15"/>3.54191e-18 <text:s text:c="2"/>netid: c_7719:p</text:p>
      <text:p text:style-name="Standard"><text:s text:c="15"/>1.70037e-17 <text:s text:c="2"/>netid: c_7735:p</text:p>
      <text:p text:style-name="Standard"><text:s text:c="15"/>3.62333e-19 <text:s text:c="2"/>netid: c_7731:p</text:p>
      <text:p text:style-name="Standard"><text:s text:c="15"/>1.01406e-17 <text:s text:c="2"/>netid: c_7737:p</text:p>
      <text:p text:style-name="Standard"><text:s text:c="15"/>4.13245e-18 <text:s text:c="2"/>netid: c_7738:p</text:p>
      <text:p text:style-name="Standard"><text:s text:c="15"/>7.99571e-18 <text:s text:c="2"/>netid: c_7739:p</text:p>
      <text:p text:style-name="Standard"><text:s text:c="15"/>3.76571e-18 <text:s text:c="2"/>netid: c_7740:p</text:p>
      <text:p text:style-name="Standard"><text:soft-page-break/><text:s text:c="15"/>7.32165e-18 <text:s text:c="2"/>netid: c_7741:p</text:p>
      <text:p text:style-name="Standard"><text:s text:c="15"/>1.56775e-17 <text:s text:c="2"/>netid: c_7720:p</text:p>
      <text:p text:style-name="Standard"><text:s text:c="15"/>7.32234e-18 <text:s text:c="2"/>netid: c_7743:p</text:p>
      <text:p text:style-name="Standard"><text:s text:c="15"/>1.44323e-17 <text:s text:c="2"/>netid: c_7714:p</text:p>
      <text:p text:style-name="Standard"><text:s text:c="15"/>2.51214e-19 <text:s text:c="2"/>netid: XI5/XI0/XI0/MPM1:s</text:p>
      <text:p text:style-name="Standard"><text:s text:c="15"/>3.11146e-19 <text:s text:c="2"/>netid: c_7557:p</text:p>
      <text:p text:style-name="Standard"><text:s text:c="15"/>6.04959e-19 <text:s text:c="2"/>netid: c_7683:p</text:p>
      <text:p text:style-name="Standard"><text:s text:c="16"/>4.0099e-18 <text:s text:c="2"/>netid: c_7638:p</text:p>
      <text:p text:style-name="Standard"><text:s text:c="15"/>3.84076e-19 <text:s text:c="2"/>netid: c_7567:p</text:p>
      <text:p text:style-name="Standard"><text:s text:c="15"/>3.27425e-18 <text:s text:c="2"/>netid: c_7692:p</text:p>
      <text:p text:style-name="Standard"><text:s text:c="15"/>3.31453e-19 <text:s text:c="2"/>netid: c_7751:p</text:p>
      <text:p text:style-name="Standard"><text:s text:c="17"/>4.646e-19 <text:s text:c="2"/>netid: c_7563:p</text:p>
      <text:p text:style-name="Standard"><text:s text:c="16"/>2.1594e-18 <text:s text:c="2"/>netid: c_7714:p</text:p>
      <text:p text:style-name="Standard"><text:s text:c="15"/>4.22057e-18 <text:s text:c="2"/>netid: c_7557:p</text:p>
      <text:p text:style-name="Standard"><text:s text:c="15"/>1.65252e-17 <text:s text:c="2"/>netid: c_7638:p</text:p>
      <text:p text:style-name="Standard"><text:s text:c="15"/>3.55284e-18 <text:s text:c="2"/>netid: c_7573:p</text:p>
      <text:p text:style-name="Standard"><text:s text:c="15"/>6.29189e-19 <text:s text:c="2"/>netid: c_7757:p</text:p>
      <text:p text:style-name="Standard"><text:s text:c="15"/>7.73983e-18 <text:s text:c="2"/>netid: c_7758:p</text:p>
      <text:p text:style-name="Standard"><text:s text:c="16"/>2.2182e-17 <text:s text:c="2"/>netid: c_7640:p</text:p>
      <text:p text:style-name="Standard"><text:s text:c="15"/>9.62988e-18 <text:s text:c="2"/>netid: c_7760:p</text:p>
      <text:p text:style-name="Standard"><text:s text:c="15"/>8.95776e-19 <text:s text:c="2"/>netid: c_7683:p</text:p>
      <text:p text:style-name="Standard"><text:s text:c="15"/>2.97822e-19 <text:s text:c="2"/>netid: c_7762:p</text:p>
      <text:p text:style-name="Standard"><text:s text:c="15"/>9.92314e-18 <text:s text:c="2"/>netid: c_7692:p</text:p>
      <text:p text:style-name="Standard"><text:s text:c="15"/>5.39823e-18 <text:s text:c="2"/>netid: c_7751:p</text:p>
      <text:p text:style-name="Standard"><text:s text:c="15"/>1.57734e-18 <text:s text:c="2"/>netid: c_7557:p</text:p>
      <text:p text:style-name="Standard"><text:s text:c="15"/>5.39823e-18 <text:s text:c="2"/>netid: c_7766:p</text:p>
      <text:p text:style-name="Standard"><text:s text:c="15"/>1.04148e-17 <text:s text:c="2"/>netid: c_7767:p</text:p>
      <text:p text:style-name="Standard"><text:s text:c="16"/>2.7306e-18 <text:s text:c="2"/>netid: c_7573:p</text:p>
      <text:p text:style-name="Standard"><text:s text:c="15"/>3.55054e-19 <text:s text:c="2"/>netid: c_7576:p</text:p>
      <text:p text:style-name="Standard"><text:s text:c="15"/>2.77816e-18 <text:s text:c="2"/>netid: c_7661:p</text:p>
      <text:p text:style-name="Standard"><text:s text:c="15"/>4.30584e-18 <text:s text:c="2"/>netid: c_7758:p</text:p>
      <text:p text:style-name="Standard"><text:s text:c="15"/>8.26332e-18 <text:s text:c="2"/>netid: c_7576:p</text:p>
      <text:p text:style-name="Standard"><text:s text:c="15"/>8.09689e-19 <text:s text:c="2"/>netid: c_7573:p</text:p>
      <text:p text:style-name="Standard"><text:s text:c="15"/>1.11044e-18 <text:s text:c="2"/>netid: c_7573:p</text:p>
      <text:p text:style-name="Standard"><text:s text:c="16"/>6.1578e-19 <text:s text:c="2"/>netid: c_7775:p</text:p>
      <text:p text:style-name="Standard"><text:s text:c="16"/>2.2062e-19 <text:s text:c="2"/>netid: c_7776:p</text:p>
      <text:p text:style-name="Standard"><text:s text:c="16"/>1.1646e-18 <text:s text:c="2"/>netid: c_7658:p</text:p>
      <text:p text:style-name="Standard"><text:s text:c="16"/>2.3487e-18 <text:s text:c="2"/>netid: c_9672:p</text:p>
      <text:p text:style-name="Standard"><text:s text:c="15"/>1.12402e-18 <text:s text:c="2"/>netid: c_9673:p</text:p>
      <text:p text:style-name="Standard"><text:s text:c="17"/>2.349e-18 <text:s text:c="2"/>netid: c_9602:n</text:p>
      <text:p text:style-name="Standard"><text:s text:c="15"/>3.73603e-18 <text:s text:c="2"/>netid: c_9608:n</text:p>
      <text:p text:style-name="Standard"><text:s text:c="15"/>1.88987e-18 <text:s text:c="2"/>netid: c_9614:p</text:p>
      <text:p text:style-name="Standard"><text:s text:c="15"/>2.13601e-18 <text:s text:c="2"/>netid: c_9619:p</text:p>
      <text:p text:style-name="Standard"><text:s text:c="15"/>1.69632e-18 <text:s text:c="2"/>netid: c_9598:n</text:p>
      <text:p text:style-name="Standard"><text:s text:c="16"/>3.4784e-18 <text:s text:c="2"/>netid: c_9672:p</text:p>
      <text:p text:style-name="Standard"><text:s text:c="16"/>2.8937e-19 <text:s text:c="2"/>netid: c_9608:n</text:p>
      <text:p text:style-name="Standard"><text:s text:c="15"/>2.17057e-18 <text:s text:c="2"/>netid: c_9662:p</text:p>
      <text:p text:style-name="Standard"><text:s text:c="15"/>1.84611e-17 <text:s text:c="2"/>netid: c_9598:n</text:p>
      <text:p text:style-name="Standard"><text:s text:c="15"/>1.31121e-17 <text:s text:c="2"/>netid: c_9672:p</text:p>
      <text:p text:style-name="Standard"><text:s text:c="15"/>2.24703e-19 <text:s text:c="2"/>netid: c_9598:n</text:p>
      <text:p text:style-name="Standard"><text:s text:c="16"/>2.9704e-18 <text:s text:c="2"/>netid: XI3/XI0/MPM0:d</text:p>
      <text:p text:style-name="Standard"><text:s text:c="15"/>2.02859e-17 <text:s text:c="2"/>netid: c_9673:p</text:p>
      <text:p text:style-name="Standard"><text:soft-page-break/><text:s text:c="15"/>3.16005e-18 <text:s text:c="2"/>netid: c_9591:n</text:p>
      <text:p text:style-name="Standard"><text:s text:c="15"/>2.47529e-18 <text:s text:c="2"/>netid: c_9617:p</text:p>
      <text:p text:style-name="Standard"><text:s text:c="15"/>4.69554e-19 <text:s text:c="2"/>netid: c_9619:p</text:p>
      <text:p text:style-name="Standard"><text:s text:c="15"/>9.46677e-18 <text:s text:c="2"/>netid: c_9634:p</text:p>
      <text:p text:style-name="Standard"><text:s text:c="15"/>1.89559e-17 <text:s text:c="2"/>netid: c_9608:n</text:p>
      <text:p text:style-name="Standard"><text:s text:c="16"/>8.7537e-19 <text:s text:c="2"/>netid: c_9692:p</text:p>
      <text:p text:style-name="Standard"><text:s text:c="15"/>6.98194e-18 <text:s text:c="2"/>netid: c_9598:n</text:p>
      <text:p text:style-name="Standard"><text:s text:c="16"/>7.8422e-18 <text:s text:c="2"/>netid: c_9598:n</text:p>
      <text:p text:style-name="Standard"><text:s text:c="15"/>2.32259e-18 <text:s text:c="2"/>netid: c_9588:n</text:p>
      <text:p text:style-name="Standard"><text:s text:c="15"/>7.98109e-18 <text:s text:c="2"/>netid: c_9662:p</text:p>
      <text:p text:style-name="Standard"><text:s text:c="15"/>1.09834e-18 <text:s text:c="2"/>netid: c_9617:p</text:p>
      <text:p text:style-name="Standard"><text:s text:c="15"/>1.31651e-18 <text:s text:c="2"/>netid: c_9634:p</text:p>
      <text:p text:style-name="Standard"><text:s text:c="15"/>1.24828e-18 <text:s text:c="2"/>netid: c_9607:n</text:p>
      <text:p text:style-name="Standard"><text:s text:c="15"/>9.30309e-19 <text:s text:c="2"/>netid: c_9605:n</text:p>
      <text:p text:style-name="Standard"><text:s text:c="15"/>8.36388e-19 <text:s text:c="2"/>netid: c_9646:p</text:p>
      <text:p text:style-name="Standard"><text:s text:c="16"/>5.4967e-19 <text:s text:c="2"/>netid: c_9643:p</text:p>
      <text:p text:style-name="Standard"><text:s text:c="15"/>2.09981e-19 <text:s text:c="2"/>netid: XI3/NET15</text:p>
      <text:p text:style-name="Standard"><text:s text:c="15"/>9.30309e-19 <text:s text:c="2"/>netid: c_9604:n</text:p>
      <text:p text:style-name="Standard"><text:s text:c="15"/>1.70104e-18 <text:s text:c="2"/>netid: c_9646:p</text:p>
      <text:p text:style-name="Standard"><text:s text:c="15"/>2.41082e-18 <text:s text:c="2"/>netid: c_9634:p</text:p>
      <text:p text:style-name="Standard"><text:s text:c="16"/>3.9187e-18 <text:s text:c="2"/>netid: XI3/NET15</text:p>
      <text:p text:style-name="Standard"><text:s text:c="15"/>4.87095e-17 <text:s text:c="2"/>netid: XI3/XI0/MPM1:g</text:p>
      <text:p text:style-name="Standard"><text:s text:c="15"/>3.47846e-19 <text:s text:c="2"/>netid: XI3/XI0/MPM1:g</text:p>
      <text:p text:style-name="Standard"><text:s text:c="15"/>7.17444e-19 <text:s text:c="2"/>netid: c_9869:p</text:p>
      <text:p text:style-name="Standard"><text:s text:c="15"/>5.58646e-17 <text:s text:c="2"/>netid: XI5/XI6/MPM1:g</text:p>
      <text:p text:style-name="Standard"><text:s text:c="16"/>1.3731e-18 <text:s text:c="2"/>netid: c_9871:p</text:p>
      <text:p text:style-name="Standard"><text:s text:c="15"/>4.90088e-19 <text:s text:c="2"/>netid: c_9872:p</text:p>
      <text:p text:style-name="Standard"><text:s text:c="15"/>4.40778e-19 <text:s text:c="2"/>netid: c_9869:p</text:p>
      <text:p text:style-name="Standard"><text:s text:c="15"/>1.35674e-18 <text:s text:c="2"/>netid: XI5/XI6/MPM1:g</text:p>
      <text:p text:style-name="Standard"><text:s text:c="15"/>6.21891e-19 <text:s text:c="2"/>netid: c_9871:p</text:p>
      <text:p text:style-name="Standard"><text:s text:c="15"/>1.24211e-18 <text:s text:c="2"/>netid: c_9872:p</text:p>
      <text:p text:style-name="Standard"><text:s text:c="16"/>7.1977e-19 <text:s text:c="2"/>netid: c_9872:p</text:p>
      <text:p text:style-name="Standard"><text:s text:c="16"/>4.6257e-19 <text:s text:c="2"/>netid: c_9823:n</text:p>
      <text:p text:style-name="Standard"><text:s text:c="16"/>2.7249e-18 <text:s text:c="2"/>netid: c_9869:p</text:p>
      <text:p text:style-name="Standard"><text:s text:c="15"/>1.14531e-18 <text:s text:c="2"/>netid: XI5/XI6/MPM1:g</text:p>
      <text:p text:style-name="Standard"><text:s text:c="15"/>4.03019e-18 <text:s text:c="2"/>netid: c_9871:p</text:p>
      <text:p text:style-name="Standard"><text:s text:c="16"/>2.1893e-18 <text:s text:c="2"/>netid: c_9872:p</text:p>
      <text:p text:style-name="Standard"><text:s text:c="15"/>2.16308e-19 <text:s text:c="2"/>netid: c_9872:p</text:p>
      <text:p text:style-name="Standard"><text:s text:c="15"/>8.53675e-19 <text:s text:c="2"/>netid: c_9823:n</text:p>
      <text:p text:style-name="Standard"><text:s text:c="16"/>3.7803e-19 <text:s text:c="2"/>netid: c_9869:p</text:p>
      <text:p text:style-name="Standard"><text:s text:c="15"/>1.81639e-18 <text:s text:c="2"/>netid: XI5/XI6/MPM1:g</text:p>
      <text:p text:style-name="Standard"><text:s text:c="15"/>4.78176e-18 <text:s text:c="2"/>netid: c_9871:p</text:p>
      <text:p text:style-name="Standard"><text:s text:c="15"/>1.54739e-18 <text:s text:c="2"/>netid: c_9823:n</text:p>
      <text:p text:style-name="Standard"><text:s text:c="15"/>2.60796e-18 <text:s text:c="2"/>netid: XI3/XI0/MPM1:g</text:p>
      <text:p text:style-name="Standard"><text:s text:c="15"/>9.64846e-19 <text:s text:c="2"/>netid: c_9825:n</text:p>
      <text:p text:style-name="Standard"><text:s text:c="15"/>4.12575e-19 <text:s text:c="2"/>netid: c_9859:p</text:p>
      <text:p text:style-name="Standard"><text:s text:c="15"/>6.58272e-19 <text:s text:c="2"/>netid: c_9825:n</text:p>
      <text:p text:style-name="Standard"><text:s text:c="15"/>9.65066e-19 <text:s text:c="2"/>netid: c_9859:p</text:p>
      <text:p text:style-name="Standard"><text:s text:c="15"/>7.28869e-19 <text:s text:c="2"/>netid: c_9825:n</text:p>
      <text:p text:style-name="Standard"><text:s text:c="15"/>1.80889e-18 <text:s text:c="2"/>netid: c_9859:p</text:p>
      <text:p text:style-name="Standard"><text:s text:c="15"/>7.52279e-19 <text:s text:c="2"/>netid: c_9825:n</text:p>
      <text:p text:style-name="Standard"><text:s text:c="15"/>2.61067e-18 <text:s text:c="2"/>netid: c_9859:p</text:p>
      <text:p text:style-name="Standard"><text:soft-page-break/><text:s text:c="15"/>1.90254e-18 <text:s text:c="2"/>netid: c_9871:p</text:p>
      <text:p text:style-name="Standard"><text:s text:c="15"/>6.16531e-19 <text:s text:c="2"/>netid: c_9899:p</text:p>
      <text:p text:style-name="Standard"><text:s text:c="15"/>2.94305e-19 <text:s text:c="2"/>netid: c_9900:p</text:p>
      <text:p text:style-name="Standard"><text:s text:c="15"/>1.97632e-18 <text:s text:c="2"/>netid: c_9901:p</text:p>
      <text:p text:style-name="Standard"><text:s text:c="15"/>2.03684e-18 <text:s text:c="2"/>netid: c_9872:p</text:p>
      <text:p text:style-name="Standard"><text:s text:c="15"/>5.65403e-18 <text:s text:c="2"/>netid: c_9872:p</text:p>
      <text:p text:style-name="Standard"><text:s text:c="15"/>3.81987e-17 <text:s text:c="2"/>netid: c_9872:p</text:p>
      <text:p text:style-name="Standard"><text:s text:c="15"/>1.07532e-17 <text:s text:c="2"/>netid: c_9872:p</text:p>
      <text:p text:style-name="Standard"><text:s text:c="15"/>6.58017e-17 <text:s text:c="2"/>netid: c_9872:p</text:p>
      <text:p text:style-name="Standard"><text:s text:c="15"/>5.79297e-18 <text:s text:c="2"/>netid: c_9872:p</text:p>
      <text:p text:style-name="Standard"><text:s text:c="15"/>2.61291e-18 <text:s text:c="2"/>netid: c_9908:p</text:p>
      <text:p text:style-name="Standard"><text:s text:c="16"/>1.2164e-17 <text:s text:c="2"/>netid: c_9823:n</text:p>
      <text:p text:style-name="Standard"><text:s text:c="15"/>2.67259e-18 <text:s text:c="2"/>netid: c_9823:n</text:p>
      <text:p text:style-name="Standard"><text:s text:c="15"/>4.86443e-19 <text:s text:c="2"/>netid: XI5/XI5/MPM1:g</text:p>
      <text:p text:style-name="Standard"><text:s text:c="15"/>4.67712e-19 <text:s text:c="2"/>netid: XI5/XI6/MPM1:g</text:p>
      <text:p text:style-name="Standard"><text:s text:c="15"/>1.68158e-16 <text:s text:c="2"/>netid: c_9913:p</text:p>
      <text:p text:style-name="Standard"><text:s text:c="15"/>9.27136e-16 <text:s text:c="2"/>netid: c_9901:p</text:p>
      <text:p text:style-name="Standard"><text:s text:c="15"/>8.22558e-18 <text:s text:c="2"/>netid: c_9915:p</text:p>
      <text:p text:style-name="Standard"><text:s text:c="15"/>9.23817e-19 <text:s text:c="2"/>netid: c_9862:p</text:p>
      <text:p text:style-name="Standard"><text:s text:c="15"/>1.50677e-17 <text:s text:c="2"/>netid: c_9917:p</text:p>
      <text:p text:style-name="Standard"><text:s text:c="15"/>5.57574e-19 <text:s text:c="2"/>netid: c_9862:p</text:p>
      <text:p text:style-name="Standard"><text:s text:c="15"/>1.37534e-18 <text:s text:c="2"/>netid: c_9917:p</text:p>
      <text:p text:style-name="Standard"><text:s text:c="15"/>4.62552e-19 <text:s text:c="2"/>netid: c_9825:n</text:p>
      <text:p text:style-name="Standard"><text:s text:c="15"/>6.80604e-19 <text:s text:c="2"/>netid: c_9859:p</text:p>
      <text:p text:style-name="Standard"><text:s text:c="15"/>1.43395e-17 <text:s text:c="2"/>netid: c_9908:p</text:p>
      <text:p text:style-name="Standard"><text:s text:c="15"/>1.16483e-18 <text:s text:c="2"/>netid: c_9908:p</text:p>
      <text:p text:style-name="Standard"><text:s text:c="15"/>1.91215e-18 <text:s text:c="2"/>netid: c_10706:n</text:p>
      <text:p text:style-name="Standard"><text:s text:c="16"/>2.3458e-18 <text:s text:c="2"/>netid: c_10706:n</text:p>
      <text:p text:style-name="Standard"><text:s text:c="15"/>3.90196e-19 <text:s text:c="2"/>netid: c_10706:n</text:p>
      <text:p text:style-name="Standard"><text:s text:c="15"/>6.09287e-18 <text:s text:c="2"/>netid: c_10706:n</text:p>
      <text:p text:style-name="Standard"><text:s text:c="15"/>2.63177e-19 <text:s text:c="2"/>netid: c_10742:n</text:p>
      <text:p text:style-name="Standard"><text:s text:c="15"/>1.84581e-18 <text:s text:c="2"/>netid: c_10706:n</text:p>
      <text:p text:style-name="Standard"><text:s text:c="16"/>1.7521e-18 <text:s text:c="2"/>netid: c_10706:n</text:p>
      <text:p text:style-name="Standard"><text:s text:c="15"/>1.92132e-18 <text:s text:c="2"/>netid: c_10706:n</text:p>
      <text:p text:style-name="Standard"><text:s text:c="15"/>8.42237e-19 <text:s text:c="2"/>netid: c_10694:n</text:p>
      <text:p text:style-name="Standard"><text:s text:c="15"/>3.85302e-18 <text:s text:c="2"/>netid: c_10706:n</text:p>
      <text:p text:style-name="Standard"><text:s text:c="15"/>3.34813e-19 <text:s text:c="2"/>netid: c_10694:n</text:p>
      <text:p text:style-name="Standard"><text:s text:c="15"/>2.48805e-18 <text:s text:c="2"/>netid: c_10701:n</text:p>
      <text:p text:style-name="Standard"><text:s text:c="15"/>7.10277e-18 <text:s text:c="2"/>netid: c_10706:n</text:p>
      <text:p text:style-name="Standard"><text:s text:c="16"/>1.1366e-18 <text:s text:c="2"/>netid: c_10801:p</text:p>
      <text:p text:style-name="Standard"><text:s text:c="15"/>3.34813e-19 <text:s text:c="2"/>netid: c_10694:n</text:p>
      <text:p text:style-name="Standard"><text:s text:c="15"/>6.14658e-18 <text:s text:c="2"/>netid: c_10706:n</text:p>
      <text:p text:style-name="Standard"><text:s text:c="16"/>1.1366e-18 <text:s text:c="2"/>netid: c_10743:n</text:p>
      <text:p text:style-name="Standard"><text:s text:c="15"/>2.46344e-18 <text:s text:c="2"/>netid: c_10744:n</text:p>
      <text:p text:style-name="Standard"><text:s text:c="15"/>5.80683e-18 <text:s text:c="2"/>netid: NET12</text:p>
      <text:p text:style-name="Standard"><text:s text:c="15"/>9.25523e-19 <text:s text:c="2"/>netid: c_10701:n</text:p>
      <text:p text:style-name="Standard"><text:s text:c="15"/>4.09671e-18 <text:s text:c="2"/>netid: c_10747:n</text:p>
      <text:p text:style-name="Standard"><text:s text:c="16"/>6.2194e-19 <text:s text:c="2"/>netid: c_10698:n</text:p>
      <text:p text:style-name="Standard"><text:s text:c="15"/>3.37781e-19 <text:s text:c="2"/>netid: c_10810:p</text:p>
      <text:p text:style-name="Standard"><text:s text:c="15"/>2.30163e-18 <text:s text:c="2"/>netid: c_10811:p</text:p>
      <text:p text:style-name="Standard"><text:s text:c="15"/>2.92822e-17 <text:s text:c="2"/>netid: c_10701:n</text:p>
      <text:p text:style-name="Standard"><text:s text:c="15"/>5.00707e-18 <text:s text:c="2"/>netid: c_10706:n</text:p>
      <text:p text:style-name="Standard"><text:soft-page-break/><text:s text:c="15"/>2.12822e-18 <text:s text:c="2"/>netid: c_10768:n</text:p>
      <text:p text:style-name="Standard"><text:s text:c="15"/>3.73208e-18 <text:s text:c="2"/>netid: c_10701:n</text:p>
      <text:p text:style-name="Standard"><text:s text:c="15"/>1.32665e-18 <text:s text:c="2"/>netid: c_10744:n</text:p>
      <text:p text:style-name="Standard"><text:s text:c="15"/>4.11441e-18 <text:s text:c="2"/>netid: NET12</text:p>
      <text:p text:style-name="Standard"><text:s text:c="15"/>2.32951e-18 <text:s text:c="2"/>netid: c_10701:n</text:p>
      <text:p text:style-name="Standard"><text:s text:c="15"/>8.59113e-19 <text:s text:c="2"/>netid: c_12050:n</text:p>
      <text:p text:style-name="Standard"><text:s text:c="15"/>7.74761e-19 <text:s text:c="2"/>netid: XI5/XI6/MNM0:g</text:p>
      <text:p text:style-name="Standard"><text:s text:c="15"/>1.38027e-18 <text:s text:c="2"/>netid: c_12458:n</text:p>
      <text:p text:style-name="Standard"><text:s text:c="15"/>5.45912e-19 <text:s text:c="2"/>netid: c_12459:n</text:p>
      <text:p text:style-name="Standard"><text:s text:c="15"/>4.42604e-19 <text:s text:c="2"/>netid: c_12460:n</text:p>
      <text:p text:style-name="Standard"><text:s text:c="15"/>4.60789e-19 <text:s text:c="2"/>netid: c_12461:n</text:p>
      <text:p text:style-name="Standard"><text:s text:c="15"/>1.64886e-18 <text:s text:c="2"/>netid: c_12085:n</text:p>
      <text:p text:style-name="Standard"><text:s text:c="15"/>4.12926e-19 <text:s text:c="2"/>netid: c_12089:n</text:p>
      <text:p text:style-name="Standard"><text:s text:c="15"/>1.60954e-18 <text:s text:c="2"/>netid: c_12089:n</text:p>
      <text:p text:style-name="Standard"><text:s text:c="15"/>9.51784e-18 <text:s text:c="2"/>netid: c_12091:n</text:p>
      <text:p text:style-name="Standard"><text:s text:c="15"/>6.12986e-18 <text:s text:c="2"/>netid: c_12093:n</text:p>
      <text:p text:style-name="Standard"><text:s text:c="15"/>5.48314e-19 <text:s text:c="2"/>netid: c_12095:n</text:p>
      <text:p text:style-name="Standard"><text:s text:c="15"/>2.18287e-18 <text:s text:c="2"/>netid: c_12099:n</text:p>
      <text:p text:style-name="Standard"><text:s text:c="15"/>2.07867e-18 <text:s text:c="2"/>netid: c_12105:n</text:p>
      <text:p text:style-name="Standard"><text:s text:c="15"/>2.60975e-18 <text:s text:c="2"/>netid: XI5/XI4/MPM0:g</text:p>
      <text:p text:style-name="Standard"><text:s text:c="15"/>1.88812e-18 <text:s text:c="2"/>netid: XI5/XI4/MPM0:g</text:p>
      <text:p text:style-name="Standard"><text:s text:c="15"/>5.34949e-19 <text:s text:c="2"/>netid: c_12314:n</text:p>
      <text:p text:style-name="Standard"><text:s text:c="15"/>4.42981e-19 <text:s text:c="2"/>netid: c_12315:n</text:p>
      <text:p text:style-name="Standard"><text:s text:c="15"/>1.38163e-18 <text:s text:c="2"/>netid: c_12315:n</text:p>
      <text:p text:style-name="Standard"><text:s text:c="15"/>1.39809e-18 <text:s text:c="2"/>netid: c_12315:n</text:p>
      <text:p text:style-name="Standard"><text:s text:c="15"/>5.29539e-18 <text:s text:c="2"/>netid: c_12115:n</text:p>
      <text:p text:style-name="Standard"><text:s text:c="15"/>1.33467e-18 <text:s text:c="2"/>netid: c_12207:n</text:p>
      <text:p text:style-name="Standard"><text:s text:c="15"/>1.33879e-18 <text:s text:c="2"/>netid: c_12478:n</text:p>
      <text:p text:style-name="Standard"><text:s text:c="15"/>2.08043e-18 <text:s text:c="2"/>netid: c_12273:n</text:p>
      <text:p text:style-name="Standard"><text:s text:c="17"/>3.881e-18 <text:s text:c="2"/>netid: c_12273:n</text:p>
      <text:p text:style-name="Standard"><text:s text:c="15"/>1.60149e-18 <text:s text:c="2"/>netid: c_12273:n</text:p>
      <text:p text:style-name="Standard"><text:s text:c="15"/>2.63285e-18 <text:s text:c="2"/>netid: c_12273:n</text:p>
      <text:p text:style-name="Standard"><text:s text:c="15"/>2.14041e-18 <text:s text:c="2"/>netid: c_12273:n</text:p>
      <text:p text:style-name="Standard"><text:s text:c="15"/>2.90552e-18 <text:s text:c="2"/>netid: c_12273:n</text:p>
      <text:p text:style-name="Standard"><text:s text:c="15"/>5.46785e-19 <text:s text:c="2"/>netid: c_12273:n</text:p>
      <text:p text:style-name="Standard"><text:s text:c="15"/>4.97607e-18 <text:s text:c="2"/>netid: c_12273:n</text:p>
      <text:p text:style-name="Standard"><text:s text:c="15"/>1.69165e-17 <text:s text:c="2"/>netid: c_12273:n</text:p>
      <text:p text:style-name="Standard"><text:s text:c="15"/>7.62934e-19 <text:s text:c="2"/>netid: c_12273:n</text:p>
      <text:p text:style-name="Standard"><text:s text:c="15"/>8.42779e-19 <text:s text:c="2"/>netid: c_12273:n</text:p>
      <text:p text:style-name="Standard"><text:s text:c="15"/>7.29761e-19 <text:s text:c="2"/>netid: c_12353:n</text:p>
      <text:p text:style-name="Standard"><text:s text:c="15"/>1.65711e-17 <text:s text:c="2"/>netid: c_12353:n</text:p>
      <text:p text:style-name="Standard"><text:s text:c="15"/>2.38019e-18 <text:s text:c="2"/>netid: c_12353:n</text:p>
      <text:p text:style-name="Standard"><text:s text:c="15"/>4.84475e-18 <text:s text:c="2"/>netid: c_12355:n</text:p>
      <text:p text:style-name="Standard"><text:s text:c="16"/>7.0113e-17 <text:s text:c="2"/>netid: c_12356:n</text:p>
      <text:p text:style-name="Standard"><text:s text:c="15"/>4.38814e-19 <text:s text:c="2"/>netid: c_12363:n</text:p>
      <text:p text:style-name="Standard"><text:s text:c="15"/>1.20852e-18 <text:s text:c="2"/>netid: c_12363:n</text:p>
      <text:p text:style-name="Standard"><text:s text:c="15"/>7.11716e-19 <text:s text:c="2"/>netid: c_12363:n</text:p>
      <text:p text:style-name="Standard"><text:s text:c="15"/>1.93529e-18 <text:s text:c="2"/>netid: c_12363:n</text:p>
      <text:p text:style-name="Standard"><text:s text:c="15"/>1.29558e-17 <text:s text:c="2"/>netid: c_12363:n</text:p>
      <text:p text:style-name="Standard"><text:s text:c="15"/>9.11828e-18 <text:s text:c="2"/>netid: c_12363:n</text:p>
      <text:p text:style-name="Standard"><text:s text:c="16"/>4.5411e-18 <text:s text:c="2"/>netid: c_12363:n</text:p>
      <text:p text:style-name="Standard"><text:s text:c="15"/>8.15955e-18 <text:s text:c="2"/>netid: c_12363:n</text:p>
      <text:p text:style-name="Standard"><text:soft-page-break/><text:s text:c="15"/>5.04135e-17 <text:s text:c="2"/>netid: c_12363:n</text:p>
      <text:p text:style-name="Standard"><text:s text:c="15"/>1.41591e-18 <text:s text:c="2"/>netid: c_12367:n</text:p>
      <text:p text:style-name="Standard"><text:s text:c="15"/>2.00509e-18 <text:s text:c="2"/>netid: c_12368:n</text:p>
      <text:p text:style-name="Standard"><text:s text:c="15"/>1.56501e-17 <text:s text:c="2"/>netid: c_12368:n</text:p>
      <text:p text:style-name="Standard"><text:s text:c="15"/>2.78534e-17 <text:s text:c="2"/>netid: c_12368:n</text:p>
      <text:p text:style-name="Standard"><text:s text:c="15"/>2.58576e-17 <text:s text:c="2"/>netid: c_12368:n</text:p>
      <text:p text:style-name="Standard"><text:s text:c="15"/>1.08155e-17 <text:s text:c="2"/>netid: c_12369:n</text:p>
      <text:p text:style-name="Standard"><text:s text:c="15"/>6.53701e-17 <text:s text:c="2"/>netid: c_12370:n</text:p>
      <text:p text:style-name="Standard"><text:s text:c="15"/>8.37452e-18 <text:s text:c="2"/>netid: c_12370:n</text:p>
      <text:p text:style-name="Standard"><text:s text:c="15"/>8.58938e-17 <text:s text:c="2"/>netid: c_12370:n</text:p>
      <text:p text:style-name="Standard"><text:s text:c="15"/>6.93872e-19 <text:s text:c="2"/>netid: c_12370:n</text:p>
      <text:p text:style-name="Standard"><text:s text:c="15"/>3.12141e-19 <text:s text:c="2"/>netid: c_12370:n</text:p>
      <text:p text:style-name="Standard"><text:s text:c="16"/>3.6493e-18 <text:s text:c="2"/>netid: c_12371:n</text:p>
      <text:p text:style-name="Standard"><text:s text:c="15"/>1.01925e-18 <text:s text:c="2"/>netid: c_12371:n</text:p>
      <text:p text:style-name="Standard"><text:s text:c="15"/>4.36977e-18 <text:s text:c="2"/>netid: c_12371:n</text:p>
      <text:p text:style-name="Standard"><text:s text:c="15"/>8.95568e-19 <text:s text:c="2"/>netid: c_12371:n</text:p>
      <text:p text:style-name="Standard"><text:s text:c="15"/>2.73976e-17 <text:s text:c="2"/>netid: c_12371:n</text:p>
      <text:p text:style-name="Standard"><text:s text:c="15"/>4.97725e-17 <text:s text:c="2"/>netid: c_12392:n</text:p>
      <text:p text:style-name="Standard"><text:s text:c="15"/>2.40355e-18 <text:s text:c="2"/>netid: c_12398:n</text:p>
      <text:p text:style-name="Standard"><text:s text:c="15"/>1.79318e-18 <text:s text:c="2"/>netid: c_12276:n</text:p>
      <text:p text:style-name="Standard"><text:s text:c="15"/>2.32918e-19 <text:s text:c="2"/>netid: c_12276:n</text:p>
      <text:p text:style-name="Standard"><text:s text:c="15"/>1.87654e-18 <text:s text:c="2"/>netid: c_12276:n</text:p>
      <text:p text:style-name="Standard"><text:s text:c="15"/>2.50759e-18 <text:s text:c="2"/>netid: c_12276:n</text:p>
      <text:p text:style-name="Standard"><text:s text:c="15"/>7.43754e-19 <text:s text:c="2"/>netid: c_12276:n</text:p>
      <text:p text:style-name="Standard"><text:s text:c="15"/>1.84098e-18 <text:s text:c="2"/>netid: c_12276:n</text:p>
      <text:p text:style-name="Standard"><text:s text:c="15"/>2.96431e-18 <text:s text:c="2"/>netid: c_12276:n</text:p>
      <text:p text:style-name="Standard"><text:s text:c="15"/>1.82718e-17 <text:s text:c="2"/>netid: c_12276:n</text:p>
      <text:p text:style-name="Standard"><text:s text:c="15"/>4.30326e-18 <text:s text:c="2"/>netid: c_12276:n</text:p>
      <text:p text:style-name="Standard"><text:s text:c="15"/>9.51268e-19 <text:s text:c="2"/>netid: c_12276:n</text:p>
      <text:p text:style-name="Standard"><text:s text:c="15"/>3.04979e-19 <text:s text:c="2"/>netid: c_12276:n</text:p>
      <text:p text:style-name="Standard"><text:s text:c="15"/>1.10622e-18 <text:s text:c="2"/>netid: c_13899:n</text:p>
      <text:p text:style-name="Standard"><text:s text:c="15"/>1.16514e-18 <text:s text:c="2"/>netid: c_14041:n</text:p>
      <text:p text:style-name="Standard"><text:s text:c="15"/>1.29041e-18 <text:s text:c="2"/>netid: c_14141:n</text:p>
      <text:p text:style-name="Standard"><text:s text:c="16"/>5.5172e-19 <text:s text:c="2"/>netid: c_14141:n</text:p>
      <text:p text:style-name="Standard"><text:s text:c="15"/>1.10622e-18 <text:s text:c="2"/>netid: c_14143:n</text:p>
      <text:p text:style-name="Standard"><text:s text:c="15"/>1.10622e-18 <text:s text:c="2"/>netid: c_13915:n</text:p>
      <text:p text:style-name="Standard"><text:s text:c="17"/>3.949e-19 <text:s text:c="2"/>netid: c_14042:n</text:p>
      <text:p text:style-name="Standard"><text:s text:c="15"/>2.89682e-18 <text:s text:c="2"/>netid: c_14017:n</text:p>
      <text:p text:style-name="Standard"><text:s text:c="15"/>1.49656e-18 <text:s text:c="2"/>netid: c_14037:n</text:p>
      <text:p text:style-name="Standard"><text:s text:c="15"/>3.31907e-18 <text:s text:c="2"/>netid: c_14037:n</text:p>
      <text:p text:style-name="Standard"><text:s text:c="15"/>4.92429e-18 <text:s text:c="2"/>netid: c_14037:n</text:p>
      <text:p text:style-name="Standard"><text:s text:c="15"/>9.19363e-19 <text:s text:c="2"/>netid: c_14037:n</text:p>
      <text:p text:style-name="Standard"><text:s text:c="15"/>1.17462e-18 <text:s text:c="2"/>netid: c_14037:n</text:p>
      <text:p text:style-name="Standard"><text:s text:c="16"/>1.6232e-18 <text:s text:c="2"/>netid: c_14152:n</text:p>
      <text:p text:style-name="Standard"><text:s text:c="15"/>4.21903e-19 <text:s text:c="2"/>netid: c_14152:n</text:p>
      <text:p text:style-name="Standard"><text:s text:c="15"/>5.66262e-19 <text:s text:c="2"/>netid: c_14152:n</text:p>
      <text:p text:style-name="Standard"><text:s text:c="15"/>3.44886e-19 <text:s text:c="2"/>netid: c_14152:n</text:p>
      <text:p text:style-name="Standard"><text:s text:c="15"/>3.32085e-19 <text:s text:c="2"/>netid: c_14044:n</text:p>
      <text:p text:style-name="Standard"><text:s text:c="16"/>1.6232e-18 <text:s text:c="2"/>netid: c_14044:n</text:p>
      <text:p text:style-name="Standard"><text:s text:c="15"/>9.44503e-19 <text:s text:c="2"/>netid: c_14039:n</text:p>
      <text:p text:style-name="Standard"><text:s text:c="15"/>4.03164e-18 <text:s text:c="2"/>netid: c_14039:n</text:p>
      <text:p text:style-name="Standard"><text:s text:c="15"/>1.72582e-18 <text:s text:c="2"/>netid: c_14039:n</text:p>
      <text:p text:style-name="Standard"><text:soft-page-break/><text:s text:c="15"/>1.53914e-18 <text:s text:c="2"/>netid: c_14039:n</text:p>
      <text:p text:style-name="Standard"><text:s text:c="15"/>6.52993e-19 <text:s text:c="2"/>netid: c_14039:n</text:p>
      <text:p text:style-name="Standard"><text:s text:c="15"/>7.06627e-19 <text:s text:c="2"/>netid: c_14039:n</text:p>
      <text:p text:style-name="Standard"><text:s text:c="15"/>9.95014e-19 <text:s text:c="2"/>netid: c_14039:n</text:p>
      <text:p text:style-name="Standard"><text:s text:c="15"/>5.54748e-18 <text:s text:c="2"/>netid: c_14039:n</text:p>
      <text:p text:style-name="Standard"><text:s text:c="15"/>1.82266e-18 <text:s text:c="2"/>netid: c_14039:n</text:p>
      <text:p text:style-name="Standard"><text:s text:c="15"/>8.17155e-19 <text:s text:c="2"/>netid: c_14074:n</text:p>
      <text:p text:style-name="Standard"><text:s text:c="15"/>1.69793e-18 <text:s text:c="2"/>netid: c_14074:n</text:p>
      <text:p text:style-name="Standard"><text:s text:c="16"/>2.1006e-18 <text:s text:c="2"/>netid: c_14074:n</text:p>
      <text:p text:style-name="Standard"><text:s text:c="15"/>7.36124e-19 <text:s text:c="2"/>netid: c_14074:n</text:p>
      <text:p text:style-name="Standard"><text:s text:c="16"/>5.1923e-18 <text:s text:c="2"/>netid: c_14074:n</text:p>
      <text:p text:style-name="Standard"><text:s text:c="15"/>6.78622e-18 <text:s text:c="2"/>netid: c_14074:n</text:p>
      <text:p text:style-name="Standard"><text:s text:c="15"/>2.35387e-18 <text:s text:c="2"/>netid: c_14079:n</text:p>
      <text:p text:style-name="Standard"><text:s text:c="15"/>7.21185e-19 <text:s text:c="2"/>netid: c_14079:n</text:p>
      <text:p text:style-name="Standard"><text:s text:c="15"/>3.43664e-19 <text:s text:c="2"/>netid: c_14079:n</text:p>
      <text:p text:style-name="Standard"><text:s text:c="15"/>8.79904e-18 <text:s text:c="2"/>netid: c_14079:n</text:p>
      <text:p text:style-name="Standard"><text:s text:c="15"/>8.14457e-16 <text:s text:c="2"/>netid: c_14079:n</text:p>
      <text:p text:style-name="Standard"><text:s text:c="15"/>1.34636e-18 <text:s text:c="2"/>netid: c_14178:n</text:p>
      <text:p text:style-name="Standard"><text:s text:c="15"/>1.38734e-17 <text:s text:c="2"/>netid: c_14178:n</text:p>
      <text:p text:style-name="Standard"><text:s text:c="15"/>7.70683e-19 <text:s text:c="2"/>netid: c_14080:n</text:p>
      <text:p text:style-name="Standard"><text:s text:c="15"/>9.22849e-19 <text:s text:c="2"/>netid: c_14080:n</text:p>
      <text:p text:style-name="Standard"><text:s text:c="15"/>4.56026e-19 <text:s text:c="2"/>netid: c_14040:n</text:p>
      <text:p text:style-name="Standard"><text:s text:c="15"/>4.20473e-19 <text:s text:c="2"/>netid: c_14040:n</text:p>
      <text:p text:style-name="Standard"><text:s text:c="15"/>4.63596e-19 <text:s text:c="2"/>netid: NET022</text:p>
      <text:p text:style-name="Standard"><text:s text:c="15"/>5.99649e-19 <text:s text:c="2"/>netid: XI5/XI5/MNM0:g</text:p>
      <text:p text:style-name="Standard"><text:s text:c="15"/>3.92445e-19 <text:s text:c="2"/>netid: XI5/XI5/MNM0:g</text:p>
      <text:p text:style-name="Standard"><text:s text:c="15"/>7.05162e-19 <text:s text:c="2"/>netid: XI5/XI5/MNM0:g</text:p>
      <text:p text:style-name="Standard"><text:s text:c="15"/>2.95169e-18 <text:s text:c="2"/>netid: c_14876:n</text:p>
      <text:p text:style-name="Standard"><text:s text:c="15"/>1.20877e-17 <text:s text:c="2"/>netid: c_14876:n</text:p>
      <text:p text:style-name="Standard"><text:s text:c="15"/>2.41307e-18 <text:s text:c="2"/>netid: c_14713:n</text:p>
      <text:p text:style-name="Standard"><text:s text:c="15"/>2.58992e-18 <text:s text:c="2"/>netid: c_14716:n</text:p>
      <text:p text:style-name="Standard"><text:s text:c="15"/>2.12056e-18 <text:s text:c="2"/>netid: c_14880:n</text:p>
      <text:p text:style-name="Standard"><text:s text:c="16"/>3.4784e-18 <text:s text:c="2"/>netid: c_14880:n</text:p>
      <text:p text:style-name="Standard"><text:s text:c="15"/>1.30292e-17 <text:s text:c="2"/>netid: c_14880:n</text:p>
      <text:p text:style-name="Standard"><text:s text:c="15"/>4.52274e-19 <text:s text:c="2"/>netid: c_14883:n</text:p>
      <text:p text:style-name="Standard"><text:s text:c="15"/>2.20988e-18 <text:s text:c="2"/>netid: XI5/XI0/XI1/MPM0:d</text:p>
      <text:p text:style-name="Standard"><text:s text:c="15"/>2.14674e-18 <text:s text:c="2"/>netid: XI5/XI0/XI0/MPM1:g</text:p>
      <text:p text:style-name="Standard"><text:s text:c="15"/>2.38812e-18 <text:s text:c="2"/>netid: XI5/XI0/XI0/MPM1:g</text:p>
      <text:p text:style-name="Standard"><text:s text:c="15"/>3.80192e-18 <text:s text:c="2"/>netid: XI5/XI0/XI0/MPM1:g</text:p>
      <text:p text:style-name="Standard"><text:s text:c="15"/>2.01818e-18 <text:s text:c="2"/>netid: XI5/XI0/XI0/MPM1:g</text:p>
      <text:p text:style-name="Standard"><text:s text:c="15"/>2.24986e-18 <text:s text:c="2"/>netid: XI5/XI0/XI0/MPM1:g</text:p>
      <text:p text:style-name="Standard"><text:s text:c="15"/>1.19478e-18 <text:s text:c="2"/>netid: XI5/XI0/XI0/MPM1:g</text:p>
      <text:p text:style-name="Standard"><text:s text:c="15"/>3.81444e-19 <text:s text:c="2"/>netid: XI5/XI0/XI0/MPM1:g</text:p>
      <text:p text:style-name="Standard"><text:s text:c="15"/>2.27148e-18 <text:s text:c="2"/>netid: XI5/XI0/XI0/MPM1:g</text:p>
      <text:p text:style-name="Standard"><text:s text:c="15"/>9.14733e-19 <text:s text:c="2"/>netid: XI5/XI0/XI0/MPM1:g</text:p>
      <text:p text:style-name="Standard"><text:s text:c="15"/>1.27044e-18 <text:s text:c="2"/>netid: XI5/XI0/XI0/MPM1:g</text:p>
      <text:p text:style-name="Standard"><text:s text:c="16"/>5.4858e-18 <text:s text:c="2"/>netid: XI5/XI0/XI0/MPM1:g</text:p>
      <text:p text:style-name="Standard"><text:s text:c="15"/>3.74622e-18 <text:s text:c="2"/>netid: XI5/XI0/XI0/MPM1:g</text:p>
      <text:p text:style-name="Standard"><text:s text:c="15"/>1.08154e-17 <text:s text:c="2"/>netid: XI5/XI0/XI0/MPM1:g</text:p>
      <text:p text:style-name="Standard"><text:s text:c="15"/>3.05794e-18 <text:s text:c="2"/>netid: XI5/XI0/XI0/MPM1:g</text:p>
      <text:p text:style-name="Standard"><text:s text:c="15"/>1.25354e-18 <text:s text:c="2"/>netid: XI5/XI0/XI0/MPM1:g</text:p>
      <text:p text:style-name="Standard"><text:s text:c="15"/>4.53675e-19 <text:s text:c="2"/>netid: XI5/XI0/XI0/MPM1:g</text:p>
      <text:p text:style-name="Standard"><text:soft-page-break/><text:s text:c="15"/>1.01326e-18 <text:s text:c="2"/>netid: c_14901:n</text:p>
      <text:p text:style-name="Standard"><text:s text:c="15"/>8.58582e-18 <text:s text:c="2"/>netid: c_14901:n</text:p>
      <text:p text:style-name="Standard"><text:s text:c="15"/>2.29753e-18 <text:s text:c="2"/>netid: c_14730:n</text:p>
      <text:p text:style-name="Standard"><text:s text:c="15"/>1.26037e-17 <text:s text:c="2"/>netid: c_14730:n</text:p>
      <text:p text:style-name="Standard"><text:s text:c="15"/>8.26694e-19 <text:s text:c="2"/>netid: c_14905:n</text:p>
      <text:p text:style-name="Standard"><text:s text:c="15"/>8.26694e-19 <text:s text:c="2"/>netid: c_14906:n</text:p>
      <text:p text:style-name="Standard"><text:s text:c="15"/>8.26694e-19 <text:s text:c="2"/>netid: c_14907:n</text:p>
      <text:p text:style-name="Standard"><text:s text:c="15"/>1.84322e-18 <text:s text:c="2"/>netid: c_14908:n</text:p>
      <text:p text:style-name="Standard"><text:s text:c="15"/>5.55966e-19 <text:s text:c="2"/>netid: c_14908:n</text:p>
      <text:p text:style-name="Standard"><text:s text:c="15"/>8.35032e-19 <text:s text:c="2"/>netid: c_14910:n</text:p>
      <text:p text:style-name="Standard"><text:s text:c="15"/>8.10174e-18 <text:s text:c="2"/>netid: c_14910:n</text:p>
      <text:p text:style-name="Standard"><text:s text:c="15"/>7.64125e-19 <text:s text:c="2"/>netid: c_14910:n</text:p>
      <text:p text:style-name="Standard"><text:s text:c="16"/>1.2795e-18 <text:s text:c="2"/>netid: c_14910:n</text:p>
      <text:p text:style-name="Standard"><text:s text:c="15"/>2.52166e-19 <text:s text:c="2"/>netid: c_14910:n</text:p>
      <text:p text:style-name="Standard"><text:s text:c="15"/>2.84205e-19 <text:s text:c="2"/>netid: c_14910:n</text:p>
      <text:p text:style-name="Standard"><text:s text:c="15"/>3.54449e-19 <text:s text:c="2"/>netid: c_14910:n</text:p>
      <text:p text:style-name="Standard"><text:s text:c="15"/>5.31762e-18 <text:s text:c="2"/>netid: c_14917:n</text:p>
      <text:p text:style-name="Standard"><text:s text:c="15"/>1.25384e-18 <text:s text:c="2"/>netid: c_14917:n</text:p>
      <text:p text:style-name="Standard"><text:s text:c="16"/>4.9018e-18 <text:s text:c="2"/>netid: c_14917:n</text:p>
      <text:p text:style-name="Standard"><text:s text:c="15"/>8.47936e-19 <text:s text:c="2"/>netid: c_14734:n</text:p>
      <text:p text:style-name="Standard"><text:s text:c="15"/>1.66113e-18 <text:s text:c="2"/>netid: c_14734:n</text:p>
      <text:p text:style-name="Standard"><text:s text:c="15"/>2.25304e-19 <text:s text:c="2"/>netid: c_14734:n</text:p>
      <text:p text:style-name="Standard"><text:s text:c="15"/>7.08559e-18 <text:s text:c="2"/>netid: c_14734:n</text:p>
      <text:p text:style-name="Standard"><text:s text:c="15"/>2.86694e-18 <text:s text:c="2"/>netid: c_14734:n</text:p>
      <text:p text:style-name="Standard"><text:s text:c="16"/>4.1344e-18 <text:s text:c="2"/>netid: c_14734:n</text:p>
      <text:p text:style-name="Standard"><text:s text:c="15"/>1.32053e-18 <text:s text:c="2"/>netid: c_14926:n</text:p>
      <text:p text:style-name="Standard"><text:s text:c="16"/>5.2196e-18 <text:s text:c="2"/>netid: c_14926:n</text:p>
      <text:p text:style-name="Standard"><text:s text:c="15"/>8.41769e-18 <text:s text:c="2"/>netid: c_14926:n</text:p>
      <text:p text:style-name="Standard"><text:s text:c="15"/>2.17057e-18 <text:s text:c="2"/>netid: c_14929:n</text:p>
      <text:p text:style-name="Standard"><text:s text:c="15"/>6.37739e-18 <text:s text:c="2"/>netid: c_14929:n</text:p>
      <text:p text:style-name="Standard"><text:s text:c="15"/>7.43669e-18 <text:s text:c="2"/>netid: c_14851:n</text:p>
      <text:p text:style-name="Standard"><text:s text:c="15"/>1.41101e-17 <text:s text:c="2"/>netid: c_14932:n</text:p>
      <text:p text:style-name="Standard"><text:s text:c="15"/>1.79676e-18 <text:s text:c="2"/>netid: c_14932:n</text:p>
      <text:p text:style-name="Standard"><text:s text:c="15"/>1.40147e-18 <text:s text:c="2"/>netid: c_14934:n</text:p>
      <text:p text:style-name="Standard"><text:s text:c="15"/>4.84009e-19 <text:s text:c="2"/>netid: c_14935:n</text:p>
      <text:p text:style-name="Standard"><text:s text:c="15"/>3.93129e-19 <text:s text:c="2"/>netid: c_14935:n</text:p>
      <text:p text:style-name="Standard"><text:s text:c="15"/>1.28891e-17 <text:s text:c="2"/>netid: c_14937:n</text:p>
      <text:p text:style-name="Standard"><text:s text:c="15"/>7.98595e-19 <text:s text:c="2"/>netid: c_14938:n</text:p>
      <text:p text:style-name="Standard"><text:s text:c="15"/>8.32971e-19 <text:s text:c="2"/>netid: c_14939:n</text:p>
      <text:p text:style-name="Standard"><text:s text:c="15"/>5.49967e-18 <text:s text:c="2"/>netid: c_14939:n</text:p>
      <text:p text:style-name="Standard"><text:s text:c="15"/>1.12268e-18 <text:s text:c="2"/>netid: c_14939:n</text:p>
      <text:p text:style-name="Standard"><text:s text:c="15"/>2.03753e-18 <text:s text:c="2"/>netid: c_14735:n</text:p>
      <text:p text:style-name="Standard"><text:s text:c="15"/>3.22967e-18 <text:s text:c="2"/>netid: c_14735:n</text:p>
      <text:p text:style-name="Standard"><text:s text:c="15"/>2.67918e-18 <text:s text:c="2"/>netid: c_14735:n</text:p>
      <text:p text:style-name="Standard"><text:s text:c="16"/>1.2167e-18 <text:s text:c="2"/>netid: c_14735:n</text:p>
      <text:p text:style-name="Standard"><text:s text:c="16"/>7.2974e-19 <text:s text:c="2"/>netid: c_14735:n</text:p>
      <text:p text:style-name="Standard"><text:s text:c="15"/>2.28568e-18 <text:s text:c="2"/>netid: c_14736:n</text:p>
      <text:p text:style-name="Standard"><text:s text:c="15"/>1.71997e-18 <text:s text:c="2"/>netid: c_14948:n</text:p>
      <text:p text:style-name="Standard"><text:s text:c="15"/>3.34354e-18 <text:s text:c="2"/>netid: c_14737:n</text:p>
      <text:p text:style-name="Standard"><text:s text:c="15"/>2.58147e-19 <text:s text:c="2"/>netid: c_14737:n</text:p>
      <text:p text:style-name="Standard"><text:s text:c="16"/>1.5701e-17 <text:s text:c="2"/>netid: c_14737:n</text:p>
      <text:p text:style-name="Standard"><text:s text:c="15"/>6.22727e-18 <text:s text:c="2"/>netid: c_14952:n</text:p>
      <text:p text:style-name="Standard"><text:soft-page-break/><text:s text:c="16"/>3.5975e-19 <text:s text:c="2"/>netid: c_14738:n</text:p>
      <text:p text:style-name="Standard"><text:s text:c="15"/>3.97179e-18 <text:s text:c="2"/>netid: c_14738:n</text:p>
      <text:p text:style-name="Standard"><text:s text:c="15"/>3.82554e-17 <text:s text:c="2"/>netid: c_14738:n</text:p>
      <text:p text:style-name="Standard"><text:s text:c="17"/>4.407e-18 <text:s text:c="2"/>netid: c_14738:n</text:p>
      <text:p text:style-name="Standard"><text:s text:c="15"/>5.76219e-19 <text:s text:c="2"/>netid: c_14756:n</text:p>
      <text:p text:style-name="Standard"><text:s text:c="16"/>4.9044e-19 <text:s text:c="2"/>netid: c_14756:n</text:p>
      <text:p text:style-name="Standard"><text:s text:c="15"/>2.00759e-19 <text:s text:c="2"/>netid: c_14761:n</text:p>
      <text:p text:style-name="Standard"><text:s text:c="15"/>1.71734e-17 <text:s text:c="2"/>netid: c_14761:n</text:p>
      <text:p text:style-name="Standard"><text:s text:c="15"/>5.16105e-19 <text:s text:c="2"/>netid: c_14774:n</text:p>
      <text:p text:style-name="Standard"><text:s text:c="15"/>6.36733e-18 <text:s text:c="2"/>netid: c_14800:n</text:p>
      <text:p text:style-name="Standard"><text:s text:c="15"/>9.06021e-18 <text:s text:c="2"/>netid: c_14804:n</text:p>
      <text:p text:style-name="Standard"><text:s text:c="15"/>1.06325e-18 <text:s text:c="2"/>netid: c_14809:n</text:p>
      <text:p text:style-name="Standard"><text:s text:c="15"/>4.20001e-19 <text:s text:c="2"/>netid: c_14809:n</text:p>
      <text:p text:style-name="Standard"><text:s text:c="15"/>9.61583e-19 <text:s text:c="2"/>netid: c_14809:n</text:p>
      <text:p text:style-name="Standard"><text:s text:c="15"/>1.08276e-18 <text:s text:c="2"/>netid: c_14809:n</text:p>
      <text:p text:style-name="Standard"><text:s text:c="15"/>6.17731e-18 <text:s text:c="2"/>netid: c_14809:n</text:p>
      <text:p text:style-name="Standard"><text:s text:c="15"/>2.39356e-18 <text:s text:c="2"/>netid: c_14821:n</text:p>
      <text:p text:style-name="Standard"><text:s text:c="15"/>3.95774e-18 <text:s text:c="2"/>netid: c_14827:n</text:p>
      <text:p text:style-name="Standard"><text:s text:c="15"/>3.92483e-19 <text:s text:c="2"/>netid: c_14827:n</text:p>
      <text:p text:style-name="Standard"><text:s text:c="15"/>2.53258e-19 <text:s text:c="2"/>netid: c_14832:n</text:p>
      <text:p text:style-name="Standard"><text:s text:c="15"/>2.11595e-19 <text:s text:c="2"/>netid: c_14833:n</text:p>
      <text:p text:style-name="Standard"><text:s text:c="15"/>2.46076e-18 <text:s text:c="2"/>netid: c_14833:n</text:p>
      <text:p text:style-name="Standard"><text:s text:c="15"/>8.38125e-19 <text:s text:c="2"/>netid: c_14975:n</text:p>
      <text:p text:style-name="Standard"><text:s text:c="15"/>1.02262e-18 <text:s text:c="2"/>netid: c_14834:n</text:p>
      <text:p text:style-name="Standard"><text:s text:c="15"/>2.50701e-18 <text:s text:c="2"/>netid: c_14977:n</text:p>
      <text:p text:style-name="Standard"><text:s text:c="15"/>5.74018e-18 <text:s text:c="2"/>netid: c_14978:n</text:p>
      <text:p text:style-name="Standard"><text:s text:c="15"/>1.07304e-18 <text:s text:c="2"/>netid: c_14856:n</text:p>
      <text:p text:style-name="Standard"><text:s text:c="15"/>1.41243e-18 <text:s text:c="2"/>netid: c_14856:n</text:p>
      <text:p text:style-name="Standard"><text:s text:c="15"/>2.40392e-18 <text:s text:c="2"/>netid: c_15375:n</text:p>
      <text:p text:style-name="Standard"><text:s text:c="15"/>4.90789e-19 <text:s text:c="2"/>netid: c_15387:n</text:p>
      <text:p text:style-name="Standard"><text:s text:c="15"/>4.13341e-18 <text:s text:c="2"/>netid: XI3/XI0/MNM0:b</text:p>
      <text:p text:style-name="Standard"><text:s text:c="15"/>2.33702e-18 <text:s text:c="2"/>netid: c_15767:n</text:p>
      <text:p text:style-name="Standard"><text:s text:c="15"/>2.93109e-19 <text:s text:c="2"/>netid: c_15962:n</text:p>
      <text:p text:style-name="Standard"><text:s text:c="15"/>2.80145e-19 <text:s text:c="2"/>netid: c_15998:n</text:p>
      <text:p text:style-name="Standard"><text:s text:c="15"/>5.84758e-19 <text:s text:c="2"/>netid: c_15795:n</text:p>
      <text:p text:style-name="Standard"><text:s text:c="15"/>2.04695e-18 <text:s text:c="2"/>netid: c_16000:n</text:p>
      <text:p text:style-name="Standard"><text:s text:c="15"/>1.45837e-18 <text:s text:c="2"/>netid: c_16000:n</text:p>
      <text:p text:style-name="Standard"><text:s text:c="15"/>1.39684e-18 <text:s text:c="2"/>netid: c_16000:n</text:p>
      <text:p text:style-name="Standard"><text:s text:c="15"/>3.44275e-18 <text:s text:c="2"/>netid: c_16003:n</text:p>
      <text:p text:style-name="Standard"><text:s text:c="15"/>5.43267e-19 <text:s text:c="2"/>netid: c_16003:n</text:p>
      <text:p text:style-name="Standard"><text:s text:c="15"/>1.81046e-18 <text:s text:c="2"/>netid: c_16003:n</text:p>
      <text:p text:style-name="Standard"><text:s text:c="15"/>2.52766e-19 <text:s text:c="2"/>netid: c_15728:n</text:p>
      <text:p text:style-name="Standard"><text:s text:c="15"/>1.04917e-18 <text:s text:c="2"/>netid: c_15728:n</text:p>
      <text:p text:style-name="Standard"><text:s text:c="17"/>4.518e-18 <text:s text:c="2"/>netid: c_15728:n</text:p>
      <text:p text:style-name="Standard"><text:s text:c="15"/>2.69827e-18 <text:s text:c="2"/>netid: c_15728:n</text:p>
      <text:p text:style-name="Standard"><text:s text:c="15"/>1.20965e-18 <text:s text:c="2"/>netid: c_15728:n</text:p>
      <text:p text:style-name="Standard"><text:s text:c="17"/>7.485e-18 <text:s text:c="2"/>netid: c_15728:n</text:p>
      <text:p text:style-name="Standard"><text:s text:c="15"/>7.63315e-18 <text:s text:c="2"/>netid: c_15729:n</text:p>
      <text:p text:style-name="Standard"><text:s text:c="15"/>5.31765e-18 <text:s text:c="2"/>netid: c_16013:n</text:p>
      <text:p text:style-name="Standard"><text:s text:c="15"/>1.77204e-18 <text:s text:c="2"/>netid: c_16013:n</text:p>
      <text:p text:style-name="Standard"><text:s text:c="15"/>6.23791e-19 <text:s text:c="2"/>netid: c_16013:n</text:p>
      <text:p text:style-name="Standard"><text:s text:c="15"/>1.13971e-18 <text:s text:c="2"/>netid: XI5/XI0/XI0/MNM0:s</text:p>
      <text:p text:style-name="Standard"><text:soft-page-break/><text:s text:c="15"/>2.33702e-18 <text:s text:c="2"/>netid: c_16017:n</text:p>
      <text:p text:style-name="Standard"><text:s text:c="15"/>3.14197e-18 <text:s text:c="2"/>netid: c_15730:n</text:p>
      <text:p text:style-name="Standard"><text:s text:c="15"/>2.82716e-18 <text:s text:c="2"/>netid: c_15730:n</text:p>
      <text:p text:style-name="Standard"><text:s text:c="15"/>1.03223e-17 <text:s text:c="2"/>netid: c_15730:n</text:p>
      <text:p text:style-name="Standard"><text:s text:c="15"/>9.75129e-19 <text:s text:c="2"/>netid: c_15730:n</text:p>
      <text:p text:style-name="Standard"><text:s text:c="15"/>7.57054e-18 <text:s text:c="2"/>netid: c_15730:n</text:p>
      <text:p text:style-name="Standard"><text:s text:c="15"/>4.28428e-18 <text:s text:c="2"/>netid: c_15731:n</text:p>
      <text:p text:style-name="Standard"><text:s text:c="15"/>2.67548e-19 <text:s text:c="2"/>netid: c_15731:n</text:p>
      <text:p text:style-name="Standard"><text:s text:c="17"/>5.844e-19 <text:s text:c="2"/>netid: c_15731:n</text:p>
      <text:p text:style-name="Standard"><text:s text:c="15"/>2.34771e-19 <text:s text:c="2"/>netid: c_15731:n</text:p>
      <text:p text:style-name="Standard"><text:s text:c="15"/>2.25319e-18 <text:s text:c="2"/>netid: c_15803:n</text:p>
      <text:p text:style-name="Standard"><text:s text:c="15"/>8.50939e-18 <text:s text:c="2"/>netid: c_15732:n</text:p>
      <text:p text:style-name="Standard"><text:s text:c="15"/>8.28642e-18 <text:s text:c="2"/>netid: c_15733:n</text:p>
      <text:p text:style-name="Standard"><text:s text:c="16"/>6.4844e-19 <text:s text:c="2"/>netid: c_15811:n</text:p>
      <text:p text:style-name="Standard"><text:s text:c="15"/>5.31829e-19 <text:s text:c="2"/>netid: c_15811:n</text:p>
      <text:p text:style-name="Standard"><text:s text:c="15"/>2.69827e-18 <text:s text:c="2"/>netid: c_15816:n</text:p>
      <text:p text:style-name="Standard"><text:s text:c="15"/>1.16177e-18 <text:s text:c="2"/>netid: c_16033:n</text:p>
      <text:p text:style-name="Standard"><text:s text:c="16"/>4.1708e-18 <text:s text:c="2"/>netid: c_16034:n</text:p>
      <text:p text:style-name="Standard"><text:s text:c="15"/>4.62819e-18 <text:s text:c="2"/>netid: c_15749:n</text:p>
      <text:p text:style-name="Standard"><text:s text:c="15"/>2.67548e-19 <text:s text:c="2"/>netid: c_15749:n</text:p>
      <text:p text:style-name="Standard"><text:s text:c="15"/>2.38374e-18 <text:s text:c="2"/>netid: c_16037:n</text:p>
      <text:p text:style-name="Standard"><text:s text:c="15"/>6.04439e-19 <text:s text:c="2"/>netid: c_15750:n</text:p>
      <text:p text:style-name="Standard"><text:s text:c="15"/>6.92142e-19 <text:s text:c="2"/>netid: c_15750:n</text:p>
      <text:p text:style-name="Standard"><text:s text:c="15"/>2.88426e-18 <text:s text:c="2"/>netid: c_15756:n</text:p>
      <text:p text:style-name="Standard"><text:s text:c="15"/>1.36281e-18 <text:s text:c="2"/>netid: c_15756:n</text:p>
      <text:p text:style-name="Standard"><text:s text:c="15"/>8.40052e-19 <text:s text:c="2"/>netid: c_15756:n</text:p>
      <text:p text:style-name="Standard"><text:s text:c="15"/>3.32161e-18 <text:s text:c="2"/>netid: c_15757:n</text:p>
      <text:p text:style-name="Standard"><text:s text:c="15"/>1.26629e-18 <text:s text:c="2"/>netid: c_15757:n</text:p>
      <text:p text:style-name="Standard"><text:s text:c="15"/>1.48324e-18 <text:s text:c="2"/>netid: c_16045:n</text:p>
      <text:p text:style-name="Standard"><text:s text:c="15"/>3.43761e-18 <text:s text:c="2"/>netid: c_16046:n</text:p>
      <text:p text:style-name="Standard"><text:s text:c="15"/>3.96089e-18 <text:s text:c="2"/>netid: c_16047:n</text:p>
      <text:p text:style-name="Standard"><text:s text:c="15"/>6.91668e-18 <text:s text:c="2"/>netid: c_16048:n</text:p>
      <text:p text:style-name="Standard"><text:s text:c="15"/>1.25914e-17 <text:s text:c="2"/>netid: c_16049:n</text:p>
      <text:p text:style-name="Standard"><text:s text:c="15"/>1.21282e-17 <text:s text:c="2"/>netid: c_16050:n</text:p>
      <text:p text:style-name="Standard"><text:s text:c="15"/>2.41501e-18 <text:s text:c="2"/>netid: c_16051:n</text:p>
      <text:p text:style-name="Standard"><text:s text:c="15"/>8.99449e-19 <text:s text:c="2"/>netid: c_16051:n</text:p>
      <text:p text:style-name="Standard"><text:s text:c="15"/>8.25315e-19 <text:s text:c="2"/>netid: c_16051:n</text:p>
      <text:p text:style-name="Standard"><text:s text:c="15"/>1.36316e-18 <text:s text:c="2"/>netid: c_16054:n</text:p>
      <text:p text:style-name="Standard"><text:s text:c="15"/>4.22178e-18 <text:s text:c="2"/>netid: c_16054:n</text:p>
      <text:p text:style-name="Standard"><text:s text:c="15"/>9.85773e-18 <text:s text:c="2"/>netid: c_16056:n</text:p>
      <text:p text:style-name="Standard"><text:s text:c="15"/>2.49947e-18 <text:s text:c="2"/>netid: c_16056:n</text:p>
      <text:p text:style-name="Standard"><text:s text:c="15"/>1.39686e-18 <text:s text:c="2"/>netid: c_16056:n</text:p>
      <text:p text:style-name="Standard"><text:s text:c="15"/>7.35771e-19 <text:s text:c="2"/>netid: c_15992:n</text:p>
      <text:p text:style-name="Standard"><text:s text:c="15"/>6.51374e-19 <text:s text:c="2"/>netid: c_15992:n</text:p>
      <text:p text:style-name="Standard"><text:s text:c="15"/>1.04482e-18 <text:s text:c="2"/>netid: c_16061:n</text:p>
      <text:p text:style-name="Standard"><text:s text:c="15"/>7.36732e-19 <text:s text:c="2"/>netid: c_16061:n</text:p>
      <text:p text:style-name="Standard"><text:s text:c="15"/>3.52925e-18 <text:s text:c="2"/>netid: c_16061:n</text:p>
      <text:p text:style-name="Standard"><text:s text:c="15"/>2.04232e-18 <text:s text:c="2"/>netid: c_16064:n</text:p>
      <text:p text:style-name="Standard"><text:s text:c="15"/>1.69767e-18 <text:s text:c="2"/>netid: c_16064:n</text:p>
      <text:p text:style-name="Standard"><text:s text:c="15"/>5.84388e-18 <text:s text:c="2"/>netid: c_16064:n</text:p>
      <text:p text:style-name="Standard"><text:s text:c="15"/>8.28989e-18 <text:s text:c="2"/>netid: c_16064:n</text:p>
      <text:p text:style-name="Standard"><text:s text:c="15"/>1.35841e-17 <text:s text:c="2"/>netid: c_16064:n</text:p>
      <text:p text:style-name="Standard"><text:soft-page-break/><text:s text:c="15"/>9.23737e-19 <text:s text:c="2"/>netid: c_16064:n</text:p>
      <text:p text:style-name="Standard"><text:s text:c="15"/>7.74846e-18 <text:s text:c="2"/>netid: c_16064:n</text:p>
      <text:p text:style-name="Standard"><text:s text:c="15"/>7.74846e-18 <text:s text:c="2"/>netid: c_16071:n</text:p>
      <text:p text:style-name="Standard"><text:s text:c="15"/>7.74846e-18 <text:s text:c="2"/>netid: c_16072:n</text:p>
      <text:p text:style-name="Standard"><text:s text:c="15"/>7.74846e-18 <text:s text:c="2"/>netid: c_16073:n</text:p>
      <text:p text:style-name="Standard"><text:s text:c="15"/>7.74846e-18 <text:s text:c="2"/>netid: c_16074:n</text:p>
      <text:p text:style-name="Standard"><text:s text:c="15"/>3.11844e-18 <text:s text:c="2"/>netid: c_16075:n</text:p>
      <text:p text:style-name="Standard"><text:s text:c="16"/>1.3653e-18 <text:s text:c="2"/>netid: c_16076:n</text:p>
      <text:p text:style-name="Standard"><text:s text:c="15"/>4.04542e-19 <text:s text:c="2"/>netid: c_16077:n</text:p>
      <text:p text:style-name="Standard"><text:s text:c="15"/>8.87813e-19 <text:s text:c="2"/>netid: c_16077:n</text:p>
      <text:p text:style-name="Standard"><text:s text:c="16"/>4.2894e-18 <text:s text:c="2"/>netid: c_16077:n</text:p>
      <text:p text:style-name="Standard"><text:s text:c="15"/>2.97731e-18 <text:s text:c="2"/>netid: c_16077:n</text:p>
      <text:p text:style-name="Standard"><text:s text:c="15"/>8.76424e-19 <text:s text:c="2"/>netid: c_16081:n</text:p>
      <text:p text:style-name="Standard"><text:s text:c="15"/>7.77268e-19 <text:s text:c="2"/>netid: c_16081:n</text:p>
      <text:p text:style-name="Standard"><text:s text:c="15"/>1.90827e-18 <text:s text:c="2"/>netid: c_16081:n</text:p>
      <text:p text:style-name="Standard"><text:s text:c="15"/>1.03886e-18 <text:s text:c="2"/>netid: c_17374:n</text:p>
      <text:p text:style-name="Standard"><text:s text:c="15"/>8.04873e-19 <text:s text:c="2"/>netid: c_17374:n</text:p>
      <text:p text:style-name="Standard"><text:s text:c="15"/>1.76023e-18 <text:s text:c="2"/>netid: c_269:n</text:p>
      <text:p text:style-name="Standard"><text:s text:c="15"/>1.64296e-18 <text:s text:c="2"/>netid: XI4/XI0/XI1/MPM1:g</text:p>
      <text:p text:style-name="Standard"><text:s text:c="15"/>2.82394e-19 <text:s text:c="2"/>netid: c_1957:n</text:p>
      <text:p text:style-name="Standard"><text:s text:c="15"/>3.49151e-19 <text:s text:c="2"/>netid: c_1939:n</text:p>
      <text:p text:style-name="Standard"><text:s text:c="15"/>1.10458e-18 <text:s text:c="2"/>netid: XI4/XI0/XI1/MPM1:g</text:p>
      <text:p text:style-name="Standard"><text:s text:c="15"/>1.04587e-18 <text:s text:c="2"/>netid: c_1960:n</text:p>
      <text:p text:style-name="Standard"><text:s text:c="15"/>6.32981e-19 <text:s text:c="2"/>netid: c_1939:n</text:p>
      <text:p text:style-name="Standard"><text:s text:c="15"/>6.19796e-19 <text:s text:c="2"/>netid: XI4/XI0/XI1/MPM1:g</text:p>
      <text:p text:style-name="Standard"><text:s text:c="17"/>4.739e-19 <text:s text:c="2"/>netid: c_1960:n</text:p>
      <text:p text:style-name="Standard"><text:s text:c="15"/>4.46641e-19 <text:s text:c="2"/>netid: XI4/XI0/XI1/MPM1:g</text:p>
      <text:p text:style-name="Standard"><text:s text:c="15"/>8.12377e-19 <text:s text:c="2"/>netid: c_3034:n</text:p>
      <text:p text:style-name="Standard"><text:s text:c="15"/>3.06962e-19 <text:s text:c="2"/>netid: c_3035:n</text:p>
      <text:p text:style-name="Standard"><text:s text:c="15"/>1.33324e-18 <text:s text:c="2"/>netid: c_3034:n</text:p>
      <text:p text:style-name="Standard"><text:s text:c="15"/>7.88343e-19 <text:s text:c="2"/>netid: c_3034:n</text:p>
      <text:p text:style-name="Standard"><text:s text:c="15"/>8.81002e-19 <text:s text:c="2"/>netid: XI5/XI1/XI1/MNM0:g</text:p>
      <text:p text:style-name="Standard"><text:s text:c="15"/>2.18082e-18 <text:s text:c="2"/>netid: c_3032:n</text:p>
      <text:p text:style-name="Standard"><text:s text:c="15"/>9.25138e-19 <text:s text:c="2"/>netid: XI5/XI2/MNM0:g</text:p>
      <text:p text:style-name="Standard"><text:s text:c="15"/>6.06794e-19 <text:s text:c="2"/>netid: XI5/XI2/MNM0:g</text:p>
      <text:p text:style-name="Standard"><text:s text:c="15"/>2.82217e-18 <text:s text:c="2"/>netid: c_3042:n</text:p>
      <text:p text:style-name="Standard"><text:s text:c="15"/>1.49831e-18 <text:s text:c="2"/>netid: c_3034:n</text:p>
      <text:p text:style-name="Standard"><text:s text:c="15"/>6.13131e-19 <text:s text:c="2"/>netid: XI5/XI1/XI1/MNM0:g</text:p>
      <text:p text:style-name="Standard"><text:s text:c="15"/>4.73226e-19 <text:s text:c="2"/>netid: c_3045:n</text:p>
      <text:p text:style-name="Standard"><text:s text:c="15"/>1.40772e-18 <text:s text:c="2"/>netid: c_2962:n</text:p>
      <text:p text:style-name="Standard"><text:s text:c="15"/>1.55598e-18 <text:s text:c="2"/>netid: c_2946:n</text:p>
      <text:p text:style-name="Standard"><text:s text:c="15"/>5.99049e-19 <text:s text:c="2"/>netid: c_3035:n</text:p>
      <text:p text:style-name="Standard"><text:s text:c="15"/>6.71232e-19 <text:s text:c="2"/>netid: c_3049:n</text:p>
      <text:p text:style-name="Standard"><text:s text:c="15"/>5.55619e-19 <text:s text:c="2"/>netid: c_3050:n</text:p>
      <text:p text:style-name="Standard"><text:s text:c="15"/>1.74148e-18 <text:s text:c="2"/>netid: c_3051:n</text:p>
      <text:p text:style-name="Standard"><text:s text:c="15"/>2.49781e-18 <text:s text:c="2"/>netid: c_3052:n</text:p>
      <text:p text:style-name="Standard"><text:s text:c="15"/>3.60971e-18 <text:s text:c="2"/>netid: c_2979:n</text:p>
      <text:p text:style-name="Standard"><text:s text:c="15"/>5.51708e-18 <text:s text:c="2"/>netid: c_2953:n</text:p>
      <text:p text:style-name="Standard"><text:s text:c="15"/>1.12352e-16 <text:s text:c="2"/>netid: c_2978:n</text:p>
      <text:p text:style-name="Standard"><text:s text:c="15"/>2.86284e-19 <text:s text:c="2"/>netid: c_3017:n</text:p>
      <text:p text:style-name="Standard"><text:s text:c="15"/>9.54331e-19 <text:s text:c="2"/>netid: c_2999:n</text:p>
      <text:p text:style-name="Standard"><text:s text:c="15"/>2.36924e-19 <text:s text:c="2"/>netid: c_3000:n</text:p>
      <text:p text:style-name="Standard"><text:soft-page-break/><text:s text:c="15"/>1.12859e-17 <text:s text:c="2"/>netid: c_3001:n</text:p>
      <text:p text:style-name="Standard"><text:s text:c="15"/>3.93925e-18 <text:s text:c="2"/>netid: c_2942:n</text:p>
      <text:p text:style-name="Standard"><text:s text:c="15"/>1.63605e-18 <text:s text:c="2"/>netid: c_3061:n</text:p>
      <text:p text:style-name="Standard"><text:s text:c="15"/>2.50338e-18 <text:s text:c="2"/>netid: c_2954:n</text:p>
      <text:p text:style-name="Standard"><text:s text:c="15"/>2.25902e-19 <text:s text:c="2"/>netid: c_3418:n</text:p>
      <text:p text:style-name="Standard"><text:s text:c="15"/>4.87883e-19 <text:s text:c="2"/>netid: c_3474:n</text:p>
      <text:p text:style-name="Standard"><text:s text:c="15"/>7.18594e-19 <text:s text:c="2"/>netid: c_3475:n</text:p>
      <text:p text:style-name="Standard"><text:s text:c="15"/>4.12104e-19 <text:s text:c="2"/>netid: c_3476:n</text:p>
      <text:p text:style-name="Standard"><text:s text:c="15"/>9.51708e-18 <text:s text:c="2"/>netid: c_3477:n</text:p>
      <text:p text:style-name="Standard"><text:s text:c="15"/>4.18038e-18 <text:s text:c="2"/>netid: c_3475:n</text:p>
      <text:p text:style-name="Standard"><text:s text:c="15"/>2.75431e-18 <text:s text:c="2"/>netid: c_3476:n</text:p>
      <text:p text:style-name="Standard"><text:s text:c="15"/>5.49652e-18 <text:s text:c="2"/>netid: c_3418:n</text:p>
      <text:p text:style-name="Standard"><text:s text:c="15"/>4.17545e-18 <text:s text:c="2"/>netid: c_3481:n</text:p>
      <text:p text:style-name="Standard"><text:s text:c="17"/>2.454e-18 <text:s text:c="2"/>netid: c_3477:n</text:p>
      <text:p text:style-name="Standard"><text:s text:c="15"/>2.34827e-18 <text:s text:c="2"/>netid: c_3475:n</text:p>
      <text:p text:style-name="Standard"><text:s text:c="16"/>1.1341e-18 <text:s text:c="2"/>netid: c_3476:n</text:p>
      <text:p text:style-name="Standard"><text:s text:c="16"/>1.3841e-18 <text:s text:c="2"/>netid: c_3440:n</text:p>
      <text:p text:style-name="Standard"><text:s text:c="16"/>2.3225e-19 <text:s text:c="2"/>netid: c_3486:n</text:p>
      <text:p text:style-name="Standard"><text:s text:c="15"/>5.13012e-18 <text:s text:c="2"/>netid: c_3487:n</text:p>
      <text:p text:style-name="Standard"><text:s text:c="15"/>4.83079e-18 <text:s text:c="2"/>netid: c_3488:n</text:p>
      <text:p text:style-name="Standard"><text:s text:c="15"/>5.70808e-18 <text:s text:c="2"/>netid: XI5/XI1/XI1/MPM1:g</text:p>
      <text:p text:style-name="Standard"><text:s text:c="15"/>6.22276e-18 <text:s text:c="2"/>netid: c_3490:n</text:p>
      <text:p text:style-name="Standard"><text:s text:c="16"/>6.6125e-18 <text:s text:c="2"/>netid: c_3475:n</text:p>
      <text:p text:style-name="Standard"><text:s text:c="15"/>1.76518e-16 <text:s text:c="2"/>netid: c_3476:n</text:p>
      <text:p text:style-name="Standard"><text:s text:c="15"/>6.27436e-19 <text:s text:c="2"/>netid: XI5/NET34</text:p>
      <text:p text:style-name="Standard"><text:s text:c="15"/>5.08204e-18 <text:s text:c="2"/>netid: XI5/NET34</text:p>
      <text:p text:style-name="Standard"><text:s text:c="16"/>3.4578e-19 <text:s text:c="2"/>netid: c_3439:n</text:p>
      <text:p text:style-name="Standard"><text:s text:c="15"/>1.19068e-18 <text:s text:c="2"/>netid: XI5/XI1/XI1/MPM1:g</text:p>
      <text:p text:style-name="Standard"><text:s text:c="15"/>9.81834e-19 <text:s text:c="2"/>netid: c_3497:n</text:p>
      <text:p text:style-name="Standard"><text:s text:c="15"/>1.02625e-18 <text:s text:c="2"/>netid: c_3409:n</text:p>
      <text:p text:style-name="Standard"><text:s text:c="15"/>3.69738e-19 <text:s text:c="2"/>netid: c_3499:n</text:p>
      <text:p text:style-name="Standard"><text:s text:c="15"/>3.90207e-18 <text:s text:c="2"/>netid: c_3440:n</text:p>
      <text:p text:style-name="Standard"><text:s text:c="15"/>4.42036e-18 <text:s text:c="2"/>netid: c_3405:n</text:p>
      <text:p text:style-name="Standard"><text:s text:c="16"/>9.5907e-19 <text:s text:c="2"/>netid: c_3433:n</text:p>
      <text:p text:style-name="Standard"><text:s text:c="15"/>7.25551e-19 <text:s text:c="2"/>netid: c_3503:n</text:p>
      <text:p text:style-name="Standard"><text:s text:c="15"/>4.30511e-19 <text:s text:c="2"/>netid: c_3504:n</text:p>
      <text:p text:style-name="Standard"><text:s text:c="15"/>9.77184e-19 <text:s text:c="2"/>netid: c_3410:n</text:p>
      <text:p text:style-name="Standard"><text:s text:c="15"/>7.55931e-19 <text:s text:c="2"/>netid: c_3426:n</text:p>
      <text:p text:style-name="Standard"><text:s text:c="15"/>9.61967e-19 <text:s text:c="2"/>netid: c_3507:n</text:p>
      <text:p text:style-name="Standard"><text:s text:c="15"/>3.22862e-18 <text:s text:c="2"/>netid: c_3486:n</text:p>
      <text:p text:style-name="Standard"><text:s text:c="15"/>2.61294e-18 <text:s text:c="2"/>netid: c_3509:n</text:p>
      <text:p text:style-name="Standard"><text:s text:c="15"/>2.03659e-18 <text:s text:c="2"/>netid: c_3510:n</text:p>
      <text:p text:style-name="Standard"><text:s text:c="15"/>1.69176e-17 <text:s text:c="2"/>netid: c_3418:n</text:p>
      <text:p text:style-name="Standard"><text:s text:c="15"/>2.43593e-18 <text:s text:c="2"/>netid: c_3474:n</text:p>
      <text:p text:style-name="Standard"><text:s text:c="16"/>6.0449e-18 <text:s text:c="2"/>netid: c_3481:n</text:p>
      <text:p text:style-name="Standard"><text:s text:c="15"/>1.61697e-18 <text:s text:c="2"/>netid: c_3477:n</text:p>
      <text:p text:style-name="Standard"><text:s text:c="15"/>7.26643e-18 <text:s text:c="2"/>netid: c_3487:n</text:p>
      <text:p text:style-name="Standard"><text:s text:c="15"/>1.57347e-18 <text:s text:c="2"/>netid: c_3516:n</text:p>
      <text:p text:style-name="Standard"><text:s text:c="15"/>2.33037e-18 <text:s text:c="2"/>netid: c_3490:n</text:p>
      <text:p text:style-name="Standard"><text:s text:c="15"/>1.51324e-18 <text:s text:c="2"/>netid: XI5/NET34</text:p>
      <text:p text:style-name="Standard"><text:s text:c="15"/>4.87216e-19 <text:s text:c="2"/>netid: c_3409:n</text:p>
      <text:p text:style-name="Standard"><text:s text:c="15"/>1.04755e-18 <text:s text:c="2"/>netid: c_3440:n</text:p>
      <text:p text:style-name="Standard"><text:soft-page-break/><text:s text:c="15"/>2.06114e-19 <text:s text:c="2"/>netid: c_3486:n</text:p>
      <text:p text:style-name="Standard"><text:s text:c="15"/>2.89832e-19 <text:s text:c="2"/>netid: c_3439:n</text:p>
      <text:p text:style-name="Standard"><text:s text:c="15"/>6.68242e-19 <text:s text:c="2"/>netid: c_3409:n</text:p>
      <text:p text:style-name="Standard"><text:s text:c="15"/>1.46749e-18 <text:s text:c="2"/>netid: c_3440:n</text:p>
      <text:p text:style-name="Standard"><text:s text:c="15"/>2.71107e-19 <text:s text:c="2"/>netid: XI5/XI1/XI0/MPM1:g</text:p>
      <text:p text:style-name="Standard"><text:s text:c="15"/>3.57918e-19 <text:s text:c="2"/>netid: XI5/NET28</text:p>
      <text:p text:style-name="Standard"><text:s text:c="15"/>7.26878e-19 <text:s text:c="2"/>netid: c_3825:n</text:p>
      <text:p text:style-name="Standard"><text:s text:c="15"/>4.31228e-18 <text:s text:c="2"/>netid: c_3839:n</text:p>
      <text:p text:style-name="Standard"><text:s text:c="15"/>5.56032e-18 <text:s text:c="2"/>netid: XI5/XI1/XI0/MPM1:g</text:p>
      <text:p text:style-name="Standard"><text:s text:c="15"/>2.21694e-18 <text:s text:c="2"/>netid: c_3832:n</text:p>
      <text:p text:style-name="Standard"><text:s text:c="15"/>1.15828e-18 <text:s text:c="2"/>netid: c_3823:n</text:p>
      <text:p text:style-name="Standard"><text:s text:c="15"/>1.93624e-18 <text:s text:c="2"/>netid: c_3824:n</text:p>
      <text:p text:style-name="Standard"><text:s text:c="15"/>1.46505e-18 <text:s text:c="2"/>netid: c_3844:n</text:p>
      <text:p text:style-name="Standard"><text:s text:c="15"/>2.00195e-18 <text:s text:c="2"/>netid: c_3845:n</text:p>
      <text:p text:style-name="Standard"><text:s text:c="15"/>5.12504e-18 <text:s text:c="2"/>netid: c_3846:n</text:p>
      <text:p text:style-name="Standard"><text:s text:c="15"/>5.98027e-18 <text:s text:c="2"/>netid: XI5/XI3/MPM1:g</text:p>
      <text:p text:style-name="Standard"><text:s text:c="16"/>3.1001e-18 <text:s text:c="2"/>netid: c_3848:n</text:p>
      <text:p text:style-name="Standard"><text:s text:c="15"/>1.44986e-16 <text:s text:c="2"/>netid: c_3820:n</text:p>
      <text:p text:style-name="Standard"><text:s text:c="15"/>5.21017e-18 <text:s text:c="2"/>netid: c_3850:n</text:p>
      <text:p text:style-name="Standard"><text:s text:c="15"/>2.29542e-18 <text:s text:c="2"/>netid: c_3825:n</text:p>
      <text:p text:style-name="Standard"><text:s text:c="15"/>1.06214e-18 <text:s text:c="2"/>netid: c_3825:n</text:p>
      <text:p text:style-name="Standard"><text:s text:c="15"/>9.37131e-19 <text:s text:c="2"/>netid: XI5/XI1/XI0/MPM1:g</text:p>
      <text:p text:style-name="Standard"><text:s text:c="15"/>6.01832e-19 <text:s text:c="2"/>netid: c_3854:n</text:p>
      <text:p text:style-name="Standard"><text:s text:c="15"/>8.85052e-19 <text:s text:c="2"/>netid: c_3855:n</text:p>
      <text:p text:style-name="Standard"><text:s text:c="15"/>6.61475e-19 <text:s text:c="2"/>netid: c_3856:n</text:p>
      <text:p text:style-name="Standard"><text:s text:c="16"/>3.3267e-19 <text:s text:c="2"/>netid: c_3857:n</text:p>
      <text:p text:style-name="Standard"><text:s text:c="15"/>2.60365e-18 <text:s text:c="2"/>netid: c_3858:n</text:p>
      <text:p text:style-name="Standard"><text:s text:c="15"/>2.35991e-19 <text:s text:c="2"/>netid: c_3859:n</text:p>
      <text:p text:style-name="Standard"><text:s text:c="15"/>2.49781e-18 <text:s text:c="2"/>netid: c_3860:n</text:p>
      <text:p text:style-name="Standard"><text:s text:c="15"/>1.14281e-18 <text:s text:c="2"/>netid: XI5/XI3/MPM1:g</text:p>
      <text:p text:style-name="Standard"><text:s text:c="15"/>3.57308e-19 <text:s text:c="2"/>netid: c_3862:n</text:p>
      <text:p text:style-name="Standard"><text:s text:c="15"/>1.52404e-18 <text:s text:c="2"/>netid: c_3823:n</text:p>
      <text:p text:style-name="Standard"><text:s text:c="15"/>6.38337e-19 <text:s text:c="2"/>netid: c_3824:n</text:p>
      <text:p text:style-name="Standard"><text:s text:c="15"/>2.14217e-19 <text:s text:c="2"/>netid: c_3865:n</text:p>
      <text:p text:style-name="Standard"><text:s text:c="15"/>1.85877e-18 <text:s text:c="2"/>netid: c_3866:n</text:p>
      <text:p text:style-name="Standard"><text:s text:c="15"/>3.38177e-18 <text:s text:c="2"/>netid: c_3844:n</text:p>
      <text:p text:style-name="Standard"><text:s text:c="15"/>1.10244e-17 <text:s text:c="2"/>netid: c_3868:n</text:p>
      <text:p text:style-name="Standard"><text:s text:c="15"/>1.79496e-17 <text:s text:c="2"/>netid: c_3820:n</text:p>
      <text:p text:style-name="Standard"><text:s text:c="15"/>1.18738e-17 <text:s text:c="2"/>netid: c_3870:n</text:p>
      <text:p text:style-name="Standard"><text:s text:c="15"/>4.89467e-19 <text:s text:c="2"/>netid: c_3871:n</text:p>
      <text:p text:style-name="Standard"><text:s text:c="15"/>3.10356e-19 <text:s text:c="2"/>netid: c_3850:n</text:p>
      <text:p text:style-name="Standard"><text:s text:c="15"/>1.01224e-18 <text:s text:c="2"/>netid: c_3825:n</text:p>
      <text:p text:style-name="Standard"><text:s text:c="15"/>7.29672e-18 <text:s text:c="2"/>netid: c_3850:n</text:p>
      <text:p text:style-name="Standard"><text:s text:c="15"/>1.30692e-18 <text:s text:c="2"/>netid: c_3825:n</text:p>
      <text:p text:style-name="Standard"><text:s text:c="15"/>1.02941e-18 <text:s text:c="2"/>netid: c_3850:n</text:p>
      <text:p text:style-name="Standard"><text:s text:c="15"/>6.03272e-18 <text:s text:c="2"/>netid: c_3825:n</text:p>
      <text:p text:style-name="Standard"><text:s text:c="15"/>3.39873e-19 <text:s text:c="2"/>netid: c_3878:n</text:p>
      <text:p text:style-name="Standard"><text:s text:c="15"/>2.63512e-19 <text:s text:c="2"/>netid: c_3879:n</text:p>
      <text:p text:style-name="Standard"><text:s text:c="15"/>3.39873e-19 <text:s text:c="2"/>netid: XI5/NET28</text:p>
      <text:p text:style-name="Standard"><text:s text:c="15"/>7.93089e-19 <text:s text:c="2"/>netid: c_3825:n</text:p>
      <text:p text:style-name="Standard"><text:s text:c="15"/>2.05353e-19 <text:s text:c="2"/>netid: c_3878:n</text:p>
      <text:p text:style-name="Standard"><text:s text:c="15"/>2.52275e-18 <text:s text:c="2"/>netid: c_3850:n</text:p>
      <text:p text:style-name="Standard"><text:soft-page-break/><text:s text:c="15"/>9.09049e-19 <text:s text:c="2"/>netid: c_3825:n</text:p>
      <text:p text:style-name="Standard"><text:s text:c="15"/>8.51679e-19 <text:s text:c="2"/>netid: c_4280:n</text:p>
      <text:p text:style-name="Standard"><text:s text:c="15"/>4.84706e-17 <text:s text:c="2"/>netid: XI5/XI0/XI1/MPM1:g</text:p>
      <text:p text:style-name="Standard"><text:s text:c="15"/>6.82237e-19 <text:s text:c="2"/>netid: c_4280:n</text:p>
      <text:p text:style-name="Standard"><text:s text:c="15"/>2.79711e-19 <text:s text:c="2"/>netid: XI5/XI0/XI1/MPM1:g</text:p>
      <text:p text:style-name="Standard"><text:s text:c="15"/>3.76722e-19 <text:s text:c="2"/>netid: c_4280:n</text:p>
      <text:p text:style-name="Standard"><text:s text:c="15"/>1.08262e-18 <text:s text:c="2"/>netid: c_4280:n</text:p>
      <text:p text:style-name="Standard"><text:s text:c="15"/>4.43074e-18 <text:s text:c="2"/>netid: c_4280:n</text:p>
      <text:p text:style-name="Standard"><text:s text:c="15"/>8.72547e-19 <text:s text:c="2"/>netid: c_4280:n</text:p>
      <text:p text:style-name="Standard"><text:s text:c="15"/>2.60335e-18 <text:s text:c="2"/>netid: XI5/XI0/XI1/MPM1:g</text:p>
      <text:p text:style-name="Standard"><text:s text:c="15"/>2.32903e-19 <text:s text:c="2"/>netid: c_4289:n</text:p>
      <text:p text:style-name="Standard"><text:s text:c="15"/>9.87842e-18 <text:s text:c="2"/>netid: c_4280:n</text:p>
      <text:p text:style-name="Standard"><text:s text:c="15"/>1.86121e-18 <text:s text:c="2"/>netid: c_4280:n</text:p>
      <text:p text:style-name="Standard"><text:s text:c="15"/>9.01264e-19 <text:s text:c="2"/>netid: c_4280:n</text:p>
      <text:p text:style-name="Standard"><text:s text:c="15"/>3.45443e-17 <text:s text:c="2"/>netid: c_4280:n</text:p>
      <text:p text:style-name="Standard"><text:s text:c="15"/>2.35748e-18 <text:s text:c="2"/>netid: c_4280:n</text:p>
      <text:p text:style-name="Standard"><text:s text:c="15"/>5.45561e-18 <text:s text:c="2"/>netid: c_4280:n</text:p>
      <text:p text:style-name="Standard"><text:s text:c="15"/>5.80409e-19 <text:s text:c="2"/>netid: c_4280:n</text:p>
      <text:p text:style-name="Standard"><text:s text:c="15"/>5.59425e-18 <text:s text:c="2"/>netid: c_4280:n</text:p>
      <text:p text:style-name="Standard"><text:s text:c="15"/>4.28163e-19 <text:s text:c="2"/>netid: c_4280:n</text:p>
      <text:p text:style-name="Standard"><text:s text:c="15"/>3.69057e-19 <text:s text:c="2"/>netid: c_4280:n</text:p>
      <text:p text:style-name="Standard"><text:s text:c="15"/>7.42385e-18 <text:s text:c="2"/>netid: c_4280:n</text:p>
      <text:p text:style-name="Standard"><text:s text:c="15"/>9.14787e-18 <text:s text:c="2"/>netid: c_4280:n</text:p>
      <text:p text:style-name="Standard"><text:s text:c="15"/>2.36349e-18 <text:s text:c="2"/>netid: c_4277:n</text:p>
      <text:p text:style-name="Standard"><text:s text:c="15"/>3.11341e-18 <text:s text:c="2"/>netid: c_4280:n</text:p>
      <text:p text:style-name="Standard"><text:s text:c="15"/>6.78533e-18 <text:s text:c="2"/>netid: c_4280:n</text:p>
      <text:p text:style-name="Standard"><text:s text:c="15"/>1.37554e-18 <text:s text:c="2"/>netid: c_4280:n</text:p>
      <text:p text:style-name="Standard"><text:s text:c="15"/>3.66443e-18 <text:s text:c="2"/>netid: c_4274:n</text:p>
      <text:p text:style-name="Standard"><text:s text:c="15"/>6.63371e-19 <text:s text:c="2"/>netid: c_4307:n</text:p>
      <text:p text:style-name="Standard"><text:s text:c="15"/>1.11415e-18 <text:s text:c="2"/>netid: c_4308:n</text:p>
      <text:p text:style-name="Standard"><text:s text:c="15"/>2.51197e-18 <text:s text:c="2"/>netid: c_4309:n</text:p>
      <text:p text:style-name="Standard"><text:s text:c="15"/>1.86331e-18 <text:s text:c="2"/>netid: c_4310:n</text:p>
      <text:p text:style-name="Standard"><text:s text:c="15"/>1.93985e-18 <text:s text:c="2"/>netid: c_4311:n</text:p>
      <text:p text:style-name="Standard"><text:s text:c="15"/>2.40917e-18 <text:s text:c="2"/>netid: c_4312:n</text:p>
      <text:p text:style-name="Standard"><text:s text:c="15"/>2.40023e-17 <text:s text:c="2"/>netid: c_4313:n</text:p>
      <text:p text:style-name="Standard"><text:s text:c="15"/>2.56833e-18 <text:s text:c="2"/>netid: c_4314:n</text:p>
      <text:p text:style-name="Standard"><text:s text:c="15"/>5.71639e-18 <text:s text:c="2"/>netid: c_4280:n</text:p>
      <text:p text:style-name="Standard"><text:s text:c="15"/>1.86458e-18 <text:s text:c="2"/>netid: c_4280:n</text:p>
      <text:p text:style-name="Standard"><text:s text:c="15"/>1.66658e-17 <text:s text:c="2"/>netid: c_4280:n</text:p>
      <text:p text:style-name="Standard"><text:s text:c="15"/>4.19676e-18 <text:s text:c="2"/>netid: c_4280:n</text:p>
      <text:p text:style-name="Standard"><text:s text:c="15"/>3.76235e-19 <text:s text:c="2"/>netid: c_4319:n</text:p>
      <text:p text:style-name="Standard"><text:s text:c="15"/>4.76057e-18 <text:s text:c="2"/>netid: c_4606:n</text:p>
      <text:p text:style-name="Standard"><text:s text:c="15"/>9.82077e-19 <text:s text:c="2"/>netid: XI5/XI3/MNM0:g</text:p>
      <text:p text:style-name="Standard"><text:s text:c="15"/>2.50979e-18 <text:s text:c="2"/>netid: c_4564:n</text:p>
      <text:p text:style-name="Standard"><text:s text:c="15"/>7.74212e-19 <text:s text:c="2"/>netid: c_4609:n</text:p>
      <text:p text:style-name="Standard"><text:s text:c="16"/>5.8606e-18 <text:s text:c="2"/>netid: XI5/XI2/MPM1:g</text:p>
      <text:p text:style-name="Standard"><text:s text:c="15"/>1.40181e-18 <text:s text:c="2"/>netid: c_4611:n</text:p>
      <text:p text:style-name="Standard"><text:s text:c="15"/>1.84469e-18 <text:s text:c="2"/>netid: c_4612:n</text:p>
      <text:p text:style-name="Standard"><text:s text:c="15"/>1.06525e-17 <text:s text:c="2"/>netid: c_4585:n</text:p>
      <text:p text:style-name="Standard"><text:s text:c="15"/>3.01633e-18 <text:s text:c="2"/>netid: c_4588:n</text:p>
      <text:p text:style-name="Standard"><text:s text:c="16"/>1.9803e-18 <text:s text:c="2"/>netid: c_4615:n</text:p>
      <text:p text:style-name="Standard"><text:s text:c="15"/>1.65595e-17 <text:s text:c="2"/>netid: c_4604:n</text:p>
      <text:p text:style-name="Standard"><text:soft-page-break/><text:s text:c="16"/>2.4451e-18 <text:s text:c="2"/>netid: c_4605:n</text:p>
      <text:p text:style-name="Standard"><text:s text:c="15"/>1.04977e-18 <text:s text:c="2"/>netid: c_4618:n</text:p>
      <text:p text:style-name="Standard"><text:s text:c="15"/>7.51531e-19 <text:s text:c="2"/>netid: XI5/XI3/MNM0:g</text:p>
      <text:p text:style-name="Standard"><text:s text:c="15"/>1.92882e-18 <text:s text:c="2"/>netid: c_4564:n</text:p>
      <text:p text:style-name="Standard"><text:s text:c="16"/>1.5461e-18 <text:s text:c="2"/>netid: c_4565:n</text:p>
      <text:p text:style-name="Standard"><text:s text:c="15"/>1.00766e-18 <text:s text:c="2"/>netid: XI5/XI2/MPM1:g</text:p>
      <text:p text:style-name="Standard"><text:s text:c="15"/>5.94237e-19 <text:s text:c="2"/>netid: c_4623:n</text:p>
      <text:p text:style-name="Standard"><text:s text:c="15"/>1.76389e-18 <text:s text:c="2"/>netid: c_4624:n</text:p>
      <text:p text:style-name="Standard"><text:s text:c="15"/>7.92378e-19 <text:s text:c="2"/>netid: c_4587:n</text:p>
      <text:p text:style-name="Standard"><text:s text:c="15"/>1.48331e-18 <text:s text:c="2"/>netid: c_4588:n</text:p>
      <text:p text:style-name="Standard"><text:s text:c="15"/>2.35886e-19 <text:s text:c="2"/>netid: c_4627:n</text:p>
      <text:p text:style-name="Standard"><text:s text:c="15"/>1.04159e-18 <text:s text:c="2"/>netid: c_4589:n</text:p>
      <text:p text:style-name="Standard"><text:s text:c="15"/>1.05444e-18 <text:s text:c="2"/>netid: c_4920:n</text:p>
      <text:p text:style-name="Standard"><text:s text:c="15"/>1.91034e-18 <text:s text:c="2"/>netid: c_4877:n</text:p>
      <text:p text:style-name="Standard"><text:s text:c="15"/>1.89475e-18 <text:s text:c="2"/>netid: XI5/XI1/XI0/MNM0:g</text:p>
      <text:p text:style-name="Standard"><text:s text:c="15"/>1.24044e-18 <text:s text:c="2"/>netid: c_4935:n</text:p>
      <text:p text:style-name="Standard"><text:s text:c="15"/>1.42872e-18 <text:s text:c="2"/>netid: c_4936:n</text:p>
      <text:p text:style-name="Standard"><text:s text:c="15"/>1.35002e-18 <text:s text:c="2"/>netid: c_4937:n</text:p>
      <text:p text:style-name="Standard"><text:s text:c="15"/>4.41486e-18 <text:s text:c="2"/>netid: c_4930:n</text:p>
      <text:p text:style-name="Standard"><text:s text:c="15"/>5.15346e-18 <text:s text:c="2"/>netid: c_4883:n</text:p>
      <text:p text:style-name="Standard"><text:s text:c="15"/>8.58154e-19 <text:s text:c="2"/>netid: c_4940:n</text:p>
      <text:p text:style-name="Standard"><text:s text:c="15"/>1.68388e-18 <text:s text:c="2"/>netid: XI5/NET24</text:p>
      <text:p text:style-name="Standard"><text:s text:c="15"/>2.55018e-18 <text:s text:c="2"/>netid: c_4883:n</text:p>
      <text:p text:style-name="Standard"><text:s text:c="15"/>6.81891e-19 <text:s text:c="2"/>netid: c_4907:n</text:p>
      <text:p text:style-name="Standard"><text:s text:c="15"/>1.16634e-18 <text:s text:c="2"/>netid: c_4944:n</text:p>
      <text:p text:style-name="Standard"><text:s text:c="15"/>4.54178e-19 <text:s text:c="2"/>netid: XI5/XI1/XI0/MNM0:g</text:p>
      <text:p text:style-name="Standard"><text:s text:c="15"/>5.14877e-18 <text:s text:c="2"/>netid: c_4930:n</text:p>
      <text:p text:style-name="Standard"><text:s text:c="15"/>1.00777e-17 <text:s text:c="2"/>netid: c_4947:n</text:p>
      <text:p text:style-name="Standard"><text:s text:c="15"/>3.75017e-18 <text:s text:c="2"/>netid: c_4930:n</text:p>
      <text:p text:style-name="Standard"><text:s text:c="15"/>1.73547e-18 <text:s text:c="2"/>netid: c_4883:n</text:p>
      <text:p text:style-name="Standard"><text:s text:c="15"/>2.14831e-18 <text:s text:c="2"/>netid: c_4883:n</text:p>
      <text:p text:style-name="Standard"><text:s text:c="15"/>2.71776e-18 <text:s text:c="2"/>netid: c_4907:n</text:p>
      <text:p text:style-name="Standard"><text:s text:c="15"/>4.49355e-18 <text:s text:c="2"/>netid: c_4930:n</text:p>
      <text:p text:style-name="Standard"><text:s text:c="15"/>3.16267e-19 <text:s text:c="2"/>netid: c_4944:n</text:p>
      <text:p text:style-name="Standard"><text:s text:c="15"/>1.49979e-18 <text:s text:c="2"/>netid: c_4920:n</text:p>
      <text:p text:style-name="Standard"><text:s text:c="15"/>1.39207e-17 <text:s text:c="2"/>netid: c_4930:n</text:p>
      <text:p text:style-name="Standard"><text:s text:c="15"/>4.39986e-18 <text:s text:c="2"/>netid: c_4883:n</text:p>
      <text:p text:style-name="Standard"><text:s text:c="15"/>1.89071e-18 <text:s text:c="2"/>netid: c_4907:n</text:p>
      <text:p text:style-name="Standard"><text:s text:c="15"/>2.30983e-18 <text:s text:c="2"/>netid: c_4947:n</text:p>
      <text:p text:style-name="Standard"><text:s text:c="15"/>7.04998e-19 <text:s text:c="2"/>netid: c_4884:n</text:p>
      <text:p text:style-name="Standard"><text:s text:c="15"/>1.38163e-18 <text:s text:c="2"/>netid: c_4924:n</text:p>
      <text:p text:style-name="Standard"><text:s text:c="15"/>1.23456e-17 <text:s text:c="2"/>netid: c_4885:n</text:p>
      <text:p text:style-name="Standard"><text:s text:c="15"/>9.81436e-18 <text:s text:c="2"/>netid: c_4962:n</text:p>
      <text:p text:style-name="Standard"><text:s text:c="17"/>1.316e-17 <text:s text:c="2"/>netid: c_4940:n</text:p>
      <text:p text:style-name="Standard"><text:s text:c="15"/>8.47877e-19 <text:s text:c="2"/>netid: c_4930:n</text:p>
      <text:p text:style-name="Standard"><text:s text:c="15"/>2.08805e-18 <text:s text:c="2"/>netid: c_4935:n</text:p>
      <text:p text:style-name="Standard"><text:s text:c="16"/>8.5069e-19 <text:s text:c="2"/>netid: c_4936:n</text:p>
      <text:p text:style-name="Standard"><text:s text:c="15"/>1.48443e-18 <text:s text:c="2"/>netid: c_4967:n</text:p>
      <text:p text:style-name="Standard"><text:s text:c="15"/>8.94607e-19 <text:s text:c="2"/>netid: XI5/XI1/XI0/MNM0:g</text:p>
      <text:p text:style-name="Standard"><text:s text:c="17"/>8.087e-19 <text:s text:c="2"/>netid: c_4935:n</text:p>
      <text:p text:style-name="Standard"><text:s text:c="16"/>2.1112e-19 <text:s text:c="2"/>netid: c_4936:n</text:p>
      <text:p text:style-name="Standard"><text:s text:c="15"/>2.10466e-19 <text:s text:c="2"/>netid: c_4896:n</text:p>
      <text:p text:style-name="Standard"><text:soft-page-break/><text:s text:c="15"/>2.29305e-19 <text:s text:c="2"/>netid: c_4926:n</text:p>
      <text:p text:style-name="Standard"><text:s text:c="15"/>8.48075e-19 <text:s text:c="2"/>netid: XI5/XI1/XI0/MNM0:g</text:p>
      <text:p text:style-name="Standard"><text:s text:c="16"/>5.5835e-19 <text:s text:c="2"/>netid: c_4935:n</text:p>
      <text:p text:style-name="Standard"><text:s text:c="15"/>1.25954e-18 <text:s text:c="2"/>netid: c_4896:n</text:p>
      <text:p text:style-name="Standard"><text:s text:c="15"/>1.94941e-18 <text:s text:c="2"/>netid: c_4883:n</text:p>
      <text:p text:style-name="Standard"><text:s text:c="15"/>3.20858e-19 <text:s text:c="2"/>netid: c_4927:n</text:p>
      <text:p text:style-name="Standard"><text:s text:c="15"/>8.05413e-19 <text:s text:c="2"/>netid: c_4879:n</text:p>
      <text:p text:style-name="Standard"><text:s text:c="15"/>2.41423e-18 <text:s text:c="2"/>netid: c_5133:n</text:p>
      <text:p text:style-name="Standard"><text:s text:c="15"/>2.19459e-18 <text:s text:c="2"/>netid: XI5/XI0/XI0/MNM0:g</text:p>
      <text:p text:style-name="Standard"><text:s text:c="16"/>3.4784e-18 <text:s text:c="2"/>netid: c_5132:n</text:p>
      <text:p text:style-name="Standard"><text:s text:c="15"/>1.31373e-17 <text:s text:c="2"/>netid: c_5162:n</text:p>
      <text:p text:style-name="Standard"><text:s text:c="15"/>2.13348e-18 <text:s text:c="2"/>netid: c_5133:n</text:p>
      <text:p text:style-name="Standard"><text:s text:c="15"/>2.68965e-18 <text:s text:c="2"/>netid: c_5133:n</text:p>
      <text:p text:style-name="Standard"><text:s text:c="15"/>1.27536e-18 <text:s text:c="2"/>netid: c_5133:n</text:p>
      <text:p text:style-name="Standard"><text:s text:c="15"/>4.95303e-18 <text:s text:c="2"/>netid: c_5133:n</text:p>
      <text:p text:style-name="Standard"><text:s text:c="15"/>6.97218e-18 <text:s text:c="2"/>netid: c_5133:n</text:p>
      <text:p text:style-name="Standard"><text:s text:c="15"/>1.05058e-18 <text:s text:c="2"/>netid: XI5/XI0/XI0/MNM0:g</text:p>
      <text:p text:style-name="Standard"><text:s text:c="15"/>7.20498e-18 <text:s text:c="2"/>netid: c_5169:n</text:p>
      <text:p text:style-name="Standard"><text:s text:c="15"/>2.33755e-18 <text:s text:c="2"/>netid: XI5/XI0/XI0/MNM0:g</text:p>
      <text:p text:style-name="Standard"><text:s text:c="15"/>1.40745e-17 <text:s text:c="2"/>netid: c_5133:n</text:p>
      <text:p text:style-name="Standard"><text:s text:c="15"/>1.04851e-18 <text:s text:c="2"/>netid: c_5172:n</text:p>
      <text:p text:style-name="Standard"><text:s text:c="15"/>1.04851e-18 <text:s text:c="2"/>netid: c_5172:n</text:p>
      <text:p text:style-name="Standard"><text:s text:c="15"/>1.04851e-18 <text:s text:c="2"/>netid: c_5172:n</text:p>
      <text:p text:style-name="Standard"><text:s text:c="15"/>4.30379e-19 <text:s text:c="2"/>netid: XI5/XI0/XI0/MNM0:g</text:p>
      <text:p text:style-name="Standard"><text:s text:c="15"/>3.36208e-18 <text:s text:c="2"/>netid: XI5/XI0/XI0/MNM0:g</text:p>
      <text:p text:style-name="Standard"><text:s text:c="16"/>2.5672e-19 <text:s text:c="2"/>netid: c_5132:n</text:p>
      <text:p text:style-name="Standard"><text:s text:c="15"/>2.33675e-17 <text:s text:c="2"/>netid: c_5133:n</text:p>
      <text:p text:style-name="Standard"><text:s text:c="15"/>6.52104e-19 <text:s text:c="2"/>netid: c_5172:n</text:p>
      <text:p text:style-name="Standard"><text:s text:c="15"/>9.24995e-19 <text:s text:c="2"/>netid: c_5172:n</text:p>
      <text:p text:style-name="Standard"><text:s text:c="15"/>9.29463e-18 <text:s text:c="2"/>netid: c_5172:n</text:p>
      <text:p text:style-name="Standard"><text:s text:c="15"/>1.51538e-18 <text:s text:c="2"/>netid: c_5182:n</text:p>
      <text:p text:style-name="Standard"><text:s text:c="15"/>2.59805e-19 <text:s text:c="2"/>netid: c_5124:n</text:p>
      <text:p text:style-name="Standard"><text:s text:c="15"/>1.87544e-18 <text:s text:c="2"/>netid: c_5169:n</text:p>
      <text:p text:style-name="Standard"><text:s text:c="15"/>4.70071e-18 <text:s text:c="2"/>netid: c_5162:n</text:p>
      <text:p text:style-name="Standard"><text:s text:c="16"/>7.4035e-19 <text:s text:c="2"/>netid: c_5133:n</text:p>
      <text:p text:style-name="Standard"><text:s text:c="15"/>6.37142e-19 <text:s text:c="2"/>netid: c_5162:n</text:p>
      <text:p text:style-name="Standard"><text:s text:c="15"/>6.16288e-18 <text:s text:c="2"/>netid: c_5133:n</text:p>
      <text:p text:style-name="Standard"><text:s text:c="15"/>7.57945e-19 <text:s text:c="2"/>netid: c_5189:n</text:p>
      <text:p text:style-name="Standard"><text:s text:c="15"/>1.42914e-18 <text:s text:c="2"/>netid: c_5190:n</text:p>
      <text:p text:style-name="Standard"><text:s text:c="17"/>3.578e-18 <text:s text:c="2"/>netid: c_5162:n</text:p>
      <text:p text:style-name="Standard"><text:s text:c="15"/>2.22117e-18 <text:s text:c="2"/>netid: c_5133:n</text:p>
      <text:p text:style-name="Standard"><text:s text:c="15"/>2.50985e-18 <text:s text:c="2"/>netid: c_5124:n</text:p>
      <text:p text:style-name="Standard"><text:s text:c="15"/>4.33813e-19 <text:s text:c="2"/>netid: c_5162:n</text:p>
      <text:p text:style-name="Standard"><text:s text:c="15"/>5.69186e-18 <text:s text:c="2"/>netid: c_5133:n</text:p>
      <text:p text:style-name="Standard"><text:s text:c="15"/>5.74114e-19 <text:s text:c="2"/>netid: c_5169:n</text:p>
      <text:p text:style-name="Standard"><text:s text:c="15"/>1.46755e-18 <text:s text:c="2"/>netid: c_5132:n</text:p>
      <text:p text:style-name="Standard"><text:s text:c="15"/>2.31435e-18 <text:s text:c="2"/>netid: c_5162:n</text:p>
      <text:p text:style-name="Standard"><text:s text:c="16"/>2.1569e-18 <text:s text:c="2"/>netid: c_5132:n</text:p>
      <text:p text:style-name="Standard"><text:s text:c="16"/>6.3796e-18 <text:s text:c="2"/>netid: c_5133:n</text:p>
      <text:p text:style-name="Standard"><text:s text:c="15"/>7.20853e-19 <text:s text:c="2"/>netid: XI5/XI0/XI0/MNM0:g</text:p>
      <text:p text:style-name="Standard"><text:s text:c="15"/>2.33065e-18 <text:s text:c="2"/>netid: c_5157:n</text:p>
      <text:p text:style-name="Standard"><text:s text:c="15"/>2.50409e-19 <text:s text:c="2"/>netid: c_5172:n</text:p>
      <text:p text:style-name="Standard"><text:soft-page-break/><text:s text:c="15"/>3.96132e-19 <text:s text:c="2"/>netid: XI5/XI0/XI0/MNM0:g</text:p>
      <text:p text:style-name="Standard"><text:s text:c="15"/>1.10297e-18 <text:s text:c="2"/>netid: c_5132:n</text:p>
      <text:p text:style-name="Standard"><text:s text:c="15"/>4.19988e-19 <text:s text:c="2"/>netid: c_5172:n</text:p>
      <text:p text:style-name="Standard"><text:s text:c="15"/>3.45026e-19 <text:s text:c="2"/>netid: c_5207:n</text:p>
      <text:p text:style-name="Standard"><text:s text:c="15"/>7.60473e-19 <text:s text:c="2"/>netid: c_5182:n</text:p>
      <text:p text:style-name="Standard"><text:s text:c="15"/>1.18898e-18 <text:s text:c="2"/>netid: c_5209:n</text:p>
      <text:p text:style-name="Standard"><text:s text:c="15"/>1.74788e-18 <text:s text:c="2"/>netid: c_5124:n</text:p>
      <text:p text:style-name="Standard"><text:s text:c="15"/>2.50284e-18 <text:s text:c="2"/>netid: XI5/NET33</text:p>
      <text:p text:style-name="Standard"><text:s text:c="15"/>6.31385e-19 <text:s text:c="2"/>netid: c_5172:n</text:p>
      <text:p text:style-name="Standard"><text:s text:c="15"/>5.58022e-19 <text:s text:c="2"/>netid: c_5132:n</text:p>
      <text:p text:style-name="Standard"><text:s text:c="16"/>3.6448e-19 <text:s text:c="2"/>netid: c_5182:n</text:p>
      <text:p text:style-name="Standard"><text:s text:c="15"/>7.41455e-19 <text:s text:c="2"/>netid: XI5/XI0/XI0/MNM0:g</text:p>
      <text:p text:style-name="Standard"><text:s text:c="15"/>5.43035e-18 <text:s text:c="2"/>netid: c_5172:n</text:p>
      <text:p text:style-name="Standard"><text:s text:c="15"/>1.38701e-18 <text:s text:c="2"/>netid: c_5217:n</text:p>
      <text:p text:style-name="Standard"><text:s text:c="15"/>4.65349e-19 <text:s text:c="2"/>netid: c_5172:n</text:p>
      <text:p text:style-name="Standard"><text:s text:c="15"/>1.01049e-18 <text:s text:c="2"/>netid: c_5172:n</text:p>
      <text:p text:style-name="Standard"><text:s text:c="15"/>7.67902e-19 <text:s text:c="2"/>netid: c_5132:n</text:p>
      <text:p text:style-name="Standard"><text:s text:c="15"/>2.20769e-19 <text:s text:c="2"/>netid: c_5182:n</text:p>
      <text:p text:style-name="Standard"><text:s text:c="15"/>1.89307e-18 <text:s text:c="2"/>netid: c_130:n</text:p>
      <text:p text:style-name="Standard"><text:s text:c="15"/>1.44949e-18 <text:s text:c="2"/>netid: c_154:n</text:p>
      <text:p text:style-name="Standard"><text:s text:c="15"/>6.19553e-18 <text:s text:c="2"/>netid: c_154:n</text:p>
      <text:p text:style-name="Standard"><text:s text:c="15"/>8.46014e-19 <text:s text:c="2"/>netid: XI5/XI6/MNM2:s</text:p>
      <text:p text:style-name="Standard"><text:s text:c="15"/>8.50679e-19 <text:s text:c="2"/>netid: c_331:n</text:p>
      <text:p text:style-name="Standard"><text:s text:c="15"/>8.50679e-19 <text:s text:c="2"/>netid: c_358:n</text:p>
      <text:p text:style-name="Standard"><text:s text:c="15"/>7.11926e-19 <text:s text:c="2"/>netid: c_507:n</text:p>
      <text:p text:style-name="Standard"><text:s text:c="15"/>7.11926e-19 <text:s text:c="2"/>netid: c_530:n</text:p>
      <text:p text:style-name="Standard"><text:s text:c="15"/>1.42382e-17 <text:s text:c="2"/>netid: c_551:n</text:p>
      <text:p text:style-name="Standard"><text:s text:c="15"/>3.30271e-18 <text:s text:c="2"/>netid: XI5/XI0/XI0/MNM1:s</text:p>
      <text:p text:style-name="Standard"><text:s text:c="15"/>3.30271e-18 <text:s text:c="2"/>netid: c_551:n</text:p>
      <text:p text:style-name="Standard"><text:s text:c="15"/>1.55947e-17 <text:s text:c="2"/>netid: XI5/XI0/XI0/MNM1:s</text:p>
      <text:p text:style-name="Standard"><text:s text:c="15"/>8.89437e-19 <text:s text:c="2"/>netid: c_551:n</text:p>
      <text:p text:style-name="Standard"><text:s text:c="15"/>1.66053e-18 <text:s text:c="2"/>netid: c_551:n</text:p>
      <text:p text:style-name="Standard"><text:s text:c="15"/>1.19921e-18 <text:s text:c="2"/>netid: c_551:n</text:p>
      <text:p text:style-name="Standard"><text:s text:c="15"/>1.75726e-18 <text:s text:c="2"/>netid: c_574:n</text:p>
      <text:p text:style-name="Standard"/>
      <text:p text:style-name="Standard"/>
      <text:p text:style-name="Standard">6 <text:s text:c="20"/>0.0 <text:s text:c="2"/>1.20182e-14 <text:s text:c="7"/>90.851 <text:s text:c="11"/>0.0 <text:s/>CLK</text:p>
      <text:p text:style-name="Standard"><text:s text:c="12"/>- Coupled nets</text:p>
      <text:p text:style-name="Standard"><text:s text:c="15"/>c_7664:p,c_7648:p,c_7780:p,c_7686:p,XI4/XI6/MPM1:g,c_7664:p,c_7784:p,c_7785:p,c_7664:p,XI4/XI6/MPM1:g,XI4/XI6/MNM1:g,c_7669:p,c_7790:p,c_7784:p,c_7792:p,XI4/XI6/MPM1:g,c_7686:p,c_7790:p,c_7792:p,c_7785:p,c_7664:p,c_7665:p,XI4/XI6/MNM1:g,XI4/XI6/MPM1:g,c_7686:p,c_7792:p,XI4/XI6/MNM1:g,c_7805:p,c_7664:p,c_7807:p,XI4/XI4/MPM0:s,c_7665:p,c_7810:p,c_7805:p,c_7812:p,c_7807:p,XI4/XI4/MPM0:s,c_7815:p,c_7816:p,c_7817:p,XI4/XI4/MPM0:s,c_7816:p,c_7820:p,c_7821:p,c_7822:p,c_7823:p,c_7670:p,c_7823:p,c_7675:p,c_7675:p,c_7676:p,XI4/XI1/XI1/MPM1:s,c_7815:p,c_7816:p,c_7670:p,c_7833:p,c_7834:p,c_7823:p,c_7836:p,c_7837:p,c_7838:p,c_7839:p,c_7817:p,c_7821:p,c_7807:p,c_7843:p,c_7822:p,c_7845:p,XI4/XI6/MNM1:g,XI4/XI6/MNM1:g,c_7848:p,c_7839:p,c_7839:p,c_7851:p,c_7583:p,c_7853:p,c_7854:p,c_7851:p,c_7856:p,c_7857:p,c_7851:p,c_7585:p,c_7586:p,c_7856:p,c_7854:p,c_7586:p,c_7857:p,c_7851:p,c_7866:p,c_7854:p,c_7868:p,c_7586:p,c_7870:p,c_7851:p,c_7775:p,XI5/XI4/<text:soft-page-break/>MPM0:s,c_7866:p,c_7875:p,c_7870:p,c_7877:p,c_7775:p,XI5/XI4/MPM0:s,c_7880:p,c_7881:p,c_7882:p,c_7883:p,XI5/XI4/MPM0:s,c_7882:p,c_7886:p,c_7887:p,c_7882:p,c_7889:p,c_7706:p,c_7709:p,c_7706:p,c_7709:p,c_7894:p,c_7894:p,c_7896:p,XI5/XI1/XI1/MPM1:s,c_7880:p,c_7881:p,c_7706:p,c_7901:p,c_7708:p,c_7709:p,c_7904:p,c_7905:p,c_7906:p,c_7907:p,c_7883:p,c_7887:p,c_7775:p,c_7911:p,c_7889:p,c_7913:p,c_7914:p,c_7907:p,c_7916:p,c_7907:p,c_7918:p,c_7919:p,c_7920:p,c_7921:p,XI6/XI6/MPM1:g,c_7918:p,c_7924:p,c_7925:p,c_7918:p,XI6/XI6/MPM1:g,XI6/XI6/MNM1:g,c_7929:p,c_7930:p,c_7924:p,c_7932:p,XI6/XI6/MPM1:g,c_7921:p,c_7930:p,c_7932:p,c_7925:p,c_7918:p,c_7939:p,XI6/XI6/MNM1:g,XI6/XI6/MPM1:g,c_7921:p,c_7932:p,XI6/XI6/MNM1:g,c_7945:p,c_7918:p,c_7947:p,XI6/XI4/MPM0:s,c_7939:p,c_7950:p,c_7945:p,c_7952:p,c_7947:p,XI6/XI4/MPM0:s,c_7955:p,c_7956:p,c_7957:p,c_7958:p,XI6/XI4/MPM0:s,c_7956:p,c_7961:p,c_7962:p,c_7956:p,c_7964:p,c_7590:p,c_7592:p,c_7590:p,c_7592:p,c_7969:p,c_7969:p,c_7971:p,XI6/XI1/XI1/MPM1:s,c_7955:p,c_7957:p,c_7590:p,c_7976:p,c_7591:p,c_7592:p,c_7979:p,c_7980:p,c_7981:p,c_7982:p,c_7983:p,c_7958:p,c_7962:p,c_7947:p,c_7987:p,c_7964:p,c_7989:p,XI6/XI6/MNM1:g,XI6/XI6/MNM1:g,c_7992:p,c_7982:p,c_7983:p,c_7982:p,c_7817:p,c_7820:p,c_7998:p,c_7999:p,c_7821:p,c_7807:p,c_7845:p,c_8003:p,XI4/XI4/MPM0:s,c_7843:p,c_7822:p,c_7838:p,c_7883:p,c_7886:p,c_8010:p,c_8011:p,c_7887:p,c_7775:p,c_7913:p,c_8015:p,XI5/XI4/MPM0:s,c_7911:p,c_7889:p,c_7906:p,c_7958:p,c_7961:p,c_8022:p,c_8023:p,c_7962:p,c_7947:p,c_7989:p,c_8027:p,XI6/XI4/MPM0:s,c_7987:p,c_7964:p,c_7981:p,XI4/XI6/MNM1:g,c_7785:p,c_7784:p,c_7669:p,c_7790:p,c_7792:p,c_8038:p,XI4/XI6/MPM1:g,c_8040:p,c_7792:p,c_8042:p,c_8043:p,c_7857:p,c_7856:p,c_7585:p,c_7586:p,c_8048:p,c_7587:p,c_8050:p,c_8051:p,XI6/XI6/MNM1:g,c_7925:p,c_7924:p,c_7929:p,c_7930:p,c_7932:p,c_8058:p,XI6/XI6/MPM1:g,c_7594:p,c_7932:p,c_8062:p,c_8063:p,c_7664:p,XI4/XI6/MNM1:g,c_7812:p,c_7851:p,c_7877:p,c_7918:p,XI6/XI6/MNM1:g,c_7952:p,XI4/XI6/MPM1:g,XI4/XI6/MNM1:g,c_7567:p,XI6/XI6/MPM1:g,XI6/XI6/MNM1:g,c_7739:p,c_9622:p,c_9598:n,c_9613:p,c_9614:p,c_9630:p,c_9646:p,c_9607:n,c_9619:p,c_9634:p,c_9608:n,c_9662:p,XI3/NET15,c_9924:p,XI5/XI5/MPM1:g,c_9926:p,c_9913:p,c_9924:p,XI5/XI5/MPM1:g,XI5/XI6/MPM1:g,c_9926:p,c_9913:p,c_9926:p,c_9869:p,XI5/XI6/MPM1:g,c_9871:p,c_9937:p,c_9872:p,c_9939:p,c_9940:p,c_9941:p,c_9900:p,c_9924:p,XI5/XI5/MPM1:g,c_9926:p,c_9913:p,c_9901:p,c_9941:p,c_9940:p,c_9924:p,XI5/XI5/MPM1:g,c_9926:p,c_9940:p,c_9954:p,c_9955:p,c_9823:n,c_9823:n,c_9823:n,c_9823:n,c_9823:n,c_9823:n,c_9768:n,c_9963:p,c_9768:n,c_9965:p,c_9966:p,c_9813:n,c_9823:n,c_9969:p,c_9813:n,c_9939:p,c_9941:p,XI5/XI6/MPM1:g,c_9939:p,c_9966:p,c_9835:n,c_9837:n,c_9862:p,c_9979:p,c_9825:n,c_9859:p,XI3/XI0/MPM1:g,c_9862:p,c_9840:n,c_9825:n,c_9849:n,c_9859:p,c_9988:p,c_9917:p,c_9913:p,c_9913:p,c_9939:p,c_9901:p,c_9899:p,c_9915:p,c_9941:p,c_9900:p,XI5/XI6/MPM1:g,c_9871:p,c_10000:p,c_9872:p,c_9872:p,c_9872:p,c_9872:p,c_9872:p,c_9908:p,c_9965:p,c_9966:p,c_9823:n,c_9768:n,c_9775:n,c_9777:n,c_9809:n,c_9969:p,c_9813:n,c_10016:p,c_10017:p,c_10018:p,c_9966:p,c_9823:n,c_9966:p,c_10018:p,c_9963:p,c_9965:p,c_9966:p,c_9966:p,c_9988:p,XI5/XI5/MPM1:g,c_9926:p,c_10030:p,c_9955:p,c_9913:p,c_9872:p,c_9823:n,c_10690:n,XI4/XI5/MPM1:g,c_10700:n,c_10706:n,c_10690:n,XI4/XI5/MPM1:g,c_10700:n,c_10706:n,c_10690:n,XI4/XI5/MPM1:g,c_10700:n,c_10706:n,c_10706:n,c_10706:n,c_10706:n,c_10706:n,c_10706:n,c_10706:n,c_10706:n,c_10706:n,c_10706:n,c_10706:n,c_10706:n,c_10706:n,c_10843:p,c_10844:p,c_10845:p,c_10706:n,c_10844:p,c_10848:p,c_10706:n,c_10706:n,c_10690:n,XI4/XI5/<text:soft-page-break/>MPM1:g,c_10700:n,c_10706:n,c_10845:p,c_10706:n,c_10706:n,c_10706:n,c_10706:n,c_10706:n,c_10706:n,c_10706:n,c_10706:n,c_10706:n,c_10706:n,c_10706:n,c_10706:n,c_10746:n,c_10777:n,c_10747:n,c_10701:n,c_10706:n,c_10786:n,c_10744:n,c_11197:n,c_11197:n,c_11197:n,c_11197:n,c_11197:n,c_11197:n,c_11197:n,c_11128:n,c_11197:n,c_11197:n,c_11197:n,c_11274:n,c_11128:n,c_11197:n,c_11275:n,c_11197:n,c_11254:n,c_11341:p,c_11254:n,c_11197:n,c_11197:n,c_11197:n,c_11197:n,XI3/XI0/MNM0:g,c_11204:n,c_11349:p,c_11168:n,c_11193:n,c_11194:n,c_11312:n,c_11229:n,c_11196:n,c_11285:n,c_11287:n,c_11285:n,c_11287:n,c_11199:n,c_11197:n,c_11197:n,c_11128:n,c_11242:n,c_11132:n,c_11248:n,c_11341:p,c_11254:n,c_11270:n,c_11272:n,c_11273:n,c_11197:n,c_11273:n,c_11274:n,c_11275:n,c_11197:n,c_11197:n,c_11275:n,c_11276:n,c_11197:n,c_11381:p,c_11382:p,c_11277:n,c_11291:n,c_11381:p,c_11382:p,c_11292:n,c_11197:n,c_11275:n,c_11390:p,c_11391:p,XI5/XI0/XI1/MNM0:g,c_11146:n,c_11394:p,c_11257:n,c_11396:p,c_11278:n,c_11279:n,c_11381:p,c_11382:p,c_14185:n,XI4/XI0/XI0/MPM1:g,c_14187:n,c_14188:n,c_14103:n,c_14190:n,c_14191:n,c_14192:n,c_13918:n,c_13919:n,c_14195:n,c_14105:n,c_13921:n,c_13937:n,c_13942:n,c_13942:n,c_13942:n,c_13942:n,c_13942:n,c_13942:n,c_13942:n,c_13942:n,c_13942:n,c_13942:n,c_13958:n,c_13958:n,c_13964:n,c_13964:n,c_13964:n,c_13964:n,c_13989:n,c_13989:n,c_13990:n,c_13990:n,c_13991:n,c_13991:n,c_13991:n,c_13994:n,c_13999:n,c_14011:n,c_14011:n,c_14012:n,c_14012:n,c_14012:n,c_14018:n,c_14018:n,c_14018:n,c_14018:n,XI6/XI5/MPM1:g,XI6/XI5/MPM1:g,XI6/XI5/MPM1:g,XI6/XI5/MPM1:g,XI6/XI5/MPM1:g,c_14238:n,c_14054:n,c_14035:n,c_14035:n,c_14035:n,c_14035:n,c_14035:n,c_14056:n,c_14044:n,c_14039:n,c_14039:n,c_14039:n,c_14068:n,c_14068:n,c_14068:n,c_14069:n,c_14074:n,c_14079:n,c_14079:n,c_14079:n,c_14080:n,c_14040:n,NET022,XI5/XI5/MNM0:g,c_14848:n,XI5/XI0/XI0/MPM1:g,c_14850:n,c_14905:n,c_14929:n,c_14932:n,c_14934:n,c_14939:n,c_14735:n,c_14736:n,c_14948:n,c_14952:n,c_14738:n,c_14756:n,c_14761:n,c_14761:n,c_14761:n,c_14761:n,c_14761:n,c_14761:n,c_14761:n,c_14761:n,c_14761:n,c_14761:n,c_14774:n,c_14774:n,c_14778:n,c_14778:n,c_14778:n,c_14778:n,c_14799:n,c_14799:n,c_14800:n,c_14800:n,c_14802:n,c_14802:n,c_14802:n,c_14804:n,c_14809:n,c_14821:n,c_14821:n,c_14821:n,c_14821:n,c_14822:n,c_14822:n,c_14822:n,c_14827:n,c_14833:n,c_15030:n,c_14856:n,XI6/XI5/MNM0:g,c_15290:n,c_15295:n,c_15295:n,c_15295:n,c_15295:n,c_15295:n,c_15295:n,c_15295:n,c_15295:n,c_15295:n,c_15295:n,c_15311:n,c_15311:n,c_15317:n,c_15317:n,c_15317:n,c_15317:n,c_15342:n,c_15342:n,c_15343:n,c_15343:n,c_15344:n,c_15344:n,c_15344:n,c_15366:n,c_15366:n,c_15366:n,c_15367:n,c_15367:n,c_15367:n,c_15379:n,c_15387:n,c_15767:n,XI3/XI0/MNM0:s,c_15956:n,c_16087:n,c_16087:n,c_16087:n,c_16090:n,c_16090:n,c_16090:n,c_15714:n,XI4/XI6/MNM0:s,XI4/XI6/MNM0:s,c_16096:n,c_16097:n,XI4/XI0/XI0/MNM0:s,c_16099:n,XI4/XI0/XI1/MNM0:s,c_15721:n,c_16102:n,c_15722:n,c_15724:n,c_15725:n,c_15725:n,c_15725:n,c_15727:n,c_15727:n,c_15727:n,c_16111:n,c_16111:n,c_16111:n,c_16111:n,c_16111:n,c_16116:n,c_16116:n,c_16118:n,c_16119:n,c_16120:n,c_16121:n,XI4/XI4/MNM0:s,c_15962:n,c_15793:n,c_15793:n,XI5/XI5/MNM0:s,c_15998:n,c_15998:n,c_15998:n,c_15796:n,XI5/XI6/MNM0:s,XI5/XI6/MNM0:s,c_16133:n,c_16013:n,XI5/XI0/XI0/MNM0:s,c_16017:n,XI5/XI0/XI1/MNM0:s,c_15803:n,c_15732:n,c_15804:n,c_15805:n,c_15805:n,c_15805:n,c_15811:n,c_15811:n,c_15811:n,c_15815:n,c_15815:n,c_15815:n,c_15815:n,c_15815:n,c_16152:n,c_16152:n,c_16033:n,c_15818:n,c_15819:n,c_16034:n,XI5/XI4/MNM0:s,c_16159:n,c_16160:n,c_16161:n,c_16161:n,c_16161:n,XI6/XI5/MNM0:s,c_16165:n,c_16165:n,c_16165:n,c_15735:n,XI6/XI6/MNM0:s,XI6/XI6/MNM0:s,c_15743:n,c_15745:n,c_15746:n,c_15746:n,c_15746:n,c_15748:n,c_15748:n,c_15748:n,c_16179:n,c_16179:n,c_16179:n,c_16179:n,c_16179:n,c_15862:n,c_15862:n,c_15863:n,c_15865:n,XI6/XI4/<text:soft-page-break/>MNM0:s,c_15972:n,c_16037:n,c_15750:n,c_15776:n,c_15885:n,c_15886:n,c_16195:n,c_16196:n,c_16197:n,c_16197:n,c_16197:n,c_16197:n,c_16197:n,c_16197:n,c_16197:n,c_15751:n,c_15752:n,c_16206:n,c_16207:n,c_16208:n,c_16209:n,c_16210:n,c_15892:n,c_15892:n,c_15892:n,c_15892:n,c_15895:n,c_16216:n,c_15900:n,c_15900:n,c_15901:n,c_15901:n,c_15901:n,c_15901:n,c_15901:n,c_15901:n,c_15901:n,c_15759:n,c_15902:n,c_15904:n,c_15917:n,c_16230:n,c_16230:n,c_16230:n,c_16233:n,c_16234:n,c_15942:n,c_15942:n,c_15945:n,c_15945:n,c_15945:n,c_15945:n,c_15946:n,XI3/MNM0:s,c_17343:n,c_17343:n,c_17343:n,c_17350:n,c_17352:n,c_17418:n,c_17419:n,XI4/XI0/XI1/MNM0:g,c_17366:n,c_17386:n,c_17423:n,c_17424:n,c_17424:n,c_17390:n,c_17390:n,c_17390:n,c_17429:n,c_17410:n,c_17431:n,c_17432:n,c_17433:n,c_17434:n,c_17434:n,c_17436:n,c_17436:n,c_17438:n,c_17438:n,c_17438:n,c_17438:n,c_17442:n,c_269:n,XI3/XI0/MNM1:s,c_711:n,c_711:n,c_711:n,c_712:n,c_711:n,c_711:n,c_711:n,c_761:n,c_688:n,c_761:n,XI4/XI1/XI0/MPM0:d,c_772:n,c_781:n,c_686:n,c_798:n,c_687:n,c_681:n,XI4/XI1/XI1/MNM0:g,c_683:n,c_763:n,c_692:n,c_722:n,c_696:n,c_769:n,c_711:n,c_711:n,c_711:n,c_710:n,c_711:n,c_675:n,c_677:n,c_768:n,c_711:n,c_748:n,c_730:n,c_731:n,XI4/XI2/MNM0:g,c_821:n,c_822:n,c_709:n,c_712:n,c_711:n,c_826:n,c_768:n,c_768:n,c_710:n,c_676:n,c_677:n,c_711:n,c_768:n,c_711:n,c_748:n,c_730:n,c_731:n,c_675:n,c_676:n,c_761:n,c_772:n,c_781:n,c_686:n,c_798:n,c_687:n,XI4/XI1/XI1/MNM0:g,c_695:n,c_848:n,c_769:n,c_712:n,c_711:n,c_711:n,c_821:n,c_712:n,c_711:n,c_732:n,c_675:n,c_676:n,c_1170:n,c_1133:n,c_1198:n,c_1139:n,c_1200:n,c_1187:n,c_1140:n,c_1203:n,c_1204:n,c_1139:n,c_1139:n,c_1207:n,c_1149:n,c_1203:n,c_1139:n,c_1139:n,c_1203:n,c_1207:n,c_120</text:p>
      <text:p text:style-name="Standard">0:n,c_1215:n,c_1149:n,c_1166:n,c_1198:n,c_1219:n,XI4/NET34,c_1194:n,c_1191:n,c_1195:n,c_1224:n,XI4/XI1/XI1/MPM1:g,c_1226:n,c_1227:n,c_1194:n,c_1215:n,XI4/XI1/XI1/MPM1:g,c_1231:n,c_1219:n,XI4/NET34,c_1215:n,c_1139:n,c_1215:n,c_1204:n,c_1170:n,c_1139:n,c_1207:n,c_1174:n,c_1187:n,c_1159:n,c_1192:n,c_1193:n,c_1166:n,c_1149:n,c_1149:n,c_1149:n,c_1149:n,c_1149:n,c_1215:n,c_1149:n,c_1195:n,c_1255:n,c_1256:n,c_1257:n,c_1224:n,c_1259:n,XI4/XI1/XI1/MPM1:g,c_1261:n,c_1226:n,c_1227:n,c_1264:n,XI4/NET34,c_1226:n,c_1498:n,c_1526:n,c_1499:n,c_1508:n,c_1529:n,c_1530:n,c_1500:n,c_1500:n,c_1500:n,c_1534:n,c_1500:n,c_1500:n,c_1500:n,c_1500:n,c_1539:n,c_1498:n,c_1500:n,c_1481:n,c_1500:n,c_1483:n,c_1484:n,XI4/XI1/XI1/MPM0:d,XI4/XI1/XI0/MPM1:g,c_1502:n,c_1514:n,c_1515:n,c_1503:n,c_1504:n,c_1517:n,c_1507:n,c_1482:n,c_1520:n,c_1521:n,c_1508:n,c_1498:n,c_1526:n,c_1500:n,c_1562:n,c_1500:n,c_1539:n,c_1562:n,c_1500:n,c_1500:n,c_1500:n,XI4/XI1/XI0/MPM1:g,c_1570:n,c_1502:n,c_1514:n,c_1515:n,c_1574:n,c_1503:n,c_1504:n,c_1577:n,c_1517:n,c_1579:n,c_1482:n,c_1520:n,c_1521:n,c_1526:n,c_1584:n,c_1500:n,c_1500:n,XI4/XI3/MPM1:g,c_1588:n,c_1498:n,c_1590:n,c_1500:n,c_1562:n,c_1523:n,c_1594:n,c_1595:n,c_1505:n,c_1597:n,c_1562:n,c_1936:n,XI4/XI0/XI1/MPM1:g,c_1967:n,c_1968:n,c_1969:n,c_1953:n,c_1954:n,c_1972:n,c_1973:n,c_1974:n,c_1939:n,c_2243:n,c_2244:n,c_2244:n,c_2246:n,c_2244:n,c_2244:n,c_2244:n,c_2244:n,c_2244:n,c_2244:n,c_2253:n,c_2254:n,c_2246:n,c_2243:n,c_2211:n,c_2207:n,c_2259:n,c_2244:n,c_2261:n,c_2253:n,c_2226:n,c_2264:n,c_2253:n,c_2244:n,c_2261:n,c_2208:n,c_2244:n,c_2207:n,c_2244:n,c_2244:n,c_2244:n,XI4/XI3/MNM0:g,XI4/XI2/MPM1:g,c_2246:n,c_2277:n,c_2278:n,c_2253:n,c_2226:n,c_2281:n,c_2282:n,c_2283:n,c_2229:n,c_2285:n,c_2244:n,c_2287:n,c_2288:n,c_2253:n,c_2524:n,c_2504:n,c_2511:n,c_2502:n,XI4/XI6/MPM0:d,c_2524:n,c_2516:n,c_2504:n,c_2506:n,c_2511:n,XI4/XI6/MPM0:d,c_2524:n,XI4/NET24,c_2543:n,c_2517:n,c_2518:n,XI4/XI1/XI0/MNM0:g,c_2517:n,c_2517:n,c_2517:n,c_2510:n,c_2517:n,c_2586:n,XI4/NET24,c_2524:n,c_2506:n,c_2524:n,c_2506:n,c_2524:n,c_2502:n,c_2503:n,c_2510:n,c_2596:n,c_2510:n,c_2563:n,XI4/XI1/XI0/MNM0:g,c_2600:n,c_2601:n,c_2529:n,c_2603:n,c_2506:n,c_2518:n,c_2563:n,XI4/XI0/XI0/<text:soft-page-break/>MNM0:g,c_2788:n,c_2789:n,c_2755:n,c_2791:n,c_1:n,c_21:n,c_21:n,XI4/XI5/MNM2:s,c_41:n,c_41:n,XI4/XI6/MNM1:s,c_62:n,XI4/XI6/MNM2:s,c_311:n,c_467:n,XI4/XI0/XI0/MNM1:s,c_488:n,XI4/XI0/XI1/MNM1:s,c_2978:n,c_2978:n,c_2978:n,c_2979:n,c_2978:n,c_2978:n,c_2978:n,c_3034:n,c_2955:n,c_3034:n,c_3052:n,c_3061:n,c_2953:n,c_3076:n,c_2954:n,XI5/XI1/XI1/MNM0:g,c_2950:n,c_3080:n,c_2959:n,c_2990:n,c_2963:n,c_3051:n,c_2978:n,c_2978:n,c_2978:n,c_2977:n,c_2978:n,c_2942:n,c_2944:n,c_3092:n,c_2978:n,c_3017:n,c_2999:n,c_3000:n,XI5/XI2/MNM0:g,c_3042:n,c_3099:n,c_2976:n,c_2979:n,c_2978:n,c_3103:n,c_3092:n,c_3092:n,c_2977:n,c_2943:n,c_2944:n,c_2978:n,c_3092:n,c_2978:n,c_3017:n,c_2999:n,c_3000:n,c_2942:n,c_2943:n,c_3034:n,c_3052:n,c_3061:n,c_2953:n,c_3076:n,c_2954:n,XI5/XI1/XI1/MNM0:g,c_2962:n,c_3035:n,c_3051:n,c_2979:n,c_2978:n,c_2978:n,c_3042:n,c_2979:n,c_2978:n,c_3001:n,c_2942:n,c_2943:n,c_3442:n,c_3403:n,c_3527:n,c_3409:n,c_3529:n,c_3504:n,c_3410:n,c_3499:n,c_3533:n,c_3409:n,c_3409:n,c_3536:n,c_3418:n,c_3499:n,c_3409:n,c_3409:n,c_3499:n,c_3536:n,c_3529:n,c_3510:n,c_3418:n,c_3434:n,c_3527:n,c_3497:n,XI5/NET34,c_3474:n,c_3507:n,c_3481:n,c_3476:n,XI5/XI1/XI1/MPM1:g,c_3490:n,c_3556:n,c_3474:n,XI5/XI1/XI1/MPM1:g,c_3559:n,c_3497:n,XI5/NET34,c_3510:n,c_3533:n,c_3442:n,c_3409:n,c_3536:n,c_3446:n,c_3504:n,c_3426:n,c_3570:n,c_3486:n,c_3509:n,c_3510:n,c_3434:n,c_3418:n,c_3418:n,c_3418:n,c_3418:n,c_3418:n,c_3510:n,c_3510:n,c_3418:n,c_3474:n,c_3481:n,c_3477:n,c_3487:n,c_3475:n,c_3476:n,c_3589:n,XI5/XI1/XI1/MPM1:g,c_3455:n,c_3490:n,c_3556:n,c_3594:n,XI5/NET34,c_3490:n,c_3409:n,c_3536:n,c_3440:n,c_3405:n,c_3446:n,c_3504:n,c_3426:n,c_3486:n,c_3509:n,c_3818:n,c_3845:n,c_3819:n,c_3828:n,c_3889:n,c_3856:n,c_3820:n,c_3820:n,c_3820:n,c_3855:n,c_3820:n,c_3820:n,c_3820:n,c_3820:n,c_3899:n,c_3818:n,c_3820:n,c_3801:n,c_3820:n,c_3803:n,c_3804:n,XI5/XI1/XI0/MPM1:g,c_3822:n,c_3908:n,c_3860:n,c_3823:n,c_3824:n,c_3912:n,c_3827:n,c_3802:n,c_3866:n,c_3844:n,c_3828:n,c_3818:n,c_3845:n,c_3820:n,c_3921:n,c_3820:n,c_3899:n,c_3921:n,c_3820:n,c_3820:n,c_3820:n,XI5/XI1/XI0/MPM1:g,c_3854:n,c_3822:n,c_3908:n,c_3860:n,c_3862:n,c_3823:n,c_3824:n,c_3865:n,c_3912:n,c_3938:n,c_3802:n,c_3866:n,c_3844:n,c_3845:n,c_3848:n,c_3820:n,c_3820:n,XI5/XI3/MPM1:g,c_3947:n,c_3818:n,c_3868:n,c_3820:n,c_3921:n,c_3870:n,c_3871:n,c_3850:n,c_3825:n,c_3879:n,c_3921:n,c_4276:n,c_4274:n,c_4277:n,c_4312:n,c_4313:n,c_4314:n,c_4280:n,XI5/XI0/XI1/MPM1:g,c_4328:n,c_4329:n,c_4280:n,c_4319:n,c_4332:n,c_4624:n,c_4604:n,c_4604:n,c_4623:n,c_4604:n,c_4604:n,c_4604:n,c_4604:n,c_4604:n,c_4604:n,c_4612:n,c_4611:n,c_4623:n,c_4624:n,c_4570:n,c_4566:n,c_4645:n,c_4604:n,c_4647:n,c_4612:n,c_4585:n,c_4605:n,c_4612:n,c_4604:n,c_4647:n,c_4567:n,c_4604:n,c_4566:n,c_4604:n,c_4604:n,c_4604:n,XI5/XI3/MNM0:g,XI5/XI2/MPM1:g,c_4623:n,c_4663:n,c_4664:n,c_4612:n,c_4585:n,c_4603:n,c_4668:n,c_4669:n,c_4615:n,c_4604:n,c_4618:n,c_4612:n,c_4891:n,c_4926:n,c_4878:n,c_4879:n,XI5/XI6/MPM0:d,c_4891:n,c_4883:n,c_4926:n,c_4927:n,c_4878:n,XI5/XI6/MPM0:d,c_4891:n,XI5/NET24,c_4907:n,c_4884:n,c_4885:n,XI5/XI1/XI0/MNM0:g,c_4884:n,c_4884:n,c_4884:n,c_4877:n,c_4884:n,c_4940:n,XI5/NET24,c_4891:n,c_4927:n,c_4891:n,c_4927:n,c_4891:n,c_4879:n,c_4924:n,c_4877:n,c_5011:n,c_4877:n,c_4962:n,XI5/XI1/XI0/MNM0:g,c_4935:n,c_4936:n,c_4896:n,c_4930:n,c_4927:n,c_4885:n,c_4962:n,c_5156:n,c_5157:n,XI5/XI0/XI0/MNM0:g,c_5132:n,c_83:n,c_83:n,XI5/XI5/MNM1:s,c_107:n,c_107:n,XI5/XI5/MNM2:s,c_107:n,XI5/XI5/MNM2:s,c_130:n,c_130:n,XI5/XI6/MNM1:s,c_154:n,XI5/XI6/MNM2:s,c_331:n,XI5/XI2/MNM1:s,c_358:n,XI5/XI3/MNM1:s,c_551:n,XI5/XI0/XI0/MNM1:s,c_574:n,XI5/XI0/XI1/MNM1:s,c_5372:n,c_5372:n,c_5372:n,c_5373:n,c_5372:n,c_5372:n,c_5372:n,c_5421:n,c_5349:n,c_5421:n,c_5450:n,c_5451:n,c_5347:n,c_5453:n,c_5348:n,XI6/XI1/XI1/MNM0:g,c_5344:n,c_5457:n,c_5353:n,c_5383:n,c_5357:n,c_5461:n,c_5372:n,c_5372:n,c_5372:n,c_5371:n,c_5372:n,c_5336:n,c_5338:n,c_5469:n,c_5372:n,c_5409:n,c_5391:n,c_5392:n,XI6/XI2/<text:soft-page-break/>MNM0:g,c_5475:n,c_5476:n,c_5370:n,c_5373:n,c_5372:n,c_5480:n,c_5469:n,c_5469:n,c_5371:n,c_5337:n,c_5338:n,c_5372:n,c_5475:n,c_5469:n,c_5373:n,c_5372:n,c_5409:n,c_5391:n,c_5392:n,c_5336:n,c_5337:n,c_5421:n,c_5450:n,c_5451:n,c_5347:n,c_5453:n,c_5348:n,XI6/XI1/XI1/MNM0:g,c_5356:n,c_5422:n,c_5461:n,c_5373:n,c_5372:n,c_5372:n,c_5835:n,c_5776:n,c_5837:n,c_5782:n,c_5839:n,c_5840:n,c_5783:n,c_5842:n,c_5843:n,c_5782:n,c_5782:n,c_5846:n,c_5791:n,c_5842:n,c_5782:n,c_5782:n,c_5842:n,c_5846:n,c_5839:n,c_5854:n,c_5791:n,c_5809:n,c_5837:n,c_5858:n,XI6/NET34,c_5813:n,c_5861:n,c_5820:n,c_5815:n,XI6/XI1/XI1/MPM1:g,c_5827:n,c_5866:n,c_5813:n,XI6/XI1/XI1/MPM1:g,c_5833:n,c_5858:n,XI6/NET34,c_5854:n,c_5843:n,c_5835:n,c_5782:n,c_5846:n,c_5877:n,c_5878:n,c_5840:n,c_5801:n,c_5881:n,c_5882:n,c_5883:n,c_5854:n,c_5809:n,c_5791:n,c_5791:n,c_5791:n,c_5791:n,c_5791:n,c_5854:n,c_5827:n,c_5854:n,c_5791:n,c_5820:n,c_5816:n,c_5824:n,c_5814:n,c_5815:n,c_5900:n,XI6/XI1/XI1/MPM1:g,c_5902:n,c_5827:n,c_5866:n,c_5905:n,XI6/NET34,c_5782:n,c_5908:n,c_5778:n,c_5877:n,c_5840:n,c_5801:n,c_5882:n,c_5883:n,c_6155:n,c_6187:n,c_6156:n,c_6165:n,c_6214:n,c_6215:n,c_6157:n,c_6157:n,c_6157:n,c_6219:n,c_6157:n,c_6157:n,c_6157:n,c_6157:n,c_6224:n,c_6155:n,c_6157:n,c_6138:n,c_6157:n,c_6140:n,c_6141:n,XI6/XI1/XI0/MPM1:g,c_6159:n,c_6233:n,c_6234:n,c_6160:n,c_6161:n,c_6237:n,c_6164:n,c_6139:n,c_6240:n,c_6186:n,c_6165:n,c_6155:n,c_6187:n,c_6157:n,c_6203:n,c_6157:n,c_6224:n,c_6203:n,c_6157:n,c_6157:n,c_6157:n,c_6155:n,c_6202:n,c_6157:n,c_6203:n,c_6204:n,c_6203:n,XI6/XI1/XI0/MPM1:g,c_6260:n,c_6159:n,c_6233:n,c_6234:n,c_6264:n,c_6160:n,c_6161:n,c_6267:n,c_6237:n,c_6269:n,c_6139:n,c_6240:n,c_6186:n,c_6187:n,c_6190:n,c_6157:n,c_6157:n,c_6593:n,c_6621:n,c_6889:n,c_6872:n,c_6872:n,c_6892:n,c_6872:n,c_6872:n,c_6872:n,c_6872:n,c_6872:n,c_6872:n,c_6868:n,c_6867:n,c_6892:n,c_6889:n,c_6833:n,c_6829:n,c_6905:n,c_6872:n,c_6887:n,c_6868:n,c_6848:n,c_6873:n,c_6868:n,c_6872:n,c_6887:n,c_6830:n,c_6872:n,c_6829:n,c_6872:n,c_6892:n,c_6868:n,c_6851:n,c_6872:n,c_6922:n,c_6868:n,c_6872:n,c_6872:n,c_7146:n,c_7126:n,c_7133:n,c_7124:n,XI6/XI6/MPM0:d,c_7146:n,c_7138:n,c_7126:n,c_7128:n,c_7133:n,XI6/XI6/MPM0:d,c_7146:n,XI6/NET24,c_7165:n,c_7139:n,c_7140:n,XI6/XI1/XI0/MNM0:g,c_7139:n,c_7139:n,c_7139:n,c_7132:n,c_7139:n,c_7186:n,XI6/NET24,c_7146:n,c_7128:n,c_7146:n,c_7128:n,c_7146:n,c_7124:n,c_7125:n,c_7132:n,c_7252:n,c_7132:n,c_7208:n,XI6/XI1/XI0/MNM0:g,c_7181:n,c_7182:n,c_7151:n,c_7184:n,c_7128:n,c_7140:n,c_7208:n,c_179:n,c_179:n,XI6/XI5/MNM1:s,c_203:n,c_203:n,XI6/XI5/MNM2:s,c_203:n,XI6/XI5/MNM2:s,c_225:n,c_225:n,XI6/XI6/MNM1:s,c_247:n,XI6/XI6/MNM2:s</text:p>
      <text:p text:style-name="Standard"><text:s text:c="12"/>- Intrinsic Capacitance</text:p>
      <text:p text:style-name="Standard"><text:s text:c="15"/>1.09954e-15</text:p>
      <text:p text:style-name="Standard"><text:s text:c="12"/>- Coupled capacitance</text:p>
      <text:p text:style-name="Standard"><text:s text:c="15"/>2.57312e-18 <text:s text:c="2"/>netid: c_7664:p</text:p>
      <text:p text:style-name="Standard"><text:s text:c="15"/>2.19233e-19 <text:s text:c="2"/>netid: c_7648:p</text:p>
      <text:p text:style-name="Standard"><text:s text:c="15"/>2.05332e-18 <text:s text:c="2"/>netid: c_7780:p</text:p>
      <text:p text:style-name="Standard"><text:s text:c="15"/>2.18339e-18 <text:s text:c="2"/>netid: c_7686:p</text:p>
      <text:p text:style-name="Standard"><text:s text:c="15"/>3.97902e-19 <text:s text:c="2"/>netid: XI4/XI6/MPM1:g</text:p>
      <text:p text:style-name="Standard"><text:s text:c="15"/>3.35012e-19 <text:s text:c="2"/>netid: c_7664:p</text:p>
      <text:p text:style-name="Standard"><text:s text:c="15"/>1.17571e-18 <text:s text:c="2"/>netid: c_7784:p</text:p>
      <text:p text:style-name="Standard"><text:s text:c="15"/>1.60874e-18 <text:s text:c="2"/>netid: c_7785:p</text:p>
      <text:p text:style-name="Standard"><text:s text:c="15"/>2.42094e-19 <text:s text:c="2"/>netid: c_7664:p</text:p>
      <text:p text:style-name="Standard"><text:s text:c="15"/>5.47967e-17 <text:s text:c="2"/>netid: XI4/XI6/MPM1:g</text:p>
      <text:p text:style-name="Standard"><text:s text:c="15"/>2.27325e-18 <text:s text:c="2"/>netid: XI4/XI6/MNM1:g</text:p>
      <text:p text:style-name="Standard"><text:s text:c="15"/>1.83163e-18 <text:s text:c="2"/>netid: c_7669:p</text:p>
      <text:p text:style-name="Standard"><text:s text:c="15"/>1.11538e-18 <text:s text:c="2"/>netid: c_7790:p</text:p>
      <text:p text:style-name="Standard"><text:s text:c="15"/>2.24691e-18 <text:s text:c="2"/>netid: c_7784:p</text:p>
      <text:p text:style-name="Standard"><text:s text:c="15"/>8.59255e-19 <text:s text:c="2"/>netid: c_7792:p</text:p>
      <text:p text:style-name="Standard"><text:s text:c="15"/>8.57733e-19 <text:s text:c="2"/>netid: XI4/XI6/MPM1:g</text:p>
      <text:p text:style-name="Standard"><text:soft-page-break/><text:s text:c="17"/>4.039e-18 <text:s text:c="2"/>netid: c_7686:p</text:p>
      <text:p text:style-name="Standard"><text:s text:c="15"/>1.01793e-18 <text:s text:c="2"/>netid: c_7790:p</text:p>
      <text:p text:style-name="Standard"><text:s text:c="15"/>5.58978e-18 <text:s text:c="2"/>netid: c_7792:p</text:p>
      <text:p text:style-name="Standard"><text:s text:c="15"/>4.93171e-18 <text:s text:c="2"/>netid: c_7785:p</text:p>
      <text:p text:style-name="Standard"><text:s text:c="15"/>4.03899e-18 <text:s text:c="2"/>netid: c_7664:p</text:p>
      <text:p text:style-name="Standard"><text:s text:c="15"/>4.37627e-19 <text:s text:c="2"/>netid: c_7665:p</text:p>
      <text:p text:style-name="Standard"><text:s text:c="15"/>2.26443e-19 <text:s text:c="2"/>netid: XI4/XI6/MNM1:g</text:p>
      <text:p text:style-name="Standard"><text:s text:c="15"/>8.68261e-19 <text:s text:c="2"/>netid: XI4/XI6/MPM1:g</text:p>
      <text:p text:style-name="Standard"><text:s text:c="15"/>1.13363e-18 <text:s text:c="2"/>netid: c_7686:p</text:p>
      <text:p text:style-name="Standard"><text:s text:c="15"/>8.10166e-19 <text:s text:c="2"/>netid: c_7792:p</text:p>
      <text:p text:style-name="Standard"><text:s text:c="15"/>8.72518e-18 <text:s text:c="2"/>netid: XI4/XI6/MNM1:g</text:p>
      <text:p text:style-name="Standard"><text:s text:c="15"/>2.99452e-19 <text:s text:c="2"/>netid: c_7805:p</text:p>
      <text:p text:style-name="Standard"><text:s text:c="15"/>5.04555e-18 <text:s text:c="2"/>netid: c_7664:p</text:p>
      <text:p text:style-name="Standard"><text:s text:c="15"/>9.03755e-18 <text:s text:c="2"/>netid: c_7807:p</text:p>
      <text:p text:style-name="Standard"><text:s text:c="15"/>2.09198e-18 <text:s text:c="2"/>netid: XI4/XI4/MPM0:s</text:p>
      <text:p text:style-name="Standard"><text:s text:c="15"/>7.38273e-19 <text:s text:c="2"/>netid: c_7665:p</text:p>
      <text:p text:style-name="Standard"><text:s text:c="15"/>4.03899e-18 <text:s text:c="2"/>netid: c_7810:p</text:p>
      <text:p text:style-name="Standard"><text:s text:c="15"/>4.20248e-19 <text:s text:c="2"/>netid: c_7805:p</text:p>
      <text:p text:style-name="Standard"><text:s text:c="16"/>5.2986e-18 <text:s text:c="2"/>netid: c_7812:p</text:p>
      <text:p text:style-name="Standard"><text:s text:c="15"/>8.75528e-18 <text:s text:c="2"/>netid: c_7807:p</text:p>
      <text:p text:style-name="Standard"><text:s text:c="15"/>3.25927e-18 <text:s text:c="2"/>netid: XI4/XI4/MPM0:s</text:p>
      <text:p text:style-name="Standard"><text:s text:c="15"/>2.15424e-18 <text:s text:c="2"/>netid: c_7815:p</text:p>
      <text:p text:style-name="Standard"><text:s text:c="15"/>3.59423e-18 <text:s text:c="2"/>netid: c_7816:p</text:p>
      <text:p text:style-name="Standard"><text:s text:c="15"/>4.60055e-18 <text:s text:c="2"/>netid: c_7817:p</text:p>
      <text:p text:style-name="Standard"><text:s text:c="15"/>7.49603e-19 <text:s text:c="2"/>netid: XI4/XI4/MPM0:s</text:p>
      <text:p text:style-name="Standard"><text:s text:c="15"/>2.49148e-18 <text:s text:c="2"/>netid: c_7816:p</text:p>
      <text:p text:style-name="Standard"><text:s text:c="16"/>1.3415e-18 <text:s text:c="2"/>netid: c_7820:p</text:p>
      <text:p text:style-name="Standard"><text:s text:c="15"/>9.02149e-19 <text:s text:c="2"/>netid: c_7821:p</text:p>
      <text:p text:style-name="Standard"><text:s text:c="15"/>3.33544e-18 <text:s text:c="2"/>netid: c_7822:p</text:p>
      <text:p text:style-name="Standard"><text:s text:c="15"/>4.43599e-19 <text:s text:c="2"/>netid: c_7823:p</text:p>
      <text:p text:style-name="Standard"><text:s text:c="15"/>1.22057e-18 <text:s text:c="2"/>netid: c_7670:p</text:p>
      <text:p text:style-name="Standard"><text:s text:c="15"/>9.57916e-19 <text:s text:c="2"/>netid: c_7823:p</text:p>
      <text:p text:style-name="Standard"><text:s text:c="15"/>3.66289e-19 <text:s text:c="2"/>netid: c_7675:p</text:p>
      <text:p text:style-name="Standard"><text:s text:c="15"/>4.77763e-19 <text:s text:c="2"/>netid: c_7675:p</text:p>
      <text:p text:style-name="Standard"><text:s text:c="15"/>1.60648e-18 <text:s text:c="2"/>netid: c_7676:p</text:p>
      <text:p text:style-name="Standard"><text:s text:c="15"/>4.69897e-19 <text:s text:c="2"/>netid: XI4/XI1/XI1/MPM1:s</text:p>
      <text:p text:style-name="Standard"><text:s text:c="16"/>1.1609e-18 <text:s text:c="2"/>netid: c_7815:p</text:p>
      <text:p text:style-name="Standard"><text:s text:c="15"/>1.22579e-18 <text:s text:c="2"/>netid: c_7816:p</text:p>
      <text:p text:style-name="Standard"><text:s text:c="15"/>4.83856e-18 <text:s text:c="2"/>netid: c_7670:p</text:p>
      <text:p text:style-name="Standard"><text:s text:c="15"/>6.59348e-19 <text:s text:c="2"/>netid: c_7833:p</text:p>
      <text:p text:style-name="Standard"><text:s text:c="15"/>1.13268e-18 <text:s text:c="2"/>netid: c_7834:p</text:p>
      <text:p text:style-name="Standard"><text:s text:c="15"/>5.20031e-18 <text:s text:c="2"/>netid: c_7823:p</text:p>
      <text:p text:style-name="Standard"><text:s text:c="15"/>1.63491e-18 <text:s text:c="2"/>netid: c_7836:p</text:p>
      <text:p text:style-name="Standard"><text:s text:c="15"/>2.04299e-18 <text:s text:c="2"/>netid: c_7837:p</text:p>
      <text:p text:style-name="Standard"><text:s text:c="15"/>1.13574e-18 <text:s text:c="2"/>netid: c_7838:p</text:p>
      <text:p text:style-name="Standard"><text:s text:c="15"/>5.99605e-19 <text:s text:c="2"/>netid: c_7839:p</text:p>
      <text:p text:style-name="Standard"><text:s text:c="15"/>2.16241e-18 <text:s text:c="2"/>netid: c_7817:p</text:p>
      <text:p text:style-name="Standard"><text:s text:c="15"/>2.81556e-18 <text:s text:c="2"/>netid: c_7821:p</text:p>
      <text:p text:style-name="Standard"><text:s text:c="15"/>5.87348e-18 <text:s text:c="2"/>netid: c_7807:p</text:p>
      <text:p text:style-name="Standard"><text:s text:c="15"/>2.36709e-18 <text:s text:c="2"/>netid: c_7843:p</text:p>
      <text:p text:style-name="Standard"><text:s text:c="16"/>1.0253e-18 <text:s text:c="2"/>netid: c_7822:p</text:p>
      <text:p text:style-name="Standard"><text:s text:c="15"/>3.88797e-18 <text:s text:c="2"/>netid: c_7845:p</text:p>
      <text:p text:style-name="Standard"><text:soft-page-break/><text:s text:c="15"/>1.98131e-18 <text:s text:c="2"/>netid: XI4/XI6/MNM1:g</text:p>
      <text:p text:style-name="Standard"><text:s text:c="15"/>3.22125e-18 <text:s text:c="2"/>netid: XI4/XI6/MNM1:g</text:p>
      <text:p text:style-name="Standard"><text:s text:c="15"/>2.64429e-18 <text:s text:c="2"/>netid: c_7848:p</text:p>
      <text:p text:style-name="Standard"><text:s text:c="15"/>2.74445e-18 <text:s text:c="2"/>netid: c_7839:p</text:p>
      <text:p text:style-name="Standard"><text:s text:c="15"/>1.49317e-17 <text:s text:c="2"/>netid: c_7839:p</text:p>
      <text:p text:style-name="Standard"><text:s text:c="16"/>2.5887e-18 <text:s text:c="2"/>netid: c_7851:p</text:p>
      <text:p text:style-name="Standard"><text:s text:c="15"/>2.19233e-19 <text:s text:c="2"/>netid: c_7583:p</text:p>
      <text:p text:style-name="Standard"><text:s text:c="15"/>2.05332e-18 <text:s text:c="2"/>netid: c_7853:p</text:p>
      <text:p text:style-name="Standard"><text:s text:c="15"/>2.19138e-18 <text:s text:c="2"/>netid: c_7854:p</text:p>
      <text:p text:style-name="Standard"><text:s text:c="15"/>2.71636e-19 <text:s text:c="2"/>netid: c_7851:p</text:p>
      <text:p text:style-name="Standard"><text:s text:c="15"/>1.17571e-18 <text:s text:c="2"/>netid: c_7856:p</text:p>
      <text:p text:style-name="Standard"><text:s text:c="15"/>1.61464e-18 <text:s text:c="2"/>netid: c_7857:p</text:p>
      <text:p text:style-name="Standard"><text:s text:c="16"/>2.6526e-19 <text:s text:c="2"/>netid: c_7851:p</text:p>
      <text:p text:style-name="Standard"><text:s text:c="15"/>1.84474e-18 <text:s text:c="2"/>netid: c_7585:p</text:p>
      <text:p text:style-name="Standard"><text:s text:c="15"/>2.44157e-18 <text:s text:c="2"/>netid: c_7586:p</text:p>
      <text:p text:style-name="Standard"><text:s text:c="15"/>2.24691e-18 <text:s text:c="2"/>netid: c_7856:p</text:p>
      <text:p text:style-name="Standard"><text:s text:c="15"/>3.74858e-18 <text:s text:c="2"/>netid: c_7854:p</text:p>
      <text:p text:style-name="Standard"><text:s text:c="15"/>6.69409e-18 <text:s text:c="2"/>netid: c_7586:p</text:p>
      <text:p text:style-name="Standard"><text:s text:c="15"/>4.92664e-18 <text:s text:c="2"/>netid: c_7857:p</text:p>
      <text:p text:style-name="Standard"><text:s text:c="15"/>3.74857e-18 <text:s text:c="2"/>netid: c_7851:p</text:p>
      <text:p text:style-name="Standard"><text:s text:c="15"/>4.37627e-19 <text:s text:c="2"/>netid: c_7866:p</text:p>
      <text:p text:style-name="Standard"><text:s text:c="17"/>1.132e-18 <text:s text:c="2"/>netid: c_7854:p</text:p>
      <text:p text:style-name="Standard"><text:s text:c="15"/>7.89334e-19 <text:s text:c="2"/>netid: c_7868:p</text:p>
      <text:p text:style-name="Standard"><text:s text:c="15"/>4.87944e-19 <text:s text:c="2"/>netid: c_7586:p</text:p>
      <text:p text:style-name="Standard"><text:s text:c="15"/>3.02378e-19 <text:s text:c="2"/>netid: c_7870:p</text:p>
      <text:p text:style-name="Standard"><text:s text:c="16"/>5.0445e-18 <text:s text:c="2"/>netid: c_7851:p</text:p>
      <text:p text:style-name="Standard"><text:s text:c="15"/>9.03755e-18 <text:s text:c="2"/>netid: c_7775:p</text:p>
      <text:p text:style-name="Standard"><text:s text:c="15"/>2.09198e-18 <text:s text:c="2"/>netid: XI5/XI4/MPM0:s</text:p>
      <text:p text:style-name="Standard"><text:s text:c="15"/>7.38273e-19 <text:s text:c="2"/>netid: c_7866:p</text:p>
      <text:p text:style-name="Standard"><text:s text:c="15"/>3.74857e-18 <text:s text:c="2"/>netid: c_7875:p</text:p>
      <text:p text:style-name="Standard"><text:s text:c="15"/>4.20637e-19 <text:s text:c="2"/>netid: c_7870:p</text:p>
      <text:p text:style-name="Standard"><text:s text:c="16"/>5.2944e-18 <text:s text:c="2"/>netid: c_7877:p</text:p>
      <text:p text:style-name="Standard"><text:s text:c="15"/>9.00085e-18 <text:s text:c="2"/>netid: c_7775:p</text:p>
      <text:p text:style-name="Standard"><text:s text:c="15"/>3.25927e-18 <text:s text:c="2"/>netid: XI5/XI4/MPM0:s</text:p>
      <text:p text:style-name="Standard"><text:s text:c="15"/>1.14622e-18 <text:s text:c="2"/>netid: c_7880:p</text:p>
      <text:p text:style-name="Standard"><text:s text:c="15"/>9.79295e-19 <text:s text:c="2"/>netid: c_7881:p</text:p>
      <text:p text:style-name="Standard"><text:s text:c="15"/>3.57115e-18 <text:s text:c="2"/>netid: c_7882:p</text:p>
      <text:p text:style-name="Standard"><text:s text:c="15"/>4.60055e-18 <text:s text:c="2"/>netid: c_7883:p</text:p>
      <text:p text:style-name="Standard"><text:s text:c="15"/>7.49603e-19 <text:s text:c="2"/>netid: XI5/XI4/MPM0:s</text:p>
      <text:p text:style-name="Standard"><text:s text:c="15"/>2.49021e-18 <text:s text:c="2"/>netid: c_7882:p</text:p>
      <text:p text:style-name="Standard"><text:s text:c="16"/>1.3415e-18 <text:s text:c="2"/>netid: c_7886:p</text:p>
      <text:p text:style-name="Standard"><text:s text:c="15"/>9.02566e-19 <text:s text:c="2"/>netid: c_7887:p</text:p>
      <text:p text:style-name="Standard"><text:s text:c="15"/>2.30738e-18 <text:s text:c="2"/>netid: c_7882:p</text:p>
      <text:p text:style-name="Standard"><text:s text:c="15"/>2.25851e-19 <text:s text:c="2"/>netid: c_7889:p</text:p>
      <text:p text:style-name="Standard"><text:s text:c="16"/>2.7068e-19 <text:s text:c="2"/>netid: c_7706:p</text:p>
      <text:p text:style-name="Standard"><text:s text:c="15"/>4.43599e-19 <text:s text:c="2"/>netid: c_7709:p</text:p>
      <text:p text:style-name="Standard"><text:s text:c="15"/>1.28725e-18 <text:s text:c="2"/>netid: c_7706:p</text:p>
      <text:p text:style-name="Standard"><text:s text:c="15"/>9.58041e-19 <text:s text:c="2"/>netid: c_7709:p</text:p>
      <text:p text:style-name="Standard"><text:s text:c="15"/>3.66289e-19 <text:s text:c="2"/>netid: c_7894:p</text:p>
      <text:p text:style-name="Standard"><text:s text:c="15"/>6.45326e-19 <text:s text:c="2"/>netid: c_7894:p</text:p>
      <text:p text:style-name="Standard"><text:s text:c="15"/>1.39148e-18 <text:s text:c="2"/>netid: c_7896:p</text:p>
      <text:p text:style-name="Standard"><text:s text:c="15"/>2.48968e-19 <text:s text:c="2"/>netid: XI5/XI1/XI1/MPM1:s</text:p>
      <text:p text:style-name="Standard"><text:soft-page-break/><text:s text:c="15"/>8.76142e-19 <text:s text:c="2"/>netid: c_7880:p</text:p>
      <text:p text:style-name="Standard"><text:s text:c="15"/>2.30738e-18 <text:s text:c="2"/>netid: c_7881:p</text:p>
      <text:p text:style-name="Standard"><text:s text:c="15"/>4.76811e-18 <text:s text:c="2"/>netid: c_7706:p</text:p>
      <text:p text:style-name="Standard"><text:s text:c="15"/>1.07065e-18 <text:s text:c="2"/>netid: c_7901:p</text:p>
      <text:p text:style-name="Standard"><text:s text:c="15"/>1.13376e-18 <text:s text:c="2"/>netid: c_7708:p</text:p>
      <text:p text:style-name="Standard"><text:s text:c="15"/>5.20031e-18 <text:s text:c="2"/>netid: c_7709:p</text:p>
      <text:p text:style-name="Standard"><text:s text:c="15"/>1.62345e-18 <text:s text:c="2"/>netid: c_7904:p</text:p>
      <text:p text:style-name="Standard"><text:s text:c="15"/>2.04299e-18 <text:s text:c="2"/>netid: c_7905:p</text:p>
      <text:p text:style-name="Standard"><text:s text:c="15"/>1.13802e-18 <text:s text:c="2"/>netid: c_7906:p</text:p>
      <text:p text:style-name="Standard"><text:s text:c="15"/>6.04542e-19 <text:s text:c="2"/>netid: c_7907:p</text:p>
      <text:p text:style-name="Standard"><text:s text:c="15"/>2.16241e-18 <text:s text:c="2"/>netid: c_7883:p</text:p>
      <text:p text:style-name="Standard"><text:s text:c="15"/>2.81556e-18 <text:s text:c="2"/>netid: c_7887:p</text:p>
      <text:p text:style-name="Standard"><text:s text:c="15"/>5.81347e-18 <text:s text:c="2"/>netid: c_7775:p</text:p>
      <text:p text:style-name="Standard"><text:s text:c="15"/>2.34204e-18 <text:s text:c="2"/>netid: c_7911:p</text:p>
      <text:p text:style-name="Standard"><text:s text:c="15"/>1.02537e-18 <text:s text:c="2"/>netid: c_7889:p</text:p>
      <text:p text:style-name="Standard"><text:s text:c="15"/>3.88797e-18 <text:s text:c="2"/>netid: c_7913:p</text:p>
      <text:p text:style-name="Standard"><text:s text:c="15"/>2.41394e-18 <text:s text:c="2"/>netid: c_7914:p</text:p>
      <text:p text:style-name="Standard"><text:s text:c="15"/>2.45941e-18 <text:s text:c="2"/>netid: c_7907:p</text:p>
      <text:p text:style-name="Standard"><text:s text:c="15"/>1.09756e-17 <text:s text:c="2"/>netid: c_7916:p</text:p>
      <text:p text:style-name="Standard"><text:s text:c="15"/>3.24557e-19 <text:s text:c="2"/>netid: c_7907:p</text:p>
      <text:p text:style-name="Standard"><text:s text:c="16"/>2.5887e-18 <text:s text:c="2"/>netid: c_7918:p</text:p>
      <text:p text:style-name="Standard"><text:s text:c="15"/>2.19233e-19 <text:s text:c="2"/>netid: c_7919:p</text:p>
      <text:p text:style-name="Standard"><text:s text:c="15"/>2.05332e-18 <text:s text:c="2"/>netid: c_7920:p</text:p>
      <text:p text:style-name="Standard"><text:s text:c="15"/>2.19138e-18 <text:s text:c="2"/>netid: c_7921:p</text:p>
      <text:p text:style-name="Standard"><text:s text:c="15"/>3.97902e-19 <text:s text:c="2"/>netid: XI6/XI6/MPM1:g</text:p>
      <text:p text:style-name="Standard"><text:s text:c="15"/>3.35012e-19 <text:s text:c="2"/>netid: c_7918:p</text:p>
      <text:p text:style-name="Standard"><text:s text:c="15"/>1.17571e-18 <text:s text:c="2"/>netid: c_7924:p</text:p>
      <text:p text:style-name="Standard"><text:s text:c="16"/>1.6288e-18 <text:s text:c="2"/>netid: c_7925:p</text:p>
      <text:p text:style-name="Standard"><text:s text:c="16"/>2.6526e-19 <text:s text:c="2"/>netid: c_7918:p</text:p>
      <text:p text:style-name="Standard"><text:s text:c="15"/>5.57493e-17 <text:s text:c="2"/>netid: XI6/XI6/MPM1:g</text:p>
      <text:p text:style-name="Standard"><text:s text:c="15"/>2.27521e-18 <text:s text:c="2"/>netid: XI6/XI6/MNM1:g</text:p>
      <text:p text:style-name="Standard"><text:s text:c="15"/>1.84474e-18 <text:s text:c="2"/>netid: c_7929:p</text:p>
      <text:p text:style-name="Standard"><text:s text:c="15"/>8.20279e-19 <text:s text:c="2"/>netid: c_7930:p</text:p>
      <text:p text:style-name="Standard"><text:s text:c="15"/>2.24691e-18 <text:s text:c="2"/>netid: c_7924:p</text:p>
      <text:p text:style-name="Standard"><text:s text:c="15"/>1.17767e-18 <text:s text:c="2"/>netid: c_7932:p</text:p>
      <text:p text:style-name="Standard"><text:s text:c="15"/>9.64019e-19 <text:s text:c="2"/>netid: XI6/XI6/MPM1:g</text:p>
      <text:p text:style-name="Standard"><text:s text:c="15"/>3.74858e-18 <text:s text:c="2"/>netid: c_7921:p</text:p>
      <text:p text:style-name="Standard"><text:s text:c="15"/>1.01427e-18 <text:s text:c="2"/>netid: c_7930:p</text:p>
      <text:p text:style-name="Standard"><text:s text:c="15"/>5.55274e-18 <text:s text:c="2"/>netid: c_7932:p</text:p>
      <text:p text:style-name="Standard"><text:s text:c="15"/>5.07996e-18 <text:s text:c="2"/>netid: c_7925:p</text:p>
      <text:p text:style-name="Standard"><text:s text:c="15"/>3.74857e-18 <text:s text:c="2"/>netid: c_7918:p</text:p>
      <text:p text:style-name="Standard"><text:s text:c="15"/>4.37627e-19 <text:s text:c="2"/>netid: c_7939:p</text:p>
      <text:p text:style-name="Standard"><text:s text:c="15"/>2.26671e-19 <text:s text:c="2"/>netid: XI6/XI6/MNM1:g</text:p>
      <text:p text:style-name="Standard"><text:s text:c="15"/>8.74803e-19 <text:s text:c="2"/>netid: XI6/XI6/MPM1:g</text:p>
      <text:p text:style-name="Standard"><text:s text:c="15"/>1.13339e-18 <text:s text:c="2"/>netid: c_7921:p</text:p>
      <text:p text:style-name="Standard"><text:s text:c="15"/>8.19477e-19 <text:s text:c="2"/>netid: c_7932:p</text:p>
      <text:p text:style-name="Standard"><text:s text:c="15"/>8.82831e-18 <text:s text:c="2"/>netid: XI6/XI6/MNM1:g</text:p>
      <text:p text:style-name="Standard"><text:s text:c="16"/>3.0466e-19 <text:s text:c="2"/>netid: c_7945:p</text:p>
      <text:p text:style-name="Standard"><text:s text:c="16"/>5.0455e-18 <text:s text:c="2"/>netid: c_7918:p</text:p>
      <text:p text:style-name="Standard"><text:s text:c="15"/>9.03755e-18 <text:s text:c="2"/>netid: c_7947:p</text:p>
      <text:p text:style-name="Standard"><text:s text:c="15"/>2.09198e-18 <text:s text:c="2"/>netid: XI6/XI4/MPM0:s</text:p>
      <text:p text:style-name="Standard"><text:s text:c="15"/>7.38273e-19 <text:s text:c="2"/>netid: c_7939:p</text:p>
      <text:p text:style-name="Standard"><text:soft-page-break/><text:s text:c="15"/>3.74857e-18 <text:s text:c="2"/>netid: c_7950:p</text:p>
      <text:p text:style-name="Standard"><text:s text:c="15"/>4.36574e-19 <text:s text:c="2"/>netid: c_7945:p</text:p>
      <text:p text:style-name="Standard"><text:s text:c="15"/>5.45304e-18 <text:s text:c="2"/>netid: c_7952:p</text:p>
      <text:p text:style-name="Standard"><text:s text:c="15"/>8.75528e-18 <text:s text:c="2"/>netid: c_7947:p</text:p>
      <text:p text:style-name="Standard"><text:s text:c="15"/>3.25927e-18 <text:s text:c="2"/>netid: XI6/XI4/MPM0:s</text:p>
      <text:p text:style-name="Standard"><text:s text:c="15"/>9.08093e-19 <text:s text:c="2"/>netid: c_7955:p</text:p>
      <text:p text:style-name="Standard"><text:s text:c="15"/>3.62039e-18 <text:s text:c="2"/>netid: c_7956:p</text:p>
      <text:p text:style-name="Standard"><text:s text:c="15"/>1.24358e-18 <text:s text:c="2"/>netid: c_7957:p</text:p>
      <text:p text:style-name="Standard"><text:s text:c="15"/>4.60055e-18 <text:s text:c="2"/>netid: c_7958:p</text:p>
      <text:p text:style-name="Standard"><text:s text:c="15"/>7.49603e-19 <text:s text:c="2"/>netid: XI6/XI4/MPM0:s</text:p>
      <text:p text:style-name="Standard"><text:s text:c="15"/>2.49495e-18 <text:s text:c="2"/>netid: c_7956:p</text:p>
      <text:p text:style-name="Standard"><text:s text:c="16"/>1.3415e-18 <text:s text:c="2"/>netid: c_7961:p</text:p>
      <text:p text:style-name="Standard"><text:s text:c="16"/>9.0201e-19 <text:s text:c="2"/>netid: c_7962:p</text:p>
      <text:p text:style-name="Standard"><text:s text:c="15"/>2.29041e-18 <text:s text:c="2"/>netid: c_7956:p</text:p>
      <text:p text:style-name="Standard"><text:s text:c="15"/>2.25727e-19 <text:s text:c="2"/>netid: c_7964:p</text:p>
      <text:p text:style-name="Standard"><text:s text:c="16"/>2.7068e-19 <text:s text:c="2"/>netid: c_7590:p</text:p>
      <text:p text:style-name="Standard"><text:s text:c="15"/>4.43599e-19 <text:s text:c="2"/>netid: c_7592:p</text:p>
      <text:p text:style-name="Standard"><text:s text:c="15"/>1.28725e-18 <text:s text:c="2"/>netid: c_7590:p</text:p>
      <text:p text:style-name="Standard"><text:s text:c="15"/>9.56831e-19 <text:s text:c="2"/>netid: c_7592:p</text:p>
      <text:p text:style-name="Standard"><text:s text:c="15"/>3.66289e-19 <text:s text:c="2"/>netid: c_7969:p</text:p>
      <text:p text:style-name="Standard"><text:s text:c="15"/>6.45326e-19 <text:s text:c="2"/>netid: c_7969:p</text:p>
      <text:p text:style-name="Standard"><text:s text:c="15"/>1.39148e-18 <text:s text:c="2"/>netid: c_7971:p</text:p>
      <text:p text:style-name="Standard"><text:s text:c="15"/>2.48968e-19 <text:s text:c="2"/>netid: XI6/XI1/XI1/MPM1:s</text:p>
      <text:p text:style-name="Standard"><text:s text:c="15"/>2.29041e-18 <text:s text:c="2"/>netid: c_7955:p</text:p>
      <text:p text:style-name="Standard"><text:s text:c="15"/>9.03819e-19 <text:s text:c="2"/>netid: c_7957:p</text:p>
      <text:p text:style-name="Standard"><text:s text:c="15"/>4.76811e-18 <text:s text:c="2"/>netid: c_7590:p</text:p>
      <text:p text:style-name="Standard"><text:s text:c="16"/>6.4455e-19 <text:s text:c="2"/>netid: c_7976:p</text:p>
      <text:p text:style-name="Standard"><text:s text:c="15"/>1.12344e-18 <text:s text:c="2"/>netid: c_7591:p</text:p>
      <text:p text:style-name="Standard"><text:s text:c="15"/>5.20031e-18 <text:s text:c="2"/>netid: c_7592:p</text:p>
      <text:p text:style-name="Standard"><text:s text:c="15"/>1.76364e-18 <text:s text:c="2"/>netid: c_7979:p</text:p>
      <text:p text:style-name="Standard"><text:s text:c="15"/>2.04299e-18 <text:s text:c="2"/>netid: c_7980:p</text:p>
      <text:p text:style-name="Standard"><text:s text:c="15"/>1.13388e-18 <text:s text:c="2"/>netid: c_7981:p</text:p>
      <text:p text:style-name="Standard"><text:s text:c="15"/>2.18559e-19 <text:s text:c="2"/>netid: c_7982:p</text:p>
      <text:p text:style-name="Standard"><text:s text:c="15"/>3.81974e-19 <text:s text:c="2"/>netid: c_7983:p</text:p>
      <text:p text:style-name="Standard"><text:s text:c="15"/>2.16241e-18 <text:s text:c="2"/>netid: c_7958:p</text:p>
      <text:p text:style-name="Standard"><text:s text:c="15"/>2.81556e-18 <text:s text:c="2"/>netid: c_7962:p</text:p>
      <text:p text:style-name="Standard"><text:s text:c="15"/>5.87348e-18 <text:s text:c="2"/>netid: c_7947:p</text:p>
      <text:p text:style-name="Standard"><text:s text:c="15"/>2.36709e-18 <text:s text:c="2"/>netid: c_7987:p</text:p>
      <text:p text:style-name="Standard"><text:s text:c="15"/>1.02466e-18 <text:s text:c="2"/>netid: c_7964:p</text:p>
      <text:p text:style-name="Standard"><text:s text:c="15"/>3.88797e-18 <text:s text:c="2"/>netid: c_7989:p</text:p>
      <text:p text:style-name="Standard"><text:s text:c="15"/>1.62078e-18 <text:s text:c="2"/>netid: XI6/XI6/MNM1:g</text:p>
      <text:p text:style-name="Standard"><text:s text:c="15"/>3.22277e-18 <text:s text:c="2"/>netid: XI6/XI6/MNM1:g</text:p>
      <text:p text:style-name="Standard"><text:s text:c="15"/>2.55916e-18 <text:s text:c="2"/>netid: c_7992:p</text:p>
      <text:p text:style-name="Standard"><text:s text:c="15"/>7.89767e-19 <text:s text:c="2"/>netid: c_7982:p</text:p>
      <text:p text:style-name="Standard"><text:s text:c="15"/>1.68178e-18 <text:s text:c="2"/>netid: c_7983:p</text:p>
      <text:p text:style-name="Standard"><text:s text:c="16"/>1.1455e-17 <text:s text:c="2"/>netid: c_7982:p</text:p>
      <text:p text:style-name="Standard"><text:s text:c="15"/>2.45496e-18 <text:s text:c="2"/>netid: c_7817:p</text:p>
      <text:p text:style-name="Standard"><text:s text:c="16"/>4.9508e-18 <text:s text:c="2"/>netid: c_7820:p</text:p>
      <text:p text:style-name="Standard"><text:s text:c="16"/>1.3777e-18 <text:s text:c="2"/>netid: c_7998:p</text:p>
      <text:p text:style-name="Standard"><text:s text:c="15"/>3.51881e-19 <text:s text:c="2"/>netid: c_7999:p</text:p>
      <text:p text:style-name="Standard"><text:s text:c="15"/>9.05112e-19 <text:s text:c="2"/>netid: c_7821:p</text:p>
      <text:p text:style-name="Standard"><text:s text:c="15"/>2.92901e-18 <text:s text:c="2"/>netid: c_7807:p</text:p>
      <text:p text:style-name="Standard"><text:soft-page-break/><text:s text:c="15"/>1.73144e-18 <text:s text:c="2"/>netid: c_7845:p</text:p>
      <text:p text:style-name="Standard"><text:s text:c="15"/>1.69582e-18 <text:s text:c="2"/>netid: c_8003:p</text:p>
      <text:p text:style-name="Standard"><text:s text:c="15"/>5.18863e-19 <text:s text:c="2"/>netid: XI4/XI4/MPM0:s</text:p>
      <text:p text:style-name="Standard"><text:s text:c="15"/>2.43144e-18 <text:s text:c="2"/>netid: c_7843:p</text:p>
      <text:p text:style-name="Standard"><text:s text:c="15"/>1.14529e-17 <text:s text:c="2"/>netid: c_7822:p</text:p>
      <text:p text:style-name="Standard"><text:s text:c="15"/>6.66335e-18 <text:s text:c="2"/>netid: c_7838:p</text:p>
      <text:p text:style-name="Standard"><text:s text:c="15"/>2.45496e-18 <text:s text:c="2"/>netid: c_7883:p</text:p>
      <text:p text:style-name="Standard"><text:s text:c="15"/>4.96334e-18 <text:s text:c="2"/>netid: c_7886:p</text:p>
      <text:p text:style-name="Standard"><text:s text:c="16"/>1.3777e-18 <text:s text:c="2"/>netid: c_8010:p</text:p>
      <text:p text:style-name="Standard"><text:s text:c="15"/>3.51881e-19 <text:s text:c="2"/>netid: c_8011:p</text:p>
      <text:p text:style-name="Standard"><text:s text:c="15"/>9.05112e-19 <text:s text:c="2"/>netid: c_7887:p</text:p>
      <text:p text:style-name="Standard"><text:s text:c="15"/>2.92901e-18 <text:s text:c="2"/>netid: c_7775:p</text:p>
      <text:p text:style-name="Standard"><text:s text:c="15"/>1.73144e-18 <text:s text:c="2"/>netid: c_7913:p</text:p>
      <text:p text:style-name="Standard"><text:s text:c="15"/>1.69582e-18 <text:s text:c="2"/>netid: c_8015:p</text:p>
      <text:p text:style-name="Standard"><text:s text:c="15"/>5.20286e-19 <text:s text:c="2"/>netid: XI5/XI4/MPM0:s</text:p>
      <text:p text:style-name="Standard"><text:s text:c="15"/>2.43649e-18 <text:s text:c="2"/>netid: c_7911:p</text:p>
      <text:p text:style-name="Standard"><text:s text:c="15"/>1.13143e-17 <text:s text:c="2"/>netid: c_7889:p</text:p>
      <text:p text:style-name="Standard"><text:s text:c="15"/>6.61872e-18 <text:s text:c="2"/>netid: c_7906:p</text:p>
      <text:p text:style-name="Standard"><text:s text:c="15"/>2.45496e-18 <text:s text:c="2"/>netid: c_7958:p</text:p>
      <text:p text:style-name="Standard"><text:s text:c="16"/>4.9466e-18 <text:s text:c="2"/>netid: c_7961:p</text:p>
      <text:p text:style-name="Standard"><text:s text:c="16"/>1.3777e-18 <text:s text:c="2"/>netid: c_8022:p</text:p>
      <text:p text:style-name="Standard"><text:s text:c="15"/>3.51881e-19 <text:s text:c="2"/>netid: c_8023:p</text:p>
      <text:p text:style-name="Standard"><text:s text:c="15"/>9.05112e-19 <text:s text:c="2"/>netid: c_7962:p</text:p>
      <text:p text:style-name="Standard"><text:s text:c="15"/>2.92901e-18 <text:s text:c="2"/>netid: c_7947:p</text:p>
      <text:p text:style-name="Standard"><text:s text:c="15"/>1.73144e-18 <text:s text:c="2"/>netid: c_7989:p</text:p>
      <text:p text:style-name="Standard"><text:s text:c="15"/>1.69582e-18 <text:s text:c="2"/>netid: c_8027:p</text:p>
      <text:p text:style-name="Standard"><text:s text:c="15"/>5.18387e-19 <text:s text:c="2"/>netid: XI6/XI4/MPM0:s</text:p>
      <text:p text:style-name="Standard"><text:s text:c="15"/>2.42918e-18 <text:s text:c="2"/>netid: c_7987:p</text:p>
      <text:p text:style-name="Standard"><text:s text:c="15"/>1.14751e-17 <text:s text:c="2"/>netid: c_7964:p</text:p>
      <text:p text:style-name="Standard"><text:s text:c="15"/>6.68427e-18 <text:s text:c="2"/>netid: c_7981:p</text:p>
      <text:p text:style-name="Standard"><text:s text:c="15"/>2.28671e-18 <text:s text:c="2"/>netid: XI4/XI6/MNM1:g</text:p>
      <text:p text:style-name="Standard"><text:s text:c="15"/>1.10744e-17 <text:s text:c="2"/>netid: c_7785:p</text:p>
      <text:p text:style-name="Standard"><text:s text:c="16"/>2.0719e-18 <text:s text:c="2"/>netid: c_7784:p</text:p>
      <text:p text:style-name="Standard"><text:s text:c="15"/>5.01166e-18 <text:s text:c="2"/>netid: c_7669:p</text:p>
      <text:p text:style-name="Standard"><text:s text:c="15"/>4.17768e-18 <text:s text:c="2"/>netid: c_7790:p</text:p>
      <text:p text:style-name="Standard"><text:s text:c="15"/>3.60455e-18 <text:s text:c="2"/>netid: c_7792:p</text:p>
      <text:p text:style-name="Standard"><text:s text:c="15"/>3.80262e-18 <text:s text:c="2"/>netid: c_8038:p</text:p>
      <text:p text:style-name="Standard"><text:s text:c="15"/>2.23125e-18 <text:s text:c="2"/>netid: XI4/XI6/MPM1:g</text:p>
      <text:p text:style-name="Standard"><text:s text:c="15"/>2.46862e-19 <text:s text:c="2"/>netid: c_8040:p</text:p>
      <text:p text:style-name="Standard"><text:s text:c="15"/>2.52781e-18 <text:s text:c="2"/>netid: c_7792:p</text:p>
      <text:p text:style-name="Standard"><text:s text:c="15"/>4.90934e-18 <text:s text:c="2"/>netid: c_8042:p</text:p>
      <text:p text:style-name="Standard"><text:s text:c="15"/>6.59348e-19 <text:s text:c="2"/>netid: c_8043:p</text:p>
      <text:p text:style-name="Standard"><text:s text:c="15"/>1.09454e-17 <text:s text:c="2"/>netid: c_7857:p</text:p>
      <text:p text:style-name="Standard"><text:s text:c="15"/>2.07633e-18 <text:s text:c="2"/>netid: c_7856:p</text:p>
      <text:p text:style-name="Standard"><text:s text:c="15"/>5.33788e-18 <text:s text:c="2"/>netid: c_7585:p</text:p>
      <text:p text:style-name="Standard"><text:s text:c="15"/>7.99566e-18 <text:s text:c="2"/>netid: c_7586:p</text:p>
      <text:p text:style-name="Standard"><text:s text:c="15"/>3.80262e-18 <text:s text:c="2"/>netid: c_8048:p</text:p>
      <text:p text:style-name="Standard"><text:s text:c="15"/>1.07065e-18 <text:s text:c="2"/>netid: c_7587:p</text:p>
      <text:p text:style-name="Standard"><text:s text:c="15"/>5.15748e-18 <text:s text:c="2"/>netid: c_8050:p</text:p>
      <text:p text:style-name="Standard"><text:s text:c="15"/>1.07065e-18 <text:s text:c="2"/>netid: c_8051:p</text:p>
      <text:p text:style-name="Standard"><text:s text:c="15"/>1.34566e-18 <text:s text:c="2"/>netid: XI6/XI6/MNM1:g</text:p>
      <text:p text:style-name="Standard"><text:s text:c="15"/>1.19766e-17 <text:s text:c="2"/>netid: c_7925:p</text:p>
      <text:p text:style-name="Standard"><text:soft-page-break/><text:s text:c="15"/>2.04473e-18 <text:s text:c="2"/>netid: c_7924:p</text:p>
      <text:p text:style-name="Standard"><text:s text:c="15"/>5.33788e-18 <text:s text:c="2"/>netid: c_7929:p</text:p>
      <text:p text:style-name="Standard"><text:s text:c="15"/>2.98034e-18 <text:s text:c="2"/>netid: c_7930:p</text:p>
      <text:p text:style-name="Standard"><text:s text:c="15"/>4.84743e-18 <text:s text:c="2"/>netid: c_7932:p</text:p>
      <text:p text:style-name="Standard"><text:s text:c="15"/>3.80262e-18 <text:s text:c="2"/>netid: c_8058:p</text:p>
      <text:p text:style-name="Standard"><text:s text:c="15"/>2.38723e-18 <text:s text:c="2"/>netid: XI6/XI6/MPM1:g</text:p>
      <text:p text:style-name="Standard"><text:s text:c="15"/>2.40002e-19 <text:s text:c="2"/>netid: c_7594:p</text:p>
      <text:p text:style-name="Standard"><text:s text:c="15"/>2.67299e-18 <text:s text:c="2"/>netid: c_7932:p</text:p>
      <text:p text:style-name="Standard"><text:s text:c="15"/>5.35256e-18 <text:s text:c="2"/>netid: c_8062:p</text:p>
      <text:p text:style-name="Standard"><text:s text:c="16"/>6.4455e-19 <text:s text:c="2"/>netid: c_8063:p</text:p>
      <text:p text:style-name="Standard"><text:s text:c="15"/>1.86846e-18 <text:s text:c="2"/>netid: c_7664:p</text:p>
      <text:p text:style-name="Standard"><text:s text:c="15"/>3.19596e-19 <text:s text:c="2"/>netid: XI4/XI6/MNM1:g</text:p>
      <text:p text:style-name="Standard"><text:s text:c="16"/>2.9653e-18 <text:s text:c="2"/>netid: c_7812:p</text:p>
      <text:p text:style-name="Standard"><text:s text:c="15"/>2.05837e-18 <text:s text:c="2"/>netid: c_7851:p</text:p>
      <text:p text:style-name="Standard"><text:s text:c="15"/>2.94648e-18 <text:s text:c="2"/>netid: c_7877:p</text:p>
      <text:p text:style-name="Standard"><text:s text:c="15"/>2.05543e-18 <text:s text:c="2"/>netid: c_7918:p</text:p>
      <text:p text:style-name="Standard"><text:s text:c="15"/>2.34505e-19 <text:s text:c="2"/>netid: XI6/XI6/MNM1:g</text:p>
      <text:p text:style-name="Standard"><text:s text:c="15"/>3.23462e-18 <text:s text:c="2"/>netid: c_7952:p</text:p>
      <text:p text:style-name="Standard"><text:s text:c="15"/>1.55603e-18 <text:s text:c="2"/>netid: XI4/XI6/MPM1:g</text:p>
      <text:p text:style-name="Standard"><text:s text:c="15"/>1.46996e-17 <text:s text:c="2"/>netid: XI4/XI6/MNM1:g</text:p>
      <text:p text:style-name="Standard"><text:s text:c="15"/>2.33998e-18 <text:s text:c="2"/>netid: c_7567:p</text:p>
      <text:p text:style-name="Standard"><text:s text:c="15"/>1.41944e-18 <text:s text:c="2"/>netid: XI6/XI6/MPM1:g</text:p>
      <text:p text:style-name="Standard"><text:s text:c="15"/>1.14286e-17 <text:s text:c="2"/>netid: XI6/XI6/MNM1:g</text:p>
      <text:p text:style-name="Standard"><text:s text:c="15"/>2.10203e-19 <text:s text:c="2"/>netid: c_7739:p</text:p>
      <text:p text:style-name="Standard"><text:s text:c="15"/>2.59035e-19 <text:s text:c="2"/>netid: c_9622:p</text:p>
      <text:p text:style-name="Standard"><text:s text:c="15"/>6.31067e-18 <text:s text:c="2"/>netid: c_9598:n</text:p>
      <text:p text:style-name="Standard"><text:s text:c="15"/>1.34687e-18 <text:s text:c="2"/>netid: c_9613:p</text:p>
      <text:p text:style-name="Standard"><text:s text:c="16"/>1.4643e-18 <text:s text:c="2"/>netid: c_9614:p</text:p>
      <text:p text:style-name="Standard"><text:s text:c="15"/>2.53721e-19 <text:s text:c="2"/>netid: c_9630:p</text:p>
      <text:p text:style-name="Standard"><text:s text:c="15"/>6.14131e-19 <text:s text:c="2"/>netid: c_9646:p</text:p>
      <text:p text:style-name="Standard"><text:s text:c="15"/>9.29834e-19 <text:s text:c="2"/>netid: c_9607:n</text:p>
      <text:p text:style-name="Standard"><text:s text:c="15"/>5.02198e-19 <text:s text:c="2"/>netid: c_9619:p</text:p>
      <text:p text:style-name="Standard"><text:s text:c="17"/>2.181e-18 <text:s text:c="2"/>netid: c_9634:p</text:p>
      <text:p text:style-name="Standard"><text:s text:c="15"/>6.76461e-18 <text:s text:c="2"/>netid: c_9608:n</text:p>
      <text:p text:style-name="Standard"><text:s text:c="15"/>2.98104e-18 <text:s text:c="2"/>netid: c_9662:p</text:p>
      <text:p text:style-name="Standard"><text:s text:c="15"/>2.62013e-18 <text:s text:c="2"/>netid: XI3/NET15</text:p>
      <text:p text:style-name="Standard"><text:s text:c="15"/>6.51509e-19 <text:s text:c="2"/>netid: c_9924:p</text:p>
      <text:p text:style-name="Standard"><text:s text:c="15"/>5.59195e-17 <text:s text:c="2"/>netid: XI5/XI5/MPM1:g</text:p>
      <text:p text:style-name="Standard"><text:s text:c="15"/>1.28146e-18 <text:s text:c="2"/>netid: c_9926:p</text:p>
      <text:p text:style-name="Standard"><text:s text:c="16"/>4.8497e-19 <text:s text:c="2"/>netid: c_9913:p</text:p>
      <text:p text:style-name="Standard"><text:s text:c="15"/>3.81008e-19 <text:s text:c="2"/>netid: c_9924:p</text:p>
      <text:p text:style-name="Standard"><text:s text:c="15"/>1.42924e-18 <text:s text:c="2"/>netid: XI5/XI5/MPM1:g</text:p>
      <text:p text:style-name="Standard"><text:s text:c="15"/>3.97902e-19 <text:s text:c="2"/>netid: XI5/XI6/MPM1:g</text:p>
      <text:p text:style-name="Standard"><text:s text:c="15"/>4.21574e-19 <text:s text:c="2"/>netid: c_9926:p</text:p>
      <text:p text:style-name="Standard"><text:s text:c="15"/>1.22357e-18 <text:s text:c="2"/>netid: c_9913:p</text:p>
      <text:p text:style-name="Standard"><text:s text:c="16"/>3.2817e-18 <text:s text:c="2"/>netid: c_9926:p</text:p>
      <text:p text:style-name="Standard"><text:s text:c="15"/>2.18313e-19 <text:s text:c="2"/>netid: c_9869:p</text:p>
      <text:p text:style-name="Standard"><text:s text:c="15"/>5.18767e-17 <text:s text:c="2"/>netid: XI5/XI6/MPM1:g</text:p>
      <text:p text:style-name="Standard"><text:s text:c="15"/>1.15453e-18 <text:s text:c="2"/>netid: c_9871:p</text:p>
      <text:p text:style-name="Standard"><text:s text:c="15"/>9.65936e-19 <text:s text:c="2"/>netid: c_9937:p</text:p>
      <text:p text:style-name="Standard"><text:s text:c="15"/>4.48558e-19 <text:s text:c="2"/>netid: c_9872:p</text:p>
      <text:p text:style-name="Standard"><text:s text:c="15"/>2.26328e-19 <text:s text:c="2"/>netid: c_9939:p</text:p>
      <text:p text:style-name="Standard"><text:soft-page-break/><text:s text:c="15"/>9.32293e-18 <text:s text:c="2"/>netid: c_9940:p</text:p>
      <text:p text:style-name="Standard"><text:s text:c="15"/>2.13895e-19 <text:s text:c="2"/>netid: c_9941:p</text:p>
      <text:p text:style-name="Standard"><text:s text:c="15"/>2.16742e-19 <text:s text:c="2"/>netid: c_9900:p</text:p>
      <text:p text:style-name="Standard"><text:s text:c="15"/>2.36025e-18 <text:s text:c="2"/>netid: c_9924:p</text:p>
      <text:p text:style-name="Standard"><text:s text:c="15"/>1.01319e-18 <text:s text:c="2"/>netid: XI5/XI5/MPM1:g</text:p>
      <text:p text:style-name="Standard"><text:s text:c="15"/>1.30059e-17 <text:s text:c="2"/>netid: c_9926:p</text:p>
      <text:p text:style-name="Standard"><text:s text:c="15"/>2.66754e-18 <text:s text:c="2"/>netid: c_9913:p</text:p>
      <text:p text:style-name="Standard"><text:s text:c="15"/>1.12562e-18 <text:s text:c="2"/>netid: c_9901:p</text:p>
      <text:p text:style-name="Standard"><text:s text:c="15"/>3.23561e-19 <text:s text:c="2"/>netid: c_9941:p</text:p>
      <text:p text:style-name="Standard"><text:s text:c="15"/>1.10397e-18 <text:s text:c="2"/>netid: c_9940:p</text:p>
      <text:p text:style-name="Standard"><text:s text:c="15"/>3.74865e-19 <text:s text:c="2"/>netid: c_9924:p</text:p>
      <text:p text:style-name="Standard"><text:s text:c="15"/>2.34238e-18 <text:s text:c="2"/>netid: XI5/XI5/MPM1:g</text:p>
      <text:p text:style-name="Standard"><text:s text:c="15"/>3.77619e-17 <text:s text:c="2"/>netid: c_9926:p</text:p>
      <text:p text:style-name="Standard"><text:s text:c="15"/>6.90017e-18 <text:s text:c="2"/>netid: c_9940:p</text:p>
      <text:p text:style-name="Standard"><text:s text:c="15"/>1.46852e-18 <text:s text:c="2"/>netid: c_9954:p</text:p>
      <text:p text:style-name="Standard"><text:s text:c="15"/>1.46852e-18 <text:s text:c="2"/>netid: c_9955:p</text:p>
      <text:p text:style-name="Standard"><text:s text:c="15"/>6.39554e-19 <text:s text:c="2"/>netid: c_9823:n</text:p>
      <text:p text:style-name="Standard"><text:s text:c="15"/>1.24987e-18 <text:s text:c="2"/>netid: c_9823:n</text:p>
      <text:p text:style-name="Standard"><text:s text:c="15"/>7.24266e-19 <text:s text:c="2"/>netid: c_9823:n</text:p>
      <text:p text:style-name="Standard"><text:s text:c="15"/>7.95151e-19 <text:s text:c="2"/>netid: c_9823:n</text:p>
      <text:p text:style-name="Standard"><text:s text:c="15"/>2.74508e-18 <text:s text:c="2"/>netid: c_9823:n</text:p>
      <text:p text:style-name="Standard"><text:s text:c="16"/>1.5598e-18 <text:s text:c="2"/>netid: c_9823:n</text:p>
      <text:p text:style-name="Standard"><text:s text:c="16"/>4.1004e-19 <text:s text:c="2"/>netid: c_9768:n</text:p>
      <text:p text:style-name="Standard"><text:s text:c="15"/>5.52108e-19 <text:s text:c="2"/>netid: c_9963:p</text:p>
      <text:p text:style-name="Standard"><text:s text:c="15"/>2.17449e-18 <text:s text:c="2"/>netid: c_9768:n</text:p>
      <text:p text:style-name="Standard"><text:s text:c="15"/>3.03022e-18 <text:s text:c="2"/>netid: c_9965:p</text:p>
      <text:p text:style-name="Standard"><text:s text:c="15"/>3.98047e-19 <text:s text:c="2"/>netid: c_9966:p</text:p>
      <text:p text:style-name="Standard"><text:s text:c="15"/>5.34949e-19 <text:s text:c="2"/>netid: c_9813:n</text:p>
      <text:p text:style-name="Standard"><text:s text:c="16"/>1.5134e-18 <text:s text:c="2"/>netid: c_9823:n</text:p>
      <text:p text:style-name="Standard"><text:s text:c="15"/>4.51304e-19 <text:s text:c="2"/>netid: c_9969:p</text:p>
      <text:p text:style-name="Standard"><text:s text:c="15"/>1.38163e-18 <text:s text:c="2"/>netid: c_9813:n</text:p>
      <text:p text:style-name="Standard"><text:s text:c="15"/>3.11642e-19 <text:s text:c="2"/>netid: c_9939:p</text:p>
      <text:p text:style-name="Standard"><text:s text:c="15"/>1.52093e-18 <text:s text:c="2"/>netid: c_9941:p</text:p>
      <text:p text:style-name="Standard"><text:s text:c="15"/>2.16719e-18 <text:s text:c="2"/>netid: XI5/XI6/MPM1:g</text:p>
      <text:p text:style-name="Standard"><text:s text:c="15"/>2.34126e-19 <text:s text:c="2"/>netid: c_9939:p</text:p>
      <text:p text:style-name="Standard"><text:s text:c="15"/>2.07767e-17 <text:s text:c="2"/>netid: c_9966:p</text:p>
      <text:p text:style-name="Standard"><text:s text:c="16"/>2.1312e-19 <text:s text:c="2"/>netid: c_9835:n</text:p>
      <text:p text:style-name="Standard"><text:s text:c="15"/>9.16024e-19 <text:s text:c="2"/>netid: c_9837:n</text:p>
      <text:p text:style-name="Standard"><text:s text:c="15"/>8.73029e-18 <text:s text:c="2"/>netid: c_9862:p</text:p>
      <text:p text:style-name="Standard"><text:s text:c="15"/>1.10745e-18 <text:s text:c="2"/>netid: c_9979:p</text:p>
      <text:p text:style-name="Standard"><text:s text:c="16"/>9.9614e-19 <text:s text:c="2"/>netid: c_9825:n</text:p>
      <text:p text:style-name="Standard"><text:s text:c="15"/>9.15273e-18 <text:s text:c="2"/>netid: c_9859:p</text:p>
      <text:p text:style-name="Standard"><text:s text:c="15"/>3.30834e-18 <text:s text:c="2"/>netid: XI3/XI0/MPM1:g</text:p>
      <text:p text:style-name="Standard"><text:s text:c="15"/>1.30934e-17 <text:s text:c="2"/>netid: c_9862:p</text:p>
      <text:p text:style-name="Standard"><text:s text:c="16"/>4.7161e-17 <text:s text:c="2"/>netid: c_9840:n</text:p>
      <text:p text:style-name="Standard"><text:s text:c="15"/>7.60831e-18 <text:s text:c="2"/>netid: c_9825:n</text:p>
      <text:p text:style-name="Standard"><text:s text:c="16"/>4.1007e-19 <text:s text:c="2"/>netid: c_9849:n</text:p>
      <text:p text:style-name="Standard"><text:s text:c="15"/>1.23032e-17 <text:s text:c="2"/>netid: c_9859:p</text:p>
      <text:p text:style-name="Standard"><text:s text:c="15"/>5.26072e-18 <text:s text:c="2"/>netid: c_9988:p</text:p>
      <text:p text:style-name="Standard"><text:s text:c="15"/>7.20264e-18 <text:s text:c="2"/>netid: c_9917:p</text:p>
      <text:p text:style-name="Standard"><text:s text:c="15"/>6.90071e-18 <text:s text:c="2"/>netid: c_9913:p</text:p>
      <text:p text:style-name="Standard"><text:s text:c="15"/>3.79998e-18 <text:s text:c="2"/>netid: c_9913:p</text:p>
      <text:p text:style-name="Standard"><text:soft-page-break/><text:s text:c="16"/>9.0027e-19 <text:s text:c="2"/>netid: c_9939:p</text:p>
      <text:p text:style-name="Standard"><text:s text:c="15"/>2.23685e-18 <text:s text:c="2"/>netid: c_9901:p</text:p>
      <text:p text:style-name="Standard"><text:s text:c="15"/>8.38205e-18 <text:s text:c="2"/>netid: c_9899:p</text:p>
      <text:p text:style-name="Standard"><text:s text:c="15"/>3.82421e-18 <text:s text:c="2"/>netid: c_9915:p</text:p>
      <text:p text:style-name="Standard"><text:s text:c="15"/>9.23816e-19 <text:s text:c="2"/>netid: c_9941:p</text:p>
      <text:p text:style-name="Standard"><text:s text:c="15"/>1.48857e-18 <text:s text:c="2"/>netid: c_9900:p</text:p>
      <text:p text:style-name="Standard"><text:s text:c="15"/>1.46204e-18 <text:s text:c="2"/>netid: XI5/XI6/MPM1:g</text:p>
      <text:p text:style-name="Standard"><text:s text:c="15"/>2.09526e-18 <text:s text:c="2"/>netid: c_9871:p</text:p>
      <text:p text:style-name="Standard"><text:s text:c="15"/>5.47998e-18 <text:s text:c="2"/>netid: c_10000:p</text:p>
      <text:p text:style-name="Standard"><text:s text:c="15"/>1.10815e-16 <text:s text:c="2"/>netid: c_9872:p</text:p>
      <text:p text:style-name="Standard"><text:s text:c="15"/>6.78332e-18 <text:s text:c="2"/>netid: c_9872:p</text:p>
      <text:p text:style-name="Standard"><text:s text:c="15"/>1.38563e-16 <text:s text:c="2"/>netid: c_9872:p</text:p>
      <text:p text:style-name="Standard"><text:s text:c="15"/>1.80098e-17 <text:s text:c="2"/>netid: c_9872:p</text:p>
      <text:p text:style-name="Standard"><text:s text:c="15"/>1.77496e-16 <text:s text:c="2"/>netid: c_9872:p</text:p>
      <text:p text:style-name="Standard"><text:s text:c="15"/>7.22881e-18 <text:s text:c="2"/>netid: c_9908:p</text:p>
      <text:p text:style-name="Standard"><text:s text:c="15"/>2.41492e-18 <text:s text:c="2"/>netid: c_9965:p</text:p>
      <text:p text:style-name="Standard"><text:s text:c="15"/>8.35836e-18 <text:s text:c="2"/>netid: c_9966:p</text:p>
      <text:p text:style-name="Standard"><text:s text:c="15"/>7.74707e-18 <text:s text:c="2"/>netid: c_9823:n</text:p>
      <text:p text:style-name="Standard"><text:s text:c="15"/>4.50996e-19 <text:s text:c="2"/>netid: c_9768:n</text:p>
      <text:p text:style-name="Standard"><text:s text:c="15"/>1.20852e-18 <text:s text:c="2"/>netid: c_9775:n</text:p>
      <text:p text:style-name="Standard"><text:s text:c="15"/>7.11716e-19 <text:s text:c="2"/>netid: c_9777:n</text:p>
      <text:p text:style-name="Standard"><text:s text:c="15"/>1.93529e-18 <text:s text:c="2"/>netid: c_9809:n</text:p>
      <text:p text:style-name="Standard"><text:s text:c="15"/>1.29558e-17 <text:s text:c="2"/>netid: c_9969:p</text:p>
      <text:p text:style-name="Standard"><text:s text:c="15"/>9.22598e-18 <text:s text:c="2"/>netid: c_9813:n</text:p>
      <text:p text:style-name="Standard"><text:s text:c="15"/>4.54729e-18 <text:s text:c="2"/>netid: c_10016:p</text:p>
      <text:p text:style-name="Standard"><text:s text:c="15"/>8.22543e-18 <text:s text:c="2"/>netid: c_10017:p</text:p>
      <text:p text:style-name="Standard"><text:s text:c="15"/>5.06029e-17 <text:s text:c="2"/>netid: c_10018:p</text:p>
      <text:p text:style-name="Standard"><text:s text:c="15"/>2.23339e-18 <text:s text:c="2"/>netid: c_9966:p</text:p>
      <text:p text:style-name="Standard"><text:s text:c="15"/>1.30565e-16 <text:s text:c="2"/>netid: c_9823:n</text:p>
      <text:p text:style-name="Standard"><text:s text:c="15"/>6.31594e-18 <text:s text:c="2"/>netid: c_9966:p</text:p>
      <text:p text:style-name="Standard"><text:s text:c="15"/>2.01265e-18 <text:s text:c="2"/>netid: c_10018:p</text:p>
      <text:p text:style-name="Standard"><text:s text:c="15"/>1.57941e-17 <text:s text:c="2"/>netid: c_9963:p</text:p>
      <text:p text:style-name="Standard"><text:s text:c="15"/>2.80173e-17 <text:s text:c="2"/>netid: c_9965:p</text:p>
      <text:p text:style-name="Standard"><text:s text:c="16"/>1.3297e-16 <text:s text:c="2"/>netid: c_9966:p</text:p>
      <text:p text:style-name="Standard"><text:s text:c="15"/>2.05163e-17 <text:s text:c="2"/>netid: c_9966:p</text:p>
      <text:p text:style-name="Standard"><text:s text:c="15"/>5.26072e-18 <text:s text:c="2"/>netid: c_9988:p</text:p>
      <text:p text:style-name="Standard"><text:s text:c="15"/>1.13955e-18 <text:s text:c="2"/>netid: XI5/XI5/MPM1:g</text:p>
      <text:p text:style-name="Standard"><text:s text:c="15"/>6.83523e-18 <text:s text:c="2"/>netid: c_9926:p</text:p>
      <text:p text:style-name="Standard"><text:s text:c="15"/>1.38461e-18 <text:s text:c="2"/>netid: c_10030:p</text:p>
      <text:p text:style-name="Standard"><text:s text:c="15"/>4.80787e-19 <text:s text:c="2"/>netid: c_9955:p</text:p>
      <text:p text:style-name="Standard"><text:s text:c="15"/>8.22502e-17 <text:s text:c="2"/>netid: c_9913:p</text:p>
      <text:p text:style-name="Standard"><text:s text:c="15"/>3.81876e-18 <text:s text:c="2"/>netid: c_9872:p</text:p>
      <text:p text:style-name="Standard"><text:s text:c="15"/>2.69226e-16 <text:s text:c="2"/>netid: c_9823:n</text:p>
      <text:p text:style-name="Standard"><text:s text:c="15"/>7.17444e-19 <text:s text:c="2"/>netid: c_10690:n</text:p>
      <text:p text:style-name="Standard"><text:s text:c="15"/>5.56434e-17 <text:s text:c="2"/>netid: XI4/XI5/MPM1:g</text:p>
      <text:p text:style-name="Standard"><text:s text:c="16"/>6.3051e-19 <text:s text:c="2"/>netid: c_10700:n</text:p>
      <text:p text:style-name="Standard"><text:s text:c="16"/>6.3849e-19 <text:s text:c="2"/>netid: c_10706:n</text:p>
      <text:p text:style-name="Standard"><text:s text:c="15"/>4.39549e-19 <text:s text:c="2"/>netid: c_10690:n</text:p>
      <text:p text:style-name="Standard"><text:s text:c="15"/>1.35657e-18 <text:s text:c="2"/>netid: XI4/XI5/MPM1:g</text:p>
      <text:p text:style-name="Standard"><text:s text:c="15"/>2.48346e-19 <text:s text:c="2"/>netid: c_10700:n</text:p>
      <text:p text:style-name="Standard"><text:s text:c="15"/>4.60109e-19 <text:s text:c="2"/>netid: c_10706:n</text:p>
      <text:p text:style-name="Standard"><text:s text:c="15"/>2.76143e-18 <text:s text:c="2"/>netid: c_10690:n</text:p>
      <text:p text:style-name="Standard"><text:soft-page-break/><text:s text:c="15"/>1.14375e-18 <text:s text:c="2"/>netid: XI4/XI5/MPM1:g</text:p>
      <text:p text:style-name="Standard"><text:s text:c="15"/>2.04695e-18 <text:s text:c="2"/>netid: c_10700:n</text:p>
      <text:p text:style-name="Standard"><text:s text:c="15"/>1.08381e-18 <text:s text:c="2"/>netid: c_10706:n</text:p>
      <text:p text:style-name="Standard"><text:s text:c="15"/>1.13866e-18 <text:s text:c="2"/>netid: c_10706:n</text:p>
      <text:p text:style-name="Standard"><text:s text:c="15"/>5.40747e-18 <text:s text:c="2"/>netid: c_10706:n</text:p>
      <text:p text:style-name="Standard"><text:s text:c="16"/>4.3442e-18 <text:s text:c="2"/>netid: c_10706:n</text:p>
      <text:p text:style-name="Standard"><text:s text:c="15"/>1.37287e-17 <text:s text:c="2"/>netid: c_10706:n</text:p>
      <text:p text:style-name="Standard"><text:s text:c="16"/>6.8522e-18 <text:s text:c="2"/>netid: c_10706:n</text:p>
      <text:p text:style-name="Standard"><text:s text:c="15"/>2.10624e-18 <text:s text:c="2"/>netid: c_10706:n</text:p>
      <text:p text:style-name="Standard"><text:s text:c="15"/>3.90605e-17 <text:s text:c="2"/>netid: c_10706:n</text:p>
      <text:p text:style-name="Standard"><text:s text:c="15"/>2.04225e-18 <text:s text:c="2"/>netid: c_10706:n</text:p>
      <text:p text:style-name="Standard"><text:s text:c="15"/>3.67502e-18 <text:s text:c="2"/>netid: c_10706:n</text:p>
      <text:p text:style-name="Standard"><text:s text:c="15"/>3.02996e-19 <text:s text:c="2"/>netid: c_10706:n</text:p>
      <text:p text:style-name="Standard"><text:s text:c="15"/>3.29157e-18 <text:s text:c="2"/>netid: c_10706:n</text:p>
      <text:p text:style-name="Standard"><text:s text:c="15"/>5.44077e-18 <text:s text:c="2"/>netid: c_10706:n</text:p>
      <text:p text:style-name="Standard"><text:s text:c="15"/>4.20681e-19 <text:s text:c="2"/>netid: c_10843:p</text:p>
      <text:p text:style-name="Standard"><text:s text:c="15"/>4.11992e-19 <text:s text:c="2"/>netid: c_10844:p</text:p>
      <text:p text:style-name="Standard"><text:s text:c="15"/>4.31586e-19 <text:s text:c="2"/>netid: c_10845:p</text:p>
      <text:p text:style-name="Standard"><text:s text:c="15"/>2.38759e-18 <text:s text:c="2"/>netid: c_10706:n</text:p>
      <text:p text:style-name="Standard"><text:s text:c="16"/>4.0278e-19 <text:s text:c="2"/>netid: c_10844:p</text:p>
      <text:p text:style-name="Standard"><text:s text:c="15"/>2.13771e-19 <text:s text:c="2"/>netid: c_10848:p</text:p>
      <text:p text:style-name="Standard"><text:s text:c="15"/>4.30919e-18 <text:s text:c="2"/>netid: c_10706:n</text:p>
      <text:p text:style-name="Standard"><text:s text:c="15"/>1.05443e-18 <text:s text:c="2"/>netid: c_10706:n</text:p>
      <text:p text:style-name="Standard"><text:s text:c="15"/>5.86335e-19 <text:s text:c="2"/>netid: c_10690:n</text:p>
      <text:p text:style-name="Standard"><text:s text:c="15"/>1.49838e-18 <text:s text:c="2"/>netid: XI4/XI5/MPM1:g</text:p>
      <text:p text:style-name="Standard"><text:s text:c="15"/>5.36551e-18 <text:s text:c="2"/>netid: c_10700:n</text:p>
      <text:p text:style-name="Standard"><text:s text:c="15"/>1.10193e-18 <text:s text:c="2"/>netid: c_10706:n</text:p>
      <text:p text:style-name="Standard"><text:s text:c="16"/>7.0828e-19 <text:s text:c="2"/>netid: c_10845:p</text:p>
      <text:p text:style-name="Standard"><text:s text:c="16"/>1.9026e-18 <text:s text:c="2"/>netid: c_10706:n</text:p>
      <text:p text:style-name="Standard"><text:s text:c="15"/>1.21989e-18 <text:s text:c="2"/>netid: c_10706:n</text:p>
      <text:p text:style-name="Standard"><text:s text:c="15"/>1.55715e-18 <text:s text:c="2"/>netid: c_10706:n</text:p>
      <text:p text:style-name="Standard"><text:s text:c="15"/>1.05067e-18 <text:s text:c="2"/>netid: c_10706:n</text:p>
      <text:p text:style-name="Standard"><text:s text:c="16"/>1.5698e-18 <text:s text:c="2"/>netid: c_10706:n</text:p>
      <text:p text:style-name="Standard"><text:s text:c="15"/>9.18114e-19 <text:s text:c="2"/>netid: c_10706:n</text:p>
      <text:p text:style-name="Standard"><text:s text:c="15"/>1.02605e-18 <text:s text:c="2"/>netid: c_10706:n</text:p>
      <text:p text:style-name="Standard"><text:s text:c="15"/>3.60874e-18 <text:s text:c="2"/>netid: c_10706:n</text:p>
      <text:p text:style-name="Standard"><text:s text:c="15"/>1.50466e-17 <text:s text:c="2"/>netid: c_10706:n</text:p>
      <text:p text:style-name="Standard"><text:s text:c="15"/>7.33648e-17 <text:s text:c="2"/>netid: c_10706:n</text:p>
      <text:p text:style-name="Standard"><text:s text:c="15"/>1.50506e-18 <text:s text:c="2"/>netid: c_10706:n</text:p>
      <text:p text:style-name="Standard"><text:s text:c="15"/>1.17629e-17 <text:s text:c="2"/>netid: c_10706:n</text:p>
      <text:p text:style-name="Standard"><text:s text:c="15"/>2.73417e-18 <text:s text:c="2"/>netid: c_10746:n</text:p>
      <text:p text:style-name="Standard"><text:s text:c="15"/>2.49259e-19 <text:s text:c="2"/>netid: c_10777:n</text:p>
      <text:p text:style-name="Standard"><text:s text:c="15"/>6.04831e-19 <text:s text:c="2"/>netid: c_10747:n</text:p>
      <text:p text:style-name="Standard"><text:s text:c="16"/>5.2691e-19 <text:s text:c="2"/>netid: c_10701:n</text:p>
      <text:p text:style-name="Standard"><text:s text:c="15"/>2.18355e-16 <text:s text:c="2"/>netid: c_10706:n</text:p>
      <text:p text:style-name="Standard"><text:s text:c="17"/>1.501e-18 <text:s text:c="2"/>netid: c_10786:n</text:p>
      <text:p text:style-name="Standard"><text:s text:c="15"/>2.52837e-18 <text:s text:c="2"/>netid: c_10744:n</text:p>
      <text:p text:style-name="Standard"><text:s text:c="15"/>8.59113e-19 <text:s text:c="2"/>netid: c_11197:n</text:p>
      <text:p text:style-name="Standard"><text:s text:c="15"/>7.74761e-19 <text:s text:c="2"/>netid: c_11197:n</text:p>
      <text:p text:style-name="Standard"><text:s text:c="15"/>1.38027e-18 <text:s text:c="2"/>netid: c_11197:n</text:p>
      <text:p text:style-name="Standard"><text:s text:c="15"/>5.45912e-19 <text:s text:c="2"/>netid: c_11197:n</text:p>
      <text:p text:style-name="Standard"><text:s text:c="15"/>4.42604e-19 <text:s text:c="2"/>netid: c_11197:n</text:p>
      <text:p text:style-name="Standard"><text:soft-page-break/><text:s text:c="15"/>4.60789e-19 <text:s text:c="2"/>netid: c_11197:n</text:p>
      <text:p text:style-name="Standard"><text:s text:c="15"/>1.64886e-18 <text:s text:c="2"/>netid: c_11197:n</text:p>
      <text:p text:style-name="Standard"><text:s text:c="15"/>4.12926e-19 <text:s text:c="2"/>netid: c_11128:n</text:p>
      <text:p text:style-name="Standard"><text:s text:c="15"/>1.60954e-18 <text:s text:c="2"/>netid: c_11197:n</text:p>
      <text:p text:style-name="Standard"><text:s text:c="15"/>9.51784e-18 <text:s text:c="2"/>netid: c_11197:n</text:p>
      <text:p text:style-name="Standard"><text:s text:c="15"/>6.12986e-18 <text:s text:c="2"/>netid: c_11197:n</text:p>
      <text:p text:style-name="Standard"><text:s text:c="15"/>5.48314e-19 <text:s text:c="2"/>netid: c_11274:n</text:p>
      <text:p text:style-name="Standard"><text:s text:c="15"/>2.18287e-18 <text:s text:c="2"/>netid: c_11128:n</text:p>
      <text:p text:style-name="Standard"><text:s text:c="15"/>2.07867e-18 <text:s text:c="2"/>netid: c_11197:n</text:p>
      <text:p text:style-name="Standard"><text:s text:c="15"/>2.60975e-18 <text:s text:c="2"/>netid: c_11275:n</text:p>
      <text:p text:style-name="Standard"><text:s text:c="15"/>1.88812e-18 <text:s text:c="2"/>netid: c_11197:n</text:p>
      <text:p text:style-name="Standard"><text:s text:c="15"/>5.34949e-19 <text:s text:c="2"/>netid: c_11254:n</text:p>
      <text:p text:style-name="Standard"><text:s text:c="15"/>4.42981e-19 <text:s text:c="2"/>netid: c_11341:p</text:p>
      <text:p text:style-name="Standard"><text:s text:c="15"/>1.38163e-18 <text:s text:c="2"/>netid: c_11254:n</text:p>
      <text:p text:style-name="Standard"><text:s text:c="15"/>1.39809e-18 <text:s text:c="2"/>netid: c_11197:n</text:p>
      <text:p text:style-name="Standard"><text:s text:c="15"/>5.29539e-18 <text:s text:c="2"/>netid: c_11197:n</text:p>
      <text:p text:style-name="Standard"><text:s text:c="15"/>1.33467e-18 <text:s text:c="2"/>netid: c_11197:n</text:p>
      <text:p text:style-name="Standard"><text:s text:c="15"/>1.33879e-18 <text:s text:c="2"/>netid: c_11197:n</text:p>
      <text:p text:style-name="Standard"><text:s text:c="15"/>2.08043e-18 <text:s text:c="2"/>netid: XI3/XI0/MNM0:g</text:p>
      <text:p text:style-name="Standard"><text:s text:c="17"/>3.881e-18 <text:s text:c="2"/>netid: c_11204:n</text:p>
      <text:p text:style-name="Standard"><text:s text:c="15"/>1.60149e-18 <text:s text:c="2"/>netid: c_11349:p</text:p>
      <text:p text:style-name="Standard"><text:s text:c="15"/>2.63285e-18 <text:s text:c="2"/>netid: c_11168:n</text:p>
      <text:p text:style-name="Standard"><text:s text:c="15"/>2.14041e-18 <text:s text:c="2"/>netid: c_11193:n</text:p>
      <text:p text:style-name="Standard"><text:s text:c="15"/>2.90552e-18 <text:s text:c="2"/>netid: c_11194:n</text:p>
      <text:p text:style-name="Standard"><text:s text:c="15"/>5.46785e-19 <text:s text:c="2"/>netid: c_11312:n</text:p>
      <text:p text:style-name="Standard"><text:s text:c="15"/>4.97607e-18 <text:s text:c="2"/>netid: c_11229:n</text:p>
      <text:p text:style-name="Standard"><text:s text:c="15"/>1.69165e-17 <text:s text:c="2"/>netid: c_11196:n</text:p>
      <text:p text:style-name="Standard"><text:s text:c="15"/>7.62934e-19 <text:s text:c="2"/>netid: c_11285:n</text:p>
      <text:p text:style-name="Standard"><text:s text:c="15"/>8.42779e-19 <text:s text:c="2"/>netid: c_11287:n</text:p>
      <text:p text:style-name="Standard"><text:s text:c="15"/>7.29761e-19 <text:s text:c="2"/>netid: c_11285:n</text:p>
      <text:p text:style-name="Standard"><text:s text:c="15"/>1.65711e-17 <text:s text:c="2"/>netid: c_11287:n</text:p>
      <text:p text:style-name="Standard"><text:s text:c="15"/>2.38019e-18 <text:s text:c="2"/>netid: c_11199:n</text:p>
      <text:p text:style-name="Standard"><text:s text:c="15"/>4.84475e-18 <text:s text:c="2"/>netid: c_11197:n</text:p>
      <text:p text:style-name="Standard"><text:s text:c="16"/>7.0113e-17 <text:s text:c="2"/>netid: c_11197:n</text:p>
      <text:p text:style-name="Standard"><text:s text:c="15"/>4.38814e-19 <text:s text:c="2"/>netid: c_11128:n</text:p>
      <text:p text:style-name="Standard"><text:s text:c="15"/>1.20852e-18 <text:s text:c="2"/>netid: c_11242:n</text:p>
      <text:p text:style-name="Standard"><text:s text:c="15"/>7.11716e-19 <text:s text:c="2"/>netid: c_11132:n</text:p>
      <text:p text:style-name="Standard"><text:s text:c="15"/>1.93529e-18 <text:s text:c="2"/>netid: c_11248:n</text:p>
      <text:p text:style-name="Standard"><text:s text:c="15"/>1.29558e-17 <text:s text:c="2"/>netid: c_11341:p</text:p>
      <text:p text:style-name="Standard"><text:s text:c="15"/>9.11828e-18 <text:s text:c="2"/>netid: c_11254:n</text:p>
      <text:p text:style-name="Standard"><text:s text:c="16"/>4.5411e-18 <text:s text:c="2"/>netid: c_11270:n</text:p>
      <text:p text:style-name="Standard"><text:s text:c="15"/>8.15955e-18 <text:s text:c="2"/>netid: c_11272:n</text:p>
      <text:p text:style-name="Standard"><text:s text:c="15"/>5.04135e-17 <text:s text:c="2"/>netid: c_11273:n</text:p>
      <text:p text:style-name="Standard"><text:s text:c="15"/>1.41591e-18 <text:s text:c="2"/>netid: c_11197:n</text:p>
      <text:p text:style-name="Standard"><text:s text:c="15"/>2.00509e-18 <text:s text:c="2"/>netid: c_11273:n</text:p>
      <text:p text:style-name="Standard"><text:s text:c="15"/>1.56501e-17 <text:s text:c="2"/>netid: c_11274:n</text:p>
      <text:p text:style-name="Standard"><text:s text:c="15"/>2.78534e-17 <text:s text:c="2"/>netid: c_11275:n</text:p>
      <text:p text:style-name="Standard"><text:s text:c="15"/>2.58576e-17 <text:s text:c="2"/>netid: c_11197:n</text:p>
      <text:p text:style-name="Standard"><text:s text:c="15"/>1.08155e-17 <text:s text:c="2"/>netid: c_11197:n</text:p>
      <text:p text:style-name="Standard"><text:s text:c="15"/>6.53701e-17 <text:s text:c="2"/>netid: c_11275:n</text:p>
      <text:p text:style-name="Standard"><text:s text:c="15"/>8.37452e-18 <text:s text:c="2"/>netid: c_11276:n</text:p>
      <text:p text:style-name="Standard"><text:s text:c="15"/>8.58938e-17 <text:s text:c="2"/>netid: c_11197:n</text:p>
      <text:p text:style-name="Standard"><text:soft-page-break/><text:s text:c="15"/>6.93872e-19 <text:s text:c="2"/>netid: c_11381:p</text:p>
      <text:p text:style-name="Standard"><text:s text:c="15"/>3.12141e-19 <text:s text:c="2"/>netid: c_11382:p</text:p>
      <text:p text:style-name="Standard"><text:s text:c="16"/>3.6493e-18 <text:s text:c="2"/>netid: c_11277:n</text:p>
      <text:p text:style-name="Standard"><text:s text:c="15"/>1.01925e-18 <text:s text:c="2"/>netid: c_11291:n</text:p>
      <text:p text:style-name="Standard"><text:s text:c="15"/>4.36977e-18 <text:s text:c="2"/>netid: c_11381:p</text:p>
      <text:p text:style-name="Standard"><text:s text:c="15"/>8.95568e-19 <text:s text:c="2"/>netid: c_11382:p</text:p>
      <text:p text:style-name="Standard"><text:s text:c="15"/>2.73976e-17 <text:s text:c="2"/>netid: c_11292:n</text:p>
      <text:p text:style-name="Standard"><text:s text:c="15"/>4.97725e-17 <text:s text:c="2"/>netid: c_11197:n</text:p>
      <text:p text:style-name="Standard"><text:s text:c="15"/>2.40355e-18 <text:s text:c="2"/>netid: c_11275:n</text:p>
      <text:p text:style-name="Standard"><text:s text:c="15"/>1.79318e-18 <text:s text:c="2"/>netid: c_11390:p</text:p>
      <text:p text:style-name="Standard"><text:s text:c="15"/>2.32918e-19 <text:s text:c="2"/>netid: c_11391:p</text:p>
      <text:p text:style-name="Standard"><text:s text:c="15"/>1.87654e-18 <text:s text:c="2"/>netid: XI5/XI0/XI1/MNM0:g</text:p>
      <text:p text:style-name="Standard"><text:s text:c="15"/>2.50759e-18 <text:s text:c="2"/>netid: c_11146:n</text:p>
      <text:p text:style-name="Standard"><text:s text:c="15"/>7.43754e-19 <text:s text:c="2"/>netid: c_11394:p</text:p>
      <text:p text:style-name="Standard"><text:s text:c="15"/>1.84098e-18 <text:s text:c="2"/>netid: c_11257:n</text:p>
      <text:p text:style-name="Standard"><text:s text:c="15"/>2.96431e-18 <text:s text:c="2"/>netid: c_11396:p</text:p>
      <text:p text:style-name="Standard"><text:s text:c="15"/>1.82718e-17 <text:s text:c="2"/>netid: c_11278:n</text:p>
      <text:p text:style-name="Standard"><text:s text:c="15"/>4.30326e-18 <text:s text:c="2"/>netid: c_11279:n</text:p>
      <text:p text:style-name="Standard"><text:s text:c="15"/>9.51268e-19 <text:s text:c="2"/>netid: c_11381:p</text:p>
      <text:p text:style-name="Standard"><text:s text:c="15"/>3.04979e-19 <text:s text:c="2"/>netid: c_11382:p</text:p>
      <text:p text:style-name="Standard"><text:s text:c="15"/>3.18001e-19 <text:s text:c="2"/>netid: c_14185:n</text:p>
      <text:p text:style-name="Standard"><text:s text:c="15"/>2.66971e-18 <text:s text:c="2"/>netid: XI4/XI0/XI0/MPM1:g</text:p>
      <text:p text:style-name="Standard"><text:s text:c="15"/>1.75665e-18 <text:s text:c="2"/>netid: c_14187:n</text:p>
      <text:p text:style-name="Standard"><text:s text:c="15"/>7.28205e-19 <text:s text:c="2"/>netid: c_14188:n</text:p>
      <text:p text:style-name="Standard"><text:s text:c="15"/>2.98104e-18 <text:s text:c="2"/>netid: c_14103:n</text:p>
      <text:p text:style-name="Standard"><text:s text:c="15"/>1.75903e-18 <text:s text:c="2"/>netid: c_14190:n</text:p>
      <text:p text:style-name="Standard"><text:s text:c="15"/>6.51279e-19 <text:s text:c="2"/>netid: c_14191:n</text:p>
      <text:p text:style-name="Standard"><text:s text:c="15"/>3.12228e-18 <text:s text:c="2"/>netid: c_14192:n</text:p>
      <text:p text:style-name="Standard"><text:s text:c="15"/>3.54098e-18 <text:s text:c="2"/>netid: c_13918:n</text:p>
      <text:p text:style-name="Standard"><text:s text:c="15"/>1.13069e-18 <text:s text:c="2"/>netid: c_13919:n</text:p>
      <text:p text:style-name="Standard"><text:s text:c="15"/>8.15307e-19 <text:s text:c="2"/>netid: c_14195:n</text:p>
      <text:p text:style-name="Standard"><text:s text:c="15"/>2.31273e-18 <text:s text:c="2"/>netid: c_14105:n</text:p>
      <text:p text:style-name="Standard"><text:s text:c="15"/>5.97156e-18 <text:s text:c="2"/>netid: c_13921:n</text:p>
      <text:p text:style-name="Standard"><text:s text:c="15"/>8.62764e-19 <text:s text:c="2"/>netid: c_13937:n</text:p>
      <text:p text:style-name="Standard"><text:s text:c="15"/>2.38108e-18 <text:s text:c="2"/>netid: c_13942:n</text:p>
      <text:p text:style-name="Standard"><text:s text:c="15"/>8.18975e-19 <text:s text:c="2"/>netid: c_13942:n</text:p>
      <text:p text:style-name="Standard"><text:s text:c="15"/>3.40268e-18 <text:s text:c="2"/>netid: c_13942:n</text:p>
      <text:p text:style-name="Standard"><text:s text:c="15"/>3.62495e-19 <text:s text:c="2"/>netid: c_13942:n</text:p>
      <text:p text:style-name="Standard"><text:s text:c="16"/>4.2107e-18 <text:s text:c="2"/>netid: c_13942:n</text:p>
      <text:p text:style-name="Standard"><text:s text:c="15"/>2.49188e-19 <text:s text:c="2"/>netid: c_13942:n</text:p>
      <text:p text:style-name="Standard"><text:s text:c="15"/>7.88724e-18 <text:s text:c="2"/>netid: c_13942:n</text:p>
      <text:p text:style-name="Standard"><text:s text:c="17"/>1.911e-18 <text:s text:c="2"/>netid: c_13942:n</text:p>
      <text:p text:style-name="Standard"><text:s text:c="15"/>3.98619e-18 <text:s text:c="2"/>netid: c_13942:n</text:p>
      <text:p text:style-name="Standard"><text:s text:c="15"/>2.02091e-18 <text:s text:c="2"/>netid: c_13942:n</text:p>
      <text:p text:style-name="Standard"><text:s text:c="15"/>1.37689e-17 <text:s text:c="2"/>netid: c_13958:n</text:p>
      <text:p text:style-name="Standard"><text:s text:c="16"/>1.3519e-18 <text:s text:c="2"/>netid: c_13958:n</text:p>
      <text:p text:style-name="Standard"><text:s text:c="15"/>1.74869e-18 <text:s text:c="2"/>netid: c_13964:n</text:p>
      <text:p text:style-name="Standard"><text:s text:c="17"/>3.463e-16 <text:s text:c="2"/>netid: c_13964:n</text:p>
      <text:p text:style-name="Standard"><text:s text:c="15"/>7.00721e-19 <text:s text:c="2"/>netid: c_13964:n</text:p>
      <text:p text:style-name="Standard"><text:s text:c="16"/>3.3068e-18 <text:s text:c="2"/>netid: c_13964:n</text:p>
      <text:p text:style-name="Standard"><text:s text:c="15"/>1.30254e-17 <text:s text:c="2"/>netid: c_13989:n</text:p>
      <text:p text:style-name="Standard"><text:s text:c="15"/>1.42724e-18 <text:s text:c="2"/>netid: c_13989:n</text:p>
      <text:p text:style-name="Standard"><text:soft-page-break/><text:s text:c="15"/>6.17936e-18 <text:s text:c="2"/>netid: c_13990:n</text:p>
      <text:p text:style-name="Standard"><text:s text:c="15"/>3.24138e-18 <text:s text:c="2"/>netid: c_13990:n</text:p>
      <text:p text:style-name="Standard"><text:s text:c="15"/>5.43137e-18 <text:s text:c="2"/>netid: c_13991:n</text:p>
      <text:p text:style-name="Standard"><text:s text:c="15"/>1.35351e-18 <text:s text:c="2"/>netid: c_13991:n</text:p>
      <text:p text:style-name="Standard"><text:s text:c="15"/>1.48574e-18 <text:s text:c="2"/>netid: c_13991:n</text:p>
      <text:p text:style-name="Standard"><text:s text:c="15"/>4.44313e-18 <text:s text:c="2"/>netid: c_13994:n</text:p>
      <text:p text:style-name="Standard"><text:s text:c="15"/>4.45665e-18 <text:s text:c="2"/>netid: c_13999:n</text:p>
      <text:p text:style-name="Standard"><text:s text:c="15"/>6.23506e-19 <text:s text:c="2"/>netid: c_14011:n</text:p>
      <text:p text:style-name="Standard"><text:s text:c="15"/>1.82544e-18 <text:s text:c="2"/>netid: c_14011:n</text:p>
      <text:p text:style-name="Standard"><text:s text:c="15"/>1.95116e-18 <text:s text:c="2"/>netid: c_14012:n</text:p>
      <text:p text:style-name="Standard"><text:s text:c="15"/>5.77515e-19 <text:s text:c="2"/>netid: c_14012:n</text:p>
      <text:p text:style-name="Standard"><text:s text:c="15"/>3.72142e-18 <text:s text:c="2"/>netid: c_14012:n</text:p>
      <text:p text:style-name="Standard"><text:s text:c="15"/>7.17444e-19 <text:s text:c="2"/>netid: c_14018:n</text:p>
      <text:p text:style-name="Standard"><text:s text:c="15"/>4.39549e-19 <text:s text:c="2"/>netid: c_14018:n</text:p>
      <text:p text:style-name="Standard"><text:s text:c="16"/>2.7622e-18 <text:s text:c="2"/>netid: c_14018:n</text:p>
      <text:p text:style-name="Standard"><text:s text:c="16"/>3.7803e-19 <text:s text:c="2"/>netid: c_14018:n</text:p>
      <text:p text:style-name="Standard"><text:s text:c="15"/>5.58696e-17 <text:s text:c="2"/>netid: XI6/XI5/MPM1:g</text:p>
      <text:p text:style-name="Standard"><text:s text:c="15"/>1.35657e-18 <text:s text:c="2"/>netid: XI6/XI5/MPM1:g</text:p>
      <text:p text:style-name="Standard"><text:s text:c="15"/>1.14375e-18 <text:s text:c="2"/>netid: XI6/XI5/MPM1:g</text:p>
      <text:p text:style-name="Standard"><text:s text:c="15"/>2.49775e-18 <text:s text:c="2"/>netid: XI6/XI5/MPM1:g</text:p>
      <text:p text:style-name="Standard"><text:s text:c="15"/>1.76899e-18 <text:s text:c="2"/>netid: XI6/XI5/MPM1:g</text:p>
      <text:p text:style-name="Standard"><text:s text:c="15"/>1.94663e-18 <text:s text:c="2"/>netid: c_14238:n</text:p>
      <text:p text:style-name="Standard"><text:s text:c="15"/>2.65947e-18 <text:s text:c="2"/>netid: c_14054:n</text:p>
      <text:p text:style-name="Standard"><text:s text:c="15"/>6.33721e-19 <text:s text:c="2"/>netid: c_14035:n</text:p>
      <text:p text:style-name="Standard"><text:s text:c="15"/>2.49426e-19 <text:s text:c="2"/>netid: c_14035:n</text:p>
      <text:p text:style-name="Standard"><text:s text:c="15"/>2.06414e-18 <text:s text:c="2"/>netid: c_14035:n</text:p>
      <text:p text:style-name="Standard"><text:s text:c="15"/>4.83267e-18 <text:s text:c="2"/>netid: c_14035:n</text:p>
      <text:p text:style-name="Standard"><text:s text:c="15"/>2.16448e-18 <text:s text:c="2"/>netid: c_14035:n</text:p>
      <text:p text:style-name="Standard"><text:s text:c="16"/>6.0949e-18 <text:s text:c="2"/>netid: c_14056:n</text:p>
      <text:p text:style-name="Standard"><text:s text:c="15"/>4.95949e-18 <text:s text:c="2"/>netid: c_14044:n</text:p>
      <text:p text:style-name="Standard"><text:s text:c="15"/>1.68987e-18 <text:s text:c="2"/>netid: c_14039:n</text:p>
      <text:p text:style-name="Standard"><text:s text:c="15"/>5.16924e-18 <text:s text:c="2"/>netid: c_14039:n</text:p>
      <text:p text:style-name="Standard"><text:s text:c="15"/>1.26576e-16 <text:s text:c="2"/>netid: c_14039:n</text:p>
      <text:p text:style-name="Standard"><text:s text:c="15"/>4.10224e-18 <text:s text:c="2"/>netid: c_14068:n</text:p>
      <text:p text:style-name="Standard"><text:s text:c="15"/>4.24456e-18 <text:s text:c="2"/>netid: c_14068:n</text:p>
      <text:p text:style-name="Standard"><text:s text:c="15"/>2.61983e-18 <text:s text:c="2"/>netid: c_14068:n</text:p>
      <text:p text:style-name="Standard"><text:s text:c="15"/>1.48872e-18 <text:s text:c="2"/>netid: c_14069:n</text:p>
      <text:p text:style-name="Standard"><text:s text:c="15"/>2.62944e-17 <text:s text:c="2"/>netid: c_14074:n</text:p>
      <text:p text:style-name="Standard"><text:s text:c="15"/>6.67236e-19 <text:s text:c="2"/>netid: c_14079:n</text:p>
      <text:p text:style-name="Standard"><text:s text:c="15"/>2.24276e-18 <text:s text:c="2"/>netid: c_14079:n</text:p>
      <text:p text:style-name="Standard"><text:s text:c="15"/>6.14328e-18 <text:s text:c="2"/>netid: c_14079:n</text:p>
      <text:p text:style-name="Standard"><text:s text:c="15"/>4.18559e-17 <text:s text:c="2"/>netid: c_14080:n</text:p>
      <text:p text:style-name="Standard"><text:s text:c="15"/>6.81416e-18 <text:s text:c="2"/>netid: c_14040:n</text:p>
      <text:p text:style-name="Standard"><text:s text:c="15"/>2.63061e-18 <text:s text:c="2"/>netid: NET022</text:p>
      <text:p text:style-name="Standard"><text:s text:c="16"/>2.0515e-18 <text:s text:c="2"/>netid: XI5/XI5/MNM0:g</text:p>
      <text:p text:style-name="Standard"><text:s text:c="15"/>2.77656e-19 <text:s text:c="2"/>netid: c_14848:n</text:p>
      <text:p text:style-name="Standard"><text:s text:c="15"/>2.60113e-18 <text:s text:c="2"/>netid: XI5/XI0/XI0/MPM1:g</text:p>
      <text:p text:style-name="Standard"><text:s text:c="15"/>1.64852e-18 <text:s text:c="2"/>netid: c_14850:n</text:p>
      <text:p text:style-name="Standard"><text:s text:c="15"/>7.28205e-19 <text:s text:c="2"/>netid: c_14905:n</text:p>
      <text:p text:style-name="Standard"><text:s text:c="15"/>2.98104e-18 <text:s text:c="2"/>netid: c_14929:n</text:p>
      <text:p text:style-name="Standard"><text:s text:c="15"/>1.68341e-18 <text:s text:c="2"/>netid: c_14932:n</text:p>
      <text:p text:style-name="Standard"><text:s text:c="15"/>6.25873e-19 <text:s text:c="2"/>netid: c_14934:n</text:p>
      <text:p text:style-name="Standard"><text:soft-page-break/><text:s text:c="15"/>3.11553e-18 <text:s text:c="2"/>netid: c_14939:n</text:p>
      <text:p text:style-name="Standard"><text:s text:c="15"/>3.51476e-18 <text:s text:c="2"/>netid: c_14735:n</text:p>
      <text:p text:style-name="Standard"><text:s text:c="15"/>1.12718e-18 <text:s text:c="2"/>netid: c_14736:n</text:p>
      <text:p text:style-name="Standard"><text:s text:c="15"/>8.12821e-19 <text:s text:c="2"/>netid: c_14948:n</text:p>
      <text:p text:style-name="Standard"><text:s text:c="15"/>2.30954e-18 <text:s text:c="2"/>netid: c_14952:n</text:p>
      <text:p text:style-name="Standard"><text:s text:c="15"/>4.42355e-18 <text:s text:c="2"/>netid: c_14738:n</text:p>
      <text:p text:style-name="Standard"><text:s text:c="15"/>8.62764e-19 <text:s text:c="2"/>netid: c_14756:n</text:p>
      <text:p text:style-name="Standard"><text:s text:c="15"/>2.38108e-18 <text:s text:c="2"/>netid: c_14761:n</text:p>
      <text:p text:style-name="Standard"><text:s text:c="15"/>8.18975e-19 <text:s text:c="2"/>netid: c_14761:n</text:p>
      <text:p text:style-name="Standard"><text:s text:c="15"/>3.39186e-18 <text:s text:c="2"/>netid: c_14761:n</text:p>
      <text:p text:style-name="Standard"><text:s text:c="15"/>5.58277e-19 <text:s text:c="2"/>netid: c_14761:n</text:p>
      <text:p text:style-name="Standard"><text:s text:c="16"/>4.2107e-18 <text:s text:c="2"/>netid: c_14761:n</text:p>
      <text:p text:style-name="Standard"><text:s text:c="15"/>7.91524e-18 <text:s text:c="2"/>netid: c_14761:n</text:p>
      <text:p text:style-name="Standard"><text:s text:c="15"/>1.88852e-18 <text:s text:c="2"/>netid: c_14761:n</text:p>
      <text:p text:style-name="Standard"><text:s text:c="15"/>4.23037e-18 <text:s text:c="2"/>netid: c_14761:n</text:p>
      <text:p text:style-name="Standard"><text:s text:c="15"/>2.02555e-18 <text:s text:c="2"/>netid: c_14761:n</text:p>
      <text:p text:style-name="Standard"><text:s text:c="15"/>3.15011e-18 <text:s text:c="2"/>netid: c_14761:n</text:p>
      <text:p text:style-name="Standard"><text:s text:c="15"/>1.38111e-17 <text:s text:c="2"/>netid: c_14774:n</text:p>
      <text:p text:style-name="Standard"><text:s text:c="15"/>1.35171e-18 <text:s text:c="2"/>netid: c_14774:n</text:p>
      <text:p text:style-name="Standard"><text:s text:c="15"/>1.75209e-18 <text:s text:c="2"/>netid: c_14778:n</text:p>
      <text:p text:style-name="Standard"><text:s text:c="15"/>3.46927e-16 <text:s text:c="2"/>netid: c_14778:n</text:p>
      <text:p text:style-name="Standard"><text:s text:c="15"/>7.00721e-19 <text:s text:c="2"/>netid: c_14778:n</text:p>
      <text:p text:style-name="Standard"><text:s text:c="15"/>3.31593e-18 <text:s text:c="2"/>netid: c_14778:n</text:p>
      <text:p text:style-name="Standard"><text:s text:c="16"/>1.3073e-17 <text:s text:c="2"/>netid: c_14799:n</text:p>
      <text:p text:style-name="Standard"><text:s text:c="15"/>1.42989e-18 <text:s text:c="2"/>netid: c_14799:n</text:p>
      <text:p text:style-name="Standard"><text:s text:c="15"/>6.53818e-18 <text:s text:c="2"/>netid: c_14800:n</text:p>
      <text:p text:style-name="Standard"><text:s text:c="15"/>3.24138e-18 <text:s text:c="2"/>netid: c_14800:n</text:p>
      <text:p text:style-name="Standard"><text:s text:c="15"/>5.43137e-18 <text:s text:c="2"/>netid: c_14802:n</text:p>
      <text:p text:style-name="Standard"><text:s text:c="15"/>1.41186e-18 <text:s text:c="2"/>netid: c_14802:n</text:p>
      <text:p text:style-name="Standard"><text:s text:c="15"/>1.69034e-18 <text:s text:c="2"/>netid: c_14802:n</text:p>
      <text:p text:style-name="Standard"><text:s text:c="15"/>4.44313e-18 <text:s text:c="2"/>netid: c_14804:n</text:p>
      <text:p text:style-name="Standard"><text:s text:c="15"/>4.45665e-18 <text:s text:c="2"/>netid: c_14809:n</text:p>
      <text:p text:style-name="Standard"><text:s text:c="15"/>2.21121e-19 <text:s text:c="2"/>netid: c_14821:n</text:p>
      <text:p text:style-name="Standard"><text:s text:c="16"/>3.0905e-19 <text:s text:c="2"/>netid: c_14821:n</text:p>
      <text:p text:style-name="Standard"><text:s text:c="15"/>1.95543e-18 <text:s text:c="2"/>netid: c_14821:n</text:p>
      <text:p text:style-name="Standard"><text:s text:c="15"/>3.04639e-18 <text:s text:c="2"/>netid: c_14821:n</text:p>
      <text:p text:style-name="Standard"><text:s text:c="15"/>1.95211e-18 <text:s text:c="2"/>netid: c_14822:n</text:p>
      <text:p text:style-name="Standard"><text:s text:c="15"/>6.43663e-19 <text:s text:c="2"/>netid: c_14822:n</text:p>
      <text:p text:style-name="Standard"><text:s text:c="15"/>2.99102e-18 <text:s text:c="2"/>netid: c_14822:n</text:p>
      <text:p text:style-name="Standard"><text:s text:c="15"/>4.67875e-18 <text:s text:c="2"/>netid: c_14827:n</text:p>
      <text:p text:style-name="Standard"><text:s text:c="15"/>2.84641e-18 <text:s text:c="2"/>netid: c_14833:n</text:p>
      <text:p text:style-name="Standard"><text:s text:c="15"/>1.94663e-18 <text:s text:c="2"/>netid: c_15030:n</text:p>
      <text:p text:style-name="Standard"><text:s text:c="15"/>1.47183e-18 <text:s text:c="2"/>netid: c_14856:n</text:p>
      <text:p text:style-name="Standard"><text:s text:c="15"/>2.17034e-18 <text:s text:c="2"/>netid: XI6/XI5/MNM0:g</text:p>
      <text:p text:style-name="Standard"><text:s text:c="15"/>8.62764e-19 <text:s text:c="2"/>netid: c_15290:n</text:p>
      <text:p text:style-name="Standard"><text:s text:c="15"/>2.38108e-18 <text:s text:c="2"/>netid: c_15295:n</text:p>
      <text:p text:style-name="Standard"><text:s text:c="15"/>8.18975e-19 <text:s text:c="2"/>netid: c_15295:n</text:p>
      <text:p text:style-name="Standard"><text:s text:c="15"/>3.40401e-18 <text:s text:c="2"/>netid: c_15295:n</text:p>
      <text:p text:style-name="Standard"><text:s text:c="15"/>3.62544e-19 <text:s text:c="2"/>netid: c_15295:n</text:p>
      <text:p text:style-name="Standard"><text:s text:c="16"/>4.1783e-18 <text:s text:c="2"/>netid: c_15295:n</text:p>
      <text:p text:style-name="Standard"><text:s text:c="15"/>7.72133e-18 <text:s text:c="2"/>netid: c_15295:n</text:p>
      <text:p text:style-name="Standard"><text:s text:c="17"/>1.911e-18 <text:s text:c="2"/>netid: c_15295:n</text:p>
      <text:p text:style-name="Standard"><text:soft-page-break/><text:s text:c="15"/>3.90249e-18 <text:s text:c="2"/>netid: c_15295:n</text:p>
      <text:p text:style-name="Standard"><text:s text:c="15"/>1.98345e-18 <text:s text:c="2"/>netid: c_15295:n</text:p>
      <text:p text:style-name="Standard"><text:s text:c="15"/>4.06364e-18 <text:s text:c="2"/>netid: c_15295:n</text:p>
      <text:p text:style-name="Standard"><text:s text:c="16"/>1.3815e-17 <text:s text:c="2"/>netid: c_15311:n</text:p>
      <text:p text:style-name="Standard"><text:s text:c="15"/>1.34012e-18 <text:s text:c="2"/>netid: c_15311:n</text:p>
      <text:p text:style-name="Standard"><text:s text:c="15"/>1.74567e-18 <text:s text:c="2"/>netid: c_15317:n</text:p>
      <text:p text:style-name="Standard"><text:s text:c="15"/>3.46888e-16 <text:s text:c="2"/>netid: c_15317:n</text:p>
      <text:p text:style-name="Standard"><text:s text:c="15"/>7.00721e-19 <text:s text:c="2"/>netid: c_15317:n</text:p>
      <text:p text:style-name="Standard"><text:s text:c="15"/>3.30374e-18 <text:s text:c="2"/>netid: c_15317:n</text:p>
      <text:p text:style-name="Standard"><text:s text:c="15"/>1.30726e-17 <text:s text:c="2"/>netid: c_15342:n</text:p>
      <text:p text:style-name="Standard"><text:s text:c="15"/>1.42591e-18 <text:s text:c="2"/>netid: c_15342:n</text:p>
      <text:p text:style-name="Standard"><text:s text:c="15"/>6.51459e-18 <text:s text:c="2"/>netid: c_15343:n</text:p>
      <text:p text:style-name="Standard"><text:s text:c="15"/>3.24138e-18 <text:s text:c="2"/>netid: c_15343:n</text:p>
      <text:p text:style-name="Standard"><text:s text:c="15"/>5.43137e-18 <text:s text:c="2"/>netid: c_15344:n</text:p>
      <text:p text:style-name="Standard"><text:s text:c="15"/>1.38937e-18 <text:s text:c="2"/>netid: c_15344:n</text:p>
      <text:p text:style-name="Standard"><text:s text:c="15"/>1.71625e-18 <text:s text:c="2"/>netid: c_15344:n</text:p>
      <text:p text:style-name="Standard"><text:s text:c="16"/>3.0905e-19 <text:s text:c="2"/>netid: c_15366:n</text:p>
      <text:p text:style-name="Standard"><text:s text:c="15"/>1.95342e-18 <text:s text:c="2"/>netid: c_15366:n</text:p>
      <text:p text:style-name="Standard"><text:s text:c="15"/>3.38304e-18 <text:s text:c="2"/>netid: c_15366:n</text:p>
      <text:p text:style-name="Standard"><text:s text:c="15"/>1.94299e-18 <text:s text:c="2"/>netid: c_15367:n</text:p>
      <text:p text:style-name="Standard"><text:s text:c="15"/>6.43969e-19 <text:s text:c="2"/>netid: c_15367:n</text:p>
      <text:p text:style-name="Standard"><text:s text:c="15"/>2.98989e-18 <text:s text:c="2"/>netid: c_15367:n</text:p>
      <text:p text:style-name="Standard"><text:s text:c="15"/>2.77626e-18 <text:s text:c="2"/>netid: c_15379:n</text:p>
      <text:p text:style-name="Standard"><text:s text:c="15"/>2.09392e-18 <text:s text:c="2"/>netid: c_15387:n</text:p>
      <text:p text:style-name="Standard"><text:s text:c="15"/>2.03996e-18 <text:s text:c="2"/>netid: c_15767:n</text:p>
      <text:p text:style-name="Standard"><text:s text:c="15"/>1.25641e-18 <text:s text:c="2"/>netid: XI3/XI0/MNM0:s</text:p>
      <text:p text:style-name="Standard"><text:s text:c="16"/>7.9902e-19 <text:s text:c="2"/>netid: c_15956:n</text:p>
      <text:p text:style-name="Standard"><text:s text:c="15"/>2.04695e-18 <text:s text:c="2"/>netid: c_16087:n</text:p>
      <text:p text:style-name="Standard"><text:s text:c="15"/>1.45837e-18 <text:s text:c="2"/>netid: c_16087:n</text:p>
      <text:p text:style-name="Standard"><text:s text:c="17"/>1.509e-18 <text:s text:c="2"/>netid: c_16087:n</text:p>
      <text:p text:style-name="Standard"><text:s text:c="15"/>8.67199e-19 <text:s text:c="2"/>netid: c_16090:n</text:p>
      <text:p text:style-name="Standard"><text:s text:c="15"/>6.78255e-19 <text:s text:c="2"/>netid: c_16090:n</text:p>
      <text:p text:style-name="Standard"><text:s text:c="15"/>2.21403e-18 <text:s text:c="2"/>netid: c_16090:n</text:p>
      <text:p text:style-name="Standard"><text:s text:c="15"/>1.23619e-18 <text:s text:c="2"/>netid: c_15714:n</text:p>
      <text:p text:style-name="Standard"><text:s text:c="15"/>1.07454e-18 <text:s text:c="2"/>netid: XI4/XI6/MNM0:s</text:p>
      <text:p text:style-name="Standard"><text:s text:c="16"/>2.6337e-19 <text:s text:c="2"/>netid: XI4/XI6/MNM0:s</text:p>
      <text:p text:style-name="Standard"><text:s text:c="15"/>7.60628e-19 <text:s text:c="2"/>netid: c_16096:n</text:p>
      <text:p text:style-name="Standard"><text:s text:c="15"/>1.72205e-18 <text:s text:c="2"/>netid: c_16097:n</text:p>
      <text:p text:style-name="Standard"><text:s text:c="15"/>6.67946e-19 <text:s text:c="2"/>netid: XI4/XI0/XI0/MNM0:s</text:p>
      <text:p text:style-name="Standard"><text:s text:c="15"/>1.55743e-18 <text:s text:c="2"/>netid: c_16099:n</text:p>
      <text:p text:style-name="Standard"><text:s text:c="15"/>8.19238e-19 <text:s text:c="2"/>netid: XI4/XI0/XI1/MNM0:s</text:p>
      <text:p text:style-name="Standard"><text:s text:c="15"/>4.28183e-18 <text:s text:c="2"/>netid: c_15721:n</text:p>
      <text:p text:style-name="Standard"><text:s text:c="15"/>1.44673e-18 <text:s text:c="2"/>netid: c_16102:n</text:p>
      <text:p text:style-name="Standard"><text:s text:c="15"/>6.26574e-19 <text:s text:c="2"/>netid: c_15722:n</text:p>
      <text:p text:style-name="Standard"><text:s text:c="15"/>3.99894e-19 <text:s text:c="2"/>netid: c_15724:n</text:p>
      <text:p text:style-name="Standard"><text:s text:c="15"/>9.39407e-19 <text:s text:c="2"/>netid: c_15725:n</text:p>
      <text:p text:style-name="Standard"><text:s text:c="15"/>5.96676e-19 <text:s text:c="2"/>netid: c_15725:n</text:p>
      <text:p text:style-name="Standard"><text:s text:c="15"/>4.65475e-18 <text:s text:c="2"/>netid: c_15725:n</text:p>
      <text:p text:style-name="Standard"><text:s text:c="15"/>2.98603e-19 <text:s text:c="2"/>netid: c_15727:n</text:p>
      <text:p text:style-name="Standard"><text:s text:c="15"/>3.31583e-18 <text:s text:c="2"/>netid: c_15727:n</text:p>
      <text:p text:style-name="Standard"><text:s text:c="15"/>3.91889e-18 <text:s text:c="2"/>netid: c_15727:n</text:p>
      <text:p text:style-name="Standard"><text:s text:c="16"/>5.6461e-18 <text:s text:c="2"/>netid: c_16111:n</text:p>
      <text:p text:style-name="Standard"><text:soft-page-break/><text:s text:c="15"/>2.30615e-18 <text:s text:c="2"/>netid: c_16111:n</text:p>
      <text:p text:style-name="Standard"><text:s text:c="15"/>3.91889e-18 <text:s text:c="2"/>netid: c_16111:n</text:p>
      <text:p text:style-name="Standard"><text:s text:c="15"/>3.19877e-18 <text:s text:c="2"/>netid: c_16111:n</text:p>
      <text:p text:style-name="Standard"><text:s text:c="15"/>1.17958e-18 <text:s text:c="2"/>netid: c_16111:n</text:p>
      <text:p text:style-name="Standard"><text:s text:c="15"/>8.63901e-18 <text:s text:c="2"/>netid: c_16116:n</text:p>
      <text:p text:style-name="Standard"><text:s text:c="15"/>2.95329e-18 <text:s text:c="2"/>netid: c_16116:n</text:p>
      <text:p text:style-name="Standard"><text:s text:c="15"/>2.68108e-18 <text:s text:c="2"/>netid: c_16118:n</text:p>
      <text:p text:style-name="Standard"><text:s text:c="15"/>5.37244e-19 <text:s text:c="2"/>netid: c_16119:n</text:p>
      <text:p text:style-name="Standard"><text:s text:c="15"/>6.72979e-19 <text:s text:c="2"/>netid: c_16120:n</text:p>
      <text:p text:style-name="Standard"><text:s text:c="15"/>4.96863e-18 <text:s text:c="2"/>netid: c_16121:n</text:p>
      <text:p text:style-name="Standard"><text:s text:c="15"/>2.68485e-18 <text:s text:c="2"/>netid: XI4/XI4/MNM0:s</text:p>
      <text:p text:style-name="Standard"><text:s text:c="15"/>3.37709e-18 <text:s text:c="2"/>netid: c_15962:n</text:p>
      <text:p text:style-name="Standard"><text:s text:c="15"/>1.72098e-18 <text:s text:c="2"/>netid: c_15793:n</text:p>
      <text:p text:style-name="Standard"><text:s text:c="15"/>1.20044e-18 <text:s text:c="2"/>netid: c_15793:n</text:p>
      <text:p text:style-name="Standard"><text:s text:c="15"/>3.35509e-19 <text:s text:c="2"/>netid: XI5/XI5/MNM0:s</text:p>
      <text:p text:style-name="Standard"><text:s text:c="15"/>8.67199e-19 <text:s text:c="2"/>netid: c_15998:n</text:p>
      <text:p text:style-name="Standard"><text:s text:c="15"/>6.78396e-19 <text:s text:c="2"/>netid: c_15998:n</text:p>
      <text:p text:style-name="Standard"><text:s text:c="15"/>1.92459e-18 <text:s text:c="2"/>netid: c_15998:n</text:p>
      <text:p text:style-name="Standard"><text:s text:c="15"/>1.21698e-18 <text:s text:c="2"/>netid: c_15796:n</text:p>
      <text:p text:style-name="Standard"><text:s text:c="15"/>1.07454e-18 <text:s text:c="2"/>netid: XI5/XI6/MNM0:s</text:p>
      <text:p text:style-name="Standard"><text:s text:c="15"/>2.59455e-19 <text:s text:c="2"/>netid: XI5/XI6/MNM0:s</text:p>
      <text:p text:style-name="Standard"><text:s text:c="15"/>7.60628e-19 <text:s text:c="2"/>netid: c_16133:n</text:p>
      <text:p text:style-name="Standard"><text:s text:c="15"/>1.30171e-18 <text:s text:c="2"/>netid: c_16013:n</text:p>
      <text:p text:style-name="Standard"><text:s text:c="15"/>7.85323e-19 <text:s text:c="2"/>netid: XI5/XI0/XI0/MNM0:s</text:p>
      <text:p text:style-name="Standard"><text:s text:c="15"/>1.54835e-18 <text:s text:c="2"/>netid: c_16017:n</text:p>
      <text:p text:style-name="Standard"><text:s text:c="15"/>7.85323e-19 <text:s text:c="2"/>netid: XI5/XI0/XI1/MNM0:s</text:p>
      <text:p text:style-name="Standard"><text:s text:c="15"/>1.44218e-18 <text:s text:c="2"/>netid: c_15803:n</text:p>
      <text:p text:style-name="Standard"><text:s text:c="15"/>6.55974e-19 <text:s text:c="2"/>netid: c_15732:n</text:p>
      <text:p text:style-name="Standard"><text:s text:c="15"/>4.19309e-19 <text:s text:c="2"/>netid: c_15804:n</text:p>
      <text:p text:style-name="Standard"><text:s text:c="15"/>9.40171e-19 <text:s text:c="2"/>netid: c_15805:n</text:p>
      <text:p text:style-name="Standard"><text:s text:c="15"/>5.96676e-19 <text:s text:c="2"/>netid: c_15805:n</text:p>
      <text:p text:style-name="Standard"><text:s text:c="15"/>4.38923e-18 <text:s text:c="2"/>netid: c_15805:n</text:p>
      <text:p text:style-name="Standard"><text:s text:c="15"/>2.95732e-19 <text:s text:c="2"/>netid: c_15811:n</text:p>
      <text:p text:style-name="Standard"><text:s text:c="15"/>3.31583e-18 <text:s text:c="2"/>netid: c_15811:n</text:p>
      <text:p text:style-name="Standard"><text:s text:c="15"/>3.75127e-18 <text:s text:c="2"/>netid: c_15811:n</text:p>
      <text:p text:style-name="Standard"><text:s text:c="16"/>5.6461e-18 <text:s text:c="2"/>netid: c_15815:n</text:p>
      <text:p text:style-name="Standard"><text:s text:c="16"/>2.2986e-18 <text:s text:c="2"/>netid: c_15815:n</text:p>
      <text:p text:style-name="Standard"><text:s text:c="15"/>3.75127e-18 <text:s text:c="2"/>netid: c_15815:n</text:p>
      <text:p text:style-name="Standard"><text:s text:c="15"/>3.09835e-18 <text:s text:c="2"/>netid: c_15815:n</text:p>
      <text:p text:style-name="Standard"><text:s text:c="15"/>1.27628e-18 <text:s text:c="2"/>netid: c_15815:n</text:p>
      <text:p text:style-name="Standard"><text:s text:c="15"/>8.63901e-18 <text:s text:c="2"/>netid: c_16152:n</text:p>
      <text:p text:style-name="Standard"><text:s text:c="15"/>2.95329e-18 <text:s text:c="2"/>netid: c_16152:n</text:p>
      <text:p text:style-name="Standard"><text:s text:c="15"/>2.68108e-18 <text:s text:c="2"/>netid: c_16033:n</text:p>
      <text:p text:style-name="Standard"><text:s text:c="15"/>1.33337e-18 <text:s text:c="2"/>netid: c_15818:n</text:p>
      <text:p text:style-name="Standard"><text:s text:c="15"/>1.40871e-18 <text:s text:c="2"/>netid: c_15819:n</text:p>
      <text:p text:style-name="Standard"><text:s text:c="15"/>5.16878e-18 <text:s text:c="2"/>netid: c_16034:n</text:p>
      <text:p text:style-name="Standard"><text:s text:c="15"/>2.68485e-18 <text:s text:c="2"/>netid: XI5/XI4/MNM0:s</text:p>
      <text:p text:style-name="Standard"><text:s text:c="15"/>2.92013e-18 <text:s text:c="2"/>netid: c_16159:n</text:p>
      <text:p text:style-name="Standard"><text:s text:c="17"/>5.919e-19 <text:s text:c="2"/>netid: c_16160:n</text:p>
      <text:p text:style-name="Standard"><text:s text:c="15"/>2.04695e-18 <text:s text:c="2"/>netid: c_16161:n</text:p>
      <text:p text:style-name="Standard"><text:s text:c="15"/>1.45837e-18 <text:s text:c="2"/>netid: c_16161:n</text:p>
      <text:p text:style-name="Standard"><text:s text:c="15"/>1.40611e-18 <text:s text:c="2"/>netid: c_16161:n</text:p>
      <text:p text:style-name="Standard"><text:soft-page-break/><text:s text:c="15"/>4.03396e-19 <text:s text:c="2"/>netid: XI6/XI5/MNM0:s</text:p>
      <text:p text:style-name="Standard"><text:s text:c="15"/>8.67199e-19 <text:s text:c="2"/>netid: c_16165:n</text:p>
      <text:p text:style-name="Standard"><text:s text:c="15"/>6.78076e-19 <text:s text:c="2"/>netid: c_16165:n</text:p>
      <text:p text:style-name="Standard"><text:s text:c="15"/>2.19326e-18 <text:s text:c="2"/>netid: c_16165:n</text:p>
      <text:p text:style-name="Standard"><text:s text:c="15"/>1.36679e-18 <text:s text:c="2"/>netid: c_15735:n</text:p>
      <text:p text:style-name="Standard"><text:s text:c="15"/>1.07454e-18 <text:s text:c="2"/>netid: XI6/XI6/MNM0:s</text:p>
      <text:p text:style-name="Standard"><text:s text:c="15"/>2.59455e-19 <text:s text:c="2"/>netid: XI6/XI6/MNM0:s</text:p>
      <text:p text:style-name="Standard"><text:s text:c="16"/>6.1628e-19 <text:s text:c="2"/>netid: c_15743:n</text:p>
      <text:p text:style-name="Standard"><text:s text:c="15"/>3.99894e-19 <text:s text:c="2"/>netid: c_15745:n</text:p>
      <text:p text:style-name="Standard"><text:s text:c="16"/>9.3788e-19 <text:s text:c="2"/>netid: c_15746:n</text:p>
      <text:p text:style-name="Standard"><text:s text:c="15"/>5.96676e-19 <text:s text:c="2"/>netid: c_15746:n</text:p>
      <text:p text:style-name="Standard"><text:s text:c="15"/>4.63175e-18 <text:s text:c="2"/>netid: c_15746:n</text:p>
      <text:p text:style-name="Standard"><text:s text:c="15"/>2.92246e-19 <text:s text:c="2"/>netid: c_15748:n</text:p>
      <text:p text:style-name="Standard"><text:s text:c="15"/>3.30565e-18 <text:s text:c="2"/>netid: c_15748:n</text:p>
      <text:p text:style-name="Standard"><text:s text:c="15"/>3.89877e-18 <text:s text:c="2"/>netid: c_15748:n</text:p>
      <text:p text:style-name="Standard"><text:s text:c="16"/>5.6461e-18 <text:s text:c="2"/>netid: c_16179:n</text:p>
      <text:p text:style-name="Standard"><text:s text:c="15"/>2.29634e-18 <text:s text:c="2"/>netid: c_16179:n</text:p>
      <text:p text:style-name="Standard"><text:s text:c="15"/>3.89877e-18 <text:s text:c="2"/>netid: c_16179:n</text:p>
      <text:p text:style-name="Standard"><text:s text:c="15"/>3.18807e-18 <text:s text:c="2"/>netid: c_16179:n</text:p>
      <text:p text:style-name="Standard"><text:s text:c="15"/>1.31873e-18 <text:s text:c="2"/>netid: c_16179:n</text:p>
      <text:p text:style-name="Standard"><text:s text:c="15"/>8.63901e-18 <text:s text:c="2"/>netid: c_15862:n</text:p>
      <text:p text:style-name="Standard"><text:s text:c="15"/>2.95329e-18 <text:s text:c="2"/>netid: c_15862:n</text:p>
      <text:p text:style-name="Standard"><text:s text:c="15"/>2.67698e-18 <text:s text:c="2"/>netid: c_15863:n</text:p>
      <text:p text:style-name="Standard"><text:s text:c="15"/>4.96863e-18 <text:s text:c="2"/>netid: c_15865:n</text:p>
      <text:p text:style-name="Standard"><text:s text:c="15"/>2.68485e-18 <text:s text:c="2"/>netid: XI6/XI4/MNM0:s</text:p>
      <text:p text:style-name="Standard"><text:s text:c="15"/>6.52281e-19 <text:s text:c="2"/>netid: c_15972:n</text:p>
      <text:p text:style-name="Standard"><text:s text:c="15"/>1.03247e-18 <text:s text:c="2"/>netid: c_16037:n</text:p>
      <text:p text:style-name="Standard"><text:s text:c="16"/>1.8309e-18 <text:s text:c="2"/>netid: c_15750:n</text:p>
      <text:p text:style-name="Standard"><text:s text:c="15"/>7.47268e-19 <text:s text:c="2"/>netid: c_15776:n</text:p>
      <text:p text:style-name="Standard"><text:s text:c="15"/>1.29337e-18 <text:s text:c="2"/>netid: c_15885:n</text:p>
      <text:p text:style-name="Standard"><text:s text:c="15"/>7.78641e-19 <text:s text:c="2"/>netid: c_15886:n</text:p>
      <text:p text:style-name="Standard"><text:s text:c="15"/>1.76619e-18 <text:s text:c="2"/>netid: c_16195:n</text:p>
      <text:p text:style-name="Standard"><text:s text:c="15"/>2.00502e-18 <text:s text:c="2"/>netid: c_16196:n</text:p>
      <text:p text:style-name="Standard"><text:s text:c="15"/>2.20819e-18 <text:s text:c="2"/>netid: c_16197:n</text:p>
      <text:p text:style-name="Standard"><text:s text:c="15"/>1.86089e-18 <text:s text:c="2"/>netid: c_16197:n</text:p>
      <text:p text:style-name="Standard"><text:s text:c="15"/>3.93395e-18 <text:s text:c="2"/>netid: c_16197:n</text:p>
      <text:p text:style-name="Standard"><text:s text:c="15"/>8.93398e-18 <text:s text:c="2"/>netid: c_16197:n</text:p>
      <text:p text:style-name="Standard"><text:s text:c="15"/>1.43289e-18 <text:s text:c="2"/>netid: c_16197:n</text:p>
      <text:p text:style-name="Standard"><text:s text:c="15"/>1.27781e-18 <text:s text:c="2"/>netid: c_16197:n</text:p>
      <text:p text:style-name="Standard"><text:s text:c="15"/>1.17141e-17 <text:s text:c="2"/>netid: c_16197:n</text:p>
      <text:p text:style-name="Standard"><text:s text:c="15"/>2.78805e-18 <text:s text:c="2"/>netid: c_15751:n</text:p>
      <text:p text:style-name="Standard"><text:s text:c="15"/>4.32563e-19 <text:s text:c="2"/>netid: c_15752:n</text:p>
      <text:p text:style-name="Standard"><text:s text:c="15"/>8.16039e-19 <text:s text:c="2"/>netid: c_16206:n</text:p>
      <text:p text:style-name="Standard"><text:s text:c="15"/>8.77228e-19 <text:s text:c="2"/>netid: c_16207:n</text:p>
      <text:p text:style-name="Standard"><text:s text:c="15"/>1.06945e-17 <text:s text:c="2"/>netid: c_16208:n</text:p>
      <text:p text:style-name="Standard"><text:s text:c="15"/>6.34687e-19 <text:s text:c="2"/>netid: c_16209:n</text:p>
      <text:p text:style-name="Standard"><text:s text:c="15"/>1.45946e-17 <text:s text:c="2"/>netid: c_16210:n</text:p>
      <text:p text:style-name="Standard"><text:s text:c="15"/>1.74422e-18 <text:s text:c="2"/>netid: c_15892:n</text:p>
      <text:p text:style-name="Standard"><text:s text:c="15"/>1.01873e-18 <text:s text:c="2"/>netid: c_15892:n</text:p>
      <text:p text:style-name="Standard"><text:s text:c="15"/>6.21449e-18 <text:s text:c="2"/>netid: c_15892:n</text:p>
      <text:p text:style-name="Standard"><text:s text:c="15"/>6.90918e-18 <text:s text:c="2"/>netid: c_15892:n</text:p>
      <text:p text:style-name="Standard"><text:s text:c="15"/>4.11688e-19 <text:s text:c="2"/>netid: c_15895:n</text:p>
      <text:p text:style-name="Standard"><text:soft-page-break/><text:s text:c="15"/>1.04532e-18 <text:s text:c="2"/>netid: c_16216:n</text:p>
      <text:p text:style-name="Standard"><text:s text:c="15"/>1.60579e-18 <text:s text:c="2"/>netid: c_15900:n</text:p>
      <text:p text:style-name="Standard"><text:s text:c="15"/>5.88541e-19 <text:s text:c="2"/>netid: c_15900:n</text:p>
      <text:p text:style-name="Standard"><text:s text:c="15"/>2.17966e-18 <text:s text:c="2"/>netid: c_15901:n</text:p>
      <text:p text:style-name="Standard"><text:s text:c="15"/>1.83429e-18 <text:s text:c="2"/>netid: c_15901:n</text:p>
      <text:p text:style-name="Standard"><text:s text:c="15"/>3.83312e-18 <text:s text:c="2"/>netid: c_15901:n</text:p>
      <text:p text:style-name="Standard"><text:s text:c="15"/>8.67529e-18 <text:s text:c="2"/>netid: c_15901:n</text:p>
      <text:p text:style-name="Standard"><text:s text:c="15"/>1.02712e-18 <text:s text:c="2"/>netid: c_15901:n</text:p>
      <text:p text:style-name="Standard"><text:s text:c="15"/>1.15143e-17 <text:s text:c="2"/>netid: c_15901:n</text:p>
      <text:p text:style-name="Standard"><text:s text:c="15"/>4.21975e-18 <text:s text:c="2"/>netid: c_15901:n</text:p>
      <text:p text:style-name="Standard"><text:s text:c="15"/>2.73519e-18 <text:s text:c="2"/>netid: c_15759:n</text:p>
      <text:p text:style-name="Standard"><text:s text:c="15"/>5.69664e-19 <text:s text:c="2"/>netid: c_15902:n</text:p>
      <text:p text:style-name="Standard"><text:s text:c="15"/>4.03501e-18 <text:s text:c="2"/>netid: c_15904:n</text:p>
      <text:p text:style-name="Standard"><text:s text:c="15"/>8.77228e-19 <text:s text:c="2"/>netid: c_15917:n</text:p>
      <text:p text:style-name="Standard"><text:s text:c="15"/>1.10179e-18 <text:s text:c="2"/>netid: c_16230:n</text:p>
      <text:p text:style-name="Standard"><text:s text:c="15"/>8.09373e-19 <text:s text:c="2"/>netid: c_16230:n</text:p>
      <text:p text:style-name="Standard"><text:s text:c="15"/>4.82131e-18 <text:s text:c="2"/>netid: c_16230:n</text:p>
      <text:p text:style-name="Standard"><text:s text:c="15"/>2.03351e-18 <text:s text:c="2"/>netid: c_16233:n</text:p>
      <text:p text:style-name="Standard"><text:s text:c="15"/>5.91739e-18 <text:s text:c="2"/>netid: c_16234:n</text:p>
      <text:p text:style-name="Standard"><text:s text:c="15"/>5.80034e-19 <text:s text:c="2"/>netid: c_15942:n</text:p>
      <text:p text:style-name="Standard"><text:s text:c="15"/>4.41599e-19 <text:s text:c="2"/>netid: c_15942:n</text:p>
      <text:p text:style-name="Standard"><text:s text:c="15"/>1.09622e-18 <text:s text:c="2"/>netid: c_15945:n</text:p>
      <text:p text:style-name="Standard"><text:s text:c="15"/>8.05124e-19 <text:s text:c="2"/>netid: c_15945:n</text:p>
      <text:p text:style-name="Standard"><text:s text:c="15"/>4.00324e-18 <text:s text:c="2"/>netid: c_15945:n</text:p>
      <text:p text:style-name="Standard"><text:s text:c="15"/>1.43546e-18 <text:s text:c="2"/>netid: c_15945:n</text:p>
      <text:p text:style-name="Standard"><text:s text:c="15"/>1.39299e-18 <text:s text:c="2"/>netid: c_15946:n</text:p>
      <text:p text:style-name="Standard"><text:s text:c="15"/>2.49259e-19 <text:s text:c="2"/>netid: XI3/MNM0:s</text:p>
      <text:p text:style-name="Standard"><text:s text:c="15"/>4.14238e-19 <text:s text:c="2"/>netid: c_17343:n</text:p>
      <text:p text:style-name="Standard"><text:s text:c="15"/>2.18199e-18 <text:s text:c="2"/>netid: c_17343:n</text:p>
      <text:p text:style-name="Standard"><text:s text:c="15"/>5.09616e-19 <text:s text:c="2"/>netid: c_17343:n</text:p>
      <text:p text:style-name="Standard"><text:s text:c="15"/>1.55152e-18 <text:s text:c="2"/>netid: c_17350:n</text:p>
      <text:p text:style-name="Standard"><text:s text:c="15"/>8.97431e-19 <text:s text:c="2"/>netid: c_17352:n</text:p>
      <text:p text:style-name="Standard"><text:s text:c="15"/>1.09665e-18 <text:s text:c="2"/>netid: c_17418:n</text:p>
      <text:p text:style-name="Standard"><text:s text:c="15"/>2.21287e-19 <text:s text:c="2"/>netid: c_17419:n</text:p>
      <text:p text:style-name="Standard"><text:s text:c="15"/>1.93267e-18 <text:s text:c="2"/>netid: XI4/XI0/XI1/MNM0:g</text:p>
      <text:p text:style-name="Standard"><text:s text:c="15"/>2.50759e-18 <text:s text:c="2"/>netid: c_17366:n</text:p>
      <text:p text:style-name="Standard"><text:s text:c="15"/>2.82903e-18 <text:s text:c="2"/>netid: c_17386:n</text:p>
      <text:p text:style-name="Standard"><text:s text:c="15"/>7.43754e-19 <text:s text:c="2"/>netid: c_17423:n</text:p>
      <text:p text:style-name="Standard"><text:s text:c="15"/>4.46072e-19 <text:s text:c="2"/>netid: c_17424:n</text:p>
      <text:p text:style-name="Standard"><text:s text:c="15"/>1.29558e-17 <text:s text:c="2"/>netid: c_17424:n</text:p>
      <text:p text:style-name="Standard"><text:s text:c="15"/>5.34949e-19 <text:s text:c="2"/>netid: c_17390:n</text:p>
      <text:p text:style-name="Standard"><text:s text:c="15"/>1.38163e-18 <text:s text:c="2"/>netid: c_17390:n</text:p>
      <text:p text:style-name="Standard"><text:s text:c="15"/>9.14148e-18 <text:s text:c="2"/>netid: c_17390:n</text:p>
      <text:p text:style-name="Standard"><text:s text:c="15"/>2.30014e-18 <text:s text:c="2"/>netid: c_17429:n</text:p>
      <text:p text:style-name="Standard"><text:s text:c="15"/>2.96431e-18 <text:s text:c="2"/>netid: c_17410:n</text:p>
      <text:p text:style-name="Standard"><text:s text:c="15"/>5.07411e-18 <text:s text:c="2"/>netid: c_17431:n</text:p>
      <text:p text:style-name="Standard"><text:s text:c="15"/>3.02802e-18 <text:s text:c="2"/>netid: c_17432:n</text:p>
      <text:p text:style-name="Standard"><text:s text:c="15"/>9.88124e-18 <text:s text:c="2"/>netid: c_17433:n</text:p>
      <text:p text:style-name="Standard"><text:s text:c="15"/>4.90008e-17 <text:s text:c="2"/>netid: c_17434:n</text:p>
      <text:p text:style-name="Standard"><text:s text:c="15"/>2.50814e-18 <text:s text:c="2"/>netid: c_17434:n</text:p>
      <text:p text:style-name="Standard"><text:s text:c="15"/>1.60437e-18 <text:s text:c="2"/>netid: c_17436:n</text:p>
      <text:p text:style-name="Standard"><text:s text:c="15"/>1.88411e-17 <text:s text:c="2"/>netid: c_17436:n</text:p>
      <text:p text:style-name="Standard"><text:soft-page-break/><text:s text:c="15"/>3.03022e-18 <text:s text:c="2"/>netid: c_17438:n</text:p>
      <text:p text:style-name="Standard"><text:s text:c="15"/>3.31116e-17 <text:s text:c="2"/>netid: c_17438:n</text:p>
      <text:p text:style-name="Standard"><text:s text:c="15"/>7.99107e-17 <text:s text:c="2"/>netid: c_17438:n</text:p>
      <text:p text:style-name="Standard"><text:s text:c="15"/>3.03742e-18 <text:s text:c="2"/>netid: c_17438:n</text:p>
      <text:p text:style-name="Standard"><text:s text:c="15"/>3.76791e-17 <text:s text:c="2"/>netid: c_17442:n</text:p>
      <text:p text:style-name="Standard"><text:s text:c="15"/>2.14891e-18 <text:s text:c="2"/>netid: c_269:n</text:p>
      <text:p text:style-name="Standard"><text:s text:c="15"/>1.68263e-18 <text:s text:c="2"/>netid: XI3/XI0/MNM1:s</text:p>
      <text:p text:style-name="Standard"><text:s text:c="15"/>1.03869e-18 <text:s text:c="2"/>netid: c_711:n</text:p>
      <text:p text:style-name="Standard"><text:s text:c="15"/>3.47796e-19 <text:s text:c="2"/>netid: c_711:n</text:p>
      <text:p text:style-name="Standard"><text:s text:c="15"/>1.81814e-18 <text:s text:c="2"/>netid: c_711:n</text:p>
      <text:p text:style-name="Standard"><text:s text:c="15"/>3.73936e-19 <text:s text:c="2"/>netid: c_712:n</text:p>
      <text:p text:style-name="Standard"><text:s text:c="15"/>5.92912e-19 <text:s text:c="2"/>netid: c_711:n</text:p>
      <text:p text:style-name="Standard"><text:s text:c="15"/>4.06214e-18 <text:s text:c="2"/>netid: c_711:n</text:p>
      <text:p text:style-name="Standard"><text:s text:c="15"/>2.68288e-17 <text:s text:c="2"/>netid: c_711:n</text:p>
      <text:p text:style-name="Standard"><text:s text:c="15"/>2.11292e-18 <text:s text:c="2"/>netid: c_761:n</text:p>
      <text:p text:style-name="Standard"><text:s text:c="15"/>2.29132e-18 <text:s text:c="2"/>netid: c_688:n</text:p>
      <text:p text:style-name="Standard"><text:s text:c="15"/>1.50417e-18 <text:s text:c="2"/>netid: c_761:n</text:p>
      <text:p text:style-name="Standard"><text:s text:c="17"/>2.164e-19 <text:s text:c="2"/>netid: XI4/XI1/XI0/MPM0:d</text:p>
      <text:p text:style-name="Standard"><text:s text:c="15"/>2.05129e-18 <text:s text:c="2"/>netid: c_772:n</text:p>
      <text:p text:style-name="Standard"><text:s text:c="16"/>1.6045e-18 <text:s text:c="2"/>netid: c_781:n</text:p>
      <text:p text:style-name="Standard"><text:s text:c="15"/>4.54447e-18 <text:s text:c="2"/>netid: c_686:n</text:p>
      <text:p text:style-name="Standard"><text:s text:c="15"/>1.25231e-17 <text:s text:c="2"/>netid: c_798:n</text:p>
      <text:p text:style-name="Standard"><text:s text:c="15"/>9.82601e-19 <text:s text:c="2"/>netid: c_687:n</text:p>
      <text:p text:style-name="Standard"><text:s text:c="17"/>2.164e-19 <text:s text:c="2"/>netid: c_681:n</text:p>
      <text:p text:style-name="Standard"><text:s text:c="15"/>1.85874e-18 <text:s text:c="2"/>netid: XI4/XI1/XI1/MNM0:g</text:p>
      <text:p text:style-name="Standard"><text:s text:c="15"/>2.26697e-18 <text:s text:c="2"/>netid: c_683:n</text:p>
      <text:p text:style-name="Standard"><text:s text:c="15"/>2.98364e-18 <text:s text:c="2"/>netid: c_763:n</text:p>
      <text:p text:style-name="Standard"><text:s text:c="15"/>5.69856e-19 <text:s text:c="2"/>netid: c_692:n</text:p>
      <text:p text:style-name="Standard"><text:s text:c="15"/>3.01456e-18 <text:s text:c="2"/>netid: c_722:n</text:p>
      <text:p text:style-name="Standard"><text:s text:c="15"/>3.47039e-17 <text:s text:c="2"/>netid: c_696:n</text:p>
      <text:p text:style-name="Standard"><text:s text:c="15"/>4.06154e-18 <text:s text:c="2"/>netid: c_769:n</text:p>
      <text:p text:style-name="Standard"><text:s text:c="15"/>6.17686e-17 <text:s text:c="2"/>netid: c_711:n</text:p>
      <text:p text:style-name="Standard"><text:s text:c="15"/>2.96935e-18 <text:s text:c="2"/>netid: c_711:n</text:p>
      <text:p text:style-name="Standard"><text:s text:c="15"/>7.44835e-18 <text:s text:c="2"/>netid: c_711:n</text:p>
      <text:p text:style-name="Standard"><text:s text:c="15"/>2.40189e-19 <text:s text:c="2"/>netid: c_710:n</text:p>
      <text:p text:style-name="Standard"><text:s text:c="15"/>2.38195e-18 <text:s text:c="2"/>netid: c_711:n</text:p>
      <text:p text:style-name="Standard"><text:s text:c="15"/>2.68951e-19 <text:s text:c="2"/>netid: c_675:n</text:p>
      <text:p text:style-name="Standard"><text:s text:c="16"/>5.0047e-19 <text:s text:c="2"/>netid: c_677:n</text:p>
      <text:p text:style-name="Standard"><text:s text:c="15"/>2.67186e-18 <text:s text:c="2"/>netid: c_768:n</text:p>
      <text:p text:style-name="Standard"><text:s text:c="15"/>1.27968e-18 <text:s text:c="2"/>netid: c_711:n</text:p>
      <text:p text:style-name="Standard"><text:s text:c="15"/>2.85144e-19 <text:s text:c="2"/>netid: c_748:n</text:p>
      <text:p text:style-name="Standard"><text:s text:c="15"/>7.72738e-19 <text:s text:c="2"/>netid: c_730:n</text:p>
      <text:p text:style-name="Standard"><text:s text:c="15"/>2.02276e-19 <text:s text:c="2"/>netid: c_731:n</text:p>
      <text:p text:style-name="Standard"><text:s text:c="15"/>1.43385e-18 <text:s text:c="2"/>netid: XI4/XI2/MNM0:g</text:p>
      <text:p text:style-name="Standard"><text:s text:c="15"/>1.18621e-18 <text:s text:c="2"/>netid: c_821:n</text:p>
      <text:p text:style-name="Standard"><text:s text:c="15"/>8.39691e-19 <text:s text:c="2"/>netid: c_822:n</text:p>
      <text:p text:style-name="Standard"><text:s text:c="15"/>5.45875e-19 <text:s text:c="2"/>netid: c_709:n</text:p>
      <text:p text:style-name="Standard"><text:s text:c="15"/>9.49265e-19 <text:s text:c="2"/>netid: c_712:n</text:p>
      <text:p text:style-name="Standard"><text:s text:c="15"/>1.44549e-18 <text:s text:c="2"/>netid: c_711:n</text:p>
      <text:p text:style-name="Standard"><text:s text:c="15"/>4.58717e-19 <text:s text:c="2"/>netid: c_826:n</text:p>
      <text:p text:style-name="Standard"><text:s text:c="15"/>4.96055e-18 <text:s text:c="2"/>netid: c_768:n</text:p>
      <text:p text:style-name="Standard"><text:s text:c="15"/>5.89544e-19 <text:s text:c="2"/>netid: c_768:n</text:p>
      <text:p text:style-name="Standard"><text:soft-page-break/><text:s text:c="15"/>3.79549e-19 <text:s text:c="2"/>netid: c_710:n</text:p>
      <text:p text:style-name="Standard"><text:s text:c="15"/>3.12361e-19 <text:s text:c="2"/>netid: c_676:n</text:p>
      <text:p text:style-name="Standard"><text:s text:c="15"/>3.12483e-19 <text:s text:c="2"/>netid: c_677:n</text:p>
      <text:p text:style-name="Standard"><text:s text:c="15"/>5.93847e-18 <text:s text:c="2"/>netid: c_711:n</text:p>
      <text:p text:style-name="Standard"><text:s text:c="15"/>2.85121e-19 <text:s text:c="2"/>netid: c_768:n</text:p>
      <text:p text:style-name="Standard"><text:s text:c="15"/>2.28101e-18 <text:s text:c="2"/>netid: c_711:n</text:p>
      <text:p text:style-name="Standard"><text:s text:c="15"/>7.28639e-19 <text:s text:c="2"/>netid: c_748:n</text:p>
      <text:p text:style-name="Standard"><text:s text:c="15"/>3.95944e-18 <text:s text:c="2"/>netid: c_730:n</text:p>
      <text:p text:style-name="Standard"><text:s text:c="15"/>5.18075e-19 <text:s text:c="2"/>netid: c_731:n</text:p>
      <text:p text:style-name="Standard"><text:s text:c="15"/>5.12101e-19 <text:s text:c="2"/>netid: c_675:n</text:p>
      <text:p text:style-name="Standard"><text:s text:c="15"/>5.25643e-19 <text:s text:c="2"/>netid: c_676:n</text:p>
      <text:p text:style-name="Standard"><text:s text:c="15"/>1.50862e-18 <text:s text:c="2"/>netid: c_761:n</text:p>
      <text:p text:style-name="Standard"><text:s text:c="15"/>2.98898e-18 <text:s text:c="2"/>netid: c_772:n</text:p>
      <text:p text:style-name="Standard"><text:s text:c="15"/>1.97419e-18 <text:s text:c="2"/>netid: c_781:n</text:p>
      <text:p text:style-name="Standard"><text:s text:c="15"/>6.91564e-18 <text:s text:c="2"/>netid: c_686:n</text:p>
      <text:p text:style-name="Standard"><text:s text:c="15"/>1.30543e-18 <text:s text:c="2"/>netid: c_798:n</text:p>
      <text:p text:style-name="Standard"><text:s text:c="15"/>1.36159e-18 <text:s text:c="2"/>netid: c_687:n</text:p>
      <text:p text:style-name="Standard"><text:s text:c="15"/>4.11483e-19 <text:s text:c="2"/>netid: XI4/XI1/XI1/MNM0:g</text:p>
      <text:p text:style-name="Standard"><text:s text:c="15"/>1.41652e-18 <text:s text:c="2"/>netid: c_695:n</text:p>
      <text:p text:style-name="Standard"><text:s text:c="15"/>1.11391e-18 <text:s text:c="2"/>netid: c_848:n</text:p>
      <text:p text:style-name="Standard"><text:s text:c="15"/>2.20281e-18 <text:s text:c="2"/>netid: c_769:n</text:p>
      <text:p text:style-name="Standard"><text:s text:c="15"/>3.90574e-18 <text:s text:c="2"/>netid: c_712:n</text:p>
      <text:p text:style-name="Standard"><text:s text:c="15"/>1.29757e-16 <text:s text:c="2"/>netid: c_711:n</text:p>
      <text:p text:style-name="Standard"><text:s text:c="15"/>1.92015e-18 <text:s text:c="2"/>netid: c_711:n</text:p>
      <text:p text:style-name="Standard"><text:s text:c="15"/>2.80103e-18 <text:s text:c="2"/>netid: c_821:n</text:p>
      <text:p text:style-name="Standard"><text:s text:c="15"/>2.95888e-18 <text:s text:c="2"/>netid: c_712:n</text:p>
      <text:p text:style-name="Standard"><text:s text:c="15"/>7.99745e-19 <text:s text:c="2"/>netid: c_711:n</text:p>
      <text:p text:style-name="Standard"><text:s text:c="16"/>2.0665e-18 <text:s text:c="2"/>netid: c_732:n</text:p>
      <text:p text:style-name="Standard"><text:s text:c="15"/>1.19448e-18 <text:s text:c="2"/>netid: c_675:n</text:p>
      <text:p text:style-name="Standard"><text:s text:c="15"/>1.20431e-18 <text:s text:c="2"/>netid: c_676:n</text:p>
      <text:p text:style-name="Standard"><text:s text:c="16"/>1.0649e-18 <text:s text:c="2"/>netid: c_1170:n</text:p>
      <text:p text:style-name="Standard"><text:s text:c="16"/>1.8985e-18 <text:s text:c="2"/>netid: c_1133:n</text:p>
      <text:p text:style-name="Standard"><text:s text:c="15"/>1.10245e-18 <text:s text:c="2"/>netid: c_1198:n</text:p>
      <text:p text:style-name="Standard"><text:s text:c="15"/>8.87974e-18 <text:s text:c="2"/>netid: c_1139:n</text:p>
      <text:p text:style-name="Standard"><text:s text:c="15"/>1.30908e-18 <text:s text:c="2"/>netid: c_1200:n</text:p>
      <text:p text:style-name="Standard"><text:s text:c="15"/>1.41107e-18 <text:s text:c="2"/>netid: c_1187:n</text:p>
      <text:p text:style-name="Standard"><text:s text:c="15"/>1.53827e-18 <text:s text:c="2"/>netid: c_1140:n</text:p>
      <text:p text:style-name="Standard"><text:s text:c="16"/>2.5934e-18 <text:s text:c="2"/>netid: c_1203:n</text:p>
      <text:p text:style-name="Standard"><text:s text:c="15"/>1.15618e-18 <text:s text:c="2"/>netid: c_1204:n</text:p>
      <text:p text:style-name="Standard"><text:s text:c="15"/>5.02841e-18 <text:s text:c="2"/>netid: c_1139:n</text:p>
      <text:p text:style-name="Standard"><text:s text:c="15"/>3.76302e-18 <text:s text:c="2"/>netid: c_1139:n</text:p>
      <text:p text:style-name="Standard"><text:s text:c="15"/>1.80262e-18 <text:s text:c="2"/>netid: c_1207:n</text:p>
      <text:p text:style-name="Standard"><text:s text:c="15"/>6.47252e-19 <text:s text:c="2"/>netid: c_1149:n</text:p>
      <text:p text:style-name="Standard"><text:s text:c="16"/>2.2637e-18 <text:s text:c="2"/>netid: c_1203:n</text:p>
      <text:p text:style-name="Standard"><text:s text:c="15"/>4.58058e-18 <text:s text:c="2"/>netid: c_1139:n</text:p>
      <text:p text:style-name="Standard"><text:s text:c="15"/>2.50427e-19 <text:s text:c="2"/>netid: c_1139:n</text:p>
      <text:p text:style-name="Standard"><text:s text:c="15"/>1.07951e-17 <text:s text:c="2"/>netid: c_1203:n</text:p>
      <text:p text:style-name="Standard"><text:s text:c="15"/>6.38162e-18 <text:s text:c="2"/>netid: c_1207:n</text:p>
      <text:p text:style-name="Standard"><text:s text:c="15"/>6.38162e-18 <text:s text:c="2"/>netid: c_1200:n</text:p>
      <text:p text:style-name="Standard"><text:s text:c="15"/>2.74912e-18 <text:s text:c="2"/>netid: c_1215:n</text:p>
      <text:p text:style-name="Standard"><text:s text:c="15"/>1.30982e-18 <text:s text:c="2"/>netid: c_1149:n</text:p>
      <text:p text:style-name="Standard"><text:s text:c="15"/>2.23817e-18 <text:s text:c="2"/>netid: c_1166:n</text:p>
      <text:p text:style-name="Standard"><text:soft-page-break/><text:s text:c="15"/>2.25499e-18 <text:s text:c="2"/>netid: c_1198:n</text:p>
      <text:p text:style-name="Standard"><text:s text:c="15"/>1.38275e-18 <text:s text:c="2"/>netid: c_1219:n</text:p>
      <text:p text:style-name="Standard"><text:s text:c="15"/>1.50969e-18 <text:s text:c="2"/>netid: XI4/NET34</text:p>
      <text:p text:style-name="Standard"><text:s text:c="15"/>8.94268e-18 <text:s text:c="2"/>netid: c_1194:n</text:p>
      <text:p text:style-name="Standard"><text:s text:c="15"/>4.70171e-18 <text:s text:c="2"/>netid: c_1191:n</text:p>
      <text:p text:style-name="Standard"><text:s text:c="15"/>4.54329e-17 <text:s text:c="2"/>netid: c_1195:n</text:p>
      <text:p text:style-name="Standard"><text:s text:c="15"/>6.19378e-18 <text:s text:c="2"/>netid: c_1224:n</text:p>
      <text:p text:style-name="Standard"><text:s text:c="15"/>1.97478e-18 <text:s text:c="2"/>netid: XI4/XI1/XI1/MPM1:g</text:p>
      <text:p text:style-name="Standard"><text:s text:c="15"/>3.60868e-18 <text:s text:c="2"/>netid: c_1226:n</text:p>
      <text:p text:style-name="Standard"><text:s text:c="15"/>2.91046e-17 <text:s text:c="2"/>netid: c_1227:n</text:p>
      <text:p text:style-name="Standard"><text:s text:c="15"/>1.42552e-18 <text:s text:c="2"/>netid: c_1194:n</text:p>
      <text:p text:style-name="Standard"><text:s text:c="15"/>2.84949e-18 <text:s text:c="2"/>netid: c_1215:n</text:p>
      <text:p text:style-name="Standard"><text:s text:c="15"/>2.07892e-18 <text:s text:c="2"/>netid: XI4/XI1/XI1/MPM1:g</text:p>
      <text:p text:style-name="Standard"><text:s text:c="15"/>4.41388e-19 <text:s text:c="2"/>netid: c_1231:n</text:p>
      <text:p text:style-name="Standard"><text:s text:c="15"/>4.82281e-19 <text:s text:c="2"/>netid: c_1219:n</text:p>
      <text:p text:style-name="Standard"><text:s text:c="15"/>4.48116e-19 <text:s text:c="2"/>netid: XI4/NET34</text:p>
      <text:p text:style-name="Standard"><text:s text:c="15"/>9.73714e-18 <text:s text:c="2"/>netid: c_1215:n</text:p>
      <text:p text:style-name="Standard"><text:s text:c="15"/>2.67356e-19 <text:s text:c="2"/>netid: c_1139:n</text:p>
      <text:p text:style-name="Standard"><text:s text:c="15"/>1.65903e-18 <text:s text:c="2"/>netid: c_1215:n</text:p>
      <text:p text:style-name="Standard"><text:s text:c="15"/>3.28341e-19 <text:s text:c="2"/>netid: c_1204:n</text:p>
      <text:p text:style-name="Standard"><text:s text:c="15"/>1.67537e-18 <text:s text:c="2"/>netid: c_1170:n</text:p>
      <text:p text:style-name="Standard"><text:s text:c="15"/>1.51394e-17 <text:s text:c="2"/>netid: c_1139:n</text:p>
      <text:p text:style-name="Standard"><text:s text:c="15"/>4.60625e-18 <text:s text:c="2"/>netid: c_1207:n</text:p>
      <text:p text:style-name="Standard"><text:s text:c="16"/>1.8766e-18 <text:s text:c="2"/>netid: c_1174:n</text:p>
      <text:p text:style-name="Standard"><text:s text:c="15"/>1.71577e-17 <text:s text:c="2"/>netid: c_1187:n</text:p>
      <text:p text:style-name="Standard"><text:s text:c="15"/>1.17198e-17 <text:s text:c="2"/>netid: c_1159:n</text:p>
      <text:p text:style-name="Standard"><text:s text:c="15"/>3.64798e-18 <text:s text:c="2"/>netid: c_1192:n</text:p>
      <text:p text:style-name="Standard"><text:s text:c="15"/>4.50608e-18 <text:s text:c="2"/>netid: c_1193:n</text:p>
      <text:p text:style-name="Standard"><text:s text:c="15"/>1.27563e-17 <text:s text:c="2"/>netid: c_1166:n</text:p>
      <text:p text:style-name="Standard"><text:s text:c="15"/>3.37937e-18 <text:s text:c="2"/>netid: c_1149:n</text:p>
      <text:p text:style-name="Standard"><text:s text:c="15"/>1.27237e-18 <text:s text:c="2"/>netid: c_1149:n</text:p>
      <text:p text:style-name="Standard"><text:s text:c="15"/>1.40712e-18 <text:s text:c="2"/>netid: c_1149:n</text:p>
      <text:p text:style-name="Standard"><text:s text:c="15"/>3.78158e-18 <text:s text:c="2"/>netid: c_1149:n</text:p>
      <text:p text:style-name="Standard"><text:s text:c="15"/>1.38332e-18 <text:s text:c="2"/>netid: c_1149:n</text:p>
      <text:p text:style-name="Standard"><text:s text:c="15"/>1.98149e-18 <text:s text:c="2"/>netid: c_1215:n</text:p>
      <text:p text:style-name="Standard"><text:s text:c="15"/>6.26772e-17 <text:s text:c="2"/>netid: c_1149:n</text:p>
      <text:p text:style-name="Standard"><text:s text:c="16"/>7.4799e-19 <text:s text:c="2"/>netid: c_1195:n</text:p>
      <text:p text:style-name="Standard"><text:s text:c="15"/>2.88896e-18 <text:s text:c="2"/>netid: c_1255:n</text:p>
      <text:p text:style-name="Standard"><text:s text:c="15"/>7.73185e-18 <text:s text:c="2"/>netid: c_1256:n</text:p>
      <text:p text:style-name="Standard"><text:s text:c="16"/>4.0245e-18 <text:s text:c="2"/>netid: c_1257:n</text:p>
      <text:p text:style-name="Standard"><text:s text:c="15"/>1.98426e-17 <text:s text:c="2"/>netid: c_1224:n</text:p>
      <text:p text:style-name="Standard"><text:s text:c="15"/>5.58418e-18 <text:s text:c="2"/>netid: c_1259:n</text:p>
      <text:p text:style-name="Standard"><text:s text:c="15"/>4.79364e-19 <text:s text:c="2"/>netid: XI4/XI1/XI1/MPM1:g</text:p>
      <text:p text:style-name="Standard"><text:s text:c="15"/>3.10361e-19 <text:s text:c="2"/>netid: c_1261:n</text:p>
      <text:p text:style-name="Standard"><text:s text:c="15"/>1.29629e-17 <text:s text:c="2"/>netid: c_1226:n</text:p>
      <text:p text:style-name="Standard"><text:s text:c="15"/>7.34786e-17 <text:s text:c="2"/>netid: c_1227:n</text:p>
      <text:p text:style-name="Standard"><text:s text:c="15"/>8.58843e-19 <text:s text:c="2"/>netid: c_1264:n</text:p>
      <text:p text:style-name="Standard"><text:s text:c="15"/>5.53256e-18 <text:s text:c="2"/>netid: XI4/NET34</text:p>
      <text:p text:style-name="Standard"><text:s text:c="15"/>3.53369e-19 <text:s text:c="2"/>netid: c_1226:n</text:p>
      <text:p text:style-name="Standard"><text:s text:c="15"/>2.06181e-18 <text:s text:c="2"/>netid: c_1498:n</text:p>
      <text:p text:style-name="Standard"><text:s text:c="15"/>2.48097e-19 <text:s text:c="2"/>netid: c_1526:n</text:p>
      <text:p text:style-name="Standard"><text:s text:c="15"/>3.15306e-19 <text:s text:c="2"/>netid: c_1499:n</text:p>
      <text:p text:style-name="Standard"><text:soft-page-break/><text:s text:c="15"/>3.95483e-18 <text:s text:c="2"/>netid: c_1508:n</text:p>
      <text:p text:style-name="Standard"><text:s text:c="15"/>1.57934e-18 <text:s text:c="2"/>netid: c_1529:n</text:p>
      <text:p text:style-name="Standard"><text:s text:c="16"/>7.7107e-19 <text:s text:c="2"/>netid: c_1530:n</text:p>
      <text:p text:style-name="Standard"><text:s text:c="16"/>2.1807e-18 <text:s text:c="2"/>netid: c_1500:n</text:p>
      <text:p text:style-name="Standard"><text:s text:c="16"/>1.3673e-18 <text:s text:c="2"/>netid: c_1500:n</text:p>
      <text:p text:style-name="Standard"><text:s text:c="15"/>3.02738e-18 <text:s text:c="2"/>netid: c_1500:n</text:p>
      <text:p text:style-name="Standard"><text:s text:c="16"/>7.7107e-19 <text:s text:c="2"/>netid: c_1534:n</text:p>
      <text:p text:style-name="Standard"><text:s text:c="15"/>1.15149e-18 <text:s text:c="2"/>netid: c_1500:n</text:p>
      <text:p text:style-name="Standard"><text:s text:c="15"/>1.39653e-18 <text:s text:c="2"/>netid: c_1500:n</text:p>
      <text:p text:style-name="Standard"><text:s text:c="15"/>8.25541e-19 <text:s text:c="2"/>netid: c_1500:n</text:p>
      <text:p text:style-name="Standard"><text:s text:c="15"/>6.50348e-19 <text:s text:c="2"/>netid: c_1500:n</text:p>
      <text:p text:style-name="Standard"><text:s text:c="15"/>2.42065e-18 <text:s text:c="2"/>netid: c_1539:n</text:p>
      <text:p text:style-name="Standard"><text:s text:c="15"/>1.41858e-18 <text:s text:c="2"/>netid: c_1498:n</text:p>
      <text:p text:style-name="Standard"><text:s text:c="15"/>9.46431e-19 <text:s text:c="2"/>netid: c_1500:n</text:p>
      <text:p text:style-name="Standard"><text:s text:c="15"/>7.20335e-19 <text:s text:c="2"/>netid: c_1481:n</text:p>
      <text:p text:style-name="Standard"><text:s text:c="15"/>9.14148e-18 <text:s text:c="2"/>netid: c_1500:n</text:p>
      <text:p text:style-name="Standard"><text:s text:c="15"/>2.32232e-18 <text:s text:c="2"/>netid: c_1483:n</text:p>
      <text:p text:style-name="Standard"><text:s text:c="15"/>4.35285e-18 <text:s text:c="2"/>netid: c_1484:n</text:p>
      <text:p text:style-name="Standard"><text:s text:c="17"/>2.164e-19 <text:s text:c="2"/>netid: XI4/XI1/XI1/MPM0:d</text:p>
      <text:p text:style-name="Standard"><text:s text:c="15"/>1.83591e-18 <text:s text:c="2"/>netid: XI4/XI1/XI0/MPM1:g</text:p>
      <text:p text:style-name="Standard"><text:s text:c="16"/>2.1377e-18 <text:s text:c="2"/>netid: c_1502:n</text:p>
      <text:p text:style-name="Standard"><text:s text:c="15"/>2.86421e-18 <text:s text:c="2"/>netid: c_1514:n</text:p>
      <text:p text:style-name="Standard"><text:s text:c="15"/>2.05129e-18 <text:s text:c="2"/>netid: c_1515:n</text:p>
      <text:p text:style-name="Standard"><text:s text:c="15"/>1.53137e-18 <text:s text:c="2"/>netid: c_1503:n</text:p>
      <text:p text:style-name="Standard"><text:s text:c="15"/>1.01816e-18 <text:s text:c="2"/>netid: c_1504:n</text:p>
      <text:p text:style-name="Standard"><text:s text:c="15"/>1.81318e-18 <text:s text:c="2"/>netid: c_1517:n</text:p>
      <text:p text:style-name="Standard"><text:s text:c="15"/>6.26569e-18 <text:s text:c="2"/>netid: c_1507:n</text:p>
      <text:p text:style-name="Standard"><text:s text:c="15"/>5.35115e-18 <text:s text:c="2"/>netid: c_1482:n</text:p>
      <text:p text:style-name="Standard"><text:s text:c="16"/>2.0546e-18 <text:s text:c="2"/>netid: c_1520:n</text:p>
      <text:p text:style-name="Standard"><text:s text:c="15"/>1.37106e-17 <text:s text:c="2"/>netid: c_1521:n</text:p>
      <text:p text:style-name="Standard"><text:s text:c="15"/>2.17201e-18 <text:s text:c="2"/>netid: c_1508:n</text:p>
      <text:p text:style-name="Standard"><text:s text:c="16"/>6.8852e-18 <text:s text:c="2"/>netid: c_1498:n</text:p>
      <text:p text:style-name="Standard"><text:s text:c="15"/>1.38044e-17 <text:s text:c="2"/>netid: c_1526:n</text:p>
      <text:p text:style-name="Standard"><text:s text:c="15"/>3.43678e-18 <text:s text:c="2"/>netid: c_1500:n</text:p>
      <text:p text:style-name="Standard"><text:s text:c="15"/>3.92628e-18 <text:s text:c="2"/>netid: c_1562:n</text:p>
      <text:p text:style-name="Standard"><text:s text:c="15"/>2.55966e-18 <text:s text:c="2"/>netid: c_1500:n</text:p>
      <text:p text:style-name="Standard"><text:s text:c="15"/>7.20335e-19 <text:s text:c="2"/>netid: c_1539:n</text:p>
      <text:p text:style-name="Standard"><text:s text:c="15"/>1.06796e-18 <text:s text:c="2"/>netid: c_1562:n</text:p>
      <text:p text:style-name="Standard"><text:s text:c="15"/>5.82101e-18 <text:s text:c="2"/>netid: c_1500:n</text:p>
      <text:p text:style-name="Standard"><text:s text:c="15"/>3.75624e-18 <text:s text:c="2"/>netid: c_1500:n</text:p>
      <text:p text:style-name="Standard"><text:s text:c="15"/>1.30422e-18 <text:s text:c="2"/>netid: c_1500:n</text:p>
      <text:p text:style-name="Standard"><text:s text:c="15"/>4.09011e-19 <text:s text:c="2"/>netid: XI4/XI1/XI0/MPM1:g</text:p>
      <text:p text:style-name="Standard"><text:s text:c="15"/>1.11784e-18 <text:s text:c="2"/>netid: c_1570:n</text:p>
      <text:p text:style-name="Standard"><text:s text:c="15"/>6.42344e-19 <text:s text:c="2"/>netid: c_1502:n</text:p>
      <text:p text:style-name="Standard"><text:s text:c="15"/>8.65866e-19 <text:s text:c="2"/>netid: c_1514:n</text:p>
      <text:p text:style-name="Standard"><text:s text:c="15"/>1.42449e-18 <text:s text:c="2"/>netid: c_1515:n</text:p>
      <text:p text:style-name="Standard"><text:s text:c="15"/>2.05322e-18 <text:s text:c="2"/>netid: c_1574:n</text:p>
      <text:p text:style-name="Standard"><text:s text:c="16"/>2.0722e-18 <text:s text:c="2"/>netid: c_1503:n</text:p>
      <text:p text:style-name="Standard"><text:s text:c="16"/>5.0502e-19 <text:s text:c="2"/>netid: c_1504:n</text:p>
      <text:p text:style-name="Standard"><text:s text:c="15"/>3.70745e-19 <text:s text:c="2"/>netid: c_1577:n</text:p>
      <text:p text:style-name="Standard"><text:s text:c="15"/>5.47762e-19 <text:s text:c="2"/>netid: c_1517:n</text:p>
      <text:p text:style-name="Standard"><text:s text:c="15"/>1.14326e-18 <text:s text:c="2"/>netid: c_1579:n</text:p>
      <text:p text:style-name="Standard"><text:soft-page-break/><text:s text:c="15"/>2.82537e-18 <text:s text:c="2"/>netid: c_1482:n</text:p>
      <text:p text:style-name="Standard"><text:s text:c="15"/>1.10432e-18 <text:s text:c="2"/>netid: c_1520:n</text:p>
      <text:p text:style-name="Standard"><text:s text:c="16"/>1.7086e-18 <text:s text:c="2"/>netid: c_1521:n</text:p>
      <text:p text:style-name="Standard"><text:s text:c="15"/>1.61676e-18 <text:s text:c="2"/>netid: c_1526:n</text:p>
      <text:p text:style-name="Standard"><text:s text:c="15"/>4.51529e-18 <text:s text:c="2"/>netid: c_1584:n</text:p>
      <text:p text:style-name="Standard"><text:s text:c="15"/>1.74602e-17 <text:s text:c="2"/>netid: c_1500:n</text:p>
      <text:p text:style-name="Standard"><text:s text:c="15"/>1.55998e-17 <text:s text:c="2"/>netid: c_1500:n</text:p>
      <text:p text:style-name="Standard"><text:s text:c="15"/>1.19501e-18 <text:s text:c="2"/>netid: XI4/XI3/MPM1:g</text:p>
      <text:p text:style-name="Standard"><text:s text:c="15"/>1.00967e-18 <text:s text:c="2"/>netid: c_1588:n</text:p>
      <text:p text:style-name="Standard"><text:s text:c="15"/>6.59261e-19 <text:s text:c="2"/>netid: c_1498:n</text:p>
      <text:p text:style-name="Standard"><text:s text:c="15"/>2.95203e-17 <text:s text:c="2"/>netid: c_1590:n</text:p>
      <text:p text:style-name="Standard"><text:s text:c="15"/>1.80684e-17 <text:s text:c="2"/>netid: c_1500:n</text:p>
      <text:p text:style-name="Standard"><text:s text:c="15"/>9.75769e-18 <text:s text:c="2"/>netid: c_1562:n</text:p>
      <text:p text:style-name="Standard"><text:s text:c="15"/>4.62751e-17 <text:s text:c="2"/>netid: c_1523:n</text:p>
      <text:p text:style-name="Standard"><text:s text:c="15"/>4.26356e-18 <text:s text:c="2"/>netid: c_1594:n</text:p>
      <text:p text:style-name="Standard"><text:s text:c="15"/>1.69199e-17 <text:s text:c="2"/>netid: c_1595:n</text:p>
      <text:p text:style-name="Standard"><text:s text:c="15"/>7.78196e-19 <text:s text:c="2"/>netid: c_1505:n</text:p>
      <text:p text:style-name="Standard"><text:s text:c="15"/>6.40753e-19 <text:s text:c="2"/>netid: c_1597:n</text:p>
      <text:p text:style-name="Standard"><text:s text:c="15"/>1.40933e-18 <text:s text:c="2"/>netid: c_1562:n</text:p>
      <text:p text:style-name="Standard"><text:s text:c="15"/>3.02055e-18 <text:s text:c="2"/>netid: c_1936:n</text:p>
      <text:p text:style-name="Standard"><text:s text:c="15"/>3.42402e-18 <text:s text:c="2"/>netid: XI4/XI0/XI1/MPM1:g</text:p>
      <text:p text:style-name="Standard"><text:s text:c="16"/>1.9618e-18 <text:s text:c="2"/>netid: c_1967:n</text:p>
      <text:p text:style-name="Standard"><text:s text:c="15"/>8.64154e-19 <text:s text:c="2"/>netid: c_1968:n</text:p>
      <text:p text:style-name="Standard"><text:s text:c="15"/>8.87758e-19 <text:s text:c="2"/>netid: c_1969:n</text:p>
      <text:p text:style-name="Standard"><text:s text:c="16"/>4.9052e-18 <text:s text:c="2"/>netid: c_1953:n</text:p>
      <text:p text:style-name="Standard"><text:s text:c="15"/>2.35321e-17 <text:s text:c="2"/>netid: c_1954:n</text:p>
      <text:p text:style-name="Standard"><text:s text:c="15"/>2.38611e-18 <text:s text:c="2"/>netid: c_1972:n</text:p>
      <text:p text:style-name="Standard"><text:s text:c="15"/>9.05974e-17 <text:s text:c="2"/>netid: c_1973:n</text:p>
      <text:p text:style-name="Standard"><text:s text:c="15"/>6.81574e-18 <text:s text:c="2"/>netid: c_1974:n</text:p>
      <text:p text:style-name="Standard"><text:s text:c="15"/>5.52051e-18 <text:s text:c="2"/>netid: c_1939:n</text:p>
      <text:p text:style-name="Standard"><text:s text:c="15"/>3.48824e-18 <text:s text:c="2"/>netid: c_2243:n</text:p>
      <text:p text:style-name="Standard"><text:s text:c="15"/>3.27075e-18 <text:s text:c="2"/>netid: c_2244:n</text:p>
      <text:p text:style-name="Standard"><text:s text:c="15"/>6.69852e-18 <text:s text:c="2"/>netid: c_2244:n</text:p>
      <text:p text:style-name="Standard"><text:s text:c="15"/>1.18399e-17 <text:s text:c="2"/>netid: c_2246:n</text:p>
      <text:p text:style-name="Standard"><text:s text:c="15"/>1.41809e-18 <text:s text:c="2"/>netid: c_2244:n</text:p>
      <text:p text:style-name="Standard"><text:s text:c="15"/>1.27328e-18 <text:s text:c="2"/>netid: c_2244:n</text:p>
      <text:p text:style-name="Standard"><text:s text:c="15"/>3.77834e-18 <text:s text:c="2"/>netid: c_2244:n</text:p>
      <text:p text:style-name="Standard"><text:s text:c="15"/>4.34955e-18 <text:s text:c="2"/>netid: c_2244:n</text:p>
      <text:p text:style-name="Standard"><text:s text:c="15"/>3.65103e-19 <text:s text:c="2"/>netid: c_2244:n</text:p>
      <text:p text:style-name="Standard"><text:s text:c="15"/>1.16608e-18 <text:s text:c="2"/>netid: c_2244:n</text:p>
      <text:p text:style-name="Standard"><text:s text:c="16"/>9.8901e-19 <text:s text:c="2"/>netid: c_2253:n</text:p>
      <text:p text:style-name="Standard"><text:s text:c="15"/>7.32238e-19 <text:s text:c="2"/>netid: c_2254:n</text:p>
      <text:p text:style-name="Standard"><text:s text:c="16"/>3.9117e-18 <text:s text:c="2"/>netid: c_2246:n</text:p>
      <text:p text:style-name="Standard"><text:s text:c="16"/>2.1122e-18 <text:s text:c="2"/>netid: c_2243:n</text:p>
      <text:p text:style-name="Standard"><text:s text:c="15"/>2.20251e-18 <text:s text:c="2"/>netid: c_2211:n</text:p>
      <text:p text:style-name="Standard"><text:s text:c="16"/>3.0614e-18 <text:s text:c="2"/>netid: c_2207:n</text:p>
      <text:p text:style-name="Standard"><text:s text:c="15"/>1.61767e-18 <text:s text:c="2"/>netid: c_2259:n</text:p>
      <text:p text:style-name="Standard"><text:s text:c="15"/>7.52152e-18 <text:s text:c="2"/>netid: c_2244:n</text:p>
      <text:p text:style-name="Standard"><text:s text:c="15"/>3.54742e-18 <text:s text:c="2"/>netid: c_2261:n</text:p>
      <text:p text:style-name="Standard"><text:s text:c="15"/>3.17199e-18 <text:s text:c="2"/>netid: c_2253:n</text:p>
      <text:p text:style-name="Standard"><text:s text:c="15"/>2.64373e-19 <text:s text:c="2"/>netid: c_2226:n</text:p>
      <text:p text:style-name="Standard"><text:s text:c="15"/>1.97441e-18 <text:s text:c="2"/>netid: c_2264:n</text:p>
      <text:p text:style-name="Standard"><text:soft-page-break/><text:s text:c="15"/>2.25985e-19 <text:s text:c="2"/>netid: c_2253:n</text:p>
      <text:p text:style-name="Standard"><text:s text:c="15"/>9.21543e-18 <text:s text:c="2"/>netid: c_2244:n</text:p>
      <text:p text:style-name="Standard"><text:s text:c="15"/>5.46111e-18 <text:s text:c="2"/>netid: c_2261:n</text:p>
      <text:p text:style-name="Standard"><text:s text:c="15"/>1.06078e-18 <text:s text:c="2"/>netid: c_2208:n</text:p>
      <text:p text:style-name="Standard"><text:s text:c="15"/>1.11447e-17 <text:s text:c="2"/>netid: c_2244:n</text:p>
      <text:p text:style-name="Standard"><text:s text:c="15"/>1.88286e-17 <text:s text:c="2"/>netid: c_2207:n</text:p>
      <text:p text:style-name="Standard"><text:s text:c="15"/>2.05723e-18 <text:s text:c="2"/>netid: c_2244:n</text:p>
      <text:p text:style-name="Standard"><text:s text:c="15"/>4.81348e-18 <text:s text:c="2"/>netid: c_2244:n</text:p>
      <text:p text:style-name="Standard"><text:s text:c="15"/>1.16342e-18 <text:s text:c="2"/>netid: c_2244:n</text:p>
      <text:p text:style-name="Standard"><text:s text:c="16"/>1.0326e-18 <text:s text:c="2"/>netid: XI4/XI3/MNM0:g</text:p>
      <text:p text:style-name="Standard"><text:s text:c="15"/>9.43465e-19 <text:s text:c="2"/>netid: XI4/XI2/MPM1:g</text:p>
      <text:p text:style-name="Standard"><text:s text:c="15"/>2.89995e-18 <text:s text:c="2"/>netid: c_2246:n</text:p>
      <text:p text:style-name="Standard"><text:s text:c="15"/>4.04048e-19 <text:s text:c="2"/>netid: c_2277:n</text:p>
      <text:p text:style-name="Standard"><text:s text:c="15"/>9.33998e-19 <text:s text:c="2"/>netid: c_2278:n</text:p>
      <text:p text:style-name="Standard"><text:s text:c="15"/>2.16309e-19 <text:s text:c="2"/>netid: c_2253:n</text:p>
      <text:p text:style-name="Standard"><text:s text:c="15"/>5.36706e-19 <text:s text:c="2"/>netid: c_2226:n</text:p>
      <text:p text:style-name="Standard"><text:s text:c="15"/>1.13386e-18 <text:s text:c="2"/>netid: c_2281:n</text:p>
      <text:p text:style-name="Standard"><text:s text:c="16"/>4.7806e-19 <text:s text:c="2"/>netid: c_2282:n</text:p>
      <text:p text:style-name="Standard"><text:s text:c="15"/>3.15642e-19 <text:s text:c="2"/>netid: c_2283:n</text:p>
      <text:p text:style-name="Standard"><text:s text:c="16"/>2.6856e-19 <text:s text:c="2"/>netid: c_2229:n</text:p>
      <text:p text:style-name="Standard"><text:s text:c="15"/>3.18706e-19 <text:s text:c="2"/>netid: c_2285:n</text:p>
      <text:p text:style-name="Standard"><text:s text:c="15"/>1.00604e-18 <text:s text:c="2"/>netid: c_2244:n</text:p>
      <text:p text:style-name="Standard"><text:s text:c="15"/>2.16931e-18 <text:s text:c="2"/>netid: c_2287:n</text:p>
      <text:p text:style-name="Standard"><text:s text:c="15"/>2.31523e-19 <text:s text:c="2"/>netid: c_2288:n</text:p>
      <text:p text:style-name="Standard"><text:s text:c="15"/>3.76433e-19 <text:s text:c="2"/>netid: c_2253:n</text:p>
      <text:p text:style-name="Standard"><text:s text:c="15"/>4.69094e-18 <text:s text:c="2"/>netid: c_2524:n</text:p>
      <text:p text:style-name="Standard"><text:s text:c="15"/>3.67185e-18 <text:s text:c="2"/>netid: c_2504:n</text:p>
      <text:p text:style-name="Standard"><text:s text:c="15"/>2.67366e-18 <text:s text:c="2"/>netid: c_2511:n</text:p>
      <text:p text:style-name="Standard"><text:s text:c="15"/>2.71025e-18 <text:s text:c="2"/>netid: c_2502:n</text:p>
      <text:p text:style-name="Standard"><text:s text:c="15"/>5.61471e-19 <text:s text:c="2"/>netid: XI4/XI6/MPM0:d</text:p>
      <text:p text:style-name="Standard"><text:s text:c="15"/>3.29802e-18 <text:s text:c="2"/>netid: c_2524:n</text:p>
      <text:p text:style-name="Standard"><text:s text:c="15"/>1.52076e-18 <text:s text:c="2"/>netid: c_2516:n</text:p>
      <text:p text:style-name="Standard"><text:s text:c="15"/>5.18808e-18 <text:s text:c="2"/>netid: c_2504:n</text:p>
      <text:p text:style-name="Standard"><text:s text:c="15"/>1.71245e-18 <text:s text:c="2"/>netid: c_2506:n</text:p>
      <text:p text:style-name="Standard"><text:s text:c="15"/>5.18806e-18 <text:s text:c="2"/>netid: c_2511:n</text:p>
      <text:p text:style-name="Standard"><text:s text:c="15"/>7.93237e-19 <text:s text:c="2"/>netid: XI4/XI6/MPM0:d</text:p>
      <text:p text:style-name="Standard"><text:s text:c="15"/>5.18806e-18 <text:s text:c="2"/>netid: c_2524:n</text:p>
      <text:p text:style-name="Standard"><text:s text:c="15"/>1.19402e-18 <text:s text:c="2"/>netid: XI4/NET24</text:p>
      <text:p text:style-name="Standard"><text:s text:c="15"/>5.59924e-18 <text:s text:c="2"/>netid: c_2543:n</text:p>
      <text:p text:style-name="Standard"><text:s text:c="15"/>1.86431e-17 <text:s text:c="2"/>netid: c_2517:n</text:p>
      <text:p text:style-name="Standard"><text:s text:c="15"/>3.77858e-18 <text:s text:c="2"/>netid: c_2518:n</text:p>
      <text:p text:style-name="Standard"><text:s text:c="15"/>1.86625e-18 <text:s text:c="2"/>netid: XI4/XI1/XI0/MNM0:g</text:p>
      <text:p text:style-name="Standard"><text:s text:c="15"/>9.91473e-18 <text:s text:c="2"/>netid: c_2517:n</text:p>
      <text:p text:style-name="Standard"><text:s text:c="15"/>4.02349e-18 <text:s text:c="2"/>netid: c_2517:n</text:p>
      <text:p text:style-name="Standard"><text:s text:c="15"/>1.14696e-17 <text:s text:c="2"/>netid: c_2517:n</text:p>
      <text:p text:style-name="Standard"><text:s text:c="15"/>1.03031e-18 <text:s text:c="2"/>netid: c_2510:n</text:p>
      <text:p text:style-name="Standard"><text:s text:c="15"/>1.64184e-18 <text:s text:c="2"/>netid: c_2517:n</text:p>
      <text:p text:style-name="Standard"><text:s text:c="16"/>2.4167e-19 <text:s text:c="2"/>netid: c_2586:n</text:p>
      <text:p text:style-name="Standard"><text:s text:c="15"/>7.42848e-18 <text:s text:c="2"/>netid: XI4/NET24</text:p>
      <text:p text:style-name="Standard"><text:s text:c="15"/>1.88485e-18 <text:s text:c="2"/>netid: c_2524:n</text:p>
      <text:p text:style-name="Standard"><text:s text:c="15"/>5.71762e-18 <text:s text:c="2"/>netid: c_2506:n</text:p>
      <text:p text:style-name="Standard"><text:s text:c="15"/>7.74218e-18 <text:s text:c="2"/>netid: c_2524:n</text:p>
      <text:p text:style-name="Standard"><text:soft-page-break/><text:s text:c="15"/>7.57134e-18 <text:s text:c="2"/>netid: c_2506:n</text:p>
      <text:p text:style-name="Standard"><text:s text:c="15"/>8.16734e-19 <text:s text:c="2"/>netid: c_2524:n</text:p>
      <text:p text:style-name="Standard"><text:s text:c="16"/>6.3208e-18 <text:s text:c="2"/>netid: c_2502:n</text:p>
      <text:p text:style-name="Standard"><text:s text:c="16"/>6.3208e-18 <text:s text:c="2"/>netid: c_2503:n</text:p>
      <text:p text:style-name="Standard"><text:s text:c="15"/>1.17683e-18 <text:s text:c="2"/>netid: c_2510:n</text:p>
      <text:p text:style-name="Standard"><text:s text:c="16"/>6.3208e-18 <text:s text:c="2"/>netid: c_2596:n</text:p>
      <text:p text:style-name="Standard"><text:s text:c="15"/>6.19049e-18 <text:s text:c="2"/>netid: c_2510:n</text:p>
      <text:p text:style-name="Standard"><text:s text:c="15"/>8.15957e-18 <text:s text:c="2"/>netid: c_2563:n</text:p>
      <text:p text:style-name="Standard"><text:s text:c="15"/>5.10454e-19 <text:s text:c="2"/>netid: XI4/XI1/XI0/MNM0:g</text:p>
      <text:p text:style-name="Standard"><text:s text:c="15"/>1.94894e-18 <text:s text:c="2"/>netid: c_2600:n</text:p>
      <text:p text:style-name="Standard"><text:s text:c="15"/>8.83359e-19 <text:s text:c="2"/>netid: c_2601:n</text:p>
      <text:p text:style-name="Standard"><text:s text:c="15"/>2.13224e-18 <text:s text:c="2"/>netid: c_2529:n</text:p>
      <text:p text:style-name="Standard"><text:s text:c="15"/>1.35967e-18 <text:s text:c="2"/>netid: c_2603:n</text:p>
      <text:p text:style-name="Standard"><text:s text:c="16"/>2.0355e-18 <text:s text:c="2"/>netid: c_2506:n</text:p>
      <text:p text:style-name="Standard"><text:s text:c="15"/>1.60757e-18 <text:s text:c="2"/>netid: c_2518:n</text:p>
      <text:p text:style-name="Standard"><text:s text:c="15"/>1.68868e-18 <text:s text:c="2"/>netid: c_2563:n</text:p>
      <text:p text:style-name="Standard"><text:s text:c="15"/>1.67024e-18 <text:s text:c="2"/>netid: XI4/XI0/XI0/MNM0:g</text:p>
      <text:p text:style-name="Standard"><text:s text:c="15"/>3.92466e-18 <text:s text:c="2"/>netid: c_2788:n</text:p>
      <text:p text:style-name="Standard"><text:s text:c="15"/>1.60149e-18 <text:s text:c="2"/>netid: c_2789:n</text:p>
      <text:p text:style-name="Standard"><text:s text:c="15"/>2.63285e-18 <text:s text:c="2"/>netid: c_2755:n</text:p>
      <text:p text:style-name="Standard"><text:s text:c="15"/>8.87758e-19 <text:s text:c="2"/>netid: c_2791:n</text:p>
      <text:p text:style-name="Standard"><text:s text:c="15"/>3.35274e-18 <text:s text:c="2"/>netid: c_1:n</text:p>
      <text:p text:style-name="Standard"><text:s text:c="15"/>1.46158e-18 <text:s text:c="2"/>netid: c_21:n</text:p>
      <text:p text:style-name="Standard"><text:s text:c="15"/>6.97512e-18 <text:s text:c="2"/>netid: c_21:n</text:p>
      <text:p text:style-name="Standard"><text:s text:c="15"/>1.27222e-18 <text:s text:c="2"/>netid: XI4/XI5/MNM2:s</text:p>
      <text:p text:style-name="Standard"><text:s text:c="15"/>1.75471e-18 <text:s text:c="2"/>netid: c_41:n</text:p>
      <text:p text:style-name="Standard"><text:s text:c="15"/>1.79555e-18 <text:s text:c="2"/>netid: c_41:n</text:p>
      <text:p text:style-name="Standard"><text:s text:c="15"/>1.01025e-18 <text:s text:c="2"/>netid: XI4/XI6/MNM1:s</text:p>
      <text:p text:style-name="Standard"><text:s text:c="15"/>1.04426e-18 <text:s text:c="2"/>netid: c_62:n</text:p>
      <text:p text:style-name="Standard"><text:s text:c="15"/>4.33322e-19 <text:s text:c="2"/>netid: XI4/XI6/MNM2:s</text:p>
      <text:p text:style-name="Standard"><text:s text:c="15"/>8.69854e-19 <text:s text:c="2"/>netid: c_311:n</text:p>
      <text:p text:style-name="Standard"><text:s text:c="15"/>1.83562e-18 <text:s text:c="2"/>netid: c_467:n</text:p>
      <text:p text:style-name="Standard"><text:s text:c="15"/>8.88686e-19 <text:s text:c="2"/>netid: XI4/XI0/XI0/MNM1:s</text:p>
      <text:p text:style-name="Standard"><text:s text:c="15"/>2.61081e-18 <text:s text:c="2"/>netid: c_488:n</text:p>
      <text:p text:style-name="Standard"><text:s text:c="15"/>1.19767e-18 <text:s text:c="2"/>netid: XI4/XI0/XI1/MNM1:s</text:p>
      <text:p text:style-name="Standard"><text:s text:c="15"/>1.03869e-18 <text:s text:c="2"/>netid: c_2978:n</text:p>
      <text:p text:style-name="Standard"><text:s text:c="15"/>3.47796e-19 <text:s text:c="2"/>netid: c_2978:n</text:p>
      <text:p text:style-name="Standard"><text:s text:c="15"/>1.23507e-18 <text:s text:c="2"/>netid: c_2978:n</text:p>
      <text:p text:style-name="Standard"><text:s text:c="15"/>3.52105e-19 <text:s text:c="2"/>netid: c_2979:n</text:p>
      <text:p text:style-name="Standard"><text:s text:c="15"/>4.39627e-19 <text:s text:c="2"/>netid: c_2978:n</text:p>
      <text:p text:style-name="Standard"><text:s text:c="15"/>4.06175e-18 <text:s text:c="2"/>netid: c_2978:n</text:p>
      <text:p text:style-name="Standard"><text:s text:c="15"/>2.76453e-17 <text:s text:c="2"/>netid: c_2978:n</text:p>
      <text:p text:style-name="Standard"><text:s text:c="15"/>2.21042e-18 <text:s text:c="2"/>netid: c_3034:n</text:p>
      <text:p text:style-name="Standard"><text:s text:c="15"/>1.92103e-18 <text:s text:c="2"/>netid: c_2955:n</text:p>
      <text:p text:style-name="Standard"><text:s text:c="15"/>1.63578e-18 <text:s text:c="2"/>netid: c_3034:n</text:p>
      <text:p text:style-name="Standard"><text:s text:c="15"/>2.16219e-18 <text:s text:c="2"/>netid: c_3052:n</text:p>
      <text:p text:style-name="Standard"><text:s text:c="15"/>1.72174e-18 <text:s text:c="2"/>netid: c_3061:n</text:p>
      <text:p text:style-name="Standard"><text:s text:c="15"/>4.63345e-18 <text:s text:c="2"/>netid: c_2953:n</text:p>
      <text:p text:style-name="Standard"><text:s text:c="16"/>1.1412e-17 <text:s text:c="2"/>netid: c_3076:n</text:p>
      <text:p text:style-name="Standard"><text:s text:c="15"/>1.01497e-18 <text:s text:c="2"/>netid: c_2954:n</text:p>
      <text:p text:style-name="Standard"><text:s text:c="15"/>1.67897e-18 <text:s text:c="2"/>netid: XI5/XI1/XI1/MNM0:g</text:p>
      <text:p text:style-name="Standard"><text:s text:c="15"/>1.80117e-18 <text:s text:c="2"/>netid: c_2950:n</text:p>
      <text:p text:style-name="Standard"><text:soft-page-break/><text:s text:c="15"/>3.13986e-18 <text:s text:c="2"/>netid: c_3080:n</text:p>
      <text:p text:style-name="Standard"><text:s text:c="15"/>4.98769e-19 <text:s text:c="2"/>netid: c_2959:n</text:p>
      <text:p text:style-name="Standard"><text:s text:c="15"/>3.13192e-18 <text:s text:c="2"/>netid: c_2990:n</text:p>
      <text:p text:style-name="Standard"><text:s text:c="15"/>3.40352e-17 <text:s text:c="2"/>netid: c_2963:n</text:p>
      <text:p text:style-name="Standard"><text:s text:c="15"/>4.31118e-18 <text:s text:c="2"/>netid: c_3051:n</text:p>
      <text:p text:style-name="Standard"><text:s text:c="15"/>6.64661e-17 <text:s text:c="2"/>netid: c_2978:n</text:p>
      <text:p text:style-name="Standard"><text:s text:c="15"/>3.06695e-18 <text:s text:c="2"/>netid: c_2978:n</text:p>
      <text:p text:style-name="Standard"><text:s text:c="15"/>7.62642e-18 <text:s text:c="2"/>netid: c_2978:n</text:p>
      <text:p text:style-name="Standard"><text:s text:c="15"/>2.42255e-19 <text:s text:c="2"/>netid: c_2977:n</text:p>
      <text:p text:style-name="Standard"><text:s text:c="15"/>2.38195e-18 <text:s text:c="2"/>netid: c_2978:n</text:p>
      <text:p text:style-name="Standard"><text:s text:c="15"/>4.03425e-19 <text:s text:c="2"/>netid: c_2942:n</text:p>
      <text:p text:style-name="Standard"><text:s text:c="15"/>5.47359e-19 <text:s text:c="2"/>netid: c_2944:n</text:p>
      <text:p text:style-name="Standard"><text:s text:c="16"/>2.8986e-18 <text:s text:c="2"/>netid: c_3092:n</text:p>
      <text:p text:style-name="Standard"><text:s text:c="15"/>1.46627e-18 <text:s text:c="2"/>netid: c_2978:n</text:p>
      <text:p text:style-name="Standard"><text:s text:c="15"/>2.85144e-19 <text:s text:c="2"/>netid: c_3017:n</text:p>
      <text:p text:style-name="Standard"><text:s text:c="15"/>7.72738e-19 <text:s text:c="2"/>netid: c_2999:n</text:p>
      <text:p text:style-name="Standard"><text:s text:c="15"/>2.02276e-19 <text:s text:c="2"/>netid: c_3000:n</text:p>
      <text:p text:style-name="Standard"><text:s text:c="15"/>1.42867e-18 <text:s text:c="2"/>netid: XI5/XI2/MNM0:g</text:p>
      <text:p text:style-name="Standard"><text:s text:c="15"/>1.20037e-18 <text:s text:c="2"/>netid: c_3042:n</text:p>
      <text:p text:style-name="Standard"><text:s text:c="15"/>1.18502e-18 <text:s text:c="2"/>netid: c_3099:n</text:p>
      <text:p text:style-name="Standard"><text:s text:c="15"/>5.45875e-19 <text:s text:c="2"/>netid: c_2976:n</text:p>
      <text:p text:style-name="Standard"><text:s text:c="15"/>9.32172e-19 <text:s text:c="2"/>netid: c_2979:n</text:p>
      <text:p text:style-name="Standard"><text:s text:c="15"/>1.28245e-18 <text:s text:c="2"/>netid: c_2978:n</text:p>
      <text:p text:style-name="Standard"><text:s text:c="15"/>4.58717e-19 <text:s text:c="2"/>netid: c_3103:n</text:p>
      <text:p text:style-name="Standard"><text:s text:c="15"/>5.01834e-18 <text:s text:c="2"/>netid: c_3092:n</text:p>
      <text:p text:style-name="Standard"><text:s text:c="15"/>7.18206e-19 <text:s text:c="2"/>netid: c_3092:n</text:p>
      <text:p text:style-name="Standard"><text:s text:c="15"/>3.61903e-19 <text:s text:c="2"/>netid: c_2977:n</text:p>
      <text:p text:style-name="Standard"><text:s text:c="16"/>4.1024e-19 <text:s text:c="2"/>netid: c_2943:n</text:p>
      <text:p text:style-name="Standard"><text:s text:c="15"/>2.13011e-19 <text:s text:c="2"/>netid: c_2944:n</text:p>
      <text:p text:style-name="Standard"><text:s text:c="16"/>6.0847e-18 <text:s text:c="2"/>netid: c_2978:n</text:p>
      <text:p text:style-name="Standard"><text:s text:c="15"/>4.97844e-19 <text:s text:c="2"/>netid: c_3092:n</text:p>
      <text:p text:style-name="Standard"><text:s text:c="15"/>3.61403e-18 <text:s text:c="2"/>netid: c_2978:n</text:p>
      <text:p text:style-name="Standard"><text:s text:c="15"/>1.12939e-18 <text:s text:c="2"/>netid: c_3017:n</text:p>
      <text:p text:style-name="Standard"><text:s text:c="15"/>5.32374e-18 <text:s text:c="2"/>netid: c_2999:n</text:p>
      <text:p text:style-name="Standard"><text:s text:c="15"/>8.09542e-19 <text:s text:c="2"/>netid: c_3000:n</text:p>
      <text:p text:style-name="Standard"><text:s text:c="15"/>1.44333e-18 <text:s text:c="2"/>netid: c_2942:n</text:p>
      <text:p text:style-name="Standard"><text:s text:c="15"/>6.58726e-19 <text:s text:c="2"/>netid: c_2943:n</text:p>
      <text:p text:style-name="Standard"><text:s text:c="15"/>1.50673e-18 <text:s text:c="2"/>netid: c_3034:n</text:p>
      <text:p text:style-name="Standard"><text:s text:c="15"/>2.98898e-18 <text:s text:c="2"/>netid: c_3052:n</text:p>
      <text:p text:style-name="Standard"><text:s text:c="15"/>1.97213e-18 <text:s text:c="2"/>netid: c_3061:n</text:p>
      <text:p text:style-name="Standard"><text:s text:c="15"/>3.89057e-18 <text:s text:c="2"/>netid: c_2953:n</text:p>
      <text:p text:style-name="Standard"><text:s text:c="15"/>1.30543e-18 <text:s text:c="2"/>netid: c_3076:n</text:p>
      <text:p text:style-name="Standard"><text:s text:c="15"/>1.35828e-18 <text:s text:c="2"/>netid: c_2954:n</text:p>
      <text:p text:style-name="Standard"><text:s text:c="15"/>4.11483e-19 <text:s text:c="2"/>netid: XI5/XI1/XI1/MNM0:g</text:p>
      <text:p text:style-name="Standard"><text:s text:c="15"/>9.13076e-19 <text:s text:c="2"/>netid: c_2962:n</text:p>
      <text:p text:style-name="Standard"><text:s text:c="15"/>1.11391e-18 <text:s text:c="2"/>netid: c_3035:n</text:p>
      <text:p text:style-name="Standard"><text:s text:c="15"/>2.19947e-18 <text:s text:c="2"/>netid: c_3051:n</text:p>
      <text:p text:style-name="Standard"><text:s text:c="16"/>1.9948e-18 <text:s text:c="2"/>netid: c_2979:n</text:p>
      <text:p text:style-name="Standard"><text:s text:c="15"/>6.96828e-17 <text:s text:c="2"/>netid: c_2978:n</text:p>
      <text:p text:style-name="Standard"><text:s text:c="15"/>1.85614e-18 <text:s text:c="2"/>netid: c_2978:n</text:p>
      <text:p text:style-name="Standard"><text:s text:c="16"/>2.1126e-18 <text:s text:c="2"/>netid: c_3042:n</text:p>
      <text:p text:style-name="Standard"><text:s text:c="15"/>2.95888e-18 <text:s text:c="2"/>netid: c_2979:n</text:p>
      <text:p text:style-name="Standard"><text:soft-page-break/><text:s text:c="15"/>7.99745e-19 <text:s text:c="2"/>netid: c_2978:n</text:p>
      <text:p text:style-name="Standard"><text:s text:c="15"/>2.08144e-18 <text:s text:c="2"/>netid: c_3001:n</text:p>
      <text:p text:style-name="Standard"><text:s text:c="15"/>1.03043e-18 <text:s text:c="2"/>netid: c_2942:n</text:p>
      <text:p text:style-name="Standard"><text:s text:c="15"/>1.20431e-18 <text:s text:c="2"/>netid: c_2943:n</text:p>
      <text:p text:style-name="Standard"><text:s text:c="16"/>1.0628e-18 <text:s text:c="2"/>netid: c_3442:n</text:p>
      <text:p text:style-name="Standard"><text:s text:c="15"/>1.90707e-18 <text:s text:c="2"/>netid: c_3403:n</text:p>
      <text:p text:style-name="Standard"><text:s text:c="15"/>1.10245e-18 <text:s text:c="2"/>netid: c_3527:n</text:p>
      <text:p text:style-name="Standard"><text:s text:c="15"/>8.28747e-18 <text:s text:c="2"/>netid: c_3409:n</text:p>
      <text:p text:style-name="Standard"><text:s text:c="16"/>1.3033e-18 <text:s text:c="2"/>netid: c_3529:n</text:p>
      <text:p text:style-name="Standard"><text:s text:c="15"/>1.28108e-18 <text:s text:c="2"/>netid: c_3504:n</text:p>
      <text:p text:style-name="Standard"><text:s text:c="15"/>1.51361e-18 <text:s text:c="2"/>netid: c_3410:n</text:p>
      <text:p text:style-name="Standard"><text:s text:c="16"/>2.5934e-18 <text:s text:c="2"/>netid: c_3499:n</text:p>
      <text:p text:style-name="Standard"><text:s text:c="15"/>1.15618e-18 <text:s text:c="2"/>netid: c_3533:n</text:p>
      <text:p text:style-name="Standard"><text:s text:c="15"/>5.14657e-18 <text:s text:c="2"/>netid: c_3409:n</text:p>
      <text:p text:style-name="Standard"><text:s text:c="15"/>3.37319e-18 <text:s text:c="2"/>netid: c_3409:n</text:p>
      <text:p text:style-name="Standard"><text:s text:c="15"/>1.55033e-18 <text:s text:c="2"/>netid: c_3536:n</text:p>
      <text:p text:style-name="Standard"><text:s text:c="15"/>6.36999e-19 <text:s text:c="2"/>netid: c_3418:n</text:p>
      <text:p text:style-name="Standard"><text:s text:c="15"/>2.28323e-18 <text:s text:c="2"/>netid: c_3499:n</text:p>
      <text:p text:style-name="Standard"><text:s text:c="15"/>4.63778e-18 <text:s text:c="2"/>netid: c_3409:n</text:p>
      <text:p text:style-name="Standard"><text:s text:c="15"/>2.72688e-19 <text:s text:c="2"/>netid: c_3409:n</text:p>
      <text:p text:style-name="Standard"><text:s text:c="15"/>1.06751e-17 <text:s text:c="2"/>netid: c_3499:n</text:p>
      <text:p text:style-name="Standard"><text:s text:c="15"/>6.40091e-18 <text:s text:c="2"/>netid: c_3536:n</text:p>
      <text:p text:style-name="Standard"><text:s text:c="15"/>6.40091e-18 <text:s text:c="2"/>netid: c_3529:n</text:p>
      <text:p text:style-name="Standard"><text:s text:c="15"/>2.58378e-18 <text:s text:c="2"/>netid: c_3510:n</text:p>
      <text:p text:style-name="Standard"><text:s text:c="15"/>1.34625e-18 <text:s text:c="2"/>netid: c_3418:n</text:p>
      <text:p text:style-name="Standard"><text:s text:c="15"/>2.23589e-18 <text:s text:c="2"/>netid: c_3434:n</text:p>
      <text:p text:style-name="Standard"><text:s text:c="15"/>2.23131e-18 <text:s text:c="2"/>netid: c_3527:n</text:p>
      <text:p text:style-name="Standard"><text:s text:c="15"/>1.51143e-18 <text:s text:c="2"/>netid: c_3497:n</text:p>
      <text:p text:style-name="Standard"><text:s text:c="15"/>1.47268e-18 <text:s text:c="2"/>netid: XI5/NET34</text:p>
      <text:p text:style-name="Standard"><text:s text:c="15"/>9.05606e-18 <text:s text:c="2"/>netid: c_3474:n</text:p>
      <text:p text:style-name="Standard"><text:s text:c="16"/>4.6463e-18 <text:s text:c="2"/>netid: c_3507:n</text:p>
      <text:p text:style-name="Standard"><text:s text:c="15"/>4.61819e-17 <text:s text:c="2"/>netid: c_3481:n</text:p>
      <text:p text:style-name="Standard"><text:s text:c="15"/>4.52585e-18 <text:s text:c="2"/>netid: c_3476:n</text:p>
      <text:p text:style-name="Standard"><text:s text:c="15"/>1.79501e-18 <text:s text:c="2"/>netid: XI5/XI1/XI1/MPM1:g</text:p>
      <text:p text:style-name="Standard"><text:s text:c="15"/>2.87475e-18 <text:s text:c="2"/>netid: c_3490:n</text:p>
      <text:p text:style-name="Standard"><text:s text:c="15"/>1.61574e-17 <text:s text:c="2"/>netid: c_3556:n</text:p>
      <text:p text:style-name="Standard"><text:s text:c="15"/>1.42552e-18 <text:s text:c="2"/>netid: c_3474:n</text:p>
      <text:p text:style-name="Standard"><text:s text:c="15"/>2.35071e-18 <text:s text:c="2"/>netid: XI5/XI1/XI1/MPM1:g</text:p>
      <text:p text:style-name="Standard"><text:s text:c="15"/>4.33077e-19 <text:s text:c="2"/>netid: c_3559:n</text:p>
      <text:p text:style-name="Standard"><text:s text:c="15"/>4.82281e-19 <text:s text:c="2"/>netid: c_3497:n</text:p>
      <text:p text:style-name="Standard"><text:s text:c="15"/>4.48116e-19 <text:s text:c="2"/>netid: XI5/NET34</text:p>
      <text:p text:style-name="Standard"><text:s text:c="15"/>9.84367e-18 <text:s text:c="2"/>netid: c_3510:n</text:p>
      <text:p text:style-name="Standard"><text:s text:c="15"/>2.50209e-19 <text:s text:c="2"/>netid: c_3533:n</text:p>
      <text:p text:style-name="Standard"><text:s text:c="15"/>1.42726e-18 <text:s text:c="2"/>netid: c_3442:n</text:p>
      <text:p text:style-name="Standard"><text:s text:c="15"/>1.31643e-17 <text:s text:c="2"/>netid: c_3409:n</text:p>
      <text:p text:style-name="Standard"><text:s text:c="15"/>4.44915e-18 <text:s text:c="2"/>netid: c_3536:n</text:p>
      <text:p text:style-name="Standard"><text:s text:c="15"/>1.76776e-18 <text:s text:c="2"/>netid: c_3446:n</text:p>
      <text:p text:style-name="Standard"><text:s text:c="15"/>1.64817e-17 <text:s text:c="2"/>netid: c_3504:n</text:p>
      <text:p text:style-name="Standard"><text:s text:c="15"/>5.35886e-18 <text:s text:c="2"/>netid: c_3426:n</text:p>
      <text:p text:style-name="Standard"><text:s text:c="15"/>5.35886e-18 <text:s text:c="2"/>netid: c_3570:n</text:p>
      <text:p text:style-name="Standard"><text:s text:c="15"/>1.71785e-18 <text:s text:c="2"/>netid: c_3486:n</text:p>
      <text:p text:style-name="Standard"><text:s text:c="15"/>2.55447e-18 <text:s text:c="2"/>netid: c_3509:n</text:p>
      <text:p text:style-name="Standard"><text:soft-page-break/><text:s text:c="15"/>1.61314e-18 <text:s text:c="2"/>netid: c_3510:n</text:p>
      <text:p text:style-name="Standard"><text:s text:c="15"/>1.32085e-17 <text:s text:c="2"/>netid: c_3434:n</text:p>
      <text:p text:style-name="Standard"><text:s text:c="15"/>3.67668e-18 <text:s text:c="2"/>netid: c_3418:n</text:p>
      <text:p text:style-name="Standard"><text:s text:c="15"/>1.33831e-18 <text:s text:c="2"/>netid: c_3418:n</text:p>
      <text:p text:style-name="Standard"><text:s text:c="16"/>1.4529e-18 <text:s text:c="2"/>netid: c_3418:n</text:p>
      <text:p text:style-name="Standard"><text:s text:c="15"/>3.92841e-18 <text:s text:c="2"/>netid: c_3418:n</text:p>
      <text:p text:style-name="Standard"><text:s text:c="16"/>1.4263e-18 <text:s text:c="2"/>netid: c_3418:n</text:p>
      <text:p text:style-name="Standard"><text:s text:c="15"/>2.10246e-18 <text:s text:c="2"/>netid: c_3510:n</text:p>
      <text:p text:style-name="Standard"><text:s text:c="15"/>3.85114e-18 <text:s text:c="2"/>netid: c_3510:n</text:p>
      <text:p text:style-name="Standard"><text:s text:c="15"/>1.42306e-17 <text:s text:c="2"/>netid: c_3418:n</text:p>
      <text:p text:style-name="Standard"><text:s text:c="15"/>1.42306e-17 <text:s text:c="2"/>netid: c_3474:n</text:p>
      <text:p text:style-name="Standard"><text:s text:c="15"/>1.46864e-17 <text:s text:c="2"/>netid: c_3481:n</text:p>
      <text:p text:style-name="Standard"><text:s text:c="15"/>2.74456e-18 <text:s text:c="2"/>netid: c_3477:n</text:p>
      <text:p text:style-name="Standard"><text:s text:c="15"/>7.23356e-18 <text:s text:c="2"/>netid: c_3487:n</text:p>
      <text:p text:style-name="Standard"><text:s text:c="16"/>4.0245e-18 <text:s text:c="2"/>netid: c_3475:n</text:p>
      <text:p text:style-name="Standard"><text:s text:c="15"/>2.45385e-17 <text:s text:c="2"/>netid: c_3476:n</text:p>
      <text:p text:style-name="Standard"><text:s text:c="15"/>7.59033e-18 <text:s text:c="2"/>netid: c_3589:n</text:p>
      <text:p text:style-name="Standard"><text:s text:c="15"/>4.72505e-19 <text:s text:c="2"/>netid: XI5/XI1/XI1/MPM1:g</text:p>
      <text:p text:style-name="Standard"><text:s text:c="15"/>6.78883e-19 <text:s text:c="2"/>netid: c_3455:n</text:p>
      <text:p text:style-name="Standard"><text:s text:c="15"/>1.34267e-17 <text:s text:c="2"/>netid: c_3490:n</text:p>
      <text:p text:style-name="Standard"><text:s text:c="15"/>9.58656e-17 <text:s text:c="2"/>netid: c_3556:n</text:p>
      <text:p text:style-name="Standard"><text:s text:c="15"/>1.32269e-18 <text:s text:c="2"/>netid: c_3594:n</text:p>
      <text:p text:style-name="Standard"><text:s text:c="16"/>5.5145e-18 <text:s text:c="2"/>netid: XI5/NET34</text:p>
      <text:p text:style-name="Standard"><text:s text:c="15"/>3.17226e-19 <text:s text:c="2"/>netid: c_3490:n</text:p>
      <text:p text:style-name="Standard"><text:s text:c="15"/>1.28059e-18 <text:s text:c="2"/>netid: c_3409:n</text:p>
      <text:p text:style-name="Standard"><text:s text:c="15"/>2.31517e-18 <text:s text:c="2"/>netid: c_3536:n</text:p>
      <text:p text:style-name="Standard"><text:s text:c="15"/>3.69804e-18 <text:s text:c="2"/>netid: c_3440:n</text:p>
      <text:p text:style-name="Standard"><text:s text:c="15"/>5.36251e-18 <text:s text:c="2"/>netid: c_3405:n</text:p>
      <text:p text:style-name="Standard"><text:s text:c="15"/>2.90263e-19 <text:s text:c="2"/>netid: c_3446:n</text:p>
      <text:p text:style-name="Standard"><text:s text:c="15"/>2.75107e-18 <text:s text:c="2"/>netid: c_3504:n</text:p>
      <text:p text:style-name="Standard"><text:s text:c="16"/>2.2613e-18 <text:s text:c="2"/>netid: c_3426:n</text:p>
      <text:p text:style-name="Standard"><text:s text:c="15"/>5.05013e-18 <text:s text:c="2"/>netid: c_3486:n</text:p>
      <text:p text:style-name="Standard"><text:s text:c="15"/>3.79252e-18 <text:s text:c="2"/>netid: c_3509:n</text:p>
      <text:p text:style-name="Standard"><text:s text:c="15"/>2.06181e-18 <text:s text:c="2"/>netid: c_3818:n</text:p>
      <text:p text:style-name="Standard"><text:s text:c="15"/>2.48097e-19 <text:s text:c="2"/>netid: c_3845:n</text:p>
      <text:p text:style-name="Standard"><text:s text:c="15"/>3.15306e-19 <text:s text:c="2"/>netid: c_3819:n</text:p>
      <text:p text:style-name="Standard"><text:s text:c="15"/>3.95483e-18 <text:s text:c="2"/>netid: c_3828:n</text:p>
      <text:p text:style-name="Standard"><text:s text:c="15"/>1.57934e-18 <text:s text:c="2"/>netid: c_3889:n</text:p>
      <text:p text:style-name="Standard"><text:s text:c="15"/>8.48555e-19 <text:s text:c="2"/>netid: c_3856:n</text:p>
      <text:p text:style-name="Standard"><text:s text:c="15"/>2.40995e-18 <text:s text:c="2"/>netid: c_3820:n</text:p>
      <text:p text:style-name="Standard"><text:s text:c="16"/>1.2702e-18 <text:s text:c="2"/>netid: c_3820:n</text:p>
      <text:p text:style-name="Standard"><text:s text:c="15"/>2.88593e-18 <text:s text:c="2"/>netid: c_3820:n</text:p>
      <text:p text:style-name="Standard"><text:s text:c="15"/>8.48555e-19 <text:s text:c="2"/>netid: c_3855:n</text:p>
      <text:p text:style-name="Standard"><text:s text:c="15"/>1.27892e-18 <text:s text:c="2"/>netid: c_3820:n</text:p>
      <text:p text:style-name="Standard"><text:s text:c="16"/>1.2983e-18 <text:s text:c="2"/>netid: c_3820:n</text:p>
      <text:p text:style-name="Standard"><text:s text:c="16"/>7.2506e-19 <text:s text:c="2"/>netid: c_3820:n</text:p>
      <text:p text:style-name="Standard"><text:s text:c="15"/>6.01049e-19 <text:s text:c="2"/>netid: c_3820:n</text:p>
      <text:p text:style-name="Standard"><text:s text:c="15"/>2.55375e-18 <text:s text:c="2"/>netid: c_3899:n</text:p>
      <text:p text:style-name="Standard"><text:s text:c="16"/>1.4178e-18 <text:s text:c="2"/>netid: c_3818:n</text:p>
      <text:p text:style-name="Standard"><text:s text:c="15"/>8.89376e-19 <text:s text:c="2"/>netid: c_3820:n</text:p>
      <text:p text:style-name="Standard"><text:s text:c="15"/>6.99209e-19 <text:s text:c="2"/>netid: c_3801:n</text:p>
      <text:p text:style-name="Standard"><text:s text:c="15"/>1.09182e-17 <text:s text:c="2"/>netid: c_3820:n</text:p>
      <text:p text:style-name="Standard"><text:soft-page-break/><text:s text:c="15"/>1.95204e-18 <text:s text:c="2"/>netid: c_3803:n</text:p>
      <text:p text:style-name="Standard"><text:s text:c="15"/>3.76003e-18 <text:s text:c="2"/>netid: c_3804:n</text:p>
      <text:p text:style-name="Standard"><text:s text:c="15"/>1.65614e-18 <text:s text:c="2"/>netid: XI5/XI1/XI0/MPM1:g</text:p>
      <text:p text:style-name="Standard"><text:s text:c="15"/>2.23034e-18 <text:s text:c="2"/>netid: c_3822:n</text:p>
      <text:p text:style-name="Standard"><text:s text:c="15"/>3.07261e-18 <text:s text:c="2"/>netid: c_3908:n</text:p>
      <text:p text:style-name="Standard"><text:s text:c="15"/>2.16219e-18 <text:s text:c="2"/>netid: c_3860:n</text:p>
      <text:p text:style-name="Standard"><text:s text:c="15"/>1.47137e-18 <text:s text:c="2"/>netid: c_3823:n</text:p>
      <text:p text:style-name="Standard"><text:s text:c="15"/>9.38813e-19 <text:s text:c="2"/>netid: c_3824:n</text:p>
      <text:p text:style-name="Standard"><text:s text:c="15"/>1.96302e-18 <text:s text:c="2"/>netid: c_3912:n</text:p>
      <text:p text:style-name="Standard"><text:s text:c="15"/>6.67567e-18 <text:s text:c="2"/>netid: c_3827:n</text:p>
      <text:p text:style-name="Standard"><text:s text:c="15"/>5.72199e-18 <text:s text:c="2"/>netid: c_3802:n</text:p>
      <text:p text:style-name="Standard"><text:s text:c="15"/>2.17339e-18 <text:s text:c="2"/>netid: c_3866:n</text:p>
      <text:p text:style-name="Standard"><text:s text:c="15"/>1.28772e-17 <text:s text:c="2"/>netid: c_3844:n</text:p>
      <text:p text:style-name="Standard"><text:s text:c="15"/>2.22503e-18 <text:s text:c="2"/>netid: c_3828:n</text:p>
      <text:p text:style-name="Standard"><text:s text:c="15"/>6.23601e-18 <text:s text:c="2"/>netid: c_3818:n</text:p>
      <text:p text:style-name="Standard"><text:s text:c="15"/>1.26711e-17 <text:s text:c="2"/>netid: c_3845:n</text:p>
      <text:p text:style-name="Standard"><text:s text:c="15"/>3.62987e-18 <text:s text:c="2"/>netid: c_3820:n</text:p>
      <text:p text:style-name="Standard"><text:s text:c="15"/>3.95789e-18 <text:s text:c="2"/>netid: c_3921:n</text:p>
      <text:p text:style-name="Standard"><text:s text:c="15"/>2.54173e-18 <text:s text:c="2"/>netid: c_3820:n</text:p>
      <text:p text:style-name="Standard"><text:s text:c="15"/>6.99209e-19 <text:s text:c="2"/>netid: c_3899:n</text:p>
      <text:p text:style-name="Standard"><text:s text:c="15"/>1.06367e-18 <text:s text:c="2"/>netid: c_3921:n</text:p>
      <text:p text:style-name="Standard"><text:s text:c="16"/>5.2295e-18 <text:s text:c="2"/>netid: c_3820:n</text:p>
      <text:p text:style-name="Standard"><text:s text:c="15"/>3.47602e-18 <text:s text:c="2"/>netid: c_3820:n</text:p>
      <text:p text:style-name="Standard"><text:s text:c="15"/>1.21204e-18 <text:s text:c="2"/>netid: c_3820:n</text:p>
      <text:p text:style-name="Standard"><text:s text:c="15"/>4.09011e-19 <text:s text:c="2"/>netid: XI5/XI1/XI0/MPM1:g</text:p>
      <text:p text:style-name="Standard"><text:s text:c="15"/>1.11784e-18 <text:s text:c="2"/>netid: c_3854:n</text:p>
      <text:p text:style-name="Standard"><text:s text:c="15"/>6.42344e-19 <text:s text:c="2"/>netid: c_3822:n</text:p>
      <text:p text:style-name="Standard"><text:s text:c="16"/>8.6508e-19 <text:s text:c="2"/>netid: c_3908:n</text:p>
      <text:p text:style-name="Standard"><text:s text:c="15"/>1.42449e-18 <text:s text:c="2"/>netid: c_3860:n</text:p>
      <text:p text:style-name="Standard"><text:s text:c="15"/>2.04973e-18 <text:s text:c="2"/>netid: c_3862:n</text:p>
      <text:p text:style-name="Standard"><text:s text:c="15"/>2.06923e-18 <text:s text:c="2"/>netid: c_3823:n</text:p>
      <text:p text:style-name="Standard"><text:s text:c="16"/>5.0502e-19 <text:s text:c="2"/>netid: c_3824:n</text:p>
      <text:p text:style-name="Standard"><text:s text:c="15"/>3.70745e-19 <text:s text:c="2"/>netid: c_3865:n</text:p>
      <text:p text:style-name="Standard"><text:s text:c="15"/>5.47762e-19 <text:s text:c="2"/>netid: c_3912:n</text:p>
      <text:p text:style-name="Standard"><text:s text:c="15"/>1.14326e-18 <text:s text:c="2"/>netid: c_3938:n</text:p>
      <text:p text:style-name="Standard"><text:s text:c="15"/>2.82209e-18 <text:s text:c="2"/>netid: c_3802:n</text:p>
      <text:p text:style-name="Standard"><text:s text:c="15"/>1.10167e-18 <text:s text:c="2"/>netid: c_3866:n</text:p>
      <text:p text:style-name="Standard"><text:s text:c="16"/>1.7086e-18 <text:s text:c="2"/>netid: c_3844:n</text:p>
      <text:p text:style-name="Standard"><text:s text:c="15"/>1.61676e-18 <text:s text:c="2"/>netid: c_3845:n</text:p>
      <text:p text:style-name="Standard"><text:s text:c="15"/>4.51529e-18 <text:s text:c="2"/>netid: c_3848:n</text:p>
      <text:p text:style-name="Standard"><text:s text:c="15"/>1.74602e-17 <text:s text:c="2"/>netid: c_3820:n</text:p>
      <text:p text:style-name="Standard"><text:s text:c="15"/>1.55998e-17 <text:s text:c="2"/>netid: c_3820:n</text:p>
      <text:p text:style-name="Standard"><text:s text:c="15"/>1.37712e-18 <text:s text:c="2"/>netid: XI5/XI3/MPM1:g</text:p>
      <text:p text:style-name="Standard"><text:s text:c="15"/>1.71034e-18 <text:s text:c="2"/>netid: c_3947:n</text:p>
      <text:p text:style-name="Standard"><text:s text:c="15"/>6.59261e-19 <text:s text:c="2"/>netid: c_3818:n</text:p>
      <text:p text:style-name="Standard"><text:s text:c="15"/>2.90877e-17 <text:s text:c="2"/>netid: c_3868:n</text:p>
      <text:p text:style-name="Standard"><text:s text:c="15"/>1.66463e-17 <text:s text:c="2"/>netid: c_3820:n</text:p>
      <text:p text:style-name="Standard"><text:s text:c="15"/>9.76867e-18 <text:s text:c="2"/>netid: c_3921:n</text:p>
      <text:p text:style-name="Standard"><text:s text:c="15"/>4.62807e-17 <text:s text:c="2"/>netid: c_3870:n</text:p>
      <text:p text:style-name="Standard"><text:s text:c="15"/>4.26356e-18 <text:s text:c="2"/>netid: c_3871:n</text:p>
      <text:p text:style-name="Standard"><text:s text:c="15"/>1.63469e-17 <text:s text:c="2"/>netid: c_3850:n</text:p>
      <text:p text:style-name="Standard"><text:s text:c="16"/>7.7525e-19 <text:s text:c="2"/>netid: c_3825:n</text:p>
      <text:p text:style-name="Standard"><text:soft-page-break/><text:s text:c="15"/>6.40753e-19 <text:s text:c="2"/>netid: c_3879:n</text:p>
      <text:p text:style-name="Standard"><text:s text:c="15"/>1.40933e-18 <text:s text:c="2"/>netid: c_3921:n</text:p>
      <text:p text:style-name="Standard"><text:s text:c="15"/>2.23694e-19 <text:s text:c="2"/>netid: c_4276:n</text:p>
      <text:p text:style-name="Standard"><text:s text:c="15"/>3.02055e-18 <text:s text:c="2"/>netid: c_4274:n</text:p>
      <text:p text:style-name="Standard"><text:s text:c="15"/>1.44848e-18 <text:s text:c="2"/>netid: c_4277:n</text:p>
      <text:p text:style-name="Standard"><text:s text:c="16"/>4.9052e-18 <text:s text:c="2"/>netid: c_4312:n</text:p>
      <text:p text:style-name="Standard"><text:s text:c="15"/>2.35321e-17 <text:s text:c="2"/>netid: c_4313:n</text:p>
      <text:p text:style-name="Standard"><text:s text:c="15"/>2.38611e-18 <text:s text:c="2"/>netid: c_4314:n</text:p>
      <text:p text:style-name="Standard"><text:s text:c="15"/>7.35461e-18 <text:s text:c="2"/>netid: c_4280:n</text:p>
      <text:p text:style-name="Standard"><text:s text:c="15"/>3.03211e-18 <text:s text:c="2"/>netid: XI5/XI0/XI1/MPM1:g</text:p>
      <text:p text:style-name="Standard"><text:s text:c="15"/>1.87989e-18 <text:s text:c="2"/>netid: c_4328:n</text:p>
      <text:p text:style-name="Standard"><text:s text:c="15"/>8.37709e-19 <text:s text:c="2"/>netid: c_4329:n</text:p>
      <text:p text:style-name="Standard"><text:s text:c="15"/>6.37062e-17 <text:s text:c="2"/>netid: c_4280:n</text:p>
      <text:p text:style-name="Standard"><text:s text:c="15"/>7.28391e-18 <text:s text:c="2"/>netid: c_4319:n</text:p>
      <text:p text:style-name="Standard"><text:s text:c="15"/>7.13606e-18 <text:s text:c="2"/>netid: c_4332:n</text:p>
      <text:p text:style-name="Standard"><text:s text:c="15"/>3.70635e-18 <text:s text:c="2"/>netid: c_4624:n</text:p>
      <text:p text:style-name="Standard"><text:s text:c="15"/>3.27075e-18 <text:s text:c="2"/>netid: c_4604:n</text:p>
      <text:p text:style-name="Standard"><text:s text:c="15"/>6.69852e-18 <text:s text:c="2"/>netid: c_4604:n</text:p>
      <text:p text:style-name="Standard"><text:s text:c="15"/>1.17578e-17 <text:s text:c="2"/>netid: c_4623:n</text:p>
      <text:p text:style-name="Standard"><text:s text:c="15"/>1.41809e-18 <text:s text:c="2"/>netid: c_4604:n</text:p>
      <text:p text:style-name="Standard"><text:s text:c="15"/>1.27328e-18 <text:s text:c="2"/>netid: c_4604:n</text:p>
      <text:p text:style-name="Standard"><text:s text:c="15"/>3.77834e-18 <text:s text:c="2"/>netid: c_4604:n</text:p>
      <text:p text:style-name="Standard"><text:s text:c="15"/>4.64604e-18 <text:s text:c="2"/>netid: c_4604:n</text:p>
      <text:p text:style-name="Standard"><text:s text:c="15"/>4.21196e-19 <text:s text:c="2"/>netid: c_4604:n</text:p>
      <text:p text:style-name="Standard"><text:s text:c="15"/>1.16608e-18 <text:s text:c="2"/>netid: c_4604:n</text:p>
      <text:p text:style-name="Standard"><text:s text:c="16"/>9.8901e-19 <text:s text:c="2"/>netid: c_4612:n</text:p>
      <text:p text:style-name="Standard"><text:s text:c="15"/>7.32238e-19 <text:s text:c="2"/>netid: c_4611:n</text:p>
      <text:p text:style-name="Standard"><text:s text:c="15"/>3.88344e-18 <text:s text:c="2"/>netid: c_4623:n</text:p>
      <text:p text:style-name="Standard"><text:s text:c="15"/>2.08054e-18 <text:s text:c="2"/>netid: c_4624:n</text:p>
      <text:p text:style-name="Standard"><text:s text:c="15"/>2.20251e-18 <text:s text:c="2"/>netid: c_4570:n</text:p>
      <text:p text:style-name="Standard"><text:s text:c="16"/>3.0614e-18 <text:s text:c="2"/>netid: c_4566:n</text:p>
      <text:p text:style-name="Standard"><text:s text:c="15"/>1.61767e-18 <text:s text:c="2"/>netid: c_4645:n</text:p>
      <text:p text:style-name="Standard"><text:s text:c="15"/>7.52152e-18 <text:s text:c="2"/>netid: c_4604:n</text:p>
      <text:p text:style-name="Standard"><text:s text:c="15"/>3.54742e-18 <text:s text:c="2"/>netid: c_4647:n</text:p>
      <text:p text:style-name="Standard"><text:s text:c="15"/>3.17199e-18 <text:s text:c="2"/>netid: c_4612:n</text:p>
      <text:p text:style-name="Standard"><text:s text:c="15"/>2.64373e-19 <text:s text:c="2"/>netid: c_4585:n</text:p>
      <text:p text:style-name="Standard"><text:s text:c="15"/>1.97441e-18 <text:s text:c="2"/>netid: c_4605:n</text:p>
      <text:p text:style-name="Standard"><text:s text:c="15"/>2.25985e-19 <text:s text:c="2"/>netid: c_4612:n</text:p>
      <text:p text:style-name="Standard"><text:s text:c="15"/>9.21543e-18 <text:s text:c="2"/>netid: c_4604:n</text:p>
      <text:p text:style-name="Standard"><text:s text:c="15"/>5.46111e-18 <text:s text:c="2"/>netid: c_4647:n</text:p>
      <text:p text:style-name="Standard"><text:s text:c="15"/>1.06095e-18 <text:s text:c="2"/>netid: c_4567:n</text:p>
      <text:p text:style-name="Standard"><text:s text:c="15"/>1.11447e-17 <text:s text:c="2"/>netid: c_4604:n</text:p>
      <text:p text:style-name="Standard"><text:s text:c="15"/>1.88286e-17 <text:s text:c="2"/>netid: c_4566:n</text:p>
      <text:p text:style-name="Standard"><text:s text:c="15"/>2.05723e-18 <text:s text:c="2"/>netid: c_4604:n</text:p>
      <text:p text:style-name="Standard"><text:s text:c="15"/>8.16938e-18 <text:s text:c="2"/>netid: c_4604:n</text:p>
      <text:p text:style-name="Standard"><text:s text:c="15"/>3.40667e-18 <text:s text:c="2"/>netid: c_4604:n</text:p>
      <text:p text:style-name="Standard"><text:s text:c="15"/>1.24289e-18 <text:s text:c="2"/>netid: XI5/XI3/MNM0:g</text:p>
      <text:p text:style-name="Standard"><text:s text:c="15"/>1.12557e-18 <text:s text:c="2"/>netid: XI5/XI2/MPM1:g</text:p>
      <text:p text:style-name="Standard"><text:s text:c="15"/>2.24785e-18 <text:s text:c="2"/>netid: c_4623:n</text:p>
      <text:p text:style-name="Standard"><text:s text:c="15"/>4.04048e-19 <text:s text:c="2"/>netid: c_4663:n</text:p>
      <text:p text:style-name="Standard"><text:s text:c="15"/>1.63467e-18 <text:s text:c="2"/>netid: c_4664:n</text:p>
      <text:p text:style-name="Standard"><text:s text:c="15"/>5.89337e-19 <text:s text:c="2"/>netid: c_4612:n</text:p>
      <text:p text:style-name="Standard"><text:soft-page-break/><text:s text:c="15"/>1.53488e-18 <text:s text:c="2"/>netid: c_4585:n</text:p>
      <text:p text:style-name="Standard"><text:s text:c="15"/>3.25665e-18 <text:s text:c="2"/>netid: c_4603:n</text:p>
      <text:p text:style-name="Standard"><text:s text:c="15"/>1.37308e-18 <text:s text:c="2"/>netid: c_4668:n</text:p>
      <text:p text:style-name="Standard"><text:s text:c="15"/>9.06582e-19 <text:s text:c="2"/>netid: c_4669:n</text:p>
      <text:p text:style-name="Standard"><text:s text:c="15"/>9.15384e-19 <text:s text:c="2"/>netid: c_4615:n</text:p>
      <text:p text:style-name="Standard"><text:s text:c="15"/>2.94582e-18 <text:s text:c="2"/>netid: c_4604:n</text:p>
      <text:p text:style-name="Standard"><text:s text:c="15"/>2.16568e-18 <text:s text:c="2"/>netid: c_4618:n</text:p>
      <text:p text:style-name="Standard"><text:s text:c="15"/>9.52079e-19 <text:s text:c="2"/>netid: c_4612:n</text:p>
      <text:p text:style-name="Standard"><text:s text:c="15"/>4.69094e-18 <text:s text:c="2"/>netid: c_4891:n</text:p>
      <text:p text:style-name="Standard"><text:s text:c="15"/>3.67155e-18 <text:s text:c="2"/>netid: c_4926:n</text:p>
      <text:p text:style-name="Standard"><text:s text:c="15"/>2.68637e-18 <text:s text:c="2"/>netid: c_4878:n</text:p>
      <text:p text:style-name="Standard"><text:s text:c="15"/>2.71025e-18 <text:s text:c="2"/>netid: c_4879:n</text:p>
      <text:p text:style-name="Standard"><text:s text:c="15"/>5.61471e-19 <text:s text:c="2"/>netid: XI5/XI6/MPM0:d</text:p>
      <text:p text:style-name="Standard"><text:s text:c="15"/>3.29734e-18 <text:s text:c="2"/>netid: c_4891:n</text:p>
      <text:p text:style-name="Standard"><text:s text:c="15"/>1.68389e-18 <text:s text:c="2"/>netid: c_4883:n</text:p>
      <text:p text:style-name="Standard"><text:s text:c="15"/>5.19383e-18 <text:s text:c="2"/>netid: c_4926:n</text:p>
      <text:p text:style-name="Standard"><text:s text:c="15"/>1.71245e-18 <text:s text:c="2"/>netid: c_4927:n</text:p>
      <text:p text:style-name="Standard"><text:s text:c="15"/>5.19381e-18 <text:s text:c="2"/>netid: c_4878:n</text:p>
      <text:p text:style-name="Standard"><text:s text:c="15"/>7.93237e-19 <text:s text:c="2"/>netid: XI5/XI6/MPM0:d</text:p>
      <text:p text:style-name="Standard"><text:s text:c="15"/>5.19381e-18 <text:s text:c="2"/>netid: c_4891:n</text:p>
      <text:p text:style-name="Standard"><text:s text:c="15"/>1.25606e-18 <text:s text:c="2"/>netid: XI5/NET24</text:p>
      <text:p text:style-name="Standard"><text:s text:c="15"/>5.76958e-18 <text:s text:c="2"/>netid: c_4907:n</text:p>
      <text:p text:style-name="Standard"><text:s text:c="15"/>1.85974e-17 <text:s text:c="2"/>netid: c_4884:n</text:p>
      <text:p text:style-name="Standard"><text:s text:c="15"/>3.95594e-18 <text:s text:c="2"/>netid: c_4885:n</text:p>
      <text:p text:style-name="Standard"><text:s text:c="15"/>1.68649e-18 <text:s text:c="2"/>netid: XI5/XI1/XI0/MNM0:g</text:p>
      <text:p text:style-name="Standard"><text:s text:c="15"/>9.91589e-18 <text:s text:c="2"/>netid: c_4884:n</text:p>
      <text:p text:style-name="Standard"><text:s text:c="15"/>4.02438e-18 <text:s text:c="2"/>netid: c_4884:n</text:p>
      <text:p text:style-name="Standard"><text:s text:c="15"/>1.14709e-17 <text:s text:c="2"/>netid: c_4884:n</text:p>
      <text:p text:style-name="Standard"><text:s text:c="15"/>1.04205e-18 <text:s text:c="2"/>netid: c_4877:n</text:p>
      <text:p text:style-name="Standard"><text:s text:c="15"/>1.63675e-18 <text:s text:c="2"/>netid: c_4884:n</text:p>
      <text:p text:style-name="Standard"><text:s text:c="15"/>2.05428e-19 <text:s text:c="2"/>netid: c_4940:n</text:p>
      <text:p text:style-name="Standard"><text:s text:c="15"/>7.42848e-18 <text:s text:c="2"/>netid: XI5/NET24</text:p>
      <text:p text:style-name="Standard"><text:s text:c="15"/>1.90129e-18 <text:s text:c="2"/>netid: c_4891:n</text:p>
      <text:p text:style-name="Standard"><text:s text:c="15"/>4.80043e-18 <text:s text:c="2"/>netid: c_4927:n</text:p>
      <text:p text:style-name="Standard"><text:s text:c="15"/>8.22126e-18 <text:s text:c="2"/>netid: c_4891:n</text:p>
      <text:p text:style-name="Standard"><text:s text:c="15"/>6.61803e-18 <text:s text:c="2"/>netid: c_4927:n</text:p>
      <text:p text:style-name="Standard"><text:s text:c="15"/>8.16734e-19 <text:s text:c="2"/>netid: c_4891:n</text:p>
      <text:p text:style-name="Standard"><text:s text:c="15"/>5.44807e-18 <text:s text:c="2"/>netid: c_4879:n</text:p>
      <text:p text:style-name="Standard"><text:s text:c="15"/>5.44807e-18 <text:s text:c="2"/>netid: c_4924:n</text:p>
      <text:p text:style-name="Standard"><text:s text:c="15"/>1.28072e-18 <text:s text:c="2"/>netid: c_4877:n</text:p>
      <text:p text:style-name="Standard"><text:s text:c="15"/>5.44807e-18 <text:s text:c="2"/>netid: c_5011:n</text:p>
      <text:p text:style-name="Standard"><text:s text:c="15"/>6.78497e-18 <text:s text:c="2"/>netid: c_4877:n</text:p>
      <text:p text:style-name="Standard"><text:s text:c="15"/>7.23733e-18 <text:s text:c="2"/>netid: c_4962:n</text:p>
      <text:p text:style-name="Standard"><text:s text:c="15"/>5.10454e-19 <text:s text:c="2"/>netid: XI5/XI1/XI0/MNM0:g</text:p>
      <text:p text:style-name="Standard"><text:s text:c="15"/>1.94894e-18 <text:s text:c="2"/>netid: c_4935:n</text:p>
      <text:p text:style-name="Standard"><text:s text:c="15"/>8.83359e-19 <text:s text:c="2"/>netid: c_4936:n</text:p>
      <text:p text:style-name="Standard"><text:s text:c="15"/>1.68178e-18 <text:s text:c="2"/>netid: c_4896:n</text:p>
      <text:p text:style-name="Standard"><text:s text:c="15"/>1.25717e-18 <text:s text:c="2"/>netid: c_4930:n</text:p>
      <text:p text:style-name="Standard"><text:s text:c="15"/>1.86714e-18 <text:s text:c="2"/>netid: c_4927:n</text:p>
      <text:p text:style-name="Standard"><text:s text:c="15"/>1.53854e-18 <text:s text:c="2"/>netid: c_4885:n</text:p>
      <text:p text:style-name="Standard"><text:s text:c="15"/>1.57831e-18 <text:s text:c="2"/>netid: c_4962:n</text:p>
      <text:p text:style-name="Standard"><text:s text:c="15"/>2.23694e-19 <text:s text:c="2"/>netid: c_5156:n</text:p>
      <text:p text:style-name="Standard"><text:soft-page-break/><text:s text:c="15"/>1.44848e-18 <text:s text:c="2"/>netid: c_5157:n</text:p>
      <text:p text:style-name="Standard"><text:s text:c="15"/>1.88199e-18 <text:s text:c="2"/>netid: XI5/XI0/XI0/MNM0:g</text:p>
      <text:p text:style-name="Standard"><text:s text:c="15"/>2.53304e-18 <text:s text:c="2"/>netid: c_5132:n</text:p>
      <text:p text:style-name="Standard"><text:s text:c="15"/>2.99973e-18 <text:s text:c="2"/>netid: c_83:n</text:p>
      <text:p text:style-name="Standard"><text:s text:c="15"/>1.78952e-18 <text:s text:c="2"/>netid: c_83:n</text:p>
      <text:p text:style-name="Standard"><text:s text:c="15"/>1.74359e-18 <text:s text:c="2"/>netid: XI5/XI5/MNM1:s</text:p>
      <text:p text:style-name="Standard"><text:s text:c="15"/>1.47044e-18 <text:s text:c="2"/>netid: c_107:n</text:p>
      <text:p text:style-name="Standard"><text:s text:c="15"/>5.68103e-18 <text:s text:c="2"/>netid: c_107:n</text:p>
      <text:p text:style-name="Standard"><text:s text:c="15"/>9.35552e-19 <text:s text:c="2"/>netid: XI5/XI5/MNM2:s</text:p>
      <text:p text:style-name="Standard"><text:s text:c="15"/>9.79555e-19 <text:s text:c="2"/>netid: c_107:n</text:p>
      <text:p text:style-name="Standard"><text:s text:c="15"/>1.37723e-18 <text:s text:c="2"/>netid: XI5/XI5/MNM2:s</text:p>
      <text:p text:style-name="Standard"><text:s text:c="16"/>1.7517e-18 <text:s text:c="2"/>netid: c_130:n</text:p>
      <text:p text:style-name="Standard"><text:s text:c="15"/>1.80148e-18 <text:s text:c="2"/>netid: c_130:n</text:p>
      <text:p text:style-name="Standard"><text:s text:c="15"/>1.00478e-18 <text:s text:c="2"/>netid: XI5/XI6/MNM1:s</text:p>
      <text:p text:style-name="Standard"><text:s text:c="15"/>9.85881e-19 <text:s text:c="2"/>netid: c_154:n</text:p>
      <text:p text:style-name="Standard"><text:s text:c="15"/>3.96258e-19 <text:s text:c="2"/>netid: XI5/XI6/MNM2:s</text:p>
      <text:p text:style-name="Standard"><text:s text:c="15"/>3.62614e-19 <text:s text:c="2"/>netid: c_331:n</text:p>
      <text:p text:style-name="Standard"><text:s text:c="15"/>2.10912e-19 <text:s text:c="2"/>netid: XI5/XI2/MNM1:s</text:p>
      <text:p text:style-name="Standard"><text:s text:c="16"/>1.4775e-18 <text:s text:c="2"/>netid: c_358:n</text:p>
      <text:p text:style-name="Standard"><text:s text:c="15"/>3.89867e-19 <text:s text:c="2"/>netid: XI5/XI3/MNM1:s</text:p>
      <text:p text:style-name="Standard"><text:s text:c="15"/>2.45577e-18 <text:s text:c="2"/>netid: c_551:n</text:p>
      <text:p text:style-name="Standard"><text:s text:c="15"/>1.12735e-18 <text:s text:c="2"/>netid: XI5/XI0/XI0/MNM1:s</text:p>
      <text:p text:style-name="Standard"><text:s text:c="15"/>2.47987e-18 <text:s text:c="2"/>netid: c_574:n</text:p>
      <text:p text:style-name="Standard"><text:s text:c="15"/>1.12735e-18 <text:s text:c="2"/>netid: XI5/XI0/XI1/MNM1:s</text:p>
      <text:p text:style-name="Standard"><text:s text:c="15"/>1.03869e-18 <text:s text:c="2"/>netid: c_5372:n</text:p>
      <text:p text:style-name="Standard"><text:s text:c="15"/>3.47796e-19 <text:s text:c="2"/>netid: c_5372:n</text:p>
      <text:p text:style-name="Standard"><text:s text:c="15"/>1.81814e-18 <text:s text:c="2"/>netid: c_5372:n</text:p>
      <text:p text:style-name="Standard"><text:s text:c="15"/>3.73936e-19 <text:s text:c="2"/>netid: c_5373:n</text:p>
      <text:p text:style-name="Standard"><text:s text:c="15"/>5.92912e-19 <text:s text:c="2"/>netid: c_5372:n</text:p>
      <text:p text:style-name="Standard"><text:s text:c="16"/>4.0638e-18 <text:s text:c="2"/>netid: c_5372:n</text:p>
      <text:p text:style-name="Standard"><text:s text:c="15"/>2.76453e-17 <text:s text:c="2"/>netid: c_5372:n</text:p>
      <text:p text:style-name="Standard"><text:s text:c="15"/>2.21042e-18 <text:s text:c="2"/>netid: c_5421:n</text:p>
      <text:p text:style-name="Standard"><text:s text:c="15"/>1.92103e-18 <text:s text:c="2"/>netid: c_5349:n</text:p>
      <text:p text:style-name="Standard"><text:s text:c="15"/>1.63578e-18 <text:s text:c="2"/>netid: c_5421:n</text:p>
      <text:p text:style-name="Standard"><text:s text:c="15"/>2.16219e-18 <text:s text:c="2"/>netid: c_5450:n</text:p>
      <text:p text:style-name="Standard"><text:s text:c="15"/>1.72174e-18 <text:s text:c="2"/>netid: c_5451:n</text:p>
      <text:p text:style-name="Standard"><text:s text:c="15"/>4.63345e-18 <text:s text:c="2"/>netid: c_5347:n</text:p>
      <text:p text:style-name="Standard"><text:s text:c="16"/>1.1412e-17 <text:s text:c="2"/>netid: c_5453:n</text:p>
      <text:p text:style-name="Standard"><text:s text:c="15"/>1.01497e-18 <text:s text:c="2"/>netid: c_5348:n</text:p>
      <text:p text:style-name="Standard"><text:s text:c="15"/>1.67897e-18 <text:s text:c="2"/>netid: XI6/XI1/XI1/MNM0:g</text:p>
      <text:p text:style-name="Standard"><text:s text:c="15"/>1.80117e-18 <text:s text:c="2"/>netid: c_5344:n</text:p>
      <text:p text:style-name="Standard"><text:s text:c="15"/>3.13986e-18 <text:s text:c="2"/>netid: c_5457:n</text:p>
      <text:p text:style-name="Standard"><text:s text:c="15"/>4.98769e-19 <text:s text:c="2"/>netid: c_5353:n</text:p>
      <text:p text:style-name="Standard"><text:s text:c="15"/>3.13192e-18 <text:s text:c="2"/>netid: c_5383:n</text:p>
      <text:p text:style-name="Standard"><text:s text:c="15"/>3.39736e-17 <text:s text:c="2"/>netid: c_5357:n</text:p>
      <text:p text:style-name="Standard"><text:s text:c="15"/>4.31118e-18 <text:s text:c="2"/>netid: c_5461:n</text:p>
      <text:p text:style-name="Standard"><text:s text:c="15"/>6.64661e-17 <text:s text:c="2"/>netid: c_5372:n</text:p>
      <text:p text:style-name="Standard"><text:s text:c="15"/>3.06695e-18 <text:s text:c="2"/>netid: c_5372:n</text:p>
      <text:p text:style-name="Standard"><text:s text:c="15"/>7.62642e-18 <text:s text:c="2"/>netid: c_5372:n</text:p>
      <text:p text:style-name="Standard"><text:s text:c="15"/>2.42255e-19 <text:s text:c="2"/>netid: c_5371:n</text:p>
      <text:p text:style-name="Standard"><text:s text:c="15"/>2.38195e-18 <text:s text:c="2"/>netid: c_5372:n</text:p>
      <text:p text:style-name="Standard"><text:s text:c="15"/>4.03425e-19 <text:s text:c="2"/>netid: c_5336:n</text:p>
      <text:p text:style-name="Standard"><text:soft-page-break/><text:s text:c="15"/>5.47359e-19 <text:s text:c="2"/>netid: c_5338:n</text:p>
      <text:p text:style-name="Standard"><text:s text:c="16"/>2.8986e-18 <text:s text:c="2"/>netid: c_5469:n</text:p>
      <text:p text:style-name="Standard"><text:s text:c="15"/>1.46627e-18 <text:s text:c="2"/>netid: c_5372:n</text:p>
      <text:p text:style-name="Standard"><text:s text:c="15"/>2.85144e-19 <text:s text:c="2"/>netid: c_5409:n</text:p>
      <text:p text:style-name="Standard"><text:s text:c="15"/>7.72738e-19 <text:s text:c="2"/>netid: c_5391:n</text:p>
      <text:p text:style-name="Standard"><text:s text:c="15"/>2.02276e-19 <text:s text:c="2"/>netid: c_5392:n</text:p>
      <text:p text:style-name="Standard"><text:s text:c="15"/>1.46107e-18 <text:s text:c="2"/>netid: XI6/XI2/MNM0:g</text:p>
      <text:p text:style-name="Standard"><text:s text:c="17"/>1.243e-18 <text:s text:c="2"/>netid: c_5475:n</text:p>
      <text:p text:style-name="Standard"><text:s text:c="15"/>8.39691e-19 <text:s text:c="2"/>netid: c_5476:n</text:p>
      <text:p text:style-name="Standard"><text:s text:c="15"/>5.45875e-19 <text:s text:c="2"/>netid: c_5370:n</text:p>
      <text:p text:style-name="Standard"><text:s text:c="15"/>9.49265e-19 <text:s text:c="2"/>netid: c_5373:n</text:p>
      <text:p text:style-name="Standard"><text:s text:c="15"/>1.44549e-18 <text:s text:c="2"/>netid: c_5372:n</text:p>
      <text:p text:style-name="Standard"><text:s text:c="15"/>4.58717e-19 <text:s text:c="2"/>netid: c_5480:n</text:p>
      <text:p text:style-name="Standard"><text:s text:c="15"/>5.01834e-18 <text:s text:c="2"/>netid: c_5469:n</text:p>
      <text:p text:style-name="Standard"><text:s text:c="15"/>7.18206e-19 <text:s text:c="2"/>netid: c_5469:n</text:p>
      <text:p text:style-name="Standard"><text:s text:c="15"/>3.61903e-19 <text:s text:c="2"/>netid: c_5371:n</text:p>
      <text:p text:style-name="Standard"><text:s text:c="16"/>4.1024e-19 <text:s text:c="2"/>netid: c_5337:n</text:p>
      <text:p text:style-name="Standard"><text:s text:c="15"/>2.13011e-19 <text:s text:c="2"/>netid: c_5338:n</text:p>
      <text:p text:style-name="Standard"><text:s text:c="16"/>6.0847e-18 <text:s text:c="2"/>netid: c_5372:n</text:p>
      <text:p text:style-name="Standard"><text:s text:c="15"/>2.80103e-18 <text:s text:c="2"/>netid: c_5475:n</text:p>
      <text:p text:style-name="Standard"><text:s text:c="15"/>4.97844e-19 <text:s text:c="2"/>netid: c_5469:n</text:p>
      <text:p text:style-name="Standard"><text:s text:c="15"/>2.95888e-18 <text:s text:c="2"/>netid: c_5373:n</text:p>
      <text:p text:style-name="Standard"><text:s text:c="15"/>4.41378e-18 <text:s text:c="2"/>netid: c_5372:n</text:p>
      <text:p text:style-name="Standard"><text:s text:c="15"/>1.16418e-18 <text:s text:c="2"/>netid: c_5409:n</text:p>
      <text:p text:style-name="Standard"><text:s text:c="15"/>5.40164e-18 <text:s text:c="2"/>netid: c_5391:n</text:p>
      <text:p text:style-name="Standard"><text:s text:c="15"/>8.74562e-19 <text:s text:c="2"/>netid: c_5392:n</text:p>
      <text:p text:style-name="Standard"><text:s text:c="15"/>1.44333e-18 <text:s text:c="2"/>netid: c_5336:n</text:p>
      <text:p text:style-name="Standard"><text:s text:c="15"/>6.58726e-19 <text:s text:c="2"/>netid: c_5337:n</text:p>
      <text:p text:style-name="Standard"><text:s text:c="15"/>1.51657e-18 <text:s text:c="2"/>netid: c_5421:n</text:p>
      <text:p text:style-name="Standard"><text:s text:c="15"/>2.98898e-18 <text:s text:c="2"/>netid: c_5450:n</text:p>
      <text:p text:style-name="Standard"><text:s text:c="15"/>1.98288e-18 <text:s text:c="2"/>netid: c_5451:n</text:p>
      <text:p text:style-name="Standard"><text:s text:c="15"/>6.56489e-18 <text:s text:c="2"/>netid: c_5347:n</text:p>
      <text:p text:style-name="Standard"><text:s text:c="15"/>1.30543e-18 <text:s text:c="2"/>netid: c_5453:n</text:p>
      <text:p text:style-name="Standard"><text:s text:c="15"/>1.37552e-18 <text:s text:c="2"/>netid: c_5348:n</text:p>
      <text:p text:style-name="Standard"><text:s text:c="15"/>4.11483e-19 <text:s text:c="2"/>netid: XI6/XI1/XI1/MNM0:g</text:p>
      <text:p text:style-name="Standard"><text:s text:c="15"/>1.41652e-18 <text:s text:c="2"/>netid: c_5356:n</text:p>
      <text:p text:style-name="Standard"><text:s text:c="15"/>1.11391e-18 <text:s text:c="2"/>netid: c_5422:n</text:p>
      <text:p text:style-name="Standard"><text:s text:c="15"/>2.21689e-18 <text:s text:c="2"/>netid: c_5461:n</text:p>
      <text:p text:style-name="Standard"><text:s text:c="15"/>3.48927e-18 <text:s text:c="2"/>netid: c_5373:n</text:p>
      <text:p text:style-name="Standard"><text:s text:c="15"/>1.20154e-16 <text:s text:c="2"/>netid: c_5372:n</text:p>
      <text:p text:style-name="Standard"><text:s text:c="15"/>4.25029e-18 <text:s text:c="2"/>netid: c_5372:n</text:p>
      <text:p text:style-name="Standard"><text:s text:c="16"/>1.0649e-18 <text:s text:c="2"/>netid: c_5835:n</text:p>
      <text:p text:style-name="Standard"><text:s text:c="15"/>1.90707e-18 <text:s text:c="2"/>netid: c_5776:n</text:p>
      <text:p text:style-name="Standard"><text:s text:c="15"/>1.10245e-18 <text:s text:c="2"/>netid: c_5837:n</text:p>
      <text:p text:style-name="Standard"><text:s text:c="15"/>8.42892e-18 <text:s text:c="2"/>netid: c_5782:n</text:p>
      <text:p text:style-name="Standard"><text:s text:c="15"/>1.30908e-18 <text:s text:c="2"/>netid: c_5839:n</text:p>
      <text:p text:style-name="Standard"><text:s text:c="15"/>1.41371e-18 <text:s text:c="2"/>netid: c_5840:n</text:p>
      <text:p text:style-name="Standard"><text:s text:c="15"/>1.53895e-18 <text:s text:c="2"/>netid: c_5783:n</text:p>
      <text:p text:style-name="Standard"><text:s text:c="16"/>2.5934e-18 <text:s text:c="2"/>netid: c_5842:n</text:p>
      <text:p text:style-name="Standard"><text:s text:c="15"/>1.15618e-18 <text:s text:c="2"/>netid: c_5843:n</text:p>
      <text:p text:style-name="Standard"><text:s text:c="15"/>5.10113e-18 <text:s text:c="2"/>netid: c_5782:n</text:p>
      <text:p text:style-name="Standard"><text:s text:c="15"/>3.76302e-18 <text:s text:c="2"/>netid: c_5782:n</text:p>
      <text:p text:style-name="Standard"><text:soft-page-break/><text:s text:c="15"/>1.80262e-18 <text:s text:c="2"/>netid: c_5846:n</text:p>
      <text:p text:style-name="Standard"><text:s text:c="15"/>6.47252e-19 <text:s text:c="2"/>netid: c_5791:n</text:p>
      <text:p text:style-name="Standard"><text:s text:c="15"/>2.26629e-18 <text:s text:c="2"/>netid: c_5842:n</text:p>
      <text:p text:style-name="Standard"><text:s text:c="15"/>4.57325e-18 <text:s text:c="2"/>netid: c_5782:n</text:p>
      <text:p text:style-name="Standard"><text:s text:c="15"/>2.72688e-19 <text:s text:c="2"/>netid: c_5782:n</text:p>
      <text:p text:style-name="Standard"><text:s text:c="16"/>1.0795e-17 <text:s text:c="2"/>netid: c_5842:n</text:p>
      <text:p text:style-name="Standard"><text:s text:c="15"/>6.38162e-18 <text:s text:c="2"/>netid: c_5846:n</text:p>
      <text:p text:style-name="Standard"><text:s text:c="15"/>6.38162e-18 <text:s text:c="2"/>netid: c_5839:n</text:p>
      <text:p text:style-name="Standard"><text:s text:c="15"/>2.74237e-18 <text:s text:c="2"/>netid: c_5854:n</text:p>
      <text:p text:style-name="Standard"><text:s text:c="15"/>1.30982e-18 <text:s text:c="2"/>netid: c_5791:n</text:p>
      <text:p text:style-name="Standard"><text:s text:c="15"/>2.23817e-18 <text:s text:c="2"/>netid: c_5809:n</text:p>
      <text:p text:style-name="Standard"><text:s text:c="15"/>2.23097e-18 <text:s text:c="2"/>netid: c_5837:n</text:p>
      <text:p text:style-name="Standard"><text:s text:c="15"/>1.38275e-18 <text:s text:c="2"/>netid: c_5858:n</text:p>
      <text:p text:style-name="Standard"><text:s text:c="15"/>1.50969e-18 <text:s text:c="2"/>netid: XI6/NET34</text:p>
      <text:p text:style-name="Standard"><text:s text:c="15"/>9.05606e-18 <text:s text:c="2"/>netid: c_5813:n</text:p>
      <text:p text:style-name="Standard"><text:s text:c="16"/>4.6463e-18 <text:s text:c="2"/>netid: c_5861:n</text:p>
      <text:p text:style-name="Standard"><text:s text:c="15"/>4.61816e-17 <text:s text:c="2"/>netid: c_5820:n</text:p>
      <text:p text:style-name="Standard"><text:s text:c="15"/>4.52987e-18 <text:s text:c="2"/>netid: c_5815:n</text:p>
      <text:p text:style-name="Standard"><text:s text:c="15"/>1.79501e-18 <text:s text:c="2"/>netid: XI6/XI1/XI1/MPM1:g</text:p>
      <text:p text:style-name="Standard"><text:s text:c="15"/>1.83242e-18 <text:s text:c="2"/>netid: c_5827:n</text:p>
      <text:p text:style-name="Standard"><text:s text:c="15"/>1.61574e-17 <text:s text:c="2"/>netid: c_5866:n</text:p>
      <text:p text:style-name="Standard"><text:s text:c="15"/>1.42552e-18 <text:s text:c="2"/>netid: c_5813:n</text:p>
      <text:p text:style-name="Standard"><text:s text:c="15"/>2.12076e-18 <text:s text:c="2"/>netid: XI6/XI1/XI1/MPM1:g</text:p>
      <text:p text:style-name="Standard"><text:s text:c="15"/>4.27255e-19 <text:s text:c="2"/>netid: c_5833:n</text:p>
      <text:p text:style-name="Standard"><text:s text:c="15"/>4.82281e-19 <text:s text:c="2"/>netid: c_5858:n</text:p>
      <text:p text:style-name="Standard"><text:s text:c="15"/>4.48116e-19 <text:s text:c="2"/>netid: XI6/NET34</text:p>
      <text:p text:style-name="Standard"><text:s text:c="15"/>8.70046e-18 <text:s text:c="2"/>netid: c_5854:n</text:p>
      <text:p text:style-name="Standard"><text:s text:c="15"/>3.19147e-19 <text:s text:c="2"/>netid: c_5843:n</text:p>
      <text:p text:style-name="Standard"><text:s text:c="15"/>1.48835e-18 <text:s text:c="2"/>netid: c_5835:n</text:p>
      <text:p text:style-name="Standard"><text:s text:c="15"/>1.43223e-17 <text:s text:c="2"/>netid: c_5782:n</text:p>
      <text:p text:style-name="Standard"><text:s text:c="15"/>4.53798e-18 <text:s text:c="2"/>netid: c_5846:n</text:p>
      <text:p text:style-name="Standard"><text:s text:c="15"/>1.76858e-18 <text:s text:c="2"/>netid: c_5877:n</text:p>
      <text:p text:style-name="Standard"><text:s text:c="15"/>3.61694e-18 <text:s text:c="2"/>netid: c_5878:n</text:p>
      <text:p text:style-name="Standard"><text:s text:c="15"/>1.61111e-17 <text:s text:c="2"/>netid: c_5840:n</text:p>
      <text:p text:style-name="Standard"><text:s text:c="15"/>3.61694e-18 <text:s text:c="2"/>netid: c_5801:n</text:p>
      <text:p text:style-name="Standard"><text:s text:c="15"/>3.61694e-18 <text:s text:c="2"/>netid: c_5881:n</text:p>
      <text:p text:style-name="Standard"><text:s text:c="15"/>3.59397e-18 <text:s text:c="2"/>netid: c_5882:n</text:p>
      <text:p text:style-name="Standard"><text:s text:c="15"/>4.45315e-18 <text:s text:c="2"/>netid: c_5883:n</text:p>
      <text:p text:style-name="Standard"><text:s text:c="15"/>1.65547e-18 <text:s text:c="2"/>netid: c_5854:n</text:p>
      <text:p text:style-name="Standard"><text:s text:c="15"/>1.19514e-17 <text:s text:c="2"/>netid: c_5809:n</text:p>
      <text:p text:style-name="Standard"><text:s text:c="15"/>3.71236e-18 <text:s text:c="2"/>netid: c_5791:n</text:p>
      <text:p text:style-name="Standard"><text:s text:c="15"/>1.33767e-18 <text:s text:c="2"/>netid: c_5791:n</text:p>
      <text:p text:style-name="Standard"><text:s text:c="15"/>1.45228e-18 <text:s text:c="2"/>netid: c_5791:n</text:p>
      <text:p text:style-name="Standard"><text:s text:c="15"/>3.92739e-18 <text:s text:c="2"/>netid: c_5791:n</text:p>
      <text:p text:style-name="Standard"><text:s text:c="15"/>1.42572e-18 <text:s text:c="2"/>netid: c_5791:n</text:p>
      <text:p text:style-name="Standard"><text:s text:c="15"/>2.10246e-18 <text:s text:c="2"/>netid: c_5854:n</text:p>
      <text:p text:style-name="Standard"><text:s text:c="15"/>3.53369e-19 <text:s text:c="2"/>netid: c_5827:n</text:p>
      <text:p text:style-name="Standard"><text:s text:c="15"/>3.97338e-18 <text:s text:c="2"/>netid: c_5854:n</text:p>
      <text:p text:style-name="Standard"><text:s text:c="15"/>6.34898e-17 <text:s text:c="2"/>netid: c_5791:n</text:p>
      <text:p text:style-name="Standard"><text:s text:c="16"/>7.4799e-19 <text:s text:c="2"/>netid: c_5820:n</text:p>
      <text:p text:style-name="Standard"><text:s text:c="15"/>2.88896e-18 <text:s text:c="2"/>netid: c_5816:n</text:p>
      <text:p text:style-name="Standard"><text:s text:c="15"/>7.73185e-18 <text:s text:c="2"/>netid: c_5824:n</text:p>
      <text:p text:style-name="Standard"><text:soft-page-break/><text:s text:c="16"/>4.0245e-18 <text:s text:c="2"/>netid: c_5814:n</text:p>
      <text:p text:style-name="Standard"><text:s text:c="15"/>2.44369e-17 <text:s text:c="2"/>netid: c_5815:n</text:p>
      <text:p text:style-name="Standard"><text:s text:c="15"/>7.59033e-18 <text:s text:c="2"/>netid: c_5900:n</text:p>
      <text:p text:style-name="Standard"><text:s text:c="15"/>4.72505e-19 <text:s text:c="2"/>netid: XI6/XI1/XI1/MPM1:g</text:p>
      <text:p text:style-name="Standard"><text:s text:c="15"/>6.78883e-19 <text:s text:c="2"/>netid: c_5902:n</text:p>
      <text:p text:style-name="Standard"><text:s text:c="15"/>1.30997e-17 <text:s text:c="2"/>netid: c_5827:n</text:p>
      <text:p text:style-name="Standard"><text:s text:c="15"/>9.57809e-17 <text:s text:c="2"/>netid: c_5866:n</text:p>
      <text:p text:style-name="Standard"><text:s text:c="15"/>1.32269e-18 <text:s text:c="2"/>netid: c_5905:n</text:p>
      <text:p text:style-name="Standard"><text:s text:c="15"/>5.60162e-18 <text:s text:c="2"/>netid: XI6/NET34</text:p>
      <text:p text:style-name="Standard"><text:s text:c="16"/>1.4403e-18 <text:s text:c="2"/>netid: c_5782:n</text:p>
      <text:p text:style-name="Standard"><text:s text:c="15"/>3.97294e-18 <text:s text:c="2"/>netid: c_5908:n</text:p>
      <text:p text:style-name="Standard"><text:s text:c="15"/>5.27533e-18 <text:s text:c="2"/>netid: c_5778:n</text:p>
      <text:p text:style-name="Standard"><text:s text:c="15"/>2.91541e-19 <text:s text:c="2"/>netid: c_5877:n</text:p>
      <text:p text:style-name="Standard"><text:s text:c="15"/>2.85007e-18 <text:s text:c="2"/>netid: c_5840:n</text:p>
      <text:p text:style-name="Standard"><text:s text:c="15"/>1.64875e-18 <text:s text:c="2"/>netid: c_5801:n</text:p>
      <text:p text:style-name="Standard"><text:s text:c="15"/>6.13473e-18 <text:s text:c="2"/>netid: c_5882:n</text:p>
      <text:p text:style-name="Standard"><text:s text:c="15"/>5.68132e-18 <text:s text:c="2"/>netid: c_5883:n</text:p>
      <text:p text:style-name="Standard"><text:s text:c="15"/>2.06181e-18 <text:s text:c="2"/>netid: c_6155:n</text:p>
      <text:p text:style-name="Standard"><text:s text:c="15"/>2.48097e-19 <text:s text:c="2"/>netid: c_6187:n</text:p>
      <text:p text:style-name="Standard"><text:s text:c="15"/>3.15306e-19 <text:s text:c="2"/>netid: c_6156:n</text:p>
      <text:p text:style-name="Standard"><text:s text:c="15"/>3.95483e-18 <text:s text:c="2"/>netid: c_6165:n</text:p>
      <text:p text:style-name="Standard"><text:s text:c="15"/>1.57934e-18 <text:s text:c="2"/>netid: c_6214:n</text:p>
      <text:p text:style-name="Standard"><text:s text:c="16"/>7.7107e-19 <text:s text:c="2"/>netid: c_6215:n</text:p>
      <text:p text:style-name="Standard"><text:s text:c="16"/>2.1807e-18 <text:s text:c="2"/>netid: c_6157:n</text:p>
      <text:p text:style-name="Standard"><text:s text:c="16"/>1.3673e-18 <text:s text:c="2"/>netid: c_6157:n</text:p>
      <text:p text:style-name="Standard"><text:s text:c="15"/>3.02738e-18 <text:s text:c="2"/>netid: c_6157:n</text:p>
      <text:p text:style-name="Standard"><text:s text:c="16"/>7.7107e-19 <text:s text:c="2"/>netid: c_6219:n</text:p>
      <text:p text:style-name="Standard"><text:s text:c="15"/>1.15149e-18 <text:s text:c="2"/>netid: c_6157:n</text:p>
      <text:p text:style-name="Standard"><text:s text:c="15"/>1.39653e-18 <text:s text:c="2"/>netid: c_6157:n</text:p>
      <text:p text:style-name="Standard"><text:s text:c="15"/>8.25541e-19 <text:s text:c="2"/>netid: c_6157:n</text:p>
      <text:p text:style-name="Standard"><text:s text:c="15"/>6.50348e-19 <text:s text:c="2"/>netid: c_6157:n</text:p>
      <text:p text:style-name="Standard"><text:s text:c="15"/>2.55375e-18 <text:s text:c="2"/>netid: c_6224:n</text:p>
      <text:p text:style-name="Standard"><text:s text:c="15"/>1.42184e-18 <text:s text:c="2"/>netid: c_6155:n</text:p>
      <text:p text:style-name="Standard"><text:s text:c="15"/>9.46431e-19 <text:s text:c="2"/>netid: c_6157:n</text:p>
      <text:p text:style-name="Standard"><text:s text:c="15"/>6.99209e-19 <text:s text:c="2"/>netid: c_6138:n</text:p>
      <text:p text:style-name="Standard"><text:s text:c="15"/>7.58014e-18 <text:s text:c="2"/>netid: c_6157:n</text:p>
      <text:p text:style-name="Standard"><text:s text:c="15"/>1.95204e-18 <text:s text:c="2"/>netid: c_6140:n</text:p>
      <text:p text:style-name="Standard"><text:s text:c="15"/>3.76003e-18 <text:s text:c="2"/>netid: c_6141:n</text:p>
      <text:p text:style-name="Standard"><text:s text:c="15"/>1.65614e-18 <text:s text:c="2"/>netid: XI6/XI1/XI0/MPM1:g</text:p>
      <text:p text:style-name="Standard"><text:s text:c="15"/>2.21629e-18 <text:s text:c="2"/>netid: c_6159:n</text:p>
      <text:p text:style-name="Standard"><text:s text:c="15"/>3.07261e-18 <text:s text:c="2"/>netid: c_6233:n</text:p>
      <text:p text:style-name="Standard"><text:s text:c="15"/>2.16219e-18 <text:s text:c="2"/>netid: c_6234:n</text:p>
      <text:p text:style-name="Standard"><text:s text:c="15"/>1.63726e-18 <text:s text:c="2"/>netid: c_6160:n</text:p>
      <text:p text:style-name="Standard"><text:s text:c="15"/>1.07418e-18 <text:s text:c="2"/>netid: c_6161:n</text:p>
      <text:p text:style-name="Standard"><text:s text:c="15"/>1.96302e-18 <text:s text:c="2"/>netid: c_6237:n</text:p>
      <text:p text:style-name="Standard"><text:s text:c="15"/>6.59661e-18 <text:s text:c="2"/>netid: c_6164:n</text:p>
      <text:p text:style-name="Standard"><text:s text:c="15"/>5.72199e-18 <text:s text:c="2"/>netid: c_6139:n</text:p>
      <text:p text:style-name="Standard"><text:s text:c="15"/>2.17339e-18 <text:s text:c="2"/>netid: c_6240:n</text:p>
      <text:p text:style-name="Standard"><text:s text:c="15"/>1.28772e-17 <text:s text:c="2"/>netid: c_6186:n</text:p>
      <text:p text:style-name="Standard"><text:s text:c="15"/>2.17983e-18 <text:s text:c="2"/>netid: c_6165:n</text:p>
      <text:p text:style-name="Standard"><text:s text:c="15"/>6.23601e-18 <text:s text:c="2"/>netid: c_6155:n</text:p>
      <text:p text:style-name="Standard"><text:s text:c="15"/>1.26711e-17 <text:s text:c="2"/>netid: c_6187:n</text:p>
      <text:p text:style-name="Standard"><text:soft-page-break/><text:s text:c="15"/>3.49844e-18 <text:s text:c="2"/>netid: c_6157:n</text:p>
      <text:p text:style-name="Standard"><text:s text:c="15"/>3.94149e-18 <text:s text:c="2"/>netid: c_6203:n</text:p>
      <text:p text:style-name="Standard"><text:s text:c="15"/>2.55966e-18 <text:s text:c="2"/>netid: c_6157:n</text:p>
      <text:p text:style-name="Standard"><text:s text:c="15"/>6.99209e-19 <text:s text:c="2"/>netid: c_6224:n</text:p>
      <text:p text:style-name="Standard"><text:s text:c="15"/>1.07457e-18 <text:s text:c="2"/>netid: c_6203:n</text:p>
      <text:p text:style-name="Standard"><text:s text:c="15"/>5.82101e-18 <text:s text:c="2"/>netid: c_6157:n</text:p>
      <text:p text:style-name="Standard"><text:s text:c="15"/>3.75624e-18 <text:s text:c="2"/>netid: c_6157:n</text:p>
      <text:p text:style-name="Standard"><text:s text:c="15"/>1.30422e-18 <text:s text:c="2"/>netid: c_6157:n</text:p>
      <text:p text:style-name="Standard"><text:s text:c="15"/>6.59261e-19 <text:s text:c="2"/>netid: c_6155:n</text:p>
      <text:p text:style-name="Standard"><text:s text:c="15"/>4.53513e-19 <text:s text:c="2"/>netid: c_6202:n</text:p>
      <text:p text:style-name="Standard"><text:s text:c="15"/>1.80684e-17 <text:s text:c="2"/>netid: c_6157:n</text:p>
      <text:p text:style-name="Standard"><text:s text:c="15"/>9.42062e-18 <text:s text:c="2"/>netid: c_6203:n</text:p>
      <text:p text:style-name="Standard"><text:s text:c="15"/>2.62947e-18 <text:s text:c="2"/>netid: c_6204:n</text:p>
      <text:p text:style-name="Standard"><text:s text:c="15"/>2.06114e-18 <text:s text:c="2"/>netid: c_6203:n</text:p>
      <text:p text:style-name="Standard"><text:s text:c="15"/>4.09011e-19 <text:s text:c="2"/>netid: XI6/XI1/XI0/MPM1:g</text:p>
      <text:p text:style-name="Standard"><text:s text:c="15"/>1.11784e-18 <text:s text:c="2"/>netid: c_6260:n</text:p>
      <text:p text:style-name="Standard"><text:s text:c="15"/>6.42344e-19 <text:s text:c="2"/>netid: c_6159:n</text:p>
      <text:p text:style-name="Standard"><text:s text:c="15"/>8.69181e-19 <text:s text:c="2"/>netid: c_6233:n</text:p>
      <text:p text:style-name="Standard"><text:s text:c="15"/>1.42449e-18 <text:s text:c="2"/>netid: c_6234:n</text:p>
      <text:p text:style-name="Standard"><text:s text:c="15"/>2.06787e-18 <text:s text:c="2"/>netid: c_6264:n</text:p>
      <text:p text:style-name="Standard"><text:s text:c="15"/>2.08465e-18 <text:s text:c="2"/>netid: c_6160:n</text:p>
      <text:p text:style-name="Standard"><text:s text:c="16"/>5.0502e-19 <text:s text:c="2"/>netid: c_6161:n</text:p>
      <text:p text:style-name="Standard"><text:s text:c="15"/>3.70745e-19 <text:s text:c="2"/>netid: c_6267:n</text:p>
      <text:p text:style-name="Standard"><text:s text:c="15"/>5.47762e-19 <text:s text:c="2"/>netid: c_6237:n</text:p>
      <text:p text:style-name="Standard"><text:s text:c="15"/>1.14326e-18 <text:s text:c="2"/>netid: c_6269:n</text:p>
      <text:p text:style-name="Standard"><text:s text:c="15"/>2.83919e-18 <text:s text:c="2"/>netid: c_6139:n</text:p>
      <text:p text:style-name="Standard"><text:s text:c="15"/>1.11545e-18 <text:s text:c="2"/>netid: c_6240:n</text:p>
      <text:p text:style-name="Standard"><text:s text:c="16"/>1.7086e-18 <text:s text:c="2"/>netid: c_6186:n</text:p>
      <text:p text:style-name="Standard"><text:s text:c="15"/>1.61676e-18 <text:s text:c="2"/>netid: c_6187:n</text:p>
      <text:p text:style-name="Standard"><text:s text:c="15"/>4.51529e-18 <text:s text:c="2"/>netid: c_6190:n</text:p>
      <text:p text:style-name="Standard"><text:s text:c="15"/>1.74602e-17 <text:s text:c="2"/>netid: c_6157:n</text:p>
      <text:p text:style-name="Standard"><text:s text:c="15"/>1.55998e-17 <text:s text:c="2"/>netid: c_6157:n</text:p>
      <text:p text:style-name="Standard"><text:s text:c="15"/>3.02055e-18 <text:s text:c="2"/>netid: c_6593:n</text:p>
      <text:p text:style-name="Standard"><text:s text:c="15"/>2.35562e-18 <text:s text:c="2"/>netid: c_6621:n</text:p>
      <text:p text:style-name="Standard"><text:s text:c="15"/>3.48824e-18 <text:s text:c="2"/>netid: c_6889:n</text:p>
      <text:p text:style-name="Standard"><text:s text:c="15"/>3.27075e-18 <text:s text:c="2"/>netid: c_6872:n</text:p>
      <text:p text:style-name="Standard"><text:s text:c="15"/>6.69852e-18 <text:s text:c="2"/>netid: c_6872:n</text:p>
      <text:p text:style-name="Standard"><text:s text:c="15"/>1.18399e-17 <text:s text:c="2"/>netid: c_6892:n</text:p>
      <text:p text:style-name="Standard"><text:s text:c="15"/>1.41809e-18 <text:s text:c="2"/>netid: c_6872:n</text:p>
      <text:p text:style-name="Standard"><text:s text:c="15"/>1.27328e-18 <text:s text:c="2"/>netid: c_6872:n</text:p>
      <text:p text:style-name="Standard"><text:s text:c="15"/>3.77834e-18 <text:s text:c="2"/>netid: c_6872:n</text:p>
      <text:p text:style-name="Standard"><text:s text:c="15"/>4.64604e-18 <text:s text:c="2"/>netid: c_6872:n</text:p>
      <text:p text:style-name="Standard"><text:s text:c="15"/>4.21196e-19 <text:s text:c="2"/>netid: c_6872:n</text:p>
      <text:p text:style-name="Standard"><text:s text:c="15"/>1.16529e-18 <text:s text:c="2"/>netid: c_6872:n</text:p>
      <text:p text:style-name="Standard"><text:s text:c="16"/>9.8901e-19 <text:s text:c="2"/>netid: c_6868:n</text:p>
      <text:p text:style-name="Standard"><text:s text:c="15"/>7.32238e-19 <text:s text:c="2"/>netid: c_6867:n</text:p>
      <text:p text:style-name="Standard"><text:s text:c="16"/>3.9117e-18 <text:s text:c="2"/>netid: c_6892:n</text:p>
      <text:p text:style-name="Standard"><text:s text:c="16"/>2.1122e-18 <text:s text:c="2"/>netid: c_6889:n</text:p>
      <text:p text:style-name="Standard"><text:s text:c="15"/>2.20251e-18 <text:s text:c="2"/>netid: c_6833:n</text:p>
      <text:p text:style-name="Standard"><text:s text:c="16"/>3.0614e-18 <text:s text:c="2"/>netid: c_6829:n</text:p>
      <text:p text:style-name="Standard"><text:s text:c="15"/>1.61767e-18 <text:s text:c="2"/>netid: c_6905:n</text:p>
      <text:p text:style-name="Standard"><text:s text:c="15"/>7.47026e-18 <text:s text:c="2"/>netid: c_6872:n</text:p>
      <text:p text:style-name="Standard"><text:soft-page-break/><text:s text:c="15"/>3.54332e-18 <text:s text:c="2"/>netid: c_6887:n</text:p>
      <text:p text:style-name="Standard"><text:s text:c="15"/>3.18756e-18 <text:s text:c="2"/>netid: c_6868:n</text:p>
      <text:p text:style-name="Standard"><text:s text:c="15"/>2.64373e-19 <text:s text:c="2"/>netid: c_6848:n</text:p>
      <text:p text:style-name="Standard"><text:s text:c="16"/>1.9778e-18 <text:s text:c="2"/>netid: c_6873:n</text:p>
      <text:p text:style-name="Standard"><text:s text:c="15"/>2.25985e-19 <text:s text:c="2"/>netid: c_6868:n</text:p>
      <text:p text:style-name="Standard"><text:s text:c="15"/>9.21543e-18 <text:s text:c="2"/>netid: c_6872:n</text:p>
      <text:p text:style-name="Standard"><text:s text:c="15"/>5.46111e-18 <text:s text:c="2"/>netid: c_6887:n</text:p>
      <text:p text:style-name="Standard"><text:s text:c="15"/>1.06072e-18 <text:s text:c="2"/>netid: c_6830:n</text:p>
      <text:p text:style-name="Standard"><text:s text:c="15"/>1.11447e-17 <text:s text:c="2"/>netid: c_6872:n</text:p>
      <text:p text:style-name="Standard"><text:s text:c="15"/>1.88286e-17 <text:s text:c="2"/>netid: c_6829:n</text:p>
      <text:p text:style-name="Standard"><text:s text:c="15"/>2.05202e-18 <text:s text:c="2"/>netid: c_6872:n</text:p>
      <text:p text:style-name="Standard"><text:s text:c="15"/>2.89995e-18 <text:s text:c="2"/>netid: c_6892:n</text:p>
      <text:p text:style-name="Standard"><text:s text:c="15"/>4.51518e-19 <text:s text:c="2"/>netid: c_6868:n</text:p>
      <text:p text:style-name="Standard"><text:s text:c="16"/>2.6856e-19 <text:s text:c="2"/>netid: c_6851:n</text:p>
      <text:p text:style-name="Standard"><text:s text:c="15"/>2.94582e-18 <text:s text:c="2"/>netid: c_6872:n</text:p>
      <text:p text:style-name="Standard"><text:s text:c="15"/>2.31523e-19 <text:s text:c="2"/>netid: c_6922:n</text:p>
      <text:p text:style-name="Standard"><text:s text:c="15"/>2.00123e-18 <text:s text:c="2"/>netid: c_6868:n</text:p>
      <text:p text:style-name="Standard"><text:s text:c="15"/>8.16938e-18 <text:s text:c="2"/>netid: c_6872:n</text:p>
      <text:p text:style-name="Standard"><text:s text:c="15"/>3.40667e-18 <text:s text:c="2"/>netid: c_6872:n</text:p>
      <text:p text:style-name="Standard"><text:s text:c="15"/>4.69094e-18 <text:s text:c="2"/>netid: c_7146:n</text:p>
      <text:p text:style-name="Standard"><text:s text:c="15"/>3.67185e-18 <text:s text:c="2"/>netid: c_7126:n</text:p>
      <text:p text:style-name="Standard"><text:s text:c="15"/>2.68637e-18 <text:s text:c="2"/>netid: c_7133:n</text:p>
      <text:p text:style-name="Standard"><text:s text:c="15"/>2.71025e-18 <text:s text:c="2"/>netid: c_7124:n</text:p>
      <text:p text:style-name="Standard"><text:s text:c="15"/>5.61471e-19 <text:s text:c="2"/>netid: XI6/XI6/MPM0:d</text:p>
      <text:p text:style-name="Standard"><text:s text:c="15"/>3.29734e-18 <text:s text:c="2"/>netid: c_7146:n</text:p>
      <text:p text:style-name="Standard"><text:s text:c="15"/>1.51169e-18 <text:s text:c="2"/>netid: c_7138:n</text:p>
      <text:p text:style-name="Standard"><text:s text:c="15"/>5.19379e-18 <text:s text:c="2"/>netid: c_7126:n</text:p>
      <text:p text:style-name="Standard"><text:s text:c="15"/>1.71245e-18 <text:s text:c="2"/>netid: c_7128:n</text:p>
      <text:p text:style-name="Standard"><text:s text:c="15"/>5.19377e-18 <text:s text:c="2"/>netid: c_7133:n</text:p>
      <text:p text:style-name="Standard"><text:s text:c="15"/>7.93237e-19 <text:s text:c="2"/>netid: XI6/XI6/MPM0:d</text:p>
      <text:p text:style-name="Standard"><text:s text:c="15"/>5.19377e-18 <text:s text:c="2"/>netid: c_7146:n</text:p>
      <text:p text:style-name="Standard"><text:s text:c="15"/>1.25606e-18 <text:s text:c="2"/>netid: XI6/NET24</text:p>
      <text:p text:style-name="Standard"><text:s text:c="15"/>5.76958e-18 <text:s text:c="2"/>netid: c_7165:n</text:p>
      <text:p text:style-name="Standard"><text:s text:c="15"/>1.85833e-17 <text:s text:c="2"/>netid: c_7139:n</text:p>
      <text:p text:style-name="Standard"><text:s text:c="15"/>3.91607e-18 <text:s text:c="2"/>netid: c_7140:n</text:p>
      <text:p text:style-name="Standard"><text:s text:c="15"/>1.68649e-18 <text:s text:c="2"/>netid: XI6/XI1/XI0/MNM0:g</text:p>
      <text:p text:style-name="Standard"><text:s text:c="15"/>9.89682e-18 <text:s text:c="2"/>netid: c_7139:n</text:p>
      <text:p text:style-name="Standard"><text:s text:c="15"/>4.01531e-18 <text:s text:c="2"/>netid: c_7139:n</text:p>
      <text:p text:style-name="Standard"><text:s text:c="15"/>1.14493e-17 <text:s text:c="2"/>netid: c_7139:n</text:p>
      <text:p text:style-name="Standard"><text:s text:c="15"/>1.04205e-18 <text:s text:c="2"/>netid: c_7132:n</text:p>
      <text:p text:style-name="Standard"><text:s text:c="15"/>1.63675e-18 <text:s text:c="2"/>netid: c_7139:n</text:p>
      <text:p text:style-name="Standard"><text:s text:c="15"/>2.05362e-19 <text:s text:c="2"/>netid: c_7186:n</text:p>
      <text:p text:style-name="Standard"><text:s text:c="15"/>7.42848e-18 <text:s text:c="2"/>netid: XI6/NET24</text:p>
      <text:p text:style-name="Standard"><text:s text:c="15"/>1.90126e-18 <text:s text:c="2"/>netid: c_7146:n</text:p>
      <text:p text:style-name="Standard"><text:s text:c="15"/>4.79893e-18 <text:s text:c="2"/>netid: c_7128:n</text:p>
      <text:p text:style-name="Standard"><text:s text:c="15"/>8.20988e-18 <text:s text:c="2"/>netid: c_7146:n</text:p>
      <text:p text:style-name="Standard"><text:s text:c="15"/>6.61679e-18 <text:s text:c="2"/>netid: c_7128:n</text:p>
      <text:p text:style-name="Standard"><text:s text:c="15"/>8.16734e-19 <text:s text:c="2"/>netid: c_7146:n</text:p>
      <text:p text:style-name="Standard"><text:s text:c="15"/>5.44647e-18 <text:s text:c="2"/>netid: c_7124:n</text:p>
      <text:p text:style-name="Standard"><text:s text:c="15"/>5.44647e-18 <text:s text:c="2"/>netid: c_7125:n</text:p>
      <text:p text:style-name="Standard"><text:s text:c="15"/>1.19701e-18 <text:s text:c="2"/>netid: c_7132:n</text:p>
      <text:p text:style-name="Standard"><text:s text:c="15"/>5.44647e-18 <text:s text:c="2"/>netid: c_7252:n</text:p>
      <text:p text:style-name="Standard"><text:soft-page-break/><text:s text:c="16"/>6.6482e-18 <text:s text:c="2"/>netid: c_7132:n</text:p>
      <text:p text:style-name="Standard"><text:s text:c="15"/>7.23506e-18 <text:s text:c="2"/>netid: c_7208:n</text:p>
      <text:p text:style-name="Standard"><text:s text:c="15"/>5.10454e-19 <text:s text:c="2"/>netid: XI6/XI1/XI0/MNM0:g</text:p>
      <text:p text:style-name="Standard"><text:s text:c="15"/>1.94894e-18 <text:s text:c="2"/>netid: c_7181:n</text:p>
      <text:p text:style-name="Standard"><text:s text:c="15"/>8.83359e-19 <text:s text:c="2"/>netid: c_7182:n</text:p>
      <text:p text:style-name="Standard"><text:s text:c="15"/>2.13224e-18 <text:s text:c="2"/>netid: c_7151:n</text:p>
      <text:p text:style-name="Standard"><text:s text:c="15"/>1.25717e-18 <text:s text:c="2"/>netid: c_7184:n</text:p>
      <text:p text:style-name="Standard"><text:s text:c="16"/>2.0355e-18 <text:s text:c="2"/>netid: c_7128:n</text:p>
      <text:p text:style-name="Standard"><text:s text:c="15"/>1.60757e-18 <text:s text:c="2"/>netid: c_7140:n</text:p>
      <text:p text:style-name="Standard"><text:s text:c="15"/>1.68868e-18 <text:s text:c="2"/>netid: c_7208:n</text:p>
      <text:p text:style-name="Standard"><text:s text:c="15"/>3.05338e-18 <text:s text:c="2"/>netid: c_179:n</text:p>
      <text:p text:style-name="Standard"><text:s text:c="15"/>2.72863e-18 <text:s text:c="2"/>netid: c_179:n</text:p>
      <text:p text:style-name="Standard"><text:s text:c="15"/>7.66632e-19 <text:s text:c="2"/>netid: XI6/XI5/MNM1:s</text:p>
      <text:p text:style-name="Standard"><text:s text:c="15"/>1.44594e-18 <text:s text:c="2"/>netid: c_203:n</text:p>
      <text:p text:style-name="Standard"><text:s text:c="15"/>6.22508e-18 <text:s text:c="2"/>netid: c_203:n</text:p>
      <text:p text:style-name="Standard"><text:s text:c="15"/>8.49517e-19 <text:s text:c="2"/>netid: XI6/XI5/MNM2:s</text:p>
      <text:p text:style-name="Standard"><text:s text:c="15"/>1.10915e-18 <text:s text:c="2"/>netid: c_203:n</text:p>
      <text:p text:style-name="Standard"><text:s text:c="15"/>3.96258e-19 <text:s text:c="2"/>netid: XI6/XI5/MNM2:s</text:p>
      <text:p text:style-name="Standard"><text:s text:c="15"/>1.75079e-18 <text:s text:c="2"/>netid: c_225:n</text:p>
      <text:p text:style-name="Standard"><text:s text:c="15"/>1.80148e-18 <text:s text:c="2"/>netid: c_225:n</text:p>
      <text:p text:style-name="Standard"><text:s text:c="15"/>1.00186e-18 <text:s text:c="2"/>netid: XI6/XI6/MNM1:s</text:p>
      <text:p text:style-name="Standard"><text:s text:c="15"/>9.85881e-19 <text:s text:c="2"/>netid: c_247:n</text:p>
      <text:p text:style-name="Standard"><text:s text:c="15"/>3.96258e-19 <text:s text:c="2"/>netid: XI6/XI6/MNM2:s</text:p>
      <text:p text:style-name="Standard"/>
      <text:p text:style-name="Standard"/>
      <text:p text:style-name="Standard">7 <text:s text:c="20"/>0.0 <text:s text:c="2"/>6.28426e-15 <text:s text:c="6"/>93.1895 <text:s text:c="11"/>0.0 <text:s/>NET022</text:p>
      <text:p text:style-name="Standard"><text:s text:c="12"/>- Coupled nets</text:p>
      <text:p text:style-name="Standard"><text:s text:c="15"/>c_7666:p,c_8079:p,c_7647:p,c_7648:p,c_8079:p,c_7648:p,c_8084:p,c_7648:p,c_8086:p,XI4/XI0/XI1/MPM0:b,XI4/XI0/XI1/MPM1:s,c_8086:p,XI4/XI0/XI1/MPM0:b,XI4/XI0/XI1/MPM1:s,c_8092:p,c_7679:p,c_8086:p,XI4/XI0/XI1/MPM1:s,c_7679:p,c_8086:p,XI4/XI0/XI1/MPM1:s,c_7678:p,c_8100:p,c_7682:p,c_8102:p,c_7679:p,XI4/XI0/XI1/MPM1:s,c_7679:p,XI4/XI0/XI1/MPM1:s,c_8107:p,c_8107:p,c_8107:p,c_7679:p,c_7682:p,c_7683:p,c_7638:p,c_8107:p,c_8115:p,c_8116:p,c_7567:p,c_8102:p,c_8119:p,c_8120:p,c_8121:p,c_8122:p,c_8123:p,c_8084:p,c_8125:p,c_8126:p,c_7648:p,c_7780:p,c_7810:p,c_7686:p,c_8126:p,XI4/XI6/MPM1:g,c_8133:p,c_8134:p,c_7810:p,c_7784:p,c_8137:p,c_8043:p,c_8040:p,c_7792:p,c_7805:p,c_7812:p,c_8042:p,c_8144:p,c_8145:p,c_7785:p,c_8038:p,c_7834:p,c_8149:p,c_8150:p,c_8151:p,c_7836:p,c_7837:p,c_8154:p,c_8155:p,c_8156:p,c_8149:p,c_8150:p,c_8151:p,c_8160:p,c_8161:p,c_8162:p,c_8163:p,c_8164:p,c_8165:p,c_8166:p,c_7815:p,c_8168:p,c_7816:p,c_7822:p,c_8171:p,c_8172:p,c_8173:p,c_8174:p,c_8175:p,c_8176:p,c_8177:p,c_8178:p,c_7838:p,c_7839:p,c_7848:p,c_7839:p,c_8183:p,c_8184:p,c_8185:p,c_8186:p,c_8187:p,c_8188:p,c_8187:p,c_8190:p,c_8191:p,c_8192:p,c_8193:p,c_8194:p,c_8195:p,c_8196:p,c_8197:p,c_8198:p,c_8199:p,c_8200:p,c_7665:p,c_7664:p,c_7665:p,c_8125:p,c_7686:p,c_8126:p,c_7567:p,XI6/XI6/MNM1:g,c_8209:p,c_7919:p,c_8211:p,c_7666:p,c_7666:p,c_7648:p,c_8215:p,c_7666:p,c_7666:p,c_8079:p,c_7647:p,c_7648:p,c_7694:p,c_7649:p,c_7690:p,c_7567:p,XI6/XI6/MNM1:g,c_7666:p,c_7683:p,c_7563:p,c_7567:p,XI6/XI6/MNM1:g,c_9598:n,c_9598:n,c_9598:n,c_9614:p,c_9598:n,c_9613:p,c_9646:p,c_9619:p,c_9634:p,c_9608:n,c_9662:p,XI3/NET15,c_9823:n,c_9823:n,c_9823:n,c_9823:n,c_9825:n,c_9859:p,c_10041:p,c_9988:p,XI5/XI5/MPM1:g,XI3/XI0/MPM1:g,c_9926:p,c_10030:p,c_9979:p,c_9825:n,c_9859:p,c_9940:p,c_9913:p,c_9939:p,c_9899:p,<text:soft-page-break/>c_9941:p,c_9900:p,XI5/XI6/MPM1:g,c_9871:p,c_10000:p,c_9937:p,c_9872:p,c_9872:p,c_9823:n,c_9823:n,c_9823:n,c_10690:n,XI4/XI5/MPM1:g,c_10700:n,c_10878:p,c_10706:n,c_10880:p,c_10881:p,c_10880:p,c_10706:n,c_10848:p,c_10880:p,c_10706:n,c_10706:n,c_10706:n,c_10706:n,c_10706:n,c_10706:n,c_10706:n,c_10706:n,c_10706:n,c_10706:n,c_10706:n,c_10706:n,XI4/XI5/MPM1:g,c_10706:n,c_10706:n,c_10706:n,c_10706:n,c_10706:n,c_10706:n,c_10706:n,c_10706:n,c_10706:n,c_10706:n,c_10706:n,c_10910:p,c_10880:p,c_10706:n,c_10848:p,c_10845:p,c_10706:n,c_10706:n,c_10706:n,c_10706:n,XI4/XI5/MPM1:g,c_10706:n,c_10706:n,c_10706:n,c_10880:p,c_10706:n,c_10741:n,c_10848:p,c_10845:p,c_10706:n,c_10746:n,c_10701:n,c_11174:n,c_11204:n,c_11204:n,c_11349:p,c_11210:n,c_11212:n,c_11196:n,c_11210:n,c_11169:n,c_11212:n,c_11183:n,c_11193:n,c_11196:n,c_11210:n,c_11229:n,c_11196:n,c_11287:n,XI3/XI0/MNM0:g,c_11204:n,XI3/XI0/MNM0:g,c_11204:n,c_11349:p,c_11168:n,c_11193:n,c_11194:n,c_11229:n,c_11196:n,c_11199:n,c_11128:n,c_11242:n,c_11132:n,c_11432:p,c_11248:n,c_11254:n,c_11432:p,c_11254:n,c_11175:n,c_11267:n,c_11270:n,c_11257:n,c_11279:n,XI5/XI0/XI1/MNM0:g,c_11146:n,c_11257:n,c_11279:n,c_11279:n,c_12273:n,c_12273:n,c_12273:n,c_12273:n,c_12273:n,c_12273:n,c_12273:n,c_12273:n,c_12273:n,c_12273:n,c_12273:n,c_12273:n,c_12273:n,c_11977:n,c_11983:n,XI4/XI6/MNM0:g,c_11992:n,c_12000:n,c_12009:n,c_12432:n,c_12231:n,c_12234:n,c_12238:n,c_12263:n,c_12022:n,c_12031:n,c_12014:n,c_12023:n,XI4/XI4/MPM0:g,c_12195:n,c_12037:n,c_12195:n,c_12049:n,c_12448:n,c_12038:n,c_12047:n,c_12445:n,c_12273:n,c_12273:n,c_11977:n,c_12263:n,c_11977:n,c_12022:n,c_12263:n,c_12117:n,c_12121:n,c_12144:n,c_12190:n,c_12117:n,c_12121:n,c_12144:n,c_12190:n,c_12276:n,c_12273:n,c_12276:n,c_12117:n,c_12121:n,c_12144:n,c_12190:n,c_12276:n,c_12276:n,c_12273:n,c_12293:n,c_12069:n,c_12273:n,c_12305:n,c_12314:n,c_12355:n,c_12356:n,c_12363:n,XI5/XI4/MPM0:g,c_12363:n,c_12276:n,c_12276:n,c_12276:n,c_12276:n,c_14876:n,XI5/XI0/XI0/MPM1:g,XI5/XI0/XI0/MPM1:g,c_14850:n,c_14926:n,c_14929:n,c_14939:n,c_14735:n,c_14736:n,c_14737:n,c_14952:n,c_14738:n,c_14761:n,c_14821:n,c_14827:n,c_14828:n,c_14856:n,XI6/XI5/MNM0:g,XI6/XI5/MNM0:g,XI6/XI5/MNM0:g,XI6/XI5/MNM0:g,c_15519:n,c_15290:n,c_15379:n,c_15379:n,c_15379:n,c_15384:n,c_15387:n,c_15387:n,XI3/XI0/MNM0:b,XI3/XI0/MNM0:b,XI3/XI0/MNM0:b,XI3/XI0/MNM0:b,XI3/XI0/MNM0:b,c_15955:n,c_15957:n,c_16099:n,c_16099:n,c_16099:n,XI4/XI0/XI1/MNM0:s,c_15720:n,c_15721:n,c_15721:n,c_15721:n,c_15721:n,c_15721:n,c_15721:n,c_15721:n,c_15721:n,c_16102:n,c_15728:n,c_15729:n,c_15730:n,c_15730:n,c_16268:n,c_15731:n,c_15731:n,c_15731:n,c_15731:n,c_15732:n,c_16274:n,c_15733:n,c_16276:n,c_16034:n,c_16160:n,c_16279:n,c_16280:n,c_16280:n,c_16280:n,c_16283:n,c_16284:n,c_15749:n,c_15963:n,c_15967:n,c_15970:n,c_16289:n,c_16037:n,c_15872:n,c_15879:n,c_16293:n,c_16294:n,c_16294:n,c_16296:n,c_16296:n,c_16298:n,c_16298:n,c_16298:n,c_16298:n,c_16298:n,c_15886:n,c_15886:n,c_15984:n,c_16208:n,c_16208:n,c_16208:n,c_16208:n,c_16208:n,c_16208:n,c_16209:n,c_16209:n,c_16210:n,c_16210:n,c_16210:n,c_16210:n,c_16210:n,c_16210:n,c_16210:n,c_15756:n,c_15757:n,c_15887:n,c_15888:n,c_15889:n,c_15892:n,c_15892:n,c_15892:n,c_15893:n,c_15895:n,c_15896:n,c_15899:n,c_16045:n,c_16046:n,c_16216:n,c_16047:n,c_16048:n,c_16049:n,c_16050:n,c_16051:n,c_16054:n,c_16056:n,c_16343:n,c_16343:n,c_16343:n,c_16346:n,c_16347:n,c_16348:n,c_16348:n,c_16348:n,c_16351:n,c_16351:n,c_16353:n,c_16354:n,c_16354:n,c_16356:n,c_15781:n,c_15992:n,c_15941:n,c_15942:n,c_15943:n,c_15944:n,c_16363:n,c_16061:n,c_16064:n,c_16064:n,c_16071:n,c_16072:n,c_16073:n,c_16074:n,c_16371:n,c_16372:n,c_16075:n,c_16076:n,c_16077:n,c_16081:n,c_17343:n,c_17343:n,c_17418:n,c_17418:n,c_17419:n,c_17419:n,c_17449:n,c_17449:n,XI4/XI0/XI1/MNM0:g,XI4/XI0/XI1/MNM0:g,XI4/XI0/XI1/MNM0:g,XI4/XI0/XI1/MNM0:g,XI4/XI0/XI1/MNM0:g,XI4/XI0/XI1/MNM0:g,XI4/XI0/XI1/MNM0:g,XI4/XI0/XI1/MNM0:g,XI4/XI0/XI1/MNM0:g,c_17460:n,c_17460:n,c_17460:n,c_17460:n,c_17460:n,c_17460:n,c_17460:n,c_17460:n,<text:soft-page-break/>c_17468:n,c_17468:n,c_17468:n,c_17366:n,c_17366:n,c_17366:n,c_17366:n,c_17366:n,c_17366:n,c_17367:n,c_17478:n,c_17371:n,c_17400:n,c_17400:n,c_17373:n,c_17373:n,c_17373:n,c_17373:n,c_17403:n,c_17403:n,c_17488:n,c_17488:n,c_17488:n,c_17374:n,c_17374:n,c_17374:n,c_17374:n,c_17374:n,c_17374:n,c_17374:n,c_17374:n,c_17374:n,c_17374:n,c_17374:n,c_17374:n,c_17374:n,c_17374:n,c_17505:n,c_17505:n,c_17507:n,c_17423:n,c_17423:n,c_17423:n,c_17511:n,c_17512:n,c_17429:n,c_17429:n,c_17429:n,c_17516:n,c_17516:n,c_17392:n,c_17392:n,c_17392:n,c_17392:n,c_17392:n,c_17392:n,c_17407:n,c_17408:n,c_17409:n,c_17410:n,c_17431:n,c_17529:n,c_17529:n,c_269:n,XI4/XI1/XI1/MNM0:g,c_722:n,c_696:n,c_726:n,c_711:n,c_711:n,c_711:n,c_748:n,c_730:n,c_731:n,c_709:n,c_710:n,c_738:n,c_732:n,XI4/XI2/MNM0:g,c_718:n,c_719:n,c_676:n,c_680:n,c_680:n,c_1144:n,c_1176:n,c_1134:n,c_1135:n,XI4/XI5/MPM0:d,c_1144:n,c_1140:n,c_1192:n,c_1193:n,c_1166:n,XI4/XI1/XI1/MPM1:g,c_1133:n,c_1187:n,c_1190:n,c_1133:n,c_1187:n,c_1190:n,c_1133:n,c_1159:n,c_1144:n,c_1177:n,c_1144:n,c_1177:n,c_1144:n,c_1135:n,c_1174:n,c_1133:n,c_1294:n,XI4/XI3/MPM1:g,c_1595:n,c_1505:n,XI4/XI1/XI0/MPM1:g,c_1500:n,c_1523:n,XI4/XI3/MPM1:g,c_1523:n,c_1967:n,c_1968:n,XI4/XI0/XI1/MPM1:g,c_1973:n,XI4/XI0/XI1/MPM1:g,c_1973:n,XI4/XI0/XI1/MPM1:g,c_1983:n,c_1967:n,c_1985:n,c_1957:n,XI4/XI0/XI1/MPM1:g,c_1938:n,c_1974:n,c_1939:n,c_1973:n,XI4/XI0/XI1/MPM1:g,XI4/XI0/XI1/MPM1:g,c_1973:n,XI4/XI0/XI1/MPM1:g,c_1974:n,c_1939:n,c_1973:n,c_1973:n,c_1973:n,c_1973:n,c_1974:n,c_1939:n,c_1973:n,c_1973:n,c_1973:n,XI4/XI0/XI1/MPM1:g,c_1973:n,XI4/XI0/XI1/MPM1:g,c_1973:n,XI4/XI0/XI1/MPM1:g,c_1952:n,c_1972:n,c_1939:n,c_1936:n,c_1951:n,c_1919:n,c_1953:n,c_1954:n,c_2020:n,c_1952:n,c_2022:n,c_1939:n,c_1973:n,c_1939:n,c_1960:n,c_1952:n,c_1973:n,c_1939:n,c_1952:n,c_1939:n,XI4/XI0/XI1/MPM1:g,c_1973:n,c_1974:n,c_1939:n,c_2036:n,XI4/XI0/XI1/MPM1:g,c_1983:n,c_1939:n,c_2244:n,c_2226:n,XI4/XI3/MNM0:g,c_2205:n,XI4/XI2/MPM1:g,c_2517:n,XI4/XI1/XI0/MNM0:g,c_2517:n,XI4/XI0/XI0/MNM0:g,c_2788:n,c_2756:n,c_2756:n,XI4/XI0/XI0/MNM0:g,c_2756:n,c_2768:n,c_2769:n,c_2756:n,c_2747:n,XI4/NET33,c_1:n,c_467:n,c_488:n,XI4/XI0/XI1/MNM1:s,c_488:n,XI4/XI0/XI1/MNM1:s,c_488:n,XI5/XI2/MNM0:g,XI5/XI1/XI1/MNM0:g,c_3486:n,c_3509:n,c_3418:n,c_3418:n,c_3488:n,XI5/XI1/XI1/MPM1:g,c_3846:n,c_3839:n,XI5/XI1/XI0/MPM1:g,XI5/XI3/MPM1:g,c_4333:n,XI5/XI0/XI1/MPM1:g,c_4280:n,c_4319:n,c_4332:n,c_4333:n,XI5/XI0/XI1/MPM1:g,c_4333:n,XI5/XI0/XI1/MPM1:g,c_4606:n,XI5/XI3/MNM0:g,XI5/XI2/MPM1:g,c_4611:n,c_4930:n,XI5/XI1/XI0/MNM0:g,XI5/XI0/XI0/MNM0:g,c_154:n,c_574:n,c_5835:n,c_5778:n,c_5835:n,c_5778:n,c_5877:n,c_5778:n,c_5921:n,c_5908:n,c_5778:n,c_5908:n,c_179:n,c_179:n,c_179:n,c_203:n,c_203:n,c_203:n</text:p>
      <text:p text:style-name="Standard"><text:s text:c="12"/>- Intrinsic Capacitance</text:p>
      <text:p text:style-name="Standard"><text:s text:c="15"/>4.27988e-16</text:p>
      <text:p text:style-name="Standard"><text:s text:c="12"/>- Coupled capacitance</text:p>
      <text:p text:style-name="Standard"><text:s text:c="15"/>2.19181e-18 <text:s text:c="2"/>netid: c_7666:p</text:p>
      <text:p text:style-name="Standard"><text:s text:c="15"/>1.27423e-18 <text:s text:c="2"/>netid: c_8079:p</text:p>
      <text:p text:style-name="Standard"><text:s text:c="15"/>1.83163e-18 <text:s text:c="2"/>netid: c_7647:p</text:p>
      <text:p text:style-name="Standard"><text:s text:c="15"/>2.39284e-18 <text:s text:c="2"/>netid: c_7648:p</text:p>
      <text:p text:style-name="Standard"><text:s text:c="15"/>2.24691e-18 <text:s text:c="2"/>netid: c_8079:p</text:p>
      <text:p text:style-name="Standard"><text:s text:c="15"/>5.72877e-18 <text:s text:c="2"/>netid: c_7648:p</text:p>
      <text:p text:style-name="Standard"><text:s text:c="15"/>7.59244e-19 <text:s text:c="2"/>netid: c_8084:p</text:p>
      <text:p text:style-name="Standard"><text:s text:c="15"/>4.87944e-19 <text:s text:c="2"/>netid: c_7648:p</text:p>
      <text:p text:style-name="Standard"><text:s text:c="15"/>3.80427e-18 <text:s text:c="2"/>netid: c_8086:p</text:p>
      <text:p text:style-name="Standard"><text:s text:c="15"/>4.23415e-19 <text:s text:c="2"/>netid: XI4/XI0/XI1/MPM0:b</text:p>
      <text:p text:style-name="Standard"><text:s text:c="15"/>2.94279e-18 <text:s text:c="2"/>netid: XI4/XI0/XI1/MPM1:s</text:p>
      <text:p text:style-name="Standard"><text:s text:c="15"/>4.08139e-18 <text:s text:c="2"/>netid: c_8086:p</text:p>
      <text:p text:style-name="Standard"><text:soft-page-break/><text:s text:c="15"/>4.82043e-19 <text:s text:c="2"/>netid: XI4/XI0/XI1/MPM0:b</text:p>
      <text:p text:style-name="Standard"><text:s text:c="15"/>3.02187e-18 <text:s text:c="2"/>netid: XI4/XI0/XI1/MPM1:s</text:p>
      <text:p text:style-name="Standard"><text:s text:c="15"/>7.31809e-18 <text:s text:c="2"/>netid: c_8092:p</text:p>
      <text:p text:style-name="Standard"><text:s text:c="16"/>3.1122e-18 <text:s text:c="2"/>netid: c_7679:p</text:p>
      <text:p text:style-name="Standard"><text:s text:c="15"/>1.02178e-18 <text:s text:c="2"/>netid: c_8086:p</text:p>
      <text:p text:style-name="Standard"><text:s text:c="15"/>2.47359e-17 <text:s text:c="2"/>netid: XI4/XI0/XI1/MPM1:s</text:p>
      <text:p text:style-name="Standard"><text:s text:c="15"/>3.15964e-18 <text:s text:c="2"/>netid: c_7679:p</text:p>
      <text:p text:style-name="Standard"><text:s text:c="15"/>1.02178e-18 <text:s text:c="2"/>netid: c_8086:p</text:p>
      <text:p text:style-name="Standard"><text:s text:c="15"/>2.30064e-17 <text:s text:c="2"/>netid: XI4/XI0/XI1/MPM1:s</text:p>
      <text:p text:style-name="Standard"><text:s text:c="15"/>1.80276e-18 <text:s text:c="2"/>netid: c_7678:p</text:p>
      <text:p text:style-name="Standard"><text:s text:c="15"/>2.11659e-18 <text:s text:c="2"/>netid: c_8100:p</text:p>
      <text:p text:style-name="Standard"><text:s text:c="16"/>1.5313e-18 <text:s text:c="2"/>netid: c_7682:p</text:p>
      <text:p text:style-name="Standard"><text:s text:c="15"/>7.47413e-19 <text:s text:c="2"/>netid: c_8102:p</text:p>
      <text:p text:style-name="Standard"><text:s text:c="16"/>1.4272e-17 <text:s text:c="2"/>netid: c_7679:p</text:p>
      <text:p text:style-name="Standard"><text:s text:c="15"/>2.51214e-19 <text:s text:c="2"/>netid: XI4/XI0/XI1/MPM1:s</text:p>
      <text:p text:style-name="Standard"><text:s text:c="15"/>7.31809e-18 <text:s text:c="2"/>netid: c_7679:p</text:p>
      <text:p text:style-name="Standard"><text:s text:c="15"/>2.57964e-19 <text:s text:c="2"/>netid: XI4/XI0/XI1/MPM1:s</text:p>
      <text:p text:style-name="Standard"><text:s text:c="15"/>4.64485e-19 <text:s text:c="2"/>netid: c_8107:p</text:p>
      <text:p text:style-name="Standard"><text:s text:c="15"/>2.46292e-19 <text:s text:c="2"/>netid: c_8107:p</text:p>
      <text:p text:style-name="Standard"><text:s text:c="15"/>3.11225e-19 <text:s text:c="2"/>netid: c_8107:p</text:p>
      <text:p text:style-name="Standard"><text:s text:c="16"/>2.1594e-18 <text:s text:c="2"/>netid: c_7679:p</text:p>
      <text:p text:style-name="Standard"><text:s text:c="15"/>5.48293e-18 <text:s text:c="2"/>netid: c_7682:p</text:p>
      <text:p text:style-name="Standard"><text:s text:c="16"/>5.5006e-18 <text:s text:c="2"/>netid: c_7683:p</text:p>
      <text:p text:style-name="Standard"><text:s text:c="16"/>2.1743e-18 <text:s text:c="2"/>netid: c_7638:p</text:p>
      <text:p text:style-name="Standard"><text:s text:c="15"/>1.71567e-17 <text:s text:c="2"/>netid: c_8107:p</text:p>
      <text:p text:style-name="Standard"><text:s text:c="15"/>5.14181e-18 <text:s text:c="2"/>netid: c_8115:p</text:p>
      <text:p text:style-name="Standard"><text:s text:c="15"/>5.36002e-18 <text:s text:c="2"/>netid: c_8116:p</text:p>
      <text:p text:style-name="Standard"><text:s text:c="15"/>2.70517e-17 <text:s text:c="2"/>netid: c_7567:p</text:p>
      <text:p text:style-name="Standard"><text:s text:c="15"/>1.05816e-17 <text:s text:c="2"/>netid: c_8102:p</text:p>
      <text:p text:style-name="Standard"><text:s text:c="15"/>5.23755e-18 <text:s text:c="2"/>netid: c_8119:p</text:p>
      <text:p text:style-name="Standard"><text:s text:c="15"/>5.24164e-18 <text:s text:c="2"/>netid: c_8120:p</text:p>
      <text:p text:style-name="Standard"><text:s text:c="16"/>1.0715e-17 <text:s text:c="2"/>netid: c_8121:p</text:p>
      <text:p text:style-name="Standard"><text:s text:c="15"/>5.24164e-18 <text:s text:c="2"/>netid: c_8122:p</text:p>
      <text:p text:style-name="Standard"><text:s text:c="15"/>3.11689e-19 <text:s text:c="2"/>netid: c_8123:p</text:p>
      <text:p text:style-name="Standard"><text:s text:c="15"/>2.82288e-18 <text:s text:c="2"/>netid: c_8084:p</text:p>
      <text:p text:style-name="Standard"><text:s text:c="15"/>2.29763e-18 <text:s text:c="2"/>netid: c_8125:p</text:p>
      <text:p text:style-name="Standard"><text:s text:c="15"/>3.81738e-18 <text:s text:c="2"/>netid: c_8126:p</text:p>
      <text:p text:style-name="Standard"><text:s text:c="15"/>2.46309e-18 <text:s text:c="2"/>netid: c_7648:p</text:p>
      <text:p text:style-name="Standard"><text:s text:c="15"/>8.51543e-19 <text:s text:c="2"/>netid: c_7780:p</text:p>
      <text:p text:style-name="Standard"><text:s text:c="15"/>3.13065e-19 <text:s text:c="2"/>netid: c_7810:p</text:p>
      <text:p text:style-name="Standard"><text:s text:c="15"/>1.92521e-18 <text:s text:c="2"/>netid: c_7686:p</text:p>
      <text:p text:style-name="Standard"><text:s text:c="15"/>1.18053e-18 <text:s text:c="2"/>netid: c_8126:p</text:p>
      <text:p text:style-name="Standard"><text:s text:c="15"/>6.00884e-19 <text:s text:c="2"/>netid: XI4/XI6/MPM1:g</text:p>
      <text:p text:style-name="Standard"><text:s text:c="15"/>1.14867e-18 <text:s text:c="2"/>netid: c_8133:p</text:p>
      <text:p text:style-name="Standard"><text:s text:c="15"/>8.51543e-19 <text:s text:c="2"/>netid: c_8134:p</text:p>
      <text:p text:style-name="Standard"><text:s text:c="15"/>4.78895e-18 <text:s text:c="2"/>netid: c_7810:p</text:p>
      <text:p text:style-name="Standard"><text:s text:c="15"/>3.20967e-18 <text:s text:c="2"/>netid: c_7784:p</text:p>
      <text:p text:style-name="Standard"><text:s text:c="17"/>1.907e-18 <text:s text:c="2"/>netid: c_8137:p</text:p>
      <text:p text:style-name="Standard"><text:s text:c="15"/>2.44371e-18 <text:s text:c="2"/>netid: c_8043:p</text:p>
      <text:p text:style-name="Standard"><text:s text:c="15"/>8.68849e-19 <text:s text:c="2"/>netid: c_8040:p</text:p>
      <text:p text:style-name="Standard"><text:s text:c="15"/>3.49606e-18 <text:s text:c="2"/>netid: c_7792:p</text:p>
      <text:p text:style-name="Standard"><text:s text:c="15"/>1.64352e-17 <text:s text:c="2"/>netid: c_7805:p</text:p>
      <text:p text:style-name="Standard"><text:soft-page-break/><text:s text:c="16"/>5.6832e-18 <text:s text:c="2"/>netid: c_7812:p</text:p>
      <text:p text:style-name="Standard"><text:s text:c="15"/>1.04447e-17 <text:s text:c="2"/>netid: c_8042:p</text:p>
      <text:p text:style-name="Standard"><text:s text:c="15"/>1.39064e-18 <text:s text:c="2"/>netid: c_8144:p</text:p>
      <text:p text:style-name="Standard"><text:s text:c="15"/>6.18268e-18 <text:s text:c="2"/>netid: c_8145:p</text:p>
      <text:p text:style-name="Standard"><text:s text:c="15"/>2.04824e-17 <text:s text:c="2"/>netid: c_7785:p</text:p>
      <text:p text:style-name="Standard"><text:s text:c="16"/>7.6584e-18 <text:s text:c="2"/>netid: c_8038:p</text:p>
      <text:p text:style-name="Standard"><text:s text:c="15"/>2.44371e-18 <text:s text:c="2"/>netid: c_7834:p</text:p>
      <text:p text:style-name="Standard"><text:s text:c="15"/>5.78013e-19 <text:s text:c="2"/>netid: c_8149:p</text:p>
      <text:p text:style-name="Standard"><text:s text:c="15"/>6.85282e-19 <text:s text:c="2"/>netid: c_8150:p</text:p>
      <text:p text:style-name="Standard"><text:s text:c="15"/>4.00458e-19 <text:s text:c="2"/>netid: c_8151:p</text:p>
      <text:p text:style-name="Standard"><text:s text:c="15"/>2.31363e-18 <text:s text:c="2"/>netid: c_7836:p</text:p>
      <text:p text:style-name="Standard"><text:s text:c="15"/>2.82175e-18 <text:s text:c="2"/>netid: c_7837:p</text:p>
      <text:p text:style-name="Standard"><text:s text:c="15"/>6.15661e-18 <text:s text:c="2"/>netid: c_8154:p</text:p>
      <text:p text:style-name="Standard"><text:s text:c="15"/>6.33858e-18 <text:s text:c="2"/>netid: c_8155:p</text:p>
      <text:p text:style-name="Standard"><text:s text:c="15"/>4.65047e-18 <text:s text:c="2"/>netid: c_8156:p</text:p>
      <text:p text:style-name="Standard"><text:s text:c="15"/>9.14354e-19 <text:s text:c="2"/>netid: c_8149:p</text:p>
      <text:p text:style-name="Standard"><text:s text:c="16"/>1.5223e-18 <text:s text:c="2"/>netid: c_8150:p</text:p>
      <text:p text:style-name="Standard"><text:s text:c="15"/>7.80824e-19 <text:s text:c="2"/>netid: c_8151:p</text:p>
      <text:p text:style-name="Standard"><text:s text:c="16"/>1.7833e-17 <text:s text:c="2"/>netid: c_8160:p</text:p>
      <text:p text:style-name="Standard"><text:s text:c="15"/>8.38283e-18 <text:s text:c="2"/>netid: c_8161:p</text:p>
      <text:p text:style-name="Standard"><text:s text:c="15"/>5.04614e-18 <text:s text:c="2"/>netid: c_8162:p</text:p>
      <text:p text:style-name="Standard"><text:s text:c="15"/>5.31456e-18 <text:s text:c="2"/>netid: c_8163:p</text:p>
      <text:p text:style-name="Standard"><text:s text:c="15"/>1.69822e-17 <text:s text:c="2"/>netid: c_8164:p</text:p>
      <text:p text:style-name="Standard"><text:s text:c="15"/>5.09555e-18 <text:s text:c="2"/>netid: c_8165:p</text:p>
      <text:p text:style-name="Standard"><text:s text:c="15"/>5.31456e-18 <text:s text:c="2"/>netid: c_8166:p</text:p>
      <text:p text:style-name="Standard"><text:s text:c="15"/>5.58695e-18 <text:s text:c="2"/>netid: c_7815:p</text:p>
      <text:p text:style-name="Standard"><text:s text:c="15"/>2.27972e-18 <text:s text:c="2"/>netid: c_8168:p</text:p>
      <text:p text:style-name="Standard"><text:s text:c="15"/>8.33287e-18 <text:s text:c="2"/>netid: c_7816:p</text:p>
      <text:p text:style-name="Standard"><text:s text:c="15"/>2.21512e-17 <text:s text:c="2"/>netid: c_7822:p</text:p>
      <text:p text:style-name="Standard"><text:s text:c="16"/>2.6324e-18 <text:s text:c="2"/>netid: c_8171:p</text:p>
      <text:p text:style-name="Standard"><text:s text:c="16"/>5.2021e-18 <text:s text:c="2"/>netid: c_8172:p</text:p>
      <text:p text:style-name="Standard"><text:s text:c="15"/>1.06133e-17 <text:s text:c="2"/>netid: c_8173:p</text:p>
      <text:p text:style-name="Standard"><text:s text:c="16"/>5.2021e-18 <text:s text:c="2"/>netid: c_8174:p</text:p>
      <text:p text:style-name="Standard"><text:s text:c="16"/>5.2021e-18 <text:s text:c="2"/>netid: c_8175:p</text:p>
      <text:p text:style-name="Standard"><text:s text:c="15"/>1.06133e-17 <text:s text:c="2"/>netid: c_8176:p</text:p>
      <text:p text:style-name="Standard"><text:s text:c="16"/>5.2021e-18 <text:s text:c="2"/>netid: c_8177:p</text:p>
      <text:p text:style-name="Standard"><text:s text:c="15"/>3.11817e-17 <text:s text:c="2"/>netid: c_8178:p</text:p>
      <text:p text:style-name="Standard"><text:s text:c="15"/>6.25659e-18 <text:s text:c="2"/>netid: c_7838:p</text:p>
      <text:p text:style-name="Standard"><text:s text:c="16"/>1.9074e-17 <text:s text:c="2"/>netid: c_7839:p</text:p>
      <text:p text:style-name="Standard"><text:s text:c="16"/>1.0611e-17 <text:s text:c="2"/>netid: c_7848:p</text:p>
      <text:p text:style-name="Standard"><text:s text:c="15"/>1.19942e-18 <text:s text:c="2"/>netid: c_7839:p</text:p>
      <text:p text:style-name="Standard"><text:s text:c="15"/>2.69484e-18 <text:s text:c="2"/>netid: c_8183:p</text:p>
      <text:p text:style-name="Standard"><text:s text:c="15"/>4.17055e-18 <text:s text:c="2"/>netid: c_8184:p</text:p>
      <text:p text:style-name="Standard"><text:s text:c="15"/>4.34876e-18 <text:s text:c="2"/>netid: c_8185:p</text:p>
      <text:p text:style-name="Standard"><text:s text:c="15"/>4.20582e-18 <text:s text:c="2"/>netid: c_8186:p</text:p>
      <text:p text:style-name="Standard"><text:s text:c="16"/>3.1149e-18 <text:s text:c="2"/>netid: c_8187:p</text:p>
      <text:p text:style-name="Standard"><text:s text:c="15"/>9.97242e-18 <text:s text:c="2"/>netid: c_8188:p</text:p>
      <text:p text:style-name="Standard"><text:s text:c="15"/>2.73919e-18 <text:s text:c="2"/>netid: c_8187:p</text:p>
      <text:p text:style-name="Standard"><text:s text:c="15"/>6.64097e-18 <text:s text:c="2"/>netid: c_8190:p</text:p>
      <text:p text:style-name="Standard"><text:s text:c="15"/>1.62833e-17 <text:s text:c="2"/>netid: c_8191:p</text:p>
      <text:p text:style-name="Standard"><text:s text:c="15"/>5.16179e-18 <text:s text:c="2"/>netid: c_8192:p</text:p>
      <text:p text:style-name="Standard"><text:s text:c="15"/>5.37673e-18 <text:s text:c="2"/>netid: c_8193:p</text:p>
      <text:p text:style-name="Standard"><text:soft-page-break/><text:s text:c="15"/>1.19695e-17 <text:s text:c="2"/>netid: c_8194:p</text:p>
      <text:p text:style-name="Standard"><text:s text:c="15"/>9.69353e-19 <text:s text:c="2"/>netid: c_8195:p</text:p>
      <text:p text:style-name="Standard"><text:s text:c="15"/>2.25181e-17 <text:s text:c="2"/>netid: c_8196:p</text:p>
      <text:p text:style-name="Standard"><text:s text:c="15"/>5.26039e-18 <text:s text:c="2"/>netid: c_8197:p</text:p>
      <text:p text:style-name="Standard"><text:s text:c="15"/>5.26039e-18 <text:s text:c="2"/>netid: c_8198:p</text:p>
      <text:p text:style-name="Standard"><text:s text:c="15"/>1.07375e-17 <text:s text:c="2"/>netid: c_8199:p</text:p>
      <text:p text:style-name="Standard"><text:s text:c="15"/>5.26039e-18 <text:s text:c="2"/>netid: c_8200:p</text:p>
      <text:p text:style-name="Standard"><text:s text:c="15"/>9.42506e-19 <text:s text:c="2"/>netid: c_7665:p</text:p>
      <text:p text:style-name="Standard"><text:s text:c="15"/>1.72012e-18 <text:s text:c="2"/>netid: c_7664:p</text:p>
      <text:p text:style-name="Standard"><text:s text:c="15"/>7.34578e-19 <text:s text:c="2"/>netid: c_7665:p</text:p>
      <text:p text:style-name="Standard"><text:s text:c="16"/>1.7094e-18 <text:s text:c="2"/>netid: c_8125:p</text:p>
      <text:p text:style-name="Standard"><text:s text:c="15"/>1.61509e-18 <text:s text:c="2"/>netid: c_7686:p</text:p>
      <text:p text:style-name="Standard"><text:s text:c="15"/>4.08084e-18 <text:s text:c="2"/>netid: c_8126:p</text:p>
      <text:p text:style-name="Standard"><text:s text:c="16"/>2.1051e-18 <text:s text:c="2"/>netid: c_7567:p</text:p>
      <text:p text:style-name="Standard"><text:s text:c="15"/>6.19746e-19 <text:s text:c="2"/>netid: XI6/XI6/MNM1:g</text:p>
      <text:p text:style-name="Standard"><text:s text:c="15"/>1.83246e-18 <text:s text:c="2"/>netid: c_8209:p</text:p>
      <text:p text:style-name="Standard"><text:s text:c="15"/>1.25154e-18 <text:s text:c="2"/>netid: c_7919:p</text:p>
      <text:p text:style-name="Standard"><text:s text:c="15"/>2.49052e-18 <text:s text:c="2"/>netid: c_8211:p</text:p>
      <text:p text:style-name="Standard"><text:s text:c="15"/>5.11441e-18 <text:s text:c="2"/>netid: c_7666:p</text:p>
      <text:p text:style-name="Standard"><text:s text:c="15"/>5.98613e-18 <text:s text:c="2"/>netid: c_7666:p</text:p>
      <text:p text:style-name="Standard"><text:s text:c="15"/>1.04682e-18 <text:s text:c="2"/>netid: c_7648:p</text:p>
      <text:p text:style-name="Standard"><text:s text:c="15"/>1.04691e-18 <text:s text:c="2"/>netid: c_8215:p</text:p>
      <text:p text:style-name="Standard"><text:s text:c="15"/>1.13762e-17 <text:s text:c="2"/>netid: c_7666:p</text:p>
      <text:p text:style-name="Standard"><text:s text:c="15"/>1.13762e-17 <text:s text:c="2"/>netid: c_7666:p</text:p>
      <text:p text:style-name="Standard"><text:s text:c="16"/>2.0719e-18 <text:s text:c="2"/>netid: c_8079:p</text:p>
      <text:p text:style-name="Standard"><text:s text:c="15"/>5.01166e-18 <text:s text:c="2"/>netid: c_7647:p</text:p>
      <text:p text:style-name="Standard"><text:s text:c="16"/>8.0584e-18 <text:s text:c="2"/>netid: c_7648:p</text:p>
      <text:p text:style-name="Standard"><text:s text:c="15"/>6.10584e-18 <text:s text:c="2"/>netid: c_7694:p</text:p>
      <text:p text:style-name="Standard"><text:s text:c="15"/>1.04691e-18 <text:s text:c="2"/>netid: c_7649:p</text:p>
      <text:p text:style-name="Standard"><text:s text:c="15"/>5.90175e-18 <text:s text:c="2"/>netid: c_7690:p</text:p>
      <text:p text:style-name="Standard"><text:s text:c="15"/>3.87792e-18 <text:s text:c="2"/>netid: c_7567:p</text:p>
      <text:p text:style-name="Standard"><text:s text:c="16"/>1.6615e-18 <text:s text:c="2"/>netid: XI6/XI6/MNM1:g</text:p>
      <text:p text:style-name="Standard"><text:s text:c="15"/>6.09074e-18 <text:s text:c="2"/>netid: c_7666:p</text:p>
      <text:p text:style-name="Standard"><text:s text:c="15"/>3.88714e-19 <text:s text:c="2"/>netid: c_7683:p</text:p>
      <text:p text:style-name="Standard"><text:s text:c="15"/>3.42375e-19 <text:s text:c="2"/>netid: c_7563:p</text:p>
      <text:p text:style-name="Standard"><text:s text:c="15"/>1.64688e-18 <text:s text:c="2"/>netid: c_7567:p</text:p>
      <text:p text:style-name="Standard"><text:s text:c="15"/>3.82666e-19 <text:s text:c="2"/>netid: XI6/XI6/MNM1:g</text:p>
      <text:p text:style-name="Standard"><text:s text:c="15"/>4.57437e-19 <text:s text:c="2"/>netid: c_9598:n</text:p>
      <text:p text:style-name="Standard"><text:s text:c="15"/>2.32419e-18 <text:s text:c="2"/>netid: c_9598:n</text:p>
      <text:p text:style-name="Standard"><text:s text:c="15"/>6.68496e-18 <text:s text:c="2"/>netid: c_9598:n</text:p>
      <text:p text:style-name="Standard"><text:s text:c="15"/>6.68751e-19 <text:s text:c="2"/>netid: c_9614:p</text:p>
      <text:p text:style-name="Standard"><text:s text:c="15"/>4.94152e-18 <text:s text:c="2"/>netid: c_9598:n</text:p>
      <text:p text:style-name="Standard"><text:s text:c="16"/>3.1329e-18 <text:s text:c="2"/>netid: c_9613:p</text:p>
      <text:p text:style-name="Standard"><text:s text:c="15"/>6.79277e-19 <text:s text:c="2"/>netid: c_9646:p</text:p>
      <text:p text:style-name="Standard"><text:s text:c="15"/>4.29343e-19 <text:s text:c="2"/>netid: c_9619:p</text:p>
      <text:p text:style-name="Standard"><text:s text:c="15"/>1.93721e-18 <text:s text:c="2"/>netid: c_9634:p</text:p>
      <text:p text:style-name="Standard"><text:s text:c="15"/>5.45996e-18 <text:s text:c="2"/>netid: c_9608:n</text:p>
      <text:p text:style-name="Standard"><text:s text:c="15"/>1.67725e-18 <text:s text:c="2"/>netid: c_9662:p</text:p>
      <text:p text:style-name="Standard"><text:s text:c="15"/>1.21205e-18 <text:s text:c="2"/>netid: XI3/NET15</text:p>
      <text:p text:style-name="Standard"><text:s text:c="15"/>1.36687e-18 <text:s text:c="2"/>netid: c_9823:n</text:p>
      <text:p text:style-name="Standard"><text:s text:c="15"/>2.51502e-18 <text:s text:c="2"/>netid: c_9823:n</text:p>
      <text:p text:style-name="Standard"><text:s text:c="15"/>2.31397e-18 <text:s text:c="2"/>netid: c_9823:n</text:p>
      <text:p text:style-name="Standard"><text:soft-page-break/><text:s text:c="15"/>5.88684e-18 <text:s text:c="2"/>netid: c_9823:n</text:p>
      <text:p text:style-name="Standard"><text:s text:c="15"/>8.02691e-19 <text:s text:c="2"/>netid: c_9825:n</text:p>
      <text:p text:style-name="Standard"><text:s text:c="15"/>6.12269e-19 <text:s text:c="2"/>netid: c_9859:p</text:p>
      <text:p text:style-name="Standard"><text:s text:c="15"/>2.90829e-18 <text:s text:c="2"/>netid: c_10041:p</text:p>
      <text:p text:style-name="Standard"><text:s text:c="15"/>2.48639e-17 <text:s text:c="2"/>netid: c_9988:p</text:p>
      <text:p text:style-name="Standard"><text:s text:c="15"/>2.45692e-18 <text:s text:c="2"/>netid: XI5/XI5/MPM1:g</text:p>
      <text:p text:style-name="Standard"><text:s text:c="15"/>5.30714e-18 <text:s text:c="2"/>netid: XI3/XI0/MPM1:g</text:p>
      <text:p text:style-name="Standard"><text:s text:c="15"/>5.85221e-18 <text:s text:c="2"/>netid: c_9926:p</text:p>
      <text:p text:style-name="Standard"><text:s text:c="15"/>4.81953e-18 <text:s text:c="2"/>netid: c_10030:p</text:p>
      <text:p text:style-name="Standard"><text:s text:c="15"/>5.18515e-17 <text:s text:c="2"/>netid: c_9979:p</text:p>
      <text:p text:style-name="Standard"><text:s text:c="15"/>3.15769e-18 <text:s text:c="2"/>netid: c_9825:n</text:p>
      <text:p text:style-name="Standard"><text:s text:c="15"/>2.11849e-18 <text:s text:c="2"/>netid: c_9859:p</text:p>
      <text:p text:style-name="Standard"><text:s text:c="15"/>5.85221e-18 <text:s text:c="2"/>netid: c_9940:p</text:p>
      <text:p text:style-name="Standard"><text:s text:c="15"/>1.37313e-18 <text:s text:c="2"/>netid: c_9913:p</text:p>
      <text:p text:style-name="Standard"><text:s text:c="15"/>6.24346e-18 <text:s text:c="2"/>netid: c_9939:p</text:p>
      <text:p text:style-name="Standard"><text:s text:c="15"/>3.58589e-18 <text:s text:c="2"/>netid: c_9899:p</text:p>
      <text:p text:style-name="Standard"><text:s text:c="16"/>1.1736e-18 <text:s text:c="2"/>netid: c_9941:p</text:p>
      <text:p text:style-name="Standard"><text:s text:c="15"/>2.16053e-17 <text:s text:c="2"/>netid: c_9900:p</text:p>
      <text:p text:style-name="Standard"><text:s text:c="15"/>1.97156e-18 <text:s text:c="2"/>netid: XI5/XI6/MPM1:g</text:p>
      <text:p text:style-name="Standard"><text:s text:c="15"/>7.15714e-18 <text:s text:c="2"/>netid: c_9871:p</text:p>
      <text:p text:style-name="Standard"><text:s text:c="15"/>2.39147e-18 <text:s text:c="2"/>netid: c_10000:p</text:p>
      <text:p text:style-name="Standard"><text:s text:c="15"/>2.43012e-18 <text:s text:c="2"/>netid: c_9937:p</text:p>
      <text:p text:style-name="Standard"><text:s text:c="15"/>2.34135e-17 <text:s text:c="2"/>netid: c_9872:p</text:p>
      <text:p text:style-name="Standard"><text:s text:c="15"/>1.05306e-17 <text:s text:c="2"/>netid: c_9872:p</text:p>
      <text:p text:style-name="Standard"><text:s text:c="16"/>3.7209e-17 <text:s text:c="2"/>netid: c_9823:n</text:p>
      <text:p text:style-name="Standard"><text:s text:c="16"/>4.5004e-18 <text:s text:c="2"/>netid: c_9823:n</text:p>
      <text:p text:style-name="Standard"><text:s text:c="15"/>2.41847e-18 <text:s text:c="2"/>netid: c_9823:n</text:p>
      <text:p text:style-name="Standard"><text:s text:c="15"/>2.18313e-19 <text:s text:c="2"/>netid: c_10690:n</text:p>
      <text:p text:style-name="Standard"><text:s text:c="15"/>5.13739e-17 <text:s text:c="2"/>netid: XI4/XI5/MPM1:g</text:p>
      <text:p text:style-name="Standard"><text:s text:c="16"/>1.1555e-18 <text:s text:c="2"/>netid: c_10700:n</text:p>
      <text:p text:style-name="Standard"><text:s text:c="15"/>1.04812e-18 <text:s text:c="2"/>netid: c_10878:p</text:p>
      <text:p text:style-name="Standard"><text:s text:c="16"/>1.6425e-18 <text:s text:c="2"/>netid: c_10706:n</text:p>
      <text:p text:style-name="Standard"><text:s text:c="15"/>2.05826e-19 <text:s text:c="2"/>netid: c_10880:p</text:p>
      <text:p text:style-name="Standard"><text:s text:c="15"/>2.15377e-19 <text:s text:c="2"/>netid: c_10881:p</text:p>
      <text:p text:style-name="Standard"><text:s text:c="15"/>7.78023e-19 <text:s text:c="2"/>netid: c_10880:p</text:p>
      <text:p text:style-name="Standard"><text:s text:c="15"/>4.86914e-19 <text:s text:c="2"/>netid: c_10706:n</text:p>
      <text:p text:style-name="Standard"><text:s text:c="16"/>6.3999e-19 <text:s text:c="2"/>netid: c_10848:p</text:p>
      <text:p text:style-name="Standard"><text:s text:c="15"/>2.34855e-19 <text:s text:c="2"/>netid: c_10880:p</text:p>
      <text:p text:style-name="Standard"><text:s text:c="15"/>6.80099e-19 <text:s text:c="2"/>netid: c_10706:n</text:p>
      <text:p text:style-name="Standard"><text:s text:c="15"/>1.58028e-18 <text:s text:c="2"/>netid: c_10706:n</text:p>
      <text:p text:style-name="Standard"><text:s text:c="15"/>1.07223e-18 <text:s text:c="2"/>netid: c_10706:n</text:p>
      <text:p text:style-name="Standard"><text:s text:c="15"/>1.15436e-18 <text:s text:c="2"/>netid: c_10706:n</text:p>
      <text:p text:style-name="Standard"><text:s text:c="15"/>1.66342e-18 <text:s text:c="2"/>netid: c_10706:n</text:p>
      <text:p text:style-name="Standard"><text:s text:c="15"/>8.61769e-19 <text:s text:c="2"/>netid: c_10706:n</text:p>
      <text:p text:style-name="Standard"><text:s text:c="15"/>1.11035e-18 <text:s text:c="2"/>netid: c_10706:n</text:p>
      <text:p text:style-name="Standard"><text:s text:c="15"/>5.61231e-19 <text:s text:c="2"/>netid: c_10706:n</text:p>
      <text:p text:style-name="Standard"><text:s text:c="15"/>2.15978e-18 <text:s text:c="2"/>netid: c_10706:n</text:p>
      <text:p text:style-name="Standard"><text:s text:c="15"/>1.33226e-18 <text:s text:c="2"/>netid: c_10706:n</text:p>
      <text:p text:style-name="Standard"><text:s text:c="15"/>3.97754e-18 <text:s text:c="2"/>netid: c_10706:n</text:p>
      <text:p text:style-name="Standard"><text:s text:c="16"/>1.3856e-18 <text:s text:c="2"/>netid: c_10706:n</text:p>
      <text:p text:style-name="Standard"><text:s text:c="16"/>5.9775e-19 <text:s text:c="2"/>netid: XI4/XI5/MPM1:g</text:p>
      <text:p text:style-name="Standard"><text:s text:c="15"/>2.86928e-17 <text:s text:c="2"/>netid: c_10706:n</text:p>
      <text:p text:style-name="Standard"><text:soft-page-break/><text:s text:c="15"/>1.71391e-18 <text:s text:c="2"/>netid: c_10706:n</text:p>
      <text:p text:style-name="Standard"><text:s text:c="16"/>5.0014e-17 <text:s text:c="2"/>netid: c_10706:n</text:p>
      <text:p text:style-name="Standard"><text:s text:c="15"/>1.73144e-18 <text:s text:c="2"/>netid: c_10706:n</text:p>
      <text:p text:style-name="Standard"><text:s text:c="15"/>9.06045e-18 <text:s text:c="2"/>netid: c_10706:n</text:p>
      <text:p text:style-name="Standard"><text:s text:c="15"/>2.64991e-18 <text:s text:c="2"/>netid: c_10706:n</text:p>
      <text:p text:style-name="Standard"><text:s text:c="15"/>1.12074e-17 <text:s text:c="2"/>netid: c_10706:n</text:p>
      <text:p text:style-name="Standard"><text:s text:c="15"/>8.19941e-17 <text:s text:c="2"/>netid: c_10706:n</text:p>
      <text:p text:style-name="Standard"><text:s text:c="15"/>8.59938e-18 <text:s text:c="2"/>netid: c_10706:n</text:p>
      <text:p text:style-name="Standard"><text:s text:c="15"/>9.62388e-19 <text:s text:c="2"/>netid: c_10706:n</text:p>
      <text:p text:style-name="Standard"><text:s text:c="15"/>3.93887e-19 <text:s text:c="2"/>netid: c_10706:n</text:p>
      <text:p text:style-name="Standard"><text:s text:c="15"/>1.61777e-18 <text:s text:c="2"/>netid: c_10910:p</text:p>
      <text:p text:style-name="Standard"><text:s text:c="15"/>3.78887e-19 <text:s text:c="2"/>netid: c_10880:p</text:p>
      <text:p text:style-name="Standard"><text:s text:c="15"/>2.99948e-18 <text:s text:c="2"/>netid: c_10706:n</text:p>
      <text:p text:style-name="Standard"><text:s text:c="15"/>1.15041e-18 <text:s text:c="2"/>netid: c_10848:p</text:p>
      <text:p text:style-name="Standard"><text:s text:c="15"/>1.12827e-18 <text:s text:c="2"/>netid: c_10845:p</text:p>
      <text:p text:style-name="Standard"><text:s text:c="15"/>1.65257e-18 <text:s text:c="2"/>netid: c_10706:n</text:p>
      <text:p text:style-name="Standard"><text:s text:c="15"/>2.12684e-18 <text:s text:c="2"/>netid: c_10706:n</text:p>
      <text:p text:style-name="Standard"><text:s text:c="15"/>1.42926e-18 <text:s text:c="2"/>netid: c_10706:n</text:p>
      <text:p text:style-name="Standard"><text:s text:c="15"/>1.79791e-18 <text:s text:c="2"/>netid: c_10706:n</text:p>
      <text:p text:style-name="Standard"><text:s text:c="15"/>2.01488e-18 <text:s text:c="2"/>netid: XI4/XI5/MPM1:g</text:p>
      <text:p text:style-name="Standard"><text:s text:c="15"/>1.17233e-18 <text:s text:c="2"/>netid: c_10706:n</text:p>
      <text:p text:style-name="Standard"><text:s text:c="15"/>1.55774e-18 <text:s text:c="2"/>netid: c_10706:n</text:p>
      <text:p text:style-name="Standard"><text:s text:c="15"/>4.50753e-18 <text:s text:c="2"/>netid: c_10706:n</text:p>
      <text:p text:style-name="Standard"><text:s text:c="16"/>5.1767e-19 <text:s text:c="2"/>netid: c_10880:p</text:p>
      <text:p text:style-name="Standard"><text:s text:c="15"/>7.47614e-19 <text:s text:c="2"/>netid: c_10706:n</text:p>
      <text:p text:style-name="Standard"><text:s text:c="15"/>3.79872e-18 <text:s text:c="2"/>netid: c_10741:n</text:p>
      <text:p text:style-name="Standard"><text:s text:c="15"/>1.07765e-18 <text:s text:c="2"/>netid: c_10848:p</text:p>
      <text:p text:style-name="Standard"><text:s text:c="15"/>1.28725e-18 <text:s text:c="2"/>netid: c_10845:p</text:p>
      <text:p text:style-name="Standard"><text:s text:c="15"/>1.11726e-17 <text:s text:c="2"/>netid: c_10706:n</text:p>
      <text:p text:style-name="Standard"><text:s text:c="15"/>1.98709e-18 <text:s text:c="2"/>netid: c_10746:n</text:p>
      <text:p text:style-name="Standard"><text:s text:c="15"/>1.09373e-18 <text:s text:c="2"/>netid: c_10701:n</text:p>
      <text:p text:style-name="Standard"><text:s text:c="15"/>1.10622e-18 <text:s text:c="2"/>netid: c_11174:n</text:p>
      <text:p text:style-name="Standard"><text:s text:c="15"/>1.16514e-18 <text:s text:c="2"/>netid: c_11204:n</text:p>
      <text:p text:style-name="Standard"><text:s text:c="15"/>1.29041e-18 <text:s text:c="2"/>netid: c_11204:n</text:p>
      <text:p text:style-name="Standard"><text:s text:c="16"/>5.5172e-19 <text:s text:c="2"/>netid: c_11349:p</text:p>
      <text:p text:style-name="Standard"><text:s text:c="15"/>1.10622e-18 <text:s text:c="2"/>netid: c_11210:n</text:p>
      <text:p text:style-name="Standard"><text:s text:c="15"/>1.10622e-18 <text:s text:c="2"/>netid: c_11212:n</text:p>
      <text:p text:style-name="Standard"><text:s text:c="17"/>3.949e-19 <text:s text:c="2"/>netid: c_11196:n</text:p>
      <text:p text:style-name="Standard"><text:s text:c="15"/>2.89682e-18 <text:s text:c="2"/>netid: c_11210:n</text:p>
      <text:p text:style-name="Standard"><text:s text:c="15"/>1.49656e-18 <text:s text:c="2"/>netid: c_11169:n</text:p>
      <text:p text:style-name="Standard"><text:s text:c="15"/>3.31907e-18 <text:s text:c="2"/>netid: c_11212:n</text:p>
      <text:p text:style-name="Standard"><text:s text:c="15"/>4.92429e-18 <text:s text:c="2"/>netid: c_11183:n</text:p>
      <text:p text:style-name="Standard"><text:s text:c="15"/>9.19363e-19 <text:s text:c="2"/>netid: c_11193:n</text:p>
      <text:p text:style-name="Standard"><text:s text:c="15"/>1.17462e-18 <text:s text:c="2"/>netid: c_11196:n</text:p>
      <text:p text:style-name="Standard"><text:s text:c="16"/>1.6232e-18 <text:s text:c="2"/>netid: c_11210:n</text:p>
      <text:p text:style-name="Standard"><text:s text:c="15"/>4.21903e-19 <text:s text:c="2"/>netid: c_11229:n</text:p>
      <text:p text:style-name="Standard"><text:s text:c="15"/>5.66262e-19 <text:s text:c="2"/>netid: c_11196:n</text:p>
      <text:p text:style-name="Standard"><text:s text:c="15"/>3.44886e-19 <text:s text:c="2"/>netid: c_11287:n</text:p>
      <text:p text:style-name="Standard"><text:s text:c="15"/>3.32085e-19 <text:s text:c="2"/>netid: XI3/XI0/MNM0:g</text:p>
      <text:p text:style-name="Standard"><text:s text:c="16"/>1.6232e-18 <text:s text:c="2"/>netid: c_11204:n</text:p>
      <text:p text:style-name="Standard"><text:s text:c="15"/>9.44503e-19 <text:s text:c="2"/>netid: XI3/XI0/MNM0:g</text:p>
      <text:p text:style-name="Standard"><text:s text:c="15"/>4.03164e-18 <text:s text:c="2"/>netid: c_11204:n</text:p>
      <text:p text:style-name="Standard"><text:soft-page-break/><text:s text:c="15"/>1.72582e-18 <text:s text:c="2"/>netid: c_11349:p</text:p>
      <text:p text:style-name="Standard"><text:s text:c="15"/>1.53914e-18 <text:s text:c="2"/>netid: c_11168:n</text:p>
      <text:p text:style-name="Standard"><text:s text:c="15"/>6.52993e-19 <text:s text:c="2"/>netid: c_11193:n</text:p>
      <text:p text:style-name="Standard"><text:s text:c="15"/>7.06627e-19 <text:s text:c="2"/>netid: c_11194:n</text:p>
      <text:p text:style-name="Standard"><text:s text:c="15"/>9.95014e-19 <text:s text:c="2"/>netid: c_11229:n</text:p>
      <text:p text:style-name="Standard"><text:s text:c="15"/>5.54748e-18 <text:s text:c="2"/>netid: c_11196:n</text:p>
      <text:p text:style-name="Standard"><text:s text:c="15"/>1.82266e-18 <text:s text:c="2"/>netid: c_11199:n</text:p>
      <text:p text:style-name="Standard"><text:s text:c="15"/>8.17155e-19 <text:s text:c="2"/>netid: c_11128:n</text:p>
      <text:p text:style-name="Standard"><text:s text:c="15"/>1.69793e-18 <text:s text:c="2"/>netid: c_11242:n</text:p>
      <text:p text:style-name="Standard"><text:s text:c="16"/>2.1006e-18 <text:s text:c="2"/>netid: c_11132:n</text:p>
      <text:p text:style-name="Standard"><text:s text:c="15"/>7.36124e-19 <text:s text:c="2"/>netid: c_11432:p</text:p>
      <text:p text:style-name="Standard"><text:s text:c="16"/>5.1923e-18 <text:s text:c="2"/>netid: c_11248:n</text:p>
      <text:p text:style-name="Standard"><text:s text:c="15"/>6.78622e-18 <text:s text:c="2"/>netid: c_11254:n</text:p>
      <text:p text:style-name="Standard"><text:s text:c="15"/>2.35387e-18 <text:s text:c="2"/>netid: c_11432:p</text:p>
      <text:p text:style-name="Standard"><text:s text:c="15"/>7.21185e-19 <text:s text:c="2"/>netid: c_11254:n</text:p>
      <text:p text:style-name="Standard"><text:s text:c="15"/>3.43664e-19 <text:s text:c="2"/>netid: c_11175:n</text:p>
      <text:p text:style-name="Standard"><text:s text:c="15"/>8.79904e-18 <text:s text:c="2"/>netid: c_11267:n</text:p>
      <text:p text:style-name="Standard"><text:s text:c="15"/>8.14457e-16 <text:s text:c="2"/>netid: c_11270:n</text:p>
      <text:p text:style-name="Standard"><text:s text:c="15"/>1.34636e-18 <text:s text:c="2"/>netid: c_11257:n</text:p>
      <text:p text:style-name="Standard"><text:s text:c="15"/>1.38734e-17 <text:s text:c="2"/>netid: c_11279:n</text:p>
      <text:p text:style-name="Standard"><text:s text:c="15"/>7.70683e-19 <text:s text:c="2"/>netid: XI5/XI0/XI1/MNM0:g</text:p>
      <text:p text:style-name="Standard"><text:s text:c="15"/>9.22849e-19 <text:s text:c="2"/>netid: c_11146:n</text:p>
      <text:p text:style-name="Standard"><text:s text:c="15"/>4.56026e-19 <text:s text:c="2"/>netid: c_11257:n</text:p>
      <text:p text:style-name="Standard"><text:s text:c="15"/>4.20473e-19 <text:s text:c="2"/>netid: c_11279:n</text:p>
      <text:p text:style-name="Standard"><text:s text:c="15"/>4.63596e-19 <text:s text:c="2"/>netid: c_11279:n</text:p>
      <text:p text:style-name="Standard"><text:s text:c="15"/>3.18001e-19 <text:s text:c="2"/>netid: c_12273:n</text:p>
      <text:p text:style-name="Standard"><text:s text:c="15"/>2.66971e-18 <text:s text:c="2"/>netid: c_12273:n</text:p>
      <text:p text:style-name="Standard"><text:s text:c="15"/>1.75665e-18 <text:s text:c="2"/>netid: c_12273:n</text:p>
      <text:p text:style-name="Standard"><text:s text:c="15"/>7.28205e-19 <text:s text:c="2"/>netid: c_12273:n</text:p>
      <text:p text:style-name="Standard"><text:s text:c="15"/>2.98104e-18 <text:s text:c="2"/>netid: c_12273:n</text:p>
      <text:p text:style-name="Standard"><text:s text:c="15"/>1.75903e-18 <text:s text:c="2"/>netid: c_12273:n</text:p>
      <text:p text:style-name="Standard"><text:s text:c="15"/>6.51279e-19 <text:s text:c="2"/>netid: c_12273:n</text:p>
      <text:p text:style-name="Standard"><text:s text:c="15"/>3.12228e-18 <text:s text:c="2"/>netid: c_12273:n</text:p>
      <text:p text:style-name="Standard"><text:s text:c="15"/>3.54098e-18 <text:s text:c="2"/>netid: c_12273:n</text:p>
      <text:p text:style-name="Standard"><text:s text:c="15"/>1.13069e-18 <text:s text:c="2"/>netid: c_12273:n</text:p>
      <text:p text:style-name="Standard"><text:s text:c="15"/>8.15307e-19 <text:s text:c="2"/>netid: c_12273:n</text:p>
      <text:p text:style-name="Standard"><text:s text:c="15"/>2.31273e-18 <text:s text:c="2"/>netid: c_12273:n</text:p>
      <text:p text:style-name="Standard"><text:s text:c="15"/>5.97156e-18 <text:s text:c="2"/>netid: c_12273:n</text:p>
      <text:p text:style-name="Standard"><text:s text:c="15"/>8.62764e-19 <text:s text:c="2"/>netid: c_11977:n</text:p>
      <text:p text:style-name="Standard"><text:s text:c="15"/>2.38108e-18 <text:s text:c="2"/>netid: c_11983:n</text:p>
      <text:p text:style-name="Standard"><text:s text:c="15"/>8.18975e-19 <text:s text:c="2"/>netid: XI4/XI6/MNM0:g</text:p>
      <text:p text:style-name="Standard"><text:s text:c="15"/>3.40268e-18 <text:s text:c="2"/>netid: c_11992:n</text:p>
      <text:p text:style-name="Standard"><text:s text:c="15"/>3.62495e-19 <text:s text:c="2"/>netid: c_12000:n</text:p>
      <text:p text:style-name="Standard"><text:s text:c="16"/>4.2107e-18 <text:s text:c="2"/>netid: c_12009:n</text:p>
      <text:p text:style-name="Standard"><text:s text:c="15"/>2.49188e-19 <text:s text:c="2"/>netid: c_12432:n</text:p>
      <text:p text:style-name="Standard"><text:s text:c="15"/>7.88724e-18 <text:s text:c="2"/>netid: c_12231:n</text:p>
      <text:p text:style-name="Standard"><text:s text:c="17"/>1.911e-18 <text:s text:c="2"/>netid: c_12234:n</text:p>
      <text:p text:style-name="Standard"><text:s text:c="15"/>3.98619e-18 <text:s text:c="2"/>netid: c_12238:n</text:p>
      <text:p text:style-name="Standard"><text:s text:c="15"/>2.02091e-18 <text:s text:c="2"/>netid: c_12263:n</text:p>
      <text:p text:style-name="Standard"><text:s text:c="15"/>1.37689e-17 <text:s text:c="2"/>netid: c_12022:n</text:p>
      <text:p text:style-name="Standard"><text:s text:c="16"/>1.3519e-18 <text:s text:c="2"/>netid: c_12031:n</text:p>
      <text:p text:style-name="Standard"><text:s text:c="15"/>1.74869e-18 <text:s text:c="2"/>netid: c_12014:n</text:p>
      <text:p text:style-name="Standard"><text:soft-page-break/><text:s text:c="17"/>3.463e-16 <text:s text:c="2"/>netid: c_12023:n</text:p>
      <text:p text:style-name="Standard"><text:s text:c="15"/>7.00721e-19 <text:s text:c="2"/>netid: XI4/XI4/MPM0:g</text:p>
      <text:p text:style-name="Standard"><text:s text:c="16"/>3.3068e-18 <text:s text:c="2"/>netid: c_12195:n</text:p>
      <text:p text:style-name="Standard"><text:s text:c="15"/>1.30254e-17 <text:s text:c="2"/>netid: c_12037:n</text:p>
      <text:p text:style-name="Standard"><text:s text:c="15"/>1.42724e-18 <text:s text:c="2"/>netid: c_12195:n</text:p>
      <text:p text:style-name="Standard"><text:s text:c="15"/>6.17936e-18 <text:s text:c="2"/>netid: c_12049:n</text:p>
      <text:p text:style-name="Standard"><text:s text:c="15"/>3.24138e-18 <text:s text:c="2"/>netid: c_12448:n</text:p>
      <text:p text:style-name="Standard"><text:s text:c="15"/>5.43137e-18 <text:s text:c="2"/>netid: c_12038:n</text:p>
      <text:p text:style-name="Standard"><text:s text:c="15"/>1.35351e-18 <text:s text:c="2"/>netid: c_12047:n</text:p>
      <text:p text:style-name="Standard"><text:s text:c="15"/>1.48574e-18 <text:s text:c="2"/>netid: c_12445:n</text:p>
      <text:p text:style-name="Standard"><text:s text:c="15"/>4.44313e-18 <text:s text:c="2"/>netid: c_12273:n</text:p>
      <text:p text:style-name="Standard"><text:s text:c="15"/>4.45665e-18 <text:s text:c="2"/>netid: c_12273:n</text:p>
      <text:p text:style-name="Standard"><text:s text:c="15"/>6.23506e-19 <text:s text:c="2"/>netid: c_11977:n</text:p>
      <text:p text:style-name="Standard"><text:s text:c="15"/>1.82544e-18 <text:s text:c="2"/>netid: c_12263:n</text:p>
      <text:p text:style-name="Standard"><text:s text:c="15"/>1.95116e-18 <text:s text:c="2"/>netid: c_11977:n</text:p>
      <text:p text:style-name="Standard"><text:s text:c="15"/>5.77515e-19 <text:s text:c="2"/>netid: c_12022:n</text:p>
      <text:p text:style-name="Standard"><text:s text:c="15"/>3.72142e-18 <text:s text:c="2"/>netid: c_12263:n</text:p>
      <text:p text:style-name="Standard"><text:s text:c="15"/>7.17444e-19 <text:s text:c="2"/>netid: c_12117:n</text:p>
      <text:p text:style-name="Standard"><text:s text:c="15"/>4.39549e-19 <text:s text:c="2"/>netid: c_12121:n</text:p>
      <text:p text:style-name="Standard"><text:s text:c="16"/>2.7622e-18 <text:s text:c="2"/>netid: c_12144:n</text:p>
      <text:p text:style-name="Standard"><text:s text:c="16"/>3.7803e-19 <text:s text:c="2"/>netid: c_12190:n</text:p>
      <text:p text:style-name="Standard"><text:s text:c="15"/>5.58696e-17 <text:s text:c="2"/>netid: c_12117:n</text:p>
      <text:p text:style-name="Standard"><text:s text:c="15"/>1.35657e-18 <text:s text:c="2"/>netid: c_12121:n</text:p>
      <text:p text:style-name="Standard"><text:s text:c="15"/>1.14375e-18 <text:s text:c="2"/>netid: c_12144:n</text:p>
      <text:p text:style-name="Standard"><text:s text:c="15"/>2.49775e-18 <text:s text:c="2"/>netid: c_12190:n</text:p>
      <text:p text:style-name="Standard"><text:s text:c="15"/>1.76899e-18 <text:s text:c="2"/>netid: c_12276:n</text:p>
      <text:p text:style-name="Standard"><text:s text:c="15"/>1.94663e-18 <text:s text:c="2"/>netid: c_12273:n</text:p>
      <text:p text:style-name="Standard"><text:s text:c="15"/>2.65947e-18 <text:s text:c="2"/>netid: c_12276:n</text:p>
      <text:p text:style-name="Standard"><text:s text:c="15"/>6.33721e-19 <text:s text:c="2"/>netid: c_12117:n</text:p>
      <text:p text:style-name="Standard"><text:s text:c="15"/>2.49426e-19 <text:s text:c="2"/>netid: c_12121:n</text:p>
      <text:p text:style-name="Standard"><text:s text:c="15"/>2.06414e-18 <text:s text:c="2"/>netid: c_12144:n</text:p>
      <text:p text:style-name="Standard"><text:s text:c="15"/>4.83267e-18 <text:s text:c="2"/>netid: c_12190:n</text:p>
      <text:p text:style-name="Standard"><text:s text:c="15"/>2.16448e-18 <text:s text:c="2"/>netid: c_12276:n</text:p>
      <text:p text:style-name="Standard"><text:s text:c="16"/>6.0949e-18 <text:s text:c="2"/>netid: c_12276:n</text:p>
      <text:p text:style-name="Standard"><text:s text:c="15"/>4.95949e-18 <text:s text:c="2"/>netid: c_12273:n</text:p>
      <text:p text:style-name="Standard"><text:s text:c="15"/>1.68987e-18 <text:s text:c="2"/>netid: c_12293:n</text:p>
      <text:p text:style-name="Standard"><text:s text:c="15"/>5.16924e-18 <text:s text:c="2"/>netid: c_12069:n</text:p>
      <text:p text:style-name="Standard"><text:s text:c="15"/>1.26576e-16 <text:s text:c="2"/>netid: c_12273:n</text:p>
      <text:p text:style-name="Standard"><text:s text:c="15"/>4.10224e-18 <text:s text:c="2"/>netid: c_12305:n</text:p>
      <text:p text:style-name="Standard"><text:s text:c="15"/>4.24456e-18 <text:s text:c="2"/>netid: c_12314:n</text:p>
      <text:p text:style-name="Standard"><text:s text:c="15"/>2.61983e-18 <text:s text:c="2"/>netid: c_12355:n</text:p>
      <text:p text:style-name="Standard"><text:s text:c="15"/>1.48872e-18 <text:s text:c="2"/>netid: c_12356:n</text:p>
      <text:p text:style-name="Standard"><text:s text:c="15"/>2.62944e-17 <text:s text:c="2"/>netid: c_12363:n</text:p>
      <text:p text:style-name="Standard"><text:s text:c="15"/>6.67236e-19 <text:s text:c="2"/>netid: XI5/XI4/MPM0:g</text:p>
      <text:p text:style-name="Standard"><text:s text:c="15"/>2.24276e-18 <text:s text:c="2"/>netid: c_12363:n</text:p>
      <text:p text:style-name="Standard"><text:s text:c="15"/>6.14328e-18 <text:s text:c="2"/>netid: c_12276:n</text:p>
      <text:p text:style-name="Standard"><text:s text:c="15"/>4.18559e-17 <text:s text:c="2"/>netid: c_12276:n</text:p>
      <text:p text:style-name="Standard"><text:s text:c="15"/>6.81416e-18 <text:s text:c="2"/>netid: c_12276:n</text:p>
      <text:p text:style-name="Standard"><text:s text:c="15"/>2.63061e-18 <text:s text:c="2"/>netid: c_12276:n</text:p>
      <text:p text:style-name="Standard"><text:s text:c="15"/>3.20337e-18 <text:s text:c="2"/>netid: c_14876:n</text:p>
      <text:p text:style-name="Standard"><text:s text:c="15"/>4.66779e-19 <text:s text:c="2"/>netid: XI5/XI0/XI0/MPM1:g</text:p>
      <text:p text:style-name="Standard"><text:s text:c="15"/>2.30284e-18 <text:s text:c="2"/>netid: XI5/XI0/XI0/MPM1:g</text:p>
      <text:p text:style-name="Standard"><text:soft-page-break/><text:s text:c="15"/>2.35076e-18 <text:s text:c="2"/>netid: c_14850:n</text:p>
      <text:p text:style-name="Standard"><text:s text:c="15"/>8.49732e-19 <text:s text:c="2"/>netid: c_14926:n</text:p>
      <text:p text:style-name="Standard"><text:s text:c="15"/>9.87998e-19 <text:s text:c="2"/>netid: c_14929:n</text:p>
      <text:p text:style-name="Standard"><text:s text:c="15"/>1.09132e-18 <text:s text:c="2"/>netid: c_14939:n</text:p>
      <text:p text:style-name="Standard"><text:s text:c="15"/>2.02922e-18 <text:s text:c="2"/>netid: c_14735:n</text:p>
      <text:p text:style-name="Standard"><text:s text:c="15"/>2.06271e-18 <text:s text:c="2"/>netid: c_14736:n</text:p>
      <text:p text:style-name="Standard"><text:s text:c="15"/>2.76279e-18 <text:s text:c="2"/>netid: c_14737:n</text:p>
      <text:p text:style-name="Standard"><text:s text:c="15"/>1.02499e-18 <text:s text:c="2"/>netid: c_14952:n</text:p>
      <text:p text:style-name="Standard"><text:s text:c="15"/>8.91357e-19 <text:s text:c="2"/>netid: c_14738:n</text:p>
      <text:p text:style-name="Standard"><text:s text:c="15"/>5.16715e-19 <text:s text:c="2"/>netid: c_14761:n</text:p>
      <text:p text:style-name="Standard"><text:s text:c="15"/>3.16294e-19 <text:s text:c="2"/>netid: c_14821:n</text:p>
      <text:p text:style-name="Standard"><text:s text:c="15"/>1.11132e-18 <text:s text:c="2"/>netid: c_14827:n</text:p>
      <text:p text:style-name="Standard"><text:s text:c="15"/>4.12987e-19 <text:s text:c="2"/>netid: c_14828:n</text:p>
      <text:p text:style-name="Standard"><text:s text:c="16"/>2.3091e-19 <text:s text:c="2"/>netid: c_14856:n</text:p>
      <text:p text:style-name="Standard"><text:s text:c="15"/>2.18313e-19 <text:s text:c="2"/>netid: XI6/XI5/MNM0:g</text:p>
      <text:p text:style-name="Standard"><text:s text:c="15"/>5.18344e-17 <text:s text:c="2"/>netid: XI6/XI5/MNM0:g</text:p>
      <text:p text:style-name="Standard"><text:s text:c="15"/>1.15742e-18 <text:s text:c="2"/>netid: XI6/XI5/MNM0:g</text:p>
      <text:p text:style-name="Standard"><text:s text:c="15"/>9.10559e-19 <text:s text:c="2"/>netid: XI6/XI5/MNM0:g</text:p>
      <text:p text:style-name="Standard"><text:s text:c="15"/>1.37425e-18 <text:s text:c="2"/>netid: c_15519:n</text:p>
      <text:p text:style-name="Standard"><text:s text:c="15"/>4.23313e-19 <text:s text:c="2"/>netid: c_15290:n</text:p>
      <text:p text:style-name="Standard"><text:s text:c="15"/>1.88106e-18 <text:s text:c="2"/>netid: c_15379:n</text:p>
      <text:p text:style-name="Standard"><text:s text:c="16"/>2.0856e-19 <text:s text:c="2"/>netid: c_15379:n</text:p>
      <text:p text:style-name="Standard"><text:s text:c="15"/>2.10693e-19 <text:s text:c="2"/>netid: c_15379:n</text:p>
      <text:p text:style-name="Standard"><text:s text:c="15"/>2.16536e-18 <text:s text:c="2"/>netid: c_15384:n</text:p>
      <text:p text:style-name="Standard"><text:s text:c="15"/>1.26657e-18 <text:s text:c="2"/>netid: c_15387:n</text:p>
      <text:p text:style-name="Standard"><text:s text:c="15"/>1.18533e-18 <text:s text:c="2"/>netid: c_15387:n</text:p>
      <text:p text:style-name="Standard"><text:s text:c="15"/>9.94149e-19 <text:s text:c="2"/>netid: XI3/XI0/MNM0:b</text:p>
      <text:p text:style-name="Standard"><text:s text:c="15"/>4.28687e-18 <text:s text:c="2"/>netid: XI3/XI0/MNM0:b</text:p>
      <text:p text:style-name="Standard"><text:s text:c="16"/>1.0845e-17 <text:s text:c="2"/>netid: XI3/XI0/MNM0:b</text:p>
      <text:p text:style-name="Standard"><text:s text:c="15"/>2.43273e-19 <text:s text:c="2"/>netid: XI3/XI0/MNM0:b</text:p>
      <text:p text:style-name="Standard"><text:s text:c="15"/>4.38142e-18 <text:s text:c="2"/>netid: XI3/XI0/MNM0:b</text:p>
      <text:p text:style-name="Standard"><text:s text:c="15"/>1.04696e-18 <text:s text:c="2"/>netid: c_15955:n</text:p>
      <text:p text:style-name="Standard"><text:s text:c="15"/>1.21698e-18 <text:s text:c="2"/>netid: c_15957:n</text:p>
      <text:p text:style-name="Standard"><text:s text:c="15"/>5.31765e-18 <text:s text:c="2"/>netid: c_16099:n</text:p>
      <text:p text:style-name="Standard"><text:s text:c="15"/>1.79175e-18 <text:s text:c="2"/>netid: c_16099:n</text:p>
      <text:p text:style-name="Standard"><text:s text:c="15"/>2.43054e-18 <text:s text:c="2"/>netid: c_16099:n</text:p>
      <text:p text:style-name="Standard"><text:s text:c="15"/>1.13971e-18 <text:s text:c="2"/>netid: XI4/XI0/XI1/MNM0:s</text:p>
      <text:p text:style-name="Standard"><text:s text:c="15"/>3.95292e-18 <text:s text:c="2"/>netid: c_15720:n</text:p>
      <text:p text:style-name="Standard"><text:s text:c="15"/>4.06619e-18 <text:s text:c="2"/>netid: c_15721:n</text:p>
      <text:p text:style-name="Standard"><text:s text:c="15"/>3.47873e-19 <text:s text:c="2"/>netid: c_15721:n</text:p>
      <text:p text:style-name="Standard"><text:s text:c="15"/>1.49009e-18 <text:s text:c="2"/>netid: c_15721:n</text:p>
      <text:p text:style-name="Standard"><text:s text:c="15"/>5.49398e-18 <text:s text:c="2"/>netid: c_15721:n</text:p>
      <text:p text:style-name="Standard"><text:s text:c="15"/>2.43054e-18 <text:s text:c="2"/>netid: c_15721:n</text:p>
      <text:p text:style-name="Standard"><text:s text:c="17"/>1.892e-18 <text:s text:c="2"/>netid: c_15721:n</text:p>
      <text:p text:style-name="Standard"><text:s text:c="15"/>4.83344e-19 <text:s text:c="2"/>netid: c_15721:n</text:p>
      <text:p text:style-name="Standard"><text:s text:c="15"/>2.23435e-18 <text:s text:c="2"/>netid: c_15721:n</text:p>
      <text:p text:style-name="Standard"><text:s text:c="15"/>2.43054e-18 <text:s text:c="2"/>netid: c_16102:n</text:p>
      <text:p text:style-name="Standard"><text:s text:c="15"/>4.30818e-18 <text:s text:c="2"/>netid: c_15728:n</text:p>
      <text:p text:style-name="Standard"><text:s text:c="15"/>4.32327e-18 <text:s text:c="2"/>netid: c_15729:n</text:p>
      <text:p text:style-name="Standard"><text:s text:c="15"/>3.68762e-18 <text:s text:c="2"/>netid: c_15730:n</text:p>
      <text:p text:style-name="Standard"><text:s text:c="15"/>2.59807e-19 <text:s text:c="2"/>netid: c_15730:n</text:p>
      <text:p text:style-name="Standard"><text:s text:c="15"/>4.84586e-19 <text:s text:c="2"/>netid: c_16268:n</text:p>
      <text:p text:style-name="Standard"><text:soft-page-break/><text:s text:c="15"/>6.12483e-18 <text:s text:c="2"/>netid: c_15731:n</text:p>
      <text:p text:style-name="Standard"><text:s text:c="15"/>8.23351e-19 <text:s text:c="2"/>netid: c_15731:n</text:p>
      <text:p text:style-name="Standard"><text:s text:c="16"/>7.0546e-19 <text:s text:c="2"/>netid: c_15731:n</text:p>
      <text:p text:style-name="Standard"><text:s text:c="16"/>5.0577e-19 <text:s text:c="2"/>netid: c_15731:n</text:p>
      <text:p text:style-name="Standard"><text:s text:c="16"/>3.9743e-18 <text:s text:c="2"/>netid: c_15732:n</text:p>
      <text:p text:style-name="Standard"><text:s text:c="15"/>4.81774e-19 <text:s text:c="2"/>netid: c_16274:n</text:p>
      <text:p text:style-name="Standard"><text:s text:c="15"/>4.58051e-18 <text:s text:c="2"/>netid: c_15733:n</text:p>
      <text:p text:style-name="Standard"><text:s text:c="15"/>3.16738e-18 <text:s text:c="2"/>netid: c_16276:n</text:p>
      <text:p text:style-name="Standard"><text:s text:c="15"/>1.97227e-18 <text:s text:c="2"/>netid: c_16034:n</text:p>
      <text:p text:style-name="Standard"><text:s text:c="15"/>5.23586e-19 <text:s text:c="2"/>netid: c_16160:n</text:p>
      <text:p text:style-name="Standard"><text:s text:c="15"/>3.12528e-18 <text:s text:c="2"/>netid: c_16279:n</text:p>
      <text:p text:style-name="Standard"><text:s text:c="15"/>1.38378e-17 <text:s text:c="2"/>netid: c_16280:n</text:p>
      <text:p text:style-name="Standard"><text:s text:c="15"/>3.61904e-18 <text:s text:c="2"/>netid: c_16280:n</text:p>
      <text:p text:style-name="Standard"><text:s text:c="15"/>1.17594e-18 <text:s text:c="2"/>netid: c_16280:n</text:p>
      <text:p text:style-name="Standard"><text:s text:c="15"/>2.36925e-18 <text:s text:c="2"/>netid: c_16283:n</text:p>
      <text:p text:style-name="Standard"><text:s text:c="15"/>7.65855e-19 <text:s text:c="2"/>netid: c_16284:n</text:p>
      <text:p text:style-name="Standard"><text:s text:c="15"/>8.40585e-18 <text:s text:c="2"/>netid: c_15749:n</text:p>
      <text:p text:style-name="Standard"><text:s text:c="15"/>4.19309e-19 <text:s text:c="2"/>netid: c_15963:n</text:p>
      <text:p text:style-name="Standard"><text:s text:c="16"/>8.6936e-19 <text:s text:c="2"/>netid: c_15967:n</text:p>
      <text:p text:style-name="Standard"><text:s text:c="15"/>3.87512e-18 <text:s text:c="2"/>netid: c_15970:n</text:p>
      <text:p text:style-name="Standard"><text:s text:c="15"/>2.67964e-18 <text:s text:c="2"/>netid: c_16289:n</text:p>
      <text:p text:style-name="Standard"><text:s text:c="15"/>3.29567e-18 <text:s text:c="2"/>netid: c_16037:n</text:p>
      <text:p text:style-name="Standard"><text:s text:c="15"/>3.07925e-18 <text:s text:c="2"/>netid: c_15872:n</text:p>
      <text:p text:style-name="Standard"><text:s text:c="15"/>3.81764e-19 <text:s text:c="2"/>netid: c_15879:n</text:p>
      <text:p text:style-name="Standard"><text:s text:c="16"/>2.6218e-18 <text:s text:c="2"/>netid: c_16293:n</text:p>
      <text:p text:style-name="Standard"><text:s text:c="15"/>6.32642e-19 <text:s text:c="2"/>netid: c_16294:n</text:p>
      <text:p text:style-name="Standard"><text:s text:c="15"/>6.38039e-19 <text:s text:c="2"/>netid: c_16294:n</text:p>
      <text:p text:style-name="Standard"><text:s text:c="15"/>4.85207e-19 <text:s text:c="2"/>netid: c_16296:n</text:p>
      <text:p text:style-name="Standard"><text:s text:c="15"/>1.81032e-18 <text:s text:c="2"/>netid: c_16296:n</text:p>
      <text:p text:style-name="Standard"><text:s text:c="15"/>7.62807e-18 <text:s text:c="2"/>netid: c_16298:n</text:p>
      <text:p text:style-name="Standard"><text:s text:c="15"/>1.29343e-18 <text:s text:c="2"/>netid: c_16298:n</text:p>
      <text:p text:style-name="Standard"><text:s text:c="15"/>2.87668e-19 <text:s text:c="2"/>netid: c_16298:n</text:p>
      <text:p text:style-name="Standard"><text:s text:c="15"/>5.97018e-18 <text:s text:c="2"/>netid: c_16298:n</text:p>
      <text:p text:style-name="Standard"><text:s text:c="15"/>6.31712e-18 <text:s text:c="2"/>netid: c_16298:n</text:p>
      <text:p text:style-name="Standard"><text:s text:c="15"/>8.77784e-19 <text:s text:c="2"/>netid: c_15886:n</text:p>
      <text:p text:style-name="Standard"><text:s text:c="15"/>3.13023e-18 <text:s text:c="2"/>netid: c_15886:n</text:p>
      <text:p text:style-name="Standard"><text:s text:c="15"/>4.23832e-19 <text:s text:c="2"/>netid: c_15984:n</text:p>
      <text:p text:style-name="Standard"><text:s text:c="15"/>5.00413e-18 <text:s text:c="2"/>netid: c_16208:n</text:p>
      <text:p text:style-name="Standard"><text:s text:c="16"/>3.2129e-18 <text:s text:c="2"/>netid: c_16208:n</text:p>
      <text:p text:style-name="Standard"><text:s text:c="15"/>1.07358e-18 <text:s text:c="2"/>netid: c_16208:n</text:p>
      <text:p text:style-name="Standard"><text:s text:c="15"/>2.04573e-18 <text:s text:c="2"/>netid: c_16208:n</text:p>
      <text:p text:style-name="Standard"><text:s text:c="15"/>3.90761e-18 <text:s text:c="2"/>netid: c_16208:n</text:p>
      <text:p text:style-name="Standard"><text:s text:c="15"/>5.42843e-18 <text:s text:c="2"/>netid: c_16208:n</text:p>
      <text:p text:style-name="Standard"><text:s text:c="15"/>9.65859e-18 <text:s text:c="2"/>netid: c_16209:n</text:p>
      <text:p text:style-name="Standard"><text:s text:c="15"/>3.54194e-18 <text:s text:c="2"/>netid: c_16209:n</text:p>
      <text:p text:style-name="Standard"><text:s text:c="15"/>1.00328e-18 <text:s text:c="2"/>netid: c_16210:n</text:p>
      <text:p text:style-name="Standard"><text:s text:c="15"/>2.35554e-19 <text:s text:c="2"/>netid: c_16210:n</text:p>
      <text:p text:style-name="Standard"><text:s text:c="15"/>3.18315e-18 <text:s text:c="2"/>netid: c_16210:n</text:p>
      <text:p text:style-name="Standard"><text:s text:c="15"/>1.11391e-18 <text:s text:c="2"/>netid: c_16210:n</text:p>
      <text:p text:style-name="Standard"><text:s text:c="16"/>1.9642e-18 <text:s text:c="2"/>netid: c_16210:n</text:p>
      <text:p text:style-name="Standard"><text:s text:c="15"/>1.09824e-18 <text:s text:c="2"/>netid: c_16210:n</text:p>
      <text:p text:style-name="Standard"><text:s text:c="15"/>2.27946e-19 <text:s text:c="2"/>netid: c_16210:n</text:p>
      <text:p text:style-name="Standard"><text:soft-page-break/><text:s text:c="15"/>4.60305e-17 <text:s text:c="2"/>netid: c_15756:n</text:p>
      <text:p text:style-name="Standard"><text:s text:c="15"/>4.08015e-17 <text:s text:c="2"/>netid: c_15757:n</text:p>
      <text:p text:style-name="Standard"><text:s text:c="15"/>3.19224e-17 <text:s text:c="2"/>netid: c_15887:n</text:p>
      <text:p text:style-name="Standard"><text:s text:c="15"/>1.01902e-17 <text:s text:c="2"/>netid: c_15888:n</text:p>
      <text:p text:style-name="Standard"><text:s text:c="15"/>8.00762e-18 <text:s text:c="2"/>netid: c_15889:n</text:p>
      <text:p text:style-name="Standard"><text:s text:c="15"/>2.32152e-17 <text:s text:c="2"/>netid: c_15892:n</text:p>
      <text:p text:style-name="Standard"><text:s text:c="15"/>8.90683e-18 <text:s text:c="2"/>netid: c_15892:n</text:p>
      <text:p text:style-name="Standard"><text:s text:c="15"/>4.08229e-18 <text:s text:c="2"/>netid: c_15892:n</text:p>
      <text:p text:style-name="Standard"><text:s text:c="15"/>7.82697e-18 <text:s text:c="2"/>netid: c_15893:n</text:p>
      <text:p text:style-name="Standard"><text:s text:c="15"/>1.01836e-17 <text:s text:c="2"/>netid: c_15895:n</text:p>
      <text:p text:style-name="Standard"><text:s text:c="15"/>8.01323e-18 <text:s text:c="2"/>netid: c_15896:n</text:p>
      <text:p text:style-name="Standard"><text:s text:c="15"/>2.49231e-18 <text:s text:c="2"/>netid: c_15899:n</text:p>
      <text:p text:style-name="Standard"><text:s text:c="15"/>2.29538e-18 <text:s text:c="2"/>netid: c_16045:n</text:p>
      <text:p text:style-name="Standard"><text:s text:c="15"/>4.01407e-18 <text:s text:c="2"/>netid: c_16046:n</text:p>
      <text:p text:style-name="Standard"><text:s text:c="15"/>1.72876e-17 <text:s text:c="2"/>netid: c_16216:n</text:p>
      <text:p text:style-name="Standard"><text:s text:c="16"/>4.7619e-18 <text:s text:c="2"/>netid: c_16047:n</text:p>
      <text:p text:style-name="Standard"><text:s text:c="15"/>4.56611e-17 <text:s text:c="2"/>netid: c_16048:n</text:p>
      <text:p text:style-name="Standard"><text:s text:c="15"/>7.90154e-17 <text:s text:c="2"/>netid: c_16049:n</text:p>
      <text:p text:style-name="Standard"><text:s text:c="15"/>7.25343e-17 <text:s text:c="2"/>netid: c_16050:n</text:p>
      <text:p text:style-name="Standard"><text:s text:c="15"/>4.81442e-17 <text:s text:c="2"/>netid: c_16051:n</text:p>
      <text:p text:style-name="Standard"><text:s text:c="15"/>2.39469e-17 <text:s text:c="2"/>netid: c_16054:n</text:p>
      <text:p text:style-name="Standard"><text:s text:c="15"/>8.14391e-18 <text:s text:c="2"/>netid: c_16056:n</text:p>
      <text:p text:style-name="Standard"><text:s text:c="15"/>1.05437e-17 <text:s text:c="2"/>netid: c_16343:n</text:p>
      <text:p text:style-name="Standard"><text:s text:c="15"/>1.36113e-17 <text:s text:c="2"/>netid: c_16343:n</text:p>
      <text:p text:style-name="Standard"><text:s text:c="15"/>4.80132e-18 <text:s text:c="2"/>netid: c_16343:n</text:p>
      <text:p text:style-name="Standard"><text:s text:c="15"/>7.29351e-17 <text:s text:c="2"/>netid: c_16346:n</text:p>
      <text:p text:style-name="Standard"><text:s text:c="16"/>1.4584e-17 <text:s text:c="2"/>netid: c_16347:n</text:p>
      <text:p text:style-name="Standard"><text:s text:c="15"/>6.56864e-18 <text:s text:c="2"/>netid: c_16348:n</text:p>
      <text:p text:style-name="Standard"><text:s text:c="17"/>1.656e-18 <text:s text:c="2"/>netid: c_16348:n</text:p>
      <text:p text:style-name="Standard"><text:s text:c="15"/>1.28102e-17 <text:s text:c="2"/>netid: c_16348:n</text:p>
      <text:p text:style-name="Standard"><text:s text:c="15"/>1.36893e-17 <text:s text:c="2"/>netid: c_16351:n</text:p>
      <text:p text:style-name="Standard"><text:s text:c="15"/>7.57969e-19 <text:s text:c="2"/>netid: c_16351:n</text:p>
      <text:p text:style-name="Standard"><text:s text:c="15"/>1.54955e-17 <text:s text:c="2"/>netid: c_16353:n</text:p>
      <text:p text:style-name="Standard"><text:s text:c="15"/>1.45862e-18 <text:s text:c="2"/>netid: c_16354:n</text:p>
      <text:p text:style-name="Standard"><text:s text:c="15"/>1.32893e-17 <text:s text:c="2"/>netid: c_16354:n</text:p>
      <text:p text:style-name="Standard"><text:s text:c="15"/>3.46017e-18 <text:s text:c="2"/>netid: c_16356:n</text:p>
      <text:p text:style-name="Standard"><text:s text:c="15"/>6.30123e-17 <text:s text:c="2"/>netid: c_15781:n</text:p>
      <text:p text:style-name="Standard"><text:s text:c="15"/>1.08703e-17 <text:s text:c="2"/>netid: c_15992:n</text:p>
      <text:p text:style-name="Standard"><text:s text:c="15"/>6.32878e-18 <text:s text:c="2"/>netid: c_15941:n</text:p>
      <text:p text:style-name="Standard"><text:s text:c="15"/>8.47371e-18 <text:s text:c="2"/>netid: c_15942:n</text:p>
      <text:p text:style-name="Standard"><text:s text:c="16"/>7.0733e-18 <text:s text:c="2"/>netid: c_15943:n</text:p>
      <text:p text:style-name="Standard"><text:s text:c="15"/>8.29884e-18 <text:s text:c="2"/>netid: c_15944:n</text:p>
      <text:p text:style-name="Standard"><text:s text:c="15"/>2.24865e-18 <text:s text:c="2"/>netid: c_16363:n</text:p>
      <text:p text:style-name="Standard"><text:s text:c="15"/>9.96694e-18 <text:s text:c="2"/>netid: c_16061:n</text:p>
      <text:p text:style-name="Standard"><text:s text:c="15"/>2.93117e-17 <text:s text:c="2"/>netid: c_16064:n</text:p>
      <text:p text:style-name="Standard"><text:s text:c="15"/>4.09864e-17 <text:s text:c="2"/>netid: c_16064:n</text:p>
      <text:p text:style-name="Standard"><text:s text:c="15"/>1.04228e-17 <text:s text:c="2"/>netid: c_16071:n</text:p>
      <text:p text:style-name="Standard"><text:s text:c="15"/>8.17406e-17 <text:s text:c="2"/>netid: c_16072:n</text:p>
      <text:p text:style-name="Standard"><text:s text:c="15"/>1.04228e-17 <text:s text:c="2"/>netid: c_16073:n</text:p>
      <text:p text:style-name="Standard"><text:s text:c="16"/>9.1054e-17 <text:s text:c="2"/>netid: c_16074:n</text:p>
      <text:p text:style-name="Standard"><text:s text:c="15"/>1.86325e-17 <text:s text:c="2"/>netid: c_16371:n</text:p>
      <text:p text:style-name="Standard"><text:s text:c="15"/>4.82919e-18 <text:s text:c="2"/>netid: c_16372:n</text:p>
      <text:p text:style-name="Standard"><text:soft-page-break/><text:s text:c="15"/>2.03553e-17 <text:s text:c="2"/>netid: c_16075:n</text:p>
      <text:p text:style-name="Standard"><text:s text:c="15"/>9.60402e-18 <text:s text:c="2"/>netid: c_16076:n</text:p>
      <text:p text:style-name="Standard"><text:s text:c="15"/>2.61563e-17 <text:s text:c="2"/>netid: c_16077:n</text:p>
      <text:p text:style-name="Standard"><text:s text:c="15"/>1.05485e-17 <text:s text:c="2"/>netid: c_16081:n</text:p>
      <text:p text:style-name="Standard"><text:s text:c="15"/>2.00759e-19 <text:s text:c="2"/>netid: c_17343:n</text:p>
      <text:p text:style-name="Standard"><text:s text:c="15"/>5.16105e-19 <text:s text:c="2"/>netid: c_17343:n</text:p>
      <text:p text:style-name="Standard"><text:s text:c="15"/>2.15069e-18 <text:s text:c="2"/>netid: c_17418:n</text:p>
      <text:p text:style-name="Standard"><text:s text:c="15"/>1.41262e-17 <text:s text:c="2"/>netid: c_17418:n</text:p>
      <text:p text:style-name="Standard"><text:s text:c="15"/>1.79676e-18 <text:s text:c="2"/>netid: c_17419:n</text:p>
      <text:p text:style-name="Standard"><text:s text:c="15"/>1.40147e-18 <text:s text:c="2"/>netid: c_17419:n</text:p>
      <text:p text:style-name="Standard"><text:s text:c="15"/>2.38812e-18 <text:s text:c="2"/>netid: c_17449:n</text:p>
      <text:p text:style-name="Standard"><text:s text:c="15"/>8.47505e-19 <text:s text:c="2"/>netid: c_17449:n</text:p>
      <text:p text:style-name="Standard"><text:s text:c="15"/>2.12056e-18 <text:s text:c="2"/>netid: XI4/XI0/XI1/MNM0:g</text:p>
      <text:p text:style-name="Standard"><text:s text:c="16"/>4.0088e-18 <text:s text:c="2"/>netid: XI4/XI0/XI1/MNM0:g</text:p>
      <text:p text:style-name="Standard"><text:s text:c="15"/>1.01326e-18 <text:s text:c="2"/>netid: XI4/XI0/XI1/MNM0:g</text:p>
      <text:p text:style-name="Standard"><text:s text:c="15"/>2.23281e-18 <text:s text:c="2"/>netid: XI4/XI0/XI1/MNM0:g</text:p>
      <text:p text:style-name="Standard"><text:s text:c="17"/>9.537e-19 <text:s text:c="2"/>netid: XI4/XI0/XI1/MNM0:g</text:p>
      <text:p text:style-name="Standard"><text:s text:c="15"/>4.84009e-19 <text:s text:c="2"/>netid: XI4/XI0/XI1/MNM0:g</text:p>
      <text:p text:style-name="Standard"><text:s text:c="15"/>8.32971e-19 <text:s text:c="2"/>netid: XI4/XI0/XI1/MNM0:g</text:p>
      <text:p text:style-name="Standard"><text:s text:c="15"/>3.36904e-18 <text:s text:c="2"/>netid: XI4/XI0/XI1/MNM0:g</text:p>
      <text:p text:style-name="Standard"><text:s text:c="16"/>3.5975e-19 <text:s text:c="2"/>netid: XI4/XI0/XI1/MNM0:g</text:p>
      <text:p text:style-name="Standard"><text:s text:c="15"/>8.26694e-19 <text:s text:c="2"/>netid: c_17460:n</text:p>
      <text:p text:style-name="Standard"><text:s text:c="15"/>8.26694e-19 <text:s text:c="2"/>netid: c_17460:n</text:p>
      <text:p text:style-name="Standard"><text:s text:c="15"/>8.26694e-19 <text:s text:c="2"/>netid: c_17460:n</text:p>
      <text:p text:style-name="Standard"><text:s text:c="15"/>1.84322e-18 <text:s text:c="2"/>netid: c_17460:n</text:p>
      <text:p text:style-name="Standard"><text:s text:c="15"/>6.84232e-18 <text:s text:c="2"/>netid: c_17460:n</text:p>
      <text:p text:style-name="Standard"><text:s text:c="15"/>5.31767e-18 <text:s text:c="2"/>netid: c_17460:n</text:p>
      <text:p text:style-name="Standard"><text:s text:c="15"/>5.48524e-18 <text:s text:c="2"/>netid: c_17460:n</text:p>
      <text:p text:style-name="Standard"><text:s text:c="15"/>1.71997e-18 <text:s text:c="2"/>netid: c_17460:n</text:p>
      <text:p text:style-name="Standard"><text:s text:c="15"/>2.01818e-18 <text:s text:c="2"/>netid: c_17468:n</text:p>
      <text:p text:style-name="Standard"><text:s text:c="15"/>1.25384e-18 <text:s text:c="2"/>netid: c_17468:n</text:p>
      <text:p text:style-name="Standard"><text:s text:c="15"/>1.12268e-18 <text:s text:c="2"/>netid: c_17468:n</text:p>
      <text:p text:style-name="Standard"><text:s text:c="16"/>3.4784e-18 <text:s text:c="2"/>netid: c_17366:n</text:p>
      <text:p text:style-name="Standard"><text:s text:c="15"/>5.55966e-19 <text:s text:c="2"/>netid: c_17366:n</text:p>
      <text:p text:style-name="Standard"><text:s text:c="15"/>7.72701e-19 <text:s text:c="2"/>netid: c_17366:n</text:p>
      <text:p text:style-name="Standard"><text:s text:c="15"/>1.32181e-18 <text:s text:c="2"/>netid: c_17366:n</text:p>
      <text:p text:style-name="Standard"><text:s text:c="15"/>2.17057e-18 <text:s text:c="2"/>netid: c_17366:n</text:p>
      <text:p text:style-name="Standard"><text:s text:c="15"/>2.58407e-19 <text:s text:c="2"/>netid: c_17366:n</text:p>
      <text:p text:style-name="Standard"><text:s text:c="15"/>2.18188e-18 <text:s text:c="2"/>netid: c_17367:n</text:p>
      <text:p text:style-name="Standard"><text:s text:c="15"/>1.19478e-18 <text:s text:c="2"/>netid: c_17478:n</text:p>
      <text:p text:style-name="Standard"><text:s text:c="15"/>3.76103e-19 <text:s text:c="2"/>netid: c_17371:n</text:p>
      <text:p text:style-name="Standard"><text:s text:c="16"/>1.6578e-18 <text:s text:c="2"/>netid: c_17400:n</text:p>
      <text:p text:style-name="Standard"><text:s text:c="15"/>2.28273e-18 <text:s text:c="2"/>netid: c_17400:n</text:p>
      <text:p text:style-name="Standard"><text:s text:c="15"/>2.27148e-18 <text:s text:c="2"/>netid: c_17373:n</text:p>
      <text:p text:style-name="Standard"><text:s text:c="16"/>4.9018e-18 <text:s text:c="2"/>netid: c_17373:n</text:p>
      <text:p text:style-name="Standard"><text:s text:c="16"/>2.0363e-18 <text:s text:c="2"/>netid: c_17373:n</text:p>
      <text:p text:style-name="Standard"><text:s text:c="15"/>3.38668e-18 <text:s text:c="2"/>netid: c_17373:n</text:p>
      <text:p text:style-name="Standard"><text:s text:c="15"/>8.56471e-18 <text:s text:c="2"/>netid: c_17403:n</text:p>
      <text:p text:style-name="Standard"><text:s text:c="15"/>2.24703e-19 <text:s text:c="2"/>netid: c_17403:n</text:p>
      <text:p text:style-name="Standard"><text:s text:c="15"/>1.30292e-17 <text:s text:c="2"/>netid: c_17488:n</text:p>
      <text:p text:style-name="Standard"><text:s text:c="16"/>7.0638e-18 <text:s text:c="2"/>netid: c_17488:n</text:p>
      <text:p text:style-name="Standard"><text:s text:c="16"/>5.2196e-18 <text:s text:c="2"/>netid: c_17488:n</text:p>
      <text:p text:style-name="Standard"><text:soft-page-break/><text:s text:c="15"/>2.32259e-18 <text:s text:c="2"/>netid: c_17374:n</text:p>
      <text:p text:style-name="Standard"><text:s text:c="15"/>2.48599e-18 <text:s text:c="2"/>netid: c_17374:n</text:p>
      <text:p text:style-name="Standard"><text:s text:c="15"/>4.52274e-19 <text:s text:c="2"/>netid: c_17374:n</text:p>
      <text:p text:style-name="Standard"><text:s text:c="15"/>2.20988e-18 <text:s text:c="2"/>netid: c_17374:n</text:p>
      <text:p text:style-name="Standard"><text:s text:c="15"/>9.06723e-19 <text:s text:c="2"/>netid: c_17374:n</text:p>
      <text:p text:style-name="Standard"><text:s text:c="16"/>1.2338e-17 <text:s text:c="2"/>netid: c_17374:n</text:p>
      <text:p text:style-name="Standard"><text:s text:c="15"/>3.30734e-18 <text:s text:c="2"/>netid: c_17374:n</text:p>
      <text:p text:style-name="Standard"><text:s text:c="15"/>8.84912e-18 <text:s text:c="2"/>netid: c_17374:n</text:p>
      <text:p text:style-name="Standard"><text:s text:c="15"/>6.37739e-18 <text:s text:c="2"/>netid: c_17374:n</text:p>
      <text:p text:style-name="Standard"><text:s text:c="16"/>1.5701e-17 <text:s text:c="2"/>netid: c_17374:n</text:p>
      <text:p text:style-name="Standard"><text:s text:c="15"/>6.22727e-18 <text:s text:c="2"/>netid: c_17374:n</text:p>
      <text:p text:style-name="Standard"><text:s text:c="15"/>3.80882e-17 <text:s text:c="2"/>netid: c_17374:n</text:p>
      <text:p text:style-name="Standard"><text:s text:c="15"/>5.74018e-18 <text:s text:c="2"/>netid: c_17374:n</text:p>
      <text:p text:style-name="Standard"><text:s text:c="15"/>2.89078e-18 <text:s text:c="2"/>netid: c_17374:n</text:p>
      <text:p text:style-name="Standard"><text:s text:c="15"/>1.27044e-18 <text:s text:c="2"/>netid: c_17505:n</text:p>
      <text:p text:style-name="Standard"><text:s text:c="15"/>7.98595e-19 <text:s text:c="2"/>netid: c_17505:n</text:p>
      <text:p text:style-name="Standard"><text:s text:c="15"/>7.44896e-18 <text:s text:c="2"/>netid: c_17507:n</text:p>
      <text:p text:style-name="Standard"><text:s text:c="16"/>5.4858e-18 <text:s text:c="2"/>netid: c_17423:n</text:p>
      <text:p text:style-name="Standard"><text:s text:c="15"/>1.28899e-17 <text:s text:c="2"/>netid: c_17423:n</text:p>
      <text:p text:style-name="Standard"><text:s text:c="15"/>3.82389e-18 <text:s text:c="2"/>netid: c_17423:n</text:p>
      <text:p text:style-name="Standard"><text:s text:c="15"/>1.70734e-18 <text:s text:c="2"/>netid: c_17511:n</text:p>
      <text:p text:style-name="Standard"><text:s text:c="15"/>3.93129e-19 <text:s text:c="2"/>netid: c_17512:n</text:p>
      <text:p text:style-name="Standard"><text:s text:c="15"/>3.17282e-18 <text:s text:c="2"/>netid: c_17429:n</text:p>
      <text:p text:style-name="Standard"><text:s text:c="15"/>3.81777e-18 <text:s text:c="2"/>netid: c_17429:n</text:p>
      <text:p text:style-name="Standard"><text:s text:c="15"/>8.77227e-19 <text:s text:c="2"/>netid: c_17429:n</text:p>
      <text:p text:style-name="Standard"><text:s text:c="15"/>1.20877e-17 <text:s text:c="2"/>netid: c_17516:n</text:p>
      <text:p text:style-name="Standard"><text:s text:c="15"/>1.08154e-17 <text:s text:c="2"/>netid: c_17516:n</text:p>
      <text:p text:style-name="Standard"><text:s text:c="15"/>3.05878e-18 <text:s text:c="2"/>netid: c_17392:n</text:p>
      <text:p text:style-name="Standard"><text:s text:c="15"/>2.52484e-19 <text:s text:c="2"/>netid: c_17392:n</text:p>
      <text:p text:style-name="Standard"><text:s text:c="15"/>4.13375e-18 <text:s text:c="2"/>netid: c_17392:n</text:p>
      <text:p text:style-name="Standard"><text:s text:c="15"/>2.67918e-18 <text:s text:c="2"/>netid: c_17392:n</text:p>
      <text:p text:style-name="Standard"><text:s text:c="17"/>4.407e-18 <text:s text:c="2"/>netid: c_17392:n</text:p>
      <text:p text:style-name="Standard"><text:s text:c="15"/>2.65485e-19 <text:s text:c="2"/>netid: c_17392:n</text:p>
      <text:p text:style-name="Standard"><text:s text:c="15"/>4.20001e-19 <text:s text:c="2"/>netid: c_17407:n</text:p>
      <text:p text:style-name="Standard"><text:s text:c="15"/>1.02694e-18 <text:s text:c="2"/>netid: c_17408:n</text:p>
      <text:p text:style-name="Standard"><text:s text:c="15"/>1.06747e-18 <text:s text:c="2"/>netid: c_17409:n</text:p>
      <text:p text:style-name="Standard"><text:s text:c="15"/>1.08276e-18 <text:s text:c="2"/>netid: c_17410:n</text:p>
      <text:p text:style-name="Standard"><text:s text:c="15"/>1.26105e-18 <text:s text:c="2"/>netid: c_17431:n</text:p>
      <text:p text:style-name="Standard"><text:s text:c="15"/>4.53562e-19 <text:s text:c="2"/>netid: c_17529:n</text:p>
      <text:p text:style-name="Standard"><text:s text:c="15"/>5.92901e-19 <text:s text:c="2"/>netid: c_17529:n</text:p>
      <text:p text:style-name="Standard"><text:s text:c="16"/>1.7557e-18 <text:s text:c="2"/>netid: c_269:n</text:p>
      <text:p text:style-name="Standard"><text:s text:c="15"/>6.99224e-19 <text:s text:c="2"/>netid: XI4/XI1/XI1/MNM0:g</text:p>
      <text:p text:style-name="Standard"><text:s text:c="15"/>2.40281e-18 <text:s text:c="2"/>netid: c_722:n</text:p>
      <text:p text:style-name="Standard"><text:s text:c="15"/>1.11783e-17 <text:s text:c="2"/>netid: c_696:n</text:p>
      <text:p text:style-name="Standard"><text:s text:c="15"/>4.59235e-18 <text:s text:c="2"/>netid: c_726:n</text:p>
      <text:p text:style-name="Standard"><text:s text:c="16"/>1.3628e-17 <text:s text:c="2"/>netid: c_711:n</text:p>
      <text:p text:style-name="Standard"><text:s text:c="15"/>6.80212e-18 <text:s text:c="2"/>netid: c_711:n</text:p>
      <text:p text:style-name="Standard"><text:s text:c="15"/>2.28502e-17 <text:s text:c="2"/>netid: c_711:n</text:p>
      <text:p text:style-name="Standard"><text:s text:c="15"/>1.43064e-18 <text:s text:c="2"/>netid: c_748:n</text:p>
      <text:p text:style-name="Standard"><text:s text:c="15"/>4.48533e-18 <text:s text:c="2"/>netid: c_730:n</text:p>
      <text:p text:style-name="Standard"><text:s text:c="15"/>1.27126e-18 <text:s text:c="2"/>netid: c_731:n</text:p>
      <text:p text:style-name="Standard"><text:s text:c="15"/>2.36334e-18 <text:s text:c="2"/>netid: c_709:n</text:p>
      <text:p text:style-name="Standard"><text:soft-page-break/><text:s text:c="15"/>5.79164e-18 <text:s text:c="2"/>netid: c_710:n</text:p>
      <text:p text:style-name="Standard"><text:s text:c="15"/>7.04359e-18 <text:s text:c="2"/>netid: c_738:n</text:p>
      <text:p text:style-name="Standard"><text:s text:c="15"/>4.37553e-17 <text:s text:c="2"/>netid: c_732:n</text:p>
      <text:p text:style-name="Standard"><text:s text:c="15"/>4.90824e-19 <text:s text:c="2"/>netid: XI4/XI2/MNM0:g</text:p>
      <text:p text:style-name="Standard"><text:s text:c="15"/>5.23257e-18 <text:s text:c="2"/>netid: c_718:n</text:p>
      <text:p text:style-name="Standard"><text:s text:c="15"/>9.04651e-18 <text:s text:c="2"/>netid: c_719:n</text:p>
      <text:p text:style-name="Standard"><text:s text:c="15"/>1.38157e-17 <text:s text:c="2"/>netid: c_676:n</text:p>
      <text:p text:style-name="Standard"><text:s text:c="15"/>1.14567e-18 <text:s text:c="2"/>netid: c_680:n</text:p>
      <text:p text:style-name="Standard"><text:s text:c="15"/>9.78191e-18 <text:s text:c="2"/>netid: c_680:n</text:p>
      <text:p text:style-name="Standard"><text:s text:c="15"/>4.69094e-18 <text:s text:c="2"/>netid: c_1144:n</text:p>
      <text:p text:style-name="Standard"><text:s text:c="15"/>4.47411e-18 <text:s text:c="2"/>netid: c_1176:n</text:p>
      <text:p text:style-name="Standard"><text:s text:c="15"/>3.04997e-18 <text:s text:c="2"/>netid: c_1134:n</text:p>
      <text:p text:style-name="Standard"><text:s text:c="15"/>3.44842e-18 <text:s text:c="2"/>netid: c_1135:n</text:p>
      <text:p text:style-name="Standard"><text:s text:c="15"/>5.70175e-19 <text:s text:c="2"/>netid: XI4/XI5/MPM0:d</text:p>
      <text:p text:style-name="Standard"><text:s text:c="17"/>3.315e-18 <text:s text:c="2"/>netid: c_1144:n</text:p>
      <text:p text:style-name="Standard"><text:s text:c="15"/>3.69127e-18 <text:s text:c="2"/>netid: c_1140:n</text:p>
      <text:p text:style-name="Standard"><text:s text:c="16"/>4.1806e-18 <text:s text:c="2"/>netid: c_1192:n</text:p>
      <text:p text:style-name="Standard"><text:s text:c="15"/>2.56553e-17 <text:s text:c="2"/>netid: c_1193:n</text:p>
      <text:p text:style-name="Standard"><text:s text:c="15"/>2.18668e-18 <text:s text:c="2"/>netid: c_1166:n</text:p>
      <text:p text:style-name="Standard"><text:s text:c="15"/>7.06117e-19 <text:s text:c="2"/>netid: XI4/XI1/XI1/MPM1:g</text:p>
      <text:p text:style-name="Standard"><text:s text:c="15"/>1.77467e-18 <text:s text:c="2"/>netid: c_1133:n</text:p>
      <text:p text:style-name="Standard"><text:s text:c="15"/>1.31463e-18 <text:s text:c="2"/>netid: c_1187:n</text:p>
      <text:p text:style-name="Standard"><text:s text:c="15"/>2.43768e-18 <text:s text:c="2"/>netid: c_1190:n</text:p>
      <text:p text:style-name="Standard"><text:s text:c="15"/>4.31779e-18 <text:s text:c="2"/>netid: c_1133:n</text:p>
      <text:p text:style-name="Standard"><text:s text:c="15"/>2.65894e-18 <text:s text:c="2"/>netid: c_1187:n</text:p>
      <text:p text:style-name="Standard"><text:s text:c="16"/>4.3311e-18 <text:s text:c="2"/>netid: c_1190:n</text:p>
      <text:p text:style-name="Standard"><text:s text:c="15"/>2.63548e-18 <text:s text:c="2"/>netid: c_1133:n</text:p>
      <text:p text:style-name="Standard"><text:s text:c="15"/>2.10835e-18 <text:s text:c="2"/>netid: c_1159:n</text:p>
      <text:p text:style-name="Standard"><text:s text:c="15"/>1.85371e-18 <text:s text:c="2"/>netid: c_1144:n</text:p>
      <text:p text:style-name="Standard"><text:s text:c="15"/>6.37823e-18 <text:s text:c="2"/>netid: c_1177:n</text:p>
      <text:p text:style-name="Standard"><text:s text:c="15"/>7.74218e-18 <text:s text:c="2"/>netid: c_1144:n</text:p>
      <text:p text:style-name="Standard"><text:s text:c="15"/>7.90257e-18 <text:s text:c="2"/>netid: c_1177:n</text:p>
      <text:p text:style-name="Standard"><text:s text:c="15"/>8.16734e-19 <text:s text:c="2"/>netid: c_1144:n</text:p>
      <text:p text:style-name="Standard"><text:s text:c="15"/>6.97956e-18 <text:s text:c="2"/>netid: c_1135:n</text:p>
      <text:p text:style-name="Standard"><text:s text:c="15"/>6.97956e-18 <text:s text:c="2"/>netid: c_1174:n</text:p>
      <text:p text:style-name="Standard"><text:s text:c="15"/>1.24882e-18 <text:s text:c="2"/>netid: c_1133:n</text:p>
      <text:p text:style-name="Standard"><text:s text:c="15"/>6.97956e-18 <text:s text:c="2"/>netid: c_1294:n</text:p>
      <text:p text:style-name="Standard"><text:s text:c="15"/>5.07867e-19 <text:s text:c="2"/>netid: XI4/XI3/MPM1:g</text:p>
      <text:p text:style-name="Standard"><text:s text:c="15"/>1.11638e-18 <text:s text:c="2"/>netid: c_1595:n</text:p>
      <text:p text:style-name="Standard"><text:s text:c="15"/>8.79329e-19 <text:s text:c="2"/>netid: c_1505:n</text:p>
      <text:p text:style-name="Standard"><text:s text:c="15"/>7.06117e-19 <text:s text:c="2"/>netid: XI4/XI1/XI0/MPM1:g</text:p>
      <text:p text:style-name="Standard"><text:s text:c="15"/>4.93777e-18 <text:s text:c="2"/>netid: c_1500:n</text:p>
      <text:p text:style-name="Standard"><text:s text:c="15"/>6.80576e-18 <text:s text:c="2"/>netid: c_1523:n</text:p>
      <text:p text:style-name="Standard"><text:s text:c="15"/>3.04811e-19 <text:s text:c="2"/>netid: XI4/XI3/MPM1:g</text:p>
      <text:p text:style-name="Standard"><text:s text:c="15"/>1.30537e-18 <text:s text:c="2"/>netid: c_1523:n</text:p>
      <text:p text:style-name="Standard"><text:s text:c="15"/>1.79676e-18 <text:s text:c="2"/>netid: c_1967:n</text:p>
      <text:p text:style-name="Standard"><text:s text:c="15"/>1.40147e-18 <text:s text:c="2"/>netid: c_1968:n</text:p>
      <text:p text:style-name="Standard"><text:s text:c="16"/>2.7267e-18 <text:s text:c="2"/>netid: XI4/XI0/XI1/MPM1:g</text:p>
      <text:p text:style-name="Standard"><text:s text:c="15"/>3.95696e-19 <text:s text:c="2"/>netid: c_1973:n</text:p>
      <text:p text:style-name="Standard"><text:s text:c="15"/>4.29949e-19 <text:s text:c="2"/>netid: XI4/XI0/XI1/MPM1:g</text:p>
      <text:p text:style-name="Standard"><text:s text:c="15"/>7.55219e-19 <text:s text:c="2"/>netid: c_1973:n</text:p>
      <text:p text:style-name="Standard"><text:s text:c="15"/>8.25304e-18 <text:s text:c="2"/>netid: XI4/XI0/XI1/MPM1:g</text:p>
      <text:p text:style-name="Standard"><text:soft-page-break/><text:s text:c="15"/>7.08069e-18 <text:s text:c="2"/>netid: c_1983:n</text:p>
      <text:p text:style-name="Standard"><text:s text:c="15"/>1.34601e-17 <text:s text:c="2"/>netid: c_1967:n</text:p>
      <text:p text:style-name="Standard"><text:s text:c="15"/>1.68446e-18 <text:s text:c="2"/>netid: c_1985:n</text:p>
      <text:p text:style-name="Standard"><text:s text:c="15"/>4.65214e-19 <text:s text:c="2"/>netid: c_1957:n</text:p>
      <text:p text:style-name="Standard"><text:s text:c="15"/>6.14231e-18 <text:s text:c="2"/>netid: XI4/XI0/XI1/MPM1:g</text:p>
      <text:p text:style-name="Standard"><text:s text:c="15"/>1.29361e-17 <text:s text:c="2"/>netid: c_1938:n</text:p>
      <text:p text:style-name="Standard"><text:s text:c="15"/>6.91795e-19 <text:s text:c="2"/>netid: c_1974:n</text:p>
      <text:p text:style-name="Standard"><text:s text:c="15"/>3.51811e-18 <text:s text:c="2"/>netid: c_1939:n</text:p>
      <text:p text:style-name="Standard"><text:s text:c="15"/>2.57292e-18 <text:s text:c="2"/>netid: c_1973:n</text:p>
      <text:p text:style-name="Standard"><text:s text:c="16"/>1.3198e-18 <text:s text:c="2"/>netid: XI4/XI0/XI1/MPM1:g</text:p>
      <text:p text:style-name="Standard"><text:s text:c="15"/>2.54931e-18 <text:s text:c="2"/>netid: XI4/XI0/XI1/MPM1:g</text:p>
      <text:p text:style-name="Standard"><text:s text:c="15"/>3.30974e-19 <text:s text:c="2"/>netid: c_1973:n</text:p>
      <text:p text:style-name="Standard"><text:s text:c="15"/>3.45877e-19 <text:s text:c="2"/>netid: XI4/XI0/XI1/MPM1:g</text:p>
      <text:p text:style-name="Standard"><text:s text:c="15"/>4.57265e-19 <text:s text:c="2"/>netid: c_1974:n</text:p>
      <text:p text:style-name="Standard"><text:s text:c="15"/>2.40243e-19 <text:s text:c="2"/>netid: c_1939:n</text:p>
      <text:p text:style-name="Standard"><text:s text:c="15"/>5.95898e-18 <text:s text:c="2"/>netid: c_1973:n</text:p>
      <text:p text:style-name="Standard"><text:s text:c="15"/>6.50142e-18 <text:s text:c="2"/>netid: c_1973:n</text:p>
      <text:p text:style-name="Standard"><text:s text:c="15"/>1.07549e-17 <text:s text:c="2"/>netid: c_1973:n</text:p>
      <text:p text:style-name="Standard"><text:s text:c="15"/>8.23164e-18 <text:s text:c="2"/>netid: c_1973:n</text:p>
      <text:p text:style-name="Standard"><text:s text:c="15"/>9.13993e-19 <text:s text:c="2"/>netid: c_1974:n</text:p>
      <text:p text:style-name="Standard"><text:s text:c="15"/>1.27634e-18 <text:s text:c="2"/>netid: c_1939:n</text:p>
      <text:p text:style-name="Standard"><text:s text:c="15"/>7.67031e-18 <text:s text:c="2"/>netid: c_1973:n</text:p>
      <text:p text:style-name="Standard"><text:s text:c="15"/>3.62545e-18 <text:s text:c="2"/>netid: c_1973:n</text:p>
      <text:p text:style-name="Standard"><text:s text:c="15"/>2.61391e-18 <text:s text:c="2"/>netid: c_1973:n</text:p>
      <text:p text:style-name="Standard"><text:s text:c="15"/>3.84258e-18 <text:s text:c="2"/>netid: XI4/XI0/XI1/MPM1:g</text:p>
      <text:p text:style-name="Standard"><text:s text:c="15"/>2.10606e-17 <text:s text:c="2"/>netid: c_1973:n</text:p>
      <text:p text:style-name="Standard"><text:s text:c="15"/>3.01634e-19 <text:s text:c="2"/>netid: XI4/XI0/XI1/MPM1:g</text:p>
      <text:p text:style-name="Standard"><text:s text:c="15"/>9.39597e-18 <text:s text:c="2"/>netid: c_1973:n</text:p>
      <text:p text:style-name="Standard"><text:s text:c="15"/>3.56726e-19 <text:s text:c="2"/>netid: XI4/XI0/XI1/MPM1:g</text:p>
      <text:p text:style-name="Standard"><text:s text:c="15"/>2.21607e-18 <text:s text:c="2"/>netid: c_1952:n</text:p>
      <text:p text:style-name="Standard"><text:s text:c="15"/>4.90735e-17 <text:s text:c="2"/>netid: c_1972:n</text:p>
      <text:p text:style-name="Standard"><text:s text:c="15"/>5.44642e-19 <text:s text:c="2"/>netid: c_1939:n</text:p>
      <text:p text:style-name="Standard"><text:s text:c="15"/>3.09106e-18 <text:s text:c="2"/>netid: c_1936:n</text:p>
      <text:p text:style-name="Standard"><text:s text:c="15"/>1.28039e-18 <text:s text:c="2"/>netid: c_1951:n</text:p>
      <text:p text:style-name="Standard"><text:s text:c="15"/>1.91808e-18 <text:s text:c="2"/>netid: c_1919:n</text:p>
      <text:p text:style-name="Standard"><text:s text:c="16"/>4.0137e-18 <text:s text:c="2"/>netid: c_1953:n</text:p>
      <text:p text:style-name="Standard"><text:s text:c="15"/>4.90735e-17 <text:s text:c="2"/>netid: c_1954:n</text:p>
      <text:p text:style-name="Standard"><text:s text:c="15"/>1.69918e-18 <text:s text:c="2"/>netid: c_2020:n</text:p>
      <text:p text:style-name="Standard"><text:s text:c="15"/>4.63546e-18 <text:s text:c="2"/>netid: c_1952:n</text:p>
      <text:p text:style-name="Standard"><text:s text:c="15"/>5.70183e-19 <text:s text:c="2"/>netid: c_2022:n</text:p>
      <text:p text:style-name="Standard"><text:s text:c="15"/>8.32844e-18 <text:s text:c="2"/>netid: c_1939:n</text:p>
      <text:p text:style-name="Standard"><text:s text:c="15"/>3.26106e-18 <text:s text:c="2"/>netid: c_1973:n</text:p>
      <text:p text:style-name="Standard"><text:s text:c="15"/>3.94832e-18 <text:s text:c="2"/>netid: c_1939:n</text:p>
      <text:p text:style-name="Standard"><text:s text:c="15"/>3.12902e-18 <text:s text:c="2"/>netid: c_1960:n</text:p>
      <text:p text:style-name="Standard"><text:s text:c="17"/>1.075e-18 <text:s text:c="2"/>netid: c_1952:n</text:p>
      <text:p text:style-name="Standard"><text:s text:c="15"/>1.07642e-18 <text:s text:c="2"/>netid: c_1973:n</text:p>
      <text:p text:style-name="Standard"><text:s text:c="15"/>8.89463e-18 <text:s text:c="2"/>netid: c_1939:n</text:p>
      <text:p text:style-name="Standard"><text:s text:c="15"/>5.59057e-18 <text:s text:c="2"/>netid: c_1952:n</text:p>
      <text:p text:style-name="Standard"><text:s text:c="15"/>1.43861e-17 <text:s text:c="2"/>netid: c_1939:n</text:p>
      <text:p text:style-name="Standard"><text:s text:c="16"/>2.2426e-19 <text:s text:c="2"/>netid: XI4/XI0/XI1/MPM1:g</text:p>
      <text:p text:style-name="Standard"><text:s text:c="15"/>8.66888e-18 <text:s text:c="2"/>netid: c_1973:n</text:p>
      <text:p text:style-name="Standard"><text:s text:c="15"/>7.60318e-18 <text:s text:c="2"/>netid: c_1974:n</text:p>
      <text:p text:style-name="Standard"><text:soft-page-break/><text:s text:c="15"/>9.90745e-18 <text:s text:c="2"/>netid: c_1939:n</text:p>
      <text:p text:style-name="Standard"><text:s text:c="15"/>2.23798e-18 <text:s text:c="2"/>netid: c_2036:n</text:p>
      <text:p text:style-name="Standard"><text:s text:c="15"/>1.58759e-18 <text:s text:c="2"/>netid: XI4/XI0/XI1/MPM1:g</text:p>
      <text:p text:style-name="Standard"><text:s text:c="15"/>3.13023e-18 <text:s text:c="2"/>netid: c_1983:n</text:p>
      <text:p text:style-name="Standard"><text:s text:c="16"/>4.5242e-18 <text:s text:c="2"/>netid: c_1939:n</text:p>
      <text:p text:style-name="Standard"><text:s text:c="17"/>1.282e-18 <text:s text:c="2"/>netid: c_2244:n</text:p>
      <text:p text:style-name="Standard"><text:s text:c="15"/>1.15768e-18 <text:s text:c="2"/>netid: c_2226:n</text:p>
      <text:p text:style-name="Standard"><text:s text:c="15"/>3.04811e-19 <text:s text:c="2"/>netid: XI4/XI3/MNM0:g</text:p>
      <text:p text:style-name="Standard"><text:s text:c="15"/>2.36739e-17 <text:s text:c="2"/>netid: c_2205:n</text:p>
      <text:p text:style-name="Standard"><text:s text:c="15"/>3.04811e-19 <text:s text:c="2"/>netid: XI4/XI2/MPM1:g</text:p>
      <text:p text:style-name="Standard"><text:s text:c="15"/>8.82135e-19 <text:s text:c="2"/>netid: c_2517:n</text:p>
      <text:p text:style-name="Standard"><text:s text:c="15"/>6.99224e-19 <text:s text:c="2"/>netid: XI4/XI1/XI0/MNM0:g</text:p>
      <text:p text:style-name="Standard"><text:s text:c="15"/>1.61842e-17 <text:s text:c="2"/>netid: c_2517:n</text:p>
      <text:p text:style-name="Standard"><text:s text:c="15"/>4.88237e-17 <text:s text:c="2"/>netid: XI4/XI0/XI0/MNM0:g</text:p>
      <text:p text:style-name="Standard"><text:s text:c="15"/>3.39806e-19 <text:s text:c="2"/>netid: c_2788:n</text:p>
      <text:p text:style-name="Standard"><text:s text:c="16"/>2.6176e-18 <text:s text:c="2"/>netid: c_2756:n</text:p>
      <text:p text:style-name="Standard"><text:s text:c="15"/>1.12672e-18 <text:s text:c="2"/>netid: c_2756:n</text:p>
      <text:p text:style-name="Standard"><text:s text:c="15"/>3.02969e-19 <text:s text:c="2"/>netid: XI4/XI0/XI0/MNM0:g</text:p>
      <text:p text:style-name="Standard"><text:s text:c="15"/>2.57756e-17 <text:s text:c="2"/>netid: c_2756:n</text:p>
      <text:p text:style-name="Standard"><text:s text:c="15"/>2.62095e-18 <text:s text:c="2"/>netid: c_2768:n</text:p>
      <text:p text:style-name="Standard"><text:s text:c="15"/>1.89589e-18 <text:s text:c="2"/>netid: c_2769:n</text:p>
      <text:p text:style-name="Standard"><text:s text:c="15"/>1.88405e-17 <text:s text:c="2"/>netid: c_2756:n</text:p>
      <text:p text:style-name="Standard"><text:s text:c="15"/>4.37148e-18 <text:s text:c="2"/>netid: c_2747:n</text:p>
      <text:p text:style-name="Standard"><text:s text:c="15"/>1.07809e-18 <text:s text:c="2"/>netid: XI4/NET33</text:p>
      <text:p text:style-name="Standard"><text:s text:c="15"/>1.83623e-18 <text:s text:c="2"/>netid: c_1:n</text:p>
      <text:p text:style-name="Standard"><text:s text:c="15"/>1.74865e-18 <text:s text:c="2"/>netid: c_467:n</text:p>
      <text:p text:style-name="Standard"><text:s text:c="15"/>3.30271e-18 <text:s text:c="2"/>netid: c_488:n</text:p>
      <text:p text:style-name="Standard"><text:s text:c="15"/>1.55947e-17 <text:s text:c="2"/>netid: XI4/XI0/XI1/MNM1:s</text:p>
      <text:p text:style-name="Standard"><text:s text:c="15"/>1.45452e-17 <text:s text:c="2"/>netid: c_488:n</text:p>
      <text:p text:style-name="Standard"><text:s text:c="15"/>3.25554e-18 <text:s text:c="2"/>netid: XI4/XI0/XI1/MNM1:s</text:p>
      <text:p text:style-name="Standard"><text:s text:c="16"/>1.6808e-18 <text:s text:c="2"/>netid: c_488:n</text:p>
      <text:p text:style-name="Standard"><text:s text:c="15"/>3.91419e-19 <text:s text:c="2"/>netid: XI5/XI2/MNM0:g</text:p>
      <text:p text:style-name="Standard"><text:s text:c="15"/>3.92586e-19 <text:s text:c="2"/>netid: XI5/XI1/XI1/MNM0:g</text:p>
      <text:p text:style-name="Standard"><text:s text:c="15"/>1.65965e-18 <text:s text:c="2"/>netid: c_3486:n</text:p>
      <text:p text:style-name="Standard"><text:s text:c="15"/>1.74969e-18 <text:s text:c="2"/>netid: c_3509:n</text:p>
      <text:p text:style-name="Standard"><text:s text:c="15"/>9.21338e-19 <text:s text:c="2"/>netid: c_3418:n</text:p>
      <text:p text:style-name="Standard"><text:s text:c="15"/>1.29663e-17 <text:s text:c="2"/>netid: c_3418:n</text:p>
      <text:p text:style-name="Standard"><text:s text:c="17"/>2.057e-18 <text:s text:c="2"/>netid: c_3488:n</text:p>
      <text:p text:style-name="Standard"><text:s text:c="15"/>2.31802e-18 <text:s text:c="2"/>netid: XI5/XI1/XI1/MPM1:g</text:p>
      <text:p text:style-name="Standard"><text:s text:c="15"/>2.04849e-18 <text:s text:c="2"/>netid: c_3846:n</text:p>
      <text:p text:style-name="Standard"><text:s text:c="17"/>2.057e-18 <text:s text:c="2"/>netid: c_3839:n</text:p>
      <text:p text:style-name="Standard"><text:s text:c="15"/>2.31802e-18 <text:s text:c="2"/>netid: XI5/XI1/XI0/MPM1:g</text:p>
      <text:p text:style-name="Standard"><text:s text:c="15"/>2.31034e-18 <text:s text:c="2"/>netid: XI5/XI3/MPM1:g</text:p>
      <text:p text:style-name="Standard"><text:s text:c="15"/>2.92204e-18 <text:s text:c="2"/>netid: c_4333:n</text:p>
      <text:p text:style-name="Standard"><text:s text:c="15"/>4.54823e-18 <text:s text:c="2"/>netid: XI5/XI0/XI1/MPM1:g</text:p>
      <text:p text:style-name="Standard"><text:s text:c="15"/>1.00994e-17 <text:s text:c="2"/>netid: c_4280:n</text:p>
      <text:p text:style-name="Standard"><text:s text:c="16"/>2.0003e-18 <text:s text:c="2"/>netid: c_4319:n</text:p>
      <text:p text:style-name="Standard"><text:s text:c="17"/>6.031e-18 <text:s text:c="2"/>netid: c_4332:n</text:p>
      <text:p text:style-name="Standard"><text:s text:c="15"/>1.19479e-18 <text:s text:c="2"/>netid: c_4333:n</text:p>
      <text:p text:style-name="Standard"><text:s text:c="16"/>8.4349e-19 <text:s text:c="2"/>netid: XI5/XI0/XI1/MPM1:g</text:p>
      <text:p text:style-name="Standard"><text:s text:c="15"/>1.67996e-18 <text:s text:c="2"/>netid: c_4333:n</text:p>
      <text:p text:style-name="Standard"><text:s text:c="15"/>1.21742e-18 <text:s text:c="2"/>netid: XI5/XI0/XI1/MPM1:g</text:p>
      <text:p text:style-name="Standard"><text:soft-page-break/><text:s text:c="15"/>2.09595e-18 <text:s text:c="2"/>netid: c_4606:n</text:p>
      <text:p text:style-name="Standard"><text:s text:c="15"/>3.91419e-19 <text:s text:c="2"/>netid: XI5/XI3/MNM0:g</text:p>
      <text:p text:style-name="Standard"><text:s text:c="15"/>2.31034e-18 <text:s text:c="2"/>netid: XI5/XI2/MPM1:g</text:p>
      <text:p text:style-name="Standard"><text:s text:c="15"/>6.15627e-19 <text:s text:c="2"/>netid: c_4611:n</text:p>
      <text:p text:style-name="Standard"><text:s text:c="15"/>1.96735e-18 <text:s text:c="2"/>netid: c_4930:n</text:p>
      <text:p text:style-name="Standard"><text:s text:c="15"/>3.92586e-19 <text:s text:c="2"/>netid: XI5/XI1/XI0/MNM0:g</text:p>
      <text:p text:style-name="Standard"><text:s text:c="15"/>3.84321e-19 <text:s text:c="2"/>netid: XI5/XI0/XI0/MNM0:g</text:p>
      <text:p text:style-name="Standard"><text:s text:c="15"/>4.48686e-19 <text:s text:c="2"/>netid: c_154:n</text:p>
      <text:p text:style-name="Standard"><text:s text:c="15"/>9.87301e-19 <text:s text:c="2"/>netid: c_574:n</text:p>
      <text:p text:style-name="Standard"><text:s text:c="15"/>2.69068e-19 <text:s text:c="2"/>netid: c_5835:n</text:p>
      <text:p text:style-name="Standard"><text:s text:c="15"/>1.00362e-18 <text:s text:c="2"/>netid: c_5778:n</text:p>
      <text:p text:style-name="Standard"><text:s text:c="15"/>4.22934e-18 <text:s text:c="2"/>netid: c_5835:n</text:p>
      <text:p text:style-name="Standard"><text:s text:c="15"/>2.22192e-18 <text:s text:c="2"/>netid: c_5778:n</text:p>
      <text:p text:style-name="Standard"><text:s text:c="15"/>6.83855e-19 <text:s text:c="2"/>netid: c_5877:n</text:p>
      <text:p text:style-name="Standard"><text:s text:c="16"/>1.7807e-18 <text:s text:c="2"/>netid: c_5778:n</text:p>
      <text:p text:style-name="Standard"><text:s text:c="15"/>1.39903e-18 <text:s text:c="2"/>netid: c_5921:n</text:p>
      <text:p text:style-name="Standard"><text:s text:c="15"/>4.09495e-18 <text:s text:c="2"/>netid: c_5908:n</text:p>
      <text:p text:style-name="Standard"><text:s text:c="15"/>4.43647e-18 <text:s text:c="2"/>netid: c_5778:n</text:p>
      <text:p text:style-name="Standard"><text:s text:c="15"/>2.02328e-19 <text:s text:c="2"/>netid: c_5908:n</text:p>
      <text:p text:style-name="Standard"><text:s text:c="15"/>7.09009e-19 <text:s text:c="2"/>netid: c_179:n</text:p>
      <text:p text:style-name="Standard"><text:s text:c="15"/>1.96351e-18 <text:s text:c="2"/>netid: c_179:n</text:p>
      <text:p text:style-name="Standard"><text:s text:c="16"/>1.8706e-18 <text:s text:c="2"/>netid: c_179:n</text:p>
      <text:p text:style-name="Standard"><text:s text:c="15"/>7.27996e-19 <text:s text:c="2"/>netid: c_203:n</text:p>
      <text:p text:style-name="Standard"><text:s text:c="15"/>1.80124e-18 <text:s text:c="2"/>netid: c_203:n</text:p>
      <text:p text:style-name="Standard"><text:s text:c="15"/>5.87151e-19 <text:s text:c="2"/>netid: c_203:n</text:p>
      <text:p text:style-name="Standard"/>
      <text:p text:style-name="Standard"/>
      <text:p text:style-name="Standard">8 <text:s text:c="20"/>0.0 <text:s text:c="2"/>3.05046e-15 <text:s text:c="7"/>90.288 <text:s text:c="11"/>0.0 <text:s/>NET021</text:p>
      <text:p text:style-name="Standard"><text:s text:c="12"/>- Coupled nets</text:p>
      <text:p text:style-name="Standard"><text:s text:c="15"/>c_8231:p,c_8232:p,c_7582:p,c_7583:p,c_8231:p,c_7583:p,c_7578:p,c_7583:p,c_7718:p,XI5/XI0/XI1/MPM0:b,XI5/XI0/XI1/MPM1:s,c_7718:p,XI5/XI0/XI1/MPM0:b,XI5/XI0/XI1/MPM1:s,c_7719:p,c_7717:p,c_7718:p,XI5/XI0/XI1/MPM1:s,c_7717:p,c_7718:p,XI5/XI0/XI1/MPM1:s,c_7714:p,c_7711:p,c_7733:p,c_8255:p,c_7717:p,XI5/XI0/XI1/MPM1:s,c_7717:p,XI5/XI0/XI1/MPM1:s,c_7731:p,c_7731:p,c_7731:p,c_7717:p,c_7733:p,c_7735:p,c_8266:p,c_7731:p,c_7737:p,c_7738:p,c_7739:p,c_8271:p,c_8272:p,c_8255:p,c_8274:p,c_7741:p,c_7720:p,c_7743:p,c_8278:p,c_7578:p,c_8280:p,c_8281:p,c_7583:p,c_7853:p,c_7875:p,c_7854:p,c_8281:p,c_8287:p,c_8288:p,c_7875:p,c_7868:p,c_7856:p,c_7587:p,c_7870:p,c_7877:p,c_8050:p,c_8296:p,c_8297:p,c_7857:p,c_8048:p,c_7901:p,c_8301:p,c_7904:p,c_7905:p,c_8304:p,c_8305:p,c_8306:p,c_8301:p,c_8308:p,c_8309:p,c_8310:p,c_8311:p,c_8312:p,c_8313:p,c_8314:p,c_7880:p,c_7881:p,c_7882:p,c_7889:p,c_8319:p,c_8320:p,c_8321:p,c_8322:p,c_8323:p,c_8324:p,c_7906:p,c_7916:p,c_7907:p,c_7914:p,c_7907:p,c_8330:p,c_8331:p,c_8332:p,c_8333:p,c_8334:p,c_8332:p,c_8336:p,c_8337:p,c_8338:p,c_8339:p,c_8340:p,c_8341:p,c_8342:p,c_8343:p,c_8344:p,c_8345:p,c_8346:p,c_7866:p,c_7851:p,c_7866:p,c_8280:p,c_7854:p,c_8281:p,c_7735:p,c_7739:p,c_8232:p,c_7583:p,c_8232:p,c_8358:p,c_8232:p,c_8231:p,c_7582:p,c_7583:p,c_8232:p,c_7584:p,c_7776:p,c_7739:p,XI3/NET15,XI3/NET15,c_9988:p,c_9924:p,XI5/XI5/MPM1:g,c_9913:p,c_9988:p,c_9823:n,c_9823:n,c_9823:n,c_9823:n,XI5/XI5/MPM1:g,XI5/XI6/MPM1:g,c_9988:p,XI5/XI5/MPM1:g,c_9988:p,c_10746:n,c_10694:n,c_10696:n,c_10801:p,NET12,c_10694:n,c_10801:p,c_10744:n,NET12,c_10696:n,c_10696:n,c_10742:n,c_10694:n,c_10694:n,c_10801:p,NET12,c_11197:n,c_11287:n,c_11199:n,c_11257:n,c_11451:p,c_11154:n,c_11154:n,XI5/XI0/XI1/<text:soft-page-break/>MNM0:g,c_11146:n,c_11456:p,c_11154:n,c_11154:n,c_11390:p,c_11460:p,XI5/XI0/XI1/MNM0:g,c_11462:p,c_11147:n,c_11464:p,c_11151:n,c_11153:n,c_11154:n,c_11468:p,c_11394:p,c_11257:n,c_11451:p,c_11175:n,c_11473:p,c_11279:n,XI5/XI0/XI1/MNM0:g,c_11476:p,XI5/XI0/XI1/MNM0:g,c_11154:n,c_11479:p,c_11479:p,c_11479:p,c_11479:p,c_11146:n,XI5/XI0/XI1/MNM0:g,c_11479:p,c_11146:n,c_11487:p,c_11175:n,c_11489:p,c_11292:n,c_11479:p,c_11462:p,c_11153:n,c_11460:p,c_11495:p,c_11476:p,c_11456:p,c_11154:n,c_11175:n,c_11146:n,c_11456:p,c_11154:n,c_11146:n,c_11154:n,c_11505:p,c_11390:p,c_11391:p,c_11391:p,XI5/XI0/XI1/MNM0:g,c_11510:p,c_11394:p,c_11468:p,XI5/XI0/XI1/MNM0:g,c_11479:p,c_11462:p,c_11153:n,c_11394:p,c_11175:n,c_11381:p,c_11382:p,c_11495:p,c_11479:p,XI5/XI0/XI1/MNM0:g,c_11146:n,c_11154:n,c_11154:n,XI5/XI0/XI1/MNM0:g,c_11153:n,c_11154:n,c_11175:n,c_11176:n,c_11190:n,c_11128:n,c_11197:n,c_11128:n,c_11197:n,c_11197:n,c_11538:p,c_11539:p,c_11540:p,c_11396:p,c_11197:n,c_11197:n,c_11154:n,c_11175:n,c_11197:n,c_11190:n,c_11197:n,c_11197:n,c_11197:n,c_11197:n,c_11154:n,c_11197:n,c_11199:n,c_12392:n,c_12276:n,c_12276:n,c_12276:n,c_12276:n,c_12276:n,c_12276:n,c_12276:n,c_12276:n,c_12276:n,c_12276:n,c_12276:n,c_12276:n,c_12276:n,c_12050:n,c_12055:n,XI5/XI6/MNM0:g,c_12061:n,c_12066:n,c_12074:n,c_12243:n,c_12245:n,c_12248:n,c_12266:n,c_12392:n,c_12089:n,c_12099:n,c_12079:n,c_12091:n,XI5/XI4/MPM0:g,c_12207:n,c_12105:n,c_12207:n,c_12115:n,c_12369:n,c_12106:n,c_12113:n,c_12646:p,c_12370:n,c_12370:n,c_12050:n,c_12089:n,c_12266:n,c_12392:n,c_12050:n,c_12089:n,c_12266:n,c_12276:n,c_12392:n,c_12276:n,c_12392:n,c_14080:n,c_14079:n,c_14080:n,c_14080:n,c_14080:n,c_14080:n,c_14080:n,c_14080:n,c_14080:n,c_14080:n,c_14080:n,c_14080:n,c_14039:n,c_14039:n,c_14080:n,c_14080:n,c_14039:n,XI6/XI5/MNM0:g,c_15519:n,c_15286:n,c_15290:n,c_15290:n,c_15366:n,c_15374:n,c_15375:n,c_15387:n,c_15387:n,XI3/XI0/MNM0:b,c_15962:n,c_15789:n,c_16017:n,c_16017:n,c_16017:n,XI5/XI0/XI1/MNM0:s,c_15730:n,c_15731:n,c_15731:n,c_15731:n,c_15731:n,c_15731:n,c_15731:n,c_15803:n,c_15879:n,c_15880:n,c_15776:n,c_15885:n,c_15888:n,c_16051:n,c_16051:n,c_16051:n,c_16051:n,c_16051:n,c_16051:n,c_16346:n,c_16346:n,c_16346:n,c_16346:n,c_16346:n,c_16347:n,XI5/XI1/XI1/MNM0:g,c_2990:n,c_2963:n,c_2995:n,c_2978:n,c_2978:n,c_2978:n,c_3017:n,c_2999:n,c_3000:n,c_2976:n,c_2977:n,c_3007:n,c_3001:n,XI5/XI2/MNM0:g,c_2985:n,c_2986:n,c_2943:n,c_2947:n,c_2947:n,c_3415:n,c_3439:n,c_3404:n,c_3405:n,XI5/XI5/MPM0:d,c_3415:n,c_3410:n,c_3486:n,c_3509:n,c_3434:n,XI5/XI1/XI1/MPM1:g,c_3403:n,c_3504:n,c_3570:n,c_3403:n,c_3504:n,c_3570:n,c_3403:n,c_3426:n,c_3415:n,c_3440:n,c_3415:n,c_3440:n,c_3415:n,c_3405:n,c_3446:n,c_3403:n,c_3639:n,XI5/XI3/MPM1:g,XI5/XI1/XI0/MPM1:g,c_3820:n,c_3870:n,XI5/XI3/MPM1:g,c_3870:n,c_4328:n,c_4329:n,XI5/XI0/XI1/MPM1:g,c_4280:n,XI5/XI0/XI1/MPM1:g,c_4280:n,XI5/XI0/XI1/MPM1:g,c_4279:n,c_4328:n,c_4351:n,c_4352:n,XI5/XI0/XI1/MPM1:g,c_4354:n,c_4319:n,c_4332:n,c_4280:n,XI5/XI0/XI1/MPM1:g,XI5/XI0/XI1/MPM1:g,c_4280:n,XI5/XI0/XI1/MPM1:g,c_4319:n,c_4332:n,c_4280:n,c_4280:n,c_4280:n,c_4280:n,c_4319:n,c_4332:n,c_4280:n,c_4280:n,c_4280:n,XI5/XI0/XI1/MPM1:g,c_4280:n,XI5/XI0/XI1/MPM1:g,c_4280:n,XI5/XI0/XI1/MPM1:g,c_4289:n,c_4314:n,c_4332:n,c_4274:n,c_4311:n,c_4257:n,c_4312:n,c_4313:n,c_4386:n,XI5/XI0/XI1/MPM1:g,c_4289:n,c_4389:n,c_4332:n,c_4332:n,c_4280:n,c_4332:n,c_4394:n,c_4289:n,c_4280:n,c_4332:n,c_4289:n,c_4332:n,c_4604:n,c_4585:n,XI5/XI3/MNM0:g,c_4564:n,XI5/XI2/MPM1:g,c_4884:n,XI5/XI1/XI0/MNM0:g,c_4884:n,XI5/XI0/XI0/MNM0:g,c_5172:n,c_5133:n,c_5133:n,XI5/XI0/XI0/MNM0:g,c_5133:n,c_5145:n,c_5146:n,c_5133:n,c_5124:n,XI5/NET33,c_83:n,c_551:n,c_574:n,XI5/XI0/XI1/MNM1:s,c_574:n,XI5/XI0/XI1/MNM1:s,c_574:n,c_5788:n,c_5921:n,c_5908:n,c_5921:n,c_5777:n,c_5921:n,c_5908:n,c_5777:n,c_5908:n,c_5882:n,c_5921:n,c_5908:n,c_5882:n</text:p>
      <text:p text:style-name="Standard"><text:s text:c="12"/>- Intrinsic Capacitance</text:p>
      <text:p text:style-name="Standard"><text:soft-page-break/><text:s text:c="15"/>2.96259e-16</text:p>
      <text:p text:style-name="Standard"><text:s text:c="12"/>- Coupled capacitance</text:p>
      <text:p text:style-name="Standard"><text:s text:c="15"/>1.27423e-18 <text:s text:c="2"/>netid: c_8231:p</text:p>
      <text:p text:style-name="Standard"><text:s text:c="15"/>2.14145e-18 <text:s text:c="2"/>netid: c_8232:p</text:p>
      <text:p text:style-name="Standard"><text:s text:c="15"/>1.84474e-18 <text:s text:c="2"/>netid: c_7582:p</text:p>
      <text:p text:style-name="Standard"><text:s text:c="15"/>2.35343e-18 <text:s text:c="2"/>netid: c_7583:p</text:p>
      <text:p text:style-name="Standard"><text:s text:c="15"/>2.24691e-18 <text:s text:c="2"/>netid: c_8231:p</text:p>
      <text:p text:style-name="Standard"><text:s text:c="15"/>5.69281e-18 <text:s text:c="2"/>netid: c_7583:p</text:p>
      <text:p text:style-name="Standard"><text:s text:c="15"/>7.34308e-19 <text:s text:c="2"/>netid: c_7578:p</text:p>
      <text:p text:style-name="Standard"><text:s text:c="15"/>4.87944e-19 <text:s text:c="2"/>netid: c_7583:p</text:p>
      <text:p text:style-name="Standard"><text:s text:c="15"/>2.37671e-18 <text:s text:c="2"/>netid: c_7718:p</text:p>
      <text:p text:style-name="Standard"><text:s text:c="15"/>4.23415e-19 <text:s text:c="2"/>netid: XI5/XI0/XI1/MPM0:b</text:p>
      <text:p text:style-name="Standard"><text:s text:c="15"/>2.94279e-18 <text:s text:c="2"/>netid: XI5/XI0/XI1/MPM1:s</text:p>
      <text:p text:style-name="Standard"><text:s text:c="15"/>2.53261e-18 <text:s text:c="2"/>netid: c_7718:p</text:p>
      <text:p text:style-name="Standard"><text:s text:c="15"/>4.82043e-19 <text:s text:c="2"/>netid: XI5/XI0/XI1/MPM0:b</text:p>
      <text:p text:style-name="Standard"><text:s text:c="15"/>3.02187e-18 <text:s text:c="2"/>netid: XI5/XI0/XI1/MPM1:s</text:p>
      <text:p text:style-name="Standard"><text:s text:c="15"/>7.40108e-18 <text:s text:c="2"/>netid: c_7719:p</text:p>
      <text:p text:style-name="Standard"><text:s text:c="16"/>3.1122e-18 <text:s text:c="2"/>netid: c_7717:p</text:p>
      <text:p text:style-name="Standard"><text:s text:c="15"/>1.02178e-18 <text:s text:c="2"/>netid: c_7718:p</text:p>
      <text:p text:style-name="Standard"><text:s text:c="15"/>2.47359e-17 <text:s text:c="2"/>netid: XI5/XI0/XI1/MPM1:s</text:p>
      <text:p text:style-name="Standard"><text:s text:c="15"/>3.15964e-18 <text:s text:c="2"/>netid: c_7717:p</text:p>
      <text:p text:style-name="Standard"><text:s text:c="15"/>1.02178e-18 <text:s text:c="2"/>netid: c_7718:p</text:p>
      <text:p text:style-name="Standard"><text:s text:c="15"/>2.30064e-17 <text:s text:c="2"/>netid: XI5/XI0/XI1/MPM1:s</text:p>
      <text:p text:style-name="Standard"><text:s text:c="15"/>1.85984e-18 <text:s text:c="2"/>netid: c_7714:p</text:p>
      <text:p text:style-name="Standard"><text:s text:c="15"/>2.11659e-18 <text:s text:c="2"/>netid: c_7711:p</text:p>
      <text:p text:style-name="Standard"><text:s text:c="15"/>1.53277e-18 <text:s text:c="2"/>netid: c_7733:p</text:p>
      <text:p text:style-name="Standard"><text:s text:c="15"/>7.50194e-19 <text:s text:c="2"/>netid: c_8255:p</text:p>
      <text:p text:style-name="Standard"><text:s text:c="15"/>1.44318e-17 <text:s text:c="2"/>netid: c_7717:p</text:p>
      <text:p text:style-name="Standard"><text:s text:c="15"/>2.51214e-19 <text:s text:c="2"/>netid: XI5/XI0/XI1/MPM1:s</text:p>
      <text:p text:style-name="Standard"><text:s text:c="15"/>7.40108e-18 <text:s text:c="2"/>netid: c_7717:p</text:p>
      <text:p text:style-name="Standard"><text:s text:c="15"/>2.57964e-19 <text:s text:c="2"/>netid: XI5/XI0/XI1/MPM1:s</text:p>
      <text:p text:style-name="Standard"><text:s text:c="15"/>4.57862e-19 <text:s text:c="2"/>netid: c_7731:p</text:p>
      <text:p text:style-name="Standard"><text:s text:c="15"/>2.44301e-19 <text:s text:c="2"/>netid: c_7731:p</text:p>
      <text:p text:style-name="Standard"><text:s text:c="15"/>3.08606e-19 <text:s text:c="2"/>netid: c_7731:p</text:p>
      <text:p text:style-name="Standard"><text:s text:c="16"/>2.1594e-18 <text:s text:c="2"/>netid: c_7717:p</text:p>
      <text:p text:style-name="Standard"><text:s text:c="16"/>5.4813e-18 <text:s text:c="2"/>netid: c_7733:p</text:p>
      <text:p text:style-name="Standard"><text:s text:c="15"/>5.33129e-18 <text:s text:c="2"/>netid: c_7735:p</text:p>
      <text:p text:style-name="Standard"><text:s text:c="15"/>8.26508e-19 <text:s text:c="2"/>netid: c_8266:p</text:p>
      <text:p text:style-name="Standard"><text:s text:c="15"/>1.70391e-17 <text:s text:c="2"/>netid: c_7731:p</text:p>
      <text:p text:style-name="Standard"><text:s text:c="15"/>5.11709e-18 <text:s text:c="2"/>netid: c_7737:p</text:p>
      <text:p text:style-name="Standard"><text:s text:c="15"/>5.33388e-18 <text:s text:c="2"/>netid: c_7738:p</text:p>
      <text:p text:style-name="Standard"><text:s text:c="15"/>2.58847e-17 <text:s text:c="2"/>netid: c_7739:p</text:p>
      <text:p text:style-name="Standard"><text:s text:c="15"/>2.65141e-18 <text:s text:c="2"/>netid: c_8271:p</text:p>
      <text:p text:style-name="Standard"><text:s text:c="15"/>5.21514e-18 <text:s text:c="2"/>netid: c_8272:p</text:p>
      <text:p text:style-name="Standard"><text:s text:c="16"/>1.0648e-17 <text:s text:c="2"/>netid: c_8255:p</text:p>
      <text:p text:style-name="Standard"><text:s text:c="15"/>5.21514e-18 <text:s text:c="2"/>netid: c_8274:p</text:p>
      <text:p text:style-name="Standard"><text:s text:c="15"/>5.21916e-18 <text:s text:c="2"/>netid: c_7741:p</text:p>
      <text:p text:style-name="Standard"><text:s text:c="15"/>1.06561e-17 <text:s text:c="2"/>netid: c_7720:p</text:p>
      <text:p text:style-name="Standard"><text:s text:c="15"/>5.21916e-18 <text:s text:c="2"/>netid: c_7743:p</text:p>
      <text:p text:style-name="Standard"><text:s text:c="15"/>3.12499e-19 <text:s text:c="2"/>netid: c_8278:p</text:p>
      <text:p text:style-name="Standard"><text:s text:c="15"/>2.82288e-18 <text:s text:c="2"/>netid: c_7578:p</text:p>
      <text:p text:style-name="Standard"><text:s text:c="15"/>2.29763e-18 <text:s text:c="2"/>netid: c_8280:p</text:p>
      <text:p text:style-name="Standard"><text:soft-page-break/><text:s text:c="15"/>3.81624e-18 <text:s text:c="2"/>netid: c_8281:p</text:p>
      <text:p text:style-name="Standard"><text:s text:c="15"/>2.23259e-18 <text:s text:c="2"/>netid: c_7583:p</text:p>
      <text:p text:style-name="Standard"><text:s text:c="15"/>8.51543e-19 <text:s text:c="2"/>netid: c_7853:p</text:p>
      <text:p text:style-name="Standard"><text:s text:c="15"/>3.13065e-19 <text:s text:c="2"/>netid: c_7875:p</text:p>
      <text:p text:style-name="Standard"><text:s text:c="15"/>1.92521e-18 <text:s text:c="2"/>netid: c_7854:p</text:p>
      <text:p text:style-name="Standard"><text:s text:c="15"/>1.18023e-18 <text:s text:c="2"/>netid: c_8281:p</text:p>
      <text:p text:style-name="Standard"><text:s text:c="15"/>1.15147e-18 <text:s text:c="2"/>netid: c_8287:p</text:p>
      <text:p text:style-name="Standard"><text:s text:c="15"/>8.51543e-19 <text:s text:c="2"/>netid: c_8288:p</text:p>
      <text:p text:style-name="Standard"><text:s text:c="16"/>5.3583e-18 <text:s text:c="2"/>netid: c_7875:p</text:p>
      <text:p text:style-name="Standard"><text:s text:c="15"/>4.15157e-18 <text:s text:c="2"/>netid: c_7868:p</text:p>
      <text:p text:style-name="Standard"><text:s text:c="15"/>3.20967e-18 <text:s text:c="2"/>netid: c_7856:p</text:p>
      <text:p text:style-name="Standard"><text:s text:c="15"/>3.92352e-18 <text:s text:c="2"/>netid: c_7587:p</text:p>
      <text:p text:style-name="Standard"><text:s text:c="15"/>1.64648e-17 <text:s text:c="2"/>netid: c_7870:p</text:p>
      <text:p text:style-name="Standard"><text:s text:c="15"/>5.68732e-18 <text:s text:c="2"/>netid: c_7877:p</text:p>
      <text:p text:style-name="Standard"><text:s text:c="15"/>1.04309e-17 <text:s text:c="2"/>netid: c_8050:p</text:p>
      <text:p text:style-name="Standard"><text:s text:c="15"/>1.39206e-18 <text:s text:c="2"/>netid: c_8296:p</text:p>
      <text:p text:style-name="Standard"><text:s text:c="15"/>6.18268e-18 <text:s text:c="2"/>netid: c_8297:p</text:p>
      <text:p text:style-name="Standard"><text:s text:c="15"/>2.04654e-17 <text:s text:c="2"/>netid: c_7857:p</text:p>
      <text:p text:style-name="Standard"><text:s text:c="15"/>7.69138e-18 <text:s text:c="2"/>netid: c_8048:p</text:p>
      <text:p text:style-name="Standard"><text:s text:c="15"/>3.92352e-18 <text:s text:c="2"/>netid: c_7901:p</text:p>
      <text:p text:style-name="Standard"><text:s text:c="15"/>1.84167e-18 <text:s text:c="2"/>netid: c_8301:p</text:p>
      <text:p text:style-name="Standard"><text:s text:c="15"/>2.31417e-18 <text:s text:c="2"/>netid: c_7904:p</text:p>
      <text:p text:style-name="Standard"><text:s text:c="15"/>2.82175e-18 <text:s text:c="2"/>netid: c_7905:p</text:p>
      <text:p text:style-name="Standard"><text:s text:c="15"/>6.15726e-18 <text:s text:c="2"/>netid: c_8304:p</text:p>
      <text:p text:style-name="Standard"><text:s text:c="15"/>6.33923e-18 <text:s text:c="2"/>netid: c_8305:p</text:p>
      <text:p text:style-name="Standard"><text:s text:c="16"/>4.7591e-18 <text:s text:c="2"/>netid: c_8306:p</text:p>
      <text:p text:style-name="Standard"><text:s text:c="15"/>3.25075e-18 <text:s text:c="2"/>netid: c_8301:p</text:p>
      <text:p text:style-name="Standard"><text:s text:c="15"/>1.78667e-17 <text:s text:c="2"/>netid: c_8308:p</text:p>
      <text:p text:style-name="Standard"><text:s text:c="15"/>8.38624e-18 <text:s text:c="2"/>netid: c_8309:p</text:p>
      <text:p text:style-name="Standard"><text:s text:c="15"/>5.05344e-18 <text:s text:c="2"/>netid: c_8310:p</text:p>
      <text:p text:style-name="Standard"><text:s text:c="15"/>1.05133e-17 <text:s text:c="2"/>netid: c_8311:p</text:p>
      <text:p text:style-name="Standard"><text:s text:c="15"/>1.70069e-17 <text:s text:c="2"/>netid: c_8312:p</text:p>
      <text:p text:style-name="Standard"><text:s text:c="15"/>5.10344e-18 <text:s text:c="2"/>netid: c_8313:p</text:p>
      <text:p text:style-name="Standard"><text:s text:c="15"/>1.05133e-17 <text:s text:c="2"/>netid: c_8314:p</text:p>
      <text:p text:style-name="Standard"><text:s text:c="15"/>5.95396e-18 <text:s text:c="2"/>netid: c_7880:p</text:p>
      <text:p text:style-name="Standard"><text:s text:c="15"/>1.89312e-18 <text:s text:c="2"/>netid: c_7881:p</text:p>
      <text:p text:style-name="Standard"><text:s text:c="15"/>8.33582e-18 <text:s text:c="2"/>netid: c_7882:p</text:p>
      <text:p text:style-name="Standard"><text:s text:c="15"/>2.21076e-17 <text:s text:c="2"/>netid: c_7889:p</text:p>
      <text:p text:style-name="Standard"><text:s text:c="16"/>2.6324e-18 <text:s text:c="2"/>netid: c_8319:p</text:p>
      <text:p text:style-name="Standard"><text:s text:c="15"/>1.06137e-17 <text:s text:c="2"/>netid: c_8320:p</text:p>
      <text:p text:style-name="Standard"><text:s text:c="16"/>5.2021e-18 <text:s text:c="2"/>netid: c_8321:p</text:p>
      <text:p text:style-name="Standard"><text:s text:c="15"/>1.06137e-17 <text:s text:c="2"/>netid: c_8322:p</text:p>
      <text:p text:style-name="Standard"><text:s text:c="16"/>5.2021e-18 <text:s text:c="2"/>netid: c_8323:p</text:p>
      <text:p text:style-name="Standard"><text:s text:c="15"/>3.12281e-17 <text:s text:c="2"/>netid: c_8324:p</text:p>
      <text:p text:style-name="Standard"><text:s text:c="15"/>6.26798e-18 <text:s text:c="2"/>netid: c_7906:p</text:p>
      <text:p text:style-name="Standard"><text:s text:c="15"/>1.84865e-17 <text:s text:c="2"/>netid: c_7916:p</text:p>
      <text:p text:style-name="Standard"><text:s text:c="15"/>4.94592e-19 <text:s text:c="2"/>netid: c_7907:p</text:p>
      <text:p text:style-name="Standard"><text:s text:c="15"/>1.05266e-17 <text:s text:c="2"/>netid: c_7914:p</text:p>
      <text:p text:style-name="Standard"><text:s text:c="15"/>3.93648e-18 <text:s text:c="2"/>netid: c_7907:p</text:p>
      <text:p text:style-name="Standard"><text:s text:c="15"/>4.14371e-18 <text:s text:c="2"/>netid: c_8330:p</text:p>
      <text:p text:style-name="Standard"><text:s text:c="15"/>4.24391e-18 <text:s text:c="2"/>netid: c_8331:p</text:p>
      <text:p text:style-name="Standard"><text:s text:c="15"/>3.11523e-18 <text:s text:c="2"/>netid: c_8332:p</text:p>
      <text:p text:style-name="Standard"><text:soft-page-break/><text:s text:c="15"/>4.24391e-18 <text:s text:c="2"/>netid: c_8333:p</text:p>
      <text:p text:style-name="Standard"><text:s text:c="15"/>9.92962e-18 <text:s text:c="2"/>netid: c_8334:p</text:p>
      <text:p text:style-name="Standard"><text:s text:c="15"/>2.74022e-18 <text:s text:c="2"/>netid: c_8332:p</text:p>
      <text:p text:style-name="Standard"><text:s text:c="15"/>6.64275e-18 <text:s text:c="2"/>netid: c_8336:p</text:p>
      <text:p text:style-name="Standard"><text:s text:c="15"/>1.62024e-17 <text:s text:c="2"/>netid: c_8337:p</text:p>
      <text:p text:style-name="Standard"><text:s text:c="15"/>5.14195e-18 <text:s text:c="2"/>netid: c_8338:p</text:p>
      <text:p text:style-name="Standard"><text:s text:c="15"/>1.05818e-17 <text:s text:c="2"/>netid: c_8339:p</text:p>
      <text:p text:style-name="Standard"><text:s text:c="15"/>1.19121e-17 <text:s text:c="2"/>netid: c_8340:p</text:p>
      <text:p text:style-name="Standard"><text:s text:c="15"/>8.41084e-18 <text:s text:c="2"/>netid: c_8341:p</text:p>
      <text:p text:style-name="Standard"><text:s text:c="15"/>5.06774e-18 <text:s text:c="2"/>netid: c_8342:p</text:p>
      <text:p text:style-name="Standard"><text:s text:c="15"/>2.65141e-18 <text:s text:c="2"/>netid: c_8343:p</text:p>
      <text:p text:style-name="Standard"><text:s text:c="15"/>5.23758e-18 <text:s text:c="2"/>netid: c_8344:p</text:p>
      <text:p text:style-name="Standard"><text:s text:c="15"/>1.06886e-17 <text:s text:c="2"/>netid: c_8345:p</text:p>
      <text:p text:style-name="Standard"><text:s text:c="15"/>5.23758e-18 <text:s text:c="2"/>netid: c_8346:p</text:p>
      <text:p text:style-name="Standard"><text:s text:c="15"/>7.25578e-19 <text:s text:c="2"/>netid: c_7866:p</text:p>
      <text:p text:style-name="Standard"><text:s text:c="15"/>1.73237e-18 <text:s text:c="2"/>netid: c_7851:p</text:p>
      <text:p text:style-name="Standard"><text:s text:c="15"/>7.34463e-19 <text:s text:c="2"/>netid: c_7866:p</text:p>
      <text:p text:style-name="Standard"><text:s text:c="15"/>1.71196e-18 <text:s text:c="2"/>netid: c_8280:p</text:p>
      <text:p text:style-name="Standard"><text:s text:c="15"/>1.63475e-18 <text:s text:c="2"/>netid: c_7854:p</text:p>
      <text:p text:style-name="Standard"><text:s text:c="16"/>4.0587e-18 <text:s text:c="2"/>netid: c_8281:p</text:p>
      <text:p text:style-name="Standard"><text:s text:c="15"/>4.01552e-19 <text:s text:c="2"/>netid: c_7735:p</text:p>
      <text:p text:style-name="Standard"><text:s text:c="15"/>2.10419e-18 <text:s text:c="2"/>netid: c_7739:p</text:p>
      <text:p text:style-name="Standard"><text:s text:c="15"/>4.91366e-18 <text:s text:c="2"/>netid: c_8232:p</text:p>
      <text:p text:style-name="Standard"><text:s text:c="15"/>1.04506e-18 <text:s text:c="2"/>netid: c_7583:p</text:p>
      <text:p text:style-name="Standard"><text:s text:c="15"/>5.73358e-18 <text:s text:c="2"/>netid: c_8232:p</text:p>
      <text:p text:style-name="Standard"><text:s text:c="15"/>1.04943e-18 <text:s text:c="2"/>netid: c_8358:p</text:p>
      <text:p text:style-name="Standard"><text:s text:c="15"/>2.63796e-17 <text:s text:c="2"/>netid: c_8232:p</text:p>
      <text:p text:style-name="Standard"><text:s text:c="15"/>2.11281e-18 <text:s text:c="2"/>netid: c_8231:p</text:p>
      <text:p text:style-name="Standard"><text:s text:c="15"/>5.33788e-18 <text:s text:c="2"/>netid: c_7582:p</text:p>
      <text:p text:style-name="Standard"><text:s text:c="15"/>8.03724e-18 <text:s text:c="2"/>netid: c_7583:p</text:p>
      <text:p text:style-name="Standard"><text:s text:c="16"/>5.7187e-18 <text:s text:c="2"/>netid: c_8232:p</text:p>
      <text:p text:style-name="Standard"><text:s text:c="15"/>1.04943e-18 <text:s text:c="2"/>netid: c_7584:p</text:p>
      <text:p text:style-name="Standard"><text:s text:c="15"/>5.87265e-18 <text:s text:c="2"/>netid: c_7776:p</text:p>
      <text:p text:style-name="Standard"><text:s text:c="15"/>3.83111e-18 <text:s text:c="2"/>netid: c_7739:p</text:p>
      <text:p text:style-name="Standard"><text:s text:c="15"/>3.43043e-18 <text:s text:c="2"/>netid: XI3/NET15</text:p>
      <text:p text:style-name="Standard"><text:s text:c="15"/>3.58878e-19 <text:s text:c="2"/>netid: XI3/NET15</text:p>
      <text:p text:style-name="Standard"><text:s text:c="16"/>2.1765e-18 <text:s text:c="2"/>netid: c_9988:p</text:p>
      <text:p text:style-name="Standard"><text:s text:c="15"/>2.18313e-19 <text:s text:c="2"/>netid: c_9924:p</text:p>
      <text:p text:style-name="Standard"><text:s text:c="16"/>5.1904e-17 <text:s text:c="2"/>netid: XI5/XI5/MPM1:g</text:p>
      <text:p text:style-name="Standard"><text:s text:c="15"/>4.90921e-19 <text:s text:c="2"/>netid: c_9913:p</text:p>
      <text:p text:style-name="Standard"><text:s text:c="15"/>1.08638e-18 <text:s text:c="2"/>netid: c_9988:p</text:p>
      <text:p text:style-name="Standard"><text:s text:c="15"/>2.26878e-19 <text:s text:c="2"/>netid: c_9823:n</text:p>
      <text:p text:style-name="Standard"><text:s text:c="15"/>1.23954e-18 <text:s text:c="2"/>netid: c_9823:n</text:p>
      <text:p text:style-name="Standard"><text:s text:c="16"/>8.9953e-19 <text:s text:c="2"/>netid: c_9823:n</text:p>
      <text:p text:style-name="Standard"><text:s text:c="15"/>1.02875e-18 <text:s text:c="2"/>netid: c_9823:n</text:p>
      <text:p text:style-name="Standard"><text:s text:c="15"/>5.04578e-19 <text:s text:c="2"/>netid: XI5/XI5/MPM1:g</text:p>
      <text:p text:style-name="Standard"><text:s text:c="15"/>8.09584e-19 <text:s text:c="2"/>netid: XI5/XI6/MPM1:g</text:p>
      <text:p text:style-name="Standard"><text:s text:c="15"/>2.09682e-18 <text:s text:c="2"/>netid: c_9988:p</text:p>
      <text:p text:style-name="Standard"><text:s text:c="15"/>2.15715e-18 <text:s text:c="2"/>netid: XI5/XI5/MPM1:g</text:p>
      <text:p text:style-name="Standard"><text:s text:c="15"/>8.92667e-19 <text:s text:c="2"/>netid: c_9988:p</text:p>
      <text:p text:style-name="Standard"><text:s text:c="15"/>1.44627e-18 <text:s text:c="2"/>netid: c_10746:n</text:p>
      <text:p text:style-name="Standard"><text:s text:c="16"/>1.2728e-17 <text:s text:c="2"/>netid: c_10694:n</text:p>
      <text:p text:style-name="Standard"><text:soft-page-break/><text:s text:c="15"/>1.46616e-18 <text:s text:c="2"/>netid: c_10696:n</text:p>
      <text:p text:style-name="Standard"><text:s text:c="15"/>5.64152e-19 <text:s text:c="2"/>netid: c_10801:p</text:p>
      <text:p text:style-name="Standard"><text:s text:c="15"/>1.72832e-18 <text:s text:c="2"/>netid: NET12</text:p>
      <text:p text:style-name="Standard"><text:s text:c="15"/>1.38428e-18 <text:s text:c="2"/>netid: c_10694:n</text:p>
      <text:p text:style-name="Standard"><text:s text:c="15"/>5.85677e-19 <text:s text:c="2"/>netid: c_10801:p</text:p>
      <text:p text:style-name="Standard"><text:s text:c="16"/>8.1477e-19 <text:s text:c="2"/>netid: c_10744:n</text:p>
      <text:p text:style-name="Standard"><text:s text:c="15"/>7.22748e-19 <text:s text:c="2"/>netid: NET12</text:p>
      <text:p text:style-name="Standard"><text:s text:c="15"/>6.24396e-18 <text:s text:c="2"/>netid: c_10696:n</text:p>
      <text:p text:style-name="Standard"><text:s text:c="15"/>1.25434e-17 <text:s text:c="2"/>netid: c_10696:n</text:p>
      <text:p text:style-name="Standard"><text:s text:c="15"/>6.92693e-19 <text:s text:c="2"/>netid: c_10742:n</text:p>
      <text:p text:style-name="Standard"><text:s text:c="15"/>3.52038e-19 <text:s text:c="2"/>netid: c_10694:n</text:p>
      <text:p text:style-name="Standard"><text:s text:c="16"/>1.2301e-18 <text:s text:c="2"/>netid: c_10694:n</text:p>
      <text:p text:style-name="Standard"><text:s text:c="15"/>1.09079e-17 <text:s text:c="2"/>netid: c_10801:p</text:p>
      <text:p text:style-name="Standard"><text:s text:c="15"/>2.96561e-18 <text:s text:c="2"/>netid: NET12</text:p>
      <text:p text:style-name="Standard"><text:s text:c="15"/>5.99649e-19 <text:s text:c="2"/>netid: c_11197:n</text:p>
      <text:p text:style-name="Standard"><text:s text:c="15"/>3.92445e-19 <text:s text:c="2"/>netid: c_11287:n</text:p>
      <text:p text:style-name="Standard"><text:s text:c="15"/>7.05162e-19 <text:s text:c="2"/>netid: c_11199:n</text:p>
      <text:p text:style-name="Standard"><text:s text:c="15"/>2.95169e-18 <text:s text:c="2"/>netid: c_11257:n</text:p>
      <text:p text:style-name="Standard"><text:s text:c="15"/>1.20877e-17 <text:s text:c="2"/>netid: c_11451:p</text:p>
      <text:p text:style-name="Standard"><text:s text:c="15"/>2.41307e-18 <text:s text:c="2"/>netid: c_11154:n</text:p>
      <text:p text:style-name="Standard"><text:s text:c="15"/>2.58992e-18 <text:s text:c="2"/>netid: c_11154:n</text:p>
      <text:p text:style-name="Standard"><text:s text:c="15"/>2.12056e-18 <text:s text:c="2"/>netid: XI5/XI0/XI1/MNM0:g</text:p>
      <text:p text:style-name="Standard"><text:s text:c="16"/>3.4784e-18 <text:s text:c="2"/>netid: c_11146:n</text:p>
      <text:p text:style-name="Standard"><text:s text:c="15"/>1.30292e-17 <text:s text:c="2"/>netid: c_11456:p</text:p>
      <text:p text:style-name="Standard"><text:s text:c="15"/>4.52274e-19 <text:s text:c="2"/>netid: c_11154:n</text:p>
      <text:p text:style-name="Standard"><text:s text:c="15"/>2.20988e-18 <text:s text:c="2"/>netid: c_11154:n</text:p>
      <text:p text:style-name="Standard"><text:s text:c="15"/>2.14674e-18 <text:s text:c="2"/>netid: c_11390:p</text:p>
      <text:p text:style-name="Standard"><text:s text:c="15"/>2.38812e-18 <text:s text:c="2"/>netid: c_11460:p</text:p>
      <text:p text:style-name="Standard"><text:s text:c="15"/>3.80192e-18 <text:s text:c="2"/>netid: XI5/XI0/XI1/MNM0:g</text:p>
      <text:p text:style-name="Standard"><text:s text:c="15"/>2.01818e-18 <text:s text:c="2"/>netid: c_11462:p</text:p>
      <text:p text:style-name="Standard"><text:s text:c="15"/>2.24986e-18 <text:s text:c="2"/>netid: c_11147:n</text:p>
      <text:p text:style-name="Standard"><text:s text:c="15"/>1.19478e-18 <text:s text:c="2"/>netid: c_11464:p</text:p>
      <text:p text:style-name="Standard"><text:s text:c="15"/>3.81444e-19 <text:s text:c="2"/>netid: c_11151:n</text:p>
      <text:p text:style-name="Standard"><text:s text:c="15"/>2.27148e-18 <text:s text:c="2"/>netid: c_11153:n</text:p>
      <text:p text:style-name="Standard"><text:s text:c="15"/>9.14733e-19 <text:s text:c="2"/>netid: c_11154:n</text:p>
      <text:p text:style-name="Standard"><text:s text:c="15"/>1.27044e-18 <text:s text:c="2"/>netid: c_11468:p</text:p>
      <text:p text:style-name="Standard"><text:s text:c="16"/>5.4858e-18 <text:s text:c="2"/>netid: c_11394:p</text:p>
      <text:p text:style-name="Standard"><text:s text:c="15"/>3.74622e-18 <text:s text:c="2"/>netid: c_11257:n</text:p>
      <text:p text:style-name="Standard"><text:s text:c="15"/>1.08154e-17 <text:s text:c="2"/>netid: c_11451:p</text:p>
      <text:p text:style-name="Standard"><text:s text:c="15"/>3.05794e-18 <text:s text:c="2"/>netid: c_11175:n</text:p>
      <text:p text:style-name="Standard"><text:s text:c="15"/>1.25354e-18 <text:s text:c="2"/>netid: c_11473:p</text:p>
      <text:p text:style-name="Standard"><text:s text:c="15"/>4.53675e-19 <text:s text:c="2"/>netid: c_11279:n</text:p>
      <text:p text:style-name="Standard"><text:s text:c="15"/>1.01326e-18 <text:s text:c="2"/>netid: XI5/XI0/XI1/MNM0:g</text:p>
      <text:p text:style-name="Standard"><text:s text:c="15"/>8.58582e-18 <text:s text:c="2"/>netid: c_11476:p</text:p>
      <text:p text:style-name="Standard"><text:s text:c="15"/>2.29753e-18 <text:s text:c="2"/>netid: XI5/XI0/XI1/MNM0:g</text:p>
      <text:p text:style-name="Standard"><text:s text:c="15"/>1.26037e-17 <text:s text:c="2"/>netid: c_11154:n</text:p>
      <text:p text:style-name="Standard"><text:s text:c="15"/>8.26694e-19 <text:s text:c="2"/>netid: c_11479:p</text:p>
      <text:p text:style-name="Standard"><text:s text:c="15"/>8.26694e-19 <text:s text:c="2"/>netid: c_11479:p</text:p>
      <text:p text:style-name="Standard"><text:s text:c="15"/>8.26694e-19 <text:s text:c="2"/>netid: c_11479:p</text:p>
      <text:p text:style-name="Standard"><text:s text:c="15"/>1.84322e-18 <text:s text:c="2"/>netid: c_11479:p</text:p>
      <text:p text:style-name="Standard"><text:s text:c="15"/>5.55966e-19 <text:s text:c="2"/>netid: c_11146:n</text:p>
      <text:p text:style-name="Standard"><text:s text:c="15"/>8.35032e-19 <text:s text:c="2"/>netid: XI5/XI0/XI1/MNM0:g</text:p>
      <text:p text:style-name="Standard"><text:soft-page-break/><text:s text:c="15"/>8.10174e-18 <text:s text:c="2"/>netid: c_11479:p</text:p>
      <text:p text:style-name="Standard"><text:s text:c="15"/>7.64125e-19 <text:s text:c="2"/>netid: c_11146:n</text:p>
      <text:p text:style-name="Standard"><text:s text:c="16"/>1.2795e-18 <text:s text:c="2"/>netid: c_11487:p</text:p>
      <text:p text:style-name="Standard"><text:s text:c="15"/>2.52166e-19 <text:s text:c="2"/>netid: c_11175:n</text:p>
      <text:p text:style-name="Standard"><text:s text:c="15"/>2.84205e-19 <text:s text:c="2"/>netid: c_11489:p</text:p>
      <text:p text:style-name="Standard"><text:s text:c="15"/>3.54449e-19 <text:s text:c="2"/>netid: c_11292:n</text:p>
      <text:p text:style-name="Standard"><text:s text:c="15"/>5.31762e-18 <text:s text:c="2"/>netid: c_11479:p</text:p>
      <text:p text:style-name="Standard"><text:s text:c="15"/>1.25384e-18 <text:s text:c="2"/>netid: c_11462:p</text:p>
      <text:p text:style-name="Standard"><text:s text:c="16"/>4.9018e-18 <text:s text:c="2"/>netid: c_11153:n</text:p>
      <text:p text:style-name="Standard"><text:s text:c="15"/>8.47936e-19 <text:s text:c="2"/>netid: c_11460:p</text:p>
      <text:p text:style-name="Standard"><text:s text:c="15"/>1.66113e-18 <text:s text:c="2"/>netid: c_11495:p</text:p>
      <text:p text:style-name="Standard"><text:s text:c="15"/>2.25304e-19 <text:s text:c="2"/>netid: c_11476:p</text:p>
      <text:p text:style-name="Standard"><text:s text:c="15"/>7.08559e-18 <text:s text:c="2"/>netid: c_11456:p</text:p>
      <text:p text:style-name="Standard"><text:s text:c="15"/>2.86694e-18 <text:s text:c="2"/>netid: c_11154:n</text:p>
      <text:p text:style-name="Standard"><text:s text:c="16"/>4.1344e-18 <text:s text:c="2"/>netid: c_11175:n</text:p>
      <text:p text:style-name="Standard"><text:s text:c="15"/>1.32053e-18 <text:s text:c="2"/>netid: c_11146:n</text:p>
      <text:p text:style-name="Standard"><text:s text:c="16"/>5.2196e-18 <text:s text:c="2"/>netid: c_11456:p</text:p>
      <text:p text:style-name="Standard"><text:s text:c="15"/>8.41769e-18 <text:s text:c="2"/>netid: c_11154:n</text:p>
      <text:p text:style-name="Standard"><text:s text:c="15"/>2.17057e-18 <text:s text:c="2"/>netid: c_11146:n</text:p>
      <text:p text:style-name="Standard"><text:s text:c="15"/>6.37739e-18 <text:s text:c="2"/>netid: c_11154:n</text:p>
      <text:p text:style-name="Standard"><text:s text:c="15"/>7.43669e-18 <text:s text:c="2"/>netid: c_11505:p</text:p>
      <text:p text:style-name="Standard"><text:s text:c="15"/>1.41101e-17 <text:s text:c="2"/>netid: c_11390:p</text:p>
      <text:p text:style-name="Standard"><text:s text:c="15"/>1.79676e-18 <text:s text:c="2"/>netid: c_11391:p</text:p>
      <text:p text:style-name="Standard"><text:s text:c="15"/>1.40147e-18 <text:s text:c="2"/>netid: c_11391:p</text:p>
      <text:p text:style-name="Standard"><text:s text:c="15"/>4.84009e-19 <text:s text:c="2"/>netid: XI5/XI0/XI1/MNM0:g</text:p>
      <text:p text:style-name="Standard"><text:s text:c="15"/>3.93129e-19 <text:s text:c="2"/>netid: c_11510:p</text:p>
      <text:p text:style-name="Standard"><text:s text:c="15"/>1.28891e-17 <text:s text:c="2"/>netid: c_11394:p</text:p>
      <text:p text:style-name="Standard"><text:s text:c="15"/>7.98595e-19 <text:s text:c="2"/>netid: c_11468:p</text:p>
      <text:p text:style-name="Standard"><text:s text:c="15"/>8.32971e-19 <text:s text:c="2"/>netid: XI5/XI0/XI1/MNM0:g</text:p>
      <text:p text:style-name="Standard"><text:s text:c="15"/>5.49967e-18 <text:s text:c="2"/>netid: c_11479:p</text:p>
      <text:p text:style-name="Standard"><text:s text:c="15"/>1.12268e-18 <text:s text:c="2"/>netid: c_11462:p</text:p>
      <text:p text:style-name="Standard"><text:s text:c="15"/>2.03753e-18 <text:s text:c="2"/>netid: c_11153:n</text:p>
      <text:p text:style-name="Standard"><text:s text:c="15"/>3.22967e-18 <text:s text:c="2"/>netid: c_11394:p</text:p>
      <text:p text:style-name="Standard"><text:s text:c="15"/>2.67918e-18 <text:s text:c="2"/>netid: c_11175:n</text:p>
      <text:p text:style-name="Standard"><text:s text:c="16"/>1.2167e-18 <text:s text:c="2"/>netid: c_11381:p</text:p>
      <text:p text:style-name="Standard"><text:s text:c="16"/>7.2974e-19 <text:s text:c="2"/>netid: c_11382:p</text:p>
      <text:p text:style-name="Standard"><text:s text:c="15"/>2.28568e-18 <text:s text:c="2"/>netid: c_11495:p</text:p>
      <text:p text:style-name="Standard"><text:s text:c="15"/>1.71997e-18 <text:s text:c="2"/>netid: c_11479:p</text:p>
      <text:p text:style-name="Standard"><text:s text:c="15"/>3.34354e-18 <text:s text:c="2"/>netid: XI5/XI0/XI1/MNM0:g</text:p>
      <text:p text:style-name="Standard"><text:s text:c="15"/>2.58147e-19 <text:s text:c="2"/>netid: c_11146:n</text:p>
      <text:p text:style-name="Standard"><text:s text:c="16"/>1.5701e-17 <text:s text:c="2"/>netid: c_11154:n</text:p>
      <text:p text:style-name="Standard"><text:s text:c="15"/>6.22727e-18 <text:s text:c="2"/>netid: c_11154:n</text:p>
      <text:p text:style-name="Standard"><text:s text:c="16"/>3.5975e-19 <text:s text:c="2"/>netid: XI5/XI0/XI1/MNM0:g</text:p>
      <text:p text:style-name="Standard"><text:s text:c="15"/>3.97179e-18 <text:s text:c="2"/>netid: c_11153:n</text:p>
      <text:p text:style-name="Standard"><text:s text:c="15"/>3.82554e-17 <text:s text:c="2"/>netid: c_11154:n</text:p>
      <text:p text:style-name="Standard"><text:s text:c="17"/>4.407e-18 <text:s text:c="2"/>netid: c_11175:n</text:p>
      <text:p text:style-name="Standard"><text:s text:c="15"/>5.76219e-19 <text:s text:c="2"/>netid: c_11176:n</text:p>
      <text:p text:style-name="Standard"><text:s text:c="16"/>4.9044e-19 <text:s text:c="2"/>netid: c_11190:n</text:p>
      <text:p text:style-name="Standard"><text:s text:c="15"/>2.00759e-19 <text:s text:c="2"/>netid: c_11128:n</text:p>
      <text:p text:style-name="Standard"><text:s text:c="15"/>1.71734e-17 <text:s text:c="2"/>netid: c_11197:n</text:p>
      <text:p text:style-name="Standard"><text:s text:c="15"/>5.16105e-19 <text:s text:c="2"/>netid: c_11128:n</text:p>
      <text:p text:style-name="Standard"><text:s text:c="15"/>6.36733e-18 <text:s text:c="2"/>netid: c_11197:n</text:p>
      <text:p text:style-name="Standard"><text:soft-page-break/><text:s text:c="15"/>9.06021e-18 <text:s text:c="2"/>netid: c_11197:n</text:p>
      <text:p text:style-name="Standard"><text:s text:c="15"/>1.06325e-18 <text:s text:c="2"/>netid: c_11538:p</text:p>
      <text:p text:style-name="Standard"><text:s text:c="15"/>4.20001e-19 <text:s text:c="2"/>netid: c_11539:p</text:p>
      <text:p text:style-name="Standard"><text:s text:c="15"/>9.61583e-19 <text:s text:c="2"/>netid: c_11540:p</text:p>
      <text:p text:style-name="Standard"><text:s text:c="15"/>1.08276e-18 <text:s text:c="2"/>netid: c_11396:p</text:p>
      <text:p text:style-name="Standard"><text:s text:c="15"/>6.17731e-18 <text:s text:c="2"/>netid: c_11197:n</text:p>
      <text:p text:style-name="Standard"><text:s text:c="15"/>2.39356e-18 <text:s text:c="2"/>netid: c_11197:n</text:p>
      <text:p text:style-name="Standard"><text:s text:c="15"/>3.95774e-18 <text:s text:c="2"/>netid: c_11154:n</text:p>
      <text:p text:style-name="Standard"><text:s text:c="15"/>3.92483e-19 <text:s text:c="2"/>netid: c_11175:n</text:p>
      <text:p text:style-name="Standard"><text:s text:c="15"/>2.53258e-19 <text:s text:c="2"/>netid: c_11197:n</text:p>
      <text:p text:style-name="Standard"><text:s text:c="15"/>2.11595e-19 <text:s text:c="2"/>netid: c_11190:n</text:p>
      <text:p text:style-name="Standard"><text:s text:c="15"/>2.46076e-18 <text:s text:c="2"/>netid: c_11197:n</text:p>
      <text:p text:style-name="Standard"><text:s text:c="15"/>8.38125e-19 <text:s text:c="2"/>netid: c_11197:n</text:p>
      <text:p text:style-name="Standard"><text:s text:c="15"/>1.02262e-18 <text:s text:c="2"/>netid: c_11197:n</text:p>
      <text:p text:style-name="Standard"><text:s text:c="15"/>2.50701e-18 <text:s text:c="2"/>netid: c_11197:n</text:p>
      <text:p text:style-name="Standard"><text:s text:c="15"/>5.74018e-18 <text:s text:c="2"/>netid: c_11154:n</text:p>
      <text:p text:style-name="Standard"><text:s text:c="15"/>1.07304e-18 <text:s text:c="2"/>netid: c_11197:n</text:p>
      <text:p text:style-name="Standard"><text:s text:c="15"/>1.41243e-18 <text:s text:c="2"/>netid: c_11199:n</text:p>
      <text:p text:style-name="Standard"><text:s text:c="16"/>2.0515e-18 <text:s text:c="2"/>netid: c_12392:n</text:p>
      <text:p text:style-name="Standard"><text:s text:c="15"/>2.77656e-19 <text:s text:c="2"/>netid: c_12276:n</text:p>
      <text:p text:style-name="Standard"><text:s text:c="15"/>2.60113e-18 <text:s text:c="2"/>netid: c_12276:n</text:p>
      <text:p text:style-name="Standard"><text:s text:c="15"/>1.64852e-18 <text:s text:c="2"/>netid: c_12276:n</text:p>
      <text:p text:style-name="Standard"><text:s text:c="15"/>7.28205e-19 <text:s text:c="2"/>netid: c_12276:n</text:p>
      <text:p text:style-name="Standard"><text:s text:c="15"/>2.98104e-18 <text:s text:c="2"/>netid: c_12276:n</text:p>
      <text:p text:style-name="Standard"><text:s text:c="15"/>1.68341e-18 <text:s text:c="2"/>netid: c_12276:n</text:p>
      <text:p text:style-name="Standard"><text:s text:c="15"/>6.25873e-19 <text:s text:c="2"/>netid: c_12276:n</text:p>
      <text:p text:style-name="Standard"><text:s text:c="15"/>3.11553e-18 <text:s text:c="2"/>netid: c_12276:n</text:p>
      <text:p text:style-name="Standard"><text:s text:c="15"/>3.51476e-18 <text:s text:c="2"/>netid: c_12276:n</text:p>
      <text:p text:style-name="Standard"><text:s text:c="15"/>1.12718e-18 <text:s text:c="2"/>netid: c_12276:n</text:p>
      <text:p text:style-name="Standard"><text:s text:c="15"/>8.12821e-19 <text:s text:c="2"/>netid: c_12276:n</text:p>
      <text:p text:style-name="Standard"><text:s text:c="15"/>2.30954e-18 <text:s text:c="2"/>netid: c_12276:n</text:p>
      <text:p text:style-name="Standard"><text:s text:c="15"/>4.42355e-18 <text:s text:c="2"/>netid: c_12276:n</text:p>
      <text:p text:style-name="Standard"><text:s text:c="15"/>8.62764e-19 <text:s text:c="2"/>netid: c_12050:n</text:p>
      <text:p text:style-name="Standard"><text:s text:c="15"/>2.38108e-18 <text:s text:c="2"/>netid: c_12055:n</text:p>
      <text:p text:style-name="Standard"><text:s text:c="15"/>8.18975e-19 <text:s text:c="2"/>netid: XI5/XI6/MNM0:g</text:p>
      <text:p text:style-name="Standard"><text:s text:c="15"/>3.39186e-18 <text:s text:c="2"/>netid: c_12061:n</text:p>
      <text:p text:style-name="Standard"><text:s text:c="15"/>5.58277e-19 <text:s text:c="2"/>netid: c_12066:n</text:p>
      <text:p text:style-name="Standard"><text:s text:c="16"/>4.2107e-18 <text:s text:c="2"/>netid: c_12074:n</text:p>
      <text:p text:style-name="Standard"><text:s text:c="15"/>7.91524e-18 <text:s text:c="2"/>netid: c_12243:n</text:p>
      <text:p text:style-name="Standard"><text:s text:c="15"/>1.88852e-18 <text:s text:c="2"/>netid: c_12245:n</text:p>
      <text:p text:style-name="Standard"><text:s text:c="15"/>4.23037e-18 <text:s text:c="2"/>netid: c_12248:n</text:p>
      <text:p text:style-name="Standard"><text:s text:c="15"/>2.02555e-18 <text:s text:c="2"/>netid: c_12266:n</text:p>
      <text:p text:style-name="Standard"><text:s text:c="15"/>3.15011e-18 <text:s text:c="2"/>netid: c_12392:n</text:p>
      <text:p text:style-name="Standard"><text:s text:c="15"/>1.38111e-17 <text:s text:c="2"/>netid: c_12089:n</text:p>
      <text:p text:style-name="Standard"><text:s text:c="15"/>1.35171e-18 <text:s text:c="2"/>netid: c_12099:n</text:p>
      <text:p text:style-name="Standard"><text:s text:c="15"/>1.75209e-18 <text:s text:c="2"/>netid: c_12079:n</text:p>
      <text:p text:style-name="Standard"><text:s text:c="15"/>3.46927e-16 <text:s text:c="2"/>netid: c_12091:n</text:p>
      <text:p text:style-name="Standard"><text:s text:c="15"/>7.00721e-19 <text:s text:c="2"/>netid: XI5/XI4/MPM0:g</text:p>
      <text:p text:style-name="Standard"><text:s text:c="15"/>3.31593e-18 <text:s text:c="2"/>netid: c_12207:n</text:p>
      <text:p text:style-name="Standard"><text:s text:c="16"/>1.3073e-17 <text:s text:c="2"/>netid: c_12105:n</text:p>
      <text:p text:style-name="Standard"><text:s text:c="15"/>1.42989e-18 <text:s text:c="2"/>netid: c_12207:n</text:p>
      <text:p text:style-name="Standard"><text:s text:c="15"/>6.53818e-18 <text:s text:c="2"/>netid: c_12115:n</text:p>
      <text:p text:style-name="Standard"><text:soft-page-break/><text:s text:c="15"/>3.24138e-18 <text:s text:c="2"/>netid: c_12369:n</text:p>
      <text:p text:style-name="Standard"><text:s text:c="15"/>5.43137e-18 <text:s text:c="2"/>netid: c_12106:n</text:p>
      <text:p text:style-name="Standard"><text:s text:c="15"/>1.41186e-18 <text:s text:c="2"/>netid: c_12113:n</text:p>
      <text:p text:style-name="Standard"><text:s text:c="15"/>1.69034e-18 <text:s text:c="2"/>netid: c_12646:p</text:p>
      <text:p text:style-name="Standard"><text:s text:c="15"/>4.44313e-18 <text:s text:c="2"/>netid: c_12370:n</text:p>
      <text:p text:style-name="Standard"><text:s text:c="15"/>4.45665e-18 <text:s text:c="2"/>netid: c_12370:n</text:p>
      <text:p text:style-name="Standard"><text:s text:c="15"/>2.21121e-19 <text:s text:c="2"/>netid: c_12050:n</text:p>
      <text:p text:style-name="Standard"><text:s text:c="16"/>3.0905e-19 <text:s text:c="2"/>netid: c_12089:n</text:p>
      <text:p text:style-name="Standard"><text:s text:c="15"/>1.95543e-18 <text:s text:c="2"/>netid: c_12266:n</text:p>
      <text:p text:style-name="Standard"><text:s text:c="15"/>3.04639e-18 <text:s text:c="2"/>netid: c_12392:n</text:p>
      <text:p text:style-name="Standard"><text:s text:c="15"/>1.95211e-18 <text:s text:c="2"/>netid: c_12050:n</text:p>
      <text:p text:style-name="Standard"><text:s text:c="15"/>6.43663e-19 <text:s text:c="2"/>netid: c_12089:n</text:p>
      <text:p text:style-name="Standard"><text:s text:c="15"/>2.99102e-18 <text:s text:c="2"/>netid: c_12266:n</text:p>
      <text:p text:style-name="Standard"><text:s text:c="15"/>4.67875e-18 <text:s text:c="2"/>netid: c_12276:n</text:p>
      <text:p text:style-name="Standard"><text:s text:c="15"/>2.84641e-18 <text:s text:c="2"/>netid: c_12392:n</text:p>
      <text:p text:style-name="Standard"><text:s text:c="15"/>1.94663e-18 <text:s text:c="2"/>netid: c_12276:n</text:p>
      <text:p text:style-name="Standard"><text:s text:c="15"/>1.47183e-18 <text:s text:c="2"/>netid: c_12392:n</text:p>
      <text:p text:style-name="Standard"><text:s text:c="15"/>3.20337e-18 <text:s text:c="2"/>netid: c_14080:n</text:p>
      <text:p text:style-name="Standard"><text:s text:c="15"/>4.66779e-19 <text:s text:c="2"/>netid: c_14079:n</text:p>
      <text:p text:style-name="Standard"><text:s text:c="15"/>2.30284e-18 <text:s text:c="2"/>netid: c_14080:n</text:p>
      <text:p text:style-name="Standard"><text:s text:c="15"/>2.35076e-18 <text:s text:c="2"/>netid: c_14080:n</text:p>
      <text:p text:style-name="Standard"><text:s text:c="15"/>8.49732e-19 <text:s text:c="2"/>netid: c_14080:n</text:p>
      <text:p text:style-name="Standard"><text:s text:c="15"/>9.87998e-19 <text:s text:c="2"/>netid: c_14080:n</text:p>
      <text:p text:style-name="Standard"><text:s text:c="15"/>1.09132e-18 <text:s text:c="2"/>netid: c_14080:n</text:p>
      <text:p text:style-name="Standard"><text:s text:c="15"/>2.02922e-18 <text:s text:c="2"/>netid: c_14080:n</text:p>
      <text:p text:style-name="Standard"><text:s text:c="15"/>2.06271e-18 <text:s text:c="2"/>netid: c_14080:n</text:p>
      <text:p text:style-name="Standard"><text:s text:c="15"/>2.76279e-18 <text:s text:c="2"/>netid: c_14080:n</text:p>
      <text:p text:style-name="Standard"><text:s text:c="15"/>1.02499e-18 <text:s text:c="2"/>netid: c_14080:n</text:p>
      <text:p text:style-name="Standard"><text:s text:c="15"/>8.91357e-19 <text:s text:c="2"/>netid: c_14080:n</text:p>
      <text:p text:style-name="Standard"><text:s text:c="15"/>5.16715e-19 <text:s text:c="2"/>netid: c_14039:n</text:p>
      <text:p text:style-name="Standard"><text:s text:c="15"/>3.16294e-19 <text:s text:c="2"/>netid: c_14039:n</text:p>
      <text:p text:style-name="Standard"><text:s text:c="15"/>1.11132e-18 <text:s text:c="2"/>netid: c_14080:n</text:p>
      <text:p text:style-name="Standard"><text:s text:c="15"/>4.12987e-19 <text:s text:c="2"/>netid: c_14080:n</text:p>
      <text:p text:style-name="Standard"><text:s text:c="16"/>2.3091e-19 <text:s text:c="2"/>netid: c_14039:n</text:p>
      <text:p text:style-name="Standard"><text:s text:c="16"/>4.0809e-19 <text:s text:c="2"/>netid: XI6/XI5/MNM0:g</text:p>
      <text:p text:style-name="Standard"><text:s text:c="15"/>1.39372e-18 <text:s text:c="2"/>netid: c_15519:n</text:p>
      <text:p text:style-name="Standard"><text:s text:c="15"/>1.40296e-18 <text:s text:c="2"/>netid: c_15286:n</text:p>
      <text:p text:style-name="Standard"><text:s text:c="15"/>4.22764e-19 <text:s text:c="2"/>netid: c_15290:n</text:p>
      <text:p text:style-name="Standard"><text:s text:c="15"/>1.79823e-18 <text:s text:c="2"/>netid: c_15290:n</text:p>
      <text:p text:style-name="Standard"><text:s text:c="15"/>9.08592e-19 <text:s text:c="2"/>netid: c_15366:n</text:p>
      <text:p text:style-name="Standard"><text:s text:c="15"/>1.19434e-18 <text:s text:c="2"/>netid: c_15374:n</text:p>
      <text:p text:style-name="Standard"><text:s text:c="15"/>2.76973e-18 <text:s text:c="2"/>netid: c_15375:n</text:p>
      <text:p text:style-name="Standard"><text:s text:c="15"/>1.39881e-18 <text:s text:c="2"/>netid: c_15387:n</text:p>
      <text:p text:style-name="Standard"><text:s text:c="15"/>9.38356e-18 <text:s text:c="2"/>netid: c_15387:n</text:p>
      <text:p text:style-name="Standard"><text:s text:c="15"/>9.94149e-19 <text:s text:c="2"/>netid: XI3/XI0/MNM0:b</text:p>
      <text:p text:style-name="Standard"><text:s text:c="15"/>8.45844e-19 <text:s text:c="2"/>netid: c_15962:n</text:p>
      <text:p text:style-name="Standard"><text:s text:c="15"/>1.21698e-18 <text:s text:c="2"/>netid: c_15789:n</text:p>
      <text:p text:style-name="Standard"><text:s text:c="15"/>5.31765e-18 <text:s text:c="2"/>netid: c_16017:n</text:p>
      <text:p text:style-name="Standard"><text:s text:c="15"/>1.79175e-18 <text:s text:c="2"/>netid: c_16017:n</text:p>
      <text:p text:style-name="Standard"><text:s text:c="15"/>2.42572e-18 <text:s text:c="2"/>netid: c_16017:n</text:p>
      <text:p text:style-name="Standard"><text:s text:c="15"/>1.13971e-18 <text:s text:c="2"/>netid: XI5/XI0/XI1/MNM0:s</text:p>
      <text:p text:style-name="Standard"><text:s text:c="15"/>3.82195e-18 <text:s text:c="2"/>netid: c_15730:n</text:p>
      <text:p text:style-name="Standard"><text:soft-page-break/><text:s text:c="15"/>4.08727e-18 <text:s text:c="2"/>netid: c_15731:n</text:p>
      <text:p text:style-name="Standard"><text:s text:c="15"/>3.47873e-19 <text:s text:c="2"/>netid: c_15731:n</text:p>
      <text:p text:style-name="Standard"><text:s text:c="15"/>1.49009e-18 <text:s text:c="2"/>netid: c_15731:n</text:p>
      <text:p text:style-name="Standard"><text:s text:c="15"/>5.53663e-18 <text:s text:c="2"/>netid: c_15731:n</text:p>
      <text:p text:style-name="Standard"><text:s text:c="15"/>2.42572e-18 <text:s text:c="2"/>netid: c_15731:n</text:p>
      <text:p text:style-name="Standard"><text:s text:c="15"/>1.05486e-18 <text:s text:c="2"/>netid: c_15731:n</text:p>
      <text:p text:style-name="Standard"><text:s text:c="15"/>2.42572e-18 <text:s text:c="2"/>netid: c_15803:n</text:p>
      <text:p text:style-name="Standard"><text:s text:c="15"/>4.19309e-19 <text:s text:c="2"/>netid: c_15879:n</text:p>
      <text:p text:style-name="Standard"><text:s text:c="15"/>7.51274e-19 <text:s text:c="2"/>netid: c_15880:n</text:p>
      <text:p text:style-name="Standard"><text:s text:c="15"/>3.29748e-18 <text:s text:c="2"/>netid: c_15776:n</text:p>
      <text:p text:style-name="Standard"><text:s text:c="15"/>2.27214e-18 <text:s text:c="2"/>netid: c_15885:n</text:p>
      <text:p text:style-name="Standard"><text:s text:c="15"/>4.12288e-19 <text:s text:c="2"/>netid: c_15888:n</text:p>
      <text:p text:style-name="Standard"><text:s text:c="15"/>4.72718e-18 <text:s text:c="2"/>netid: c_16051:n</text:p>
      <text:p text:style-name="Standard"><text:s text:c="15"/>2.89907e-18 <text:s text:c="2"/>netid: c_16051:n</text:p>
      <text:p text:style-name="Standard"><text:s text:c="15"/>7.90528e-19 <text:s text:c="2"/>netid: c_16051:n</text:p>
      <text:p text:style-name="Standard"><text:s text:c="15"/>1.69717e-18 <text:s text:c="2"/>netid: c_16051:n</text:p>
      <text:p text:style-name="Standard"><text:s text:c="15"/>3.50127e-18 <text:s text:c="2"/>netid: c_16051:n</text:p>
      <text:p text:style-name="Standard"><text:s text:c="15"/>4.66217e-18 <text:s text:c="2"/>netid: c_16051:n</text:p>
      <text:p text:style-name="Standard"><text:s text:c="15"/>8.65809e-19 <text:s text:c="2"/>netid: c_16346:n</text:p>
      <text:p text:style-name="Standard"><text:s text:c="15"/>2.98527e-18 <text:s text:c="2"/>netid: c_16346:n</text:p>
      <text:p text:style-name="Standard"><text:s text:c="15"/>7.94352e-19 <text:s text:c="2"/>netid: c_16346:n</text:p>
      <text:p text:style-name="Standard"><text:s text:c="17"/>1.333e-18 <text:s text:c="2"/>netid: c_16346:n</text:p>
      <text:p text:style-name="Standard"><text:s text:c="16"/>8.8984e-19 <text:s text:c="2"/>netid: c_16346:n</text:p>
      <text:p text:style-name="Standard"><text:s text:c="15"/>5.78033e-19 <text:s text:c="2"/>netid: c_16347:n</text:p>
      <text:p text:style-name="Standard"><text:s text:c="15"/>6.99224e-19 <text:s text:c="2"/>netid: XI5/XI1/XI1/MNM0:g</text:p>
      <text:p text:style-name="Standard"><text:s text:c="15"/>2.40281e-18 <text:s text:c="2"/>netid: c_2990:n</text:p>
      <text:p text:style-name="Standard"><text:s text:c="15"/>1.12146e-17 <text:s text:c="2"/>netid: c_2963:n</text:p>
      <text:p text:style-name="Standard"><text:s text:c="15"/>4.59235e-18 <text:s text:c="2"/>netid: c_2995:n</text:p>
      <text:p text:style-name="Standard"><text:s text:c="16"/>1.3628e-17 <text:s text:c="2"/>netid: c_2978:n</text:p>
      <text:p text:style-name="Standard"><text:s text:c="15"/>6.80212e-18 <text:s text:c="2"/>netid: c_2978:n</text:p>
      <text:p text:style-name="Standard"><text:s text:c="15"/>2.28345e-17 <text:s text:c="2"/>netid: c_2978:n</text:p>
      <text:p text:style-name="Standard"><text:s text:c="16"/>1.4463e-18 <text:s text:c="2"/>netid: c_3017:n</text:p>
      <text:p text:style-name="Standard"><text:s text:c="15"/>4.48533e-18 <text:s text:c="2"/>netid: c_2999:n</text:p>
      <text:p text:style-name="Standard"><text:s text:c="15"/>1.27126e-18 <text:s text:c="2"/>netid: c_3000:n</text:p>
      <text:p text:style-name="Standard"><text:s text:c="15"/>2.36334e-18 <text:s text:c="2"/>netid: c_2976:n</text:p>
      <text:p text:style-name="Standard"><text:s text:c="16"/>5.8185e-18 <text:s text:c="2"/>netid: c_2977:n</text:p>
      <text:p text:style-name="Standard"><text:s text:c="16"/>7.0863e-18 <text:s text:c="2"/>netid: c_3007:n</text:p>
      <text:p text:style-name="Standard"><text:s text:c="15"/>4.37553e-17 <text:s text:c="2"/>netid: c_3001:n</text:p>
      <text:p text:style-name="Standard"><text:s text:c="15"/>4.90824e-19 <text:s text:c="2"/>netid: XI5/XI2/MNM0:g</text:p>
      <text:p text:style-name="Standard"><text:s text:c="15"/>5.23257e-18 <text:s text:c="2"/>netid: c_2985:n</text:p>
      <text:p text:style-name="Standard"><text:s text:c="15"/>9.04651e-18 <text:s text:c="2"/>netid: c_2986:n</text:p>
      <text:p text:style-name="Standard"><text:s text:c="15"/>1.38157e-17 <text:s text:c="2"/>netid: c_2943:n</text:p>
      <text:p text:style-name="Standard"><text:s text:c="15"/>1.08536e-18 <text:s text:c="2"/>netid: c_2947:n</text:p>
      <text:p text:style-name="Standard"><text:s text:c="15"/>9.84679e-18 <text:s text:c="2"/>netid: c_2947:n</text:p>
      <text:p text:style-name="Standard"><text:s text:c="15"/>4.69094e-18 <text:s text:c="2"/>netid: c_3415:n</text:p>
      <text:p text:style-name="Standard"><text:s text:c="15"/>3.59665e-18 <text:s text:c="2"/>netid: c_3439:n</text:p>
      <text:p text:style-name="Standard"><text:s text:c="15"/>2.64645e-18 <text:s text:c="2"/>netid: c_3404:n</text:p>
      <text:p text:style-name="Standard"><text:s text:c="15"/>2.90873e-18 <text:s text:c="2"/>netid: c_3405:n</text:p>
      <text:p text:style-name="Standard"><text:s text:c="15"/>5.70175e-19 <text:s text:c="2"/>netid: XI5/XI5/MPM0:d</text:p>
      <text:p text:style-name="Standard"><text:s text:c="16"/>3.3123e-18 <text:s text:c="2"/>netid: c_3415:n</text:p>
      <text:p text:style-name="Standard"><text:s text:c="15"/>2.63144e-18 <text:s text:c="2"/>netid: c_3410:n</text:p>
      <text:p text:style-name="Standard"><text:s text:c="15"/>5.15073e-18 <text:s text:c="2"/>netid: c_3486:n</text:p>
      <text:p text:style-name="Standard"><text:soft-page-break/><text:s text:c="16"/>3.2135e-17 <text:s text:c="2"/>netid: c_3509:n</text:p>
      <text:p text:style-name="Standard"><text:s text:c="15"/>2.18825e-18 <text:s text:c="2"/>netid: c_3434:n</text:p>
      <text:p text:style-name="Standard"><text:s text:c="15"/>7.06117e-19 <text:s text:c="2"/>netid: XI5/XI1/XI1/MPM1:g</text:p>
      <text:p text:style-name="Standard"><text:s text:c="16"/>7.4256e-19 <text:s text:c="2"/>netid: c_3403:n</text:p>
      <text:p text:style-name="Standard"><text:s text:c="15"/>7.42009e-19 <text:s text:c="2"/>netid: c_3504:n</text:p>
      <text:p text:style-name="Standard"><text:s text:c="15"/>1.30414e-18 <text:s text:c="2"/>netid: c_3570:n</text:p>
      <text:p text:style-name="Standard"><text:s text:c="15"/>4.32175e-18 <text:s text:c="2"/>netid: c_3403:n</text:p>
      <text:p text:style-name="Standard"><text:s text:c="15"/>2.65894e-18 <text:s text:c="2"/>netid: c_3504:n</text:p>
      <text:p text:style-name="Standard"><text:s text:c="16"/>4.3311e-18 <text:s text:c="2"/>netid: c_3570:n</text:p>
      <text:p text:style-name="Standard"><text:s text:c="15"/>2.75423e-18 <text:s text:c="2"/>netid: c_3403:n</text:p>
      <text:p text:style-name="Standard"><text:s text:c="15"/>2.12449e-18 <text:s text:c="2"/>netid: c_3426:n</text:p>
      <text:p text:style-name="Standard"><text:s text:c="15"/>1.87015e-18 <text:s text:c="2"/>netid: c_3415:n</text:p>
      <text:p text:style-name="Standard"><text:s text:c="15"/>6.43938e-18 <text:s text:c="2"/>netid: c_3440:n</text:p>
      <text:p text:style-name="Standard"><text:s text:c="15"/>8.22126e-18 <text:s text:c="2"/>netid: c_3415:n</text:p>
      <text:p text:style-name="Standard"><text:s text:c="15"/>7.95966e-18 <text:s text:c="2"/>netid: c_3440:n</text:p>
      <text:p text:style-name="Standard"><text:s text:c="15"/>8.16734e-19 <text:s text:c="2"/>netid: c_3415:n</text:p>
      <text:p text:style-name="Standard"><text:s text:c="15"/>7.01783e-18 <text:s text:c="2"/>netid: c_3405:n</text:p>
      <text:p text:style-name="Standard"><text:s text:c="15"/>7.01783e-18 <text:s text:c="2"/>netid: c_3446:n</text:p>
      <text:p text:style-name="Standard"><text:s text:c="15"/>1.28072e-18 <text:s text:c="2"/>netid: c_3403:n</text:p>
      <text:p text:style-name="Standard"><text:s text:c="15"/>7.01783e-18 <text:s text:c="2"/>netid: c_3639:n</text:p>
      <text:p text:style-name="Standard"><text:s text:c="15"/>5.07867e-19 <text:s text:c="2"/>netid: XI5/XI3/MPM1:g</text:p>
      <text:p text:style-name="Standard"><text:s text:c="15"/>7.06117e-19 <text:s text:c="2"/>netid: XI5/XI1/XI0/MPM1:g</text:p>
      <text:p text:style-name="Standard"><text:s text:c="15"/>6.42071e-18 <text:s text:c="2"/>netid: c_3820:n</text:p>
      <text:p text:style-name="Standard"><text:s text:c="15"/>9.13837e-18 <text:s text:c="2"/>netid: c_3870:n</text:p>
      <text:p text:style-name="Standard"><text:s text:c="15"/>3.04811e-19 <text:s text:c="2"/>netid: XI5/XI3/MPM1:g</text:p>
      <text:p text:style-name="Standard"><text:s text:c="15"/>1.68656e-18 <text:s text:c="2"/>netid: c_3870:n</text:p>
      <text:p text:style-name="Standard"><text:s text:c="15"/>1.79676e-18 <text:s text:c="2"/>netid: c_4328:n</text:p>
      <text:p text:style-name="Standard"><text:s text:c="15"/>1.40147e-18 <text:s text:c="2"/>netid: c_4329:n</text:p>
      <text:p text:style-name="Standard"><text:s text:c="15"/>2.70155e-18 <text:s text:c="2"/>netid: XI5/XI0/XI1/MPM1:g</text:p>
      <text:p text:style-name="Standard"><text:s text:c="15"/>4.35935e-19 <text:s text:c="2"/>netid: c_4280:n</text:p>
      <text:p text:style-name="Standard"><text:s text:c="15"/>4.29949e-19 <text:s text:c="2"/>netid: XI5/XI0/XI1/MPM1:g</text:p>
      <text:p text:style-name="Standard"><text:s text:c="16"/>7.3866e-19 <text:s text:c="2"/>netid: c_4280:n</text:p>
      <text:p text:style-name="Standard"><text:s text:c="15"/>8.21192e-18 <text:s text:c="2"/>netid: XI5/XI0/XI1/MPM1:g</text:p>
      <text:p text:style-name="Standard"><text:s text:c="15"/>7.07751e-18 <text:s text:c="2"/>netid: c_4279:n</text:p>
      <text:p text:style-name="Standard"><text:s text:c="15"/>1.34458e-17 <text:s text:c="2"/>netid: c_4328:n</text:p>
      <text:p text:style-name="Standard"><text:s text:c="15"/>1.68632e-18 <text:s text:c="2"/>netid: c_4351:n</text:p>
      <text:p text:style-name="Standard"><text:s text:c="15"/>4.65214e-19 <text:s text:c="2"/>netid: c_4352:n</text:p>
      <text:p text:style-name="Standard"><text:s text:c="16"/>6.3952e-18 <text:s text:c="2"/>netid: XI5/XI0/XI1/MPM1:g</text:p>
      <text:p text:style-name="Standard"><text:s text:c="15"/>1.29361e-17 <text:s text:c="2"/>netid: c_4354:n</text:p>
      <text:p text:style-name="Standard"><text:s text:c="15"/>6.68264e-19 <text:s text:c="2"/>netid: c_4319:n</text:p>
      <text:p text:style-name="Standard"><text:s text:c="15"/>3.50114e-18 <text:s text:c="2"/>netid: c_4332:n</text:p>
      <text:p text:style-name="Standard"><text:s text:c="15"/>2.82506e-18 <text:s text:c="2"/>netid: c_4280:n</text:p>
      <text:p text:style-name="Standard"><text:s text:c="16"/>1.3055e-18 <text:s text:c="2"/>netid: XI5/XI0/XI1/MPM1:g</text:p>
      <text:p text:style-name="Standard"><text:s text:c="15"/>2.60341e-18 <text:s text:c="2"/>netid: XI5/XI0/XI1/MPM1:g</text:p>
      <text:p text:style-name="Standard"><text:s text:c="15"/>4.09146e-19 <text:s text:c="2"/>netid: c_4280:n</text:p>
      <text:p text:style-name="Standard"><text:s text:c="15"/>3.45877e-19 <text:s text:c="2"/>netid: XI5/XI0/XI1/MPM1:g</text:p>
      <text:p text:style-name="Standard"><text:s text:c="15"/>4.30682e-19 <text:s text:c="2"/>netid: c_4319:n</text:p>
      <text:p text:style-name="Standard"><text:s text:c="15"/>2.40243e-19 <text:s text:c="2"/>netid: c_4332:n</text:p>
      <text:p text:style-name="Standard"><text:s text:c="15"/>7.39964e-18 <text:s text:c="2"/>netid: c_4280:n</text:p>
      <text:p text:style-name="Standard"><text:s text:c="15"/>6.50232e-18 <text:s text:c="2"/>netid: c_4280:n</text:p>
      <text:p text:style-name="Standard"><text:s text:c="15"/>1.07502e-17 <text:s text:c="2"/>netid: c_4280:n</text:p>
      <text:p text:style-name="Standard"><text:s text:c="15"/>9.58795e-18 <text:s text:c="2"/>netid: c_4280:n</text:p>
      <text:p text:style-name="Standard"><text:soft-page-break/><text:s text:c="15"/>8.85404e-19 <text:s text:c="2"/>netid: c_4319:n</text:p>
      <text:p text:style-name="Standard"><text:s text:c="16"/>1.2599e-18 <text:s text:c="2"/>netid: c_4332:n</text:p>
      <text:p text:style-name="Standard"><text:s text:c="15"/>5.00478e-18 <text:s text:c="2"/>netid: c_4280:n</text:p>
      <text:p text:style-name="Standard"><text:s text:c="15"/>2.53867e-18 <text:s text:c="2"/>netid: c_4280:n</text:p>
      <text:p text:style-name="Standard"><text:s text:c="15"/>1.54269e-18 <text:s text:c="2"/>netid: c_4280:n</text:p>
      <text:p text:style-name="Standard"><text:s text:c="15"/>3.82199e-18 <text:s text:c="2"/>netid: XI5/XI0/XI1/MPM1:g</text:p>
      <text:p text:style-name="Standard"><text:s text:c="15"/>2.10431e-17 <text:s text:c="2"/>netid: c_4280:n</text:p>
      <text:p text:style-name="Standard"><text:s text:c="15"/>3.01266e-19 <text:s text:c="2"/>netid: XI5/XI0/XI1/MPM1:g</text:p>
      <text:p text:style-name="Standard"><text:s text:c="15"/>1.05602e-17 <text:s text:c="2"/>netid: c_4280:n</text:p>
      <text:p text:style-name="Standard"><text:s text:c="15"/>3.52642e-19 <text:s text:c="2"/>netid: XI5/XI0/XI1/MPM1:g</text:p>
      <text:p text:style-name="Standard"><text:s text:c="15"/>2.64658e-18 <text:s text:c="2"/>netid: c_4289:n</text:p>
      <text:p text:style-name="Standard"><text:s text:c="15"/>5.79905e-17 <text:s text:c="2"/>netid: c_4314:n</text:p>
      <text:p text:style-name="Standard"><text:s text:c="15"/>4.32759e-19 <text:s text:c="2"/>netid: c_4332:n</text:p>
      <text:p text:style-name="Standard"><text:s text:c="16"/>3.0932e-18 <text:s text:c="2"/>netid: c_4274:n</text:p>
      <text:p text:style-name="Standard"><text:s text:c="15"/>1.28073e-18 <text:s text:c="2"/>netid: c_4311:n</text:p>
      <text:p text:style-name="Standard"><text:s text:c="15"/>1.91887e-18 <text:s text:c="2"/>netid: c_4257:n</text:p>
      <text:p text:style-name="Standard"><text:s text:c="15"/>4.72135e-18 <text:s text:c="2"/>netid: c_4312:n</text:p>
      <text:p text:style-name="Standard"><text:s text:c="15"/>5.79905e-17 <text:s text:c="2"/>netid: c_4313:n</text:p>
      <text:p text:style-name="Standard"><text:s text:c="15"/>1.69918e-18 <text:s text:c="2"/>netid: c_4386:n</text:p>
      <text:p text:style-name="Standard"><text:s text:c="15"/>2.32995e-19 <text:s text:c="2"/>netid: XI5/XI0/XI1/MPM1:g</text:p>
      <text:p text:style-name="Standard"><text:s text:c="15"/>4.30993e-18 <text:s text:c="2"/>netid: c_4289:n</text:p>
      <text:p text:style-name="Standard"><text:s text:c="15"/>5.35049e-19 <text:s text:c="2"/>netid: c_4389:n</text:p>
      <text:p text:style-name="Standard"><text:s text:c="16"/>2.9343e-18 <text:s text:c="2"/>netid: c_4332:n</text:p>
      <text:p text:style-name="Standard"><text:s text:c="15"/>7.90855e-18 <text:s text:c="2"/>netid: c_4332:n</text:p>
      <text:p text:style-name="Standard"><text:s text:c="15"/>3.26106e-18 <text:s text:c="2"/>netid: c_4280:n</text:p>
      <text:p text:style-name="Standard"><text:s text:c="15"/>3.94832e-18 <text:s text:c="2"/>netid: c_4332:n</text:p>
      <text:p text:style-name="Standard"><text:s text:c="15"/>3.13656e-18 <text:s text:c="2"/>netid: c_4394:n</text:p>
      <text:p text:style-name="Standard"><text:s text:c="17"/>1.075e-18 <text:s text:c="2"/>netid: c_4289:n</text:p>
      <text:p text:style-name="Standard"><text:s text:c="15"/>1.07642e-18 <text:s text:c="2"/>netid: c_4280:n</text:p>
      <text:p text:style-name="Standard"><text:s text:c="15"/>8.89463e-18 <text:s text:c="2"/>netid: c_4332:n</text:p>
      <text:p text:style-name="Standard"><text:s text:c="15"/>5.66475e-18 <text:s text:c="2"/>netid: c_4289:n</text:p>
      <text:p text:style-name="Standard"><text:s text:c="15"/>1.43861e-17 <text:s text:c="2"/>netid: c_4332:n</text:p>
      <text:p text:style-name="Standard"><text:s text:c="17"/>1.282e-18 <text:s text:c="2"/>netid: c_4604:n</text:p>
      <text:p text:style-name="Standard"><text:s text:c="16"/>1.1587e-18 <text:s text:c="2"/>netid: c_4585:n</text:p>
      <text:p text:style-name="Standard"><text:s text:c="15"/>3.04811e-19 <text:s text:c="2"/>netid: XI5/XI3/MNM0:g</text:p>
      <text:p text:style-name="Standard"><text:s text:c="15"/>2.38243e-17 <text:s text:c="2"/>netid: c_4564:n</text:p>
      <text:p text:style-name="Standard"><text:s text:c="15"/>3.04811e-19 <text:s text:c="2"/>netid: XI5/XI2/MPM1:g</text:p>
      <text:p text:style-name="Standard"><text:s text:c="15"/>8.82135e-19 <text:s text:c="2"/>netid: c_4884:n</text:p>
      <text:p text:style-name="Standard"><text:s text:c="15"/>6.99224e-19 <text:s text:c="2"/>netid: XI5/XI1/XI0/MNM0:g</text:p>
      <text:p text:style-name="Standard"><text:s text:c="15"/>1.62342e-17 <text:s text:c="2"/>netid: c_4884:n</text:p>
      <text:p text:style-name="Standard"><text:s text:c="15"/>4.85222e-17 <text:s text:c="2"/>netid: XI5/XI0/XI0/MNM0:g</text:p>
      <text:p text:style-name="Standard"><text:s text:c="15"/>3.02937e-19 <text:s text:c="2"/>netid: c_5172:n</text:p>
      <text:p text:style-name="Standard"><text:s text:c="16"/>2.6153e-18 <text:s text:c="2"/>netid: c_5133:n</text:p>
      <text:p text:style-name="Standard"><text:s text:c="15"/>4.89982e-19 <text:s text:c="2"/>netid: c_5133:n</text:p>
      <text:p text:style-name="Standard"><text:s text:c="15"/>3.02969e-19 <text:s text:c="2"/>netid: XI5/XI0/XI0/MNM0:g</text:p>
      <text:p text:style-name="Standard"><text:s text:c="15"/>2.57128e-17 <text:s text:c="2"/>netid: c_5133:n</text:p>
      <text:p text:style-name="Standard"><text:s text:c="15"/>2.62304e-18 <text:s text:c="2"/>netid: c_5145:n</text:p>
      <text:p text:style-name="Standard"><text:s text:c="15"/>2.23146e-18 <text:s text:c="2"/>netid: c_5146:n</text:p>
      <text:p text:style-name="Standard"><text:s text:c="15"/>1.85578e-17 <text:s text:c="2"/>netid: c_5133:n</text:p>
      <text:p text:style-name="Standard"><text:s text:c="15"/>4.37148e-18 <text:s text:c="2"/>netid: c_5124:n</text:p>
      <text:p text:style-name="Standard"><text:s text:c="15"/>1.07809e-18 <text:s text:c="2"/>netid: XI5/NET33</text:p>
      <text:p text:style-name="Standard"><text:s text:c="15"/>1.75234e-18 <text:s text:c="2"/>netid: c_83:n</text:p>
      <text:p text:style-name="Standard"><text:soft-page-break/><text:s text:c="15"/>1.74565e-18 <text:s text:c="2"/>netid: c_551:n</text:p>
      <text:p text:style-name="Standard"><text:s text:c="15"/>3.30271e-18 <text:s text:c="2"/>netid: c_574:n</text:p>
      <text:p text:style-name="Standard"><text:s text:c="15"/>1.55947e-17 <text:s text:c="2"/>netid: XI5/XI0/XI1/MNM1:s</text:p>
      <text:p text:style-name="Standard"><text:s text:c="15"/>1.45234e-17 <text:s text:c="2"/>netid: c_574:n</text:p>
      <text:p text:style-name="Standard"><text:s text:c="15"/>3.25554e-18 <text:s text:c="2"/>netid: XI5/XI0/XI1/MNM1:s</text:p>
      <text:p text:style-name="Standard"><text:s text:c="15"/>1.67767e-18 <text:s text:c="2"/>netid: c_574:n</text:p>
      <text:p text:style-name="Standard"><text:s text:c="15"/>3.43314e-19 <text:s text:c="2"/>netid: c_5788:n</text:p>
      <text:p text:style-name="Standard"><text:s text:c="15"/>7.21958e-19 <text:s text:c="2"/>netid: c_5921:n</text:p>
      <text:p text:style-name="Standard"><text:s text:c="15"/>4.44357e-19 <text:s text:c="2"/>netid: c_5908:n</text:p>
      <text:p text:style-name="Standard"><text:s text:c="15"/>3.43314e-19 <text:s text:c="2"/>netid: c_5921:n</text:p>
      <text:p text:style-name="Standard"><text:s text:c="15"/>3.43314e-19 <text:s text:c="2"/>netid: c_5777:n</text:p>
      <text:p text:style-name="Standard"><text:s text:c="15"/>3.57583e-19 <text:s text:c="2"/>netid: c_5921:n</text:p>
      <text:p text:style-name="Standard"><text:s text:c="15"/>5.32576e-19 <text:s text:c="2"/>netid: c_5908:n</text:p>
      <text:p text:style-name="Standard"><text:s text:c="15"/>1.59471e-18 <text:s text:c="2"/>netid: c_5777:n</text:p>
      <text:p text:style-name="Standard"><text:s text:c="15"/>9.57212e-19 <text:s text:c="2"/>netid: c_5908:n</text:p>
      <text:p text:style-name="Standard"><text:s text:c="15"/>2.14567e-19 <text:s text:c="2"/>netid: c_5882:n</text:p>
      <text:p text:style-name="Standard"><text:s text:c="15"/>3.65846e-18 <text:s text:c="2"/>netid: c_5921:n</text:p>
      <text:p text:style-name="Standard"><text:s text:c="15"/>3.05293e-18 <text:s text:c="2"/>netid: c_5908:n</text:p>
      <text:p text:style-name="Standard"><text:s text:c="15"/>2.16257e-19 <text:s text:c="2"/>netid: c_5882:n</text:p>
      <text:p text:style-name="Standard"/>
      <text:p text:style-name="Standard"/>
      <text:p text:style-name="Standard">9 <text:s text:c="20"/>0.0 <text:s text:c="2"/>2.91545e-15 <text:s text:c="7"/>89.178 <text:s text:c="11"/>0.0 <text:s/>NET1</text:p>
      <text:p text:style-name="Standard"><text:s text:c="12"/>- Coupled nets</text:p>
      <text:p text:style-name="Standard"><text:s text:c="15"/>c_8367:p,c_8368:p,c_8209:p,c_7919:p,c_8367:p,c_7919:p,c_7735:p,c_8266:p,c_7919:p,c_7605:p,XI6/XI0/XI1/MPM0:b,XI6/XI0/XI1/MPM1:s,c_7605:p,XI6/XI0/XI1/MPM0:b,XI6/XI0/XI1/MPM1:s,c_7606:p,c_7604:p,c_7605:p,XI6/XI0/XI1/MPM1:s,c_7604:p,c_7605:p,XI6/XI0/XI1/MPM1:s,c_7601:p,c_7598:p,c_7620:p,c_8392:p,c_7604:p,XI6/XI0/XI1/MPM1:s,c_7604:p,XI6/XI0/XI1/MPM1:s,c_7618:p,c_7618:p,c_7618:p,c_7604:p,c_7620:p,c_7622:p,c_7618:p,c_7624:p,c_7625:p,c_7607:p,c_8407:p,c_8392:p,c_8409:p,c_7628:p,c_8411:p,c_8266:p,c_8413:p,c_8414:p,c_7919:p,c_7920:p,c_7950:p,c_7921:p,c_8414:p,XI6/XI6/MPM1:g,c_8421:p,c_8422:p,c_7950:p,c_7924:p,c_8425:p,c_8063:p,c_7594:p,c_7932:p,c_7945:p,c_7952:p,c_8062:p,c_8432:p,c_8433:p,c_7925:p,c_8058:p,c_7591:p,c_8437:p,c_7593:p,c_8439:p,c_7979:p,c_7980:p,c_8442:p,c_8443:p,c_8444:p,c_8437:p,c_7593:p,c_8439:p,c_7635:p,c_8449:p,c_8450:p,c_8451:p,c_8452:p,c_8453:p,c_8454:p,c_7955:p,c_7956:p,c_7964:p,c_8458:p,c_8459:p,c_8460:p,c_8461:p,c_8462:p,c_8463:p,c_8464:p,c_8465:p,c_7957:p,c_7981:p,c_7982:p,c_7992:p,c_7982:p,c_7983:p,c_8472:p,c_8473:p,c_8474:p,c_8475:p,c_8476:p,c_8475:p,c_8478:p,c_8479:p,c_8480:p,c_8481:p,c_8482:p,c_8483:p,c_8484:p,c_8485:p,c_8486:p,c_8487:p,c_8488:p,c_8489:p,c_8490:p,c_7939:p,c_7918:p,c_7939:p,c_8413:p,c_7921:p,c_8414:p,c_7622:p,c_7607:p,c_8368:p,c_7735:p,c_7919:p,c_8368:p,c_8503:p,c_8368:p,c_8367:p,c_8209:p,c_7919:p,c_8368:p,c_8211:p,c_8510:p,c_7607:p,c_7735:p,c_8368:p,c_9823:n,c_10080:p,c_10081:p,c_9799:n,c_9799:n,XI6/XI0/XI1/MNM0:g,c_9791:n,c_10086:p,c_9799:n,c_9799:n,c_10089:p,c_10090:p,XI6/XI0/XI1/MNM0:g,c_10092:p,c_9792:n,c_10094:p,c_9796:n,c_9798:n,c_9799:n,c_10098:p,c_10099:p,c_10080:p,c_10081:p,c_9821:n,c_10103:p,c_10104:p,XI6/XI0/XI1/MNM0:g,c_10106:p,XI6/XI0/XI1/MNM0:g,c_9799:n,c_10109:p,c_10109:p,c_10109:p,c_10109:p,c_9791:n,XI6/XI0/XI1/MNM0:g,c_10109:p,c_9791:n,c_10117:p,c_9821:n,c_10119:p,c_10109:p,c_10092:p,c_9798:n,c_10090:p,c_10124:p,c_10106:p,c_10086:p,c_9799:n,c_9821:n,c_9791:n,c_10086:p,c_9799:n,c_9791:n,c_9799:n,c_10134:p,c_10089:p,c_10136:p,c_10136:p,XI6/XI0/XI1/MNM0:g,c_10139:p,c_10099:p,c_10098:p,XI6/XI0/XI1/MNM0:g,c_10109:p,c_10092:p,c_9798:n,c_10099:p,c_9821:n,c_10148:p,c_10124:p,c_10109:p,XI6/XI0/XI1/MNM0:g,c_9791:n,c_9799:n,c_9799:n,XI6/XI0/XI1/<text:soft-page-break/>MNM0:g,c_9798:n,c_9799:n,c_9821:n,c_9768:n,c_9768:n,c_9966:p,c_10162:p,c_10163:p,c_10164:p,c_10165:p,c_9966:p,c_9799:n,c_9821:n,c_9799:n,c_11154:n,c_11154:n,c_12276:n,c_12117:n,c_12123:n,XI6/XI6/MNM0:g,c_12132:n,c_12140:n,c_12149:n,c_12251:n,c_12254:n,c_12258:n,c_12268:n,c_12276:n,c_12164:n,c_12174:n,c_12154:n,c_12166:n,XI6/XI4/MPM0:g,c_12219:n,c_12180:n,c_12219:n,c_12194:n,c_12391:n,c_12181:n,c_12191:n,c_12340:n,c_12164:n,c_12268:n,c_12276:n,c_12117:n,c_12164:n,c_12268:n,c_12276:n,c_12276:n,c_14018:n,XI6/XI5/MPM1:g,c_14035:n,c_14281:p,NET022,XI6/XI5/MPM1:g,c_14054:n,c_14040:n,NET022,XI6/XI5/MPM1:g,c_14040:n,NET022,c_14906:n,c_14716:n,c_14738:n,c_14738:n,c_14827:n,c_14827:n,c_14738:n,c_14827:n,c_14716:n,c_14827:n,XI3/XI0/MNM0:b,c_16159:n,c_16279:n,c_15841:n,c_15841:n,c_15841:n,c_16415:n,c_16415:n,c_16415:n,c_16415:n,c_16415:n,c_16415:n,XI6/XI0/XI1/MNM0:s,c_15741:n,c_15742:n,c_15742:n,c_15742:n,c_15742:n,c_15742:n,c_15742:n,c_15852:n,c_16294:n,c_16298:n,c_15886:n,c_16195:n,c_15920:n,c_15920:n,c_15920:n,c_15920:n,c_15920:n,c_15920:n,XI5/XI0/XI1/MPM1:g,c_4352:n,c_4280:n,c_4332:n,XI5/XI0/XI1/MPM1:g,XI5/XI0/XI1/MPM1:g,XI5/XI0/XI1/MPM1:g,XI6/XI1/XI1/MNM0:g,c_5383:n,c_5357:n,c_5387:n,c_5372:n,c_5372:n,c_5372:n,c_5409:n,c_5391:n,c_5392:n,c_5370:n,c_5371:n,c_5399:n,c_5393:n,XI6/XI2/MNM0:g,c_5379:n,c_5380:n,c_5337:n,c_5341:n,c_5341:n,c_5788:n,c_5921:n,c_5777:n,c_5778:n,XI6/XI5/MPM0:d,c_5788:n,c_5783:n,c_5882:n,c_5883:n,c_5809:n,XI6/XI1/XI1/MPM1:g,c_5776:n,c_5840:n,c_5881:n,c_5776:n,c_5840:n,c_5881:n,c_5776:n,c_5801:n,c_5788:n,c_5908:n,c_5788:n,c_5908:n,c_5788:n,c_5778:n,c_5877:n,c_5776:n,c_5965:n,XI6/XI3/MPM1:g,XI6/XI1/XI0/MPM1:g,c_6157:n,c_6204:n,XI6/XI3/MPM1:g,c_6204:n,c_6629:n,c_6630:n,XI6/XI0/XI1/MPM1:g,c_6595:n,XI6/XI0/XI1/MPM1:g,c_6595:n,XI6/XI0/XI1/MPM1:g,c_6636:n,c_6629:n,c_6638:n,c_6639:n,XI6/XI0/XI1/MPM1:g,c_6641:n,c_6642:n,c_6643:n,c_6595:n,XI6/XI0/XI1/MPM1:g,XI6/XI0/XI1/MPM1:g,c_6595:n,XI6/XI0/XI1/MPM1:g,c_6642:n,c_6643:n,c_6595:n,c_6595:n,c_6595:n,c_6595:n,c_6642:n,c_6643:n,c_6595:n,c_6595:n,c_6595:n,XI6/XI0/XI1/MPM1:g,c_6595:n,XI6/XI0/XI1/MPM1:g,c_6595:n,XI6/XI0/XI1/MPM1:g,c_6604:n,c_6666:n,c_6643:n,c_6593:n,c_6669:n,c_6576:n,c_6621:n,c_6622:n,c_6673:n,XI6/XI0/XI1/MPM1:g,c_6604:n,c_6676:n,c_6643:n,c_6643:n,c_6595:n,c_6643:n,c_6681:n,c_6604:n,c_6595:n,c_6643:n,c_6604:n,c_6643:n,c_6872:n,c_6848:n,XI6/XI3/MNM0:g,c_6827:n,XI6/XI2/MPM1:g,c_7139:n,XI6/XI1/XI0/MNM0:g,c_7139:n,XI6/XI0/XI0/MNM0:g,c_7409:n,c_7372:n,c_7372:n,XI6/XI0/XI0/MNM0:g,c_7372:n,c_7384:n,c_7385:n,c_7372:n,c_7363:n,XI6/NET33,c_179:n,c_638:n,c_657:n,XI6/XI0/XI1/MNM1:s,c_657:n,XI6/XI0/XI1/MNM1:s,c_657:n</text:p>
      <text:p text:style-name="Standard"><text:s text:c="12"/>- Intrinsic Capacitance</text:p>
      <text:p text:style-name="Standard"><text:s text:c="15"/>3.15511e-16</text:p>
      <text:p text:style-name="Standard"><text:s text:c="12"/>- Coupled capacitance</text:p>
      <text:p text:style-name="Standard"><text:s text:c="15"/>1.27423e-18 <text:s text:c="2"/>netid: c_8367:p</text:p>
      <text:p text:style-name="Standard"><text:s text:c="15"/>2.15904e-18 <text:s text:c="2"/>netid: c_8368:p</text:p>
      <text:p text:style-name="Standard"><text:s text:c="15"/>1.84474e-18 <text:s text:c="2"/>netid: c_8209:p</text:p>
      <text:p text:style-name="Standard"><text:s text:c="15"/>2.37462e-18 <text:s text:c="2"/>netid: c_7919:p</text:p>
      <text:p text:style-name="Standard"><text:s text:c="15"/>2.24691e-18 <text:s text:c="2"/>netid: c_8367:p</text:p>
      <text:p text:style-name="Standard"><text:s text:c="15"/>5.49448e-18 <text:s text:c="2"/>netid: c_7919:p</text:p>
      <text:p text:style-name="Standard"><text:s text:c="15"/>5.32087e-19 <text:s text:c="2"/>netid: c_7735:p</text:p>
      <text:p text:style-name="Standard"><text:s text:c="15"/>7.40627e-19 <text:s text:c="2"/>netid: c_8266:p</text:p>
      <text:p text:style-name="Standard"><text:s text:c="15"/>4.87944e-19 <text:s text:c="2"/>netid: c_7919:p</text:p>
      <text:p text:style-name="Standard"><text:s text:c="15"/>2.37671e-18 <text:s text:c="2"/>netid: c_7605:p</text:p>
      <text:p text:style-name="Standard"><text:s text:c="15"/>4.23415e-19 <text:s text:c="2"/>netid: XI6/XI0/XI1/MPM0:b</text:p>
      <text:p text:style-name="Standard"><text:soft-page-break/><text:s text:c="15"/>2.94279e-18 <text:s text:c="2"/>netid: XI6/XI0/XI1/MPM1:s</text:p>
      <text:p text:style-name="Standard"><text:s text:c="15"/>2.53261e-18 <text:s text:c="2"/>netid: c_7605:p</text:p>
      <text:p text:style-name="Standard"><text:s text:c="15"/>4.82043e-19 <text:s text:c="2"/>netid: XI6/XI0/XI1/MPM0:b</text:p>
      <text:p text:style-name="Standard"><text:s text:c="15"/>3.02187e-18 <text:s text:c="2"/>netid: XI6/XI0/XI1/MPM1:s</text:p>
      <text:p text:style-name="Standard"><text:s text:c="16"/>7.4015e-18 <text:s text:c="2"/>netid: c_7606:p</text:p>
      <text:p text:style-name="Standard"><text:s text:c="16"/>3.1122e-18 <text:s text:c="2"/>netid: c_7604:p</text:p>
      <text:p text:style-name="Standard"><text:s text:c="15"/>1.02178e-18 <text:s text:c="2"/>netid: c_7605:p</text:p>
      <text:p text:style-name="Standard"><text:s text:c="15"/>2.47359e-17 <text:s text:c="2"/>netid: XI6/XI0/XI1/MPM1:s</text:p>
      <text:p text:style-name="Standard"><text:s text:c="15"/>3.15964e-18 <text:s text:c="2"/>netid: c_7604:p</text:p>
      <text:p text:style-name="Standard"><text:s text:c="15"/>1.02178e-18 <text:s text:c="2"/>netid: c_7605:p</text:p>
      <text:p text:style-name="Standard"><text:s text:c="15"/>2.30064e-17 <text:s text:c="2"/>netid: XI6/XI0/XI1/MPM1:s</text:p>
      <text:p text:style-name="Standard"><text:s text:c="15"/>1.85984e-18 <text:s text:c="2"/>netid: c_7601:p</text:p>
      <text:p text:style-name="Standard"><text:s text:c="15"/>2.11659e-18 <text:s text:c="2"/>netid: c_7598:p</text:p>
      <text:p text:style-name="Standard"><text:s text:c="15"/>1.53277e-18 <text:s text:c="2"/>netid: c_7620:p</text:p>
      <text:p text:style-name="Standard"><text:s text:c="15"/>7.59759e-19 <text:s text:c="2"/>netid: c_8392:p</text:p>
      <text:p text:style-name="Standard"><text:s text:c="15"/>1.44318e-17 <text:s text:c="2"/>netid: c_7604:p</text:p>
      <text:p text:style-name="Standard"><text:s text:c="15"/>2.51214e-19 <text:s text:c="2"/>netid: XI6/XI0/XI1/MPM1:s</text:p>
      <text:p text:style-name="Standard"><text:s text:c="16"/>7.4015e-18 <text:s text:c="2"/>netid: c_7604:p</text:p>
      <text:p text:style-name="Standard"><text:s text:c="15"/>2.57964e-19 <text:s text:c="2"/>netid: XI6/XI0/XI1/MPM1:s</text:p>
      <text:p text:style-name="Standard"><text:s text:c="15"/>4.88917e-19 <text:s text:c="2"/>netid: c_7618:p</text:p>
      <text:p text:style-name="Standard"><text:s text:c="15"/>2.54664e-19 <text:s text:c="2"/>netid: c_7618:p</text:p>
      <text:p text:style-name="Standard"><text:s text:c="15"/>3.21433e-19 <text:s text:c="2"/>netid: c_7618:p</text:p>
      <text:p text:style-name="Standard"><text:s text:c="16"/>2.1594e-18 <text:s text:c="2"/>netid: c_7604:p</text:p>
      <text:p text:style-name="Standard"><text:s text:c="15"/>5.47575e-18 <text:s text:c="2"/>netid: c_7620:p</text:p>
      <text:p text:style-name="Standard"><text:s text:c="15"/>5.81998e-18 <text:s text:c="2"/>netid: c_7622:p</text:p>
      <text:p text:style-name="Standard"><text:s text:c="15"/>1.76138e-17 <text:s text:c="2"/>netid: c_7618:p</text:p>
      <text:p text:style-name="Standard"><text:s text:c="16"/>5.2258e-18 <text:s text:c="2"/>netid: c_7624:p</text:p>
      <text:p text:style-name="Standard"><text:s text:c="15"/>5.46997e-18 <text:s text:c="2"/>netid: c_7625:p</text:p>
      <text:p text:style-name="Standard"><text:s text:c="15"/>4.11122e-17 <text:s text:c="2"/>netid: c_7607:p</text:p>
      <text:p text:style-name="Standard"><text:s text:c="15"/>5.33215e-18 <text:s text:c="2"/>netid: c_8407:p</text:p>
      <text:p text:style-name="Standard"><text:s text:c="15"/>1.09166e-17 <text:s text:c="2"/>netid: c_8392:p</text:p>
      <text:p text:style-name="Standard"><text:s text:c="15"/>5.33215e-18 <text:s text:c="2"/>netid: c_8409:p</text:p>
      <text:p text:style-name="Standard"><text:s text:c="16"/>5.3454e-18 <text:s text:c="2"/>netid: c_7628:p</text:p>
      <text:p text:style-name="Standard"><text:s text:c="15"/>3.05812e-19 <text:s text:c="2"/>netid: c_8411:p</text:p>
      <text:p text:style-name="Standard"><text:s text:c="15"/>2.13211e-18 <text:s text:c="2"/>netid: c_8266:p</text:p>
      <text:p text:style-name="Standard"><text:s text:c="15"/>2.29763e-18 <text:s text:c="2"/>netid: c_8413:p</text:p>
      <text:p text:style-name="Standard"><text:s text:c="15"/>3.91421e-18 <text:s text:c="2"/>netid: c_8414:p</text:p>
      <text:p text:style-name="Standard"><text:s text:c="15"/>1.73731e-18 <text:s text:c="2"/>netid: c_7919:p</text:p>
      <text:p text:style-name="Standard"><text:s text:c="15"/>8.51543e-19 <text:s text:c="2"/>netid: c_7920:p</text:p>
      <text:p text:style-name="Standard"><text:s text:c="15"/>3.13065e-19 <text:s text:c="2"/>netid: c_7950:p</text:p>
      <text:p text:style-name="Standard"><text:s text:c="15"/>1.92521e-18 <text:s text:c="2"/>netid: c_7921:p</text:p>
      <text:p text:style-name="Standard"><text:s text:c="15"/>1.21108e-18 <text:s text:c="2"/>netid: c_8414:p</text:p>
      <text:p text:style-name="Standard"><text:s text:c="15"/>5.42694e-19 <text:s text:c="2"/>netid: XI6/XI6/MPM1:g</text:p>
      <text:p text:style-name="Standard"><text:s text:c="15"/>1.13849e-18 <text:s text:c="2"/>netid: c_8421:p</text:p>
      <text:p text:style-name="Standard"><text:s text:c="15"/>8.51543e-19 <text:s text:c="2"/>netid: c_8422:p</text:p>
      <text:p text:style-name="Standard"><text:s text:c="15"/>4.68628e-18 <text:s text:c="2"/>netid: c_7950:p</text:p>
      <text:p text:style-name="Standard"><text:s text:c="15"/>3.20967e-18 <text:s text:c="2"/>netid: c_7924:p</text:p>
      <text:p text:style-name="Standard"><text:s text:c="15"/>1.95562e-18 <text:s text:c="2"/>netid: c_8425:p</text:p>
      <text:p text:style-name="Standard"><text:s text:c="15"/>2.44371e-18 <text:s text:c="2"/>netid: c_8063:p</text:p>
      <text:p text:style-name="Standard"><text:s text:c="15"/>7.69176e-19 <text:s text:c="2"/>netid: c_7594:p</text:p>
      <text:p text:style-name="Standard"><text:s text:c="15"/>3.61073e-18 <text:s text:c="2"/>netid: c_7932:p</text:p>
      <text:p text:style-name="Standard"><text:s text:c="15"/>1.69602e-17 <text:s text:c="2"/>netid: c_7945:p</text:p>
      <text:p text:style-name="Standard"><text:soft-page-break/><text:s text:c="15"/>5.81152e-18 <text:s text:c="2"/>netid: c_7952:p</text:p>
      <text:p text:style-name="Standard"><text:s text:c="15"/>1.07099e-17 <text:s text:c="2"/>netid: c_8062:p</text:p>
      <text:p text:style-name="Standard"><text:s text:c="15"/>1.43759e-18 <text:s text:c="2"/>netid: c_8432:p</text:p>
      <text:p text:style-name="Standard"><text:s text:c="15"/>6.18268e-18 <text:s text:c="2"/>netid: c_8433:p</text:p>
      <text:p text:style-name="Standard"><text:s text:c="15"/>2.09793e-17 <text:s text:c="2"/>netid: c_7925:p</text:p>
      <text:p text:style-name="Standard"><text:s text:c="15"/>7.69138e-18 <text:s text:c="2"/>netid: c_8058:p</text:p>
      <text:p text:style-name="Standard"><text:s text:c="15"/>2.44371e-18 <text:s text:c="2"/>netid: c_7591:p</text:p>
      <text:p text:style-name="Standard"><text:s text:c="16"/>7.2286e-19 <text:s text:c="2"/>netid: c_8437:p</text:p>
      <text:p text:style-name="Standard"><text:s text:c="15"/>4.93379e-19 <text:s text:c="2"/>netid: c_7593:p</text:p>
      <text:p text:style-name="Standard"><text:s text:c="15"/>4.85661e-19 <text:s text:c="2"/>netid: c_8439:p</text:p>
      <text:p text:style-name="Standard"><text:s text:c="15"/>2.37343e-18 <text:s text:c="2"/>netid: c_7979:p</text:p>
      <text:p text:style-name="Standard"><text:s text:c="15"/>2.82175e-18 <text:s text:c="2"/>netid: c_7980:p</text:p>
      <text:p text:style-name="Standard"><text:s text:c="15"/>6.06987e-18 <text:s text:c="2"/>netid: c_8442:p</text:p>
      <text:p text:style-name="Standard"><text:s text:c="15"/>6.33491e-18 <text:s text:c="2"/>netid: c_8443:p</text:p>
      <text:p text:style-name="Standard"><text:s text:c="15"/>4.61426e-18 <text:s text:c="2"/>netid: c_8444:p</text:p>
      <text:p text:style-name="Standard"><text:s text:c="15"/>1.16326e-18 <text:s text:c="2"/>netid: c_8437:p</text:p>
      <text:p text:style-name="Standard"><text:s text:c="16"/>1.0239e-18 <text:s text:c="2"/>netid: c_7593:p</text:p>
      <text:p text:style-name="Standard"><text:s text:c="15"/>1.03002e-18 <text:s text:c="2"/>netid: c_8439:p</text:p>
      <text:p text:style-name="Standard"><text:s text:c="16"/>1.8409e-17 <text:s text:c="2"/>netid: c_7635:p</text:p>
      <text:p text:style-name="Standard"><text:s text:c="15"/>8.53648e-18 <text:s text:c="2"/>netid: c_8449:p</text:p>
      <text:p text:style-name="Standard"><text:s text:c="15"/>5.14019e-18 <text:s text:c="2"/>netid: c_8450:p</text:p>
      <text:p text:style-name="Standard"><text:s text:c="15"/>5.41213e-18 <text:s text:c="2"/>netid: c_8451:p</text:p>
      <text:p text:style-name="Standard"><text:s text:c="15"/>1.74789e-17 <text:s text:c="2"/>netid: c_8452:p</text:p>
      <text:p text:style-name="Standard"><text:s text:c="15"/>5.19392e-18 <text:s text:c="2"/>netid: c_8453:p</text:p>
      <text:p text:style-name="Standard"><text:s text:c="15"/>5.41213e-18 <text:s text:c="2"/>netid: c_8454:p</text:p>
      <text:p text:style-name="Standard"><text:s text:c="15"/>1.73656e-18 <text:s text:c="2"/>netid: c_7955:p</text:p>
      <text:p text:style-name="Standard"><text:s text:c="15"/>8.34243e-18 <text:s text:c="2"/>netid: c_7956:p</text:p>
      <text:p text:style-name="Standard"><text:s text:c="15"/>2.21125e-17 <text:s text:c="2"/>netid: c_7964:p</text:p>
      <text:p text:style-name="Standard"><text:s text:c="16"/>2.6324e-18 <text:s text:c="2"/>netid: c_8458:p</text:p>
      <text:p text:style-name="Standard"><text:s text:c="15"/>5.29813e-18 <text:s text:c="2"/>netid: c_8459:p</text:p>
      <text:p text:style-name="Standard"><text:s text:c="15"/>1.08423e-17 <text:s text:c="2"/>netid: c_8460:p</text:p>
      <text:p text:style-name="Standard"><text:s text:c="15"/>5.29813e-18 <text:s text:c="2"/>netid: c_8461:p</text:p>
      <text:p text:style-name="Standard"><text:s text:c="15"/>5.29813e-18 <text:s text:c="2"/>netid: c_8462:p</text:p>
      <text:p text:style-name="Standard"><text:s text:c="15"/>1.08423e-17 <text:s text:c="2"/>netid: c_8463:p</text:p>
      <text:p text:style-name="Standard"><text:s text:c="15"/>5.29813e-18 <text:s text:c="2"/>netid: c_8464:p</text:p>
      <text:p text:style-name="Standard"><text:s text:c="15"/>3.21295e-17 <text:s text:c="2"/>netid: c_8465:p</text:p>
      <text:p text:style-name="Standard"><text:s text:c="15"/>6.14045e-18 <text:s text:c="2"/>netid: c_7957:p</text:p>
      <text:p text:style-name="Standard"><text:s text:c="15"/>6.24488e-18 <text:s text:c="2"/>netid: c_7981:p</text:p>
      <text:p text:style-name="Standard"><text:s text:c="15"/>1.90457e-17 <text:s text:c="2"/>netid: c_7982:p</text:p>
      <text:p text:style-name="Standard"><text:s text:c="15"/>1.10544e-17 <text:s text:c="2"/>netid: c_7992:p</text:p>
      <text:p text:style-name="Standard"><text:s text:c="15"/>1.19757e-18 <text:s text:c="2"/>netid: c_7982:p</text:p>
      <text:p text:style-name="Standard"><text:s text:c="16"/>2.7064e-18 <text:s text:c="2"/>netid: c_7983:p</text:p>
      <text:p text:style-name="Standard"><text:s text:c="15"/>4.28069e-18 <text:s text:c="2"/>netid: c_8472:p</text:p>
      <text:p text:style-name="Standard"><text:s text:c="16"/>4.4647e-18 <text:s text:c="2"/>netid: c_8473:p</text:p>
      <text:p text:style-name="Standard"><text:s text:c="15"/>4.31018e-18 <text:s text:c="2"/>netid: c_8474:p</text:p>
      <text:p text:style-name="Standard"><text:s text:c="15"/>3.11418e-18 <text:s text:c="2"/>netid: c_8475:p</text:p>
      <text:p text:style-name="Standard"><text:s text:c="15"/>1.02193e-17 <text:s text:c="2"/>netid: c_8476:p</text:p>
      <text:p text:style-name="Standard"><text:s text:c="15"/>2.73692e-18 <text:s text:c="2"/>netid: c_8475:p</text:p>
      <text:p text:style-name="Standard"><text:s text:c="15"/>6.63707e-18 <text:s text:c="2"/>netid: c_8478:p</text:p>
      <text:p text:style-name="Standard"><text:s text:c="15"/>1.67517e-17 <text:s text:c="2"/>netid: c_8479:p</text:p>
      <text:p text:style-name="Standard"><text:s text:c="16"/>5.2543e-18 <text:s text:c="2"/>netid: c_8480:p</text:p>
      <text:p text:style-name="Standard"><text:s text:c="15"/>5.47452e-18 <text:s text:c="2"/>netid: c_8481:p</text:p>
      <text:p text:style-name="Standard"><text:soft-page-break/><text:s text:c="15"/>1.22965e-17 <text:s text:c="2"/>netid: c_8482:p</text:p>
      <text:p text:style-name="Standard"><text:s text:c="15"/>9.83081e-19 <text:s text:c="2"/>netid: c_8483:p</text:p>
      <text:p text:style-name="Standard"><text:s text:c="15"/>7.67944e-18 <text:s text:c="2"/>netid: c_8484:p</text:p>
      <text:p text:style-name="Standard"><text:s text:c="15"/>5.18074e-18 <text:s text:c="2"/>netid: c_8485:p</text:p>
      <text:p text:style-name="Standard"><text:s text:c="15"/>5.35675e-18 <text:s text:c="2"/>netid: c_8486:p</text:p>
      <text:p text:style-name="Standard"><text:s text:c="15"/>5.35675e-18 <text:s text:c="2"/>netid: c_8487:p</text:p>
      <text:p text:style-name="Standard"><text:s text:c="15"/>1.09673e-17 <text:s text:c="2"/>netid: c_8488:p</text:p>
      <text:p text:style-name="Standard"><text:s text:c="15"/>5.35675e-18 <text:s text:c="2"/>netid: c_8489:p</text:p>
      <text:p text:style-name="Standard"><text:s text:c="15"/>5.43398e-18 <text:s text:c="2"/>netid: c_8490:p</text:p>
      <text:p text:style-name="Standard"><text:s text:c="15"/>7.25578e-19 <text:s text:c="2"/>netid: c_7939:p</text:p>
      <text:p text:style-name="Standard"><text:s text:c="15"/>1.73606e-18 <text:s text:c="2"/>netid: c_7918:p</text:p>
      <text:p text:style-name="Standard"><text:s text:c="15"/>7.34578e-19 <text:s text:c="2"/>netid: c_7939:p</text:p>
      <text:p text:style-name="Standard"><text:s text:c="15"/>1.68745e-18 <text:s text:c="2"/>netid: c_8413:p</text:p>
      <text:p text:style-name="Standard"><text:s text:c="15"/>1.63699e-18 <text:s text:c="2"/>netid: c_7921:p</text:p>
      <text:p text:style-name="Standard"><text:s text:c="15"/>4.38519e-18 <text:s text:c="2"/>netid: c_8414:p</text:p>
      <text:p text:style-name="Standard"><text:s text:c="15"/>4.27113e-19 <text:s text:c="2"/>netid: c_7622:p</text:p>
      <text:p text:style-name="Standard"><text:s text:c="15"/>1.35126e-18 <text:s text:c="2"/>netid: c_7607:p</text:p>
      <text:p text:style-name="Standard"><text:s text:c="16"/>5.0378e-18 <text:s text:c="2"/>netid: c_8368:p</text:p>
      <text:p text:style-name="Standard"><text:s text:c="16"/>1.5769e-18 <text:s text:c="2"/>netid: c_7735:p</text:p>
      <text:p text:style-name="Standard"><text:s text:c="15"/>1.03981e-18 <text:s text:c="2"/>netid: c_7919:p</text:p>
      <text:p text:style-name="Standard"><text:s text:c="15"/>5.88592e-18 <text:s text:c="2"/>netid: c_8368:p</text:p>
      <text:p text:style-name="Standard"><text:s text:c="15"/>1.03165e-18 <text:s text:c="2"/>netid: c_8503:p</text:p>
      <text:p text:style-name="Standard"><text:s text:c="15"/>2.20351e-17 <text:s text:c="2"/>netid: c_8368:p</text:p>
      <text:p text:style-name="Standard"><text:s text:c="15"/>2.08014e-18 <text:s text:c="2"/>netid: c_8367:p</text:p>
      <text:p text:style-name="Standard"><text:s text:c="15"/>5.30034e-18 <text:s text:c="2"/>netid: c_8209:p</text:p>
      <text:p text:style-name="Standard"><text:s text:c="15"/>8.17976e-18 <text:s text:c="2"/>netid: c_7919:p</text:p>
      <text:p text:style-name="Standard"><text:s text:c="15"/>5.72327e-18 <text:s text:c="2"/>netid: c_8368:p</text:p>
      <text:p text:style-name="Standard"><text:s text:c="15"/>1.03165e-18 <text:s text:c="2"/>netid: c_8211:p</text:p>
      <text:p text:style-name="Standard"><text:s text:c="16"/>6.2294e-18 <text:s text:c="2"/>netid: c_8510:p</text:p>
      <text:p text:style-name="Standard"><text:s text:c="15"/>3.77039e-18 <text:s text:c="2"/>netid: c_7607:p</text:p>
      <text:p text:style-name="Standard"><text:s text:c="15"/>3.44016e-19 <text:s text:c="2"/>netid: c_7735:p</text:p>
      <text:p text:style-name="Standard"><text:s text:c="15"/>5.92956e-18 <text:s text:c="2"/>netid: c_8368:p</text:p>
      <text:p text:style-name="Standard"><text:s text:c="15"/>6.22769e-19 <text:s text:c="2"/>netid: c_9823:n</text:p>
      <text:p text:style-name="Standard"><text:s text:c="15"/>3.17282e-18 <text:s text:c="2"/>netid: c_10080:p</text:p>
      <text:p text:style-name="Standard"><text:s text:c="15"/>1.20877e-17 <text:s text:c="2"/>netid: c_10081:p</text:p>
      <text:p text:style-name="Standard"><text:s text:c="15"/>2.41073e-18 <text:s text:c="2"/>netid: c_9799:n</text:p>
      <text:p text:style-name="Standard"><text:s text:c="15"/>2.58754e-18 <text:s text:c="2"/>netid: c_9799:n</text:p>
      <text:p text:style-name="Standard"><text:s text:c="15"/>2.12056e-18 <text:s text:c="2"/>netid: XI6/XI0/XI1/MNM0:g</text:p>
      <text:p text:style-name="Standard"><text:s text:c="16"/>3.4784e-18 <text:s text:c="2"/>netid: c_9791:n</text:p>
      <text:p text:style-name="Standard"><text:s text:c="15"/>1.30292e-17 <text:s text:c="2"/>netid: c_10086:p</text:p>
      <text:p text:style-name="Standard"><text:s text:c="15"/>4.52003e-19 <text:s text:c="2"/>netid: c_9799:n</text:p>
      <text:p text:style-name="Standard"><text:s text:c="15"/>2.20988e-18 <text:s text:c="2"/>netid: c_9799:n</text:p>
      <text:p text:style-name="Standard"><text:s text:c="15"/>2.25043e-18 <text:s text:c="2"/>netid: c_10089:p</text:p>
      <text:p text:style-name="Standard"><text:s text:c="15"/>2.38812e-18 <text:s text:c="2"/>netid: c_10090:p</text:p>
      <text:p text:style-name="Standard"><text:s text:c="15"/>3.45322e-18 <text:s text:c="2"/>netid: XI6/XI0/XI1/MNM0:g</text:p>
      <text:p text:style-name="Standard"><text:s text:c="15"/>2.01818e-18 <text:s text:c="2"/>netid: c_10092:p</text:p>
      <text:p text:style-name="Standard"><text:s text:c="15"/>2.24986e-18 <text:s text:c="2"/>netid: c_9792:n</text:p>
      <text:p text:style-name="Standard"><text:s text:c="15"/>1.19478e-18 <text:s text:c="2"/>netid: c_10094:p</text:p>
      <text:p text:style-name="Standard"><text:s text:c="15"/>3.81444e-19 <text:s text:c="2"/>netid: c_9796:n</text:p>
      <text:p text:style-name="Standard"><text:s text:c="15"/>2.27148e-18 <text:s text:c="2"/>netid: c_9798:n</text:p>
      <text:p text:style-name="Standard"><text:s text:c="15"/>9.14733e-19 <text:s text:c="2"/>netid: c_9799:n</text:p>
      <text:p text:style-name="Standard"><text:s text:c="15"/>1.27044e-18 <text:s text:c="2"/>netid: c_10098:p</text:p>
      <text:p text:style-name="Standard"><text:soft-page-break/><text:s text:c="15"/>5.50012e-18 <text:s text:c="2"/>netid: c_10099:p</text:p>
      <text:p text:style-name="Standard"><text:s text:c="15"/>3.81777e-18 <text:s text:c="2"/>netid: c_10080:p</text:p>
      <text:p text:style-name="Standard"><text:s text:c="15"/>1.08154e-17 <text:s text:c="2"/>netid: c_10081:p</text:p>
      <text:p text:style-name="Standard"><text:s text:c="15"/>3.06085e-18 <text:s text:c="2"/>netid: c_9821:n</text:p>
      <text:p text:style-name="Standard"><text:s text:c="15"/>1.26105e-18 <text:s text:c="2"/>netid: c_10103:p</text:p>
      <text:p text:style-name="Standard"><text:s text:c="15"/>5.09151e-19 <text:s text:c="2"/>netid: c_10104:p</text:p>
      <text:p text:style-name="Standard"><text:s text:c="15"/>1.01326e-18 <text:s text:c="2"/>netid: XI6/XI0/XI1/MNM0:g</text:p>
      <text:p text:style-name="Standard"><text:s text:c="15"/>8.58582e-18 <text:s text:c="2"/>netid: c_10106:p</text:p>
      <text:p text:style-name="Standard"><text:s text:c="15"/>2.29753e-18 <text:s text:c="2"/>netid: XI6/XI0/XI1/MNM0:g</text:p>
      <text:p text:style-name="Standard"><text:s text:c="15"/>1.26037e-17 <text:s text:c="2"/>netid: c_9799:n</text:p>
      <text:p text:style-name="Standard"><text:s text:c="15"/>8.26694e-19 <text:s text:c="2"/>netid: c_10109:p</text:p>
      <text:p text:style-name="Standard"><text:s text:c="15"/>8.26694e-19 <text:s text:c="2"/>netid: c_10109:p</text:p>
      <text:p text:style-name="Standard"><text:s text:c="15"/>8.26694e-19 <text:s text:c="2"/>netid: c_10109:p</text:p>
      <text:p text:style-name="Standard"><text:s text:c="15"/>1.84322e-18 <text:s text:c="2"/>netid: c_10109:p</text:p>
      <text:p text:style-name="Standard"><text:s text:c="15"/>5.55966e-19 <text:s text:c="2"/>netid: c_9791:n</text:p>
      <text:p text:style-name="Standard"><text:s text:c="17"/>9.537e-19 <text:s text:c="2"/>netid: XI6/XI0/XI1/MNM0:g</text:p>
      <text:p text:style-name="Standard"><text:s text:c="15"/>8.13047e-18 <text:s text:c="2"/>netid: c_10109:p</text:p>
      <text:p text:style-name="Standard"><text:s text:c="15"/>7.72701e-19 <text:s text:c="2"/>netid: c_9791:n</text:p>
      <text:p text:style-name="Standard"><text:s text:c="15"/>1.28361e-18 <text:s text:c="2"/>netid: c_10117:p</text:p>
      <text:p text:style-name="Standard"><text:s text:c="15"/>2.52171e-19 <text:s text:c="2"/>netid: c_9821:n</text:p>
      <text:p text:style-name="Standard"><text:s text:c="15"/>4.22747e-19 <text:s text:c="2"/>netid: c_10119:p</text:p>
      <text:p text:style-name="Standard"><text:s text:c="15"/>5.31762e-18 <text:s text:c="2"/>netid: c_10109:p</text:p>
      <text:p text:style-name="Standard"><text:s text:c="15"/>1.25384e-18 <text:s text:c="2"/>netid: c_10092:p</text:p>
      <text:p text:style-name="Standard"><text:s text:c="16"/>4.9018e-18 <text:s text:c="2"/>netid: c_9798:n</text:p>
      <text:p text:style-name="Standard"><text:s text:c="15"/>8.47954e-19 <text:s text:c="2"/>netid: c_10090:p</text:p>
      <text:p text:style-name="Standard"><text:s text:c="15"/>1.64705e-18 <text:s text:c="2"/>netid: c_10124:p</text:p>
      <text:p text:style-name="Standard"><text:s text:c="16"/>2.2275e-19 <text:s text:c="2"/>netid: c_10106:p</text:p>
      <text:p text:style-name="Standard"><text:s text:c="15"/>7.08559e-18 <text:s text:c="2"/>netid: c_10086:p</text:p>
      <text:p text:style-name="Standard"><text:s text:c="15"/>2.86671e-18 <text:s text:c="2"/>netid: c_9799:n</text:p>
      <text:p text:style-name="Standard"><text:s text:c="15"/>4.13442e-18 <text:s text:c="2"/>netid: c_9821:n</text:p>
      <text:p text:style-name="Standard"><text:s text:c="17"/>1.325e-18 <text:s text:c="2"/>netid: c_9791:n</text:p>
      <text:p text:style-name="Standard"><text:s text:c="15"/>5.20547e-18 <text:s text:c="2"/>netid: c_10086:p</text:p>
      <text:p text:style-name="Standard"><text:s text:c="15"/>8.41408e-18 <text:s text:c="2"/>netid: c_9799:n</text:p>
      <text:p text:style-name="Standard"><text:s text:c="15"/>2.17057e-18 <text:s text:c="2"/>netid: c_9791:n</text:p>
      <text:p text:style-name="Standard"><text:s text:c="15"/>6.37291e-18 <text:s text:c="2"/>netid: c_9799:n</text:p>
      <text:p text:style-name="Standard"><text:s text:c="15"/>7.44814e-18 <text:s text:c="2"/>netid: c_10134:p</text:p>
      <text:p text:style-name="Standard"><text:s text:c="15"/>1.44203e-17 <text:s text:c="2"/>netid: c_10089:p</text:p>
      <text:p text:style-name="Standard"><text:s text:c="15"/>1.79676e-18 <text:s text:c="2"/>netid: c_10136:p</text:p>
      <text:p text:style-name="Standard"><text:s text:c="15"/>1.40147e-18 <text:s text:c="2"/>netid: c_10136:p</text:p>
      <text:p text:style-name="Standard"><text:s text:c="15"/>4.91684e-19 <text:s text:c="2"/>netid: XI6/XI0/XI1/MNM0:g</text:p>
      <text:p text:style-name="Standard"><text:s text:c="15"/>3.78635e-19 <text:s text:c="2"/>netid: c_10139:p</text:p>
      <text:p text:style-name="Standard"><text:s text:c="15"/>1.28638e-17 <text:s text:c="2"/>netid: c_10099:p</text:p>
      <text:p text:style-name="Standard"><text:s text:c="15"/>7.98595e-19 <text:s text:c="2"/>netid: c_10098:p</text:p>
      <text:p text:style-name="Standard"><text:s text:c="15"/>8.32971e-19 <text:s text:c="2"/>netid: XI6/XI0/XI1/MNM0:g</text:p>
      <text:p text:style-name="Standard"><text:s text:c="15"/>5.49904e-18 <text:s text:c="2"/>netid: c_10109:p</text:p>
      <text:p text:style-name="Standard"><text:s text:c="15"/>1.12268e-18 <text:s text:c="2"/>netid: c_10092:p</text:p>
      <text:p text:style-name="Standard"><text:s text:c="15"/>2.03234e-18 <text:s text:c="2"/>netid: c_9798:n</text:p>
      <text:p text:style-name="Standard"><text:s text:c="16"/>3.2173e-18 <text:s text:c="2"/>netid: c_10099:p</text:p>
      <text:p text:style-name="Standard"><text:s text:c="15"/>2.67918e-18 <text:s text:c="2"/>netid: c_9821:n</text:p>
      <text:p text:style-name="Standard"><text:s text:c="15"/>1.12635e-18 <text:s text:c="2"/>netid: c_10148:p</text:p>
      <text:p text:style-name="Standard"><text:s text:c="15"/>2.27318e-18 <text:s text:c="2"/>netid: c_10124:p</text:p>
      <text:p text:style-name="Standard"><text:s text:c="15"/>1.71997e-18 <text:s text:c="2"/>netid: c_10109:p</text:p>
      <text:p text:style-name="Standard"><text:soft-page-break/><text:s text:c="15"/>3.37089e-18 <text:s text:c="2"/>netid: XI6/XI0/XI1/MNM0:g</text:p>
      <text:p text:style-name="Standard"><text:s text:c="15"/>2.58924e-19 <text:s text:c="2"/>netid: c_9791:n</text:p>
      <text:p text:style-name="Standard"><text:s text:c="15"/>1.56926e-17 <text:s text:c="2"/>netid: c_9799:n</text:p>
      <text:p text:style-name="Standard"><text:s text:c="15"/>6.22301e-18 <text:s text:c="2"/>netid: c_9799:n</text:p>
      <text:p text:style-name="Standard"><text:s text:c="15"/>3.66273e-19 <text:s text:c="2"/>netid: XI6/XI0/XI1/MNM0:g</text:p>
      <text:p text:style-name="Standard"><text:s text:c="15"/>3.97179e-18 <text:s text:c="2"/>netid: c_9798:n</text:p>
      <text:p text:style-name="Standard"><text:s text:c="15"/>3.75943e-17 <text:s text:c="2"/>netid: c_9799:n</text:p>
      <text:p text:style-name="Standard"><text:s text:c="17"/>4.407e-18 <text:s text:c="2"/>netid: c_9821:n</text:p>
      <text:p text:style-name="Standard"><text:s text:c="15"/>2.00759e-19 <text:s text:c="2"/>netid: c_9768:n</text:p>
      <text:p text:style-name="Standard"><text:s text:c="15"/>5.16105e-19 <text:s text:c="2"/>netid: c_9768:n</text:p>
      <text:p text:style-name="Standard"><text:s text:c="15"/>5.65454e-18 <text:s text:c="2"/>netid: c_9966:p</text:p>
      <text:p text:style-name="Standard"><text:s text:c="16"/>1.4306e-18 <text:s text:c="2"/>netid: c_10162:p</text:p>
      <text:p text:style-name="Standard"><text:s text:c="15"/>2.65344e-19 <text:s text:c="2"/>netid: c_10163:p</text:p>
      <text:p text:style-name="Standard"><text:s text:c="15"/>1.06747e-18 <text:s text:c="2"/>netid: c_10164:p</text:p>
      <text:p text:style-name="Standard"><text:s text:c="15"/>1.08276e-18 <text:s text:c="2"/>netid: c_10165:p</text:p>
      <text:p text:style-name="Standard"><text:s text:c="15"/>3.49337e-18 <text:s text:c="2"/>netid: c_9966:p</text:p>
      <text:p text:style-name="Standard"><text:s text:c="15"/>4.41222e-18 <text:s text:c="2"/>netid: c_9799:n</text:p>
      <text:p text:style-name="Standard"><text:s text:c="15"/>4.10409e-19 <text:s text:c="2"/>netid: c_9821:n</text:p>
      <text:p text:style-name="Standard"><text:s text:c="15"/>5.73641e-18 <text:s text:c="2"/>netid: c_9799:n</text:p>
      <text:p text:style-name="Standard"><text:s text:c="15"/>2.40392e-18 <text:s text:c="2"/>netid: c_11154:n</text:p>
      <text:p text:style-name="Standard"><text:s text:c="15"/>4.90789e-19 <text:s text:c="2"/>netid: c_11154:n</text:p>
      <text:p text:style-name="Standard"><text:s text:c="15"/>2.17034e-18 <text:s text:c="2"/>netid: c_12276:n</text:p>
      <text:p text:style-name="Standard"><text:s text:c="15"/>8.62764e-19 <text:s text:c="2"/>netid: c_12117:n</text:p>
      <text:p text:style-name="Standard"><text:s text:c="15"/>2.38108e-18 <text:s text:c="2"/>netid: c_12123:n</text:p>
      <text:p text:style-name="Standard"><text:s text:c="15"/>8.18975e-19 <text:s text:c="2"/>netid: XI6/XI6/MNM0:g</text:p>
      <text:p text:style-name="Standard"><text:s text:c="15"/>3.40401e-18 <text:s text:c="2"/>netid: c_12132:n</text:p>
      <text:p text:style-name="Standard"><text:s text:c="15"/>3.62544e-19 <text:s text:c="2"/>netid: c_12140:n</text:p>
      <text:p text:style-name="Standard"><text:s text:c="16"/>4.1783e-18 <text:s text:c="2"/>netid: c_12149:n</text:p>
      <text:p text:style-name="Standard"><text:s text:c="15"/>7.72133e-18 <text:s text:c="2"/>netid: c_12251:n</text:p>
      <text:p text:style-name="Standard"><text:s text:c="17"/>1.911e-18 <text:s text:c="2"/>netid: c_12254:n</text:p>
      <text:p text:style-name="Standard"><text:s text:c="15"/>3.90249e-18 <text:s text:c="2"/>netid: c_12258:n</text:p>
      <text:p text:style-name="Standard"><text:s text:c="15"/>1.98345e-18 <text:s text:c="2"/>netid: c_12268:n</text:p>
      <text:p text:style-name="Standard"><text:s text:c="15"/>4.06364e-18 <text:s text:c="2"/>netid: c_12276:n</text:p>
      <text:p text:style-name="Standard"><text:s text:c="16"/>1.3815e-17 <text:s text:c="2"/>netid: c_12164:n</text:p>
      <text:p text:style-name="Standard"><text:s text:c="15"/>1.34012e-18 <text:s text:c="2"/>netid: c_12174:n</text:p>
      <text:p text:style-name="Standard"><text:s text:c="15"/>1.74567e-18 <text:s text:c="2"/>netid: c_12154:n</text:p>
      <text:p text:style-name="Standard"><text:s text:c="15"/>3.46888e-16 <text:s text:c="2"/>netid: c_12166:n</text:p>
      <text:p text:style-name="Standard"><text:s text:c="15"/>7.00721e-19 <text:s text:c="2"/>netid: XI6/XI4/MPM0:g</text:p>
      <text:p text:style-name="Standard"><text:s text:c="15"/>3.30374e-18 <text:s text:c="2"/>netid: c_12219:n</text:p>
      <text:p text:style-name="Standard"><text:s text:c="15"/>1.30726e-17 <text:s text:c="2"/>netid: c_12180:n</text:p>
      <text:p text:style-name="Standard"><text:s text:c="15"/>1.42591e-18 <text:s text:c="2"/>netid: c_12219:n</text:p>
      <text:p text:style-name="Standard"><text:s text:c="15"/>6.51459e-18 <text:s text:c="2"/>netid: c_12194:n</text:p>
      <text:p text:style-name="Standard"><text:s text:c="15"/>3.24138e-18 <text:s text:c="2"/>netid: c_12391:n</text:p>
      <text:p text:style-name="Standard"><text:s text:c="15"/>5.43137e-18 <text:s text:c="2"/>netid: c_12181:n</text:p>
      <text:p text:style-name="Standard"><text:s text:c="15"/>1.38937e-18 <text:s text:c="2"/>netid: c_12191:n</text:p>
      <text:p text:style-name="Standard"><text:s text:c="15"/>1.71625e-18 <text:s text:c="2"/>netid: c_12340:n</text:p>
      <text:p text:style-name="Standard"><text:s text:c="16"/>3.0905e-19 <text:s text:c="2"/>netid: c_12164:n</text:p>
      <text:p text:style-name="Standard"><text:s text:c="15"/>1.95342e-18 <text:s text:c="2"/>netid: c_12268:n</text:p>
      <text:p text:style-name="Standard"><text:s text:c="15"/>3.38304e-18 <text:s text:c="2"/>netid: c_12276:n</text:p>
      <text:p text:style-name="Standard"><text:s text:c="15"/>1.94299e-18 <text:s text:c="2"/>netid: c_12117:n</text:p>
      <text:p text:style-name="Standard"><text:s text:c="15"/>6.43969e-19 <text:s text:c="2"/>netid: c_12164:n</text:p>
      <text:p text:style-name="Standard"><text:s text:c="15"/>2.98989e-18 <text:s text:c="2"/>netid: c_12268:n</text:p>
      <text:p text:style-name="Standard"><text:soft-page-break/><text:s text:c="15"/>2.77626e-18 <text:s text:c="2"/>netid: c_12276:n</text:p>
      <text:p text:style-name="Standard"><text:s text:c="15"/>2.09392e-18 <text:s text:c="2"/>netid: c_12276:n</text:p>
      <text:p text:style-name="Standard"><text:s text:c="15"/>2.18313e-19 <text:s text:c="2"/>netid: c_14018:n</text:p>
      <text:p text:style-name="Standard"><text:s text:c="15"/>5.18344e-17 <text:s text:c="2"/>netid: XI6/XI5/MPM1:g</text:p>
      <text:p text:style-name="Standard"><text:s text:c="15"/>1.15742e-18 <text:s text:c="2"/>netid: c_14035:n</text:p>
      <text:p text:style-name="Standard"><text:s text:c="15"/>9.10559e-19 <text:s text:c="2"/>netid: c_14281:p</text:p>
      <text:p text:style-name="Standard"><text:s text:c="15"/>1.37425e-18 <text:s text:c="2"/>netid: NET022</text:p>
      <text:p text:style-name="Standard"><text:s text:c="15"/>4.23313e-19 <text:s text:c="2"/>netid: XI6/XI5/MPM1:g</text:p>
      <text:p text:style-name="Standard"><text:s text:c="15"/>1.88106e-18 <text:s text:c="2"/>netid: c_14054:n</text:p>
      <text:p text:style-name="Standard"><text:s text:c="16"/>2.0856e-19 <text:s text:c="2"/>netid: c_14040:n</text:p>
      <text:p text:style-name="Standard"><text:s text:c="15"/>2.10693e-19 <text:s text:c="2"/>netid: NET022</text:p>
      <text:p text:style-name="Standard"><text:s text:c="15"/>2.16536e-18 <text:s text:c="2"/>netid: XI6/XI5/MPM1:g</text:p>
      <text:p text:style-name="Standard"><text:s text:c="15"/>1.26657e-18 <text:s text:c="2"/>netid: c_14040:n</text:p>
      <text:p text:style-name="Standard"><text:s text:c="15"/>1.18533e-18 <text:s text:c="2"/>netid: NET022</text:p>
      <text:p text:style-name="Standard"><text:s text:c="16"/>4.0809e-19 <text:s text:c="2"/>netid: c_14906:n</text:p>
      <text:p text:style-name="Standard"><text:s text:c="15"/>1.39372e-18 <text:s text:c="2"/>netid: c_14716:n</text:p>
      <text:p text:style-name="Standard"><text:s text:c="15"/>1.40296e-18 <text:s text:c="2"/>netid: c_14738:n</text:p>
      <text:p text:style-name="Standard"><text:s text:c="15"/>4.22764e-19 <text:s text:c="2"/>netid: c_14738:n</text:p>
      <text:p text:style-name="Standard"><text:s text:c="15"/>1.79823e-18 <text:s text:c="2"/>netid: c_14827:n</text:p>
      <text:p text:style-name="Standard"><text:s text:c="15"/>9.08592e-19 <text:s text:c="2"/>netid: c_14827:n</text:p>
      <text:p text:style-name="Standard"><text:s text:c="15"/>1.19434e-18 <text:s text:c="2"/>netid: c_14738:n</text:p>
      <text:p text:style-name="Standard"><text:s text:c="15"/>2.76973e-18 <text:s text:c="2"/>netid: c_14827:n</text:p>
      <text:p text:style-name="Standard"><text:s text:c="15"/>1.39881e-18 <text:s text:c="2"/>netid: c_14716:n</text:p>
      <text:p text:style-name="Standard"><text:s text:c="15"/>9.38356e-18 <text:s text:c="2"/>netid: c_14827:n</text:p>
      <text:p text:style-name="Standard"><text:s text:c="15"/>9.94149e-19 <text:s text:c="2"/>netid: XI3/XI0/MNM0:b</text:p>
      <text:p text:style-name="Standard"><text:s text:c="15"/>9.30704e-19 <text:s text:c="2"/>netid: c_16159:n</text:p>
      <text:p text:style-name="Standard"><text:s text:c="15"/>1.34758e-18 <text:s text:c="2"/>netid: c_16279:n</text:p>
      <text:p text:style-name="Standard"><text:s text:c="15"/>4.41909e-18 <text:s text:c="2"/>netid: c_15841:n</text:p>
      <text:p text:style-name="Standard"><text:s text:c="15"/>1.89889e-18 <text:s text:c="2"/>netid: c_15841:n</text:p>
      <text:p text:style-name="Standard"><text:s text:c="15"/>2.53332e-18 <text:s text:c="2"/>netid: c_15841:n</text:p>
      <text:p text:style-name="Standard"><text:s text:c="15"/>1.00328e-18 <text:s text:c="2"/>netid: c_16415:n</text:p>
      <text:p text:style-name="Standard"><text:s text:c="15"/>2.33295e-19 <text:s text:c="2"/>netid: c_16415:n</text:p>
      <text:p text:style-name="Standard"><text:s text:c="15"/>3.14011e-18 <text:s text:c="2"/>netid: c_16415:n</text:p>
      <text:p text:style-name="Standard"><text:s text:c="16"/>1.6927e-18 <text:s text:c="2"/>netid: c_16415:n</text:p>
      <text:p text:style-name="Standard"><text:s text:c="15"/>2.01676e-18 <text:s text:c="2"/>netid: c_16415:n</text:p>
      <text:p text:style-name="Standard"><text:s text:c="15"/>1.52899e-18 <text:s text:c="2"/>netid: c_16415:n</text:p>
      <text:p text:style-name="Standard"><text:s text:c="15"/>1.13971e-18 <text:s text:c="2"/>netid: XI6/XI0/XI1/MNM0:s</text:p>
      <text:p text:style-name="Standard"><text:s text:c="15"/>3.95292e-18 <text:s text:c="2"/>netid: c_15741:n</text:p>
      <text:p text:style-name="Standard"><text:s text:c="15"/>4.11078e-18 <text:s text:c="2"/>netid: c_15742:n</text:p>
      <text:p text:style-name="Standard"><text:s text:c="15"/>3.47873e-19 <text:s text:c="2"/>netid: c_15742:n</text:p>
      <text:p text:style-name="Standard"><text:s text:c="15"/>1.49009e-18 <text:s text:c="2"/>netid: c_15742:n</text:p>
      <text:p text:style-name="Standard"><text:s text:c="15"/>5.57855e-18 <text:s text:c="2"/>netid: c_15742:n</text:p>
      <text:p text:style-name="Standard"><text:s text:c="15"/>2.53332e-18 <text:s text:c="2"/>netid: c_15742:n</text:p>
      <text:p text:style-name="Standard"><text:s text:c="15"/>1.89501e-18 <text:s text:c="2"/>netid: c_15742:n</text:p>
      <text:p text:style-name="Standard"><text:s text:c="15"/>2.53332e-18 <text:s text:c="2"/>netid: c_15852:n</text:p>
      <text:p text:style-name="Standard"><text:s text:c="15"/>4.19309e-19 <text:s text:c="2"/>netid: c_16294:n</text:p>
      <text:p text:style-name="Standard"><text:s text:c="15"/>6.67741e-19 <text:s text:c="2"/>netid: c_16298:n</text:p>
      <text:p text:style-name="Standard"><text:s text:c="15"/>3.36458e-18 <text:s text:c="2"/>netid: c_15886:n</text:p>
      <text:p text:style-name="Standard"><text:s text:c="15"/>2.36847e-18 <text:s text:c="2"/>netid: c_16195:n</text:p>
      <text:p text:style-name="Standard"><text:s text:c="16"/>4.9303e-18 <text:s text:c="2"/>netid: c_15920:n</text:p>
      <text:p text:style-name="Standard"><text:s text:c="15"/>3.19696e-18 <text:s text:c="2"/>netid: c_15920:n</text:p>
      <text:p text:style-name="Standard"><text:s text:c="15"/>1.11839e-18 <text:s text:c="2"/>netid: c_15920:n</text:p>
      <text:p text:style-name="Standard"><text:soft-page-break/><text:s text:c="15"/>2.62339e-18 <text:s text:c="2"/>netid: c_15920:n</text:p>
      <text:p text:style-name="Standard"><text:s text:c="15"/>4.76656e-18 <text:s text:c="2"/>netid: c_15920:n</text:p>
      <text:p text:style-name="Standard"><text:s text:c="15"/>6.30145e-18 <text:s text:c="2"/>netid: c_15920:n</text:p>
      <text:p text:style-name="Standard"><text:s text:c="15"/>2.11642e-18 <text:s text:c="2"/>netid: XI5/XI0/XI1/MPM1:g</text:p>
      <text:p text:style-name="Standard"><text:s text:c="15"/>4.44092e-19 <text:s text:c="2"/>netid: c_4352:n</text:p>
      <text:p text:style-name="Standard"><text:s text:c="15"/>4.19862e-19 <text:s text:c="2"/>netid: c_4280:n</text:p>
      <text:p text:style-name="Standard"><text:s text:c="15"/>6.11721e-19 <text:s text:c="2"/>netid: c_4332:n</text:p>
      <text:p text:style-name="Standard"><text:s text:c="15"/>8.08405e-19 <text:s text:c="2"/>netid: XI5/XI0/XI1/MPM1:g</text:p>
      <text:p text:style-name="Standard"><text:s text:c="15"/>4.19368e-19 <text:s text:c="2"/>netid: XI5/XI0/XI1/MPM1:g</text:p>
      <text:p text:style-name="Standard"><text:s text:c="15"/>3.13225e-19 <text:s text:c="2"/>netid: XI5/XI0/XI1/MPM1:g</text:p>
      <text:p text:style-name="Standard"><text:s text:c="15"/>6.99224e-19 <text:s text:c="2"/>netid: XI6/XI1/XI1/MNM0:g</text:p>
      <text:p text:style-name="Standard"><text:s text:c="15"/>2.40281e-18 <text:s text:c="2"/>netid: c_5383:n</text:p>
      <text:p text:style-name="Standard"><text:s text:c="15"/>1.07047e-17 <text:s text:c="2"/>netid: c_5357:n</text:p>
      <text:p text:style-name="Standard"><text:s text:c="15"/>4.59235e-18 <text:s text:c="2"/>netid: c_5387:n</text:p>
      <text:p text:style-name="Standard"><text:s text:c="16"/>1.3628e-17 <text:s text:c="2"/>netid: c_5372:n</text:p>
      <text:p text:style-name="Standard"><text:s text:c="15"/>6.80212e-18 <text:s text:c="2"/>netid: c_5372:n</text:p>
      <text:p text:style-name="Standard"><text:s text:c="15"/>2.28502e-17 <text:s text:c="2"/>netid: c_5372:n</text:p>
      <text:p text:style-name="Standard"><text:s text:c="15"/>1.43064e-18 <text:s text:c="2"/>netid: c_5409:n</text:p>
      <text:p text:style-name="Standard"><text:s text:c="15"/>4.48533e-18 <text:s text:c="2"/>netid: c_5391:n</text:p>
      <text:p text:style-name="Standard"><text:s text:c="15"/>1.27126e-18 <text:s text:c="2"/>netid: c_5392:n</text:p>
      <text:p text:style-name="Standard"><text:s text:c="15"/>2.36334e-18 <text:s text:c="2"/>netid: c_5370:n</text:p>
      <text:p text:style-name="Standard"><text:s text:c="15"/>5.70355e-18 <text:s text:c="2"/>netid: c_5371:n</text:p>
      <text:p text:style-name="Standard"><text:s text:c="15"/>6.90099e-18 <text:s text:c="2"/>netid: c_5399:n</text:p>
      <text:p text:style-name="Standard"><text:s text:c="16"/>3.6723e-17 <text:s text:c="2"/>netid: c_5393:n</text:p>
      <text:p text:style-name="Standard"><text:s text:c="15"/>4.90824e-19 <text:s text:c="2"/>netid: XI6/XI2/MNM0:g</text:p>
      <text:p text:style-name="Standard"><text:s text:c="15"/>5.23257e-18 <text:s text:c="2"/>netid: c_5379:n</text:p>
      <text:p text:style-name="Standard"><text:s text:c="15"/>9.04651e-18 <text:s text:c="2"/>netid: c_5380:n</text:p>
      <text:p text:style-name="Standard"><text:s text:c="15"/>1.38157e-17 <text:s text:c="2"/>netid: c_5337:n</text:p>
      <text:p text:style-name="Standard"><text:s text:c="15"/>1.09303e-18 <text:s text:c="2"/>netid: c_5341:n</text:p>
      <text:p text:style-name="Standard"><text:s text:c="15"/>9.54416e-18 <text:s text:c="2"/>netid: c_5341:n</text:p>
      <text:p text:style-name="Standard"><text:s text:c="15"/>4.69094e-18 <text:s text:c="2"/>netid: c_5788:n</text:p>
      <text:p text:style-name="Standard"><text:s text:c="15"/>3.90859e-18 <text:s text:c="2"/>netid: c_5921:n</text:p>
      <text:p text:style-name="Standard"><text:s text:c="15"/>2.79378e-18 <text:s text:c="2"/>netid: c_5777:n</text:p>
      <text:p text:style-name="Standard"><text:s text:c="15"/>3.18485e-18 <text:s text:c="2"/>netid: c_5778:n</text:p>
      <text:p text:style-name="Standard"><text:s text:c="15"/>5.70175e-19 <text:s text:c="2"/>netid: XI6/XI5/MPM0:d</text:p>
      <text:p text:style-name="Standard"><text:s text:c="16"/>3.3113e-18 <text:s text:c="2"/>netid: c_5788:n</text:p>
      <text:p text:style-name="Standard"><text:s text:c="15"/>3.68517e-18 <text:s text:c="2"/>netid: c_5783:n</text:p>
      <text:p text:style-name="Standard"><text:s text:c="15"/>5.17262e-18 <text:s text:c="2"/>netid: c_5882:n</text:p>
      <text:p text:style-name="Standard"><text:s text:c="15"/>3.19882e-17 <text:s text:c="2"/>netid: c_5883:n</text:p>
      <text:p text:style-name="Standard"><text:s text:c="15"/>2.17319e-18 <text:s text:c="2"/>netid: c_5809:n</text:p>
      <text:p text:style-name="Standard"><text:s text:c="15"/>7.06117e-19 <text:s text:c="2"/>netid: XI6/XI1/XI1/MPM1:g</text:p>
      <text:p text:style-name="Standard"><text:s text:c="15"/>5.42665e-19 <text:s text:c="2"/>netid: c_5776:n</text:p>
      <text:p text:style-name="Standard"><text:s text:c="15"/>1.11472e-18 <text:s text:c="2"/>netid: c_5840:n</text:p>
      <text:p text:style-name="Standard"><text:s text:c="15"/>1.99411e-18 <text:s text:c="2"/>netid: c_5881:n</text:p>
      <text:p text:style-name="Standard"><text:s text:c="15"/>4.31779e-18 <text:s text:c="2"/>netid: c_5776:n</text:p>
      <text:p text:style-name="Standard"><text:s text:c="15"/>2.65894e-18 <text:s text:c="2"/>netid: c_5840:n</text:p>
      <text:p text:style-name="Standard"><text:s text:c="16"/>4.3311e-18 <text:s text:c="2"/>netid: c_5881:n</text:p>
      <text:p text:style-name="Standard"><text:s text:c="15"/>2.75243e-18 <text:s text:c="2"/>netid: c_5776:n</text:p>
      <text:p text:style-name="Standard"><text:s text:c="15"/>2.12557e-18 <text:s text:c="2"/>netid: c_5801:n</text:p>
      <text:p text:style-name="Standard"><text:s text:c="15"/>1.79087e-18 <text:s text:c="2"/>netid: c_5788:n</text:p>
      <text:p text:style-name="Standard"><text:s text:c="16"/>6.4457e-18 <text:s text:c="2"/>netid: c_5908:n</text:p>
      <text:p text:style-name="Standard"><text:s text:c="15"/>8.20988e-18 <text:s text:c="2"/>netid: c_5788:n</text:p>
      <text:p text:style-name="Standard"><text:soft-page-break/><text:s text:c="15"/>7.96512e-18 <text:s text:c="2"/>netid: c_5908:n</text:p>
      <text:p text:style-name="Standard"><text:s text:c="15"/>8.16734e-19 <text:s text:c="2"/>netid: c_5788:n</text:p>
      <text:p text:style-name="Standard"><text:s text:c="15"/>7.02331e-18 <text:s text:c="2"/>netid: c_5778:n</text:p>
      <text:p text:style-name="Standard"><text:s text:c="15"/>7.02331e-18 <text:s text:c="2"/>netid: c_5877:n</text:p>
      <text:p text:style-name="Standard"><text:s text:c="15"/>1.28021e-18 <text:s text:c="2"/>netid: c_5776:n</text:p>
      <text:p text:style-name="Standard"><text:s text:c="15"/>7.02331e-18 <text:s text:c="2"/>netid: c_5965:n</text:p>
      <text:p text:style-name="Standard"><text:s text:c="15"/>5.07867e-19 <text:s text:c="2"/>netid: XI6/XI3/MPM1:g</text:p>
      <text:p text:style-name="Standard"><text:s text:c="15"/>7.06117e-19 <text:s text:c="2"/>netid: XI6/XI1/XI0/MPM1:g</text:p>
      <text:p text:style-name="Standard"><text:s text:c="15"/>5.47589e-18 <text:s text:c="2"/>netid: c_6157:n</text:p>
      <text:p text:style-name="Standard"><text:s text:c="16"/>7.9402e-18 <text:s text:c="2"/>netid: c_6204:n</text:p>
      <text:p text:style-name="Standard"><text:s text:c="15"/>3.04811e-19 <text:s text:c="2"/>netid: XI6/XI3/MPM1:g</text:p>
      <text:p text:style-name="Standard"><text:s text:c="15"/>1.86383e-18 <text:s text:c="2"/>netid: c_6204:n</text:p>
      <text:p text:style-name="Standard"><text:s text:c="15"/>1.79676e-18 <text:s text:c="2"/>netid: c_6629:n</text:p>
      <text:p text:style-name="Standard"><text:s text:c="15"/>1.40147e-18 <text:s text:c="2"/>netid: c_6630:n</text:p>
      <text:p text:style-name="Standard"><text:s text:c="15"/>3.04049e-18 <text:s text:c="2"/>netid: XI6/XI0/XI1/MPM1:g</text:p>
      <text:p text:style-name="Standard"><text:s text:c="15"/>4.98143e-19 <text:s text:c="2"/>netid: c_6595:n</text:p>
      <text:p text:style-name="Standard"><text:s text:c="15"/>4.29949e-19 <text:s text:c="2"/>netid: XI6/XI0/XI1/MPM1:g</text:p>
      <text:p text:style-name="Standard"><text:s text:c="15"/>7.57602e-19 <text:s text:c="2"/>netid: c_6595:n</text:p>
      <text:p text:style-name="Standard"><text:s text:c="15"/>8.68995e-18 <text:s text:c="2"/>netid: XI6/XI0/XI1/MPM1:g</text:p>
      <text:p text:style-name="Standard"><text:s text:c="15"/>7.08868e-18 <text:s text:c="2"/>netid: c_6636:n</text:p>
      <text:p text:style-name="Standard"><text:s text:c="15"/>1.37461e-17 <text:s text:c="2"/>netid: c_6629:n</text:p>
      <text:p text:style-name="Standard"><text:s text:c="15"/>1.68632e-18 <text:s text:c="2"/>netid: c_6638:n</text:p>
      <text:p text:style-name="Standard"><text:s text:c="15"/>4.30626e-19 <text:s text:c="2"/>netid: c_6639:n</text:p>
      <text:p text:style-name="Standard"><text:s text:c="16"/>7.1674e-18 <text:s text:c="2"/>netid: XI6/XI0/XI1/MPM1:g</text:p>
      <text:p text:style-name="Standard"><text:s text:c="15"/>1.28399e-17 <text:s text:c="2"/>netid: c_6641:n</text:p>
      <text:p text:style-name="Standard"><text:s text:c="15"/>7.65466e-19 <text:s text:c="2"/>netid: c_6642:n</text:p>
      <text:p text:style-name="Standard"><text:s text:c="16"/>3.5068e-18 <text:s text:c="2"/>netid: c_6643:n</text:p>
      <text:p text:style-name="Standard"><text:s text:c="15"/>3.18781e-18 <text:s text:c="2"/>netid: c_6595:n</text:p>
      <text:p text:style-name="Standard"><text:s text:c="16"/>1.4936e-18 <text:s text:c="2"/>netid: XI6/XI0/XI1/MPM1:g</text:p>
      <text:p text:style-name="Standard"><text:s text:c="15"/>2.81146e-18 <text:s text:c="2"/>netid: XI6/XI0/XI1/MPM1:g</text:p>
      <text:p text:style-name="Standard"><text:s text:c="15"/>3.33733e-19 <text:s text:c="2"/>netid: c_6595:n</text:p>
      <text:p text:style-name="Standard"><text:s text:c="15"/>3.45877e-19 <text:s text:c="2"/>netid: XI6/XI0/XI1/MPM1:g</text:p>
      <text:p text:style-name="Standard"><text:s text:c="15"/>4.57265e-19 <text:s text:c="2"/>netid: c_6642:n</text:p>
      <text:p text:style-name="Standard"><text:s text:c="15"/>2.40243e-19 <text:s text:c="2"/>netid: c_6643:n</text:p>
      <text:p text:style-name="Standard"><text:s text:c="15"/>5.98061e-18 <text:s text:c="2"/>netid: c_6595:n</text:p>
      <text:p text:style-name="Standard"><text:s text:c="15"/>6.49896e-18 <text:s text:c="2"/>netid: c_6595:n</text:p>
      <text:p text:style-name="Standard"><text:s text:c="15"/>1.07438e-17 <text:s text:c="2"/>netid: c_6595:n</text:p>
      <text:p text:style-name="Standard"><text:s text:c="15"/>8.23164e-18 <text:s text:c="2"/>netid: c_6595:n</text:p>
      <text:p text:style-name="Standard"><text:s text:c="15"/>9.13993e-19 <text:s text:c="2"/>netid: c_6642:n</text:p>
      <text:p text:style-name="Standard"><text:s text:c="15"/>1.27634e-18 <text:s text:c="2"/>netid: c_6643:n</text:p>
      <text:p text:style-name="Standard"><text:s text:c="16"/>7.6562e-18 <text:s text:c="2"/>netid: c_6595:n</text:p>
      <text:p text:style-name="Standard"><text:s text:c="15"/>3.61038e-18 <text:s text:c="2"/>netid: c_6595:n</text:p>
      <text:p text:style-name="Standard"><text:s text:c="15"/>2.61391e-18 <text:s text:c="2"/>netid: c_6595:n</text:p>
      <text:p text:style-name="Standard"><text:s text:c="15"/>3.97866e-18 <text:s text:c="2"/>netid: XI6/XI0/XI1/MPM1:g</text:p>
      <text:p text:style-name="Standard"><text:s text:c="16"/>2.1095e-17 <text:s text:c="2"/>netid: c_6595:n</text:p>
      <text:p text:style-name="Standard"><text:s text:c="15"/>3.02368e-19 <text:s text:c="2"/>netid: XI6/XI0/XI1/MPM1:g</text:p>
      <text:p text:style-name="Standard"><text:s text:c="15"/>9.34349e-18 <text:s text:c="2"/>netid: c_6595:n</text:p>
      <text:p text:style-name="Standard"><text:s text:c="15"/>3.77605e-19 <text:s text:c="2"/>netid: XI6/XI0/XI1/MPM1:g</text:p>
      <text:p text:style-name="Standard"><text:s text:c="15"/>2.86841e-18 <text:s text:c="2"/>netid: c_6604:n</text:p>
      <text:p text:style-name="Standard"><text:s text:c="15"/>6.11351e-17 <text:s text:c="2"/>netid: c_6666:n</text:p>
      <text:p text:style-name="Standard"><text:s text:c="15"/>5.45259e-19 <text:s text:c="2"/>netid: c_6643:n</text:p>
      <text:p text:style-name="Standard"><text:s text:c="15"/>3.08373e-18 <text:s text:c="2"/>netid: c_6593:n</text:p>
      <text:p text:style-name="Standard"><text:soft-page-break/><text:s text:c="15"/>1.27892e-18 <text:s text:c="2"/>netid: c_6669:n</text:p>
      <text:p text:style-name="Standard"><text:s text:c="15"/>1.91536e-18 <text:s text:c="2"/>netid: c_6576:n</text:p>
      <text:p text:style-name="Standard"><text:s text:c="15"/>4.82393e-18 <text:s text:c="2"/>netid: c_6621:n</text:p>
      <text:p text:style-name="Standard"><text:s text:c="15"/>6.11351e-17 <text:s text:c="2"/>netid: c_6622:n</text:p>
      <text:p text:style-name="Standard"><text:s text:c="15"/>1.69918e-18 <text:s text:c="2"/>netid: c_6673:n</text:p>
      <text:p text:style-name="Standard"><text:s text:c="16"/>2.4121e-19 <text:s text:c="2"/>netid: XI6/XI0/XI1/MPM1:g</text:p>
      <text:p text:style-name="Standard"><text:s text:c="15"/>4.34923e-18 <text:s text:c="2"/>netid: c_6604:n</text:p>
      <text:p text:style-name="Standard"><text:s text:c="15"/>5.35049e-19 <text:s text:c="2"/>netid: c_6676:n</text:p>
      <text:p text:style-name="Standard"><text:s text:c="15"/>5.13186e-18 <text:s text:c="2"/>netid: c_6643:n</text:p>
      <text:p text:style-name="Standard"><text:s text:c="15"/>7.90858e-18 <text:s text:c="2"/>netid: c_6643:n</text:p>
      <text:p text:style-name="Standard"><text:s text:c="15"/>3.26106e-18 <text:s text:c="2"/>netid: c_6595:n</text:p>
      <text:p text:style-name="Standard"><text:s text:c="15"/>3.94832e-18 <text:s text:c="2"/>netid: c_6643:n</text:p>
      <text:p text:style-name="Standard"><text:s text:c="15"/>3.13656e-18 <text:s text:c="2"/>netid: c_6681:n</text:p>
      <text:p text:style-name="Standard"><text:s text:c="17"/>1.075e-18 <text:s text:c="2"/>netid: c_6604:n</text:p>
      <text:p text:style-name="Standard"><text:s text:c="15"/>1.07642e-18 <text:s text:c="2"/>netid: c_6595:n</text:p>
      <text:p text:style-name="Standard"><text:s text:c="16"/>8.9123e-18 <text:s text:c="2"/>netid: c_6643:n</text:p>
      <text:p text:style-name="Standard"><text:s text:c="15"/>5.69421e-18 <text:s text:c="2"/>netid: c_6604:n</text:p>
      <text:p text:style-name="Standard"><text:s text:c="15"/>1.45679e-17 <text:s text:c="2"/>netid: c_6643:n</text:p>
      <text:p text:style-name="Standard"><text:s text:c="17"/>1.282e-18 <text:s text:c="2"/>netid: c_6872:n</text:p>
      <text:p text:style-name="Standard"><text:s text:c="15"/>1.15419e-18 <text:s text:c="2"/>netid: c_6848:n</text:p>
      <text:p text:style-name="Standard"><text:s text:c="15"/>3.04811e-19 <text:s text:c="2"/>netid: XI6/XI3/MNM0:g</text:p>
      <text:p text:style-name="Standard"><text:s text:c="15"/>2.31507e-17 <text:s text:c="2"/>netid: c_6827:n</text:p>
      <text:p text:style-name="Standard"><text:s text:c="15"/>3.04811e-19 <text:s text:c="2"/>netid: XI6/XI2/MPM1:g</text:p>
      <text:p text:style-name="Standard"><text:s text:c="15"/>8.82135e-19 <text:s text:c="2"/>netid: c_7139:n</text:p>
      <text:p text:style-name="Standard"><text:s text:c="15"/>6.99224e-19 <text:s text:c="2"/>netid: XI6/XI1/XI0/MNM0:g</text:p>
      <text:p text:style-name="Standard"><text:s text:c="15"/>1.55874e-17 <text:s text:c="2"/>netid: c_7139:n</text:p>
      <text:p text:style-name="Standard"><text:s text:c="15"/>4.80522e-17 <text:s text:c="2"/>netid: XI6/XI0/XI0/MNM0:g</text:p>
      <text:p text:style-name="Standard"><text:s text:c="15"/>3.39806e-19 <text:s text:c="2"/>netid: c_7409:n</text:p>
      <text:p text:style-name="Standard"><text:s text:c="15"/>2.60362e-18 <text:s text:c="2"/>netid: c_7372:n</text:p>
      <text:p text:style-name="Standard"><text:s text:c="15"/>4.89982e-19 <text:s text:c="2"/>netid: c_7372:n</text:p>
      <text:p text:style-name="Standard"><text:s text:c="15"/>3.02969e-19 <text:s text:c="2"/>netid: XI6/XI0/XI0/MNM0:g</text:p>
      <text:p text:style-name="Standard"><text:s text:c="15"/>2.51769e-17 <text:s text:c="2"/>netid: c_7372:n</text:p>
      <text:p text:style-name="Standard"><text:s text:c="15"/>2.61378e-18 <text:s text:c="2"/>netid: c_7384:n</text:p>
      <text:p text:style-name="Standard"><text:s text:c="15"/>2.23146e-18 <text:s text:c="2"/>netid: c_7385:n</text:p>
      <text:p text:style-name="Standard"><text:s text:c="15"/>1.82578e-17 <text:s text:c="2"/>netid: c_7372:n</text:p>
      <text:p text:style-name="Standard"><text:s text:c="15"/>4.37148e-18 <text:s text:c="2"/>netid: c_7363:n</text:p>
      <text:p text:style-name="Standard"><text:s text:c="15"/>1.07809e-18 <text:s text:c="2"/>netid: XI6/NET33</text:p>
      <text:p text:style-name="Standard"><text:s text:c="16"/>1.7501e-18 <text:s text:c="2"/>netid: c_179:n</text:p>
      <text:p text:style-name="Standard"><text:s text:c="15"/>1.83149e-18 <text:s text:c="2"/>netid: c_638:n</text:p>
      <text:p text:style-name="Standard"><text:s text:c="15"/>3.30271e-18 <text:s text:c="2"/>netid: c_657:n</text:p>
      <text:p text:style-name="Standard"><text:s text:c="15"/>1.55947e-17 <text:s text:c="2"/>netid: XI6/XI0/XI1/MNM1:s</text:p>
      <text:p text:style-name="Standard"><text:s text:c="15"/>1.47784e-17 <text:s text:c="2"/>netid: c_657:n</text:p>
      <text:p text:style-name="Standard"><text:s text:c="15"/>3.25554e-18 <text:s text:c="2"/>netid: XI6/XI0/XI1/MNM1:s</text:p>
      <text:p text:style-name="Standard"><text:s text:c="15"/>1.84462e-18 <text:s text:c="2"/>netid: c_657:n</text:p>
      <text:p text:style-name="Standard"/>
      <text:p text:style-name="Standard"/>
      <text:p text:style-name="Standard">10 <text:s text:c="19"/>0.0 <text:s text:c="2"/>8.11217e-15 <text:s text:c="6"/>83.4641 <text:s text:c="11"/>0.0 <text:s/>GND</text:p>
      <text:p text:style-name="Standard"><text:s text:c="12"/>- Coupled nets</text:p>
      <text:p text:style-name="Standard"><text:s text:c="15"/>XI4/XI6/MNM1:g,XI4/XI6/MNM1:g,XI4/XI6/MPM1:g,XI4/XI6/MNM1:g,XI4/XI6/MNM1:g,c_8519:p,c_8520:p,c_8100:p,c_8086:p,c_8523:p,c_8524:p,XI4/XI6/MNM1:g,XI4/XI6/MPM1:g,XI4/XI6/MNM1:g,XI4/XI6/MNM1:g,c_8529:p,c_8530:p,c_7711:p,c_7718:p,c_8533:p,c_8534:p,XI6/XI6/MNM1:g,XI6/XI6/<text:soft-page-break/>MNM1:g,XI6/XI6/MPM1:g,XI6/XI6/MNM1:g,XI6/XI6/MNM1:g,c_8540:p,c_8541:p,c_7598:p,c_7605:p,c_8544:p,c_8545:p,XI6/XI6/MNM1:g,XI6/XI6/MPM1:g,XI6/XI6/MNM1:g,XI6/XI6/MNM1:g,c_7557:p,c_7573:p,XI4/XI6/MNM1:g,XI4/XI6/MNM1:g,XI4/XI6/MPM1:g,XI4/XI6/MNM1:g,XI4/XI6/MNM1:g,c_7567:p,c_7658:p,XI6/XI6/MNM1:g,XI6/XI6/MNM1:g,XI6/XI6/MNM1:g,XI6/XI6/MNM1:g,XI6/XI6/MNM1:g,XI6/XI6/MNM1:g,XI4/XI6/MNM1:g,XI4/XI6/MNM1:g,c_9613:p,c_9672:p,c_9662:p,c_9672:p,c_9622:p,c_9613:p,c_9608:n,XI3/NET15,XI3/NET15,XI3/NET15,XI3/NET15,c_9598:n,c_9672:p,c_9662:p,XI3/NET15,c_9613:p,c_9646:p,c_9619:p,c_9634:p,c_9608:n,XI3/NET15,c_10081:p,c_9926:p,c_9988:p,c_9924:p,XI5/XI5/MPM1:g,c_10030:p,c_9926:p,c_9924:p,c_9871:p,c_9871:p,c_9869:p,XI5/XI6/MPM1:g,c_9871:p,c_9869:p,c_9872:p,c_9872:p,c_9823:n,c_9937:p,c_9869:p,XI5/XI6/MPM1:g,c_9871:p,c_10000:p,c_9937:p,c_9900:p,c_10000:p,c_9937:p,c_9901:p,c_9941:p,c_9872:p,c_9872:p,c_9872:p,c_9872:p,c_9823:n,c_9813:n,c_9768:n,c_9777:n,c_9813:n,c_9966:p,c_10208:p,c_9969:p,c_9813:n,c_9768:n,c_9775:n,c_10213:p,c_9809:n,c_10016:p,c_10018:p,c_9823:n,c_10018:p,c_9966:p,c_10220:p,c_10221:p,c_10165:p,c_10220:p,c_9791:n,c_10098:p,c_10080:p,c_10081:p,c_9821:n,c_10229:p,c_10230:p,XI6/XI0/XI1/MNM0:g,c_9791:n,c_10080:p,c_10081:p,XI6/XI0/XI1/MNM0:g,c_9965:p,c_9966:p,c_9965:p,c_9966:p,c_9809:n,c_9822:n,c_10016:p,c_9823:n,c_10244:p,c_9966:p,c_9965:p,c_9966:p,c_9965:p,c_9966:p,c_10041:p,XI3/XI0/MPM1:g,c_9835:n,c_9825:n,c_9849:n,c_9988:p,XI3/XI0/MPM1:g,c_10041:p,XI3/XI0/MPM1:g,c_9836:n,c_9837:n,c_9840:n,c_9988:p,c_9988:p,c_9924:p,XI5/XI5/MPM1:g,c_10030:p,c_9988:p,c_9913:p,c_9823:n,c_9988:p,c_9988:p,c_9924:p,XI5/XI5/MPM1:g,c_10030:p,c_9926:p,c_9941:p,c_9900:p,c_9871:p,c_9869:p,XI5/XI6/MPM1:g,c_9871:p,c_9871:p,c_9823:n,c_9823:n,c_9813:n,c_9823:n,c_9775:n,c_9777:n,c_10213:p,c_9809:n,c_9813:n,c_9822:n,c_10016:p,c_9823:n,c_10018:p,c_10018:p,c_10018:p,c_9965:p,c_10018:p,c_9965:p,c_9965:p,c_9965:p,c_10090:p,c_10109:p,c_10092:p,c_9791:n,c_9798:n,c_10220:p,c_10162:p,c_10310:p,c_10165:p,c_10312:p,c_10229:p,c_10230:p,c_9821:n,c_10229:p,c_10080:p,c_10081:p,c_10104:p,c_10041:p,XI3/XI0/MPM1:g,c_9825:n,c_9859:p,c_9926:p,c_9926:p,c_10000:p,c_9937:p,c_9823:n,c_9768:n,c_9777:n,c_9813:n,c_9823:n,c_9965:p,c_9965:p,c_9835:n,c_9837:n,c_9840:n,c_10706:n,c_10700:n,c_10700:n,c_10690:n,XI4/XI5/MPM1:g,c_10700:n,c_10690:n,c_10747:n,c_10878:p,c_10690:n,XI4/XI5/MPM1:g,c_10700:n,c_10910:p,c_10878:p,c_10880:p,c_10910:p,c_10878:p,c_10964:p,c_10848:p,c_10845:p,c_10777:n,c_10701:n,c_10746:n,c_10746:n,c_10881:p,c_10910:p,c_10878:p,c_10880:p,c_10845:p,c_10700:n,c_10690:n,XI4/XI5/MPM1:g,c_10700:n,c_10700:n,c_10746:n,c_10701:n,c_10701:n,c_10701:n,c_10746:n,c_10777:n,c_11451:p,c_11168:n,c_11197:n,c_11197:n,c_11254:n,c_11128:n,c_11132:n,c_11254:n,c_11565:p,c_11341:p,c_11254:n,c_11128:n,c_11242:n,c_11432:p,c_11248:n,c_11270:n,c_11273:n,c_11273:n,c_11575:p,c_11396:p,c_11382:p,c_11575:p,c_11146:n,c_11468:p,c_11257:n,c_11451:p,c_11175:n,c_11278:n,XI5/XI0/XI1/MNM0:g,c_11146:n,c_11257:n,c_11451:p,XI5/XI0/XI1/MNM0:g,c_11275:n,c_11275:n,c_11248:n,c_11270:n,c_11594:p,c_11275:n,c_11275:n,XI3/XI0/MNM0:g,c_11168:n,XI3/XI0/MNM0:g,c_11229:n,c_11196:n,c_11204:n,c_11349:p,c_11168:n,c_11196:n,c_11199:n,c_11254:n,c_11275:n,c_11275:n,c_11275:n,c_11275:n,c_11275:n,c_11479:p,c_11462:p,c_11146:n,c_11175:n,c_11278:n,c_11257:n,c_11451:p,c_11279:n,c_11229:n,c_11196:n,c_11128:n,c_11132:n,c_11254:n,c_11242:n,c_11132:n,c_11432:p,c_11248:n,c_11254:n,c_11267:n,c_11270:n,c_11272:n,c_11273:n,c_11274:n,c_11275:n,c_11275:n,c_11275:n,c_11539:p,c_11640:p,c_11276:n,c_11382:p,c_11575:p,c_11396:p,c_11278:n,c_12273:n,c_12273:n,c_12432:n,c_11977:n,c_11982:n,c_12432:n,XI4/XI6/MNM0:g,c_12700:p,c_12271:n,XI4/XI6/MNM0:g,c_12703:p,c_12271:n,c_12273:n,c_12273:n,c_12273:n,c_12273:n,c_12273:n,c_12273:n,c_12273:n,XI4/XI4/MPM0:g,XI4/XI6/MNM0:g,c_11981:n,XI4/XI6/MNM0:g,c_12003:n,c_11977:n,XI4/XI6/MNM0:g,c_12004:n,c_12703:p,XI4/XI6/<text:soft-page-break/>MNM0:g,c_12722:p,c_12046:n,c_12271:n,c_12725:p,XI4/XI4/MPM0:g,XI4/XI4/MPM0:g,c_12273:n,c_12273:n,XI4/XI4/MPM0:g,c_12012:n,c_12392:n,c_12050:n,c_12054:n,c_12392:n,XI5/XI6/MNM0:g,c_12737:p,c_12363:n,XI5/XI6/MNM0:g,c_12740:p,c_12363:n,c_12370:n,c_12276:n,c_12276:n,c_12276:n,c_12276:n,c_12276:n,XI5/XI4/MPM0:g,XI5/XI6/MNM0:g,c_12293:n,XI5/XI6/MNM0:g,c_12305:n,c_12050:n,XI5/XI6/MNM0:g,c_12069:n,c_12740:p,XI5/XI6/MNM0:g,c_12758:p,c_12315:n,c_12363:n,c_12761:p,XI5/XI4/MPM0:g,XI5/XI4/MPM0:g,c_12370:n,c_12276:n,XI5/XI4/MPM0:g,c_12077:n,c_12276:n,c_12190:n,c_12117:n,c_12122:n,c_12190:n,c_12276:n,XI6/XI6/MNM0:g,c_12775:p,c_12274:n,XI6/XI6/MNM0:g,c_12778:p,c_12274:n,XI6/XI4/MPM0:g,XI6/XI6/MNM0:g,c_12121:n,XI6/XI6/MNM0:g,c_12143:n,c_12117:n,XI6/XI6/MNM0:g,c_12144:n,c_12778:p,XI6/XI6/MNM0:g,c_12326:n,c_12190:n,c_12274:n,c_12793:p,XI6/XI4/MPM0:g,XI6/XI4/MPM0:g,XI6/XI4/MPM0:g,c_12152:n,c_12004:n,c_12273:n,c_12273:n,c_12069:n,c_12392:n,c_12144:n,c_12276:n,c_12432:n,c_11981:n,c_11982:n,c_12003:n,c_12004:n,c_12045:n,c_12046:n,c_12432:n,c_12003:n,XI4/XI6/MNM0:g,c_12271:n,XI4/XI4/MPM0:g,c_12273:n,c_12273:n,c_12273:n,c_12293:n,c_12054:n,c_12305:n,c_12069:n,XI5/XI6/MNM0:g,XI5/XI4/MPM0:g,c_12190:n,c_12276:n,c_12121:n,c_12122:n,c_12143:n,c_12144:n,c_12189:n,c_12190:n,c_12276:n,c_12143:n,c_12274:n,c_12274:n,XI6/XI4/MPM0:g,c_11977:n,c_11982:n,c_12432:n,c_12271:n,c_12271:n,c_12050:n,c_12054:n,c_12117:n,c_12122:n,c_12190:n,c_12276:n,c_12274:n,c_12273:n,c_14187:n,c_14039:n,c_14079:n,c_14178:n,c_14080:n,XI4/XI5/MNM0:g,XI4/XI5/MNM0:g,c_14297:p,c_14103:n,c_14191:n,c_14297:p,XI4/XI0/XI0/MPM1:g,c_14302:p,c_14185:n,XI4/XI0/XI0/MPM1:g,c_14187:n,c_14306:p,c_13920:n,c_14308:p,c_14039:n,c_14190:n,c_14079:n,c_14079:n,c_14079:n,c_14178:n,c_14080:n,c_14080:n,c_14317:p,c_14040:n,NET022,c_14079:n,c_14079:n,c_14079:n,c_14074:n,c_14079:n,c_14035:n,c_14035:n,c_14018:n,XI6/XI5/MPM1:g,c_14035:n,c_14018:n,c_14039:n,c_14039:n,XI4/XI5/MNM0:g,XI4/XI5/MNM0:g,XI4/XI5/MNM0:g,XI4/XI5/MNM0:g,c_14044:n,c_14039:n,c_14039:n,c_14039:n,c_14281:p,c_14342:p,c_14342:p,c_14317:p,c_14018:n,XI6/XI5/MPM1:g,c_14035:n,c_14056:n,c_14281:p,c_14056:n,c_14281:p,XI4/XI5/MNM0:g,c_14302:p,XI4/XI0/XI0/MPM1:g,c_14102:n,c_14192:n,c_13918:n,c_13919:n,c_14308:p,c_14039:n,c_14297:p,c_14041:n,c_14187:n,c_14103:n,c_13920:n,c_14105:n,c_14308:p,c_14039:n,c_14039:n,c_14039:n,c_14039:n,c_14039:n,c_14039:n,c_14068:n,c_14069:n,c_14071:n,c_14074:n,c_14074:n,c_14074:n,c_14074:n,c_14079:n,c_14079:n,c_14079:n,c_14079:n,c_14079:n,c_14079:n,c_14080:n,c_14079:n,c_14178:n,c_14054:n,c_14056:n,c_14392:p,c_14080:n,c_14080:n,c_14342:p,c_14317:p,NET022,c_14281:p,c_14342:p,c_14035:n,c_14018:n,c_14035:n,c_14035:n,c_14039:n,c_14039:n,c_14039:n,c_14039:n,c_14074:n,c_14074:n,c_14074:n,c_14074:n,c_14074:n,c_14079:n,c_14079:n,c_14079:n,c_14079:n,c_14079:n,c_14079:n,c_14079:n,c_14079:n,c_14079:n,c_14079:n,c_14079:n,c_14850:n,XI5/XI5/MNM0:g,XI5/XI5/MNM0:g,c_14880:n,c_14929:n,c_14934:n,c_14880:n,XI5/XI0/XI0/MPM1:g,c_14876:n,c_14848:n,XI5/XI0/XI0/MPM1:g,c_14850:n,c_14851:n,c_14737:n,c_14932:n,XI5/XI5/MNM0:g,XI5/XI5/MNM0:g,XI5/XI5/MNM0:g,XI5/XI5/MNM0:g,XI5/XI5/MNM0:g,c_14876:n,XI5/XI0/XI0/MPM1:g,c_14926:n,c_14939:n,c_14735:n,c_14736:n,c_14880:n,c_14850:n,c_14929:n,c_14737:n,c_14952:n,c_14827:n,c_15537:p,XI6/XI5/MNM0:g,XI6/XI5/MNM0:g,c_15394:n,c_15442:n,c_15447:n,c_15394:n,c_15397:n,c_15537:p,c_15442:n,c_15275:n,c_15464:n,c_15394:n,XI6/XI0/XI0/MPM1:g,c_15390:n,c_15552:p,XI6/XI0/XI0/MPM1:g,c_15537:p,c_15444:n,c_15275:n,c_15445:n,XI6/XI5/MNM0:g,XI6/XI5/MNM0:g,XI6/XI5/MNM0:g,XI6/XI5/MNM0:g,c_15390:n,XI6/XI0/XI0/<text:soft-page-break/>MPM1:g,c_15439:n,c_15452:n,c_15273:n,c_15274:n,c_17343:n,c_17343:n,c_17343:n,c_17350:n,c_17350:n,c_17536:n,c_17352:n,c_17352:n,c_17352:n,c_17540:n,c_17540:n,c_17540:n,c_17449:n,XI4/XI0/XI1/MNM0:g,XI4/XI0/XI1/MNM0:g,c_17460:n,c_17468:n,c_17366:n,c_17366:n,c_17366:n,c_17373:n,c_17552:n,c_17552:n,c_17386:n,c_17386:n,c_17386:n,c_17557:n,c_17505:n,c_17424:n,c_17390:n,c_17390:n,c_17390:n,c_17390:n,c_17390:n,c_17390:n,c_17429:n,c_17429:n,c_17429:n,c_17516:n,c_17516:n,c_17516:n,c_17516:n,c_17392:n,c_17392:n,c_17407:n,c_17410:n,c_17410:n,c_17431:n,c_17431:n,c_17431:n,c_17393:n,c_17393:n,c_17432:n,c_17432:n,c_17432:n,c_17434:n,c_17434:n,c_17434:n,c_17434:n,c_17434:n,c_17434:n,c_17438:n,c_17438:n,c_17438:n,c_17438:n,c_17438:n,c_17438:n,c_17438:n,c_17438:n,c_17438:n,c_17438:n,c_17438:n,c_17442:n,c_17529:n,c_269:n,XI3/XI0/MNM1:s,c_269:n,XI3/XI0/MNM1:s,c_269:n,XI3/XI0/MNM1:s,c_269:n,c_269:n,c_879:n,c_679:n,c_881:n,c_772:n,c_881:n,c_695:n,c_885:n,c_879:n,c_769:n,c_781:n,c_687:n,XI4/XI1/XI1/MNM0:g,c_695:n,XI4/XI1/XI1/MNM0:g,XI4/XI2/MNM0:g,c_679:n,XI4/XI2/MNM0:g,c_761:n,c_881:n,c_772:n,c_899:n,c_900:n,c_901:n,c_695:n,c_722:n,c_879:n,c_769:n,c_781:n,c_687:n,c_1176:n,c_1139:n,c_1177:n,c_1139:n,c_1176:n,c_1224:n,c_1224:n,c_1227:n,c_1227:n,c_1304:n,XI4/XI1/XI1/MPM1:g,c_1227:n,c_1224:n,c_1231:n,c_1309:n,c_1310:n,c_1304:n,XI4/XI1/XI1/MPM1:g,c_1139:n,c_1139:n,c_1139:n,c_1304:n,XI4/XI1/XI1/MPM1:g,XI4/NET34,c_1607:n,c_1590:n,c_1609:n,c_1515:n,c_1611:n,c_1609:n,c_1613:n,XI4/XI1/XI0/MPM1:g,c_1613:n,c_1616:n,XI4/XI1/XI0/MPM1:g,c_1607:n,c_1619:n,c_1482:n,c_1621:n,c_1595:n,c_1597:n,c_1624:n,c_1625:n,XI4/XI3/MPM1:g,c_1627:n,c_1625:n,XI4/XI3/MPM1:g,c_1588:n,c_1625:n,XI4/XI3/MPM1:g,c_1505:n,c_1613:n,XI4/XI1/XI0/MPM1:g,c_1514:n,c_1574:n,c_1503:n,c_1504:n,c_1609:n,c_1515:n,c_1529:n,c_1607:n,c_1482:n,c_1520:n,c_1969:n,c_1968:n,c_2042:n,c_1951:n,c_2042:n,c_2036:n,XI4/XI0/XI1/MPM1:g,c_1973:n,c_2048:n,c_1969:n,c_2050:n,c_2036:n,XI4/XI0/XI1/MPM1:g,c_1983:n,c_1967:n,c_1969:n,c_1973:n,c_1939:n,c_2036:n,XI4/XI0/XI1/MPM1:g,c_1973:n,c_1974:n,c_1939:n,c_2282:n,c_2282:n,c_2283:n,c_2206:n,c_2277:n,c_2300:n,XI4/XI2/MPM1:g,c_2254:n,c_2283:n,c_2285:n,c_2287:n,c_2261:n,c_2300:n,XI4/XI3/MNM0:g,c_2206:n,XI4/XI2/MPM1:g,c_2311:n,c_2312:n,c_2259:n,c_2244:n,c_2261:n,c_2254:n,c_2282:n,c_2264:n,XI4/X</text:p>
      <text:p text:style-name="Standard">I3/MNM0:g,c_2278:n,c_2254:n,c_2312:n,c_2244:n,c_2261:n,c_2312:n,c_2244:n,c_2261:n,c_2244:n,c_2254:n,c_2244:n,c_2253:n,c_2226:n,c_2244:n,c_2264:n,c_2261:n,c_2300:n,c_2205:n,c_2338:n,c_2206:n,XI4/XI2/MPM1:g,c_2228:n,c_2283:n,c_2229:n,c_2285:n,c_2287:n,c_2244:n,c_2281:n,c_2282:n,c_2504:n,c_2603:n,c_2506:n,c_2603:n,c_2504:n,c_2529:n,XI4/XI1/XI0/MNM0:g,c_2529:n,c_2603:n,XI4/XI1/XI0/MNM0:g,c_2603:n,c_2600:n,c_2601:n,c_2529:n,c_2603:n,c_2625:n,c_2517:n,c_2791:n,c_2804:n,XI4/NET33,c_2804:n,c_2755:n,XI4/XI0/XI0/MNM0:g,c_2755:n,c_2810:n,c_2791:n,c_2747:n,XI4/XI0/XI0/MNM0:g,c_2768:n,c_2804:n,c_2816:n,c_2791:n,c_2769:n,c_2756:n,c_2747:n,XI4/NET33,c_2788:n,c_2789:n,c_2755:n,c_2781:n,c_1:n,XI4/XI5/MNM1:s,c_1:n,c_1:n,XI4/XI5/MNM1:s,c_1:n,XI4/XI5/MNM1:s,c_21:n,XI4/XI5/MNM2:s,c_21:n,c_41:n,XI4/XI6/MNM1:s,c_41:n,c_41:n,XI4/XI6/MNM1:s,c_41:n,XI4/XI6/MNM1:s,c_62:n,XI4/XI6/MNM2:s,c_62:n,c_288:n,XI4/XI2/MNM1:s,c_288:n,XI4/XI2/MNM1:s,c_288:n,XI4/XI2/MNM1:s,c_288:n,c_288:n,c_311:n,XI4/XI3/MNM1:s,c_311:n,XI4/XI3/MNM1:s,c_311:n,XI4/XI3/MNM1:s,c_311:n,c_311:n,c_427:n,XI4/XI1/XI0/MNM1:s,c_427:n,XI4/XI1/XI0/MNM1:s,c_427:n,XI4/XI1/XI0/MNM1:s,c_427:n,c_427:n,c_448:n,XI4/XI1/XI1/MNM1:s,c_448:n,XI4/XI1/XI1/MNM1:s,c_448:n,XI4/XI1/XI1/MNM1:s,c_448:n,c_448:n,c_467:n,XI4/XI0/XI0/MNM1:s,c_467:n,XI4/XI0/XI0/<text:soft-page-break/>MNM1:s,c_467:n,XI4/XI0/XI0/MNM1:s,c_467:n,c_467:n,c_488:n,XI4/XI0/XI1/MNM1:s,c_488:n,XI4/XI0/XI1/MNM1:s,c_488:n,XI4/XI0/XI1/MNM1:s,c_488:n,c_488:n,c_3032:n,c_2946:n,c_3160:n,c_3052:n,c_3160:n,c_2962:n,c_3030:n,c_3032:n,c_3051:n,c_3061:n,c_2954:n,XI5/XI1/XI1/MNM0:g,c_2962:n,XI5/XI1/XI1/MNM0:g,XI5/XI2/MNM0:g,c_2946:n,XI5/XI2/MNM0:g,c_3034:n,c_3160:n,c_3052:n,c_3178:n,c_3045:n,c_3180:n,c_2962:n,c_3032:n,c_3051:n,c_3061:n,c_2954:n,c_3439:n,c_3409:n,c_3440:n,c_3409:n,c_3439:n,c_3476:n,c_3476:n,c_3556:n,c_3556:n,c_3488:n,XI5/XI1/XI1/MPM1:g,c_3556:n,c_3476:n,c_3559:n,c_3654:n,c_3655:n,c_3488:n,XI5/XI1/XI1/MPM1:g,c_3409:n,c_3488:n,XI5/XI1/XI1/MPM1:g,XI5/NET34,c_3832:n,c_3868:n,c_3970:n,c_3860:n,c_3972:n,c_3970:n,c_3839:n,XI5/XI1/XI0/MPM1:g,c_3839:n,c_3830:n,XI5/XI1/XI0/MPM1:g,c_3832:n,c_3980:n,c_3802:n,c_3834:n,c_3879:n,c_3984:n,c_3846:n,XI5/XI3/MPM1:g,c_3835:n,c_3846:n,XI5/XI3/MPM1:g,c_3947:n,c_3846:n,XI5/XI3/MPM1:g,c_3825:n,c_3839:n,XI5/XI1/XI0/MPM1:g,c_3908:n,c_3862:n,c_3823:n,c_3824:n,c_3970:n,c_3860:n,c_3889:n,c_3832:n,c_3802:n,c_3866:n,c_4277:n,c_4408:n,c_4311:n,c_4408:n,c_4280:n,c_4333:n,XI5/XI0/XI1/MPM1:g,c_4280:n,c_4276:n,c_4277:n,c_4329:n,c_4352:n,c_4354:n,c_4332:n,c_4333:n,XI5/XI0/XI1/MPM1:g,c_4279:n,c_4351:n,c_4328:n,c_4277:n,c_4280:n,c_4280:n,c_4333:n,XI5/XI0/XI1/MPM1:g,c_4280:n,c_4319:n,c_4332:n,c_4332:n,c_4668:n,c_4668:n,c_4669:n,c_4565:n,c_4663:n,c_4606:n,XI5/XI2/MPM1:g,c_4611:n,c_4669:n,c_4615:n,c_4618:n,c_4647:n,c_4606:n,XI5/XI3/MNM0:g,c_4565:n,XI5/XI2/MPM1:g,c_4601:n,c_4700:n,c_4645:n,c_4604:n,c_4647:n,c_4611:n,c_4668:n,c_4605:n,XI5/XI3/MNM0:g,c_4664:n,c_4611:n,c_4700:n,c_4604:n,c_4647:n,c_4700:n,c_4604:n,c_4647:n,c_4604:n,c_4611:n,c_4604:n,c_4612:n,c_4585:n,c_4604:n,c_4605:n,c_4647:n,c_4606:n,c_4564:n,c_4609:n,c_4565:n,XI5/XI2/MPM1:g,c_4587:n,c_4669:n,c_4588:n,c_4615:n,c_4618:n,c_4604:n,c_4603:n,c_4668:n,c_4926:n,c_4930:n,c_4927:n,c_4930:n,c_4926:n,c_4896:n,XI5/XI1/XI0/MNM0:g,c_4896:n,c_4930:n,XI5/XI1/XI0/MNM0:g,c_4930:n,c_4935:n,c_4936:n,c_4896:n,c_4930:n,c_4967:n,c_4884:n,c_5157:n,c_5239:n,XI5/NET33,c_5239:n,c_5132:n,XI5/XI0/XI0/MNM0:g,c_5132:n,c_5156:n,c_5157:n,c_5124:n,XI5/XI0/XI0/MNM0:g,c_5145:n,c_5239:n,c_5157:n,c_5146:n,c_5124:n,XI5/NET33,c_5172:n,c_5217:n,c_5132:n,c_5190:n,c_83:n,XI5/XI5/MNM1:s,c_83:n,c_83:n,XI5/XI5/MNM1:s,c_83:n,XI5/XI5/MNM1:s,c_107:n,XI5/XI5/MNM2:s,c_130:n,XI5/XI6/MNM1:s,c_130:n,c_130:n,XI5/XI6/MNM1:s,c_130:n,XI5/XI6/MNM1:s,c_154:n,XI5/XI6/MNM2:s,c_154:n,c_331:n,XI5/XI2/MNM1:s,c_331:n,XI5/XI2/MNM1:s,c_331:n,XI5/XI2/MNM1:s,c_331:n,c_331:n,c_358:n,XI5/XI3/MNM1:s,c_358:n,XI5/XI3/MNM1:s,c_358:n,XI5/XI3/MNM1:s,c_358:n,c_358:n,c_507:n,XI5/XI1/XI0/MNM1:s,c_507:n,XI5/XI1/XI0/MNM1:s,c_507:n,XI5/XI1/XI0/MNM1:s,c_507:n,c_507:n,c_530:n,XI5/XI1/XI1/MNM1:s,c_530:n,XI5/XI1/XI1/MNM1:s,c_530:n,XI5/XI1/XI1/MNM1:s,c_530:n,c_530:n,c_551:n,XI5/XI0/XI0/MNM1:s,c_551:n,XI5/XI0/XI0/MNM1:s,c_551:n,XI5/XI0/XI0/MNM1:s,c_551:n,c_551:n,c_574:n,XI5/XI0/XI1/MNM1:s,c_574:n,XI5/XI0/XI1/MNM1:s,c_574:n,XI5/XI0/XI1/MNM1:s,c_574:n,c_574:n,c_5426:n,c_5340:n,c_5531:n,c_5450:n,c_5531:n,c_5356:n,c_5430:n,c_5426:n,c_5461:n,c_5451:n,c_5348:n,XI6/XI1/XI1/MNM0:g,c_5356:n,XI6/XI1/XI1/MNM0:g,XI6/XI2/MNM0:g,c_5340:n,XI6/XI2/MNM0:g,c_5421:n,c_5547:n,c_5548:n,c_5549:n,c_5356:n,c_5383:n,c_5426:n,c_5461:n,c_5451:n,c_5348:n,c_5531:n,c_5450:n,c_5921:n,c_5782:n,c_5908:n,c_5782:n,c_5921:n,c_5815:n,c_5815:n,c_5866:n,c_5866:n,c_5825:n,XI6/XI1/XI1/MPM1:g,c_5866:n,c_5815:n,c_5833:n,c_5980:n,c_5981:n,c_5825:n,XI6/XI1/XI1/MPM1:g,c_5782:n,c_5782:n,c_5825:n,XI6/XI1/XI1/MPM1:g,XI6/<text:soft-page-break/>NET34,c_5782:n,c_6183:n,c_6202:n,c_6285:n,c_6234:n,c_6287:n,c_6285:n,c_6181:n,XI6/XI1/XI0/MPM1:g,c_6181:n,c_6195:n,XI6/XI1/XI0/MPM1:g,c_6183:n,c_6199:n,c_6139:n,c_6297:n,c_6170:n,c_6188:n,XI6/XI3/MPM1:g,c_6200:n,c_6188:n,XI6/XI3/MPM1:g,c_6201:n,c_6181:n,XI6/XI1/XI0/MPM1:g,c_6233:n,c_6264:n,c_6160:n,c_6161:n,c_6214:n,c_6183:n,c_6139:n,c_6240:n,c_6285:n,c_6234:n,c_6188:n,XI6/XI3/MPM1:g,c_6162:n,c_6162:n,c_6616:n,c_6688:n,c_6669:n,c_6688:n,c_6691:n,XI6/XI0/XI1/MPM1:g,c_6595:n,c_6642:n,c_6643:n,c_6691:n,XI6/XI0/XI1/MPM1:g,c_6595:n,c_6619:n,c_6616:n,c_6701:n,c_6595:n,c_6616:n,c_6931:n,c_6931:n,c_6933:n,c_6828:n,c_6878:n,c_6862:n,XI6/XI2/MPM1:g,c_6867:n,c_6933:n,c_6871:n,c_6874:n,c_6887:n,c_6862:n,XI6/XI3/MNM0:g,c_6828:n,XI6/XI2/MPM1:g,c_6879:n,c_6877:n,c_6905:n,c_6872:n,c_6887:n,c_6867:n,c_6931:n,c_6873:n,XI6/XI3/MNM0:g,c_6880:n,c_6867:n,c_6877:n,c_6872:n,c_6887:n,c_6877:n,c_6872:n,c_6887:n,c_6872:n,c_6867:n,c_6872:n,c_6867:n,c_6868:n,c_6848:n,c_6931:n,c_6872:n,c_6873:n,c_6887:n,c_6862:n,c_6827:n,c_6865:n,c_6828:n,XI6/XI2/MPM1:g,c_6850:n,c_6933:n,c_6851:n,c_6871:n,c_6874:n,c_7126:n,c_7184:n,c_7128:n,c_7184:n,c_7126:n,c_7151:n,XI6/XI1/XI0/MNM0:g,c_7151:n,c_7184:n,XI6/XI1/XI0/MNM0:g,c_7181:n,c_7182:n,c_7151:n,c_7184:n,c_7213:n,c_7139:n,c_7184:n,c_7438:n,c_7457:n,XI6/NET33,c_7457:n,c_7371:n,XI6/XI0/XI0/MNM0:g,c_7371:n,c_7442:n,c_7438:n,c_7363:n,XI6/XI0/XI0/MNM0:g,c_7416:n,c_7438:n,c_7385:n,c_7363:n,c_7409:n,c_7423:n,c_7371:n,c_7417:n,c_7372:n,c_7384:n,c_7457:n,XI6/NET33,c_179:n,XI6/XI5/MNM1:s,c_179:n,c_179:n,XI6/XI5/MNM1:s,c_179:n,XI6/XI5/MNM1:s,c_203:n,XI6/XI5/MNM2:s,c_203:n,c_225:n,XI6/XI6/MNM1:s,c_225:n,c_225:n,XI6/XI6/MNM1:s,c_225:n,XI6/XI6/MNM1:s,c_247:n,XI6/XI6/MNM2:s,c_247:n,c_381:n,XI6/XI2/MNM1:s,c_381:n,XI6/XI2/MNM1:s,c_381:n,XI6/XI2/MNM1:s,c_381:n,c_381:n,c_405:n,XI6/XI3/MNM1:s,c_405:n,XI6/XI3/MNM1:s,c_405:n,XI6/XI3/MNM1:s,c_405:n,c_405:n,c_596:n,XI6/XI1/XI0/MNM1:s,c_596:n,XI6/XI1/XI0/MNM1:s,c_596:n,XI6/XI1/XI0/MNM1:s,c_596:n,c_596:n,c_618:n,XI6/XI1/XI1/MNM1:s,c_618:n,XI6/XI1/XI1/MNM1:s,c_618:n,XI6/XI1/XI1/MNM1:s,c_618:n,c_618:n,c_638:n,XI6/XI0/XI0/MNM1:s,c_638:n,XI6/XI0/XI0/MNM1:s,c_638:n,XI6/XI0/XI0/MNM1:s,c_638:n,c_638:n,c_657:n,XI6/XI0/XI1/MNM1:s,c_657:n,c_657:n,XI6/XI0/XI1/MNM1:s,c_657:n,XI6/XI0/XI1/MNM1:s,c_657:n</text:p>
      <text:p text:style-name="Standard"><text:s text:c="12"/>- Intrinsic Capacitance</text:p>
      <text:p text:style-name="Standard"><text:s text:c="15"/>1.34142e-15</text:p>
      <text:p text:style-name="Standard"><text:s text:c="12"/>- Coupled capacitance</text:p>
      <text:p text:style-name="Standard"><text:s text:c="15"/>4.78974e-19 <text:s text:c="2"/>netid: XI4/XI6/MNM1:g</text:p>
      <text:p text:style-name="Standard"><text:s text:c="16"/>2.2802e-18 <text:s text:c="2"/>netid: XI4/XI6/MNM1:g</text:p>
      <text:p text:style-name="Standard"><text:s text:c="16"/>3.5933e-18 <text:s text:c="2"/>netid: XI4/XI6/MPM1:g</text:p>
      <text:p text:style-name="Standard"><text:s text:c="15"/>1.56542e-17 <text:s text:c="2"/>netid: XI4/XI6/MNM1:g</text:p>
      <text:p text:style-name="Standard"><text:s text:c="15"/>2.36925e-18 <text:s text:c="2"/>netid: XI4/XI6/MNM1:g</text:p>
      <text:p text:style-name="Standard"><text:s text:c="15"/>2.71372e-19 <text:s text:c="2"/>netid: c_8519:p</text:p>
      <text:p text:style-name="Standard"><text:s text:c="15"/>2.71372e-19 <text:s text:c="2"/>netid: c_8520:p</text:p>
      <text:p text:style-name="Standard"><text:s text:c="15"/>2.62795e-19 <text:s text:c="2"/>netid: c_8100:p</text:p>
      <text:p text:style-name="Standard"><text:s text:c="15"/>3.21476e-19 <text:s text:c="2"/>netid: c_8086:p</text:p>
      <text:p text:style-name="Standard"><text:s text:c="16"/>2.3563e-19 <text:s text:c="2"/>netid: c_8523:p</text:p>
      <text:p text:style-name="Standard"><text:s text:c="15"/>2.71155e-19 <text:s text:c="2"/>netid: c_8524:p</text:p>
      <text:p text:style-name="Standard"><text:s text:c="15"/>6.30119e-19 <text:s text:c="2"/>netid: XI4/XI6/MNM1:g</text:p>
      <text:p text:style-name="Standard"><text:s text:c="15"/>1.10327e-18 <text:s text:c="2"/>netid: XI4/XI6/MPM1:g</text:p>
      <text:p text:style-name="Standard"><text:s text:c="15"/>1.84646e-17 <text:s text:c="2"/>netid: XI4/XI6/MNM1:g</text:p>
      <text:p text:style-name="Standard"><text:s text:c="15"/>4.00475e-18 <text:s text:c="2"/>netid: XI4/XI6/MNM1:g</text:p>
      <text:p text:style-name="Standard"><text:s text:c="16"/>3.5324e-19 <text:s text:c="2"/>netid: c_8529:p</text:p>
      <text:p text:style-name="Standard"><text:soft-page-break/><text:s text:c="16"/>3.5324e-19 <text:s text:c="2"/>netid: c_8530:p</text:p>
      <text:p text:style-name="Standard"><text:s text:c="15"/>3.37994e-19 <text:s text:c="2"/>netid: c_7711:p</text:p>
      <text:p text:style-name="Standard"><text:s text:c="15"/>3.53242e-19 <text:s text:c="2"/>netid: c_7718:p</text:p>
      <text:p text:style-name="Standard"><text:s text:c="15"/>3.53261e-19 <text:s text:c="2"/>netid: c_8533:p</text:p>
      <text:p text:style-name="Standard"><text:s text:c="16"/>3.5324e-19 <text:s text:c="2"/>netid: c_8534:p</text:p>
      <text:p text:style-name="Standard"><text:s text:c="15"/>5.23586e-19 <text:s text:c="2"/>netid: XI6/XI6/MNM1:g</text:p>
      <text:p text:style-name="Standard"><text:s text:c="15"/>3.05134e-18 <text:s text:c="2"/>netid: XI6/XI6/MNM1:g</text:p>
      <text:p text:style-name="Standard"><text:s text:c="15"/>3.64647e-18 <text:s text:c="2"/>netid: XI6/XI6/MPM1:g</text:p>
      <text:p text:style-name="Standard"><text:s text:c="15"/>1.50137e-17 <text:s text:c="2"/>netid: XI6/XI6/MNM1:g</text:p>
      <text:p text:style-name="Standard"><text:s text:c="15"/>2.36925e-18 <text:s text:c="2"/>netid: XI6/XI6/MNM1:g</text:p>
      <text:p text:style-name="Standard"><text:s text:c="15"/>2.71372e-19 <text:s text:c="2"/>netid: c_8540:p</text:p>
      <text:p text:style-name="Standard"><text:s text:c="15"/>2.71372e-19 <text:s text:c="2"/>netid: c_8541:p</text:p>
      <text:p text:style-name="Standard"><text:s text:c="15"/>2.62795e-19 <text:s text:c="2"/>netid: c_7598:p</text:p>
      <text:p text:style-name="Standard"><text:s text:c="16"/>3.2148e-19 <text:s text:c="2"/>netid: c_7605:p</text:p>
      <text:p text:style-name="Standard"><text:s text:c="16"/>2.3563e-19 <text:s text:c="2"/>netid: c_8544:p</text:p>
      <text:p text:style-name="Standard"><text:s text:c="15"/>2.71155e-19 <text:s text:c="2"/>netid: c_8545:p</text:p>
      <text:p text:style-name="Standard"><text:s text:c="15"/>6.30119e-19 <text:s text:c="2"/>netid: XI6/XI6/MNM1:g</text:p>
      <text:p text:style-name="Standard"><text:s text:c="15"/>1.10327e-18 <text:s text:c="2"/>netid: XI6/XI6/MPM1:g</text:p>
      <text:p text:style-name="Standard"><text:s text:c="15"/>1.85291e-17 <text:s text:c="2"/>netid: XI6/XI6/MNM1:g</text:p>
      <text:p text:style-name="Standard"><text:s text:c="15"/>4.00507e-18 <text:s text:c="2"/>netid: XI6/XI6/MNM1:g</text:p>
      <text:p text:style-name="Standard"><text:s text:c="15"/>3.53242e-19 <text:s text:c="2"/>netid: c_7557:p</text:p>
      <text:p text:style-name="Standard"><text:s text:c="15"/>2.39045e-18 <text:s text:c="2"/>netid: c_7573:p</text:p>
      <text:p text:style-name="Standard"><text:s text:c="15"/>2.08306e-17 <text:s text:c="2"/>netid: XI4/XI6/MNM1:g</text:p>
      <text:p text:style-name="Standard"><text:s text:c="15"/>1.79774e-17 <text:s text:c="2"/>netid: XI4/XI6/MNM1:g</text:p>
      <text:p text:style-name="Standard"><text:s text:c="15"/>2.06828e-18 <text:s text:c="2"/>netid: XI4/XI6/MPM1:g</text:p>
      <text:p text:style-name="Standard"><text:s text:c="15"/>1.70072e-17 <text:s text:c="2"/>netid: XI4/XI6/MNM1:g</text:p>
      <text:p text:style-name="Standard"><text:s text:c="15"/>4.10035e-18 <text:s text:c="2"/>netid: XI4/XI6/MNM1:g</text:p>
      <text:p text:style-name="Standard"><text:s text:c="16"/>5.9068e-19 <text:s text:c="2"/>netid: c_7567:p</text:p>
      <text:p text:style-name="Standard"><text:s text:c="15"/>2.16168e-19 <text:s text:c="2"/>netid: c_7658:p</text:p>
      <text:p text:style-name="Standard"><text:s text:c="15"/>1.90378e-17 <text:s text:c="2"/>netid: XI6/XI6/MNM1:g</text:p>
      <text:p text:style-name="Standard"><text:s text:c="15"/>1.90378e-17 <text:s text:c="2"/>netid: XI6/XI6/MNM1:g</text:p>
      <text:p text:style-name="Standard"><text:s text:c="15"/>1.36036e-17 <text:s text:c="2"/>netid: XI6/XI6/MNM1:g</text:p>
      <text:p text:style-name="Standard"><text:s text:c="15"/>1.54571e-17 <text:s text:c="2"/>netid: XI6/XI6/MNM1:g</text:p>
      <text:p text:style-name="Standard"><text:s text:c="15"/>1.47494e-17 <text:s text:c="2"/>netid: XI6/XI6/MNM1:g</text:p>
      <text:p text:style-name="Standard"><text:s text:c="15"/>3.46123e-18 <text:s text:c="2"/>netid: XI6/XI6/MNM1:g</text:p>
      <text:p text:style-name="Standard"><text:s text:c="15"/>2.08306e-17 <text:s text:c="2"/>netid: XI4/XI6/MNM1:g</text:p>
      <text:p text:style-name="Standard"><text:s text:c="15"/>1.36036e-17 <text:s text:c="2"/>netid: XI4/XI6/MNM1:g</text:p>
      <text:p text:style-name="Standard"><text:s text:c="15"/>9.94149e-19 <text:s text:c="2"/>netid: c_9613:p</text:p>
      <text:p text:style-name="Standard"><text:s text:c="15"/>5.31765e-18 <text:s text:c="2"/>netid: c_9672:p</text:p>
      <text:p text:style-name="Standard"><text:s text:c="15"/>1.79175e-18 <text:s text:c="2"/>netid: c_9662:p</text:p>
      <text:p text:style-name="Standard"><text:s text:c="15"/>1.13971e-18 <text:s text:c="2"/>netid: c_9672:p</text:p>
      <text:p text:style-name="Standard"><text:s text:c="15"/>3.47873e-19 <text:s text:c="2"/>netid: c_9622:p</text:p>
      <text:p text:style-name="Standard"><text:s text:c="15"/>5.45131e-18 <text:s text:c="2"/>netid: c_9613:p</text:p>
      <text:p text:style-name="Standard"><text:s text:c="15"/>1.40641e-18 <text:s text:c="2"/>netid: c_9608:n</text:p>
      <text:p text:style-name="Standard"><text:s text:c="15"/>1.44676e-18 <text:s text:c="2"/>netid: XI3/NET15</text:p>
      <text:p text:style-name="Standard"><text:s text:c="15"/>2.04404e-18 <text:s text:c="2"/>netid: XI3/NET15</text:p>
      <text:p text:style-name="Standard"><text:s text:c="16"/>2.5799e-18 <text:s text:c="2"/>netid: XI3/NET15</text:p>
      <text:p text:style-name="Standard"><text:s text:c="15"/>1.02759e-18 <text:s text:c="2"/>netid: XI3/NET15</text:p>
      <text:p text:style-name="Standard"><text:s text:c="15"/>2.39673e-18 <text:s text:c="2"/>netid: c_9598:n</text:p>
      <text:p text:style-name="Standard"><text:s text:c="15"/>8.65809e-19 <text:s text:c="2"/>netid: c_9672:p</text:p>
      <text:p text:style-name="Standard"><text:s text:c="15"/>7.94352e-19 <text:s text:c="2"/>netid: c_9662:p</text:p>
      <text:p text:style-name="Standard"><text:s text:c="15"/>1.19704e-18 <text:s text:c="2"/>netid: XI3/NET15</text:p>
      <text:p text:style-name="Standard"><text:soft-page-break/><text:s text:c="15"/>3.17556e-18 <text:s text:c="2"/>netid: c_9613:p</text:p>
      <text:p text:style-name="Standard"><text:s text:c="15"/>6.40117e-19 <text:s text:c="2"/>netid: c_9646:p</text:p>
      <text:p text:style-name="Standard"><text:s text:c="16"/>3.7709e-19 <text:s text:c="2"/>netid: c_9619:p</text:p>
      <text:p text:style-name="Standard"><text:s text:c="16"/>8.2001e-19 <text:s text:c="2"/>netid: c_9634:p</text:p>
      <text:p text:style-name="Standard"><text:s text:c="16"/>1.9868e-18 <text:s text:c="2"/>netid: c_9608:n</text:p>
      <text:p text:style-name="Standard"><text:s text:c="15"/>4.67417e-19 <text:s text:c="2"/>netid: XI3/NET15</text:p>
      <text:p text:style-name="Standard"><text:s text:c="15"/>4.13341e-18 <text:s text:c="2"/>netid: c_10081:p</text:p>
      <text:p text:style-name="Standard"><text:s text:c="16"/>1.2185e-18 <text:s text:c="2"/>netid: c_9926:p</text:p>
      <text:p text:style-name="Standard"><text:s text:c="15"/>2.33127e-18 <text:s text:c="2"/>netid: c_9988:p</text:p>
      <text:p text:style-name="Standard"><text:s text:c="16"/>1.4151e-17 <text:s text:c="2"/>netid: c_9924:p</text:p>
      <text:p text:style-name="Standard"><text:s text:c="15"/>3.55703e-18 <text:s text:c="2"/>netid: XI5/XI5/MPM1:g</text:p>
      <text:p text:style-name="Standard"><text:s text:c="16"/>1.4886e-18 <text:s text:c="2"/>netid: c_10030:p</text:p>
      <text:p text:style-name="Standard"><text:s text:c="15"/>2.00937e-18 <text:s text:c="2"/>netid: c_9926:p</text:p>
      <text:p text:style-name="Standard"><text:s text:c="15"/>2.36925e-18 <text:s text:c="2"/>netid: c_9924:p</text:p>
      <text:p text:style-name="Standard"><text:s text:c="15"/>4.75644e-19 <text:s text:c="2"/>netid: c_9871:p</text:p>
      <text:p text:style-name="Standard"><text:s text:c="15"/>2.33127e-18 <text:s text:c="2"/>netid: c_9871:p</text:p>
      <text:p text:style-name="Standard"><text:s text:c="15"/>1.41557e-17 <text:s text:c="2"/>netid: c_9869:p</text:p>
      <text:p text:style-name="Standard"><text:s text:c="15"/>3.55703e-18 <text:s text:c="2"/>netid: XI5/XI6/MPM1:g</text:p>
      <text:p text:style-name="Standard"><text:s text:c="15"/>1.48908e-18 <text:s text:c="2"/>netid: c_9871:p</text:p>
      <text:p text:style-name="Standard"><text:s text:c="15"/>2.36925e-18 <text:s text:c="2"/>netid: c_9869:p</text:p>
      <text:p text:style-name="Standard"><text:s text:c="15"/>2.00949e-19 <text:s text:c="2"/>netid: c_9872:p</text:p>
      <text:p text:style-name="Standard"><text:s text:c="15"/>1.00701e-18 <text:s text:c="2"/>netid: c_9872:p</text:p>
      <text:p text:style-name="Standard"><text:s text:c="15"/>1.11997e-18 <text:s text:c="2"/>netid: c_9823:n</text:p>
      <text:p text:style-name="Standard"><text:s text:c="15"/>6.32642e-19 <text:s text:c="2"/>netid: c_9937:p</text:p>
      <text:p text:style-name="Standard"><text:s text:c="16"/>7.6139e-18 <text:s text:c="2"/>netid: c_9869:p</text:p>
      <text:p text:style-name="Standard"><text:s text:c="15"/>1.10327e-18 <text:s text:c="2"/>netid: XI5/XI6/MPM1:g</text:p>
      <text:p text:style-name="Standard"><text:s text:c="15"/>2.82642e-19 <text:s text:c="2"/>netid: c_9871:p</text:p>
      <text:p text:style-name="Standard"><text:s text:c="15"/>4.17894e-18 <text:s text:c="2"/>netid: c_10000:p</text:p>
      <text:p text:style-name="Standard"><text:s text:c="15"/>6.31712e-18 <text:s text:c="2"/>netid: c_9937:p</text:p>
      <text:p text:style-name="Standard"><text:s text:c="15"/>2.53405e-19 <text:s text:c="2"/>netid: c_9900:p</text:p>
      <text:p text:style-name="Standard"><text:s text:c="15"/>8.74835e-19 <text:s text:c="2"/>netid: c_10000:p</text:p>
      <text:p text:style-name="Standard"><text:s text:c="15"/>3.13023e-18 <text:s text:c="2"/>netid: c_9937:p</text:p>
      <text:p text:style-name="Standard"><text:s text:c="15"/>1.11254e-18 <text:s text:c="2"/>netid: c_9901:p</text:p>
      <text:p text:style-name="Standard"><text:s text:c="16"/>2.8858e-19 <text:s text:c="2"/>netid: c_9941:p</text:p>
      <text:p text:style-name="Standard"><text:s text:c="15"/>1.08904e-18 <text:s text:c="2"/>netid: c_9872:p</text:p>
      <text:p text:style-name="Standard"><text:s text:c="15"/>1.00252e-18 <text:s text:c="2"/>netid: c_9872:p</text:p>
      <text:p text:style-name="Standard"><text:s text:c="15"/>9.09748e-19 <text:s text:c="2"/>netid: c_9872:p</text:p>
      <text:p text:style-name="Standard"><text:s text:c="15"/>1.01277e-18 <text:s text:c="2"/>netid: c_9872:p</text:p>
      <text:p text:style-name="Standard"><text:s text:c="15"/>1.03356e-18 <text:s text:c="2"/>netid: c_9823:n</text:p>
      <text:p text:style-name="Standard"><text:s text:c="17"/>5.919e-19 <text:s text:c="2"/>netid: c_9813:n</text:p>
      <text:p text:style-name="Standard"><text:s text:c="15"/>2.04695e-18 <text:s text:c="2"/>netid: c_9768:n</text:p>
      <text:p text:style-name="Standard"><text:s text:c="15"/>1.45837e-18 <text:s text:c="2"/>netid: c_9777:n</text:p>
      <text:p text:style-name="Standard"><text:s text:c="15"/>1.40611e-18 <text:s text:c="2"/>netid: c_9813:n</text:p>
      <text:p text:style-name="Standard"><text:s text:c="15"/>5.79511e-19 <text:s text:c="2"/>netid: c_9966:p</text:p>
      <text:p text:style-name="Standard"><text:s text:c="15"/>3.44275e-18 <text:s text:c="2"/>netid: c_10208:p</text:p>
      <text:p text:style-name="Standard"><text:s text:c="15"/>5.43267e-19 <text:s text:c="2"/>netid: c_9969:p</text:p>
      <text:p text:style-name="Standard"><text:s text:c="15"/>1.81046e-18 <text:s text:c="2"/>netid: c_9813:n</text:p>
      <text:p text:style-name="Standard"><text:s text:c="15"/>2.48557e-19 <text:s text:c="2"/>netid: c_9768:n</text:p>
      <text:p text:style-name="Standard"><text:s text:c="15"/>1.03987e-18 <text:s text:c="2"/>netid: c_9775:n</text:p>
      <text:p text:style-name="Standard"><text:s text:c="15"/>4.42187e-18 <text:s text:c="2"/>netid: c_10213:p</text:p>
      <text:p text:style-name="Standard"><text:s text:c="15"/>2.71041e-18 <text:s text:c="2"/>netid: c_9809:n</text:p>
      <text:p text:style-name="Standard"><text:s text:c="15"/>1.21047e-18 <text:s text:c="2"/>netid: c_10016:p</text:p>
      <text:p text:style-name="Standard"><text:soft-page-break/><text:s text:c="15"/>1.43026e-17 <text:s text:c="2"/>netid: c_10018:p</text:p>
      <text:p text:style-name="Standard"><text:s text:c="15"/>1.06467e-18 <text:s text:c="2"/>netid: c_9823:n</text:p>
      <text:p text:style-name="Standard"><text:s text:c="15"/>1.44562e-17 <text:s text:c="2"/>netid: c_10018:p</text:p>
      <text:p text:style-name="Standard"><text:s text:c="15"/>1.06327e-18 <text:s text:c="2"/>netid: c_9966:p</text:p>
      <text:p text:style-name="Standard"><text:s text:c="15"/>4.41909e-18 <text:s text:c="2"/>netid: c_10220:p</text:p>
      <text:p text:style-name="Standard"><text:s text:c="15"/>8.23322e-19 <text:s text:c="2"/>netid: c_10221:p</text:p>
      <text:p text:style-name="Standard"><text:s text:c="15"/>1.89889e-18 <text:s text:c="2"/>netid: c_10165:p</text:p>
      <text:p text:style-name="Standard"><text:s text:c="15"/>1.13971e-18 <text:s text:c="2"/>netid: c_10220:p</text:p>
      <text:p text:style-name="Standard"><text:s text:c="15"/>2.38307e-18 <text:s text:c="2"/>netid: c_9791:n</text:p>
      <text:p text:style-name="Standard"><text:s text:c="15"/>3.07022e-18 <text:s text:c="2"/>netid: c_10098:p</text:p>
      <text:p text:style-name="Standard"><text:s text:c="15"/>2.86732e-18 <text:s text:c="2"/>netid: c_10080:p</text:p>
      <text:p text:style-name="Standard"><text:s text:c="15"/>9.88058e-18 <text:s text:c="2"/>netid: c_10081:p</text:p>
      <text:p text:style-name="Standard"><text:s text:c="15"/>1.76528e-18 <text:s text:c="2"/>netid: c_9821:n</text:p>
      <text:p text:style-name="Standard"><text:s text:c="15"/>1.36243e-17 <text:s text:c="2"/>netid: c_10229:p</text:p>
      <text:p text:style-name="Standard"><text:s text:c="15"/>4.53366e-18 <text:s text:c="2"/>netid: c_10230:p</text:p>
      <text:p text:style-name="Standard"><text:s text:c="15"/>4.37358e-18 <text:s text:c="2"/>netid: XI6/XI0/XI1/MNM0:g</text:p>
      <text:p text:style-name="Standard"><text:s text:c="15"/>2.98662e-19 <text:s text:c="2"/>netid: c_9791:n</text:p>
      <text:p text:style-name="Standard"><text:s text:c="15"/>6.41364e-19 <text:s text:c="2"/>netid: c_10080:p</text:p>
      <text:p text:style-name="Standard"><text:s text:c="15"/>2.34771e-19 <text:s text:c="2"/>netid: c_10081:p</text:p>
      <text:p text:style-name="Standard"><text:s text:c="15"/>2.36128e-18 <text:s text:c="2"/>netid: XI6/XI0/XI1/MNM0:g</text:p>
      <text:p text:style-name="Standard"><text:s text:c="15"/>1.54856e-17 <text:s text:c="2"/>netid: c_9965:p</text:p>
      <text:p text:style-name="Standard"><text:s text:c="15"/>1.16967e-18 <text:s text:c="2"/>netid: c_9966:p</text:p>
      <text:p text:style-name="Standard"><text:s text:c="15"/>1.51912e-17 <text:s text:c="2"/>netid: c_9965:p</text:p>
      <text:p text:style-name="Standard"><text:s text:c="15"/>1.10147e-18 <text:s text:c="2"/>netid: c_9966:p</text:p>
      <text:p text:style-name="Standard"><text:s text:c="15"/>6.94419e-19 <text:s text:c="2"/>netid: c_9809:n</text:p>
      <text:p text:style-name="Standard"><text:s text:c="15"/>2.12401e-19 <text:s text:c="2"/>netid: c_9822:n</text:p>
      <text:p text:style-name="Standard"><text:s text:c="15"/>5.21582e-19 <text:s text:c="2"/>netid: c_10016:p</text:p>
      <text:p text:style-name="Standard"><text:s text:c="15"/>1.63849e-18 <text:s text:c="2"/>netid: c_9823:n</text:p>
      <text:p text:style-name="Standard"><text:s text:c="15"/>2.71041e-18 <text:s text:c="2"/>netid: c_10244:p</text:p>
      <text:p text:style-name="Standard"><text:s text:c="15"/>9.42666e-19 <text:s text:c="2"/>netid: c_9966:p</text:p>
      <text:p text:style-name="Standard"><text:s text:c="15"/>1.16251e-18 <text:s text:c="2"/>netid: c_9965:p</text:p>
      <text:p text:style-name="Standard"><text:s text:c="16"/>2.5756e-19 <text:s text:c="2"/>netid: c_9966:p</text:p>
      <text:p text:style-name="Standard"><text:s text:c="15"/>6.79284e-18 <text:s text:c="2"/>netid: c_9965:p</text:p>
      <text:p text:style-name="Standard"><text:s text:c="15"/>2.37692e-19 <text:s text:c="2"/>netid: c_9966:p</text:p>
      <text:p text:style-name="Standard"><text:s text:c="15"/>2.64405e-18 <text:s text:c="2"/>netid: c_10041:p</text:p>
      <text:p text:style-name="Standard"><text:s text:c="15"/>5.15659e-18 <text:s text:c="2"/>netid: XI3/XI0/MPM1:g</text:p>
      <text:p text:style-name="Standard"><text:s text:c="15"/>4.67993e-18 <text:s text:c="2"/>netid: c_9835:n</text:p>
      <text:p text:style-name="Standard"><text:s text:c="15"/>3.69907e-19 <text:s text:c="2"/>netid: c_9825:n</text:p>
      <text:p text:style-name="Standard"><text:s text:c="15"/>1.85786e-18 <text:s text:c="2"/>netid: c_9849:n</text:p>
      <text:p text:style-name="Standard"><text:s text:c="15"/>2.83619e-18 <text:s text:c="2"/>netid: c_9988:p</text:p>
      <text:p text:style-name="Standard"><text:s text:c="15"/>2.13754e-19 <text:s text:c="2"/>netid: XI3/XI0/MPM1:g</text:p>
      <text:p text:style-name="Standard"><text:s text:c="15"/>1.04659e-17 <text:s text:c="2"/>netid: c_10041:p</text:p>
      <text:p text:style-name="Standard"><text:s text:c="15"/>3.22857e-18 <text:s text:c="2"/>netid: XI3/XI0/MPM1:g</text:p>
      <text:p text:style-name="Standard"><text:s text:c="15"/>4.67993e-18 <text:s text:c="2"/>netid: c_9836:n</text:p>
      <text:p text:style-name="Standard"><text:s text:c="15"/>4.67993e-18 <text:s text:c="2"/>netid: c_9837:n</text:p>
      <text:p text:style-name="Standard"><text:s text:c="15"/>9.26164e-19 <text:s text:c="2"/>netid: c_9840:n</text:p>
      <text:p text:style-name="Standard"><text:s text:c="15"/>6.35443e-19 <text:s text:c="2"/>netid: c_9988:p</text:p>
      <text:p text:style-name="Standard"><text:s text:c="15"/>1.18005e-17 <text:s text:c="2"/>netid: c_9988:p</text:p>
      <text:p text:style-name="Standard"><text:s text:c="15"/>7.64612e-18 <text:s text:c="2"/>netid: c_9924:p</text:p>
      <text:p text:style-name="Standard"><text:s text:c="15"/>1.36932e-18 <text:s text:c="2"/>netid: XI5/XI5/MPM1:g</text:p>
      <text:p text:style-name="Standard"><text:s text:c="15"/>4.12096e-19 <text:s text:c="2"/>netid: c_10030:p</text:p>
      <text:p text:style-name="Standard"><text:s text:c="15"/>4.00507e-18 <text:s text:c="2"/>netid: c_9988:p</text:p>
      <text:p text:style-name="Standard"><text:soft-page-break/><text:s text:c="16"/>1.1844e-18 <text:s text:c="2"/>netid: c_9913:p</text:p>
      <text:p text:style-name="Standard"><text:s text:c="15"/>1.70891e-18 <text:s text:c="2"/>netid: c_9823:n</text:p>
      <text:p text:style-name="Standard"><text:s text:c="15"/>4.40621e-17 <text:s text:c="2"/>netid: c_9988:p</text:p>
      <text:p text:style-name="Standard"><text:s text:c="15"/>1.53568e-17 <text:s text:c="2"/>netid: c_9988:p</text:p>
      <text:p text:style-name="Standard"><text:s text:c="15"/>1.13108e-18 <text:s text:c="2"/>netid: c_9924:p</text:p>
      <text:p text:style-name="Standard"><text:s text:c="15"/>2.00431e-18 <text:s text:c="2"/>netid: XI5/XI5/MPM1:g</text:p>
      <text:p text:style-name="Standard"><text:s text:c="15"/>1.41986e-17 <text:s text:c="2"/>netid: c_10030:p</text:p>
      <text:p text:style-name="Standard"><text:s text:c="15"/>6.12549e-17 <text:s text:c="2"/>netid: c_9926:p</text:p>
      <text:p text:style-name="Standard"><text:s text:c="15"/>1.36741e-17 <text:s text:c="2"/>netid: c_9941:p</text:p>
      <text:p text:style-name="Standard"><text:s text:c="15"/>1.18958e-18 <text:s text:c="2"/>netid: c_9900:p</text:p>
      <text:p text:style-name="Standard"><text:s text:c="15"/>1.53163e-17 <text:s text:c="2"/>netid: c_9871:p</text:p>
      <text:p text:style-name="Standard"><text:s text:c="15"/>1.13627e-18 <text:s text:c="2"/>netid: c_9869:p</text:p>
      <text:p text:style-name="Standard"><text:s text:c="15"/>2.00431e-18 <text:s text:c="2"/>netid: XI5/XI6/MPM1:g</text:p>
      <text:p text:style-name="Standard"><text:s text:c="15"/>1.42374e-17 <text:s text:c="2"/>netid: c_9871:p</text:p>
      <text:p text:style-name="Standard"><text:s text:c="15"/>3.44239e-18 <text:s text:c="2"/>netid: c_9871:p</text:p>
      <text:p text:style-name="Standard"><text:s text:c="15"/>8.09748e-19 <text:s text:c="2"/>netid: c_9823:n</text:p>
      <text:p text:style-name="Standard"><text:s text:c="15"/>5.23312e-18 <text:s text:c="2"/>netid: c_9823:n</text:p>
      <text:p text:style-name="Standard"><text:s text:c="15"/>1.61267e-18 <text:s text:c="2"/>netid: c_9813:n</text:p>
      <text:p text:style-name="Standard"><text:s text:c="15"/>8.09748e-19 <text:s text:c="2"/>netid: c_9823:n</text:p>
      <text:p text:style-name="Standard"><text:s text:c="15"/>2.17966e-18 <text:s text:c="2"/>netid: c_9775:n</text:p>
      <text:p text:style-name="Standard"><text:s text:c="15"/>1.83429e-18 <text:s text:c="2"/>netid: c_9777:n</text:p>
      <text:p text:style-name="Standard"><text:s text:c="15"/>5.92442e-18 <text:s text:c="2"/>netid: c_10213:p</text:p>
      <text:p text:style-name="Standard"><text:s text:c="15"/>8.46862e-18 <text:s text:c="2"/>netid: c_9809:n</text:p>
      <text:p text:style-name="Standard"><text:s text:c="15"/>1.28205e-17 <text:s text:c="2"/>netid: c_9813:n</text:p>
      <text:p text:style-name="Standard"><text:s text:c="15"/>2.86361e-18 <text:s text:c="2"/>netid: c_9822:n</text:p>
      <text:p text:style-name="Standard"><text:s text:c="15"/>1.87086e-17 <text:s text:c="2"/>netid: c_10016:p</text:p>
      <text:p text:style-name="Standard"><text:s text:c="15"/>4.57848e-18 <text:s text:c="2"/>netid: c_9823:n</text:p>
      <text:p text:style-name="Standard"><text:s text:c="15"/>4.17016e-17 <text:s text:c="2"/>netid: c_10018:p</text:p>
      <text:p text:style-name="Standard"><text:s text:c="15"/>4.80341e-18 <text:s text:c="2"/>netid: c_10018:p</text:p>
      <text:p text:style-name="Standard"><text:s text:c="15"/>4.71263e-17 <text:s text:c="2"/>netid: c_10018:p</text:p>
      <text:p text:style-name="Standard"><text:s text:c="15"/>1.27611e-17 <text:s text:c="2"/>netid: c_9965:p</text:p>
      <text:p text:style-name="Standard"><text:s text:c="15"/>4.80341e-18 <text:s text:c="2"/>netid: c_10018:p</text:p>
      <text:p text:style-name="Standard"><text:s text:c="15"/>8.57578e-18 <text:s text:c="2"/>netid: c_9965:p</text:p>
      <text:p text:style-name="Standard"><text:s text:c="15"/>3.83841e-17 <text:s text:c="2"/>netid: c_9965:p</text:p>
      <text:p text:style-name="Standard"><text:s text:c="15"/>2.90972e-17 <text:s text:c="2"/>netid: c_9965:p</text:p>
      <text:p text:style-name="Standard"><text:s text:c="15"/>2.22015e-19 <text:s text:c="2"/>netid: c_10090:p</text:p>
      <text:p text:style-name="Standard"><text:s text:c="15"/>2.65857e-18 <text:s text:c="2"/>netid: c_10109:p</text:p>
      <text:p text:style-name="Standard"><text:s text:c="15"/>1.02908e-18 <text:s text:c="2"/>netid: c_10092:p</text:p>
      <text:p text:style-name="Standard"><text:s text:c="15"/>9.62999e-19 <text:s text:c="2"/>netid: c_9791:n</text:p>
      <text:p text:style-name="Standard"><text:s text:c="15"/>4.30058e-19 <text:s text:c="2"/>netid: c_9798:n</text:p>
      <text:p text:style-name="Standard"><text:s text:c="15"/>1.00328e-18 <text:s text:c="2"/>netid: c_10220:p</text:p>
      <text:p text:style-name="Standard"><text:s text:c="16"/>2.3587e-19 <text:s text:c="2"/>netid: c_10162:p</text:p>
      <text:p text:style-name="Standard"><text:s text:c="15"/>7.50857e-19 <text:s text:c="2"/>netid: c_10310:p</text:p>
      <text:p text:style-name="Standard"><text:s text:c="15"/>7.93007e-19 <text:s text:c="2"/>netid: c_10165:p</text:p>
      <text:p text:style-name="Standard"><text:s text:c="15"/>1.74989e-17 <text:s text:c="2"/>netid: c_10312:p</text:p>
      <text:p text:style-name="Standard"><text:s text:c="15"/>4.70787e-18 <text:s text:c="2"/>netid: c_10229:p</text:p>
      <text:p text:style-name="Standard"><text:s text:c="16"/>3.6069e-18 <text:s text:c="2"/>netid: c_10230:p</text:p>
      <text:p text:style-name="Standard"><text:s text:c="15"/>1.43598e-18 <text:s text:c="2"/>netid: c_9821:n</text:p>
      <text:p text:style-name="Standard"><text:s text:c="15"/>1.29077e-17 <text:s text:c="2"/>netid: c_10229:p</text:p>
      <text:p text:style-name="Standard"><text:s text:c="15"/>8.71796e-18 <text:s text:c="2"/>netid: c_10080:p</text:p>
      <text:p text:style-name="Standard"><text:s text:c="15"/>2.60823e-18 <text:s text:c="2"/>netid: c_10081:p</text:p>
      <text:p text:style-name="Standard"><text:s text:c="15"/>2.86591e-18 <text:s text:c="2"/>netid: c_10104:p</text:p>
      <text:p text:style-name="Standard"><text:soft-page-break/><text:s text:c="15"/>4.65858e-18 <text:s text:c="2"/>netid: c_10041:p</text:p>
      <text:p text:style-name="Standard"><text:s text:c="15"/>3.86175e-18 <text:s text:c="2"/>netid: XI3/XI0/MPM1:g</text:p>
      <text:p text:style-name="Standard"><text:s text:c="15"/>5.30193e-18 <text:s text:c="2"/>netid: c_9825:n</text:p>
      <text:p text:style-name="Standard"><text:s text:c="15"/>1.18576e-18 <text:s text:c="2"/>netid: c_9859:p</text:p>
      <text:p text:style-name="Standard"><text:s text:c="15"/>9.51409e-18 <text:s text:c="2"/>netid: c_9926:p</text:p>
      <text:p text:style-name="Standard"><text:s text:c="15"/>1.34452e-17 <text:s text:c="2"/>netid: c_9926:p</text:p>
      <text:p text:style-name="Standard"><text:s text:c="15"/>1.05286e-17 <text:s text:c="2"/>netid: c_10000:p</text:p>
      <text:p text:style-name="Standard"><text:s text:c="15"/>1.13675e-17 <text:s text:c="2"/>netid: c_9937:p</text:p>
      <text:p text:style-name="Standard"><text:s text:c="15"/>1.54924e-18 <text:s text:c="2"/>netid: c_9823:n</text:p>
      <text:p text:style-name="Standard"><text:s text:c="15"/>1.09622e-18 <text:s text:c="2"/>netid: c_9768:n</text:p>
      <text:p text:style-name="Standard"><text:s text:c="15"/>8.05124e-19 <text:s text:c="2"/>netid: c_9777:n</text:p>
      <text:p text:style-name="Standard"><text:s text:c="15"/>4.01906e-18 <text:s text:c="2"/>netid: c_9813:n</text:p>
      <text:p text:style-name="Standard"><text:s text:c="15"/>1.54924e-18 <text:s text:c="2"/>netid: c_9823:n</text:p>
      <text:p text:style-name="Standard"><text:s text:c="15"/>4.06379e-17 <text:s text:c="2"/>netid: c_9965:p</text:p>
      <text:p text:style-name="Standard"><text:s text:c="15"/>4.90313e-18 <text:s text:c="2"/>netid: c_9965:p</text:p>
      <text:p text:style-name="Standard"><text:s text:c="15"/>1.02561e-18 <text:s text:c="2"/>netid: c_9835:n</text:p>
      <text:p text:style-name="Standard"><text:s text:c="16"/>1.4414e-18 <text:s text:c="2"/>netid: c_9837:n</text:p>
      <text:p text:style-name="Standard"><text:s text:c="15"/>2.52807e-19 <text:s text:c="2"/>netid: c_9840:n</text:p>
      <text:p text:style-name="Standard"><text:s text:c="15"/>1.25376e-18 <text:s text:c="2"/>netid: c_10706:n</text:p>
      <text:p text:style-name="Standard"><text:s text:c="15"/>4.78974e-19 <text:s text:c="2"/>netid: c_10700:n</text:p>
      <text:p text:style-name="Standard"><text:s text:c="15"/>2.34891e-18 <text:s text:c="2"/>netid: c_10700:n</text:p>
      <text:p text:style-name="Standard"><text:s text:c="15"/>1.41557e-17 <text:s text:c="2"/>netid: c_10690:n</text:p>
      <text:p text:style-name="Standard"><text:s text:c="15"/>3.55703e-18 <text:s text:c="2"/>netid: XI4/XI5/MPM1:g</text:p>
      <text:p text:style-name="Standard"><text:s text:c="15"/>1.49848e-18 <text:s text:c="2"/>netid: c_10700:n</text:p>
      <text:p text:style-name="Standard"><text:s text:c="15"/>2.36925e-18 <text:s text:c="2"/>netid: c_10690:n</text:p>
      <text:p text:style-name="Standard"><text:s text:c="15"/>2.15434e-18 <text:s text:c="2"/>netid: c_10747:n</text:p>
      <text:p text:style-name="Standard"><text:s text:c="15"/>6.35443e-19 <text:s text:c="2"/>netid: c_10878:p</text:p>
      <text:p text:style-name="Standard"><text:s text:c="15"/>7.56448e-18 <text:s text:c="2"/>netid: c_10690:n</text:p>
      <text:p text:style-name="Standard"><text:s text:c="15"/>1.37552e-18 <text:s text:c="2"/>netid: XI4/XI5/MPM1:g</text:p>
      <text:p text:style-name="Standard"><text:s text:c="15"/>2.69981e-19 <text:s text:c="2"/>netid: c_10700:n</text:p>
      <text:p text:style-name="Standard"><text:s text:c="15"/>3.41472e-18 <text:s text:c="2"/>netid: c_10910:p</text:p>
      <text:p text:style-name="Standard"><text:s text:c="15"/>6.31098e-18 <text:s text:c="2"/>netid: c_10878:p</text:p>
      <text:p text:style-name="Standard"><text:s text:c="15"/>7.17781e-18 <text:s text:c="2"/>netid: c_10880:p</text:p>
      <text:p text:style-name="Standard"><text:s text:c="15"/>7.92827e-19 <text:s text:c="2"/>netid: c_10910:p</text:p>
      <text:p text:style-name="Standard"><text:s text:c="15"/>3.14969e-18 <text:s text:c="2"/>netid: c_10878:p</text:p>
      <text:p text:style-name="Standard"><text:s text:c="15"/>2.33493e-18 <text:s text:c="2"/>netid: c_10964:p</text:p>
      <text:p text:style-name="Standard"><text:s text:c="15"/>5.58084e-18 <text:s text:c="2"/>netid: c_10848:p</text:p>
      <text:p text:style-name="Standard"><text:s text:c="15"/>4.55882e-18 <text:s text:c="2"/>netid: c_10845:p</text:p>
      <text:p text:style-name="Standard"><text:s text:c="15"/>3.29424e-18 <text:s text:c="2"/>netid: c_10777:n</text:p>
      <text:p text:style-name="Standard"><text:s text:c="15"/>1.10312e-18 <text:s text:c="2"/>netid: c_10701:n</text:p>
      <text:p text:style-name="Standard"><text:s text:c="15"/>1.63935e-17 <text:s text:c="2"/>netid: c_10746:n</text:p>
      <text:p text:style-name="Standard"><text:s text:c="15"/>2.15434e-18 <text:s text:c="2"/>netid: c_10746:n</text:p>
      <text:p text:style-name="Standard"><text:s text:c="15"/>1.65901e-17 <text:s text:c="2"/>netid: c_10881:p</text:p>
      <text:p text:style-name="Standard"><text:s text:c="15"/>2.35622e-17 <text:s text:c="2"/>netid: c_10910:p</text:p>
      <text:p text:style-name="Standard"><text:s text:c="17"/>1.308e-17 <text:s text:c="2"/>netid: c_10878:p</text:p>
      <text:p text:style-name="Standard"><text:s text:c="15"/>3.23297e-18 <text:s text:c="2"/>netid: c_10880:p</text:p>
      <text:p text:style-name="Standard"><text:s text:c="15"/>2.71398e-18 <text:s text:c="2"/>netid: c_10845:p</text:p>
      <text:p text:style-name="Standard"><text:s text:c="15"/>1.80441e-17 <text:s text:c="2"/>netid: c_10700:n</text:p>
      <text:p text:style-name="Standard"><text:s text:c="15"/>1.19021e-18 <text:s text:c="2"/>netid: c_10690:n</text:p>
      <text:p text:style-name="Standard"><text:s text:c="15"/>2.04638e-18 <text:s text:c="2"/>netid: XI4/XI5/MPM1:g</text:p>
      <text:p text:style-name="Standard"><text:s text:c="15"/>1.58234e-17 <text:s text:c="2"/>netid: c_10700:n</text:p>
      <text:p text:style-name="Standard"><text:s text:c="15"/>4.10831e-18 <text:s text:c="2"/>netid: c_10700:n</text:p>
      <text:p text:style-name="Standard"><text:soft-page-break/><text:s text:c="15"/>2.72743e-18 <text:s text:c="2"/>netid: c_10746:n</text:p>
      <text:p text:style-name="Standard"><text:s text:c="16"/>2.4464e-18 <text:s text:c="2"/>netid: c_10701:n</text:p>
      <text:p text:style-name="Standard"><text:s text:c="15"/>2.35592e-19 <text:s text:c="2"/>netid: c_10701:n</text:p>
      <text:p text:style-name="Standard"><text:s text:c="15"/>4.94994e-19 <text:s text:c="2"/>netid: c_10701:n</text:p>
      <text:p text:style-name="Standard"><text:s text:c="15"/>3.24087e-18 <text:s text:c="2"/>netid: c_10746:n</text:p>
      <text:p text:style-name="Standard"><text:s text:c="16"/>1.6372e-17 <text:s text:c="2"/>netid: c_10777:n</text:p>
      <text:p text:style-name="Standard"><text:s text:c="15"/>4.13341e-18 <text:s text:c="2"/>netid: c_11451:p</text:p>
      <text:p text:style-name="Standard"><text:s text:c="15"/>2.33702e-18 <text:s text:c="2"/>netid: c_11168:n</text:p>
      <text:p text:style-name="Standard"><text:s text:c="15"/>2.93109e-19 <text:s text:c="2"/>netid: c_11197:n</text:p>
      <text:p text:style-name="Standard"><text:s text:c="15"/>2.80145e-19 <text:s text:c="2"/>netid: c_11197:n</text:p>
      <text:p text:style-name="Standard"><text:s text:c="15"/>5.84758e-19 <text:s text:c="2"/>netid: c_11254:n</text:p>
      <text:p text:style-name="Standard"><text:s text:c="15"/>2.04695e-18 <text:s text:c="2"/>netid: c_11128:n</text:p>
      <text:p text:style-name="Standard"><text:s text:c="15"/>1.45837e-18 <text:s text:c="2"/>netid: c_11132:n</text:p>
      <text:p text:style-name="Standard"><text:s text:c="15"/>1.39684e-18 <text:s text:c="2"/>netid: c_11254:n</text:p>
      <text:p text:style-name="Standard"><text:s text:c="15"/>3.44275e-18 <text:s text:c="2"/>netid: c_11565:p</text:p>
      <text:p text:style-name="Standard"><text:s text:c="15"/>5.43267e-19 <text:s text:c="2"/>netid: c_11341:p</text:p>
      <text:p text:style-name="Standard"><text:s text:c="15"/>1.81046e-18 <text:s text:c="2"/>netid: c_11254:n</text:p>
      <text:p text:style-name="Standard"><text:s text:c="15"/>2.52766e-19 <text:s text:c="2"/>netid: c_11128:n</text:p>
      <text:p text:style-name="Standard"><text:s text:c="15"/>1.04917e-18 <text:s text:c="2"/>netid: c_11242:n</text:p>
      <text:p text:style-name="Standard"><text:s text:c="17"/>4.518e-18 <text:s text:c="2"/>netid: c_11432:p</text:p>
      <text:p text:style-name="Standard"><text:s text:c="15"/>2.69827e-18 <text:s text:c="2"/>netid: c_11248:n</text:p>
      <text:p text:style-name="Standard"><text:s text:c="15"/>1.20965e-18 <text:s text:c="2"/>netid: c_11270:n</text:p>
      <text:p text:style-name="Standard"><text:s text:c="17"/>7.485e-18 <text:s text:c="2"/>netid: c_11273:n</text:p>
      <text:p text:style-name="Standard"><text:s text:c="15"/>7.63315e-18 <text:s text:c="2"/>netid: c_11273:n</text:p>
      <text:p text:style-name="Standard"><text:s text:c="15"/>5.31765e-18 <text:s text:c="2"/>netid: c_11575:p</text:p>
      <text:p text:style-name="Standard"><text:s text:c="15"/>1.77204e-18 <text:s text:c="2"/>netid: c_11396:p</text:p>
      <text:p text:style-name="Standard"><text:s text:c="15"/>6.23791e-19 <text:s text:c="2"/>netid: c_11382:p</text:p>
      <text:p text:style-name="Standard"><text:s text:c="15"/>1.13971e-18 <text:s text:c="2"/>netid: c_11575:p</text:p>
      <text:p text:style-name="Standard"><text:s text:c="15"/>2.33702e-18 <text:s text:c="2"/>netid: c_11146:n</text:p>
      <text:p text:style-name="Standard"><text:s text:c="15"/>3.14197e-18 <text:s text:c="2"/>netid: c_11468:p</text:p>
      <text:p text:style-name="Standard"><text:s text:c="15"/>2.82716e-18 <text:s text:c="2"/>netid: c_11257:n</text:p>
      <text:p text:style-name="Standard"><text:s text:c="15"/>1.03223e-17 <text:s text:c="2"/>netid: c_11451:p</text:p>
      <text:p text:style-name="Standard"><text:s text:c="15"/>9.75129e-19 <text:s text:c="2"/>netid: c_11175:n</text:p>
      <text:p text:style-name="Standard"><text:s text:c="15"/>7.57054e-18 <text:s text:c="2"/>netid: c_11278:n</text:p>
      <text:p text:style-name="Standard"><text:s text:c="15"/>4.28428e-18 <text:s text:c="2"/>netid: XI5/XI0/XI1/MNM0:g</text:p>
      <text:p text:style-name="Standard"><text:s text:c="15"/>2.67548e-19 <text:s text:c="2"/>netid: c_11146:n</text:p>
      <text:p text:style-name="Standard"><text:s text:c="17"/>5.844e-19 <text:s text:c="2"/>netid: c_11257:n</text:p>
      <text:p text:style-name="Standard"><text:s text:c="15"/>2.34771e-19 <text:s text:c="2"/>netid: c_11451:p</text:p>
      <text:p text:style-name="Standard"><text:s text:c="15"/>2.25319e-18 <text:s text:c="2"/>netid: XI5/XI0/XI1/MNM0:g</text:p>
      <text:p text:style-name="Standard"><text:s text:c="15"/>8.50939e-18 <text:s text:c="2"/>netid: c_11275:n</text:p>
      <text:p text:style-name="Standard"><text:s text:c="15"/>8.28642e-18 <text:s text:c="2"/>netid: c_11275:n</text:p>
      <text:p text:style-name="Standard"><text:s text:c="16"/>6.4844e-19 <text:s text:c="2"/>netid: c_11248:n</text:p>
      <text:p text:style-name="Standard"><text:s text:c="15"/>5.31829e-19 <text:s text:c="2"/>netid: c_11270:n</text:p>
      <text:p text:style-name="Standard"><text:s text:c="15"/>2.69827e-18 <text:s text:c="2"/>netid: c_11594:p</text:p>
      <text:p text:style-name="Standard"><text:s text:c="15"/>1.16177e-18 <text:s text:c="2"/>netid: c_11275:n</text:p>
      <text:p text:style-name="Standard"><text:s text:c="16"/>4.1708e-18 <text:s text:c="2"/>netid: c_11275:n</text:p>
      <text:p text:style-name="Standard"><text:s text:c="15"/>4.62819e-18 <text:s text:c="2"/>netid: XI3/XI0/MNM0:g</text:p>
      <text:p text:style-name="Standard"><text:s text:c="15"/>2.67548e-19 <text:s text:c="2"/>netid: c_11168:n</text:p>
      <text:p text:style-name="Standard"><text:s text:c="15"/>2.38374e-18 <text:s text:c="2"/>netid: XI3/XI0/MNM0:g</text:p>
      <text:p text:style-name="Standard"><text:s text:c="15"/>6.04439e-19 <text:s text:c="2"/>netid: c_11229:n</text:p>
      <text:p text:style-name="Standard"><text:s text:c="15"/>6.92142e-19 <text:s text:c="2"/>netid: c_11196:n</text:p>
      <text:p text:style-name="Standard"><text:s text:c="15"/>2.88426e-18 <text:s text:c="2"/>netid: c_11204:n</text:p>
      <text:p text:style-name="Standard"><text:soft-page-break/><text:s text:c="15"/>1.36281e-18 <text:s text:c="2"/>netid: c_11349:p</text:p>
      <text:p text:style-name="Standard"><text:s text:c="15"/>8.40052e-19 <text:s text:c="2"/>netid: c_11168:n</text:p>
      <text:p text:style-name="Standard"><text:s text:c="15"/>3.32161e-18 <text:s text:c="2"/>netid: c_11196:n</text:p>
      <text:p text:style-name="Standard"><text:s text:c="15"/>1.26629e-18 <text:s text:c="2"/>netid: c_11199:n</text:p>
      <text:p text:style-name="Standard"><text:s text:c="15"/>1.48324e-18 <text:s text:c="2"/>netid: c_11254:n</text:p>
      <text:p text:style-name="Standard"><text:s text:c="15"/>3.43761e-18 <text:s text:c="2"/>netid: c_11275:n</text:p>
      <text:p text:style-name="Standard"><text:s text:c="15"/>3.96089e-18 <text:s text:c="2"/>netid: c_11275:n</text:p>
      <text:p text:style-name="Standard"><text:s text:c="15"/>6.91668e-18 <text:s text:c="2"/>netid: c_11275:n</text:p>
      <text:p text:style-name="Standard"><text:s text:c="15"/>1.25914e-17 <text:s text:c="2"/>netid: c_11275:n</text:p>
      <text:p text:style-name="Standard"><text:s text:c="15"/>1.21282e-17 <text:s text:c="2"/>netid: c_11275:n</text:p>
      <text:p text:style-name="Standard"><text:s text:c="15"/>2.41501e-18 <text:s text:c="2"/>netid: c_11479:p</text:p>
      <text:p text:style-name="Standard"><text:s text:c="15"/>8.99449e-19 <text:s text:c="2"/>netid: c_11462:p</text:p>
      <text:p text:style-name="Standard"><text:s text:c="15"/>8.25315e-19 <text:s text:c="2"/>netid: c_11146:n</text:p>
      <text:p text:style-name="Standard"><text:s text:c="15"/>1.36316e-18 <text:s text:c="2"/>netid: c_11175:n</text:p>
      <text:p text:style-name="Standard"><text:s text:c="15"/>4.22178e-18 <text:s text:c="2"/>netid: c_11278:n</text:p>
      <text:p text:style-name="Standard"><text:s text:c="15"/>9.85773e-18 <text:s text:c="2"/>netid: c_11257:n</text:p>
      <text:p text:style-name="Standard"><text:s text:c="15"/>2.49947e-18 <text:s text:c="2"/>netid: c_11451:p</text:p>
      <text:p text:style-name="Standard"><text:s text:c="15"/>1.39686e-18 <text:s text:c="2"/>netid: c_11279:n</text:p>
      <text:p text:style-name="Standard"><text:s text:c="15"/>7.35771e-19 <text:s text:c="2"/>netid: c_11229:n</text:p>
      <text:p text:style-name="Standard"><text:s text:c="15"/>6.51374e-19 <text:s text:c="2"/>netid: c_11196:n</text:p>
      <text:p text:style-name="Standard"><text:s text:c="15"/>1.04482e-18 <text:s text:c="2"/>netid: c_11128:n</text:p>
      <text:p text:style-name="Standard"><text:s text:c="15"/>7.36732e-19 <text:s text:c="2"/>netid: c_11132:n</text:p>
      <text:p text:style-name="Standard"><text:s text:c="15"/>3.52925e-18 <text:s text:c="2"/>netid: c_11254:n</text:p>
      <text:p text:style-name="Standard"><text:s text:c="15"/>2.04232e-18 <text:s text:c="2"/>netid: c_11242:n</text:p>
      <text:p text:style-name="Standard"><text:s text:c="15"/>1.69767e-18 <text:s text:c="2"/>netid: c_11132:n</text:p>
      <text:p text:style-name="Standard"><text:s text:c="15"/>5.84388e-18 <text:s text:c="2"/>netid: c_11432:p</text:p>
      <text:p text:style-name="Standard"><text:s text:c="15"/>8.28989e-18 <text:s text:c="2"/>netid: c_11248:n</text:p>
      <text:p text:style-name="Standard"><text:s text:c="15"/>1.35841e-17 <text:s text:c="2"/>netid: c_11254:n</text:p>
      <text:p text:style-name="Standard"><text:s text:c="15"/>9.23737e-19 <text:s text:c="2"/>netid: c_11267:n</text:p>
      <text:p text:style-name="Standard"><text:s text:c="15"/>7.74846e-18 <text:s text:c="2"/>netid: c_11270:n</text:p>
      <text:p text:style-name="Standard"><text:s text:c="15"/>7.74846e-18 <text:s text:c="2"/>netid: c_11272:n</text:p>
      <text:p text:style-name="Standard"><text:s text:c="15"/>7.74846e-18 <text:s text:c="2"/>netid: c_11273:n</text:p>
      <text:p text:style-name="Standard"><text:s text:c="15"/>7.74846e-18 <text:s text:c="2"/>netid: c_11274:n</text:p>
      <text:p text:style-name="Standard"><text:s text:c="15"/>7.74846e-18 <text:s text:c="2"/>netid: c_11275:n</text:p>
      <text:p text:style-name="Standard"><text:s text:c="15"/>3.11844e-18 <text:s text:c="2"/>netid: c_11275:n</text:p>
      <text:p text:style-name="Standard"><text:s text:c="16"/>1.3653e-18 <text:s text:c="2"/>netid: c_11275:n</text:p>
      <text:p text:style-name="Standard"><text:s text:c="15"/>4.04542e-19 <text:s text:c="2"/>netid: c_11539:p</text:p>
      <text:p text:style-name="Standard"><text:s text:c="15"/>8.87813e-19 <text:s text:c="2"/>netid: c_11640:p</text:p>
      <text:p text:style-name="Standard"><text:s text:c="16"/>4.2894e-18 <text:s text:c="2"/>netid: c_11276:n</text:p>
      <text:p text:style-name="Standard"><text:s text:c="15"/>2.97731e-18 <text:s text:c="2"/>netid: c_11382:p</text:p>
      <text:p text:style-name="Standard"><text:s text:c="15"/>8.76424e-19 <text:s text:c="2"/>netid: c_11575:p</text:p>
      <text:p text:style-name="Standard"><text:s text:c="15"/>7.77268e-19 <text:s text:c="2"/>netid: c_11396:p</text:p>
      <text:p text:style-name="Standard"><text:s text:c="15"/>1.90827e-18 <text:s text:c="2"/>netid: c_11278:n</text:p>
      <text:p text:style-name="Standard"><text:s text:c="15"/>2.03996e-18 <text:s text:c="2"/>netid: c_12273:n</text:p>
      <text:p text:style-name="Standard"><text:s text:c="15"/>1.25641e-18 <text:s text:c="2"/>netid: c_12273:n</text:p>
      <text:p text:style-name="Standard"><text:s text:c="16"/>7.9902e-19 <text:s text:c="2"/>netid: c_12432:n</text:p>
      <text:p text:style-name="Standard"><text:s text:c="15"/>2.04695e-18 <text:s text:c="2"/>netid: c_11977:n</text:p>
      <text:p text:style-name="Standard"><text:s text:c="15"/>1.45837e-18 <text:s text:c="2"/>netid: c_11982:n</text:p>
      <text:p text:style-name="Standard"><text:s text:c="17"/>1.509e-18 <text:s text:c="2"/>netid: c_12432:n</text:p>
      <text:p text:style-name="Standard"><text:s text:c="15"/>8.67199e-19 <text:s text:c="2"/>netid: XI4/XI6/MNM0:g</text:p>
      <text:p text:style-name="Standard"><text:s text:c="15"/>6.78255e-19 <text:s text:c="2"/>netid: c_12700:p</text:p>
      <text:p text:style-name="Standard"><text:s text:c="15"/>2.21403e-18 <text:s text:c="2"/>netid: c_12271:n</text:p>
      <text:p text:style-name="Standard"><text:soft-page-break/><text:s text:c="15"/>1.23619e-18 <text:s text:c="2"/>netid: XI4/XI6/MNM0:g</text:p>
      <text:p text:style-name="Standard"><text:s text:c="15"/>1.07454e-18 <text:s text:c="2"/>netid: c_12703:p</text:p>
      <text:p text:style-name="Standard"><text:s text:c="16"/>2.6337e-19 <text:s text:c="2"/>netid: c_12271:n</text:p>
      <text:p text:style-name="Standard"><text:s text:c="15"/>7.60628e-19 <text:s text:c="2"/>netid: c_12273:n</text:p>
      <text:p text:style-name="Standard"><text:s text:c="15"/>1.72205e-18 <text:s text:c="2"/>netid: c_12273:n</text:p>
      <text:p text:style-name="Standard"><text:s text:c="15"/>6.67946e-19 <text:s text:c="2"/>netid: c_12273:n</text:p>
      <text:p text:style-name="Standard"><text:s text:c="15"/>1.55743e-18 <text:s text:c="2"/>netid: c_12273:n</text:p>
      <text:p text:style-name="Standard"><text:s text:c="15"/>8.19238e-19 <text:s text:c="2"/>netid: c_12273:n</text:p>
      <text:p text:style-name="Standard"><text:s text:c="15"/>4.28183e-18 <text:s text:c="2"/>netid: c_12273:n</text:p>
      <text:p text:style-name="Standard"><text:s text:c="15"/>1.44673e-18 <text:s text:c="2"/>netid: c_12273:n</text:p>
      <text:p text:style-name="Standard"><text:s text:c="15"/>6.26574e-19 <text:s text:c="2"/>netid: XI4/XI4/MPM0:g</text:p>
      <text:p text:style-name="Standard"><text:s text:c="15"/>3.99894e-19 <text:s text:c="2"/>netid: XI4/XI6/MNM0:g</text:p>
      <text:p text:style-name="Standard"><text:s text:c="15"/>9.39407e-19 <text:s text:c="2"/>netid: c_11981:n</text:p>
      <text:p text:style-name="Standard"><text:s text:c="15"/>5.96676e-19 <text:s text:c="2"/>netid: XI4/XI6/MNM0:g</text:p>
      <text:p text:style-name="Standard"><text:s text:c="15"/>4.65475e-18 <text:s text:c="2"/>netid: c_12003:n</text:p>
      <text:p text:style-name="Standard"><text:s text:c="15"/>2.98603e-19 <text:s text:c="2"/>netid: c_11977:n</text:p>
      <text:p text:style-name="Standard"><text:s text:c="15"/>3.31583e-18 <text:s text:c="2"/>netid: XI4/XI6/MNM0:g</text:p>
      <text:p text:style-name="Standard"><text:s text:c="15"/>3.91889e-18 <text:s text:c="2"/>netid: c_12004:n</text:p>
      <text:p text:style-name="Standard"><text:s text:c="16"/>5.6461e-18 <text:s text:c="2"/>netid: c_12703:p</text:p>
      <text:p text:style-name="Standard"><text:s text:c="15"/>2.30615e-18 <text:s text:c="2"/>netid: XI4/XI6/MNM0:g</text:p>
      <text:p text:style-name="Standard"><text:s text:c="15"/>3.91889e-18 <text:s text:c="2"/>netid: c_12722:p</text:p>
      <text:p text:style-name="Standard"><text:s text:c="15"/>3.19877e-18 <text:s text:c="2"/>netid: c_12046:n</text:p>
      <text:p text:style-name="Standard"><text:s text:c="15"/>1.17958e-18 <text:s text:c="2"/>netid: c_12271:n</text:p>
      <text:p text:style-name="Standard"><text:s text:c="15"/>8.63901e-18 <text:s text:c="2"/>netid: c_12725:p</text:p>
      <text:p text:style-name="Standard"><text:s text:c="15"/>2.95329e-18 <text:s text:c="2"/>netid: XI4/XI4/MPM0:g</text:p>
      <text:p text:style-name="Standard"><text:s text:c="15"/>2.68108e-18 <text:s text:c="2"/>netid: XI4/XI4/MPM0:g</text:p>
      <text:p text:style-name="Standard"><text:s text:c="15"/>5.37244e-19 <text:s text:c="2"/>netid: c_12273:n</text:p>
      <text:p text:style-name="Standard"><text:s text:c="15"/>6.72979e-19 <text:s text:c="2"/>netid: c_12273:n</text:p>
      <text:p text:style-name="Standard"><text:s text:c="15"/>4.96863e-18 <text:s text:c="2"/>netid: XI4/XI4/MPM0:g</text:p>
      <text:p text:style-name="Standard"><text:s text:c="15"/>2.68485e-18 <text:s text:c="2"/>netid: c_12012:n</text:p>
      <text:p text:style-name="Standard"><text:s text:c="15"/>3.37709e-18 <text:s text:c="2"/>netid: c_12392:n</text:p>
      <text:p text:style-name="Standard"><text:s text:c="15"/>1.72098e-18 <text:s text:c="2"/>netid: c_12050:n</text:p>
      <text:p text:style-name="Standard"><text:s text:c="15"/>1.20044e-18 <text:s text:c="2"/>netid: c_12054:n</text:p>
      <text:p text:style-name="Standard"><text:s text:c="15"/>3.35509e-19 <text:s text:c="2"/>netid: c_12392:n</text:p>
      <text:p text:style-name="Standard"><text:s text:c="15"/>8.67199e-19 <text:s text:c="2"/>netid: XI5/XI6/MNM0:g</text:p>
      <text:p text:style-name="Standard"><text:s text:c="15"/>6.78396e-19 <text:s text:c="2"/>netid: c_12737:p</text:p>
      <text:p text:style-name="Standard"><text:s text:c="15"/>1.92459e-18 <text:s text:c="2"/>netid: c_12363:n</text:p>
      <text:p text:style-name="Standard"><text:s text:c="15"/>1.21698e-18 <text:s text:c="2"/>netid: XI5/XI6/MNM0:g</text:p>
      <text:p text:style-name="Standard"><text:s text:c="15"/>1.07454e-18 <text:s text:c="2"/>netid: c_12740:p</text:p>
      <text:p text:style-name="Standard"><text:s text:c="15"/>2.59455e-19 <text:s text:c="2"/>netid: c_12363:n</text:p>
      <text:p text:style-name="Standard"><text:s text:c="15"/>7.60628e-19 <text:s text:c="2"/>netid: c_12370:n</text:p>
      <text:p text:style-name="Standard"><text:s text:c="15"/>1.30171e-18 <text:s text:c="2"/>netid: c_12276:n</text:p>
      <text:p text:style-name="Standard"><text:s text:c="15"/>7.85323e-19 <text:s text:c="2"/>netid: c_12276:n</text:p>
      <text:p text:style-name="Standard"><text:s text:c="15"/>1.54835e-18 <text:s text:c="2"/>netid: c_12276:n</text:p>
      <text:p text:style-name="Standard"><text:s text:c="15"/>7.85323e-19 <text:s text:c="2"/>netid: c_12276:n</text:p>
      <text:p text:style-name="Standard"><text:s text:c="15"/>1.44218e-18 <text:s text:c="2"/>netid: c_12276:n</text:p>
      <text:p text:style-name="Standard"><text:s text:c="15"/>6.55974e-19 <text:s text:c="2"/>netid: XI5/XI4/MPM0:g</text:p>
      <text:p text:style-name="Standard"><text:s text:c="15"/>4.19309e-19 <text:s text:c="2"/>netid: XI5/XI6/MNM0:g</text:p>
      <text:p text:style-name="Standard"><text:s text:c="15"/>9.40171e-19 <text:s text:c="2"/>netid: c_12293:n</text:p>
      <text:p text:style-name="Standard"><text:s text:c="15"/>5.96676e-19 <text:s text:c="2"/>netid: XI5/XI6/MNM0:g</text:p>
      <text:p text:style-name="Standard"><text:s text:c="15"/>4.38923e-18 <text:s text:c="2"/>netid: c_12305:n</text:p>
      <text:p text:style-name="Standard"><text:s text:c="15"/>2.95732e-19 <text:s text:c="2"/>netid: c_12050:n</text:p>
      <text:p text:style-name="Standard"><text:soft-page-break/><text:s text:c="15"/>3.31583e-18 <text:s text:c="2"/>netid: XI5/XI6/MNM0:g</text:p>
      <text:p text:style-name="Standard"><text:s text:c="15"/>3.75127e-18 <text:s text:c="2"/>netid: c_12069:n</text:p>
      <text:p text:style-name="Standard"><text:s text:c="16"/>5.6461e-18 <text:s text:c="2"/>netid: c_12740:p</text:p>
      <text:p text:style-name="Standard"><text:s text:c="16"/>2.2986e-18 <text:s text:c="2"/>netid: XI5/XI6/MNM0:g</text:p>
      <text:p text:style-name="Standard"><text:s text:c="15"/>3.75127e-18 <text:s text:c="2"/>netid: c_12758:p</text:p>
      <text:p text:style-name="Standard"><text:s text:c="15"/>3.09835e-18 <text:s text:c="2"/>netid: c_12315:n</text:p>
      <text:p text:style-name="Standard"><text:s text:c="15"/>1.27628e-18 <text:s text:c="2"/>netid: c_12363:n</text:p>
      <text:p text:style-name="Standard"><text:s text:c="15"/>8.63901e-18 <text:s text:c="2"/>netid: c_12761:p</text:p>
      <text:p text:style-name="Standard"><text:s text:c="15"/>2.95329e-18 <text:s text:c="2"/>netid: XI5/XI4/MPM0:g</text:p>
      <text:p text:style-name="Standard"><text:s text:c="15"/>2.68108e-18 <text:s text:c="2"/>netid: XI5/XI4/MPM0:g</text:p>
      <text:p text:style-name="Standard"><text:s text:c="15"/>1.33337e-18 <text:s text:c="2"/>netid: c_12370:n</text:p>
      <text:p text:style-name="Standard"><text:s text:c="15"/>1.40871e-18 <text:s text:c="2"/>netid: c_12276:n</text:p>
      <text:p text:style-name="Standard"><text:s text:c="15"/>5.16878e-18 <text:s text:c="2"/>netid: XI5/XI4/MPM0:g</text:p>
      <text:p text:style-name="Standard"><text:s text:c="15"/>2.68485e-18 <text:s text:c="2"/>netid: c_12077:n</text:p>
      <text:p text:style-name="Standard"><text:s text:c="15"/>2.92013e-18 <text:s text:c="2"/>netid: c_12276:n</text:p>
      <text:p text:style-name="Standard"><text:s text:c="17"/>5.919e-19 <text:s text:c="2"/>netid: c_12190:n</text:p>
      <text:p text:style-name="Standard"><text:s text:c="15"/>2.04695e-18 <text:s text:c="2"/>netid: c_12117:n</text:p>
      <text:p text:style-name="Standard"><text:s text:c="15"/>1.45837e-18 <text:s text:c="2"/>netid: c_12122:n</text:p>
      <text:p text:style-name="Standard"><text:s text:c="15"/>1.40611e-18 <text:s text:c="2"/>netid: c_12190:n</text:p>
      <text:p text:style-name="Standard"><text:s text:c="15"/>4.03396e-19 <text:s text:c="2"/>netid: c_12276:n</text:p>
      <text:p text:style-name="Standard"><text:s text:c="15"/>8.67199e-19 <text:s text:c="2"/>netid: XI6/XI6/MNM0:g</text:p>
      <text:p text:style-name="Standard"><text:s text:c="15"/>6.78076e-19 <text:s text:c="2"/>netid: c_12775:p</text:p>
      <text:p text:style-name="Standard"><text:s text:c="15"/>2.19326e-18 <text:s text:c="2"/>netid: c_12274:n</text:p>
      <text:p text:style-name="Standard"><text:s text:c="15"/>1.36679e-18 <text:s text:c="2"/>netid: XI6/XI6/MNM0:g</text:p>
      <text:p text:style-name="Standard"><text:s text:c="15"/>1.07454e-18 <text:s text:c="2"/>netid: c_12778:p</text:p>
      <text:p text:style-name="Standard"><text:s text:c="15"/>2.59455e-19 <text:s text:c="2"/>netid: c_12274:n</text:p>
      <text:p text:style-name="Standard"><text:s text:c="16"/>6.1628e-19 <text:s text:c="2"/>netid: XI6/XI4/MPM0:g</text:p>
      <text:p text:style-name="Standard"><text:s text:c="15"/>3.99894e-19 <text:s text:c="2"/>netid: XI6/XI6/MNM0:g</text:p>
      <text:p text:style-name="Standard"><text:s text:c="16"/>9.3788e-19 <text:s text:c="2"/>netid: c_12121:n</text:p>
      <text:p text:style-name="Standard"><text:s text:c="15"/>5.96676e-19 <text:s text:c="2"/>netid: XI6/XI6/MNM0:g</text:p>
      <text:p text:style-name="Standard"><text:s text:c="15"/>4.63175e-18 <text:s text:c="2"/>netid: c_12143:n</text:p>
      <text:p text:style-name="Standard"><text:s text:c="15"/>2.92246e-19 <text:s text:c="2"/>netid: c_12117:n</text:p>
      <text:p text:style-name="Standard"><text:s text:c="15"/>3.30565e-18 <text:s text:c="2"/>netid: XI6/XI6/MNM0:g</text:p>
      <text:p text:style-name="Standard"><text:s text:c="15"/>3.89877e-18 <text:s text:c="2"/>netid: c_12144:n</text:p>
      <text:p text:style-name="Standard"><text:s text:c="16"/>5.6461e-18 <text:s text:c="2"/>netid: c_12778:p</text:p>
      <text:p text:style-name="Standard"><text:s text:c="15"/>2.29634e-18 <text:s text:c="2"/>netid: XI6/XI6/MNM0:g</text:p>
      <text:p text:style-name="Standard"><text:s text:c="15"/>3.89877e-18 <text:s text:c="2"/>netid: c_12326:n</text:p>
      <text:p text:style-name="Standard"><text:s text:c="15"/>3.18807e-18 <text:s text:c="2"/>netid: c_12190:n</text:p>
      <text:p text:style-name="Standard"><text:s text:c="15"/>1.31873e-18 <text:s text:c="2"/>netid: c_12274:n</text:p>
      <text:p text:style-name="Standard"><text:s text:c="15"/>8.63901e-18 <text:s text:c="2"/>netid: c_12793:p</text:p>
      <text:p text:style-name="Standard"><text:s text:c="15"/>2.95329e-18 <text:s text:c="2"/>netid: XI6/XI4/MPM0:g</text:p>
      <text:p text:style-name="Standard"><text:s text:c="15"/>2.67698e-18 <text:s text:c="2"/>netid: XI6/XI4/MPM0:g</text:p>
      <text:p text:style-name="Standard"><text:s text:c="15"/>4.96863e-18 <text:s text:c="2"/>netid: XI6/XI4/MPM0:g</text:p>
      <text:p text:style-name="Standard"><text:s text:c="15"/>2.68485e-18 <text:s text:c="2"/>netid: c_12152:n</text:p>
      <text:p text:style-name="Standard"><text:s text:c="15"/>6.52281e-19 <text:s text:c="2"/>netid: c_12004:n</text:p>
      <text:p text:style-name="Standard"><text:s text:c="15"/>1.03247e-18 <text:s text:c="2"/>netid: c_12273:n</text:p>
      <text:p text:style-name="Standard"><text:s text:c="16"/>1.8309e-18 <text:s text:c="2"/>netid: c_12273:n</text:p>
      <text:p text:style-name="Standard"><text:s text:c="15"/>7.47268e-19 <text:s text:c="2"/>netid: c_12069:n</text:p>
      <text:p text:style-name="Standard"><text:s text:c="15"/>1.29337e-18 <text:s text:c="2"/>netid: c_12392:n</text:p>
      <text:p text:style-name="Standard"><text:s text:c="15"/>7.78641e-19 <text:s text:c="2"/>netid: c_12144:n</text:p>
      <text:p text:style-name="Standard"><text:s text:c="15"/>1.76619e-18 <text:s text:c="2"/>netid: c_12276:n</text:p>
      <text:p text:style-name="Standard"><text:s text:c="15"/>2.00502e-18 <text:s text:c="2"/>netid: c_12432:n</text:p>
      <text:p text:style-name="Standard"><text:soft-page-break/><text:s text:c="15"/>2.20819e-18 <text:s text:c="2"/>netid: c_11981:n</text:p>
      <text:p text:style-name="Standard"><text:s text:c="15"/>1.86089e-18 <text:s text:c="2"/>netid: c_11982:n</text:p>
      <text:p text:style-name="Standard"><text:s text:c="15"/>3.93395e-18 <text:s text:c="2"/>netid: c_12003:n</text:p>
      <text:p text:style-name="Standard"><text:s text:c="15"/>8.93398e-18 <text:s text:c="2"/>netid: c_12004:n</text:p>
      <text:p text:style-name="Standard"><text:s text:c="15"/>1.43289e-18 <text:s text:c="2"/>netid: c_12045:n</text:p>
      <text:p text:style-name="Standard"><text:s text:c="15"/>1.27781e-18 <text:s text:c="2"/>netid: c_12046:n</text:p>
      <text:p text:style-name="Standard"><text:s text:c="15"/>1.17141e-17 <text:s text:c="2"/>netid: c_12432:n</text:p>
      <text:p text:style-name="Standard"><text:s text:c="15"/>2.78805e-18 <text:s text:c="2"/>netid: c_12003:n</text:p>
      <text:p text:style-name="Standard"><text:s text:c="15"/>4.32563e-19 <text:s text:c="2"/>netid: XI4/XI6/MNM0:g</text:p>
      <text:p text:style-name="Standard"><text:s text:c="15"/>8.16039e-19 <text:s text:c="2"/>netid: c_12271:n</text:p>
      <text:p text:style-name="Standard"><text:s text:c="15"/>8.77228e-19 <text:s text:c="2"/>netid: XI4/XI4/MPM0:g</text:p>
      <text:p text:style-name="Standard"><text:s text:c="15"/>1.06945e-17 <text:s text:c="2"/>netid: c_12273:n</text:p>
      <text:p text:style-name="Standard"><text:s text:c="15"/>6.34687e-19 <text:s text:c="2"/>netid: c_12273:n</text:p>
      <text:p text:style-name="Standard"><text:s text:c="15"/>1.45946e-17 <text:s text:c="2"/>netid: c_12273:n</text:p>
      <text:p text:style-name="Standard"><text:s text:c="15"/>1.74422e-18 <text:s text:c="2"/>netid: c_12293:n</text:p>
      <text:p text:style-name="Standard"><text:s text:c="15"/>1.01873e-18 <text:s text:c="2"/>netid: c_12054:n</text:p>
      <text:p text:style-name="Standard"><text:s text:c="15"/>6.21449e-18 <text:s text:c="2"/>netid: c_12305:n</text:p>
      <text:p text:style-name="Standard"><text:s text:c="15"/>6.90918e-18 <text:s text:c="2"/>netid: c_12069:n</text:p>
      <text:p text:style-name="Standard"><text:s text:c="15"/>4.11688e-19 <text:s text:c="2"/>netid: XI5/XI6/MNM0:g</text:p>
      <text:p text:style-name="Standard"><text:s text:c="15"/>1.04532e-18 <text:s text:c="2"/>netid: XI5/XI4/MPM0:g</text:p>
      <text:p text:style-name="Standard"><text:s text:c="15"/>1.60579e-18 <text:s text:c="2"/>netid: c_12190:n</text:p>
      <text:p text:style-name="Standard"><text:s text:c="15"/>5.88541e-19 <text:s text:c="2"/>netid: c_12276:n</text:p>
      <text:p text:style-name="Standard"><text:s text:c="15"/>2.17966e-18 <text:s text:c="2"/>netid: c_12121:n</text:p>
      <text:p text:style-name="Standard"><text:s text:c="15"/>1.83429e-18 <text:s text:c="2"/>netid: c_12122:n</text:p>
      <text:p text:style-name="Standard"><text:s text:c="15"/>3.83312e-18 <text:s text:c="2"/>netid: c_12143:n</text:p>
      <text:p text:style-name="Standard"><text:s text:c="15"/>8.67529e-18 <text:s text:c="2"/>netid: c_12144:n</text:p>
      <text:p text:style-name="Standard"><text:s text:c="15"/>1.02712e-18 <text:s text:c="2"/>netid: c_12189:n</text:p>
      <text:p text:style-name="Standard"><text:s text:c="15"/>1.15143e-17 <text:s text:c="2"/>netid: c_12190:n</text:p>
      <text:p text:style-name="Standard"><text:s text:c="15"/>4.21975e-18 <text:s text:c="2"/>netid: c_12276:n</text:p>
      <text:p text:style-name="Standard"><text:s text:c="15"/>2.73519e-18 <text:s text:c="2"/>netid: c_12143:n</text:p>
      <text:p text:style-name="Standard"><text:s text:c="15"/>5.69664e-19 <text:s text:c="2"/>netid: c_12274:n</text:p>
      <text:p text:style-name="Standard"><text:s text:c="15"/>4.03501e-18 <text:s text:c="2"/>netid: c_12274:n</text:p>
      <text:p text:style-name="Standard"><text:s text:c="15"/>8.77228e-19 <text:s text:c="2"/>netid: XI6/XI4/MPM0:g</text:p>
      <text:p text:style-name="Standard"><text:s text:c="15"/>1.10179e-18 <text:s text:c="2"/>netid: c_11977:n</text:p>
      <text:p text:style-name="Standard"><text:s text:c="15"/>8.09373e-19 <text:s text:c="2"/>netid: c_11982:n</text:p>
      <text:p text:style-name="Standard"><text:s text:c="15"/>4.82131e-18 <text:s text:c="2"/>netid: c_12432:n</text:p>
      <text:p text:style-name="Standard"><text:s text:c="15"/>2.03351e-18 <text:s text:c="2"/>netid: c_12271:n</text:p>
      <text:p text:style-name="Standard"><text:s text:c="15"/>5.91739e-18 <text:s text:c="2"/>netid: c_12271:n</text:p>
      <text:p text:style-name="Standard"><text:s text:c="15"/>5.80034e-19 <text:s text:c="2"/>netid: c_12050:n</text:p>
      <text:p text:style-name="Standard"><text:s text:c="15"/>4.41599e-19 <text:s text:c="2"/>netid: c_12054:n</text:p>
      <text:p text:style-name="Standard"><text:s text:c="15"/>1.09622e-18 <text:s text:c="2"/>netid: c_12117:n</text:p>
      <text:p text:style-name="Standard"><text:s text:c="15"/>8.05124e-19 <text:s text:c="2"/>netid: c_12122:n</text:p>
      <text:p text:style-name="Standard"><text:s text:c="15"/>4.00324e-18 <text:s text:c="2"/>netid: c_12190:n</text:p>
      <text:p text:style-name="Standard"><text:s text:c="15"/>1.43546e-18 <text:s text:c="2"/>netid: c_12276:n</text:p>
      <text:p text:style-name="Standard"><text:s text:c="15"/>1.39299e-18 <text:s text:c="2"/>netid: c_12274:n</text:p>
      <text:p text:style-name="Standard"><text:s text:c="15"/>2.49259e-19 <text:s text:c="2"/>netid: c_12273:n</text:p>
      <text:p text:style-name="Standard"><text:s text:c="15"/>9.94149e-19 <text:s text:c="2"/>netid: c_14187:n</text:p>
      <text:p text:style-name="Standard"><text:s text:c="15"/>4.28687e-18 <text:s text:c="2"/>netid: c_14039:n</text:p>
      <text:p text:style-name="Standard"><text:s text:c="16"/>1.0845e-17 <text:s text:c="2"/>netid: c_14079:n</text:p>
      <text:p text:style-name="Standard"><text:s text:c="15"/>2.43273e-19 <text:s text:c="2"/>netid: c_14178:n</text:p>
      <text:p text:style-name="Standard"><text:s text:c="15"/>4.38142e-18 <text:s text:c="2"/>netid: c_14080:n</text:p>
      <text:p text:style-name="Standard"><text:s text:c="15"/>1.04696e-18 <text:s text:c="2"/>netid: XI4/XI5/MNM0:g</text:p>
      <text:p text:style-name="Standard"><text:soft-page-break/><text:s text:c="15"/>1.21698e-18 <text:s text:c="2"/>netid: XI4/XI5/MNM0:g</text:p>
      <text:p text:style-name="Standard"><text:s text:c="15"/>5.31765e-18 <text:s text:c="2"/>netid: c_14297:p</text:p>
      <text:p text:style-name="Standard"><text:s text:c="15"/>1.79175e-18 <text:s text:c="2"/>netid: c_14103:n</text:p>
      <text:p text:style-name="Standard"><text:s text:c="15"/>2.43054e-18 <text:s text:c="2"/>netid: c_14191:n</text:p>
      <text:p text:style-name="Standard"><text:s text:c="15"/>1.13971e-18 <text:s text:c="2"/>netid: c_14297:p</text:p>
      <text:p text:style-name="Standard"><text:s text:c="15"/>3.95292e-18 <text:s text:c="2"/>netid: XI4/XI0/XI0/MPM1:g</text:p>
      <text:p text:style-name="Standard"><text:s text:c="15"/>4.06619e-18 <text:s text:c="2"/>netid: c_14302:p</text:p>
      <text:p text:style-name="Standard"><text:s text:c="15"/>3.47873e-19 <text:s text:c="2"/>netid: c_14185:n</text:p>
      <text:p text:style-name="Standard"><text:s text:c="15"/>1.49009e-18 <text:s text:c="2"/>netid: XI4/XI0/XI0/MPM1:g</text:p>
      <text:p text:style-name="Standard"><text:s text:c="15"/>5.49398e-18 <text:s text:c="2"/>netid: c_14187:n</text:p>
      <text:p text:style-name="Standard"><text:s text:c="15"/>2.43054e-18 <text:s text:c="2"/>netid: c_14306:p</text:p>
      <text:p text:style-name="Standard"><text:s text:c="17"/>1.892e-18 <text:s text:c="2"/>netid: c_13920:n</text:p>
      <text:p text:style-name="Standard"><text:s text:c="15"/>4.83344e-19 <text:s text:c="2"/>netid: c_14308:p</text:p>
      <text:p text:style-name="Standard"><text:s text:c="15"/>2.23435e-18 <text:s text:c="2"/>netid: c_14039:n</text:p>
      <text:p text:style-name="Standard"><text:s text:c="15"/>2.43054e-18 <text:s text:c="2"/>netid: c_14190:n</text:p>
      <text:p text:style-name="Standard"><text:s text:c="15"/>4.30818e-18 <text:s text:c="2"/>netid: c_14079:n</text:p>
      <text:p text:style-name="Standard"><text:s text:c="15"/>4.32327e-18 <text:s text:c="2"/>netid: c_14079:n</text:p>
      <text:p text:style-name="Standard"><text:s text:c="15"/>3.68762e-18 <text:s text:c="2"/>netid: c_14079:n</text:p>
      <text:p text:style-name="Standard"><text:s text:c="15"/>2.59807e-19 <text:s text:c="2"/>netid: c_14178:n</text:p>
      <text:p text:style-name="Standard"><text:s text:c="15"/>4.84586e-19 <text:s text:c="2"/>netid: c_14080:n</text:p>
      <text:p text:style-name="Standard"><text:s text:c="15"/>6.12483e-18 <text:s text:c="2"/>netid: c_14080:n</text:p>
      <text:p text:style-name="Standard"><text:s text:c="15"/>8.23351e-19 <text:s text:c="2"/>netid: c_14317:p</text:p>
      <text:p text:style-name="Standard"><text:s text:c="16"/>7.0546e-19 <text:s text:c="2"/>netid: c_14040:n</text:p>
      <text:p text:style-name="Standard"><text:s text:c="16"/>5.0577e-19 <text:s text:c="2"/>netid: NET022</text:p>
      <text:p text:style-name="Standard"><text:s text:c="16"/>3.9743e-18 <text:s text:c="2"/>netid: c_14079:n</text:p>
      <text:p text:style-name="Standard"><text:s text:c="15"/>4.81774e-19 <text:s text:c="2"/>netid: c_14079:n</text:p>
      <text:p text:style-name="Standard"><text:s text:c="15"/>4.58051e-18 <text:s text:c="2"/>netid: c_14079:n</text:p>
      <text:p text:style-name="Standard"><text:s text:c="15"/>3.16738e-18 <text:s text:c="2"/>netid: c_14074:n</text:p>
      <text:p text:style-name="Standard"><text:s text:c="15"/>1.97227e-18 <text:s text:c="2"/>netid: c_14079:n</text:p>
      <text:p text:style-name="Standard"><text:s text:c="15"/>5.23586e-19 <text:s text:c="2"/>netid: c_14035:n</text:p>
      <text:p text:style-name="Standard"><text:s text:c="15"/>3.12528e-18 <text:s text:c="2"/>netid: c_14035:n</text:p>
      <text:p text:style-name="Standard"><text:s text:c="15"/>1.38378e-17 <text:s text:c="2"/>netid: c_14018:n</text:p>
      <text:p text:style-name="Standard"><text:s text:c="15"/>3.61904e-18 <text:s text:c="2"/>netid: XI6/XI5/MPM1:g</text:p>
      <text:p text:style-name="Standard"><text:s text:c="15"/>1.17594e-18 <text:s text:c="2"/>netid: c_14035:n</text:p>
      <text:p text:style-name="Standard"><text:s text:c="15"/>2.36925e-18 <text:s text:c="2"/>netid: c_14018:n</text:p>
      <text:p text:style-name="Standard"><text:s text:c="15"/>7.65855e-19 <text:s text:c="2"/>netid: c_14039:n</text:p>
      <text:p text:style-name="Standard"><text:s text:c="15"/>8.40585e-18 <text:s text:c="2"/>netid: c_14039:n</text:p>
      <text:p text:style-name="Standard"><text:s text:c="15"/>4.19309e-19 <text:s text:c="2"/>netid: XI4/XI5/MNM0:g</text:p>
      <text:p text:style-name="Standard"><text:s text:c="16"/>8.6936e-19 <text:s text:c="2"/>netid: XI4/XI5/MNM0:g</text:p>
      <text:p text:style-name="Standard"><text:s text:c="15"/>3.87512e-18 <text:s text:c="2"/>netid: XI4/XI5/MNM0:g</text:p>
      <text:p text:style-name="Standard"><text:s text:c="15"/>2.67964e-18 <text:s text:c="2"/>netid: XI4/XI5/MNM0:g</text:p>
      <text:p text:style-name="Standard"><text:s text:c="15"/>3.29567e-18 <text:s text:c="2"/>netid: c_14044:n</text:p>
      <text:p text:style-name="Standard"><text:s text:c="15"/>3.07925e-18 <text:s text:c="2"/>netid: c_14039:n</text:p>
      <text:p text:style-name="Standard"><text:s text:c="15"/>3.81764e-19 <text:s text:c="2"/>netid: c_14039:n</text:p>
      <text:p text:style-name="Standard"><text:s text:c="16"/>2.6218e-18 <text:s text:c="2"/>netid: c_14039:n</text:p>
      <text:p text:style-name="Standard"><text:s text:c="15"/>6.32642e-19 <text:s text:c="2"/>netid: c_14281:p</text:p>
      <text:p text:style-name="Standard"><text:s text:c="15"/>6.38039e-19 <text:s text:c="2"/>netid: c_14342:p</text:p>
      <text:p text:style-name="Standard"><text:s text:c="15"/>4.85207e-19 <text:s text:c="2"/>netid: c_14342:p</text:p>
      <text:p text:style-name="Standard"><text:s text:c="15"/>1.81032e-18 <text:s text:c="2"/>netid: c_14317:p</text:p>
      <text:p text:style-name="Standard"><text:s text:c="15"/>7.62807e-18 <text:s text:c="2"/>netid: c_14018:n</text:p>
      <text:p text:style-name="Standard"><text:s text:c="15"/>1.29343e-18 <text:s text:c="2"/>netid: XI6/XI5/MPM1:g</text:p>
      <text:p text:style-name="Standard"><text:s text:c="15"/>2.87668e-19 <text:s text:c="2"/>netid: c_14035:n</text:p>
      <text:p text:style-name="Standard"><text:soft-page-break/><text:s text:c="15"/>5.97018e-18 <text:s text:c="2"/>netid: c_14056:n</text:p>
      <text:p text:style-name="Standard"><text:s text:c="15"/>6.31712e-18 <text:s text:c="2"/>netid: c_14281:p</text:p>
      <text:p text:style-name="Standard"><text:s text:c="15"/>8.77784e-19 <text:s text:c="2"/>netid: c_14056:n</text:p>
      <text:p text:style-name="Standard"><text:s text:c="15"/>3.13023e-18 <text:s text:c="2"/>netid: c_14281:p</text:p>
      <text:p text:style-name="Standard"><text:s text:c="15"/>4.23832e-19 <text:s text:c="2"/>netid: XI4/XI5/MNM0:g</text:p>
      <text:p text:style-name="Standard"><text:s text:c="15"/>5.00413e-18 <text:s text:c="2"/>netid: c_14302:p</text:p>
      <text:p text:style-name="Standard"><text:s text:c="16"/>3.2129e-18 <text:s text:c="2"/>netid: XI4/XI0/XI0/MPM1:g</text:p>
      <text:p text:style-name="Standard"><text:s text:c="15"/>1.07358e-18 <text:s text:c="2"/>netid: c_14102:n</text:p>
      <text:p text:style-name="Standard"><text:s text:c="15"/>2.04573e-18 <text:s text:c="2"/>netid: c_14192:n</text:p>
      <text:p text:style-name="Standard"><text:s text:c="15"/>3.90761e-18 <text:s text:c="2"/>netid: c_13918:n</text:p>
      <text:p text:style-name="Standard"><text:s text:c="15"/>5.42843e-18 <text:s text:c="2"/>netid: c_13919:n</text:p>
      <text:p text:style-name="Standard"><text:s text:c="15"/>9.65859e-18 <text:s text:c="2"/>netid: c_14308:p</text:p>
      <text:p text:style-name="Standard"><text:s text:c="15"/>3.54194e-18 <text:s text:c="2"/>netid: c_14039:n</text:p>
      <text:p text:style-name="Standard"><text:s text:c="15"/>1.00328e-18 <text:s text:c="2"/>netid: c_14297:p</text:p>
      <text:p text:style-name="Standard"><text:s text:c="15"/>2.35554e-19 <text:s text:c="2"/>netid: c_14041:n</text:p>
      <text:p text:style-name="Standard"><text:s text:c="15"/>3.18315e-18 <text:s text:c="2"/>netid: c_14187:n</text:p>
      <text:p text:style-name="Standard"><text:s text:c="15"/>1.11391e-18 <text:s text:c="2"/>netid: c_14103:n</text:p>
      <text:p text:style-name="Standard"><text:s text:c="16"/>1.9642e-18 <text:s text:c="2"/>netid: c_13920:n</text:p>
      <text:p text:style-name="Standard"><text:s text:c="15"/>1.09824e-18 <text:s text:c="2"/>netid: c_14105:n</text:p>
      <text:p text:style-name="Standard"><text:s text:c="15"/>2.27946e-19 <text:s text:c="2"/>netid: c_14308:p</text:p>
      <text:p text:style-name="Standard"><text:s text:c="15"/>4.60305e-17 <text:s text:c="2"/>netid: c_14039:n</text:p>
      <text:p text:style-name="Standard"><text:s text:c="15"/>4.08015e-17 <text:s text:c="2"/>netid: c_14039:n</text:p>
      <text:p text:style-name="Standard"><text:s text:c="15"/>3.19224e-17 <text:s text:c="2"/>netid: c_14039:n</text:p>
      <text:p text:style-name="Standard"><text:s text:c="15"/>1.01902e-17 <text:s text:c="2"/>netid: c_14039:n</text:p>
      <text:p text:style-name="Standard"><text:s text:c="15"/>8.00762e-18 <text:s text:c="2"/>netid: c_14039:n</text:p>
      <text:p text:style-name="Standard"><text:s text:c="15"/>2.32152e-17 <text:s text:c="2"/>netid: c_14039:n</text:p>
      <text:p text:style-name="Standard"><text:s text:c="15"/>8.90683e-18 <text:s text:c="2"/>netid: c_14068:n</text:p>
      <text:p text:style-name="Standard"><text:s text:c="15"/>4.08229e-18 <text:s text:c="2"/>netid: c_14069:n</text:p>
      <text:p text:style-name="Standard"><text:s text:c="15"/>7.82697e-18 <text:s text:c="2"/>netid: c_14071:n</text:p>
      <text:p text:style-name="Standard"><text:s text:c="15"/>1.01836e-17 <text:s text:c="2"/>netid: c_14074:n</text:p>
      <text:p text:style-name="Standard"><text:s text:c="15"/>8.01323e-18 <text:s text:c="2"/>netid: c_14074:n</text:p>
      <text:p text:style-name="Standard"><text:s text:c="15"/>2.49231e-18 <text:s text:c="2"/>netid: c_14074:n</text:p>
      <text:p text:style-name="Standard"><text:s text:c="15"/>2.29538e-18 <text:s text:c="2"/>netid: c_14074:n</text:p>
      <text:p text:style-name="Standard"><text:s text:c="15"/>4.01407e-18 <text:s text:c="2"/>netid: c_14079:n</text:p>
      <text:p text:style-name="Standard"><text:s text:c="15"/>1.72876e-17 <text:s text:c="2"/>netid: c_14079:n</text:p>
      <text:p text:style-name="Standard"><text:s text:c="16"/>4.7619e-18 <text:s text:c="2"/>netid: c_14079:n</text:p>
      <text:p text:style-name="Standard"><text:s text:c="15"/>4.56611e-17 <text:s text:c="2"/>netid: c_14079:n</text:p>
      <text:p text:style-name="Standard"><text:s text:c="15"/>7.90154e-17 <text:s text:c="2"/>netid: c_14079:n</text:p>
      <text:p text:style-name="Standard"><text:s text:c="15"/>7.25343e-17 <text:s text:c="2"/>netid: c_14079:n</text:p>
      <text:p text:style-name="Standard"><text:s text:c="15"/>4.81442e-17 <text:s text:c="2"/>netid: c_14080:n</text:p>
      <text:p text:style-name="Standard"><text:s text:c="15"/>2.39469e-17 <text:s text:c="2"/>netid: c_14079:n</text:p>
      <text:p text:style-name="Standard"><text:s text:c="15"/>8.14391e-18 <text:s text:c="2"/>netid: c_14178:n</text:p>
      <text:p text:style-name="Standard"><text:s text:c="15"/>1.05437e-17 <text:s text:c="2"/>netid: c_14054:n</text:p>
      <text:p text:style-name="Standard"><text:s text:c="15"/>1.36113e-17 <text:s text:c="2"/>netid: c_14056:n</text:p>
      <text:p text:style-name="Standard"><text:s text:c="15"/>4.80132e-18 <text:s text:c="2"/>netid: c_14392:p</text:p>
      <text:p text:style-name="Standard"><text:s text:c="15"/>7.29351e-17 <text:s text:c="2"/>netid: c_14080:n</text:p>
      <text:p text:style-name="Standard"><text:s text:c="16"/>1.4584e-17 <text:s text:c="2"/>netid: c_14080:n</text:p>
      <text:p text:style-name="Standard"><text:s text:c="15"/>6.56864e-18 <text:s text:c="2"/>netid: c_14342:p</text:p>
      <text:p text:style-name="Standard"><text:s text:c="17"/>1.656e-18 <text:s text:c="2"/>netid: c_14317:p</text:p>
      <text:p text:style-name="Standard"><text:s text:c="15"/>1.28102e-17 <text:s text:c="2"/>netid: NET022</text:p>
      <text:p text:style-name="Standard"><text:s text:c="15"/>1.36893e-17 <text:s text:c="2"/>netid: c_14281:p</text:p>
      <text:p text:style-name="Standard"><text:s text:c="15"/>7.57969e-19 <text:s text:c="2"/>netid: c_14342:p</text:p>
      <text:p text:style-name="Standard"><text:soft-page-break/><text:s text:c="15"/>1.54955e-17 <text:s text:c="2"/>netid: c_14035:n</text:p>
      <text:p text:style-name="Standard"><text:s text:c="15"/>1.45862e-18 <text:s text:c="2"/>netid: c_14018:n</text:p>
      <text:p text:style-name="Standard"><text:s text:c="15"/>1.32893e-17 <text:s text:c="2"/>netid: c_14035:n</text:p>
      <text:p text:style-name="Standard"><text:s text:c="15"/>3.46017e-18 <text:s text:c="2"/>netid: c_14035:n</text:p>
      <text:p text:style-name="Standard"><text:s text:c="15"/>6.30123e-17 <text:s text:c="2"/>netid: c_14039:n</text:p>
      <text:p text:style-name="Standard"><text:s text:c="15"/>1.08703e-17 <text:s text:c="2"/>netid: c_14039:n</text:p>
      <text:p text:style-name="Standard"><text:s text:c="15"/>6.32878e-18 <text:s text:c="2"/>netid: c_14039:n</text:p>
      <text:p text:style-name="Standard"><text:s text:c="15"/>8.47371e-18 <text:s text:c="2"/>netid: c_14039:n</text:p>
      <text:p text:style-name="Standard"><text:s text:c="16"/>7.0733e-18 <text:s text:c="2"/>netid: c_14074:n</text:p>
      <text:p text:style-name="Standard"><text:s text:c="15"/>8.29884e-18 <text:s text:c="2"/>netid: c_14074:n</text:p>
      <text:p text:style-name="Standard"><text:s text:c="15"/>2.24865e-18 <text:s text:c="2"/>netid: c_14074:n</text:p>
      <text:p text:style-name="Standard"><text:s text:c="15"/>9.96694e-18 <text:s text:c="2"/>netid: c_14074:n</text:p>
      <text:p text:style-name="Standard"><text:s text:c="15"/>2.93117e-17 <text:s text:c="2"/>netid: c_14074:n</text:p>
      <text:p text:style-name="Standard"><text:s text:c="15"/>4.09864e-17 <text:s text:c="2"/>netid: c_14079:n</text:p>
      <text:p text:style-name="Standard"><text:s text:c="15"/>1.04228e-17 <text:s text:c="2"/>netid: c_14079:n</text:p>
      <text:p text:style-name="Standard"><text:s text:c="15"/>8.17406e-17 <text:s text:c="2"/>netid: c_14079:n</text:p>
      <text:p text:style-name="Standard"><text:s text:c="15"/>1.04228e-17 <text:s text:c="2"/>netid: c_14079:n</text:p>
      <text:p text:style-name="Standard"><text:s text:c="16"/>9.1054e-17 <text:s text:c="2"/>netid: c_14079:n</text:p>
      <text:p text:style-name="Standard"><text:s text:c="15"/>1.86325e-17 <text:s text:c="2"/>netid: c_14079:n</text:p>
      <text:p text:style-name="Standard"><text:s text:c="15"/>4.82919e-18 <text:s text:c="2"/>netid: c_14079:n</text:p>
      <text:p text:style-name="Standard"><text:s text:c="15"/>2.03553e-17 <text:s text:c="2"/>netid: c_14079:n</text:p>
      <text:p text:style-name="Standard"><text:s text:c="15"/>9.60402e-18 <text:s text:c="2"/>netid: c_14079:n</text:p>
      <text:p text:style-name="Standard"><text:s text:c="15"/>2.61563e-17 <text:s text:c="2"/>netid: c_14079:n</text:p>
      <text:p text:style-name="Standard"><text:s text:c="15"/>1.05485e-17 <text:s text:c="2"/>netid: c_14079:n</text:p>
      <text:p text:style-name="Standard"><text:s text:c="15"/>9.94149e-19 <text:s text:c="2"/>netid: c_14850:n</text:p>
      <text:p text:style-name="Standard"><text:s text:c="15"/>8.45844e-19 <text:s text:c="2"/>netid: XI5/XI5/MNM0:g</text:p>
      <text:p text:style-name="Standard"><text:s text:c="15"/>1.21698e-18 <text:s text:c="2"/>netid: XI5/XI5/MNM0:g</text:p>
      <text:p text:style-name="Standard"><text:s text:c="15"/>5.31765e-18 <text:s text:c="2"/>netid: c_14880:n</text:p>
      <text:p text:style-name="Standard"><text:s text:c="15"/>1.79175e-18 <text:s text:c="2"/>netid: c_14929:n</text:p>
      <text:p text:style-name="Standard"><text:s text:c="15"/>2.42572e-18 <text:s text:c="2"/>netid: c_14934:n</text:p>
      <text:p text:style-name="Standard"><text:s text:c="15"/>1.13971e-18 <text:s text:c="2"/>netid: c_14880:n</text:p>
      <text:p text:style-name="Standard"><text:s text:c="15"/>3.82195e-18 <text:s text:c="2"/>netid: XI5/XI0/XI0/MPM1:g</text:p>
      <text:p text:style-name="Standard"><text:s text:c="15"/>4.08727e-18 <text:s text:c="2"/>netid: c_14876:n</text:p>
      <text:p text:style-name="Standard"><text:s text:c="15"/>3.47873e-19 <text:s text:c="2"/>netid: c_14848:n</text:p>
      <text:p text:style-name="Standard"><text:s text:c="15"/>1.49009e-18 <text:s text:c="2"/>netid: XI5/XI0/XI0/MPM1:g</text:p>
      <text:p text:style-name="Standard"><text:s text:c="15"/>5.53663e-18 <text:s text:c="2"/>netid: c_14850:n</text:p>
      <text:p text:style-name="Standard"><text:s text:c="15"/>2.42572e-18 <text:s text:c="2"/>netid: c_14851:n</text:p>
      <text:p text:style-name="Standard"><text:s text:c="15"/>1.05486e-18 <text:s text:c="2"/>netid: c_14737:n</text:p>
      <text:p text:style-name="Standard"><text:s text:c="15"/>2.42572e-18 <text:s text:c="2"/>netid: c_14932:n</text:p>
      <text:p text:style-name="Standard"><text:s text:c="15"/>4.19309e-19 <text:s text:c="2"/>netid: XI5/XI5/MNM0:g</text:p>
      <text:p text:style-name="Standard"><text:s text:c="15"/>7.51274e-19 <text:s text:c="2"/>netid: XI5/XI5/MNM0:g</text:p>
      <text:p text:style-name="Standard"><text:s text:c="15"/>3.29748e-18 <text:s text:c="2"/>netid: XI5/XI5/MNM0:g</text:p>
      <text:p text:style-name="Standard"><text:s text:c="15"/>2.27214e-18 <text:s text:c="2"/>netid: XI5/XI5/MNM0:g</text:p>
      <text:p text:style-name="Standard"><text:s text:c="15"/>4.12288e-19 <text:s text:c="2"/>netid: XI5/XI5/MNM0:g</text:p>
      <text:p text:style-name="Standard"><text:s text:c="15"/>4.72718e-18 <text:s text:c="2"/>netid: c_14876:n</text:p>
      <text:p text:style-name="Standard"><text:s text:c="15"/>2.89907e-18 <text:s text:c="2"/>netid: XI5/XI0/XI0/MPM1:g</text:p>
      <text:p text:style-name="Standard"><text:s text:c="15"/>7.90528e-19 <text:s text:c="2"/>netid: c_14926:n</text:p>
      <text:p text:style-name="Standard"><text:s text:c="15"/>1.69717e-18 <text:s text:c="2"/>netid: c_14939:n</text:p>
      <text:p text:style-name="Standard"><text:s text:c="15"/>3.50127e-18 <text:s text:c="2"/>netid: c_14735:n</text:p>
      <text:p text:style-name="Standard"><text:s text:c="15"/>4.66217e-18 <text:s text:c="2"/>netid: c_14736:n</text:p>
      <text:p text:style-name="Standard"><text:s text:c="15"/>8.65809e-19 <text:s text:c="2"/>netid: c_14880:n</text:p>
      <text:p text:style-name="Standard"><text:s text:c="15"/>2.98527e-18 <text:s text:c="2"/>netid: c_14850:n</text:p>
      <text:p text:style-name="Standard"><text:soft-page-break/><text:s text:c="15"/>7.94352e-19 <text:s text:c="2"/>netid: c_14929:n</text:p>
      <text:p text:style-name="Standard"><text:s text:c="17"/>1.333e-18 <text:s text:c="2"/>netid: c_14737:n</text:p>
      <text:p text:style-name="Standard"><text:s text:c="16"/>8.8984e-19 <text:s text:c="2"/>netid: c_14952:n</text:p>
      <text:p text:style-name="Standard"><text:s text:c="15"/>5.78033e-19 <text:s text:c="2"/>netid: c_14827:n</text:p>
      <text:p text:style-name="Standard"><text:s text:c="15"/>9.94149e-19 <text:s text:c="2"/>netid: c_15537:p</text:p>
      <text:p text:style-name="Standard"><text:s text:c="15"/>9.30704e-19 <text:s text:c="2"/>netid: XI6/XI5/MNM0:g</text:p>
      <text:p text:style-name="Standard"><text:s text:c="15"/>1.34758e-18 <text:s text:c="2"/>netid: XI6/XI5/MNM0:g</text:p>
      <text:p text:style-name="Standard"><text:s text:c="15"/>4.41909e-18 <text:s text:c="2"/>netid: c_15394:n</text:p>
      <text:p text:style-name="Standard"><text:s text:c="15"/>1.89889e-18 <text:s text:c="2"/>netid: c_15442:n</text:p>
      <text:p text:style-name="Standard"><text:s text:c="15"/>2.53332e-18 <text:s text:c="2"/>netid: c_15447:n</text:p>
      <text:p text:style-name="Standard"><text:s text:c="15"/>1.00328e-18 <text:s text:c="2"/>netid: c_15394:n</text:p>
      <text:p text:style-name="Standard"><text:s text:c="15"/>2.33295e-19 <text:s text:c="2"/>netid: c_15397:n</text:p>
      <text:p text:style-name="Standard"><text:s text:c="15"/>3.14011e-18 <text:s text:c="2"/>netid: c_15537:p</text:p>
      <text:p text:style-name="Standard"><text:s text:c="16"/>1.6927e-18 <text:s text:c="2"/>netid: c_15442:n</text:p>
      <text:p text:style-name="Standard"><text:s text:c="15"/>2.01676e-18 <text:s text:c="2"/>netid: c_15275:n</text:p>
      <text:p text:style-name="Standard"><text:s text:c="15"/>1.52899e-18 <text:s text:c="2"/>netid: c_15464:n</text:p>
      <text:p text:style-name="Standard"><text:s text:c="15"/>1.13971e-18 <text:s text:c="2"/>netid: c_15394:n</text:p>
      <text:p text:style-name="Standard"><text:s text:c="15"/>3.95292e-18 <text:s text:c="2"/>netid: XI6/XI0/XI0/MPM1:g</text:p>
      <text:p text:style-name="Standard"><text:s text:c="15"/>4.11078e-18 <text:s text:c="2"/>netid: c_15390:n</text:p>
      <text:p text:style-name="Standard"><text:s text:c="15"/>3.47873e-19 <text:s text:c="2"/>netid: c_15552:p</text:p>
      <text:p text:style-name="Standard"><text:s text:c="15"/>1.49009e-18 <text:s text:c="2"/>netid: XI6/XI0/XI0/MPM1:g</text:p>
      <text:p text:style-name="Standard"><text:s text:c="15"/>5.57855e-18 <text:s text:c="2"/>netid: c_15537:p</text:p>
      <text:p text:style-name="Standard"><text:s text:c="15"/>2.53332e-18 <text:s text:c="2"/>netid: c_15444:n</text:p>
      <text:p text:style-name="Standard"><text:s text:c="15"/>1.89501e-18 <text:s text:c="2"/>netid: c_15275:n</text:p>
      <text:p text:style-name="Standard"><text:s text:c="15"/>2.53332e-18 <text:s text:c="2"/>netid: c_15445:n</text:p>
      <text:p text:style-name="Standard"><text:s text:c="15"/>4.19309e-19 <text:s text:c="2"/>netid: XI6/XI5/MNM0:g</text:p>
      <text:p text:style-name="Standard"><text:s text:c="15"/>6.67741e-19 <text:s text:c="2"/>netid: XI6/XI5/MNM0:g</text:p>
      <text:p text:style-name="Standard"><text:s text:c="15"/>3.36458e-18 <text:s text:c="2"/>netid: XI6/XI5/MNM0:g</text:p>
      <text:p text:style-name="Standard"><text:s text:c="15"/>2.36847e-18 <text:s text:c="2"/>netid: XI6/XI5/MNM0:g</text:p>
      <text:p text:style-name="Standard"><text:s text:c="16"/>4.9303e-18 <text:s text:c="2"/>netid: c_15390:n</text:p>
      <text:p text:style-name="Standard"><text:s text:c="15"/>3.19696e-18 <text:s text:c="2"/>netid: XI6/XI0/XI0/MPM1:g</text:p>
      <text:p text:style-name="Standard"><text:s text:c="15"/>1.11839e-18 <text:s text:c="2"/>netid: c_15439:n</text:p>
      <text:p text:style-name="Standard"><text:s text:c="15"/>2.62339e-18 <text:s text:c="2"/>netid: c_15452:n</text:p>
      <text:p text:style-name="Standard"><text:s text:c="15"/>4.76656e-18 <text:s text:c="2"/>netid: c_15273:n</text:p>
      <text:p text:style-name="Standard"><text:s text:c="15"/>6.30145e-18 <text:s text:c="2"/>netid: c_15274:n</text:p>
      <text:p text:style-name="Standard"><text:s text:c="15"/>2.04695e-18 <text:s text:c="2"/>netid: c_17343:n</text:p>
      <text:p text:style-name="Standard"><text:s text:c="16"/>2.5555e-19 <text:s text:c="2"/>netid: c_17343:n</text:p>
      <text:p text:style-name="Standard"><text:s text:c="15"/>1.10179e-18 <text:s text:c="2"/>netid: c_17343:n</text:p>
      <text:p text:style-name="Standard"><text:s text:c="15"/>1.03987e-18 <text:s text:c="2"/>netid: c_17350:n</text:p>
      <text:p text:style-name="Standard"><text:s text:c="15"/>2.20819e-18 <text:s text:c="2"/>netid: c_17350:n</text:p>
      <text:p text:style-name="Standard"><text:s text:c="15"/>3.44275e-18 <text:s text:c="2"/>netid: c_17536:n</text:p>
      <text:p text:style-name="Standard"><text:s text:c="15"/>1.45837e-18 <text:s text:c="2"/>netid: c_17352:n</text:p>
      <text:p text:style-name="Standard"><text:s text:c="15"/>8.09373e-19 <text:s text:c="2"/>netid: c_17352:n</text:p>
      <text:p text:style-name="Standard"><text:s text:c="15"/>1.86089e-18 <text:s text:c="2"/>netid: c_17352:n</text:p>
      <text:p text:style-name="Standard"><text:s text:c="15"/>5.31765e-18 <text:s text:c="2"/>netid: c_17540:n</text:p>
      <text:p text:style-name="Standard"><text:s text:c="15"/>1.13971e-18 <text:s text:c="2"/>netid: c_17540:n</text:p>
      <text:p text:style-name="Standard"><text:s text:c="16"/>1.0126e-18 <text:s text:c="2"/>netid: c_17540:n</text:p>
      <text:p text:style-name="Standard"><text:s text:c="15"/>2.24164e-19 <text:s text:c="2"/>netid: c_17449:n</text:p>
      <text:p text:style-name="Standard"><text:s text:c="15"/>4.37358e-18 <text:s text:c="2"/>netid: XI4/XI0/XI1/MNM0:g</text:p>
      <text:p text:style-name="Standard"><text:s text:c="15"/>2.26045e-18 <text:s text:c="2"/>netid: XI4/XI0/XI1/MNM0:g</text:p>
      <text:p text:style-name="Standard"><text:s text:c="15"/>2.68741e-18 <text:s text:c="2"/>netid: c_17460:n</text:p>
      <text:p text:style-name="Standard"><text:s text:c="15"/>1.03353e-18 <text:s text:c="2"/>netid: c_17468:n</text:p>
      <text:p text:style-name="Standard"><text:soft-page-break/><text:s text:c="15"/>2.33702e-18 <text:s text:c="2"/>netid: c_17366:n</text:p>
      <text:p text:style-name="Standard"><text:s text:c="15"/>2.98662e-19 <text:s text:c="2"/>netid: c_17366:n</text:p>
      <text:p text:style-name="Standard"><text:s text:c="15"/>9.70482e-19 <text:s text:c="2"/>netid: c_17366:n</text:p>
      <text:p text:style-name="Standard"><text:s text:c="16"/>4.2978e-19 <text:s text:c="2"/>netid: c_17373:n</text:p>
      <text:p text:style-name="Standard"><text:s text:c="15"/>4.42187e-18 <text:s text:c="2"/>netid: c_17552:n</text:p>
      <text:p text:style-name="Standard"><text:s text:c="15"/>6.08007e-18 <text:s text:c="2"/>netid: c_17552:n</text:p>
      <text:p text:style-name="Standard"><text:s text:c="15"/>2.68643e-18 <text:s text:c="2"/>netid: c_17386:n</text:p>
      <text:p text:style-name="Standard"><text:s text:c="15"/>6.94419e-19 <text:s text:c="2"/>netid: c_17386:n</text:p>
      <text:p text:style-name="Standard"><text:s text:c="15"/>8.71239e-18 <text:s text:c="2"/>netid: c_17386:n</text:p>
      <text:p text:style-name="Standard"><text:s text:c="15"/>2.68643e-18 <text:s text:c="2"/>netid: c_17557:n</text:p>
      <text:p text:style-name="Standard"><text:s text:c="15"/>3.14082e-18 <text:s text:c="2"/>netid: c_17505:n</text:p>
      <text:p text:style-name="Standard"><text:s text:c="15"/>5.43267e-19 <text:s text:c="2"/>netid: c_17424:n</text:p>
      <text:p text:style-name="Standard"><text:s text:c="15"/>5.86129e-19 <text:s text:c="2"/>netid: c_17390:n</text:p>
      <text:p text:style-name="Standard"><text:s text:c="15"/>1.39994e-18 <text:s text:c="2"/>netid: c_17390:n</text:p>
      <text:p text:style-name="Standard"><text:s text:c="15"/>1.81046e-18 <text:s text:c="2"/>netid: c_17390:n</text:p>
      <text:p text:style-name="Standard"><text:s text:c="15"/>1.71459e-18 <text:s text:c="2"/>netid: c_17390:n</text:p>
      <text:p text:style-name="Standard"><text:s text:c="15"/>4.10904e-18 <text:s text:c="2"/>netid: c_17390:n</text:p>
      <text:p text:style-name="Standard"><text:s text:c="15"/>1.34579e-17 <text:s text:c="2"/>netid: c_17390:n</text:p>
      <text:p text:style-name="Standard"><text:s text:c="15"/>2.85955e-18 <text:s text:c="2"/>netid: c_17429:n</text:p>
      <text:p text:style-name="Standard"><text:s text:c="15"/>6.41364e-19 <text:s text:c="2"/>netid: c_17429:n</text:p>
      <text:p text:style-name="Standard"><text:s text:c="15"/>9.13782e-18 <text:s text:c="2"/>netid: c_17429:n</text:p>
      <text:p text:style-name="Standard"><text:s text:c="15"/>4.13341e-18 <text:s text:c="2"/>netid: c_17516:n</text:p>
      <text:p text:style-name="Standard"><text:s text:c="15"/>9.88058e-18 <text:s text:c="2"/>netid: c_17516:n</text:p>
      <text:p text:style-name="Standard"><text:s text:c="15"/>2.34771e-19 <text:s text:c="2"/>netid: c_17516:n</text:p>
      <text:p text:style-name="Standard"><text:s text:c="15"/>2.63128e-18 <text:s text:c="2"/>netid: c_17516:n</text:p>
      <text:p text:style-name="Standard"><text:s text:c="15"/>1.76255e-18 <text:s text:c="2"/>netid: c_17392:n</text:p>
      <text:p text:style-name="Standard"><text:s text:c="15"/>1.46351e-18 <text:s text:c="2"/>netid: c_17392:n</text:p>
      <text:p text:style-name="Standard"><text:s text:c="16"/>1.5075e-18 <text:s text:c="2"/>netid: c_17407:n</text:p>
      <text:p text:style-name="Standard"><text:s text:c="15"/>1.77204e-18 <text:s text:c="2"/>netid: c_17410:n</text:p>
      <text:p text:style-name="Standard"><text:s text:c="15"/>8.30359e-19 <text:s text:c="2"/>netid: c_17410:n</text:p>
      <text:p text:style-name="Standard"><text:s text:c="15"/>1.43906e-17 <text:s text:c="2"/>netid: c_17431:n</text:p>
      <text:p text:style-name="Standard"><text:s text:c="15"/>1.31375e-17 <text:s text:c="2"/>netid: c_17431:n</text:p>
      <text:p text:style-name="Standard"><text:s text:c="15"/>4.97705e-18 <text:s text:c="2"/>netid: c_17431:n</text:p>
      <text:p text:style-name="Standard"><text:s text:c="15"/>2.12401e-19 <text:s text:c="2"/>netid: c_17393:n</text:p>
      <text:p text:style-name="Standard"><text:s text:c="15"/>2.94901e-18 <text:s text:c="2"/>netid: c_17393:n</text:p>
      <text:p text:style-name="Standard"><text:s text:c="15"/>1.21697e-18 <text:s text:c="2"/>netid: c_17432:n</text:p>
      <text:p text:style-name="Standard"><text:s text:c="15"/>5.31829e-19 <text:s text:c="2"/>netid: c_17432:n</text:p>
      <text:p text:style-name="Standard"><text:s text:c="15"/>1.93069e-17 <text:s text:c="2"/>netid: c_17432:n</text:p>
      <text:p text:style-name="Standard"><text:s text:c="15"/>1.43026e-17 <text:s text:c="2"/>netid: c_17434:n</text:p>
      <text:p text:style-name="Standard"><text:s text:c="15"/>1.44562e-17 <text:s text:c="2"/>netid: c_17434:n</text:p>
      <text:p text:style-name="Standard"><text:s text:c="15"/>4.80341e-18 <text:s text:c="2"/>netid: c_17434:n</text:p>
      <text:p text:style-name="Standard"><text:s text:c="15"/>4.29699e-17 <text:s text:c="2"/>netid: c_17434:n</text:p>
      <text:p text:style-name="Standard"><text:s text:c="15"/>4.80341e-18 <text:s text:c="2"/>netid: c_17434:n</text:p>
      <text:p text:style-name="Standard"><text:s text:c="15"/>4.85806e-17 <text:s text:c="2"/>netid: c_17434:n</text:p>
      <text:p text:style-name="Standard"><text:s text:c="15"/>1.54591e-17 <text:s text:c="2"/>netid: c_17438:n</text:p>
      <text:p text:style-name="Standard"><text:s text:c="15"/>1.52177e-17 <text:s text:c="2"/>netid: c_17438:n</text:p>
      <text:p text:style-name="Standard"><text:s text:c="15"/>1.16251e-18 <text:s text:c="2"/>netid: c_17438:n</text:p>
      <text:p text:style-name="Standard"><text:s text:c="15"/>5.39374e-18 <text:s text:c="2"/>netid: c_17438:n</text:p>
      <text:p text:style-name="Standard"><text:s text:c="15"/>1.16556e-17 <text:s text:c="2"/>netid: c_17438:n</text:p>
      <text:p text:style-name="Standard"><text:s text:c="15"/>1.30771e-17 <text:s text:c="2"/>netid: c_17438:n</text:p>
      <text:p text:style-name="Standard"><text:s text:c="15"/>2.35755e-17 <text:s text:c="2"/>netid: c_17438:n</text:p>
      <text:p text:style-name="Standard"><text:s text:c="15"/>4.15675e-17 <text:s text:c="2"/>netid: c_17438:n</text:p>
      <text:p text:style-name="Standard"><text:soft-page-break/><text:s text:c="16"/>3.7441e-17 <text:s text:c="2"/>netid: c_17438:n</text:p>
      <text:p text:style-name="Standard"><text:s text:c="15"/>1.05612e-17 <text:s text:c="2"/>netid: c_17438:n</text:p>
      <text:p text:style-name="Standard"><text:s text:c="15"/>4.13774e-18 <text:s text:c="2"/>netid: c_17438:n</text:p>
      <text:p text:style-name="Standard"><text:s text:c="15"/>1.48875e-17 <text:s text:c="2"/>netid: c_17442:n</text:p>
      <text:p text:style-name="Standard"><text:s text:c="15"/>2.89257e-18 <text:s text:c="2"/>netid: c_17529:n</text:p>
      <text:p text:style-name="Standard"><text:s text:c="15"/>5.64035e-19 <text:s text:c="2"/>netid: c_269:n</text:p>
      <text:p text:style-name="Standard"><text:s text:c="16"/>3.0718e-18 <text:s text:c="2"/>netid: XI3/XI0/MNM1:s</text:p>
      <text:p text:style-name="Standard"><text:s text:c="15"/>3.10187e-18 <text:s text:c="2"/>netid: c_269:n</text:p>
      <text:p text:style-name="Standard"><text:s text:c="15"/>1.41491e-17 <text:s text:c="2"/>netid: XI3/XI0/MNM1:s</text:p>
      <text:p text:style-name="Standard"><text:s text:c="15"/>3.71639e-18 <text:s text:c="2"/>netid: c_269:n</text:p>
      <text:p text:style-name="Standard"><text:s text:c="15"/>1.04362e-18 <text:s text:c="2"/>netid: XI3/XI0/MNM1:s</text:p>
      <text:p text:style-name="Standard"><text:s text:c="15"/>1.53649e-17 <text:s text:c="2"/>netid: c_269:n</text:p>
      <text:p text:style-name="Standard"><text:s text:c="16"/>1.1849e-18 <text:s text:c="2"/>netid: c_269:n</text:p>
      <text:p text:style-name="Standard"><text:s text:c="15"/>9.94149e-19 <text:s text:c="2"/>netid: c_879:n</text:p>
      <text:p text:style-name="Standard"><text:s text:c="15"/>2.23249e-18 <text:s text:c="2"/>netid: c_679:n</text:p>
      <text:p text:style-name="Standard"><text:s text:c="15"/>5.11847e-18 <text:s text:c="2"/>netid: c_881:n</text:p>
      <text:p text:style-name="Standard"><text:s text:c="15"/>1.68321e-18 <text:s text:c="2"/>netid: c_772:n</text:p>
      <text:p text:style-name="Standard"><text:s text:c="15"/>1.13971e-18 <text:s text:c="2"/>netid: c_881:n</text:p>
      <text:p text:style-name="Standard"><text:s text:c="15"/>2.30647e-18 <text:s text:c="2"/>netid: c_695:n</text:p>
      <text:p text:style-name="Standard"><text:s text:c="15"/>3.47873e-19 <text:s text:c="2"/>netid: c_885:n</text:p>
      <text:p text:style-name="Standard"><text:s text:c="15"/>5.38827e-18 <text:s text:c="2"/>netid: c_879:n</text:p>
      <text:p text:style-name="Standard"><text:s text:c="15"/>9.59842e-19 <text:s text:c="2"/>netid: c_769:n</text:p>
      <text:p text:style-name="Standard"><text:s text:c="15"/>9.23552e-19 <text:s text:c="2"/>netid: c_781:n</text:p>
      <text:p text:style-name="Standard"><text:s text:c="15"/>4.90054e-19 <text:s text:c="2"/>netid: c_687:n</text:p>
      <text:p text:style-name="Standard"><text:s text:c="15"/>4.14707e-18 <text:s text:c="2"/>netid: XI4/XI1/XI1/MNM0:g</text:p>
      <text:p text:style-name="Standard"><text:s text:c="15"/>2.98662e-19 <text:s text:c="2"/>netid: c_695:n</text:p>
      <text:p text:style-name="Standard"><text:s text:c="15"/>2.18599e-18 <text:s text:c="2"/>netid: XI4/XI1/XI1/MNM0:g</text:p>
      <text:p text:style-name="Standard"><text:s text:c="15"/>4.57397e-18 <text:s text:c="2"/>netid: XI4/XI2/MNM0:g</text:p>
      <text:p text:style-name="Standard"><text:s text:c="15"/>2.98662e-19 <text:s text:c="2"/>netid: c_679:n</text:p>
      <text:p text:style-name="Standard"><text:s text:c="15"/>1.99447e-18 <text:s text:c="2"/>netid: XI4/XI2/MNM0:g</text:p>
      <text:p text:style-name="Standard"><text:s text:c="15"/>1.45603e-18 <text:s text:c="2"/>netid: c_761:n</text:p>
      <text:p text:style-name="Standard"><text:s text:c="16"/>1.0126e-18 <text:s text:c="2"/>netid: c_881:n</text:p>
      <text:p text:style-name="Standard"><text:s text:c="15"/>6.12155e-19 <text:s text:c="2"/>netid: c_772:n</text:p>
      <text:p text:style-name="Standard"><text:s text:c="15"/>2.53688e-19 <text:s text:c="2"/>netid: c_899:n</text:p>
      <text:p text:style-name="Standard"><text:s text:c="15"/>2.71545e-18 <text:s text:c="2"/>netid: c_900:n</text:p>
      <text:p text:style-name="Standard"><text:s text:c="15"/>1.03997e-18 <text:s text:c="2"/>netid: c_901:n</text:p>
      <text:p text:style-name="Standard"><text:s text:c="15"/>9.75049e-19 <text:s text:c="2"/>netid: c_695:n</text:p>
      <text:p text:style-name="Standard"><text:s text:c="15"/>4.32358e-19 <text:s text:c="2"/>netid: c_722:n</text:p>
      <text:p text:style-name="Standard"><text:s text:c="15"/>3.40291e-18 <text:s text:c="2"/>netid: c_879:n</text:p>
      <text:p text:style-name="Standard"><text:s text:c="15"/>1.23289e-18 <text:s text:c="2"/>netid: c_769:n</text:p>
      <text:p text:style-name="Standard"><text:s text:c="15"/>4.76325e-19 <text:s text:c="2"/>netid: c_781:n</text:p>
      <text:p text:style-name="Standard"><text:s text:c="15"/>5.76751e-19 <text:s text:c="2"/>netid: c_687:n</text:p>
      <text:p text:style-name="Standard"><text:s text:c="15"/>8.24929e-18 <text:s text:c="2"/>netid: c_1176:n</text:p>
      <text:p text:style-name="Standard"><text:s text:c="15"/>6.60065e-19 <text:s text:c="2"/>netid: c_1139:n</text:p>
      <text:p text:style-name="Standard"><text:s text:c="15"/>1.36379e-18 <text:s text:c="2"/>netid: c_1177:n</text:p>
      <text:p text:style-name="Standard"><text:s text:c="15"/>8.99628e-19 <text:s text:c="2"/>netid: c_1139:n</text:p>
      <text:p text:style-name="Standard"><text:s text:c="15"/>1.57468e-18 <text:s text:c="2"/>netid: c_1176:n</text:p>
      <text:p text:style-name="Standard"><text:s text:c="15"/>2.21307e-18 <text:s text:c="2"/>netid: c_1224:n</text:p>
      <text:p text:style-name="Standard"><text:s text:c="15"/>1.01285e-18 <text:s text:c="2"/>netid: c_1224:n</text:p>
      <text:p text:style-name="Standard"><text:s text:c="15"/>2.57472e-18 <text:s text:c="2"/>netid: c_1227:n</text:p>
      <text:p text:style-name="Standard"><text:s text:c="15"/>1.01285e-18 <text:s text:c="2"/>netid: c_1227:n</text:p>
      <text:p text:style-name="Standard"><text:s text:c="15"/>2.27253e-18 <text:s text:c="2"/>netid: c_1304:n</text:p>
      <text:p text:style-name="Standard"><text:soft-page-break/><text:s text:c="16"/>4.6595e-18 <text:s text:c="2"/>netid: XI4/XI1/XI1/MPM1:g</text:p>
      <text:p text:style-name="Standard"><text:s text:c="15"/>1.18089e-18 <text:s text:c="2"/>netid: c_1227:n</text:p>
      <text:p text:style-name="Standard"><text:s text:c="15"/>1.16518e-18 <text:s text:c="2"/>netid: c_1224:n</text:p>
      <text:p text:style-name="Standard"><text:s text:c="15"/>1.60151e-18 <text:s text:c="2"/>netid: c_1231:n</text:p>
      <text:p text:style-name="Standard"><text:s text:c="15"/>4.42126e-19 <text:s text:c="2"/>netid: c_1309:n</text:p>
      <text:p text:style-name="Standard"><text:s text:c="15"/>4.42126e-19 <text:s text:c="2"/>netid: c_1310:n</text:p>
      <text:p text:style-name="Standard"><text:s text:c="15"/>4.42126e-19 <text:s text:c="2"/>netid: c_1304:n</text:p>
      <text:p text:style-name="Standard"><text:s text:c="15"/>7.58046e-19 <text:s text:c="2"/>netid: XI4/XI1/XI1/MPM1:g</text:p>
      <text:p text:style-name="Standard"><text:s text:c="15"/>1.11913e-18 <text:s text:c="2"/>netid: c_1139:n</text:p>
      <text:p text:style-name="Standard"><text:s text:c="15"/>2.27619e-18 <text:s text:c="2"/>netid: c_1139:n</text:p>
      <text:p text:style-name="Standard"><text:s text:c="15"/>3.63612e-19 <text:s text:c="2"/>netid: c_1139:n</text:p>
      <text:p text:style-name="Standard"><text:s text:c="16"/>4.2081e-18 <text:s text:c="2"/>netid: c_1304:n</text:p>
      <text:p text:style-name="Standard"><text:s text:c="15"/>3.39239e-18 <text:s text:c="2"/>netid: XI4/XI1/XI1/MPM1:g</text:p>
      <text:p text:style-name="Standard"><text:s text:c="15"/>8.90506e-18 <text:s text:c="2"/>netid: XI4/NET34</text:p>
      <text:p text:style-name="Standard"><text:s text:c="15"/>9.94149e-19 <text:s text:c="2"/>netid: c_1607:n</text:p>
      <text:p text:style-name="Standard"><text:s text:c="15"/>1.83903e-18 <text:s text:c="2"/>netid: c_1590:n</text:p>
      <text:p text:style-name="Standard"><text:s text:c="15"/>5.11847e-18 <text:s text:c="2"/>netid: c_1609:n</text:p>
      <text:p text:style-name="Standard"><text:s text:c="15"/>1.68321e-18 <text:s text:c="2"/>netid: c_1515:n</text:p>
      <text:p text:style-name="Standard"><text:s text:c="15"/>2.31637e-18 <text:s text:c="2"/>netid: c_1611:n</text:p>
      <text:p text:style-name="Standard"><text:s text:c="15"/>1.13971e-18 <text:s text:c="2"/>netid: c_1609:n</text:p>
      <text:p text:style-name="Standard"><text:s text:c="16"/>2.2539e-18 <text:s text:c="2"/>netid: c_1613:n</text:p>
      <text:p text:style-name="Standard"><text:s text:c="15"/>4.74738e-18 <text:s text:c="2"/>netid: XI4/XI1/XI0/MPM1:g</text:p>
      <text:p text:style-name="Standard"><text:s text:c="15"/>4.03617e-18 <text:s text:c="2"/>netid: c_1613:n</text:p>
      <text:p text:style-name="Standard"><text:s text:c="15"/>3.47873e-19 <text:s text:c="2"/>netid: c_1616:n</text:p>
      <text:p text:style-name="Standard"><text:s text:c="15"/>1.29532e-18 <text:s text:c="2"/>netid: XI4/XI1/XI0/MPM1:g</text:p>
      <text:p text:style-name="Standard"><text:s text:c="15"/>5.46012e-18 <text:s text:c="2"/>netid: c_1607:n</text:p>
      <text:p text:style-name="Standard"><text:s text:c="15"/>2.31637e-18 <text:s text:c="2"/>netid: c_1619:n</text:p>
      <text:p text:style-name="Standard"><text:s text:c="15"/>2.03878e-18 <text:s text:c="2"/>netid: c_1482:n</text:p>
      <text:p text:style-name="Standard"><text:s text:c="15"/>2.31637e-18 <text:s text:c="2"/>netid: c_1621:n</text:p>
      <text:p text:style-name="Standard"><text:s text:c="16"/>2.0438e-19 <text:s text:c="2"/>netid: c_1595:n</text:p>
      <text:p text:style-name="Standard"><text:s text:c="15"/>1.90346e-18 <text:s text:c="2"/>netid: c_1597:n</text:p>
      <text:p text:style-name="Standard"><text:s text:c="15"/>2.17241e-19 <text:s text:c="2"/>netid: c_1624:n</text:p>
      <text:p text:style-name="Standard"><text:s text:c="15"/>2.85119e-18 <text:s text:c="2"/>netid: c_1625:n</text:p>
      <text:p text:style-name="Standard"><text:s text:c="15"/>1.18185e-18 <text:s text:c="2"/>netid: XI4/XI3/MPM1:g</text:p>
      <text:p text:style-name="Standard"><text:s text:c="15"/>1.90346e-18 <text:s text:c="2"/>netid: c_1627:n</text:p>
      <text:p text:style-name="Standard"><text:s text:c="15"/>2.24581e-18 <text:s text:c="2"/>netid: c_1625:n</text:p>
      <text:p text:style-name="Standard"><text:s text:c="15"/>4.64377e-18 <text:s text:c="2"/>netid: XI4/XI3/MPM1:g</text:p>
      <text:p text:style-name="Standard"><text:s text:c="15"/>1.90346e-18 <text:s text:c="2"/>netid: c_1588:n</text:p>
      <text:p text:style-name="Standard"><text:s text:c="16"/>3.8641e-18 <text:s text:c="2"/>netid: c_1625:n</text:p>
      <text:p text:style-name="Standard"><text:s text:c="15"/>3.18388e-18 <text:s text:c="2"/>netid: XI4/XI3/MPM1:g</text:p>
      <text:p text:style-name="Standard"><text:s text:c="15"/>3.31042e-18 <text:s text:c="2"/>netid: c_1505:n</text:p>
      <text:p text:style-name="Standard"><text:s text:c="16"/>4.2081e-18 <text:s text:c="2"/>netid: c_1613:n</text:p>
      <text:p text:style-name="Standard"><text:s text:c="15"/>3.40136e-18 <text:s text:c="2"/>netid: XI4/XI1/XI0/MPM1:g</text:p>
      <text:p text:style-name="Standard"><text:s text:c="15"/>1.03427e-18 <text:s text:c="2"/>netid: c_1514:n</text:p>
      <text:p text:style-name="Standard"><text:s text:c="15"/>1.66839e-18 <text:s text:c="2"/>netid: c_1574:n</text:p>
      <text:p text:style-name="Standard"><text:s text:c="15"/>2.42624e-18 <text:s text:c="2"/>netid: c_1503:n</text:p>
      <text:p text:style-name="Standard"><text:s text:c="15"/>3.09705e-18 <text:s text:c="2"/>netid: c_1504:n</text:p>
      <text:p text:style-name="Standard"><text:s text:c="16"/>1.0126e-18 <text:s text:c="2"/>netid: c_1609:n</text:p>
      <text:p text:style-name="Standard"><text:s text:c="15"/>6.12155e-19 <text:s text:c="2"/>netid: c_1515:n</text:p>
      <text:p text:style-name="Standard"><text:s text:c="16"/>2.5194e-19 <text:s text:c="2"/>netid: c_1529:n</text:p>
      <text:p text:style-name="Standard"><text:s text:c="15"/>3.42338e-18 <text:s text:c="2"/>netid: c_1607:n</text:p>
      <text:p text:style-name="Standard"><text:s text:c="15"/>2.67986e-18 <text:s text:c="2"/>netid: c_1482:n</text:p>
      <text:p text:style-name="Standard"><text:soft-page-break/><text:s text:c="16"/>5.8102e-19 <text:s text:c="2"/>netid: c_1520:n</text:p>
      <text:p text:style-name="Standard"><text:s text:c="15"/>9.94149e-19 <text:s text:c="2"/>netid: c_1969:n</text:p>
      <text:p text:style-name="Standard"><text:s text:c="15"/>8.77867e-19 <text:s text:c="2"/>netid: c_1968:n</text:p>
      <text:p text:style-name="Standard"><text:s text:c="15"/>4.45008e-18 <text:s text:c="2"/>netid: c_2042:n</text:p>
      <text:p text:style-name="Standard"><text:s text:c="16"/>1.1968e-18 <text:s text:c="2"/>netid: c_1951:n</text:p>
      <text:p text:style-name="Standard"><text:s text:c="15"/>1.13971e-18 <text:s text:c="2"/>netid: c_2042:n</text:p>
      <text:p text:style-name="Standard"><text:s text:c="15"/>2.45115e-18 <text:s text:c="2"/>netid: c_2036:n</text:p>
      <text:p text:style-name="Standard"><text:s text:c="15"/>5.15463e-18 <text:s text:c="2"/>netid: XI4/XI0/XI1/MPM1:g</text:p>
      <text:p text:style-name="Standard"><text:s text:c="15"/>3.19089e-18 <text:s text:c="2"/>netid: c_1973:n</text:p>
      <text:p text:style-name="Standard"><text:s text:c="15"/>3.47873e-19 <text:s text:c="2"/>netid: c_2048:n</text:p>
      <text:p text:style-name="Standard"><text:s text:c="15"/>5.43869e-18 <text:s text:c="2"/>netid: c_1969:n</text:p>
      <text:p text:style-name="Standard"><text:s text:c="15"/>2.24821e-19 <text:s text:c="2"/>netid: c_2050:n</text:p>
      <text:p text:style-name="Standard"><text:s text:c="15"/>1.16574e-18 <text:s text:c="2"/>netid: c_2036:n</text:p>
      <text:p text:style-name="Standard"><text:s text:c="15"/>1.08277e-18 <text:s text:c="2"/>netid: XI4/XI0/XI1/MPM1:g</text:p>
      <text:p text:style-name="Standard"><text:s text:c="15"/>8.77867e-19 <text:s text:c="2"/>netid: c_1983:n</text:p>
      <text:p text:style-name="Standard"><text:s text:c="15"/>8.77867e-19 <text:s text:c="2"/>netid: c_1967:n</text:p>
      <text:p text:style-name="Standard"><text:s text:c="15"/>3.18112e-18 <text:s text:c="2"/>netid: c_1969:n</text:p>
      <text:p text:style-name="Standard"><text:s text:c="15"/>4.23288e-18 <text:s text:c="2"/>netid: c_1973:n</text:p>
      <text:p text:style-name="Standard"><text:s text:c="15"/>3.07551e-18 <text:s text:c="2"/>netid: c_1939:n</text:p>
      <text:p text:style-name="Standard"><text:s text:c="15"/>4.69719e-18 <text:s text:c="2"/>netid: c_2036:n</text:p>
      <text:p text:style-name="Standard"><text:s text:c="16"/>4.1295e-18 <text:s text:c="2"/>netid: XI4/XI0/XI1/MPM1:g</text:p>
      <text:p text:style-name="Standard"><text:s text:c="15"/>7.14946e-18 <text:s text:c="2"/>netid: c_1973:n</text:p>
      <text:p text:style-name="Standard"><text:s text:c="15"/>2.15097e-18 <text:s text:c="2"/>netid: c_1974:n</text:p>
      <text:p text:style-name="Standard"><text:s text:c="15"/>7.27883e-18 <text:s text:c="2"/>netid: c_1939:n</text:p>
      <text:p text:style-name="Standard"><text:s text:c="15"/>8.72532e-18 <text:s text:c="2"/>netid: c_2282:n</text:p>
      <text:p text:style-name="Standard"><text:s text:c="15"/>7.94364e-19 <text:s text:c="2"/>netid: c_2282:n</text:p>
      <text:p text:style-name="Standard"><text:s text:c="15"/>3.08691e-19 <text:s text:c="2"/>netid: c_2283:n</text:p>
      <text:p text:style-name="Standard"><text:s text:c="15"/>2.30647e-18 <text:s text:c="2"/>netid: c_2206:n</text:p>
      <text:p text:style-name="Standard"><text:s text:c="15"/>2.51943e-18 <text:s text:c="2"/>netid: c_2277:n</text:p>
      <text:p text:style-name="Standard"><text:s text:c="15"/>2.25326e-18 <text:s text:c="2"/>netid: c_2300:n</text:p>
      <text:p text:style-name="Standard"><text:s text:c="15"/>4.88856e-18 <text:s text:c="2"/>netid: XI4/XI2/MPM1:g</text:p>
      <text:p text:style-name="Standard"><text:s text:c="15"/>4.64397e-19 <text:s text:c="2"/>netid: c_2254:n</text:p>
      <text:p text:style-name="Standard"><text:s text:c="15"/>1.65152e-18 <text:s text:c="2"/>netid: c_2283:n</text:p>
      <text:p text:style-name="Standard"><text:s text:c="15"/>1.72365e-18 <text:s text:c="2"/>netid: c_2285:n</text:p>
      <text:p text:style-name="Standard"><text:s text:c="15"/>1.16001e-18 <text:s text:c="2"/>netid: c_2287:n</text:p>
      <text:p text:style-name="Standard"><text:s text:c="16"/>8.7886e-19 <text:s text:c="2"/>netid: c_2261:n</text:p>
      <text:p text:style-name="Standard"><text:s text:c="16"/>4.2216e-18 <text:s text:c="2"/>netid: c_2300:n</text:p>
      <text:p text:style-name="Standard"><text:s text:c="15"/>4.12074e-18 <text:s text:c="2"/>netid: XI4/XI3/MNM0:g</text:p>
      <text:p text:style-name="Standard"><text:s text:c="15"/>2.98662e-19 <text:s text:c="2"/>netid: c_2206:n</text:p>
      <text:p text:style-name="Standard"><text:s text:c="15"/>1.30521e-18 <text:s text:c="2"/>netid: XI4/XI2/MPM1:g</text:p>
      <text:p text:style-name="Standard"><text:s text:c="15"/>2.51943e-18 <text:s text:c="2"/>netid: c_2311:n</text:p>
      <text:p text:style-name="Standard"><text:s text:c="15"/>3.06322e-18 <text:s text:c="2"/>netid: c_2312:n</text:p>
      <text:p text:style-name="Standard"><text:s text:c="15"/>3.06007e-18 <text:s text:c="2"/>netid: c_2259:n</text:p>
      <text:p text:style-name="Standard"><text:s text:c="15"/>9.65224e-18 <text:s text:c="2"/>netid: c_2244:n</text:p>
      <text:p text:style-name="Standard"><text:s text:c="16"/>7.8918e-18 <text:s text:c="2"/>netid: c_2261:n</text:p>
      <text:p text:style-name="Standard"><text:s text:c="15"/>4.19881e-18 <text:s text:c="2"/>netid: c_2254:n</text:p>
      <text:p text:style-name="Standard"><text:s text:c="15"/>5.69056e-18 <text:s text:c="2"/>netid: c_2282:n</text:p>
      <text:p text:style-name="Standard"><text:s text:c="15"/>2.48814e-18 <text:s text:c="2"/>netid: c_2264:n</text:p>
      <text:p text:style-name="Standard"><text:s text:c="15"/>2.24106e-18 <text:s text:c="2"/>netid: XI4/XI3/MNM0:g</text:p>
      <text:p text:style-name="Standard"><text:s text:c="15"/>2.51943e-18 <text:s text:c="2"/>netid: c_2278:n</text:p>
      <text:p text:style-name="Standard"><text:s text:c="15"/>4.62555e-18 <text:s text:c="2"/>netid: c_2254:n</text:p>
      <text:p text:style-name="Standard"><text:s text:c="15"/>1.42576e-18 <text:s text:c="2"/>netid: c_2312:n</text:p>
      <text:p text:style-name="Standard"><text:soft-page-break/><text:s text:c="15"/>2.87351e-18 <text:s text:c="2"/>netid: c_2244:n</text:p>
      <text:p text:style-name="Standard"><text:s text:c="15"/>5.50826e-19 <text:s text:c="2"/>netid: c_2261:n</text:p>
      <text:p text:style-name="Standard"><text:s text:c="16"/>1.6372e-17 <text:s text:c="2"/>netid: c_2312:n</text:p>
      <text:p text:style-name="Standard"><text:s text:c="15"/>3.41436e-19 <text:s text:c="2"/>netid: c_2244:n</text:p>
      <text:p text:style-name="Standard"><text:s text:c="16"/>2.9731e-18 <text:s text:c="2"/>netid: c_2261:n</text:p>
      <text:p text:style-name="Standard"><text:s text:c="15"/>6.40473e-18 <text:s text:c="2"/>netid: c_2244:n</text:p>
      <text:p text:style-name="Standard"><text:s text:c="15"/>8.60422e-19 <text:s text:c="2"/>netid: c_2254:n</text:p>
      <text:p text:style-name="Standard"><text:s text:c="15"/>6.33493e-18 <text:s text:c="2"/>netid: c_2244:n</text:p>
      <text:p text:style-name="Standard"><text:s text:c="15"/>2.01894e-18 <text:s text:c="2"/>netid: c_2253:n</text:p>
      <text:p text:style-name="Standard"><text:s text:c="15"/>3.04211e-18 <text:s text:c="2"/>netid: c_2226:n</text:p>
      <text:p text:style-name="Standard"><text:s text:c="15"/>6.71979e-18 <text:s text:c="2"/>netid: c_2244:n</text:p>
      <text:p text:style-name="Standard"><text:s text:c="15"/>3.12871e-18 <text:s text:c="2"/>netid: c_2264:n</text:p>
      <text:p text:style-name="Standard"><text:s text:c="15"/>5.76768e-18 <text:s text:c="2"/>netid: c_2261:n</text:p>
      <text:p text:style-name="Standard"><text:s text:c="15"/>4.23568e-18 <text:s text:c="2"/>netid: c_2300:n</text:p>
      <text:p text:style-name="Standard"><text:s text:c="15"/>2.31541e-18 <text:s text:c="2"/>netid: c_2205:n</text:p>
      <text:p text:style-name="Standard"><text:s text:c="15"/>1.11652e-18 <text:s text:c="2"/>netid: c_2338:n</text:p>
      <text:p text:style-name="Standard"><text:s text:c="15"/>1.00985e-18 <text:s text:c="2"/>netid: c_2206:n</text:p>
      <text:p text:style-name="Standard"><text:s text:c="15"/>3.23832e-18 <text:s text:c="2"/>netid: XI4/XI2/MPM1:g</text:p>
      <text:p text:style-name="Standard"><text:s text:c="15"/>1.37211e-18 <text:s text:c="2"/>netid: c_2228:n</text:p>
      <text:p text:style-name="Standard"><text:s text:c="15"/>2.43984e-18 <text:s text:c="2"/>netid: c_2283:n</text:p>
      <text:p text:style-name="Standard"><text:s text:c="15"/>3.27707e-18 <text:s text:c="2"/>netid: c_2229:n</text:p>
      <text:p text:style-name="Standard"><text:s text:c="15"/>1.70202e-18 <text:s text:c="2"/>netid: c_2285:n</text:p>
      <text:p text:style-name="Standard"><text:s text:c="15"/>1.69892e-18 <text:s text:c="2"/>netid: c_2287:n</text:p>
      <text:p text:style-name="Standard"><text:s text:c="15"/>5.96136e-19 <text:s text:c="2"/>netid: c_2244:n</text:p>
      <text:p text:style-name="Standard"><text:s text:c="15"/>5.36337e-18 <text:s text:c="2"/>netid: c_2281:n</text:p>
      <text:p text:style-name="Standard"><text:s text:c="15"/>1.78786e-18 <text:s text:c="2"/>netid: c_2282:n</text:p>
      <text:p text:style-name="Standard"><text:s text:c="15"/>8.24929e-18 <text:s text:c="2"/>netid: c_2504:n</text:p>
      <text:p text:style-name="Standard"><text:s text:c="15"/>7.04044e-19 <text:s text:c="2"/>netid: c_2603:n</text:p>
      <text:p text:style-name="Standard"><text:s text:c="15"/>1.36379e-18 <text:s text:c="2"/>netid: c_2506:n</text:p>
      <text:p text:style-name="Standard"><text:s text:c="15"/>8.98668e-19 <text:s text:c="2"/>netid: c_2603:n</text:p>
      <text:p text:style-name="Standard"><text:s text:c="15"/>1.57468e-18 <text:s text:c="2"/>netid: c_2504:n</text:p>
      <text:p text:style-name="Standard"><text:s text:c="15"/>2.30647e-18 <text:s text:c="2"/>netid: c_2529:n</text:p>
      <text:p text:style-name="Standard"><text:s text:c="15"/>4.49685e-18 <text:s text:c="2"/>netid: XI4/XI1/XI0/MNM0:g</text:p>
      <text:p text:style-name="Standard"><text:s text:c="15"/>2.98662e-19 <text:s text:c="2"/>netid: c_2529:n</text:p>
      <text:p text:style-name="Standard"><text:s text:c="15"/>1.15869e-18 <text:s text:c="2"/>netid: c_2603:n</text:p>
      <text:p text:style-name="Standard"><text:s text:c="15"/>2.25672e-18 <text:s text:c="2"/>netid: XI4/XI1/XI0/MNM0:g</text:p>
      <text:p text:style-name="Standard"><text:s text:c="15"/>3.62634e-19 <text:s text:c="2"/>netid: c_2603:n</text:p>
      <text:p text:style-name="Standard"><text:s text:c="15"/>2.86386e-18 <text:s text:c="2"/>netid: c_2600:n</text:p>
      <text:p text:style-name="Standard"><text:s text:c="15"/>1.39046e-18 <text:s text:c="2"/>netid: c_2601:n</text:p>
      <text:p text:style-name="Standard"><text:s text:c="15"/>8.75973e-19 <text:s text:c="2"/>netid: c_2529:n</text:p>
      <text:p text:style-name="Standard"><text:s text:c="16"/>2.2664e-18 <text:s text:c="2"/>netid: c_2603:n</text:p>
      <text:p text:style-name="Standard"><text:s text:c="15"/>1.58636e-18 <text:s text:c="2"/>netid: c_2625:n</text:p>
      <text:p text:style-name="Standard"><text:s text:c="15"/>3.06032e-19 <text:s text:c="2"/>netid: c_2517:n</text:p>
      <text:p text:style-name="Standard"><text:s text:c="15"/>9.94149e-19 <text:s text:c="2"/>netid: c_2791:n</text:p>
      <text:p text:style-name="Standard"><text:s text:c="15"/>5.11847e-18 <text:s text:c="2"/>netid: c_2804:n</text:p>
      <text:p text:style-name="Standard"><text:s text:c="15"/>1.70291e-18 <text:s text:c="2"/>netid: XI4/NET33</text:p>
      <text:p text:style-name="Standard"><text:s text:c="15"/>1.13971e-18 <text:s text:c="2"/>netid: c_2804:n</text:p>
      <text:p text:style-name="Standard"><text:s text:c="15"/>2.33702e-18 <text:s text:c="2"/>netid: c_2755:n</text:p>
      <text:p text:style-name="Standard"><text:s text:c="15"/>4.07997e-18 <text:s text:c="2"/>netid: XI4/XI0/XI0/MNM0:g</text:p>
      <text:p text:style-name="Standard"><text:s text:c="15"/>2.98662e-19 <text:s text:c="2"/>netid: c_2755:n</text:p>
      <text:p text:style-name="Standard"><text:s text:c="15"/>3.47873e-19 <text:s text:c="2"/>netid: c_2810:n</text:p>
      <text:p text:style-name="Standard"><text:s text:c="15"/>5.49759e-18 <text:s text:c="2"/>netid: c_2791:n</text:p>
      <text:p text:style-name="Standard"><text:soft-page-break/><text:s text:c="15"/>2.07418e-18 <text:s text:c="2"/>netid: c_2747:n</text:p>
      <text:p text:style-name="Standard"><text:s text:c="15"/>2.30195e-18 <text:s text:c="2"/>netid: XI4/XI0/XI0/MNM0:g</text:p>
      <text:p text:style-name="Standard"><text:s text:c="15"/>1.38551e-18 <text:s text:c="2"/>netid: c_2768:n</text:p>
      <text:p text:style-name="Standard"><text:s text:c="15"/>1.00328e-18 <text:s text:c="2"/>netid: c_2804:n</text:p>
      <text:p text:style-name="Standard"><text:s text:c="15"/>2.38962e-19 <text:s text:c="2"/>netid: c_2816:n</text:p>
      <text:p text:style-name="Standard"><text:s text:c="16"/>3.1908e-18 <text:s text:c="2"/>netid: c_2791:n</text:p>
      <text:p text:style-name="Standard"><text:s text:c="16"/>1.3534e-18 <text:s text:c="2"/>netid: c_2769:n</text:p>
      <text:p text:style-name="Standard"><text:s text:c="16"/>5.3179e-19 <text:s text:c="2"/>netid: c_2756:n</text:p>
      <text:p text:style-name="Standard"><text:s text:c="15"/>1.90227e-18 <text:s text:c="2"/>netid: c_2747:n</text:p>
      <text:p text:style-name="Standard"><text:s text:c="15"/>4.97347e-19 <text:s text:c="2"/>netid: XI4/NET33</text:p>
      <text:p text:style-name="Standard"><text:s text:c="15"/>3.48537e-18 <text:s text:c="2"/>netid: c_2788:n</text:p>
      <text:p text:style-name="Standard"><text:s text:c="15"/>1.61275e-18 <text:s text:c="2"/>netid: c_2789:n</text:p>
      <text:p text:style-name="Standard"><text:s text:c="15"/>1.01934e-18 <text:s text:c="2"/>netid: c_2755:n</text:p>
      <text:p text:style-name="Standard"><text:s text:c="15"/>4.30758e-19 <text:s text:c="2"/>netid: c_2781:n</text:p>
      <text:p text:style-name="Standard"><text:s text:c="15"/>7.48835e-18 <text:s text:c="2"/>netid: c_1:n</text:p>
      <text:p text:style-name="Standard"><text:s text:c="15"/>2.94514e-18 <text:s text:c="2"/>netid: XI4/XI5/MNM1:s</text:p>
      <text:p text:style-name="Standard"><text:s text:c="16"/>2.1521e-18 <text:s text:c="2"/>netid: c_1:n</text:p>
      <text:p text:style-name="Standard"><text:s text:c="17"/>3.298e-18 <text:s text:c="2"/>netid: c_1:n</text:p>
      <text:p text:style-name="Standard"><text:s text:c="15"/>1.55947e-17 <text:s text:c="2"/>netid: XI4/XI5/MNM1:s</text:p>
      <text:p text:style-name="Standard"><text:s text:c="15"/>7.48835e-18 <text:s text:c="2"/>netid: c_1:n</text:p>
      <text:p text:style-name="Standard"><text:s text:c="15"/>2.51414e-19 <text:s text:c="2"/>netid: XI4/XI5/MNM1:s</text:p>
      <text:p text:style-name="Standard"><text:s text:c="15"/>2.22078e-18 <text:s text:c="2"/>netid: c_21:n</text:p>
      <text:p text:style-name="Standard"><text:s text:c="15"/>1.24317e-18 <text:s text:c="2"/>netid: XI4/XI5/MNM2:s</text:p>
      <text:p text:style-name="Standard"><text:s text:c="15"/>5.06836e-19 <text:s text:c="2"/>netid: c_21:n</text:p>
      <text:p text:style-name="Standard"><text:s text:c="15"/>7.47976e-18 <text:s text:c="2"/>netid: c_41:n</text:p>
      <text:p text:style-name="Standard"><text:s text:c="15"/>2.94514e-18 <text:s text:c="2"/>netid: XI4/XI6/MNM1:s</text:p>
      <text:p text:style-name="Standard"><text:s text:c="16"/>2.1521e-18 <text:s text:c="2"/>netid: c_41:n</text:p>
      <text:p text:style-name="Standard"><text:s text:c="17"/>3.298e-18 <text:s text:c="2"/>netid: c_41:n</text:p>
      <text:p text:style-name="Standard"><text:s text:c="15"/>1.55947e-17 <text:s text:c="2"/>netid: XI4/XI6/MNM1:s</text:p>
      <text:p text:style-name="Standard"><text:s text:c="15"/>7.47976e-18 <text:s text:c="2"/>netid: c_41:n</text:p>
      <text:p text:style-name="Standard"><text:s text:c="15"/>2.51414e-19 <text:s text:c="2"/>netid: XI4/XI6/MNM1:s</text:p>
      <text:p text:style-name="Standard"><text:s text:c="15"/>2.22078e-18 <text:s text:c="2"/>netid: c_62:n</text:p>
      <text:p text:style-name="Standard"><text:s text:c="15"/>1.24317e-18 <text:s text:c="2"/>netid: XI4/XI6/MNM2:s</text:p>
      <text:p text:style-name="Standard"><text:s text:c="15"/>5.06836e-19 <text:s text:c="2"/>netid: c_62:n</text:p>
      <text:p text:style-name="Standard"><text:s text:c="15"/>5.64035e-19 <text:s text:c="2"/>netid: c_288:n</text:p>
      <text:p text:style-name="Standard"><text:s text:c="16"/>3.0718e-18 <text:s text:c="2"/>netid: XI4/XI2/MNM1:s</text:p>
      <text:p text:style-name="Standard"><text:s text:c="15"/>3.10187e-18 <text:s text:c="2"/>netid: c_288:n</text:p>
      <text:p text:style-name="Standard"><text:s text:c="15"/>1.41491e-17 <text:s text:c="2"/>netid: XI4/XI2/MNM1:s</text:p>
      <text:p text:style-name="Standard"><text:s text:c="15"/>3.26595e-18 <text:s text:c="2"/>netid: c_288:n</text:p>
      <text:p text:style-name="Standard"><text:s text:c="15"/>1.04362e-18 <text:s text:c="2"/>netid: XI4/XI2/MNM1:s</text:p>
      <text:p text:style-name="Standard"><text:s text:c="15"/>1.39639e-17 <text:s text:c="2"/>netid: c_288:n</text:p>
      <text:p text:style-name="Standard"><text:s text:c="15"/>1.08378e-18 <text:s text:c="2"/>netid: c_288:n</text:p>
      <text:p text:style-name="Standard"><text:s text:c="15"/>5.64035e-19 <text:s text:c="2"/>netid: c_311:n</text:p>
      <text:p text:style-name="Standard"><text:s text:c="16"/>3.0718e-18 <text:s text:c="2"/>netid: XI4/XI3/MNM1:s</text:p>
      <text:p text:style-name="Standard"><text:s text:c="15"/>3.10187e-18 <text:s text:c="2"/>netid: c_311:n</text:p>
      <text:p text:style-name="Standard"><text:s text:c="15"/>1.41491e-17 <text:s text:c="2"/>netid: XI4/XI3/MNM1:s</text:p>
      <text:p text:style-name="Standard"><text:s text:c="15"/>3.61169e-18 <text:s text:c="2"/>netid: c_311:n</text:p>
      <text:p text:style-name="Standard"><text:s text:c="15"/>1.04362e-18 <text:s text:c="2"/>netid: XI4/XI3/MNM1:s</text:p>
      <text:p text:style-name="Standard"><text:s text:c="15"/>1.53239e-17 <text:s text:c="2"/>netid: c_311:n</text:p>
      <text:p text:style-name="Standard"><text:s text:c="15"/>1.16742e-18 <text:s text:c="2"/>netid: c_311:n</text:p>
      <text:p text:style-name="Standard"><text:s text:c="15"/>5.64035e-19 <text:s text:c="2"/>netid: c_427:n</text:p>
      <text:p text:style-name="Standard"><text:s text:c="16"/>3.0718e-18 <text:s text:c="2"/>netid: XI4/XI1/XI0/MNM1:s</text:p>
      <text:p text:style-name="Standard"><text:soft-page-break/><text:s text:c="15"/>3.10187e-18 <text:s text:c="2"/>netid: c_427:n</text:p>
      <text:p text:style-name="Standard"><text:s text:c="15"/>1.41491e-17 <text:s text:c="2"/>netid: XI4/XI1/XI0/MNM1:s</text:p>
      <text:p text:style-name="Standard"><text:s text:c="17"/>3.558e-18 <text:s text:c="2"/>netid: c_427:n</text:p>
      <text:p text:style-name="Standard"><text:s text:c="15"/>1.04362e-18 <text:s text:c="2"/>netid: XI4/XI1/XI0/MNM1:s</text:p>
      <text:p text:style-name="Standard"><text:s text:c="15"/>1.51724e-17 <text:s text:c="2"/>netid: c_427:n</text:p>
      <text:p text:style-name="Standard"><text:s text:c="15"/>1.24612e-18 <text:s text:c="2"/>netid: c_427:n</text:p>
      <text:p text:style-name="Standard"><text:s text:c="15"/>5.64035e-19 <text:s text:c="2"/>netid: c_448:n</text:p>
      <text:p text:style-name="Standard"><text:s text:c="16"/>3.0718e-18 <text:s text:c="2"/>netid: XI4/XI1/XI1/MNM1:s</text:p>
      <text:p text:style-name="Standard"><text:s text:c="15"/>3.10187e-18 <text:s text:c="2"/>netid: c_448:n</text:p>
      <text:p text:style-name="Standard"><text:s text:c="15"/>1.41491e-17 <text:s text:c="2"/>netid: XI4/XI1/XI1/MNM1:s</text:p>
      <text:p text:style-name="Standard"><text:s text:c="17"/>3.558e-18 <text:s text:c="2"/>netid: c_448:n</text:p>
      <text:p text:style-name="Standard"><text:s text:c="15"/>1.04362e-18 <text:s text:c="2"/>netid: XI4/XI1/XI1/MNM1:s</text:p>
      <text:p text:style-name="Standard"><text:s text:c="15"/>1.51728e-17 <text:s text:c="2"/>netid: c_448:n</text:p>
      <text:p text:style-name="Standard"><text:s text:c="15"/>1.25513e-18 <text:s text:c="2"/>netid: c_448:n</text:p>
      <text:p text:style-name="Standard"><text:s text:c="15"/>5.64035e-19 <text:s text:c="2"/>netid: c_467:n</text:p>
      <text:p text:style-name="Standard"><text:s text:c="16"/>3.0718e-18 <text:s text:c="2"/>netid: XI4/XI0/XI0/MNM1:s</text:p>
      <text:p text:style-name="Standard"><text:s text:c="15"/>3.10187e-18 <text:s text:c="2"/>netid: c_467:n</text:p>
      <text:p text:style-name="Standard"><text:s text:c="15"/>1.41491e-17 <text:s text:c="2"/>netid: XI4/XI0/XI0/MNM1:s</text:p>
      <text:p text:style-name="Standard"><text:s text:c="15"/>3.57014e-18 <text:s text:c="2"/>netid: c_467:n</text:p>
      <text:p text:style-name="Standard"><text:s text:c="15"/>1.04362e-18 <text:s text:c="2"/>netid: XI4/XI0/XI0/MNM1:s</text:p>
      <text:p text:style-name="Standard"><text:s text:c="15"/>1.53651e-17 <text:s text:c="2"/>netid: c_467:n</text:p>
      <text:p text:style-name="Standard"><text:s text:c="15"/>1.23749e-18 <text:s text:c="2"/>netid: c_467:n</text:p>
      <text:p text:style-name="Standard"><text:s text:c="15"/>5.64035e-19 <text:s text:c="2"/>netid: c_488:n</text:p>
      <text:p text:style-name="Standard"><text:s text:c="16"/>3.0718e-18 <text:s text:c="2"/>netid: XI4/XI0/XI1/MNM1:s</text:p>
      <text:p text:style-name="Standard"><text:s text:c="15"/>3.10187e-18 <text:s text:c="2"/>netid: c_488:n</text:p>
      <text:p text:style-name="Standard"><text:s text:c="15"/>1.41491e-17 <text:s text:c="2"/>netid: XI4/XI0/XI1/MNM1:s</text:p>
      <text:p text:style-name="Standard"><text:s text:c="15"/>3.83827e-18 <text:s text:c="2"/>netid: c_488:n</text:p>
      <text:p text:style-name="Standard"><text:s text:c="15"/>1.04362e-18 <text:s text:c="2"/>netid: XI4/XI0/XI1/MNM1:s</text:p>
      <text:p text:style-name="Standard"><text:s text:c="15"/>1.53651e-17 <text:s text:c="2"/>netid: c_488:n</text:p>
      <text:p text:style-name="Standard"><text:s text:c="15"/>1.15555e-18 <text:s text:c="2"/>netid: c_488:n</text:p>
      <text:p text:style-name="Standard"><text:s text:c="15"/>9.94149e-19 <text:s text:c="2"/>netid: c_3032:n</text:p>
      <text:p text:style-name="Standard"><text:s text:c="15"/>2.15962e-18 <text:s text:c="2"/>netid: c_2946:n</text:p>
      <text:p text:style-name="Standard"><text:s text:c="15"/>5.11847e-18 <text:s text:c="2"/>netid: c_3160:n</text:p>
      <text:p text:style-name="Standard"><text:s text:c="15"/>1.68321e-18 <text:s text:c="2"/>netid: c_3052:n</text:p>
      <text:p text:style-name="Standard"><text:s text:c="15"/>1.13971e-18 <text:s text:c="2"/>netid: c_3160:n</text:p>
      <text:p text:style-name="Standard"><text:s text:c="15"/>2.23361e-18 <text:s text:c="2"/>netid: c_2962:n</text:p>
      <text:p text:style-name="Standard"><text:s text:c="15"/>3.47873e-19 <text:s text:c="2"/>netid: c_3030:n</text:p>
      <text:p text:style-name="Standard"><text:s text:c="15"/>5.42678e-18 <text:s text:c="2"/>netid: c_3032:n</text:p>
      <text:p text:style-name="Standard"><text:s text:c="15"/>6.26141e-19 <text:s text:c="2"/>netid: c_3051:n</text:p>
      <text:p text:style-name="Standard"><text:s text:c="16"/>5.9119e-19 <text:s text:c="2"/>netid: c_3061:n</text:p>
      <text:p text:style-name="Standard"><text:s text:c="15"/>2.85223e-19 <text:s text:c="2"/>netid: c_2954:n</text:p>
      <text:p text:style-name="Standard"><text:s text:c="15"/>4.05777e-18 <text:s text:c="2"/>netid: XI5/XI1/XI1/MNM0:g</text:p>
      <text:p text:style-name="Standard"><text:s text:c="15"/>2.48353e-19 <text:s text:c="2"/>netid: c_2962:n</text:p>
      <text:p text:style-name="Standard"><text:s text:c="15"/>2.18019e-18 <text:s text:c="2"/>netid: XI5/XI1/XI1/MNM0:g</text:p>
      <text:p text:style-name="Standard"><text:s text:c="15"/>4.48467e-18 <text:s text:c="2"/>netid: XI5/XI2/MNM0:g</text:p>
      <text:p text:style-name="Standard"><text:s text:c="15"/>2.48353e-19 <text:s text:c="2"/>netid: c_2946:n</text:p>
      <text:p text:style-name="Standard"><text:s text:c="15"/>1.99243e-18 <text:s text:c="2"/>netid: XI5/XI2/MNM0:g</text:p>
      <text:p text:style-name="Standard"><text:s text:c="15"/>1.89084e-18 <text:s text:c="2"/>netid: c_3034:n</text:p>
      <text:p text:style-name="Standard"><text:s text:c="15"/>8.76424e-19 <text:s text:c="2"/>netid: c_3160:n</text:p>
      <text:p text:style-name="Standard"><text:s text:c="15"/>5.54888e-19 <text:s text:c="2"/>netid: c_3052:n</text:p>
      <text:p text:style-name="Standard"><text:s text:c="15"/>2.04982e-19 <text:s text:c="2"/>netid: c_3178:n</text:p>
      <text:p text:style-name="Standard"><text:s text:c="15"/>2.44267e-18 <text:s text:c="2"/>netid: c_3045:n</text:p>
      <text:p text:style-name="Standard"><text:soft-page-break/><text:s text:c="16"/>9.0574e-19 <text:s text:c="2"/>netid: c_3180:n</text:p>
      <text:p text:style-name="Standard"><text:s text:c="15"/>8.86096e-19 <text:s text:c="2"/>netid: c_2962:n</text:p>
      <text:p text:style-name="Standard"><text:s text:c="16"/>3.2086e-18 <text:s text:c="2"/>netid: c_3032:n</text:p>
      <text:p text:style-name="Standard"><text:s text:c="15"/>1.36933e-18 <text:s text:c="2"/>netid: c_3051:n</text:p>
      <text:p text:style-name="Standard"><text:s text:c="15"/>4.33664e-19 <text:s text:c="2"/>netid: c_3061:n</text:p>
      <text:p text:style-name="Standard"><text:s text:c="15"/>5.48497e-19 <text:s text:c="2"/>netid: c_2954:n</text:p>
      <text:p text:style-name="Standard"><text:s text:c="15"/>8.24929e-18 <text:s text:c="2"/>netid: c_3439:n</text:p>
      <text:p text:style-name="Standard"><text:s text:c="15"/>7.44284e-19 <text:s text:c="2"/>netid: c_3409:n</text:p>
      <text:p text:style-name="Standard"><text:s text:c="15"/>1.41284e-18 <text:s text:c="2"/>netid: c_3440:n</text:p>
      <text:p text:style-name="Standard"><text:s text:c="15"/>7.42483e-19 <text:s text:c="2"/>netid: c_3409:n</text:p>
      <text:p text:style-name="Standard"><text:s text:c="15"/>1.57468e-18 <text:s text:c="2"/>netid: c_3439:n</text:p>
      <text:p text:style-name="Standard"><text:s text:c="15"/>2.21307e-18 <text:s text:c="2"/>netid: c_3476:n</text:p>
      <text:p text:style-name="Standard"><text:s text:c="15"/>9.77286e-19 <text:s text:c="2"/>netid: c_3476:n</text:p>
      <text:p text:style-name="Standard"><text:s text:c="15"/>2.57472e-18 <text:s text:c="2"/>netid: c_3556:n</text:p>
      <text:p text:style-name="Standard"><text:s text:c="15"/>9.77286e-19 <text:s text:c="2"/>netid: c_3556:n</text:p>
      <text:p text:style-name="Standard"><text:s text:c="15"/>2.27253e-18 <text:s text:c="2"/>netid: c_3488:n</text:p>
      <text:p text:style-name="Standard"><text:s text:c="15"/>4.49942e-18 <text:s text:c="2"/>netid: XI5/XI1/XI1/MPM1:g</text:p>
      <text:p text:style-name="Standard"><text:s text:c="15"/>8.14651e-19 <text:s text:c="2"/>netid: c_3556:n</text:p>
      <text:p text:style-name="Standard"><text:s text:c="15"/>7.98945e-19 <text:s text:c="2"/>netid: c_3476:n</text:p>
      <text:p text:style-name="Standard"><text:s text:c="15"/>1.64033e-18 <text:s text:c="2"/>netid: c_3559:n</text:p>
      <text:p text:style-name="Standard"><text:s text:c="15"/>4.42126e-19 <text:s text:c="2"/>netid: c_3654:n</text:p>
      <text:p text:style-name="Standard"><text:s text:c="15"/>4.42126e-19 <text:s text:c="2"/>netid: c_3655:n</text:p>
      <text:p text:style-name="Standard"><text:s text:c="15"/>4.42126e-19 <text:s text:c="2"/>netid: c_3488:n</text:p>
      <text:p text:style-name="Standard"><text:s text:c="15"/>7.58046e-19 <text:s text:c="2"/>netid: XI5/XI1/XI1/MPM1:g</text:p>
      <text:p text:style-name="Standard"><text:s text:c="15"/>1.21701e-18 <text:s text:c="2"/>netid: c_3409:n</text:p>
      <text:p text:style-name="Standard"><text:s text:c="15"/>3.93337e-18 <text:s text:c="2"/>netid: c_3488:n</text:p>
      <text:p text:style-name="Standard"><text:s text:c="15"/>2.94088e-18 <text:s text:c="2"/>netid: XI5/XI1/XI1/MPM1:g</text:p>
      <text:p text:style-name="Standard"><text:s text:c="15"/>1.08121e-17 <text:s text:c="2"/>netid: XI5/NET34</text:p>
      <text:p text:style-name="Standard"><text:s text:c="15"/>9.94149e-19 <text:s text:c="2"/>netid: c_3832:n</text:p>
      <text:p text:style-name="Standard"><text:s text:c="15"/>1.83903e-18 <text:s text:c="2"/>netid: c_3868:n</text:p>
      <text:p text:style-name="Standard"><text:s text:c="15"/>5.11847e-18 <text:s text:c="2"/>netid: c_3970:n</text:p>
      <text:p text:style-name="Standard"><text:s text:c="15"/>1.68321e-18 <text:s text:c="2"/>netid: c_3860:n</text:p>
      <text:p text:style-name="Standard"><text:s text:c="15"/>2.30448e-18 <text:s text:c="2"/>netid: c_3972:n</text:p>
      <text:p text:style-name="Standard"><text:s text:c="15"/>1.13971e-18 <text:s text:c="2"/>netid: c_3970:n</text:p>
      <text:p text:style-name="Standard"><text:s text:c="16"/>2.2539e-18 <text:s text:c="2"/>netid: c_3839:n</text:p>
      <text:p text:style-name="Standard"><text:s text:c="15"/>4.58731e-18 <text:s text:c="2"/>netid: XI5/XI1/XI0/MPM1:g</text:p>
      <text:p text:style-name="Standard"><text:s text:c="15"/>4.03617e-18 <text:s text:c="2"/>netid: c_3839:n</text:p>
      <text:p text:style-name="Standard"><text:s text:c="15"/>3.47873e-19 <text:s text:c="2"/>netid: c_3830:n</text:p>
      <text:p text:style-name="Standard"><text:s text:c="15"/>1.29532e-18 <text:s text:c="2"/>netid: XI5/XI1/XI0/MPM1:g</text:p>
      <text:p text:style-name="Standard"><text:s text:c="15"/>5.49862e-18 <text:s text:c="2"/>netid: c_3832:n</text:p>
      <text:p text:style-name="Standard"><text:s text:c="15"/>2.30448e-18 <text:s text:c="2"/>netid: c_3980:n</text:p>
      <text:p text:style-name="Standard"><text:s text:c="15"/>1.20134e-18 <text:s text:c="2"/>netid: c_3802:n</text:p>
      <text:p text:style-name="Standard"><text:s text:c="15"/>2.30448e-18 <text:s text:c="2"/>netid: c_3834:n</text:p>
      <text:p text:style-name="Standard"><text:s text:c="16"/>1.8866e-18 <text:s text:c="2"/>netid: c_3879:n</text:p>
      <text:p text:style-name="Standard"><text:s text:c="15"/>2.17241e-19 <text:s text:c="2"/>netid: c_3984:n</text:p>
      <text:p text:style-name="Standard"><text:s text:c="15"/>2.85119e-18 <text:s text:c="2"/>netid: c_3846:n</text:p>
      <text:p text:style-name="Standard"><text:s text:c="15"/>1.18185e-18 <text:s text:c="2"/>netid: XI5/XI3/MPM1:g</text:p>
      <text:p text:style-name="Standard"><text:s text:c="16"/>1.8866e-18 <text:s text:c="2"/>netid: c_3835:n</text:p>
      <text:p text:style-name="Standard"><text:s text:c="15"/>2.24581e-18 <text:s text:c="2"/>netid: c_3846:n</text:p>
      <text:p text:style-name="Standard"><text:s text:c="15"/>4.48369e-18 <text:s text:c="2"/>netid: XI5/XI3/MPM1:g</text:p>
      <text:p text:style-name="Standard"><text:s text:c="16"/>1.8866e-18 <text:s text:c="2"/>netid: c_3947:n</text:p>
      <text:p text:style-name="Standard"><text:s text:c="15"/>3.61579e-18 <text:s text:c="2"/>netid: c_3846:n</text:p>
      <text:p text:style-name="Standard"><text:soft-page-break/><text:s text:c="15"/>2.76113e-18 <text:s text:c="2"/>netid: XI5/XI3/MPM1:g</text:p>
      <text:p text:style-name="Standard"><text:s text:c="15"/>4.26398e-18 <text:s text:c="2"/>netid: c_3825:n</text:p>
      <text:p text:style-name="Standard"><text:s text:c="15"/>3.93337e-18 <text:s text:c="2"/>netid: c_3839:n</text:p>
      <text:p text:style-name="Standard"><text:s text:c="15"/>2.94703e-18 <text:s text:c="2"/>netid: XI5/XI1/XI0/MPM1:g</text:p>
      <text:p text:style-name="Standard"><text:s text:c="15"/>1.16105e-18 <text:s text:c="2"/>netid: c_3908:n</text:p>
      <text:p text:style-name="Standard"><text:s text:c="15"/>1.93854e-18 <text:s text:c="2"/>netid: c_3862:n</text:p>
      <text:p text:style-name="Standard"><text:s text:c="15"/>3.27454e-18 <text:s text:c="2"/>netid: c_3823:n</text:p>
      <text:p text:style-name="Standard"><text:s text:c="15"/>3.77077e-18 <text:s text:c="2"/>netid: c_3824:n</text:p>
      <text:p text:style-name="Standard"><text:s text:c="15"/>8.76424e-19 <text:s text:c="2"/>netid: c_3970:n</text:p>
      <text:p text:style-name="Standard"><text:s text:c="15"/>5.54888e-19 <text:s text:c="2"/>netid: c_3860:n</text:p>
      <text:p text:style-name="Standard"><text:s text:c="15"/>2.04168e-19 <text:s text:c="2"/>netid: c_3889:n</text:p>
      <text:p text:style-name="Standard"><text:s text:c="15"/>3.23152e-18 <text:s text:c="2"/>netid: c_3832:n</text:p>
      <text:p text:style-name="Standard"><text:s text:c="15"/>2.57852e-18 <text:s text:c="2"/>netid: c_3802:n</text:p>
      <text:p text:style-name="Standard"><text:s text:c="15"/>7.60787e-19 <text:s text:c="2"/>netid: c_3866:n</text:p>
      <text:p text:style-name="Standard"><text:s text:c="15"/>9.94149e-19 <text:s text:c="2"/>netid: c_4277:n</text:p>
      <text:p text:style-name="Standard"><text:s text:c="15"/>4.45008e-18 <text:s text:c="2"/>netid: c_4408:n</text:p>
      <text:p text:style-name="Standard"><text:s text:c="16"/>1.1968e-18 <text:s text:c="2"/>netid: c_4311:n</text:p>
      <text:p text:style-name="Standard"><text:s text:c="15"/>1.13971e-18 <text:s text:c="2"/>netid: c_4408:n</text:p>
      <text:p text:style-name="Standard"><text:s text:c="15"/>5.05879e-19 <text:s text:c="2"/>netid: c_4280:n</text:p>
      <text:p text:style-name="Standard"><text:s text:c="15"/>2.51653e-18 <text:s text:c="2"/>netid: c_4333:n</text:p>
      <text:p text:style-name="Standard"><text:s text:c="15"/>4.99314e-18 <text:s text:c="2"/>netid: XI5/XI0/XI1/MPM1:g</text:p>
      <text:p text:style-name="Standard"><text:s text:c="15"/>1.92203e-18 <text:s text:c="2"/>netid: c_4280:n</text:p>
      <text:p text:style-name="Standard"><text:s text:c="15"/>3.47873e-19 <text:s text:c="2"/>netid: c_4276:n</text:p>
      <text:p text:style-name="Standard"><text:s text:c="15"/>5.50536e-18 <text:s text:c="2"/>netid: c_4277:n</text:p>
      <text:p text:style-name="Standard"><text:s text:c="15"/>1.19033e-18 <text:s text:c="2"/>netid: c_4329:n</text:p>
      <text:p text:style-name="Standard"><text:s text:c="15"/>2.90152e-19 <text:s text:c="2"/>netid: c_4352:n</text:p>
      <text:p text:style-name="Standard"><text:s text:c="15"/>2.90152e-19 <text:s text:c="2"/>netid: c_4354:n</text:p>
      <text:p text:style-name="Standard"><text:s text:c="15"/>1.13827e-18 <text:s text:c="2"/>netid: c_4332:n</text:p>
      <text:p text:style-name="Standard"><text:s text:c="15"/>6.79055e-19 <text:s text:c="2"/>netid: c_4333:n</text:p>
      <text:p text:style-name="Standard"><text:s text:c="15"/>9.40309e-19 <text:s text:c="2"/>netid: XI5/XI0/XI1/MPM1:g</text:p>
      <text:p text:style-name="Standard"><text:s text:c="15"/>1.19033e-18 <text:s text:c="2"/>netid: c_4279:n</text:p>
      <text:p text:style-name="Standard"><text:s text:c="15"/>6.79055e-19 <text:s text:c="2"/>netid: c_4351:n</text:p>
      <text:p text:style-name="Standard"><text:s text:c="15"/>1.19033e-18 <text:s text:c="2"/>netid: c_4328:n</text:p>
      <text:p text:style-name="Standard"><text:s text:c="15"/>3.00047e-18 <text:s text:c="2"/>netid: c_4277:n</text:p>
      <text:p text:style-name="Standard"><text:s text:c="15"/>3.25565e-18 <text:s text:c="2"/>netid: c_4280:n</text:p>
      <text:p text:style-name="Standard"><text:s text:c="15"/>9.45981e-19 <text:s text:c="2"/>netid: c_4280:n</text:p>
      <text:p text:style-name="Standard"><text:s text:c="15"/>4.44833e-18 <text:s text:c="2"/>netid: c_4333:n</text:p>
      <text:p text:style-name="Standard"><text:s text:c="15"/>3.71136e-18 <text:s text:c="2"/>netid: XI5/XI0/XI1/MPM1:g</text:p>
      <text:p text:style-name="Standard"><text:s text:c="15"/>4.21977e-18 <text:s text:c="2"/>netid: c_4280:n</text:p>
      <text:p text:style-name="Standard"><text:s text:c="15"/>1.20565e-18 <text:s text:c="2"/>netid: c_4319:n</text:p>
      <text:p text:style-name="Standard"><text:s text:c="15"/>6.40056e-18 <text:s text:c="2"/>netid: c_4332:n</text:p>
      <text:p text:style-name="Standard"><text:s text:c="17"/>3.491e-18 <text:s text:c="2"/>netid: c_4332:n</text:p>
      <text:p text:style-name="Standard"><text:s text:c="15"/>8.72532e-18 <text:s text:c="2"/>netid: c_4668:n</text:p>
      <text:p text:style-name="Standard"><text:s text:c="15"/>8.20106e-19 <text:s text:c="2"/>netid: c_4668:n</text:p>
      <text:p text:style-name="Standard"><text:s text:c="15"/>3.11665e-19 <text:s text:c="2"/>netid: c_4669:n</text:p>
      <text:p text:style-name="Standard"><text:s text:c="15"/>2.23361e-18 <text:s text:c="2"/>netid: c_4565:n</text:p>
      <text:p text:style-name="Standard"><text:s text:c="15"/>2.50973e-18 <text:s text:c="2"/>netid: c_4663:n</text:p>
      <text:p text:style-name="Standard"><text:s text:c="15"/>2.25326e-18 <text:s text:c="2"/>netid: c_4606:n</text:p>
      <text:p text:style-name="Standard"><text:s text:c="15"/>4.72848e-18 <text:s text:c="2"/>netid: XI5/XI2/MPM1:g</text:p>
      <text:p text:style-name="Standard"><text:s text:c="15"/>4.64397e-19 <text:s text:c="2"/>netid: c_4611:n</text:p>
      <text:p text:style-name="Standard"><text:s text:c="15"/>1.18792e-18 <text:s text:c="2"/>netid: c_4669:n</text:p>
      <text:p text:style-name="Standard"><text:s text:c="15"/>1.33448e-18 <text:s text:c="2"/>netid: c_4615:n</text:p>
      <text:p text:style-name="Standard"><text:soft-page-break/><text:s text:c="15"/>8.84278e-19 <text:s text:c="2"/>netid: c_4618:n</text:p>
      <text:p text:style-name="Standard"><text:s text:c="16"/>8.7886e-19 <text:s text:c="2"/>netid: c_4647:n</text:p>
      <text:p text:style-name="Standard"><text:s text:c="16"/>4.2216e-18 <text:s text:c="2"/>netid: c_4606:n</text:p>
      <text:p text:style-name="Standard"><text:s text:c="15"/>4.03145e-18 <text:s text:c="2"/>netid: XI5/XI3/MNM0:g</text:p>
      <text:p text:style-name="Standard"><text:s text:c="15"/>2.48353e-19 <text:s text:c="2"/>netid: c_4565:n</text:p>
      <text:p text:style-name="Standard"><text:s text:c="15"/>1.30521e-18 <text:s text:c="2"/>netid: XI5/XI2/MPM1:g</text:p>
      <text:p text:style-name="Standard"><text:s text:c="15"/>2.50973e-18 <text:s text:c="2"/>netid: c_4601:n</text:p>
      <text:p text:style-name="Standard"><text:s text:c="15"/>3.06322e-18 <text:s text:c="2"/>netid: c_4700:n</text:p>
      <text:p text:style-name="Standard"><text:s text:c="15"/>3.06007e-18 <text:s text:c="2"/>netid: c_4645:n</text:p>
      <text:p text:style-name="Standard"><text:s text:c="15"/>9.65224e-18 <text:s text:c="2"/>netid: c_4604:n</text:p>
      <text:p text:style-name="Standard"><text:s text:c="16"/>7.8918e-18 <text:s text:c="2"/>netid: c_4647:n</text:p>
      <text:p text:style-name="Standard"><text:s text:c="15"/>4.19881e-18 <text:s text:c="2"/>netid: c_4611:n</text:p>
      <text:p text:style-name="Standard"><text:s text:c="15"/>5.13472e-18 <text:s text:c="2"/>netid: c_4668:n</text:p>
      <text:p text:style-name="Standard"><text:s text:c="15"/>2.48716e-18 <text:s text:c="2"/>netid: c_4605:n</text:p>
      <text:p text:style-name="Standard"><text:s text:c="15"/>2.23386e-18 <text:s text:c="2"/>netid: XI5/XI3/MNM0:g</text:p>
      <text:p text:style-name="Standard"><text:s text:c="15"/>2.50973e-18 <text:s text:c="2"/>netid: c_4664:n</text:p>
      <text:p text:style-name="Standard"><text:s text:c="15"/>4.62555e-18 <text:s text:c="2"/>netid: c_4611:n</text:p>
      <text:p text:style-name="Standard"><text:s text:c="15"/>1.42576e-18 <text:s text:c="2"/>netid: c_4700:n</text:p>
      <text:p text:style-name="Standard"><text:s text:c="15"/>2.87351e-18 <text:s text:c="2"/>netid: c_4604:n</text:p>
      <text:p text:style-name="Standard"><text:s text:c="15"/>5.50826e-19 <text:s text:c="2"/>netid: c_4647:n</text:p>
      <text:p text:style-name="Standard"><text:s text:c="16"/>1.6372e-17 <text:s text:c="2"/>netid: c_4700:n</text:p>
      <text:p text:style-name="Standard"><text:s text:c="15"/>3.41436e-19 <text:s text:c="2"/>netid: c_4604:n</text:p>
      <text:p text:style-name="Standard"><text:s text:c="16"/>2.9731e-18 <text:s text:c="2"/>netid: c_4647:n</text:p>
      <text:p text:style-name="Standard"><text:s text:c="15"/>7.97202e-18 <text:s text:c="2"/>netid: c_4604:n</text:p>
      <text:p text:style-name="Standard"><text:s text:c="15"/>7.26614e-19 <text:s text:c="2"/>netid: c_4611:n</text:p>
      <text:p text:style-name="Standard"><text:s text:c="15"/>7.65897e-18 <text:s text:c="2"/>netid: c_4604:n</text:p>
      <text:p text:style-name="Standard"><text:s text:c="16"/>3.6858e-18 <text:s text:c="2"/>netid: c_4612:n</text:p>
      <text:p text:style-name="Standard"><text:s text:c="15"/>5.92891e-18 <text:s text:c="2"/>netid: c_4585:n</text:p>
      <text:p text:style-name="Standard"><text:s text:c="15"/>8.51091e-18 <text:s text:c="2"/>netid: c_4604:n</text:p>
      <text:p text:style-name="Standard"><text:s text:c="15"/>2.93284e-18 <text:s text:c="2"/>netid: c_4605:n</text:p>
      <text:p text:style-name="Standard"><text:s text:c="15"/>5.26246e-18 <text:s text:c="2"/>netid: c_4647:n</text:p>
      <text:p text:style-name="Standard"><text:s text:c="15"/>3.96135e-18 <text:s text:c="2"/>netid: c_4606:n</text:p>
      <text:p text:style-name="Standard"><text:s text:c="15"/>1.92008e-18 <text:s text:c="2"/>netid: c_4564:n</text:p>
      <text:p text:style-name="Standard"><text:s text:c="15"/>9.24905e-19 <text:s text:c="2"/>netid: c_4609:n</text:p>
      <text:p text:style-name="Standard"><text:s text:c="15"/>7.32733e-19 <text:s text:c="2"/>netid: c_4565:n</text:p>
      <text:p text:style-name="Standard"><text:s text:c="15"/>2.83077e-18 <text:s text:c="2"/>netid: XI5/XI2/MPM1:g</text:p>
      <text:p text:style-name="Standard"><text:s text:c="15"/>1.14536e-18 <text:s text:c="2"/>netid: c_4587:n</text:p>
      <text:p text:style-name="Standard"><text:s text:c="16"/>4.4465e-18 <text:s text:c="2"/>netid: c_4669:n</text:p>
      <text:p text:style-name="Standard"><text:s text:c="15"/>4.39345e-18 <text:s text:c="2"/>netid: c_4588:n</text:p>
      <text:p text:style-name="Standard"><text:s text:c="15"/>2.08791e-18 <text:s text:c="2"/>netid: c_4615:n</text:p>
      <text:p text:style-name="Standard"><text:s text:c="15"/>1.80054e-18 <text:s text:c="2"/>netid: c_4618:n</text:p>
      <text:p text:style-name="Standard"><text:s text:c="15"/>7.38097e-19 <text:s text:c="2"/>netid: c_4604:n</text:p>
      <text:p text:style-name="Standard"><text:s text:c="17"/>1.034e-17 <text:s text:c="2"/>netid: c_4603:n</text:p>
      <text:p text:style-name="Standard"><text:s text:c="15"/>3.03746e-18 <text:s text:c="2"/>netid: c_4668:n</text:p>
      <text:p text:style-name="Standard"><text:s text:c="15"/>8.24929e-18 <text:s text:c="2"/>netid: c_4926:n</text:p>
      <text:p text:style-name="Standard"><text:s text:c="17"/>7.037e-19 <text:s text:c="2"/>netid: c_4930:n</text:p>
      <text:p text:style-name="Standard"><text:s text:c="15"/>1.41284e-18 <text:s text:c="2"/>netid: c_4927:n</text:p>
      <text:p text:style-name="Standard"><text:s text:c="15"/>8.96285e-19 <text:s text:c="2"/>netid: c_4930:n</text:p>
      <text:p text:style-name="Standard"><text:s text:c="15"/>1.57468e-18 <text:s text:c="2"/>netid: c_4926:n</text:p>
      <text:p text:style-name="Standard"><text:s text:c="15"/>2.23361e-18 <text:s text:c="2"/>netid: c_4896:n</text:p>
      <text:p text:style-name="Standard"><text:s text:c="15"/>4.40755e-18 <text:s text:c="2"/>netid: XI5/XI1/XI0/MNM0:g</text:p>
      <text:p text:style-name="Standard"><text:s text:c="15"/>2.48353e-19 <text:s text:c="2"/>netid: c_4896:n</text:p>
      <text:p text:style-name="Standard"><text:soft-page-break/><text:s text:c="15"/>1.12614e-18 <text:s text:c="2"/>netid: c_4930:n</text:p>
      <text:p text:style-name="Standard"><text:s text:c="15"/>2.25044e-18 <text:s text:c="2"/>netid: XI5/XI1/XI0/MNM0:g</text:p>
      <text:p text:style-name="Standard"><text:s text:c="16"/>3.0816e-19 <text:s text:c="2"/>netid: c_4930:n</text:p>
      <text:p text:style-name="Standard"><text:s text:c="15"/>2.47632e-18 <text:s text:c="2"/>netid: c_4935:n</text:p>
      <text:p text:style-name="Standard"><text:s text:c="15"/>1.19841e-18 <text:s text:c="2"/>netid: c_4936:n</text:p>
      <text:p text:style-name="Standard"><text:s text:c="15"/>8.20947e-19 <text:s text:c="2"/>netid: c_4896:n</text:p>
      <text:p text:style-name="Standard"><text:s text:c="16"/>2.1463e-18 <text:s text:c="2"/>netid: c_4930:n</text:p>
      <text:p text:style-name="Standard"><text:s text:c="15"/>1.20653e-18 <text:s text:c="2"/>netid: c_4967:n</text:p>
      <text:p text:style-name="Standard"><text:s text:c="15"/>3.70397e-19 <text:s text:c="2"/>netid: c_4884:n</text:p>
      <text:p text:style-name="Standard"><text:s text:c="15"/>9.94149e-19 <text:s text:c="2"/>netid: c_5157:n</text:p>
      <text:p text:style-name="Standard"><text:s text:c="15"/>5.11847e-18 <text:s text:c="2"/>netid: c_5239:n</text:p>
      <text:p text:style-name="Standard"><text:s text:c="15"/>1.70291e-18 <text:s text:c="2"/>netid: XI5/NET33</text:p>
      <text:p text:style-name="Standard"><text:s text:c="15"/>1.13971e-18 <text:s text:c="2"/>netid: c_5239:n</text:p>
      <text:p text:style-name="Standard"><text:s text:c="15"/>2.33702e-18 <text:s text:c="2"/>netid: c_5132:n</text:p>
      <text:p text:style-name="Standard"><text:s text:c="15"/>3.96999e-18 <text:s text:c="2"/>netid: XI5/XI0/XI0/MNM0:g</text:p>
      <text:p text:style-name="Standard"><text:s text:c="15"/>2.67548e-19 <text:s text:c="2"/>netid: c_5132:n</text:p>
      <text:p text:style-name="Standard"><text:s text:c="15"/>3.47873e-19 <text:s text:c="2"/>netid: c_5156:n</text:p>
      <text:p text:style-name="Standard"><text:s text:c="15"/>5.53567e-18 <text:s text:c="2"/>netid: c_5157:n</text:p>
      <text:p text:style-name="Standard"><text:s text:c="15"/>1.20893e-18 <text:s text:c="2"/>netid: c_5124:n</text:p>
      <text:p text:style-name="Standard"><text:s text:c="15"/>2.29435e-18 <text:s text:c="2"/>netid: XI5/XI0/XI0/MNM0:g</text:p>
      <text:p text:style-name="Standard"><text:s text:c="15"/>1.79124e-18 <text:s text:c="2"/>netid: c_5145:n</text:p>
      <text:p text:style-name="Standard"><text:s text:c="15"/>8.65809e-19 <text:s text:c="2"/>netid: c_5239:n</text:p>
      <text:p text:style-name="Standard"><text:s text:c="15"/>2.99525e-18 <text:s text:c="2"/>netid: c_5157:n</text:p>
      <text:p text:style-name="Standard"><text:s text:c="16"/>9.7431e-19 <text:s text:c="2"/>netid: c_5146:n</text:p>
      <text:p text:style-name="Standard"><text:s text:c="15"/>1.92373e-18 <text:s text:c="2"/>netid: c_5124:n</text:p>
      <text:p text:style-name="Standard"><text:s text:c="15"/>4.32384e-19 <text:s text:c="2"/>netid: XI5/NET33</text:p>
      <text:p text:style-name="Standard"><text:s text:c="15"/>2.44082e-18 <text:s text:c="2"/>netid: c_5172:n</text:p>
      <text:p text:style-name="Standard"><text:s text:c="15"/>9.12623e-19 <text:s text:c="2"/>netid: c_5217:n</text:p>
      <text:p text:style-name="Standard"><text:s text:c="15"/>8.48241e-19 <text:s text:c="2"/>netid: c_5132:n</text:p>
      <text:p text:style-name="Standard"><text:s text:c="15"/>3.03568e-19 <text:s text:c="2"/>netid: c_5190:n</text:p>
      <text:p text:style-name="Standard"><text:s text:c="15"/>7.46966e-18 <text:s text:c="2"/>netid: c_83:n</text:p>
      <text:p text:style-name="Standard"><text:s text:c="15"/>2.94514e-18 <text:s text:c="2"/>netid: XI5/XI5/MNM1:s</text:p>
      <text:p text:style-name="Standard"><text:s text:c="15"/>1.96661e-18 <text:s text:c="2"/>netid: c_83:n</text:p>
      <text:p text:style-name="Standard"><text:s text:c="17"/>3.298e-18 <text:s text:c="2"/>netid: c_83:n</text:p>
      <text:p text:style-name="Standard"><text:s text:c="15"/>1.55947e-17 <text:s text:c="2"/>netid: XI5/XI5/MNM1:s</text:p>
      <text:p text:style-name="Standard"><text:s text:c="15"/>7.46966e-18 <text:s text:c="2"/>netid: c_83:n</text:p>
      <text:p text:style-name="Standard"><text:s text:c="15"/>2.51414e-19 <text:s text:c="2"/>netid: XI5/XI5/MNM1:s</text:p>
      <text:p text:style-name="Standard"><text:s text:c="15"/>1.91921e-18 <text:s text:c="2"/>netid: c_107:n</text:p>
      <text:p text:style-name="Standard"><text:s text:c="15"/>1.24317e-18 <text:s text:c="2"/>netid: XI5/XI5/MNM2:s</text:p>
      <text:p text:style-name="Standard"><text:s text:c="15"/>7.46819e-18 <text:s text:c="2"/>netid: c_130:n</text:p>
      <text:p text:style-name="Standard"><text:s text:c="15"/>2.94514e-18 <text:s text:c="2"/>netid: XI5/XI6/MNM1:s</text:p>
      <text:p text:style-name="Standard"><text:s text:c="15"/>1.96661e-18 <text:s text:c="2"/>netid: c_130:n</text:p>
      <text:p text:style-name="Standard"><text:s text:c="17"/>3.298e-18 <text:s text:c="2"/>netid: c_130:n</text:p>
      <text:p text:style-name="Standard"><text:s text:c="15"/>1.55947e-17 <text:s text:c="2"/>netid: XI5/XI6/MNM1:s</text:p>
      <text:p text:style-name="Standard"><text:s text:c="15"/>7.46819e-18 <text:s text:c="2"/>netid: c_130:n</text:p>
      <text:p text:style-name="Standard"><text:s text:c="15"/>2.51414e-19 <text:s text:c="2"/>netid: XI5/XI6/MNM1:s</text:p>
      <text:p text:style-name="Standard"><text:s text:c="15"/>2.14339e-18 <text:s text:c="2"/>netid: c_154:n</text:p>
      <text:p text:style-name="Standard"><text:s text:c="15"/>1.24317e-18 <text:s text:c="2"/>netid: XI5/XI6/MNM2:s</text:p>
      <text:p text:style-name="Standard"><text:s text:c="15"/>4.22893e-19 <text:s text:c="2"/>netid: c_154:n</text:p>
      <text:p text:style-name="Standard"><text:s text:c="15"/>5.64035e-19 <text:s text:c="2"/>netid: c_331:n</text:p>
      <text:p text:style-name="Standard"><text:s text:c="16"/>3.0718e-18 <text:s text:c="2"/>netid: XI5/XI2/MNM1:s</text:p>
      <text:p text:style-name="Standard"><text:s text:c="15"/>3.10187e-18 <text:s text:c="2"/>netid: c_331:n</text:p>
      <text:p text:style-name="Standard"><text:soft-page-break/><text:s text:c="15"/>1.41491e-17 <text:s text:c="2"/>netid: XI5/XI2/MNM1:s</text:p>
      <text:p text:style-name="Standard"><text:s text:c="16"/>3.7019e-18 <text:s text:c="2"/>netid: c_331:n</text:p>
      <text:p text:style-name="Standard"><text:s text:c="15"/>1.04362e-18 <text:s text:c="2"/>netid: XI5/XI2/MNM1:s</text:p>
      <text:p text:style-name="Standard"><text:s text:c="15"/>1.39579e-17 <text:s text:c="2"/>netid: c_331:n</text:p>
      <text:p text:style-name="Standard"><text:s text:c="15"/>9.76977e-19 <text:s text:c="2"/>netid: c_331:n</text:p>
      <text:p text:style-name="Standard"><text:s text:c="15"/>5.64035e-19 <text:s text:c="2"/>netid: c_358:n</text:p>
      <text:p text:style-name="Standard"><text:s text:c="16"/>3.0718e-18 <text:s text:c="2"/>netid: XI5/XI3/MNM1:s</text:p>
      <text:p text:style-name="Standard"><text:s text:c="15"/>3.10187e-18 <text:s text:c="2"/>netid: c_358:n</text:p>
      <text:p text:style-name="Standard"><text:s text:c="15"/>1.41491e-17 <text:s text:c="2"/>netid: XI5/XI3/MNM1:s</text:p>
      <text:p text:style-name="Standard"><text:s text:c="15"/>3.74816e-18 <text:s text:c="2"/>netid: c_358:n</text:p>
      <text:p text:style-name="Standard"><text:s text:c="15"/>1.04362e-18 <text:s text:c="2"/>netid: XI5/XI3/MNM1:s</text:p>
      <text:p text:style-name="Standard"><text:s text:c="18"/>1.53e-17 <text:s text:c="2"/>netid: c_358:n</text:p>
      <text:p text:style-name="Standard"><text:s text:c="15"/>1.11544e-18 <text:s text:c="2"/>netid: c_358:n</text:p>
      <text:p text:style-name="Standard"><text:s text:c="15"/>5.64035e-19 <text:s text:c="2"/>netid: c_507:n</text:p>
      <text:p text:style-name="Standard"><text:s text:c="16"/>3.0718e-18 <text:s text:c="2"/>netid: XI5/XI1/XI0/MNM1:s</text:p>
      <text:p text:style-name="Standard"><text:s text:c="15"/>3.10187e-18 <text:s text:c="2"/>netid: c_507:n</text:p>
      <text:p text:style-name="Standard"><text:s text:c="15"/>1.41491e-17 <text:s text:c="2"/>netid: XI5/XI1/XI0/MNM1:s</text:p>
      <text:p text:style-name="Standard"><text:s text:c="15"/>3.69458e-18 <text:s text:c="2"/>netid: c_507:n</text:p>
      <text:p text:style-name="Standard"><text:s text:c="15"/>1.04362e-18 <text:s text:c="2"/>netid: XI5/XI1/XI0/MNM1:s</text:p>
      <text:p text:style-name="Standard"><text:s text:c="15"/>1.51535e-17 <text:s text:c="2"/>netid: c_507:n</text:p>
      <text:p text:style-name="Standard"><text:s text:c="15"/>1.20238e-18 <text:s text:c="2"/>netid: c_507:n</text:p>
      <text:p text:style-name="Standard"><text:s text:c="15"/>5.64035e-19 <text:s text:c="2"/>netid: c_530:n</text:p>
      <text:p text:style-name="Standard"><text:s text:c="16"/>3.0718e-18 <text:s text:c="2"/>netid: XI5/XI1/XI1/MNM1:s</text:p>
      <text:p text:style-name="Standard"><text:s text:c="15"/>3.10187e-18 <text:s text:c="2"/>netid: c_530:n</text:p>
      <text:p text:style-name="Standard"><text:s text:c="15"/>1.41491e-17 <text:s text:c="2"/>netid: XI5/XI1/XI1/MNM1:s</text:p>
      <text:p text:style-name="Standard"><text:s text:c="15"/>3.69458e-18 <text:s text:c="2"/>netid: c_530:n</text:p>
      <text:p text:style-name="Standard"><text:s text:c="15"/>1.04362e-18 <text:s text:c="2"/>netid: XI5/XI1/XI1/MNM1:s</text:p>
      <text:p text:style-name="Standard"><text:s text:c="15"/>1.51537e-17 <text:s text:c="2"/>netid: c_530:n</text:p>
      <text:p text:style-name="Standard"><text:s text:c="15"/>1.21557e-18 <text:s text:c="2"/>netid: c_530:n</text:p>
      <text:p text:style-name="Standard"><text:s text:c="15"/>5.64035e-19 <text:s text:c="2"/>netid: c_551:n</text:p>
      <text:p text:style-name="Standard"><text:s text:c="16"/>3.0718e-18 <text:s text:c="2"/>netid: XI5/XI0/XI0/MNM1:s</text:p>
      <text:p text:style-name="Standard"><text:s text:c="15"/>3.10187e-18 <text:s text:c="2"/>netid: c_551:n</text:p>
      <text:p text:style-name="Standard"><text:s text:c="15"/>1.41491e-17 <text:s text:c="2"/>netid: XI5/XI0/XI0/MNM1:s</text:p>
      <text:p text:style-name="Standard"><text:s text:c="15"/>3.70917e-18 <text:s text:c="2"/>netid: c_551:n</text:p>
      <text:p text:style-name="Standard"><text:s text:c="15"/>1.04362e-18 <text:s text:c="2"/>netid: XI5/XI0/XI0/MNM1:s</text:p>
      <text:p text:style-name="Standard"><text:s text:c="15"/>1.53412e-17 <text:s text:c="2"/>netid: c_551:n</text:p>
      <text:p text:style-name="Standard"><text:s text:c="15"/>1.19505e-18 <text:s text:c="2"/>netid: c_551:n</text:p>
      <text:p text:style-name="Standard"><text:s text:c="15"/>5.64035e-19 <text:s text:c="2"/>netid: c_574:n</text:p>
      <text:p text:style-name="Standard"><text:s text:c="16"/>3.0718e-18 <text:s text:c="2"/>netid: XI5/XI0/XI1/MNM1:s</text:p>
      <text:p text:style-name="Standard"><text:s text:c="15"/>3.10187e-18 <text:s text:c="2"/>netid: c_574:n</text:p>
      <text:p text:style-name="Standard"><text:s text:c="15"/>1.41491e-17 <text:s text:c="2"/>netid: XI5/XI0/XI1/MNM1:s</text:p>
      <text:p text:style-name="Standard"><text:s text:c="15"/>3.75679e-18 <text:s text:c="2"/>netid: c_574:n</text:p>
      <text:p text:style-name="Standard"><text:s text:c="15"/>1.04362e-18 <text:s text:c="2"/>netid: XI5/XI0/XI1/MNM1:s</text:p>
      <text:p text:style-name="Standard"><text:s text:c="15"/>1.53412e-17 <text:s text:c="2"/>netid: c_574:n</text:p>
      <text:p text:style-name="Standard"><text:s text:c="15"/>1.10175e-18 <text:s text:c="2"/>netid: c_574:n</text:p>
      <text:p text:style-name="Standard"><text:s text:c="15"/>9.94149e-19 <text:s text:c="2"/>netid: c_5426:n</text:p>
      <text:p text:style-name="Standard"><text:s text:c="15"/>2.23249e-18 <text:s text:c="2"/>netid: c_5340:n</text:p>
      <text:p text:style-name="Standard"><text:s text:c="15"/>5.11847e-18 <text:s text:c="2"/>netid: c_5531:n</text:p>
      <text:p text:style-name="Standard"><text:s text:c="15"/>1.68321e-18 <text:s text:c="2"/>netid: c_5450:n</text:p>
      <text:p text:style-name="Standard"><text:s text:c="15"/>1.13971e-18 <text:s text:c="2"/>netid: c_5531:n</text:p>
      <text:p text:style-name="Standard"><text:s text:c="15"/>2.30647e-18 <text:s text:c="2"/>netid: c_5356:n</text:p>
      <text:p text:style-name="Standard"><text:s text:c="15"/>3.47873e-19 <text:s text:c="2"/>netid: c_5430:n</text:p>
      <text:p text:style-name="Standard"><text:soft-page-break/><text:s text:c="15"/>5.42281e-18 <text:s text:c="2"/>netid: c_5426:n</text:p>
      <text:p text:style-name="Standard"><text:s text:c="15"/>9.63927e-19 <text:s text:c="2"/>netid: c_5461:n</text:p>
      <text:p text:style-name="Standard"><text:s text:c="15"/>9.28451e-19 <text:s text:c="2"/>netid: c_5451:n</text:p>
      <text:p text:style-name="Standard"><text:s text:c="15"/>4.91749e-19 <text:s text:c="2"/>netid: c_5348:n</text:p>
      <text:p text:style-name="Standard"><text:s text:c="15"/>4.14051e-18 <text:s text:c="2"/>netid: XI6/XI1/XI1/MNM0:g</text:p>
      <text:p text:style-name="Standard"><text:s text:c="15"/>2.98662e-19 <text:s text:c="2"/>netid: c_5356:n</text:p>
      <text:p text:style-name="Standard"><text:s text:c="16"/>2.1762e-18 <text:s text:c="2"/>netid: XI6/XI1/XI1/MNM0:g</text:p>
      <text:p text:style-name="Standard"><text:s text:c="15"/>4.56424e-18 <text:s text:c="2"/>netid: XI6/XI2/MNM0:g</text:p>
      <text:p text:style-name="Standard"><text:s text:c="15"/>2.98662e-19 <text:s text:c="2"/>netid: c_5340:n</text:p>
      <text:p text:style-name="Standard"><text:s text:c="15"/>1.98998e-18 <text:s text:c="2"/>netid: XI6/XI2/MNM0:g</text:p>
      <text:p text:style-name="Standard"><text:s text:c="15"/>1.42527e-18 <text:s text:c="2"/>netid: c_5421:n</text:p>
      <text:p text:style-name="Standard"><text:s text:c="15"/>2.47969e-19 <text:s text:c="2"/>netid: c_5547:n</text:p>
      <text:p text:style-name="Standard"><text:s text:c="17"/>2.655e-18 <text:s text:c="2"/>netid: c_5548:n</text:p>
      <text:p text:style-name="Standard"><text:s text:c="15"/>1.02552e-18 <text:s text:c="2"/>netid: c_5549:n</text:p>
      <text:p text:style-name="Standard"><text:s text:c="15"/>9.59354e-19 <text:s text:c="2"/>netid: c_5356:n</text:p>
      <text:p text:style-name="Standard"><text:s text:c="15"/>4.26086e-19 <text:s text:c="2"/>netid: c_5383:n</text:p>
      <text:p text:style-name="Standard"><text:s text:c="15"/>3.29453e-18 <text:s text:c="2"/>netid: c_5426:n</text:p>
      <text:p text:style-name="Standard"><text:s text:c="15"/>1.19965e-18 <text:s text:c="2"/>netid: c_5461:n</text:p>
      <text:p text:style-name="Standard"><text:s text:c="15"/>4.61578e-19 <text:s text:c="2"/>netid: c_5451:n</text:p>
      <text:p text:style-name="Standard"><text:s text:c="16"/>5.5791e-19 <text:s text:c="2"/>netid: c_5348:n</text:p>
      <text:p text:style-name="Standard"><text:s text:c="16"/>1.0126e-18 <text:s text:c="2"/>netid: c_5531:n</text:p>
      <text:p text:style-name="Standard"><text:s text:c="15"/>6.12155e-19 <text:s text:c="2"/>netid: c_5450:n</text:p>
      <text:p text:style-name="Standard"><text:s text:c="15"/>8.24929e-18 <text:s text:c="2"/>netid: c_5921:n</text:p>
      <text:p text:style-name="Standard"><text:s text:c="15"/>6.84502e-19 <text:s text:c="2"/>netid: c_5782:n</text:p>
      <text:p text:style-name="Standard"><text:s text:c="15"/>1.36379e-18 <text:s text:c="2"/>netid: c_5908:n</text:p>
      <text:p text:style-name="Standard"><text:s text:c="15"/>9.04356e-19 <text:s text:c="2"/>netid: c_5782:n</text:p>
      <text:p text:style-name="Standard"><text:s text:c="15"/>1.57468e-18 <text:s text:c="2"/>netid: c_5921:n</text:p>
      <text:p text:style-name="Standard"><text:s text:c="15"/>2.21307e-18 <text:s text:c="2"/>netid: c_5815:n</text:p>
      <text:p text:style-name="Standard"><text:s text:c="15"/>9.72392e-19 <text:s text:c="2"/>netid: c_5815:n</text:p>
      <text:p text:style-name="Standard"><text:s text:c="15"/>2.57472e-18 <text:s text:c="2"/>netid: c_5866:n</text:p>
      <text:p text:style-name="Standard"><text:s text:c="15"/>9.72392e-19 <text:s text:c="2"/>netid: c_5866:n</text:p>
      <text:p text:style-name="Standard"><text:s text:c="15"/>2.27253e-18 <text:s text:c="2"/>netid: c_5825:n</text:p>
      <text:p text:style-name="Standard"><text:s text:c="15"/>4.65804e-18 <text:s text:c="2"/>netid: XI6/XI1/XI1/MPM1:g</text:p>
      <text:p text:style-name="Standard"><text:s text:c="15"/>8.14651e-19 <text:s text:c="2"/>netid: c_5866:n</text:p>
      <text:p text:style-name="Standard"><text:s text:c="15"/>7.98945e-19 <text:s text:c="2"/>netid: c_5815:n</text:p>
      <text:p text:style-name="Standard"><text:s text:c="15"/>1.61552e-18 <text:s text:c="2"/>netid: c_5833:n</text:p>
      <text:p text:style-name="Standard"><text:s text:c="15"/>4.42126e-19 <text:s text:c="2"/>netid: c_5980:n</text:p>
      <text:p text:style-name="Standard"><text:s text:c="15"/>4.42126e-19 <text:s text:c="2"/>netid: c_5981:n</text:p>
      <text:p text:style-name="Standard"><text:s text:c="15"/>4.42126e-19 <text:s text:c="2"/>netid: c_5825:n</text:p>
      <text:p text:style-name="Standard"><text:s text:c="15"/>7.58046e-19 <text:s text:c="2"/>netid: XI6/XI1/XI1/MPM1:g</text:p>
      <text:p text:style-name="Standard"><text:s text:c="15"/>1.25261e-18 <text:s text:c="2"/>netid: c_5782:n</text:p>
      <text:p text:style-name="Standard"><text:s text:c="16"/>2.2198e-18 <text:s text:c="2"/>netid: c_5782:n</text:p>
      <text:p text:style-name="Standard"><text:s text:c="15"/>4.05112e-18 <text:s text:c="2"/>netid: c_5825:n</text:p>
      <text:p text:style-name="Standard"><text:s text:c="16"/>3.3199e-18 <text:s text:c="2"/>netid: XI6/XI1/XI1/MPM1:g</text:p>
      <text:p text:style-name="Standard"><text:s text:c="15"/>8.61833e-18 <text:s text:c="2"/>netid: XI6/NET34</text:p>
      <text:p text:style-name="Standard"><text:s text:c="15"/>3.58782e-19 <text:s text:c="2"/>netid: c_5782:n</text:p>
      <text:p text:style-name="Standard"><text:s text:c="15"/>9.94149e-19 <text:s text:c="2"/>netid: c_6183:n</text:p>
      <text:p text:style-name="Standard"><text:s text:c="15"/>1.88527e-18 <text:s text:c="2"/>netid: c_6202:n</text:p>
      <text:p text:style-name="Standard"><text:s text:c="15"/>5.11847e-18 <text:s text:c="2"/>netid: c_6285:n</text:p>
      <text:p text:style-name="Standard"><text:s text:c="15"/>1.68321e-18 <text:s text:c="2"/>netid: c_6234:n</text:p>
      <text:p text:style-name="Standard"><text:s text:c="15"/>2.29944e-18 <text:s text:c="2"/>netid: c_6287:n</text:p>
      <text:p text:style-name="Standard"><text:s text:c="15"/>1.13971e-18 <text:s text:c="2"/>netid: c_6285:n</text:p>
      <text:p text:style-name="Standard"><text:soft-page-break/><text:s text:c="16"/>2.2539e-18 <text:s text:c="2"/>netid: c_6181:n</text:p>
      <text:p text:style-name="Standard"><text:s text:c="15"/>4.74593e-18 <text:s text:c="2"/>netid: XI6/XI1/XI0/MPM1:g</text:p>
      <text:p text:style-name="Standard"><text:s text:c="15"/>4.03617e-18 <text:s text:c="2"/>netid: c_6181:n</text:p>
      <text:p text:style-name="Standard"><text:s text:c="15"/>3.47873e-19 <text:s text:c="2"/>netid: c_6195:n</text:p>
      <text:p text:style-name="Standard"><text:s text:c="15"/>1.29532e-18 <text:s text:c="2"/>netid: XI6/XI1/XI0/MPM1:g</text:p>
      <text:p text:style-name="Standard"><text:s text:c="15"/>5.48436e-18 <text:s text:c="2"/>netid: c_6183:n</text:p>
      <text:p text:style-name="Standard"><text:s text:c="15"/>2.29944e-18 <text:s text:c="2"/>netid: c_6199:n</text:p>
      <text:p text:style-name="Standard"><text:s text:c="15"/>2.04644e-18 <text:s text:c="2"/>netid: c_6139:n</text:p>
      <text:p text:style-name="Standard"><text:s text:c="15"/>2.29944e-18 <text:s text:c="2"/>netid: c_6297:n</text:p>
      <text:p text:style-name="Standard"><text:s text:c="15"/>1.40514e-18 <text:s text:c="2"/>netid: c_6170:n</text:p>
      <text:p text:style-name="Standard"><text:s text:c="15"/>2.85119e-18 <text:s text:c="2"/>netid: c_6188:n</text:p>
      <text:p text:style-name="Standard"><text:s text:c="15"/>1.18185e-18 <text:s text:c="2"/>netid: XI6/XI3/MPM1:g</text:p>
      <text:p text:style-name="Standard"><text:s text:c="15"/>1.40514e-18 <text:s text:c="2"/>netid: c_6200:n</text:p>
      <text:p text:style-name="Standard"><text:s text:c="15"/>2.24581e-18 <text:s text:c="2"/>netid: c_6188:n</text:p>
      <text:p text:style-name="Standard"><text:s text:c="15"/>4.64179e-18 <text:s text:c="2"/>netid: XI6/XI3/MPM1:g</text:p>
      <text:p text:style-name="Standard"><text:s text:c="15"/>1.40514e-18 <text:s text:c="2"/>netid: c_6201:n</text:p>
      <text:p text:style-name="Standard"><text:s text:c="15"/>4.05112e-18 <text:s text:c="2"/>netid: c_6181:n</text:p>
      <text:p text:style-name="Standard"><text:s text:c="15"/>3.32842e-18 <text:s text:c="2"/>netid: XI6/XI1/XI0/MPM1:g</text:p>
      <text:p text:style-name="Standard"><text:s text:c="15"/>1.01043e-18 <text:s text:c="2"/>netid: c_6233:n</text:p>
      <text:p text:style-name="Standard"><text:s text:c="15"/>1.61829e-18 <text:s text:c="2"/>netid: c_6264:n</text:p>
      <text:p text:style-name="Standard"><text:s text:c="16"/>2.3387e-18 <text:s text:c="2"/>netid: c_6160:n</text:p>
      <text:p text:style-name="Standard"><text:s text:c="15"/>2.98351e-18 <text:s text:c="2"/>netid: c_6161:n</text:p>
      <text:p text:style-name="Standard"><text:s text:c="15"/>2.46307e-19 <text:s text:c="2"/>netid: c_6214:n</text:p>
      <text:p text:style-name="Standard"><text:s text:c="15"/>3.31005e-18 <text:s text:c="2"/>netid: c_6183:n</text:p>
      <text:p text:style-name="Standard"><text:s text:c="15"/>2.60366e-18 <text:s text:c="2"/>netid: c_6139:n</text:p>
      <text:p text:style-name="Standard"><text:s text:c="15"/>5.67247e-19 <text:s text:c="2"/>netid: c_6240:n</text:p>
      <text:p text:style-name="Standard"><text:s text:c="16"/>1.0126e-18 <text:s text:c="2"/>netid: c_6285:n</text:p>
      <text:p text:style-name="Standard"><text:s text:c="15"/>6.12155e-19 <text:s text:c="2"/>netid: c_6234:n</text:p>
      <text:p text:style-name="Standard"><text:s text:c="15"/>4.04836e-18 <text:s text:c="2"/>netid: c_6188:n</text:p>
      <text:p text:style-name="Standard"><text:s text:c="15"/>3.33336e-18 <text:s text:c="2"/>netid: XI6/XI3/MPM1:g</text:p>
      <text:p text:style-name="Standard"><text:s text:c="15"/>2.75441e-18 <text:s text:c="2"/>netid: c_6162:n</text:p>
      <text:p text:style-name="Standard"><text:s text:c="15"/>3.48524e-19 <text:s text:c="2"/>netid: c_6162:n</text:p>
      <text:p text:style-name="Standard"><text:s text:c="15"/>9.94149e-19 <text:s text:c="2"/>netid: c_6616:n</text:p>
      <text:p text:style-name="Standard"><text:s text:c="15"/>4.45008e-18 <text:s text:c="2"/>netid: c_6688:n</text:p>
      <text:p text:style-name="Standard"><text:s text:c="16"/>1.1968e-18 <text:s text:c="2"/>netid: c_6669:n</text:p>
      <text:p text:style-name="Standard"><text:s text:c="15"/>1.13971e-18 <text:s text:c="2"/>netid: c_6688:n</text:p>
      <text:p text:style-name="Standard"><text:s text:c="15"/>4.62779e-18 <text:s text:c="2"/>netid: c_6691:n</text:p>
      <text:p text:style-name="Standard"><text:s text:c="15"/>4.10753e-18 <text:s text:c="2"/>netid: XI6/XI0/XI1/MPM1:g</text:p>
      <text:p text:style-name="Standard"><text:s text:c="15"/>7.09548e-18 <text:s text:c="2"/>netid: c_6595:n</text:p>
      <text:p text:style-name="Standard"><text:s text:c="15"/>2.11034e-18 <text:s text:c="2"/>netid: c_6642:n</text:p>
      <text:p text:style-name="Standard"><text:s text:c="15"/>1.29122e-17 <text:s text:c="2"/>netid: c_6643:n</text:p>
      <text:p text:style-name="Standard"><text:s text:c="15"/>2.67273e-18 <text:s text:c="2"/>netid: c_6691:n</text:p>
      <text:p text:style-name="Standard"><text:s text:c="16"/>5.1907e-18 <text:s text:c="2"/>netid: XI6/XI0/XI1/MPM1:g</text:p>
      <text:p text:style-name="Standard"><text:s text:c="15"/>3.19089e-18 <text:s text:c="2"/>netid: c_6595:n</text:p>
      <text:p text:style-name="Standard"><text:s text:c="15"/>3.47873e-19 <text:s text:c="2"/>netid: c_6619:n</text:p>
      <text:p text:style-name="Standard"><text:s text:c="15"/>5.45981e-18 <text:s text:c="2"/>netid: c_6616:n</text:p>
      <text:p text:style-name="Standard"><text:s text:c="15"/>2.24821e-19 <text:s text:c="2"/>netid: c_6701:n</text:p>
      <text:p text:style-name="Standard"><text:s text:c="15"/>4.20545e-18 <text:s text:c="2"/>netid: c_6595:n</text:p>
      <text:p text:style-name="Standard"><text:s text:c="15"/>3.09842e-18 <text:s text:c="2"/>netid: c_6616:n</text:p>
      <text:p text:style-name="Standard"><text:s text:c="15"/>8.72532e-18 <text:s text:c="2"/>netid: c_6931:n</text:p>
      <text:p text:style-name="Standard"><text:s text:c="15"/>7.73507e-19 <text:s text:c="2"/>netid: c_6931:n</text:p>
      <text:p text:style-name="Standard"><text:s text:c="15"/>3.16751e-19 <text:s text:c="2"/>netid: c_6933:n</text:p>
      <text:p text:style-name="Standard"><text:soft-page-break/><text:s text:c="15"/>2.30647e-18 <text:s text:c="2"/>netid: c_6828:n</text:p>
      <text:p text:style-name="Standard"><text:s text:c="15"/>2.53903e-18 <text:s text:c="2"/>netid: c_6878:n</text:p>
      <text:p text:style-name="Standard"><text:s text:c="15"/>2.25326e-18 <text:s text:c="2"/>netid: c_6862:n</text:p>
      <text:p text:style-name="Standard"><text:s text:c="15"/>4.88658e-18 <text:s text:c="2"/>netid: XI6/XI2/MPM1:g</text:p>
      <text:p text:style-name="Standard"><text:s text:c="15"/>4.64397e-19 <text:s text:c="2"/>netid: c_6867:n</text:p>
      <text:p text:style-name="Standard"><text:s text:c="15"/>1.61881e-18 <text:s text:c="2"/>netid: c_6933:n</text:p>
      <text:p text:style-name="Standard"><text:s text:c="15"/>1.71279e-18 <text:s text:c="2"/>netid: c_6871:n</text:p>
      <text:p text:style-name="Standard"><text:s text:c="15"/>1.19142e-18 <text:s text:c="2"/>netid: c_6874:n</text:p>
      <text:p text:style-name="Standard"><text:s text:c="16"/>8.6272e-19 <text:s text:c="2"/>netid: c_6887:n</text:p>
      <text:p text:style-name="Standard"><text:s text:c="16"/>4.2216e-18 <text:s text:c="2"/>netid: c_6862:n</text:p>
      <text:p text:style-name="Standard"><text:s text:c="15"/>4.11189e-18 <text:s text:c="2"/>netid: XI6/XI3/MNM0:g</text:p>
      <text:p text:style-name="Standard"><text:s text:c="15"/>2.98662e-19 <text:s text:c="2"/>netid: c_6828:n</text:p>
      <text:p text:style-name="Standard"><text:s text:c="15"/>1.30521e-18 <text:s text:c="2"/>netid: XI6/XI2/MPM1:g</text:p>
      <text:p text:style-name="Standard"><text:s text:c="15"/>2.53903e-18 <text:s text:c="2"/>netid: c_6879:n</text:p>
      <text:p text:style-name="Standard"><text:s text:c="15"/>3.06322e-18 <text:s text:c="2"/>netid: c_6877:n</text:p>
      <text:p text:style-name="Standard"><text:s text:c="15"/>3.06007e-18 <text:s text:c="2"/>netid: c_6905:n</text:p>
      <text:p text:style-name="Standard"><text:s text:c="15"/>9.11282e-18 <text:s text:c="2"/>netid: c_6872:n</text:p>
      <text:p text:style-name="Standard"><text:s text:c="15"/>7.88321e-18 <text:s text:c="2"/>netid: c_6887:n</text:p>
      <text:p text:style-name="Standard"><text:s text:c="15"/>4.19881e-18 <text:s text:c="2"/>netid: c_6867:n</text:p>
      <text:p text:style-name="Standard"><text:s text:c="15"/>5.22769e-18 <text:s text:c="2"/>netid: c_6931:n</text:p>
      <text:p text:style-name="Standard"><text:s text:c="15"/>2.48716e-18 <text:s text:c="2"/>netid: c_6873:n</text:p>
      <text:p text:style-name="Standard"><text:s text:c="15"/>2.26076e-18 <text:s text:c="2"/>netid: XI6/XI3/MNM0:g</text:p>
      <text:p text:style-name="Standard"><text:s text:c="15"/>2.53903e-18 <text:s text:c="2"/>netid: c_6880:n</text:p>
      <text:p text:style-name="Standard"><text:s text:c="15"/>4.68393e-18 <text:s text:c="2"/>netid: c_6867:n</text:p>
      <text:p text:style-name="Standard"><text:s text:c="15"/>1.44178e-18 <text:s text:c="2"/>netid: c_6877:n</text:p>
      <text:p text:style-name="Standard"><text:s text:c="15"/>2.81301e-18 <text:s text:c="2"/>netid: c_6872:n</text:p>
      <text:p text:style-name="Standard"><text:s text:c="15"/>5.59535e-19 <text:s text:c="2"/>netid: c_6887:n</text:p>
      <text:p text:style-name="Standard"><text:s text:c="16"/>1.6372e-17 <text:s text:c="2"/>netid: c_6877:n</text:p>
      <text:p text:style-name="Standard"><text:s text:c="15"/>3.87332e-19 <text:s text:c="2"/>netid: c_6872:n</text:p>
      <text:p text:style-name="Standard"><text:s text:c="16"/>2.9731e-18 <text:s text:c="2"/>netid: c_6887:n</text:p>
      <text:p text:style-name="Standard"><text:s text:c="15"/>1.20761e-17 <text:s text:c="2"/>netid: c_6872:n</text:p>
      <text:p text:style-name="Standard"><text:s text:c="15"/>6.73469e-19 <text:s text:c="2"/>netid: c_6867:n</text:p>
      <text:p text:style-name="Standard"><text:s text:c="15"/>6.71173e-18 <text:s text:c="2"/>netid: c_6872:n</text:p>
      <text:p text:style-name="Standard"><text:s text:c="15"/>3.25555e-19 <text:s text:c="2"/>netid: c_6867:n</text:p>
      <text:p text:style-name="Standard"><text:s text:c="15"/>2.85127e-18 <text:s text:c="2"/>netid: c_6868:n</text:p>
      <text:p text:style-name="Standard"><text:s text:c="15"/>1.27388e-17 <text:s text:c="2"/>netid: c_6848:n</text:p>
      <text:p text:style-name="Standard"><text:s text:c="16"/>2.6807e-18 <text:s text:c="2"/>netid: c_6931:n</text:p>
      <text:p text:style-name="Standard"><text:s text:c="15"/>1.17409e-17 <text:s text:c="2"/>netid: c_6872:n</text:p>
      <text:p text:style-name="Standard"><text:s text:c="15"/>2.71978e-18 <text:s text:c="2"/>netid: c_6873:n</text:p>
      <text:p text:style-name="Standard"><text:s text:c="15"/>5.54529e-18 <text:s text:c="2"/>netid: c_6887:n</text:p>
      <text:p text:style-name="Standard"><text:s text:c="15"/>4.11069e-18 <text:s text:c="2"/>netid: c_6862:n</text:p>
      <text:p text:style-name="Standard"><text:s text:c="15"/>2.25176e-18 <text:s text:c="2"/>netid: c_6827:n</text:p>
      <text:p text:style-name="Standard"><text:s text:c="16"/>1.0997e-18 <text:s text:c="2"/>netid: c_6865:n</text:p>
      <text:p text:style-name="Standard"><text:s text:c="15"/>9.96302e-19 <text:s text:c="2"/>netid: c_6828:n</text:p>
      <text:p text:style-name="Standard"><text:s text:c="15"/>3.19193e-18 <text:s text:c="2"/>netid: XI6/XI2/MPM1:g</text:p>
      <text:p text:style-name="Standard"><text:s text:c="15"/>1.34969e-18 <text:s text:c="2"/>netid: c_6850:n</text:p>
      <text:p text:style-name="Standard"><text:s text:c="15"/>4.02206e-18 <text:s text:c="2"/>netid: c_6933:n</text:p>
      <text:p text:style-name="Standard"><text:s text:c="15"/>3.17731e-18 <text:s text:c="2"/>netid: c_6851:n</text:p>
      <text:p text:style-name="Standard"><text:s text:c="15"/>1.64037e-18 <text:s text:c="2"/>netid: c_6871:n</text:p>
      <text:p text:style-name="Standard"><text:s text:c="15"/>1.77999e-18 <text:s text:c="2"/>netid: c_6874:n</text:p>
      <text:p text:style-name="Standard"><text:s text:c="15"/>8.24929e-18 <text:s text:c="2"/>netid: c_7126:n</text:p>
      <text:p text:style-name="Standard"><text:s text:c="17"/>7.037e-19 <text:s text:c="2"/>netid: c_7184:n</text:p>
      <text:p text:style-name="Standard"><text:soft-page-break/><text:s text:c="15"/>1.36379e-18 <text:s text:c="2"/>netid: c_7128:n</text:p>
      <text:p text:style-name="Standard"><text:s text:c="15"/>9.03386e-19 <text:s text:c="2"/>netid: c_7184:n</text:p>
      <text:p text:style-name="Standard"><text:s text:c="15"/>1.57468e-18 <text:s text:c="2"/>netid: c_7126:n</text:p>
      <text:p text:style-name="Standard"><text:s text:c="15"/>2.30647e-18 <text:s text:c="2"/>netid: c_7151:n</text:p>
      <text:p text:style-name="Standard"><text:s text:c="15"/>4.48988e-18 <text:s text:c="2"/>netid: XI6/XI1/XI0/MNM0:g</text:p>
      <text:p text:style-name="Standard"><text:s text:c="15"/>2.98662e-19 <text:s text:c="2"/>netid: c_7151:n</text:p>
      <text:p text:style-name="Standard"><text:s text:c="16"/>1.1929e-18 <text:s text:c="2"/>netid: c_7184:n</text:p>
      <text:p text:style-name="Standard"><text:s text:c="15"/>2.24612e-18 <text:s text:c="2"/>netid: XI6/XI1/XI0/MNM0:g</text:p>
      <text:p text:style-name="Standard"><text:s text:c="15"/>2.77954e-18 <text:s text:c="2"/>netid: c_7181:n</text:p>
      <text:p text:style-name="Standard"><text:s text:c="15"/>1.36658e-18 <text:s text:c="2"/>netid: c_7182:n</text:p>
      <text:p text:style-name="Standard"><text:s text:c="15"/>8.60574e-19 <text:s text:c="2"/>netid: c_7151:n</text:p>
      <text:p text:style-name="Standard"><text:s text:c="15"/>2.21023e-18 <text:s text:c="2"/>netid: c_7184:n</text:p>
      <text:p text:style-name="Standard"><text:s text:c="15"/>1.53454e-18 <text:s text:c="2"/>netid: c_7213:n</text:p>
      <text:p text:style-name="Standard"><text:s text:c="15"/>3.01946e-19 <text:s text:c="2"/>netid: c_7139:n</text:p>
      <text:p text:style-name="Standard"><text:s text:c="15"/>3.57822e-19 <text:s text:c="2"/>netid: c_7184:n</text:p>
      <text:p text:style-name="Standard"><text:s text:c="15"/>9.94149e-19 <text:s text:c="2"/>netid: c_7438:n</text:p>
      <text:p text:style-name="Standard"><text:s text:c="15"/>5.11847e-18 <text:s text:c="2"/>netid: c_7457:n</text:p>
      <text:p text:style-name="Standard"><text:s text:c="15"/>1.68321e-18 <text:s text:c="2"/>netid: XI6/NET33</text:p>
      <text:p text:style-name="Standard"><text:s text:c="15"/>1.13971e-18 <text:s text:c="2"/>netid: c_7457:n</text:p>
      <text:p text:style-name="Standard"><text:s text:c="15"/>2.38307e-18 <text:s text:c="2"/>netid: c_7371:n</text:p>
      <text:p text:style-name="Standard"><text:s text:c="15"/>4.05929e-18 <text:s text:c="2"/>netid: XI6/XI0/XI0/MNM0:g</text:p>
      <text:p text:style-name="Standard"><text:s text:c="15"/>2.98662e-19 <text:s text:c="2"/>netid: c_7371:n</text:p>
      <text:p text:style-name="Standard"><text:s text:c="15"/>3.47873e-19 <text:s text:c="2"/>netid: c_7442:n</text:p>
      <text:p text:style-name="Standard"><text:s text:c="15"/>5.48452e-18 <text:s text:c="2"/>netid: c_7438:n</text:p>
      <text:p text:style-name="Standard"><text:s text:c="15"/>2.06959e-18 <text:s text:c="2"/>netid: c_7363:n</text:p>
      <text:p text:style-name="Standard"><text:s text:c="15"/>2.40428e-18 <text:s text:c="2"/>netid: XI6/XI0/XI0/MNM0:g</text:p>
      <text:p text:style-name="Standard"><text:s text:c="15"/>2.48082e-19 <text:s text:c="2"/>netid: c_7416:n</text:p>
      <text:p text:style-name="Standard"><text:s text:c="15"/>3.29308e-18 <text:s text:c="2"/>netid: c_7438:n</text:p>
      <text:p text:style-name="Standard"><text:s text:c="15"/>2.88746e-19 <text:s text:c="2"/>netid: c_7385:n</text:p>
      <text:p text:style-name="Standard"><text:s text:c="15"/>1.95924e-18 <text:s text:c="2"/>netid: c_7363:n</text:p>
      <text:p text:style-name="Standard"><text:s text:c="16"/>2.6427e-18 <text:s text:c="2"/>netid: c_7409:n</text:p>
      <text:p text:style-name="Standard"><text:s text:c="15"/>9.82237e-19 <text:s text:c="2"/>netid: c_7423:n</text:p>
      <text:p text:style-name="Standard"><text:s text:c="15"/>9.69915e-19 <text:s text:c="2"/>netid: c_7371:n</text:p>
      <text:p text:style-name="Standard"><text:s text:c="15"/>1.47662e-18 <text:s text:c="2"/>netid: c_7417:n</text:p>
      <text:p text:style-name="Standard"><text:s text:c="15"/>2.06133e-19 <text:s text:c="2"/>netid: c_7372:n</text:p>
      <text:p text:style-name="Standard"><text:s text:c="15"/>1.35991e-18 <text:s text:c="2"/>netid: c_7384:n</text:p>
      <text:p text:style-name="Standard"><text:s text:c="16"/>1.0126e-18 <text:s text:c="2"/>netid: c_7457:n</text:p>
      <text:p text:style-name="Standard"><text:s text:c="15"/>5.21597e-19 <text:s text:c="2"/>netid: XI6/NET33</text:p>
      <text:p text:style-name="Standard"><text:s text:c="15"/>7.45808e-18 <text:s text:c="2"/>netid: c_179:n</text:p>
      <text:p text:style-name="Standard"><text:s text:c="15"/>2.94514e-18 <text:s text:c="2"/>netid: XI6/XI5/MNM1:s</text:p>
      <text:p text:style-name="Standard"><text:s text:c="15"/>2.64192e-18 <text:s text:c="2"/>netid: c_179:n</text:p>
      <text:p text:style-name="Standard"><text:s text:c="17"/>3.298e-18 <text:s text:c="2"/>netid: c_179:n</text:p>
      <text:p text:style-name="Standard"><text:s text:c="15"/>1.55947e-17 <text:s text:c="2"/>netid: XI6/XI5/MNM1:s</text:p>
      <text:p text:style-name="Standard"><text:s text:c="15"/>7.45808e-18 <text:s text:c="2"/>netid: c_179:n</text:p>
      <text:p text:style-name="Standard"><text:s text:c="15"/>2.51414e-19 <text:s text:c="2"/>netid: XI6/XI5/MNM1:s</text:p>
      <text:p text:style-name="Standard"><text:s text:c="15"/>2.85889e-18 <text:s text:c="2"/>netid: c_203:n</text:p>
      <text:p text:style-name="Standard"><text:s text:c="15"/>1.24317e-18 <text:s text:c="2"/>netid: XI6/XI5/MNM2:s</text:p>
      <text:p text:style-name="Standard"><text:s text:c="16"/>4.6498e-19 <text:s text:c="2"/>netid: c_203:n</text:p>
      <text:p text:style-name="Standard"><text:s text:c="15"/>7.46468e-18 <text:s text:c="2"/>netid: c_225:n</text:p>
      <text:p text:style-name="Standard"><text:s text:c="15"/>2.94514e-18 <text:s text:c="2"/>netid: XI6/XI6/MNM1:s</text:p>
      <text:p text:style-name="Standard"><text:s text:c="15"/>2.64192e-18 <text:s text:c="2"/>netid: c_225:n</text:p>
      <text:p text:style-name="Standard"><text:s text:c="17"/>3.298e-18 <text:s text:c="2"/>netid: c_225:n</text:p>
      <text:p text:style-name="Standard"><text:soft-page-break/><text:s text:c="15"/>1.55947e-17 <text:s text:c="2"/>netid: XI6/XI6/MNM1:s</text:p>
      <text:p text:style-name="Standard"><text:s text:c="15"/>7.46468e-18 <text:s text:c="2"/>netid: c_225:n</text:p>
      <text:p text:style-name="Standard"><text:s text:c="15"/>2.51414e-19 <text:s text:c="2"/>netid: XI6/XI6/MNM1:s</text:p>
      <text:p text:style-name="Standard"><text:s text:c="15"/>2.85889e-18 <text:s text:c="2"/>netid: c_247:n</text:p>
      <text:p text:style-name="Standard"><text:s text:c="15"/>1.24317e-18 <text:s text:c="2"/>netid: XI6/XI6/MNM2:s</text:p>
      <text:p text:style-name="Standard"><text:s text:c="16"/>4.6498e-19 <text:s text:c="2"/>netid: c_247:n</text:p>
      <text:p text:style-name="Standard"><text:s text:c="15"/>5.64035e-19 <text:s text:c="2"/>netid: c_381:n</text:p>
      <text:p text:style-name="Standard"><text:s text:c="16"/>3.0718e-18 <text:s text:c="2"/>netid: XI6/XI2/MNM1:s</text:p>
      <text:p text:style-name="Standard"><text:s text:c="15"/>3.10187e-18 <text:s text:c="2"/>netid: c_381:n</text:p>
      <text:p text:style-name="Standard"><text:s text:c="15"/>1.41491e-17 <text:s text:c="2"/>netid: XI6/XI2/MNM1:s</text:p>
      <text:p text:style-name="Standard"><text:s text:c="15"/>3.95018e-18 <text:s text:c="2"/>netid: c_381:n</text:p>
      <text:p text:style-name="Standard"><text:s text:c="15"/>1.04362e-18 <text:s text:c="2"/>netid: XI6/XI2/MNM1:s</text:p>
      <text:p text:style-name="Standard"><text:s text:c="15"/>1.39507e-17 <text:s text:c="2"/>netid: c_381:n</text:p>
      <text:p text:style-name="Standard"><text:s text:c="15"/>1.00492e-18 <text:s text:c="2"/>netid: c_381:n</text:p>
      <text:p text:style-name="Standard"><text:s text:c="15"/>5.64035e-19 <text:s text:c="2"/>netid: c_405:n</text:p>
      <text:p text:style-name="Standard"><text:s text:c="16"/>3.0718e-18 <text:s text:c="2"/>netid: XI6/XI3/MNM1:s</text:p>
      <text:p text:style-name="Standard"><text:s text:c="15"/>3.10187e-18 <text:s text:c="2"/>netid: c_405:n</text:p>
      <text:p text:style-name="Standard"><text:s text:c="15"/>1.41491e-17 <text:s text:c="2"/>netid: XI6/XI3/MNM1:s</text:p>
      <text:p text:style-name="Standard"><text:s text:c="15"/>4.24831e-18 <text:s text:c="2"/>netid: c_405:n</text:p>
      <text:p text:style-name="Standard"><text:s text:c="15"/>1.04362e-18 <text:s text:c="2"/>netid: XI6/XI3/MNM1:s</text:p>
      <text:p text:style-name="Standard"><text:s text:c="15"/>1.53547e-17 <text:s text:c="2"/>netid: c_405:n</text:p>
      <text:p text:style-name="Standard"><text:s text:c="17"/>1.161e-18 <text:s text:c="2"/>netid: c_405:n</text:p>
      <text:p text:style-name="Standard"><text:s text:c="15"/>5.64035e-19 <text:s text:c="2"/>netid: c_596:n</text:p>
      <text:p text:style-name="Standard"><text:s text:c="16"/>3.0718e-18 <text:s text:c="2"/>netid: XI6/XI1/XI0/MNM1:s</text:p>
      <text:p text:style-name="Standard"><text:s text:c="15"/>3.10187e-18 <text:s text:c="2"/>netid: c_596:n</text:p>
      <text:p text:style-name="Standard"><text:s text:c="15"/>1.41491e-17 <text:s text:c="2"/>netid: XI6/XI1/XI0/MNM1:s</text:p>
      <text:p text:style-name="Standard"><text:s text:c="16"/>4.2495e-18 <text:s text:c="2"/>netid: c_596:n</text:p>
      <text:p text:style-name="Standard"><text:s text:c="15"/>1.04362e-18 <text:s text:c="2"/>netid: XI6/XI1/XI0/MNM1:s</text:p>
      <text:p text:style-name="Standard"><text:s text:c="15"/>1.51406e-17 <text:s text:c="2"/>netid: c_596:n</text:p>
      <text:p text:style-name="Standard"><text:s text:c="15"/>1.15259e-18 <text:s text:c="2"/>netid: c_596:n</text:p>
      <text:p text:style-name="Standard"><text:s text:c="15"/>5.64035e-19 <text:s text:c="2"/>netid: c_618:n</text:p>
      <text:p text:style-name="Standard"><text:s text:c="16"/>3.0718e-18 <text:s text:c="2"/>netid: XI6/XI1/XI1/MNM1:s</text:p>
      <text:p text:style-name="Standard"><text:s text:c="15"/>3.10187e-18 <text:s text:c="2"/>netid: c_618:n</text:p>
      <text:p text:style-name="Standard"><text:s text:c="15"/>1.41491e-17 <text:s text:c="2"/>netid: XI6/XI1/XI1/MNM1:s</text:p>
      <text:p text:style-name="Standard"><text:s text:c="16"/>4.2495e-18 <text:s text:c="2"/>netid: c_618:n</text:p>
      <text:p text:style-name="Standard"><text:s text:c="15"/>1.04362e-18 <text:s text:c="2"/>netid: XI6/XI1/XI1/MNM1:s</text:p>
      <text:p text:style-name="Standard"><text:s text:c="15"/>1.51406e-17 <text:s text:c="2"/>netid: c_618:n</text:p>
      <text:p text:style-name="Standard"><text:s text:c="15"/>1.16119e-18 <text:s text:c="2"/>netid: c_618:n</text:p>
      <text:p text:style-name="Standard"><text:s text:c="15"/>5.64035e-19 <text:s text:c="2"/>netid: c_638:n</text:p>
      <text:p text:style-name="Standard"><text:s text:c="16"/>3.0718e-18 <text:s text:c="2"/>netid: XI6/XI0/XI0/MNM1:s</text:p>
      <text:p text:style-name="Standard"><text:s text:c="15"/>3.10187e-18 <text:s text:c="2"/>netid: c_638:n</text:p>
      <text:p text:style-name="Standard"><text:s text:c="15"/>1.41491e-17 <text:s text:c="2"/>netid: XI6/XI0/XI0/MNM1:s</text:p>
      <text:p text:style-name="Standard"><text:s text:c="15"/>3.58793e-18 <text:s text:c="2"/>netid: c_638:n</text:p>
      <text:p text:style-name="Standard"><text:s text:c="15"/>1.04362e-18 <text:s text:c="2"/>netid: XI6/XI0/XI0/MNM1:s</text:p>
      <text:p text:style-name="Standard"><text:s text:c="15"/>1.54388e-17 <text:s text:c="2"/>netid: c_638:n</text:p>
      <text:p text:style-name="Standard"><text:s text:c="15"/>1.21957e-18 <text:s text:c="2"/>netid: c_638:n</text:p>
      <text:p text:style-name="Standard"><text:s text:c="15"/>5.64035e-19 <text:s text:c="2"/>netid: c_657:n</text:p>
      <text:p text:style-name="Standard"><text:s text:c="16"/>3.0718e-18 <text:s text:c="2"/>netid: XI6/XI0/XI1/MNM1:s</text:p>
      <text:p text:style-name="Standard"><text:s text:c="15"/>1.13904e-18 <text:s text:c="2"/>netid: c_657:n</text:p>
      <text:p text:style-name="Standard"><text:s text:c="15"/>3.10187e-18 <text:s text:c="2"/>netid: c_657:n</text:p>
      <text:p text:style-name="Standard"><text:s text:c="15"/>1.41491e-17 <text:s text:c="2"/>netid: XI6/XI0/XI1/MNM1:s</text:p>
      <text:p text:style-name="Standard"><text:s text:c="16"/>3.8551e-18 <text:s text:c="2"/>netid: c_657:n</text:p>
      <text:p text:style-name="Standard"><text:soft-page-break/><text:s text:c="15"/>1.04362e-18 <text:s text:c="2"/>netid: XI6/XI0/XI1/MNM1:s</text:p>
      <text:p text:style-name="Standard"><text:s text:c="15"/>1.56207e-17 <text:s text:c="2"/>netid: c_657:n</text:p>
      <text:p text:style-name="Standard"/>
      <text:p text:style-name="Standard"/>
      <text:p text:style-name="Standard">11 <text:s text:c="19"/>0.0 <text:s text:c="2"/>2.73631e-15 <text:s text:c="7"/>89.259 <text:s text:c="11"/>0.0 <text:s/>A</text:p>
      <text:p text:style-name="Standard"><text:s text:c="12"/>- Coupled nets</text:p>
      <text:p text:style-name="Standard"><text:s text:c="15"/>XI4/XI6/MPM1:g,XI4/XI6/MNM1:g,c_7670:p,c_7834:p,c_7823:p,c_8150:p,c_8040:p,XI4/XI6/MPM1:g,XI4/XI6/MNM1:g,c_7670:p,c_8100:p,XI4/XI0/XI0/MPM0:b,XI4/XI0/XI0/MPM1:s,c_7678:p,c_8100:p,XI4/XI0/XI0/MPM1:s,c_7679:p,c_8086:p,c_8092:p,c_8121:p,c_7678:p,c_8100:p,XI4/XI0/XI0/MPM1:s,c_8086:p,c_7678:p,c_8100:p,XI4/XI0/XI0/MPM0:b,XI4/XI0/XI0/MPM1:s,c_7678:p,c_8100:p,c_8107:p,c_8086:p,c_7682:p,c_8092:p,c_7683:p,c_8107:p,c_8115:p,c_8116:p,c_7567:p,c_8606:p,c_8120:p,c_8121:p,c_8122:p,XI4/XI6/MPM1:g,XI4/XI6/MNM1:g,c_7678:p,XI4/XI0/XI0/MPM1:s,XI4/XI6/MPM1:g,XI4/XI6/MNM1:g,c_7678:p,XI4/XI6/MNM1:g,c_10706:n,c_10706:n,c_10706:n,c_10706:n,c_10706:n,c_10706:n,c_10706:n,c_10706:n,c_10706:n,c_10706:n,c_10706:n,c_10706:n,c_10706:n,c_10706:n,c_10706:n,c_10706:n,c_10706:n,c_11169:n,c_11183:n,c_12022:n,c_12031:n,c_12271:n,c_12271:n,c_12271:n,c_12273:n,c_12273:n,c_12273:n,c_12273:n,c_12271:n,c_12273:n,c_12046:n,c_12271:n,c_12045:n,c_12046:n,c_12271:n,c_12273:n,c_12273:n,c_12273:n,c_12271:n,c_12271:n,c_12271:n,c_12447:n,c_12027:n,c_12447:n,XI4/XI4/MPM0:g,c_12447:n,c_12273:n,c_12880:p,c_12273:n,c_13942:n,c_13958:n,XI4/XI0/XI0/MPM1:g,c_14190:n,c_14190:n,c_14191:n,XI4/XI0/XI0/MPM1:g,c_13917:n,c_14297:p,XI4/XI0/XI0/MPM1:g,c_14434:p,c_13913:n,c_14436:p,c_14437:p,c_14192:n,c_13920:n,c_13921:n,c_14188:n,c_14141:n,c_14443:p,c_14444:p,c_14436:p,c_14446:p,c_14192:n,c_14195:n,XI4/XI0/XI0/MPM1:g,c_14446:p,c_14192:n,c_14297:p,c_14444:p,c_14436:p,c_14102:n,c_14103:n,c_13920:n,XI4/XI0/XI0/MPM1:g,XI4/XI0/XI0/MPM1:g,XI4/XI0/XI0/MPM1:g,c_13917:n,c_13919:n,XI4/XI0/XI0/MPM1:g,c_14446:p,c_13918:n,c_13921:n,c_14434:p,c_13917:n,c_14297:p,c_13917:n,c_14102:n,c_13896:n,c_13899:n,c_14041:n,XI4/XI0/XI1/MPM0:d,XI4/XI0/XI0/MPM1:g,c_13913:n,c_13917:n,c_14102:n,c_14103:n,c_13920:n,c_14105:n,c_13921:n,c_14129:n,c_14037:n,XI4/XI0/XI0/MPM1:g,c_14487:p,c_14306:p,XI4/XI0/XI0/MPM1:g,c_14490:p,c_13918:n,c_14436:p,c_14437:p,c_14302:p,XI4/XI0/XI0/MPM1:g,c_14039:n,c_14302:p,XI4/XI0/XI0/MPM1:g,XI4/XI0/XI0/MPM1:g,c_14436:p,c_13917:n,c_13918:n,c_13921:n,c_14042:n,c_13999:n,c_13999:n,c_13999:n,c_13999:n,XI4/XI0/XI0/MPM1:g,XI4/XI0/XI0/MPM1:g,c_14039:n,c_16440:p,c_15718:n,c_16233:n,c_15718:n,c_16234:n,c_16445:p,c_16440:p,c_16233:n,c_16234:n,c_16097:n,XI4/XI0/XI0/MNM0:s,c_16451:p,c_16208:n,c_15721:n,c_16102:n,c_16208:n,c_16208:n,c_16099:n,c_15721:n,c_16208:n,c_16208:n,c_15718:n,c_16234:n,c_15718:n,c_15727:n,c_16234:n,c_16466:p,c_15720:n,c_16445:p,c_15713:n,c_16440:p,c_16445:p,c_16206:n,c_16233:n,c_16234:n,c_15720:n,c_15721:n,c_16477:p,XI3/XI0/MNM0:b,c_15720:n,c_15721:n,c_16477:p,c_15720:n,c_16483:p,c_16484:p,c_16097:n,c_16451:p,c_15720:n,c_16483:p,c_16451:p,c_15727:n,c_16234:n,c_15718:n,c_15727:n,c_16234:n,c_15718:n,c_15719:n,c_16497:p,c_16498:p,c_16499:p,c_16500:p,c_15722:n,c_15723:n,c_16118:n,c_16121:n,c_16505:p,c_16506:p,c_16507:p,c_16508:p,c_16509:p,c_16510:p,c_16511:p,c_16484:p,c_16477:p,c_761:n,c_848:n,c_761:n,c_761:n,XI4/XI1/XI1/MNM0:g,c_879:n,XI4/XI2/MNM0:g,c_1194:n,c_1257:n,c_1224:n,c_1255:n,c_1257:n,c_1224:n,c_1149:n,c_1195:n,c_1255:n,c_1257:n,c_1224:n,c_1256:n,c_1304:n,XI4/XI1/XI1/MPM1:g,c_1226:n,c_1257:n,c_1224:n,XI4/NET34,XI4/NET34,XI4/XI1/XI0/MPM1:g,c_1505:n,XI4/NET28,c_1613:n,XI4/XI1/XI0/MPM1:g,c_1607:n,c_1503:n,c_1504:n,c_1521:n,c_1526:n,c_1625:n,XI4/XI3/MPM1:g,c_1584:n,c_1500:n,c_1595:n,c_1505:n,c_1505:n,c_1973:n,XI4/XI0/XI1/<text:soft-page-break/>MPM1:g,c_1973:n,XI4/XI0/XI1/MPM1:g,c_1973:n,c_1973:n,c_1973:n,c_1973:n,XI4/XI0/XI1/MPM1:g,c_1952:n,c_1973:n,c_1973:n,c_1973:n,c_1973:n,c_1973:n,c_1973:n,c_1973:n,c_1973:n,c_1973:n,c_1969:n,c_1973:n,c_2300:n,XI4/XI3/MNM0:g,c_2205:n,c_2338:n,XI4/XI2/MPM1:g,c_2254:n,c_2253:n,c_2226:n,c_2229:n,c_2285:n,c_2244:n,c_2264:n,c_2287:n,c_2501:n,c_2510:n,XI4/XI1/XI0/MNM0:g,c_2600:n,c_2601:n,c_2632:n,c_2603:n,c_2516:n,c_2586:n,XI4/NET24,c_2516:n,c_2543:n,c_2639:n,XI4/XI1/XI0/MNM0:g,c_2603:n,c_2642:n,c_2603:n,c_2516:n,c_2516:n,c_2543:n,c_2603:n,c_2639:n,c_2501:n,c_2603:n,c_2516:n,c_2543:n,c_2642:n,c_2517:n,c_2503:n,c_2518:n,c_2563:n,c_2586:n,c_2603:n,c_2600:n,c_2601:n,c_2625:n,XI4/XI1/XI0/MNM0:g,c_2600:n,c_2601:n,c_2529:n,c_2756:n,XI4/XI0/XI0/MNM0:g,c_2755:n,c_2829:n,c_2756:n,c_2756:n,c_2756:n,c_2756:n,c_2756:n,XI4/XI0/XI0/MNM0:g,c_2836:n,XI4/XI0/XI0/MNM0:g,c_2756:n,c_2788:n,c_2788:n,c_2788:n,XI4/XI0/XI0/MNM0:g,XI4/XI0/XI0/MNM0:g,c_2755:n,c_2756:n,c_2816:n,c_2781:n,c_2829:n,c_2756:n,c_2747:n,c_2829:n,c_2756:n,c_2755:n,c_2829:n,c_2756:n,c_2755:n,c_2756:n,XI4/XI0/XI0/MNM0:g,c_2791:n,c_2788:n,c_2789:n,c_2755:n,c_41:n,c_62:n,c_62:n,XI4/XI6/MNM2:s,c_288:n,c_311:n,c_427:n,c_448:n,c_467:n,XI4/XI0/XI0/MNM1:s,c_467:n,XI4/XI0/XI0/MNM1:s,c_467:n,c_467:n,c_467:n,c_488:n</text:p>
      <text:p text:style-name="Standard"><text:s text:c="12"/>- Intrinsic Capacitance</text:p>
      <text:p text:style-name="Standard"><text:s text:c="15"/>2.93907e-16</text:p>
      <text:p text:style-name="Standard"><text:s text:c="12"/>- Coupled capacitance</text:p>
      <text:p text:style-name="Standard"><text:s text:c="15"/>5.64621e-17 <text:s text:c="2"/>netid: XI4/XI6/MPM1:g</text:p>
      <text:p text:style-name="Standard"><text:s text:c="16"/>1.8022e-18 <text:s text:c="2"/>netid: XI4/XI6/MNM1:g</text:p>
      <text:p text:style-name="Standard"><text:s text:c="15"/>2.58266e-18 <text:s text:c="2"/>netid: c_7670:p</text:p>
      <text:p text:style-name="Standard"><text:s text:c="15"/>2.19629e-18 <text:s text:c="2"/>netid: c_7834:p</text:p>
      <text:p text:style-name="Standard"><text:s text:c="15"/>1.67505e-18 <text:s text:c="2"/>netid: c_7823:p</text:p>
      <text:p text:style-name="Standard"><text:s text:c="15"/>6.74083e-19 <text:s text:c="2"/>netid: c_8150:p</text:p>
      <text:p text:style-name="Standard"><text:s text:c="16"/>2.5717e-19 <text:s text:c="2"/>netid: c_8040:p</text:p>
      <text:p text:style-name="Standard"><text:s text:c="15"/>1.35674e-18 <text:s text:c="2"/>netid: XI4/XI6/MPM1:g</text:p>
      <text:p text:style-name="Standard"><text:s text:c="15"/>9.37467e-19 <text:s text:c="2"/>netid: XI4/XI6/MNM1:g</text:p>
      <text:p text:style-name="Standard"><text:s text:c="15"/>3.42864e-19 <text:s text:c="2"/>netid: c_7670:p</text:p>
      <text:p text:style-name="Standard"><text:s text:c="15"/>3.80427e-18 <text:s text:c="2"/>netid: c_8100:p</text:p>
      <text:p text:style-name="Standard"><text:s text:c="15"/>4.23415e-19 <text:s text:c="2"/>netid: XI4/XI0/XI0/MPM0:b</text:p>
      <text:p text:style-name="Standard"><text:s text:c="15"/>2.94279e-18 <text:s text:c="2"/>netid: XI4/XI0/XI0/MPM1:s</text:p>
      <text:p text:style-name="Standard"><text:s text:c="15"/>3.14716e-18 <text:s text:c="2"/>netid: c_7678:p</text:p>
      <text:p text:style-name="Standard"><text:s text:c="15"/>1.02178e-18 <text:s text:c="2"/>netid: c_8100:p</text:p>
      <text:p text:style-name="Standard"><text:s text:c="15"/>2.47359e-17 <text:s text:c="2"/>netid: XI4/XI0/XI0/MPM1:s</text:p>
      <text:p text:style-name="Standard"><text:s text:c="15"/>1.76688e-18 <text:s text:c="2"/>netid: c_7679:p</text:p>
      <text:p text:style-name="Standard"><text:s text:c="15"/>1.72583e-18 <text:s text:c="2"/>netid: c_8086:p</text:p>
      <text:p text:style-name="Standard"><text:s text:c="15"/>1.27753e-18 <text:s text:c="2"/>netid: c_8092:p</text:p>
      <text:p text:style-name="Standard"><text:s text:c="15"/>7.44052e-19 <text:s text:c="2"/>netid: c_8121:p</text:p>
      <text:p text:style-name="Standard"><text:s text:c="15"/>3.15964e-18 <text:s text:c="2"/>netid: c_7678:p</text:p>
      <text:p text:style-name="Standard"><text:s text:c="15"/>1.02178e-18 <text:s text:c="2"/>netid: c_8100:p</text:p>
      <text:p text:style-name="Standard"><text:s text:c="15"/>2.30064e-17 <text:s text:c="2"/>netid: XI4/XI0/XI0/MPM1:s</text:p>
      <text:p text:style-name="Standard"><text:s text:c="15"/>3.11146e-19 <text:s text:c="2"/>netid: c_8086:p</text:p>
      <text:p text:style-name="Standard"><text:s text:c="15"/>1.19757e-17 <text:s text:c="2"/>netid: c_7678:p</text:p>
      <text:p text:style-name="Standard"><text:s text:c="15"/>4.10304e-18 <text:s text:c="2"/>netid: c_8100:p</text:p>
      <text:p text:style-name="Standard"><text:s text:c="15"/>4.67235e-19 <text:s text:c="2"/>netid: XI4/XI0/XI0/MPM0:b</text:p>
      <text:p text:style-name="Standard"><text:s text:c="15"/>2.23471e-18 <text:s text:c="2"/>netid: XI4/XI0/XI0/MPM1:s</text:p>
      <text:p text:style-name="Standard"><text:s text:c="15"/>2.61704e-18 <text:s text:c="2"/>netid: c_7678:p</text:p>
      <text:p text:style-name="Standard"><text:s text:c="15"/>4.92223e-19 <text:s text:c="2"/>netid: c_8100:p</text:p>
      <text:p text:style-name="Standard"><text:s text:c="15"/>6.17301e-18 <text:s text:c="2"/>netid: c_8107:p</text:p>
      <text:p text:style-name="Standard"><text:s text:c="15"/>5.40895e-18 <text:s text:c="2"/>netid: c_8086:p</text:p>
      <text:p text:style-name="Standard"><text:soft-page-break/><text:s text:c="15"/>3.17083e-18 <text:s text:c="2"/>netid: c_7682:p</text:p>
      <text:p text:style-name="Standard"><text:s text:c="15"/>3.52223e-18 <text:s text:c="2"/>netid: c_8092:p</text:p>
      <text:p text:style-name="Standard"><text:s text:c="15"/>1.72828e-17 <text:s text:c="2"/>netid: c_7683:p</text:p>
      <text:p text:style-name="Standard"><text:s text:c="15"/>3.64721e-19 <text:s text:c="2"/>netid: c_8107:p</text:p>
      <text:p text:style-name="Standard"><text:s text:c="15"/>1.03952e-17 <text:s text:c="2"/>netid: c_8115:p</text:p>
      <text:p text:style-name="Standard"><text:s text:c="15"/>4.24049e-18 <text:s text:c="2"/>netid: c_8116:p</text:p>
      <text:p text:style-name="Standard"><text:s text:c="15"/>8.23347e-18 <text:s text:c="2"/>netid: c_7567:p</text:p>
      <text:p text:style-name="Standard"><text:s text:c="15"/>3.87181e-18 <text:s text:c="2"/>netid: c_8606:p</text:p>
      <text:p text:style-name="Standard"><text:s text:c="15"/>7.49063e-18 <text:s text:c="2"/>netid: c_8120:p</text:p>
      <text:p text:style-name="Standard"><text:s text:c="15"/>1.61839e-17 <text:s text:c="2"/>netid: c_8121:p</text:p>
      <text:p text:style-name="Standard"><text:s text:c="15"/>7.49138e-18 <text:s text:c="2"/>netid: c_8122:p</text:p>
      <text:p text:style-name="Standard"><text:s text:c="15"/>1.14531e-18 <text:s text:c="2"/>netid: XI4/XI6/MPM1:g</text:p>
      <text:p text:style-name="Standard"><text:s text:c="15"/>6.21673e-18 <text:s text:c="2"/>netid: XI4/XI6/MNM1:g</text:p>
      <text:p text:style-name="Standard"><text:s text:c="16"/>1.4272e-17 <text:s text:c="2"/>netid: c_7678:p</text:p>
      <text:p text:style-name="Standard"><text:s text:c="15"/>2.51214e-19 <text:s text:c="2"/>netid: XI4/XI0/XI0/MPM1:s</text:p>
      <text:p text:style-name="Standard"><text:s text:c="15"/>1.76471e-18 <text:s text:c="2"/>netid: XI4/XI6/MPM1:g</text:p>
      <text:p text:style-name="Standard"><text:s text:c="15"/>5.14029e-18 <text:s text:c="2"/>netid: XI4/XI6/MNM1:g</text:p>
      <text:p text:style-name="Standard"><text:s text:c="16"/>2.1594e-18 <text:s text:c="2"/>netid: c_7678:p</text:p>
      <text:p text:style-name="Standard"><text:s text:c="16"/>2.4367e-18 <text:s text:c="2"/>netid: XI4/XI6/MNM1:g</text:p>
      <text:p text:style-name="Standard"><text:s text:c="15"/>3.31639e-19 <text:s text:c="2"/>netid: c_10706:n</text:p>
      <text:p text:style-name="Standard"><text:s text:c="15"/>6.80099e-19 <text:s text:c="2"/>netid: c_10706:n</text:p>
      <text:p text:style-name="Standard"><text:s text:c="15"/>1.07223e-18 <text:s text:c="2"/>netid: c_10706:n</text:p>
      <text:p text:style-name="Standard"><text:s text:c="15"/>1.66274e-18 <text:s text:c="2"/>netid: c_10706:n</text:p>
      <text:p text:style-name="Standard"><text:s text:c="15"/>1.15436e-18 <text:s text:c="2"/>netid: c_10706:n</text:p>
      <text:p text:style-name="Standard"><text:s text:c="15"/>3.80338e-19 <text:s text:c="2"/>netid: c_10706:n</text:p>
      <text:p text:style-name="Standard"><text:s text:c="15"/>1.96624e-18 <text:s text:c="2"/>netid: c_10706:n</text:p>
      <text:p text:style-name="Standard"><text:s text:c="15"/>1.03117e-18 <text:s text:c="2"/>netid: c_10706:n</text:p>
      <text:p text:style-name="Standard"><text:s text:c="15"/>1.98133e-18 <text:s text:c="2"/>netid: c_10706:n</text:p>
      <text:p text:style-name="Standard"><text:s text:c="15"/>1.12379e-18 <text:s text:c="2"/>netid: c_10706:n</text:p>
      <text:p text:style-name="Standard"><text:s text:c="15"/>1.31945e-17 <text:s text:c="2"/>netid: c_10706:n</text:p>
      <text:p text:style-name="Standard"><text:s text:c="15"/>8.61888e-19 <text:s text:c="2"/>netid: c_10706:n</text:p>
      <text:p text:style-name="Standard"><text:s text:c="15"/>5.32852e-18 <text:s text:c="2"/>netid: c_10706:n</text:p>
      <text:p text:style-name="Standard"><text:s text:c="15"/>4.97778e-19 <text:s text:c="2"/>netid: c_10706:n</text:p>
      <text:p text:style-name="Standard"><text:s text:c="15"/>1.24232e-18 <text:s text:c="2"/>netid: c_10706:n</text:p>
      <text:p text:style-name="Standard"><text:s text:c="15"/>1.66236e-18 <text:s text:c="2"/>netid: c_10706:n</text:p>
      <text:p text:style-name="Standard"><text:s text:c="15"/>1.33226e-18 <text:s text:c="2"/>netid: c_10706:n</text:p>
      <text:p text:style-name="Standard"><text:s text:c="15"/>1.03886e-18 <text:s text:c="2"/>netid: c_11169:n</text:p>
      <text:p text:style-name="Standard"><text:s text:c="15"/>8.04873e-19 <text:s text:c="2"/>netid: c_11183:n</text:p>
      <text:p text:style-name="Standard"><text:s text:c="15"/>4.14238e-19 <text:s text:c="2"/>netid: c_12022:n</text:p>
      <text:p text:style-name="Standard"><text:s text:c="15"/>2.18199e-18 <text:s text:c="2"/>netid: c_12031:n</text:p>
      <text:p text:style-name="Standard"><text:s text:c="15"/>5.09616e-19 <text:s text:c="2"/>netid: c_12271:n</text:p>
      <text:p text:style-name="Standard"><text:s text:c="15"/>1.55152e-18 <text:s text:c="2"/>netid: c_12271:n</text:p>
      <text:p text:style-name="Standard"><text:s text:c="15"/>8.97431e-19 <text:s text:c="2"/>netid: c_12271:n</text:p>
      <text:p text:style-name="Standard"><text:s text:c="15"/>1.09665e-18 <text:s text:c="2"/>netid: c_12273:n</text:p>
      <text:p text:style-name="Standard"><text:s text:c="15"/>2.21287e-19 <text:s text:c="2"/>netid: c_12273:n</text:p>
      <text:p text:style-name="Standard"><text:s text:c="15"/>1.93267e-18 <text:s text:c="2"/>netid: c_12273:n</text:p>
      <text:p text:style-name="Standard"><text:s text:c="15"/>2.50759e-18 <text:s text:c="2"/>netid: c_12273:n</text:p>
      <text:p text:style-name="Standard"><text:s text:c="15"/>2.82903e-18 <text:s text:c="2"/>netid: c_12271:n</text:p>
      <text:p text:style-name="Standard"><text:s text:c="15"/>7.43754e-19 <text:s text:c="2"/>netid: c_12273:n</text:p>
      <text:p text:style-name="Standard"><text:s text:c="15"/>4.46072e-19 <text:s text:c="2"/>netid: c_12046:n</text:p>
      <text:p text:style-name="Standard"><text:s text:c="15"/>1.29558e-17 <text:s text:c="2"/>netid: c_12271:n</text:p>
      <text:p text:style-name="Standard"><text:s text:c="15"/>5.34949e-19 <text:s text:c="2"/>netid: c_12045:n</text:p>
      <text:p text:style-name="Standard"><text:soft-page-break/><text:s text:c="15"/>1.38163e-18 <text:s text:c="2"/>netid: c_12046:n</text:p>
      <text:p text:style-name="Standard"><text:s text:c="15"/>9.14148e-18 <text:s text:c="2"/>netid: c_12271:n</text:p>
      <text:p text:style-name="Standard"><text:s text:c="15"/>2.30014e-18 <text:s text:c="2"/>netid: c_12273:n</text:p>
      <text:p text:style-name="Standard"><text:s text:c="15"/>2.96431e-18 <text:s text:c="2"/>netid: c_12273:n</text:p>
      <text:p text:style-name="Standard"><text:s text:c="15"/>5.07411e-18 <text:s text:c="2"/>netid: c_12273:n</text:p>
      <text:p text:style-name="Standard"><text:s text:c="15"/>3.02802e-18 <text:s text:c="2"/>netid: c_12271:n</text:p>
      <text:p text:style-name="Standard"><text:s text:c="15"/>9.88124e-18 <text:s text:c="2"/>netid: c_12271:n</text:p>
      <text:p text:style-name="Standard"><text:s text:c="15"/>4.90008e-17 <text:s text:c="2"/>netid: c_12271:n</text:p>
      <text:p text:style-name="Standard"><text:s text:c="15"/>2.50814e-18 <text:s text:c="2"/>netid: c_12447:n</text:p>
      <text:p text:style-name="Standard"><text:s text:c="15"/>1.60437e-18 <text:s text:c="2"/>netid: c_12027:n</text:p>
      <text:p text:style-name="Standard"><text:s text:c="15"/>1.88411e-17 <text:s text:c="2"/>netid: c_12447:n</text:p>
      <text:p text:style-name="Standard"><text:s text:c="15"/>3.03022e-18 <text:s text:c="2"/>netid: XI4/XI4/MPM0:g</text:p>
      <text:p text:style-name="Standard"><text:s text:c="15"/>3.31116e-17 <text:s text:c="2"/>netid: c_12447:n</text:p>
      <text:p text:style-name="Standard"><text:s text:c="15"/>7.99107e-17 <text:s text:c="2"/>netid: c_12273:n</text:p>
      <text:p text:style-name="Standard"><text:s text:c="15"/>3.03742e-18 <text:s text:c="2"/>netid: c_12880:p</text:p>
      <text:p text:style-name="Standard"><text:s text:c="15"/>3.76791e-17 <text:s text:c="2"/>netid: c_12273:n</text:p>
      <text:p text:style-name="Standard"><text:s text:c="15"/>2.00759e-19 <text:s text:c="2"/>netid: c_13942:n</text:p>
      <text:p text:style-name="Standard"><text:s text:c="15"/>5.16105e-19 <text:s text:c="2"/>netid: c_13958:n</text:p>
      <text:p text:style-name="Standard"><text:s text:c="15"/>2.15069e-18 <text:s text:c="2"/>netid: XI4/XI0/XI0/MPM1:g</text:p>
      <text:p text:style-name="Standard"><text:s text:c="15"/>1.41262e-17 <text:s text:c="2"/>netid: c_14190:n</text:p>
      <text:p text:style-name="Standard"><text:s text:c="15"/>1.79676e-18 <text:s text:c="2"/>netid: c_14190:n</text:p>
      <text:p text:style-name="Standard"><text:s text:c="15"/>1.40147e-18 <text:s text:c="2"/>netid: c_14191:n</text:p>
      <text:p text:style-name="Standard"><text:s text:c="15"/>2.38812e-18 <text:s text:c="2"/>netid: XI4/XI0/XI0/MPM1:g</text:p>
      <text:p text:style-name="Standard"><text:s text:c="15"/>8.47505e-19 <text:s text:c="2"/>netid: c_13917:n</text:p>
      <text:p text:style-name="Standard"><text:s text:c="15"/>2.12056e-18 <text:s text:c="2"/>netid: c_14297:p</text:p>
      <text:p text:style-name="Standard"><text:s text:c="16"/>4.0088e-18 <text:s text:c="2"/>netid: XI4/XI0/XI0/MPM1:g</text:p>
      <text:p text:style-name="Standard"><text:s text:c="15"/>1.01326e-18 <text:s text:c="2"/>netid: c_14434:p</text:p>
      <text:p text:style-name="Standard"><text:s text:c="15"/>2.23281e-18 <text:s text:c="2"/>netid: c_13913:n</text:p>
      <text:p text:style-name="Standard"><text:s text:c="17"/>9.537e-19 <text:s text:c="2"/>netid: c_14436:p</text:p>
      <text:p text:style-name="Standard"><text:s text:c="15"/>4.84009e-19 <text:s text:c="2"/>netid: c_14437:p</text:p>
      <text:p text:style-name="Standard"><text:s text:c="15"/>8.32971e-19 <text:s text:c="2"/>netid: c_14192:n</text:p>
      <text:p text:style-name="Standard"><text:s text:c="15"/>3.36904e-18 <text:s text:c="2"/>netid: c_13920:n</text:p>
      <text:p text:style-name="Standard"><text:s text:c="16"/>3.5975e-19 <text:s text:c="2"/>netid: c_13921:n</text:p>
      <text:p text:style-name="Standard"><text:s text:c="15"/>8.26694e-19 <text:s text:c="2"/>netid: c_14188:n</text:p>
      <text:p text:style-name="Standard"><text:s text:c="15"/>8.26694e-19 <text:s text:c="2"/>netid: c_14141:n</text:p>
      <text:p text:style-name="Standard"><text:s text:c="15"/>8.26694e-19 <text:s text:c="2"/>netid: c_14443:p</text:p>
      <text:p text:style-name="Standard"><text:s text:c="15"/>1.84322e-18 <text:s text:c="2"/>netid: c_14444:p</text:p>
      <text:p text:style-name="Standard"><text:s text:c="15"/>6.84232e-18 <text:s text:c="2"/>netid: c_14436:p</text:p>
      <text:p text:style-name="Standard"><text:s text:c="15"/>5.31767e-18 <text:s text:c="2"/>netid: c_14446:p</text:p>
      <text:p text:style-name="Standard"><text:s text:c="15"/>5.48524e-18 <text:s text:c="2"/>netid: c_14192:n</text:p>
      <text:p text:style-name="Standard"><text:s text:c="15"/>1.71997e-18 <text:s text:c="2"/>netid: c_14195:n</text:p>
      <text:p text:style-name="Standard"><text:s text:c="15"/>2.01818e-18 <text:s text:c="2"/>netid: XI4/XI0/XI0/MPM1:g</text:p>
      <text:p text:style-name="Standard"><text:s text:c="15"/>1.25384e-18 <text:s text:c="2"/>netid: c_14446:p</text:p>
      <text:p text:style-name="Standard"><text:s text:c="15"/>1.12268e-18 <text:s text:c="2"/>netid: c_14192:n</text:p>
      <text:p text:style-name="Standard"><text:s text:c="16"/>3.4784e-18 <text:s text:c="2"/>netid: c_14297:p</text:p>
      <text:p text:style-name="Standard"><text:s text:c="15"/>5.55966e-19 <text:s text:c="2"/>netid: c_14444:p</text:p>
      <text:p text:style-name="Standard"><text:s text:c="15"/>7.72701e-19 <text:s text:c="2"/>netid: c_14436:p</text:p>
      <text:p text:style-name="Standard"><text:s text:c="15"/>1.32181e-18 <text:s text:c="2"/>netid: c_14102:n</text:p>
      <text:p text:style-name="Standard"><text:s text:c="15"/>2.17057e-18 <text:s text:c="2"/>netid: c_14103:n</text:p>
      <text:p text:style-name="Standard"><text:s text:c="15"/>2.58407e-19 <text:s text:c="2"/>netid: c_13920:n</text:p>
      <text:p text:style-name="Standard"><text:s text:c="15"/>2.18188e-18 <text:s text:c="2"/>netid: XI4/XI0/XI0/MPM1:g</text:p>
      <text:p text:style-name="Standard"><text:s text:c="15"/>1.19478e-18 <text:s text:c="2"/>netid: XI4/XI0/XI0/MPM1:g</text:p>
      <text:p text:style-name="Standard"><text:soft-page-break/><text:s text:c="15"/>3.76103e-19 <text:s text:c="2"/>netid: XI4/XI0/XI0/MPM1:g</text:p>
      <text:p text:style-name="Standard"><text:s text:c="16"/>1.6578e-18 <text:s text:c="2"/>netid: c_13917:n</text:p>
      <text:p text:style-name="Standard"><text:s text:c="15"/>2.28273e-18 <text:s text:c="2"/>netid: c_13919:n</text:p>
      <text:p text:style-name="Standard"><text:s text:c="15"/>2.27148e-18 <text:s text:c="2"/>netid: XI4/XI0/XI0/MPM1:g</text:p>
      <text:p text:style-name="Standard"><text:s text:c="16"/>4.9018e-18 <text:s text:c="2"/>netid: c_14446:p</text:p>
      <text:p text:style-name="Standard"><text:s text:c="16"/>2.0363e-18 <text:s text:c="2"/>netid: c_13918:n</text:p>
      <text:p text:style-name="Standard"><text:s text:c="15"/>3.38668e-18 <text:s text:c="2"/>netid: c_13921:n</text:p>
      <text:p text:style-name="Standard"><text:s text:c="15"/>8.56471e-18 <text:s text:c="2"/>netid: c_14434:p</text:p>
      <text:p text:style-name="Standard"><text:s text:c="15"/>2.24703e-19 <text:s text:c="2"/>netid: c_13917:n</text:p>
      <text:p text:style-name="Standard"><text:s text:c="15"/>1.30292e-17 <text:s text:c="2"/>netid: c_14297:p</text:p>
      <text:p text:style-name="Standard"><text:s text:c="16"/>7.0638e-18 <text:s text:c="2"/>netid: c_13917:n</text:p>
      <text:p text:style-name="Standard"><text:s text:c="16"/>5.2196e-18 <text:s text:c="2"/>netid: c_14102:n</text:p>
      <text:p text:style-name="Standard"><text:s text:c="15"/>2.32259e-18 <text:s text:c="2"/>netid: c_13896:n</text:p>
      <text:p text:style-name="Standard"><text:s text:c="15"/>2.48599e-18 <text:s text:c="2"/>netid: c_13899:n</text:p>
      <text:p text:style-name="Standard"><text:s text:c="15"/>4.52274e-19 <text:s text:c="2"/>netid: c_14041:n</text:p>
      <text:p text:style-name="Standard"><text:s text:c="15"/>2.20988e-18 <text:s text:c="2"/>netid: XI4/XI0/XI1/MPM0:d</text:p>
      <text:p text:style-name="Standard"><text:s text:c="15"/>9.06723e-19 <text:s text:c="2"/>netid: XI4/XI0/XI0/MPM1:g</text:p>
      <text:p text:style-name="Standard"><text:s text:c="16"/>1.2338e-17 <text:s text:c="2"/>netid: c_13913:n</text:p>
      <text:p text:style-name="Standard"><text:s text:c="15"/>3.30734e-18 <text:s text:c="2"/>netid: c_13917:n</text:p>
      <text:p text:style-name="Standard"><text:s text:c="15"/>8.84912e-18 <text:s text:c="2"/>netid: c_14102:n</text:p>
      <text:p text:style-name="Standard"><text:s text:c="15"/>6.37739e-18 <text:s text:c="2"/>netid: c_14103:n</text:p>
      <text:p text:style-name="Standard"><text:s text:c="16"/>1.5701e-17 <text:s text:c="2"/>netid: c_13920:n</text:p>
      <text:p text:style-name="Standard"><text:s text:c="15"/>6.22727e-18 <text:s text:c="2"/>netid: c_14105:n</text:p>
      <text:p text:style-name="Standard"><text:s text:c="15"/>3.80882e-17 <text:s text:c="2"/>netid: c_13921:n</text:p>
      <text:p text:style-name="Standard"><text:s text:c="15"/>5.74018e-18 <text:s text:c="2"/>netid: c_14129:n</text:p>
      <text:p text:style-name="Standard"><text:s text:c="15"/>2.89078e-18 <text:s text:c="2"/>netid: c_14037:n</text:p>
      <text:p text:style-name="Standard"><text:s text:c="15"/>1.27044e-18 <text:s text:c="2"/>netid: XI4/XI0/XI0/MPM1:g</text:p>
      <text:p text:style-name="Standard"><text:s text:c="15"/>7.98595e-19 <text:s text:c="2"/>netid: c_14487:p</text:p>
      <text:p text:style-name="Standard"><text:s text:c="15"/>7.44896e-18 <text:s text:c="2"/>netid: c_14306:p</text:p>
      <text:p text:style-name="Standard"><text:s text:c="16"/>5.4858e-18 <text:s text:c="2"/>netid: XI4/XI0/XI0/MPM1:g</text:p>
      <text:p text:style-name="Standard"><text:s text:c="15"/>1.28899e-17 <text:s text:c="2"/>netid: c_14490:p</text:p>
      <text:p text:style-name="Standard"><text:s text:c="15"/>3.82389e-18 <text:s text:c="2"/>netid: c_13918:n</text:p>
      <text:p text:style-name="Standard"><text:s text:c="15"/>1.70734e-18 <text:s text:c="2"/>netid: c_14436:p</text:p>
      <text:p text:style-name="Standard"><text:s text:c="15"/>3.93129e-19 <text:s text:c="2"/>netid: c_14437:p</text:p>
      <text:p text:style-name="Standard"><text:s text:c="15"/>3.17282e-18 <text:s text:c="2"/>netid: c_14302:p</text:p>
      <text:p text:style-name="Standard"><text:s text:c="15"/>3.81777e-18 <text:s text:c="2"/>netid: XI4/XI0/XI0/MPM1:g</text:p>
      <text:p text:style-name="Standard"><text:s text:c="15"/>8.77227e-19 <text:s text:c="2"/>netid: c_14039:n</text:p>
      <text:p text:style-name="Standard"><text:s text:c="15"/>1.20877e-17 <text:s text:c="2"/>netid: c_14302:p</text:p>
      <text:p text:style-name="Standard"><text:s text:c="15"/>1.08154e-17 <text:s text:c="2"/>netid: XI4/XI0/XI0/MPM1:g</text:p>
      <text:p text:style-name="Standard"><text:s text:c="15"/>3.05878e-18 <text:s text:c="2"/>netid: XI4/XI0/XI0/MPM1:g</text:p>
      <text:p text:style-name="Standard"><text:s text:c="15"/>2.52484e-19 <text:s text:c="2"/>netid: c_14436:p</text:p>
      <text:p text:style-name="Standard"><text:s text:c="15"/>4.13375e-18 <text:s text:c="2"/>netid: c_13917:n</text:p>
      <text:p text:style-name="Standard"><text:s text:c="15"/>2.67918e-18 <text:s text:c="2"/>netid: c_13918:n</text:p>
      <text:p text:style-name="Standard"><text:s text:c="17"/>4.407e-18 <text:s text:c="2"/>netid: c_13921:n</text:p>
      <text:p text:style-name="Standard"><text:s text:c="15"/>2.65485e-19 <text:s text:c="2"/>netid: c_14042:n</text:p>
      <text:p text:style-name="Standard"><text:s text:c="15"/>4.20001e-19 <text:s text:c="2"/>netid: c_13999:n</text:p>
      <text:p text:style-name="Standard"><text:s text:c="15"/>1.02694e-18 <text:s text:c="2"/>netid: c_13999:n</text:p>
      <text:p text:style-name="Standard"><text:s text:c="15"/>1.06747e-18 <text:s text:c="2"/>netid: c_13999:n</text:p>
      <text:p text:style-name="Standard"><text:s text:c="15"/>1.08276e-18 <text:s text:c="2"/>netid: c_13999:n</text:p>
      <text:p text:style-name="Standard"><text:s text:c="15"/>1.26105e-18 <text:s text:c="2"/>netid: XI4/XI0/XI0/MPM1:g</text:p>
      <text:p text:style-name="Standard"><text:s text:c="15"/>4.53562e-19 <text:s text:c="2"/>netid: XI4/XI0/XI0/MPM1:g</text:p>
      <text:p text:style-name="Standard"><text:s text:c="15"/>5.92901e-19 <text:s text:c="2"/>netid: c_14039:n</text:p>
      <text:p text:style-name="Standard"><text:soft-page-break/><text:s text:c="15"/>2.04695e-18 <text:s text:c="2"/>netid: c_16440:p</text:p>
      <text:p text:style-name="Standard"><text:s text:c="16"/>2.5555e-19 <text:s text:c="2"/>netid: c_15718:n</text:p>
      <text:p text:style-name="Standard"><text:s text:c="15"/>1.10179e-18 <text:s text:c="2"/>netid: c_16233:n</text:p>
      <text:p text:style-name="Standard"><text:s text:c="15"/>1.03987e-18 <text:s text:c="2"/>netid: c_15718:n</text:p>
      <text:p text:style-name="Standard"><text:s text:c="15"/>2.20819e-18 <text:s text:c="2"/>netid: c_16234:n</text:p>
      <text:p text:style-name="Standard"><text:s text:c="15"/>3.44275e-18 <text:s text:c="2"/>netid: c_16445:p</text:p>
      <text:p text:style-name="Standard"><text:s text:c="15"/>1.45837e-18 <text:s text:c="2"/>netid: c_16440:p</text:p>
      <text:p text:style-name="Standard"><text:s text:c="15"/>8.09373e-19 <text:s text:c="2"/>netid: c_16233:n</text:p>
      <text:p text:style-name="Standard"><text:s text:c="15"/>1.86089e-18 <text:s text:c="2"/>netid: c_16234:n</text:p>
      <text:p text:style-name="Standard"><text:s text:c="15"/>5.31765e-18 <text:s text:c="2"/>netid: c_16097:n</text:p>
      <text:p text:style-name="Standard"><text:s text:c="15"/>1.13971e-18 <text:s text:c="2"/>netid: XI4/XI0/XI0/MNM0:s</text:p>
      <text:p text:style-name="Standard"><text:s text:c="16"/>1.0126e-18 <text:s text:c="2"/>netid: c_16451:p</text:p>
      <text:p text:style-name="Standard"><text:s text:c="15"/>2.24164e-19 <text:s text:c="2"/>netid: c_16208:n</text:p>
      <text:p text:style-name="Standard"><text:s text:c="15"/>4.37358e-18 <text:s text:c="2"/>netid: c_15721:n</text:p>
      <text:p text:style-name="Standard"><text:s text:c="15"/>2.26045e-18 <text:s text:c="2"/>netid: c_16102:n</text:p>
      <text:p text:style-name="Standard"><text:s text:c="15"/>2.68741e-18 <text:s text:c="2"/>netid: c_16208:n</text:p>
      <text:p text:style-name="Standard"><text:s text:c="15"/>1.03353e-18 <text:s text:c="2"/>netid: c_16208:n</text:p>
      <text:p text:style-name="Standard"><text:s text:c="15"/>2.33702e-18 <text:s text:c="2"/>netid: c_16099:n</text:p>
      <text:p text:style-name="Standard"><text:s text:c="15"/>2.98662e-19 <text:s text:c="2"/>netid: c_15721:n</text:p>
      <text:p text:style-name="Standard"><text:s text:c="15"/>9.70482e-19 <text:s text:c="2"/>netid: c_16208:n</text:p>
      <text:p text:style-name="Standard"><text:s text:c="16"/>4.2978e-19 <text:s text:c="2"/>netid: c_16208:n</text:p>
      <text:p text:style-name="Standard"><text:s text:c="15"/>4.42187e-18 <text:s text:c="2"/>netid: c_15718:n</text:p>
      <text:p text:style-name="Standard"><text:s text:c="15"/>6.08007e-18 <text:s text:c="2"/>netid: c_16234:n</text:p>
      <text:p text:style-name="Standard"><text:s text:c="15"/>2.68643e-18 <text:s text:c="2"/>netid: c_15718:n</text:p>
      <text:p text:style-name="Standard"><text:s text:c="15"/>6.94419e-19 <text:s text:c="2"/>netid: c_15727:n</text:p>
      <text:p text:style-name="Standard"><text:s text:c="15"/>8.71239e-18 <text:s text:c="2"/>netid: c_16234:n</text:p>
      <text:p text:style-name="Standard"><text:s text:c="15"/>2.68643e-18 <text:s text:c="2"/>netid: c_16466:p</text:p>
      <text:p text:style-name="Standard"><text:s text:c="15"/>3.14082e-18 <text:s text:c="2"/>netid: c_15720:n</text:p>
      <text:p text:style-name="Standard"><text:s text:c="15"/>5.43267e-19 <text:s text:c="2"/>netid: c_16445:p</text:p>
      <text:p text:style-name="Standard"><text:s text:c="15"/>5.86129e-19 <text:s text:c="2"/>netid: c_15713:n</text:p>
      <text:p text:style-name="Standard"><text:s text:c="15"/>1.39994e-18 <text:s text:c="2"/>netid: c_16440:p</text:p>
      <text:p text:style-name="Standard"><text:s text:c="15"/>1.81046e-18 <text:s text:c="2"/>netid: c_16445:p</text:p>
      <text:p text:style-name="Standard"><text:s text:c="15"/>1.71459e-18 <text:s text:c="2"/>netid: c_16206:n</text:p>
      <text:p text:style-name="Standard"><text:s text:c="15"/>4.10904e-18 <text:s text:c="2"/>netid: c_16233:n</text:p>
      <text:p text:style-name="Standard"><text:s text:c="15"/>1.34579e-17 <text:s text:c="2"/>netid: c_16234:n</text:p>
      <text:p text:style-name="Standard"><text:s text:c="15"/>2.85955e-18 <text:s text:c="2"/>netid: c_15720:n</text:p>
      <text:p text:style-name="Standard"><text:s text:c="15"/>6.41364e-19 <text:s text:c="2"/>netid: c_15721:n</text:p>
      <text:p text:style-name="Standard"><text:s text:c="15"/>9.13782e-18 <text:s text:c="2"/>netid: c_16477:p</text:p>
      <text:p text:style-name="Standard"><text:s text:c="15"/>4.13341e-18 <text:s text:c="2"/>netid: XI3/XI0/MNM0:b</text:p>
      <text:p text:style-name="Standard"><text:s text:c="15"/>9.88058e-18 <text:s text:c="2"/>netid: c_15720:n</text:p>
      <text:p text:style-name="Standard"><text:s text:c="15"/>2.34771e-19 <text:s text:c="2"/>netid: c_15721:n</text:p>
      <text:p text:style-name="Standard"><text:s text:c="15"/>2.63128e-18 <text:s text:c="2"/>netid: c_16477:p</text:p>
      <text:p text:style-name="Standard"><text:s text:c="15"/>1.76255e-18 <text:s text:c="2"/>netid: c_15720:n</text:p>
      <text:p text:style-name="Standard"><text:s text:c="15"/>1.46351e-18 <text:s text:c="2"/>netid: c_16483:p</text:p>
      <text:p text:style-name="Standard"><text:s text:c="16"/>1.5075e-18 <text:s text:c="2"/>netid: c_16484:p</text:p>
      <text:p text:style-name="Standard"><text:s text:c="15"/>1.77204e-18 <text:s text:c="2"/>netid: c_16097:n</text:p>
      <text:p text:style-name="Standard"><text:s text:c="15"/>8.30359e-19 <text:s text:c="2"/>netid: c_16451:p</text:p>
      <text:p text:style-name="Standard"><text:s text:c="15"/>1.43906e-17 <text:s text:c="2"/>netid: c_15720:n</text:p>
      <text:p text:style-name="Standard"><text:s text:c="15"/>1.31375e-17 <text:s text:c="2"/>netid: c_16483:p</text:p>
      <text:p text:style-name="Standard"><text:s text:c="15"/>4.97705e-18 <text:s text:c="2"/>netid: c_16451:p</text:p>
      <text:p text:style-name="Standard"><text:s text:c="15"/>2.12401e-19 <text:s text:c="2"/>netid: c_15727:n</text:p>
      <text:p text:style-name="Standard"><text:s text:c="15"/>2.94901e-18 <text:s text:c="2"/>netid: c_16234:n</text:p>
      <text:p text:style-name="Standard"><text:soft-page-break/><text:s text:c="15"/>1.21697e-18 <text:s text:c="2"/>netid: c_15718:n</text:p>
      <text:p text:style-name="Standard"><text:s text:c="15"/>5.31829e-19 <text:s text:c="2"/>netid: c_15727:n</text:p>
      <text:p text:style-name="Standard"><text:s text:c="15"/>1.93069e-17 <text:s text:c="2"/>netid: c_16234:n</text:p>
      <text:p text:style-name="Standard"><text:s text:c="15"/>1.43026e-17 <text:s text:c="2"/>netid: c_15718:n</text:p>
      <text:p text:style-name="Standard"><text:s text:c="15"/>1.44562e-17 <text:s text:c="2"/>netid: c_15719:n</text:p>
      <text:p text:style-name="Standard"><text:s text:c="15"/>4.80341e-18 <text:s text:c="2"/>netid: c_16497:p</text:p>
      <text:p text:style-name="Standard"><text:s text:c="15"/>4.29699e-17 <text:s text:c="2"/>netid: c_16498:p</text:p>
      <text:p text:style-name="Standard"><text:s text:c="15"/>4.80341e-18 <text:s text:c="2"/>netid: c_16499:p</text:p>
      <text:p text:style-name="Standard"><text:s text:c="15"/>4.85806e-17 <text:s text:c="2"/>netid: c_16500:p</text:p>
      <text:p text:style-name="Standard"><text:s text:c="15"/>1.54591e-17 <text:s text:c="2"/>netid: c_15722:n</text:p>
      <text:p text:style-name="Standard"><text:s text:c="15"/>1.52177e-17 <text:s text:c="2"/>netid: c_15723:n</text:p>
      <text:p text:style-name="Standard"><text:s text:c="15"/>1.16251e-18 <text:s text:c="2"/>netid: c_16118:n</text:p>
      <text:p text:style-name="Standard"><text:s text:c="15"/>5.39374e-18 <text:s text:c="2"/>netid: c_16121:n</text:p>
      <text:p text:style-name="Standard"><text:s text:c="15"/>1.16556e-17 <text:s text:c="2"/>netid: c_16505:p</text:p>
      <text:p text:style-name="Standard"><text:s text:c="15"/>1.30771e-17 <text:s text:c="2"/>netid: c_16506:p</text:p>
      <text:p text:style-name="Standard"><text:s text:c="15"/>2.35755e-17 <text:s text:c="2"/>netid: c_16507:p</text:p>
      <text:p text:style-name="Standard"><text:s text:c="15"/>4.15675e-17 <text:s text:c="2"/>netid: c_16508:p</text:p>
      <text:p text:style-name="Standard"><text:s text:c="16"/>3.7441e-17 <text:s text:c="2"/>netid: c_16509:p</text:p>
      <text:p text:style-name="Standard"><text:s text:c="15"/>1.05612e-17 <text:s text:c="2"/>netid: c_16510:p</text:p>
      <text:p text:style-name="Standard"><text:s text:c="15"/>4.13774e-18 <text:s text:c="2"/>netid: c_16511:p</text:p>
      <text:p text:style-name="Standard"><text:s text:c="15"/>1.48875e-17 <text:s text:c="2"/>netid: c_16484:p</text:p>
      <text:p text:style-name="Standard"><text:s text:c="15"/>2.89257e-18 <text:s text:c="2"/>netid: c_16477:p</text:p>
      <text:p text:style-name="Standard"><text:s text:c="15"/>8.12377e-19 <text:s text:c="2"/>netid: c_761:n</text:p>
      <text:p text:style-name="Standard"><text:s text:c="15"/>3.06962e-19 <text:s text:c="2"/>netid: c_848:n</text:p>
      <text:p text:style-name="Standard"><text:s text:c="15"/>1.35028e-18 <text:s text:c="2"/>netid: c_761:n</text:p>
      <text:p text:style-name="Standard"><text:s text:c="15"/>7.95595e-19 <text:s text:c="2"/>netid: c_761:n</text:p>
      <text:p text:style-name="Standard"><text:s text:c="15"/>8.88147e-19 <text:s text:c="2"/>netid: XI4/XI1/XI1/MNM0:g</text:p>
      <text:p text:style-name="Standard"><text:s text:c="16"/>2.1889e-18 <text:s text:c="2"/>netid: c_879:n</text:p>
      <text:p text:style-name="Standard"><text:s text:c="15"/>9.32072e-19 <text:s text:c="2"/>netid: XI4/XI2/MNM0:g</text:p>
      <text:p text:style-name="Standard"><text:s text:c="15"/>3.51193e-19 <text:s text:c="2"/>netid: c_1194:n</text:p>
      <text:p text:style-name="Standard"><text:s text:c="15"/>7.18594e-19 <text:s text:c="2"/>netid: c_1257:n</text:p>
      <text:p text:style-name="Standard"><text:s text:c="15"/>4.12104e-19 <text:s text:c="2"/>netid: c_1224:n</text:p>
      <text:p text:style-name="Standard"><text:s text:c="15"/>8.60133e-18 <text:s text:c="2"/>netid: c_1255:n</text:p>
      <text:p text:style-name="Standard"><text:s text:c="15"/>4.18038e-18 <text:s text:c="2"/>netid: c_1257:n</text:p>
      <text:p text:style-name="Standard"><text:s text:c="15"/>2.75431e-18 <text:s text:c="2"/>netid: c_1224:n</text:p>
      <text:p text:style-name="Standard"><text:s text:c="15"/>1.03656e-17 <text:s text:c="2"/>netid: c_1149:n</text:p>
      <text:p text:style-name="Standard"><text:s text:c="15"/>7.09867e-18 <text:s text:c="2"/>netid: c_1195:n</text:p>
      <text:p text:style-name="Standard"><text:s text:c="15"/>2.52661e-18 <text:s text:c="2"/>netid: c_1255:n</text:p>
      <text:p text:style-name="Standard"><text:s text:c="15"/>2.34827e-18 <text:s text:c="2"/>netid: c_1257:n</text:p>
      <text:p text:style-name="Standard"><text:s text:c="16"/>1.1341e-18 <text:s text:c="2"/>netid: c_1224:n</text:p>
      <text:p text:style-name="Standard"><text:s text:c="15"/>3.44573e-18 <text:s text:c="2"/>netid: c_1256:n</text:p>
      <text:p text:style-name="Standard"><text:s text:c="15"/>5.52565e-18 <text:s text:c="2"/>netid: c_1304:n</text:p>
      <text:p text:style-name="Standard"><text:s text:c="15"/>5.81608e-18 <text:s text:c="2"/>netid: XI4/XI1/XI1/MPM1:g</text:p>
      <text:p text:style-name="Standard"><text:s text:c="15"/>6.25651e-18 <text:s text:c="2"/>netid: c_1226:n</text:p>
      <text:p text:style-name="Standard"><text:s text:c="15"/>6.65434e-18 <text:s text:c="2"/>netid: c_1257:n</text:p>
      <text:p text:style-name="Standard"><text:s text:c="15"/>1.82311e-16 <text:s text:c="2"/>netid: c_1224:n</text:p>
      <text:p text:style-name="Standard"><text:s text:c="15"/>6.33448e-19 <text:s text:c="2"/>netid: XI4/NET34</text:p>
      <text:p text:style-name="Standard"><text:s text:c="15"/>5.17141e-18 <text:s text:c="2"/>netid: XI4/NET34</text:p>
      <text:p text:style-name="Standard"><text:s text:c="15"/>2.71107e-19 <text:s text:c="2"/>netid: XI4/XI1/XI0/MPM1:g</text:p>
      <text:p text:style-name="Standard"><text:s text:c="15"/>5.91179e-19 <text:s text:c="2"/>netid: c_1505:n</text:p>
      <text:p text:style-name="Standard"><text:s text:c="15"/>4.11114e-19 <text:s text:c="2"/>netid: XI4/NET28</text:p>
      <text:p text:style-name="Standard"><text:s text:c="15"/>5.06137e-18 <text:s text:c="2"/>netid: c_1613:n</text:p>
      <text:p text:style-name="Standard"><text:soft-page-break/><text:s text:c="15"/>5.70604e-18 <text:s text:c="2"/>netid: XI4/XI1/XI0/MPM1:g</text:p>
      <text:p text:style-name="Standard"><text:s text:c="15"/>2.22501e-18 <text:s text:c="2"/>netid: c_1607:n</text:p>
      <text:p text:style-name="Standard"><text:s text:c="15"/>1.16895e-18 <text:s text:c="2"/>netid: c_1503:n</text:p>
      <text:p text:style-name="Standard"><text:s text:c="15"/>1.95314e-18 <text:s text:c="2"/>netid: c_1504:n</text:p>
      <text:p text:style-name="Standard"><text:s text:c="15"/>1.47311e-18 <text:s text:c="2"/>netid: c_1521:n</text:p>
      <text:p text:style-name="Standard"><text:s text:c="15"/>2.01134e-18 <text:s text:c="2"/>netid: c_1526:n</text:p>
      <text:p text:style-name="Standard"><text:s text:c="15"/>5.65744e-18 <text:s text:c="2"/>netid: c_1625:n</text:p>
      <text:p text:style-name="Standard"><text:s text:c="15"/>6.13334e-18 <text:s text:c="2"/>netid: XI4/XI3/MPM1:g</text:p>
      <text:p text:style-name="Standard"><text:s text:c="15"/>3.11805e-18 <text:s text:c="2"/>netid: c_1584:n</text:p>
      <text:p text:style-name="Standard"><text:s text:c="15"/>1.45822e-16 <text:s text:c="2"/>netid: c_1500:n</text:p>
      <text:p text:style-name="Standard"><text:s text:c="15"/>5.23378e-18 <text:s text:c="2"/>netid: c_1595:n</text:p>
      <text:p text:style-name="Standard"><text:s text:c="15"/>2.32134e-18 <text:s text:c="2"/>netid: c_1505:n</text:p>
      <text:p text:style-name="Standard"><text:s text:c="15"/>1.07978e-18 <text:s text:c="2"/>netid: c_1505:n</text:p>
      <text:p text:style-name="Standard"><text:s text:c="15"/>8.51679e-19 <text:s text:c="2"/>netid: c_1973:n</text:p>
      <text:p text:style-name="Standard"><text:s text:c="15"/>4.87649e-17 <text:s text:c="2"/>netid: XI4/XI0/XI1/MPM1:g</text:p>
      <text:p text:style-name="Standard"><text:s text:c="15"/>7.36771e-19 <text:s text:c="2"/>netid: c_1973:n</text:p>
      <text:p text:style-name="Standard"><text:s text:c="15"/>2.79711e-19 <text:s text:c="2"/>netid: XI4/XI0/XI1/MPM1:g</text:p>
      <text:p text:style-name="Standard"><text:s text:c="15"/>2.55569e-19 <text:s text:c="2"/>netid: c_1973:n</text:p>
      <text:p text:style-name="Standard"><text:s text:c="15"/>1.42551e-18 <text:s text:c="2"/>netid: c_1973:n</text:p>
      <text:p text:style-name="Standard"><text:s text:c="15"/>4.43074e-18 <text:s text:c="2"/>netid: c_1973:n</text:p>
      <text:p text:style-name="Standard"><text:s text:c="15"/>8.72547e-19 <text:s text:c="2"/>netid: c_1973:n</text:p>
      <text:p text:style-name="Standard"><text:s text:c="16"/>2.7171e-18 <text:s text:c="2"/>netid: XI4/XI0/XI1/MPM1:g</text:p>
      <text:p text:style-name="Standard"><text:s text:c="15"/>2.32903e-19 <text:s text:c="2"/>netid: c_1952:n</text:p>
      <text:p text:style-name="Standard"><text:s text:c="15"/>9.82287e-18 <text:s text:c="2"/>netid: c_1973:n</text:p>
      <text:p text:style-name="Standard"><text:s text:c="15"/>1.86121e-18 <text:s text:c="2"/>netid: c_1973:n</text:p>
      <text:p text:style-name="Standard"><text:s text:c="15"/>9.01264e-19 <text:s text:c="2"/>netid: c_1973:n</text:p>
      <text:p text:style-name="Standard"><text:s text:c="15"/>3.46282e-17 <text:s text:c="2"/>netid: c_1973:n</text:p>
      <text:p text:style-name="Standard"><text:s text:c="15"/>5.62865e-18 <text:s text:c="2"/>netid: c_1973:n</text:p>
      <text:p text:style-name="Standard"><text:s text:c="16"/>8.1642e-18 <text:s text:c="2"/>netid: c_1973:n</text:p>
      <text:p text:style-name="Standard"><text:s text:c="15"/>7.89059e-18 <text:s text:c="2"/>netid: c_1973:n</text:p>
      <text:p text:style-name="Standard"><text:s text:c="15"/>9.22854e-18 <text:s text:c="2"/>netid: c_1973:n</text:p>
      <text:p text:style-name="Standard"><text:s text:c="15"/>1.37554e-18 <text:s text:c="2"/>netid: c_1973:n</text:p>
      <text:p text:style-name="Standard"><text:s text:c="15"/>2.39491e-18 <text:s text:c="2"/>netid: c_1969:n</text:p>
      <text:p text:style-name="Standard"><text:s text:c="15"/>1.16308e-17 <text:s text:c="2"/>netid: c_1973:n</text:p>
      <text:p text:style-name="Standard"><text:s text:c="15"/>5.42469e-18 <text:s text:c="2"/>netid: c_2300:n</text:p>
      <text:p text:style-name="Standard"><text:s text:c="15"/>9.89304e-19 <text:s text:c="2"/>netid: XI4/XI3/MNM0:g</text:p>
      <text:p text:style-name="Standard"><text:s text:c="15"/>2.52023e-18 <text:s text:c="2"/>netid: c_2205:n</text:p>
      <text:p text:style-name="Standard"><text:s text:c="15"/>7.78973e-19 <text:s text:c="2"/>netid: c_2338:n</text:p>
      <text:p text:style-name="Standard"><text:s text:c="15"/>6.10327e-18 <text:s text:c="2"/>netid: XI4/XI2/MPM1:g</text:p>
      <text:p text:style-name="Standard"><text:s text:c="15"/>1.42461e-18 <text:s text:c="2"/>netid: c_2254:n</text:p>
      <text:p text:style-name="Standard"><text:s text:c="15"/>1.96666e-18 <text:s text:c="2"/>netid: c_2253:n</text:p>
      <text:p text:style-name="Standard"><text:s text:c="15"/>1.15852e-17 <text:s text:c="2"/>netid: c_2226:n</text:p>
      <text:p text:style-name="Standard"><text:s text:c="15"/>3.04862e-18 <text:s text:c="2"/>netid: c_2229:n</text:p>
      <text:p text:style-name="Standard"><text:s text:c="15"/>2.00313e-18 <text:s text:c="2"/>netid: c_2285:n</text:p>
      <text:p text:style-name="Standard"><text:s text:c="15"/>1.67951e-17 <text:s text:c="2"/>netid: c_2244:n</text:p>
      <text:p text:style-name="Standard"><text:s text:c="15"/>2.45799e-18 <text:s text:c="2"/>netid: c_2264:n</text:p>
      <text:p text:style-name="Standard"><text:s text:c="15"/>1.06567e-18 <text:s text:c="2"/>netid: c_2287:n</text:p>
      <text:p text:style-name="Standard"><text:s text:c="15"/>1.05452e-18 <text:s text:c="2"/>netid: c_2501:n</text:p>
      <text:p text:style-name="Standard"><text:s text:c="15"/>1.90128e-18 <text:s text:c="2"/>netid: c_2510:n</text:p>
      <text:p text:style-name="Standard"><text:s text:c="15"/>1.83841e-18 <text:s text:c="2"/>netid: XI4/XI1/XI0/MNM0:g</text:p>
      <text:p text:style-name="Standard"><text:s text:c="15"/>1.25575e-18 <text:s text:c="2"/>netid: c_2600:n</text:p>
      <text:p text:style-name="Standard"><text:s text:c="15"/>1.11307e-18 <text:s text:c="2"/>netid: c_2601:n</text:p>
      <text:p text:style-name="Standard"><text:soft-page-break/><text:s text:c="15"/>1.35002e-18 <text:s text:c="2"/>netid: c_2632:n</text:p>
      <text:p text:style-name="Standard"><text:s text:c="15"/>4.42242e-18 <text:s text:c="2"/>netid: c_2603:n</text:p>
      <text:p text:style-name="Standard"><text:s text:c="15"/>5.22901e-18 <text:s text:c="2"/>netid: c_2516:n</text:p>
      <text:p text:style-name="Standard"><text:s text:c="16"/>8.5793e-19 <text:s text:c="2"/>netid: c_2586:n</text:p>
      <text:p text:style-name="Standard"><text:s text:c="15"/>1.68388e-18 <text:s text:c="2"/>netid: XI4/NET24</text:p>
      <text:p text:style-name="Standard"><text:s text:c="15"/>2.55018e-18 <text:s text:c="2"/>netid: c_2516:n</text:p>
      <text:p text:style-name="Standard"><text:s text:c="15"/>6.81891e-19 <text:s text:c="2"/>netid: c_2543:n</text:p>
      <text:p text:style-name="Standard"><text:s text:c="15"/>1.16634e-18 <text:s text:c="2"/>netid: c_2639:n</text:p>
      <text:p text:style-name="Standard"><text:s text:c="15"/>4.54178e-19 <text:s text:c="2"/>netid: XI4/XI1/XI0/MNM0:g</text:p>
      <text:p text:style-name="Standard"><text:s text:c="15"/>5.14877e-18 <text:s text:c="2"/>netid: c_2603:n</text:p>
      <text:p text:style-name="Standard"><text:s text:c="15"/>1.00777e-17 <text:s text:c="2"/>netid: c_2642:n</text:p>
      <text:p text:style-name="Standard"><text:s text:c="15"/>3.75017e-18 <text:s text:c="2"/>netid: c_2603:n</text:p>
      <text:p text:style-name="Standard"><text:s text:c="15"/>1.73547e-18 <text:s text:c="2"/>netid: c_2516:n</text:p>
      <text:p text:style-name="Standard"><text:s text:c="15"/>2.14831e-18 <text:s text:c="2"/>netid: c_2516:n</text:p>
      <text:p text:style-name="Standard"><text:s text:c="15"/>2.71776e-18 <text:s text:c="2"/>netid: c_2543:n</text:p>
      <text:p text:style-name="Standard"><text:s text:c="15"/>4.46532e-18 <text:s text:c="2"/>netid: c_2603:n</text:p>
      <text:p text:style-name="Standard"><text:s text:c="15"/>3.17232e-19 <text:s text:c="2"/>netid: c_2639:n</text:p>
      <text:p text:style-name="Standard"><text:s text:c="15"/>1.49979e-18 <text:s text:c="2"/>netid: c_2501:n</text:p>
      <text:p text:style-name="Standard"><text:s text:c="15"/>1.39327e-17 <text:s text:c="2"/>netid: c_2603:n</text:p>
      <text:p text:style-name="Standard"><text:s text:c="15"/>4.39986e-18 <text:s text:c="2"/>netid: c_2516:n</text:p>
      <text:p text:style-name="Standard"><text:s text:c="15"/>1.89003e-18 <text:s text:c="2"/>netid: c_2543:n</text:p>
      <text:p text:style-name="Standard"><text:s text:c="15"/>2.30848e-18 <text:s text:c="2"/>netid: c_2642:n</text:p>
      <text:p text:style-name="Standard"><text:s text:c="15"/>7.04998e-19 <text:s text:c="2"/>netid: c_2517:n</text:p>
      <text:p text:style-name="Standard"><text:s text:c="15"/>1.38162e-18 <text:s text:c="2"/>netid: c_2503:n</text:p>
      <text:p text:style-name="Standard"><text:s text:c="16"/>1.2316e-17 <text:s text:c="2"/>netid: c_2518:n</text:p>
      <text:p text:style-name="Standard"><text:s text:c="16"/>9.8338e-18 <text:s text:c="2"/>netid: c_2563:n</text:p>
      <text:p text:style-name="Standard"><text:s text:c="17"/>1.316e-17 <text:s text:c="2"/>netid: c_2586:n</text:p>
      <text:p text:style-name="Standard"><text:s text:c="15"/>8.53804e-19 <text:s text:c="2"/>netid: c_2603:n</text:p>
      <text:p text:style-name="Standard"><text:s text:c="15"/>2.10168e-18 <text:s text:c="2"/>netid: c_2600:n</text:p>
      <text:p text:style-name="Standard"><text:s text:c="15"/>8.57653e-19 <text:s text:c="2"/>netid: c_2601:n</text:p>
      <text:p text:style-name="Standard"><text:s text:c="15"/>1.49762e-18 <text:s text:c="2"/>netid: c_2625:n</text:p>
      <text:p text:style-name="Standard"><text:s text:c="15"/>9.01751e-19 <text:s text:c="2"/>netid: XI4/XI1/XI0/MNM0:g</text:p>
      <text:p text:style-name="Standard"><text:s text:c="15"/>8.11195e-19 <text:s text:c="2"/>netid: c_2600:n</text:p>
      <text:p text:style-name="Standard"><text:s text:c="15"/>2.12075e-19 <text:s text:c="2"/>netid: c_2601:n</text:p>
      <text:p text:style-name="Standard"><text:s text:c="15"/>2.11519e-19 <text:s text:c="2"/>netid: c_2529:n</text:p>
      <text:p text:style-name="Standard"><text:s text:c="15"/>2.32375e-18 <text:s text:c="2"/>netid: c_2756:n</text:p>
      <text:p text:style-name="Standard"><text:s text:c="15"/>2.19459e-18 <text:s text:c="2"/>netid: XI4/XI0/XI0/MNM0:g</text:p>
      <text:p text:style-name="Standard"><text:s text:c="16"/>3.4784e-18 <text:s text:c="2"/>netid: c_2755:n</text:p>
      <text:p text:style-name="Standard"><text:s text:c="15"/>1.31373e-17 <text:s text:c="2"/>netid: c_2829:n</text:p>
      <text:p text:style-name="Standard"><text:s text:c="15"/>2.13348e-18 <text:s text:c="2"/>netid: c_2756:n</text:p>
      <text:p text:style-name="Standard"><text:s text:c="15"/>2.58125e-18 <text:s text:c="2"/>netid: c_2756:n</text:p>
      <text:p text:style-name="Standard"><text:s text:c="15"/>1.22145e-18 <text:s text:c="2"/>netid: c_2756:n</text:p>
      <text:p text:style-name="Standard"><text:s text:c="15"/>4.71791e-18 <text:s text:c="2"/>netid: c_2756:n</text:p>
      <text:p text:style-name="Standard"><text:s text:c="15"/>6.97218e-18 <text:s text:c="2"/>netid: c_2756:n</text:p>
      <text:p text:style-name="Standard"><text:s text:c="15"/>1.05058e-18 <text:s text:c="2"/>netid: XI4/XI0/XI0/MNM0:g</text:p>
      <text:p text:style-name="Standard"><text:s text:c="15"/>7.20498e-18 <text:s text:c="2"/>netid: c_2836:n</text:p>
      <text:p text:style-name="Standard"><text:s text:c="15"/>2.27187e-18 <text:s text:c="2"/>netid: XI4/XI0/XI0/MNM0:g</text:p>
      <text:p text:style-name="Standard"><text:s text:c="15"/>1.37251e-17 <text:s text:c="2"/>netid: c_2756:n</text:p>
      <text:p text:style-name="Standard"><text:s text:c="15"/>1.32102e-18 <text:s text:c="2"/>netid: c_2788:n</text:p>
      <text:p text:style-name="Standard"><text:s text:c="15"/>1.32102e-18 <text:s text:c="2"/>netid: c_2788:n</text:p>
      <text:p text:style-name="Standard"><text:s text:c="15"/>1.32102e-18 <text:s text:c="2"/>netid: c_2788:n</text:p>
      <text:p text:style-name="Standard"><text:s text:c="15"/>4.30379e-19 <text:s text:c="2"/>netid: XI4/XI0/XI0/MNM0:g</text:p>
      <text:p text:style-name="Standard"><text:soft-page-break/><text:s text:c="15"/>3.39787e-18 <text:s text:c="2"/>netid: XI4/XI0/XI0/MNM0:g</text:p>
      <text:p text:style-name="Standard"><text:s text:c="15"/>2.56934e-19 <text:s text:c="2"/>netid: c_2755:n</text:p>
      <text:p text:style-name="Standard"><text:s text:c="15"/>2.33675e-17 <text:s text:c="2"/>netid: c_2756:n</text:p>
      <text:p text:style-name="Standard"><text:s text:c="15"/>7.57945e-19 <text:s text:c="2"/>netid: c_2816:n</text:p>
      <text:p text:style-name="Standard"><text:s text:c="15"/>1.42914e-18 <text:s text:c="2"/>netid: c_2781:n</text:p>
      <text:p text:style-name="Standard"><text:s text:c="15"/>3.64552e-18 <text:s text:c="2"/>netid: c_2829:n</text:p>
      <text:p text:style-name="Standard"><text:s text:c="15"/>2.22117e-18 <text:s text:c="2"/>netid: c_2756:n</text:p>
      <text:p text:style-name="Standard"><text:s text:c="15"/>2.50985e-18 <text:s text:c="2"/>netid: c_2747:n</text:p>
      <text:p text:style-name="Standard"><text:s text:c="15"/>1.05135e-17 <text:s text:c="2"/>netid: c_2829:n</text:p>
      <text:p text:style-name="Standard"><text:s text:c="15"/>6.98433e-18 <text:s text:c="2"/>netid: c_2756:n</text:p>
      <text:p text:style-name="Standard"><text:s text:c="15"/>1.48445e-18 <text:s text:c="2"/>netid: c_2755:n</text:p>
      <text:p text:style-name="Standard"><text:s text:c="15"/>2.90321e-18 <text:s text:c="2"/>netid: c_2829:n</text:p>
      <text:p text:style-name="Standard"><text:s text:c="15"/>6.20006e-18 <text:s text:c="2"/>netid: c_2756:n</text:p>
      <text:p text:style-name="Standard"><text:s text:c="16"/>2.1569e-18 <text:s text:c="2"/>netid: c_2755:n</text:p>
      <text:p text:style-name="Standard"><text:s text:c="16"/>6.3796e-18 <text:s text:c="2"/>netid: c_2756:n</text:p>
      <text:p text:style-name="Standard"><text:s text:c="15"/>1.13668e-18 <text:s text:c="2"/>netid: XI4/XI0/XI0/MNM0:g</text:p>
      <text:p text:style-name="Standard"><text:s text:c="15"/>2.35837e-18 <text:s text:c="2"/>netid: c_2791:n</text:p>
      <text:p text:style-name="Standard"><text:s text:c="15"/>3.42123e-18 <text:s text:c="2"/>netid: c_2788:n</text:p>
      <text:p text:style-name="Standard"><text:s text:c="15"/>1.29197e-18 <text:s text:c="2"/>netid: c_2789:n</text:p>
      <text:p text:style-name="Standard"><text:s text:c="15"/>1.12747e-18 <text:s text:c="2"/>netid: c_2755:n</text:p>
      <text:p text:style-name="Standard"><text:s text:c="15"/>1.89307e-18 <text:s text:c="2"/>netid: c_41:n</text:p>
      <text:p text:style-name="Standard"><text:s text:c="15"/>1.45234e-18 <text:s text:c="2"/>netid: c_62:n</text:p>
      <text:p text:style-name="Standard"><text:s text:c="15"/>6.20121e-18 <text:s text:c="2"/>netid: c_62:n</text:p>
      <text:p text:style-name="Standard"><text:s text:c="15"/>8.38634e-19 <text:s text:c="2"/>netid: XI4/XI6/MNM2:s</text:p>
      <text:p text:style-name="Standard"><text:s text:c="15"/>8.61246e-19 <text:s text:c="2"/>netid: c_288:n</text:p>
      <text:p text:style-name="Standard"><text:s text:c="15"/>8.61246e-19 <text:s text:c="2"/>netid: c_311:n</text:p>
      <text:p text:style-name="Standard"><text:s text:c="15"/>7.18744e-19 <text:s text:c="2"/>netid: c_427:n</text:p>
      <text:p text:style-name="Standard"><text:s text:c="15"/>7.18744e-19 <text:s text:c="2"/>netid: c_448:n</text:p>
      <text:p text:style-name="Standard"><text:s text:c="15"/>1.42512e-17 <text:s text:c="2"/>netid: c_467:n</text:p>
      <text:p text:style-name="Standard"><text:s text:c="15"/>3.30271e-18 <text:s text:c="2"/>netid: XI4/XI0/XI0/MNM1:s</text:p>
      <text:p text:style-name="Standard"><text:s text:c="15"/>3.30271e-18 <text:s text:c="2"/>netid: c_467:n</text:p>
      <text:p text:style-name="Standard"><text:s text:c="15"/>1.55947e-17 <text:s text:c="2"/>netid: XI4/XI0/XI0/MNM1:s</text:p>
      <text:p text:style-name="Standard"><text:s text:c="15"/>8.99985e-19 <text:s text:c="2"/>netid: c_467:n</text:p>
      <text:p text:style-name="Standard"><text:s text:c="15"/>1.66309e-18 <text:s text:c="2"/>netid: c_467:n</text:p>
      <text:p text:style-name="Standard"><text:s text:c="15"/>1.22022e-18 <text:s text:c="2"/>netid: c_467:n</text:p>
      <text:p text:style-name="Standard"><text:s text:c="15"/>1.76023e-18 <text:s text:c="2"/>netid: c_488: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12:11.047860009</meta:creation-date>
    <dc:date>2021-09-17T12:14:19.229457786</dc:date>
    <meta:editing-duration>PT2M8S</meta:editing-duration>
    <meta:editing-cycles>1</meta:editing-cycles>
    <meta:document-statistic meta:table-count="0" meta:image-count="0" meta:object-count="0" meta:page-count="399" meta:paragraph-count="18180" meta:word-count="54454" meta:character-count="1000613" meta:non-whitespace-character-count="653032"/>
    <meta:generator>LibreOffice/6.0.7.3$Linux_X86_64 LibreOffice_project/00m0$Build-3</meta:generator>
  </office:meta>
</office:document-meta>
</file>